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_data" table:style-name="ta1">
        <table:shapes>
          <draw:frame draw:z-index="0" draw:style-name="gr1" draw:text-style-name="P1" svg:width="6.2988in" svg:height="3.5429in" svg:x="13.4441in" svg:y="0.6142in">
            <draw:object draw:notify-on-update-of-ranges="sensor_data.A1:sensor_data.A1000 sensor_data.B1:sensor_data.B1000 sensor_data.C1:sensor_data.C1000 sensor_data.D1:sensor_data.D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49in" svg:x="13.4417in" svg:y="4.2563in">
            <draw:object draw:notify-on-update-of-ranges="sensor_data.F1:sensor_data.F1000 sensor_data.G1:sensor_data.G1000 sensor_data.H1:sensor_data.H1000 sensor_data.I1:sensor_data.I10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1" table:default-cell-style-name="Default"/>
        <table:table-row table:style-name="ro1">
          <table:table-cell office:value-type="float" office:value="12.762809753418" calcext:value-type="float">
            <text:p>12.762809753418</text:p>
          </table:table-cell>
          <table:table-cell office:value-type="float" office:value="1.71262914226278" calcext:value-type="float">
            <text:p>1.71262914226278</text:p>
          </table:table-cell>
          <table:table-cell office:value-type="float" office:value="0.777462959289551" calcext:value-type="float">
            <text:p>0.777462959289551</text:p>
          </table:table-cell>
          <table:table-cell office:value-type="float" office:value="0.083736696009519" calcext:value-type="float">
            <text:p>0.083736696009519</text:p>
          </table:table-cell>
          <table:table-cell/>
          <table:table-cell table:formula="of:=[.A1]*[.$L$1]" office:value-type="float" office:value="12.762809753418" calcext:value-type="float">
            <text:p>12.762809753418</text:p>
          </table:table-cell>
          <table:table-cell table:formula="of:=[.B1] * [.$L$2]" office:value-type="float" office:value="5.68482224407085" calcext:value-type="float">
            <text:p>5.68482224407085</text:p>
          </table:table-cell>
          <table:table-cell table:formula="of:=[.C1] * [.$L$3]" office:value-type="float" office:value="11.5640752695893" calcext:value-type="float">
            <text:p>11.5640752695893</text:p>
          </table:table-cell>
          <table:table-cell table:formula="of:= [.D1]*[.$L$4]" office:value-type="float" office:value="5.61199812227107" calcext:value-type="float">
            <text:p>5.61199812227107</text:p>
          </table:table-cell>
          <table:table-cell/>
          <table:table-cell office:value-type="string" calcext:value-type="string">
            <text:p>Faktor peak for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1:.A1000])/1000" office:value-type="float" office:value="7.53335210180283" calcext:value-type="float">
            <text:p>7.53335210180283</text:p>
          </table:table-cell>
          <table:table-cell table:formula="of:=SUM([.B1:.B1000])/1000" office:value-type="float" office:value="2.26952361825041" calcext:value-type="float">
            <text:p>2.26952361825041</text:p>
          </table:table-cell>
          <table:table-cell table:formula="of:=SUM([.C1:.C1000])/1000" office:value-type="float" office:value="0.506473892801441" calcext:value-type="float">
            <text:p>0.506473892801441</text:p>
          </table:table-cell>
          <table:table-cell table:formula="of:=SUM([.D1:.D1000])/1000" office:value-type="float" office:value="0.112405243397703" calcext:value-type="float">
            <text:p>0.112405243397703</text:p>
          </table:table-cell>
          <table:table-cell/>
          <table:table-cell table:formula="of:=[.N1]*[.$L$1]" office:value-type="float" office:value="7.53335210180283" calcext:value-type="float">
            <text:p>7.53335210180283</text:p>
          </table:table-cell>
          <table:table-cell table:formula="of:=[.O1] * [.$L$2]" office:value-type="float" office:value="7.53335210180282" calcext:value-type="float">
            <text:p>7.53335210180282</text:p>
          </table:table-cell>
          <table:table-cell table:formula="of:=[.P1] * [.$L$3]" office:value-type="float" office:value="7.53335210180283" calcext:value-type="float">
            <text:p>7.53335210180283</text:p>
          </table:table-cell>
          <table:table-cell table:formula="of:= [.Q1]*[.$L$4]" office:value-type="float" office:value="7.53335210180282" calcext:value-type="float">
            <text:p>7.53335210180282</text:p>
          </table:table-cell>
        </table:table-row>
        <table:table-row table:style-name="ro1">
          <table:table-cell office:value-type="float" office:value="30.7202930450439" calcext:value-type="float">
            <text:p>30.7202930450439</text:p>
          </table:table-cell>
          <table:table-cell office:value-type="float" office:value="2.43174736896041" calcext:value-type="float">
            <text:p>2.43174736896041</text:p>
          </table:table-cell>
          <table:table-cell office:value-type="float" office:value="2.26270842552185" calcext:value-type="float">
            <text:p>2.26270842552185</text:p>
          </table:table-cell>
          <table:table-cell office:value-type="float" office:value="0.120714811447578" calcext:value-type="float">
            <text:p>0.120714811447578</text:p>
          </table:table-cell>
          <table:table-cell/>
          <table:table-cell table:formula="of:=[.A2]*[.$L$1]" office:value-type="float" office:value="30.7202930450439" calcext:value-type="float">
            <text:p>30.7202930450439</text:p>
          </table:table-cell>
          <table:table-cell table:formula="of:=[.B2] * [.$L$2]" office:value-type="float" office:value="8.0718301434262" calcext:value-type="float">
            <text:p>8.0718301434262</text:p>
          </table:table-cell>
          <table:table-cell table:formula="of:=[.C2] * [.$L$3]" office:value-type="float" office:value="33.6557905855468" calcext:value-type="float">
            <text:p>33.6557905855468</text:p>
          </table:table-cell>
          <table:table-cell table:formula="of:= [.D2]*[.$L$4]" office:value-type="float" office:value="8.09025585505668" calcext:value-type="float">
            <text:p>8.09025585505668</text:p>
          </table:table-cell>
          <table:table-cell/>
          <table:table-cell office:value-type="string" calcext:value-type="string">
            <text:p>Faktor avg force</text:p>
          </table:table-cell>
          <table:table-cell table:formula="of:=[.N1]/[.O1]" office:value-type="float" office:value="3.31935391252299" calcext:value-type="float">
            <text:p>3.31935391252299</text:p>
          </table:table-cell>
          <table:table-cell office:value-type="float" office:value="3.33" calcext:value-type="float">
            <text:p>3.33</text:p>
          </table:table-cell>
          <table:table-cell table:number-columns-repeated="9"/>
        </table:table-row>
        <table:table-row table:style-name="ro1">
          <table:table-cell office:value-type="float" office:value="10.4704742431641" calcext:value-type="float">
            <text:p>10.4704742431641</text:p>
          </table:table-cell>
          <table:table-cell office:value-type="float" office:value="2.34796367696296" calcext:value-type="float">
            <text:p>2.34796367696296</text:p>
          </table:table-cell>
          <table:table-cell office:value-type="float" office:value="0.794139921665192" calcext:value-type="float">
            <text:p>0.794139921665192</text:p>
          </table:table-cell>
          <table:table-cell office:value-type="float" office:value="0.119636708736307" calcext:value-type="float">
            <text:p>0.119636708736307</text:p>
          </table:table-cell>
          <table:table-cell/>
          <table:table-cell table:formula="of:=[.A3]*[.$L$1]" office:value-type="float" office:value="10.4704742431641" calcext:value-type="float">
            <text:p>10.4704742431641</text:p>
          </table:table-cell>
          <table:table-cell table:formula="of:=[.B3] * [.$L$2]" office:value-type="float" office:value="7.79372241758885" calcext:value-type="float">
            <text:p>7.79372241758885</text:p>
          </table:table-cell>
          <table:table-cell table:formula="of:=[.C3] * [.$L$3]" office:value-type="float" office:value="11.8121303645308" calcext:value-type="float">
            <text:p>11.8121303645308</text:p>
          </table:table-cell>
          <table:table-cell table:formula="of:= [.D3]*[.$L$4]" office:value-type="float" office:value="8.01800186511446" calcext:value-type="float">
            <text:p>8.01800186511446</text:p>
          </table:table-cell>
          <table:table-cell/>
          <table:table-cell office:value-type="string" calcext:value-type="string">
            <text:p>Faktor peak torque</text:p>
          </table:table-cell>
          <table:table-cell table:formula="of:=[.N1]/[.P1]" office:value-type="float" office:value="14.8741173214948" calcext:value-type="float">
            <text:p>14.874117321494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9.58807945251465" calcext:value-type="float">
            <text:p>9.58807945251465</text:p>
          </table:table-cell>
          <table:table-cell office:value-type="float" office:value="2.17978077914446" calcext:value-type="float">
            <text:p>2.17978077914446</text:p>
          </table:table-cell>
          <table:table-cell office:value-type="float" office:value="0.724724054336548" calcext:value-type="float">
            <text:p>0.724724054336548</text:p>
          </table:table-cell>
          <table:table-cell office:value-type="float" office:value="0.11296995436051" calcext:value-type="float">
            <text:p>0.11296995436051</text:p>
          </table:table-cell>
          <table:table-cell/>
          <table:table-cell table:formula="of:=[.A4]*[.$L$1]" office:value-type="float" office:value="9.58807945251465" calcext:value-type="float">
            <text:p>9.58807945251465</text:p>
          </table:table-cell>
          <table:table-cell table:formula="of:=[.B4] * [.$L$2]" office:value-type="float" office:value="7.23546385769556" calcext:value-type="float">
            <text:p>7.23546385769556</text:p>
          </table:table-cell>
          <table:table-cell table:formula="of:=[.C4] * [.$L$3]" office:value-type="float" office:value="10.7796306099112" calcext:value-type="float">
            <text:p>10.7796306099112</text:p>
          </table:table-cell>
          <table:table-cell table:formula="of:= [.D4]*[.$L$4]" office:value-type="float" office:value="7.57119879284656" calcext:value-type="float">
            <text:p>7.57119879284656</text:p>
          </table:table-cell>
          <table:table-cell/>
          <table:table-cell office:value-type="string" calcext:value-type="string">
            <text:p>Faktor avg torque</text:p>
          </table:table-cell>
          <table:table-cell table:formula="of:=[.N1]/[.Q1]" office:value-type="float" office:value="67.0195791058332" calcext:value-type="float">
            <text:p>67.0195791058332</text:p>
          </table:table-cell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59.5761909484863" calcext:value-type="float">
            <text:p>59.5761909484863</text:p>
          </table:table-cell>
          <table:table-cell office:value-type="float" office:value="2.44651743076074" calcext:value-type="float">
            <text:p>2.44651743076074</text:p>
          </table:table-cell>
          <table:table-cell office:value-type="float" office:value="4.27529716491699" calcext:value-type="float">
            <text:p>4.27529716491699</text:p>
          </table:table-cell>
          <table:table-cell office:value-type="float" office:value="0.126387803332928" calcext:value-type="float">
            <text:p>0.126387803332928</text:p>
          </table:table-cell>
          <table:table-cell/>
          <table:table-cell table:formula="of:=[.A5]*[.$L$1]" office:value-type="float" office:value="59.5761909484863" calcext:value-type="float">
            <text:p>59.5761909484863</text:p>
          </table:table-cell>
          <table:table-cell table:formula="of:=[.B5] * [.$L$2]" office:value-type="float" office:value="8.12085720585136" calcext:value-type="float">
            <text:p>8.12085720585136</text:p>
          </table:table-cell>
          <table:table-cell table:formula="of:=[.C5] * [.$L$3]" office:value-type="float" office:value="63.5912716152295" calcext:value-type="float">
            <text:p>63.5912716152295</text:p>
          </table:table-cell>
          <table:table-cell table:formula="of:= [.D5]*[.$L$4]" office:value-type="float" office:value="8.47045738348365" calcext:value-type="float">
            <text:p>8.47045738348365</text:p>
          </table:table-cell>
          <table:table-cell table:number-columns-repeated="13"/>
        </table:table-row>
        <table:table-row table:style-name="ro1">
          <table:table-cell office:value-type="float" office:value="4.24357461929321" calcext:value-type="float">
            <text:p>4.24357461929321</text:p>
          </table:table-cell>
          <table:table-cell office:value-type="float" office:value="2.38228283891151" calcext:value-type="float">
            <text:p>2.38228283891151</text:p>
          </table:table-cell>
          <table:table-cell office:value-type="float" office:value="0.0631544664502144" calcext:value-type="float">
            <text:p>0.063154466450214</text:p>
          </table:table-cell>
          <table:table-cell office:value-type="float" office:value="0.122152811020434" calcext:value-type="float">
            <text:p>0.122152811020434</text:p>
          </table:table-cell>
          <table:table-cell/>
          <table:table-cell table:formula="of:=[.A6]*[.$L$1]" office:value-type="float" office:value="4.24357461929321" calcext:value-type="float">
            <text:p>4.24357461929321</text:p>
          </table:table-cell>
          <table:table-cell table:formula="of:=[.B6] * [.$L$2]" office:value-type="float" office:value="7.90763986207727" calcext:value-type="float">
            <text:p>7.90763986207727</text:p>
          </table:table-cell>
          <table:table-cell table:formula="of:=[.C6] * [.$L$3]" office:value-type="float" office:value="0.939366943356897" calcext:value-type="float">
            <text:p>0.939366943356897</text:p>
          </table:table-cell>
          <table:table-cell table:formula="of:= [.D6]*[.$L$4]" office:value-type="float" office:value="8.18662998118385" calcext:value-type="float">
            <text:p>8.18662998118385</text:p>
          </table:table-cell>
          <table:table-cell table:number-columns-repeated="13"/>
        </table:table-row>
        <table:table-row table:style-name="ro1">
          <table:table-cell office:value-type="float" office:value="61.6955947875977" calcext:value-type="float">
            <text:p>61.6955947875977</text:p>
          </table:table-cell>
          <table:table-cell office:value-type="float" office:value="2.43593034555272" calcext:value-type="float">
            <text:p>2.43593034555272</text:p>
          </table:table-cell>
          <table:table-cell office:value-type="float" office:value="4.32333183288574" calcext:value-type="float">
            <text:p>4.32333183288574</text:p>
          </table:table-cell>
          <table:table-cell office:value-type="float" office:value="0.12675056162185" calcext:value-type="float">
            <text:p>0.12675056162185</text:p>
          </table:table-cell>
          <table:table-cell/>
          <table:table-cell table:formula="of:=[.A7]*[.$L$1]" office:value-type="float" office:value="61.6955947875977" calcext:value-type="float">
            <text:p>61.6955947875977</text:p>
          </table:table-cell>
          <table:table-cell table:formula="of:=[.B7] * [.$L$2]" office:value-type="float" office:value="8.0857149231439" calcext:value-type="float">
            <text:p>8.0857149231439</text:p>
          </table:table-cell>
          <table:table-cell table:formula="of:=[.C7] * [.$L$3]" office:value-type="float" office:value="64.3057449020957" calcext:value-type="float">
            <text:p>64.3057449020957</text:p>
          </table:table-cell>
          <table:table-cell table:formula="of:= [.D7]*[.$L$4]" office:value-type="float" office:value="8.49476929132435" calcext:value-type="float">
            <text:p>8.49476929132435</text:p>
          </table:table-cell>
          <table:table-cell table:number-columns-repeated="13"/>
        </table:table-row>
        <table:table-row table:style-name="ro1">
          <table:table-cell office:value-type="float" office:value="0.980183124542236" calcext:value-type="float">
            <text:p>0.980183124542236</text:p>
          </table:table-cell>
          <table:table-cell office:value-type="float" office:value="2.33201641891637" calcext:value-type="float">
            <text:p>2.33201641891637</text:p>
          </table:table-cell>
          <table:table-cell office:value-type="float" office:value="0.0816496089100838" calcext:value-type="float">
            <text:p>0.081649608910084</text:p>
          </table:table-cell>
          <table:table-cell office:value-type="float" office:value="0.124774949995251" calcext:value-type="float">
            <text:p>0.124774949995251</text:p>
          </table:table-cell>
          <table:table-cell/>
          <table:table-cell table:formula="of:=[.A8]*[.$L$1]" office:value-type="float" office:value="0.980183124542236" calcext:value-type="float">
            <text:p>0.980183124542236</text:p>
          </table:table-cell>
          <table:table-cell table:formula="of:=[.B8] * [.$L$2]" office:value-type="float" office:value="7.74078782419789" calcext:value-type="float">
            <text:p>7.74078782419789</text:p>
          </table:table-cell>
          <table:table-cell table:formula="of:=[.C8] * [.$L$3]" office:value-type="float" office:value="1.21446586218275" calcext:value-type="float">
            <text:p>1.21446586218275</text:p>
          </table:table-cell>
          <table:table-cell table:formula="of:= [.D8]*[.$L$4]" office:value-type="float" office:value="8.3623646316331" calcext:value-type="float">
            <text:p>8.3623646316331</text:p>
          </table:table-cell>
          <table:table-cell table:number-columns-repeated="13"/>
        </table:table-row>
        <table:table-row table:style-name="ro1">
          <table:table-cell office:value-type="float" office:value="1.27345132827759" calcext:value-type="float">
            <text:p>1.27345132827759</text:p>
          </table:table-cell>
          <table:table-cell office:value-type="float" office:value="2.28526935529337" calcext:value-type="float">
            <text:p>2.28526935529337</text:p>
          </table:table-cell>
          <table:table-cell office:value-type="float" office:value="0.0663970038294792" calcext:value-type="float">
            <text:p>0.066397003829479</text:p>
          </table:table-cell>
          <table:table-cell office:value-type="float" office:value="0.123215919581466" calcext:value-type="float">
            <text:p>0.123215919581466</text:p>
          </table:table-cell>
          <table:table-cell/>
          <table:table-cell table:formula="of:=[.A9]*[.$L$1]" office:value-type="float" office:value="1.27345132827759" calcext:value-type="float">
            <text:p>1.27345132827759</text:p>
          </table:table-cell>
          <table:table-cell table:formula="of:=[.B9] * [.$L$2]" office:value-type="float" office:value="7.58561777566193" calcext:value-type="float">
            <text:p>7.58561777566193</text:p>
          </table:table-cell>
          <table:table-cell table:formula="of:=[.C9] * [.$L$3]" office:value-type="float" office:value="0.987596824755414" calcext:value-type="float">
            <text:p>0.987596824755414</text:p>
          </table:table-cell>
          <table:table-cell table:formula="of:= [.D9]*[.$L$4]" office:value-type="float" office:value="8.25787906948803" calcext:value-type="float">
            <text:p>8.25787906948803</text:p>
          </table:table-cell>
          <table:table-cell table:number-columns-repeated="13"/>
        </table:table-row>
        <table:table-row table:style-name="ro1">
          <table:table-cell office:value-type="float" office:value="0.974404394626617" calcext:value-type="float">
            <text:p>0.974404394626617</text:p>
          </table:table-cell>
          <table:table-cell office:value-type="float" office:value="2.25124494915808" calcext:value-type="float">
            <text:p>2.25124494915808</text:p>
          </table:table-cell>
          <table:table-cell office:value-type="float" office:value="0.07679083943367" calcext:value-type="float">
            <text:p>0.07679083943367</text:p>
          </table:table-cell>
          <table:table-cell office:value-type="float" office:value="0.120694750923401" calcext:value-type="float">
            <text:p>0.120694750923401</text:p>
          </table:table-cell>
          <table:table-cell/>
          <table:table-cell table:formula="of:=[.A10]*[.$L$1]" office:value-type="float" office:value="0.974404394626617" calcext:value-type="float">
            <text:p>0.974404394626617</text:p>
          </table:table-cell>
          <table:table-cell table:formula="of:=[.B10] * [.$L$2]" office:value-type="float" office:value="7.47267873003549" calcext:value-type="float">
            <text:p>7.47267873003549</text:p>
          </table:table-cell>
          <table:table-cell table:formula="of:=[.C10] * [.$L$3]" office:value-type="float" office:value="1.14219595495248" calcext:value-type="float">
            <text:p>1.14219595495248</text:p>
          </table:table-cell>
          <table:table-cell table:formula="of:= [.D10]*[.$L$4]" office:value-type="float" office:value="8.08891140716968" calcext:value-type="float">
            <text:p>8.08891140716968</text:p>
          </table:table-cell>
          <table:table-cell table:number-columns-repeated="13"/>
        </table:table-row>
        <table:table-row table:style-name="ro1">
          <table:table-cell office:value-type="float" office:value="55.5045547485352" calcext:value-type="float">
            <text:p>55.5045547485352</text:p>
          </table:table-cell>
          <table:table-cell office:value-type="float" office:value="2.51233761735357" calcext:value-type="float">
            <text:p>2.51233761735357</text:p>
          </table:table-cell>
          <table:table-cell office:value-type="float" office:value="3.38534593582153" calcext:value-type="float">
            <text:p>3.38534593582153</text:p>
          </table:table-cell>
          <table:table-cell office:value-type="float" office:value="0.143221898472059" calcext:value-type="float">
            <text:p>0.143221898472059</text:p>
          </table:table-cell>
          <table:table-cell/>
          <table:table-cell table:formula="of:=[.A11]*[.$L$1]" office:value-type="float" office:value="55.5045547485352" calcext:value-type="float">
            <text:p>55.5045547485352</text:p>
          </table:table-cell>
          <table:table-cell table:formula="of:=[.B11] * [.$L$2]" office:value-type="float" office:value="8.33933769974124" calcext:value-type="float">
            <text:p>8.33933769974124</text:p>
          </table:table-cell>
          <table:table-cell table:formula="of:=[.C11] * [.$L$3]" office:value-type="float" office:value="50.3540326232552" calcext:value-type="float">
            <text:p>50.3540326232552</text:p>
          </table:table-cell>
          <table:table-cell table:formula="of:= [.D11]*[.$L$4]" office:value-type="float" office:value="9.59867135433579" calcext:value-type="float">
            <text:p>9.59867135433579</text:p>
          </table:table-cell>
          <table:table-cell table:number-columns-repeated="13"/>
        </table:table-row>
        <table:table-row table:style-name="ro1">
          <table:table-cell office:value-type="float" office:value="37.2047843933105" calcext:value-type="float">
            <text:p>37.2047843933105</text:p>
          </table:table-cell>
          <table:table-cell office:value-type="float" office:value="2.46719148196135" calcext:value-type="float">
            <text:p>2.46719148196135</text:p>
          </table:table-cell>
          <table:table-cell office:value-type="float" office:value="2.68961262702942" calcext:value-type="float">
            <text:p>2.68961262702942</text:p>
          </table:table-cell>
          <table:table-cell office:value-type="float" office:value="0.138092695094012" calcext:value-type="float">
            <text:p>0.138092695094012</text:p>
          </table:table-cell>
          <table:table-cell/>
          <table:table-cell table:formula="of:=[.A12]*[.$L$1]" office:value-type="float" office:value="37.2047843933105" calcext:value-type="float">
            <text:p>37.2047843933105</text:p>
          </table:table-cell>
          <table:table-cell table:formula="of:=[.B12] * [.$L$2]" office:value-type="float" office:value="8.18948169859178" calcext:value-type="float">
            <text:p>8.18948169859178</text:p>
          </table:table-cell>
          <table:table-cell table:formula="of:=[.C12] * [.$L$3]" office:value-type="float" office:value="40.0056137638095" calcext:value-type="float">
            <text:p>40.0056137638095</text:p>
          </table:table-cell>
          <table:table-cell table:formula="of:= [.D12]*[.$L$4]" office:value-type="float" office:value="9.25491430279086" calcext:value-type="float">
            <text:p>9.25491430279086</text:p>
          </table:table-cell>
          <table:table-cell table:number-columns-repeated="13"/>
        </table:table-row>
        <table:table-row table:style-name="ro1">
          <table:table-cell office:value-type="float" office:value="5.98241806030273" calcext:value-type="float">
            <text:p>5.98241806030273</text:p>
          </table:table-cell>
          <table:table-cell office:value-type="float" office:value="2.27159588954369" calcext:value-type="float">
            <text:p>2.27159588954369</text:p>
          </table:table-cell>
          <table:table-cell office:value-type="float" office:value="0.428201258182526" calcext:value-type="float">
            <text:p>0.428201258182526</text:p>
          </table:table-cell>
          <table:table-cell office:value-type="float" office:value="0.124195691953114" calcext:value-type="float">
            <text:p>0.124195691953114</text:p>
          </table:table-cell>
          <table:table-cell/>
          <table:table-cell table:formula="of:=[.A13]*[.$L$1]" office:value-type="float" office:value="5.98241806030273" calcext:value-type="float">
            <text:p>5.98241806030273</text:p>
          </table:table-cell>
          <table:table-cell table:formula="of:=[.B13] * [.$L$2]" office:value-type="float" office:value="7.54023070362799" calcext:value-type="float">
            <text:p>7.54023070362799</text:p>
          </table:table-cell>
          <table:table-cell table:formula="of:=[.C13] * [.$L$3]" office:value-type="float" office:value="6.36911575141858" calcext:value-type="float">
            <text:p>6.36911575141858</text:p>
          </table:table-cell>
          <table:table-cell table:formula="of:= [.D13]*[.$L$4]" office:value-type="float" office:value="8.32354300145541" calcext:value-type="float">
            <text:p>8.32354300145541</text:p>
          </table:table-cell>
          <table:table-cell table:number-columns-repeated="13"/>
        </table:table-row>
        <table:table-row table:style-name="ro1">
          <table:table-cell office:value-type="float" office:value="47.2595863342285" calcext:value-type="float">
            <text:p>47.2595863342285</text:p>
          </table:table-cell>
          <table:table-cell office:value-type="float" office:value="2.31342494138086" calcext:value-type="float">
            <text:p>2.31342494138086</text:p>
          </table:table-cell>
          <table:table-cell office:value-type="float" office:value="0.067408561706543" calcext:value-type="float">
            <text:p>0.067408561706543</text:p>
          </table:table-cell>
          <table:table-cell office:value-type="float" office:value="0.117385310082104" calcext:value-type="float">
            <text:p>0.117385310082104</text:p>
          </table:table-cell>
          <table:table-cell/>
          <table:table-cell table:formula="of:=[.A14]*[.$L$1]" office:value-type="float" office:value="47.2595863342285" calcext:value-type="float">
            <text:p>47.2595863342285</text:p>
          </table:table-cell>
          <table:table-cell table:formula="of:=[.B14] * [.$L$2]" office:value-type="float" office:value="7.67907613050083" calcext:value-type="float">
            <text:p>7.67907613050083</text:p>
          </table:table-cell>
          <table:table-cell table:formula="of:=[.C14] * [.$L$3]" office:value-type="float" office:value="1.00264285529634" calcext:value-type="float">
            <text:p>1.00264285529634</text:p>
          </table:table-cell>
          <table:table-cell table:formula="of:= [.D14]*[.$L$4]" office:value-type="float" office:value="7.86711407491035" calcext:value-type="float">
            <text:p>7.86711407491035</text:p>
          </table:table-cell>
          <table:table-cell table:number-columns-repeated="13"/>
        </table:table-row>
        <table:table-row table:style-name="ro1">
          <table:table-cell office:value-type="float" office:value="1.09494984149933" calcext:value-type="float">
            <text:p>1.09494984149933</text:p>
          </table:table-cell>
          <table:table-cell office:value-type="float" office:value="2.24893939865631" calcext:value-type="float">
            <text:p>2.24893939865631</text:p>
          </table:table-cell>
          <table:table-cell office:value-type="float" office:value="0.0662096217274666" calcext:value-type="float">
            <text:p>0.066209621727467</text:p>
          </table:table-cell>
          <table:table-cell office:value-type="float" office:value="0.114582983795692" calcext:value-type="float">
            <text:p>0.114582983795692</text:p>
          </table:table-cell>
          <table:table-cell/>
          <table:table-cell table:formula="of:=[.A15]*[.$L$1]" office:value-type="float" office:value="1.09494984149933" calcext:value-type="float">
            <text:p>1.09494984149933</text:p>
          </table:table-cell>
          <table:table-cell table:formula="of:=[.B15] * [.$L$2]" office:value-type="float" office:value="7.46502579195692" calcext:value-type="float">
            <text:p>7.46502579195692</text:p>
          </table:table-cell>
          <table:table-cell table:formula="of:=[.C15] * [.$L$3]" office:value-type="float" office:value="0.98480968138613" calcext:value-type="float">
            <text:p>0.98480968138613</text:p>
          </table:table-cell>
          <table:table-cell table:formula="of:= [.D15]*[.$L$4]" office:value-type="float" office:value="7.67930334667777" calcext:value-type="float">
            <text:p>7.67930334667777</text:p>
          </table:table-cell>
          <table:table-cell table:number-columns-repeated="13"/>
        </table:table-row>
        <table:table-row table:style-name="ro1">
          <table:table-cell office:value-type="float" office:value="47.4661064147949" calcext:value-type="float">
            <text:p>47.4661064147949</text:p>
          </table:table-cell>
          <table:table-cell office:value-type="float" office:value="2.41193509536271" calcext:value-type="float">
            <text:p>2.41193509536271</text:p>
          </table:table-cell>
          <table:table-cell office:value-type="float" office:value="0.0524086095392704" calcext:value-type="float">
            <text:p>0.05240860953927</text:p>
          </table:table-cell>
          <table:table-cell office:value-type="float" office:value="0.111152925408528" calcext:value-type="float">
            <text:p>0.111152925408528</text:p>
          </table:table-cell>
          <table:table-cell/>
          <table:table-cell table:formula="of:=[.A16]*[.$L$1]" office:value-type="float" office:value="47.4661064147949" calcext:value-type="float">
            <text:p>47.4661064147949</text:p>
          </table:table-cell>
          <table:table-cell table:formula="of:=[.B16] * [.$L$2]" office:value-type="float" office:value="8.00606619554372" calcext:value-type="float">
            <text:p>8.00606619554372</text:p>
          </table:table-cell>
          <table:table-cell table:formula="of:=[.C16] * [.$L$3]" office:value-type="float" office:value="0.77953180694352" calcext:value-type="float">
            <text:p>0.77953180694352</text:p>
          </table:table-cell>
          <table:table-cell table:formula="of:= [.D16]*[.$L$4]" office:value-type="float" office:value="7.44942227726163" calcext:value-type="float">
            <text:p>7.44942227726163</text:p>
          </table:table-cell>
          <table:table-cell table:number-columns-repeated="13"/>
        </table:table-row>
        <table:table-row table:style-name="ro1">
          <table:table-cell office:value-type="float" office:value="23.9898929595947" calcext:value-type="float">
            <text:p>23.9898929595947</text:p>
          </table:table-cell>
          <table:table-cell office:value-type="float" office:value="2.39381096226035" calcext:value-type="float">
            <text:p>2.39381096226035</text:p>
          </table:table-cell>
          <table:table-cell office:value-type="float" office:value="1.46304249763489" calcext:value-type="float">
            <text:p>1.46304249763489</text:p>
          </table:table-cell>
          <table:table-cell office:value-type="float" office:value="0.111202669877424" calcext:value-type="float">
            <text:p>0.111202669877424</text:p>
          </table:table-cell>
          <table:table-cell/>
          <table:table-cell table:formula="of:=[.A17]*[.$L$1]" office:value-type="float" office:value="23.9898929595947" calcext:value-type="float">
            <text:p>23.9898929595947</text:p>
          </table:table-cell>
          <table:table-cell table:formula="of:=[.B17] * [.$L$2]" office:value-type="float" office:value="7.9459057834193" calcext:value-type="float">
            <text:p>7.9459057834193</text:p>
          </table:table-cell>
          <table:table-cell table:formula="of:=[.C17] * [.$L$3]" office:value-type="float" office:value="21.7614657561541" calcext:value-type="float">
            <text:p>21.7614657561541</text:p>
          </table:table-cell>
          <table:table-cell table:formula="of:= [.D17]*[.$L$4]" office:value-type="float" office:value="7.45275613062988" calcext:value-type="float">
            <text:p>7.45275613062988</text:p>
          </table:table-cell>
          <table:table-cell table:number-columns-repeated="13"/>
        </table:table-row>
        <table:table-row table:style-name="ro1">
          <table:table-cell office:value-type="float" office:value="2.66037344932556" calcext:value-type="float">
            <text:p>2.66037344932556</text:p>
          </table:table-cell>
          <table:table-cell office:value-type="float" office:value="2.33812792273905" calcext:value-type="float">
            <text:p>2.33812792273905</text:p>
          </table:table-cell>
          <table:table-cell office:value-type="float" office:value="0.192083239555359" calcext:value-type="float">
            <text:p>0.192083239555359</text:p>
          </table:table-cell>
          <table:table-cell office:value-type="float" office:value="0.108311053137551" calcext:value-type="float">
            <text:p>0.108311053137551</text:p>
          </table:table-cell>
          <table:table-cell/>
          <table:table-cell table:formula="of:=[.A18]*[.$L$1]" office:value-type="float" office:value="2.66037344932556" calcext:value-type="float">
            <text:p>2.66037344932556</text:p>
          </table:table-cell>
          <table:table-cell table:formula="of:=[.B18] * [.$L$2]" office:value-type="float" office:value="7.7610740683231" calcext:value-type="float">
            <text:p>7.7610740683231</text:p>
          </table:table-cell>
          <table:table-cell table:formula="of:=[.C18] * [.$L$3]" office:value-type="float" office:value="2.8570686406392" calcext:value-type="float">
            <text:p>2.8570686406392</text:p>
          </table:table-cell>
          <table:table-cell table:formula="of:= [.D18]*[.$L$4]" office:value-type="float" office:value="7.25896119378819" calcext:value-type="float">
            <text:p>7.25896119378819</text:p>
          </table:table-cell>
          <table:table-cell table:number-columns-repeated="13"/>
        </table:table-row>
        <table:table-row table:style-name="ro1">
          <table:table-cell office:value-type="float" office:value="1.13950335979462" calcext:value-type="float">
            <text:p>1.13950335979462</text:p>
          </table:table-cell>
          <table:table-cell office:value-type="float" office:value="2.29931022522309" calcext:value-type="float">
            <text:p>2.29931022522309</text:p>
          </table:table-cell>
          <table:table-cell office:value-type="float" office:value="0.0670524463057518" calcext:value-type="float">
            <text:p>0.067052446305752</text:p>
          </table:table-cell>
          <table:table-cell office:value-type="float" office:value="0.106925608867949" calcext:value-type="float">
            <text:p>0.106925608867949</text:p>
          </table:table-cell>
          <table:table-cell/>
          <table:table-cell table:formula="of:=[.A19]*[.$L$1]" office:value-type="float" office:value="1.13950335979462" calcext:value-type="float">
            <text:p>1.13950335979462</text:p>
          </table:table-cell>
          <table:table-cell table:formula="of:=[.B19] * [.$L$2]" office:value-type="float" office:value="7.63222439219839" calcext:value-type="float">
            <text:p>7.63222439219839</text:p>
          </table:table-cell>
          <table:table-cell table:formula="of:=[.C19] * [.$L$3]" office:value-type="float" office:value="0.997345953044984" calcext:value-type="float">
            <text:p>0.997345953044984</text:p>
          </table:table-cell>
          <table:table-cell table:formula="of:= [.D19]*[.$L$4]" office:value-type="float" office:value="7.16610930196488" calcext:value-type="float">
            <text:p>7.16610930196488</text:p>
          </table:table-cell>
          <table:table-cell table:number-columns-repeated="13"/>
        </table:table-row>
        <table:table-row table:style-name="ro1">
          <table:table-cell office:value-type="float" office:value="117.646171569824" calcext:value-type="float">
            <text:p>117.646171569824</text:p>
          </table:table-cell>
          <table:table-cell office:value-type="float" office:value="2.49403923854542" calcext:value-type="float">
            <text:p>2.49403923854542</text:p>
          </table:table-cell>
          <table:table-cell office:value-type="float" office:value="8.32334518432617" calcext:value-type="float">
            <text:p>8.32334518432617</text:p>
          </table:table-cell>
          <table:table-cell office:value-type="float" office:value="0.115093616356475" calcext:value-type="float">
            <text:p>0.115093616356475</text:p>
          </table:table-cell>
          <table:table-cell/>
          <table:table-cell table:formula="of:=[.A20]*[.$L$1]" office:value-type="float" office:value="117.646171569824" calcext:value-type="float">
            <text:p>117.646171569824</text:p>
          </table:table-cell>
          <table:table-cell table:formula="of:=[.B20] * [.$L$2]" office:value-type="float" office:value="8.2785989044516" calcext:value-type="float">
            <text:p>8.2785989044516</text:p>
          </table:table-cell>
          <table:table-cell table:formula="of:=[.C20] * [.$L$3]" office:value-type="float" office:value="123.802412778966" calcext:value-type="float">
            <text:p>123.802412778966</text:p>
          </table:table-cell>
          <table:table-cell table:formula="of:= [.D20]*[.$L$4]" office:value-type="float" office:value="7.71352572597917" calcext:value-type="float">
            <text:p>7.71352572597917</text:p>
          </table:table-cell>
          <table:table-cell table:number-columns-repeated="13"/>
        </table:table-row>
        <table:table-row table:style-name="ro1">
          <table:table-cell office:value-type="float" office:value="29.9290390014648" calcext:value-type="float">
            <text:p>29.9290390014648</text:p>
          </table:table-cell>
          <table:table-cell office:value-type="float" office:value="2.51261993269857" calcext:value-type="float">
            <text:p>2.51261993269857</text:p>
          </table:table-cell>
          <table:table-cell office:value-type="float" office:value="2.16302442550659" calcext:value-type="float">
            <text:p>2.16302442550659</text:p>
          </table:table-cell>
          <table:table-cell office:value-type="float" office:value="0.115543280766478" calcext:value-type="float">
            <text:p>0.115543280766478</text:p>
          </table:table-cell>
          <table:table-cell/>
          <table:table-cell table:formula="of:=[.A21]*[.$L$1]" office:value-type="float" office:value="29.9290390014648" calcext:value-type="float">
            <text:p>29.9290390014648</text:p>
          </table:table-cell>
          <table:table-cell table:formula="of:=[.B21] * [.$L$2]" office:value-type="float" office:value="8.34027480428624" calcext:value-type="float">
            <text:p>8.34027480428624</text:p>
          </table:table-cell>
          <table:table-cell table:formula="of:=[.C21] * [.$L$3]" office:value-type="float" office:value="32.173079074244" calcext:value-type="float">
            <text:p>32.173079074244</text:p>
          </table:table-cell>
          <table:table-cell table:formula="of:= [.D21]*[.$L$4]" office:value-type="float" office:value="7.74366204547645" calcext:value-type="float">
            <text:p>7.74366204547645</text:p>
          </table:table-cell>
          <table:table-cell table:number-columns-repeated="13"/>
        </table:table-row>
        <table:table-row table:style-name="ro1">
          <table:table-cell office:value-type="float" office:value="1.183518409729" calcext:value-type="float">
            <text:p>1.183518409729</text:p>
          </table:table-cell>
          <table:table-cell office:value-type="float" office:value="2.43064169393716" calcext:value-type="float">
            <text:p>2.43064169393716</text:p>
          </table:table-cell>
          <table:table-cell office:value-type="float" office:value="0.118740327656269" calcext:value-type="float">
            <text:p>0.118740327656269</text:p>
          </table:table-cell>
          <table:table-cell office:value-type="float" office:value="0.114676765345016" calcext:value-type="float">
            <text:p>0.114676765345016</text:p>
          </table:table-cell>
          <table:table-cell/>
          <table:table-cell table:formula="of:=[.A22]*[.$L$1]" office:value-type="float" office:value="1.183518409729" calcext:value-type="float">
            <text:p>1.183518409729</text:p>
          </table:table-cell>
          <table:table-cell table:formula="of:=[.B22] * [.$L$2]" office:value-type="float" office:value="8.06816001671183" calcext:value-type="float">
            <text:p>8.06816001671183</text:p>
          </table:table-cell>
          <table:table-cell table:formula="of:=[.C22] * [.$L$3]" office:value-type="float" office:value="1.76615756435208" calcext:value-type="float">
            <text:p>1.76615756435208</text:p>
          </table:table-cell>
          <table:table-cell table:formula="of:= [.D22]*[.$L$4]" office:value-type="float" office:value="7.68558854664139" calcext:value-type="float">
            <text:p>7.68558854664139</text:p>
          </table:table-cell>
          <table:table-cell table:number-columns-repeated="13"/>
        </table:table-row>
        <table:table-row table:style-name="ro1">
          <table:table-cell office:value-type="float" office:value="1.06438362598419" calcext:value-type="float">
            <text:p>1.06438362598419</text:p>
          </table:table-cell>
          <table:table-cell office:value-type="float" office:value="2.37856630581197" calcext:value-type="float">
            <text:p>2.37856630581197</text:p>
          </table:table-cell>
          <table:table-cell office:value-type="float" office:value="0.727782249450684" calcext:value-type="float">
            <text:p>0.727782249450684</text:p>
          </table:table-cell>
          <table:table-cell office:value-type="float" office:value="0.114618170145771" calcext:value-type="float">
            <text:p>0.114618170145771</text:p>
          </table:table-cell>
          <table:table-cell/>
          <table:table-cell table:formula="of:=[.A23]*[.$L$1]" office:value-type="float" office:value="1.06438362598419" calcext:value-type="float">
            <text:p>1.06438362598419</text:p>
          </table:table-cell>
          <table:table-cell table:formula="of:=[.B23] * [.$L$2]" office:value-type="float" office:value="7.8953033733923" calcext:value-type="float">
            <text:p>7.8953033733923</text:p>
          </table:table-cell>
          <table:table-cell table:formula="of:=[.C23] * [.$L$3]" office:value-type="float" office:value="10.8251185628309" calcext:value-type="float">
            <text:p>10.8251185628309</text:p>
          </table:table-cell>
          <table:table-cell table:formula="of:= [.D23]*[.$L$4]" office:value-type="float" office:value="7.68166152105037" calcext:value-type="float">
            <text:p>7.68166152105037</text:p>
          </table:table-cell>
          <table:table-cell table:number-columns-repeated="13"/>
        </table:table-row>
        <table:table-row table:style-name="ro1">
          <table:table-cell office:value-type="float" office:value="0.930044293403626" calcext:value-type="float">
            <text:p>0.930044293403626</text:p>
          </table:table-cell>
          <table:table-cell office:value-type="float" office:value="2.3589967537207" calcext:value-type="float">
            <text:p>2.3589967537207</text:p>
          </table:table-cell>
          <table:table-cell office:value-type="float" office:value="0.0685113146901131" calcext:value-type="float">
            <text:p>0.068511314690113</text:p>
          </table:table-cell>
          <table:table-cell office:value-type="float" office:value="0.113361530256117" calcext:value-type="float">
            <text:p>0.113361530256117</text:p>
          </table:table-cell>
          <table:table-cell/>
          <table:table-cell table:formula="of:=[.A24]*[.$L$1]" office:value-type="float" office:value="0.930044293403626" calcext:value-type="float">
            <text:p>0.930044293403626</text:p>
          </table:table-cell>
          <table:table-cell table:formula="of:=[.B24] * [.$L$2]" office:value-type="float" office:value="7.83034510409185" calcext:value-type="float">
            <text:p>7.83034510409185</text:p>
          </table:table-cell>
          <table:table-cell table:formula="of:=[.C24] * [.$L$3]" office:value-type="float" office:value="1.01904533255059" calcext:value-type="float">
            <text:p>1.01904533255059</text:p>
          </table:table-cell>
          <table:table-cell table:formula="of:= [.D24]*[.$L$4]" office:value-type="float" office:value="7.59744204455816" calcext:value-type="float">
            <text:p>7.59744204455816</text:p>
          </table:table-cell>
          <table:table-cell table:number-columns-repeated="13"/>
        </table:table-row>
        <table:table-row table:style-name="ro1">
          <table:table-cell office:value-type="float" office:value="1.52030825614929" calcext:value-type="float">
            <text:p>1.52030825614929</text:p>
          </table:table-cell>
          <table:table-cell office:value-type="float" office:value="2.32615979537901" calcext:value-type="float">
            <text:p>2.32615979537901</text:p>
          </table:table-cell>
          <table:table-cell office:value-type="float" office:value="0.998722076416016" calcext:value-type="float">
            <text:p>0.998722076416016</text:p>
          </table:table-cell>
          <table:table-cell office:value-type="float" office:value="0.111453466512599" calcext:value-type="float">
            <text:p>0.111453466512599</text:p>
          </table:table-cell>
          <table:table-cell/>
          <table:table-cell table:formula="of:=[.A25]*[.$L$1]" office:value-type="float" office:value="1.52030825614929" calcext:value-type="float">
            <text:p>1.52030825614929</text:p>
          </table:table-cell>
          <table:table-cell table:formula="of:=[.B25] * [.$L$2]" office:value-type="float" office:value="7.72134761794499" calcext:value-type="float">
            <text:p>7.72134761794499</text:p>
          </table:table-cell>
          <table:table-cell table:formula="of:=[.C25] * [.$L$3]" office:value-type="float" office:value="14.8551093361787" calcext:value-type="float">
            <text:p>14.8551093361787</text:p>
          </table:table-cell>
          <table:table-cell table:formula="of:= [.D25]*[.$L$4]" office:value-type="float" office:value="7.46956441556043" calcext:value-type="float">
            <text:p>7.46956441556043</text:p>
          </table:table-cell>
          <table:table-cell table:number-columns-repeated="13"/>
        </table:table-row>
        <table:table-row table:style-name="ro1">
          <table:table-cell office:value-type="float" office:value="1.05018270015717" calcext:value-type="float">
            <text:p>1.05018270015717</text:p>
          </table:table-cell>
          <table:table-cell office:value-type="float" office:value="2.2882990090146" calcext:value-type="float">
            <text:p>2.2882990090146</text:p>
          </table:table-cell>
          <table:table-cell office:value-type="float" office:value="0.0435600243508816" calcext:value-type="float">
            <text:p>0.043560024350882</text:p>
          </table:table-cell>
          <table:table-cell office:value-type="float" office:value="0.109669533943116" calcext:value-type="float">
            <text:p>0.109669533943116</text:p>
          </table:table-cell>
          <table:table-cell/>
          <table:table-cell table:formula="of:=[.A26]*[.$L$1]" office:value-type="float" office:value="1.05018270015717" calcext:value-type="float">
            <text:p>1.05018270015717</text:p>
          </table:table-cell>
          <table:table-cell table:formula="of:=[.B26] * [.$L$2]" office:value-type="float" office:value="7.59567426859508" calcext:value-type="float">
            <text:p>7.59567426859508</text:p>
          </table:table-cell>
          <table:table-cell table:formula="of:=[.C26] * [.$L$3]" office:value-type="float" office:value="0.647916912722184" calcext:value-type="float">
            <text:p>0.647916912722184</text:p>
          </table:table-cell>
          <table:table-cell table:formula="of:= [.D26]*[.$L$4]" office:value-type="float" office:value="7.35000600560053" calcext:value-type="float">
            <text:p>7.35000600560053</text:p>
          </table:table-cell>
          <table:table-cell table:number-columns-repeated="13"/>
        </table:table-row>
        <table:table-row table:style-name="ro1">
          <table:table-cell office:value-type="float" office:value="16.0687999725342" calcext:value-type="float">
            <text:p>16.0687999725342</text:p>
          </table:table-cell>
          <table:table-cell office:value-type="float" office:value="2.28768271433636" calcext:value-type="float">
            <text:p>2.28768271433636</text:p>
          </table:table-cell>
          <table:table-cell office:value-type="float" office:value="2.15156173706055" calcext:value-type="float">
            <text:p>2.15156173706055</text:p>
          </table:table-cell>
          <table:table-cell office:value-type="float" office:value="0.112126611342595" calcext:value-type="float">
            <text:p>0.112126611342595</text:p>
          </table:table-cell>
          <table:table-cell/>
          <table:table-cell table:formula="of:=[.A27]*[.$L$1]" office:value-type="float" office:value="16.0687999725342" calcext:value-type="float">
            <text:p>16.0687999725342</text:p>
          </table:table-cell>
          <table:table-cell table:formula="of:=[.B27] * [.$L$2]" office:value-type="float" office:value="7.59362856844359" calcext:value-type="float">
            <text:p>7.59362856844359</text:p>
          </table:table-cell>
          <table:table-cell table:formula="of:=[.C27] * [.$L$3]" office:value-type="float" office:value="32.0025817014778" calcext:value-type="float">
            <text:p>32.0025817014778</text:p>
          </table:table-cell>
          <table:table-cell table:formula="of:= [.D27]*[.$L$4]" office:value-type="float" office:value="7.51467829874407" calcext:value-type="float">
            <text:p>7.51467829874407</text:p>
          </table:table-cell>
          <table:table-cell table:number-columns-repeated="13"/>
        </table:table-row>
        <table:table-row table:style-name="ro1">
          <table:table-cell office:value-type="float" office:value="0.907532274723053" calcext:value-type="float">
            <text:p>0.907532274723053</text:p>
          </table:table-cell>
          <table:table-cell office:value-type="float" office:value="2.27037006517658" calcext:value-type="float">
            <text:p>2.27037006517658</text:p>
          </table:table-cell>
          <table:table-cell office:value-type="float" office:value="1.14683222770691" calcext:value-type="float">
            <text:p>1.14683222770691</text:p>
          </table:table-cell>
          <table:table-cell office:value-type="float" office:value="0.11241671605553" calcext:value-type="float">
            <text:p>0.11241671605553</text:p>
          </table:table-cell>
          <table:table-cell/>
          <table:table-cell table:formula="of:=[.A28]*[.$L$1]" office:value-type="float" office:value="0.907532274723053" calcext:value-type="float">
            <text:p>0.907532274723053</text:p>
          </table:table-cell>
          <table:table-cell table:formula="of:=[.B28] * [.$L$2]" office:value-type="float" office:value="7.53616175871896" calcext:value-type="float">
            <text:p>7.53616175871896</text:p>
          </table:table-cell>
          <table:table-cell table:formula="of:=[.C28] * [.$L$3]" office:value-type="float" office:value="17.0581171029838" calcext:value-type="float">
            <text:p>17.0581171029838</text:p>
          </table:table-cell>
          <table:table-cell table:formula="of:= [.D28]*[.$L$4]" office:value-type="float" office:value="7.53412099450158" calcext:value-type="float">
            <text:p>7.53412099450158</text:p>
          </table:table-cell>
          <table:table-cell table:number-columns-repeated="13"/>
        </table:table-row>
        <table:table-row table:style-name="ro1">
          <table:table-cell office:value-type="float" office:value="1.07495546340942" calcext:value-type="float">
            <text:p>1.07495546340942</text:p>
          </table:table-cell>
          <table:table-cell office:value-type="float" office:value="2.25858740817416" calcext:value-type="float">
            <text:p>2.25858740817416</text:p>
          </table:table-cell>
          <table:table-cell office:value-type="float" office:value="0.0620344877243042" calcext:value-type="float">
            <text:p>0.062034487724304</text:p>
          </table:table-cell>
          <table:table-cell office:value-type="float" office:value="0.112331288266906" calcext:value-type="float">
            <text:p>0.112331288266906</text:p>
          </table:table-cell>
          <table:table-cell/>
          <table:table-cell table:formula="of:=[.A29]*[.$L$1]" office:value-type="float" office:value="1.07495546340942" calcext:value-type="float">
            <text:p>1.07495546340942</text:p>
          </table:table-cell>
          <table:table-cell table:formula="of:=[.B29] * [.$L$2]" office:value-type="float" office:value="7.49705095009804" calcext:value-type="float">
            <text:p>7.49705095009804</text:p>
          </table:table-cell>
          <table:table-cell table:formula="of:=[.C29] * [.$L$3]" office:value-type="float" office:value="0.92270824839013" calcext:value-type="float">
            <text:p>0.92270824839013</text:p>
          </table:table-cell>
          <table:table-cell table:formula="of:= [.D29]*[.$L$4]" office:value-type="float" office:value="7.52839566006403" calcext:value-type="float">
            <text:p>7.52839566006403</text:p>
          </table:table-cell>
          <table:table-cell table:number-columns-repeated="13"/>
        </table:table-row>
        <table:table-row table:style-name="ro1">
          <table:table-cell office:value-type="float" office:value="1.02020227909088" calcext:value-type="float">
            <text:p>1.02020227909088</text:p>
          </table:table-cell>
          <table:table-cell office:value-type="float" office:value="2.24755958334129" calcext:value-type="float">
            <text:p>2.24755958334129</text:p>
          </table:table-cell>
          <table:table-cell office:value-type="float" office:value="0.0534496977925301" calcext:value-type="float">
            <text:p>0.05344969779253</text:p>
          </table:table-cell>
          <table:table-cell office:value-type="float" office:value="0.112299786685245" calcext:value-type="float">
            <text:p>0.112299786685245</text:p>
          </table:table-cell>
          <table:table-cell/>
          <table:table-cell table:formula="of:=[.A30]*[.$L$1]" office:value-type="float" office:value="1.02020227909088" calcext:value-type="float">
            <text:p>1.02020227909088</text:p>
          </table:table-cell>
          <table:table-cell table:formula="of:=[.B30] * [.$L$2]" office:value-type="float" office:value="7.46044569659244" calcext:value-type="float">
            <text:p>7.46044569659244</text:p>
          </table:table-cell>
          <table:table-cell table:formula="of:=[.C30] * [.$L$3]" office:value-type="float" office:value="0.795017075764535" calcext:value-type="float">
            <text:p>0.795017075764535</text:p>
          </table:table-cell>
          <table:table-cell table:formula="of:= [.D30]*[.$L$4]" office:value-type="float" office:value="7.52628443731997" calcext:value-type="float">
            <text:p>7.52628443731997</text:p>
          </table:table-cell>
          <table:table-cell table:number-columns-repeated="13"/>
        </table:table-row>
        <table:table-row table:style-name="ro1">
          <table:table-cell office:value-type="float" office:value="6.35028982162476" calcext:value-type="float">
            <text:p>6.35028982162476</text:p>
          </table:table-cell>
          <table:table-cell office:value-type="float" office:value="2.2162510413896" calcext:value-type="float">
            <text:p>2.2162510413896</text:p>
          </table:table-cell>
          <table:table-cell office:value-type="float" office:value="0.0836760625243187" calcext:value-type="float">
            <text:p>0.083676062524319</text:p>
          </table:table-cell>
          <table:table-cell office:value-type="float" office:value="0.110973484433979" calcext:value-type="float">
            <text:p>0.110973484433979</text:p>
          </table:table-cell>
          <table:table-cell/>
          <table:table-cell table:formula="of:=[.A31]*[.$L$1]" office:value-type="float" office:value="6.35028982162476" calcext:value-type="float">
            <text:p>6.35028982162476</text:p>
          </table:table-cell>
          <table:table-cell table:formula="of:=[.B31] * [.$L$2]" office:value-type="float" office:value="7.3565215653697" calcext:value-type="float">
            <text:p>7.3565215653697</text:p>
          </table:table-cell>
          <table:table-cell table:formula="of:=[.C31] * [.$L$3]" office:value-type="float" office:value="1.24460757098745" calcext:value-type="float">
            <text:p>1.24460757098745</text:p>
          </table:table-cell>
          <table:table-cell table:formula="of:= [.D31]*[.$L$4]" office:value-type="float" office:value="7.43739621867301" calcext:value-type="float">
            <text:p>7.43739621867301</text:p>
          </table:table-cell>
          <table:table-cell table:number-columns-repeated="13"/>
        </table:table-row>
        <table:table-row table:style-name="ro1">
          <table:table-cell office:value-type="float" office:value="10.4438381195068" calcext:value-type="float">
            <text:p>10.4438381195068</text:p>
          </table:table-cell>
          <table:table-cell office:value-type="float" office:value="2.21097283880268" calcext:value-type="float">
            <text:p>2.21097283880268</text:p>
          </table:table-cell>
          <table:table-cell office:value-type="float" office:value="4.27357196807861" calcext:value-type="float">
            <text:p>4.27357196807861</text:p>
          </table:table-cell>
          <table:table-cell office:value-type="float" office:value="0.111395111475914" calcext:value-type="float">
            <text:p>0.111395111475914</text:p>
          </table:table-cell>
          <table:table-cell/>
          <table:table-cell table:formula="of:=[.A32]*[.$L$1]" office:value-type="float" office:value="10.4438381195068" calcext:value-type="float">
            <text:p>10.4438381195068</text:p>
          </table:table-cell>
          <table:table-cell table:formula="of:=[.B32] * [.$L$2]" office:value-type="float" office:value="7.33900134296173" calcext:value-type="float">
            <text:p>7.33900134296173</text:p>
          </table:table-cell>
          <table:table-cell table:formula="of:=[.C32] * [.$L$3]" office:value-type="float" office:value="63.5656108350528" calcext:value-type="float">
            <text:p>63.5656108350528</text:p>
          </table:table-cell>
          <table:table-cell table:formula="of:= [.D32]*[.$L$4]" office:value-type="float" office:value="7.46565348556312" calcext:value-type="float">
            <text:p>7.46565348556312</text:p>
          </table:table-cell>
          <table:table-cell table:number-columns-repeated="13"/>
        </table:table-row>
        <table:table-row table:style-name="ro1">
          <table:table-cell office:value-type="float" office:value="1.22284209728241" calcext:value-type="float">
            <text:p>1.22284209728241</text:p>
          </table:table-cell>
          <table:table-cell office:value-type="float" office:value="2.18679473173083" calcext:value-type="float">
            <text:p>2.18679473173083</text:p>
          </table:table-cell>
          <table:table-cell office:value-type="float" office:value="0.0982018187642098" calcext:value-type="float">
            <text:p>0.09820181876421</text:p>
          </table:table-cell>
          <table:table-cell office:value-type="float" office:value="0.110685015371417" calcext:value-type="float">
            <text:p>0.110685015371417</text:p>
          </table:table-cell>
          <table:table-cell/>
          <table:table-cell table:formula="of:=[.A33]*[.$L$1]" office:value-type="float" office:value="1.22284209728241" calcext:value-type="float">
            <text:p>1.22284209728241</text:p>
          </table:table-cell>
          <table:table-cell table:formula="of:=[.B33] * [.$L$2]" office:value-type="float" office:value="7.25874564865539" calcext:value-type="float">
            <text:p>7.25874564865539</text:p>
          </table:table-cell>
          <table:table-cell table:formula="of:=[.C33] * [.$L$3]" office:value-type="float" office:value="1.46066537348303" calcext:value-type="float">
            <text:p>1.46066537348303</text:p>
          </table:table-cell>
          <table:table-cell table:formula="of:= [.D33]*[.$L$4]" office:value-type="float" office:value="7.41806314351508" calcext:value-type="float">
            <text:p>7.41806314351508</text:p>
          </table:table-cell>
          <table:table-cell table:number-columns-repeated="13"/>
        </table:table-row>
        <table:table-row table:style-name="ro1">
          <table:table-cell office:value-type="float" office:value="1.08766949176788" calcext:value-type="float">
            <text:p>1.08766949176788</text:p>
          </table:table-cell>
          <table:table-cell office:value-type="float" office:value="2.16908389369514" calcext:value-type="float">
            <text:p>2.16908389369514</text:p>
          </table:table-cell>
          <table:table-cell office:value-type="float" office:value="1.13053154945374" calcext:value-type="float">
            <text:p>1.13053154945374</text:p>
          </table:table-cell>
          <table:table-cell office:value-type="float" office:value="0.110684743505892" calcext:value-type="float">
            <text:p>0.110684743505892</text:p>
          </table:table-cell>
          <table:table-cell/>
          <table:table-cell table:formula="of:=[.A34]*[.$L$1]" office:value-type="float" office:value="1.08766949176788" calcext:value-type="float">
            <text:p>1.08766949176788</text:p>
          </table:table-cell>
          <table:table-cell table:formula="of:=[.B34] * [.$L$2]" office:value-type="float" office:value="7.19995710912755" calcext:value-type="float">
            <text:p>7.19995710912755</text:p>
          </table:table-cell>
          <table:table-cell table:formula="of:=[.C34] * [.$L$3]" office:value-type="float" office:value="16.8156589022262" calcext:value-type="float">
            <text:p>16.8156589022262</text:p>
          </table:table-cell>
          <table:table-cell table:formula="of:= [.D34]*[.$L$4]" office:value-type="float" office:value="7.41804492320197" calcext:value-type="float">
            <text:p>7.41804492320197</text:p>
          </table:table-cell>
          <table:table-cell table:number-columns-repeated="13"/>
        </table:table-row>
        <table:table-row table:style-name="ro1">
          <table:table-cell office:value-type="float" office:value="1.07719993591309" calcext:value-type="float">
            <text:p>1.07719993591309</text:p>
          </table:table-cell>
          <table:table-cell office:value-type="float" office:value="2.1431890250042" calcext:value-type="float">
            <text:p>2.1431890250042</text:p>
          </table:table-cell>
          <table:table-cell office:value-type="float" office:value="0.0738475024700165" calcext:value-type="float">
            <text:p>0.073847502470017</text:p>
          </table:table-cell>
          <table:table-cell office:value-type="float" office:value="0.109528611213408" calcext:value-type="float">
            <text:p>0.109528611213408</text:p>
          </table:table-cell>
          <table:table-cell/>
          <table:table-cell table:formula="of:=[.A35]*[.$L$1]" office:value-type="float" office:value="1.07719993591309" calcext:value-type="float">
            <text:p>1.07719993591309</text:p>
          </table:table-cell>
          <table:table-cell table:formula="of:=[.B35] * [.$L$2]" office:value-type="float" office:value="7.11400287542402" calcext:value-type="float">
            <text:p>7.11400287542402</text:p>
          </table:table-cell>
          <table:table-cell table:formula="of:=[.C35] * [.$L$3]" office:value-type="float" office:value="1.0984164156384" calcext:value-type="float">
            <text:p>1.0984164156384</text:p>
          </table:table-cell>
          <table:table-cell table:formula="of:= [.D35]*[.$L$4]" office:value-type="float" office:value="7.34056142356902" calcext:value-type="float">
            <text:p>7.34056142356902</text:p>
          </table:table-cell>
          <table:table-cell table:number-columns-repeated="13"/>
        </table:table-row>
        <table:table-row table:style-name="ro1">
          <table:table-cell office:value-type="float" office:value="1.57031214237213" calcext:value-type="float">
            <text:p>1.57031214237213</text:p>
          </table:table-cell>
          <table:table-cell office:value-type="float" office:value="2.14091003325207" calcext:value-type="float">
            <text:p>2.14091003325207</text:p>
          </table:table-cell>
          <table:table-cell office:value-type="float" office:value="0.0265053398907185" calcext:value-type="float">
            <text:p>0.026505339890719</text:p>
          </table:table-cell>
          <table:table-cell office:value-type="float" office:value="0.107638429596588" calcext:value-type="float">
            <text:p>0.107638429596588</text:p>
          </table:table-cell>
          <table:table-cell/>
          <table:table-cell table:formula="of:=[.A36]*[.$L$1]" office:value-type="float" office:value="1.57031214237213" calcext:value-type="float">
            <text:p>1.57031214237213</text:p>
          </table:table-cell>
          <table:table-cell table:formula="of:=[.B36] * [.$L$2]" office:value-type="float" office:value="7.10643809523496" calcext:value-type="float">
            <text:p>7.10643809523496</text:p>
          </table:table-cell>
          <table:table-cell table:formula="of:=[.C36] * [.$L$3]" office:value-type="float" office:value="0.394243535180643" calcext:value-type="float">
            <text:p>0.394243535180643</text:p>
          </table:table-cell>
          <table:table-cell table:formula="of:= [.D36]*[.$L$4]" office:value-type="float" office:value="7.21388224717619" calcext:value-type="float">
            <text:p>7.21388224717619</text:p>
          </table:table-cell>
          <table:table-cell table:number-columns-repeated="13"/>
        </table:table-row>
        <table:table-row table:style-name="ro1">
          <table:table-cell office:value-type="float" office:value="8.02633476257324" calcext:value-type="float">
            <text:p>8.02633476257324</text:p>
          </table:table-cell>
          <table:table-cell office:value-type="float" office:value="2.12691226981104" calcext:value-type="float">
            <text:p>2.12691226981104</text:p>
          </table:table-cell>
          <table:table-cell office:value-type="float" office:value="0.0458776764571667" calcext:value-type="float">
            <text:p>0.045877676457167</text:p>
          </table:table-cell>
          <table:table-cell office:value-type="float" office:value="0.10585881371102" calcext:value-type="float">
            <text:p>0.10585881371102</text:p>
          </table:table-cell>
          <table:table-cell/>
          <table:table-cell table:formula="of:=[.A37]*[.$L$1]" office:value-type="float" office:value="8.02633476257324" calcext:value-type="float">
            <text:p>8.02633476257324</text:p>
          </table:table-cell>
          <table:table-cell table:formula="of:=[.B37] * [.$L$2]" office:value-type="float" office:value="7.05997456439044" calcext:value-type="float">
            <text:p>7.05997456439044</text:p>
          </table:table-cell>
          <table:table-cell table:formula="of:=[.C37] * [.$L$3]" office:value-type="float" office:value="0.682389942061478" calcext:value-type="float">
            <text:p>0.682389942061478</text:p>
          </table:table-cell>
          <table:table-cell table:formula="of:= [.D37]*[.$L$4]" office:value-type="float" office:value="7.09461313955539" calcext:value-type="float">
            <text:p>7.09461313955539</text:p>
          </table:table-cell>
          <table:table-cell table:number-columns-repeated="13"/>
        </table:table-row>
        <table:table-row table:style-name="ro1">
          <table:table-cell office:value-type="float" office:value="1.9577032327652" calcext:value-type="float">
            <text:p>1.9577032327652</text:p>
          </table:table-cell>
          <table:table-cell office:value-type="float" office:value="2.12807416229937" calcext:value-type="float">
            <text:p>2.12807416229937</text:p>
          </table:table-cell>
          <table:table-cell office:value-type="float" office:value="0.488530814647675" calcext:value-type="float">
            <text:p>0.488530814647675</text:p>
          </table:table-cell>
          <table:table-cell office:value-type="float" office:value="0.106090874784674" calcext:value-type="float">
            <text:p>0.106090874784674</text:p>
          </table:table-cell>
          <table:table-cell/>
          <table:table-cell table:formula="of:=[.A38]*[.$L$1]" office:value-type="float" office:value="1.9577032327652" calcext:value-type="float">
            <text:p>1.9577032327652</text:p>
          </table:table-cell>
          <table:table-cell table:formula="of:=[.B38] * [.$L$2]" office:value-type="float" office:value="7.06383129676748" calcext:value-type="float">
            <text:p>7.06383129676748</text:p>
          </table:table-cell>
          <table:table-cell table:formula="of:=[.C38] * [.$L$3]" office:value-type="float" office:value="7.26646465223495" calcext:value-type="float">
            <text:p>7.26646465223495</text:p>
          </table:table-cell>
          <table:table-cell table:formula="of:= [.D38]*[.$L$4]" office:value-type="float" office:value="7.11016577503851" calcext:value-type="float">
            <text:p>7.11016577503851</text:p>
          </table:table-cell>
          <table:table-cell table:number-columns-repeated="13"/>
        </table:table-row>
        <table:table-row table:style-name="ro1">
          <table:table-cell office:value-type="float" office:value="0.931516230106354" calcext:value-type="float">
            <text:p>0.931516230106354</text:p>
          </table:table-cell>
          <table:table-cell office:value-type="float" office:value="2.12049592693652" calcext:value-type="float">
            <text:p>2.12049592693652</text:p>
          </table:table-cell>
          <table:table-cell office:value-type="float" office:value="0.547494351863861" calcext:value-type="float">
            <text:p>0.547494351863861</text:p>
          </table:table-cell>
          <table:table-cell office:value-type="float" office:value="0.106614653842603" calcext:value-type="float">
            <text:p>0.106614653842603</text:p>
          </table:table-cell>
          <table:table-cell/>
          <table:table-cell table:formula="of:=[.A39]*[.$L$1]" office:value-type="float" office:value="0.931516230106354" calcext:value-type="float">
            <text:p>0.931516230106354</text:p>
          </table:table-cell>
          <table:table-cell table:formula="of:=[.B39] * [.$L$2]" office:value-type="float" office:value="7.03867645156579" calcext:value-type="float">
            <text:p>7.03867645156579</text:p>
          </table:table-cell>
          <table:table-cell table:formula="of:=[.C39] * [.$L$3]" office:value-type="float" office:value="8.14349522247883" calcext:value-type="float">
            <text:p>8.14349522247883</text:p>
          </table:table-cell>
          <table:table-cell table:formula="of:= [.D39]*[.$L$4]" office:value-type="float" office:value="7.14526922704538" calcext:value-type="float">
            <text:p>7.14526922704538</text:p>
          </table:table-cell>
          <table:table-cell table:number-columns-repeated="13"/>
        </table:table-row>
        <table:table-row table:style-name="ro1">
          <table:table-cell office:value-type="float" office:value="1.34127569198608" calcext:value-type="float">
            <text:p>1.34127569198608</text:p>
          </table:table-cell>
          <table:table-cell office:value-type="float" office:value="2.1160754252746" calcext:value-type="float">
            <text:p>2.1160754252746</text:p>
          </table:table-cell>
          <table:table-cell office:value-type="float" office:value="0.0658156499266625" calcext:value-type="float">
            <text:p>0.065815649926663</text:p>
          </table:table-cell>
          <table:table-cell office:value-type="float" office:value="0.106514819232194" calcext:value-type="float">
            <text:p>0.106514819232194</text:p>
          </table:table-cell>
          <table:table-cell/>
          <table:table-cell table:formula="of:=[.A40]*[.$L$1]" office:value-type="float" office:value="1.34127569198608" calcext:value-type="float">
            <text:p>1.34127569198608</text:p>
          </table:table-cell>
          <table:table-cell table:formula="of:=[.B40] * [.$L$2]" office:value-type="float" office:value="7.02400324207898" calcext:value-type="float">
            <text:p>7.02400324207898</text:p>
          </table:table-cell>
          <table:table-cell table:formula="of:=[.C40] * [.$L$3]" office:value-type="float" office:value="0.978949698599609" calcext:value-type="float">
            <text:p>0.978949698599609</text:p>
          </table:table-cell>
          <table:table-cell table:formula="of:= [.D40]*[.$L$4]" office:value-type="float" office:value="7.13857835347555" calcext:value-type="float">
            <text:p>7.13857835347555</text:p>
          </table:table-cell>
          <table:table-cell table:number-columns-repeated="13"/>
        </table:table-row>
        <table:table-row table:style-name="ro1">
          <table:table-cell office:value-type="float" office:value="1.09892761707306" calcext:value-type="float">
            <text:p>1.09892761707306</text:p>
          </table:table-cell>
          <table:table-cell office:value-type="float" office:value="2.10046007276908" calcext:value-type="float">
            <text:p>2.10046007276908</text:p>
          </table:table-cell>
          <table:table-cell office:value-type="float" office:value="0.262440145015717" calcext:value-type="float">
            <text:p>0.262440145015717</text:p>
          </table:table-cell>
          <table:table-cell office:value-type="float" office:value="0.1063017569558" calcext:value-type="float">
            <text:p>0.1063017569558</text:p>
          </table:table-cell>
          <table:table-cell/>
          <table:table-cell table:formula="of:=[.A41]*[.$L$1]" office:value-type="float" office:value="1.09892761707306" calcext:value-type="float">
            <text:p>1.09892761707306</text:p>
          </table:table-cell>
          <table:table-cell table:formula="of:=[.B41] * [.$L$2]" office:value-type="float" office:value="6.97217036064436" calcext:value-type="float">
            <text:p>6.97217036064436</text:p>
          </table:table-cell>
          <table:table-cell table:formula="of:=[.C41] * [.$L$3]" office:value-type="float" office:value="3.90356550683388" calcext:value-type="float">
            <text:p>3.90356550683388</text:p>
          </table:table-cell>
          <table:table-cell table:formula="of:= [.D41]*[.$L$4]" office:value-type="float" office:value="7.1242990093883" calcext:value-type="float">
            <text:p>7.1242990093883</text:p>
          </table:table-cell>
          <table:table-cell table:number-columns-repeated="13"/>
        </table:table-row>
        <table:table-row table:style-name="ro1">
          <table:table-cell office:value-type="float" office:value="108.93049621582" calcext:value-type="float">
            <text:p>108.93049621582</text:p>
          </table:table-cell>
          <table:table-cell office:value-type="float" office:value="2.1700311332686" calcext:value-type="float">
            <text:p>2.1700311332686</text:p>
          </table:table-cell>
          <table:table-cell office:value-type="float" office:value="2.31622409820557" calcext:value-type="float">
            <text:p>2.31622409820557</text:p>
          </table:table-cell>
          <table:table-cell office:value-type="float" office:value="0.107734971156294" calcext:value-type="float">
            <text:p>0.107734971156294</text:p>
          </table:table-cell>
          <table:table-cell/>
          <table:table-cell table:formula="of:=[.A42]*[.$L$1]" office:value-type="float" office:value="108.93049621582" calcext:value-type="float">
            <text:p>108.93049621582</text:p>
          </table:table-cell>
          <table:table-cell table:formula="of:=[.B42] * [.$L$2]" office:value-type="float" office:value="7.20310133251183" calcext:value-type="float">
            <text:p>7.20310133251183</text:p>
          </table:table-cell>
          <table:table-cell table:formula="of:=[.C42] * [.$L$3]" office:value-type="float" office:value="34.4517889795831" calcext:value-type="float">
            <text:p>34.4517889795831</text:p>
          </table:table-cell>
          <table:table-cell table:formula="of:= [.D42]*[.$L$4]" office:value-type="float" office:value="7.2203524218739" calcext:value-type="float">
            <text:p>7.2203524218739</text:p>
          </table:table-cell>
          <table:table-cell table:number-columns-repeated="13"/>
        </table:table-row>
        <table:table-row table:style-name="ro1">
          <table:table-cell office:value-type="float" office:value="1.82524478435516" calcext:value-type="float">
            <text:p>1.82524478435516</text:p>
          </table:table-cell>
          <table:table-cell office:value-type="float" office:value="2.16048069315083" calcext:value-type="float">
            <text:p>2.16048069315083</text:p>
          </table:table-cell>
          <table:table-cell office:value-type="float" office:value="0.0778691545128822" calcext:value-type="float">
            <text:p>0.077869154512882</text:p>
          </table:table-cell>
          <table:table-cell office:value-type="float" office:value="0.107455715271024" calcext:value-type="float">
            <text:p>0.107455715271024</text:p>
          </table:table-cell>
          <table:table-cell/>
          <table:table-cell table:formula="of:=[.A43]*[.$L$1]" office:value-type="float" office:value="1.82524478435516" calcext:value-type="float">
            <text:p>1.82524478435516</text:p>
          </table:table-cell>
          <table:table-cell table:formula="of:=[.B43] * [.$L$2]" office:value-type="float" office:value="7.17140004174058" calcext:value-type="float">
            <text:p>7.17140004174058</text:p>
          </table:table-cell>
          <table:table-cell table:formula="of:=[.C43] * [.$L$3]" office:value-type="float" office:value="1.15823493995022" calcext:value-type="float">
            <text:p>1.15823493995022</text:p>
          </table:table-cell>
          <table:table-cell table:formula="of:= [.D43]*[.$L$4]" office:value-type="float" office:value="7.20163680998026" calcext:value-type="float">
            <text:p>7.20163680998026</text:p>
          </table:table-cell>
          <table:table-cell table:number-columns-repeated="13"/>
        </table:table-row>
        <table:table-row table:style-name="ro1">
          <table:table-cell office:value-type="float" office:value="65.7173767089844" calcext:value-type="float">
            <text:p>65.7173767089844</text:p>
          </table:table-cell>
          <table:table-cell office:value-type="float" office:value="2.22303360518101" calcext:value-type="float">
            <text:p>2.22303360518101</text:p>
          </table:table-cell>
          <table:table-cell office:value-type="float" office:value="5.89757204055786" calcext:value-type="float">
            <text:p>5.89757204055786</text:p>
          </table:table-cell>
          <table:table-cell office:value-type="float" office:value="0.11040155380875" calcext:value-type="float">
            <text:p>0.11040155380875</text:p>
          </table:table-cell>
          <table:table-cell/>
          <table:table-cell table:formula="of:=[.A44]*[.$L$1]" office:value-type="float" office:value="65.7173767089844" calcext:value-type="float">
            <text:p>65.7173767089844</text:p>
          </table:table-cell>
          <table:table-cell table:formula="of:=[.B44] * [.$L$2]" office:value-type="float" office:value="7.37903529502767" calcext:value-type="float">
            <text:p>7.37903529502767</text:p>
          </table:table-cell>
          <table:table-cell table:formula="of:=[.C44] * [.$L$3]" office:value-type="float" office:value="87.7211784432252" calcext:value-type="float">
            <text:p>87.7211784432252</text:p>
          </table:table-cell>
          <table:table-cell table:formula="of:= [.D44]*[.$L$4]" office:value-type="float" office:value="7.39906566889245" calcext:value-type="float">
            <text:p>7.39906566889245</text:p>
          </table:table-cell>
          <table:table-cell table:number-columns-repeated="13"/>
        </table:table-row>
        <table:table-row table:style-name="ro1">
          <table:table-cell office:value-type="float" office:value="1.11978447437286" calcext:value-type="float">
            <text:p>1.11978447437286</text:p>
          </table:table-cell>
          <table:table-cell office:value-type="float" office:value="2.20831315064099" calcext:value-type="float">
            <text:p>2.20831315064099</text:p>
          </table:table-cell>
          <table:table-cell office:value-type="float" office:value="0.0897636339068413" calcext:value-type="float">
            <text:p>0.089763633906841</text:p>
          </table:table-cell>
          <table:table-cell office:value-type="float" office:value="0.109407399446172" calcext:value-type="float">
            <text:p>0.109407399446172</text:p>
          </table:table-cell>
          <table:table-cell/>
          <table:table-cell table:formula="of:=[.A45]*[.$L$1]" office:value-type="float" office:value="1.11978447437286" calcext:value-type="float">
            <text:p>1.11978447437286</text:p>
          </table:table-cell>
          <table:table-cell table:formula="of:=[.B45] * [.$L$2]" office:value-type="float" office:value="7.33017289665614" calcext:value-type="float">
            <text:p>7.33017289665614</text:p>
          </table:table-cell>
          <table:table-cell table:formula="of:=[.C45] * [.$L$3]" office:value-type="float" office:value="1.33515482193407" calcext:value-type="float">
            <text:p>1.33515482193407</text:p>
          </table:table-cell>
          <table:table-cell table:formula="of:= [.D45]*[.$L$4]" office:value-type="float" office:value="7.33243786194623" calcext:value-type="float">
            <text:p>7.33243786194623</text:p>
          </table:table-cell>
          <table:table-cell table:number-columns-repeated="13"/>
        </table:table-row>
        <table:table-row table:style-name="ro1">
          <table:table-cell office:value-type="float" office:value="1.79600691795349" calcext:value-type="float">
            <text:p>1.79600691795349</text:p>
          </table:table-cell>
          <table:table-cell office:value-type="float" office:value="2.19886156046888" calcext:value-type="float">
            <text:p>2.19886156046888</text:p>
          </table:table-cell>
          <table:table-cell office:value-type="float" office:value="0.0588153712451458" calcext:value-type="float">
            <text:p>0.058815371245146</text:p>
          </table:table-cell>
          <table:table-cell office:value-type="float" office:value="0.107949979727842" calcext:value-type="float">
            <text:p>0.107949979727842</text:p>
          </table:table-cell>
          <table:table-cell/>
          <table:table-cell table:formula="of:=[.A46]*[.$L$1]" office:value-type="float" office:value="1.79600691795349" calcext:value-type="float">
            <text:p>1.79600691795349</text:p>
          </table:table-cell>
          <table:table-cell table:formula="of:=[.B46] * [.$L$2]" office:value-type="float" office:value="7.29879972383879" calcext:value-type="float">
            <text:p>7.29879972383879</text:p>
          </table:table-cell>
          <table:table-cell table:formula="of:=[.C46] * [.$L$3]" office:value-type="float" office:value="0.874826732207571" calcext:value-type="float">
            <text:p>0.874826732207571</text:p>
          </table:table-cell>
          <table:table-cell table:formula="of:= [.D46]*[.$L$4]" office:value-type="float" office:value="7.2347622058432" calcext:value-type="float">
            <text:p>7.2347622058432</text:p>
          </table:table-cell>
          <table:table-cell table:number-columns-repeated="13"/>
        </table:table-row>
        <table:table-row table:style-name="ro1">
          <table:table-cell office:value-type="float" office:value="30.2478885650635" calcext:value-type="float">
            <text:p>30.2478885650635</text:p>
          </table:table-cell>
          <table:table-cell office:value-type="float" office:value="2.19697337066767" calcext:value-type="float">
            <text:p>2.19697337066767</text:p>
          </table:table-cell>
          <table:table-cell office:value-type="float" office:value="0.074180968105793" calcext:value-type="float">
            <text:p>0.074180968105793</text:p>
          </table:table-cell>
          <table:table-cell office:value-type="float" office:value="0.106639061769597" calcext:value-type="float">
            <text:p>0.106639061769597</text:p>
          </table:table-cell>
          <table:table-cell/>
          <table:table-cell table:formula="of:=[.A47]*[.$L$1]" office:value-type="float" office:value="30.2478885650635" calcext:value-type="float">
            <text:p>30.2478885650635</text:p>
          </table:table-cell>
          <table:table-cell table:formula="of:=[.B47] * [.$L$2]" office:value-type="float" office:value="7.29253215363456" calcext:value-type="float">
            <text:p>7.29253215363456</text:p>
          </table:table-cell>
          <table:table-cell table:formula="of:=[.C47] * [.$L$3]" office:value-type="float" office:value="1.10337642262763" calcext:value-type="float">
            <text:p>1.10337642262763</text:p>
          </table:table-cell>
          <table:table-cell table:formula="of:= [.D47]*[.$L$4]" office:value-type="float" office:value="7.14690503603935" calcext:value-type="float">
            <text:p>7.14690503603935</text:p>
          </table:table-cell>
          <table:table-cell table:number-columns-repeated="13"/>
        </table:table-row>
        <table:table-row table:style-name="ro1">
          <table:table-cell office:value-type="float" office:value="2.14847493171692" calcext:value-type="float">
            <text:p>2.14847493171692</text:p>
          </table:table-cell>
          <table:table-cell office:value-type="float" office:value="2.19516996953124" calcext:value-type="float">
            <text:p>2.19516996953124</text:p>
          </table:table-cell>
          <table:table-cell office:value-type="float" office:value="2.17109680175781" calcext:value-type="float">
            <text:p>2.17109680175781</text:p>
          </table:table-cell>
          <table:table-cell office:value-type="float" office:value="0.107217333951874" calcext:value-type="float">
            <text:p>0.107217333951874</text:p>
          </table:table-cell>
          <table:table-cell/>
          <table:table-cell table:formula="of:=[.A48]*[.$L$1]" office:value-type="float" office:value="2.14847493171692" calcext:value-type="float">
            <text:p>2.14847493171692</text:p>
          </table:table-cell>
          <table:table-cell table:formula="of:=[.B48] * [.$L$2]" office:value-type="float" office:value="7.28654602701649" calcext:value-type="float">
            <text:p>7.28654602701649</text:p>
          </table:table-cell>
          <table:table-cell table:formula="of:=[.C48] * [.$L$3]" office:value-type="float" office:value="32.2931485456679" calcext:value-type="float">
            <text:p>32.2931485456679</text:p>
          </table:table-cell>
          <table:table-cell table:formula="of:= [.D48]*[.$L$4]" office:value-type="float" office:value="7.18566059430417" calcext:value-type="float">
            <text:p>7.18566059430417</text:p>
          </table:table-cell>
          <table:table-cell table:number-columns-repeated="13"/>
        </table:table-row>
        <table:table-row table:style-name="ro1">
          <table:table-cell office:value-type="float" office:value="1.33654642105103" calcext:value-type="float">
            <text:p>1.33654642105103</text:p>
          </table:table-cell>
          <table:table-cell office:value-type="float" office:value="2.19456332375238" calcext:value-type="float">
            <text:p>2.19456332375238</text:p>
          </table:table-cell>
          <table:table-cell office:value-type="float" office:value="0.104865878820419" calcext:value-type="float">
            <text:p>0.104865878820419</text:p>
          </table:table-cell>
          <table:table-cell office:value-type="float" office:value="0.107003031430641" calcext:value-type="float">
            <text:p>0.107003031430641</text:p>
          </table:table-cell>
          <table:table-cell/>
          <table:table-cell table:formula="of:=[.A49]*[.$L$1]" office:value-type="float" office:value="1.33654642105103" calcext:value-type="float">
            <text:p>1.33654642105103</text:p>
          </table:table-cell>
          <table:table-cell table:formula="of:=[.B49] * [.$L$2]" office:value-type="float" office:value="7.2845323549769" calcext:value-type="float">
            <text:p>7.2845323549769</text:p>
          </table:table-cell>
          <table:table-cell table:formula="of:=[.C49] * [.$L$3]" office:value-type="float" office:value="1.55978738459658" calcext:value-type="float">
            <text:p>1.55978738459658</text:p>
          </table:table-cell>
          <table:table-cell table:formula="of:= [.D49]*[.$L$4]" office:value-type="float" office:value="7.17129812952983" calcext:value-type="float">
            <text:p>7.17129812952983</text:p>
          </table:table-cell>
          <table:table-cell table:number-columns-repeated="13"/>
        </table:table-row>
        <table:table-row table:style-name="ro1">
          <table:table-cell office:value-type="float" office:value="1.03648579120636" calcext:value-type="float">
            <text:p>1.03648579120636</text:p>
          </table:table-cell>
          <table:table-cell office:value-type="float" office:value="2.19006920626378" calcext:value-type="float">
            <text:p>2.19006920626378</text:p>
          </table:table-cell>
          <table:table-cell office:value-type="float" office:value="0.109858982264996" calcext:value-type="float">
            <text:p>0.109858982264996</text:p>
          </table:table-cell>
          <table:table-cell office:value-type="float" office:value="0.107071087052852" calcext:value-type="float">
            <text:p>0.107071087052852</text:p>
          </table:table-cell>
          <table:table-cell/>
          <table:table-cell table:formula="of:=[.A50]*[.$L$1]" office:value-type="float" office:value="1.03648579120636" calcext:value-type="float">
            <text:p>1.03648579120636</text:p>
          </table:table-cell>
          <table:table-cell table:formula="of:=[.B50] * [.$L$2]" office:value-type="float" office:value="7.26961478850781" calcext:value-type="float">
            <text:p>7.26961478850781</text:p>
          </table:table-cell>
          <table:table-cell table:formula="of:=[.C50] * [.$L$3]" office:value-type="float" office:value="1.63405539102956" calcext:value-type="float">
            <text:p>1.63405539102956</text:p>
          </table:table-cell>
          <table:table-cell table:formula="of:= [.D50]*[.$L$4]" office:value-type="float" office:value="7.17585918868617" calcext:value-type="float">
            <text:p>7.17585918868617</text:p>
          </table:table-cell>
          <table:table-cell table:number-columns-repeated="13"/>
        </table:table-row>
        <table:table-row table:style-name="ro1">
          <table:table-cell office:value-type="float" office:value="1.1289165019989" calcext:value-type="float">
            <text:p>1.1289165019989</text:p>
          </table:table-cell>
          <table:table-cell office:value-type="float" office:value="2.18047062902681" calcext:value-type="float">
            <text:p>2.18047062902681</text:p>
          </table:table-cell>
          <table:table-cell office:value-type="float" office:value="0.0692531615495682" calcext:value-type="float">
            <text:p>0.069253161549568</text:p>
          </table:table-cell>
          <table:table-cell office:value-type="float" office:value="0.107104516389689" calcext:value-type="float">
            <text:p>0.107104516389689</text:p>
          </table:table-cell>
          <table:table-cell/>
          <table:table-cell table:formula="of:=[.A51]*[.$L$1]" office:value-type="float" office:value="1.1289165019989" calcext:value-type="float">
            <text:p>1.1289165019989</text:p>
          </table:table-cell>
          <table:table-cell table:formula="of:=[.B51] * [.$L$2]" office:value-type="float" office:value="7.23775371360161" calcext:value-type="float">
            <text:p>7.23775371360161</text:p>
          </table:table-cell>
          <table:table-cell table:formula="of:=[.C51] * [.$L$3]" office:value-type="float" office:value="1.03007964977271" calcext:value-type="float">
            <text:p>1.03007964977271</text:p>
          </table:table-cell>
          <table:table-cell table:formula="of:= [.D51]*[.$L$4]" office:value-type="float" office:value="7.17809960877077" calcext:value-type="float">
            <text:p>7.17809960877077</text:p>
          </table:table-cell>
          <table:table-cell table:number-columns-repeated="13"/>
        </table:table-row>
        <table:table-row table:style-name="ro1">
          <table:table-cell office:value-type="float" office:value="0.797992050647736" calcext:value-type="float">
            <text:p>0.797992050647736</text:p>
          </table:table-cell>
          <table:table-cell office:value-type="float" office:value="2.17510384820967" calcext:value-type="float">
            <text:p>2.17510384820967</text:p>
          </table:table-cell>
          <table:table-cell office:value-type="float" office:value="4.86292314529419" calcext:value-type="float">
            <text:p>4.86292314529419</text:p>
          </table:table-cell>
          <table:table-cell office:value-type="float" office:value="0.109083052271549" calcext:value-type="float">
            <text:p>0.109083052271549</text:p>
          </table:table-cell>
          <table:table-cell/>
          <table:table-cell table:formula="of:=[.A52]*[.$L$1]" office:value-type="float" office:value="0.797992050647736" calcext:value-type="float">
            <text:p>0.797992050647736</text:p>
          </table:table-cell>
          <table:table-cell table:formula="of:=[.B52] * [.$L$2]" office:value-type="float" office:value="7.21993946869857" calcext:value-type="float">
            <text:p>7.21993946869857</text:p>
          </table:table-cell>
          <table:table-cell table:formula="of:=[.C52] * [.$L$3]" office:value-type="float" office:value="72.3316893885184" calcext:value-type="float">
            <text:p>72.3316893885184</text:p>
          </table:table-cell>
          <table:table-cell table:formula="of:= [.D52]*[.$L$4]" office:value-type="float" office:value="7.31070025081885" calcext:value-type="float">
            <text:p>7.31070025081885</text:p>
          </table:table-cell>
          <table:table-cell table:number-columns-repeated="13"/>
        </table:table-row>
        <table:table-row table:style-name="ro1">
          <table:table-cell office:value-type="float" office:value="221.296737670898" calcext:value-type="float">
            <text:p>221.296737670898</text:p>
          </table:table-cell>
          <table:table-cell office:value-type="float" office:value="2.28220305854168" calcext:value-type="float">
            <text:p>2.28220305854168</text:p>
          </table:table-cell>
          <table:table-cell office:value-type="float" office:value="0.062517486512661" calcext:value-type="float">
            <text:p>0.062517486512661</text:p>
          </table:table-cell>
          <table:table-cell office:value-type="float" office:value="0.108966056746557" calcext:value-type="float">
            <text:p>0.108966056746557</text:p>
          </table:table-cell>
          <table:table-cell/>
          <table:table-cell table:formula="of:=[.A53]*[.$L$1]" office:value-type="float" office:value="221.296737670898" calcext:value-type="float">
            <text:p>221.296737670898</text:p>
          </table:table-cell>
          <table:table-cell table:formula="of:=[.B53] * [.$L$2]" office:value-type="float" office:value="7.57543965154225" calcext:value-type="float">
            <text:p>7.57543965154225</text:p>
          </table:table-cell>
          <table:table-cell table:formula="of:=[.C53] * [.$L$3]" office:value-type="float" office:value="0.929892429034289" calcext:value-type="float">
            <text:p>0.929892429034289</text:p>
          </table:table-cell>
          <table:table-cell table:formula="of:= [.D53]*[.$L$4]" office:value-type="float" office:value="7.30285925997659" calcext:value-type="float">
            <text:p>7.30285925997659</text:p>
          </table:table-cell>
          <table:table-cell table:number-columns-repeated="13"/>
        </table:table-row>
        <table:table-row table:style-name="ro1">
          <table:table-cell office:value-type="float" office:value="1.40425884723663" calcext:value-type="float">
            <text:p>1.40425884723663</text:p>
          </table:table-cell>
          <table:table-cell office:value-type="float" office:value="2.27463700095306" calcext:value-type="float">
            <text:p>2.27463700095306</text:p>
          </table:table-cell>
          <table:table-cell office:value-type="float" office:value="0.0661203414201737" calcext:value-type="float">
            <text:p>0.066120341420174</text:p>
          </table:table-cell>
          <table:table-cell office:value-type="float" office:value="0.108963117533902" calcext:value-type="float">
            <text:p>0.108963117533902</text:p>
          </table:table-cell>
          <table:table-cell/>
          <table:table-cell table:formula="of:=[.A54]*[.$L$1]" office:value-type="float" office:value="1.40425884723663" calcext:value-type="float">
            <text:p>1.40425884723663</text:p>
          </table:table-cell>
          <table:table-cell table:formula="of:=[.B54] * [.$L$2]" office:value-type="float" office:value="7.5503252286831" calcext:value-type="float">
            <text:p>7.5503252286831</text:p>
          </table:table-cell>
          <table:table-cell table:formula="of:=[.C54] * [.$L$3]" office:value-type="float" office:value="0.983481715620956" calcext:value-type="float">
            <text:p>0.983481715620956</text:p>
          </table:table-cell>
          <table:table-cell table:formula="of:= [.D54]*[.$L$4]" office:value-type="float" office:value="7.30266227518158" calcext:value-type="float">
            <text:p>7.30266227518158</text:p>
          </table:table-cell>
          <table:table-cell table:number-columns-repeated="13"/>
        </table:table-row>
        <table:table-row table:style-name="ro1">
          <table:table-cell office:value-type="float" office:value="0.807617604732513" calcext:value-type="float">
            <text:p>0.807617604732513</text:p>
          </table:table-cell>
          <table:table-cell office:value-type="float" office:value="2.26771591765519" calcext:value-type="float">
            <text:p>2.26771591765519</text:p>
          </table:table-cell>
          <table:table-cell office:value-type="float" office:value="0.0834192931652069" calcext:value-type="float">
            <text:p>0.083419293165207</text:p>
          </table:table-cell>
          <table:table-cell office:value-type="float" office:value="0.108850822205053" calcext:value-type="float">
            <text:p>0.108850822205053</text:p>
          </table:table-cell>
          <table:table-cell/>
          <table:table-cell table:formula="of:=[.A55]*[.$L$1]" office:value-type="float" office:value="0.807617604732513" calcext:value-type="float">
            <text:p>0.807617604732513</text:p>
          </table:table-cell>
          <table:table-cell table:formula="of:=[.B55] * [.$L$2]" office:value-type="float" office:value="7.5273517037594" calcext:value-type="float">
            <text:p>7.5273517037594</text:p>
          </table:table-cell>
          <table:table-cell table:formula="of:=[.C55] * [.$L$3]" office:value-type="float" office:value="1.24078835341546" calcext:value-type="float">
            <text:p>1.24078835341546</text:p>
          </table:table-cell>
          <table:table-cell table:formula="of:= [.D55]*[.$L$4]" office:value-type="float" office:value="7.29513628950654" calcext:value-type="float">
            <text:p>7.29513628950654</text:p>
          </table:table-cell>
          <table:table-cell table:number-columns-repeated="13"/>
        </table:table-row>
        <table:table-row table:style-name="ro1">
          <table:table-cell office:value-type="float" office:value="8.01357650756836" calcext:value-type="float">
            <text:p>8.01357650756836</text:p>
          </table:table-cell>
          <table:table-cell office:value-type="float" office:value="2.2618217155739" calcext:value-type="float">
            <text:p>2.2618217155739</text:p>
          </table:table-cell>
          <table:table-cell office:value-type="float" office:value="0.0451364107429981" calcext:value-type="float">
            <text:p>0.045136410742998</text:p>
          </table:table-cell>
          <table:table-cell office:value-type="float" office:value="0.108478924672031" calcext:value-type="float">
            <text:p>0.108478924672031</text:p>
          </table:table-cell>
          <table:table-cell/>
          <table:table-cell table:formula="of:=[.A56]*[.$L$1]" office:value-type="float" office:value="8.01357650756836" calcext:value-type="float">
            <text:p>8.01357650756836</text:p>
          </table:table-cell>
          <table:table-cell table:formula="of:=[.B56] * [.$L$2]" office:value-type="float" office:value="7.50778676101967" calcext:value-type="float">
            <text:p>7.50778676101967</text:p>
          </table:table-cell>
          <table:table-cell table:formula="of:=[.C56] * [.$L$3]" office:value-type="float" office:value="0.671364268862533" calcext:value-type="float">
            <text:p>0.671364268862533</text:p>
          </table:table-cell>
          <table:table-cell table:formula="of:= [.D56]*[.$L$4]" office:value-type="float" office:value="7.27021187337293" calcext:value-type="float">
            <text:p>7.27021187337293</text:p>
          </table:table-cell>
          <table:table-cell table:number-columns-repeated="13"/>
        </table:table-row>
        <table:table-row table:style-name="ro1">
          <table:table-cell office:value-type="float" office:value="1.41956615447998" calcext:value-type="float">
            <text:p>1.41956615447998</text:p>
          </table:table-cell>
          <table:table-cell office:value-type="float" office:value="2.25463239605846" calcext:value-type="float">
            <text:p>2.25463239605846</text:p>
          </table:table-cell>
          <table:table-cell office:value-type="float" office:value="0.0695490911602974" calcext:value-type="float">
            <text:p>0.069549091160297</text:p>
          </table:table-cell>
          <table:table-cell office:value-type="float" office:value="0.107968492855808" calcext:value-type="float">
            <text:p>0.107968492855808</text:p>
          </table:table-cell>
          <table:table-cell/>
          <table:table-cell table:formula="of:=[.A57]*[.$L$1]" office:value-type="float" office:value="1.41956615447998" calcext:value-type="float">
            <text:p>1.41956615447998</text:p>
          </table:table-cell>
          <table:table-cell table:formula="of:=[.B57] * [.$L$2]" office:value-type="float" office:value="7.48392286515772" calcext:value-type="float">
            <text:p>7.48392286515772</text:p>
          </table:table-cell>
          <table:table-cell table:formula="of:=[.C57] * [.$L$3]" office:value-type="float" office:value="1.0344813415216" calcext:value-type="float">
            <text:p>1.0344813415216</text:p>
          </table:table-cell>
          <table:table-cell table:formula="of:= [.D57]*[.$L$4]" office:value-type="float" office:value="7.23600294788739" calcext:value-type="float">
            <text:p>7.23600294788739</text:p>
          </table:table-cell>
          <table:table-cell table:number-columns-repeated="13"/>
        </table:table-row>
        <table:table-row table:style-name="ro1">
          <table:table-cell office:value-type="float" office:value="1.02808904647827" calcext:value-type="float">
            <text:p>1.02808904647827</text:p>
          </table:table-cell>
          <table:table-cell office:value-type="float" office:value="2.24416827450998" calcext:value-type="float">
            <text:p>2.24416827450998</text:p>
          </table:table-cell>
          <table:table-cell office:value-type="float" office:value="0.388661712408066" calcext:value-type="float">
            <text:p>0.388661712408066</text:p>
          </table:table-cell>
          <table:table-cell office:value-type="float" office:value="0.107917896759802" calcext:value-type="float">
            <text:p>0.107917896759802</text:p>
          </table:table-cell>
          <table:table-cell/>
          <table:table-cell table:formula="of:=[.A58]*[.$L$1]" office:value-type="float" office:value="1.02808904647827" calcext:value-type="float">
            <text:p>1.02808904647827</text:p>
          </table:table-cell>
          <table:table-cell table:formula="of:=[.B58] * [.$L$2]" office:value-type="float" office:value="7.44918874235466" calcext:value-type="float">
            <text:p>7.44918874235466</text:p>
          </table:table-cell>
          <table:table-cell table:formula="of:=[.C58] * [.$L$3]" office:value-type="float" office:value="5.78099990873065" calcext:value-type="float">
            <text:p>5.78099990873065</text:p>
          </table:table-cell>
          <table:table-cell table:formula="of:= [.D58]*[.$L$4]" office:value-type="float" office:value="7.23261201882868" calcext:value-type="float">
            <text:p>7.23261201882868</text:p>
          </table:table-cell>
          <table:table-cell table:number-columns-repeated="13"/>
        </table:table-row>
        <table:table-row table:style-name="ro1">
          <table:table-cell office:value-type="float" office:value="1.40923607349396" calcext:value-type="float">
            <text:p>1.40923607349396</text:p>
          </table:table-cell>
          <table:table-cell office:value-type="float" office:value="2.24226318718618" calcext:value-type="float">
            <text:p>2.24226318718618</text:p>
          </table:table-cell>
          <table:table-cell office:value-type="float" office:value="0.0420302338898182" calcext:value-type="float">
            <text:p>0.042030233889818</text:p>
          </table:table-cell>
          <table:table-cell office:value-type="float" office:value="0.10741830419589" calcext:value-type="float">
            <text:p>0.10741830419589</text:p>
          </table:table-cell>
          <table:table-cell/>
          <table:table-cell table:formula="of:=[.A59]*[.$L$1]" office:value-type="float" office:value="1.40923607349396" calcext:value-type="float">
            <text:p>1.40923607349396</text:p>
          </table:table-cell>
          <table:table-cell table:formula="of:=[.B59] * [.$L$2]" office:value-type="float" office:value="7.44286508329271" calcext:value-type="float">
            <text:p>7.44286508329271</text:p>
          </table:table-cell>
          <table:table-cell table:formula="of:=[.C59] * [.$L$3]" office:value-type="float" office:value="0.625162629927023" calcext:value-type="float">
            <text:p>0.625162629927023</text:p>
          </table:table-cell>
          <table:table-cell table:formula="of:= [.D59]*[.$L$4]" office:value-type="float" office:value="7.19912953547088" calcext:value-type="float">
            <text:p>7.19912953547088</text:p>
          </table:table-cell>
          <table:table-cell table:number-columns-repeated="13"/>
        </table:table-row>
        <table:table-row table:style-name="ro1">
          <table:table-cell office:value-type="float" office:value="1.32085871696472" calcext:value-type="float">
            <text:p>1.32085871696472</text:p>
          </table:table-cell>
          <table:table-cell office:value-type="float" office:value="2.23907751987605" calcext:value-type="float">
            <text:p>2.23907751987605</text:p>
          </table:table-cell>
          <table:table-cell office:value-type="float" office:value="0.765179991722107" calcext:value-type="float">
            <text:p>0.765179991722107</text:p>
          </table:table-cell>
          <table:table-cell office:value-type="float" office:value="0.107736518980864" calcext:value-type="float">
            <text:p>0.107736518980864</text:p>
          </table:table-cell>
          <table:table-cell/>
          <table:table-cell table:formula="of:=[.A60]*[.$L$1]" office:value-type="float" office:value="1.32085871696472" calcext:value-type="float">
            <text:p>1.32085871696472</text:p>
          </table:table-cell>
          <table:table-cell table:formula="of:=[.B60] * [.$L$2]" office:value-type="float" office:value="7.43229072604282" calcext:value-type="float">
            <text:p>7.43229072604282</text:p>
          </table:table-cell>
          <table:table-cell table:formula="of:=[.C60] * [.$L$3]" office:value-type="float" office:value="11.381376968935" calcext:value-type="float">
            <text:p>11.381376968935</text:p>
          </table:table-cell>
          <table:table-cell table:formula="of:= [.D60]*[.$L$4]" office:value-type="float" office:value="7.2204561564251" calcext:value-type="float">
            <text:p>7.2204561564251</text:p>
          </table:table-cell>
          <table:table-cell table:number-columns-repeated="13"/>
        </table:table-row>
        <table:table-row table:style-name="ro1">
          <table:table-cell office:value-type="float" office:value="11.5411148071289" calcext:value-type="float">
            <text:p>11.5411148071289</text:p>
          </table:table-cell>
          <table:table-cell office:value-type="float" office:value="2.24446446181301" calcext:value-type="float">
            <text:p>2.24446446181301</text:p>
          </table:table-cell>
          <table:table-cell office:value-type="float" office:value="0.0842586979269982" calcext:value-type="float">
            <text:p>0.084258697926998</text:p>
          </table:table-cell>
          <table:table-cell office:value-type="float" office:value="0.10788691627318" calcext:value-type="float">
            <text:p>0.10788691627318</text:p>
          </table:table-cell>
          <table:table-cell/>
          <table:table-cell table:formula="of:=[.A61]*[.$L$1]" office:value-type="float" office:value="11.5411148071289" calcext:value-type="float">
            <text:p>11.5411148071289</text:p>
          </table:table-cell>
          <table:table-cell table:formula="of:=[.B61] * [.$L$2]" office:value-type="float" office:value="7.45017189283783" calcext:value-type="float">
            <text:p>7.45017189283783</text:p>
          </table:table-cell>
          <table:table-cell table:formula="of:=[.C61] * [.$L$3]" office:value-type="float" office:value="1.25327375832256" calcext:value-type="float">
            <text:p>1.25327375832256</text:p>
          </table:table-cell>
          <table:table-cell table:formula="of:= [.D61]*[.$L$4]" office:value-type="float" office:value="7.23053571965483" calcext:value-type="float">
            <text:p>7.23053571965483</text:p>
          </table:table-cell>
          <table:table-cell table:number-columns-repeated="13"/>
        </table:table-row>
        <table:table-row table:style-name="ro1">
          <table:table-cell office:value-type="float" office:value="1.07208263874054" calcext:value-type="float">
            <text:p>1.07208263874054</text:p>
          </table:table-cell>
          <table:table-cell office:value-type="float" office:value="2.23389645942195" calcext:value-type="float">
            <text:p>2.23389645942195</text:p>
          </table:table-cell>
          <table:table-cell office:value-type="float" office:value="3.44190955162048" calcext:value-type="float">
            <text:p>3.44190955162048</text:p>
          </table:table-cell>
          <table:table-cell office:value-type="float" office:value="0.108593975686294" calcext:value-type="float">
            <text:p>0.108593975686294</text:p>
          </table:table-cell>
          <table:table-cell/>
          <table:table-cell table:formula="of:=[.A62]*[.$L$1]" office:value-type="float" office:value="1.07208263874054" calcext:value-type="float">
            <text:p>1.07208263874054</text:p>
          </table:table-cell>
          <table:table-cell table:formula="of:=[.B62] * [.$L$2]" office:value-type="float" office:value="7.4150929527535" calcext:value-type="float">
            <text:p>7.4150929527535</text:p>
          </table:table-cell>
          <table:table-cell table:formula="of:=[.C62] * [.$L$3]" office:value-type="float" office:value="51.1953664807767" calcext:value-type="float">
            <text:p>51.1953664807767</text:p>
          </table:table-cell>
          <table:table-cell table:formula="of:= [.D62]*[.$L$4]" office:value-type="float" office:value="7.27792254392451" calcext:value-type="float">
            <text:p>7.27792254392451</text:p>
          </table:table-cell>
          <table:table-cell table:number-columns-repeated="13"/>
        </table:table-row>
        <table:table-row table:style-name="ro1">
          <table:table-cell office:value-type="float" office:value="0.874792039394379" calcext:value-type="float">
            <text:p>0.874792039394379</text:p>
          </table:table-cell>
          <table:table-cell office:value-type="float" office:value="2.23375661711582" calcext:value-type="float">
            <text:p>2.23375661711582</text:p>
          </table:table-cell>
          <table:table-cell office:value-type="float" office:value="0.073900893330574" calcext:value-type="float">
            <text:p>0.073900893330574</text:p>
          </table:table-cell>
          <table:table-cell office:value-type="float" office:value="0.108539867268102" calcext:value-type="float">
            <text:p>0.108539867268102</text:p>
          </table:table-cell>
          <table:table-cell/>
          <table:table-cell table:formula="of:=[.A63]*[.$L$1]" office:value-type="float" office:value="0.874792039394379" calcext:value-type="float">
            <text:p>0.874792039394379</text:p>
          </table:table-cell>
          <table:table-cell table:formula="of:=[.B63] * [.$L$2]" office:value-type="float" office:value="7.41462876664752" calcext:value-type="float">
            <text:p>7.41462876664752</text:p>
          </table:table-cell>
          <table:table-cell table:formula="of:=[.C63] * [.$L$3]" office:value-type="float" office:value="1.09921055756223" calcext:value-type="float">
            <text:p>1.09921055756223</text:p>
          </table:table-cell>
          <table:table-cell table:formula="of:= [.D63]*[.$L$4]" office:value-type="float" office:value="7.27429622051119" calcext:value-type="float">
            <text:p>7.27429622051119</text:p>
          </table:table-cell>
          <table:table-cell table:number-columns-repeated="13"/>
        </table:table-row>
        <table:table-row table:style-name="ro1">
          <table:table-cell office:value-type="float" office:value="1.29309451580048" calcext:value-type="float">
            <text:p>1.29309451580048</text:p>
          </table:table-cell>
          <table:table-cell office:value-type="float" office:value="2.23171308909169" calcext:value-type="float">
            <text:p>2.23171308909169</text:p>
          </table:table-cell>
          <table:table-cell office:value-type="float" office:value="0.115078367292881" calcext:value-type="float">
            <text:p>0.115078367292881</text:p>
          </table:table-cell>
          <table:table-cell office:value-type="float" office:value="0.108555669662424" calcext:value-type="float">
            <text:p>0.108555669662424</text:p>
          </table:table-cell>
          <table:table-cell/>
          <table:table-cell table:formula="of:=[.A64]*[.$L$1]" office:value-type="float" office:value="1.29309451580048" calcext:value-type="float">
            <text:p>1.29309451580048</text:p>
          </table:table-cell>
          <table:table-cell table:formula="of:=[.B64] * [.$L$2]" office:value-type="float" office:value="7.40784557390525" calcext:value-type="float">
            <text:p>7.40784557390525</text:p>
          </table:table-cell>
          <table:table-cell table:formula="of:=[.C64] * [.$L$3]" office:value-type="float" office:value="1.71168913628038" calcext:value-type="float">
            <text:p>1.71168913628038</text:p>
          </table:table-cell>
          <table:table-cell table:formula="of:= [.D64]*[.$L$4]" office:value-type="float" office:value="7.2753552903275" calcext:value-type="float">
            <text:p>7.2753552903275</text:p>
          </table:table-cell>
          <table:table-cell table:number-columns-repeated="13"/>
        </table:table-row>
        <table:table-row table:style-name="ro1">
          <table:table-cell office:value-type="float" office:value="1.38083374500275" calcext:value-type="float">
            <text:p>1.38083374500275</text:p>
          </table:table-cell>
          <table:table-cell office:value-type="float" office:value="2.22759351455076" calcext:value-type="float">
            <text:p>2.22759351455076</text:p>
          </table:table-cell>
          <table:table-cell office:value-type="float" office:value="0.0666108727455139" calcext:value-type="float">
            <text:p>0.066610872745514</text:p>
          </table:table-cell>
          <table:table-cell office:value-type="float" office:value="0.108493189417831" calcext:value-type="float">
            <text:p>0.108493189417831</text:p>
          </table:table-cell>
          <table:table-cell/>
          <table:table-cell table:formula="of:=[.A65]*[.$L$1]" office:value-type="float" office:value="1.38083374500275" calcext:value-type="float">
            <text:p>1.38083374500275</text:p>
          </table:table-cell>
          <table:table-cell table:formula="of:=[.B65] * [.$L$2]" office:value-type="float" office:value="7.39417124803491" calcext:value-type="float">
            <text:p>7.39417124803491</text:p>
          </table:table-cell>
          <table:table-cell table:formula="of:=[.C65] * [.$L$3]" office:value-type="float" office:value="0.990777936103936" calcext:value-type="float">
            <text:p>0.990777936103936</text:p>
          </table:table-cell>
          <table:table-cell table:formula="of:= [.D65]*[.$L$4]" office:value-type="float" office:value="7.27116789063246" calcext:value-type="float">
            <text:p>7.27116789063246</text:p>
          </table:table-cell>
          <table:table-cell table:number-columns-repeated="13"/>
        </table:table-row>
        <table:table-row table:style-name="ro1">
          <table:table-cell office:value-type="float" office:value="1.57463669776917" calcext:value-type="float">
            <text:p>1.57463669776917</text:p>
          </table:table-cell>
          <table:table-cell office:value-type="float" office:value="2.2199672322608" calcext:value-type="float">
            <text:p>2.2199672322608</text:p>
          </table:table-cell>
          <table:table-cell office:value-type="float" office:value="0.0531668812036514" calcext:value-type="float">
            <text:p>0.053166881203652</text:p>
          </table:table-cell>
          <table:table-cell office:value-type="float" office:value="0.108267870577455" calcext:value-type="float">
            <text:p>0.108267870577455</text:p>
          </table:table-cell>
          <table:table-cell/>
          <table:table-cell table:formula="of:=[.A66]*[.$L$1]" office:value-type="float" office:value="1.57463669776917" calcext:value-type="float">
            <text:p>1.57463669776917</text:p>
          </table:table-cell>
          <table:table-cell table:formula="of:=[.B66] * [.$L$2]" office:value-type="float" office:value="7.3688569180777" calcext:value-type="float">
            <text:p>7.3688569180777</text:p>
          </table:table-cell>
          <table:table-cell table:formula="of:=[.C66] * [.$L$3]" office:value-type="float" office:value="0.790810428641089" calcext:value-type="float">
            <text:p>0.790810428641089</text:p>
          </table:table-cell>
          <table:table-cell table:formula="of:= [.D66]*[.$L$4]" office:value-type="float" office:value="7.25606711678587" calcext:value-type="float">
            <text:p>7.25606711678587</text:p>
          </table:table-cell>
          <table:table-cell table:number-columns-repeated="13"/>
        </table:table-row>
        <table:table-row table:style-name="ro1">
          <table:table-cell office:value-type="float" office:value="19.6124229431152" calcext:value-type="float">
            <text:p>19.6124229431152</text:p>
          </table:table-cell>
          <table:table-cell office:value-type="float" office:value="2.21961823234702" calcext:value-type="float">
            <text:p>2.21961823234702</text:p>
          </table:table-cell>
          <table:table-cell office:value-type="float" office:value="0.0534782968461514" calcext:value-type="float">
            <text:p>0.053478296846151</text:p>
          </table:table-cell>
          <table:table-cell office:value-type="float" office:value="0.107638947824026" calcext:value-type="float">
            <text:p>0.107638947824026</text:p>
          </table:table-cell>
          <table:table-cell/>
          <table:table-cell table:formula="of:=[.A67]*[.$L$1]" office:value-type="float" office:value="19.6124229431152" calcext:value-type="float">
            <text:p>19.6124229431152</text:p>
          </table:table-cell>
          <table:table-cell table:formula="of:=[.B67] * [.$L$2]" office:value-type="float" office:value="7.36769846384843" calcext:value-type="float">
            <text:p>7.36769846384843</text:p>
          </table:table-cell>
          <table:table-cell table:formula="of:=[.C67] * [.$L$3]" office:value-type="float" office:value="0.795442461443381" calcext:value-type="float">
            <text:p>0.795442461443381</text:p>
          </table:table-cell>
          <table:table-cell table:formula="of:= [.D67]*[.$L$4]" office:value-type="float" office:value="7.21391697856099" calcext:value-type="float">
            <text:p>7.21391697856099</text:p>
          </table:table-cell>
          <table:table-cell table:number-columns-repeated="13"/>
        </table:table-row>
        <table:table-row table:style-name="ro1">
          <table:table-cell office:value-type="float" office:value="12.8651914596558" calcext:value-type="float">
            <text:p>12.8651914596558</text:p>
          </table:table-cell>
          <table:table-cell office:value-type="float" office:value="2.22145944799786" calcext:value-type="float">
            <text:p>2.22145944799786</text:p>
          </table:table-cell>
          <table:table-cell office:value-type="float" office:value="1.50306880474091" calcext:value-type="float">
            <text:p>1.50306880474091</text:p>
          </table:table-cell>
          <table:table-cell office:value-type="float" office:value="0.107982419475064" calcext:value-type="float">
            <text:p>0.107982419475064</text:p>
          </table:table-cell>
          <table:table-cell/>
          <table:table-cell table:formula="of:=[.A68]*[.$L$1]" office:value-type="float" office:value="12.8651914596558" calcext:value-type="float">
            <text:p>12.8651914596558</text:p>
          </table:table-cell>
          <table:table-cell table:formula="of:=[.B68] * [.$L$2]" office:value-type="float" office:value="7.37381011022287" calcext:value-type="float">
            <text:p>7.37381011022287</text:p>
          </table:table-cell>
          <table:table-cell table:formula="of:=[.C68] * [.$L$3]" office:value-type="float" office:value="22.3568217439952" calcext:value-type="float">
            <text:p>22.3568217439952</text:p>
          </table:table-cell>
          <table:table-cell table:formula="of:= [.D68]*[.$L$4]" office:value-type="float" office:value="7.23693630404832" calcext:value-type="float">
            <text:p>7.23693630404832</text:p>
          </table:table-cell>
          <table:table-cell table:number-columns-repeated="13"/>
        </table:table-row>
        <table:table-row table:style-name="ro1">
          <table:table-cell office:value-type="float" office:value="1.31868207454681" calcext:value-type="float">
            <text:p>1.31868207454681</text:p>
          </table:table-cell>
          <table:table-cell office:value-type="float" office:value="2.21415799660619" calcext:value-type="float">
            <text:p>2.21415799660619</text:p>
          </table:table-cell>
          <table:table-cell office:value-type="float" office:value="0.929488182067871" calcext:value-type="float">
            <text:p>0.929488182067871</text:p>
          </table:table-cell>
          <table:table-cell office:value-type="float" office:value="0.108304598403771" calcext:value-type="float">
            <text:p>0.108304598403771</text:p>
          </table:table-cell>
          <table:table-cell/>
          <table:table-cell table:formula="of:=[.A69]*[.$L$1]" office:value-type="float" office:value="1.31868207454681" calcext:value-type="float">
            <text:p>1.31868207454681</text:p>
          </table:table-cell>
          <table:table-cell table:formula="of:=[.B69] * [.$L$2]" office:value-type="float" office:value="7.34957400897881" calcext:value-type="float">
            <text:p>7.34957400897881</text:p>
          </table:table-cell>
          <table:table-cell table:formula="of:=[.C69] * [.$L$3]" office:value-type="float" office:value="13.8253162690205" calcext:value-type="float">
            <text:p>13.8253162690205</text:p>
          </table:table-cell>
          <table:table-cell table:formula="of:= [.D69]*[.$L$4]" office:value-type="float" office:value="7.258528600247" calcext:value-type="float">
            <text:p>7.258528600247</text:p>
          </table:table-cell>
          <table:table-cell table:number-columns-repeated="13"/>
        </table:table-row>
        <table:table-row table:style-name="ro1">
          <table:table-cell office:value-type="float" office:value="1.09508490562439" calcext:value-type="float">
            <text:p>1.09508490562439</text:p>
          </table:table-cell>
          <table:table-cell office:value-type="float" office:value="2.20728513393955" calcext:value-type="float">
            <text:p>2.20728513393955</text:p>
          </table:table-cell>
          <table:table-cell office:value-type="float" office:value="0.0811724364757538" calcext:value-type="float">
            <text:p>0.081172436475754</text:p>
          </table:table-cell>
          <table:table-cell office:value-type="float" office:value="0.107945523011582" calcext:value-type="float">
            <text:p>0.107945523011582</text:p>
          </table:table-cell>
          <table:table-cell/>
          <table:table-cell table:formula="of:=[.A70]*[.$L$1]" office:value-type="float" office:value="1.09508490562439" calcext:value-type="float">
            <text:p>1.09508490562439</text:p>
          </table:table-cell>
          <table:table-cell table:formula="of:=[.B70] * [.$L$2]" office:value-type="float" office:value="7.32676054539608" calcext:value-type="float">
            <text:p>7.32676054539608</text:p>
          </table:table-cell>
          <table:table-cell table:formula="of:=[.C70] * [.$L$3]" office:value-type="float" office:value="1.20736834341195" calcext:value-type="float">
            <text:p>1.20736834341195</text:p>
          </table:table-cell>
          <table:table-cell table:formula="of:= [.D70]*[.$L$4]" office:value-type="float" office:value="7.23446351859527" calcext:value-type="float">
            <text:p>7.23446351859527</text:p>
          </table:table-cell>
          <table:table-cell table:number-columns-repeated="13"/>
        </table:table-row>
        <table:table-row table:style-name="ro1">
          <table:table-cell office:value-type="float" office:value="43.914680480957" calcext:value-type="float">
            <text:p>43.914680480957</text:p>
          </table:table-cell>
          <table:table-cell office:value-type="float" office:value="2.23763381276856" calcext:value-type="float">
            <text:p>2.23763381276856</text:p>
          </table:table-cell>
          <table:table-cell office:value-type="float" office:value="0.0911221504211426" calcext:value-type="float">
            <text:p>0.091122150421143</text:p>
          </table:table-cell>
          <table:table-cell office:value-type="float" office:value="0.107236162368386" calcext:value-type="float">
            <text:p>0.107236162368386</text:p>
          </table:table-cell>
          <table:table-cell/>
          <table:table-cell table:formula="of:=[.A71]*[.$L$1]" office:value-type="float" office:value="43.914680480957" calcext:value-type="float">
            <text:p>43.914680480957</text:p>
          </table:table-cell>
          <table:table-cell table:formula="of:=[.B71] * [.$L$2]" office:value-type="float" office:value="7.42749855120705" calcext:value-type="float">
            <text:p>7.42749855120705</text:p>
          </table:table-cell>
          <table:table-cell table:formula="of:=[.C71] * [.$L$3]" office:value-type="float" office:value="1.35536155595097" calcext:value-type="float">
            <text:p>1.35536155595097</text:p>
          </table:table-cell>
          <table:table-cell table:formula="of:= [.D71]*[.$L$4]" office:value-type="float" office:value="7.18692246685402" calcext:value-type="float">
            <text:p>7.18692246685402</text:p>
          </table:table-cell>
          <table:table-cell table:number-columns-repeated="13"/>
        </table:table-row>
        <table:table-row table:style-name="ro1">
          <table:table-cell office:value-type="float" office:value="4.83892345428467" calcext:value-type="float">
            <text:p>4.83892345428467</text:p>
          </table:table-cell>
          <table:table-cell office:value-type="float" office:value="2.23464349721493" calcext:value-type="float">
            <text:p>2.23464349721493</text:p>
          </table:table-cell>
          <table:table-cell office:value-type="float" office:value="0.0897084400057793" calcext:value-type="float">
            <text:p>0.089708440005779</text:p>
          </table:table-cell>
          <table:table-cell office:value-type="float" office:value="0.107204780954205" calcext:value-type="float">
            <text:p>0.107204780954205</text:p>
          </table:table-cell>
          <table:table-cell/>
          <table:table-cell table:formula="of:=[.A72]*[.$L$1]" office:value-type="float" office:value="4.83892345428467" calcext:value-type="float">
            <text:p>4.83892345428467</text:p>
          </table:table-cell>
          <table:table-cell table:formula="of:=[.B72] * [.$L$2]" office:value-type="float" office:value="7.41757263557444" calcext:value-type="float">
            <text:p>7.41757263557444</text:p>
          </table:table-cell>
          <table:table-cell table:formula="of:=[.C72] * [.$L$3]" office:value-type="float" office:value="1.33433386137424" calcext:value-type="float">
            <text:p>1.33433386137424</text:p>
          </table:table-cell>
          <table:table-cell table:formula="of:= [.D72]*[.$L$4]" office:value-type="float" office:value="7.18481929768384" calcext:value-type="float">
            <text:p>7.18481929768384</text:p>
          </table:table-cell>
          <table:table-cell table:number-columns-repeated="13"/>
        </table:table-row>
        <table:table-row table:style-name="ro1">
          <table:table-cell office:value-type="float" office:value="1.48916292190552" calcext:value-type="float">
            <text:p>1.48916292190552</text:p>
          </table:table-cell>
          <table:table-cell office:value-type="float" office:value="2.23185857188232" calcext:value-type="float">
            <text:p>2.23185857188232</text:p>
          </table:table-cell>
          <table:table-cell office:value-type="float" office:value="0.114558167755604" calcext:value-type="float">
            <text:p>0.114558167755604</text:p>
          </table:table-cell>
          <table:table-cell office:value-type="float" office:value="0.107186543226609" calcext:value-type="float">
            <text:p>0.107186543226609</text:p>
          </table:table-cell>
          <table:table-cell/>
          <table:table-cell table:formula="of:=[.A73]*[.$L$1]" office:value-type="float" office:value="1.48916292190552" calcext:value-type="float">
            <text:p>1.48916292190552</text:p>
          </table:table-cell>
          <table:table-cell table:formula="of:=[.B73] * [.$L$2]" office:value-type="float" office:value="7.40832848277554" calcext:value-type="float">
            <text:p>7.40832848277554</text:p>
          </table:table-cell>
          <table:table-cell table:formula="of:=[.C73] * [.$L$3]" office:value-type="float" office:value="1.70395162733234" calcext:value-type="float">
            <text:p>1.70395162733234</text:p>
          </table:table-cell>
          <table:table-cell table:formula="of:= [.D73]*[.$L$4]" office:value-type="float" office:value="7.18359701285656" calcext:value-type="float">
            <text:p>7.18359701285656</text:p>
          </table:table-cell>
          <table:table-cell table:number-columns-repeated="13"/>
        </table:table-row>
        <table:table-row table:style-name="ro1">
          <table:table-cell office:value-type="float" office:value="0.742296516895294" calcext:value-type="float">
            <text:p>0.742296516895294</text:p>
          </table:table-cell>
          <table:table-cell office:value-type="float" office:value="2.23008026852909" calcext:value-type="float">
            <text:p>2.23008026852909</text:p>
          </table:table-cell>
          <table:table-cell office:value-type="float" office:value="0.0815033987164498" calcext:value-type="float">
            <text:p>0.08150339871645</text:p>
          </table:table-cell>
          <table:table-cell office:value-type="float" office:value="0.107026793395703" calcext:value-type="float">
            <text:p>0.107026793395703</text:p>
          </table:table-cell>
          <table:table-cell/>
          <table:table-cell table:formula="of:=[.A74]*[.$L$1]" office:value-type="float" office:value="0.742296516895294" calcext:value-type="float">
            <text:p>0.742296516895294</text:p>
          </table:table-cell>
          <table:table-cell table:formula="of:=[.B74] * [.$L$2]" office:value-type="float" office:value="7.40242566458233" calcext:value-type="float">
            <text:p>7.40242566458233</text:p>
          </table:table-cell>
          <table:table-cell table:formula="of:=[.C74] * [.$L$3]" office:value-type="float" office:value="1.21229111460904" calcext:value-type="float">
            <text:p>1.21229111460904</text:p>
          </table:table-cell>
          <table:table-cell table:formula="of:= [.D74]*[.$L$4]" office:value-type="float" office:value="7.17289064642695" calcext:value-type="float">
            <text:p>7.17289064642695</text:p>
          </table:table-cell>
          <table:table-cell table:number-columns-repeated="13"/>
        </table:table-row>
        <table:table-row table:style-name="ro1">
          <table:table-cell office:value-type="float" office:value="1.46510946750641" calcext:value-type="float">
            <text:p>1.46510946750641</text:p>
          </table:table-cell>
          <table:table-cell office:value-type="float" office:value="2.22380670247497" calcext:value-type="float">
            <text:p>2.22380670247497</text:p>
          </table:table-cell>
          <table:table-cell office:value-type="float" office:value="0.0921013280749321" calcext:value-type="float">
            <text:p>0.092101328074932</text:p>
          </table:table-cell>
          <table:table-cell office:value-type="float" office:value="0.106919014868433" calcext:value-type="float">
            <text:p>0.106919014868433</text:p>
          </table:table-cell>
          <table:table-cell/>
          <table:table-cell table:formula="of:=[.A75]*[.$L$1]" office:value-type="float" office:value="1.46510946750641" calcext:value-type="float">
            <text:p>1.46510946750641</text:p>
          </table:table-cell>
          <table:table-cell table:formula="of:=[.B75] * [.$L$2]" office:value-type="float" office:value="7.38160147855513" calcext:value-type="float">
            <text:p>7.38160147855513</text:p>
          </table:table-cell>
          <table:table-cell table:formula="of:=[.C75] * [.$L$3]" office:value-type="float" office:value="1.36992595925202" calcext:value-type="float">
            <text:p>1.36992595925202</text:p>
          </table:table-cell>
          <table:table-cell table:formula="of:= [.D75]*[.$L$4]" office:value-type="float" office:value="7.16566737489273" calcext:value-type="float">
            <text:p>7.16566737489273</text:p>
          </table:table-cell>
          <table:table-cell table:number-columns-repeated="13"/>
        </table:table-row>
        <table:table-row table:style-name="ro1">
          <table:table-cell office:value-type="float" office:value="0.985360443592072" calcext:value-type="float">
            <text:p>0.985360443592072</text:p>
          </table:table-cell>
          <table:table-cell office:value-type="float" office:value="2.22093492662326" calcext:value-type="float">
            <text:p>2.22093492662326</text:p>
          </table:table-cell>
          <table:table-cell office:value-type="float" office:value="0.0826400741934776" calcext:value-type="float">
            <text:p>0.082640074193478</text:p>
          </table:table-cell>
          <table:table-cell office:value-type="float" office:value="0.106631411671083" calcext:value-type="float">
            <text:p>0.106631411671083</text:p>
          </table:table-cell>
          <table:table-cell/>
          <table:table-cell table:formula="of:=[.A76]*[.$L$1]" office:value-type="float" office:value="0.985360443592072" calcext:value-type="float">
            <text:p>0.985360443592072</text:p>
          </table:table-cell>
          <table:table-cell table:formula="of:=[.B76] * [.$L$2]" office:value-type="float" office:value="7.37206903814587" calcext:value-type="float">
            <text:p>7.37206903814587</text:p>
          </table:table-cell>
          <table:table-cell table:formula="of:=[.C76] * [.$L$3]" office:value-type="float" office:value="1.22919815901082" calcext:value-type="float">
            <text:p>1.22919815901082</text:p>
          </table:table-cell>
          <table:table-cell table:formula="of:= [.D76]*[.$L$4]" office:value-type="float" office:value="7.14639232965679" calcext:value-type="float">
            <text:p>7.14639232965679</text:p>
          </table:table-cell>
          <table:table-cell table:number-columns-repeated="13"/>
        </table:table-row>
        <table:table-row table:style-name="ro1">
          <table:table-cell office:value-type="float" office:value="0.997473001480102" calcext:value-type="float">
            <text:p>0.997473001480102</text:p>
          </table:table-cell>
          <table:table-cell office:value-type="float" office:value="2.2140540483777" calcext:value-type="float">
            <text:p>2.2140540483777</text:p>
          </table:table-cell>
          <table:table-cell office:value-type="float" office:value="0.0721967220306397" calcext:value-type="float">
            <text:p>0.07219672203064</text:p>
          </table:table-cell>
          <table:table-cell office:value-type="float" office:value="0.106447369785949" calcext:value-type="float">
            <text:p>0.106447369785949</text:p>
          </table:table-cell>
          <table:table-cell/>
          <table:table-cell table:formula="of:=[.A77]*[.$L$1]" office:value-type="float" office:value="0.997473001480102" calcext:value-type="float">
            <text:p>0.997473001480102</text:p>
          </table:table-cell>
          <table:table-cell table:formula="of:=[.B77] * [.$L$2]" office:value-type="float" office:value="7.34922896801987" calcext:value-type="float">
            <text:p>7.34922896801987</text:p>
          </table:table-cell>
          <table:table-cell table:formula="of:=[.C77] * [.$L$3]" office:value-type="float" office:value="1.07386251371108" calcext:value-type="float">
            <text:p>1.07386251371108</text:p>
          </table:table-cell>
          <table:table-cell table:formula="of:= [.D77]*[.$L$4]" office:value-type="float" office:value="7.13405791997728" calcext:value-type="float">
            <text:p>7.13405791997728</text:p>
          </table:table-cell>
          <table:table-cell table:number-columns-repeated="13"/>
        </table:table-row>
        <table:table-row table:style-name="ro1">
          <table:table-cell office:value-type="float" office:value="0.791649162769318" calcext:value-type="float">
            <text:p>0.791649162769318</text:p>
          </table:table-cell>
          <table:table-cell office:value-type="float" office:value="2.2110448185811" calcext:value-type="float">
            <text:p>2.2110448185811</text:p>
          </table:table-cell>
          <table:table-cell office:value-type="float" office:value="0.0119667751714587" calcext:value-type="float">
            <text:p>0.011966775171459</text:p>
          </table:table-cell>
          <table:table-cell office:value-type="float" office:value="0.106068024366809" calcext:value-type="float">
            <text:p>0.106068024366809</text:p>
          </table:table-cell>
          <table:table-cell/>
          <table:table-cell table:formula="of:=[.A78]*[.$L$1]" office:value-type="float" office:value="0.791649162769318" calcext:value-type="float">
            <text:p>0.791649162769318</text:p>
          </table:table-cell>
          <table:table-cell table:formula="of:=[.B78] * [.$L$2]" office:value-type="float" office:value="7.33924026932084" calcext:value-type="float">
            <text:p>7.33924026932084</text:p>
          </table:table-cell>
          <table:table-cell table:formula="of:=[.C78] * [.$L$3]" office:value-type="float" office:value="0.177995217860228" calcext:value-type="float">
            <text:p>0.177995217860228</text:p>
          </table:table-cell>
          <table:table-cell table:formula="of:= [.D78]*[.$L$4]" office:value-type="float" office:value="7.10863434965078" calcext:value-type="float">
            <text:p>7.10863434965078</text:p>
          </table:table-cell>
          <table:table-cell table:number-columns-repeated="13"/>
        </table:table-row>
        <table:table-row table:style-name="ro1">
          <table:table-cell office:value-type="float" office:value="12.3359346389771" calcext:value-type="float">
            <text:p>12.3359346389771</text:p>
          </table:table-cell>
          <table:table-cell office:value-type="float" office:value="2.21836728044848" calcext:value-type="float">
            <text:p>2.21836728044848</text:p>
          </table:table-cell>
          <table:table-cell office:value-type="float" office:value="0.0719754472374916" calcext:value-type="float">
            <text:p>0.071975447237492</text:p>
          </table:table-cell>
          <table:table-cell office:value-type="float" office:value="0.105484151665837" calcext:value-type="float">
            <text:p>0.105484151665837</text:p>
          </table:table-cell>
          <table:table-cell/>
          <table:table-cell table:formula="of:=[.A79]*[.$L$1]" office:value-type="float" office:value="12.3359346389771" calcext:value-type="float">
            <text:p>12.3359346389771</text:p>
          </table:table-cell>
          <table:table-cell table:formula="of:=[.B79] * [.$L$2]" office:value-type="float" office:value="7.36354611176965" calcext:value-type="float">
            <text:p>7.36354611176965</text:p>
          </table:table-cell>
          <table:table-cell table:formula="of:=[.C79] * [.$L$3]" office:value-type="float" office:value="1.07057124647751" calcext:value-type="float">
            <text:p>1.07057124647751</text:p>
          </table:table-cell>
          <table:table-cell table:formula="of:= [.D79]*[.$L$4]" office:value-type="float" office:value="7.06950344698028" calcext:value-type="float">
            <text:p>7.06950344698028</text:p>
          </table:table-cell>
          <table:table-cell table:number-columns-repeated="13"/>
        </table:table-row>
        <table:table-row table:style-name="ro1">
          <table:table-cell office:value-type="float" office:value="1.15222156047821" calcext:value-type="float">
            <text:p>1.15222156047821</text:p>
          </table:table-cell>
          <table:table-cell office:value-type="float" office:value="2.21393391789833" calcext:value-type="float">
            <text:p>2.21393391789833</text:p>
          </table:table-cell>
          <table:table-cell office:value-type="float" office:value="0.0637529790401459" calcext:value-type="float">
            <text:p>0.063752979040146</text:p>
          </table:table-cell>
          <table:table-cell office:value-type="float" office:value="0.10533379465354" calcext:value-type="float">
            <text:p>0.10533379465354</text:p>
          </table:table-cell>
          <table:table-cell/>
          <table:table-cell table:formula="of:=[.A80]*[.$L$1]" office:value-type="float" office:value="1.15222156047821" calcext:value-type="float">
            <text:p>1.15222156047821</text:p>
          </table:table-cell>
          <table:table-cell table:formula="of:=[.B80] * [.$L$2]" office:value-type="float" office:value="7.34883021244318" calcext:value-type="float">
            <text:p>7.34883021244318</text:p>
          </table:table-cell>
          <table:table-cell table:formula="of:=[.C80] * [.$L$3]" office:value-type="float" office:value="0.948269289837929" calcext:value-type="float">
            <text:p>0.948269289837929</text:p>
          </table:table-cell>
          <table:table-cell table:formula="of:= [.D80]*[.$L$4]" office:value-type="float" office:value="7.05942658330052" calcext:value-type="float">
            <text:p>7.05942658330052</text:p>
          </table:table-cell>
          <table:table-cell table:number-columns-repeated="13"/>
        </table:table-row>
        <table:table-row table:style-name="ro1">
          <table:table-cell office:value-type="float" office:value="1.44182407855988" calcext:value-type="float">
            <text:p>1.44182407855988</text:p>
          </table:table-cell>
          <table:table-cell office:value-type="float" office:value="2.20901331197498" calcext:value-type="float">
            <text:p>2.20901331197498</text:p>
          </table:table-cell>
          <table:table-cell office:value-type="float" office:value="1.16959095001221" calcext:value-type="float">
            <text:p>1.16959095001221</text:p>
          </table:table-cell>
          <table:table-cell office:value-type="float" office:value="0.105839662154184" calcext:value-type="float">
            <text:p>0.105839662154184</text:p>
          </table:table-cell>
          <table:table-cell/>
          <table:table-cell table:formula="of:=[.A81]*[.$L$1]" office:value-type="float" office:value="1.44182407855988" calcext:value-type="float">
            <text:p>1.44182407855988</text:p>
          </table:table-cell>
          <table:table-cell table:formula="of:=[.B81] * [.$L$2]" office:value-type="float" office:value="7.33249697991953" calcext:value-type="float">
            <text:p>7.33249697991953</text:p>
          </table:table-cell>
          <table:table-cell table:formula="of:=[.C81] * [.$L$3]" office:value-type="float" office:value="17.3966330086401" calcext:value-type="float">
            <text:p>17.3966330086401</text:p>
          </table:table-cell>
          <table:table-cell table:formula="of:= [.D81]*[.$L$4]" office:value-type="float" office:value="7.09332961027697" calcext:value-type="float">
            <text:p>7.09332961027697</text:p>
          </table:table-cell>
          <table:table-cell table:number-columns-repeated="13"/>
        </table:table-row>
        <table:table-row table:style-name="ro1">
          <table:table-cell office:value-type="float" office:value="0.950084984302521" calcext:value-type="float">
            <text:p>0.950084984302521</text:p>
          </table:table-cell>
          <table:table-cell office:value-type="float" office:value="2.20684551026985" calcext:value-type="float">
            <text:p>2.20684551026985</text:p>
          </table:table-cell>
          <table:table-cell office:value-type="float" office:value="0.0839883685112" calcext:value-type="float">
            <text:p>0.0839883685112</text:p>
          </table:table-cell>
          <table:table-cell office:value-type="float" office:value="0.105762013012636" calcext:value-type="float">
            <text:p>0.105762013012636</text:p>
          </table:table-cell>
          <table:table-cell/>
          <table:table-cell table:formula="of:=[.A82]*[.$L$1]" office:value-type="float" office:value="0.950084984302521" calcext:value-type="float">
            <text:p>0.950084984302521</text:p>
          </table:table-cell>
          <table:table-cell table:formula="of:=[.B82] * [.$L$2]" office:value-type="float" office:value="7.32530127884801" calcext:value-type="float">
            <text:p>7.32530127884801</text:p>
          </table:table-cell>
          <table:table-cell table:formula="of:=[.C82] * [.$L$3]" office:value-type="float" office:value="1.24925284687653" calcext:value-type="float">
            <text:p>1.24925284687653</text:p>
          </table:table-cell>
          <table:table-cell table:formula="of:= [.D82]*[.$L$4]" office:value-type="float" office:value="7.0881255974925" calcext:value-type="float">
            <text:p>7.0881255974925</text:p>
          </table:table-cell>
          <table:table-cell table:number-columns-repeated="13"/>
        </table:table-row>
        <table:table-row table:style-name="ro1">
          <table:table-cell office:value-type="float" office:value="0.958709120750427" calcext:value-type="float">
            <text:p>0.958709120750427</text:p>
          </table:table-cell>
          <table:table-cell office:value-type="float" office:value="2.20366000723854" calcext:value-type="float">
            <text:p>2.20366000723854</text:p>
          </table:table-cell>
          <table:table-cell office:value-type="float" office:value="0.0680601820349693" calcext:value-type="float">
            <text:p>0.068060182034969</text:p>
          </table:table-cell>
          <table:table-cell office:value-type="float" office:value="0.105641486269151" calcext:value-type="float">
            <text:p>0.105641486269151</text:p>
          </table:table-cell>
          <table:table-cell/>
          <table:table-cell table:formula="of:=[.A83]*[.$L$1]" office:value-type="float" office:value="0.958709120750427" calcext:value-type="float">
            <text:p>0.958709120750427</text:p>
          </table:table-cell>
          <table:table-cell table:formula="of:=[.B83] * [.$L$2]" office:value-type="float" office:value="7.31472746689768" calcext:value-type="float">
            <text:p>7.31472746689768</text:p>
          </table:table-cell>
          <table:table-cell table:formula="of:=[.C83] * [.$L$3]" office:value-type="float" office:value="1.01233513251043" calcext:value-type="float">
            <text:p>1.01233513251043</text:p>
          </table:table-cell>
          <table:table-cell table:formula="of:= [.D83]*[.$L$4]" office:value-type="float" office:value="7.08004794587319" calcext:value-type="float">
            <text:p>7.08004794587319</text:p>
          </table:table-cell>
          <table:table-cell table:number-columns-repeated="13"/>
        </table:table-row>
        <table:table-row table:style-name="ro1">
          <table:table-cell office:value-type="float" office:value="0.934654176235199" calcext:value-type="float">
            <text:p>0.934654176235199</text:p>
          </table:table-cell>
          <table:table-cell office:value-type="float" office:value="2.20033605443226" calcext:value-type="float">
            <text:p>2.20033605443226</text:p>
          </table:table-cell>
          <table:table-cell office:value-type="float" office:value="3.06897711753845" calcext:value-type="float">
            <text:p>3.06897711753845</text:p>
          </table:table-cell>
          <table:table-cell office:value-type="float" office:value="0.106952327271477" calcext:value-type="float">
            <text:p>0.106952327271477</text:p>
          </table:table-cell>
          <table:table-cell/>
          <table:table-cell table:formula="of:=[.A84]*[.$L$1]" office:value-type="float" office:value="0.934654176235199" calcext:value-type="float">
            <text:p>0.934654176235199</text:p>
          </table:table-cell>
          <table:table-cell table:formula="of:=[.B84] * [.$L$2]" office:value-type="float" office:value="7.30369409114513" calcext:value-type="float">
            <text:p>7.30369409114513</text:p>
          </table:table-cell>
          <table:table-cell table:formula="of:=[.C84] * [.$L$3]" office:value-type="float" office:value="45.6483257032499" calcext:value-type="float">
            <text:p>45.6483257032499</text:p>
          </table:table-cell>
          <table:table-cell table:formula="of:= [.D84]*[.$L$4]" office:value-type="float" office:value="7.16789995812369" calcext:value-type="float">
            <text:p>7.16789995812369</text:p>
          </table:table-cell>
          <table:table-cell table:number-columns-repeated="13"/>
        </table:table-row>
        <table:table-row table:style-name="ro1">
          <table:table-cell office:value-type="float" office:value="8.13657760620117" calcext:value-type="float">
            <text:p>8.13657760620117</text:p>
          </table:table-cell>
          <table:table-cell office:value-type="float" office:value="2.20137622560108" calcext:value-type="float">
            <text:p>2.20137622560108</text:p>
          </table:table-cell>
          <table:table-cell office:value-type="float" office:value="0.0503295250236988" calcext:value-type="float">
            <text:p>0.050329525023699</text:p>
          </table:table-cell>
          <table:table-cell office:value-type="float" office:value="0.106802666509385" calcext:value-type="float">
            <text:p>0.106802666509385</text:p>
          </table:table-cell>
          <table:table-cell/>
          <table:table-cell table:formula="of:=[.A85]*[.$L$1]" office:value-type="float" office:value="8.13657760620117" calcext:value-type="float">
            <text:p>8.13657760620117</text:p>
          </table:table-cell>
          <table:table-cell table:formula="of:=[.B85] * [.$L$2]" office:value-type="float" office:value="7.30714678738402" calcext:value-type="float">
            <text:p>7.30714678738402</text:p>
          </table:table-cell>
          <table:table-cell table:formula="of:=[.C85] * [.$L$3]" office:value-type="float" office:value="0.748607259937605" calcext:value-type="float">
            <text:p>0.748607259937605</text:p>
          </table:table-cell>
          <table:table-cell table:formula="of:= [.D85]*[.$L$4]" office:value-type="float" office:value="7.15786975683967" calcext:value-type="float">
            <text:p>7.15786975683967</text:p>
          </table:table-cell>
          <table:table-cell table:number-columns-repeated="13"/>
        </table:table-row>
        <table:table-row table:style-name="ro1">
          <table:table-cell office:value-type="float" office:value="1.66051375865936" calcext:value-type="float">
            <text:p>1.66051375865936</text:p>
          </table:table-cell>
          <table:table-cell office:value-type="float" office:value="2.20032657798705" calcext:value-type="float">
            <text:p>2.20032657798705</text:p>
          </table:table-cell>
          <table:table-cell office:value-type="float" office:value="0.0932072848081589" calcext:value-type="float">
            <text:p>0.093207284808159</text:p>
          </table:table-cell>
          <table:table-cell office:value-type="float" office:value="0.106742704924559" calcext:value-type="float">
            <text:p>0.106742704924559</text:p>
          </table:table-cell>
          <table:table-cell/>
          <table:table-cell table:formula="of:=[.A86]*[.$L$1]" office:value-type="float" office:value="1.66051375865936" calcext:value-type="float">
            <text:p>1.66051375865936</text:p>
          </table:table-cell>
          <table:table-cell table:formula="of:=[.B86] * [.$L$2]" office:value-type="float" office:value="7.30366263546962" calcext:value-type="float">
            <text:p>7.30366263546962</text:p>
          </table:table-cell>
          <table:table-cell table:formula="of:=[.C86] * [.$L$3]" office:value-type="float" office:value="1.38637608945454" calcext:value-type="float">
            <text:p>1.38637608945454</text:p>
          </table:table-cell>
          <table:table-cell table:formula="of:= [.D86]*[.$L$4]" office:value-type="float" office:value="7.1538511566621" calcext:value-type="float">
            <text:p>7.1538511566621</text:p>
          </table:table-cell>
          <table:table-cell table:number-columns-repeated="13"/>
        </table:table-row>
        <table:table-row table:style-name="ro1">
          <table:table-cell office:value-type="float" office:value="1.18014180660248" calcext:value-type="float">
            <text:p>1.18014180660248</text:p>
          </table:table-cell>
          <table:table-cell office:value-type="float" office:value="2.19712148236913" calcext:value-type="float">
            <text:p>2.19712148236913</text:p>
          </table:table-cell>
          <table:table-cell office:value-type="float" office:value="0.967727482318878" calcext:value-type="float">
            <text:p>0.967727482318878</text:p>
          </table:table-cell>
          <table:table-cell office:value-type="float" office:value="0.106922048591795" calcext:value-type="float">
            <text:p>0.106922048591795</text:p>
          </table:table-cell>
          <table:table-cell/>
          <table:table-cell table:formula="of:=[.A87]*[.$L$1]" office:value-type="float" office:value="1.18014180660248" calcext:value-type="float">
            <text:p>1.18014180660248</text:p>
          </table:table-cell>
          <table:table-cell table:formula="of:=[.B87] * [.$L$2]" office:value-type="float" office:value="7.29302378879027" calcext:value-type="float">
            <text:p>7.29302378879027</text:p>
          </table:table-cell>
          <table:table-cell table:formula="of:=[.C87] * [.$L$3]" office:value-type="float" office:value="14.3940921072458" calcext:value-type="float">
            <text:p>14.3940921072458</text:p>
          </table:table-cell>
          <table:table-cell table:formula="of:= [.D87]*[.$L$4]" office:value-type="float" office:value="7.16587069375558" calcext:value-type="float">
            <text:p>7.16587069375558</text:p>
          </table:table-cell>
          <table:table-cell table:number-columns-repeated="13"/>
        </table:table-row>
        <table:table-row table:style-name="ro1">
          <table:table-cell office:value-type="float" office:value="0.955377221107483" calcext:value-type="float">
            <text:p>0.955377221107483</text:p>
          </table:table-cell>
          <table:table-cell office:value-type="float" office:value="2.19520786614983" calcext:value-type="float">
            <text:p>2.19520786614983</text:p>
          </table:table-cell>
          <table:table-cell office:value-type="float" office:value="0.0506829433143139" calcext:value-type="float">
            <text:p>0.050682943314314</text:p>
          </table:table-cell>
          <table:table-cell office:value-type="float" office:value="0.106775362203805" calcext:value-type="float">
            <text:p>0.106775362203805</text:p>
          </table:table-cell>
          <table:table-cell/>
          <table:table-cell table:formula="of:=[.A88]*[.$L$1]" office:value-type="float" office:value="0.955377221107483" calcext:value-type="float">
            <text:p>0.955377221107483</text:p>
          </table:table-cell>
          <table:table-cell table:formula="of:=[.B88] * [.$L$2]" office:value-type="float" office:value="7.28667181930569" calcext:value-type="float">
            <text:p>7.28667181930569</text:p>
          </table:table-cell>
          <table:table-cell table:formula="of:=[.C88] * [.$L$3]" office:value-type="float" office:value="0.753864045055776" calcext:value-type="float">
            <text:p>0.753864045055776</text:p>
          </table:table-cell>
          <table:table-cell table:formula="of:= [.D88]*[.$L$4]" office:value-type="float" office:value="7.15603983377191" calcext:value-type="float">
            <text:p>7.15603983377191</text:p>
          </table:table-cell>
          <table:table-cell table:number-columns-repeated="13"/>
        </table:table-row>
        <table:table-row table:style-name="ro1">
          <table:table-cell office:value-type="float" office:value="1.07253158092499" calcext:value-type="float">
            <text:p>1.07253158092499</text:p>
          </table:table-cell>
          <table:table-cell office:value-type="float" office:value="2.19274845973429" calcext:value-type="float">
            <text:p>2.19274845973429</text:p>
          </table:table-cell>
          <table:table-cell office:value-type="float" office:value="0.0837727263569832" calcext:value-type="float">
            <text:p>0.083772726356983</text:p>
          </table:table-cell>
          <table:table-cell office:value-type="float" office:value="0.106669022123149" calcext:value-type="float">
            <text:p>0.106669022123149</text:p>
          </table:table-cell>
          <table:table-cell/>
          <table:table-cell table:formula="of:=[.A89]*[.$L$1]" office:value-type="float" office:value="1.07253158092499" calcext:value-type="float">
            <text:p>1.07253158092499</text:p>
          </table:table-cell>
          <table:table-cell table:formula="of:=[.B89] * [.$L$2]" office:value-type="float" office:value="7.27850817899776" calcext:value-type="float">
            <text:p>7.27850817899776</text:p>
          </table:table-cell>
          <table:table-cell table:formula="of:=[.C89] * [.$L$3]" office:value-type="float" office:value="1.24604536017525" calcext:value-type="float">
            <text:p>1.24604536017525</text:p>
          </table:table-cell>
          <table:table-cell table:formula="of:= [.D89]*[.$L$4]" office:value-type="float" office:value="7.14891296632429" calcext:value-type="float">
            <text:p>7.14891296632429</text:p>
          </table:table-cell>
          <table:table-cell table:number-columns-repeated="13"/>
        </table:table-row>
        <table:table-row table:style-name="ro1">
          <table:table-cell office:value-type="float" office:value="1.01512515544891" calcext:value-type="float">
            <text:p>1.01512515544891</text:p>
          </table:table-cell>
          <table:table-cell office:value-type="float" office:value="2.18685541339622" calcext:value-type="float">
            <text:p>2.18685541339622</text:p>
          </table:table-cell>
          <table:table-cell office:value-type="float" office:value="0.08454679697752" calcext:value-type="float">
            <text:p>0.08454679697752</text:p>
          </table:table-cell>
          <table:table-cell office:value-type="float" office:value="0.106650162195335" calcext:value-type="float">
            <text:p>0.106650162195335</text:p>
          </table:table-cell>
          <table:table-cell/>
          <table:table-cell table:formula="of:=[.A90]*[.$L$1]" office:value-type="float" office:value="1.01512515544891" calcext:value-type="float">
            <text:p>1.01512515544891</text:p>
          </table:table-cell>
          <table:table-cell table:formula="of:=[.B90] * [.$L$2]" office:value-type="float" office:value="7.2589470725788" calcext:value-type="float">
            <text:p>7.2589470725788</text:p>
          </table:table-cell>
          <table:table-cell table:formula="of:=[.C90] * [.$L$3]" office:value-type="float" office:value="1.25755897740024" calcext:value-type="float">
            <text:p>1.25755897740024</text:p>
          </table:table-cell>
          <table:table-cell table:formula="of:= [.D90]*[.$L$4]" office:value-type="float" office:value="7.1476489819002" calcext:value-type="float">
            <text:p>7.1476489819002</text:p>
          </table:table-cell>
          <table:table-cell table:number-columns-repeated="13"/>
        </table:table-row>
        <table:table-row table:style-name="ro1">
          <table:table-cell office:value-type="float" office:value="1.06960332393646" calcext:value-type="float">
            <text:p>1.06960332393646</text:p>
          </table:table-cell>
          <table:table-cell office:value-type="float" office:value="2.18088722898511" calcext:value-type="float">
            <text:p>2.18088722898511</text:p>
          </table:table-cell>
          <table:table-cell office:value-type="float" office:value="0.0633066520094872" calcext:value-type="float">
            <text:p>0.063306652009487</text:p>
          </table:table-cell>
          <table:table-cell office:value-type="float" office:value="0.106469478418738" calcext:value-type="float">
            <text:p>0.106469478418738</text:p>
          </table:table-cell>
          <table:table-cell/>
          <table:table-cell table:formula="of:=[.A91]*[.$L$1]" office:value-type="float" office:value="1.06960332393646" calcext:value-type="float">
            <text:p>1.06960332393646</text:p>
          </table:table-cell>
          <table:table-cell table:formula="of:=[.B91] * [.$L$2]" office:value-type="float" office:value="7.23913655630315" calcext:value-type="float">
            <text:p>7.23913655630315</text:p>
          </table:table-cell>
          <table:table-cell table:formula="of:=[.C91] * [.$L$3]" office:value-type="float" office:value="0.941630569220157" calcext:value-type="float">
            <text:p>0.941630569220157</text:p>
          </table:table-cell>
          <table:table-cell table:formula="of:= [.D91]*[.$L$4]" office:value-type="float" office:value="7.13553963124144" calcext:value-type="float">
            <text:p>7.13553963124144</text:p>
          </table:table-cell>
          <table:table-cell table:number-columns-repeated="13"/>
        </table:table-row>
        <table:table-row table:style-name="ro1">
          <table:table-cell office:value-type="float" office:value="1.07509708404541" calcext:value-type="float">
            <text:p>1.07509708404541</text:p>
          </table:table-cell>
          <table:table-cell office:value-type="float" office:value="2.17652255577136" calcext:value-type="float">
            <text:p>2.17652255577136</text:p>
          </table:table-cell>
          <table:table-cell office:value-type="float" office:value="0.0825740844011307" calcext:value-type="float">
            <text:p>0.082574084401131</text:p>
          </table:table-cell>
          <table:table-cell office:value-type="float" office:value="0.106344217284603" calcext:value-type="float">
            <text:p>0.106344217284603</text:p>
          </table:table-cell>
          <table:table-cell/>
          <table:table-cell table:formula="of:=[.A92]*[.$L$1]" office:value-type="float" office:value="1.07509708404541" calcext:value-type="float">
            <text:p>1.07509708404541</text:p>
          </table:table-cell>
          <table:table-cell table:formula="of:=[.B92] * [.$L$2]" office:value-type="float" office:value="7.22464866119419" calcext:value-type="float">
            <text:p>7.22464866119419</text:p>
          </table:table-cell>
          <table:table-cell table:formula="of:=[.C92] * [.$L$3]" office:value-type="float" office:value="1.22821661909743" calcext:value-type="float">
            <text:p>1.22821661909743</text:p>
          </table:table-cell>
          <table:table-cell table:formula="of:= [.D92]*[.$L$4]" office:value-type="float" office:value="7.12714468275336" calcext:value-type="float">
            <text:p>7.12714468275336</text:p>
          </table:table-cell>
          <table:table-cell table:number-columns-repeated="13"/>
        </table:table-row>
        <table:table-row table:style-name="ro1">
          <table:table-cell office:value-type="float" office:value="0.989057421684265" calcext:value-type="float">
            <text:p>0.989057421684265</text:p>
          </table:table-cell>
          <table:table-cell office:value-type="float" office:value="2.17160606918338" calcext:value-type="float">
            <text:p>2.17160606918338</text:p>
          </table:table-cell>
          <table:table-cell office:value-type="float" office:value="0.189420521259308" calcext:value-type="float">
            <text:p>0.189420521259308</text:p>
          </table:table-cell>
          <table:table-cell office:value-type="float" office:value="0.106092723737297" calcext:value-type="float">
            <text:p>0.106092723737297</text:p>
          </table:table-cell>
          <table:table-cell/>
          <table:table-cell table:formula="of:=[.A93]*[.$L$1]" office:value-type="float" office:value="0.989057421684265" calcext:value-type="float">
            <text:p>0.989057421684265</text:p>
          </table:table-cell>
          <table:table-cell table:formula="of:=[.B93] * [.$L$2]" office:value-type="float" office:value="7.20832910220251" calcext:value-type="float">
            <text:p>7.20832910220251</text:p>
          </table:table-cell>
          <table:table-cell table:formula="of:=[.C93] * [.$L$3]" office:value-type="float" office:value="2.81746305630965" calcext:value-type="float">
            <text:p>2.81746305630965</text:p>
          </table:table-cell>
          <table:table-cell table:formula="of:= [.D93]*[.$L$4]" office:value-type="float" office:value="7.1102896910651" calcext:value-type="float">
            <text:p>7.1102896910651</text:p>
          </table:table-cell>
          <table:table-cell table:number-columns-repeated="13"/>
        </table:table-row>
        <table:table-row table:style-name="ro1">
          <table:table-cell office:value-type="float" office:value="156.766326904297" calcext:value-type="float">
            <text:p>156.766326904297</text:p>
          </table:table-cell>
          <table:table-cell office:value-type="float" office:value="2.21841536831355" calcext:value-type="float">
            <text:p>2.21841536831355</text:p>
          </table:table-cell>
          <table:table-cell office:value-type="float" office:value="0.0584485493600369" calcext:value-type="float">
            <text:p>0.058448549360037</text:p>
          </table:table-cell>
          <table:table-cell office:value-type="float" office:value="0.105948019052597" calcext:value-type="float">
            <text:p>0.105948019052597</text:p>
          </table:table-cell>
          <table:table-cell/>
          <table:table-cell table:formula="of:=[.A94]*[.$L$1]" office:value-type="float" office:value="156.766326904297" calcext:value-type="float">
            <text:p>156.766326904297</text:p>
          </table:table-cell>
          <table:table-cell table:formula="of:=[.B94] * [.$L$2]" office:value-type="float" office:value="7.3637057324127" calcext:value-type="float">
            <text:p>7.3637057324127</text:p>
          </table:table-cell>
          <table:table-cell table:formula="of:=[.C94] * [.$L$3]" office:value-type="float" office:value="0.869370580452369" calcext:value-type="float">
            <text:p>0.869370580452369</text:p>
          </table:table-cell>
          <table:table-cell table:formula="of:= [.D94]*[.$L$4]" office:value-type="float" office:value="7.10059164400183" calcext:value-type="float">
            <text:p>7.10059164400183</text:p>
          </table:table-cell>
          <table:table-cell table:number-columns-repeated="13"/>
        </table:table-row>
        <table:table-row table:style-name="ro1">
          <table:table-cell office:value-type="float" office:value="41.6623573303223" calcext:value-type="float">
            <text:p>41.6623573303223</text:p>
          </table:table-cell>
          <table:table-cell office:value-type="float" office:value="2.23930358314433" calcext:value-type="float">
            <text:p>2.23930358314433</text:p>
          </table:table-cell>
          <table:table-cell office:value-type="float" office:value="0.0760196670889854" calcext:value-type="float">
            <text:p>0.076019667088986</text:p>
          </table:table-cell>
          <table:table-cell office:value-type="float" office:value="0.105927509316511" calcext:value-type="float">
            <text:p>0.105927509316511</text:p>
          </table:table-cell>
          <table:table-cell/>
          <table:table-cell table:formula="of:=[.A95]*[.$L$1]" office:value-type="float" office:value="41.6623573303223" calcext:value-type="float">
            <text:p>41.6623573303223</text:p>
          </table:table-cell>
          <table:table-cell table:formula="of:=[.B95] * [.$L$2]" office:value-type="float" office:value="7.43304111003689" calcext:value-type="float">
            <text:p>7.43304111003689</text:p>
          </table:table-cell>
          <table:table-cell table:formula="of:=[.C95] * [.$L$3]" office:value-type="float" office:value="1.13072544702255" calcext:value-type="float">
            <text:p>1.13072544702255</text:p>
          </table:table-cell>
          <table:table-cell table:formula="of:= [.D95]*[.$L$4]" office:value-type="float" office:value="7.09921709012182" calcext:value-type="float">
            <text:p>7.09921709012182</text:p>
          </table:table-cell>
          <table:table-cell table:number-columns-repeated="13"/>
        </table:table-row>
        <table:table-row table:style-name="ro1">
          <table:table-cell office:value-type="float" office:value="13.3330698013306" calcext:value-type="float">
            <text:p>13.3330698013306</text:p>
          </table:table-cell>
          <table:table-cell office:value-type="float" office:value="2.2360248793902" calcext:value-type="float">
            <text:p>2.2360248793902</text:p>
          </table:table-cell>
          <table:table-cell office:value-type="float" office:value="0.850261986255646" calcext:value-type="float">
            <text:p>0.850261986255646</text:p>
          </table:table-cell>
          <table:table-cell office:value-type="float" office:value="0.105870528530928" calcext:value-type="float">
            <text:p>0.105870528530928</text:p>
          </table:table-cell>
          <table:table-cell/>
          <table:table-cell table:formula="of:=[.A96]*[.$L$1]" office:value-type="float" office:value="13.3330698013306" calcext:value-type="float">
            <text:p>13.3330698013306</text:p>
          </table:table-cell>
          <table:table-cell table:formula="of:=[.B96] * [.$L$2]" office:value-type="float" office:value="7.42215793190261" calcext:value-type="float">
            <text:p>7.42215793190261</text:p>
          </table:table-cell>
          <table:table-cell table:formula="of:=[.C96] * [.$L$3]" office:value-type="float" office:value="12.6468965375737" calcext:value-type="float">
            <text:p>12.6468965375737</text:p>
          </table:table-cell>
          <table:table-cell table:formula="of:= [.D96]*[.$L$4]" office:value-type="float" office:value="7.0953982618549" calcext:value-type="float">
            <text:p>7.0953982618549</text:p>
          </table:table-cell>
          <table:table-cell table:number-columns-repeated="13"/>
        </table:table-row>
        <table:table-row table:style-name="ro1">
          <table:table-cell office:value-type="float" office:value="0.791181981563568" calcext:value-type="float">
            <text:p>0.791181981563568</text:p>
          </table:table-cell>
          <table:table-cell office:value-type="float" office:value="2.23320293946009" calcext:value-type="float">
            <text:p>2.23320293946009</text:p>
          </table:table-cell>
          <table:table-cell office:value-type="float" office:value="0.0603281185030937" calcext:value-type="float">
            <text:p>0.060328118503094</text:p>
          </table:table-cell>
          <table:table-cell office:value-type="float" office:value="0.105863960051988" calcext:value-type="float">
            <text:p>0.105863960051988</text:p>
          </table:table-cell>
          <table:table-cell/>
          <table:table-cell table:formula="of:=[.A97]*[.$L$1]" office:value-type="float" office:value="0.791181981563568" calcext:value-type="float">
            <text:p>0.791181981563568</text:p>
          </table:table-cell>
          <table:table-cell table:formula="of:=[.B97] * [.$L$2]" office:value-type="float" office:value="7.4127909145547" calcext:value-type="float">
            <text:p>7.4127909145547</text:p>
          </table:table-cell>
          <table:table-cell table:formula="of:=[.C97] * [.$L$3]" office:value-type="float" office:value="0.897327512400058" calcext:value-type="float">
            <text:p>0.897327512400058</text:p>
          </table:table-cell>
          <table:table-cell table:formula="of:= [.D97]*[.$L$4]" office:value-type="float" office:value="7.09495804516096" calcext:value-type="float">
            <text:p>7.09495804516096</text:p>
          </table:table-cell>
          <table:table-cell table:number-columns-repeated="13"/>
        </table:table-row>
        <table:table-row table:style-name="ro1">
          <table:table-cell office:value-type="float" office:value="0.878232598304749" calcext:value-type="float">
            <text:p>0.878232598304749</text:p>
          </table:table-cell>
          <table:table-cell office:value-type="float" office:value="2.23185412929804" calcext:value-type="float">
            <text:p>2.23185412929804</text:p>
          </table:table-cell>
          <table:table-cell office:value-type="float" office:value="0.062771163880825" calcext:value-type="float">
            <text:p>0.062771163880825</text:p>
          </table:table-cell>
          <table:table-cell office:value-type="float" office:value="0.105786222678528" calcext:value-type="float">
            <text:p>0.105786222678528</text:p>
          </table:table-cell>
          <table:table-cell/>
          <table:table-cell table:formula="of:=[.A98]*[.$L$1]" office:value-type="float" office:value="0.878232598304749" calcext:value-type="float">
            <text:p>0.878232598304749</text:p>
          </table:table-cell>
          <table:table-cell table:formula="of:=[.B98] * [.$L$2]" office:value-type="float" office:value="7.40831373626605" calcext:value-type="float">
            <text:p>7.40831373626605</text:p>
          </table:table-cell>
          <table:table-cell table:formula="of:=[.C98] * [.$L$3]" office:value-type="float" office:value="0.933665655970169" calcext:value-type="float">
            <text:p>0.933665655970169</text:p>
          </table:table-cell>
          <table:table-cell table:formula="of:= [.D98]*[.$L$4]" office:value-type="float" office:value="7.08974811911089" calcext:value-type="float">
            <text:p>7.08974811911089</text:p>
          </table:table-cell>
          <table:table-cell table:number-columns-repeated="13"/>
        </table:table-row>
        <table:table-row table:style-name="ro1">
          <table:table-cell office:value-type="float" office:value="0.883918404579163" calcext:value-type="float">
            <text:p>0.883918404579163</text:p>
          </table:table-cell>
          <table:table-cell office:value-type="float" office:value="2.22932157627875" calcext:value-type="float">
            <text:p>2.22932157627875</text:p>
          </table:table-cell>
          <table:table-cell office:value-type="float" office:value="0.0573471710085869" calcext:value-type="float">
            <text:p>0.057347171008587</text:p>
          </table:table-cell>
          <table:table-cell office:value-type="float" office:value="0.105536629732084" calcext:value-type="float">
            <text:p>0.105536629732084</text:p>
          </table:table-cell>
          <table:table-cell/>
          <table:table-cell table:formula="of:=[.A99]*[.$L$1]" office:value-type="float" office:value="0.883918404579163" calcext:value-type="float">
            <text:p>0.883918404579163</text:p>
          </table:table-cell>
          <table:table-cell table:formula="of:=[.B99] * [.$L$2]" office:value-type="float" office:value="7.39990729649279" calcext:value-type="float">
            <text:p>7.39990729649279</text:p>
          </table:table-cell>
          <table:table-cell table:formula="of:=[.C99] * [.$L$3]" office:value-type="float" office:value="0.852988549637547" calcext:value-type="float">
            <text:p>0.852988549637547</text:p>
          </table:table-cell>
          <table:table-cell table:formula="of:= [.D99]*[.$L$4]" office:value-type="float" office:value="7.07302050489244" calcext:value-type="float">
            <text:p>7.07302050489244</text:p>
          </table:table-cell>
          <table:table-cell table:number-columns-repeated="13"/>
        </table:table-row>
        <table:table-row table:style-name="ro1">
          <table:table-cell office:value-type="float" office:value="153.169097900391" calcext:value-type="float">
            <text:p>153.169097900391</text:p>
          </table:table-cell>
          <table:table-cell office:value-type="float" office:value="2.28739553195887" calcext:value-type="float">
            <text:p>2.28739553195887</text:p>
          </table:table-cell>
          <table:table-cell office:value-type="float" office:value="0.0766604691743851" calcext:value-type="float">
            <text:p>0.076660469174385</text:p>
          </table:table-cell>
          <table:table-cell office:value-type="float" office:value="0.105423665303082" calcext:value-type="float">
            <text:p>0.105423665303082</text:p>
          </table:table-cell>
          <table:table-cell/>
          <table:table-cell table:formula="of:=[.A100]*[.$L$1]" office:value-type="float" office:value="153.169097900391" calcext:value-type="float">
            <text:p>153.169097900391</text:p>
          </table:table-cell>
          <table:table-cell table:formula="of:=[.B100] * [.$L$2]" office:value-type="float" office:value="7.59267530849527" calcext:value-type="float">
            <text:p>7.59267530849527</text:p>
          </table:table-cell>
          <table:table-cell table:formula="of:=[.C100] * [.$L$3]" office:value-type="float" office:value="1.14025681242064" calcext:value-type="float">
            <text:p>1.14025681242064</text:p>
          </table:table-cell>
          <table:table-cell table:formula="of:= [.D100]*[.$L$4]" office:value-type="float" office:value="7.06544967640677" calcext:value-type="float">
            <text:p>7.06544967640677</text:p>
          </table:table-cell>
          <table:table-cell table:number-columns-repeated="13"/>
        </table:table-row>
        <table:table-row table:style-name="ro1">
          <table:table-cell office:value-type="float" office:value="0.877039849758148" calcext:value-type="float">
            <text:p>0.877039849758148</text:p>
          </table:table-cell>
          <table:table-cell office:value-type="float" office:value="2.28228365166334" calcext:value-type="float">
            <text:p>2.28228365166334</text:p>
          </table:table-cell>
          <table:table-cell office:value-type="float" office:value="0.0685897544026375" calcext:value-type="float">
            <text:p>0.068589754402638</text:p>
          </table:table-cell>
          <table:table-cell office:value-type="float" office:value="0.105500184499259" calcext:value-type="float">
            <text:p>0.105500184499259</text:p>
          </table:table-cell>
          <table:table-cell/>
          <table:table-cell table:formula="of:=[.A101]*[.$L$1]" office:value-type="float" office:value="0.877039849758148" calcext:value-type="float">
            <text:p>0.877039849758148</text:p>
          </table:table-cell>
          <table:table-cell table:formula="of:=[.B101] * [.$L$2]" office:value-type="float" office:value="7.57570716863596" calcext:value-type="float">
            <text:p>7.57570716863596</text:p>
          </table:table-cell>
          <table:table-cell table:formula="of:=[.C101] * [.$L$3]" office:value-type="float" office:value="1.02021205403735" calcext:value-type="float">
            <text:p>1.02021205403735</text:p>
          </table:table-cell>
          <table:table-cell table:formula="of:= [.D101]*[.$L$4]" office:value-type="float" office:value="7.07057796072808" calcext:value-type="float">
            <text:p>7.07057796072808</text:p>
          </table:table-cell>
          <table:table-cell table:number-columns-repeated="13"/>
        </table:table-row>
        <table:table-row table:style-name="ro1">
          <table:table-cell office:value-type="float" office:value="0.910403907299041" calcext:value-type="float">
            <text:p>0.910403907299041</text:p>
          </table:table-cell>
          <table:table-cell office:value-type="float" office:value="2.28024954199881" calcext:value-type="float">
            <text:p>2.28024954199881</text:p>
          </table:table-cell>
          <table:table-cell office:value-type="float" office:value="0.0476381406188011" calcext:value-type="float">
            <text:p>0.047638140618801</text:p>
          </table:table-cell>
          <table:table-cell office:value-type="float" office:value="0.105339168031262" calcext:value-type="float">
            <text:p>0.105339168031262</text:p>
          </table:table-cell>
          <table:table-cell/>
          <table:table-cell table:formula="of:=[.A102]*[.$L$1]" office:value-type="float" office:value="0.910403907299041" calcext:value-type="float">
            <text:p>0.910403907299041</text:p>
          </table:table-cell>
          <table:table-cell table:formula="of:=[.B102] * [.$L$2]" office:value-type="float" office:value="7.56895523876249" calcext:value-type="float">
            <text:p>7.56895523876249</text:p>
          </table:table-cell>
          <table:table-cell table:formula="of:=[.C102] * [.$L$3]" office:value-type="float" office:value="0.708575292541916" calcext:value-type="float">
            <text:p>0.708575292541916</text:p>
          </table:table-cell>
          <table:table-cell table:formula="of:= [.D102]*[.$L$4]" office:value-type="float" office:value="7.05978670481384" calcext:value-type="float">
            <text:p>7.05978670481384</text:p>
          </table:table-cell>
          <table:table-cell table:number-columns-repeated="13"/>
        </table:table-row>
        <table:table-row table:style-name="ro1">
          <table:table-cell office:value-type="float" office:value="1.17210400104523" calcext:value-type="float">
            <text:p>1.17210400104523</text:p>
          </table:table-cell>
          <table:table-cell office:value-type="float" office:value="2.27768873941263" calcext:value-type="float">
            <text:p>2.27768873941263</text:p>
          </table:table-cell>
          <table:table-cell office:value-type="float" office:value="0.0576433800160885" calcext:value-type="float">
            <text:p>0.057643380016089</text:p>
          </table:table-cell>
          <table:table-cell office:value-type="float" office:value="0.105239780824628" calcext:value-type="float">
            <text:p>0.105239780824628</text:p>
          </table:table-cell>
          <table:table-cell/>
          <table:table-cell table:formula="of:=[.A103]*[.$L$1]" office:value-type="float" office:value="1.17210400104523" calcext:value-type="float">
            <text:p>1.17210400104523</text:p>
          </table:table-cell>
          <table:table-cell table:formula="of:=[.B103] * [.$L$2]" office:value-type="float" office:value="7.56045502867887" calcext:value-type="float">
            <text:p>7.56045502867887</text:p>
          </table:table-cell>
          <table:table-cell table:formula="of:=[.C103] * [.$L$3]" office:value-type="float" office:value="0.85739439716681" calcext:value-type="float">
            <text:p>0.85739439716681</text:p>
          </table:table-cell>
          <table:table-cell table:formula="of:= [.D103]*[.$L$4]" office:value-type="float" office:value="7.05312581605669" calcext:value-type="float">
            <text:p>7.05312581605669</text:p>
          </table:table-cell>
          <table:table-cell table:number-columns-repeated="13"/>
        </table:table-row>
        <table:table-row table:style-name="ro1">
          <table:table-cell office:value-type="float" office:value="13.09033203125" calcext:value-type="float">
            <text:p>13.09033203125</text:p>
          </table:table-cell>
          <table:table-cell office:value-type="float" office:value="2.27531284275923" calcext:value-type="float">
            <text:p>2.27531284275923</text:p>
          </table:table-cell>
          <table:table-cell office:value-type="float" office:value="1.16528832912445" calcext:value-type="float">
            <text:p>1.16528832912445</text:p>
          </table:table-cell>
          <table:table-cell office:value-type="float" office:value="0.105920453643027" calcext:value-type="float">
            <text:p>0.105920453643027</text:p>
          </table:table-cell>
          <table:table-cell/>
          <table:table-cell table:formula="of:=[.A104]*[.$L$1]" office:value-type="float" office:value="13.09033203125" calcext:value-type="float">
            <text:p>13.09033203125</text:p>
          </table:table-cell>
          <table:table-cell table:formula="of:=[.B104] * [.$L$2]" office:value-type="float" office:value="7.55256858682666" calcext:value-type="float">
            <text:p>7.55256858682666</text:p>
          </table:table-cell>
          <table:table-cell table:formula="of:=[.C104] * [.$L$3]" office:value-type="float" office:value="17.3326353207657" calcext:value-type="float">
            <text:p>17.3326353207657</text:p>
          </table:table-cell>
          <table:table-cell table:formula="of:= [.D104]*[.$L$4]" office:value-type="float" office:value="7.0987442218546" calcext:value-type="float">
            <text:p>7.0987442218546</text:p>
          </table:table-cell>
          <table:table-cell table:number-columns-repeated="13"/>
        </table:table-row>
        <table:table-row table:style-name="ro1">
          <table:table-cell office:value-type="float" office:value="1.00008535385132" calcext:value-type="float">
            <text:p>1.00008535385132</text:p>
          </table:table-cell>
          <table:table-cell office:value-type="float" office:value="2.2694045304762" calcext:value-type="float">
            <text:p>2.2694045304762</text:p>
          </table:table-cell>
          <table:table-cell office:value-type="float" office:value="0.0775706171989441" calcext:value-type="float">
            <text:p>0.077570617198944</text:p>
          </table:table-cell>
          <table:table-cell office:value-type="float" office:value="0.105550084385246" calcext:value-type="float">
            <text:p>0.105550084385246</text:p>
          </table:table-cell>
          <table:table-cell/>
          <table:table-cell table:formula="of:=[.A105]*[.$L$1]" office:value-type="float" office:value="1.00008535385132" calcext:value-type="float">
            <text:p>1.00008535385132</text:p>
          </table:table-cell>
          <table:table-cell table:formula="of:=[.B105] * [.$L$2]" office:value-type="float" office:value="7.53295680733357" calcext:value-type="float">
            <text:p>7.53295680733357</text:p>
          </table:table-cell>
          <table:table-cell table:formula="of:=[.C105] * [.$L$3]" office:value-type="float" office:value="1.15379446091786" calcext:value-type="float">
            <text:p>1.15379446091786</text:p>
          </table:table-cell>
          <table:table-cell table:formula="of:= [.D105]*[.$L$4]" office:value-type="float" office:value="7.07392223008435" calcext:value-type="float">
            <text:p>7.07392223008435</text:p>
          </table:table-cell>
          <table:table-cell table:number-columns-repeated="13"/>
        </table:table-row>
        <table:table-row table:style-name="ro1">
          <table:table-cell office:value-type="float" office:value="1.02588391304016" calcext:value-type="float">
            <text:p>1.02588391304016</text:p>
          </table:table-cell>
          <table:table-cell office:value-type="float" office:value="2.26563708005828" calcext:value-type="float">
            <text:p>2.26563708005828</text:p>
          </table:table-cell>
          <table:table-cell office:value-type="float" office:value="0.0758043825626373" calcext:value-type="float">
            <text:p>0.075804382562637</text:p>
          </table:table-cell>
          <table:table-cell office:value-type="float" office:value="0.105418445675512" calcext:value-type="float">
            <text:p>0.105418445675512</text:p>
          </table:table-cell>
          <table:table-cell/>
          <table:table-cell table:formula="of:=[.A106]*[.$L$1]" office:value-type="float" office:value="1.02588391304016" calcext:value-type="float">
            <text:p>1.02588391304016</text:p>
          </table:table-cell>
          <table:table-cell table:formula="of:=[.B106] * [.$L$2]" office:value-type="float" office:value="7.5204513060486" calcext:value-type="float">
            <text:p>7.5204513060486</text:p>
          </table:table-cell>
          <table:table-cell table:formula="of:=[.C106] * [.$L$3]" office:value-type="float" office:value="1.12752327972014" calcext:value-type="float">
            <text:p>1.12752327972014</text:p>
          </table:table-cell>
          <table:table-cell table:formula="of:= [.D106]*[.$L$4]" office:value-type="float" office:value="7.06509985916393" calcext:value-type="float">
            <text:p>7.06509985916393</text:p>
          </table:table-cell>
          <table:table-cell table:number-columns-repeated="13"/>
        </table:table-row>
        <table:table-row table:style-name="ro1">
          <table:table-cell office:value-type="float" office:value="0.859177529811859" calcext:value-type="float">
            <text:p>0.859177529811859</text:p>
          </table:table-cell>
          <table:table-cell office:value-type="float" office:value="2.26307914108216" calcext:value-type="float">
            <text:p>2.26307914108216</text:p>
          </table:table-cell>
          <table:table-cell office:value-type="float" office:value="0.0533348508179188" calcext:value-type="float">
            <text:p>0.053334850817919</text:p>
          </table:table-cell>
          <table:table-cell office:value-type="float" office:value="0.105442799518652" calcext:value-type="float">
            <text:p>0.105442799518652</text:p>
          </table:table-cell>
          <table:table-cell/>
          <table:table-cell table:formula="of:=[.A107]*[.$L$1]" office:value-type="float" office:value="0.859177529811859" calcext:value-type="float">
            <text:p>0.859177529811859</text:p>
          </table:table-cell>
          <table:table-cell table:formula="of:=[.B107] * [.$L$2]" office:value-type="float" office:value="7.51196060130022" calcext:value-type="float">
            <text:p>7.51196060130022</text:p>
          </table:table-cell>
          <table:table-cell table:formula="of:=[.C107] * [.$L$3]" office:value-type="float" office:value="0.793308828390148" calcext:value-type="float">
            <text:p>0.793308828390148</text:p>
          </table:table-cell>
          <table:table-cell table:formula="of:= [.D107]*[.$L$4]" office:value-type="float" office:value="7.06673204348081" calcext:value-type="float">
            <text:p>7.06673204348081</text:p>
          </table:table-cell>
          <table:table-cell table:number-columns-repeated="13"/>
        </table:table-row>
        <table:table-row table:style-name="ro1">
          <table:table-cell office:value-type="float" office:value="1.31356716156006" calcext:value-type="float">
            <text:p>1.31356716156006</text:p>
          </table:table-cell>
          <table:table-cell office:value-type="float" office:value="2.26017467500959" calcext:value-type="float">
            <text:p>2.26017467500959</text:p>
          </table:table-cell>
          <table:table-cell office:value-type="float" office:value="0.0455690287053585" calcext:value-type="float">
            <text:p>0.045569028705359</text:p>
          </table:table-cell>
          <table:table-cell office:value-type="float" office:value="0.105076213611462" calcext:value-type="float">
            <text:p>0.105076213611462</text:p>
          </table:table-cell>
          <table:table-cell/>
          <table:table-cell table:formula="of:=[.A108]*[.$L$1]" office:value-type="float" office:value="1.31356716156006" calcext:value-type="float">
            <text:p>1.31356716156006</text:p>
          </table:table-cell>
          <table:table-cell table:formula="of:=[.B108] * [.$L$2]" office:value-type="float" office:value="7.50231965047845" calcext:value-type="float">
            <text:p>7.50231965047845</text:p>
          </table:table-cell>
          <table:table-cell table:formula="of:=[.C108] * [.$L$3]" office:value-type="float" office:value="0.677799079190067" calcext:value-type="float">
            <text:p>0.677799079190067</text:p>
          </table:table-cell>
          <table:table-cell table:formula="of:= [.D108]*[.$L$4]" office:value-type="float" office:value="7.04216361027481" calcext:value-type="float">
            <text:p>7.04216361027481</text:p>
          </table:table-cell>
          <table:table-cell table:number-columns-repeated="13"/>
        </table:table-row>
        <table:table-row table:style-name="ro1">
          <table:table-cell office:value-type="float" office:value="211.083969116211" calcext:value-type="float">
            <text:p>211.083969116211</text:p>
          </table:table-cell>
          <table:table-cell office:value-type="float" office:value="2.29891190065339" calcext:value-type="float">
            <text:p>2.29891190065339</text:p>
          </table:table-cell>
          <table:table-cell office:value-type="float" office:value="0.797683656215668" calcext:value-type="float">
            <text:p>0.797683656215668</text:p>
          </table:table-cell>
          <table:table-cell office:value-type="float" office:value="0.105397535109255" calcext:value-type="float">
            <text:p>0.105397535109255</text:p>
          </table:table-cell>
          <table:table-cell/>
          <table:table-cell table:formula="of:=[.A109]*[.$L$1]" office:value-type="float" office:value="211.083969116211" calcext:value-type="float">
            <text:p>211.083969116211</text:p>
          </table:table-cell>
          <table:table-cell table:formula="of:=[.B109] * [.$L$2]" office:value-type="float" office:value="7.63090221197949" calcext:value-type="float">
            <text:p>7.63090221197949</text:p>
          </table:table-cell>
          <table:table-cell table:formula="of:=[.C109] * [.$L$3]" office:value-type="float" office:value="11.8648402879908" calcext:value-type="float">
            <text:p>11.8648402879908</text:p>
          </table:table-cell>
          <table:table-cell table:formula="of:= [.D109]*[.$L$4]" office:value-type="float" office:value="7.06369844181456" calcext:value-type="float">
            <text:p>7.06369844181456</text:p>
          </table:table-cell>
          <table:table-cell table:number-columns-repeated="13"/>
        </table:table-row>
        <table:table-row table:style-name="ro1">
          <table:table-cell office:value-type="float" office:value="0.952344655990601" calcext:value-type="float">
            <text:p>0.952344655990601</text:p>
          </table:table-cell>
          <table:table-cell office:value-type="float" office:value="2.29649715658587" calcext:value-type="float">
            <text:p>2.29649715658587</text:p>
          </table:table-cell>
          <table:table-cell office:value-type="float" office:value="0.0511305294930935" calcext:value-type="float">
            <text:p>0.051130529493094</text:p>
          </table:table-cell>
          <table:table-cell office:value-type="float" office:value="0.105198962451957" calcext:value-type="float">
            <text:p>0.105198962451957</text:p>
          </table:table-cell>
          <table:table-cell/>
          <table:table-cell table:formula="of:=[.A110]*[.$L$1]" office:value-type="float" office:value="0.952344655990601" calcext:value-type="float">
            <text:p>0.952344655990601</text:p>
          </table:table-cell>
          <table:table-cell table:formula="of:=[.B110] * [.$L$2]" office:value-type="float" office:value="7.62288682181123" calcext:value-type="float">
            <text:p>7.62288682181123</text:p>
          </table:table-cell>
          <table:table-cell table:formula="of:=[.C110] * [.$L$3]" office:value-type="float" office:value="0.760521494390423" calcext:value-type="float">
            <text:p>0.760521494390423</text:p>
          </table:table-cell>
          <table:table-cell table:formula="of:= [.D110]*[.$L$4]" office:value-type="float" office:value="7.05039018590052" calcext:value-type="float">
            <text:p>7.05039018590052</text:p>
          </table:table-cell>
          <table:table-cell table:number-columns-repeated="13"/>
        </table:table-row>
        <table:table-row table:style-name="ro1">
          <table:table-cell office:value-type="float" office:value="1.52299094200134" calcext:value-type="float">
            <text:p>1.52299094200134</text:p>
          </table:table-cell>
          <table:table-cell office:value-type="float" office:value="1.72205866577614" calcext:value-type="float">
            <text:p>1.72205866577614</text:p>
          </table:table-cell>
          <table:table-cell office:value-type="float" office:value="0.0977416783571243" calcext:value-type="float">
            <text:p>0.097741678357124</text:p>
          </table:table-cell>
          <table:table-cell office:value-type="float" office:value="0.0770808844695481" calcext:value-type="float">
            <text:p>0.077080884469548</text:p>
          </table:table-cell>
          <table:table-cell/>
          <table:table-cell table:formula="of:=[.A111]*[.$L$1]" office:value-type="float" office:value="1.52299094200134" calcext:value-type="float">
            <text:p>1.52299094200134</text:p>
          </table:table-cell>
          <table:table-cell table:formula="of:=[.B111] * [.$L$2]" office:value-type="float" office:value="5.71612216983816" calcext:value-type="float">
            <text:p>5.71612216983816</text:p>
          </table:table-cell>
          <table:table-cell table:formula="of:=[.C111] * [.$L$3]" office:value-type="float" office:value="1.45382119108368" calcext:value-type="float">
            <text:p>1.45382119108368</text:p>
          </table:table-cell>
          <table:table-cell table:formula="of:= [.D111]*[.$L$4]" office:value-type="float" office:value="5.16592843425447" calcext:value-type="float">
            <text:p>5.16592843425447</text:p>
          </table:table-cell>
          <table:table-cell table:number-columns-repeated="13"/>
        </table:table-row>
        <table:table-row table:style-name="ro1">
          <table:table-cell office:value-type="float" office:value="58.4648933410645" calcext:value-type="float">
            <text:p>58.4648933410645</text:p>
          </table:table-cell>
          <table:table-cell office:value-type="float" office:value="2.22477393465071" calcext:value-type="float">
            <text:p>2.22477393465071</text:p>
          </table:table-cell>
          <table:table-cell office:value-type="float" office:value="3.56512713432312" calcext:value-type="float">
            <text:p>3.56512713432312</text:p>
          </table:table-cell>
          <table:table-cell office:value-type="float" office:value="0.115188792054153" calcext:value-type="float">
            <text:p>0.115188792054153</text:p>
          </table:table-cell>
          <table:table-cell/>
          <table:table-cell table:formula="of:=[.A112]*[.$L$1]" office:value-type="float" office:value="58.4648933410645" calcext:value-type="float">
            <text:p>58.4648933410645</text:p>
          </table:table-cell>
          <table:table-cell table:formula="of:=[.B112] * [.$L$2]" office:value-type="float" office:value="7.38481206446198" calcext:value-type="float">
            <text:p>7.38481206446198</text:p>
          </table:table-cell>
          <table:table-cell table:formula="of:=[.C112] * [.$L$3]" office:value-type="float" office:value="53.0281192619667" calcext:value-type="float">
            <text:p>53.0281192619667</text:p>
          </table:table-cell>
          <table:table-cell table:formula="of:= [.D112]*[.$L$4]" office:value-type="float" office:value="7.71990436117867" calcext:value-type="float">
            <text:p>7.71990436117867</text:p>
          </table:table-cell>
          <table:table-cell table:number-columns-repeated="13"/>
        </table:table-row>
        <table:table-row table:style-name="ro1">
          <table:table-cell office:value-type="float" office:value="1.60035085678101" calcext:value-type="float">
            <text:p>1.60035085678101</text:p>
          </table:table-cell>
          <table:table-cell office:value-type="float" office:value="2.06945881332881" calcext:value-type="float">
            <text:p>2.06945881332881</text:p>
          </table:table-cell>
          <table:table-cell office:value-type="float" office:value="0.0992232859134674" calcext:value-type="float">
            <text:p>0.099223285913467</text:p>
          </table:table-cell>
          <table:table-cell office:value-type="float" office:value="0.103492482018305" calcext:value-type="float">
            <text:p>0.103492482018305</text:p>
          </table:table-cell>
          <table:table-cell/>
          <table:table-cell table:formula="of:=[.A113]*[.$L$1]" office:value-type="float" office:value="1.60035085678101" calcext:value-type="float">
            <text:p>1.60035085678101</text:p>
          </table:table-cell>
          <table:table-cell table:formula="of:=[.B113] * [.$L$2]" office:value-type="float" office:value="6.86926620882818" calcext:value-type="float">
            <text:p>6.86926620882818</text:p>
          </table:table-cell>
          <table:table-cell table:formula="of:=[.C113] * [.$L$3]" office:value-type="float" office:value="1.47585879570114" calcext:value-type="float">
            <text:p>1.47585879570114</text:p>
          </table:table-cell>
          <table:table-cell table:formula="of:= [.D113]*[.$L$4]" office:value-type="float" office:value="6.93602258548479" calcext:value-type="float">
            <text:p>6.93602258548479</text:p>
          </table:table-cell>
          <table:table-cell table:number-columns-repeated="13"/>
        </table:table-row>
        <table:table-row table:style-name="ro1">
          <table:table-cell office:value-type="float" office:value="4.73922204971314" calcext:value-type="float">
            <text:p>4.73922204971314</text:p>
          </table:table-cell>
          <table:table-cell office:value-type="float" office:value="1.99954349714754" calcext:value-type="float">
            <text:p>1.99954349714754</text:p>
          </table:table-cell>
          <table:table-cell office:value-type="float" office:value="0.338332682847977" calcext:value-type="float">
            <text:p>0.338332682847977</text:p>
          </table:table-cell>
          <table:table-cell office:value-type="float" office:value="0.102137285904143" calcext:value-type="float">
            <text:p>0.102137285904143</text:p>
          </table:table-cell>
          <table:table-cell/>
          <table:table-cell table:formula="of:=[.A114]*[.$L$1]" office:value-type="float" office:value="4.73922204971314" calcext:value-type="float">
            <text:p>4.73922204971314</text:p>
          </table:table-cell>
          <table:table-cell table:formula="of:=[.B114] * [.$L$2]" office:value-type="float" office:value="6.63719253051658" calcext:value-type="float">
            <text:p>6.63719253051658</text:p>
          </table:table-cell>
          <table:table-cell table:formula="of:=[.C114] * [.$L$3]" office:value-type="float" office:value="5.0324000183769" calcext:value-type="float">
            <text:p>5.0324000183769</text:p>
          </table:table-cell>
          <table:table-cell table:formula="of:= [.D114]*[.$L$4]" office:value-type="float" office:value="6.84519791230781" calcext:value-type="float">
            <text:p>6.84519791230781</text:p>
          </table:table-cell>
          <table:table-cell table:number-columns-repeated="13"/>
        </table:table-row>
        <table:table-row table:style-name="ro1">
          <table:table-cell office:value-type="float" office:value="17.6559448242188" calcext:value-type="float">
            <text:p>17.6559448242188</text:p>
          </table:table-cell>
          <table:table-cell office:value-type="float" office:value="2.01096503552652" calcext:value-type="float">
            <text:p>2.01096503552652</text:p>
          </table:table-cell>
          <table:table-cell office:value-type="float" office:value="1.07841885089874" calcext:value-type="float">
            <text:p>1.07841885089874</text:p>
          </table:table-cell>
          <table:table-cell office:value-type="float" office:value="0.106040248317656" calcext:value-type="float">
            <text:p>0.106040248317656</text:p>
          </table:table-cell>
          <table:table-cell/>
          <table:table-cell table:formula="of:=[.A115]*[.$L$1]" office:value-type="float" office:value="17.6559448242188" calcext:value-type="float">
            <text:p>17.6559448242188</text:p>
          </table:table-cell>
          <table:table-cell table:formula="of:=[.B115] * [.$L$2]" office:value-type="float" office:value="6.67510465862189" calcext:value-type="float">
            <text:p>6.67510465862189</text:p>
          </table:table-cell>
          <table:table-cell table:formula="of:=[.C115] * [.$L$3]" office:value-type="float" office:value="16.0405285099795" calcext:value-type="float">
            <text:p>16.0405285099795</text:p>
          </table:table-cell>
          <table:table-cell table:formula="of:= [.D115]*[.$L$4]" office:value-type="float" office:value="7.10677281052735" calcext:value-type="float">
            <text:p>7.10677281052735</text:p>
          </table:table-cell>
          <table:table-cell table:number-columns-repeated="13"/>
        </table:table-row>
        <table:table-row table:style-name="ro1">
          <table:table-cell office:value-type="float" office:value="4.46416091918945" calcext:value-type="float">
            <text:p>4.46416091918945</text:p>
          </table:table-cell>
          <table:table-cell office:value-type="float" office:value="1.96779768853711" calcext:value-type="float">
            <text:p>1.96779768853711</text:p>
          </table:table-cell>
          <table:table-cell office:value-type="float" office:value="0.0733175575733185" calcext:value-type="float">
            <text:p>0.073317557573319</text:p>
          </table:table-cell>
          <table:table-cell office:value-type="float" office:value="0.10368937248401" calcext:value-type="float">
            <text:p>0.10368937248401</text:p>
          </table:table-cell>
          <table:table-cell/>
          <table:table-cell table:formula="of:=[.A116]*[.$L$1]" office:value-type="float" office:value="4.46416091918945" calcext:value-type="float">
            <text:p>4.46416091918945</text:p>
          </table:table-cell>
          <table:table-cell table:formula="of:=[.B116] * [.$L$2]" office:value-type="float" office:value="6.53181695649935" calcext:value-type="float">
            <text:p>6.53181695649935</text:p>
          </table:table-cell>
          <table:table-cell table:formula="of:=[.C116] * [.$L$3]" office:value-type="float" office:value="1.09053395307099" calcext:value-type="float">
            <text:p>1.09053395307099</text:p>
          </table:table-cell>
          <table:table-cell table:formula="of:= [.D116]*[.$L$4]" office:value-type="float" office:value="6.94921810162629" calcext:value-type="float">
            <text:p>6.94921810162629</text:p>
          </table:table-cell>
          <table:table-cell table:number-columns-repeated="13"/>
        </table:table-row>
        <table:table-row table:style-name="ro1">
          <table:table-cell office:value-type="float" office:value="1.00126683712006" calcext:value-type="float">
            <text:p>1.00126683712006</text:p>
          </table:table-cell>
          <table:table-cell office:value-type="float" office:value="1.95231474426876" calcext:value-type="float">
            <text:p>1.95231474426876</text:p>
          </table:table-cell>
          <table:table-cell office:value-type="float" office:value="0.0620847679674626" calcext:value-type="float">
            <text:p>0.062084767967463</text:p>
          </table:table-cell>
          <table:table-cell office:value-type="float" office:value="0.103294458593082" calcext:value-type="float">
            <text:p>0.103294458593082</text:p>
          </table:table-cell>
          <table:table-cell/>
          <table:table-cell table:formula="of:=[.A117]*[.$L$1]" office:value-type="float" office:value="1.00126683712006" calcext:value-type="float">
            <text:p>1.00126683712006</text:p>
          </table:table-cell>
          <table:table-cell table:formula="of:=[.B117] * [.$L$2]" office:value-type="float" office:value="6.48042358486481" calcext:value-type="float">
            <text:p>6.48042358486481</text:p>
          </table:table-cell>
          <table:table-cell table:formula="of:=[.C117] * [.$L$3]" office:value-type="float" office:value="0.923456122625821" calcext:value-type="float">
            <text:p>0.923456122625821</text:p>
          </table:table-cell>
          <table:table-cell table:formula="of:= [.D117]*[.$L$4]" office:value-type="float" office:value="6.92275113887326" calcext:value-type="float">
            <text:p>6.92275113887326</text:p>
          </table:table-cell>
          <table:table-cell table:number-columns-repeated="13"/>
        </table:table-row>
        <table:table-row table:style-name="ro1">
          <table:table-cell office:value-type="float" office:value="17.8795909881592" calcext:value-type="float">
            <text:p>17.8795909881592</text:p>
          </table:table-cell>
          <table:table-cell office:value-type="float" office:value="2.03466300046681" calcext:value-type="float">
            <text:p>2.03466300046681</text:p>
          </table:table-cell>
          <table:table-cell office:value-type="float" office:value="1.33359467983246" calcext:value-type="float">
            <text:p>1.33359467983246</text:p>
          </table:table-cell>
          <table:table-cell office:value-type="float" office:value="0.108095617563866" calcext:value-type="float">
            <text:p>0.108095617563866</text:p>
          </table:table-cell>
          <table:table-cell/>
          <table:table-cell table:formula="of:=[.A118]*[.$L$1]" office:value-type="float" office:value="17.8795909881592" calcext:value-type="float">
            <text:p>17.8795909881592</text:p>
          </table:table-cell>
          <table:table-cell table:formula="of:=[.B118] * [.$L$2]" office:value-type="float" office:value="6.75376659126525" calcext:value-type="float">
            <text:p>6.75376659126525</text:p>
          </table:table-cell>
          <table:table-cell table:formula="of:=[.C118] * [.$L$3]" office:value-type="float" office:value="19.8360437271493" calcext:value-type="float">
            <text:p>19.8360437271493</text:p>
          </table:table-cell>
          <table:table-cell table:formula="of:= [.D118]*[.$L$4]" office:value-type="float" office:value="7.24452279231539" calcext:value-type="float">
            <text:p>7.24452279231539</text:p>
          </table:table-cell>
          <table:table-cell table:number-columns-repeated="13"/>
        </table:table-row>
        <table:table-row table:style-name="ro1">
          <table:table-cell office:value-type="float" office:value="141.606719970703" calcext:value-type="float">
            <text:p>141.606719970703</text:p>
          </table:table-cell>
          <table:table-cell office:value-type="float" office:value="2.23692671354426" calcext:value-type="float">
            <text:p>2.23692671354426</text:p>
          </table:table-cell>
          <table:table-cell office:value-type="float" office:value="9.86249256134033" calcext:value-type="float">
            <text:p>9.86249256134033</text:p>
          </table:table-cell>
          <table:table-cell office:value-type="float" office:value="0.116774753317083" calcext:value-type="float">
            <text:p>0.116774753317083</text:p>
          </table:table-cell>
          <table:table-cell/>
          <table:table-cell table:formula="of:=[.A119]*[.$L$1]" office:value-type="float" office:value="141.606719970703" calcext:value-type="float">
            <text:p>141.606719970703</text:p>
          </table:table-cell>
          <table:table-cell table:formula="of:=[.B119] * [.$L$2]" office:value-type="float" office:value="7.42515143863033" calcext:value-type="float">
            <text:p>7.42515143863033</text:p>
          </table:table-cell>
          <table:table-cell table:formula="of:=[.C119] * [.$L$3]" office:value-type="float" office:value="146.695871439746" calcext:value-type="float">
            <text:p>146.695871439746</text:p>
          </table:table-cell>
          <table:table-cell table:formula="of:= [.D119]*[.$L$4]" office:value-type="float" office:value="7.82619481749843" calcext:value-type="float">
            <text:p>7.82619481749843</text:p>
          </table:table-cell>
          <table:table-cell table:number-columns-repeated="13"/>
        </table:table-row>
        <table:table-row table:style-name="ro1">
          <table:table-cell office:value-type="float" office:value="1.11318635940552" calcext:value-type="float">
            <text:p>1.11318635940552</text:p>
          </table:table-cell>
          <table:table-cell office:value-type="float" office:value="2.15749036979413" calcext:value-type="float">
            <text:p>2.15749036979413</text:p>
          </table:table-cell>
          <table:table-cell office:value-type="float" office:value="0.0695416554808617" calcext:value-type="float">
            <text:p>0.069541655480862</text:p>
          </table:table-cell>
          <table:table-cell office:value-type="float" office:value="0.109076960238577" calcext:value-type="float">
            <text:p>0.109076960238577</text:p>
          </table:table-cell>
          <table:table-cell/>
          <table:table-cell table:formula="of:=[.A120]*[.$L$1]" office:value-type="float" office:value="1.11318635940552" calcext:value-type="float">
            <text:p>1.11318635940552</text:p>
          </table:table-cell>
          <table:table-cell table:formula="of:=[.B120] * [.$L$2]" office:value-type="float" office:value="7.16147410020682" calcext:value-type="float">
            <text:p>7.16147410020682</text:p>
          </table:table-cell>
          <table:table-cell table:formula="of:=[.C120] * [.$L$3]" office:value-type="float" office:value="1.03437074235331" calcext:value-type="float">
            <text:p>1.03437074235331</text:p>
          </table:table-cell>
          <table:table-cell table:formula="of:= [.D120]*[.$L$4]" office:value-type="float" office:value="7.31029196533312" calcext:value-type="float">
            <text:p>7.31029196533312</text:p>
          </table:table-cell>
          <table:table-cell table:number-columns-repeated="13"/>
        </table:table-row>
        <table:table-row table:style-name="ro1">
          <table:table-cell office:value-type="float" office:value="1.94430863857269" calcext:value-type="float">
            <text:p>1.94430863857269</text:p>
          </table:table-cell>
          <table:table-cell office:value-type="float" office:value="2.11714469694154" calcext:value-type="float">
            <text:p>2.11714469694154</text:p>
          </table:table-cell>
          <table:table-cell office:value-type="float" office:value="3.68689513206482" calcext:value-type="float">
            <text:p>3.68689513206482</text:p>
          </table:table-cell>
          <table:table-cell office:value-type="float" office:value="0.110404431217255" calcext:value-type="float">
            <text:p>0.110404431217255</text:p>
          </table:table-cell>
          <table:table-cell/>
          <table:table-cell table:formula="of:=[.A121]*[.$L$1]" office:value-type="float" office:value="1.94430863857269" calcext:value-type="float">
            <text:p>1.94430863857269</text:p>
          </table:table-cell>
          <table:table-cell table:formula="of:=[.B121] * [.$L$2]" office:value-type="float" office:value="7.02755253317018" calcext:value-type="float">
            <text:p>7.02755253317018</text:p>
          </table:table-cell>
          <table:table-cell table:formula="of:=[.C121] * [.$L$3]" office:value-type="float" office:value="54.8393107463802" calcext:value-type="float">
            <text:p>54.8393107463802</text:p>
          </table:table-cell>
          <table:table-cell table:formula="of:= [.D121]*[.$L$4]" office:value-type="float" office:value="7.39925851159936" calcext:value-type="float">
            <text:p>7.39925851159936</text:p>
          </table:table-cell>
          <table:table-cell table:number-columns-repeated="13"/>
        </table:table-row>
        <table:table-row table:style-name="ro1">
          <table:table-cell office:value-type="float" office:value="1.27289044857025" calcext:value-type="float">
            <text:p>1.27289044857025</text:p>
          </table:table-cell>
          <table:table-cell office:value-type="float" office:value="2.09946935580271" calcext:value-type="float">
            <text:p>2.09946935580271</text:p>
          </table:table-cell>
          <table:table-cell office:value-type="float" office:value="0.120254352688789" calcext:value-type="float">
            <text:p>0.120254352688789</text:p>
          </table:table-cell>
          <table:table-cell office:value-type="float" office:value="0.110651241665626" calcext:value-type="float">
            <text:p>0.110651241665626</text:p>
          </table:table-cell>
          <table:table-cell/>
          <table:table-cell table:formula="of:=[.A122]*[.$L$1]" office:value-type="float" office:value="1.27289044857025" calcext:value-type="float">
            <text:p>1.27289044857025</text:p>
          </table:table-cell>
          <table:table-cell table:formula="of:=[.B122] * [.$L$2]" office:value-type="float" office:value="6.96888182040584" calcext:value-type="float">
            <text:p>6.96888182040584</text:p>
          </table:table-cell>
          <table:table-cell table:formula="of:=[.C122] * [.$L$3]" office:value-type="float" office:value="1.78867735031347" calcext:value-type="float">
            <text:p>1.78867735031347</text:p>
          </table:table-cell>
          <table:table-cell table:formula="of:= [.D122]*[.$L$4]" office:value-type="float" office:value="7.41579964396806" calcext:value-type="float">
            <text:p>7.41579964396806</text:p>
          </table:table-cell>
          <table:table-cell table:number-columns-repeated="13"/>
        </table:table-row>
        <table:table-row table:style-name="ro1">
          <table:table-cell office:value-type="float" office:value="21.1731643676758" calcext:value-type="float">
            <text:p>21.1731643676758</text:p>
          </table:table-cell>
          <table:table-cell office:value-type="float" office:value="2.11980059566811" calcext:value-type="float">
            <text:p>2.11980059566811</text:p>
          </table:table-cell>
          <table:table-cell office:value-type="float" office:value="0.0772660225629807" calcext:value-type="float">
            <text:p>0.077266022562981</text:p>
          </table:table-cell>
          <table:table-cell office:value-type="float" office:value="0.110206888950418" calcext:value-type="float">
            <text:p>0.110206888950418</text:p>
          </table:table-cell>
          <table:table-cell/>
          <table:table-cell table:formula="of:=[.A123]*[.$L$1]" office:value-type="float" office:value="21.1731643676758" calcext:value-type="float">
            <text:p>21.1731643676758</text:p>
          </table:table-cell>
          <table:table-cell table:formula="of:=[.B123] * [.$L$2]" office:value-type="float" office:value="7.03636840099949" calcext:value-type="float">
            <text:p>7.03636840099949</text:p>
          </table:table-cell>
          <table:table-cell table:formula="of:=[.C123] * [.$L$3]" office:value-type="float" office:value="1.14926388456704" calcext:value-type="float">
            <text:p>1.14926388456704</text:p>
          </table:table-cell>
          <table:table-cell table:formula="of:= [.D123]*[.$L$4]" office:value-type="float" office:value="7.38601931202029" calcext:value-type="float">
            <text:p>7.38601931202029</text:p>
          </table:table-cell>
          <table:table-cell table:number-columns-repeated="13"/>
        </table:table-row>
        <table:table-row table:style-name="ro1">
          <table:table-cell office:value-type="float" office:value="4.06248807907105" calcext:value-type="float">
            <text:p>4.06248807907105</text:p>
          </table:table-cell>
          <table:table-cell office:value-type="float" office:value="2.08809860662662" calcext:value-type="float">
            <text:p>2.08809860662662</text:p>
          </table:table-cell>
          <table:table-cell office:value-type="float" office:value="0.0604799650609493" calcext:value-type="float">
            <text:p>0.060479965060949</text:p>
          </table:table-cell>
          <table:table-cell office:value-type="float" office:value="0.108617078766396" calcext:value-type="float">
            <text:p>0.108617078766396</text:p>
          </table:table-cell>
          <table:table-cell/>
          <table:table-cell table:formula="of:=[.A124]*[.$L$1]" office:value-type="float" office:value="4.06248807907105" calcext:value-type="float">
            <text:p>4.06248807907105</text:p>
          </table:table-cell>
          <table:table-cell table:formula="of:=[.B124] * [.$L$2]" office:value-type="float" office:value="6.93113827963986" calcext:value-type="float">
            <text:p>6.93113827963986</text:p>
          </table:table-cell>
          <table:table-cell table:formula="of:=[.C124] * [.$L$3]" office:value-type="float" office:value="0.899586095916468" calcext:value-type="float">
            <text:p>0.899586095916468</text:p>
          </table:table-cell>
          <table:table-cell table:formula="of:= [.D124]*[.$L$4]" office:value-type="float" office:value="7.27947090262902" calcext:value-type="float">
            <text:p>7.27947090262902</text:p>
          </table:table-cell>
          <table:table-cell table:number-columns-repeated="13"/>
        </table:table-row>
        <table:table-row table:style-name="ro1">
          <table:table-cell office:value-type="float" office:value="5.19158744812012" calcext:value-type="float">
            <text:p>5.19158744812012</text:p>
          </table:table-cell>
          <table:table-cell office:value-type="float" office:value="2.04883326564949" calcext:value-type="float">
            <text:p>2.04883326564949</text:p>
          </table:table-cell>
          <table:table-cell office:value-type="float" office:value="0.855467915534973" calcext:value-type="float">
            <text:p>0.855467915534973</text:p>
          </table:table-cell>
          <table:table-cell office:value-type="float" office:value="0.108993899394451" calcext:value-type="float">
            <text:p>0.108993899394451</text:p>
          </table:table-cell>
          <table:table-cell/>
          <table:table-cell table:formula="of:=[.A125]*[.$L$1]" office:value-type="float" office:value="5.19158744812012" calcext:value-type="float">
            <text:p>5.19158744812012</text:p>
          </table:table-cell>
          <table:table-cell table:formula="of:=[.B125] * [.$L$2]" office:value-type="float" office:value="6.80080271644087" calcext:value-type="float">
            <text:p>6.80080271644087</text:p>
          </table:table-cell>
          <table:table-cell table:formula="of:=[.C125] * [.$L$3]" office:value-type="float" office:value="12.7243301404418" calcext:value-type="float">
            <text:p>12.7243301404418</text:p>
          </table:table-cell>
          <table:table-cell table:formula="of:= [.D125]*[.$L$4]" office:value-type="float" office:value="7.30472526251963" calcext:value-type="float">
            <text:p>7.30472526251963</text:p>
          </table:table-cell>
          <table:table-cell table:number-columns-repeated="13"/>
        </table:table-row>
        <table:table-row table:style-name="ro1">
          <table:table-cell office:value-type="float" office:value="0.887494623661041" calcext:value-type="float">
            <text:p>0.887494623661041</text:p>
          </table:table-cell>
          <table:table-cell office:value-type="float" office:value="2.03868366027572" calcext:value-type="float">
            <text:p>2.03868366027572</text:p>
          </table:table-cell>
          <table:table-cell office:value-type="float" office:value="0.107312716543674" calcext:value-type="float">
            <text:p>0.107312716543674</text:p>
          </table:table-cell>
          <table:table-cell office:value-type="float" office:value="0.108381762913262" calcext:value-type="float">
            <text:p>0.108381762913262</text:p>
          </table:table-cell>
          <table:table-cell/>
          <table:table-cell table:formula="of:=[.A126]*[.$L$1]" office:value-type="float" office:value="0.887494623661041" calcext:value-type="float">
            <text:p>0.887494623661041</text:p>
          </table:table-cell>
          <table:table-cell table:formula="of:=[.B126] * [.$L$2]" office:value-type="float" office:value="6.76711258413289" calcext:value-type="float">
            <text:p>6.76711258413289</text:p>
          </table:table-cell>
          <table:table-cell table:formula="of:=[.C126] * [.$L$3]" office:value-type="float" office:value="1.59618193595893" calcext:value-type="float">
            <text:p>1.59618193595893</text:p>
          </table:table-cell>
          <table:table-cell table:formula="of:= [.D126]*[.$L$4]" office:value-type="float" office:value="7.26370013319504" calcext:value-type="float">
            <text:p>7.26370013319504</text:p>
          </table:table-cell>
          <table:table-cell table:number-columns-repeated="13"/>
        </table:table-row>
        <table:table-row table:style-name="ro1">
          <table:table-cell office:value-type="float" office:value="17.7439346313477" calcext:value-type="float">
            <text:p>17.7439346313477</text:p>
          </table:table-cell>
          <table:table-cell office:value-type="float" office:value="2.06195677539063" calcext:value-type="float">
            <text:p>2.06195677539063</text:p>
          </table:table-cell>
          <table:table-cell office:value-type="float" office:value="0.0540339909493923" calcext:value-type="float">
            <text:p>0.054033990949392</text:p>
          </table:table-cell>
          <table:table-cell office:value-type="float" office:value="0.108652163537825" calcext:value-type="float">
            <text:p>0.108652163537825</text:p>
          </table:table-cell>
          <table:table-cell/>
          <table:table-cell table:formula="of:=[.A127]*[.$L$1]" office:value-type="float" office:value="17.7439346313477" calcext:value-type="float">
            <text:p>17.7439346313477</text:p>
          </table:table-cell>
          <table:table-cell table:formula="of:=[.B127] * [.$L$2]" office:value-type="float" office:value="6.84436428984616" calcext:value-type="float">
            <text:p>6.84436428984616</text:p>
          </table:table-cell>
          <table:table-cell table:formula="of:=[.C127] * [.$L$3]" office:value-type="float" office:value="0.80370792072985" calcext:value-type="float">
            <text:p>0.80370792072985</text:p>
          </table:table-cell>
          <table:table-cell table:formula="of:= [.D127]*[.$L$4]" office:value-type="float" office:value="7.28182226924318" calcext:value-type="float">
            <text:p>7.28182226924318</text:p>
          </table:table-cell>
          <table:table-cell table:number-columns-repeated="13"/>
        </table:table-row>
        <table:table-row table:style-name="ro1">
          <table:table-cell office:value-type="float" office:value="1.06751775741577" calcext:value-type="float">
            <text:p>1.06751775741577</text:p>
          </table:table-cell>
          <table:table-cell office:value-type="float" office:value="2.04789448584451" calcext:value-type="float">
            <text:p>2.04789448584451</text:p>
          </table:table-cell>
          <table:table-cell office:value-type="float" office:value="1.34455120563507" calcext:value-type="float">
            <text:p>1.34455120563507</text:p>
          </table:table-cell>
          <table:table-cell office:value-type="float" office:value="0.109987536254833" calcext:value-type="float">
            <text:p>0.109987536254833</text:p>
          </table:table-cell>
          <table:table-cell/>
          <table:table-cell table:formula="of:=[.A128]*[.$L$1]" office:value-type="float" office:value="1.06751775741577" calcext:value-type="float">
            <text:p>1.06751775741577</text:p>
          </table:table-cell>
          <table:table-cell table:formula="of:=[.B128] * [.$L$2]" office:value-type="float" office:value="6.79768657402222" calcext:value-type="float">
            <text:p>6.79768657402222</text:p>
          </table:table-cell>
          <table:table-cell table:formula="of:=[.C128] * [.$L$3]" office:value-type="float" office:value="19.9990123773733" calcext:value-type="float">
            <text:p>19.9990123773733</text:p>
          </table:table-cell>
          <table:table-cell table:formula="of:= [.D128]*[.$L$4]" office:value-type="float" office:value="7.37131838668651" calcext:value-type="float">
            <text:p>7.37131838668651</text:p>
          </table:table-cell>
          <table:table-cell table:number-columns-repeated="13"/>
        </table:table-row>
        <table:table-row table:style-name="ro1">
          <table:table-cell office:value-type="float" office:value="16.7852725982666" calcext:value-type="float">
            <text:p>16.7852725982666</text:p>
          </table:table-cell>
          <table:table-cell office:value-type="float" office:value="2.0401210578432" calcext:value-type="float">
            <text:p>2.0401210578432</text:p>
          </table:table-cell>
          <table:table-cell office:value-type="float" office:value="0.0524747371673584" calcext:value-type="float">
            <text:p>0.052474737167358</text:p>
          </table:table-cell>
          <table:table-cell office:value-type="float" office:value="0.107876235359007" calcext:value-type="float">
            <text:p>0.107876235359007</text:p>
          </table:table-cell>
          <table:table-cell/>
          <table:table-cell table:formula="of:=[.A129]*[.$L$1]" office:value-type="float" office:value="16.7852725982666" calcext:value-type="float">
            <text:p>16.7852725982666</text:p>
          </table:table-cell>
          <table:table-cell table:formula="of:=[.B129] * [.$L$2]" office:value-type="float" office:value="6.77188381537236" calcext:value-type="float">
            <text:p>6.77188381537236</text:p>
          </table:table-cell>
          <table:table-cell table:formula="of:=[.C129] * [.$L$3]" office:value-type="float" office:value="0.780515397041893" calcext:value-type="float">
            <text:p>0.780515397041893</text:p>
          </table:table-cell>
          <table:table-cell table:formula="of:= [.D129]*[.$L$4]" office:value-type="float" office:value="7.22981988928245" calcext:value-type="float">
            <text:p>7.22981988928245</text:p>
          </table:table-cell>
          <table:table-cell table:number-columns-repeated="13"/>
        </table:table-row>
        <table:table-row table:style-name="ro1">
          <table:table-cell office:value-type="float" office:value="1.088414311409" calcext:value-type="float">
            <text:p>1.088414311409</text:p>
          </table:table-cell>
          <table:table-cell office:value-type="float" office:value="2.02593362845811" calcext:value-type="float">
            <text:p>2.02593362845811</text:p>
          </table:table-cell>
          <table:table-cell office:value-type="float" office:value="0.063145138323307" calcext:value-type="float">
            <text:p>0.063145138323307</text:p>
          </table:table-cell>
          <table:table-cell office:value-type="float" office:value="0.106948048461605" calcext:value-type="float">
            <text:p>0.106948048461605</text:p>
          </table:table-cell>
          <table:table-cell/>
          <table:table-cell table:formula="of:=[.A130]*[.$L$1]" office:value-type="float" office:value="1.088414311409" calcext:value-type="float">
            <text:p>1.088414311409</text:p>
          </table:table-cell>
          <table:table-cell table:formula="of:=[.B130] * [.$L$2]" office:value-type="float" office:value="6.72479071613432" calcext:value-type="float">
            <text:p>6.72479071613432</text:p>
          </table:table-cell>
          <table:table-cell table:formula="of:=[.C130] * [.$L$3]" office:value-type="float" office:value="0.939228195702887" calcext:value-type="float">
            <text:p>0.939228195702887</text:p>
          </table:table-cell>
          <table:table-cell table:formula="of:= [.D130]*[.$L$4]" office:value-type="float" office:value="7.167613194087" calcext:value-type="float">
            <text:p>7.167613194087</text:p>
          </table:table-cell>
          <table:table-cell table:number-columns-repeated="13"/>
        </table:table-row>
        <table:table-row table:style-name="ro1">
          <table:table-cell office:value-type="float" office:value="22.7128162384033" calcext:value-type="float">
            <text:p>22.7128162384033</text:p>
          </table:table-cell>
          <table:table-cell office:value-type="float" office:value="2.04016284925452" calcext:value-type="float">
            <text:p>2.04016284925452</text:p>
          </table:table-cell>
          <table:table-cell office:value-type="float" office:value="0.0673736482858658" calcext:value-type="float">
            <text:p>0.067373648285866</text:p>
          </table:table-cell>
          <table:table-cell office:value-type="float" office:value="0.106304811310237" calcext:value-type="float">
            <text:p>0.106304811310237</text:p>
          </table:table-cell>
          <table:table-cell/>
          <table:table-cell table:formula="of:=[.A131]*[.$L$1]" office:value-type="float" office:value="22.7128162384033" calcext:value-type="float">
            <text:p>22.7128162384033</text:p>
          </table:table-cell>
          <table:table-cell table:formula="of:=[.B131] * [.$L$2]" office:value-type="float" office:value="6.77202253585703" calcext:value-type="float">
            <text:p>6.77202253585703</text:p>
          </table:table-cell>
          <table:table-cell table:formula="of:=[.C131] * [.$L$3]" office:value-type="float" office:value="1.0021235489811" calcext:value-type="float">
            <text:p>1.0021235489811</text:p>
          </table:table-cell>
          <table:table-cell table:formula="of:= [.D131]*[.$L$4]" office:value-type="float" office:value="7.12450371093707" calcext:value-type="float">
            <text:p>7.12450371093707</text:p>
          </table:table-cell>
          <table:table-cell table:number-columns-repeated="13"/>
        </table:table-row>
        <table:table-row table:style-name="ro1">
          <table:table-cell office:value-type="float" office:value="23.1535606384277" calcext:value-type="float">
            <text:p>23.1535606384277</text:p>
          </table:table-cell>
          <table:table-cell office:value-type="float" office:value="2.0447110183028" calcext:value-type="float">
            <text:p>2.0447110183028</text:p>
          </table:table-cell>
          <table:table-cell office:value-type="float" office:value="1.60255217552185" calcext:value-type="float">
            <text:p>1.60255217552185</text:p>
          </table:table-cell>
          <table:table-cell office:value-type="float" office:value="0.107185967640835" calcext:value-type="float">
            <text:p>0.107185967640835</text:p>
          </table:table-cell>
          <table:table-cell/>
          <table:table-cell table:formula="of:=[.A132]*[.$L$1]" office:value-type="float" office:value="23.1535606384277" calcext:value-type="float">
            <text:p>23.1535606384277</text:p>
          </table:table-cell>
          <table:table-cell table:formula="of:=[.B132] * [.$L$2]" office:value-type="float" office:value="6.78711951858227" calcext:value-type="float">
            <text:p>6.78711951858227</text:p>
          </table:table-cell>
          <table:table-cell table:formula="of:=[.C132] * [.$L$3]" office:value-type="float" office:value="23.8365490725288" calcext:value-type="float">
            <text:p>23.8365490725288</text:p>
          </table:table-cell>
          <table:table-cell table:formula="of:= [.D132]*[.$L$4]" office:value-type="float" office:value="7.18355843734025" calcext:value-type="float">
            <text:p>7.18355843734025</text:p>
          </table:table-cell>
          <table:table-cell table:number-columns-repeated="13"/>
        </table:table-row>
        <table:table-row table:style-name="ro1">
          <table:table-cell office:value-type="float" office:value="1.26164865493774" calcext:value-type="float">
            <text:p>1.26164865493774</text:p>
          </table:table-cell>
          <table:table-cell office:value-type="float" office:value="2.03686736598295" calcext:value-type="float">
            <text:p>2.03686736598295</text:p>
          </table:table-cell>
          <table:table-cell office:value-type="float" office:value="1.66009020805359" calcext:value-type="float">
            <text:p>1.66009020805359</text:p>
          </table:table-cell>
          <table:table-cell office:value-type="float" office:value="0.107855369397689" calcext:value-type="float">
            <text:p>0.107855369397689</text:p>
          </table:table-cell>
          <table:table-cell/>
          <table:table-cell table:formula="of:=[.A133]*[.$L$1]" office:value-type="float" office:value="1.26164865493774" calcext:value-type="float">
            <text:p>1.26164865493774</text:p>
          </table:table-cell>
          <table:table-cell table:formula="of:=[.B133] * [.$L$2]" office:value-type="float" office:value="6.76108366056588" calcext:value-type="float">
            <text:p>6.76108366056588</text:p>
          </table:table-cell>
          <table:table-cell table:formula="of:=[.C133] * [.$L$3]" office:value-type="float" office:value="24.6923765188538" calcext:value-type="float">
            <text:p>24.6923765188538</text:p>
          </table:table-cell>
          <table:table-cell table:formula="of:= [.D133]*[.$L$4]" office:value-type="float" office:value="7.22842146133729" calcext:value-type="float">
            <text:p>7.22842146133729</text:p>
          </table:table-cell>
          <table:table-cell table:number-columns-repeated="13"/>
        </table:table-row>
        <table:table-row table:style-name="ro1">
          <table:table-cell office:value-type="float" office:value="232.999099731445" calcext:value-type="float">
            <text:p>232.999099731445</text:p>
          </table:table-cell>
          <table:table-cell office:value-type="float" office:value="2.17723757743284" calcext:value-type="float">
            <text:p>2.17723757743284</text:p>
          </table:table-cell>
          <table:table-cell office:value-type="float" office:value="0.03988141939044" calcext:value-type="float">
            <text:p>0.03988141939044</text:p>
          </table:table-cell>
          <table:table-cell office:value-type="float" office:value="0.107101337362347" calcext:value-type="float">
            <text:p>0.107101337362347</text:p>
          </table:table-cell>
          <table:table-cell/>
          <table:table-cell table:formula="of:=[.A134]*[.$L$1]" office:value-type="float" office:value="232.999099731445" calcext:value-type="float">
            <text:p>232.999099731445</text:p>
          </table:table-cell>
          <table:table-cell table:formula="of:=[.B134] * [.$L$2]" office:value-type="float" office:value="7.22702207114378" calcext:value-type="float">
            <text:p>7.22702207114378</text:p>
          </table:table-cell>
          <table:table-cell table:formula="of:=[.C134] * [.$L$3]" office:value-type="float" office:value="0.593200910961143" calcext:value-type="float">
            <text:p>0.593200910961143</text:p>
          </table:table-cell>
          <table:table-cell table:formula="of:= [.D134]*[.$L$4]" office:value-type="float" office:value="7.17788655169637" calcext:value-type="float">
            <text:p>7.17788655169637</text:p>
          </table:table-cell>
          <table:table-cell table:number-columns-repeated="13"/>
        </table:table-row>
        <table:table-row table:style-name="ro1">
          <table:table-cell office:value-type="float" office:value="0.945054352283478" calcext:value-type="float">
            <text:p>0.945054352283478</text:p>
          </table:table-cell>
          <table:table-cell office:value-type="float" office:value="2.17090777685912" calcext:value-type="float">
            <text:p>2.17090777685912</text:p>
          </table:table-cell>
          <table:table-cell office:value-type="float" office:value="0.0509323440492153" calcext:value-type="float">
            <text:p>0.050932344049215</text:p>
          </table:table-cell>
          <table:table-cell office:value-type="float" office:value="0.106765464560538" calcext:value-type="float">
            <text:p>0.106765464560538</text:p>
          </table:table-cell>
          <table:table-cell/>
          <table:table-cell table:formula="of:=[.A135]*[.$L$1]" office:value-type="float" office:value="0.945054352283478" calcext:value-type="float">
            <text:p>0.945054352283478</text:p>
          </table:table-cell>
          <table:table-cell table:formula="of:=[.B135] * [.$L$2]" office:value-type="float" office:value="7.2060112228439" calcext:value-type="float">
            <text:p>7.2060112228439</text:p>
          </table:table-cell>
          <table:table-cell table:formula="of:=[.C135] * [.$L$3]" office:value-type="float" office:value="0.757573660846767" calcext:value-type="float">
            <text:p>0.757573660846767</text:p>
          </table:table-cell>
          <table:table-cell table:formula="of:= [.D135]*[.$L$4]" office:value-type="float" office:value="7.155376497886" calcext:value-type="float">
            <text:p>7.155376497886</text:p>
          </table:table-cell>
          <table:table-cell table:number-columns-repeated="13"/>
        </table:table-row>
        <table:table-row table:style-name="ro1">
          <table:table-cell office:value-type="float" office:value="0.825856506824493" calcext:value-type="float">
            <text:p>0.825856506824493</text:p>
          </table:table-cell>
          <table:table-cell office:value-type="float" office:value="2.16378309038049" calcext:value-type="float">
            <text:p>2.16378309038049</text:p>
          </table:table-cell>
          <table:table-cell office:value-type="float" office:value="0.050822988152504" calcext:value-type="float">
            <text:p>0.050822988152504</text:p>
          </table:table-cell>
          <table:table-cell office:value-type="float" office:value="0.106412557368585" calcext:value-type="float">
            <text:p>0.106412557368585</text:p>
          </table:table-cell>
          <table:table-cell/>
          <table:table-cell table:formula="of:=[.A136]*[.$L$1]" office:value-type="float" office:value="0.825856506824493" calcext:value-type="float">
            <text:p>0.825856506824493</text:p>
          </table:table-cell>
          <table:table-cell table:formula="of:=[.B136] * [.$L$2]" office:value-type="float" office:value="7.18236186690556" calcext:value-type="float">
            <text:p>7.18236186690556</text:p>
          </table:table-cell>
          <table:table-cell table:formula="of:=[.C136] * [.$L$3]" office:value-type="float" office:value="0.755947088409285" calcext:value-type="float">
            <text:p>0.755947088409285</text:p>
          </table:table-cell>
          <table:table-cell table:formula="of:= [.D136]*[.$L$4]" office:value-type="float" office:value="7.13172480641792" calcext:value-type="float">
            <text:p>7.13172480641792</text:p>
          </table:table-cell>
          <table:table-cell table:number-columns-repeated="13"/>
        </table:table-row>
        <table:table-row table:style-name="ro1">
          <table:table-cell office:value-type="float" office:value="109.071884155273" calcext:value-type="float">
            <text:p>109.071884155273</text:p>
          </table:table-cell>
          <table:table-cell office:value-type="float" office:value="2.26066574542573" calcext:value-type="float">
            <text:p>2.26066574542573</text:p>
          </table:table-cell>
          <table:table-cell office:value-type="float" office:value="0.0606742575764656" calcext:value-type="float">
            <text:p>0.060674257576466</text:p>
          </table:table-cell>
          <table:table-cell office:value-type="float" office:value="0.105552816363267" calcext:value-type="float">
            <text:p>0.105552816363267</text:p>
          </table:table-cell>
          <table:table-cell/>
          <table:table-cell table:formula="of:=[.A137]*[.$L$1]" office:value-type="float" office:value="109.071884155273" calcext:value-type="float">
            <text:p>109.071884155273</text:p>
          </table:table-cell>
          <table:table-cell table:formula="of:=[.B137] * [.$L$2]" office:value-type="float" office:value="7.50394968698559" calcext:value-type="float">
            <text:p>7.50394968698559</text:p>
          </table:table-cell>
          <table:table-cell table:formula="of:=[.C137] * [.$L$3]" office:value-type="float" office:value="0.902476025586945" calcext:value-type="float">
            <text:p>0.902476025586945</text:p>
          </table:table-cell>
          <table:table-cell table:formula="of:= [.D137]*[.$L$4]" office:value-type="float" office:value="7.07410532610145" calcext:value-type="float">
            <text:p>7.07410532610145</text:p>
          </table:table-cell>
          <table:table-cell table:number-columns-repeated="13"/>
        </table:table-row>
        <table:table-row table:style-name="ro1">
          <table:table-cell office:value-type="float" office:value="1.26391530036926" calcext:value-type="float">
            <text:p>1.26391530036926</text:p>
          </table:table-cell>
          <table:table-cell office:value-type="float" office:value="2.24620162711498" calcext:value-type="float">
            <text:p>2.24620162711498</text:p>
          </table:table-cell>
          <table:table-cell office:value-type="float" office:value="0.0635128393769264" calcext:value-type="float">
            <text:p>0.063512839376927</text:p>
          </table:table-cell>
          <table:table-cell office:value-type="float" office:value="0.105349517586412" calcext:value-type="float">
            <text:p>0.105349517586412</text:p>
          </table:table-cell>
          <table:table-cell/>
          <table:table-cell table:formula="of:=[.A138]*[.$L$1]" office:value-type="float" office:value="1.26391530036926" calcext:value-type="float">
            <text:p>1.26391530036926</text:p>
          </table:table-cell>
          <table:table-cell table:formula="of:=[.B138] * [.$L$2]" office:value-type="float" office:value="7.45593815927959" calcext:value-type="float">
            <text:p>7.45593815927959</text:p>
          </table:table-cell>
          <table:table-cell table:formula="of:=[.C138] * [.$L$3]" office:value-type="float" office:value="0.944697424313659" calcext:value-type="float">
            <text:p>0.944697424313659</text:p>
          </table:table-cell>
          <table:table-cell table:formula="of:= [.D138]*[.$L$4]" office:value-type="float" office:value="7.06048032764391" calcext:value-type="float">
            <text:p>7.06048032764391</text:p>
          </table:table-cell>
          <table:table-cell table:number-columns-repeated="13"/>
        </table:table-row>
        <table:table-row table:style-name="ro1">
          <table:table-cell office:value-type="float" office:value="209.155181884766" calcext:value-type="float">
            <text:p>209.155181884766</text:p>
          </table:table-cell>
          <table:table-cell office:value-type="float" office:value="2.33414182082121" calcext:value-type="float">
            <text:p>2.33414182082121</text:p>
          </table:table-cell>
          <table:table-cell office:value-type="float" office:value="0.0590436272323132" calcext:value-type="float">
            <text:p>0.059043627232313</text:p>
          </table:table-cell>
          <table:table-cell office:value-type="float" office:value="0.104476913748933" calcext:value-type="float">
            <text:p>0.104476913748933</text:p>
          </table:table-cell>
          <table:table-cell/>
          <table:table-cell table:formula="of:=[.A139]*[.$L$1]" office:value-type="float" office:value="209.155181884766" calcext:value-type="float">
            <text:p>209.155181884766</text:p>
          </table:table-cell>
          <table:table-cell table:formula="of:=[.B139] * [.$L$2]" office:value-type="float" office:value="7.74784278532641" calcext:value-type="float">
            <text:p>7.74784278532641</text:p>
          </table:table-cell>
          <table:table-cell table:formula="of:=[.C139] * [.$L$3]" office:value-type="float" office:value="0.878221838540032" calcext:value-type="float">
            <text:p>0.878221838540032</text:p>
          </table:table-cell>
          <table:table-cell table:formula="of:= [.D139]*[.$L$4]" office:value-type="float" office:value="7.00199878572994" calcext:value-type="float">
            <text:p>7.00199878572994</text:p>
          </table:table-cell>
          <table:table-cell table:number-columns-repeated="13"/>
        </table:table-row>
        <table:table-row table:style-name="ro1">
          <table:table-cell office:value-type="float" office:value="3.48549509048462" calcext:value-type="float">
            <text:p>3.48549509048462</text:p>
          </table:table-cell>
          <table:table-cell office:value-type="float" office:value="2.31267241345994" calcext:value-type="float">
            <text:p>2.31267241345994</text:p>
          </table:table-cell>
          <table:table-cell office:value-type="float" office:value="14.5658292770386" calcext:value-type="float">
            <text:p>14.5658292770386</text:p>
          </table:table-cell>
          <table:table-cell office:value-type="float" office:value="0.10785160220519" calcext:value-type="float">
            <text:p>0.10785160220519</text:p>
          </table:table-cell>
          <table:table-cell/>
          <table:table-cell table:formula="of:=[.A140]*[.$L$1]" office:value-type="float" office:value="3.48549509048462" calcext:value-type="float">
            <text:p>3.48549509048462</text:p>
          </table:table-cell>
          <table:table-cell table:formula="of:=[.B140] * [.$L$2]" office:value-type="float" office:value="7.67657822400223" calcext:value-type="float">
            <text:p>7.67657822400223</text:p>
          </table:table-cell>
          <table:table-cell table:formula="of:=[.C140] * [.$L$3]" office:value-type="float" office:value="216.653853551536" calcext:value-type="float">
            <text:p>216.653853551536</text:p>
          </table:table-cell>
          <table:table-cell table:formula="of:= [.D140]*[.$L$4]" office:value-type="float" office:value="7.22816898568156" calcext:value-type="float">
            <text:p>7.22816898568156</text:p>
          </table:table-cell>
          <table:table-cell table:number-columns-repeated="13"/>
        </table:table-row>
        <table:table-row table:style-name="ro1">
          <table:table-cell office:value-type="float" office:value="2.70490431785583" calcext:value-type="float">
            <text:p>2.70490431785583</text:p>
          </table:table-cell>
          <table:table-cell office:value-type="float" office:value="2.30796171030825" calcext:value-type="float">
            <text:p>2.30796171030825</text:p>
          </table:table-cell>
          <table:table-cell office:value-type="float" office:value="0.976689517498016" calcext:value-type="float">
            <text:p>0.976689517498016</text:p>
          </table:table-cell>
          <table:table-cell office:value-type="float" office:value="0.107342828477797" calcext:value-type="float">
            <text:p>0.107342828477797</text:p>
          </table:table-cell>
          <table:table-cell/>
          <table:table-cell table:formula="of:=[.A141]*[.$L$1]" office:value-type="float" office:value="2.70490431785583" calcext:value-type="float">
            <text:p>2.70490431785583</text:p>
          </table:table-cell>
          <table:table-cell table:formula="of:=[.B141] * [.$L$2]" office:value-type="float" office:value="7.66094173306494" calcext:value-type="float">
            <text:p>7.66094173306494</text:p>
          </table:table-cell>
          <table:table-cell table:formula="of:=[.C141] * [.$L$3]" office:value-type="float" office:value="14.5273944699397" calcext:value-type="float">
            <text:p>14.5273944699397</text:p>
          </table:table-cell>
          <table:table-cell table:formula="of:= [.D141]*[.$L$4]" office:value-type="float" office:value="7.19407118461163" calcext:value-type="float">
            <text:p>7.19407118461163</text:p>
          </table:table-cell>
          <table:table-cell table:number-columns-repeated="13"/>
        </table:table-row>
        <table:table-row table:style-name="ro1">
          <table:table-cell office:value-type="float" office:value="0.983793437480926" calcext:value-type="float">
            <text:p>0.983793437480926</text:p>
          </table:table-cell>
          <table:table-cell office:value-type="float" office:value="2.30251617766093" calcext:value-type="float">
            <text:p>2.30251617766093</text:p>
          </table:table-cell>
          <table:table-cell office:value-type="float" office:value="0.0438917949795723" calcext:value-type="float">
            <text:p>0.043891794979572</text:p>
          </table:table-cell>
          <table:table-cell office:value-type="float" office:value="0.106754847643369" calcext:value-type="float">
            <text:p>0.106754847643369</text:p>
          </table:table-cell>
          <table:table-cell/>
          <table:table-cell table:formula="of:=[.A142]*[.$L$1]" office:value-type="float" office:value="0.983793437480926" calcext:value-type="float">
            <text:p>0.983793437480926</text:p>
          </table:table-cell>
          <table:table-cell table:formula="of:=[.B142] * [.$L$2]" office:value-type="float" office:value="7.64286608296629" calcext:value-type="float">
            <text:p>7.64286608296629</text:p>
          </table:table-cell>
          <table:table-cell table:formula="of:=[.C142] * [.$L$3]" office:value-type="float" office:value="0.652851707977155" calcext:value-type="float">
            <text:p>0.652851707977155</text:p>
          </table:table-cell>
          <table:table-cell table:formula="of:= [.D142]*[.$L$4]" office:value-type="float" office:value="7.15466495656593" calcext:value-type="float">
            <text:p>7.15466495656593</text:p>
          </table:table-cell>
          <table:table-cell table:number-columns-repeated="13"/>
        </table:table-row>
        <table:table-row table:style-name="ro1">
          <table:table-cell office:value-type="float" office:value="14.6517028808594" calcext:value-type="float">
            <text:p>14.6517028808594</text:p>
          </table:table-cell>
          <table:table-cell office:value-type="float" office:value="2.31409757818281" calcext:value-type="float">
            <text:p>2.31409757818281</text:p>
          </table:table-cell>
          <table:table-cell office:value-type="float" office:value="0.0656223446130753" calcext:value-type="float">
            <text:p>0.065622344613075</text:p>
          </table:table-cell>
          <table:table-cell office:value-type="float" office:value="0.106115898453304" calcext:value-type="float">
            <text:p>0.106115898453304</text:p>
          </table:table-cell>
          <table:table-cell/>
          <table:table-cell table:formula="of:=[.A143]*[.$L$1]" office:value-type="float" office:value="14.6517028808594" calcext:value-type="float">
            <text:p>14.6517028808594</text:p>
          </table:table-cell>
          <table:table-cell table:formula="of:=[.B143] * [.$L$2]" office:value-type="float" office:value="7.68130885010108" calcext:value-type="float">
            <text:p>7.68130885010108</text:p>
          </table:table-cell>
          <table:table-cell table:formula="of:=[.C143] * [.$L$3]" office:value-type="float" office:value="0.976074452686445" calcext:value-type="float">
            <text:p>0.976074452686445</text:p>
          </table:table-cell>
          <table:table-cell table:formula="of:= [.D143]*[.$L$4]" office:value-type="float" office:value="7.11184285077775" calcext:value-type="float">
            <text:p>7.11184285077775</text:p>
          </table:table-cell>
          <table:table-cell table:number-columns-repeated="13"/>
        </table:table-row>
        <table:table-row table:style-name="ro1">
          <table:table-cell office:value-type="float" office:value="9.26975727081299" calcext:value-type="float">
            <text:p>9.26975727081299</text:p>
          </table:table-cell>
          <table:table-cell office:value-type="float" office:value="2.31242374215761" calcext:value-type="float">
            <text:p>2.31242374215761</text:p>
          </table:table-cell>
          <table:table-cell office:value-type="float" office:value="0.0636973977088928" calcext:value-type="float">
            <text:p>0.063697397708893</text:p>
          </table:table-cell>
          <table:table-cell office:value-type="float" office:value="0.105734421807409" calcext:value-type="float">
            <text:p>0.105734421807409</text:p>
          </table:table-cell>
          <table:table-cell/>
          <table:table-cell table:formula="of:=[.A144]*[.$L$1]" office:value-type="float" office:value="9.26975727081299" calcext:value-type="float">
            <text:p>9.26975727081299</text:p>
          </table:table-cell>
          <table:table-cell table:formula="of:=[.B144] * [.$L$2]" office:value-type="float" office:value="7.6757527959419" calcext:value-type="float">
            <text:p>7.6757527959419</text:p>
          </table:table-cell>
          <table:table-cell table:formula="of:=[.C144] * [.$L$3]" office:value-type="float" office:value="0.947442566595987" calcext:value-type="float">
            <text:p>0.947442566595987</text:p>
          </table:table-cell>
          <table:table-cell table:formula="of:= [.D144]*[.$L$4]" office:value-type="float" office:value="7.08627644653117" calcext:value-type="float">
            <text:p>7.08627644653117</text:p>
          </table:table-cell>
          <table:table-cell table:number-columns-repeated="13"/>
        </table:table-row>
        <table:table-row table:style-name="ro1">
          <table:table-cell office:value-type="float" office:value="0.977874279022217" calcext:value-type="float">
            <text:p>0.977874279022217</text:p>
          </table:table-cell>
          <table:table-cell office:value-type="float" office:value="2.29876190889319" calcext:value-type="float">
            <text:p>2.29876190889319</text:p>
          </table:table-cell>
          <table:table-cell office:value-type="float" office:value="1.05233061313629" calcext:value-type="float">
            <text:p>1.05233061313629</text:p>
          </table:table-cell>
          <table:table-cell office:value-type="float" office:value="0.106366053819766" calcext:value-type="float">
            <text:p>0.106366053819766</text:p>
          </table:table-cell>
          <table:table-cell/>
          <table:table-cell table:formula="of:=[.A145]*[.$L$1]" office:value-type="float" office:value="0.977874279022217" calcext:value-type="float">
            <text:p>0.977874279022217</text:p>
          </table:table-cell>
          <table:table-cell table:formula="of:=[.B145] * [.$L$2]" office:value-type="float" office:value="7.63040433624343" calcext:value-type="float">
            <text:p>7.63040433624343</text:p>
          </table:table-cell>
          <table:table-cell table:formula="of:=[.C145] * [.$L$3]" office:value-type="float" office:value="15.6524890007898" calcext:value-type="float">
            <text:p>15.6524890007898</text:p>
          </table:table-cell>
          <table:table-cell table:formula="of:= [.D145]*[.$L$4]" office:value-type="float" office:value="7.12860815814915" calcext:value-type="float">
            <text:p>7.12860815814915</text:p>
          </table:table-cell>
          <table:table-cell table:number-columns-repeated="13"/>
        </table:table-row>
        <table:table-row table:style-name="ro1">
          <table:table-cell office:value-type="float" office:value="7.55605459213257" calcext:value-type="float">
            <text:p>7.55605459213257</text:p>
          </table:table-cell>
          <table:table-cell office:value-type="float" office:value="2.29715663556478" calcext:value-type="float">
            <text:p>2.29715663556478</text:p>
          </table:table-cell>
          <table:table-cell office:value-type="float" office:value="0.0690532699227333" calcext:value-type="float">
            <text:p>0.069053269922733</text:p>
          </table:table-cell>
          <table:table-cell office:value-type="float" office:value="0.106242178012537" calcext:value-type="float">
            <text:p>0.106242178012537</text:p>
          </table:table-cell>
          <table:table-cell/>
          <table:table-cell table:formula="of:=[.A146]*[.$L$1]" office:value-type="float" office:value="7.55605459213257" calcext:value-type="float">
            <text:p>7.55605459213257</text:p>
          </table:table-cell>
          <table:table-cell table:formula="of:=[.B146] * [.$L$2]" office:value-type="float" office:value="7.62507586594008" calcext:value-type="float">
            <text:p>7.62507586594008</text:p>
          </table:table-cell>
          <table:table-cell table:formula="of:=[.C146] * [.$L$3]" office:value-type="float" office:value="1.02710643826358" calcext:value-type="float">
            <text:p>1.02710643826358</text:p>
          </table:table-cell>
          <table:table-cell table:formula="of:= [.D146]*[.$L$4]" office:value-type="float" office:value="7.12030605368722" calcext:value-type="float">
            <text:p>7.12030605368722</text:p>
          </table:table-cell>
          <table:table-cell table:number-columns-repeated="13"/>
        </table:table-row>
        <table:table-row table:style-name="ro1">
          <table:table-cell office:value-type="float" office:value="1.03896689414978" calcext:value-type="float">
            <text:p>1.03896689414978</text:p>
          </table:table-cell>
          <table:table-cell office:value-type="float" office:value="2.29315901175355" calcext:value-type="float">
            <text:p>2.29315901175355</text:p>
          </table:table-cell>
          <table:table-cell office:value-type="float" office:value="0.107018910348415" calcext:value-type="float">
            <text:p>0.107018910348415</text:p>
          </table:table-cell>
          <table:table-cell office:value-type="float" office:value="0.106175156215382" calcext:value-type="float">
            <text:p>0.106175156215382</text:p>
          </table:table-cell>
          <table:table-cell/>
          <table:table-cell table:formula="of:=[.A147]*[.$L$1]" office:value-type="float" office:value="1.03896689414978" calcext:value-type="float">
            <text:p>1.03896689414978</text:p>
          </table:table-cell>
          <table:table-cell table:formula="of:=[.B147] * [.$L$2]" office:value-type="float" office:value="7.6118063377015" calcext:value-type="float">
            <text:p>7.6118063377015</text:p>
          </table:table-cell>
          <table:table-cell table:formula="of:=[.C147] * [.$L$3]" office:value-type="float" office:value="1.59181182814087" calcext:value-type="float">
            <text:p>1.59181182814087</text:p>
          </table:table-cell>
          <table:table-cell table:formula="of:= [.D147]*[.$L$4]" office:value-type="float" office:value="7.11581428105097" calcext:value-type="float">
            <text:p>7.11581428105097</text:p>
          </table:table-cell>
          <table:table-cell table:number-columns-repeated="13"/>
        </table:table-row>
        <table:table-row table:style-name="ro1">
          <table:table-cell office:value-type="float" office:value="9.02144813537598" calcext:value-type="float">
            <text:p>9.02144813537598</text:p>
          </table:table-cell>
          <table:table-cell office:value-type="float" office:value="2.28230837792169" calcext:value-type="float">
            <text:p>2.28230837792169</text:p>
          </table:table-cell>
          <table:table-cell office:value-type="float" office:value="0.0652118250727654" calcext:value-type="float">
            <text:p>0.065211825072765</text:p>
          </table:table-cell>
          <table:table-cell office:value-type="float" office:value="0.1049932462451" calcext:value-type="float">
            <text:p>0.1049932462451</text:p>
          </table:table-cell>
          <table:table-cell/>
          <table:table-cell table:formula="of:=[.A148]*[.$L$1]" office:value-type="float" office:value="9.02144813537598" calcext:value-type="float">
            <text:p>9.02144813537598</text:p>
          </table:table-cell>
          <table:table-cell table:formula="of:=[.B148] * [.$L$2]" office:value-type="float" office:value="7.57578924383834" calcext:value-type="float">
            <text:p>7.57578924383834</text:p>
          </table:table-cell>
          <table:table-cell table:formula="of:=[.C148] * [.$L$3]" office:value-type="float" office:value="0.969968336881109" calcext:value-type="float">
            <text:p>0.969968336881109</text:p>
          </table:table-cell>
          <table:table-cell table:formula="of:= [.D148]*[.$L$4]" office:value-type="float" office:value="7.03660317230169" calcext:value-type="float">
            <text:p>7.03660317230169</text:p>
          </table:table-cell>
          <table:table-cell table:number-columns-repeated="13"/>
        </table:table-row>
        <table:table-row table:style-name="ro1">
          <table:table-cell office:value-type="float" office:value="5.69638299942017" calcext:value-type="float">
            <text:p>5.69638299942017</text:p>
          </table:table-cell>
          <table:table-cell office:value-type="float" office:value="2.27036112799983" calcext:value-type="float">
            <text:p>2.27036112799983</text:p>
          </table:table-cell>
          <table:table-cell office:value-type="float" office:value="0.0305530596524477" calcext:value-type="float">
            <text:p>0.030553059652448</text:p>
          </table:table-cell>
          <table:table-cell office:value-type="float" office:value="0.102878336223167" calcext:value-type="float">
            <text:p>0.102878336223167</text:p>
          </table:table-cell>
          <table:table-cell/>
          <table:table-cell table:formula="of:=[.A149]*[.$L$1]" office:value-type="float" office:value="5.69638299942017" calcext:value-type="float">
            <text:p>5.69638299942017</text:p>
          </table:table-cell>
          <table:table-cell table:formula="of:=[.B149] * [.$L$2]" office:value-type="float" office:value="7.53613209306635" calcext:value-type="float">
            <text:p>7.53613209306635</text:p>
          </table:table-cell>
          <table:table-cell table:formula="of:=[.C149] * [.$L$3]" office:value-type="float" office:value="0.454449793801137" calcext:value-type="float">
            <text:p>0.454449793801137</text:p>
          </table:table-cell>
          <table:table-cell table:formula="of:= [.D149]*[.$L$4]" office:value-type="float" office:value="6.89486279278507" calcext:value-type="float">
            <text:p>6.89486279278507</text:p>
          </table:table-cell>
          <table:table-cell table:number-columns-repeated="13"/>
        </table:table-row>
        <table:table-row table:style-name="ro1">
          <table:table-cell office:value-type="float" office:value="32.3260078430176" calcext:value-type="float">
            <text:p>32.3260078430176</text:p>
          </table:table-cell>
          <table:table-cell office:value-type="float" office:value="2.28121090967707" calcext:value-type="float">
            <text:p>2.28121090967707</text:p>
          </table:table-cell>
          <table:table-cell office:value-type="float" office:value="0.081460140645504" calcext:value-type="float">
            <text:p>0.081460140645504</text:p>
          </table:table-cell>
          <table:table-cell office:value-type="float" office:value="0.102350627986079" calcext:value-type="float">
            <text:p>0.102350627986079</text:p>
          </table:table-cell>
          <table:table-cell/>
          <table:table-cell table:formula="of:=[.A150]*[.$L$1]" office:value-type="float" office:value="32.3260078430176" calcext:value-type="float">
            <text:p>32.3260078430176</text:p>
          </table:table-cell>
          <table:table-cell table:formula="of:=[.B150] * [.$L$2]" office:value-type="float" office:value="7.57214635832671" calcext:value-type="float">
            <text:p>7.57214635832671</text:p>
          </table:table-cell>
          <table:table-cell table:formula="of:=[.C150] * [.$L$3]" office:value-type="float" office:value="1.2116476889867" calcext:value-type="float">
            <text:p>1.2116476889867</text:p>
          </table:table-cell>
          <table:table-cell table:formula="of:= [.D150]*[.$L$4]" office:value-type="float" office:value="6.85949600884475" calcext:value-type="float">
            <text:p>6.85949600884475</text:p>
          </table:table-cell>
          <table:table-cell table:number-columns-repeated="13"/>
        </table:table-row>
        <table:table-row table:style-name="ro1">
          <table:table-cell office:value-type="float" office:value="1.6907639503479" calcext:value-type="float">
            <text:p>1.6907639503479</text:p>
          </table:table-cell>
          <table:table-cell office:value-type="float" office:value="2.2765884550273" calcext:value-type="float">
            <text:p>2.2765884550273</text:p>
          </table:table-cell>
          <table:table-cell office:value-type="float" office:value="2.64285016059875" calcext:value-type="float">
            <text:p>2.64285016059875</text:p>
          </table:table-cell>
          <table:table-cell office:value-type="float" office:value="0.103931960113296" calcext:value-type="float">
            <text:p>0.103931960113296</text:p>
          </table:table-cell>
          <table:table-cell/>
          <table:table-cell table:formula="of:=[.A151]*[.$L$1]" office:value-type="float" office:value="1.6907639503479" calcext:value-type="float">
            <text:p>1.6907639503479</text:p>
          </table:table-cell>
          <table:table-cell table:formula="of:=[.B151] * [.$L$2]" office:value-type="float" office:value="7.55680279539954" calcext:value-type="float">
            <text:p>7.55680279539954</text:p>
          </table:table-cell>
          <table:table-cell table:formula="of:=[.C151] * [.$L$3]" office:value-type="float" office:value="39.3100633518773" calcext:value-type="float">
            <text:p>39.3100633518773</text:p>
          </table:table-cell>
          <table:table-cell table:formula="of:= [.D151]*[.$L$4]" office:value-type="float" office:value="6.96547622243733" calcext:value-type="float">
            <text:p>6.96547622243733</text:p>
          </table:table-cell>
          <table:table-cell table:number-columns-repeated="13"/>
        </table:table-row>
        <table:table-row table:style-name="ro1">
          <table:table-cell office:value-type="float" office:value="1.56392192840576" calcext:value-type="float">
            <text:p>1.56392192840576</text:p>
          </table:table-cell>
          <table:table-cell office:value-type="float" office:value="2.26647949992254" calcext:value-type="float">
            <text:p>2.26647949992254</text:p>
          </table:table-cell>
          <table:table-cell office:value-type="float" office:value="0.100260578095913" calcext:value-type="float">
            <text:p>0.100260578095913</text:p>
          </table:table-cell>
          <table:table-cell office:value-type="float" office:value="0.103886945666444" calcext:value-type="float">
            <text:p>0.103886945666444</text:p>
          </table:table-cell>
          <table:table-cell/>
          <table:table-cell table:formula="of:=[.A152]*[.$L$1]" office:value-type="float" office:value="1.56392192840576" calcext:value-type="float">
            <text:p>1.56392192840576</text:p>
          </table:table-cell>
          <table:table-cell table:formula="of:=[.B152] * [.$L$2]" office:value-type="float" office:value="7.52324759572102" calcext:value-type="float">
            <text:p>7.52324759572102</text:p>
          </table:table-cell>
          <table:table-cell table:formula="of:=[.C152] * [.$L$3]" office:value-type="float" office:value="1.4912876013195" calcext:value-type="float">
            <text:p>1.4912876013195</text:p>
          </table:table-cell>
          <table:table-cell table:formula="of:= [.D152]*[.$L$4]" office:value-type="float" office:value="6.96245937315563" calcext:value-type="float">
            <text:p>6.96245937315563</text:p>
          </table:table-cell>
          <table:table-cell table:number-columns-repeated="13"/>
        </table:table-row>
        <table:table-row table:style-name="ro1">
          <table:table-cell office:value-type="float" office:value="4.88003063201904" calcext:value-type="float">
            <text:p>4.88003063201904</text:p>
          </table:table-cell>
          <table:table-cell office:value-type="float" office:value="2.25382438552906" calcext:value-type="float">
            <text:p>2.25382438552906</text:p>
          </table:table-cell>
          <table:table-cell office:value-type="float" office:value="0.0712515935301781" calcext:value-type="float">
            <text:p>0.071251593530178</text:p>
          </table:table-cell>
          <table:table-cell office:value-type="float" office:value="0.10316014276947" calcext:value-type="float">
            <text:p>0.10316014276947</text:p>
          </table:table-cell>
          <table:table-cell/>
          <table:table-cell table:formula="of:=[.A153]*[.$L$1]" office:value-type="float" office:value="4.88003063201904" calcext:value-type="float">
            <text:p>4.88003063201904</text:p>
          </table:table-cell>
          <table:table-cell table:formula="of:=[.B153] * [.$L$2]" office:value-type="float" office:value="7.4812407922456" calcext:value-type="float">
            <text:p>7.4812407922456</text:p>
          </table:table-cell>
          <table:table-cell table:formula="of:=[.C153] * [.$L$3]" office:value-type="float" office:value="1.05980456151133" calcext:value-type="float">
            <text:p>1.05980456151133</text:p>
          </table:table-cell>
          <table:table-cell table:formula="of:= [.D153]*[.$L$4]" office:value-type="float" office:value="6.91374934890754" calcext:value-type="float">
            <text:p>6.91374934890754</text:p>
          </table:table-cell>
          <table:table-cell table:number-columns-repeated="13"/>
        </table:table-row>
        <table:table-row table:style-name="ro1">
          <table:table-cell office:value-type="float" office:value="130.553146362305" calcext:value-type="float">
            <text:p>130.553146362305</text:p>
          </table:table-cell>
          <table:table-cell office:value-type="float" office:value="2.30126272001397" calcext:value-type="float">
            <text:p>2.30126272001397</text:p>
          </table:table-cell>
          <table:table-cell office:value-type="float" office:value="0.753772735595703" calcext:value-type="float">
            <text:p>0.753772735595703</text:p>
          </table:table-cell>
          <table:table-cell office:value-type="float" office:value="0.103317161352887" calcext:value-type="float">
            <text:p>0.103317161352887</text:p>
          </table:table-cell>
          <table:table-cell/>
          <table:table-cell table:formula="of:=[.A154]*[.$L$1]" office:value-type="float" office:value="130.553146362305" calcext:value-type="float">
            <text:p>130.553146362305</text:p>
          </table:table-cell>
          <table:table-cell table:formula="of:=[.B154] * [.$L$2]" office:value-type="float" office:value="7.63870541342165" calcext:value-type="float">
            <text:p>7.63870541342165</text:p>
          </table:table-cell>
          <table:table-cell table:formula="of:=[.C154] * [.$L$3]" office:value-type="float" office:value="11.2117041029946" calcext:value-type="float">
            <text:p>11.2117041029946</text:p>
          </table:table-cell>
          <table:table-cell table:formula="of:= [.D154]*[.$L$4]" office:value-type="float" office:value="6.92427266827992" calcext:value-type="float">
            <text:p>6.92427266827992</text:p>
          </table:table-cell>
          <table:table-cell table:number-columns-repeated="13"/>
        </table:table-row>
        <table:table-row table:style-name="ro1">
          <table:table-cell office:value-type="float" office:value="0.894728899002075" calcext:value-type="float">
            <text:p>0.894728899002075</text:p>
          </table:table-cell>
          <table:table-cell office:value-type="float" office:value="2.29376305889959" calcext:value-type="float">
            <text:p>2.29376305889959</text:p>
          </table:table-cell>
          <table:table-cell office:value-type="float" office:value="0.038236528635025" calcext:value-type="float">
            <text:p>0.038236528635025</text:p>
          </table:table-cell>
          <table:table-cell office:value-type="float" office:value="0.1025718135465" calcext:value-type="float">
            <text:p>0.1025718135465</text:p>
          </table:table-cell>
          <table:table-cell/>
          <table:table-cell table:formula="of:=[.A155]*[.$L$1]" office:value-type="float" office:value="0.894728899002075" calcext:value-type="float">
            <text:p>0.894728899002075</text:p>
          </table:table-cell>
          <table:table-cell table:formula="of:=[.B155] * [.$L$2]" office:value-type="float" office:value="7.61381138395905" calcext:value-type="float">
            <text:p>7.61381138395905</text:p>
          </table:table-cell>
          <table:table-cell table:formula="of:=[.C155] * [.$L$3]" office:value-type="float" office:value="0.568734612884058" calcext:value-type="float">
            <text:p>0.568734612884058</text:p>
          </table:table-cell>
          <table:table-cell table:formula="of:= [.D155]*[.$L$4]" office:value-type="float" office:value="6.87431977200845" calcext:value-type="float">
            <text:p>6.87431977200845</text:p>
          </table:table-cell>
          <table:table-cell table:number-columns-repeated="13"/>
        </table:table-row>
        <table:table-row table:style-name="ro1">
          <table:table-cell office:value-type="float" office:value="1.38753390312195" calcext:value-type="float">
            <text:p>1.38753390312195</text:p>
          </table:table-cell>
          <table:table-cell office:value-type="float" office:value="2.28710048826954" calcext:value-type="float">
            <text:p>2.28710048826954</text:p>
          </table:table-cell>
          <table:table-cell office:value-type="float" office:value="0.0557200498878956" calcext:value-type="float">
            <text:p>0.055720049887896</text:p>
          </table:table-cell>
          <table:table-cell office:value-type="float" office:value="0.102178428222491" calcext:value-type="float">
            <text:p>0.102178428222491</text:p>
          </table:table-cell>
          <table:table-cell/>
          <table:table-cell table:formula="of:=[.A156]*[.$L$1]" office:value-type="float" office:value="1.38753390312195" calcext:value-type="float">
            <text:p>1.38753390312195</text:p>
          </table:table-cell>
          <table:table-cell table:formula="of:=[.B156] * [.$L$2]" office:value-type="float" office:value="7.59169595407074" calcext:value-type="float">
            <text:p>7.59169595407074</text:p>
          </table:table-cell>
          <table:table-cell table:formula="of:=[.C156] * [.$L$3]" office:value-type="float" office:value="0.828786559192103" calcext:value-type="float">
            <text:p>0.828786559192103</text:p>
          </table:table-cell>
          <table:table-cell table:formula="of:= [.D156]*[.$L$4]" office:value-type="float" office:value="6.84795525316692" calcext:value-type="float">
            <text:p>6.84795525316692</text:p>
          </table:table-cell>
          <table:table-cell table:number-columns-repeated="13"/>
        </table:table-row>
        <table:table-row table:style-name="ro1">
          <table:table-cell office:value-type="float" office:value="6.57589197158814" calcext:value-type="float">
            <text:p>6.57589197158814</text:p>
          </table:table-cell>
          <table:table-cell office:value-type="float" office:value="2.28651212122917" calcext:value-type="float">
            <text:p>2.28651212122917</text:p>
          </table:table-cell>
          <table:table-cell office:value-type="float" office:value="0.0639108493924141" calcext:value-type="float">
            <text:p>0.063910849392414</text:p>
          </table:table-cell>
          <table:table-cell office:value-type="float" office:value="0.10209988255356" calcext:value-type="float">
            <text:p>0.10209988255356</text:p>
          </table:table-cell>
          <table:table-cell/>
          <table:table-cell table:formula="of:=[.A157]*[.$L$1]" office:value-type="float" office:value="6.57589197158814" calcext:value-type="float">
            <text:p>6.57589197158814</text:p>
          </table:table-cell>
          <table:table-cell table:formula="of:=[.B157] * [.$L$2]" office:value-type="float" office:value="7.58974295563327" calcext:value-type="float">
            <text:p>7.58974295563327</text:p>
          </table:table-cell>
          <table:table-cell table:formula="of:=[.C157] * [.$L$3]" office:value-type="float" office:value="0.950617471979153" calcext:value-type="float">
            <text:p>0.950617471979153</text:p>
          </table:table-cell>
          <table:table-cell table:formula="of:= [.D157]*[.$L$4]" office:value-type="float" office:value="6.84269115549458" calcext:value-type="float">
            <text:p>6.84269115549458</text:p>
          </table:table-cell>
          <table:table-cell table:number-columns-repeated="13"/>
        </table:table-row>
        <table:table-row table:style-name="ro1">
          <table:table-cell office:value-type="float" office:value="0.998934328556061" calcext:value-type="float">
            <text:p>0.998934328556061</text:p>
          </table:table-cell>
          <table:table-cell office:value-type="float" office:value="2.28259572743233" calcext:value-type="float">
            <text:p>2.28259572743233</text:p>
          </table:table-cell>
          <table:table-cell office:value-type="float" office:value="0.0637102946639061" calcext:value-type="float">
            <text:p>0.063710294663906</text:p>
          </table:table-cell>
          <table:table-cell office:value-type="float" office:value="0.102101492054582" calcext:value-type="float">
            <text:p>0.102101492054582</text:p>
          </table:table-cell>
          <table:table-cell/>
          <table:table-cell table:formula="of:=[.A158]*[.$L$1]" office:value-type="float" office:value="0.998934328556061" calcext:value-type="float">
            <text:p>0.998934328556061</text:p>
          </table:table-cell>
          <table:table-cell table:formula="of:=[.B158] * [.$L$2]" office:value-type="float" office:value="7.57674305856075" calcext:value-type="float">
            <text:p>7.57674305856075</text:p>
          </table:table-cell>
          <table:table-cell table:formula="of:=[.C158] * [.$L$3]" office:value-type="float" office:value="0.947634397417944" calcext:value-type="float">
            <text:p>0.947634397417944</text:p>
          </table:table-cell>
          <table:table-cell table:formula="of:= [.D158]*[.$L$4]" office:value-type="float" office:value="6.84279902357565" calcext:value-type="float">
            <text:p>6.84279902357565</text:p>
          </table:table-cell>
          <table:table-cell table:number-columns-repeated="13"/>
        </table:table-row>
        <table:table-row table:style-name="ro1">
          <table:table-cell office:value-type="float" office:value="1.18475270271301" calcext:value-type="float">
            <text:p>1.18475270271301</text:p>
          </table:table-cell>
          <table:table-cell office:value-type="float" office:value="2.27027526518369" calcext:value-type="float">
            <text:p>2.27027526518369</text:p>
          </table:table-cell>
          <table:table-cell office:value-type="float" office:value="0.114494398236275" calcext:value-type="float">
            <text:p>0.114494398236275</text:p>
          </table:table-cell>
          <table:table-cell office:value-type="float" office:value="0.101719012989031" calcext:value-type="float">
            <text:p>0.101719012989031</text:p>
          </table:table-cell>
          <table:table-cell/>
          <table:table-cell table:formula="of:=[.A159]*[.$L$1]" office:value-type="float" office:value="1.18475270271301" calcext:value-type="float">
            <text:p>1.18475270271301</text:p>
          </table:table-cell>
          <table:table-cell table:formula="of:=[.B159] * [.$L$2]" office:value-type="float" office:value="7.53584708399166" calcext:value-type="float">
            <text:p>7.53584708399166</text:p>
          </table:table-cell>
          <table:table-cell table:formula="of:=[.C159] * [.$L$3]" office:value-type="float" office:value="1.7030031120203" calcext:value-type="float">
            <text:p>1.7030031120203</text:p>
          </table:table-cell>
          <table:table-cell table:formula="of:= [.D159]*[.$L$4]" office:value-type="float" office:value="6.81716543758568" calcext:value-type="float">
            <text:p>6.81716543758568</text:p>
          </table:table-cell>
          <table:table-cell table:number-columns-repeated="13"/>
        </table:table-row>
        <table:table-row table:style-name="ro1">
          <table:table-cell office:value-type="float" office:value="1.2303227186203" calcext:value-type="float">
            <text:p>1.2303227186203</text:p>
          </table:table-cell>
          <table:table-cell office:value-type="float" office:value="2.25754390058884" calcext:value-type="float">
            <text:p>2.25754390058884</text:p>
          </table:table-cell>
          <table:table-cell office:value-type="float" office:value="0.0919422656297684" calcext:value-type="float">
            <text:p>0.091942265629768</text:p>
          </table:table-cell>
          <table:table-cell office:value-type="float" office:value="0.101094597260227" calcext:value-type="float">
            <text:p>0.101094597260227</text:p>
          </table:table-cell>
          <table:table-cell/>
          <table:table-cell table:formula="of:=[.A160]*[.$L$1]" office:value-type="float" office:value="1.2303227186203" calcext:value-type="float">
            <text:p>1.2303227186203</text:p>
          </table:table-cell>
          <table:table-cell table:formula="of:=[.B160] * [.$L$2]" office:value-type="float" office:value="7.49358717911199" calcext:value-type="float">
            <text:p>7.49358717911199</text:p>
          </table:table-cell>
          <table:table-cell table:formula="of:=[.C160] * [.$L$3]" office:value-type="float" office:value="1.36756004578122" calcext:value-type="float">
            <text:p>1.36756004578122</text:p>
          </table:table-cell>
          <table:table-cell table:formula="of:= [.D160]*[.$L$4]" office:value-type="float" office:value="6.77531735825415" calcext:value-type="float">
            <text:p>6.77531735825415</text:p>
          </table:table-cell>
          <table:table-cell table:number-columns-repeated="13"/>
        </table:table-row>
        <table:table-row table:style-name="ro1">
          <table:table-cell office:value-type="float" office:value="1.65473115444183" calcext:value-type="float">
            <text:p>1.65473115444183</text:p>
          </table:table-cell>
          <table:table-cell office:value-type="float" office:value="2.25284867734216" calcext:value-type="float">
            <text:p>2.25284867734216</text:p>
          </table:table-cell>
          <table:table-cell office:value-type="float" office:value="0.0454490371048451" calcext:value-type="float">
            <text:p>0.045449037104845</text:p>
          </table:table-cell>
          <table:table-cell office:value-type="float" office:value="0.100694938944502" calcext:value-type="float">
            <text:p>0.100694938944502</text:p>
          </table:table-cell>
          <table:table-cell/>
          <table:table-cell table:formula="of:=[.A161]*[.$L$1]" office:value-type="float" office:value="1.65473115444183" calcext:value-type="float">
            <text:p>1.65473115444183</text:p>
          </table:table-cell>
          <table:table-cell table:formula="of:=[.B161] * [.$L$2]" office:value-type="float" office:value="7.47800207145792" calcext:value-type="float">
            <text:p>7.47800207145792</text:p>
          </table:table-cell>
          <table:table-cell table:formula="of:=[.C161] * [.$L$3]" office:value-type="float" office:value="0.676014310046436" calcext:value-type="float">
            <text:p>0.676014310046436</text:p>
          </table:table-cell>
          <table:table-cell table:formula="of:= [.D161]*[.$L$4]" office:value-type="float" office:value="6.74853242614809" calcext:value-type="float">
            <text:p>6.74853242614809</text:p>
          </table:table-cell>
          <table:table-cell table:number-columns-repeated="13"/>
        </table:table-row>
        <table:table-row table:style-name="ro1">
          <table:table-cell office:value-type="float" office:value="1.01673769950867" calcext:value-type="float">
            <text:p>1.01673769950867</text:p>
          </table:table-cell>
          <table:table-cell office:value-type="float" office:value="2.24700552144144" calcext:value-type="float">
            <text:p>2.24700552144144</text:p>
          </table:table-cell>
          <table:table-cell office:value-type="float" office:value="0.0485970564186573" calcext:value-type="float">
            <text:p>0.048597056418657</text:p>
          </table:table-cell>
          <table:table-cell office:value-type="float" office:value="0.10040280933633" calcext:value-type="float">
            <text:p>0.10040280933633</text:p>
          </table:table-cell>
          <table:table-cell/>
          <table:table-cell table:formula="of:=[.A162]*[.$L$1]" office:value-type="float" office:value="1.01673769950867" calcext:value-type="float">
            <text:p>1.01673769950867</text:p>
          </table:table-cell>
          <table:table-cell table:formula="of:=[.B162] * [.$L$2]" office:value-type="float" office:value="7.45860656905739" calcext:value-type="float">
            <text:p>7.45860656905739</text:p>
          </table:table-cell>
          <table:table-cell table:formula="of:=[.C162] * [.$L$3]" office:value-type="float" office:value="0.722838318650411" calcext:value-type="float">
            <text:p>0.722838318650411</text:p>
          </table:table-cell>
          <table:table-cell table:formula="of:= [.D162]*[.$L$4]" office:value-type="float" office:value="6.72895402276405" calcext:value-type="float">
            <text:p>6.72895402276405</text:p>
          </table:table-cell>
          <table:table-cell table:number-columns-repeated="13"/>
        </table:table-row>
        <table:table-row table:style-name="ro1">
          <table:table-cell office:value-type="float" office:value="1.20103549957275" calcext:value-type="float">
            <text:p>1.20103549957275</text:p>
          </table:table-cell>
          <table:table-cell office:value-type="float" office:value="2.24000878455867" calcext:value-type="float">
            <text:p>2.24000878455867</text:p>
          </table:table-cell>
          <table:table-cell office:value-type="float" office:value="0.353766024112701" calcext:value-type="float">
            <text:p>0.353766024112701</text:p>
          </table:table-cell>
          <table:table-cell office:value-type="float" office:value="0.100003548635779" calcext:value-type="float">
            <text:p>0.100003548635779</text:p>
          </table:table-cell>
          <table:table-cell/>
          <table:table-cell table:formula="of:=[.A163]*[.$L$1]" office:value-type="float" office:value="1.20103549957275" calcext:value-type="float">
            <text:p>1.20103549957275</text:p>
          </table:table-cell>
          <table:table-cell table:formula="of:=[.B163] * [.$L$2]" office:value-type="float" office:value="7.43538192311068" calcext:value-type="float">
            <text:p>7.43538192311068</text:p>
          </table:table-cell>
          <table:table-cell table:formula="of:=[.C163] * [.$L$3]" office:value-type="float" office:value="5.26195734701108" calcext:value-type="float">
            <text:p>5.26195734701108</text:p>
          </table:table-cell>
          <table:table-cell table:formula="of:= [.D163]*[.$L$4]" office:value-type="float" office:value="6.70219573865961" calcext:value-type="float">
            <text:p>6.70219573865961</text:p>
          </table:table-cell>
          <table:table-cell table:number-columns-repeated="13"/>
        </table:table-row>
        <table:table-row table:style-name="ro1">
          <table:table-cell office:value-type="float" office:value="0.804485678672791" calcext:value-type="float">
            <text:p>0.804485678672791</text:p>
          </table:table-cell>
          <table:table-cell office:value-type="float" office:value="2.23605022198089" calcext:value-type="float">
            <text:p>2.23605022198089</text:p>
          </table:table-cell>
          <table:table-cell office:value-type="float" office:value="0.0264710895717144" calcext:value-type="float">
            <text:p>0.026471089571714</text:p>
          </table:table-cell>
          <table:table-cell office:value-type="float" office:value="0.0994365916888474" calcext:value-type="float">
            <text:p>0.099436591688847</text:p>
          </table:table-cell>
          <table:table-cell/>
          <table:table-cell table:formula="of:=[.A164]*[.$L$1]" office:value-type="float" office:value="0.804485678672791" calcext:value-type="float">
            <text:p>0.804485678672791</text:p>
          </table:table-cell>
          <table:table-cell table:formula="of:=[.B164] * [.$L$2]" office:value-type="float" office:value="7.42224205293016" calcext:value-type="float">
            <text:p>7.42224205293016</text:p>
          </table:table-cell>
          <table:table-cell table:formula="of:=[.C164] * [.$L$3]" office:value-type="float" office:value="0.393734091917478" calcext:value-type="float">
            <text:p>0.393734091917478</text:p>
          </table:table-cell>
          <table:table-cell table:formula="of:= [.D164]*[.$L$4]" office:value-type="float" office:value="6.66419852270515" calcext:value-type="float">
            <text:p>6.66419852270515</text:p>
          </table:table-cell>
          <table:table-cell table:number-columns-repeated="13"/>
        </table:table-row>
        <table:table-row table:style-name="ro1">
          <table:table-cell office:value-type="float" office:value="1.43837881088257" calcext:value-type="float">
            <text:p>1.43837881088257</text:p>
          </table:table-cell>
          <table:table-cell office:value-type="float" office:value="2.23469169042095" calcext:value-type="float">
            <text:p>2.23469169042095</text:p>
          </table:table-cell>
          <table:table-cell office:value-type="float" office:value="0.0719479918479919" calcext:value-type="float">
            <text:p>0.071947991847992</text:p>
          </table:table-cell>
          <table:table-cell office:value-type="float" office:value="0.0993673430174598" calcext:value-type="float">
            <text:p>0.09936734301746</text:p>
          </table:table-cell>
          <table:table-cell/>
          <table:table-cell table:formula="of:=[.A165]*[.$L$1]" office:value-type="float" office:value="1.43837881088257" calcext:value-type="float">
            <text:p>1.43837881088257</text:p>
          </table:table-cell>
          <table:table-cell table:formula="of:=[.B165] * [.$L$2]" office:value-type="float" office:value="7.41773260588138" calcext:value-type="float">
            <text:p>7.41773260588138</text:p>
          </table:table-cell>
          <table:table-cell table:formula="of:=[.C165] * [.$L$3]" office:value-type="float" office:value="1.07016287179298" calcext:value-type="float">
            <text:p>1.07016287179298</text:p>
          </table:table-cell>
          <table:table-cell table:formula="of:= [.D165]*[.$L$4]" office:value-type="float" office:value="6.65955750589511" calcext:value-type="float">
            <text:p>6.65955750589511</text:p>
          </table:table-cell>
          <table:table-cell table:number-columns-repeated="13"/>
        </table:table-row>
        <table:table-row table:style-name="ro1">
          <table:table-cell office:value-type="float" office:value="1.40190422534943" calcext:value-type="float">
            <text:p>1.40190422534943</text:p>
          </table:table-cell>
          <table:table-cell office:value-type="float" office:value="2.22968687631095" calcext:value-type="float">
            <text:p>2.22968687631095</text:p>
          </table:table-cell>
          <table:table-cell office:value-type="float" office:value="0.0425117611885071" calcext:value-type="float">
            <text:p>0.042511761188507</text:p>
          </table:table-cell>
          <table:table-cell office:value-type="float" office:value="0.098975331689089" calcext:value-type="float">
            <text:p>0.098975331689089</text:p>
          </table:table-cell>
          <table:table-cell/>
          <table:table-cell table:formula="of:=[.A166]*[.$L$1]" office:value-type="float" office:value="1.40190422534943" calcext:value-type="float">
            <text:p>1.40190422534943</text:p>
          </table:table-cell>
          <table:table-cell table:formula="of:=[.B166] * [.$L$2]" office:value-type="float" office:value="7.40111985658391" calcext:value-type="float">
            <text:p>7.40111985658391</text:p>
          </table:table-cell>
          <table:table-cell table:formula="of:=[.C166] * [.$L$3]" office:value-type="float" office:value="0.632324923461224" calcext:value-type="float">
            <text:p>0.632324923461224</text:p>
          </table:table-cell>
          <table:table-cell table:formula="of:= [.D166]*[.$L$4]" office:value-type="float" office:value="6.63328507166299" calcext:value-type="float">
            <text:p>6.63328507166299</text:p>
          </table:table-cell>
          <table:table-cell table:number-columns-repeated="13"/>
        </table:table-row>
        <table:table-row table:style-name="ro1">
          <table:table-cell office:value-type="float" office:value="1.74302041530609" calcext:value-type="float">
            <text:p>1.74302041530609</text:p>
          </table:table-cell>
          <table:table-cell office:value-type="float" office:value="2.2182374074661" calcext:value-type="float">
            <text:p>2.2182374074661</text:p>
          </table:table-cell>
          <table:table-cell office:value-type="float" office:value="0.0512542985379696" calcext:value-type="float">
            <text:p>0.05125429853797</text:p>
          </table:table-cell>
          <table:table-cell office:value-type="float" office:value="0.0986764439820368" calcext:value-type="float">
            <text:p>0.098676443982037</text:p>
          </table:table-cell>
          <table:table-cell/>
          <table:table-cell table:formula="of:=[.A167]*[.$L$1]" office:value-type="float" office:value="1.74302041530609" calcext:value-type="float">
            <text:p>1.74302041530609</text:p>
          </table:table-cell>
          <table:table-cell table:formula="of:=[.B167] * [.$L$2]" office:value-type="float" office:value="7.36311501737743" calcext:value-type="float">
            <text:p>7.36311501737743</text:p>
          </table:table-cell>
          <table:table-cell table:formula="of:=[.C167] * [.$L$3]" office:value-type="float" office:value="0.76236244968468" calcext:value-type="float">
            <text:p>0.76236244968468</text:p>
          </table:table-cell>
          <table:table-cell table:formula="of:= [.D167]*[.$L$4]" office:value-type="float" office:value="6.61325374333644" calcext:value-type="float">
            <text:p>6.61325374333644</text:p>
          </table:table-cell>
          <table:table-cell table:number-columns-repeated="13"/>
        </table:table-row>
        <table:table-row table:style-name="ro1">
          <table:table-cell office:value-type="float" office:value="1.60853397846222" calcext:value-type="float">
            <text:p>1.60853397846222</text:p>
          </table:table-cell>
          <table:table-cell office:value-type="float" office:value="2.21512922469392" calcext:value-type="float">
            <text:p>2.21512922469392</text:p>
          </table:table-cell>
          <table:table-cell office:value-type="float" office:value="0.0857152864336968" calcext:value-type="float">
            <text:p>0.085715286433697</text:p>
          </table:table-cell>
          <table:table-cell office:value-type="float" office:value="0.0983442813539664" calcext:value-type="float">
            <text:p>0.098344281353966</text:p>
          </table:table-cell>
          <table:table-cell/>
          <table:table-cell table:formula="of:=[.A168]*[.$L$1]" office:value-type="float" office:value="1.60853397846222" calcext:value-type="float">
            <text:p>1.60853397846222</text:p>
          </table:table-cell>
          <table:table-cell table:formula="of:=[.B168] * [.$L$2]" office:value-type="float" office:value="7.35279785873179" calcext:value-type="float">
            <text:p>7.35279785873179</text:p>
          </table:table-cell>
          <table:table-cell table:formula="of:=[.C168] * [.$L$3]" office:value-type="float" office:value="1.27493922666034" calcext:value-type="float">
            <text:p>1.27493922666034</text:p>
          </table:table-cell>
          <table:table-cell table:formula="of:= [.D168]*[.$L$4]" office:value-type="float" office:value="6.59099234380847" calcext:value-type="float">
            <text:p>6.59099234380847</text:p>
          </table:table-cell>
          <table:table-cell table:number-columns-repeated="13"/>
        </table:table-row>
        <table:table-row table:style-name="ro1">
          <table:table-cell office:value-type="float" office:value="1.05704462528229" calcext:value-type="float">
            <text:p>1.05704462528229</text:p>
          </table:table-cell>
          <table:table-cell office:value-type="float" office:value="2.20992221231394" calcext:value-type="float">
            <text:p>2.20992221231394</text:p>
          </table:table-cell>
          <table:table-cell office:value-type="float" office:value="0.0857750326395035" calcext:value-type="float">
            <text:p>0.085775032639504</text:p>
          </table:table-cell>
          <table:table-cell office:value-type="float" office:value="0.0983155224145037" calcext:value-type="float">
            <text:p>0.098315522414504</text:p>
          </table:table-cell>
          <table:table-cell/>
          <table:table-cell table:formula="of:=[.A169]*[.$L$1]" office:value-type="float" office:value="1.05704462528229" calcext:value-type="float">
            <text:p>1.05704462528229</text:p>
          </table:table-cell>
          <table:table-cell table:formula="of:=[.B169] * [.$L$2]" office:value-type="float" office:value="7.33551394181574" calcext:value-type="float">
            <text:p>7.33551394181574</text:p>
          </table:table-cell>
          <table:table-cell table:formula="of:=[.C169] * [.$L$3]" office:value-type="float" office:value="1.27582789873502" calcext:value-type="float">
            <text:p>1.27582789873502</text:p>
          </table:table-cell>
          <table:table-cell table:formula="of:= [.D169]*[.$L$4]" office:value-type="float" office:value="6.58906493179015" calcext:value-type="float">
            <text:p>6.58906493179015</text:p>
          </table:table-cell>
          <table:table-cell table:number-columns-repeated="13"/>
        </table:table-row>
        <table:table-row table:style-name="ro1">
          <table:table-cell office:value-type="float" office:value="1.1699070930481" calcext:value-type="float">
            <text:p>1.1699070930481</text:p>
          </table:table-cell>
          <table:table-cell office:value-type="float" office:value="2.20569926105904" calcext:value-type="float">
            <text:p>2.20569926105904</text:p>
          </table:table-cell>
          <table:table-cell office:value-type="float" office:value="0.0594668500125408" calcext:value-type="float">
            <text:p>0.059466850012541</text:p>
          </table:table-cell>
          <table:table-cell office:value-type="float" office:value="0.0981773490048476" calcext:value-type="float">
            <text:p>0.098177349004848</text:p>
          </table:table-cell>
          <table:table-cell/>
          <table:table-cell table:formula="of:=[.A170]*[.$L$1]" office:value-type="float" office:value="1.1699070930481" calcext:value-type="float">
            <text:p>1.1699070930481</text:p>
          </table:table-cell>
          <table:table-cell table:formula="of:=[.B170] * [.$L$2]" office:value-type="float" office:value="7.3214964720454" calcext:value-type="float">
            <text:p>7.3214964720454</text:p>
          </table:table-cell>
          <table:table-cell table:formula="of:=[.C170] * [.$L$3]" office:value-type="float" office:value="0.884516903826268" calcext:value-type="float">
            <text:p>0.884516903826268</text:p>
          </table:table-cell>
          <table:table-cell table:formula="of:= [.D170]*[.$L$4]" office:value-type="float" office:value="6.57980460803138" calcext:value-type="float">
            <text:p>6.57980460803138</text:p>
          </table:table-cell>
          <table:table-cell table:number-columns-repeated="13"/>
        </table:table-row>
        <table:table-row table:style-name="ro1">
          <table:table-cell office:value-type="float" office:value="0.9560706615448" calcext:value-type="float">
            <text:p>0.9560706615448</text:p>
          </table:table-cell>
          <table:table-cell office:value-type="float" office:value="2.19977192675281" calcext:value-type="float">
            <text:p>2.19977192675281</text:p>
          </table:table-cell>
          <table:table-cell office:value-type="float" office:value="0.126132845878601" calcext:value-type="float">
            <text:p>0.126132845878601</text:p>
          </table:table-cell>
          <table:table-cell office:value-type="float" office:value="0.0981195227815836" calcext:value-type="float">
            <text:p>0.098119522781584</text:p>
          </table:table-cell>
          <table:table-cell/>
          <table:table-cell table:formula="of:=[.A171]*[.$L$1]" office:value-type="float" office:value="0.9560706615448" calcext:value-type="float">
            <text:p>0.9560706615448</text:p>
          </table:table-cell>
          <table:table-cell table:formula="of:=[.B171] * [.$L$2]" office:value-type="float" office:value="7.30182155172516" calcext:value-type="float">
            <text:p>7.30182155172516</text:p>
          </table:table-cell>
          <table:table-cell table:formula="of:=[.C171] * [.$L$3]" office:value-type="float" office:value="1.87611474769234" calcext:value-type="float">
            <text:p>1.87611474769234</text:p>
          </table:table-cell>
          <table:table-cell table:formula="of:= [.D171]*[.$L$4]" office:value-type="float" office:value="6.57592911888695" calcext:value-type="float">
            <text:p>6.57592911888695</text:p>
          </table:table-cell>
          <table:table-cell table:number-columns-repeated="13"/>
        </table:table-row>
        <table:table-row table:style-name="ro1">
          <table:table-cell office:value-type="float" office:value="1.37516033649445" calcext:value-type="float">
            <text:p>1.37516033649445</text:p>
          </table:table-cell>
          <table:table-cell office:value-type="float" office:value="2.20000954557774" calcext:value-type="float">
            <text:p>2.20000954557774</text:p>
          </table:table-cell>
          <table:table-cell office:value-type="float" office:value="0.709488034248352" calcext:value-type="float">
            <text:p>0.709488034248352</text:p>
          </table:table-cell>
          <table:table-cell office:value-type="float" office:value="0.0980213773153099" calcext:value-type="float">
            <text:p>0.09802137731531</text:p>
          </table:table-cell>
          <table:table-cell/>
          <table:table-cell table:formula="of:=[.A172]*[.$L$1]" office:value-type="float" office:value="1.37516033649445" calcext:value-type="float">
            <text:p>1.37516033649445</text:p>
          </table:table-cell>
          <table:table-cell table:formula="of:=[.B172] * [.$L$2]" office:value-type="float" office:value="7.3026102927014" calcext:value-type="float">
            <text:p>7.3026102927014</text:p>
          </table:table-cell>
          <table:table-cell table:formula="of:=[.C172] * [.$L$3]" office:value-type="float" office:value="10.5530082596067" calcext:value-type="float">
            <text:p>10.5530082596067</text:p>
          </table:table-cell>
          <table:table-cell table:formula="of:= [.D172]*[.$L$4]" office:value-type="float" office:value="6.56935145104614" calcext:value-type="float">
            <text:p>6.56935145104614</text:p>
          </table:table-cell>
          <table:table-cell table:number-columns-repeated="13"/>
        </table:table-row>
        <table:table-row table:style-name="ro1">
          <table:table-cell office:value-type="float" office:value="1.20088040828705" calcext:value-type="float">
            <text:p>1.20088040828705</text:p>
          </table:table-cell>
          <table:table-cell office:value-type="float" office:value="2.19430717811593" calcext:value-type="float">
            <text:p>2.19430717811593</text:p>
          </table:table-cell>
          <table:table-cell office:value-type="float" office:value="0.0672105774283409" calcext:value-type="float">
            <text:p>0.067210577428341</text:p>
          </table:table-cell>
          <table:table-cell office:value-type="float" office:value="0.0979133024843759" calcext:value-type="float">
            <text:p>0.097913302484376</text:p>
          </table:table-cell>
          <table:table-cell/>
          <table:table-cell table:formula="of:=[.A173]*[.$L$1]" office:value-type="float" office:value="1.20088040828705" calcext:value-type="float">
            <text:p>1.20088040828705</text:p>
          </table:table-cell>
          <table:table-cell table:formula="of:=[.B173] * [.$L$2]" office:value-type="float" office:value="7.2836821169564" calcext:value-type="float">
            <text:p>7.2836821169564</text:p>
          </table:table-cell>
          <table:table-cell table:formula="of:=[.C173] * [.$L$3]" office:value-type="float" office:value="0.999698013914554" calcext:value-type="float">
            <text:p>0.999698013914554</text:p>
          </table:table-cell>
          <table:table-cell table:formula="of:= [.D173]*[.$L$4]" office:value-type="float" office:value="6.56210832136501" calcext:value-type="float">
            <text:p>6.56210832136501</text:p>
          </table:table-cell>
          <table:table-cell table:number-columns-repeated="13"/>
        </table:table-row>
        <table:table-row table:style-name="ro1">
          <table:table-cell office:value-type="float" office:value="1.43032562732697" calcext:value-type="float">
            <text:p>1.43032562732697</text:p>
          </table:table-cell>
          <table:table-cell office:value-type="float" office:value="2.1920677637581" calcext:value-type="float">
            <text:p>2.1920677637581</text:p>
          </table:table-cell>
          <table:table-cell office:value-type="float" office:value="0.0572123602032662" calcext:value-type="float">
            <text:p>0.057212360203266</text:p>
          </table:table-cell>
          <table:table-cell office:value-type="float" office:value="0.0980424024024456" calcext:value-type="float">
            <text:p>0.098042402402446</text:p>
          </table:table-cell>
          <table:table-cell/>
          <table:table-cell table:formula="of:=[.A174]*[.$L$1]" office:value-type="float" office:value="1.43032562732697" calcext:value-type="float">
            <text:p>1.43032562732697</text:p>
          </table:table-cell>
          <table:table-cell table:formula="of:=[.B174] * [.$L$2]" office:value-type="float" office:value="7.27624870814597" calcext:value-type="float">
            <text:p>7.27624870814597</text:p>
          </table:table-cell>
          <table:table-cell table:formula="of:=[.C174] * [.$L$3]" office:value-type="float" office:value="0.850983357903002" calcext:value-type="float">
            <text:p>0.850983357903002</text:p>
          </table:table-cell>
          <table:table-cell table:formula="of:= [.D174]*[.$L$4]" office:value-type="float" office:value="6.57076054353664" calcext:value-type="float">
            <text:p>6.57076054353664</text:p>
          </table:table-cell>
          <table:table-cell table:number-columns-repeated="13"/>
        </table:table-row>
        <table:table-row table:style-name="ro1">
          <table:table-cell office:value-type="float" office:value="1.84172570705414" calcext:value-type="float">
            <text:p>1.84172570705414</text:p>
          </table:table-cell>
          <table:table-cell office:value-type="float" office:value="2.18771307571485" calcext:value-type="float">
            <text:p>2.18771307571485</text:p>
          </table:table-cell>
          <table:table-cell office:value-type="float" office:value="0.0584534592926502" calcext:value-type="float">
            <text:p>0.05845345929265</text:p>
          </table:table-cell>
          <table:table-cell office:value-type="float" office:value="0.098038125266667" calcext:value-type="float">
            <text:p>0.098038125266667</text:p>
          </table:table-cell>
          <table:table-cell/>
          <table:table-cell table:formula="of:=[.A175]*[.$L$1]" office:value-type="float" office:value="1.84172570705414" calcext:value-type="float">
            <text:p>1.84172570705414</text:p>
          </table:table-cell>
          <table:table-cell table:formula="of:=[.B175] * [.$L$2]" office:value-type="float" office:value="7.26179395735178" calcext:value-type="float">
            <text:p>7.26179395735178</text:p>
          </table:table-cell>
          <table:table-cell table:formula="of:=[.C175] * [.$L$3]" office:value-type="float" office:value="0.869443611366101" calcext:value-type="float">
            <text:p>0.869443611366101</text:p>
          </table:table-cell>
          <table:table-cell table:formula="of:= [.D175]*[.$L$4]" office:value-type="float" office:value="6.57047389169698" calcext:value-type="float">
            <text:p>6.57047389169698</text:p>
          </table:table-cell>
          <table:table-cell table:number-columns-repeated="13"/>
        </table:table-row>
        <table:table-row table:style-name="ro1">
          <table:table-cell office:value-type="float" office:value="1.31553220748901" calcext:value-type="float">
            <text:p>1.31553220748901</text:p>
          </table:table-cell>
          <table:table-cell office:value-type="float" office:value="2.18530241421942" calcext:value-type="float">
            <text:p>2.18530241421942</text:p>
          </table:table-cell>
          <table:table-cell office:value-type="float" office:value="0.0480384305119515" calcext:value-type="float">
            <text:p>0.048038430511952</text:p>
          </table:table-cell>
          <table:table-cell office:value-type="float" office:value="0.0977723819714116" calcext:value-type="float">
            <text:p>0.097772381971412</text:p>
          </table:table-cell>
          <table:table-cell/>
          <table:table-cell table:formula="of:=[.A176]*[.$L$1]" office:value-type="float" office:value="1.31553220748901" calcext:value-type="float">
            <text:p>1.31553220748901</text:p>
          </table:table-cell>
          <table:table-cell table:formula="of:=[.B176] * [.$L$2]" office:value-type="float" office:value="7.25379211868517" calcext:value-type="float">
            <text:p>7.25379211868517</text:p>
          </table:table-cell>
          <table:table-cell table:formula="of:=[.C176] * [.$L$3]" office:value-type="float" office:value="0.714529251375242" calcext:value-type="float">
            <text:p>0.714529251375242</text:p>
          </table:table-cell>
          <table:table-cell table:formula="of:= [.D176]*[.$L$4]" office:value-type="float" office:value="6.55266388789876" calcext:value-type="float">
            <text:p>6.55266388789876</text:p>
          </table:table-cell>
          <table:table-cell table:number-columns-repeated="13"/>
        </table:table-row>
        <table:table-row table:style-name="ro1">
          <table:table-cell office:value-type="float" office:value="1.40321338176727" calcext:value-type="float">
            <text:p>1.40321338176727</text:p>
          </table:table-cell>
          <table:table-cell office:value-type="float" office:value="2.18104062605044" calcext:value-type="float">
            <text:p>2.18104062605044</text:p>
          </table:table-cell>
          <table:table-cell office:value-type="float" office:value="0.0194952208548784" calcext:value-type="float">
            <text:p>0.019495220854879</text:p>
          </table:table-cell>
          <table:table-cell office:value-type="float" office:value="0.0971450299797257" calcext:value-type="float">
            <text:p>0.097145029979726</text:p>
          </table:table-cell>
          <table:table-cell/>
          <table:table-cell table:formula="of:=[.A177]*[.$L$1]" office:value-type="float" office:value="1.40321338176727" calcext:value-type="float">
            <text:p>1.40321338176727</text:p>
          </table:table-cell>
          <table:table-cell table:formula="of:=[.B177] * [.$L$2]" office:value-type="float" office:value="7.23964573545212" calcext:value-type="float">
            <text:p>7.23964573545212</text:p>
          </table:table-cell>
          <table:table-cell table:formula="of:=[.C177] * [.$L$3]" office:value-type="float" office:value="0.289974202203914" calcext:value-type="float">
            <text:p>0.289974202203914</text:p>
          </table:table-cell>
          <table:table-cell table:formula="of:= [.D177]*[.$L$4]" office:value-type="float" office:value="6.51061902146477" calcext:value-type="float">
            <text:p>6.51061902146477</text:p>
          </table:table-cell>
          <table:table-cell table:number-columns-repeated="13"/>
        </table:table-row>
        <table:table-row table:style-name="ro1">
          <table:table-cell office:value-type="float" office:value="2.03425073623657" calcext:value-type="float">
            <text:p>2.03425073623657</text:p>
          </table:table-cell>
          <table:table-cell office:value-type="float" office:value="2.17745765092833" calcext:value-type="float">
            <text:p>2.17745765092833</text:p>
          </table:table-cell>
          <table:table-cell office:value-type="float" office:value="11.6402359008789" calcext:value-type="float">
            <text:p>11.6402359008789</text:p>
          </table:table-cell>
          <table:table-cell office:value-type="float" office:value="0.0994271698820611" calcext:value-type="float">
            <text:p>0.099427169882061</text:p>
          </table:table-cell>
          <table:table-cell/>
          <table:table-cell table:formula="of:=[.A178]*[.$L$1]" office:value-type="float" office:value="2.03425073623657" calcext:value-type="float">
            <text:p>2.03425073623657</text:p>
          </table:table-cell>
          <table:table-cell table:formula="of:=[.B178] * [.$L$2]" office:value-type="float" office:value="7.22775257296207" calcext:value-type="float">
            <text:p>7.22775257296207</text:p>
          </table:table-cell>
          <table:table-cell table:formula="of:=[.C178] * [.$L$3]" office:value-type="float" office:value="173.138234439549" calcext:value-type="float">
            <text:p>173.138234439549</text:p>
          </table:table-cell>
          <table:table-cell table:formula="of:= [.D178]*[.$L$4]" office:value-type="float" office:value="6.66356707717991" calcext:value-type="float">
            <text:p>6.66356707717991</text:p>
          </table:table-cell>
          <table:table-cell table:number-columns-repeated="13"/>
        </table:table-row>
        <table:table-row table:style-name="ro1">
          <table:table-cell office:value-type="float" office:value="1.0317507982254" calcext:value-type="float">
            <text:p>1.0317507982254</text:p>
          </table:table-cell>
          <table:table-cell office:value-type="float" office:value="2.17314943418665" calcext:value-type="float">
            <text:p>2.17314943418665</text:p>
          </table:table-cell>
          <table:table-cell office:value-type="float" office:value="0.0556988678872585" calcext:value-type="float">
            <text:p>0.055698867887259</text:p>
          </table:table-cell>
          <table:table-cell office:value-type="float" office:value="0.0994769665674173" calcext:value-type="float">
            <text:p>0.099476966567417</text:p>
          </table:table-cell>
          <table:table-cell/>
          <table:table-cell table:formula="of:=[.A179]*[.$L$1]" office:value-type="float" office:value="1.0317507982254" calcext:value-type="float">
            <text:p>1.0317507982254</text:p>
          </table:table-cell>
          <table:table-cell table:formula="of:=[.B179] * [.$L$2]" office:value-type="float" office:value="7.21345207686457" calcext:value-type="float">
            <text:p>7.21345207686457</text:p>
          </table:table-cell>
          <table:table-cell table:formula="of:=[.C179] * [.$L$3]" office:value-type="float" office:value="0.828471495629523" calcext:value-type="float">
            <text:p>0.828471495629523</text:p>
          </table:table-cell>
          <table:table-cell table:formula="of:= [.D179]*[.$L$4]" office:value-type="float" office:value="6.66690443007335" calcext:value-type="float">
            <text:p>6.66690443007335</text:p>
          </table:table-cell>
          <table:table-cell table:number-columns-repeated="13"/>
        </table:table-row>
        <table:table-row table:style-name="ro1">
          <table:table-cell office:value-type="float" office:value="1.50377655029297" calcext:value-type="float">
            <text:p>1.50377655029297</text:p>
          </table:table-cell>
          <table:table-cell office:value-type="float" office:value="2.16975500394879" calcext:value-type="float">
            <text:p>2.16975500394879</text:p>
          </table:table-cell>
          <table:table-cell office:value-type="float" office:value="17.130184173584" calcext:value-type="float">
            <text:p>17.130184173584</text:p>
          </table:table-cell>
          <table:table-cell office:value-type="float" office:value="0.102710228195411" calcext:value-type="float">
            <text:p>0.102710228195411</text:p>
          </table:table-cell>
          <table:table-cell/>
          <table:table-cell table:formula="of:=[.A180]*[.$L$1]" office:value-type="float" office:value="1.50377655029297" calcext:value-type="float">
            <text:p>1.50377655029297</text:p>
          </table:table-cell>
          <table:table-cell table:formula="of:=[.B180] * [.$L$2]" office:value-type="float" office:value="7.20218476157374" calcext:value-type="float">
            <text:p>7.20218476157374</text:p>
          </table:table-cell>
          <table:table-cell table:formula="of:=[.C180] * [.$L$3]" office:value-type="float" office:value="254.796369136702" calcext:value-type="float">
            <text:p>254.796369136702</text:p>
          </table:table-cell>
          <table:table-cell table:formula="of:= [.D180]*[.$L$4]" office:value-type="float" office:value="6.8835962635205" calcext:value-type="float">
            <text:p>6.8835962635205</text:p>
          </table:table-cell>
          <table:table-cell table:number-columns-repeated="13"/>
        </table:table-row>
        <table:table-row table:style-name="ro1">
          <table:table-cell office:value-type="float" office:value="1.05356025695801" calcext:value-type="float">
            <text:p>1.05356025695801</text:p>
          </table:table-cell>
          <table:table-cell office:value-type="float" office:value="2.16091557639678" calcext:value-type="float">
            <text:p>2.16091557639678</text:p>
          </table:table-cell>
          <table:table-cell office:value-type="float" office:value="0.125507861375809" calcext:value-type="float">
            <text:p>0.125507861375809</text:p>
          </table:table-cell>
          <table:table-cell office:value-type="float" office:value="0.102573990269437" calcext:value-type="float">
            <text:p>0.102573990269437</text:p>
          </table:table-cell>
          <table:table-cell/>
          <table:table-cell table:formula="of:=[.A181]*[.$L$1]" office:value-type="float" office:value="1.05356025695801" calcext:value-type="float">
            <text:p>1.05356025695801</text:p>
          </table:table-cell>
          <table:table-cell table:formula="of:=[.B181] * [.$L$2]" office:value-type="float" office:value="7.17284357314452" calcext:value-type="float">
            <text:p>7.17284357314452</text:p>
          </table:table-cell>
          <table:table-cell table:formula="of:=[.C181] * [.$L$3]" office:value-type="float" office:value="1.86681865487369" calcext:value-type="float">
            <text:p>1.86681865487369</text:p>
          </table:table-cell>
          <table:table-cell table:formula="of:= [.D181]*[.$L$4]" office:value-type="float" office:value="6.87446565506347" calcext:value-type="float">
            <text:p>6.87446565506347</text:p>
          </table:table-cell>
          <table:table-cell table:number-columns-repeated="13"/>
        </table:table-row>
        <table:table-row table:style-name="ro1">
          <table:table-cell office:value-type="float" office:value="1.39795255661011" calcext:value-type="float">
            <text:p>1.39795255661011</text:p>
          </table:table-cell>
          <table:table-cell office:value-type="float" office:value="2.15900618185231" calcext:value-type="float">
            <text:p>2.15900618185231</text:p>
          </table:table-cell>
          <table:table-cell office:value-type="float" office:value="0.0616989247500897" calcext:value-type="float">
            <text:p>0.06169892475009</text:p>
          </table:table-cell>
          <table:table-cell office:value-type="float" office:value="0.102393859902939" calcext:value-type="float">
            <text:p>0.102393859902939</text:p>
          </table:table-cell>
          <table:table-cell/>
          <table:table-cell table:formula="of:=[.A182]*[.$L$1]" office:value-type="float" office:value="1.39795255661011" calcext:value-type="float">
            <text:p>1.39795255661011</text:p>
          </table:table-cell>
          <table:table-cell table:formula="of:=[.B182] * [.$L$2]" office:value-type="float" office:value="7.16650561689277" calcext:value-type="float">
            <text:p>7.16650561689277</text:p>
          </table:table-cell>
          <table:table-cell table:formula="of:=[.C182] * [.$L$3]" office:value-type="float" office:value="0.917717045342914" calcext:value-type="float">
            <text:p>0.917717045342914</text:p>
          </table:table-cell>
          <table:table-cell table:formula="of:= [.D182]*[.$L$4]" office:value-type="float" office:value="6.86239339371661" calcext:value-type="float">
            <text:p>6.86239339371661</text:p>
          </table:table-cell>
          <table:table-cell table:number-columns-repeated="13"/>
        </table:table-row>
        <table:table-row table:style-name="ro1">
          <table:table-cell office:value-type="float" office:value="0.869355380535126" calcext:value-type="float">
            <text:p>0.869355380535126</text:p>
          </table:table-cell>
          <table:table-cell office:value-type="float" office:value="2.15642724015774" calcext:value-type="float">
            <text:p>2.15642724015774</text:p>
          </table:table-cell>
          <table:table-cell office:value-type="float" office:value="0.0777679234743118" calcext:value-type="float">
            <text:p>0.077767923474312</text:p>
          </table:table-cell>
          <table:table-cell office:value-type="float" office:value="0.10235235608301" calcext:value-type="float">
            <text:p>0.10235235608301</text:p>
          </table:table-cell>
          <table:table-cell/>
          <table:table-cell table:formula="of:=[.A183]*[.$L$1]" office:value-type="float" office:value="0.869355380535126" calcext:value-type="float">
            <text:p>0.869355380535126</text:p>
          </table:table-cell>
          <table:table-cell table:formula="of:=[.B183] * [.$L$2]" office:value-type="float" office:value="7.15794519668873" calcext:value-type="float">
            <text:p>7.15794519668873</text:p>
          </table:table-cell>
          <table:table-cell table:formula="of:=[.C183] * [.$L$3]" office:value-type="float" office:value="1.15672921760595" calcext:value-type="float">
            <text:p>1.15672921760595</text:p>
          </table:table-cell>
          <table:table-cell table:formula="of:= [.D183]*[.$L$4]" office:value-type="float" office:value="6.85961182517369" calcext:value-type="float">
            <text:p>6.85961182517369</text:p>
          </table:table-cell>
          <table:table-cell table:number-columns-repeated="13"/>
        </table:table-row>
        <table:table-row table:style-name="ro1">
          <table:table-cell office:value-type="float" office:value="1.33011591434479" calcext:value-type="float">
            <text:p>1.33011591434479</text:p>
          </table:table-cell>
          <table:table-cell office:value-type="float" office:value="2.15554678820656" calcext:value-type="float">
            <text:p>2.15554678820656</text:p>
          </table:table-cell>
          <table:table-cell office:value-type="float" office:value="0.0799710005521774" calcext:value-type="float">
            <text:p>0.079971000552178</text:p>
          </table:table-cell>
          <table:table-cell office:value-type="float" office:value="0.102369060208577" calcext:value-type="float">
            <text:p>0.102369060208577</text:p>
          </table:table-cell>
          <table:table-cell/>
          <table:table-cell table:formula="of:=[.A184]*[.$L$1]" office:value-type="float" office:value="1.33011591434479" calcext:value-type="float">
            <text:p>1.33011591434479</text:p>
          </table:table-cell>
          <table:table-cell table:formula="of:=[.B184] * [.$L$2]" office:value-type="float" office:value="7.15502266505981" calcext:value-type="float">
            <text:p>7.15502266505981</text:p>
          </table:table-cell>
          <table:table-cell table:formula="of:=[.C184] * [.$L$3]" office:value-type="float" office:value="1.18949804453041" calcext:value-type="float">
            <text:p>1.18949804453041</text:p>
          </table:table-cell>
          <table:table-cell table:formula="of:= [.D184]*[.$L$4]" office:value-type="float" office:value="6.8607313286385" calcext:value-type="float">
            <text:p>6.8607313286385</text:p>
          </table:table-cell>
          <table:table-cell table:number-columns-repeated="13"/>
        </table:table-row>
        <table:table-row table:style-name="ro1">
          <table:table-cell office:value-type="float" office:value="4.41800355911255" calcext:value-type="float">
            <text:p>4.41800355911255</text:p>
          </table:table-cell>
          <table:table-cell office:value-type="float" office:value="2.15504303072926" calcext:value-type="float">
            <text:p>2.15504303072926</text:p>
          </table:table-cell>
          <table:table-cell office:value-type="float" office:value="0.0239270217716694" calcext:value-type="float">
            <text:p>0.023927021771669</text:p>
          </table:table-cell>
          <table:table-cell office:value-type="float" office:value="0.101934753562882" calcext:value-type="float">
            <text:p>0.101934753562882</text:p>
          </table:table-cell>
          <table:table-cell/>
          <table:table-cell table:formula="of:=[.A185]*[.$L$1]" office:value-type="float" office:value="4.41800355911255" calcext:value-type="float">
            <text:p>4.41800355911255</text:p>
          </table:table-cell>
          <table:table-cell table:formula="of:=[.B185] * [.$L$2]" office:value-type="float" office:value="7.15335051570658" calcext:value-type="float">
            <text:p>7.15335051570658</text:p>
          </table:table-cell>
          <table:table-cell table:formula="of:=[.C185] * [.$L$3]" office:value-type="float" office:value="0.355893328985771" calcext:value-type="float">
            <text:p>0.355893328985771</text:p>
          </table:table-cell>
          <table:table-cell table:formula="of:= [.D185]*[.$L$4]" office:value-type="float" office:value="6.83162428004116" calcext:value-type="float">
            <text:p>6.83162428004116</text:p>
          </table:table-cell>
          <table:table-cell table:number-columns-repeated="13"/>
        </table:table-row>
        <table:table-row table:style-name="ro1">
          <table:table-cell office:value-type="float" office:value="1.27045285701752" calcext:value-type="float">
            <text:p>1.27045285701752</text:p>
          </table:table-cell>
          <table:table-cell office:value-type="float" office:value="2.15028202037193" calcext:value-type="float">
            <text:p>2.15028202037193</text:p>
          </table:table-cell>
          <table:table-cell office:value-type="float" office:value="1.60339415073395" calcext:value-type="float">
            <text:p>1.60339415073395</text:p>
          </table:table-cell>
          <table:table-cell office:value-type="float" office:value="0.102653312271" calcext:value-type="float">
            <text:p>0.102653312271</text:p>
          </table:table-cell>
          <table:table-cell/>
          <table:table-cell table:formula="of:=[.A186]*[.$L$1]" office:value-type="float" office:value="1.27045285701752" calcext:value-type="float">
            <text:p>1.27045285701752</text:p>
          </table:table-cell>
          <table:table-cell table:formula="of:=[.B186] * [.$L$2]" office:value-type="float" office:value="7.13754703734941" calcext:value-type="float">
            <text:p>7.13754703734941</text:p>
          </table:table-cell>
          <table:table-cell table:formula="of:=[.C186] * [.$L$3]" office:value-type="float" office:value="23.8490727106153" calcext:value-type="float">
            <text:p>23.8490727106153</text:p>
          </table:table-cell>
          <table:table-cell table:formula="of:= [.D186]*[.$L$4]" office:value-type="float" office:value="6.87978178222211" calcext:value-type="float">
            <text:p>6.87978178222211</text:p>
          </table:table-cell>
          <table:table-cell table:number-columns-repeated="13"/>
        </table:table-row>
        <table:table-row table:style-name="ro1">
          <table:table-cell office:value-type="float" office:value="0.974947392940521" calcext:value-type="float">
            <text:p>0.974947392940521</text:p>
          </table:table-cell>
          <table:table-cell office:value-type="float" office:value="2.14861352241076" calcext:value-type="float">
            <text:p>2.14861352241076</text:p>
          </table:table-cell>
          <table:table-cell office:value-type="float" office:value="0.0535035282373428" calcext:value-type="float">
            <text:p>0.053503528237343</text:p>
          </table:table-cell>
          <table:table-cell office:value-type="float" office:value="0.102503074559477" calcext:value-type="float">
            <text:p>0.102503074559477</text:p>
          </table:table-cell>
          <table:table-cell/>
          <table:table-cell table:formula="of:=[.A187]*[.$L$1]" office:value-type="float" office:value="0.974947392940521" calcext:value-type="float">
            <text:p>0.974947392940521</text:p>
          </table:table-cell>
          <table:table-cell table:formula="of:=[.B187] * [.$L$2]" office:value-type="float" office:value="7.13200870211395" calcext:value-type="float">
            <text:p>7.13200870211395</text:p>
          </table:table-cell>
          <table:table-cell table:formula="of:=[.C187] * [.$L$3]" office:value-type="float" office:value="0.795817756116148" calcext:value-type="float">
            <text:p>0.795817756116148</text:p>
          </table:table-cell>
          <table:table-cell table:formula="of:= [.D187]*[.$L$4]" office:value-type="float" office:value="6.86971291403002" calcext:value-type="float">
            <text:p>6.86971291403002</text:p>
          </table:table-cell>
          <table:table-cell table:number-columns-repeated="13"/>
        </table:table-row>
        <table:table-row table:style-name="ro1">
          <table:table-cell office:value-type="float" office:value="1.87867867946625" calcext:value-type="float">
            <text:p>1.87867867946625</text:p>
          </table:table-cell>
          <table:table-cell office:value-type="float" office:value="2.14895376862574" calcext:value-type="float">
            <text:p>2.14895376862574</text:p>
          </table:table-cell>
          <table:table-cell office:value-type="float" office:value="0.0651870518922806" calcext:value-type="float">
            <text:p>0.065187051892281</text:p>
          </table:table-cell>
          <table:table-cell office:value-type="float" office:value="0.102447238967583" calcext:value-type="float">
            <text:p>0.102447238967583</text:p>
          </table:table-cell>
          <table:table-cell/>
          <table:table-cell table:formula="of:=[.A188]*[.$L$1]" office:value-type="float" office:value="1.87867867946625" calcext:value-type="float">
            <text:p>1.87867867946625</text:p>
          </table:table-cell>
          <table:table-cell table:formula="of:=[.B188] * [.$L$2]" office:value-type="float" office:value="7.13313809971888" calcext:value-type="float">
            <text:p>7.13313809971888</text:p>
          </table:table-cell>
          <table:table-cell table:formula="of:=[.C188] * [.$L$3]" office:value-type="float" office:value="0.969599857688152" calcext:value-type="float">
            <text:p>0.969599857688152</text:p>
          </table:table-cell>
          <table:table-cell table:formula="of:= [.D188]*[.$L$4]" office:value-type="float" office:value="6.8659708361621" calcext:value-type="float">
            <text:p>6.8659708361621</text:p>
          </table:table-cell>
          <table:table-cell table:number-columns-repeated="13"/>
        </table:table-row>
        <table:table-row table:style-name="ro1">
          <table:table-cell office:value-type="float" office:value="1.28607392311096" calcext:value-type="float">
            <text:p>1.28607392311096</text:p>
          </table:table-cell>
          <table:table-cell office:value-type="float" office:value="2.14688672433885" calcext:value-type="float">
            <text:p>2.14688672433885</text:p>
          </table:table-cell>
          <table:table-cell office:value-type="float" office:value="0.0675446763634682" calcext:value-type="float">
            <text:p>0.067544676363468</text:p>
          </table:table-cell>
          <table:table-cell office:value-type="float" office:value="0.102433876264234" calcext:value-type="float">
            <text:p>0.102433876264234</text:p>
          </table:table-cell>
          <table:table-cell/>
          <table:table-cell table:formula="of:=[.A189]*[.$L$1]" office:value-type="float" office:value="1.28607392311096" calcext:value-type="float">
            <text:p>1.28607392311096</text:p>
          </table:table-cell>
          <table:table-cell table:formula="of:=[.B189] * [.$L$2]" office:value-type="float" office:value="7.12627684817782" calcext:value-type="float">
            <text:p>7.12627684817782</text:p>
          </table:table-cell>
          <table:table-cell table:formula="of:=[.C189] * [.$L$3]" office:value-type="float" office:value="1.00466744067262" calcext:value-type="float">
            <text:p>1.00466744067262</text:p>
          </table:table-cell>
          <table:table-cell table:formula="of:= [.D189]*[.$L$4]" office:value-type="float" office:value="6.86507527340794" calcext:value-type="float">
            <text:p>6.86507527340794</text:p>
          </table:table-cell>
          <table:table-cell table:number-columns-repeated="13"/>
        </table:table-row>
        <table:table-row table:style-name="ro1">
          <table:table-cell office:value-type="float" office:value="6.67100143432617" calcext:value-type="float">
            <text:p>6.67100143432617</text:p>
          </table:table-cell>
          <table:table-cell office:value-type="float" office:value="2.14642037537878" calcext:value-type="float">
            <text:p>2.14642037537878</text:p>
          </table:table-cell>
          <table:table-cell office:value-type="float" office:value="0.125777706503868" calcext:value-type="float">
            <text:p>0.125777706503868</text:p>
          </table:table-cell>
          <table:table-cell office:value-type="float" office:value="0.102379327238381" calcext:value-type="float">
            <text:p>0.102379327238381</text:p>
          </table:table-cell>
          <table:table-cell/>
          <table:table-cell table:formula="of:=[.A190]*[.$L$1]" office:value-type="float" office:value="6.67100143432617" calcext:value-type="float">
            <text:p>6.67100143432617</text:p>
          </table:table-cell>
          <table:table-cell table:formula="of:=[.B190] * [.$L$2]" office:value-type="float" office:value="7.1247288709326" calcext:value-type="float">
            <text:p>7.1247288709326</text:p>
          </table:table-cell>
          <table:table-cell table:formula="of:=[.C190] * [.$L$3]" office:value-type="float" office:value="1.87083236296708" calcext:value-type="float">
            <text:p>1.87083236296708</text:p>
          </table:table-cell>
          <table:table-cell table:formula="of:= [.D190]*[.$L$4]" office:value-type="float" office:value="6.86141942065466" calcext:value-type="float">
            <text:p>6.86141942065466</text:p>
          </table:table-cell>
          <table:table-cell table:number-columns-repeated="13"/>
        </table:table-row>
        <table:table-row table:style-name="ro1">
          <table:table-cell office:value-type="float" office:value="12.7304162979126" calcext:value-type="float">
            <text:p>12.7304162979126</text:p>
          </table:table-cell>
          <table:table-cell office:value-type="float" office:value="2.1479844920692" calcext:value-type="float">
            <text:p>2.1479844920692</text:p>
          </table:table-cell>
          <table:table-cell office:value-type="float" office:value="0.0665576532483101" calcext:value-type="float">
            <text:p>0.06655765324831</text:p>
          </table:table-cell>
          <table:table-cell office:value-type="float" office:value="0.102085336453569" calcext:value-type="float">
            <text:p>0.102085336453569</text:p>
          </table:table-cell>
          <table:table-cell/>
          <table:table-cell table:formula="of:=[.A191]*[.$L$1]" office:value-type="float" office:value="12.7304162979126" calcext:value-type="float">
            <text:p>12.7304162979126</text:p>
          </table:table-cell>
          <table:table-cell table:formula="of:=[.B191] * [.$L$2]" office:value-type="float" office:value="7.1299207277886" calcext:value-type="float">
            <text:p>7.1299207277886</text:p>
          </table:table-cell>
          <table:table-cell table:formula="of:=[.C191] * [.$L$3]" office:value-type="float" office:value="0.989986343058735" calcext:value-type="float">
            <text:p>0.989986343058735</text:p>
          </table:table-cell>
          <table:table-cell table:formula="of:= [.D191]*[.$L$4]" office:value-type="float" office:value="6.84171628199558" calcext:value-type="float">
            <text:p>6.84171628199558</text:p>
          </table:table-cell>
          <table:table-cell table:number-columns-repeated="13"/>
        </table:table-row>
        <table:table-row table:style-name="ro1">
          <table:table-cell office:value-type="float" office:value="0.989496231079102" calcext:value-type="float">
            <text:p>0.989496231079102</text:p>
          </table:table-cell>
          <table:table-cell office:value-type="float" office:value="2.14474054422529" calcext:value-type="float">
            <text:p>2.14474054422529</text:p>
          </table:table-cell>
          <table:table-cell office:value-type="float" office:value="0.0699403807520866" calcext:value-type="float">
            <text:p>0.069940380752087</text:p>
          </table:table-cell>
          <table:table-cell office:value-type="float" office:value="0.102025211650261" calcext:value-type="float">
            <text:p>0.102025211650261</text:p>
          </table:table-cell>
          <table:table-cell/>
          <table:table-cell table:formula="of:=[.A192]*[.$L$1]" office:value-type="float" office:value="0.989496231079102" calcext:value-type="float">
            <text:p>0.989496231079102</text:p>
          </table:table-cell>
          <table:table-cell table:formula="of:=[.B192] * [.$L$2]" office:value-type="float" office:value="7.11915291682088" calcext:value-type="float">
            <text:p>7.11915291682088</text:p>
          </table:table-cell>
          <table:table-cell table:formula="of:=[.C192] * [.$L$3]" office:value-type="float" office:value="1.04030142881655" calcext:value-type="float">
            <text:p>1.04030142881655</text:p>
          </table:table-cell>
          <table:table-cell table:formula="of:= [.D192]*[.$L$4]" office:value-type="float" office:value="6.83768674298405" calcext:value-type="float">
            <text:p>6.83768674298405</text:p>
          </table:table-cell>
          <table:table-cell table:number-columns-repeated="13"/>
        </table:table-row>
        <table:table-row table:style-name="ro1">
          <table:table-cell office:value-type="float" office:value="0.651354372501373" calcext:value-type="float">
            <text:p>0.651354372501373</text:p>
          </table:table-cell>
          <table:table-cell office:value-type="float" office:value="2.1418650717942" calcext:value-type="float">
            <text:p>2.1418650717942</text:p>
          </table:table-cell>
          <table:table-cell office:value-type="float" office:value="0.942423045635223" calcext:value-type="float">
            <text:p>0.942423045635223</text:p>
          </table:table-cell>
          <table:table-cell office:value-type="float" office:value="0.102262382544095" calcext:value-type="float">
            <text:p>0.102262382544095</text:p>
          </table:table-cell>
          <table:table-cell/>
          <table:table-cell table:formula="of:=[.A193]*[.$L$1]" office:value-type="float" office:value="0.651354372501373" calcext:value-type="float">
            <text:p>0.651354372501373</text:p>
          </table:table-cell>
          <table:table-cell table:formula="of:=[.B193] * [.$L$2]" office:value-type="float" office:value="7.10960820615639" calcext:value-type="float">
            <text:p>7.10960820615639</text:p>
          </table:table-cell>
          <table:table-cell table:formula="of:=[.C193] * [.$L$3]" office:value-type="float" office:value="14.0177109472588" calcext:value-type="float">
            <text:p>14.0177109472588</text:p>
          </table:table-cell>
          <table:table-cell table:formula="of:= [.D193]*[.$L$4]" office:value-type="float" office:value="6.85358183646496" calcext:value-type="float">
            <text:p>6.85358183646496</text:p>
          </table:table-cell>
          <table:table-cell table:number-columns-repeated="13"/>
        </table:table-row>
        <table:table-row table:style-name="ro1">
          <table:table-cell office:value-type="float" office:value="36.9866256713867" calcext:value-type="float">
            <text:p>36.9866256713867</text:p>
          </table:table-cell>
          <table:table-cell office:value-type="float" office:value="2.16031101484961" calcext:value-type="float">
            <text:p>2.16031101484961</text:p>
          </table:table-cell>
          <table:table-cell office:value-type="float" office:value="0.059259120374918" calcext:value-type="float">
            <text:p>0.059259120374918</text:p>
          </table:table-cell>
          <table:table-cell office:value-type="float" office:value="0.102334097623925" calcext:value-type="float">
            <text:p>0.102334097623925</text:p>
          </table:table-cell>
          <table:table-cell/>
          <table:table-cell table:formula="of:=[.A194]*[.$L$1]" office:value-type="float" office:value="36.9866256713867" calcext:value-type="float">
            <text:p>36.9866256713867</text:p>
          </table:table-cell>
          <table:table-cell table:formula="of:=[.B194] * [.$L$2]" office:value-type="float" office:value="7.17083681940758" calcext:value-type="float">
            <text:p>7.17083681940758</text:p>
          </table:table-cell>
          <table:table-cell table:formula="of:=[.C194] * [.$L$3]" office:value-type="float" office:value="0.881427108825114" calcext:value-type="float">
            <text:p>0.881427108825114</text:p>
          </table:table-cell>
          <table:table-cell table:formula="of:= [.D194]*[.$L$4]" office:value-type="float" office:value="6.85838815093068" calcext:value-type="float">
            <text:p>6.85838815093068</text:p>
          </table:table-cell>
          <table:table-cell table:number-columns-repeated="13"/>
        </table:table-row>
        <table:table-row table:style-name="ro1">
          <table:table-cell office:value-type="float" office:value="1.93539988994598" calcext:value-type="float">
            <text:p>1.93539988994598</text:p>
          </table:table-cell>
          <table:table-cell office:value-type="float" office:value="2.15925659388758" calcext:value-type="float">
            <text:p>2.15925659388758</text:p>
          </table:table-cell>
          <table:table-cell office:value-type="float" office:value="2.53241348266602" calcext:value-type="float">
            <text:p>2.53241348266602</text:p>
          </table:table-cell>
          <table:table-cell office:value-type="float" office:value="0.103510115727145" calcext:value-type="float">
            <text:p>0.103510115727145</text:p>
          </table:table-cell>
          <table:table-cell/>
          <table:table-cell table:formula="of:=[.A195]*[.$L$1]" office:value-type="float" office:value="1.93539988994598" calcext:value-type="float">
            <text:p>1.93539988994598</text:p>
          </table:table-cell>
          <table:table-cell table:formula="of:=[.B195] * [.$L$2]" office:value-type="float" office:value="7.16733682306178" calcext:value-type="float">
            <text:p>7.16733682306178</text:p>
          </table:table-cell>
          <table:table-cell table:formula="of:=[.C195] * [.$L$3]" office:value-type="float" office:value="37.6674152477096" calcext:value-type="float">
            <text:p>37.6674152477096</text:p>
          </table:table-cell>
          <table:table-cell table:formula="of:= [.D195]*[.$L$4]" office:value-type="float" office:value="6.93720438922932" calcext:value-type="float">
            <text:p>6.93720438922932</text:p>
          </table:table-cell>
          <table:table-cell table:number-columns-repeated="13"/>
        </table:table-row>
        <table:table-row table:style-name="ro1">
          <table:table-cell office:value-type="float" office:value="1.58057522773743" calcext:value-type="float">
            <text:p>1.58057522773743</text:p>
          </table:table-cell>
          <table:table-cell office:value-type="float" office:value="2.15730649372172" calcext:value-type="float">
            <text:p>2.15730649372172</text:p>
          </table:table-cell>
          <table:table-cell office:value-type="float" office:value="0.119625173509121" calcext:value-type="float">
            <text:p>0.119625173509121</text:p>
          </table:table-cell>
          <table:table-cell office:value-type="float" office:value="0.103579167128801" calcext:value-type="float">
            <text:p>0.103579167128801</text:p>
          </table:table-cell>
          <table:table-cell/>
          <table:table-cell table:formula="of:=[.A196]*[.$L$1]" office:value-type="float" office:value="1.58057522773743" calcext:value-type="float">
            <text:p>1.58057522773743</text:p>
          </table:table-cell>
          <table:table-cell table:formula="of:=[.B196] * [.$L$2]" office:value-type="float" office:value="7.16086375044643" calcext:value-type="float">
            <text:p>7.16086375044643</text:p>
          </table:table-cell>
          <table:table-cell table:formula="of:=[.C196] * [.$L$3]" office:value-type="float" office:value="1.77931886537884" calcext:value-type="float">
            <text:p>1.77931886537884</text:p>
          </table:table-cell>
          <table:table-cell table:formula="of:= [.D196]*[.$L$4]" office:value-type="float" office:value="6.94183218510503" calcext:value-type="float">
            <text:p>6.94183218510503</text:p>
          </table:table-cell>
          <table:table-cell table:number-columns-repeated="13"/>
        </table:table-row>
        <table:table-row table:style-name="ro1">
          <table:table-cell office:value-type="float" office:value="1.42037057876587" calcext:value-type="float">
            <text:p>1.42037057876587</text:p>
          </table:table-cell>
          <table:table-cell office:value-type="float" office:value="2.14963238703516" calcext:value-type="float">
            <text:p>2.14963238703516</text:p>
          </table:table-cell>
          <table:table-cell office:value-type="float" office:value="0.0769437476992607" calcext:value-type="float">
            <text:p>0.076943747699261</text:p>
          </table:table-cell>
          <table:table-cell office:value-type="float" office:value="0.10330132271853" calcext:value-type="float">
            <text:p>0.10330132271853</text:p>
          </table:table-cell>
          <table:table-cell/>
          <table:table-cell table:formula="of:=[.A197]*[.$L$1]" office:value-type="float" office:value="1.42037057876587" calcext:value-type="float">
            <text:p>1.42037057876587</text:p>
          </table:table-cell>
          <table:table-cell table:formula="of:=[.B197] * [.$L$2]" office:value-type="float" office:value="7.13539067439129" calcext:value-type="float">
            <text:p>7.13539067439129</text:p>
          </table:table-cell>
          <table:table-cell table:formula="of:=[.C197] * [.$L$3]" office:value-type="float" office:value="1.1444703304343" calcext:value-type="float">
            <text:p>1.1444703304343</text:p>
          </table:table-cell>
          <table:table-cell table:formula="of:= [.D197]*[.$L$4]" office:value-type="float" office:value="6.92321116967175" calcext:value-type="float">
            <text:p>6.92321116967175</text:p>
          </table:table-cell>
          <table:table-cell table:number-columns-repeated="13"/>
        </table:table-row>
        <table:table-row table:style-name="ro1">
          <table:table-cell office:value-type="float" office:value="11.4810705184937" calcext:value-type="float">
            <text:p>11.4810705184937</text:p>
          </table:table-cell>
          <table:table-cell office:value-type="float" office:value="2.15188489412359" calcext:value-type="float">
            <text:p>2.15188489412359</text:p>
          </table:table-cell>
          <table:table-cell office:value-type="float" office:value="0.0552241094410419" calcext:value-type="float">
            <text:p>0.055224109441042</text:p>
          </table:table-cell>
          <table:table-cell office:value-type="float" office:value="0.102923306027975" calcext:value-type="float">
            <text:p>0.102923306027975</text:p>
          </table:table-cell>
          <table:table-cell/>
          <table:table-cell table:formula="of:=[.A198]*[.$L$1]" office:value-type="float" office:value="11.4810705184937" calcext:value-type="float">
            <text:p>11.4810705184937</text:p>
          </table:table-cell>
          <table:table-cell table:formula="of:=[.B198] * [.$L$2]" office:value-type="float" office:value="7.14286754260824" calcext:value-type="float">
            <text:p>7.14286754260824</text:p>
          </table:table-cell>
          <table:table-cell table:formula="of:=[.C198] * [.$L$3]" office:value-type="float" office:value="0.821409882801127" calcext:value-type="float">
            <text:p>0.821409882801127</text:p>
          </table:table-cell>
          <table:table-cell table:formula="of:= [.D198]*[.$L$4]" office:value-type="float" office:value="6.89787665017574" calcext:value-type="float">
            <text:p>6.89787665017574</text:p>
          </table:table-cell>
          <table:table-cell table:number-columns-repeated="13"/>
        </table:table-row>
        <table:table-row table:style-name="ro1">
          <table:table-cell office:value-type="float" office:value="5.13427114486694" calcext:value-type="float">
            <text:p>5.13427114486694</text:p>
          </table:table-cell>
          <table:table-cell office:value-type="float" office:value="2.14813723250973" calcext:value-type="float">
            <text:p>2.14813723250973</text:p>
          </table:table-cell>
          <table:table-cell office:value-type="float" office:value="0.610680758953095" calcext:value-type="float">
            <text:p>0.610680758953095</text:p>
          </table:table-cell>
          <table:table-cell office:value-type="float" office:value="0.103205282574554" calcext:value-type="float">
            <text:p>0.103205282574554</text:p>
          </table:table-cell>
          <table:table-cell/>
          <table:table-cell table:formula="of:=[.A199]*[.$L$1]" office:value-type="float" office:value="5.13427114486694" calcext:value-type="float">
            <text:p>5.13427114486694</text:p>
          </table:table-cell>
          <table:table-cell table:formula="of:=[.B199] * [.$L$2]" office:value-type="float" office:value="7.13042772736747" calcext:value-type="float">
            <text:p>7.13042772736747</text:p>
          </table:table-cell>
          <table:table-cell table:formula="of:=[.C199] * [.$L$3]" office:value-type="float" office:value="9.08333725464782" calcext:value-type="float">
            <text:p>9.08333725464782</text:p>
          </table:table-cell>
          <table:table-cell table:formula="of:= [.D199]*[.$L$4]" office:value-type="float" office:value="6.91677459964517" calcext:value-type="float">
            <text:p>6.91677459964517</text:p>
          </table:table-cell>
          <table:table-cell table:number-columns-repeated="13"/>
        </table:table-row>
        <table:table-row table:style-name="ro1">
          <table:table-cell office:value-type="float" office:value="0.783764243125916" calcext:value-type="float">
            <text:p>0.783764243125916</text:p>
          </table:table-cell>
          <table:table-cell office:value-type="float" office:value="2.14532013020152" calcext:value-type="float">
            <text:p>2.14532013020152</text:p>
          </table:table-cell>
          <table:table-cell office:value-type="float" office:value="0.0427909567952156" calcext:value-type="float">
            <text:p>0.042790956795216</text:p>
          </table:table-cell>
          <table:table-cell office:value-type="float" office:value="0.103148492703384" calcext:value-type="float">
            <text:p>0.103148492703384</text:p>
          </table:table-cell>
          <table:table-cell/>
          <table:table-cell table:formula="of:=[.A200]*[.$L$1]" office:value-type="float" office:value="0.783764243125916" calcext:value-type="float">
            <text:p>0.783764243125916</text:p>
          </table:table-cell>
          <table:table-cell table:formula="of:=[.B200] * [.$L$2]" office:value-type="float" office:value="7.12107676779874" calcext:value-type="float">
            <text:p>7.12107676779874</text:p>
          </table:table-cell>
          <table:table-cell table:formula="of:=[.C200] * [.$L$3]" office:value-type="float" office:value="0.636477711671053" calcext:value-type="float">
            <text:p>0.636477711671053</text:p>
          </table:table-cell>
          <table:table-cell table:formula="of:= [.D200]*[.$L$4]" office:value-type="float" office:value="6.91296856638188" calcext:value-type="float">
            <text:p>6.91296856638188</text:p>
          </table:table-cell>
          <table:table-cell table:number-columns-repeated="13"/>
        </table:table-row>
        <table:table-row table:style-name="ro1">
          <table:table-cell office:value-type="float" office:value="1.5550023317337" calcext:value-type="float">
            <text:p>1.5550023317337</text:p>
          </table:table-cell>
          <table:table-cell office:value-type="float" office:value="2.13785244875104" calcext:value-type="float">
            <text:p>2.13785244875104</text:p>
          </table:table-cell>
          <table:table-cell office:value-type="float" office:value="0.137696266174316" calcext:value-type="float">
            <text:p>0.137696266174316</text:p>
          </table:table-cell>
          <table:table-cell office:value-type="float" office:value="0.103167276411275" calcext:value-type="float">
            <text:p>0.103167276411275</text:p>
          </table:table-cell>
          <table:table-cell/>
          <table:table-cell table:formula="of:=[.A201]*[.$L$1]" office:value-type="float" office:value="1.5550023317337" calcext:value-type="float">
            <text:p>1.5550023317337</text:p>
          </table:table-cell>
          <table:table-cell table:formula="of:=[.B201] * [.$L$2]" office:value-type="float" office:value="7.09628889015862" calcext:value-type="float">
            <text:p>7.09628889015862</text:p>
          </table:table-cell>
          <table:table-cell table:formula="of:=[.C201] * [.$L$3]" office:value-type="float" office:value="2.04811041780856" calcext:value-type="float">
            <text:p>2.04811041780856</text:p>
          </table:table-cell>
          <table:table-cell table:formula="of:= [.D201]*[.$L$4]" office:value-type="float" office:value="6.9142274425788" calcext:value-type="float">
            <text:p>6.9142274425788</text:p>
          </table:table-cell>
          <table:table-cell table:number-columns-repeated="13"/>
        </table:table-row>
        <table:table-row table:style-name="ro1">
          <table:table-cell office:value-type="float" office:value="1.25204420089722" calcext:value-type="float">
            <text:p>1.25204420089722</text:p>
          </table:table-cell>
          <table:table-cell office:value-type="float" office:value="2.13681064923596" calcext:value-type="float">
            <text:p>2.13681064923596</text:p>
          </table:table-cell>
          <table:table-cell office:value-type="float" office:value="0.192637130618095" calcext:value-type="float">
            <text:p>0.192637130618095</text:p>
          </table:table-cell>
          <table:table-cell office:value-type="float" office:value="0.103316027501677" calcext:value-type="float">
            <text:p>0.103316027501677</text:p>
          </table:table-cell>
          <table:table-cell/>
          <table:table-cell table:formula="of:=[.A202]*[.$L$1]" office:value-type="float" office:value="1.25204420089722" calcext:value-type="float">
            <text:p>1.25204420089722</text:p>
          </table:table-cell>
          <table:table-cell table:formula="of:=[.B202] * [.$L$2]" office:value-type="float" office:value="7.09283078886216" calcext:value-type="float">
            <text:p>7.09283078886216</text:p>
          </table:table-cell>
          <table:table-cell table:formula="of:=[.C202] * [.$L$3]" office:value-type="float" office:value="2.86530728128967" calcext:value-type="float">
            <text:p>2.86530728128967</text:p>
          </table:table-cell>
          <table:table-cell table:formula="of:= [.D202]*[.$L$4]" office:value-type="float" office:value="6.92419667804907" calcext:value-type="float">
            <text:p>6.92419667804907</text:p>
          </table:table-cell>
          <table:table-cell table:number-columns-repeated="13"/>
        </table:table-row>
        <table:table-row table:style-name="ro1">
          <table:table-cell office:value-type="float" office:value="0.944321751594543" calcext:value-type="float">
            <text:p>0.944321751594543</text:p>
          </table:table-cell>
          <table:table-cell office:value-type="float" office:value="2.13528455241258" calcext:value-type="float">
            <text:p>2.13528455241258</text:p>
          </table:table-cell>
          <table:table-cell office:value-type="float" office:value="0.0663752779364586" calcext:value-type="float">
            <text:p>0.066375277936459</text:p>
          </table:table-cell>
          <table:table-cell office:value-type="float" office:value="0.103305619612123" calcext:value-type="float">
            <text:p>0.103305619612123</text:p>
          </table:table-cell>
          <table:table-cell/>
          <table:table-cell table:formula="of:=[.A203]*[.$L$1]" office:value-type="float" office:value="0.944321751594543" calcext:value-type="float">
            <text:p>0.944321751594543</text:p>
          </table:table-cell>
          <table:table-cell table:formula="of:=[.B203] * [.$L$2]" office:value-type="float" office:value="7.08776513340061" calcext:value-type="float">
            <text:p>7.08776513340061</text:p>
          </table:table-cell>
          <table:table-cell table:formula="of:=[.C203] * [.$L$3]" office:value-type="float" office:value="0.987273671273711" calcext:value-type="float">
            <text:p>0.987273671273711</text:p>
          </table:table-cell>
          <table:table-cell table:formula="of:= [.D203]*[.$L$4]" office:value-type="float" office:value="6.92349914567181" calcext:value-type="float">
            <text:p>6.92349914567181</text:p>
          </table:table-cell>
          <table:table-cell table:number-columns-repeated="13"/>
        </table:table-row>
        <table:table-row table:style-name="ro1">
          <table:table-cell office:value-type="float" office:value="1.35019254684448" calcext:value-type="float">
            <text:p>1.35019254684448</text:p>
          </table:table-cell>
          <table:table-cell office:value-type="float" office:value="2.13383300247822" calcext:value-type="float">
            <text:p>2.13383300247822</text:p>
          </table:table-cell>
          <table:table-cell office:value-type="float" office:value="0.0408574044704437" calcext:value-type="float">
            <text:p>0.040857404470444</text:p>
          </table:table-cell>
          <table:table-cell office:value-type="float" office:value="0.103240590437692" calcext:value-type="float">
            <text:p>0.103240590437692</text:p>
          </table:table-cell>
          <table:table-cell/>
          <table:table-cell table:formula="of:=[.A204]*[.$L$1]" office:value-type="float" office:value="1.35019254684448" calcext:value-type="float">
            <text:p>1.35019254684448</text:p>
          </table:table-cell>
          <table:table-cell table:formula="of:=[.B204] * [.$L$2]" office:value-type="float" office:value="7.08294692544677" calcext:value-type="float">
            <text:p>7.08294692544677</text:p>
          </table:table-cell>
          <table:table-cell table:formula="of:=[.C204] * [.$L$3]" office:value-type="float" office:value="0.607717827545147" calcext:value-type="float">
            <text:p>0.607717827545147</text:p>
          </table:table-cell>
          <table:table-cell table:formula="of:= [.D204]*[.$L$4]" office:value-type="float" office:value="6.91914091777183" calcext:value-type="float">
            <text:p>6.91914091777183</text:p>
          </table:table-cell>
          <table:table-cell table:number-columns-repeated="13"/>
        </table:table-row>
        <table:table-row table:style-name="ro1">
          <table:table-cell office:value-type="float" office:value="1.09902918338776" calcext:value-type="float">
            <text:p>1.09902918338776</text:p>
          </table:table-cell>
          <table:table-cell office:value-type="float" office:value="2.12390017919724" calcext:value-type="float">
            <text:p>2.12390017919724</text:p>
          </table:table-cell>
          <table:table-cell office:value-type="float" office:value="0.085210993885994" calcext:value-type="float">
            <text:p>0.085210993885994</text:p>
          </table:table-cell>
          <table:table-cell office:value-type="float" office:value="0.103160188998178" calcext:value-type="float">
            <text:p>0.103160188998178</text:p>
          </table:table-cell>
          <table:table-cell/>
          <table:table-cell table:formula="of:=[.A205]*[.$L$1]" office:value-type="float" office:value="1.09902918338776" calcext:value-type="float">
            <text:p>1.09902918338776</text:p>
          </table:table-cell>
          <table:table-cell table:formula="of:=[.B205] * [.$L$2]" office:value-type="float" office:value="7.04997636962665" calcext:value-type="float">
            <text:p>7.04997636962665</text:p>
          </table:table-cell>
          <table:table-cell table:formula="of:=[.C205] * [.$L$3]" office:value-type="float" office:value="1.26743832014145" calcext:value-type="float">
            <text:p>1.26743832014145</text:p>
          </table:table-cell>
          <table:table-cell table:formula="of:= [.D205]*[.$L$4]" office:value-type="float" office:value="6.9137524471361" calcext:value-type="float">
            <text:p>6.9137524471361</text:p>
          </table:table-cell>
          <table:table-cell table:number-columns-repeated="13"/>
        </table:table-row>
        <table:table-row table:style-name="ro1">
          <table:table-cell office:value-type="float" office:value="234.556228637695" calcext:value-type="float">
            <text:p>234.556228637695</text:p>
          </table:table-cell>
          <table:table-cell office:value-type="float" office:value="2.19645643710298" calcext:value-type="float">
            <text:p>2.19645643710298</text:p>
          </table:table-cell>
          <table:table-cell office:value-type="float" office:value="3.70758080482483" calcext:value-type="float">
            <text:p>3.70758080482483</text:p>
          </table:table-cell>
          <table:table-cell office:value-type="float" office:value="0.10480297245168" calcext:value-type="float">
            <text:p>0.10480297245168</text:p>
          </table:table-cell>
          <table:table-cell/>
          <table:table-cell table:formula="of:=[.A206]*[.$L$1]" office:value-type="float" office:value="234.556228637695" calcext:value-type="float">
            <text:p>234.556228637695</text:p>
          </table:table-cell>
          <table:table-cell table:formula="of:=[.B206] * [.$L$2]" office:value-type="float" office:value="7.29081626818409" calcext:value-type="float">
            <text:p>7.29081626818409</text:p>
          </table:table-cell>
          <table:table-cell table:formula="of:=[.C206] * [.$L$3]" office:value-type="float" office:value="55.1469918698867" calcext:value-type="float">
            <text:p>55.1469918698867</text:p>
          </table:table-cell>
          <table:table-cell table:formula="of:= [.D206]*[.$L$4]" office:value-type="float" office:value="7.02385110275181" calcext:value-type="float">
            <text:p>7.02385110275181</text:p>
          </table:table-cell>
          <table:table-cell table:number-columns-repeated="13"/>
        </table:table-row>
        <table:table-row table:style-name="ro1">
          <table:table-cell office:value-type="float" office:value="1.52156865596771" calcext:value-type="float">
            <text:p>1.52156865596771</text:p>
          </table:table-cell>
          <table:table-cell office:value-type="float" office:value="2.19551782676283" calcext:value-type="float">
            <text:p>2.19551782676283</text:p>
          </table:table-cell>
          <table:table-cell office:value-type="float" office:value="0.0324581041932106" calcext:value-type="float">
            <text:p>0.032458104193211</text:p>
          </table:table-cell>
          <table:table-cell office:value-type="float" office:value="0.104609037214745" calcext:value-type="float">
            <text:p>0.104609037214745</text:p>
          </table:table-cell>
          <table:table-cell/>
          <table:table-cell table:formula="of:=[.A207]*[.$L$1]" office:value-type="float" office:value="1.52156865596771" calcext:value-type="float">
            <text:p>1.52156865596771</text:p>
          </table:table-cell>
          <table:table-cell table:formula="of:=[.B207] * [.$L$2]" office:value-type="float" office:value="7.28770068827916" calcext:value-type="float">
            <text:p>7.28770068827916</text:p>
          </table:table-cell>
          <table:table-cell table:formula="of:=[.C207] * [.$L$3]" office:value-type="float" office:value="0.482785649803117" calcext:value-type="float">
            <text:p>0.482785649803117</text:p>
          </table:table-cell>
          <table:table-cell table:formula="of:= [.D207]*[.$L$4]" office:value-type="float" office:value="7.01085364479864" calcext:value-type="float">
            <text:p>7.01085364479864</text:p>
          </table:table-cell>
          <table:table-cell table:number-columns-repeated="13"/>
        </table:table-row>
        <table:table-row table:style-name="ro1">
          <table:table-cell office:value-type="float" office:value="89.4035034179688" calcext:value-type="float">
            <text:p>89.4035034179688</text:p>
          </table:table-cell>
          <table:table-cell office:value-type="float" office:value="2.22956593037161" calcext:value-type="float">
            <text:p>2.22956593037161</text:p>
          </table:table-cell>
          <table:table-cell office:value-type="float" office:value="0.0648552253842354" calcext:value-type="float">
            <text:p>0.064855225384235</text:p>
          </table:table-cell>
          <table:table-cell office:value-type="float" office:value="0.104190661388332" calcext:value-type="float">
            <text:p>0.104190661388332</text:p>
          </table:table-cell>
          <table:table-cell/>
          <table:table-cell table:formula="of:=[.A208]*[.$L$1]" office:value-type="float" office:value="89.4035034179688" calcext:value-type="float">
            <text:p>89.4035034179688</text:p>
          </table:table-cell>
          <table:table-cell table:formula="of:=[.B208] * [.$L$2]" office:value-type="float" office:value="7.40071839420696" calcext:value-type="float">
            <text:p>7.40071839420696</text:p>
          </table:table-cell>
          <table:table-cell table:formula="of:=[.C208] * [.$L$3]" office:value-type="float" office:value="0.964664231277106" calcext:value-type="float">
            <text:p>0.964664231277106</text:p>
          </table:table-cell>
          <table:table-cell table:formula="of:= [.D208]*[.$L$4]" office:value-type="float" office:value="6.98281427300442" calcext:value-type="float">
            <text:p>6.98281427300442</text:p>
          </table:table-cell>
          <table:table-cell table:number-columns-repeated="13"/>
        </table:table-row>
        <table:table-row table:style-name="ro1">
          <table:table-cell office:value-type="float" office:value="1.08962881565094" calcext:value-type="float">
            <text:p>1.08962881565094</text:p>
          </table:table-cell>
          <table:table-cell office:value-type="float" office:value="2.22329828363806" calcext:value-type="float">
            <text:p>2.22329828363806</text:p>
          </table:table-cell>
          <table:table-cell office:value-type="float" office:value="16.4617538452148" calcext:value-type="float">
            <text:p>16.4617538452148</text:p>
          </table:table-cell>
          <table:table-cell office:value-type="float" office:value="0.106290885250211" calcext:value-type="float">
            <text:p>0.106290885250211</text:p>
          </table:table-cell>
          <table:table-cell/>
          <table:table-cell table:formula="of:=[.A209]*[.$L$1]" office:value-type="float" office:value="1.08962881565094" calcext:value-type="float">
            <text:p>1.08962881565094</text:p>
          </table:table-cell>
          <table:table-cell table:formula="of:=[.B209] * [.$L$2]" office:value-type="float" office:value="7.37991385649965" calcext:value-type="float">
            <text:p>7.37991385649965</text:p>
          </table:table-cell>
          <table:table-cell table:formula="of:=[.C209] * [.$L$3]" office:value-type="float" office:value="244.854058011294" calcext:value-type="float">
            <text:p>244.854058011294</text:p>
          </table:table-cell>
          <table:table-cell table:formula="of:= [.D209]*[.$L$4]" office:value-type="float" office:value="7.12357039225557" calcext:value-type="float">
            <text:p>7.12357039225557</text:p>
          </table:table-cell>
          <table:table-cell table:number-columns-repeated="13"/>
        </table:table-row>
        <table:table-row table:style-name="ro1">
          <table:table-cell office:value-type="float" office:value="1.04156053066254" calcext:value-type="float">
            <text:p>1.04156053066254</text:p>
          </table:table-cell>
          <table:table-cell office:value-type="float" office:value="2.21717275265599" calcext:value-type="float">
            <text:p>2.21717275265599</text:p>
          </table:table-cell>
          <table:table-cell office:value-type="float" office:value="6.37393856048584" calcext:value-type="float">
            <text:p>6.37393856048584</text:p>
          </table:table-cell>
          <table:table-cell office:value-type="float" office:value="0.106816614546409" calcext:value-type="float">
            <text:p>0.106816614546409</text:p>
          </table:table-cell>
          <table:table-cell/>
          <table:table-cell table:formula="of:=[.A210]*[.$L$1]" office:value-type="float" office:value="1.04156053066254" calcext:value-type="float">
            <text:p>1.04156053066254</text:p>
          </table:table-cell>
          <table:table-cell table:formula="of:=[.B210] * [.$L$2]" office:value-type="float" office:value="7.35958105126803" calcext:value-type="float">
            <text:p>7.35958105126803</text:p>
          </table:table-cell>
          <table:table-cell table:formula="of:=[.C210] * [.$L$3]" office:value-type="float" office:value="94.8067099486662" calcext:value-type="float">
            <text:p>94.8067099486662</text:p>
          </table:table-cell>
          <table:table-cell table:formula="of:= [.D210]*[.$L$4]" office:value-type="float" office:value="7.15880454841032" calcext:value-type="float">
            <text:p>7.15880454841032</text:p>
          </table:table-cell>
          <table:table-cell table:number-columns-repeated="13"/>
        </table:table-row>
        <table:table-row table:style-name="ro1">
          <table:table-cell office:value-type="float" office:value="19.1122531890869" calcext:value-type="float">
            <text:p>19.1122531890869</text:p>
          </table:table-cell>
          <table:table-cell office:value-type="float" office:value="2.22420756936053" calcext:value-type="float">
            <text:p>2.22420756936053</text:p>
          </table:table-cell>
          <table:table-cell office:value-type="float" office:value="0.107660479843616" calcext:value-type="float">
            <text:p>0.107660479843616</text:p>
          </table:table-cell>
          <table:table-cell office:value-type="float" office:value="0.106922400022093" calcext:value-type="float">
            <text:p>0.106922400022093</text:p>
          </table:table-cell>
          <table:table-cell/>
          <table:table-cell table:formula="of:=[.A211]*[.$L$1]" office:value-type="float" office:value="19.1122531890869" calcext:value-type="float">
            <text:p>19.1122531890869</text:p>
          </table:table-cell>
          <table:table-cell table:formula="of:=[.B211] * [.$L$2]" office:value-type="float" office:value="7.38293209762011" calcext:value-type="float">
            <text:p>7.38293209762011</text:p>
          </table:table-cell>
          <table:table-cell table:formula="of:=[.C211] * [.$L$3]" office:value-type="float" office:value="1.60135460808238" calcext:value-type="float">
            <text:p>1.60135460808238</text:p>
          </table:table-cell>
          <table:table-cell table:formula="of:= [.D211]*[.$L$4]" office:value-type="float" office:value="7.16589424646622" calcext:value-type="float">
            <text:p>7.16589424646622</text:p>
          </table:table-cell>
          <table:table-cell table:number-columns-repeated="13"/>
        </table:table-row>
        <table:table-row table:style-name="ro1">
          <table:table-cell office:value-type="float" office:value="1.32091021537781" calcext:value-type="float">
            <text:p>1.32091021537781</text:p>
          </table:table-cell>
          <table:table-cell office:value-type="float" office:value="2.22084768687294" calcext:value-type="float">
            <text:p>2.22084768687294</text:p>
          </table:table-cell>
          <table:table-cell office:value-type="float" office:value="0.0618146620690823" calcext:value-type="float">
            <text:p>0.061814662069082</text:p>
          </table:table-cell>
          <table:table-cell office:value-type="float" office:value="0.106722015692661" calcext:value-type="float">
            <text:p>0.106722015692661</text:p>
          </table:table-cell>
          <table:table-cell/>
          <table:table-cell table:formula="of:=[.A212]*[.$L$1]" office:value-type="float" office:value="1.32091021537781" calcext:value-type="float">
            <text:p>1.32091021537781</text:p>
          </table:table-cell>
          <table:table-cell table:formula="of:=[.B212] * [.$L$2]" office:value-type="float" office:value="7.37177945853933" calcext:value-type="float">
            <text:p>7.37177945853933</text:p>
          </table:table-cell>
          <table:table-cell table:formula="of:=[.C212] * [.$L$3]" office:value-type="float" office:value="0.919438535804085" calcext:value-type="float">
            <text:p>0.919438535804085</text:p>
          </table:table-cell>
          <table:table-cell table:formula="of:= [.D212]*[.$L$4]" office:value-type="float" office:value="7.15246457304826" calcext:value-type="float">
            <text:p>7.15246457304826</text:p>
          </table:table-cell>
          <table:table-cell table:number-columns-repeated="13"/>
        </table:table-row>
        <table:table-row table:style-name="ro1">
          <table:table-cell office:value-type="float" office:value="0.916333973407745" calcext:value-type="float">
            <text:p>0.916333973407745</text:p>
          </table:table-cell>
          <table:table-cell office:value-type="float" office:value="2.21871096782937" calcext:value-type="float">
            <text:p>2.21871096782937</text:p>
          </table:table-cell>
          <table:table-cell office:value-type="float" office:value="1.27125382423401" calcext:value-type="float">
            <text:p>1.27125382423401</text:p>
          </table:table-cell>
          <table:table-cell office:value-type="float" office:value="0.107198399968549" calcext:value-type="float">
            <text:p>0.107198399968549</text:p>
          </table:table-cell>
          <table:table-cell/>
          <table:table-cell table:formula="of:=[.A213]*[.$L$1]" office:value-type="float" office:value="0.916333973407745" calcext:value-type="float">
            <text:p>0.916333973407745</text:p>
          </table:table-cell>
          <table:table-cell table:formula="of:=[.B213] * [.$L$2]" office:value-type="float" office:value="7.36468693182208" calcext:value-type="float">
            <text:p>7.36468693182208</text:p>
          </table:table-cell>
          <table:table-cell table:formula="of:=[.C213] * [.$L$3]" office:value-type="float" office:value="18.9087785270556" calcext:value-type="float">
            <text:p>18.9087785270556</text:p>
          </table:table-cell>
          <table:table-cell table:formula="of:= [.D213]*[.$L$4]" office:value-type="float" office:value="7.1843916467109" calcext:value-type="float">
            <text:p>7.1843916467109</text:p>
          </table:table-cell>
          <table:table-cell table:number-columns-repeated="13"/>
        </table:table-row>
        <table:table-row table:style-name="ro1">
          <table:table-cell office:value-type="float" office:value="1.4756875038147" calcext:value-type="float">
            <text:p>1.4756875038147</text:p>
          </table:table-cell>
          <table:table-cell office:value-type="float" office:value="2.21848299878649" calcext:value-type="float">
            <text:p>2.21848299878649</text:p>
          </table:table-cell>
          <table:table-cell office:value-type="float" office:value="0.0697392523288727" calcext:value-type="float">
            <text:p>0.069739252328873</text:p>
          </table:table-cell>
          <table:table-cell office:value-type="float" office:value="0.107212302954911" calcext:value-type="float">
            <text:p>0.107212302954911</text:p>
          </table:table-cell>
          <table:table-cell/>
          <table:table-cell table:formula="of:=[.A214]*[.$L$1]" office:value-type="float" office:value="1.4756875038147" calcext:value-type="float">
            <text:p>1.4756875038147</text:p>
          </table:table-cell>
          <table:table-cell table:formula="of:=[.B214] * [.$L$2]" office:value-type="float" office:value="7.36393022188767" calcext:value-type="float">
            <text:p>7.36393022188767</text:p>
          </table:table-cell>
          <table:table-cell table:formula="of:=[.C214] * [.$L$3]" office:value-type="float" office:value="1.03730982105298" calcext:value-type="float">
            <text:p>1.03730982105298</text:p>
          </table:table-cell>
          <table:table-cell table:formula="of:= [.D214]*[.$L$4]" office:value-type="float" office:value="7.18532341900524" calcext:value-type="float">
            <text:p>7.18532341900524</text:p>
          </table:table-cell>
          <table:table-cell table:number-columns-repeated="13"/>
        </table:table-row>
        <table:table-row table:style-name="ro1">
          <table:table-cell office:value-type="float" office:value="1.0429162979126" calcext:value-type="float">
            <text:p>1.0429162979126</text:p>
          </table:table-cell>
          <table:table-cell office:value-type="float" office:value="2.21579318527786" calcext:value-type="float">
            <text:p>2.21579318527786</text:p>
          </table:table-cell>
          <table:table-cell office:value-type="float" office:value="0.0610829629004002" calcext:value-type="float">
            <text:p>0.0610829629004</text:p>
          </table:table-cell>
          <table:table-cell office:value-type="float" office:value="0.106946148510394" calcext:value-type="float">
            <text:p>0.106946148510394</text:p>
          </table:table-cell>
          <table:table-cell/>
          <table:table-cell table:formula="of:=[.A215]*[.$L$1]" office:value-type="float" office:value="1.0429162979126" calcext:value-type="float">
            <text:p>1.0429162979126</text:p>
          </table:table-cell>
          <table:table-cell table:formula="of:=[.B215] * [.$L$2]" office:value-type="float" office:value="7.35500177889383" calcext:value-type="float">
            <text:p>7.35500177889383</text:p>
          </table:table-cell>
          <table:table-cell table:formula="of:=[.C215] * [.$L$3]" office:value-type="float" office:value="0.908555156525067" calcext:value-type="float">
            <text:p>0.908555156525067</text:p>
          </table:table-cell>
          <table:table-cell table:formula="of:= [.D215]*[.$L$4]" office:value-type="float" office:value="7.16748586015657" calcext:value-type="float">
            <text:p>7.16748586015657</text:p>
          </table:table-cell>
          <table:table-cell table:number-columns-repeated="13"/>
        </table:table-row>
        <table:table-row table:style-name="ro1">
          <table:table-cell office:value-type="float" office:value="136.194961547852" calcext:value-type="float">
            <text:p>136.194961547852</text:p>
          </table:table-cell>
          <table:table-cell office:value-type="float" office:value="2.23914838637253" calcext:value-type="float">
            <text:p>2.23914838637253</text:p>
          </table:table-cell>
          <table:table-cell office:value-type="float" office:value="0.0636695176362991" calcext:value-type="float">
            <text:p>0.063669517636299</text:p>
          </table:table-cell>
          <table:table-cell office:value-type="float" office:value="0.106822645089997" calcext:value-type="float">
            <text:p>0.106822645089997</text:p>
          </table:table-cell>
          <table:table-cell/>
          <table:table-cell table:formula="of:=[.A216]*[.$L$1]" office:value-type="float" office:value="136.194961547852" calcext:value-type="float">
            <text:p>136.194961547852</text:p>
          </table:table-cell>
          <table:table-cell table:formula="of:=[.B216] * [.$L$2]" office:value-type="float" office:value="7.43252595702519" calcext:value-type="float">
            <text:p>7.43252595702519</text:p>
          </table:table-cell>
          <table:table-cell table:formula="of:=[.C216] * [.$L$3]" office:value-type="float" office:value="0.947027875125296" calcext:value-type="float">
            <text:p>0.947027875125296</text:p>
          </table:table-cell>
          <table:table-cell table:formula="of:= [.D216]*[.$L$4]" office:value-type="float" office:value="7.15920871290337" calcext:value-type="float">
            <text:p>7.15920871290337</text:p>
          </table:table-cell>
          <table:table-cell table:number-columns-repeated="13"/>
        </table:table-row>
        <table:table-row table:style-name="ro1">
          <table:table-cell office:value-type="float" office:value="1.1032292842865" calcext:value-type="float">
            <text:p>1.1032292842865</text:p>
          </table:table-cell>
          <table:table-cell office:value-type="float" office:value="2.23475733615444" calcext:value-type="float">
            <text:p>2.23475733615444</text:p>
          </table:table-cell>
          <table:table-cell office:value-type="float" office:value="8.29105281829834" calcext:value-type="float">
            <text:p>8.29105281829834</text:p>
          </table:table-cell>
          <table:table-cell office:value-type="float" office:value="0.108744545491015" calcext:value-type="float">
            <text:p>0.108744545491015</text:p>
          </table:table-cell>
          <table:table-cell/>
          <table:table-cell table:formula="of:=[.A217]*[.$L$1]" office:value-type="float" office:value="1.1032292842865" calcext:value-type="float">
            <text:p>1.1032292842865</text:p>
          </table:table-cell>
          <table:table-cell table:formula="of:=[.B217] * [.$L$2]" office:value-type="float" office:value="7.4179505073037" calcext:value-type="float">
            <text:p>7.4179505073037</text:p>
          </table:table-cell>
          <table:table-cell table:formula="of:=[.C217] * [.$L$3]" office:value-type="float" office:value="123.32209233808" calcext:value-type="float">
            <text:p>123.32209233808</text:p>
          </table:table-cell>
          <table:table-cell table:formula="of:= [.D217]*[.$L$4]" office:value-type="float" office:value="7.28801366886294" calcext:value-type="float">
            <text:p>7.28801366886294</text:p>
          </table:table-cell>
          <table:table-cell table:number-columns-repeated="13"/>
        </table:table-row>
        <table:table-row table:style-name="ro1">
          <table:table-cell office:value-type="float" office:value="1.16304659843445" calcext:value-type="float">
            <text:p>1.16304659843445</text:p>
          </table:table-cell>
          <table:table-cell office:value-type="float" office:value="2.2304775640756" calcext:value-type="float">
            <text:p>2.2304775640756</text:p>
          </table:table-cell>
          <table:table-cell office:value-type="float" office:value="0.0973256528377533" calcext:value-type="float">
            <text:p>0.097325652837753</text:p>
          </table:table-cell>
          <table:table-cell office:value-type="float" office:value="0.108677447051468" calcext:value-type="float">
            <text:p>0.108677447051468</text:p>
          </table:table-cell>
          <table:table-cell/>
          <table:table-cell table:formula="of:=[.A218]*[.$L$1]" office:value-type="float" office:value="1.16304659843445" calcext:value-type="float">
            <text:p>1.16304659843445</text:p>
          </table:table-cell>
          <table:table-cell table:formula="of:=[.B218] * [.$L$2]" office:value-type="float" office:value="7.40374442910909" calcext:value-type="float">
            <text:p>7.40374442910909</text:p>
          </table:table-cell>
          <table:table-cell table:formula="of:=[.C218] * [.$L$3]" office:value-type="float" office:value="1.44763317869982" calcext:value-type="float">
            <text:p>1.44763317869982</text:p>
          </table:table-cell>
          <table:table-cell table:formula="of:= [.D218]*[.$L$4]" office:value-type="float" office:value="7.28351675968589" calcext:value-type="float">
            <text:p>7.28351675968589</text:p>
          </table:table-cell>
          <table:table-cell table:number-columns-repeated="13"/>
        </table:table-row>
        <table:table-row table:style-name="ro1">
          <table:table-cell office:value-type="float" office:value="43.217414855957" calcext:value-type="float">
            <text:p>43.217414855957</text:p>
          </table:table-cell>
          <table:table-cell office:value-type="float" office:value="2.23871756242051" calcext:value-type="float">
            <text:p>2.23871756242051</text:p>
          </table:table-cell>
          <table:table-cell office:value-type="float" office:value="0.060686506330967" calcext:value-type="float">
            <text:p>0.060686506330967</text:p>
          </table:table-cell>
          <table:table-cell office:value-type="float" office:value="0.108528787367488" calcext:value-type="float">
            <text:p>0.108528787367488</text:p>
          </table:table-cell>
          <table:table-cell/>
          <table:table-cell table:formula="of:=[.A219]*[.$L$1]" office:value-type="float" office:value="43.217414855957" calcext:value-type="float">
            <text:p>43.217414855957</text:p>
          </table:table-cell>
          <table:table-cell table:formula="of:=[.B219] * [.$L$2]" office:value-type="float" office:value="7.43109589985443" calcext:value-type="float">
            <text:p>7.43109589985443</text:p>
          </table:table-cell>
          <table:table-cell table:formula="of:=[.C219] * [.$L$3]" office:value-type="float" office:value="0.90265821499844" calcext:value-type="float">
            <text:p>0.90265821499844</text:p>
          </table:table-cell>
          <table:table-cell table:formula="of:= [.D219]*[.$L$4]" office:value-type="float" office:value="7.2735536502355" calcext:value-type="float">
            <text:p>7.2735536502355</text:p>
          </table:table-cell>
          <table:table-cell table:number-columns-repeated="13"/>
        </table:table-row>
        <table:table-row table:style-name="ro1">
          <table:table-cell office:value-type="float" office:value="11.1744174957275" calcext:value-type="float">
            <text:p>11.1744174957275</text:p>
          </table:table-cell>
          <table:table-cell office:value-type="float" office:value="2.23434076011145" calcext:value-type="float">
            <text:p>2.23434076011145</text:p>
          </table:table-cell>
          <table:table-cell office:value-type="float" office:value="0.0636889412999153" calcext:value-type="float">
            <text:p>0.063688941299915</text:p>
          </table:table-cell>
          <table:table-cell office:value-type="float" office:value="0.108510603907264" calcext:value-type="float">
            <text:p>0.108510603907264</text:p>
          </table:table-cell>
          <table:table-cell/>
          <table:table-cell table:formula="of:=[.A220]*[.$L$1]" office:value-type="float" office:value="11.1744174957275" calcext:value-type="float">
            <text:p>11.1744174957275</text:p>
          </table:table-cell>
          <table:table-cell table:formula="of:=[.B220] * [.$L$2]" office:value-type="float" office:value="7.41656774398553" calcext:value-type="float">
            <text:p>7.41656774398553</text:p>
          </table:table-cell>
          <table:table-cell table:formula="of:=[.C220] * [.$L$3]" office:value-type="float" office:value="0.947316784976737" calcext:value-type="float">
            <text:p>0.947316784976737</text:p>
          </table:table-cell>
          <table:table-cell table:formula="of:= [.D220]*[.$L$4]" office:value-type="float" office:value="7.2723350023846" calcext:value-type="float">
            <text:p>7.2723350023846</text:p>
          </table:table-cell>
          <table:table-cell table:number-columns-repeated="13"/>
        </table:table-row>
        <table:table-row table:style-name="ro1">
          <table:table-cell office:value-type="float" office:value="1.41822504997253" calcext:value-type="float">
            <text:p>1.41822504997253</text:p>
          </table:table-cell>
          <table:table-cell office:value-type="float" office:value="2.23161755447369" calcext:value-type="float">
            <text:p>2.23161755447369</text:p>
          </table:table-cell>
          <table:table-cell office:value-type="float" office:value="0.681034982204437" calcext:value-type="float">
            <text:p>0.681034982204437</text:p>
          </table:table-cell>
          <table:table-cell office:value-type="float" office:value="0.108767765431788" calcext:value-type="float">
            <text:p>0.108767765431788</text:p>
          </table:table-cell>
          <table:table-cell/>
          <table:table-cell table:formula="of:=[.A221]*[.$L$1]" office:value-type="float" office:value="1.41822504997253" calcext:value-type="float">
            <text:p>1.41822504997253</text:p>
          </table:table-cell>
          <table:table-cell table:formula="of:=[.B221] * [.$L$2]" office:value-type="float" office:value="7.40752846069721" calcext:value-type="float">
            <text:p>7.40752846069721</text:p>
          </table:table-cell>
          <table:table-cell table:formula="of:=[.C221] * [.$L$3]" office:value-type="float" office:value="10.1297942253509" calcext:value-type="float">
            <text:p>10.1297942253509</text:p>
          </table:table-cell>
          <table:table-cell table:formula="of:= [.D221]*[.$L$4]" office:value-type="float" office:value="7.28956985952043" calcext:value-type="float">
            <text:p>7.28956985952043</text:p>
          </table:table-cell>
          <table:table-cell table:number-columns-repeated="13"/>
        </table:table-row>
        <table:table-row table:style-name="ro1">
          <table:table-cell office:value-type="float" office:value="12.3391180038452" calcext:value-type="float">
            <text:p>12.3391180038452</text:p>
          </table:table-cell>
          <table:table-cell office:value-type="float" office:value="2.23814909595354" calcext:value-type="float">
            <text:p>2.23814909595354</text:p>
          </table:table-cell>
          <table:table-cell office:value-type="float" office:value="0.0416879579424858" calcext:value-type="float">
            <text:p>0.041687957942486</text:p>
          </table:table-cell>
          <table:table-cell office:value-type="float" office:value="0.108587486281026" calcext:value-type="float">
            <text:p>0.108587486281026</text:p>
          </table:table-cell>
          <table:table-cell/>
          <table:table-cell table:formula="of:=[.A222]*[.$L$1]" office:value-type="float" office:value="12.3391180038452" calcext:value-type="float">
            <text:p>12.3391180038452</text:p>
          </table:table-cell>
          <table:table-cell table:formula="of:=[.B222] * [.$L$2]" office:value-type="float" office:value="7.42920895846316" calcext:value-type="float">
            <text:p>7.42920895846316</text:p>
          </table:table-cell>
          <table:table-cell table:formula="of:=[.C222] * [.$L$3]" office:value-type="float" office:value="0.620071577330076" calcext:value-type="float">
            <text:p>0.620071577330076</text:p>
          </table:table-cell>
          <table:table-cell table:formula="of:= [.D222]*[.$L$4]" office:value-type="float" office:value="7.27748762671482" calcext:value-type="float">
            <text:p>7.27748762671482</text:p>
          </table:table-cell>
          <table:table-cell table:number-columns-repeated="13"/>
        </table:table-row>
        <table:table-row table:style-name="ro1">
          <table:table-cell office:value-type="float" office:value="0.831487596035004" calcext:value-type="float">
            <text:p>0.831487596035004</text:p>
          </table:table-cell>
          <table:table-cell office:value-type="float" office:value="2.2363561695717" calcext:value-type="float">
            <text:p>2.2363561695717</text:p>
          </table:table-cell>
          <table:table-cell office:value-type="float" office:value="0.0298535414040089" calcext:value-type="float">
            <text:p>0.029853541404009</text:p>
          </table:table-cell>
          <table:table-cell office:value-type="float" office:value="0.108319632210763" calcext:value-type="float">
            <text:p>0.108319632210763</text:p>
          </table:table-cell>
          <table:table-cell/>
          <table:table-cell table:formula="of:=[.A223]*[.$L$1]" office:value-type="float" office:value="0.831487596035004" calcext:value-type="float">
            <text:p>0.831487596035004</text:p>
          </table:table-cell>
          <table:table-cell table:formula="of:=[.B223] * [.$L$2]" office:value-type="float" office:value="7.42325760126274" calcext:value-type="float">
            <text:p>7.42325760126274</text:p>
          </table:table-cell>
          <table:table-cell table:formula="of:=[.C223] * [.$L$3]" office:value-type="float" office:value="0.444045077305331" calcext:value-type="float">
            <text:p>0.444045077305331</text:p>
          </table:table-cell>
          <table:table-cell table:formula="of:= [.D223]*[.$L$4]" office:value-type="float" office:value="7.25953615966397" calcext:value-type="float">
            <text:p>7.25953615966397</text:p>
          </table:table-cell>
          <table:table-cell table:number-columns-repeated="13"/>
        </table:table-row>
        <table:table-row table:style-name="ro1">
          <table:table-cell office:value-type="float" office:value="1.12048745155334" calcext:value-type="float">
            <text:p>1.12048745155334</text:p>
          </table:table-cell>
          <table:table-cell office:value-type="float" office:value="2.23288291504495" calcext:value-type="float">
            <text:p>2.23288291504495</text:p>
          </table:table-cell>
          <table:table-cell office:value-type="float" office:value="0.928907990455627" calcext:value-type="float">
            <text:p>0.928907990455627</text:p>
          </table:table-cell>
          <table:table-cell office:value-type="float" office:value="0.108584969846255" calcext:value-type="float">
            <text:p>0.108584969846255</text:p>
          </table:table-cell>
          <table:table-cell/>
          <table:table-cell table:formula="of:=[.A224]*[.$L$1]" office:value-type="float" office:value="1.12048745155334" calcext:value-type="float">
            <text:p>1.12048745155334</text:p>
          </table:table-cell>
          <table:table-cell table:formula="of:=[.B224] * [.$L$2]" office:value-type="float" office:value="7.41172864026019" calcext:value-type="float">
            <text:p>7.41172864026019</text:p>
          </table:table-cell>
          <table:table-cell table:formula="of:=[.C224] * [.$L$3]" office:value-type="float" office:value="13.816686430911" calcext:value-type="float">
            <text:p>13.816686430911</text:p>
          </table:table-cell>
          <table:table-cell table:formula="of:= [.D224]*[.$L$4]" office:value-type="float" office:value="7.27731897631558" calcext:value-type="float">
            <text:p>7.27731897631558</text:p>
          </table:table-cell>
          <table:table-cell table:number-columns-repeated="13"/>
        </table:table-row>
        <table:table-row table:style-name="ro1">
          <table:table-cell office:value-type="float" office:value="1.062819480896" calcext:value-type="float">
            <text:p>1.062819480896</text:p>
          </table:table-cell>
          <table:table-cell office:value-type="float" office:value="2.23050442610115" calcext:value-type="float">
            <text:p>2.23050442610115</text:p>
          </table:table-cell>
          <table:table-cell office:value-type="float" office:value="0.0571430176496506" calcext:value-type="float">
            <text:p>0.057143017649651</text:p>
          </table:table-cell>
          <table:table-cell office:value-type="float" office:value="0.108429930252394" calcext:value-type="float">
            <text:p>0.108429930252394</text:p>
          </table:table-cell>
          <table:table-cell/>
          <table:table-cell table:formula="of:=[.A225]*[.$L$1]" office:value-type="float" office:value="1.062819480896" calcext:value-type="float">
            <text:p>1.062819480896</text:p>
          </table:table-cell>
          <table:table-cell table:formula="of:=[.B225] * [.$L$2]" office:value-type="float" office:value="7.40383359367868" calcext:value-type="float">
            <text:p>7.40383359367868</text:p>
          </table:table-cell>
          <table:table-cell table:formula="of:=[.C225] * [.$L$3]" office:value-type="float" office:value="0.849951948625152" calcext:value-type="float">
            <text:p>0.849951948625152</text:p>
          </table:table-cell>
          <table:table-cell table:formula="of:= [.D225]*[.$L$4]" office:value-type="float" office:value="7.2669282879903" calcext:value-type="float">
            <text:p>7.2669282879903</text:p>
          </table:table-cell>
          <table:table-cell table:number-columns-repeated="13"/>
        </table:table-row>
        <table:table-row table:style-name="ro1">
          <table:table-cell office:value-type="float" office:value="0.742662906646729" calcext:value-type="float">
            <text:p>0.742662906646729</text:p>
          </table:table-cell>
          <table:table-cell office:value-type="float" office:value="2.2293052003718" calcext:value-type="float">
            <text:p>2.2293052003718</text:p>
          </table:table-cell>
          <table:table-cell office:value-type="float" office:value="0.0550223290920258" calcext:value-type="float">
            <text:p>0.055022329092026</text:p>
          </table:table-cell>
          <table:table-cell office:value-type="float" office:value="0.108296050492601" calcext:value-type="float">
            <text:p>0.108296050492601</text:p>
          </table:table-cell>
          <table:table-cell/>
          <table:table-cell table:formula="of:=[.A226]*[.$L$1]" office:value-type="float" office:value="0.742662906646729" calcext:value-type="float">
            <text:p>0.742662906646729</text:p>
          </table:table-cell>
          <table:table-cell table:formula="of:=[.B226] * [.$L$2]" office:value-type="float" office:value="7.39985293906197" calcext:value-type="float">
            <text:p>7.39985293906197</text:p>
          </table:table-cell>
          <table:table-cell table:formula="of:=[.C226] * [.$L$3]" office:value-type="float" office:value="0.818408578216688" calcext:value-type="float">
            <text:p>0.818408578216688</text:p>
          </table:table-cell>
          <table:table-cell table:formula="of:= [.D226]*[.$L$4]" office:value-type="float" office:value="7.25795572283821" calcext:value-type="float">
            <text:p>7.25795572283821</text:p>
          </table:table-cell>
          <table:table-cell table:number-columns-repeated="13"/>
        </table:table-row>
        <table:table-row table:style-name="ro1">
          <table:table-cell office:value-type="float" office:value="1.63743233680725" calcext:value-type="float">
            <text:p>1.63743233680725</text:p>
          </table:table-cell>
          <table:table-cell office:value-type="float" office:value="2.22479500818252" calcext:value-type="float">
            <text:p>2.22479500818252</text:p>
          </table:table-cell>
          <table:table-cell office:value-type="float" office:value="0.420178234577179" calcext:value-type="float">
            <text:p>0.420178234577179</text:p>
          </table:table-cell>
          <table:table-cell office:value-type="float" office:value="0.108365162444869" calcext:value-type="float">
            <text:p>0.108365162444869</text:p>
          </table:table-cell>
          <table:table-cell/>
          <table:table-cell table:formula="of:=[.A227]*[.$L$1]" office:value-type="float" office:value="1.63743233680725" calcext:value-type="float">
            <text:p>1.63743233680725</text:p>
          </table:table-cell>
          <table:table-cell table:formula="of:=[.B227] * [.$L$2]" office:value-type="float" office:value="7.38488201497227" calcext:value-type="float">
            <text:p>7.38488201497227</text:p>
          </table:table-cell>
          <table:table-cell table:formula="of:=[.C227] * [.$L$3]" office:value-type="float" office:value="6.24978035703953" calcext:value-type="float">
            <text:p>6.24978035703953</text:p>
          </table:table-cell>
          <table:table-cell table:formula="of:= [.D227]*[.$L$4]" office:value-type="float" office:value="7.26258757679034" calcext:value-type="float">
            <text:p>7.26258757679034</text:p>
          </table:table-cell>
          <table:table-cell table:number-columns-repeated="13"/>
        </table:table-row>
        <table:table-row table:style-name="ro1">
          <table:table-cell office:value-type="float" office:value="0.987253963947296" calcext:value-type="float">
            <text:p>0.987253963947296</text:p>
          </table:table-cell>
          <table:table-cell office:value-type="float" office:value="2.22319201825078" calcext:value-type="float">
            <text:p>2.22319201825078</text:p>
          </table:table-cell>
          <table:table-cell office:value-type="float" office:value="0.29356786608696" calcext:value-type="float">
            <text:p>0.29356786608696</text:p>
          </table:table-cell>
          <table:table-cell office:value-type="float" office:value="0.108449149558495" calcext:value-type="float">
            <text:p>0.108449149558495</text:p>
          </table:table-cell>
          <table:table-cell/>
          <table:table-cell table:formula="of:=[.A228]*[.$L$1]" office:value-type="float" office:value="0.987253963947296" calcext:value-type="float">
            <text:p>0.987253963947296</text:p>
          </table:table-cell>
          <table:table-cell table:formula="of:=[.B228] * [.$L$2]" office:value-type="float" office:value="7.37956112407061" calcext:value-type="float">
            <text:p>7.37956112407061</text:p>
          </table:table-cell>
          <table:table-cell table:formula="of:=[.C228] * [.$L$3]" office:value-type="float" office:value="4.36656288199832" calcext:value-type="float">
            <text:p>4.36656288199832</text:p>
          </table:table-cell>
          <table:table-cell table:formula="of:= [.D228]*[.$L$4]" office:value-type="float" office:value="7.26821635779592" calcext:value-type="float">
            <text:p>7.26821635779592</text:p>
          </table:table-cell>
          <table:table-cell table:number-columns-repeated="13"/>
        </table:table-row>
        <table:table-row table:style-name="ro1">
          <table:table-cell office:value-type="float" office:value="0.702362656593323" calcext:value-type="float">
            <text:p>0.702362656593323</text:p>
          </table:table-cell>
          <table:table-cell office:value-type="float" office:value="2.22027753735189" calcext:value-type="float">
            <text:p>2.22027753735189</text:p>
          </table:table-cell>
          <table:table-cell office:value-type="float" office:value="0.498765617609024" calcext:value-type="float">
            <text:p>0.498765617609024</text:p>
          </table:table-cell>
          <table:table-cell office:value-type="float" office:value="0.108565710073251" calcext:value-type="float">
            <text:p>0.108565710073251</text:p>
          </table:table-cell>
          <table:table-cell/>
          <table:table-cell table:formula="of:=[.A229]*[.$L$1]" office:value-type="float" office:value="0.702362656593323" calcext:value-type="float">
            <text:p>0.702362656593323</text:p>
          </table:table-cell>
          <table:table-cell table:formula="of:=[.B229] * [.$L$2]" office:value-type="float" office:value="7.36988693049589" calcext:value-type="float">
            <text:p>7.36988693049589</text:p>
          </table:table-cell>
          <table:table-cell table:formula="of:=[.C229] * [.$L$3]" office:value-type="float" office:value="7.41869831224444" calcext:value-type="float">
            <text:p>7.41869831224444</text:p>
          </table:table-cell>
          <table:table-cell table:formula="of:= [.D229]*[.$L$4]" office:value-type="float" office:value="7.2760281944352" calcext:value-type="float">
            <text:p>7.2760281944352</text:p>
          </table:table-cell>
          <table:table-cell table:number-columns-repeated="13"/>
        </table:table-row>
        <table:table-row table:style-name="ro1">
          <table:table-cell office:value-type="float" office:value="1.17895340919495" calcext:value-type="float">
            <text:p>1.17895340919495</text:p>
          </table:table-cell>
          <table:table-cell office:value-type="float" office:value="2.21895066333407" calcext:value-type="float">
            <text:p>2.21895066333407</text:p>
          </table:table-cell>
          <table:table-cell office:value-type="float" office:value="0.0632597431540489" calcext:value-type="float">
            <text:p>0.063259743154049</text:p>
          </table:table-cell>
          <table:table-cell office:value-type="float" office:value="0.10843722642816" calcext:value-type="float">
            <text:p>0.10843722642816</text:p>
          </table:table-cell>
          <table:table-cell/>
          <table:table-cell table:formula="of:=[.A230]*[.$L$1]" office:value-type="float" office:value="1.17895340919495" calcext:value-type="float">
            <text:p>1.17895340919495</text:p>
          </table:table-cell>
          <table:table-cell table:formula="of:=[.B230] * [.$L$2]" office:value-type="float" office:value="7.36548256603343" calcext:value-type="float">
            <text:p>7.36548256603343</text:p>
          </table:table-cell>
          <table:table-cell table:formula="of:=[.C230] * [.$L$3]" office:value-type="float" office:value="0.940932841400952" calcext:value-type="float">
            <text:p>0.940932841400952</text:p>
          </table:table-cell>
          <table:table-cell table:formula="of:= [.D230]*[.$L$4]" office:value-type="float" office:value="7.26741727461922" calcext:value-type="float">
            <text:p>7.26741727461922</text:p>
          </table:table-cell>
          <table:table-cell table:number-columns-repeated="13"/>
        </table:table-row>
        <table:table-row table:style-name="ro1">
          <table:table-cell office:value-type="float" office:value="1.43581652641296" calcext:value-type="float">
            <text:p>1.43581652641296</text:p>
          </table:table-cell>
          <table:table-cell office:value-type="float" office:value="2.21732921717851" calcext:value-type="float">
            <text:p>2.21732921717851</text:p>
          </table:table-cell>
          <table:table-cell office:value-type="float" office:value="0.118180595338345" calcext:value-type="float">
            <text:p>0.118180595338345</text:p>
          </table:table-cell>
          <table:table-cell office:value-type="float" office:value="0.108538472951149" calcext:value-type="float">
            <text:p>0.108538472951149</text:p>
          </table:table-cell>
          <table:table-cell/>
          <table:table-cell table:formula="of:=[.A231]*[.$L$1]" office:value-type="float" office:value="1.43581652641296" calcext:value-type="float">
            <text:p>1.43581652641296</text:p>
          </table:table-cell>
          <table:table-cell table:formula="of:=[.B231] * [.$L$2]" office:value-type="float" office:value="7.36010041239303" calcext:value-type="float">
            <text:p>7.36010041239303</text:p>
          </table:table-cell>
          <table:table-cell table:formula="of:=[.C231] * [.$L$3]" office:value-type="float" office:value="1.75783204018664" calcext:value-type="float">
            <text:p>1.75783204018664</text:p>
          </table:table-cell>
          <table:table-cell table:formula="of:= [.D231]*[.$L$4]" office:value-type="float" office:value="7.27420277397588" calcext:value-type="float">
            <text:p>7.27420277397588</text:p>
          </table:table-cell>
          <table:table-cell table:number-columns-repeated="13"/>
        </table:table-row>
        <table:table-row table:style-name="ro1">
          <table:table-cell office:value-type="float" office:value="24.3635997772217" calcext:value-type="float">
            <text:p>24.3635997772217</text:p>
          </table:table-cell>
          <table:table-cell office:value-type="float" office:value="2.22411864509317" calcext:value-type="float">
            <text:p>2.22411864509317</text:p>
          </table:table-cell>
          <table:table-cell office:value-type="float" office:value="0.0578422248363495" calcext:value-type="float">
            <text:p>0.05784222483635</text:p>
          </table:table-cell>
          <table:table-cell office:value-type="float" office:value="0.108535842116583" calcext:value-type="float">
            <text:p>0.108535842116583</text:p>
          </table:table-cell>
          <table:table-cell/>
          <table:table-cell table:formula="of:=[.A232]*[.$L$1]" office:value-type="float" office:value="24.3635997772217" calcext:value-type="float">
            <text:p>24.3635997772217</text:p>
          </table:table-cell>
          <table:table-cell table:formula="of:=[.B232] * [.$L$2]" office:value-type="float" office:value="7.38263692650533" calcext:value-type="float">
            <text:p>7.38263692650533</text:p>
          </table:table-cell>
          <table:table-cell table:formula="of:=[.C232] * [.$L$3]" office:value-type="float" office:value="0.860352038352143" calcext:value-type="float">
            <text:p>0.860352038352143</text:p>
          </table:table-cell>
          <table:table-cell table:formula="of:= [.D232]*[.$L$4]" office:value-type="float" office:value="7.27402645655055" calcext:value-type="float">
            <text:p>7.27402645655055</text:p>
          </table:table-cell>
          <table:table-cell table:number-columns-repeated="13"/>
        </table:table-row>
        <table:table-row table:style-name="ro1">
          <table:table-cell office:value-type="float" office:value="1.35192120075226" calcext:value-type="float">
            <text:p>1.35192120075226</text:p>
          </table:table-cell>
          <table:table-cell office:value-type="float" office:value="2.22147819946105" calcext:value-type="float">
            <text:p>2.22147819946105</text:p>
          </table:table-cell>
          <table:table-cell office:value-type="float" office:value="0.0553845912218094" calcext:value-type="float">
            <text:p>0.055384591221809</text:p>
          </table:table-cell>
          <table:table-cell office:value-type="float" office:value="0.108403781659858" calcext:value-type="float">
            <text:p>0.108403781659858</text:p>
          </table:table-cell>
          <table:table-cell/>
          <table:table-cell table:formula="of:=[.A233]*[.$L$1]" office:value-type="float" office:value="1.35192120075226" calcext:value-type="float">
            <text:p>1.35192120075226</text:p>
          </table:table-cell>
          <table:table-cell table:formula="of:=[.B233] * [.$L$2]" office:value-type="float" office:value="7.37387235296557" calcext:value-type="float">
            <text:p>7.37387235296557</text:p>
          </table:table-cell>
          <table:table-cell table:formula="of:=[.C233] * [.$L$3]" office:value-type="float" office:value="0.823796907636225" calcext:value-type="float">
            <text:p>0.823796907636225</text:p>
          </table:table-cell>
          <table:table-cell table:formula="of:= [.D233]*[.$L$4]" office:value-type="float" office:value="7.26517582032429" calcext:value-type="float">
            <text:p>7.26517582032429</text:p>
          </table:table-cell>
          <table:table-cell table:number-columns-repeated="13"/>
        </table:table-row>
        <table:table-row table:style-name="ro1">
          <table:table-cell office:value-type="float" office:value="1.09444093704224" calcext:value-type="float">
            <text:p>1.09444093704224</text:p>
          </table:table-cell>
          <table:table-cell office:value-type="float" office:value="2.21582395251284" calcext:value-type="float">
            <text:p>2.21582395251284</text:p>
          </table:table-cell>
          <table:table-cell office:value-type="float" office:value="0.0776623710989952" calcext:value-type="float">
            <text:p>0.077662371098995</text:p>
          </table:table-cell>
          <table:table-cell office:value-type="float" office:value="0.107999186400402" calcext:value-type="float">
            <text:p>0.107999186400402</text:p>
          </table:table-cell>
          <table:table-cell/>
          <table:table-cell table:formula="of:=[.A234]*[.$L$1]" office:value-type="float" office:value="1.09444093704224" calcext:value-type="float">
            <text:p>1.09444093704224</text:p>
          </table:table-cell>
          <table:table-cell table:formula="of:=[.B234] * [.$L$2]" office:value-type="float" office:value="7.35510390623564" calcext:value-type="float">
            <text:p>7.35510390623564</text:p>
          </table:table-cell>
          <table:table-cell table:formula="of:=[.C234] * [.$L$3]" office:value-type="float" office:value="1.15515921919192" calcext:value-type="float">
            <text:p>1.15515921919192</text:p>
          </table:table-cell>
          <table:table-cell table:formula="of:= [.D234]*[.$L$4]" office:value-type="float" office:value="7.23806001632734" calcext:value-type="float">
            <text:p>7.23806001632734</text:p>
          </table:table-cell>
          <table:table-cell table:number-columns-repeated="13"/>
        </table:table-row>
        <table:table-row table:style-name="ro1">
          <table:table-cell office:value-type="float" office:value="37.7933006286621" calcext:value-type="float">
            <text:p>37.7933006286621</text:p>
          </table:table-cell>
          <table:table-cell office:value-type="float" office:value="2.22650819535941" calcext:value-type="float">
            <text:p>2.22650819535941</text:p>
          </table:table-cell>
          <table:table-cell office:value-type="float" office:value="0.0653774067759514" calcext:value-type="float">
            <text:p>0.065377406775951</text:p>
          </table:table-cell>
          <table:table-cell office:value-type="float" office:value="0.107981320375747" calcext:value-type="float">
            <text:p>0.107981320375747</text:p>
          </table:table-cell>
          <table:table-cell/>
          <table:table-cell table:formula="of:=[.A235]*[.$L$1]" office:value-type="float" office:value="37.7933006286621" calcext:value-type="float">
            <text:p>37.7933006286621</text:p>
          </table:table-cell>
          <table:table-cell table:formula="of:=[.B235] * [.$L$2]" office:value-type="float" office:value="7.39056868953075" calcext:value-type="float">
            <text:p>7.39056868953075</text:p>
          </table:table-cell>
          <table:table-cell table:formula="of:=[.C235] * [.$L$3]" office:value-type="float" office:value="0.972431218560591" calcext:value-type="float">
            <text:p>0.972431218560591</text:p>
          </table:table-cell>
          <table:table-cell table:formula="of:= [.D235]*[.$L$4]" office:value-type="float" office:value="7.23686264287467" calcext:value-type="float">
            <text:p>7.23686264287467</text:p>
          </table:table-cell>
          <table:table-cell table:number-columns-repeated="13"/>
        </table:table-row>
        <table:table-row table:style-name="ro1">
          <table:table-cell office:value-type="float" office:value="1.00636518001556" calcext:value-type="float">
            <text:p>1.00636518001556</text:p>
          </table:table-cell>
          <table:table-cell office:value-type="float" office:value="2.22350062892762" calcext:value-type="float">
            <text:p>2.22350062892762</text:p>
          </table:table-cell>
          <table:table-cell office:value-type="float" office:value="0.0709897130727768" calcext:value-type="float">
            <text:p>0.070989713072777</text:p>
          </table:table-cell>
          <table:table-cell office:value-type="float" office:value="0.107977217944428" calcext:value-type="float">
            <text:p>0.107977217944428</text:p>
          </table:table-cell>
          <table:table-cell/>
          <table:table-cell table:formula="of:=[.A236]*[.$L$1]" office:value-type="float" office:value="1.00636518001556" calcext:value-type="float">
            <text:p>1.00636518001556</text:p>
          </table:table-cell>
          <table:table-cell table:formula="of:=[.B236] * [.$L$2]" office:value-type="float" office:value="7.3805855121282" calcext:value-type="float">
            <text:p>7.3805855121282</text:p>
          </table:table-cell>
          <table:table-cell table:formula="of:=[.C236] * [.$L$3]" office:value-type="float" office:value="1.05590932086374" calcext:value-type="float">
            <text:p>1.05590932086374</text:p>
          </table:table-cell>
          <table:table-cell table:formula="of:= [.D236]*[.$L$4]" office:value-type="float" office:value="7.23658769965437" calcext:value-type="float">
            <text:p>7.23658769965437</text:p>
          </table:table-cell>
          <table:table-cell table:number-columns-repeated="13"/>
        </table:table-row>
        <table:table-row table:style-name="ro1">
          <table:table-cell office:value-type="float" office:value="0.999971330165863" calcext:value-type="float">
            <text:p>0.999971330165863</text:p>
          </table:table-cell>
          <table:table-cell office:value-type="float" office:value="2.22294973125227" calcext:value-type="float">
            <text:p>2.22294973125227</text:p>
          </table:table-cell>
          <table:table-cell office:value-type="float" office:value="0.0649466216564179" calcext:value-type="float">
            <text:p>0.064946621656418</text:p>
          </table:table-cell>
          <table:table-cell office:value-type="float" office:value="0.107925248311679" calcext:value-type="float">
            <text:p>0.107925248311679</text:p>
          </table:table-cell>
          <table:table-cell/>
          <table:table-cell table:formula="of:=[.A237]*[.$L$1]" office:value-type="float" office:value="0.999971330165863" calcext:value-type="float">
            <text:p>0.999971330165863</text:p>
          </table:table-cell>
          <table:table-cell table:formula="of:=[.B237] * [.$L$2]" office:value-type="float" office:value="7.37875688777416" calcext:value-type="float">
            <text:p>7.37875688777416</text:p>
          </table:table-cell>
          <table:table-cell table:formula="of:=[.C237] * [.$L$3]" office:value-type="float" office:value="0.966023670152295" calcext:value-type="float">
            <text:p>0.966023670152295</text:p>
          </table:table-cell>
          <table:table-cell table:formula="of:= [.D237]*[.$L$4]" office:value-type="float" office:value="7.23310471674125" calcext:value-type="float">
            <text:p>7.23310471674125</text:p>
          </table:table-cell>
          <table:table-cell table:number-columns-repeated="13"/>
        </table:table-row>
        <table:table-row table:style-name="ro1">
          <table:table-cell office:value-type="float" office:value="1.28095936775208" calcext:value-type="float">
            <text:p>1.28095936775208</text:p>
          </table:table-cell>
          <table:table-cell office:value-type="float" office:value="2.21827668228543" calcext:value-type="float">
            <text:p>2.21827668228543</text:p>
          </table:table-cell>
          <table:table-cell office:value-type="float" office:value="0.192774444818497" calcext:value-type="float">
            <text:p>0.192774444818497</text:p>
          </table:table-cell>
          <table:table-cell office:value-type="float" office:value="0.10780148208431" calcext:value-type="float">
            <text:p>0.10780148208431</text:p>
          </table:table-cell>
          <table:table-cell/>
          <table:table-cell table:formula="of:=[.A238]*[.$L$1]" office:value-type="float" office:value="1.28095936775208" calcext:value-type="float">
            <text:p>1.28095936775208</text:p>
          </table:table-cell>
          <table:table-cell table:formula="of:=[.B238] * [.$L$2]" office:value-type="float" office:value="7.36324538440266" calcext:value-type="float">
            <text:p>7.36324538440266</text:p>
          </table:table-cell>
          <table:table-cell table:formula="of:=[.C238] * [.$L$3]" office:value-type="float" office:value="2.86734970881635" calcext:value-type="float">
            <text:p>2.86734970881635</text:p>
          </table:table-cell>
          <table:table-cell table:formula="of:= [.D238]*[.$L$4]" office:value-type="float" office:value="7.2248099562755" calcext:value-type="float">
            <text:p>7.2248099562755</text:p>
          </table:table-cell>
          <table:table-cell table:number-columns-repeated="13"/>
        </table:table-row>
        <table:table-row table:style-name="ro1">
          <table:table-cell office:value-type="float" office:value="1.28004109859467" calcext:value-type="float">
            <text:p>1.28004109859467</text:p>
          </table:table-cell>
          <table:table-cell office:value-type="float" office:value="2.2171662109465" calcext:value-type="float">
            <text:p>2.2171662109465</text:p>
          </table:table-cell>
          <table:table-cell office:value-type="float" office:value="0.0345530696213245" calcext:value-type="float">
            <text:p>0.034553069621325</text:p>
          </table:table-cell>
          <table:table-cell office:value-type="float" office:value="0.1075451327111" calcext:value-type="float">
            <text:p>0.1075451327111</text:p>
          </table:table-cell>
          <table:table-cell/>
          <table:table-cell table:formula="of:=[.A239]*[.$L$1]" office:value-type="float" office:value="1.28004109859467" calcext:value-type="float">
            <text:p>1.28004109859467</text:p>
          </table:table-cell>
          <table:table-cell table:formula="of:=[.B239] * [.$L$2]" office:value-type="float" office:value="7.35955933701903" calcext:value-type="float">
            <text:p>7.35955933701903</text:p>
          </table:table-cell>
          <table:table-cell table:formula="of:=[.C239] * [.$L$3]" office:value-type="float" office:value="0.51394641136536" calcext:value-type="float">
            <text:p>0.51394641136536</text:p>
          </table:table-cell>
          <table:table-cell table:formula="of:= [.D239]*[.$L$4]" office:value-type="float" office:value="7.20762952917892" calcext:value-type="float">
            <text:p>7.20762952917892</text:p>
          </table:table-cell>
          <table:table-cell table:number-columns-repeated="13"/>
        </table:table-row>
        <table:table-row table:style-name="ro1">
          <table:table-cell office:value-type="float" office:value="1.03677833080292" calcext:value-type="float">
            <text:p>1.03677833080292</text:p>
          </table:table-cell>
          <table:table-cell office:value-type="float" office:value="2.21547715206714" calcext:value-type="float">
            <text:p>2.21547715206714</text:p>
          </table:table-cell>
          <table:table-cell office:value-type="float" office:value="0.0592622123658657" calcext:value-type="float">
            <text:p>0.059262212365866</text:p>
          </table:table-cell>
          <table:table-cell office:value-type="float" office:value="0.107443779697406" calcext:value-type="float">
            <text:p>0.107443779697406</text:p>
          </table:table-cell>
          <table:table-cell/>
          <table:table-cell table:formula="of:=[.A240]*[.$L$1]" office:value-type="float" office:value="1.03677833080292" calcext:value-type="float">
            <text:p>1.03677833080292</text:p>
          </table:table-cell>
          <table:table-cell table:formula="of:=[.B240] * [.$L$2]" office:value-type="float" office:value="7.35395275281935" calcext:value-type="float">
            <text:p>7.35395275281935</text:p>
          </table:table-cell>
          <table:table-cell table:formula="of:=[.C240] * [.$L$3]" office:value-type="float" office:value="0.881473099461227" calcext:value-type="float">
            <text:p>0.881473099461227</text:p>
          </table:table-cell>
          <table:table-cell table:formula="of:= [.D240]*[.$L$4]" office:value-type="float" office:value="7.20083689286005" calcext:value-type="float">
            <text:p>7.20083689286005</text:p>
          </table:table-cell>
          <table:table-cell table:number-columns-repeated="13"/>
        </table:table-row>
        <table:table-row table:style-name="ro1">
          <table:table-cell office:value-type="float" office:value="1.73137474060059" calcext:value-type="float">
            <text:p>1.73137474060059</text:p>
          </table:table-cell>
          <table:table-cell office:value-type="float" office:value="2.21522384896979" calcext:value-type="float">
            <text:p>2.21522384896979</text:p>
          </table:table-cell>
          <table:table-cell office:value-type="float" office:value="0.0794543921947479" calcext:value-type="float">
            <text:p>0.079454392194748</text:p>
          </table:table-cell>
          <table:table-cell office:value-type="float" office:value="0.107453792418195" calcext:value-type="float">
            <text:p>0.107453792418195</text:p>
          </table:table-cell>
          <table:table-cell/>
          <table:table-cell table:formula="of:=[.A241]*[.$L$1]" office:value-type="float" office:value="1.73137474060059" calcext:value-type="float">
            <text:p>1.73137474060059</text:p>
          </table:table-cell>
          <table:table-cell table:formula="of:=[.B241] * [.$L$2]" office:value-type="float" office:value="7.35311195019211" calcext:value-type="float">
            <text:p>7.35311195019211</text:p>
          </table:table-cell>
          <table:table-cell table:formula="of:=[.C241] * [.$L$3]" office:value-type="float" office:value="1.18181395121274" calcext:value-type="float">
            <text:p>1.18181395121274</text:p>
          </table:table-cell>
          <table:table-cell table:formula="of:= [.D241]*[.$L$4]" office:value-type="float" office:value="7.20150794119302" calcext:value-type="float">
            <text:p>7.20150794119302</text:p>
          </table:table-cell>
          <table:table-cell table:number-columns-repeated="13"/>
        </table:table-row>
        <table:table-row table:style-name="ro1">
          <table:table-cell office:value-type="float" office:value="2.0837242603302" calcext:value-type="float">
            <text:p>2.0837242603302</text:p>
          </table:table-cell>
          <table:table-cell office:value-type="float" office:value="2.2147159247623" calcext:value-type="float">
            <text:p>2.2147159247623</text:p>
          </table:table-cell>
          <table:table-cell office:value-type="float" office:value="0.0713413208723068" calcext:value-type="float">
            <text:p>0.071341320872307</text:p>
          </table:table-cell>
          <table:table-cell office:value-type="float" office:value="0.107396525470038" calcext:value-type="float">
            <text:p>0.107396525470038</text:p>
          </table:table-cell>
          <table:table-cell/>
          <table:table-cell table:formula="of:=[.A242]*[.$L$1]" office:value-type="float" office:value="2.0837242603302" calcext:value-type="float">
            <text:p>2.0837242603302</text:p>
          </table:table-cell>
          <table:table-cell table:formula="of:=[.B242] * [.$L$2]" office:value-type="float" office:value="7.35142596998672" calcext:value-type="float">
            <text:p>7.35142596998672</text:p>
          </table:table-cell>
          <table:table-cell table:formula="of:=[.C242] * [.$L$3]" office:value-type="float" office:value="1.0611391765251" calcext:value-type="float">
            <text:p>1.0611391765251</text:p>
          </table:table-cell>
          <table:table-cell table:formula="of:= [.D242]*[.$L$4]" office:value-type="float" office:value="7.19766993443083" calcext:value-type="float">
            <text:p>7.19766993443083</text:p>
          </table:table-cell>
          <table:table-cell table:number-columns-repeated="13"/>
        </table:table-row>
        <table:table-row table:style-name="ro1">
          <table:table-cell office:value-type="float" office:value="1.32873249053955" calcext:value-type="float">
            <text:p>1.32873249053955</text:p>
          </table:table-cell>
          <table:table-cell office:value-type="float" office:value="2.21336549596022" calcext:value-type="float">
            <text:p>2.21336549596022</text:p>
          </table:table-cell>
          <table:table-cell office:value-type="float" office:value="0.0502395145595074" calcext:value-type="float">
            <text:p>0.050239514559507</text:p>
          </table:table-cell>
          <table:table-cell office:value-type="float" office:value="0.107202112250194" calcext:value-type="float">
            <text:p>0.107202112250194</text:p>
          </table:table-cell>
          <table:table-cell/>
          <table:table-cell table:formula="of:=[.A243]*[.$L$1]" office:value-type="float" office:value="1.32873249053955" calcext:value-type="float">
            <text:p>1.32873249053955</text:p>
          </table:table-cell>
          <table:table-cell table:formula="of:=[.B243] * [.$L$2]" office:value-type="float" office:value="7.34694341885894" calcext:value-type="float">
            <text:p>7.34694341885894</text:p>
          </table:table-cell>
          <table:table-cell table:formula="of:=[.C243] * [.$L$3]" office:value-type="float" office:value="0.74726843373306" calcext:value-type="float">
            <text:p>0.74726843373306</text:p>
          </table:table-cell>
          <table:table-cell table:formula="of:= [.D243]*[.$L$4]" office:value-type="float" office:value="7.18464044226427" calcext:value-type="float">
            <text:p>7.18464044226427</text:p>
          </table:table-cell>
          <table:table-cell table:number-columns-repeated="13"/>
        </table:table-row>
        <table:table-row table:style-name="ro1">
          <table:table-cell office:value-type="float" office:value="1.07149159908295" calcext:value-type="float">
            <text:p>1.07149159908295</text:p>
          </table:table-cell>
          <table:table-cell office:value-type="float" office:value="2.21051570637195" calcext:value-type="float">
            <text:p>2.21051570637195</text:p>
          </table:table-cell>
          <table:table-cell office:value-type="float" office:value="0.798580467700958" calcext:value-type="float">
            <text:p>0.798580467700958</text:p>
          </table:table-cell>
          <table:table-cell office:value-type="float" office:value="0.107130835994727" calcext:value-type="float">
            <text:p>0.107130835994727</text:p>
          </table:table-cell>
          <table:table-cell/>
          <table:table-cell table:formula="of:=[.A244]*[.$L$1]" office:value-type="float" office:value="1.07149159908295" calcext:value-type="float">
            <text:p>1.07149159908295</text:p>
          </table:table-cell>
          <table:table-cell table:formula="of:=[.B244] * [.$L$2]" office:value-type="float" office:value="7.33748395863924" calcext:value-type="float">
            <text:p>7.33748395863924</text:p>
          </table:table-cell>
          <table:table-cell table:formula="of:=[.C244] * [.$L$3]" office:value-type="float" office:value="11.8781795672383" calcext:value-type="float">
            <text:p>11.8781795672383</text:p>
          </table:table-cell>
          <table:table-cell table:formula="of:= [.D244]*[.$L$4]" office:value-type="float" office:value="7.17986353762266" calcext:value-type="float">
            <text:p>7.17986353762266</text:p>
          </table:table-cell>
          <table:table-cell table:number-columns-repeated="13"/>
        </table:table-row>
        <table:table-row table:style-name="ro1">
          <table:table-cell office:value-type="float" office:value="1.18376672267914" calcext:value-type="float">
            <text:p>1.18376672267914</text:p>
          </table:table-cell>
          <table:table-cell office:value-type="float" office:value="2.20909818683772" calcext:value-type="float">
            <text:p>2.20909818683772</text:p>
          </table:table-cell>
          <table:table-cell office:value-type="float" office:value="0.0659798830747604" calcext:value-type="float">
            <text:p>0.065979883074761</text:p>
          </table:table-cell>
          <table:table-cell office:value-type="float" office:value="0.107156008018605" calcext:value-type="float">
            <text:p>0.107156008018605</text:p>
          </table:table-cell>
          <table:table-cell/>
          <table:table-cell table:formula="of:=[.A245]*[.$L$1]" office:value-type="float" office:value="1.18376672267914" calcext:value-type="float">
            <text:p>1.18376672267914</text:p>
          </table:table-cell>
          <table:table-cell table:formula="of:=[.B245] * [.$L$2]" office:value-type="float" office:value="7.33277870962722" calcext:value-type="float">
            <text:p>7.33277870962722</text:p>
          </table:table-cell>
          <table:table-cell table:formula="of:=[.C245] * [.$L$3]" office:value-type="float" office:value="0.981392521712497" calcext:value-type="float">
            <text:p>0.981392521712497</text:p>
          </table:table-cell>
          <table:table-cell table:formula="of:= [.D245]*[.$L$4]" office:value-type="float" office:value="7.18155055606822" calcext:value-type="float">
            <text:p>7.18155055606822</text:p>
          </table:table-cell>
          <table:table-cell table:number-columns-repeated="13"/>
        </table:table-row>
        <table:table-row table:style-name="ro1">
          <table:table-cell office:value-type="float" office:value="1.14213466644287" calcext:value-type="float">
            <text:p>1.14213466644287</text:p>
          </table:table-cell>
          <table:table-cell office:value-type="float" office:value="2.20817839775287" calcext:value-type="float">
            <text:p>2.20817839775287</text:p>
          </table:table-cell>
          <table:table-cell office:value-type="float" office:value="0.0673884227871895" calcext:value-type="float">
            <text:p>0.06738842278719</text:p>
          </table:table-cell>
          <table:table-cell office:value-type="float" office:value="0.107093588742761" calcext:value-type="float">
            <text:p>0.107093588742761</text:p>
          </table:table-cell>
          <table:table-cell/>
          <table:table-cell table:formula="of:=[.A246]*[.$L$1]" office:value-type="float" office:value="1.14213466644287" calcext:value-type="float">
            <text:p>1.14213466644287</text:p>
          </table:table-cell>
          <table:table-cell table:formula="of:=[.B246] * [.$L$2]" office:value-type="float" office:value="7.32972560412975" calcext:value-type="float">
            <text:p>7.32972560412975</text:p>
          </table:table-cell>
          <table:table-cell table:formula="of:=[.C246] * [.$L$3]" office:value-type="float" office:value="1.00234330664715" calcext:value-type="float">
            <text:p>1.00234330664715</text:p>
          </table:table-cell>
          <table:table-cell table:formula="of:= [.D246]*[.$L$4]" office:value-type="float" office:value="7.17736724247303" calcext:value-type="float">
            <text:p>7.17736724247303</text:p>
          </table:table-cell>
          <table:table-cell table:number-columns-repeated="13"/>
        </table:table-row>
        <table:table-row table:style-name="ro1">
          <table:table-cell office:value-type="float" office:value="1.05641734600067" calcext:value-type="float">
            <text:p>1.05641734600067</text:p>
          </table:table-cell>
          <table:table-cell office:value-type="float" office:value="2.20525847552087" calcext:value-type="float">
            <text:p>2.20525847552087</text:p>
          </table:table-cell>
          <table:table-cell office:value-type="float" office:value="2.6307053565979" calcext:value-type="float">
            <text:p>2.6307053565979</text:p>
          </table:table-cell>
          <table:table-cell office:value-type="float" office:value="0.107799669738623" calcext:value-type="float">
            <text:p>0.107799669738623</text:p>
          </table:table-cell>
          <table:table-cell/>
          <table:table-cell table:formula="of:=[.A247]*[.$L$1]" office:value-type="float" office:value="1.05641734600067" calcext:value-type="float">
            <text:p>1.05641734600067</text:p>
          </table:table-cell>
          <table:table-cell table:formula="of:=[.B247] * [.$L$2]" office:value-type="float" office:value="7.32003334884469" calcext:value-type="float">
            <text:p>7.32003334884469</text:p>
          </table:table-cell>
          <table:table-cell table:formula="of:=[.C247] * [.$L$3]" office:value-type="float" office:value="39.129420112322" calcext:value-type="float">
            <text:p>39.129420112322</text:p>
          </table:table-cell>
          <table:table-cell table:formula="of:= [.D247]*[.$L$4]" office:value-type="float" office:value="7.22468849363034" calcext:value-type="float">
            <text:p>7.22468849363034</text:p>
          </table:table-cell>
          <table:table-cell table:number-columns-repeated="13"/>
        </table:table-row>
        <table:table-row table:style-name="ro1">
          <table:table-cell office:value-type="float" office:value="259.265838623047" calcext:value-type="float">
            <text:p>259.265838623047</text:p>
          </table:table-cell>
          <table:table-cell office:value-type="float" office:value="2.26056162466689" calcext:value-type="float">
            <text:p>2.26056162466689</text:p>
          </table:table-cell>
          <table:table-cell office:value-type="float" office:value="0.0587927736341953" calcext:value-type="float">
            <text:p>0.058792773634195</text:p>
          </table:table-cell>
          <table:table-cell office:value-type="float" office:value="0.107706723550972" calcext:value-type="float">
            <text:p>0.107706723550972</text:p>
          </table:table-cell>
          <table:table-cell/>
          <table:table-cell table:formula="of:=[.A248]*[.$L$1]" office:value-type="float" office:value="259.265838623047" calcext:value-type="float">
            <text:p>259.265838623047</text:p>
          </table:table-cell>
          <table:table-cell table:formula="of:=[.B248] * [.$L$2]" office:value-type="float" office:value="7.50360407333737" calcext:value-type="float">
            <text:p>7.50360407333737</text:p>
          </table:table-cell>
          <table:table-cell table:formula="of:=[.C248] * [.$L$3]" office:value-type="float" office:value="0.874490612691108" calcext:value-type="float">
            <text:p>0.874490612691108</text:p>
          </table:table-cell>
          <table:table-cell table:formula="of:= [.D248]*[.$L$4]" office:value-type="float" office:value="7.21845927925449" calcext:value-type="float">
            <text:p>7.21845927925449</text:p>
          </table:table-cell>
          <table:table-cell table:number-columns-repeated="13"/>
        </table:table-row>
        <table:table-row table:style-name="ro1">
          <table:table-cell office:value-type="float" office:value="1.65400791168213" calcext:value-type="float">
            <text:p>1.65400791168213</text:p>
          </table:table-cell>
          <table:table-cell office:value-type="float" office:value="2.25922017823101" calcext:value-type="float">
            <text:p>2.25922017823101</text:p>
          </table:table-cell>
          <table:table-cell office:value-type="float" office:value="0.0592983216047287" calcext:value-type="float">
            <text:p>0.059298321604729</text:p>
          </table:table-cell>
          <table:table-cell office:value-type="float" office:value="0.107731205297056" calcext:value-type="float">
            <text:p>0.107731205297056</text:p>
          </table:table-cell>
          <table:table-cell/>
          <table:table-cell table:formula="of:=[.A249]*[.$L$1]" office:value-type="float" office:value="1.65400791168213" calcext:value-type="float">
            <text:p>1.65400791168213</text:p>
          </table:table-cell>
          <table:table-cell table:formula="of:=[.B249] * [.$L$2]" office:value-type="float" office:value="7.49915133786199" calcext:value-type="float">
            <text:p>7.49915133786199</text:p>
          </table:table-cell>
          <table:table-cell table:formula="of:=[.C249] * [.$L$3]" office:value-type="float" office:value="0.882010192516465" calcext:value-type="float">
            <text:p>0.882010192516465</text:p>
          </table:table-cell>
          <table:table-cell table:formula="of:= [.D249]*[.$L$4]" office:value-type="float" office:value="7.2201000355728" calcext:value-type="float">
            <text:p>7.2201000355728</text:p>
          </table:table-cell>
          <table:table-cell table:number-columns-repeated="13"/>
        </table:table-row>
        <table:table-row table:style-name="ro1">
          <table:table-cell office:value-type="float" office:value="1.13003730773926" calcext:value-type="float">
            <text:p>1.13003730773926</text:p>
          </table:table-cell>
          <table:table-cell office:value-type="float" office:value="2.25761591716283" calcext:value-type="float">
            <text:p>2.25761591716283</text:p>
          </table:table-cell>
          <table:table-cell office:value-type="float" office:value="0.0842624381184578" calcext:value-type="float">
            <text:p>0.084262438118458</text:p>
          </table:table-cell>
          <table:table-cell office:value-type="float" office:value="0.107524098720545" calcext:value-type="float">
            <text:p>0.107524098720545</text:p>
          </table:table-cell>
          <table:table-cell/>
          <table:table-cell table:formula="of:=[.A250]*[.$L$1]" office:value-type="float" office:value="1.13003730773926" calcext:value-type="float">
            <text:p>1.13003730773926</text:p>
          </table:table-cell>
          <table:table-cell table:formula="of:=[.B250] * [.$L$2]" office:value-type="float" office:value="7.49382622760861" calcext:value-type="float">
            <text:p>7.49382622760861</text:p>
          </table:table-cell>
          <table:table-cell table:formula="of:=[.C250] * [.$L$3]" office:value-type="float" office:value="1.25332939036914" calcext:value-type="float">
            <text:p>1.25332939036914</text:p>
          </table:table-cell>
          <table:table-cell table:formula="of:= [.D250]*[.$L$4]" office:value-type="float" office:value="7.20621983998497" calcext:value-type="float">
            <text:p>7.20621983998497</text:p>
          </table:table-cell>
          <table:table-cell table:number-columns-repeated="13"/>
        </table:table-row>
        <table:table-row table:style-name="ro1">
          <table:table-cell office:value-type="float" office:value="0.915879189968109" calcext:value-type="float">
            <text:p>0.915879189968109</text:p>
          </table:table-cell>
          <table:table-cell office:value-type="float" office:value="2.25326127570861" calcext:value-type="float">
            <text:p>2.25326127570861</text:p>
          </table:table-cell>
          <table:table-cell office:value-type="float" office:value="0.183619156479835" calcext:value-type="float">
            <text:p>0.183619156479835</text:p>
          </table:table-cell>
          <table:table-cell office:value-type="float" office:value="0.10744821648979" calcext:value-type="float">
            <text:p>0.10744821648979</text:p>
          </table:table-cell>
          <table:table-cell/>
          <table:table-cell table:formula="of:=[.A251]*[.$L$1]" office:value-type="float" office:value="0.915879189968109" calcext:value-type="float">
            <text:p>0.915879189968109</text:p>
          </table:table-cell>
          <table:table-cell table:formula="of:=[.B251] * [.$L$2]" office:value-type="float" office:value="7.4793716314599" calcext:value-type="float">
            <text:p>7.4793716314599</text:p>
          </table:table-cell>
          <table:table-cell table:formula="of:=[.C251] * [.$L$3]" office:value-type="float" office:value="2.73117287595499" calcext:value-type="float">
            <text:p>2.73117287595499</text:p>
          </table:table-cell>
          <table:table-cell table:formula="of:= [.D251]*[.$L$4]" office:value-type="float" office:value="7.20113424481817" calcext:value-type="float">
            <text:p>7.20113424481817</text:p>
          </table:table-cell>
          <table:table-cell table:number-columns-repeated="13"/>
        </table:table-row>
        <table:table-row table:style-name="ro1">
          <table:table-cell office:value-type="float" office:value="1.11772704124451" calcext:value-type="float">
            <text:p>1.11772704124451</text:p>
          </table:table-cell>
          <table:table-cell office:value-type="float" office:value="2.25134726154102" calcext:value-type="float">
            <text:p>2.25134726154102</text:p>
          </table:table-cell>
          <table:table-cell office:value-type="float" office:value="0.0495017096400261" calcext:value-type="float">
            <text:p>0.049501709640026</text:p>
          </table:table-cell>
          <table:table-cell office:value-type="float" office:value="0.107367969330557" calcext:value-type="float">
            <text:p>0.107367969330557</text:p>
          </table:table-cell>
          <table:table-cell/>
          <table:table-cell table:formula="of:=[.A252]*[.$L$1]" office:value-type="float" office:value="1.11772704124451" calcext:value-type="float">
            <text:p>1.11772704124451</text:p>
          </table:table-cell>
          <table:table-cell table:formula="of:=[.B252] * [.$L$2]" office:value-type="float" office:value="7.47301834104408" calcext:value-type="float">
            <text:p>7.47301834104408</text:p>
          </table:table-cell>
          <table:table-cell table:formula="of:=[.C252] * [.$L$3]" office:value-type="float" office:value="0.736294236800319" calcext:value-type="float">
            <text:p>0.736294236800319</text:p>
          </table:table-cell>
          <table:table-cell table:formula="of:= [.D252]*[.$L$4]" office:value-type="float" office:value="7.19575611398192" calcext:value-type="float">
            <text:p>7.19575611398192</text:p>
          </table:table-cell>
          <table:table-cell table:number-columns-repeated="13"/>
        </table:table-row>
        <table:table-row table:style-name="ro1">
          <table:table-cell office:value-type="float" office:value="1.1191258430481" calcext:value-type="float">
            <text:p>1.1191258430481</text:p>
          </table:table-cell>
          <table:table-cell office:value-type="float" office:value="2.24801468505719" calcext:value-type="float">
            <text:p>2.24801468505719</text:p>
          </table:table-cell>
          <table:table-cell office:value-type="float" office:value="0.056563463062048" calcext:value-type="float">
            <text:p>0.056563463062048</text:p>
          </table:table-cell>
          <table:table-cell office:value-type="float" office:value="0.107288632098491" calcext:value-type="float">
            <text:p>0.107288632098491</text:p>
          </table:table-cell>
          <table:table-cell/>
          <table:table-cell table:formula="of:=[.A253]*[.$L$1]" office:value-type="float" office:value="1.1191258430481" calcext:value-type="float">
            <text:p>1.1191258430481</text:p>
          </table:table-cell>
          <table:table-cell table:formula="of:=[.B253] * [.$L$2]" office:value-type="float" office:value="7.46195634025373" calcext:value-type="float">
            <text:p>7.46195634025373</text:p>
          </table:table-cell>
          <table:table-cell table:formula="of:=[.C253] * [.$L$3]" office:value-type="float" office:value="0.84133158569494" calcext:value-type="float">
            <text:p>0.84133158569494</text:p>
          </table:table-cell>
          <table:table-cell table:formula="of:= [.D253]*[.$L$4]" office:value-type="float" office:value="7.19043896608144" calcext:value-type="float">
            <text:p>7.19043896608144</text:p>
          </table:table-cell>
          <table:table-cell table:number-columns-repeated="13"/>
        </table:table-row>
        <table:table-row table:style-name="ro1">
          <table:table-cell office:value-type="float" office:value="12.8454523086548" calcext:value-type="float">
            <text:p>12.8454523086548</text:p>
          </table:table-cell>
          <table:table-cell office:value-type="float" office:value="2.24775412629622" calcext:value-type="float">
            <text:p>2.24775412629622</text:p>
          </table:table-cell>
          <table:table-cell office:value-type="float" office:value="2.26953387260437" calcext:value-type="float">
            <text:p>2.26953387260437</text:p>
          </table:table-cell>
          <table:table-cell office:value-type="float" office:value="0.108136964895236" calcext:value-type="float">
            <text:p>0.108136964895236</text:p>
          </table:table-cell>
          <table:table-cell/>
          <table:table-cell table:formula="of:=[.A254]*[.$L$1]" office:value-type="float" office:value="12.8454523086548" calcext:value-type="float">
            <text:p>12.8454523086548</text:p>
          </table:table-cell>
          <table:table-cell table:formula="of:=[.B254] * [.$L$2]" office:value-type="float" office:value="7.46109145351104" calcext:value-type="float">
            <text:p>7.46109145351104</text:p>
          </table:table-cell>
          <table:table-cell table:formula="of:=[.C254] * [.$L$3]" office:value-type="float" office:value="33.7573130862239" calcext:value-type="float">
            <text:p>33.7573130862239</text:p>
          </table:table-cell>
          <table:table-cell table:formula="of:= [.D254]*[.$L$4]" office:value-type="float" office:value="7.247293873061" calcext:value-type="float">
            <text:p>7.247293873061</text:p>
          </table:table-cell>
          <table:table-cell table:number-columns-repeated="13"/>
        </table:table-row>
        <table:table-row table:style-name="ro1">
          <table:table-cell office:value-type="float" office:value="5.28634262084961" calcext:value-type="float">
            <text:p>5.28634262084961</text:p>
          </table:table-cell>
          <table:table-cell office:value-type="float" office:value="2.24740029599974" calcext:value-type="float">
            <text:p>2.24740029599974</text:p>
          </table:table-cell>
          <table:table-cell office:value-type="float" office:value="0.18970337510109" calcext:value-type="float">
            <text:p>0.18970337510109</text:p>
          </table:table-cell>
          <table:table-cell office:value-type="float" office:value="0.107985221470858" calcext:value-type="float">
            <text:p>0.107985221470858</text:p>
          </table:table-cell>
          <table:table-cell/>
          <table:table-cell table:formula="of:=[.A255]*[.$L$1]" office:value-type="float" office:value="5.28634262084961" calcext:value-type="float">
            <text:p>5.28634262084961</text:p>
          </table:table-cell>
          <table:table-cell table:formula="of:=[.B255] * [.$L$2]" office:value-type="float" office:value="7.45991696553205" calcext:value-type="float">
            <text:p>7.45991696553205</text:p>
          </table:table-cell>
          <table:table-cell table:formula="of:=[.C255] * [.$L$3]" office:value-type="float" office:value="2.82167025753714" calcext:value-type="float">
            <text:p>2.82167025753714</text:p>
          </table:table-cell>
          <table:table-cell table:formula="of:= [.D255]*[.$L$4]" office:value-type="float" office:value="7.23712409262708" calcext:value-type="float">
            <text:p>7.23712409262708</text:p>
          </table:table-cell>
          <table:table-cell table:number-columns-repeated="13"/>
        </table:table-row>
        <table:table-row table:style-name="ro1">
          <table:table-cell office:value-type="float" office:value="1.26510298252106" calcext:value-type="float">
            <text:p>1.26510298252106</text:p>
          </table:table-cell>
          <table:table-cell office:value-type="float" office:value="2.244508717867" calcext:value-type="float">
            <text:p>2.244508717867</text:p>
          </table:table-cell>
          <table:table-cell office:value-type="float" office:value="0.0642808601260185" calcext:value-type="float">
            <text:p>0.064280860126019</text:p>
          </table:table-cell>
          <table:table-cell office:value-type="float" office:value="0.107863404011279" calcext:value-type="float">
            <text:p>0.107863404011279</text:p>
          </table:table-cell>
          <table:table-cell/>
          <table:table-cell table:formula="of:=[.A256]*[.$L$1]" office:value-type="float" office:value="1.26510298252106" calcext:value-type="float">
            <text:p>1.26510298252106</text:p>
          </table:table-cell>
          <table:table-cell table:formula="of:=[.B256] * [.$L$2]" office:value-type="float" office:value="7.45031879434378" calcext:value-type="float">
            <text:p>7.45031879434378</text:p>
          </table:table-cell>
          <table:table-cell table:formula="of:=[.C256] * [.$L$3]" office:value-type="float" office:value="0.956121055040997" calcext:value-type="float">
            <text:p>0.956121055040997</text:p>
          </table:table-cell>
          <table:table-cell table:formula="of:= [.D256]*[.$L$4]" office:value-type="float" office:value="7.22895993775834" calcext:value-type="float">
            <text:p>7.22895993775834</text:p>
          </table:table-cell>
          <table:table-cell table:number-columns-repeated="13"/>
        </table:table-row>
        <table:table-row table:style-name="ro1">
          <table:table-cell office:value-type="float" office:value="1.03637218475342" calcext:value-type="float">
            <text:p>1.03637218475342</text:p>
          </table:table-cell>
          <table:table-cell office:value-type="float" office:value="2.24142345067568" calcext:value-type="float">
            <text:p>2.24142345067568</text:p>
          </table:table-cell>
          <table:table-cell office:value-type="float" office:value="0.0572050586342812" calcext:value-type="float">
            <text:p>0.057205058634281</text:p>
          </table:table-cell>
          <table:table-cell office:value-type="float" office:value="0.107762122993783" calcext:value-type="float">
            <text:p>0.107762122993783</text:p>
          </table:table-cell>
          <table:table-cell/>
          <table:table-cell table:formula="of:=[.A257]*[.$L$1]" office:value-type="float" office:value="1.03637218475342" calcext:value-type="float">
            <text:p>1.03637218475342</text:p>
          </table:table-cell>
          <table:table-cell table:formula="of:=[.B257] * [.$L$2]" office:value-type="float" office:value="7.44007770062109" calcext:value-type="float">
            <text:p>7.44007770062109</text:p>
          </table:table-cell>
          <table:table-cell table:formula="of:=[.C257] * [.$L$3]" office:value-type="float" office:value="0.850874753509288" calcext:value-type="float">
            <text:p>0.850874753509288</text:p>
          </table:table-cell>
          <table:table-cell table:formula="of:= [.D257]*[.$L$4]" office:value-type="float" office:value="7.22217212659435" calcext:value-type="float">
            <text:p>7.22217212659435</text:p>
          </table:table-cell>
          <table:table-cell table:number-columns-repeated="13"/>
        </table:table-row>
        <table:table-row table:style-name="ro1">
          <table:table-cell office:value-type="float" office:value="0.905495703220367" calcext:value-type="float">
            <text:p>0.905495703220367</text:p>
          </table:table-cell>
          <table:table-cell office:value-type="float" office:value="2.24046427860027" calcext:value-type="float">
            <text:p>2.24046427860027</text:p>
          </table:table-cell>
          <table:table-cell office:value-type="float" office:value="0.0818381309509277" calcext:value-type="float">
            <text:p>0.081838130950928</text:p>
          </table:table-cell>
          <table:table-cell office:value-type="float" office:value="0.107717262917207" calcext:value-type="float">
            <text:p>0.107717262917207</text:p>
          </table:table-cell>
          <table:table-cell/>
          <table:table-cell table:formula="of:=[.A258]*[.$L$1]" office:value-type="float" office:value="0.905495703220367" calcext:value-type="float">
            <text:p>0.905495703220367</text:p>
          </table:table-cell>
          <table:table-cell table:formula="of:=[.B258] * [.$L$2]" office:value-type="float" office:value="7.43689386903981" calcext:value-type="float">
            <text:p>7.43689386903981</text:p>
          </table:table-cell>
          <table:table-cell table:formula="of:=[.C258] * [.$L$3]" office:value-type="float" office:value="1.21726996113596" calcext:value-type="float">
            <text:p>1.21726996113596</text:p>
          </table:table-cell>
          <table:table-cell table:formula="of:= [.D258]*[.$L$4]" office:value-type="float" office:value="7.21916562314356" calcext:value-type="float">
            <text:p>7.21916562314356</text:p>
          </table:table-cell>
          <table:table-cell table:number-columns-repeated="13"/>
        </table:table-row>
        <table:table-row table:style-name="ro1">
          <table:table-cell office:value-type="float" office:value="1.09693849086761" calcext:value-type="float">
            <text:p>1.09693849086761</text:p>
          </table:table-cell>
          <table:table-cell office:value-type="float" office:value="2.23587038998622" calcext:value-type="float">
            <text:p>2.23587038998622</text:p>
          </table:table-cell>
          <table:table-cell office:value-type="float" office:value="1.82889795303345" calcext:value-type="float">
            <text:p>1.82889795303345</text:p>
          </table:table-cell>
          <table:table-cell office:value-type="float" office:value="0.108367184825534" calcext:value-type="float">
            <text:p>0.108367184825534</text:p>
          </table:table-cell>
          <table:table-cell/>
          <table:table-cell table:formula="of:=[.A259]*[.$L$1]" office:value-type="float" office:value="1.09693849086761" calcext:value-type="float">
            <text:p>1.09693849086761</text:p>
          </table:table-cell>
          <table:table-cell table:formula="of:=[.B259] * [.$L$2]" office:value-type="float" office:value="7.42164512689507" calcext:value-type="float">
            <text:p>7.42164512689507</text:p>
          </table:table-cell>
          <table:table-cell table:formula="of:=[.C259] * [.$L$3]" office:value-type="float" office:value="27.2032427224612" calcext:value-type="float">
            <text:p>27.2032427224612</text:p>
          </table:table-cell>
          <table:table-cell table:formula="of:= [.D259]*[.$L$4]" office:value-type="float" office:value="7.26272311589131" calcext:value-type="float">
            <text:p>7.26272311589131</text:p>
          </table:table-cell>
          <table:table-cell table:number-columns-repeated="13"/>
        </table:table-row>
        <table:table-row table:style-name="ro1">
          <table:table-cell office:value-type="float" office:value="0.81793475151062" calcext:value-type="float">
            <text:p>0.81793475151062</text:p>
          </table:table-cell>
          <table:table-cell office:value-type="float" office:value="2.23352329663195" calcext:value-type="float">
            <text:p>2.23352329663195</text:p>
          </table:table-cell>
          <table:table-cell office:value-type="float" office:value="0.080586314201355" calcext:value-type="float">
            <text:p>0.080586314201355</text:p>
          </table:table-cell>
          <table:table-cell office:value-type="float" office:value="0.108300795296543" calcext:value-type="float">
            <text:p>0.108300795296543</text:p>
          </table:table-cell>
          <table:table-cell/>
          <table:table-cell table:formula="of:=[.A260]*[.$L$1]" office:value-type="float" office:value="0.81793475151062" calcext:value-type="float">
            <text:p>0.81793475151062</text:p>
          </table:table-cell>
          <table:table-cell table:formula="of:=[.B260] * [.$L$2]" office:value-type="float" office:value="7.4138542933865" calcext:value-type="float">
            <text:p>7.4138542933865</text:p>
          </table:table-cell>
          <table:table-cell table:formula="of:=[.C260] * [.$L$3]" office:value-type="float" office:value="1.1986502919378" calcext:value-type="float">
            <text:p>1.1986502919378</text:p>
          </table:table-cell>
          <table:table-cell table:formula="of:= [.D260]*[.$L$4]" office:value-type="float" office:value="7.25827371760132" calcext:value-type="float">
            <text:p>7.25827371760132</text:p>
          </table:table-cell>
          <table:table-cell table:number-columns-repeated="13"/>
        </table:table-row>
        <table:table-row table:style-name="ro1">
          <table:table-cell office:value-type="float" office:value="1.31561005115509" calcext:value-type="float">
            <text:p>1.31561005115509</text:p>
          </table:table-cell>
          <table:table-cell office:value-type="float" office:value="2.23034553995228" calcext:value-type="float">
            <text:p>2.23034553995228</text:p>
          </table:table-cell>
          <table:table-cell office:value-type="float" office:value="0.0442024096846581" calcext:value-type="float">
            <text:p>0.044202409684658</text:p>
          </table:table-cell>
          <table:table-cell office:value-type="float" office:value="0.107909471050714" calcext:value-type="float">
            <text:p>0.107909471050714</text:p>
          </table:table-cell>
          <table:table-cell/>
          <table:table-cell table:formula="of:=[.A261]*[.$L$1]" office:value-type="float" office:value="1.31561005115509" calcext:value-type="float">
            <text:p>1.31561005115509</text:p>
          </table:table-cell>
          <table:table-cell table:formula="of:=[.B261] * [.$L$2]" office:value-type="float" office:value="7.40330619431881" calcext:value-type="float">
            <text:p>7.40330619431881</text:p>
          </table:table-cell>
          <table:table-cell table:formula="of:=[.C261] * [.$L$3]" office:value-type="float" office:value="0.657471827542382" calcext:value-type="float">
            <text:p>0.657471827542382</text:p>
          </table:table-cell>
          <table:table-cell table:formula="of:= [.D261]*[.$L$4]" office:value-type="float" office:value="7.23204733135194" calcext:value-type="float">
            <text:p>7.23204733135194</text:p>
          </table:table-cell>
          <table:table-cell table:number-columns-repeated="13"/>
        </table:table-row>
        <table:table-row table:style-name="ro1">
          <table:table-cell office:value-type="float" office:value="1.35864949226379" calcext:value-type="float">
            <text:p>1.35864949226379</text:p>
          </table:table-cell>
          <table:table-cell office:value-type="float" office:value="2.22795726355198" calcext:value-type="float">
            <text:p>2.22795726355198</text:p>
          </table:table-cell>
          <table:table-cell office:value-type="float" office:value="10.8253402709961" calcext:value-type="float">
            <text:p>10.8253402709961</text:p>
          </table:table-cell>
          <table:table-cell office:value-type="float" office:value="0.110022109484993" calcext:value-type="float">
            <text:p>0.110022109484993</text:p>
          </table:table-cell>
          <table:table-cell/>
          <table:table-cell table:formula="of:=[.A262]*[.$L$1]" office:value-type="float" office:value="1.35864949226379" calcext:value-type="float">
            <text:p>1.35864949226379</text:p>
          </table:table-cell>
          <table:table-cell table:formula="of:=[.B262] * [.$L$2]" office:value-type="float" office:value="7.39537865970528" calcext:value-type="float">
            <text:p>7.39537865970528</text:p>
          </table:table-cell>
          <table:table-cell table:formula="of:=[.C262] * [.$L$3]" office:value-type="float" office:value="161.017381235898" calcext:value-type="float">
            <text:p>161.017381235898</text:p>
          </table:table-cell>
          <table:table-cell table:formula="of:= [.D262]*[.$L$4]" office:value-type="float" office:value="7.37363547002011" calcext:value-type="float">
            <text:p>7.37363547002011</text:p>
          </table:table-cell>
          <table:table-cell table:number-columns-repeated="13"/>
        </table:table-row>
        <table:table-row table:style-name="ro1">
          <table:table-cell office:value-type="float" office:value="0.937965214252472" calcext:value-type="float">
            <text:p>0.937965214252472</text:p>
          </table:table-cell>
          <table:table-cell office:value-type="float" office:value="2.2261578367372" calcext:value-type="float">
            <text:p>2.2261578367372</text:p>
          </table:table-cell>
          <table:table-cell office:value-type="float" office:value="0.0615269988775253" calcext:value-type="float">
            <text:p>0.061526998877525</text:p>
          </table:table-cell>
          <table:table-cell office:value-type="float" office:value="0.109860887311978" calcext:value-type="float">
            <text:p>0.109860887311978</text:p>
          </table:table-cell>
          <table:table-cell/>
          <table:table-cell table:formula="of:=[.A263]*[.$L$1]" office:value-type="float" office:value="0.937965214252472" calcext:value-type="float">
            <text:p>0.937965214252472</text:p>
          </table:table-cell>
          <table:table-cell table:formula="of:=[.B263] * [.$L$2]" office:value-type="float" office:value="7.38940572526732" calcext:value-type="float">
            <text:p>7.38940572526732</text:p>
          </table:table-cell>
          <table:table-cell table:formula="of:=[.C263] * [.$L$3]" office:value-type="float" office:value="0.915159799743792" calcext:value-type="float">
            <text:p>0.915159799743792</text:p>
          </table:table-cell>
          <table:table-cell table:formula="of:= [.D263]*[.$L$4]" office:value-type="float" office:value="7.36283042784214" calcext:value-type="float">
            <text:p>7.36283042784214</text:p>
          </table:table-cell>
          <table:table-cell table:number-columns-repeated="13"/>
        </table:table-row>
        <table:table-row table:style-name="ro1">
          <table:table-cell office:value-type="float" office:value="237.113510131836" calcext:value-type="float">
            <text:p>237.113510131836</text:p>
          </table:table-cell>
          <table:table-cell office:value-type="float" office:value="2.26611948579136" calcext:value-type="float">
            <text:p>2.26611948579136</text:p>
          </table:table-cell>
          <table:table-cell office:value-type="float" office:value="0.0659675002098084" calcext:value-type="float">
            <text:p>0.065967500209808</text:p>
          </table:table-cell>
          <table:table-cell office:value-type="float" office:value="0.109861135209169" calcext:value-type="float">
            <text:p>0.109861135209169</text:p>
          </table:table-cell>
          <table:table-cell/>
          <table:table-cell table:formula="of:=[.A264]*[.$L$1]" office:value-type="float" office:value="237.113510131836" calcext:value-type="float">
            <text:p>237.113510131836</text:p>
          </table:table-cell>
          <table:table-cell table:formula="of:=[.B264] * [.$L$2]" office:value-type="float" office:value="7.52205258140615" calcext:value-type="float">
            <text:p>7.52205258140615</text:p>
          </table:table-cell>
          <table:table-cell table:formula="of:=[.C264] * [.$L$3]" office:value-type="float" office:value="0.981208337526423" calcext:value-type="float">
            <text:p>0.981208337526423</text:p>
          </table:table-cell>
          <table:table-cell table:formula="of:= [.D264]*[.$L$4]" office:value-type="float" office:value="7.36284704180756" calcext:value-type="float">
            <text:p>7.36284704180756</text:p>
          </table:table-cell>
          <table:table-cell table:number-columns-repeated="13"/>
        </table:table-row>
        <table:table-row table:style-name="ro1">
          <table:table-cell office:value-type="float" office:value="5.36038494110107" calcext:value-type="float">
            <text:p>5.36038494110107</text:p>
          </table:table-cell>
          <table:table-cell office:value-type="float" office:value="2.26418899402185" calcext:value-type="float">
            <text:p>2.26418899402185</text:p>
          </table:table-cell>
          <table:table-cell office:value-type="float" office:value="0.728282034397125" calcext:value-type="float">
            <text:p>0.728282034397125</text:p>
          </table:table-cell>
          <table:table-cell office:value-type="float" office:value="0.109979026547591" calcext:value-type="float">
            <text:p>0.109979026547591</text:p>
          </table:table-cell>
          <table:table-cell/>
          <table:table-cell table:formula="of:=[.A265]*[.$L$1]" office:value-type="float" office:value="5.36038494110107" calcext:value-type="float">
            <text:p>5.36038494110107</text:p>
          </table:table-cell>
          <table:table-cell table:formula="of:=[.B265] * [.$L$2]" office:value-type="float" office:value="7.51564459599793" calcext:value-type="float">
            <text:p>7.51564459599793</text:p>
          </table:table-cell>
          <table:table-cell table:formula="of:=[.C265] * [.$L$3]" office:value-type="float" office:value="10.8325524227598" calcext:value-type="float">
            <text:p>10.8325524227598</text:p>
          </table:table-cell>
          <table:table-cell table:formula="of:= [.D265]*[.$L$4]" office:value-type="float" office:value="7.37074806968884" calcext:value-type="float">
            <text:p>7.37074806968884</text:p>
          </table:table-cell>
          <table:table-cell table:number-columns-repeated="13"/>
        </table:table-row>
        <table:table-row table:style-name="ro1">
          <table:table-cell office:value-type="float" office:value="2.70898747444153" calcext:value-type="float">
            <text:p>2.70898747444153</text:p>
          </table:table-cell>
          <table:table-cell office:value-type="float" office:value="2.26254323163374" calcext:value-type="float">
            <text:p>2.26254323163374</text:p>
          </table:table-cell>
          <table:table-cell office:value-type="float" office:value="0.388120859861374" calcext:value-type="float">
            <text:p>0.388120859861374</text:p>
          </table:table-cell>
          <table:table-cell office:value-type="float" office:value="0.109896635226863" calcext:value-type="float">
            <text:p>0.109896635226863</text:p>
          </table:table-cell>
          <table:table-cell/>
          <table:table-cell table:formula="of:=[.A266]*[.$L$1]" office:value-type="float" office:value="2.70898747444153" calcext:value-type="float">
            <text:p>2.70898747444153</text:p>
          </table:table-cell>
          <table:table-cell table:formula="of:=[.B266] * [.$L$2]" office:value-type="float" office:value="7.51018172817587" calcext:value-type="float">
            <text:p>7.51018172817587</text:p>
          </table:table-cell>
          <table:table-cell table:formula="of:=[.C266] * [.$L$3]" office:value-type="float" office:value="5.77295520449752" calcext:value-type="float">
            <text:p>5.77295520449752</text:p>
          </table:table-cell>
          <table:table-cell table:formula="of:= [.D266]*[.$L$4]" office:value-type="float" office:value="7.36522623805162" calcext:value-type="float">
            <text:p>7.36522623805162</text:p>
          </table:table-cell>
          <table:table-cell table:number-columns-repeated="13"/>
        </table:table-row>
        <table:table-row table:style-name="ro1">
          <table:table-cell office:value-type="float" office:value="1.49388837814331" calcext:value-type="float">
            <text:p>1.49388837814331</text:p>
          </table:table-cell>
          <table:table-cell office:value-type="float" office:value="2.26168640774375" calcext:value-type="float">
            <text:p>2.26168640774375</text:p>
          </table:table-cell>
          <table:table-cell office:value-type="float" office:value="0.0617830753326416" calcext:value-type="float">
            <text:p>0.061783075332642</text:p>
          </table:table-cell>
          <table:table-cell office:value-type="float" office:value="0.109920405500283" calcext:value-type="float">
            <text:p>0.109920405500283</text:p>
          </table:table-cell>
          <table:table-cell/>
          <table:table-cell table:formula="of:=[.A267]*[.$L$1]" office:value-type="float" office:value="1.49388837814331" calcext:value-type="float">
            <text:p>1.49388837814331</text:p>
          </table:table-cell>
          <table:table-cell table:formula="of:=[.B267] * [.$L$2]" office:value-type="float" office:value="7.50733762644427" calcext:value-type="float">
            <text:p>7.50733762644427</text:p>
          </table:table-cell>
          <table:table-cell table:formula="of:=[.C267] * [.$L$3]" office:value-type="float" office:value="0.918968710980463" calcext:value-type="float">
            <text:p>0.918968710980463</text:p>
          </table:table-cell>
          <table:table-cell table:formula="of:= [.D267]*[.$L$4]" office:value-type="float" office:value="7.36681931177151" calcext:value-type="float">
            <text:p>7.36681931177151</text:p>
          </table:table-cell>
          <table:table-cell table:number-columns-repeated="13"/>
        </table:table-row>
        <table:table-row table:style-name="ro1">
          <table:table-cell office:value-type="float" office:value="1.10179591178894" calcext:value-type="float">
            <text:p>1.10179591178894</text:p>
          </table:table-cell>
          <table:table-cell office:value-type="float" office:value="2.25972928719338" calcext:value-type="float">
            <text:p>2.25972928719338</text:p>
          </table:table-cell>
          <table:table-cell office:value-type="float" office:value="0.0846217125654221" calcext:value-type="float">
            <text:p>0.084621712565422</text:p>
          </table:table-cell>
          <table:table-cell office:value-type="float" office:value="0.109880181350162" calcext:value-type="float">
            <text:p>0.109880181350162</text:p>
          </table:table-cell>
          <table:table-cell/>
          <table:table-cell table:formula="of:=[.A268]*[.$L$1]" office:value-type="float" office:value="1.10179591178894" calcext:value-type="float">
            <text:p>1.10179591178894</text:p>
          </table:table-cell>
          <table:table-cell table:formula="of:=[.B268] * [.$L$2]" office:value-type="float" office:value="7.50084125068813" calcext:value-type="float">
            <text:p>7.50084125068813</text:p>
          </table:table-cell>
          <table:table-cell table:formula="of:=[.C268] * [.$L$3]" office:value-type="float" office:value="1.2586732806439" calcext:value-type="float">
            <text:p>1.2586732806439</text:p>
          </table:table-cell>
          <table:table-cell table:formula="of:= [.D268]*[.$L$4]" office:value-type="float" office:value="7.36412350616048" calcext:value-type="float">
            <text:p>7.36412350616048</text:p>
          </table:table-cell>
          <table:table-cell table:number-columns-repeated="13"/>
        </table:table-row>
        <table:table-row table:style-name="ro1">
          <table:table-cell office:value-type="float" office:value="0.924968302249908" calcext:value-type="float">
            <text:p>0.924968302249908</text:p>
          </table:table-cell>
          <table:table-cell office:value-type="float" office:value="2.2584792582942" calcext:value-type="float">
            <text:p>2.2584792582942</text:p>
          </table:table-cell>
          <table:table-cell office:value-type="float" office:value="0.153957292437553" calcext:value-type="float">
            <text:p>0.153957292437553</text:p>
          </table:table-cell>
          <table:table-cell office:value-type="float" office:value="0.109714148789619" calcext:value-type="float">
            <text:p>0.109714148789619</text:p>
          </table:table-cell>
          <table:table-cell/>
          <table:table-cell table:formula="of:=[.A269]*[.$L$1]" office:value-type="float" office:value="0.924968302249908" calcext:value-type="float">
            <text:p>0.924968302249908</text:p>
          </table:table-cell>
          <table:table-cell table:formula="of:=[.B269] * [.$L$2]" office:value-type="float" office:value="7.49669196237088" calcext:value-type="float">
            <text:p>7.49669196237088</text:p>
          </table:table-cell>
          <table:table-cell table:formula="of:=[.C269] * [.$L$3]" office:value-type="float" office:value="2.28997883021586" calcext:value-type="float">
            <text:p>2.28997883021586</text:p>
          </table:table-cell>
          <table:table-cell table:formula="of:= [.D269]*[.$L$4]" office:value-type="float" office:value="7.35299607383505" calcext:value-type="float">
            <text:p>7.35299607383505</text:p>
          </table:table-cell>
          <table:table-cell table:number-columns-repeated="13"/>
        </table:table-row>
        <table:table-row table:style-name="ro1">
          <table:table-cell office:value-type="float" office:value="0.964344501495361" calcext:value-type="float">
            <text:p>0.964344501495361</text:p>
          </table:table-cell>
          <table:table-cell office:value-type="float" office:value="2.25754576473064" calcext:value-type="float">
            <text:p>2.25754576473064</text:p>
          </table:table-cell>
          <table:table-cell office:value-type="float" office:value="0.0669911876320839" calcext:value-type="float">
            <text:p>0.066991187632084</text:p>
          </table:table-cell>
          <table:table-cell office:value-type="float" office:value="0.109676354102815" calcext:value-type="float">
            <text:p>0.109676354102815</text:p>
          </table:table-cell>
          <table:table-cell/>
          <table:table-cell table:formula="of:=[.A270]*[.$L$1]" office:value-type="float" office:value="0.964344501495361" calcext:value-type="float">
            <text:p>0.964344501495361</text:p>
          </table:table-cell>
          <table:table-cell table:formula="of:=[.B270] * [.$L$2]" office:value-type="float" office:value="7.49359336685835" calcext:value-type="float">
            <text:p>7.49359336685835</text:p>
          </table:table-cell>
          <table:table-cell table:formula="of:=[.C270] * [.$L$3]" office:value-type="float" office:value="0.996434784345888" calcext:value-type="float">
            <text:p>0.996434784345888</text:p>
          </table:table-cell>
          <table:table-cell table:formula="of:= [.D270]*[.$L$4]" office:value-type="float" office:value="7.35046308983301" calcext:value-type="float">
            <text:p>7.35046308983301</text:p>
          </table:table-cell>
          <table:table-cell table:number-columns-repeated="13"/>
        </table:table-row>
        <table:table-row table:style-name="ro1">
          <table:table-cell office:value-type="float" office:value="1.04809975624084" calcext:value-type="float">
            <text:p>1.04809975624084</text:p>
          </table:table-cell>
          <table:table-cell office:value-type="float" office:value="2.25622947236947" calcext:value-type="float">
            <text:p>2.25622947236947</text:p>
          </table:table-cell>
          <table:table-cell office:value-type="float" office:value="0.102442882955074" calcext:value-type="float">
            <text:p>0.102442882955074</text:p>
          </table:table-cell>
          <table:table-cell office:value-type="float" office:value="0.109652500334212" calcext:value-type="float">
            <text:p>0.109652500334212</text:p>
          </table:table-cell>
          <table:table-cell/>
          <table:table-cell table:formula="of:=[.A271]*[.$L$1]" office:value-type="float" office:value="1.04809975624084" calcext:value-type="float">
            <text:p>1.04809975624084</text:p>
          </table:table-cell>
          <table:table-cell table:formula="of:=[.B271] * [.$L$2]" office:value-type="float" office:value="7.48922412665929" calcext:value-type="float">
            <text:p>7.48922412665929</text:p>
          </table:table-cell>
          <table:table-cell table:formula="of:=[.C271] * [.$L$3]" office:value-type="float" office:value="1.52374745982594" calcext:value-type="float">
            <text:p>1.52374745982594</text:p>
          </table:table-cell>
          <table:table-cell table:formula="of:= [.D271]*[.$L$4]" office:value-type="float" office:value="7.3488644203011" calcext:value-type="float">
            <text:p>7.3488644203011</text:p>
          </table:table-cell>
          <table:table-cell table:number-columns-repeated="13"/>
        </table:table-row>
        <table:table-row table:style-name="ro1">
          <table:table-cell office:value-type="float" office:value="0.906291127204895" calcext:value-type="float">
            <text:p>0.906291127204895</text:p>
          </table:table-cell>
          <table:table-cell office:value-type="float" office:value="2.25499430471407" calcext:value-type="float">
            <text:p>2.25499430471407</text:p>
          </table:table-cell>
          <table:table-cell office:value-type="float" office:value="0.061823982745409" calcext:value-type="float">
            <text:p>0.061823982745409</text:p>
          </table:table-cell>
          <table:table-cell office:value-type="float" office:value="0.109586446591655" calcext:value-type="float">
            <text:p>0.109586446591655</text:p>
          </table:table-cell>
          <table:table-cell/>
          <table:table-cell table:formula="of:=[.A272]*[.$L$1]" office:value-type="float" office:value="0.906291127204895" calcext:value-type="float">
            <text:p>0.906291127204895</text:p>
          </table:table-cell>
          <table:table-cell table:formula="of:=[.B272] * [.$L$2]" office:value-type="float" office:value="7.4851241680697" calcext:value-type="float">
            <text:p>7.4851241680697</text:p>
          </table:table-cell>
          <table:table-cell table:formula="of:=[.C272] * [.$L$3]" office:value-type="float" office:value="0.919577172637285" calcext:value-type="float">
            <text:p>0.919577172637285</text:p>
          </table:table-cell>
          <table:table-cell table:formula="of:= [.D272]*[.$L$4]" office:value-type="float" office:value="7.34443752627656" calcext:value-type="float">
            <text:p>7.34443752627656</text:p>
          </table:table-cell>
          <table:table-cell table:number-columns-repeated="13"/>
        </table:table-row>
        <table:table-row table:style-name="ro1">
          <table:table-cell office:value-type="float" office:value="1.25759828090668" calcext:value-type="float">
            <text:p>1.25759828090668</text:p>
          </table:table-cell>
          <table:table-cell office:value-type="float" office:value="2.25472593515423" calcext:value-type="float">
            <text:p>2.25472593515423</text:p>
          </table:table-cell>
          <table:table-cell office:value-type="float" office:value="0.0624956674873829" calcext:value-type="float">
            <text:p>0.062495667487383</text:p>
          </table:table-cell>
          <table:table-cell office:value-type="float" office:value="0.10951727368377" calcext:value-type="float">
            <text:p>0.10951727368377</text:p>
          </table:table-cell>
          <table:table-cell/>
          <table:table-cell table:formula="of:=[.A273]*[.$L$1]" office:value-type="float" office:value="1.25759828090668" calcext:value-type="float">
            <text:p>1.25759828090668</text:p>
          </table:table-cell>
          <table:table-cell table:formula="of:=[.B273] * [.$L$2]" office:value-type="float" office:value="7.48423335452123" calcext:value-type="float">
            <text:p>7.48423335452123</text:p>
          </table:table-cell>
          <table:table-cell table:formula="of:=[.C273] * [.$L$3]" office:value-type="float" office:value="0.929567890292462" calcext:value-type="float">
            <text:p>0.929567890292462</text:p>
          </table:table-cell>
          <table:table-cell table:formula="of:= [.D273]*[.$L$4]" office:value-type="float" office:value="7.33980158710459" calcext:value-type="float">
            <text:p>7.33980158710459</text:p>
          </table:table-cell>
          <table:table-cell table:number-columns-repeated="13"/>
        </table:table-row>
        <table:table-row table:style-name="ro1">
          <table:table-cell office:value-type="float" office:value="1.40201008319855" calcext:value-type="float">
            <text:p>1.40201008319855</text:p>
          </table:table-cell>
          <table:table-cell office:value-type="float" office:value="2.25213853923246" calcext:value-type="float">
            <text:p>2.25213853923246</text:p>
          </table:table-cell>
          <table:table-cell office:value-type="float" office:value="0.0647056177258492" calcext:value-type="float">
            <text:p>0.064705617725849</text:p>
          </table:table-cell>
          <table:table-cell office:value-type="float" office:value="0.109453856163153" calcext:value-type="float">
            <text:p>0.109453856163153</text:p>
          </table:table-cell>
          <table:table-cell/>
          <table:table-cell table:formula="of:=[.A274]*[.$L$1]" office:value-type="float" office:value="1.40201008319855" calcext:value-type="float">
            <text:p>1.40201008319855</text:p>
          </table:table-cell>
          <table:table-cell table:formula="of:=[.B274] * [.$L$2]" office:value-type="float" office:value="7.47564487174507" calcext:value-type="float">
            <text:p>7.47564487174507</text:p>
          </table:table-cell>
          <table:table-cell table:formula="of:=[.C274] * [.$L$3]" office:value-type="float" office:value="0.962438949414075" calcext:value-type="float">
            <text:p>0.962438949414075</text:p>
          </table:table-cell>
          <table:table-cell table:formula="of:= [.D274]*[.$L$4]" office:value-type="float" office:value="7.33555137156491" calcext:value-type="float">
            <text:p>7.33555137156491</text:p>
          </table:table-cell>
          <table:table-cell table:number-columns-repeated="13"/>
        </table:table-row>
        <table:table-row table:style-name="ro1">
          <table:table-cell office:value-type="float" office:value="1.00167453289032" calcext:value-type="float">
            <text:p>1.00167453289032</text:p>
          </table:table-cell>
          <table:table-cell office:value-type="float" office:value="2.25040256976534" calcext:value-type="float">
            <text:p>2.25040256976534</text:p>
          </table:table-cell>
          <table:table-cell office:value-type="float" office:value="18.0014705657959" calcext:value-type="float">
            <text:p>18.0014705657959</text:p>
          </table:table-cell>
          <table:table-cell office:value-type="float" office:value="0.111807143109439" calcext:value-type="float">
            <text:p>0.111807143109439</text:p>
          </table:table-cell>
          <table:table-cell/>
          <table:table-cell table:formula="of:=[.A275]*[.$L$1]" office:value-type="float" office:value="1.00167453289032" calcext:value-type="float">
            <text:p>1.00167453289032</text:p>
          </table:table-cell>
          <table:table-cell table:formula="of:=[.B275] * [.$L$2]" office:value-type="float" office:value="7.46988257470237" calcext:value-type="float">
            <text:p>7.46988257470237</text:p>
          </table:table-cell>
          <table:table-cell table:formula="of:=[.C275] * [.$L$3]" office:value-type="float" office:value="267.755985155084" calcext:value-type="float">
            <text:p>267.755985155084</text:p>
          </table:table-cell>
          <table:table-cell table:formula="of:= [.D275]*[.$L$4]" office:value-type="float" office:value="7.49326767222026" calcext:value-type="float">
            <text:p>7.49326767222026</text:p>
          </table:table-cell>
          <table:table-cell table:number-columns-repeated="13"/>
        </table:table-row>
        <table:table-row table:style-name="ro1">
          <table:table-cell office:value-type="float" office:value="1.72038280963898" calcext:value-type="float">
            <text:p>1.72038280963898</text:p>
          </table:table-cell>
          <table:table-cell office:value-type="float" office:value="2.24795043256722" calcext:value-type="float">
            <text:p>2.24795043256722</text:p>
          </table:table-cell>
          <table:table-cell office:value-type="float" office:value="2.97110533714294" calcext:value-type="float">
            <text:p>2.97110533714294</text:p>
          </table:table-cell>
          <table:table-cell office:value-type="float" office:value="0.112170471552608" calcext:value-type="float">
            <text:p>0.112170471552608</text:p>
          </table:table-cell>
          <table:table-cell/>
          <table:table-cell table:formula="of:=[.A276]*[.$L$1]" office:value-type="float" office:value="1.72038280963898" calcext:value-type="float">
            <text:p>1.72038280963898</text:p>
          </table:table-cell>
          <table:table-cell table:formula="of:=[.B276] * [.$L$2]" office:value-type="float" office:value="7.46174306349976" calcext:value-type="float">
            <text:p>7.46174306349976</text:p>
          </table:table-cell>
          <table:table-cell table:formula="of:=[.C276] * [.$L$3]" office:value-type="float" office:value="44.1925693591836" calcext:value-type="float">
            <text:p>44.1925693591836</text:p>
          </table:table-cell>
          <table:table-cell table:formula="of:= [.D276]*[.$L$4]" office:value-type="float" office:value="7.51761779155861" calcext:value-type="float">
            <text:p>7.51761779155861</text:p>
          </table:table-cell>
          <table:table-cell table:number-columns-repeated="13"/>
        </table:table-row>
        <table:table-row table:style-name="ro1">
          <table:table-cell office:value-type="float" office:value="0.987186133861541" calcext:value-type="float">
            <text:p>0.987186133861541</text:p>
          </table:table-cell>
          <table:table-cell office:value-type="float" office:value="2.24732835009363" calcext:value-type="float">
            <text:p>2.24732835009363</text:p>
          </table:table-cell>
          <table:table-cell office:value-type="float" office:value="0.0797357633709908" calcext:value-type="float">
            <text:p>0.079735763370991</text:p>
          </table:table-cell>
          <table:table-cell office:value-type="float" office:value="0.112139486265209" calcext:value-type="float">
            <text:p>0.112139486265209</text:p>
          </table:table-cell>
          <table:table-cell/>
          <table:table-cell table:formula="of:=[.A277]*[.$L$1]" office:value-type="float" office:value="0.987186133861541" calcext:value-type="float">
            <text:p>0.987186133861541</text:p>
          </table:table-cell>
          <table:table-cell table:formula="of:=[.B277] * [.$L$2]" office:value-type="float" office:value="7.45967815160713" calcext:value-type="float">
            <text:p>7.45967815160713</text:p>
          </table:table-cell>
          <table:table-cell table:formula="of:=[.C277] * [.$L$3]" office:value-type="float" office:value="1.18599909909907" calcext:value-type="float">
            <text:p>1.18599909909907</text:p>
          </table:table-cell>
          <table:table-cell table:formula="of:= [.D277]*[.$L$4]" office:value-type="float" office:value="7.51554117063871" calcext:value-type="float">
            <text:p>7.51554117063871</text:p>
          </table:table-cell>
          <table:table-cell table:number-columns-repeated="13"/>
        </table:table-row>
        <table:table-row table:style-name="ro1">
          <table:table-cell office:value-type="float" office:value="1.60095500946045" calcext:value-type="float">
            <text:p>1.60095500946045</text:p>
          </table:table-cell>
          <table:table-cell office:value-type="float" office:value="2.24706112813035" calcext:value-type="float">
            <text:p>2.24706112813035</text:p>
          </table:table-cell>
          <table:table-cell office:value-type="float" office:value="9.09946823120117" calcext:value-type="float">
            <text:p>9.09946823120117</text:p>
          </table:table-cell>
          <table:table-cell office:value-type="float" office:value="0.113225121168702" calcext:value-type="float">
            <text:p>0.113225121168702</text:p>
          </table:table-cell>
          <table:table-cell/>
          <table:table-cell table:formula="of:=[.A278]*[.$L$1]" office:value-type="float" office:value="1.60095500946045" calcext:value-type="float">
            <text:p>1.60095500946045</text:p>
          </table:table-cell>
          <table:table-cell table:formula="of:=[.B278] * [.$L$2]" office:value-type="float" office:value="7.4587911473378" calcext:value-type="float">
            <text:p>7.4587911473378</text:p>
          </table:table-cell>
          <table:table-cell table:formula="of:=[.C278] * [.$L$3]" office:value-type="float" office:value="135.346558034101" calcext:value-type="float">
            <text:p>135.346558034101</text:p>
          </table:table-cell>
          <table:table-cell table:formula="of:= [.D278]*[.$L$4]" office:value-type="float" office:value="7.58829996493336" calcext:value-type="float">
            <text:p>7.58829996493336</text:p>
          </table:table-cell>
          <table:table-cell table:number-columns-repeated="13"/>
        </table:table-row>
        <table:table-row table:style-name="ro1">
          <table:table-cell office:value-type="float" office:value="1.17656970024109" calcext:value-type="float">
            <text:p>1.17656970024109</text:p>
          </table:table-cell>
          <table:table-cell office:value-type="float" office:value="2.24724362921891" calcext:value-type="float">
            <text:p>2.24724362921891</text:p>
          </table:table-cell>
          <table:table-cell office:value-type="float" office:value="0.0462982580065727" calcext:value-type="float">
            <text:p>0.046298258006573</text:p>
          </table:table-cell>
          <table:table-cell office:value-type="float" office:value="0.113157105335848" calcext:value-type="float">
            <text:p>0.113157105335848</text:p>
          </table:table-cell>
          <table:table-cell/>
          <table:table-cell table:formula="of:=[.A279]*[.$L$1]" office:value-type="float" office:value="1.17656970024109" calcext:value-type="float">
            <text:p>1.17656970024109</text:p>
          </table:table-cell>
          <table:table-cell table:formula="of:=[.B279] * [.$L$2]" office:value-type="float" office:value="7.45939693304014" calcext:value-type="float">
            <text:p>7.45939693304014</text:p>
          </table:table-cell>
          <table:table-cell table:formula="of:=[.C279] * [.$L$3]" office:value-type="float" office:value="0.688645721370599" calcext:value-type="float">
            <text:p>0.688645721370599</text:p>
          </table:table-cell>
          <table:table-cell table:formula="of:= [.D279]*[.$L$4]" office:value-type="float" office:value="7.58374157244297" calcext:value-type="float">
            <text:p>7.58374157244297</text:p>
          </table:table-cell>
          <table:table-cell table:number-columns-repeated="13"/>
        </table:table-row>
        <table:table-row table:style-name="ro1">
          <table:table-cell office:value-type="float" office:value="75.261474609375" calcext:value-type="float">
            <text:p>75.261474609375</text:p>
          </table:table-cell>
          <table:table-cell office:value-type="float" office:value="2.27869276156542" calcext:value-type="float">
            <text:p>2.27869276156542</text:p>
          </table:table-cell>
          <table:table-cell office:value-type="float" office:value="0.0644706636667252" calcext:value-type="float">
            <text:p>0.064470663666725</text:p>
          </table:table-cell>
          <table:table-cell office:value-type="float" office:value="0.113123502303716" calcext:value-type="float">
            <text:p>0.113123502303716</text:p>
          </table:table-cell>
          <table:table-cell/>
          <table:table-cell table:formula="of:=[.A280]*[.$L$1]" office:value-type="float" office:value="75.261474609375" calcext:value-type="float">
            <text:p>75.261474609375</text:p>
          </table:table-cell>
          <table:table-cell table:formula="of:=[.B280] * [.$L$2]" office:value-type="float" office:value="7.56378773353999" calcext:value-type="float">
            <text:p>7.56378773353999</text:p>
          </table:table-cell>
          <table:table-cell table:formula="of:=[.C280] * [.$L$3]" office:value-type="float" office:value="0.958944215173503" calcext:value-type="float">
            <text:p>0.958944215173503</text:p>
          </table:table-cell>
          <table:table-cell table:formula="of:= [.D280]*[.$L$4]" office:value-type="float" office:value="7.58148951137279" calcext:value-type="float">
            <text:p>7.58148951137279</text:p>
          </table:table-cell>
          <table:table-cell table:number-columns-repeated="13"/>
        </table:table-row>
        <table:table-row table:style-name="ro1">
          <table:table-cell office:value-type="float" office:value="1.34927546977997" calcext:value-type="float">
            <text:p>1.34927546977997</text:p>
          </table:table-cell>
          <table:table-cell office:value-type="float" office:value="2.27580230167192" calcext:value-type="float">
            <text:p>2.27580230167192</text:p>
          </table:table-cell>
          <table:table-cell office:value-type="float" office:value="0.0644706636667252" calcext:value-type="float">
            <text:p>0.064470663666725</text:p>
          </table:table-cell>
          <table:table-cell office:value-type="float" office:value="0.113085277169309" calcext:value-type="float">
            <text:p>0.113085277169309</text:p>
          </table:table-cell>
          <table:table-cell/>
          <table:table-cell table:formula="of:=[.A281]*[.$L$1]" office:value-type="float" office:value="1.34927546977997" calcext:value-type="float">
            <text:p>1.34927546977997</text:p>
          </table:table-cell>
          <table:table-cell table:formula="of:=[.B281] * [.$L$2]" office:value-type="float" office:value="7.55419327418352" calcext:value-type="float">
            <text:p>7.55419327418352</text:p>
          </table:table-cell>
          <table:table-cell table:formula="of:=[.C281] * [.$L$3]" office:value-type="float" office:value="0.958944215173503" calcext:value-type="float">
            <text:p>0.958944215173503</text:p>
          </table:table-cell>
          <table:table-cell table:formula="of:= [.D281]*[.$L$4]" office:value-type="float" office:value="7.57892767895355" calcext:value-type="float">
            <text:p>7.57892767895355</text:p>
          </table:table-cell>
          <table:table-cell table:number-columns-repeated="13"/>
        </table:table-row>
        <table:table-row table:style-name="ro1">
          <table:table-cell office:value-type="float" office:value="1.75833737850189" calcext:value-type="float">
            <text:p>1.75833737850189</text:p>
          </table:table-cell>
          <table:table-cell office:value-type="float" office:value="2.27569830138927" calcext:value-type="float">
            <text:p>2.27569830138927</text:p>
          </table:table-cell>
          <table:table-cell office:value-type="float" office:value="0.056975930929184" calcext:value-type="float">
            <text:p>0.056975930929184</text:p>
          </table:table-cell>
          <table:table-cell office:value-type="float" office:value="0.112997734393563" calcext:value-type="float">
            <text:p>0.112997734393563</text:p>
          </table:table-cell>
          <table:table-cell/>
          <table:table-cell table:formula="of:=[.A282]*[.$L$1]" office:value-type="float" office:value="1.75833737850189" calcext:value-type="float">
            <text:p>1.75833737850189</text:p>
          </table:table-cell>
          <table:table-cell table:formula="of:=[.B282] * [.$L$2]" office:value-type="float" office:value="7.55384806043838" calcext:value-type="float">
            <text:p>7.55384806043838</text:p>
          </table:table-cell>
          <table:table-cell table:formula="of:=[.C282] * [.$L$3]" office:value-type="float" office:value="0.847466681142067" calcext:value-type="float">
            <text:p>0.847466681142067</text:p>
          </table:table-cell>
          <table:table-cell table:formula="of:= [.D282]*[.$L$4]" office:value-type="float" office:value="7.57306059896931" calcext:value-type="float">
            <text:p>7.57306059896931</text:p>
          </table:table-cell>
          <table:table-cell table:number-columns-repeated="13"/>
        </table:table-row>
        <table:table-row table:style-name="ro1">
          <table:table-cell office:value-type="float" office:value="0.995076894760132" calcext:value-type="float">
            <text:p>0.995076894760132</text:p>
          </table:table-cell>
          <table:table-cell office:value-type="float" office:value="2.27405427084233" calcext:value-type="float">
            <text:p>2.27405427084233</text:p>
          </table:table-cell>
          <table:table-cell office:value-type="float" office:value="0.0607733130455017" calcext:value-type="float">
            <text:p>0.060773313045502</text:p>
          </table:table-cell>
          <table:table-cell office:value-type="float" office:value="0.112920604648348" calcext:value-type="float">
            <text:p>0.112920604648348</text:p>
          </table:table-cell>
          <table:table-cell/>
          <table:table-cell table:formula="of:=[.A283]*[.$L$1]" office:value-type="float" office:value="0.995076894760132" calcext:value-type="float">
            <text:p>0.995076894760132</text:p>
          </table:table-cell>
          <table:table-cell table:formula="of:=[.B283] * [.$L$2]" office:value-type="float" office:value="7.54839094121011" calcext:value-type="float">
            <text:p>7.54839094121011</text:p>
          </table:table-cell>
          <table:table-cell table:formula="of:=[.C283] * [.$L$3]" office:value-type="float" office:value="0.903949388254724" calcext:value-type="float">
            <text:p>0.903949388254724</text:p>
          </table:table-cell>
          <table:table-cell table:formula="of:= [.D283]*[.$L$4]" office:value-type="float" office:value="7.56789139590848" calcext:value-type="float">
            <text:p>7.56789139590848</text:p>
          </table:table-cell>
          <table:table-cell table:number-columns-repeated="13"/>
        </table:table-row>
        <table:table-row table:style-name="ro1">
          <table:table-cell office:value-type="float" office:value="0.849438428878784" calcext:value-type="float">
            <text:p>0.849438428878784</text:p>
          </table:table-cell>
          <table:table-cell office:value-type="float" office:value="2.27290909886272" calcext:value-type="float">
            <text:p>2.27290909886272</text:p>
          </table:table-cell>
          <table:table-cell office:value-type="float" office:value="0.0607686676084995" calcext:value-type="float">
            <text:p>0.0607686676085</text:p>
          </table:table-cell>
          <table:table-cell office:value-type="float" office:value="0.112897958215816" calcext:value-type="float">
            <text:p>0.112897958215816</text:p>
          </table:table-cell>
          <table:table-cell/>
          <table:table-cell table:formula="of:=[.A284]*[.$L$1]" office:value-type="float" office:value="0.849438428878784" calcext:value-type="float">
            <text:p>0.849438428878784</text:p>
          </table:table-cell>
          <table:table-cell table:formula="of:=[.B284] * [.$L$2]" office:value-type="float" office:value="7.54458971011905" calcext:value-type="float">
            <text:p>7.54458971011905</text:p>
          </table:table-cell>
          <table:table-cell table:formula="of:=[.C284] * [.$L$3]" office:value-type="float" office:value="0.903880291479744" calcext:value-type="float">
            <text:p>0.903880291479744</text:p>
          </table:table-cell>
          <table:table-cell table:formula="of:= [.D284]*[.$L$4]" office:value-type="float" office:value="7.56637364153194" calcext:value-type="float">
            <text:p>7.56637364153194</text:p>
          </table:table-cell>
          <table:table-cell table:number-columns-repeated="13"/>
        </table:table-row>
        <table:table-row table:style-name="ro1">
          <table:table-cell office:value-type="float" office:value="0.879448771476746" calcext:value-type="float">
            <text:p>0.879448771476746</text:p>
          </table:table-cell>
          <table:table-cell office:value-type="float" office:value="2.27216171388035" calcext:value-type="float">
            <text:p>2.27216171388035</text:p>
          </table:table-cell>
          <table:table-cell office:value-type="float" office:value="0.0491130538284779" calcext:value-type="float">
            <text:p>0.049113053828478</text:p>
          </table:table-cell>
          <table:table-cell office:value-type="float" office:value="0.112833527414694" calcext:value-type="float">
            <text:p>0.112833527414694</text:p>
          </table:table-cell>
          <table:table-cell/>
          <table:table-cell table:formula="of:=[.A285]*[.$L$1]" office:value-type="float" office:value="0.879448771476746" calcext:value-type="float">
            <text:p>0.879448771476746</text:p>
          </table:table-cell>
          <table:table-cell table:formula="of:=[.B285] * [.$L$2]" office:value-type="float" office:value="7.54210887485367" calcext:value-type="float">
            <text:p>7.54210887485367</text:p>
          </table:table-cell>
          <table:table-cell table:formula="of:=[.C285] * [.$L$3]" office:value-type="float" office:value="0.73051332466167" calcext:value-type="float">
            <text:p>0.73051332466167</text:p>
          </table:table-cell>
          <table:table-cell table:formula="of:= [.D285]*[.$L$4]" office:value-type="float" office:value="7.56205551635929" calcext:value-type="float">
            <text:p>7.56205551635929</text:p>
          </table:table-cell>
          <table:table-cell table:number-columns-repeated="13"/>
        </table:table-row>
        <table:table-row table:style-name="ro1">
          <table:table-cell office:value-type="float" office:value="1.00834167003632" calcext:value-type="float">
            <text:p>1.00834167003632</text:p>
          </table:table-cell>
          <table:table-cell office:value-type="float" office:value="2.27038786747552" calcext:value-type="float">
            <text:p>2.27038786747552</text:p>
          </table:table-cell>
          <table:table-cell office:value-type="float" office:value="0.0596558302640915" calcext:value-type="float">
            <text:p>0.059655830264092</text:p>
          </table:table-cell>
          <table:table-cell office:value-type="float" office:value="0.112796981768427" calcext:value-type="float">
            <text:p>0.112796981768427</text:p>
          </table:table-cell>
          <table:table-cell/>
          <table:table-cell table:formula="of:=[.A286]*[.$L$1]" office:value-type="float" office:value="1.00834167003632" calcext:value-type="float">
            <text:p>1.00834167003632</text:p>
          </table:table-cell>
          <table:table-cell table:formula="of:=[.B286] * [.$L$2]" office:value-type="float" office:value="7.53622085084958" calcext:value-type="float">
            <text:p>7.53622085084958</text:p>
          </table:table-cell>
          <table:table-cell table:formula="of:=[.C286] * [.$L$3]" office:value-type="float" office:value="0.887327818259278" calcext:value-type="float">
            <text:p>0.887327818259278</text:p>
          </table:table-cell>
          <table:table-cell table:formula="of:= [.D286]*[.$L$4]" office:value-type="float" office:value="7.55960624252833" calcext:value-type="float">
            <text:p>7.55960624252833</text:p>
          </table:table-cell>
          <table:table-cell table:number-columns-repeated="13"/>
        </table:table-row>
        <table:table-row table:style-name="ro1">
          <table:table-cell office:value-type="float" office:value="1.40567708015442" calcext:value-type="float">
            <text:p>1.40567708015442</text:p>
          </table:table-cell>
          <table:table-cell office:value-type="float" office:value="2.26867244659564" calcext:value-type="float">
            <text:p>2.26867244659564</text:p>
          </table:table-cell>
          <table:table-cell office:value-type="float" office:value="11.8403167724609" calcext:value-type="float">
            <text:p>11.8403167724609</text:p>
          </table:table-cell>
          <table:table-cell office:value-type="float" office:value="0.114379823524053" calcext:value-type="float">
            <text:p>0.114379823524053</text:p>
          </table:table-cell>
          <table:table-cell/>
          <table:table-cell table:formula="of:=[.A287]*[.$L$1]" office:value-type="float" office:value="1.40567708015442" calcext:value-type="float">
            <text:p>1.40567708015442</text:p>
          </table:table-cell>
          <table:table-cell table:formula="of:=[.B287] * [.$L$2]" office:value-type="float" office:value="7.53052676184033" calcext:value-type="float">
            <text:p>7.53052676184033</text:p>
          </table:table-cell>
          <table:table-cell table:formula="of:=[.C287] * [.$L$3]" office:value-type="float" office:value="176.114260797247" calcext:value-type="float">
            <text:p>176.114260797247</text:p>
          </table:table-cell>
          <table:table-cell table:formula="of:= [.D287]*[.$L$4]" office:value-type="float" office:value="7.6656876307815" calcext:value-type="float">
            <text:p>7.6656876307815</text:p>
          </table:table-cell>
          <table:table-cell table:number-columns-repeated="13"/>
        </table:table-row>
        <table:table-row table:style-name="ro1">
          <table:table-cell office:value-type="float" office:value="0.835231304168701" calcext:value-type="float">
            <text:p>0.835231304168701</text:p>
          </table:table-cell>
          <table:table-cell office:value-type="float" office:value="2.26536675921893" calcext:value-type="float">
            <text:p>2.26536675921893</text:p>
          </table:table-cell>
          <table:table-cell office:value-type="float" office:value="0.145015522837639" calcext:value-type="float">
            <text:p>0.145015522837639</text:p>
          </table:table-cell>
          <table:table-cell office:value-type="float" office:value="0.114260510266804" calcext:value-type="float">
            <text:p>0.114260510266804</text:p>
          </table:table-cell>
          <table:table-cell/>
          <table:table-cell table:formula="of:=[.A288]*[.$L$1]" office:value-type="float" office:value="0.835231304168701" calcext:value-type="float">
            <text:p>0.835231304168701</text:p>
          </table:table-cell>
          <table:table-cell table:formula="of:=[.B288] * [.$L$2]" office:value-type="float" office:value="7.51955401551289" calcext:value-type="float">
            <text:p>7.51955401551289</text:p>
          </table:table-cell>
          <table:table-cell table:formula="of:=[.C288] * [.$L$3]" office:value-type="float" office:value="2.15697790012495" calcext:value-type="float">
            <text:p>2.15697790012495</text:p>
          </table:table-cell>
          <table:table-cell table:formula="of:= [.D288]*[.$L$4]" office:value-type="float" office:value="7.65769130649895" calcext:value-type="float">
            <text:p>7.65769130649895</text:p>
          </table:table-cell>
          <table:table-cell table:number-columns-repeated="13"/>
        </table:table-row>
        <table:table-row table:style-name="ro1">
          <table:table-cell office:value-type="float" office:value="1.06996870040894" calcext:value-type="float">
            <text:p>1.06996870040894</text:p>
          </table:table-cell>
          <table:table-cell office:value-type="float" office:value="2.2643738129328" calcext:value-type="float">
            <text:p>2.2643738129328</text:p>
          </table:table-cell>
          <table:table-cell office:value-type="float" office:value="0.098674550652504" calcext:value-type="float">
            <text:p>0.098674550652504</text:p>
          </table:table-cell>
          <table:table-cell office:value-type="float" office:value="0.114298450109714" calcext:value-type="float">
            <text:p>0.114298450109714</text:p>
          </table:table-cell>
          <table:table-cell/>
          <table:table-cell table:formula="of:=[.A289]*[.$L$1]" office:value-type="float" office:value="1.06996870040894" calcext:value-type="float">
            <text:p>1.06996870040894</text:p>
          </table:table-cell>
          <table:table-cell table:formula="of:=[.B289] * [.$L$2]" office:value-type="float" office:value="7.51625807537307" calcext:value-type="float">
            <text:p>7.51625807537307</text:p>
          </table:table-cell>
          <table:table-cell table:formula="of:=[.C289] * [.$L$3]" office:value-type="float" office:value="1.46769684305113" calcext:value-type="float">
            <text:p>1.46769684305113</text:p>
          </table:table-cell>
          <table:table-cell table:formula="of:= [.D289]*[.$L$4]" office:value-type="float" office:value="7.66023401880213" calcext:value-type="float">
            <text:p>7.66023401880213</text:p>
          </table:table-cell>
          <table:table-cell table:number-columns-repeated="13"/>
        </table:table-row>
        <table:table-row table:style-name="ro1">
          <table:table-cell office:value-type="float" office:value="1.53755867481232" calcext:value-type="float">
            <text:p>1.53755867481232</text:p>
          </table:table-cell>
          <table:table-cell office:value-type="float" office:value="2.26380336947577" calcext:value-type="float">
            <text:p>2.26380336947577</text:p>
          </table:table-cell>
          <table:table-cell office:value-type="float" office:value="0.049580343067646" calcext:value-type="float">
            <text:p>0.049580343067646</text:p>
          </table:table-cell>
          <table:table-cell office:value-type="float" office:value="0.114153888750931" calcext:value-type="float">
            <text:p>0.114153888750931</text:p>
          </table:table-cell>
          <table:table-cell/>
          <table:table-cell table:formula="of:=[.A290]*[.$L$1]" office:value-type="float" office:value="1.53755867481232" calcext:value-type="float">
            <text:p>1.53755867481232</text:p>
          </table:table-cell>
          <table:table-cell table:formula="of:=[.B290] * [.$L$2]" office:value-type="float" office:value="7.51436457165211" calcext:value-type="float">
            <text:p>7.51436457165211</text:p>
          </table:table-cell>
          <table:table-cell table:formula="of:=[.C290] * [.$L$3]" office:value-type="float" office:value="0.737463839628129" calcext:value-type="float">
            <text:p>0.737463839628129</text:p>
          </table:table-cell>
          <table:table-cell table:formula="of:= [.D290]*[.$L$4]" office:value-type="float" office:value="7.65054557738148" calcext:value-type="float">
            <text:p>7.65054557738148</text:p>
          </table:table-cell>
          <table:table-cell table:number-columns-repeated="13"/>
        </table:table-row>
        <table:table-row table:style-name="ro1">
          <table:table-cell office:value-type="float" office:value="1.29333567619324" calcext:value-type="float">
            <text:p>1.29333567619324</text:p>
          </table:table-cell>
          <table:table-cell office:value-type="float" office:value="2.26143109197328" calcext:value-type="float">
            <text:p>2.26143109197328</text:p>
          </table:table-cell>
          <table:table-cell office:value-type="float" office:value="0.0718054249882698" calcext:value-type="float">
            <text:p>0.07180542498827</text:p>
          </table:table-cell>
          <table:table-cell office:value-type="float" office:value="0.114138462918473" calcext:value-type="float">
            <text:p>0.114138462918473</text:p>
          </table:table-cell>
          <table:table-cell/>
          <table:table-cell table:formula="of:=[.A291]*[.$L$1]" office:value-type="float" office:value="1.29333567619324" calcext:value-type="float">
            <text:p>1.29333567619324</text:p>
          </table:table-cell>
          <table:table-cell table:formula="of:=[.B291] * [.$L$2]" office:value-type="float" office:value="7.50649014304263" calcext:value-type="float">
            <text:p>7.50649014304263</text:p>
          </table:table-cell>
          <table:table-cell table:formula="of:=[.C291] * [.$L$3]" office:value-type="float" office:value="1.06804231559532" calcext:value-type="float">
            <text:p>1.06804231559532</text:p>
          </table:table-cell>
          <table:table-cell table:formula="of:= [.D291]*[.$L$4]" office:value-type="float" office:value="7.64951174458282" calcext:value-type="float">
            <text:p>7.64951174458282</text:p>
          </table:table-cell>
          <table:table-cell table:number-columns-repeated="13"/>
        </table:table-row>
        <table:table-row table:style-name="ro1">
          <table:table-cell office:value-type="float" office:value="0.859968304634094" calcext:value-type="float">
            <text:p>0.859968304634094</text:p>
          </table:table-cell>
          <table:table-cell office:value-type="float" office:value="2.26011687925647" calcext:value-type="float">
            <text:p>2.26011687925647</text:p>
          </table:table-cell>
          <table:table-cell office:value-type="float" office:value="0.05698636546731" calcext:value-type="float">
            <text:p>0.05698636546731</text:p>
          </table:table-cell>
          <table:table-cell office:value-type="float" office:value="0.114049758670997" calcext:value-type="float">
            <text:p>0.114049758670997</text:p>
          </table:table-cell>
          <table:table-cell/>
          <table:table-cell table:formula="of:=[.A292]*[.$L$1]" office:value-type="float" office:value="0.859968304634094" calcext:value-type="float">
            <text:p>0.859968304634094</text:p>
          </table:table-cell>
          <table:table-cell table:formula="of:=[.B292] * [.$L$2]" office:value-type="float" office:value="7.50212780591919" calcext:value-type="float">
            <text:p>7.50212780591919</text:p>
          </table:table-cell>
          <table:table-cell table:formula="of:=[.C292] * [.$L$3]" office:value-type="float" office:value="0.847621885686349" calcext:value-type="float">
            <text:p>0.847621885686349</text:p>
          </table:table-cell>
          <table:table-cell table:formula="of:= [.D292]*[.$L$4]" office:value-type="float" office:value="7.64356682325207" calcext:value-type="float">
            <text:p>7.64356682325207</text:p>
          </table:table-cell>
          <table:table-cell table:number-columns-repeated="13"/>
        </table:table-row>
        <table:table-row table:style-name="ro1">
          <table:table-cell office:value-type="float" office:value="0.8307945728302" calcext:value-type="float">
            <text:p>0.8307945728302</text:p>
          </table:table-cell>
          <table:table-cell office:value-type="float" office:value="2.25934991231011" calcext:value-type="float">
            <text:p>2.25934991231011</text:p>
          </table:table-cell>
          <table:table-cell office:value-type="float" office:value="0.0556285828351975" calcext:value-type="float">
            <text:p>0.055628582835198</text:p>
          </table:table-cell>
          <table:table-cell office:value-type="float" office:value="0.113951228647919" calcext:value-type="float">
            <text:p>0.113951228647919</text:p>
          </table:table-cell>
          <table:table-cell/>
          <table:table-cell table:formula="of:=[.A293]*[.$L$1]" office:value-type="float" office:value="0.8307945728302" calcext:value-type="float">
            <text:p>0.8307945728302</text:p>
          </table:table-cell>
          <table:table-cell table:formula="of:=[.B293] * [.$L$2]" office:value-type="float" office:value="7.49958197118503" calcext:value-type="float">
            <text:p>7.49958197118503</text:p>
          </table:table-cell>
          <table:table-cell table:formula="of:=[.C293] * [.$L$3]" office:value-type="float" office:value="0.82742606751922" calcext:value-type="float">
            <text:p>0.82742606751922</text:p>
          </table:table-cell>
          <table:table-cell table:formula="of:= [.D293]*[.$L$4]" office:value-type="float" office:value="7.63696338257607" calcext:value-type="float">
            <text:p>7.63696338257607</text:p>
          </table:table-cell>
          <table:table-cell table:number-columns-repeated="13"/>
        </table:table-row>
        <table:table-row table:style-name="ro1">
          <table:table-cell office:value-type="float" office:value="0.868969023227692" calcext:value-type="float">
            <text:p>0.868969023227692</text:p>
          </table:table-cell>
          <table:table-cell office:value-type="float" office:value="2.25855169598399" calcext:value-type="float">
            <text:p>2.25855169598399</text:p>
          </table:table-cell>
          <table:table-cell office:value-type="float" office:value="0.0623065084218979" calcext:value-type="float">
            <text:p>0.062306508421898</text:p>
          </table:table-cell>
          <table:table-cell office:value-type="float" office:value="0.113896727593781" calcext:value-type="float">
            <text:p>0.113896727593781</text:p>
          </table:table-cell>
          <table:table-cell/>
          <table:table-cell table:formula="of:=[.A294]*[.$L$1]" office:value-type="float" office:value="0.868969023227692" calcext:value-type="float">
            <text:p>0.868969023227692</text:p>
          </table:table-cell>
          <table:table-cell table:formula="of:=[.B294] * [.$L$2]" office:value-type="float" office:value="7.49693240869989" calcext:value-type="float">
            <text:p>7.49693240869989</text:p>
          </table:table-cell>
          <table:table-cell table:formula="of:=[.C294] * [.$L$3]" office:value-type="float" office:value="0.926754316160014" calcext:value-type="float">
            <text:p>0.926754316160014</text:p>
          </table:table-cell>
          <table:table-cell table:formula="of:= [.D294]*[.$L$4]" office:value-type="float" office:value="7.63331074486695" calcext:value-type="float">
            <text:p>7.63331074486695</text:p>
          </table:table-cell>
          <table:table-cell table:number-columns-repeated="13"/>
        </table:table-row>
        <table:table-row table:style-name="ro1">
          <table:table-cell office:value-type="float" office:value="1.05183458328247" calcext:value-type="float">
            <text:p>1.05183458328247</text:p>
          </table:table-cell>
          <table:table-cell office:value-type="float" office:value="2.25864259597315" calcext:value-type="float">
            <text:p>2.25864259597315</text:p>
          </table:table-cell>
          <table:table-cell office:value-type="float" office:value="0.0821306705474854" calcext:value-type="float">
            <text:p>0.082130670547485</text:p>
          </table:table-cell>
          <table:table-cell office:value-type="float" office:value="0.113851222802696" calcext:value-type="float">
            <text:p>0.113851222802696</text:p>
          </table:table-cell>
          <table:table-cell/>
          <table:table-cell table:formula="of:=[.A295]*[.$L$1]" office:value-type="float" office:value="1.05183458328247" calcext:value-type="float">
            <text:p>1.05183458328247</text:p>
          </table:table-cell>
          <table:table-cell table:formula="of:=[.B295] * [.$L$2]" office:value-type="float" office:value="7.49723413793455" calcext:value-type="float">
            <text:p>7.49723413793455</text:p>
          </table:table-cell>
          <table:table-cell table:formula="of:=[.C295] * [.$L$3]" office:value-type="float" office:value="1.22162122941634" calcext:value-type="float">
            <text:p>1.22162122941634</text:p>
          </table:table-cell>
          <table:table-cell table:formula="of:= [.D295]*[.$L$4]" office:value-type="float" office:value="7.63026103292115" calcext:value-type="float">
            <text:p>7.63026103292115</text:p>
          </table:table-cell>
          <table:table-cell table:number-columns-repeated="13"/>
        </table:table-row>
        <table:table-row table:style-name="ro1">
          <table:table-cell office:value-type="float" office:value="1.01349461078644" calcext:value-type="float">
            <text:p>1.01349461078644</text:p>
          </table:table-cell>
          <table:table-cell office:value-type="float" office:value="2.25765862842314" calcext:value-type="float">
            <text:p>2.25765862842314</text:p>
          </table:table-cell>
          <table:table-cell office:value-type="float" office:value="0.0601456239819527" calcext:value-type="float">
            <text:p>0.060145623981953</text:p>
          </table:table-cell>
          <table:table-cell office:value-type="float" office:value="0.113804112970091" calcext:value-type="float">
            <text:p>0.113804112970091</text:p>
          </table:table-cell>
          <table:table-cell/>
          <table:table-cell table:formula="of:=[.A296]*[.$L$1]" office:value-type="float" office:value="1.01349461078644" calcext:value-type="float">
            <text:p>1.01349461078644</text:p>
          </table:table-cell>
          <table:table-cell table:formula="of:=[.B296] * [.$L$2]" office:value-type="float" office:value="7.49396800139762" calcext:value-type="float">
            <text:p>7.49396800139762</text:p>
          </table:table-cell>
          <table:table-cell table:formula="of:=[.C296] * [.$L$3]" office:value-type="float" office:value="0.894613067482076" calcext:value-type="float">
            <text:p>0.894613067482076</text:p>
          </table:table-cell>
          <table:table-cell table:formula="of:= [.D296]*[.$L$4]" office:value-type="float" office:value="7.62710375176823" calcext:value-type="float">
            <text:p>7.62710375176823</text:p>
          </table:table-cell>
          <table:table-cell table:number-columns-repeated="13"/>
        </table:table-row>
        <table:table-row table:style-name="ro1">
          <table:table-cell office:value-type="float" office:value="1.06856834888458" calcext:value-type="float">
            <text:p>1.06856834888458</text:p>
          </table:table-cell>
          <table:table-cell office:value-type="float" office:value="2.25564870269956" calcext:value-type="float">
            <text:p>2.25564870269956</text:p>
          </table:table-cell>
          <table:table-cell office:value-type="float" office:value="0.0213507171720266" calcext:value-type="float">
            <text:p>0.021350717172027</text:p>
          </table:table-cell>
          <table:table-cell office:value-type="float" office:value="0.113610926808821" calcext:value-type="float">
            <text:p>0.113610926808821</text:p>
          </table:table-cell>
          <table:table-cell/>
          <table:table-cell table:formula="of:=[.A297]*[.$L$1]" office:value-type="float" office:value="1.06856834888458" calcext:value-type="float">
            <text:p>1.06856834888458</text:p>
          </table:table-cell>
          <table:table-cell table:formula="of:=[.B297] * [.$L$2]" office:value-type="float" office:value="7.48729634658319" calcext:value-type="float">
            <text:p>7.48729634658319</text:p>
          </table:table-cell>
          <table:table-cell table:formula="of:=[.C297] * [.$L$3]" office:value-type="float" office:value="0.317573072114778" calcext:value-type="float">
            <text:p>0.317573072114778</text:p>
          </table:table-cell>
          <table:table-cell table:formula="of:= [.D297]*[.$L$4]" office:value-type="float" office:value="7.61415649655078" calcext:value-type="float">
            <text:p>7.61415649655078</text:p>
          </table:table-cell>
          <table:table-cell table:number-columns-repeated="13"/>
        </table:table-row>
        <table:table-row table:style-name="ro1">
          <table:table-cell office:value-type="float" office:value="0.833937585353851" calcext:value-type="float">
            <text:p>0.833937585353851</text:p>
          </table:table-cell>
          <table:table-cell office:value-type="float" office:value="2.25452430903476" calcext:value-type="float">
            <text:p>2.25452430903476</text:p>
          </table:table-cell>
          <table:table-cell office:value-type="float" office:value="0.0585418418049812" calcext:value-type="float">
            <text:p>0.058541841804981</text:p>
          </table:table-cell>
          <table:table-cell office:value-type="float" office:value="0.113558822048479" calcext:value-type="float">
            <text:p>0.113558822048479</text:p>
          </table:table-cell>
          <table:table-cell/>
          <table:table-cell table:formula="of:=[.A298]*[.$L$1]" office:value-type="float" office:value="0.833937585353851" calcext:value-type="float">
            <text:p>0.833937585353851</text:p>
          </table:table-cell>
          <table:table-cell table:formula="of:=[.B298] * [.$L$2]" office:value-type="float" office:value="7.4835640860727" calcext:value-type="float">
            <text:p>7.4835640860727</text:p>
          </table:table-cell>
          <table:table-cell table:formula="of:=[.C298] * [.$L$3]" office:value-type="float" office:value="0.87075822322368" calcext:value-type="float">
            <text:p>0.87075822322368</text:p>
          </table:table-cell>
          <table:table-cell table:formula="of:= [.D298]*[.$L$4]" office:value-type="float" office:value="7.6106644574433" calcext:value-type="float">
            <text:p>7.6106644574433</text:p>
          </table:table-cell>
          <table:table-cell table:number-columns-repeated="13"/>
        </table:table-row>
        <table:table-row table:style-name="ro1">
          <table:table-cell office:value-type="float" office:value="0.906721353530884" calcext:value-type="float">
            <text:p>0.906721353530884</text:p>
          </table:table-cell>
          <table:table-cell office:value-type="float" office:value="2.2538191046245" calcext:value-type="float">
            <text:p>2.2538191046245</text:p>
          </table:table-cell>
          <table:table-cell office:value-type="float" office:value="0.0673771575093269" calcext:value-type="float">
            <text:p>0.067377157509327</text:p>
          </table:table-cell>
          <table:table-cell office:value-type="float" office:value="0.113544191034718" calcext:value-type="float">
            <text:p>0.113544191034718</text:p>
          </table:table-cell>
          <table:table-cell/>
          <table:table-cell table:formula="of:=[.A299]*[.$L$1]" office:value-type="float" office:value="0.906721353530884" calcext:value-type="float">
            <text:p>0.906721353530884</text:p>
          </table:table-cell>
          <table:table-cell table:formula="of:=[.B299] * [.$L$2]" office:value-type="float" office:value="7.48122326305438" calcext:value-type="float">
            <text:p>7.48122326305438</text:p>
          </table:table-cell>
          <table:table-cell table:formula="of:=[.C299] * [.$L$3]" office:value-type="float" office:value="1.00217574558256" calcext:value-type="float">
            <text:p>1.00217574558256</text:p>
          </table:table-cell>
          <table:table-cell table:formula="of:= [.D299]*[.$L$4]" office:value-type="float" office:value="7.6096838930591" calcext:value-type="float">
            <text:p>7.6096838930591</text:p>
          </table:table-cell>
          <table:table-cell table:number-columns-repeated="13"/>
        </table:table-row>
        <table:table-row table:style-name="ro1">
          <table:table-cell office:value-type="float" office:value="1.06271958351135" calcext:value-type="float">
            <text:p>1.06271958351135</text:p>
          </table:table-cell>
          <table:table-cell office:value-type="float" office:value="2.25237054300104" calcext:value-type="float">
            <text:p>2.25237054300104</text:p>
          </table:table-cell>
          <table:table-cell office:value-type="float" office:value="0.0788952931761742" calcext:value-type="float">
            <text:p>0.078895293176174</text:p>
          </table:table-cell>
          <table:table-cell office:value-type="float" office:value="0.113490967314944" calcext:value-type="float">
            <text:p>0.113490967314944</text:p>
          </table:table-cell>
          <table:table-cell/>
          <table:table-cell table:formula="of:=[.A300]*[.$L$1]" office:value-type="float" office:value="1.06271958351135" calcext:value-type="float">
            <text:p>1.06271958351135</text:p>
          </table:table-cell>
          <table:table-cell table:formula="of:=[.B300] * [.$L$2]" office:value-type="float" office:value="7.47641497436202" calcext:value-type="float">
            <text:p>7.47641497436202</text:p>
          </table:table-cell>
          <table:table-cell table:formula="of:=[.C300] * [.$L$3]" office:value-type="float" office:value="1.17349784681614" calcext:value-type="float">
            <text:p>1.17349784681614</text:p>
          </table:table-cell>
          <table:table-cell table:formula="of:= [.D300]*[.$L$4]" office:value-type="float" office:value="7.60611686176145" calcext:value-type="float">
            <text:p>7.60611686176145</text:p>
          </table:table-cell>
          <table:table-cell table:number-columns-repeated="13"/>
        </table:table-row>
        <table:table-row table:style-name="ro1">
          <table:table-cell office:value-type="float" office:value="1.03451919555664" calcext:value-type="float">
            <text:p>1.03451919555664</text:p>
          </table:table-cell>
          <table:table-cell office:value-type="float" office:value="2.25074091971287" calcext:value-type="float">
            <text:p>2.25074091971287</text:p>
          </table:table-cell>
          <table:table-cell office:value-type="float" office:value="0.0770352110266686" calcext:value-type="float">
            <text:p>0.077035211026669</text:p>
          </table:table-cell>
          <table:table-cell office:value-type="float" office:value="0.113444700445584" calcext:value-type="float">
            <text:p>0.113444700445584</text:p>
          </table:table-cell>
          <table:table-cell/>
          <table:table-cell table:formula="of:=[.A301]*[.$L$1]" office:value-type="float" office:value="1.03451919555664" calcext:value-type="float">
            <text:p>1.03451919555664</text:p>
          </table:table-cell>
          <table:table-cell table:formula="of:=[.B301] * [.$L$2]" office:value-type="float" office:value="7.47100567792452" calcext:value-type="float">
            <text:p>7.47100567792452</text:p>
          </table:table-cell>
          <table:table-cell table:formula="of:=[.C301] * [.$L$3]" office:value-type="float" office:value="1.14583076669678" calcext:value-type="float">
            <text:p>1.14583076669678</text:p>
          </table:table-cell>
          <table:table-cell table:formula="of:= [.D301]*[.$L$4]" office:value-type="float" office:value="7.60301607565037" calcext:value-type="float">
            <text:p>7.60301607565037</text:p>
          </table:table-cell>
          <table:table-cell table:number-columns-repeated="13"/>
        </table:table-row>
        <table:table-row table:style-name="ro1">
          <table:table-cell office:value-type="float" office:value="1.03266024589539" calcext:value-type="float">
            <text:p>1.03266024589539</text:p>
          </table:table-cell>
          <table:table-cell office:value-type="float" office:value="2.24966602778572" calcext:value-type="float">
            <text:p>2.24966602778572</text:p>
          </table:table-cell>
          <table:table-cell office:value-type="float" office:value="0.327363073825836" calcext:value-type="float">
            <text:p>0.327363073825836</text:p>
          </table:table-cell>
          <table:table-cell office:value-type="float" office:value="0.113545081893044" calcext:value-type="float">
            <text:p>0.113545081893044</text:p>
          </table:table-cell>
          <table:table-cell/>
          <table:table-cell table:formula="of:=[.A302]*[.$L$1]" office:value-type="float" office:value="1.03266024589539" calcext:value-type="float">
            <text:p>1.03266024589539</text:p>
          </table:table-cell>
          <table:table-cell table:formula="of:=[.B302] * [.$L$2]" office:value-type="float" office:value="7.46743773120058" calcext:value-type="float">
            <text:p>7.46743773120058</text:p>
          </table:table-cell>
          <table:table-cell table:formula="of:=[.C302] * [.$L$3]" office:value-type="float" office:value="4.86923676681066" calcext:value-type="float">
            <text:p>4.86923676681066</text:p>
          </table:table-cell>
          <table:table-cell table:formula="of:= [.D302]*[.$L$4]" office:value-type="float" office:value="7.60974359800919" calcext:value-type="float">
            <text:p>7.60974359800919</text:p>
          </table:table-cell>
          <table:table-cell table:number-columns-repeated="13"/>
        </table:table-row>
        <table:table-row table:style-name="ro1">
          <table:table-cell office:value-type="float" office:value="0.979996621608734" calcext:value-type="float">
            <text:p>0.979996621608734</text:p>
          </table:table-cell>
          <table:table-cell office:value-type="float" office:value="2.24772128950885" calcext:value-type="float">
            <text:p>2.24772128950885</text:p>
          </table:table-cell>
          <table:table-cell office:value-type="float" office:value="0.0706941112875938" calcext:value-type="float">
            <text:p>0.070694111287594</text:p>
          </table:table-cell>
          <table:table-cell office:value-type="float" office:value="0.113410623282874" calcext:value-type="float">
            <text:p>0.113410623282874</text:p>
          </table:table-cell>
          <table:table-cell/>
          <table:table-cell table:formula="of:=[.A303]*[.$L$1]" office:value-type="float" office:value="0.979996621608734" calcext:value-type="float">
            <text:p>0.979996621608734</text:p>
          </table:table-cell>
          <table:table-cell table:formula="of:=[.B303] * [.$L$2]" office:value-type="float" office:value="7.46098245659243" calcext:value-type="float">
            <text:p>7.46098245659243</text:p>
          </table:table-cell>
          <table:table-cell table:formula="of:=[.C303] * [.$L$3]" office:value-type="float" office:value="1.05151250523048" calcext:value-type="float">
            <text:p>1.05151250523048</text:p>
          </table:table-cell>
          <table:table-cell table:formula="of:= [.D303]*[.$L$4]" office:value-type="float" office:value="7.60073223854842" calcext:value-type="float">
            <text:p>7.60073223854842</text:p>
          </table:table-cell>
          <table:table-cell table:number-columns-repeated="13"/>
        </table:table-row>
        <table:table-row table:style-name="ro1">
          <table:table-cell office:value-type="float" office:value="12.8744401931763" calcext:value-type="float">
            <text:p>12.8744401931763</text:p>
          </table:table-cell>
          <table:table-cell office:value-type="float" office:value="2.25148036281968" calcext:value-type="float">
            <text:p>2.25148036281968</text:p>
          </table:table-cell>
          <table:table-cell office:value-type="float" office:value="0.0600045435130596" calcext:value-type="float">
            <text:p>0.06000454351306</text:p>
          </table:table-cell>
          <table:table-cell office:value-type="float" office:value="0.113284422821277" calcext:value-type="float">
            <text:p>0.113284422821277</text:p>
          </table:table-cell>
          <table:table-cell/>
          <table:table-cell table:formula="of:=[.A304]*[.$L$1]" office:value-type="float" office:value="12.8744401931763" calcext:value-type="float">
            <text:p>12.8744401931763</text:p>
          </table:table-cell>
          <table:table-cell table:formula="of:=[.B304] * [.$L$2]" office:value-type="float" office:value="7.47346015129418" calcext:value-type="float">
            <text:p>7.47346015129418</text:p>
          </table:table-cell>
          <table:table-cell table:formula="of:=[.C304] * [.$L$3]" office:value-type="float" office:value="0.892514620035989" calcext:value-type="float">
            <text:p>0.892514620035989</text:p>
          </table:table-cell>
          <table:table-cell table:formula="of:= [.D304]*[.$L$4]" office:value-type="float" office:value="7.59227433672923" calcext:value-type="float">
            <text:p>7.59227433672923</text:p>
          </table:table-cell>
          <table:table-cell table:number-columns-repeated="13"/>
        </table:table-row>
        <table:table-row table:style-name="ro1">
          <table:table-cell office:value-type="float" office:value="0.945960938930512" calcext:value-type="float">
            <text:p>0.945960938930512</text:p>
          </table:table-cell>
          <table:table-cell office:value-type="float" office:value="2.24993190464167" calcext:value-type="float">
            <text:p>2.24993190464167</text:p>
          </table:table-cell>
          <table:table-cell office:value-type="float" office:value="0.0463066063821316" calcext:value-type="float">
            <text:p>0.046306606382132</text:p>
          </table:table-cell>
          <table:table-cell office:value-type="float" office:value="0.11321662954037" calcext:value-type="float">
            <text:p>0.11321662954037</text:p>
          </table:table-cell>
          <table:table-cell/>
          <table:table-cell table:formula="of:=[.A305]*[.$L$1]" office:value-type="float" office:value="0.945960938930512" calcext:value-type="float">
            <text:p>0.945960938930512</text:p>
          </table:table-cell>
          <table:table-cell table:formula="of:=[.B305] * [.$L$2]" office:value-type="float" office:value="7.46832027058261" calcext:value-type="float">
            <text:p>7.46832027058261</text:p>
          </table:table-cell>
          <table:table-cell table:formula="of:=[.C305] * [.$L$3]" office:value-type="float" office:value="0.688769896088106" calcext:value-type="float">
            <text:p>0.688769896088106</text:p>
          </table:table-cell>
          <table:table-cell table:formula="of:= [.D305]*[.$L$4]" office:value-type="float" office:value="7.58773085957663" calcext:value-type="float">
            <text:p>7.58773085957663</text:p>
          </table:table-cell>
          <table:table-cell table:number-columns-repeated="13"/>
        </table:table-row>
        <table:table-row table:style-name="ro1">
          <table:table-cell office:value-type="float" office:value="1.0513619184494" calcext:value-type="float">
            <text:p>1.0513619184494</text:p>
          </table:table-cell>
          <table:table-cell office:value-type="float" office:value="2.24767995640722" calcext:value-type="float">
            <text:p>2.24767995640722</text:p>
          </table:table-cell>
          <table:table-cell office:value-type="float" office:value="1.03153491020203" calcext:value-type="float">
            <text:p>1.03153491020203</text:p>
          </table:table-cell>
          <table:table-cell office:value-type="float" office:value="0.113341653834395" calcext:value-type="float">
            <text:p>0.113341653834395</text:p>
          </table:table-cell>
          <table:table-cell/>
          <table:table-cell table:formula="of:=[.A306]*[.$L$1]" office:value-type="float" office:value="1.0513619184494" calcext:value-type="float">
            <text:p>1.0513619184494</text:p>
          </table:table-cell>
          <table:table-cell table:formula="of:=[.B306] * [.$L$2]" office:value-type="float" office:value="7.4608452573998" calcext:value-type="float">
            <text:p>7.4608452573998</text:p>
          </table:table-cell>
          <table:table-cell table:formula="of:=[.C306] * [.$L$3]" office:value-type="float" office:value="15.3431712755626" calcext:value-type="float">
            <text:p>15.3431712755626</text:p>
          </table:table-cell>
          <table:table-cell table:formula="of:= [.D306]*[.$L$4]" office:value-type="float" office:value="7.59610993514022" calcext:value-type="float">
            <text:p>7.59610993514022</text:p>
          </table:table-cell>
          <table:table-cell table:number-columns-repeated="13"/>
        </table:table-row>
        <table:table-row table:style-name="ro1">
          <table:table-cell office:value-type="float" office:value="0.993230044841766" calcext:value-type="float">
            <text:p>0.993230044841766</text:p>
          </table:table-cell>
          <table:table-cell office:value-type="float" office:value="2.24555460753119" calcext:value-type="float">
            <text:p>2.24555460753119</text:p>
          </table:table-cell>
          <table:table-cell office:value-type="float" office:value="0.804458200931549" calcext:value-type="float">
            <text:p>0.804458200931549</text:p>
          </table:table-cell>
          <table:table-cell office:value-type="float" office:value="0.113495443493842" calcext:value-type="float">
            <text:p>0.113495443493842</text:p>
          </table:table-cell>
          <table:table-cell/>
          <table:table-cell table:formula="of:=[.A307]*[.$L$1]" office:value-type="float" office:value="0.993230044841766" calcext:value-type="float">
            <text:p>0.993230044841766</text:p>
          </table:table-cell>
          <table:table-cell table:formula="of:=[.B307] * [.$L$2]" office:value-type="float" office:value="7.45379047229267" calcext:value-type="float">
            <text:p>7.45379047229267</text:p>
          </table:table-cell>
          <table:table-cell table:formula="of:=[.C307] * [.$L$3]" office:value-type="float" office:value="11.9656056608945" calcext:value-type="float">
            <text:p>11.9656056608945</text:p>
          </table:table-cell>
          <table:table-cell table:formula="of:= [.D307]*[.$L$4]" office:value-type="float" office:value="7.6064168533872" calcext:value-type="float">
            <text:p>7.6064168533872</text:p>
          </table:table-cell>
          <table:table-cell table:number-columns-repeated="13"/>
        </table:table-row>
        <table:table-row table:style-name="ro1">
          <table:table-cell office:value-type="float" office:value="1.82467699050903" calcext:value-type="float">
            <text:p>1.82467699050903</text:p>
          </table:table-cell>
          <table:table-cell office:value-type="float" office:value="2.24588088691942" calcext:value-type="float">
            <text:p>2.24588088691942</text:p>
          </table:table-cell>
          <table:table-cell office:value-type="float" office:value="0.0589992851018906" calcext:value-type="float">
            <text:p>0.058999285101891</text:p>
          </table:table-cell>
          <table:table-cell office:value-type="float" office:value="0.113331770467334" calcext:value-type="float">
            <text:p>0.113331770467334</text:p>
          </table:table-cell>
          <table:table-cell/>
          <table:table-cell table:formula="of:=[.A308]*[.$L$1]" office:value-type="float" office:value="1.82467699050903" calcext:value-type="float">
            <text:p>1.82467699050903</text:p>
          </table:table-cell>
          <table:table-cell table:formula="of:=[.B308] * [.$L$2]" office:value-type="float" office:value="7.45487350905658" calcext:value-type="float">
            <text:p>7.45487350905658</text:p>
          </table:table-cell>
          <table:table-cell table:formula="of:=[.C308] * [.$L$3]" office:value-type="float" office:value="0.877562288489841" calcext:value-type="float">
            <text:p>0.877562288489841</text:p>
          </table:table-cell>
          <table:table-cell table:formula="of:= [.D308]*[.$L$4]" office:value-type="float" office:value="7.59544755603961" calcext:value-type="float">
            <text:p>7.59544755603961</text:p>
          </table:table-cell>
          <table:table-cell table:number-columns-repeated="13"/>
        </table:table-row>
        <table:table-row table:style-name="ro1">
          <table:table-cell office:value-type="float" office:value="1.73975563049316" calcext:value-type="float">
            <text:p>1.73975563049316</text:p>
          </table:table-cell>
          <table:table-cell office:value-type="float" office:value="2.24484048251769" calcext:value-type="float">
            <text:p>2.24484048251769</text:p>
          </table:table-cell>
          <table:table-cell office:value-type="float" office:value="11.3182144165039" calcext:value-type="float">
            <text:p>11.3182144165039</text:p>
          </table:table-cell>
          <table:table-cell office:value-type="float" office:value="0.114055090707178" calcext:value-type="float">
            <text:p>0.114055090707178</text:p>
          </table:table-cell>
          <table:table-cell/>
          <table:table-cell table:formula="of:=[.A309]*[.$L$1]" office:value-type="float" office:value="1.73975563049316" calcext:value-type="float">
            <text:p>1.73975563049316</text:p>
          </table:table-cell>
          <table:table-cell table:formula="of:=[.B309] * [.$L$2]" office:value-type="float" office:value="7.45142003863508" calcext:value-type="float">
            <text:p>7.45142003863508</text:p>
          </table:table-cell>
          <table:table-cell table:formula="of:=[.C309] * [.$L$3]" office:value-type="float" office:value="168.348449100913" calcext:value-type="float">
            <text:p>168.348449100913</text:p>
          </table:table-cell>
          <table:table-cell table:formula="of:= [.D309]*[.$L$4]" office:value-type="float" office:value="7.64392417407268" calcext:value-type="float">
            <text:p>7.64392417407268</text:p>
          </table:table-cell>
          <table:table-cell table:number-columns-repeated="13"/>
        </table:table-row>
        <table:table-row table:style-name="ro1">
          <table:table-cell office:value-type="float" office:value="1.22989964485168" calcext:value-type="float">
            <text:p>1.22989964485168</text:p>
          </table:table-cell>
          <table:table-cell office:value-type="float" office:value="2.24399801338958" calcext:value-type="float">
            <text:p>2.24399801338958</text:p>
          </table:table-cell>
          <table:table-cell office:value-type="float" office:value="0.974065780639648" calcext:value-type="float">
            <text:p>0.974065780639648</text:p>
          </table:table-cell>
          <table:table-cell office:value-type="float" office:value="0.114275930596427" calcext:value-type="float">
            <text:p>0.114275930596427</text:p>
          </table:table-cell>
          <table:table-cell/>
          <table:table-cell table:formula="of:=[.A310]*[.$L$1]" office:value-type="float" office:value="1.22989964485168" calcext:value-type="float">
            <text:p>1.22989964485168</text:p>
          </table:table-cell>
          <table:table-cell table:formula="of:=[.B310] * [.$L$2]" office:value-type="float" office:value="7.4486235854385" calcext:value-type="float">
            <text:p>7.4486235854385</text:p>
          </table:table-cell>
          <table:table-cell table:formula="of:=[.C310] * [.$L$3]" office:value-type="float" office:value="14.4883687000876" calcext:value-type="float">
            <text:p>14.4883687000876</text:p>
          </table:table-cell>
          <table:table-cell table:formula="of:= [.D310]*[.$L$4]" office:value-type="float" office:value="7.65872477049996" calcext:value-type="float">
            <text:p>7.65872477049996</text:p>
          </table:table-cell>
          <table:table-cell table:number-columns-repeated="13"/>
        </table:table-row>
        <table:table-row table:style-name="ro1">
          <table:table-cell office:value-type="float" office:value="7.85193967819214" calcext:value-type="float">
            <text:p>7.85193967819214</text:p>
          </table:table-cell>
          <table:table-cell office:value-type="float" office:value="2.24474269494727" calcext:value-type="float">
            <text:p>2.24474269494727</text:p>
          </table:table-cell>
          <table:table-cell office:value-type="float" office:value="0.026641895994544" calcext:value-type="float">
            <text:p>0.026641895994544</text:p>
          </table:table-cell>
          <table:table-cell office:value-type="float" office:value="0.113995126671144" calcext:value-type="float">
            <text:p>0.113995126671144</text:p>
          </table:table-cell>
          <table:table-cell/>
          <table:table-cell table:formula="of:=[.A311]*[.$L$1]" office:value-type="float" office:value="7.85193967819214" calcext:value-type="float">
            <text:p>7.85193967819214</text:p>
          </table:table-cell>
          <table:table-cell table:formula="of:=[.B311] * [.$L$2]" office:value-type="float" office:value="7.45109544708062" calcext:value-type="float">
            <text:p>7.45109544708062</text:p>
          </table:table-cell>
          <table:table-cell table:formula="of:=[.C311] * [.$L$3]" office:value-type="float" office:value="0.396274686689911" calcext:value-type="float">
            <text:p>0.396274686689911</text:p>
          </table:table-cell>
          <table:table-cell table:formula="of:= [.D311]*[.$L$4]" office:value-type="float" office:value="7.63990540961619" calcext:value-type="float">
            <text:p>7.63990540961619</text:p>
          </table:table-cell>
          <table:table-cell table:number-columns-repeated="13"/>
        </table:table-row>
        <table:table-row table:style-name="ro1">
          <table:table-cell office:value-type="float" office:value="1.17208623886108" calcext:value-type="float">
            <text:p>1.17208623886108</text:p>
          </table:table-cell>
          <table:table-cell office:value-type="float" office:value="2.24234217403337" calcext:value-type="float">
            <text:p>2.24234217403337</text:p>
          </table:table-cell>
          <table:table-cell office:value-type="float" office:value="2.29049563407898" calcext:value-type="float">
            <text:p>2.29049563407898</text:p>
          </table:table-cell>
          <table:table-cell office:value-type="float" office:value="0.11442442652696" calcext:value-type="float">
            <text:p>0.11442442652696</text:p>
          </table:table-cell>
          <table:table-cell/>
          <table:table-cell table:formula="of:=[.A312]*[.$L$1]" office:value-type="float" office:value="1.17208623886108" calcext:value-type="float">
            <text:p>1.17208623886108</text:p>
          </table:table-cell>
          <table:table-cell table:formula="of:=[.B312] * [.$L$2]" office:value-type="float" office:value="7.44312726859298" calcext:value-type="float">
            <text:p>7.44312726859298</text:p>
          </table:table-cell>
          <table:table-cell table:formula="of:=[.C312] * [.$L$3]" office:value-type="float" office:value="34.0691007856624" calcext:value-type="float">
            <text:p>34.0691007856624</text:p>
          </table:table-cell>
          <table:table-cell table:formula="of:= [.D312]*[.$L$4]" office:value-type="float" office:value="7.66867690526321" calcext:value-type="float">
            <text:p>7.66867690526321</text:p>
          </table:table-cell>
          <table:table-cell table:number-columns-repeated="13"/>
        </table:table-row>
        <table:table-row table:style-name="ro1">
          <table:table-cell office:value-type="float" office:value="1.009805560112" calcext:value-type="float">
            <text:p>1.009805560112</text:p>
          </table:table-cell>
          <table:table-cell office:value-type="float" office:value="2.24064066802682" calcext:value-type="float">
            <text:p>2.24064066802682</text:p>
          </table:table-cell>
          <table:table-cell office:value-type="float" office:value="1.69774270057678" calcext:value-type="float">
            <text:p>1.69774270057678</text:p>
          </table:table-cell>
          <table:table-cell office:value-type="float" office:value="0.114720859097441" calcext:value-type="float">
            <text:p>0.114720859097441</text:p>
          </table:table-cell>
          <table:table-cell/>
          <table:table-cell table:formula="of:=[.A313]*[.$L$1]" office:value-type="float" office:value="1.009805560112" calcext:value-type="float">
            <text:p>1.009805560112</text:p>
          </table:table-cell>
          <table:table-cell table:formula="of:=[.B313] * [.$L$2]" office:value-type="float" office:value="7.43747936797295" calcext:value-type="float">
            <text:p>7.43747936797295</text:p>
          </table:table-cell>
          <table:table-cell table:formula="of:=[.C313] * [.$L$3]" office:value-type="float" office:value="25.2524241100905" calcext:value-type="float">
            <text:p>25.2524241100905</text:p>
          </table:table-cell>
          <table:table-cell table:formula="of:= [.D313]*[.$L$4]" office:value-type="float" office:value="7.68854369137012" calcext:value-type="float">
            <text:p>7.68854369137012</text:p>
          </table:table-cell>
          <table:table-cell table:number-columns-repeated="13"/>
        </table:table-row>
        <table:table-row table:style-name="ro1">
          <table:table-cell office:value-type="float" office:value="1.71942591667175" calcext:value-type="float">
            <text:p>1.71942591667175</text:p>
          </table:table-cell>
          <table:table-cell office:value-type="float" office:value="2.23917738043646" calcext:value-type="float">
            <text:p>2.23917738043646</text:p>
          </table:table-cell>
          <table:table-cell office:value-type="float" office:value="0.0725511237978935" calcext:value-type="float">
            <text:p>0.072551123797894</text:p>
          </table:table-cell>
          <table:table-cell office:value-type="float" office:value="0.114671883344025" calcext:value-type="float">
            <text:p>0.114671883344025</text:p>
          </table:table-cell>
          <table:table-cell/>
          <table:table-cell table:formula="of:=[.A314]*[.$L$1]" office:value-type="float" office:value="1.71942591667175" calcext:value-type="float">
            <text:p>1.71942591667175</text:p>
          </table:table-cell>
          <table:table-cell table:formula="of:=[.B314] * [.$L$2]" office:value-type="float" office:value="7.43262219858473" calcext:value-type="float">
            <text:p>7.43262219858473</text:p>
          </table:table-cell>
          <table:table-cell table:formula="of:=[.C314] * [.$L$3]" office:value-type="float" office:value="1.07913392717616" calcext:value-type="float">
            <text:p>1.07913392717616</text:p>
          </table:table-cell>
          <table:table-cell table:formula="of:= [.D314]*[.$L$4]" office:value-type="float" office:value="7.68526135698976" calcext:value-type="float">
            <text:p>7.68526135698976</text:p>
          </table:table-cell>
          <table:table-cell table:number-columns-repeated="13"/>
        </table:table-row>
        <table:table-row table:style-name="ro1">
          <table:table-cell office:value-type="float" office:value="24.3490524291992" calcext:value-type="float">
            <text:p>24.3490524291992</text:p>
          </table:table-cell>
          <table:table-cell office:value-type="float" office:value="2.2456430622423" calcext:value-type="float">
            <text:p>2.2456430622423</text:p>
          </table:table-cell>
          <table:table-cell office:value-type="float" office:value="0.0614231303334236" calcext:value-type="float">
            <text:p>0.061423130333424</text:p>
          </table:table-cell>
          <table:table-cell office:value-type="float" office:value="0.11461795281566" calcext:value-type="float">
            <text:p>0.11461795281566</text:p>
          </table:table-cell>
          <table:table-cell/>
          <table:table-cell table:formula="of:=[.A315]*[.$L$1]" office:value-type="float" office:value="24.3490524291992" calcext:value-type="float">
            <text:p>24.3490524291992</text:p>
          </table:table-cell>
          <table:table-cell table:formula="of:=[.B315] * [.$L$2]" office:value-type="float" office:value="7.45408408478407" calcext:value-type="float">
            <text:p>7.45408408478407</text:p>
          </table:table-cell>
          <table:table-cell table:formula="of:=[.C315] * [.$L$3]" office:value-type="float" office:value="0.91361484683281" calcext:value-type="float">
            <text:p>0.91361484683281</text:p>
          </table:table-cell>
          <table:table-cell table:formula="of:= [.D315]*[.$L$4]" office:value-type="float" office:value="7.68164695567776" calcext:value-type="float">
            <text:p>7.68164695567776</text:p>
          </table:table-cell>
          <table:table-cell table:number-columns-repeated="13"/>
        </table:table-row>
        <table:table-row table:style-name="ro1">
          <table:table-cell office:value-type="float" office:value="1.0983874797821" calcext:value-type="float">
            <text:p>1.0983874797821</text:p>
          </table:table-cell>
          <table:table-cell office:value-type="float" office:value="2.24566990064307" calcext:value-type="float">
            <text:p>2.24566990064307</text:p>
          </table:table-cell>
          <table:table-cell office:value-type="float" office:value="0.0522485785186291" calcext:value-type="float">
            <text:p>0.052248578518629</text:p>
          </table:table-cell>
          <table:table-cell office:value-type="float" office:value="0.114590464840015" calcext:value-type="float">
            <text:p>0.114590464840015</text:p>
          </table:table-cell>
          <table:table-cell/>
          <table:table-cell table:formula="of:=[.A316]*[.$L$1]" office:value-type="float" office:value="1.0983874797821" calcext:value-type="float">
            <text:p>1.0983874797821</text:p>
          </table:table-cell>
          <table:table-cell table:formula="of:=[.B316] * [.$L$2]" office:value-type="float" office:value="7.45417317093469" calcext:value-type="float">
            <text:p>7.45417317093469</text:p>
          </table:table-cell>
          <table:table-cell table:formula="of:=[.C316] * [.$L$3]" office:value-type="float" office:value="0.777151486767423" calcext:value-type="float">
            <text:p>0.777151486767423</text:p>
          </table:table-cell>
          <table:table-cell table:formula="of:= [.D316]*[.$L$4]" office:value-type="float" office:value="7.67980472311957" calcext:value-type="float">
            <text:p>7.67980472311957</text:p>
          </table:table-cell>
          <table:table-cell table:number-columns-repeated="13"/>
        </table:table-row>
        <table:table-row table:style-name="ro1">
          <table:table-cell office:value-type="float" office:value="2.45358037948608" calcext:value-type="float">
            <text:p>2.45358037948608</text:p>
          </table:table-cell>
          <table:table-cell office:value-type="float" office:value="2.24350942332194" calcext:value-type="float">
            <text:p>2.24350942332194</text:p>
          </table:table-cell>
          <table:table-cell office:value-type="float" office:value="0.0733054652810097" calcext:value-type="float">
            <text:p>0.07330546528101</text:p>
          </table:table-cell>
          <table:table-cell office:value-type="float" office:value="0.114544667119046" calcext:value-type="float">
            <text:p>0.114544667119046</text:p>
          </table:table-cell>
          <table:table-cell/>
          <table:table-cell table:formula="of:=[.A317]*[.$L$1]" office:value-type="float" office:value="2.45358037948608" calcext:value-type="float">
            <text:p>2.45358037948608</text:p>
          </table:table-cell>
          <table:table-cell table:formula="of:=[.B317] * [.$L$2]" office:value-type="float" office:value="7.44700178208588" calcext:value-type="float">
            <text:p>7.44700178208588</text:p>
          </table:table-cell>
          <table:table-cell table:formula="of:=[.C317] * [.$L$3]" office:value-type="float" office:value="1.0903540908965" calcext:value-type="float">
            <text:p>1.0903540908965</text:p>
          </table:table-cell>
          <table:table-cell table:formula="of:= [.D317]*[.$L$4]" office:value-type="float" office:value="7.67673537913621" calcext:value-type="float">
            <text:p>7.67673537913621</text:p>
          </table:table-cell>
          <table:table-cell table:number-columns-repeated="13"/>
        </table:table-row>
        <table:table-row table:style-name="ro1">
          <table:table-cell office:value-type="float" office:value="0.969605803489685" calcext:value-type="float">
            <text:p>0.969605803489685</text:p>
          </table:table-cell>
          <table:table-cell office:value-type="float" office:value="2.24269436380639" calcext:value-type="float">
            <text:p>2.24269436380639</text:p>
          </table:table-cell>
          <table:table-cell office:value-type="float" office:value="0.0502226389944553" calcext:value-type="float">
            <text:p>0.050222638994455</text:p>
          </table:table-cell>
          <table:table-cell office:value-type="float" office:value="0.114520467647949" calcext:value-type="float">
            <text:p>0.114520467647949</text:p>
          </table:table-cell>
          <table:table-cell/>
          <table:table-cell table:formula="of:=[.A318]*[.$L$1]" office:value-type="float" office:value="0.969605803489685" calcext:value-type="float">
            <text:p>0.969605803489685</text:p>
          </table:table-cell>
          <table:table-cell table:formula="of:=[.B318] * [.$L$2]" office:value-type="float" office:value="7.44429631109399" calcext:value-type="float">
            <text:p>7.44429631109399</text:p>
          </table:table-cell>
          <table:table-cell table:formula="of:=[.C318] * [.$L$3]" office:value-type="float" office:value="0.747017424598609" calcext:value-type="float">
            <text:p>0.747017424598609</text:p>
          </table:table-cell>
          <table:table-cell table:formula="of:= [.D318]*[.$L$4]" office:value-type="float" office:value="7.67511354076876" calcext:value-type="float">
            <text:p>7.67511354076876</text:p>
          </table:table-cell>
          <table:table-cell table:number-columns-repeated="13"/>
        </table:table-row>
        <table:table-row table:style-name="ro1">
          <table:table-cell office:value-type="float" office:value="1.01649940013886" calcext:value-type="float">
            <text:p>1.01649940013886</text:p>
          </table:table-cell>
          <table:table-cell office:value-type="float" office:value="2.24171220458844" calcext:value-type="float">
            <text:p>2.24171220458844</text:p>
          </table:table-cell>
          <table:table-cell office:value-type="float" office:value="0.129619807004929" calcext:value-type="float">
            <text:p>0.129619807004929</text:p>
          </table:table-cell>
          <table:table-cell office:value-type="float" office:value="0.114615133423977" calcext:value-type="float">
            <text:p>0.114615133423977</text:p>
          </table:table-cell>
          <table:table-cell/>
          <table:table-cell table:formula="of:=[.A319]*[.$L$1]" office:value-type="float" office:value="1.01649940013886" calcext:value-type="float">
            <text:p>1.01649940013886</text:p>
          </table:table-cell>
          <table:table-cell table:formula="of:=[.B319] * [.$L$2]" office:value-type="float" office:value="7.44103617705115" calcext:value-type="float">
            <text:p>7.44103617705115</text:p>
          </table:table-cell>
          <table:table-cell table:formula="of:=[.C319] * [.$L$3]" office:value-type="float" office:value="1.92798021658082" calcext:value-type="float">
            <text:p>1.92798021658082</text:p>
          </table:table-cell>
          <table:table-cell table:formula="of:= [.D319]*[.$L$4]" office:value-type="float" office:value="7.68145800123385" calcext:value-type="float">
            <text:p>7.68145800123385</text:p>
          </table:table-cell>
          <table:table-cell table:number-columns-repeated="13"/>
        </table:table-row>
        <table:table-row table:style-name="ro1">
          <table:table-cell office:value-type="float" office:value="1.30155456066132" calcext:value-type="float">
            <text:p>1.30155456066132</text:p>
          </table:table-cell>
          <table:table-cell office:value-type="float" office:value="2.24005957608185" calcext:value-type="float">
            <text:p>2.24005957608185</text:p>
          </table:table-cell>
          <table:table-cell office:value-type="float" office:value="0.0661052390933037" calcext:value-type="float">
            <text:p>0.066105239093304</text:p>
          </table:table-cell>
          <table:table-cell office:value-type="float" office:value="0.114611277700676" calcext:value-type="float">
            <text:p>0.114611277700676</text:p>
          </table:table-cell>
          <table:table-cell/>
          <table:table-cell table:formula="of:=[.A320]*[.$L$1]" office:value-type="float" office:value="1.30155456066132" calcext:value-type="float">
            <text:p>1.30155456066132</text:p>
          </table:table-cell>
          <table:table-cell table:formula="of:=[.B320] * [.$L$2]" office:value-type="float" office:value="7.43555051815188" calcext:value-type="float">
            <text:p>7.43555051815188</text:p>
          </table:table-cell>
          <table:table-cell table:formula="of:=[.C320] * [.$L$3]" office:value-type="float" office:value="0.983257081839264" calcext:value-type="float">
            <text:p>0.983257081839264</text:p>
          </table:table-cell>
          <table:table-cell table:formula="of:= [.D320]*[.$L$4]" office:value-type="float" office:value="7.68119959228106" calcext:value-type="float">
            <text:p>7.68119959228106</text:p>
          </table:table-cell>
          <table:table-cell table:number-columns-repeated="13"/>
        </table:table-row>
        <table:table-row table:style-name="ro1">
          <table:table-cell office:value-type="float" office:value="15.0583591461182" calcext:value-type="float">
            <text:p>15.0583591461182</text:p>
          </table:table-cell>
          <table:table-cell office:value-type="float" office:value="2.24429557519712" calcext:value-type="float">
            <text:p>2.24429557519712</text:p>
          </table:table-cell>
          <table:table-cell office:value-type="float" office:value="0.0705369189381599" calcext:value-type="float">
            <text:p>0.07053691893816</text:p>
          </table:table-cell>
          <table:table-cell office:value-type="float" office:value="0.114511518351177" calcext:value-type="float">
            <text:p>0.114511518351177</text:p>
          </table:table-cell>
          <table:table-cell/>
          <table:table-cell table:formula="of:=[.A321]*[.$L$1]" office:value-type="float" office:value="15.0583591461182" calcext:value-type="float">
            <text:p>15.0583591461182</text:p>
          </table:table-cell>
          <table:table-cell table:formula="of:=[.B321] * [.$L$2]" office:value-type="float" office:value="7.44961129838859" calcext:value-type="float">
            <text:p>7.44961129838859</text:p>
          </table:table-cell>
          <table:table-cell table:formula="of:=[.C321] * [.$L$3]" office:value-type="float" office:value="1.04917440778296" calcext:value-type="float">
            <text:p>1.04917440778296</text:p>
          </table:table-cell>
          <table:table-cell table:formula="of:= [.D321]*[.$L$4]" office:value-type="float" office:value="7.67451376266577" calcext:value-type="float">
            <text:p>7.67451376266577</text:p>
          </table:table-cell>
          <table:table-cell table:number-columns-repeated="13"/>
        </table:table-row>
        <table:table-row table:style-name="ro1">
          <table:table-cell office:value-type="float" office:value="0.948496162891388" calcext:value-type="float">
            <text:p>0.948496162891388</text:p>
          </table:table-cell>
          <table:table-cell office:value-type="float" office:value="2.24280738845742" calcext:value-type="float">
            <text:p>2.24280738845742</text:p>
          </table:table-cell>
          <table:table-cell office:value-type="float" office:value="0.0540621019899845" calcext:value-type="float">
            <text:p>0.054062101989985</text:p>
          </table:table-cell>
          <table:table-cell office:value-type="float" office:value="0.11445153565254" calcext:value-type="float">
            <text:p>0.11445153565254</text:p>
          </table:table-cell>
          <table:table-cell/>
          <table:table-cell table:formula="of:=[.A322]*[.$L$1]" office:value-type="float" office:value="0.948496162891388" calcext:value-type="float">
            <text:p>0.948496162891388</text:p>
          </table:table-cell>
          <table:table-cell table:formula="of:=[.B322] * [.$L$2]" office:value-type="float" office:value="7.44467147991161" calcext:value-type="float">
            <text:p>7.44467147991161</text:p>
          </table:table-cell>
          <table:table-cell table:formula="of:=[.C322] * [.$L$3]" office:value-type="float" office:value="0.804126047645648" calcext:value-type="float">
            <text:p>0.804126047645648</text:p>
          </table:table-cell>
          <table:table-cell table:formula="of:= [.D322]*[.$L$4]" office:value-type="float" office:value="7.67049374744952" calcext:value-type="float">
            <text:p>7.67049374744952</text:p>
          </table:table-cell>
          <table:table-cell table:number-columns-repeated="13"/>
        </table:table-row>
        <table:table-row table:style-name="ro1">
          <table:table-cell office:value-type="float" office:value="1.50317227840424" calcext:value-type="float">
            <text:p>1.50317227840424</text:p>
          </table:table-cell>
          <table:table-cell office:value-type="float" office:value="2.24139561012812" calcext:value-type="float">
            <text:p>2.24139561012812</text:p>
          </table:table-cell>
          <table:table-cell office:value-type="float" office:value="0.0952157005667686" calcext:value-type="float">
            <text:p>0.095215700566769</text:p>
          </table:table-cell>
          <table:table-cell office:value-type="float" office:value="0.114393414453998" calcext:value-type="float">
            <text:p>0.114393414453998</text:p>
          </table:table-cell>
          <table:table-cell/>
          <table:table-cell table:formula="of:=[.A323]*[.$L$1]" office:value-type="float" office:value="1.50317227840424" calcext:value-type="float">
            <text:p>1.50317227840424</text:p>
          </table:table-cell>
          <table:table-cell table:formula="of:=[.B323] * [.$L$2]" office:value-type="float" office:value="7.43998528799061" calcext:value-type="float">
            <text:p>7.43998528799061</text:p>
          </table:table-cell>
          <table:table-cell table:formula="of:=[.C323] * [.$L$3]" office:value-type="float" office:value="1.41624950107844" calcext:value-type="float">
            <text:p>1.41624950107844</text:p>
          </table:table-cell>
          <table:table-cell table:formula="of:= [.D323]*[.$L$4]" office:value-type="float" office:value="7.66659848918606" calcext:value-type="float">
            <text:p>7.66659848918606</text:p>
          </table:table-cell>
          <table:table-cell table:number-columns-repeated="13"/>
        </table:table-row>
        <table:table-row table:style-name="ro1">
          <table:table-cell office:value-type="float" office:value="0.958041191101074" calcext:value-type="float">
            <text:p>0.958041191101074</text:p>
          </table:table-cell>
          <table:table-cell office:value-type="float" office:value="2.24045108435115" calcext:value-type="float">
            <text:p>2.24045108435115</text:p>
          </table:table-cell>
          <table:table-cell office:value-type="float" office:value="0.0725110620260239" calcext:value-type="float">
            <text:p>0.072511062026024</text:p>
          </table:table-cell>
          <table:table-cell office:value-type="float" office:value="0.114348176513698" calcext:value-type="float">
            <text:p>0.114348176513698</text:p>
          </table:table-cell>
          <table:table-cell/>
          <table:table-cell table:formula="of:=[.A324]*[.$L$1]" office:value-type="float" office:value="0.958041191101074" calcext:value-type="float">
            <text:p>0.958041191101074</text:p>
          </table:table-cell>
          <table:table-cell table:formula="of:=[.B324] * [.$L$2]" office:value-type="float" office:value="7.43685007265737" calcext:value-type="float">
            <text:p>7.43685007265737</text:p>
          </table:table-cell>
          <table:table-cell table:formula="of:=[.C324] * [.$L$3]" office:value-type="float" office:value="1.07853804368127" calcext:value-type="float">
            <text:p>1.07853804368127</text:p>
          </table:table-cell>
          <table:table-cell table:formula="of:= [.D324]*[.$L$4]" office:value-type="float" office:value="7.66356666146758" calcext:value-type="float">
            <text:p>7.66356666146758</text:p>
          </table:table-cell>
          <table:table-cell table:number-columns-repeated="13"/>
        </table:table-row>
        <table:table-row table:style-name="ro1">
          <table:table-cell office:value-type="float" office:value="1.98648452758789" calcext:value-type="float">
            <text:p>1.98648452758789</text:p>
          </table:table-cell>
          <table:table-cell office:value-type="float" office:value="2.24207506499568" calcext:value-type="float">
            <text:p>2.24207506499568</text:p>
          </table:table-cell>
          <table:table-cell office:value-type="float" office:value="0.0720084607601166" calcext:value-type="float">
            <text:p>0.072008460760117</text:p>
          </table:table-cell>
          <table:table-cell office:value-type="float" office:value="0.114281309397898" calcext:value-type="float">
            <text:p>0.114281309397898</text:p>
          </table:table-cell>
          <table:table-cell/>
          <table:table-cell table:formula="of:=[.A325]*[.$L$1]" office:value-type="float" office:value="1.98648452758789" calcext:value-type="float">
            <text:p>1.98648452758789</text:p>
          </table:table-cell>
          <table:table-cell table:formula="of:=[.B325] * [.$L$2]" office:value-type="float" office:value="7.44224063916365" calcext:value-type="float">
            <text:p>7.44224063916365</text:p>
          </table:table-cell>
          <table:table-cell table:formula="of:=[.C325] * [.$L$3]" office:value-type="float" office:value="1.07106229348623" calcext:value-type="float">
            <text:p>1.07106229348623</text:p>
          </table:table-cell>
          <table:table-cell table:formula="of:= [.D325]*[.$L$4]" office:value-type="float" office:value="7.65908525551064" calcext:value-type="float">
            <text:p>7.65908525551064</text:p>
          </table:table-cell>
          <table:table-cell table:number-columns-repeated="13"/>
        </table:table-row>
        <table:table-row table:style-name="ro1">
          <table:table-cell office:value-type="float" office:value="18.9413433074951" calcext:value-type="float">
            <text:p>18.9413433074951</text:p>
          </table:table-cell>
          <table:table-cell office:value-type="float" office:value="2.24516965750192" calcext:value-type="float">
            <text:p>2.24516965750192</text:p>
          </table:table-cell>
          <table:table-cell office:value-type="float" office:value="0.102201789617538" calcext:value-type="float">
            <text:p>0.102201789617538</text:p>
          </table:table-cell>
          <table:table-cell office:value-type="float" office:value="0.114213330605281" calcext:value-type="float">
            <text:p>0.114213330605281</text:p>
          </table:table-cell>
          <table:table-cell/>
          <table:table-cell table:formula="of:=[.A326]*[.$L$1]" office:value-type="float" office:value="18.9413433074951" calcext:value-type="float">
            <text:p>18.9413433074951</text:p>
          </table:table-cell>
          <table:table-cell table:formula="of:=[.B326] * [.$L$2]" office:value-type="float" office:value="7.45251268690691" calcext:value-type="float">
            <text:p>7.45251268690691</text:p>
          </table:table-cell>
          <table:table-cell table:formula="of:=[.C326] * [.$L$3]" office:value-type="float" office:value="1.520161409238" calcext:value-type="float">
            <text:p>1.520161409238</text:p>
          </table:table-cell>
          <table:table-cell table:formula="of:= [.D326]*[.$L$4]" office:value-type="float" office:value="7.65452934544132" calcext:value-type="float">
            <text:p>7.65452934544132</text:p>
          </table:table-cell>
          <table:table-cell table:number-columns-repeated="13"/>
        </table:table-row>
        <table:table-row table:style-name="ro1">
          <table:table-cell office:value-type="float" office:value="1.03476428985596" calcext:value-type="float">
            <text:p>1.03476428985596</text:p>
          </table:table-cell>
          <table:table-cell office:value-type="float" office:value="2.24466248501836" calcext:value-type="float">
            <text:p>2.24466248501836</text:p>
          </table:table-cell>
          <table:table-cell office:value-type="float" office:value="0.780631899833679" calcext:value-type="float">
            <text:p>0.780631899833679</text:p>
          </table:table-cell>
          <table:table-cell office:value-type="float" office:value="0.114385529231207" calcext:value-type="float">
            <text:p>0.114385529231207</text:p>
          </table:table-cell>
          <table:table-cell/>
          <table:table-cell table:formula="of:=[.A327]*[.$L$1]" office:value-type="float" office:value="1.03476428985596" calcext:value-type="float">
            <text:p>1.03476428985596</text:p>
          </table:table-cell>
          <table:table-cell table:formula="of:=[.B327] * [.$L$2]" office:value-type="float" office:value="7.45082920193927" calcext:value-type="float">
            <text:p>7.45082920193927</text:p>
          </table:table-cell>
          <table:table-cell table:formula="of:=[.C327] * [.$L$3]" office:value-type="float" office:value="11.6112104630275" calcext:value-type="float">
            <text:p>11.6112104630275</text:p>
          </table:table-cell>
          <table:table-cell table:formula="of:= [.D327]*[.$L$4]" office:value-type="float" office:value="7.66607002487347" calcext:value-type="float">
            <text:p>7.66607002487347</text:p>
          </table:table-cell>
          <table:table-cell table:number-columns-repeated="13"/>
        </table:table-row>
        <table:table-row table:style-name="ro1">
          <table:table-cell office:value-type="float" office:value="12.2913789749146" calcext:value-type="float">
            <text:p>12.2913789749146</text:p>
          </table:table-cell>
          <table:table-cell office:value-type="float" office:value="2.2447090469008" calcext:value-type="float">
            <text:p>2.2447090469008</text:p>
          </table:table-cell>
          <table:table-cell office:value-type="float" office:value="0.0660136640071869" calcext:value-type="float">
            <text:p>0.066013664007187</text:p>
          </table:table-cell>
          <table:table-cell office:value-type="float" office:value="0.114307092369651" calcext:value-type="float">
            <text:p>0.114307092369651</text:p>
          </table:table-cell>
          <table:table-cell/>
          <table:table-cell table:formula="of:=[.A328]*[.$L$1]" office:value-type="float" office:value="12.2913789749146" calcext:value-type="float">
            <text:p>12.2913789749146</text:p>
          </table:table-cell>
          <table:table-cell table:formula="of:=[.B328] * [.$L$2]" office:value-type="float" office:value="7.45098375730593" calcext:value-type="float">
            <text:p>7.45098375730593</text:p>
          </table:table-cell>
          <table:table-cell table:formula="of:=[.C328] * [.$L$3]" office:value-type="float" office:value="0.981894983264637" calcext:value-type="float">
            <text:p>0.981894983264637</text:p>
          </table:table-cell>
          <table:table-cell table:formula="of:= [.D328]*[.$L$4]" office:value-type="float" office:value="7.66081321942559" calcext:value-type="float">
            <text:p>7.66081321942559</text:p>
          </table:table-cell>
          <table:table-cell table:number-columns-repeated="13"/>
        </table:table-row>
        <table:table-row table:style-name="ro1">
          <table:table-cell office:value-type="float" office:value="1.55828273296356" calcext:value-type="float">
            <text:p>1.55828273296356</text:p>
          </table:table-cell>
          <table:table-cell office:value-type="float" office:value="2.24408204695189" calcext:value-type="float">
            <text:p>2.24408204695189</text:p>
          </table:table-cell>
          <table:table-cell office:value-type="float" office:value="0.0639092028141022" calcext:value-type="float">
            <text:p>0.063909202814102</text:p>
          </table:table-cell>
          <table:table-cell office:value-type="float" office:value="0.114294178792078" calcext:value-type="float">
            <text:p>0.114294178792078</text:p>
          </table:table-cell>
          <table:table-cell/>
          <table:table-cell table:formula="of:=[.A329]*[.$L$1]" office:value-type="float" office:value="1.55828273296356" calcext:value-type="float">
            <text:p>1.55828273296356</text:p>
          </table:table-cell>
          <table:table-cell table:formula="of:=[.B329] * [.$L$2]" office:value-type="float" office:value="7.44890252257235" calcext:value-type="float">
            <text:p>7.44890252257235</text:p>
          </table:table-cell>
          <table:table-cell table:formula="of:=[.C329] * [.$L$3]" office:value-type="float" office:value="0.950592980580162" calcext:value-type="float">
            <text:p>0.950592980580162</text:p>
          </table:table-cell>
          <table:table-cell table:formula="of:= [.D329]*[.$L$4]" office:value-type="float" office:value="7.65994775689194" calcext:value-type="float">
            <text:p>7.65994775689194</text:p>
          </table:table-cell>
          <table:table-cell table:number-columns-repeated="13"/>
        </table:table-row>
        <table:table-row table:style-name="ro1">
          <table:table-cell office:value-type="float" office:value="5.33414459228516" calcext:value-type="float">
            <text:p>5.33414459228516</text:p>
          </table:table-cell>
          <table:table-cell office:value-type="float" office:value="2.24268087724807" calcext:value-type="float">
            <text:p>2.24268087724807</text:p>
          </table:table-cell>
          <table:table-cell office:value-type="float" office:value="0.0576992928981781" calcext:value-type="float">
            <text:p>0.057699292898178</text:p>
          </table:table-cell>
          <table:table-cell office:value-type="float" office:value="0.114248127518677" calcext:value-type="float">
            <text:p>0.114248127518677</text:p>
          </table:table-cell>
          <table:table-cell/>
          <table:table-cell table:formula="of:=[.A330]*[.$L$1]" office:value-type="float" office:value="5.33414459228516" calcext:value-type="float">
            <text:p>5.33414459228516</text:p>
          </table:table-cell>
          <table:table-cell table:formula="of:=[.B330] * [.$L$2]" office:value-type="float" office:value="7.44425154443387" calcext:value-type="float">
            <text:p>7.44425154443387</text:p>
          </table:table-cell>
          <table:table-cell table:formula="of:=[.C330] * [.$L$3]" office:value-type="float" office:value="0.858226051934794" calcext:value-type="float">
            <text:p>0.858226051934794</text:p>
          </table:table-cell>
          <table:table-cell table:formula="of:= [.D330]*[.$L$4]" office:value-type="float" office:value="7.65686141993132" calcext:value-type="float">
            <text:p>7.65686141993132</text:p>
          </table:table-cell>
          <table:table-cell table:number-columns-repeated="13"/>
        </table:table-row>
        <table:table-row table:style-name="ro1">
          <table:table-cell office:value-type="float" office:value="0.931922137737274" calcext:value-type="float">
            <text:p>0.931922137737274</text:p>
          </table:table-cell>
          <table:table-cell office:value-type="float" office:value="2.24212639475973" calcext:value-type="float">
            <text:p>2.24212639475973</text:p>
          </table:table-cell>
          <table:table-cell office:value-type="float" office:value="0.0757627114653587" calcext:value-type="float">
            <text:p>0.075762711465359</text:p>
          </table:table-cell>
          <table:table-cell office:value-type="float" office:value="0.114242911580695" calcext:value-type="float">
            <text:p>0.114242911580695</text:p>
          </table:table-cell>
          <table:table-cell/>
          <table:table-cell table:formula="of:=[.A331]*[.$L$1]" office:value-type="float" office:value="0.931922137737274" calcext:value-type="float">
            <text:p>0.931922137737274</text:p>
          </table:table-cell>
          <table:table-cell table:formula="of:=[.B331] * [.$L$2]" office:value-type="float" office:value="7.44241102081676" calcext:value-type="float">
            <text:p>7.44241102081676</text:p>
          </table:table-cell>
          <table:table-cell table:formula="of:=[.C331] * [.$L$3]" office:value-type="float" office:value="1.12690345893031" calcext:value-type="float">
            <text:p>1.12690345893031</text:p>
          </table:table-cell>
          <table:table-cell table:formula="of:= [.D331]*[.$L$4]" office:value-type="float" office:value="7.6565118499631" calcext:value-type="float">
            <text:p>7.6565118499631</text:p>
          </table:table-cell>
          <table:table-cell table:number-columns-repeated="13"/>
        </table:table-row>
        <table:table-row table:style-name="ro1">
          <table:table-cell office:value-type="float" office:value="0.83322149515152" calcext:value-type="float">
            <text:p>0.83322149515152</text:p>
          </table:table-cell>
          <table:table-cell office:value-type="float" office:value="2.24127940410521" calcext:value-type="float">
            <text:p>2.24127940410521</text:p>
          </table:table-cell>
          <table:table-cell office:value-type="float" office:value="0.0638110786676407" calcext:value-type="float">
            <text:p>0.063811078667641</text:p>
          </table:table-cell>
          <table:table-cell office:value-type="float" office:value="0.114236912034326" calcext:value-type="float">
            <text:p>0.114236912034326</text:p>
          </table:table-cell>
          <table:table-cell/>
          <table:table-cell table:formula="of:=[.A332]*[.$L$1]" office:value-type="float" office:value="0.83322149515152" calcext:value-type="float">
            <text:p>0.83322149515152</text:p>
          </table:table-cell>
          <table:table-cell table:formula="of:=[.B332] * [.$L$2]" office:value-type="float" office:value="7.43959955907381" calcext:value-type="float">
            <text:p>7.43959955907381</text:p>
          </table:table-cell>
          <table:table-cell table:formula="of:=[.C332] * [.$L$3]" office:value-type="float" office:value="0.949133470513623" calcext:value-type="float">
            <text:p>0.949133470513623</text:p>
          </table:table-cell>
          <table:table-cell table:formula="of:= [.D332]*[.$L$4]" office:value-type="float" office:value="7.65610976289059" calcext:value-type="float">
            <text:p>7.65610976289059</text:p>
          </table:table-cell>
          <table:table-cell table:number-columns-repeated="13"/>
        </table:table-row>
        <table:table-row table:style-name="ro1">
          <table:table-cell office:value-type="float" office:value="0.943432748317718" calcext:value-type="float">
            <text:p>0.943432748317718</text:p>
          </table:table-cell>
          <table:table-cell office:value-type="float" office:value="2.23980336006675" calcext:value-type="float">
            <text:p>2.23980336006675</text:p>
          </table:table-cell>
          <table:table-cell office:value-type="float" office:value="0.0442722849547863" calcext:value-type="float">
            <text:p>0.044272284954786</text:p>
          </table:table-cell>
          <table:table-cell office:value-type="float" office:value="0.114180469866693" calcext:value-type="float">
            <text:p>0.114180469866693</text:p>
          </table:table-cell>
          <table:table-cell/>
          <table:table-cell table:formula="of:=[.A333]*[.$L$1]" office:value-type="float" office:value="0.943432748317718" calcext:value-type="float">
            <text:p>0.943432748317718</text:p>
          </table:table-cell>
          <table:table-cell table:formula="of:=[.B333] * [.$L$2]" office:value-type="float" office:value="7.43470004651971" calcext:value-type="float">
            <text:p>7.43470004651971</text:p>
          </table:table-cell>
          <table:table-cell table:formula="of:=[.C333] * [.$L$3]" office:value-type="float" office:value="0.658511160508141" calcext:value-type="float">
            <text:p>0.658511160508141</text:p>
          </table:table-cell>
          <table:table-cell table:formula="of:= [.D333]*[.$L$4]" office:value-type="float" office:value="7.65232703257203" calcext:value-type="float">
            <text:p>7.65232703257203</text:p>
          </table:table-cell>
          <table:table-cell table:number-columns-repeated="13"/>
        </table:table-row>
        <table:table-row table:style-name="ro1">
          <table:table-cell office:value-type="float" office:value="3.58620500564575" calcext:value-type="float">
            <text:p>3.58620500564575</text:p>
          </table:table-cell>
          <table:table-cell office:value-type="float" office:value="2.24034878134599" calcext:value-type="float">
            <text:p>2.24034878134599</text:p>
          </table:table-cell>
          <table:table-cell office:value-type="float" office:value="0.0434784442186356" calcext:value-type="float">
            <text:p>0.043478444218636</text:p>
          </table:table-cell>
          <table:table-cell office:value-type="float" office:value="0.114057851594121" calcext:value-type="float">
            <text:p>0.114057851594121</text:p>
          </table:table-cell>
          <table:table-cell/>
          <table:table-cell table:formula="of:=[.A334]*[.$L$1]" office:value-type="float" office:value="3.58620500564575" calcext:value-type="float">
            <text:p>3.58620500564575</text:p>
          </table:table-cell>
          <table:table-cell table:formula="of:=[.B334] * [.$L$2]" office:value-type="float" office:value="7.43651049277693" calcext:value-type="float">
            <text:p>7.43651049277693</text:p>
          </table:table-cell>
          <table:table-cell table:formula="of:=[.C334] * [.$L$3]" office:value-type="float" office:value="0.646703480264053" calcext:value-type="float">
            <text:p>0.646703480264053</text:p>
          </table:table-cell>
          <table:table-cell table:formula="of:= [.D334]*[.$L$4]" office:value-type="float" office:value="7.64410920755359" calcext:value-type="float">
            <text:p>7.64410920755359</text:p>
          </table:table-cell>
          <table:table-cell table:number-columns-repeated="13"/>
        </table:table-row>
        <table:table-row table:style-name="ro1">
          <table:table-cell office:value-type="float" office:value="0.834410429000855" calcext:value-type="float">
            <text:p>0.834410429000855</text:p>
          </table:table-cell>
          <table:table-cell office:value-type="float" office:value="2.23943987052041" calcext:value-type="float">
            <text:p>2.23943987052041</text:p>
          </table:table-cell>
          <table:table-cell office:value-type="float" office:value="0.0576378740370274" calcext:value-type="float">
            <text:p>0.057637874037027</text:p>
          </table:table-cell>
          <table:table-cell office:value-type="float" office:value="0.113990954451701" calcext:value-type="float">
            <text:p>0.113990954451701</text:p>
          </table:table-cell>
          <table:table-cell/>
          <table:table-cell table:formula="of:=[.A335]*[.$L$1]" office:value-type="float" office:value="0.834410429000855" calcext:value-type="float">
            <text:p>0.834410429000855</text:p>
          </table:table-cell>
          <table:table-cell table:formula="of:=[.B335] * [.$L$2]" office:value-type="float" office:value="7.4334934960719" calcext:value-type="float">
            <text:p>7.4334934960719</text:p>
          </table:table-cell>
          <table:table-cell table:formula="of:=[.C335] * [.$L$3]" office:value-type="float" office:value="0.857312500588285" calcext:value-type="float">
            <text:p>0.857312500588285</text:p>
          </table:table-cell>
          <table:table-cell table:formula="of:= [.D335]*[.$L$4]" office:value-type="float" office:value="7.63962578922521" calcext:value-type="float">
            <text:p>7.63962578922521</text:p>
          </table:table-cell>
          <table:table-cell table:number-columns-repeated="13"/>
        </table:table-row>
        <table:table-row table:style-name="ro1">
          <table:table-cell office:value-type="float" office:value="0.992650210857391" calcext:value-type="float">
            <text:p>0.992650210857391</text:p>
          </table:table-cell>
          <table:table-cell office:value-type="float" office:value="2.23881738649969" calcext:value-type="float">
            <text:p>2.23881738649969</text:p>
          </table:table-cell>
          <table:table-cell office:value-type="float" office:value="0.0277784988284111" calcext:value-type="float">
            <text:p>0.027778498828411</text:p>
          </table:table-cell>
          <table:table-cell office:value-type="float" office:value="0.113907080339007" calcext:value-type="float">
            <text:p>0.113907080339007</text:p>
          </table:table-cell>
          <table:table-cell/>
          <table:table-cell table:formula="of:=[.A336]*[.$L$1]" office:value-type="float" office:value="0.992650210857391" calcext:value-type="float">
            <text:p>0.992650210857391</text:p>
          </table:table-cell>
          <table:table-cell table:formula="of:=[.B336] * [.$L$2]" office:value-type="float" office:value="7.43142725130224" calcext:value-type="float">
            <text:p>7.43142725130224</text:p>
          </table:table-cell>
          <table:table-cell table:formula="of:=[.C336] * [.$L$3]" office:value-type="float" office:value="0.413180650588793" calcext:value-type="float">
            <text:p>0.413180650588793</text:p>
          </table:table-cell>
          <table:table-cell table:formula="of:= [.D336]*[.$L$4]" office:value-type="float" office:value="7.63400458149457" calcext:value-type="float">
            <text:p>7.63400458149457</text:p>
          </table:table-cell>
          <table:table-cell table:number-columns-repeated="13"/>
        </table:table-row>
        <table:table-row table:style-name="ro1">
          <table:table-cell office:value-type="float" office:value="1.37105798721313" calcext:value-type="float">
            <text:p>1.37105798721313</text:p>
          </table:table-cell>
          <table:table-cell office:value-type="float" office:value="2.23787843738386" calcext:value-type="float">
            <text:p>2.23787843738386</text:p>
          </table:table-cell>
          <table:table-cell office:value-type="float" office:value="0.0644888877868652" calcext:value-type="float">
            <text:p>0.064488887786865</text:p>
          </table:table-cell>
          <table:table-cell office:value-type="float" office:value="0.113830506849281" calcext:value-type="float">
            <text:p>0.113830506849281</text:p>
          </table:table-cell>
          <table:table-cell/>
          <table:table-cell table:formula="of:=[.A337]*[.$L$1]" office:value-type="float" office:value="1.37105798721313" calcext:value-type="float">
            <text:p>1.37105798721313</text:p>
          </table:table-cell>
          <table:table-cell table:formula="of:=[.B337] * [.$L$2]" office:value-type="float" office:value="7.42831054688096" calcext:value-type="float">
            <text:p>7.42831054688096</text:p>
          </table:table-cell>
          <table:table-cell table:formula="of:=[.C337] * [.$L$3]" office:value-type="float" office:value="0.959215282874548" calcext:value-type="float">
            <text:p>0.959215282874548</text:p>
          </table:table-cell>
          <table:table-cell table:formula="of:= [.D337]*[.$L$4]" office:value-type="float" office:value="7.6288726584425" calcext:value-type="float">
            <text:p>7.6288726584425</text:p>
          </table:table-cell>
          <table:table-cell table:number-columns-repeated="13"/>
        </table:table-row>
        <table:table-row table:style-name="ro1">
          <table:table-cell office:value-type="float" office:value="1.40467131137848" calcext:value-type="float">
            <text:p>1.40467131137848</text:p>
          </table:table-cell>
          <table:table-cell office:value-type="float" office:value="2.23731864587396" calcext:value-type="float">
            <text:p>2.23731864587396</text:p>
          </table:table-cell>
          <table:table-cell office:value-type="float" office:value="0.121947072446346" calcext:value-type="float">
            <text:p>0.121947072446346</text:p>
          </table:table-cell>
          <table:table-cell office:value-type="float" office:value="0.113842659218801" calcext:value-type="float">
            <text:p>0.113842659218801</text:p>
          </table:table-cell>
          <table:table-cell/>
          <table:table-cell table:formula="of:=[.A338]*[.$L$1]" office:value-type="float" office:value="1.40467131137848" calcext:value-type="float">
            <text:p>1.40467131137848</text:p>
          </table:table-cell>
          <table:table-cell table:formula="of:=[.B338] * [.$L$2]" office:value-type="float" office:value="7.42645240074236" calcext:value-type="float">
            <text:p>7.42645240074236</text:p>
          </table:table-cell>
          <table:table-cell table:formula="of:=[.C338] * [.$L$3]" office:value-type="float" office:value="1.81385506257978" calcext:value-type="float">
            <text:p>1.81385506257978</text:p>
          </table:table-cell>
          <table:table-cell table:formula="of:= [.D338]*[.$L$4]" office:value-type="float" office:value="7.62968710513283" calcext:value-type="float">
            <text:p>7.62968710513283</text:p>
          </table:table-cell>
          <table:table-cell table:number-columns-repeated="13"/>
        </table:table-row>
        <table:table-row table:style-name="ro1">
          <table:table-cell office:value-type="float" office:value="1.47246432304382" calcext:value-type="float">
            <text:p>1.47246432304382</text:p>
          </table:table-cell>
          <table:table-cell office:value-type="float" office:value="2.23662036302328" calcext:value-type="float">
            <text:p>2.23662036302328</text:p>
          </table:table-cell>
          <table:table-cell office:value-type="float" office:value="0.0772603079676628" calcext:value-type="float">
            <text:p>0.077260307967663</text:p>
          </table:table-cell>
          <table:table-cell office:value-type="float" office:value="0.113815138682499" calcext:value-type="float">
            <text:p>0.113815138682499</text:p>
          </table:table-cell>
          <table:table-cell/>
          <table:table-cell table:formula="of:=[.A339]*[.$L$1]" office:value-type="float" office:value="1.47246432304382" calcext:value-type="float">
            <text:p>1.47246432304382</text:p>
          </table:table-cell>
          <table:table-cell table:formula="of:=[.B339] * [.$L$2]" office:value-type="float" office:value="7.4241345528299" calcext:value-type="float">
            <text:p>7.4241345528299</text:p>
          </table:table-cell>
          <table:table-cell table:formula="of:=[.C339] * [.$L$3]" office:value-type="float" office:value="1.14917888500584" calcext:value-type="float">
            <text:p>1.14917888500584</text:p>
          </table:table-cell>
          <table:table-cell table:formula="of:= [.D339]*[.$L$4]" office:value-type="float" office:value="7.62784269037313" calcext:value-type="float">
            <text:p>7.62784269037313</text:p>
          </table:table-cell>
          <table:table-cell table:number-columns-repeated="13"/>
        </table:table-row>
        <table:table-row table:style-name="ro1">
          <table:table-cell office:value-type="float" office:value="0.949723839759827" calcext:value-type="float">
            <text:p>0.949723839759827</text:p>
          </table:table-cell>
          <table:table-cell office:value-type="float" office:value="2.23553808978426" calcext:value-type="float">
            <text:p>2.23553808978426</text:p>
          </table:table-cell>
          <table:table-cell office:value-type="float" office:value="11.3817558288574" calcext:value-type="float">
            <text:p>11.3817558288574</text:p>
          </table:table-cell>
          <table:table-cell office:value-type="float" office:value="0.114066549653184" calcext:value-type="float">
            <text:p>0.114066549653184</text:p>
          </table:table-cell>
          <table:table-cell/>
          <table:table-cell table:formula="of:=[.A340]*[.$L$1]" office:value-type="float" office:value="0.949723839759827" calcext:value-type="float">
            <text:p>0.949723839759827</text:p>
          </table:table-cell>
          <table:table-cell table:formula="of:=[.B340] * [.$L$2]" office:value-type="float" office:value="7.42054210491953" calcext:value-type="float">
            <text:p>7.42054210491953</text:p>
          </table:table-cell>
          <table:table-cell table:formula="of:=[.C340] * [.$L$3]" office:value-type="float" office:value="169.293571523033" calcext:value-type="float">
            <text:p>169.293571523033</text:p>
          </table:table-cell>
          <table:table-cell table:formula="of:= [.D340]*[.$L$4]" office:value-type="float" office:value="7.64469214781102" calcext:value-type="float">
            <text:p>7.64469214781102</text:p>
          </table:table-cell>
          <table:table-cell table:number-columns-repeated="13"/>
        </table:table-row>
        <table:table-row table:style-name="ro1">
          <table:table-cell office:value-type="float" office:value="0.975934743881226" calcext:value-type="float">
            <text:p>0.975934743881226</text:p>
          </table:table-cell>
          <table:table-cell office:value-type="float" office:value="2.23471501066459" calcext:value-type="float">
            <text:p>2.23471501066459</text:p>
          </table:table-cell>
          <table:table-cell office:value-type="float" office:value="0.0605665221810341" calcext:value-type="float">
            <text:p>0.060566522181034</text:p>
          </table:table-cell>
          <table:table-cell office:value-type="float" office:value="0.114007652238568" calcext:value-type="float">
            <text:p>0.114007652238568</text:p>
          </table:table-cell>
          <table:table-cell/>
          <table:table-cell table:formula="of:=[.A341]*[.$L$1]" office:value-type="float" office:value="0.975934743881226" calcext:value-type="float">
            <text:p>0.975934743881226</text:p>
          </table:table-cell>
          <table:table-cell table:formula="of:=[.B341] * [.$L$2]" office:value-type="float" office:value="7.41781001402337" calcext:value-type="float">
            <text:p>7.41781001402337</text:p>
          </table:table-cell>
          <table:table-cell table:formula="of:=[.C341] * [.$L$3]" office:value-type="float" office:value="0.900873556675619" calcext:value-type="float">
            <text:p>0.900873556675619</text:p>
          </table:table-cell>
          <table:table-cell table:formula="of:= [.D341]*[.$L$4]" office:value-type="float" office:value="7.64074486787302" calcext:value-type="float">
            <text:p>7.64074486787302</text:p>
          </table:table-cell>
          <table:table-cell table:number-columns-repeated="13"/>
        </table:table-row>
        <table:table-row table:style-name="ro1">
          <table:table-cell office:value-type="float" office:value="1.09775817394257" calcext:value-type="float">
            <text:p>1.09775817394257</text:p>
          </table:table-cell>
          <table:table-cell office:value-type="float" office:value="2.23381348975047" calcext:value-type="float">
            <text:p>2.23381348975047</text:p>
          </table:table-cell>
          <table:table-cell office:value-type="float" office:value="0.0682309120893478" calcext:value-type="float">
            <text:p>0.068230912089348</text:p>
          </table:table-cell>
          <table:table-cell office:value-type="float" office:value="0.114009104710652" calcext:value-type="float">
            <text:p>0.114009104710652</text:p>
          </table:table-cell>
          <table:table-cell/>
          <table:table-cell table:formula="of:=[.A342]*[.$L$1]" office:value-type="float" office:value="1.09775817394257" calcext:value-type="float">
            <text:p>1.09775817394257</text:p>
          </table:table-cell>
          <table:table-cell table:formula="of:=[.B342] * [.$L$2]" office:value-type="float" office:value="7.41481754704986" calcext:value-type="float">
            <text:p>7.41481754704986</text:p>
          </table:table-cell>
          <table:table-cell table:formula="of:=[.C342] * [.$L$3]" office:value-type="float" office:value="1.01487459136956" calcext:value-type="float">
            <text:p>1.01487459136956</text:p>
          </table:table-cell>
          <table:table-cell table:formula="of:= [.D342]*[.$L$4]" office:value-type="float" office:value="7.64084221194077" calcext:value-type="float">
            <text:p>7.64084221194077</text:p>
          </table:table-cell>
          <table:table-cell table:number-columns-repeated="13"/>
        </table:table-row>
        <table:table-row table:style-name="ro1">
          <table:table-cell office:value-type="float" office:value="0.79876321554184" calcext:value-type="float">
            <text:p>0.79876321554184</text:p>
          </table:table-cell>
          <table:table-cell office:value-type="float" office:value="2.23278773107577" calcext:value-type="float">
            <text:p>2.23278773107577</text:p>
          </table:table-cell>
          <table:table-cell office:value-type="float" office:value="0.066818006336689" calcext:value-type="float">
            <text:p>0.066818006336689</text:p>
          </table:table-cell>
          <table:table-cell office:value-type="float" office:value="0.113944338535838" calcext:value-type="float">
            <text:p>0.113944338535838</text:p>
          </table:table-cell>
          <table:table-cell/>
          <table:table-cell table:formula="of:=[.A343]*[.$L$1]" office:value-type="float" office:value="0.79876321554184" calcext:value-type="float">
            <text:p>0.79876321554184</text:p>
          </table:table-cell>
          <table:table-cell table:formula="of:=[.B343] * [.$L$2]" office:value-type="float" office:value="7.4114126909797" calcext:value-type="float">
            <text:p>7.4114126909797</text:p>
          </table:table-cell>
          <table:table-cell table:formula="of:=[.C343] * [.$L$3]" office:value-type="float" office:value="0.993858865440296" calcext:value-type="float">
            <text:p>0.993858865440296</text:p>
          </table:table-cell>
          <table:table-cell table:formula="of:= [.D343]*[.$L$4]" office:value-type="float" office:value="7.63650161016441" calcext:value-type="float">
            <text:p>7.63650161016441</text:p>
          </table:table-cell>
          <table:table-cell table:number-columns-repeated="13"/>
        </table:table-row>
        <table:table-row table:style-name="ro1">
          <table:table-cell office:value-type="float" office:value="6.18754768371582" calcext:value-type="float">
            <text:p>6.18754768371582</text:p>
          </table:table-cell>
          <table:table-cell office:value-type="float" office:value="2.23290836824361" calcext:value-type="float">
            <text:p>2.23290836824361</text:p>
          </table:table-cell>
          <table:table-cell office:value-type="float" office:value="0.0487910136580467" calcext:value-type="float">
            <text:p>0.048791013658047</text:p>
          </table:table-cell>
          <table:table-cell office:value-type="float" office:value="0.113889855163713" calcext:value-type="float">
            <text:p>0.113889855163713</text:p>
          </table:table-cell>
          <table:table-cell/>
          <table:table-cell table:formula="of:=[.A344]*[.$L$1]" office:value-type="float" office:value="6.18754768371582" calcext:value-type="float">
            <text:p>6.18754768371582</text:p>
          </table:table-cell>
          <table:table-cell table:formula="of:=[.B344] * [.$L$2]" office:value-type="float" office:value="7.41181312843476" calcext:value-type="float">
            <text:p>7.41181312843476</text:p>
          </table:table-cell>
          <table:table-cell table:formula="of:=[.C344] * [.$L$3]" office:value-type="float" office:value="0.725723261384443" calcext:value-type="float">
            <text:p>0.725723261384443</text:p>
          </table:table-cell>
          <table:table-cell table:formula="of:= [.D344]*[.$L$4]" office:value-type="float" office:value="7.63285015749633" calcext:value-type="float">
            <text:p>7.63285015749633</text:p>
          </table:table-cell>
          <table:table-cell table:number-columns-repeated="13"/>
        </table:table-row>
        <table:table-row table:style-name="ro1">
          <table:table-cell office:value-type="float" office:value="0.822059392929077" calcext:value-type="float">
            <text:p>0.822059392929077</text:p>
          </table:table-cell>
          <table:table-cell office:value-type="float" office:value="2.23248531848215" calcext:value-type="float">
            <text:p>2.23248531848215</text:p>
          </table:table-cell>
          <table:table-cell office:value-type="float" office:value="0.0487910285592079" calcext:value-type="float">
            <text:p>0.048791028559208</text:p>
          </table:table-cell>
          <table:table-cell office:value-type="float" office:value="0.11386623413797" calcext:value-type="float">
            <text:p>0.11386623413797</text:p>
          </table:table-cell>
          <table:table-cell/>
          <table:table-cell table:formula="of:=[.A345]*[.$L$1]" office:value-type="float" office:value="0.822059392929077" calcext:value-type="float">
            <text:p>0.822059392929077</text:p>
          </table:table-cell>
          <table:table-cell table:formula="of:=[.B345] * [.$L$2]" office:value-type="float" office:value="7.41040887655386" calcext:value-type="float">
            <text:p>7.41040887655386</text:p>
          </table:table-cell>
          <table:table-cell table:formula="of:=[.C345] * [.$L$3]" office:value-type="float" office:value="0.725723483026063" calcext:value-type="float">
            <text:p>0.725723483026063</text:p>
          </table:table-cell>
          <table:table-cell table:formula="of:= [.D345]*[.$L$4]" office:value-type="float" office:value="7.63126708629302" calcext:value-type="float">
            <text:p>7.63126708629302</text:p>
          </table:table-cell>
          <table:table-cell table:number-columns-repeated="13"/>
        </table:table-row>
        <table:table-row table:style-name="ro1">
          <table:table-cell office:value-type="float" office:value="1.02374649047852" calcext:value-type="float">
            <text:p>1.02374649047852</text:p>
          </table:table-cell>
          <table:table-cell office:value-type="float" office:value="2.23079652664426" calcext:value-type="float">
            <text:p>2.23079652664426</text:p>
          </table:table-cell>
          <table:table-cell office:value-type="float" office:value="0.087635800242424" calcext:value-type="float">
            <text:p>0.087635800242424</text:p>
          </table:table-cell>
          <table:table-cell office:value-type="float" office:value="0.113885399827611" calcext:value-type="float">
            <text:p>0.113885399827611</text:p>
          </table:table-cell>
          <table:table-cell/>
          <table:table-cell table:formula="of:=[.A346]*[.$L$1]" office:value-type="float" office:value="1.02374649047852" calcext:value-type="float">
            <text:p>1.02374649047852</text:p>
          </table:table-cell>
          <table:table-cell table:formula="of:=[.B346] * [.$L$2]" office:value-type="float" office:value="7.4048031787593" calcext:value-type="float">
            <text:p>7.4048031787593</text:p>
          </table:table-cell>
          <table:table-cell table:formula="of:=[.C346] * [.$L$3]" office:value-type="float" office:value="1.3035051743689" calcext:value-type="float">
            <text:p>1.3035051743689</text:p>
          </table:table-cell>
          <table:table-cell table:formula="of:= [.D346]*[.$L$4]" office:value-type="float" office:value="7.63255156274605" calcext:value-type="float">
            <text:p>7.63255156274605</text:p>
          </table:table-cell>
          <table:table-cell table:number-columns-repeated="13"/>
        </table:table-row>
        <table:table-row table:style-name="ro1">
          <table:table-cell office:value-type="float" office:value="1.97763156890869" calcext:value-type="float">
            <text:p>1.97763156890869</text:p>
          </table:table-cell>
          <table:table-cell office:value-type="float" office:value="2.23006047784042" calcext:value-type="float">
            <text:p>2.23006047784042</text:p>
          </table:table-cell>
          <table:table-cell office:value-type="float" office:value="0.0647800415754318" calcext:value-type="float">
            <text:p>0.064780041575432</text:p>
          </table:table-cell>
          <table:table-cell office:value-type="float" office:value="0.113834691751098" calcext:value-type="float">
            <text:p>0.113834691751098</text:p>
          </table:table-cell>
          <table:table-cell/>
          <table:table-cell table:formula="of:=[.A347]*[.$L$1]" office:value-type="float" office:value="1.97763156890869" calcext:value-type="float">
            <text:p>1.97763156890869</text:p>
          </table:table-cell>
          <table:table-cell table:formula="of:=[.B347] * [.$L$2]" office:value-type="float" office:value="7.40235997228248" calcext:value-type="float">
            <text:p>7.40235997228248</text:p>
          </table:table-cell>
          <table:table-cell table:formula="of:=[.C347] * [.$L$3]" office:value-type="float" office:value="0.963545938484285" calcext:value-type="float">
            <text:p>0.963545938484285</text:p>
          </table:table-cell>
          <table:table-cell table:formula="of:= [.D347]*[.$L$4]" office:value-type="float" office:value="7.62915312880085" calcext:value-type="float">
            <text:p>7.62915312880085</text:p>
          </table:table-cell>
          <table:table-cell table:number-columns-repeated="13"/>
        </table:table-row>
        <table:table-row table:style-name="ro1">
          <table:table-cell office:value-type="float" office:value="0.938888728618622" calcext:value-type="float">
            <text:p>0.938888728618622</text:p>
          </table:table-cell>
          <table:table-cell office:value-type="float" office:value="2.22860862979845" calcext:value-type="float">
            <text:p>2.22860862979845</text:p>
          </table:table-cell>
          <table:table-cell office:value-type="float" office:value="0.0546554811298847" calcext:value-type="float">
            <text:p>0.054655481129885</text:p>
          </table:table-cell>
          <table:table-cell office:value-type="float" office:value="0.113794871357756" calcext:value-type="float">
            <text:p>0.113794871357756</text:p>
          </table:table-cell>
          <table:table-cell/>
          <table:table-cell table:formula="of:=[.A348]*[.$L$1]" office:value-type="float" office:value="0.938888728618622" calcext:value-type="float">
            <text:p>0.938888728618622</text:p>
          </table:table-cell>
          <table:table-cell table:formula="of:=[.B348] * [.$L$2]" office:value-type="float" office:value="7.39754077480397" calcext:value-type="float">
            <text:p>7.39754077480397</text:p>
          </table:table-cell>
          <table:table-cell table:formula="of:=[.C348] * [.$L$3]" office:value-type="float" office:value="0.812952038588651" calcext:value-type="float">
            <text:p>0.812952038588651</text:p>
          </table:table-cell>
          <table:table-cell table:formula="of:= [.D348]*[.$L$4]" office:value-type="float" office:value="7.62648438279922" calcext:value-type="float">
            <text:p>7.62648438279922</text:p>
          </table:table-cell>
          <table:table-cell table:number-columns-repeated="13"/>
        </table:table-row>
        <table:table-row table:style-name="ro1">
          <table:table-cell office:value-type="float" office:value="174.447280883789" calcext:value-type="float">
            <text:p>174.447280883789</text:p>
          </table:table-cell>
          <table:table-cell office:value-type="float" office:value="2.25787789889442" calcext:value-type="float">
            <text:p>2.25787789889442</text:p>
          </table:table-cell>
          <table:table-cell office:value-type="float" office:value="0.0477884337306023" calcext:value-type="float">
            <text:p>0.047788433730602</text:p>
          </table:table-cell>
          <table:table-cell office:value-type="float" office:value="0.113720897721272" calcext:value-type="float">
            <text:p>0.113720897721272</text:p>
          </table:table-cell>
          <table:table-cell/>
          <table:table-cell table:formula="of:=[.A349]*[.$L$1]" office:value-type="float" office:value="174.447280883789" calcext:value-type="float">
            <text:p>174.447280883789</text:p>
          </table:table-cell>
          <table:table-cell table:formula="of:=[.B349] * [.$L$2]" office:value-type="float" office:value="7.49469583769437" calcext:value-type="float">
            <text:p>7.49469583769437</text:p>
          </table:table-cell>
          <table:table-cell table:formula="of:=[.C349] * [.$L$3]" office:value-type="float" office:value="0.710810769919458" calcext:value-type="float">
            <text:p>0.710810769919458</text:p>
          </table:table-cell>
          <table:table-cell table:formula="of:= [.D349]*[.$L$4]" office:value-type="float" office:value="7.62152670081715" calcext:value-type="float">
            <text:p>7.62152670081715</text:p>
          </table:table-cell>
          <table:table-cell table:number-columns-repeated="13"/>
        </table:table-row>
        <table:table-row table:style-name="ro1">
          <table:table-cell office:value-type="float" office:value="0.968259453773498" calcext:value-type="float">
            <text:p>0.968259453773498</text:p>
          </table:table-cell>
          <table:table-cell office:value-type="float" office:value="2.25652076232512" calcext:value-type="float">
            <text:p>2.25652076232512</text:p>
          </table:table-cell>
          <table:table-cell office:value-type="float" office:value="0.0713215246796608" calcext:value-type="float">
            <text:p>0.071321524679661</text:p>
          </table:table-cell>
          <table:table-cell office:value-type="float" office:value="0.11370653373639" calcext:value-type="float">
            <text:p>0.11370653373639</text:p>
          </table:table-cell>
          <table:table-cell/>
          <table:table-cell table:formula="of:=[.A350]*[.$L$1]" office:value-type="float" office:value="0.968259453773498" calcext:value-type="float">
            <text:p>0.968259453773498</text:p>
          </table:table-cell>
          <table:table-cell table:formula="of:=[.B350] * [.$L$2]" office:value-type="float" office:value="7.49019102111325" calcext:value-type="float">
            <text:p>7.49019102111325</text:p>
          </table:table-cell>
          <table:table-cell table:formula="of:=[.C350] * [.$L$3]" office:value-type="float" office:value="1.06084472563316" calcext:value-type="float">
            <text:p>1.06084472563316</text:p>
          </table:table-cell>
          <table:table-cell table:formula="of:= [.D350]*[.$L$4]" office:value-type="float" office:value="7.62056403259609" calcext:value-type="float">
            <text:p>7.62056403259609</text:p>
          </table:table-cell>
          <table:table-cell table:number-columns-repeated="13"/>
        </table:table-row>
        <table:table-row table:style-name="ro1">
          <table:table-cell office:value-type="float" office:value="1.28063321113586" calcext:value-type="float">
            <text:p>1.28063321113586</text:p>
          </table:table-cell>
          <table:table-cell office:value-type="float" office:value="2.25511537401765" calcext:value-type="float">
            <text:p>2.25511537401765</text:p>
          </table:table-cell>
          <table:table-cell office:value-type="float" office:value="0.0658586099743843" calcext:value-type="float">
            <text:p>0.065858609974384</text:p>
          </table:table-cell>
          <table:table-cell office:value-type="float" office:value="0.11359874039772" calcext:value-type="float">
            <text:p>0.11359874039772</text:p>
          </table:table-cell>
          <table:table-cell/>
          <table:table-cell table:formula="of:=[.A351]*[.$L$1]" office:value-type="float" office:value="1.28063321113586" calcext:value-type="float">
            <text:p>1.28063321113586</text:p>
          </table:table-cell>
          <table:table-cell table:formula="of:=[.B351] * [.$L$2]" office:value-type="float" office:value="7.48552603993623" calcext:value-type="float">
            <text:p>7.48552603993623</text:p>
          </table:table-cell>
          <table:table-cell table:formula="of:=[.C351] * [.$L$3]" office:value-type="float" office:value="0.979588691389561" calcext:value-type="float">
            <text:p>0.979588691389561</text:p>
          </table:table-cell>
          <table:table-cell table:formula="of:= [.D351]*[.$L$4]" office:value-type="float" office:value="7.61333976840803" calcext:value-type="float">
            <text:p>7.61333976840803</text:p>
          </table:table-cell>
          <table:table-cell table:number-columns-repeated="13"/>
        </table:table-row>
        <table:table-row table:style-name="ro1">
          <table:table-cell office:value-type="float" office:value="0.966507136821747" calcext:value-type="float">
            <text:p>0.966507136821747</text:p>
          </table:table-cell>
          <table:table-cell office:value-type="float" office:value="2.25393095591016" calcext:value-type="float">
            <text:p>2.25393095591016</text:p>
          </table:table-cell>
          <table:table-cell office:value-type="float" office:value="0.0503880232572556" calcext:value-type="float">
            <text:p>0.050388023257256</text:p>
          </table:table-cell>
          <table:table-cell office:value-type="float" office:value="0.113542928824239" calcext:value-type="float">
            <text:p>0.113542928824239</text:p>
          </table:table-cell>
          <table:table-cell/>
          <table:table-cell table:formula="of:=[.A352]*[.$L$1]" office:value-type="float" office:value="0.966507136821747" calcext:value-type="float">
            <text:p>0.966507136821747</text:p>
          </table:table-cell>
          <table:table-cell table:formula="of:=[.B352] * [.$L$2]" office:value-type="float" office:value="7.48159453705706" calcext:value-type="float">
            <text:p>7.48159453705706</text:p>
          </table:table-cell>
          <table:table-cell table:formula="of:=[.C352] * [.$L$3]" office:value-type="float" office:value="0.749477369526628" calcext:value-type="float">
            <text:p>0.749477369526628</text:p>
          </table:table-cell>
          <table:table-cell table:formula="of:= [.D352]*[.$L$4]" office:value-type="float" office:value="7.60959930024405" calcext:value-type="float">
            <text:p>7.60959930024405</text:p>
          </table:table-cell>
          <table:table-cell table:number-columns-repeated="13"/>
        </table:table-row>
        <table:table-row table:style-name="ro1">
          <table:table-cell office:value-type="float" office:value="1.01087701320648" calcext:value-type="float">
            <text:p>1.01087701320648</text:p>
          </table:table-cell>
          <table:table-cell office:value-type="float" office:value="2.25367512450368" calcext:value-type="float">
            <text:p>2.25367512450368</text:p>
          </table:table-cell>
          <table:table-cell office:value-type="float" office:value="0.055798351764679" calcext:value-type="float">
            <text:p>0.055798351764679</text:p>
          </table:table-cell>
          <table:table-cell office:value-type="float" office:value="0.113541945536692" calcext:value-type="float">
            <text:p>0.113541945536692</text:p>
          </table:table-cell>
          <table:table-cell/>
          <table:table-cell table:formula="of:=[.A353]*[.$L$1]" office:value-type="float" office:value="1.01087701320648" calcext:value-type="float">
            <text:p>1.01087701320648</text:p>
          </table:table-cell>
          <table:table-cell table:formula="of:=[.B353] * [.$L$2]" office:value-type="float" office:value="7.48074534207704" calcext:value-type="float">
            <text:p>7.48074534207704</text:p>
          </table:table-cell>
          <table:table-cell table:formula="of:=[.C353] * [.$L$3]" office:value-type="float" office:value="0.829951230493872" calcext:value-type="float">
            <text:p>0.829951230493872</text:p>
          </table:table-cell>
          <table:table-cell table:formula="of:= [.D353]*[.$L$4]" office:value-type="float" office:value="7.60953340072656" calcext:value-type="float">
            <text:p>7.60953340072656</text:p>
          </table:table-cell>
          <table:table-cell table:number-columns-repeated="13"/>
        </table:table-row>
        <table:table-row table:style-name="ro1">
          <table:table-cell office:value-type="float" office:value="0.876688599586487" calcext:value-type="float">
            <text:p>0.876688599586487</text:p>
          </table:table-cell>
          <table:table-cell office:value-type="float" office:value="2.25314058385485" calcext:value-type="float">
            <text:p>2.25314058385485</text:p>
          </table:table-cell>
          <table:table-cell office:value-type="float" office:value="0.0421474426984787" calcext:value-type="float">
            <text:p>0.042147442698479</text:p>
          </table:table-cell>
          <table:table-cell office:value-type="float" office:value="0.11352499385385" calcext:value-type="float">
            <text:p>0.11352499385385</text:p>
          </table:table-cell>
          <table:table-cell/>
          <table:table-cell table:formula="of:=[.A354]*[.$L$1]" office:value-type="float" office:value="0.876688599586487" calcext:value-type="float">
            <text:p>0.876688599586487</text:p>
          </table:table-cell>
          <table:table-cell table:formula="of:=[.B354] * [.$L$2]" office:value-type="float" office:value="7.47897101248293" calcext:value-type="float">
            <text:p>7.47897101248293</text:p>
          </table:table-cell>
          <table:table-cell table:formula="of:=[.C354] * [.$L$3]" office:value-type="float" office:value="0.626906007498152" calcext:value-type="float">
            <text:p>0.626906007498152</text:p>
          </table:table-cell>
          <table:table-cell table:formula="of:= [.D354]*[.$L$4]" office:value-type="float" office:value="7.60839730607734" calcext:value-type="float">
            <text:p>7.60839730607734</text:p>
          </table:table-cell>
          <table:table-cell table:number-columns-repeated="13"/>
        </table:table-row>
        <table:table-row table:style-name="ro1">
          <table:table-cell office:value-type="float" office:value="1.42785811424255" calcext:value-type="float">
            <text:p>1.42785811424255</text:p>
          </table:table-cell>
          <table:table-cell office:value-type="float" office:value="2.25187527410985" calcext:value-type="float">
            <text:p>2.25187527410985</text:p>
          </table:table-cell>
          <table:table-cell office:value-type="float" office:value="0.0888984724879265" calcext:value-type="float">
            <text:p>0.088898472487927</text:p>
          </table:table-cell>
          <table:table-cell office:value-type="float" office:value="0.113499299867619" calcext:value-type="float">
            <text:p>0.113499299867619</text:p>
          </table:table-cell>
          <table:table-cell/>
          <table:table-cell table:formula="of:=[.A355]*[.$L$1]" office:value-type="float" office:value="1.42785811424255" calcext:value-type="float">
            <text:p>1.42785811424255</text:p>
          </table:table-cell>
          <table:table-cell table:formula="of:=[.B355] * [.$L$2]" office:value-type="float" office:value="7.4747710016303" calcext:value-type="float">
            <text:p>7.4747710016303</text:p>
          </table:table-cell>
          <table:table-cell table:formula="of:=[.C355] * [.$L$3]" office:value-type="float" office:value="1.3222863094871" calcext:value-type="float">
            <text:p>1.3222863094871</text:p>
          </table:table-cell>
          <table:table-cell table:formula="of:= [.D355]*[.$L$4]" office:value-type="float" office:value="7.60667530593458" calcext:value-type="float">
            <text:p>7.60667530593458</text:p>
          </table:table-cell>
          <table:table-cell table:number-columns-repeated="13"/>
        </table:table-row>
        <table:table-row table:style-name="ro1">
          <table:table-cell office:value-type="float" office:value="1.28719806671143" calcext:value-type="float">
            <text:p>1.28719806671143</text:p>
          </table:table-cell>
          <table:table-cell office:value-type="float" office:value="2.25009056942694" calcext:value-type="float">
            <text:p>2.25009056942694</text:p>
          </table:table-cell>
          <table:table-cell office:value-type="float" office:value="0.0672112479805946" calcext:value-type="float">
            <text:p>0.067211247980595</text:p>
          </table:table-cell>
          <table:table-cell office:value-type="float" office:value="0.113452294839881" calcext:value-type="float">
            <text:p>0.113452294839881</text:p>
          </table:table-cell>
          <table:table-cell/>
          <table:table-cell table:formula="of:=[.A356]*[.$L$1]" office:value-type="float" office:value="1.28719806671143" calcext:value-type="float">
            <text:p>1.28719806671143</text:p>
          </table:table-cell>
          <table:table-cell table:formula="of:=[.B356] * [.$L$2]" office:value-type="float" office:value="7.46884693515838" calcext:value-type="float">
            <text:p>7.46884693515838</text:p>
          </table:table-cell>
          <table:table-cell table:formula="of:=[.C356] * [.$L$3]" office:value-type="float" office:value="0.999707987787446" calcext:value-type="float">
            <text:p>0.999707987787446</text:p>
          </table:table-cell>
          <table:table-cell table:formula="of:= [.D356]*[.$L$4]" office:value-type="float" office:value="7.60352504875972" calcext:value-type="float">
            <text:p>7.60352504875972</text:p>
          </table:table-cell>
          <table:table-cell table:number-columns-repeated="13"/>
        </table:table-row>
        <table:table-row table:style-name="ro1">
          <table:table-cell office:value-type="float" office:value="1.323086977005" calcext:value-type="float">
            <text:p>1.323086977005</text:p>
          </table:table-cell>
          <table:table-cell office:value-type="float" office:value="2.24947225013179" calcext:value-type="float">
            <text:p>2.24947225013179</text:p>
          </table:table-cell>
          <table:table-cell office:value-type="float" office:value="0.0532536171376705" calcext:value-type="float">
            <text:p>0.053253617137671</text:p>
          </table:table-cell>
          <table:table-cell office:value-type="float" office:value="0.113453648383876" calcext:value-type="float">
            <text:p>0.113453648383876</text:p>
          </table:table-cell>
          <table:table-cell/>
          <table:table-cell table:formula="of:=[.A357]*[.$L$1]" office:value-type="float" office:value="1.323086977005" calcext:value-type="float">
            <text:p>1.323086977005</text:p>
          </table:table-cell>
          <table:table-cell table:formula="of:=[.B357] * [.$L$2]" office:value-type="float" office:value="7.46679451458685" calcext:value-type="float">
            <text:p>7.46679451458685</text:p>
          </table:table-cell>
          <table:table-cell table:formula="of:=[.C357] * [.$L$3]" office:value-type="float" office:value="0.792100549099678" calcext:value-type="float">
            <text:p>0.792100549099678</text:p>
          </table:table-cell>
          <table:table-cell table:formula="of:= [.D357]*[.$L$4]" office:value-type="float" office:value="7.60361576270855" calcext:value-type="float">
            <text:p>7.60361576270855</text:p>
          </table:table-cell>
          <table:table-cell table:number-columns-repeated="13"/>
        </table:table-row>
        <table:table-row table:style-name="ro1">
          <table:table-cell office:value-type="float" office:value="0.757370889186859" calcext:value-type="float">
            <text:p>0.757370889186859</text:p>
          </table:table-cell>
          <table:table-cell office:value-type="float" office:value="2.24766384827613" calcext:value-type="float">
            <text:p>2.24766384827613</text:p>
          </table:table-cell>
          <table:table-cell office:value-type="float" office:value="0.893071591854095" calcext:value-type="float">
            <text:p>0.893071591854095</text:p>
          </table:table-cell>
          <table:table-cell office:value-type="float" office:value="0.113467699099782" calcext:value-type="float">
            <text:p>0.113467699099782</text:p>
          </table:table-cell>
          <table:table-cell/>
          <table:table-cell table:formula="of:=[.A358]*[.$L$1]" office:value-type="float" office:value="0.757370889186859" calcext:value-type="float">
            <text:p>0.757370889186859</text:p>
          </table:table-cell>
          <table:table-cell table:formula="of:=[.B358] * [.$L$2]" office:value-type="float" office:value="7.46079178881186" calcext:value-type="float">
            <text:p>7.46079178881186</text:p>
          </table:table-cell>
          <table:table-cell table:formula="of:=[.C358] * [.$L$3]" office:value-type="float" office:value="13.283651633732" calcext:value-type="float">
            <text:p>13.283651633732</text:p>
          </table:table-cell>
          <table:table-cell table:formula="of:= [.D358]*[.$L$4]" office:value-type="float" office:value="7.60455743577475" calcext:value-type="float">
            <text:p>7.60455743577475</text:p>
          </table:table-cell>
          <table:table-cell table:number-columns-repeated="13"/>
        </table:table-row>
        <table:table-row table:style-name="ro1">
          <table:table-cell office:value-type="float" office:value="36.1147270202637" calcext:value-type="float">
            <text:p>36.1147270202637</text:p>
          </table:table-cell>
          <table:table-cell office:value-type="float" office:value="2.25754650632687" calcext:value-type="float">
            <text:p>2.25754650632687</text:p>
          </table:table-cell>
          <table:table-cell office:value-type="float" office:value="0.06107572093606" calcext:value-type="float">
            <text:p>0.06107572093606</text:p>
          </table:table-cell>
          <table:table-cell office:value-type="float" office:value="0.113350131228197" calcext:value-type="float">
            <text:p>0.113350131228197</text:p>
          </table:table-cell>
          <table:table-cell/>
          <table:table-cell table:formula="of:=[.A359]*[.$L$1]" office:value-type="float" office:value="36.1147270202637" calcext:value-type="float">
            <text:p>36.1147270202637</text:p>
          </table:table-cell>
          <table:table-cell table:formula="of:=[.B359] * [.$L$2]" office:value-type="float" office:value="7.49359582847869" calcext:value-type="float">
            <text:p>7.49359582847869</text:p>
          </table:table-cell>
          <table:table-cell table:formula="of:=[.C359] * [.$L$3]" office:value-type="float" office:value="0.908447438697833" calcext:value-type="float">
            <text:p>0.908447438697833</text:p>
          </table:table-cell>
          <table:table-cell table:formula="of:= [.D359]*[.$L$4]" office:value-type="float" office:value="7.59667808650474" calcext:value-type="float">
            <text:p>7.59667808650474</text:p>
          </table:table-cell>
          <table:table-cell table:number-columns-repeated="13"/>
        </table:table-row>
        <table:table-row table:style-name="ro1">
          <table:table-cell office:value-type="float" office:value="7.68998050689697" calcext:value-type="float">
            <text:p>7.68998050689697</text:p>
          </table:table-cell>
          <table:table-cell office:value-type="float" office:value="2.25929062298246" calcext:value-type="float">
            <text:p>2.25929062298246</text:p>
          </table:table-cell>
          <table:table-cell office:value-type="float" office:value="0.0770433694124222" calcext:value-type="float">
            <text:p>0.077043369412422</text:p>
          </table:table-cell>
          <table:table-cell office:value-type="float" office:value="0.113295022411085" calcext:value-type="float">
            <text:p>0.113295022411085</text:p>
          </table:table-cell>
          <table:table-cell/>
          <table:table-cell table:formula="of:=[.A360]*[.$L$1]" office:value-type="float" office:value="7.68998050689697" calcext:value-type="float">
            <text:p>7.68998050689697</text:p>
          </table:table-cell>
          <table:table-cell table:formula="of:=[.B360] * [.$L$2]" office:value-type="float" office:value="7.49938516892332" calcext:value-type="float">
            <text:p>7.49938516892332</text:p>
          </table:table-cell>
          <table:table-cell table:formula="of:=[.C360] * [.$L$3]" office:value-type="float" office:value="1.14595211548363" calcext:value-type="float">
            <text:p>1.14595211548363</text:p>
          </table:table-cell>
          <table:table-cell table:formula="of:= [.D360]*[.$L$4]" office:value-type="float" office:value="7.59298471677686" calcext:value-type="float">
            <text:p>7.59298471677686</text:p>
          </table:table-cell>
          <table:table-cell table:number-columns-repeated="13"/>
        </table:table-row>
        <table:table-row table:style-name="ro1">
          <table:table-cell office:value-type="float" office:value="1.08286714553833" calcext:value-type="float">
            <text:p>1.08286714553833</text:p>
          </table:table-cell>
          <table:table-cell office:value-type="float" office:value="2.2575766548578" calcext:value-type="float">
            <text:p>2.2575766548578</text:p>
          </table:table-cell>
          <table:table-cell office:value-type="float" office:value="2.20139479637146" calcext:value-type="float">
            <text:p>2.20139479637146</text:p>
          </table:table-cell>
          <table:table-cell office:value-type="float" office:value="0.113997212682855" calcext:value-type="float">
            <text:p>0.113997212682855</text:p>
          </table:table-cell>
          <table:table-cell/>
          <table:table-cell table:formula="of:=[.A361]*[.$L$1]" office:value-type="float" office:value="1.08286714553833" calcext:value-type="float">
            <text:p>1.08286714553833</text:p>
          </table:table-cell>
          <table:table-cell table:formula="of:=[.B361] * [.$L$2]" office:value-type="float" office:value="7.49369590212278" calcext:value-type="float">
            <text:p>7.49369590212278</text:p>
          </table:table-cell>
          <table:table-cell table:formula="of:=[.C361] * [.$L$3]" office:value-type="float" office:value="32.7438044721573" calcext:value-type="float">
            <text:p>32.7438044721573</text:p>
          </table:table-cell>
          <table:table-cell table:formula="of:= [.D361]*[.$L$4]" office:value-type="float" office:value="7.64004521324312" calcext:value-type="float">
            <text:p>7.64004521324312</text:p>
          </table:table-cell>
          <table:table-cell table:number-columns-repeated="13"/>
        </table:table-row>
        <table:table-row table:style-name="ro1">
          <table:table-cell office:value-type="float" office:value="2.56556034088135" calcext:value-type="float">
            <text:p>2.56556034088135</text:p>
          </table:table-cell>
          <table:table-cell office:value-type="float" office:value="2.25572213178706" calcext:value-type="float">
            <text:p>2.25572213178706</text:p>
          </table:table-cell>
          <table:table-cell office:value-type="float" office:value="0.0725305527448654" calcext:value-type="float">
            <text:p>0.072530552744866</text:p>
          </table:table-cell>
          <table:table-cell office:value-type="float" office:value="0.113966018120646" calcext:value-type="float">
            <text:p>0.113966018120646</text:p>
          </table:table-cell>
          <table:table-cell/>
          <table:table-cell table:formula="of:=[.A362]*[.$L$1]" office:value-type="float" office:value="2.56556034088135" calcext:value-type="float">
            <text:p>2.56556034088135</text:p>
          </table:table-cell>
          <table:table-cell table:formula="of:=[.B362] * [.$L$2]" office:value-type="float" office:value="7.48754008371206" calcext:value-type="float">
            <text:p>7.48754008371206</text:p>
          </table:table-cell>
          <table:table-cell table:formula="of:=[.C362] * [.$L$3]" office:value-type="float" office:value="1.07882795092" calcext:value-type="float">
            <text:p>1.07882795092</text:p>
          </table:table-cell>
          <table:table-cell table:formula="of:= [.D362]*[.$L$4]" office:value-type="float" office:value="7.63795456681347" calcext:value-type="float">
            <text:p>7.63795456681347</text:p>
          </table:table-cell>
          <table:table-cell table:number-columns-repeated="13"/>
        </table:table-row>
        <table:table-row table:style-name="ro1">
          <table:table-cell office:value-type="float" office:value="0.907709836959839" calcext:value-type="float">
            <text:p>0.907709836959839</text:p>
          </table:table-cell>
          <table:table-cell office:value-type="float" office:value="2.25460509842585" calcext:value-type="float">
            <text:p>2.25460509842585</text:p>
          </table:table-cell>
          <table:table-cell office:value-type="float" office:value="0.0740751698613167" calcext:value-type="float">
            <text:p>0.074075169861317</text:p>
          </table:table-cell>
          <table:table-cell office:value-type="float" office:value="0.113917737066745" calcext:value-type="float">
            <text:p>0.113917737066745</text:p>
          </table:table-cell>
          <table:table-cell/>
          <table:table-cell table:formula="of:=[.A363]*[.$L$1]" office:value-type="float" office:value="0.907709836959839" calcext:value-type="float">
            <text:p>0.907709836959839</text:p>
          </table:table-cell>
          <table:table-cell table:formula="of:=[.B363] * [.$L$2]" office:value-type="float" office:value="7.48383225465413" calcext:value-type="float">
            <text:p>7.48383225465413</text:p>
          </table:table-cell>
          <table:table-cell table:formula="of:=[.C363] * [.$L$3]" office:value-type="float" office:value="1.10180276712688" calcext:value-type="float">
            <text:p>1.10180276712688</text:p>
          </table:table-cell>
          <table:table-cell table:formula="of:= [.D363]*[.$L$4]" office:value-type="float" office:value="7.6347187909022" calcext:value-type="float">
            <text:p>7.6347187909022</text:p>
          </table:table-cell>
          <table:table-cell table:number-columns-repeated="13"/>
        </table:table-row>
        <table:table-row table:style-name="ro1">
          <table:table-cell office:value-type="float" office:value="1.41345965862274" calcext:value-type="float">
            <text:p>1.41345965862274</text:p>
          </table:table-cell>
          <table:table-cell office:value-type="float" office:value="2.25382636070678" calcext:value-type="float">
            <text:p>2.25382636070678</text:p>
          </table:table-cell>
          <table:table-cell office:value-type="float" office:value="0.0411017537117005" calcext:value-type="float">
            <text:p>0.041101753711701</text:p>
          </table:table-cell>
          <table:table-cell office:value-type="float" office:value="0.113779508033515" calcext:value-type="float">
            <text:p>0.113779508033515</text:p>
          </table:table-cell>
          <table:table-cell/>
          <table:table-cell table:formula="of:=[.A364]*[.$L$1]" office:value-type="float" office:value="1.41345965862274" calcext:value-type="float">
            <text:p>1.41345965862274</text:p>
          </table:table-cell>
          <table:table-cell table:formula="of:=[.B364] * [.$L$2]" office:value-type="float" office:value="7.4812473485595" calcext:value-type="float">
            <text:p>7.4812473485595</text:p>
          </table:table-cell>
          <table:table-cell table:formula="of:=[.C364] * [.$L$3]" office:value-type="float" office:value="0.611352306827017" calcext:value-type="float">
            <text:p>0.611352306827017</text:p>
          </table:table-cell>
          <table:table-cell table:formula="of:= [.D364]*[.$L$4]" office:value-type="float" office:value="7.62545473927493" calcext:value-type="float">
            <text:p>7.62545473927493</text:p>
          </table:table-cell>
          <table:table-cell table:number-columns-repeated="13"/>
        </table:table-row>
        <table:table-row table:style-name="ro1">
          <table:table-cell office:value-type="float" office:value="0.945159912109375" calcext:value-type="float">
            <text:p>0.945159912109375</text:p>
          </table:table-cell>
          <table:table-cell office:value-type="float" office:value="2.25335184996839" calcext:value-type="float">
            <text:p>2.25335184996839</text:p>
          </table:table-cell>
          <table:table-cell office:value-type="float" office:value="0.0433100536465645" calcext:value-type="float">
            <text:p>0.043310053646565</text:p>
          </table:table-cell>
          <table:table-cell office:value-type="float" office:value="0.113720890593814" calcext:value-type="float">
            <text:p>0.113720890593814</text:p>
          </table:table-cell>
          <table:table-cell/>
          <table:table-cell table:formula="of:=[.A365]*[.$L$1]" office:value-type="float" office:value="0.945159912109375" calcext:value-type="float">
            <text:p>0.945159912109375</text:p>
          </table:table-cell>
          <table:table-cell table:formula="of:=[.B365] * [.$L$2]" office:value-type="float" office:value="7.4796722794835" calcext:value-type="float">
            <text:p>7.4796722794835</text:p>
          </table:table-cell>
          <table:table-cell table:formula="of:=[.C365] * [.$L$3]" office:value-type="float" office:value="0.644198819139235" calcext:value-type="float">
            <text:p>0.644198819139235</text:p>
          </table:table-cell>
          <table:table-cell table:formula="of:= [.D365]*[.$L$4]" office:value-type="float" office:value="7.62152622313795" calcext:value-type="float">
            <text:p>7.62152622313795</text:p>
          </table:table-cell>
          <table:table-cell table:number-columns-repeated="13"/>
        </table:table-row>
        <table:table-row table:style-name="ro1">
          <table:table-cell office:value-type="float" office:value="10.9986085891724" calcext:value-type="float">
            <text:p>10.9986085891724</text:p>
          </table:table-cell>
          <table:table-cell office:value-type="float" office:value="2.25310580405465" calcext:value-type="float">
            <text:p>2.25310580405465</text:p>
          </table:table-cell>
          <table:table-cell office:value-type="float" office:value="0.103736139833927" calcext:value-type="float">
            <text:p>0.103736139833927</text:p>
          </table:table-cell>
          <table:table-cell office:value-type="float" office:value="0.113724878300482" calcext:value-type="float">
            <text:p>0.113724878300482</text:p>
          </table:table-cell>
          <table:table-cell/>
          <table:table-cell table:formula="of:=[.A366]*[.$L$1]" office:value-type="float" office:value="10.9986085891724" calcext:value-type="float">
            <text:p>10.9986085891724</text:p>
          </table:table-cell>
          <table:table-cell table:formula="of:=[.B366] * [.$L$2]" office:value-type="float" office:value="7.47885556601706" calcext:value-type="float">
            <text:p>7.47885556601706</text:p>
          </table:table-cell>
          <table:table-cell table:formula="of:=[.C366] * [.$L$3]" office:value-type="float" office:value="1.54298351436882" calcext:value-type="float">
            <text:p>1.54298351436882</text:p>
          </table:table-cell>
          <table:table-cell table:formula="of:= [.D366]*[.$L$4]" office:value-type="float" office:value="7.62179347756042" calcext:value-type="float">
            <text:p>7.62179347756042</text:p>
          </table:table-cell>
          <table:table-cell table:number-columns-repeated="13"/>
        </table:table-row>
        <table:table-row table:style-name="ro1">
          <table:table-cell office:value-type="float" office:value="0.794439971446991" calcext:value-type="float">
            <text:p>0.794439971446991</text:p>
          </table:table-cell>
          <table:table-cell office:value-type="float" office:value="2.25296014266151" calcext:value-type="float">
            <text:p>2.25296014266151</text:p>
          </table:table-cell>
          <table:table-cell office:value-type="float" office:value="0.253387361764908" calcext:value-type="float">
            <text:p>0.253387361764908</text:p>
          </table:table-cell>
          <table:table-cell office:value-type="float" office:value="0.113803033356253" calcext:value-type="float">
            <text:p>0.113803033356253</text:p>
          </table:table-cell>
          <table:table-cell/>
          <table:table-cell table:formula="of:=[.A367]*[.$L$1]" office:value-type="float" office:value="0.794439971446991" calcext:value-type="float">
            <text:p>0.794439971446991</text:p>
          </table:table-cell>
          <table:table-cell table:formula="of:=[.B367] * [.$L$2]" office:value-type="float" office:value="7.47837206430182" calcext:value-type="float">
            <text:p>7.47837206430182</text:p>
          </table:table-cell>
          <table:table-cell table:formula="of:=[.C367] * [.$L$3]" office:value-type="float" office:value="3.76891334667529" calcext:value-type="float">
            <text:p>3.76891334667529</text:p>
          </table:table-cell>
          <table:table-cell table:formula="of:= [.D367]*[.$L$4]" office:value-type="float" office:value="7.62703139650319" calcext:value-type="float">
            <text:p>7.62703139650319</text:p>
          </table:table-cell>
          <table:table-cell table:number-columns-repeated="13"/>
        </table:table-row>
        <table:table-row table:style-name="ro1">
          <table:table-cell office:value-type="float" office:value="0.780427753925324" calcext:value-type="float">
            <text:p>0.780427753925324</text:p>
          </table:table-cell>
          <table:table-cell office:value-type="float" office:value="2.25230878628768" calcext:value-type="float">
            <text:p>2.25230878628768</text:p>
          </table:table-cell>
          <table:table-cell office:value-type="float" office:value="0.117436446249485" calcext:value-type="float">
            <text:p>0.117436446249485</text:p>
          </table:table-cell>
          <table:table-cell office:value-type="float" office:value="0.113792137706173" calcext:value-type="float">
            <text:p>0.113792137706173</text:p>
          </table:table-cell>
          <table:table-cell/>
          <table:table-cell table:formula="of:=[.A368]*[.$L$1]" office:value-type="float" office:value="0.780427753925324" calcext:value-type="float">
            <text:p>0.780427753925324</text:p>
          </table:table-cell>
          <table:table-cell table:formula="of:=[.B368] * [.$L$2]" office:value-type="float" office:value="7.4762099819739" calcext:value-type="float">
            <text:p>7.4762099819739</text:p>
          </table:table-cell>
          <table:table-cell table:formula="of:=[.C368] * [.$L$3]" office:value-type="float" office:value="1.74676347933426" calcext:value-type="float">
            <text:p>1.74676347933426</text:p>
          </table:table-cell>
          <table:table-cell table:formula="of:= [.D368]*[.$L$4]" office:value-type="float" office:value="7.6263011746207" calcext:value-type="float">
            <text:p>7.6263011746207</text:p>
          </table:table-cell>
          <table:table-cell table:number-columns-repeated="13"/>
        </table:table-row>
        <table:table-row table:style-name="ro1">
          <table:table-cell office:value-type="float" office:value="22.2751903533936" calcext:value-type="float">
            <text:p>22.2751903533936</text:p>
          </table:table-cell>
          <table:table-cell office:value-type="float" office:value="2.25785620597904" calcext:value-type="float">
            <text:p>2.25785620597904</text:p>
          </table:table-cell>
          <table:table-cell office:value-type="float" office:value="0.0663913860917091" calcext:value-type="float">
            <text:p>0.066391386091709</text:p>
          </table:table-cell>
          <table:table-cell office:value-type="float" office:value="0.113637192734883" calcext:value-type="float">
            <text:p>0.113637192734883</text:p>
          </table:table-cell>
          <table:table-cell/>
          <table:table-cell table:formula="of:=[.A369]*[.$L$1]" office:value-type="float" office:value="22.2751903533936" calcext:value-type="float">
            <text:p>22.2751903533936</text:p>
          </table:table-cell>
          <table:table-cell table:formula="of:=[.B369] * [.$L$2]" office:value-type="float" office:value="7.49462383123085" calcext:value-type="float">
            <text:p>7.49462383123085</text:p>
          </table:table-cell>
          <table:table-cell table:formula="of:=[.C369] * [.$L$3]" office:value-type="float" office:value="0.987513265864741" calcext:value-type="float">
            <text:p>0.987513265864741</text:p>
          </table:table-cell>
          <table:table-cell table:formula="of:= [.D369]*[.$L$4]" office:value-type="float" office:value="7.61591682786032" calcext:value-type="float">
            <text:p>7.61591682786032</text:p>
          </table:table-cell>
          <table:table-cell table:number-columns-repeated="13"/>
        </table:table-row>
        <table:table-row table:style-name="ro1">
          <table:table-cell office:value-type="float" office:value="24.1934947967529" calcext:value-type="float">
            <text:p>24.1934947967529</text:p>
          </table:table-cell>
          <table:table-cell office:value-type="float" office:value="2.25847614971689" calcext:value-type="float">
            <text:p>2.25847614971689</text:p>
          </table:table-cell>
          <table:table-cell office:value-type="float" office:value="0.0308083090931177" calcext:value-type="float">
            <text:p>0.030808309093118</text:p>
          </table:table-cell>
          <table:table-cell office:value-type="float" office:value="0.113476280967837" calcext:value-type="float">
            <text:p>0.113476280967837</text:p>
          </table:table-cell>
          <table:table-cell/>
          <table:table-cell table:formula="of:=[.A370]*[.$L$1]" office:value-type="float" office:value="24.1934947967529" calcext:value-type="float">
            <text:p>24.1934947967529</text:p>
          </table:table-cell>
          <table:table-cell table:formula="of:=[.B370] * [.$L$2]" office:value-type="float" office:value="7.49668164390263" calcext:value-type="float">
            <text:p>7.49668164390263</text:p>
          </table:table-cell>
          <table:table-cell table:formula="of:=[.C370] * [.$L$3]" office:value-type="float" office:value="0.458246403927908" calcext:value-type="float">
            <text:p>0.458246403927908</text:p>
          </table:table-cell>
          <table:table-cell table:formula="of:= [.D370]*[.$L$4]" office:value-type="float" office:value="7.6051325889597" calcext:value-type="float">
            <text:p>7.6051325889597</text:p>
          </table:table-cell>
          <table:table-cell table:number-columns-repeated="13"/>
        </table:table-row>
        <table:table-row table:style-name="ro1">
          <table:table-cell office:value-type="float" office:value="1.04115223884583" calcext:value-type="float">
            <text:p>1.04115223884583</text:p>
          </table:table-cell>
          <table:table-cell office:value-type="float" office:value="2.2570476311026" calcext:value-type="float">
            <text:p>2.2570476311026</text:p>
          </table:table-cell>
          <table:table-cell office:value-type="float" office:value="0.0657027065753937" calcext:value-type="float">
            <text:p>0.065702706575394</text:p>
          </table:table-cell>
          <table:table-cell office:value-type="float" office:value="0.113418747242074" calcext:value-type="float">
            <text:p>0.113418747242074</text:p>
          </table:table-cell>
          <table:table-cell/>
          <table:table-cell table:formula="of:=[.A371]*[.$L$1]" office:value-type="float" office:value="1.04115223884583" calcext:value-type="float">
            <text:p>1.04115223884583</text:p>
          </table:table-cell>
          <table:table-cell table:formula="of:=[.B371] * [.$L$2]" office:value-type="float" office:value="7.49193988505116" calcext:value-type="float">
            <text:p>7.49193988505116</text:p>
          </table:table-cell>
          <table:table-cell table:formula="of:=[.C371] * [.$L$3]" office:value-type="float" office:value="0.977269765942154" calcext:value-type="float">
            <text:p>0.977269765942154</text:p>
          </table:table-cell>
          <table:table-cell table:formula="of:= [.D371]*[.$L$4]" office:value-type="float" office:value="7.60127670287469" calcext:value-type="float">
            <text:p>7.60127670287469</text:p>
          </table:table-cell>
          <table:table-cell table:number-columns-repeated="13"/>
        </table:table-row>
        <table:table-row table:style-name="ro1">
          <table:table-cell office:value-type="float" office:value="0.823508203029633" calcext:value-type="float">
            <text:p>0.823508203029633</text:p>
          </table:table-cell>
          <table:table-cell office:value-type="float" office:value="2.25666312279102" calcext:value-type="float">
            <text:p>2.25666312279102</text:p>
          </table:table-cell>
          <table:table-cell office:value-type="float" office:value="0.0611056499183178" calcext:value-type="float">
            <text:p>0.061105649918318</text:p>
          </table:table-cell>
          <table:table-cell office:value-type="float" office:value="0.113401317619716" calcext:value-type="float">
            <text:p>0.113401317619716</text:p>
          </table:table-cell>
          <table:table-cell/>
          <table:table-cell table:formula="of:=[.A372]*[.$L$1]" office:value-type="float" office:value="0.823508203029633" calcext:value-type="float">
            <text:p>0.823508203029633</text:p>
          </table:table-cell>
          <table:table-cell table:formula="of:=[.B372] * [.$L$2]" office:value-type="float" office:value="7.49066356588272" calcext:value-type="float">
            <text:p>7.49066356588272</text:p>
          </table:table-cell>
          <table:table-cell table:formula="of:=[.C372] * [.$L$3]" office:value-type="float" office:value="0.908892605891249" calcext:value-type="float">
            <text:p>0.908892605891249</text:p>
          </table:table-cell>
          <table:table-cell table:formula="of:= [.D372]*[.$L$4]" office:value-type="float" office:value="7.60010857692031" calcext:value-type="float">
            <text:p>7.60010857692031</text:p>
          </table:table-cell>
          <table:table-cell table:number-columns-repeated="13"/>
        </table:table-row>
        <table:table-row table:style-name="ro1">
          <table:table-cell office:value-type="float" office:value="2.21191358566284" calcext:value-type="float">
            <text:p>2.21191358566284</text:p>
          </table:table-cell>
          <table:table-cell office:value-type="float" office:value="2.25629566878575" calcext:value-type="float">
            <text:p>2.25629566878575</text:p>
          </table:table-cell>
          <table:table-cell office:value-type="float" office:value="0.0277606993913651" calcext:value-type="float">
            <text:p>0.027760699391365</text:p>
          </table:table-cell>
          <table:table-cell office:value-type="float" office:value="0.113331688853279" calcext:value-type="float">
            <text:p>0.113331688853279</text:p>
          </table:table-cell>
          <table:table-cell/>
          <table:table-cell table:formula="of:=[.A373]*[.$L$1]" office:value-type="float" office:value="2.21191358566284" calcext:value-type="float">
            <text:p>2.21191358566284</text:p>
          </table:table-cell>
          <table:table-cell table:formula="of:=[.B373] * [.$L$2]" office:value-type="float" office:value="7.48944385599263" calcext:value-type="float">
            <text:p>7.48944385599263</text:p>
          </table:table-cell>
          <table:table-cell table:formula="of:=[.C373] * [.$L$3]" office:value-type="float" office:value="0.412915899673913" calcext:value-type="float">
            <text:p>0.412915899673913</text:p>
          </table:table-cell>
          <table:table-cell table:formula="of:= [.D373]*[.$L$4]" office:value-type="float" office:value="7.59544208630002" calcext:value-type="float">
            <text:p>7.59544208630002</text:p>
          </table:table-cell>
          <table:table-cell table:number-columns-repeated="13"/>
        </table:table-row>
        <table:table-row table:style-name="ro1">
          <table:table-cell office:value-type="float" office:value="197.73046875" calcext:value-type="float">
            <text:p>197.73046875</text:p>
          </table:table-cell>
          <table:table-cell office:value-type="float" office:value="2.27752673004639" calcext:value-type="float">
            <text:p>2.27752673004639</text:p>
          </table:table-cell>
          <table:table-cell office:value-type="float" office:value="0.0221297815442085" calcext:value-type="float">
            <text:p>0.022129781544209</text:p>
          </table:table-cell>
          <table:table-cell office:value-type="float" office:value="0.113191934234246" calcext:value-type="float">
            <text:p>0.113191934234246</text:p>
          </table:table-cell>
          <table:table-cell/>
          <table:table-cell table:formula="of:=[.A374]*[.$L$1]" office:value-type="float" office:value="197.73046875" calcext:value-type="float">
            <text:p>197.73046875</text:p>
          </table:table-cell>
          <table:table-cell table:formula="of:=[.B374] * [.$L$2]" office:value-type="float" office:value="7.55991726225518" calcext:value-type="float">
            <text:p>7.55991726225518</text:p>
          </table:table-cell>
          <table:table-cell table:formula="of:=[.C374] * [.$L$3]" office:value-type="float" office:value="0.329160966987608" calcext:value-type="float">
            <text:p>0.329160966987608</text:p>
          </table:table-cell>
          <table:table-cell table:formula="of:= [.D374]*[.$L$4]" office:value-type="float" office:value="7.58607579055434" calcext:value-type="float">
            <text:p>7.58607579055434</text:p>
          </table:table-cell>
          <table:table-cell table:number-columns-repeated="13"/>
        </table:table-row>
        <table:table-row table:style-name="ro1">
          <table:table-cell office:value-type="float" office:value="7.2624659538269" calcext:value-type="float">
            <text:p>7.2624659538269</text:p>
          </table:table-cell>
          <table:table-cell office:value-type="float" office:value="2.27717815718187" calcext:value-type="float">
            <text:p>2.27717815718187</text:p>
          </table:table-cell>
          <table:table-cell office:value-type="float" office:value="0.0592491738498211" calcext:value-type="float">
            <text:p>0.059249173849821</text:p>
          </table:table-cell>
          <table:table-cell office:value-type="float" office:value="0.113076869165083" calcext:value-type="float">
            <text:p>0.113076869165083</text:p>
          </table:table-cell>
          <table:table-cell/>
          <table:table-cell table:formula="of:=[.A375]*[.$L$1]" office:value-type="float" office:value="7.2624659538269" calcext:value-type="float">
            <text:p>7.2624659538269</text:p>
          </table:table-cell>
          <table:table-cell table:formula="of:=[.B375] * [.$L$2]" office:value-type="float" office:value="7.55876022555353" calcext:value-type="float">
            <text:p>7.55876022555353</text:p>
          </table:table-cell>
          <table:table-cell table:formula="of:=[.C375] * [.$L$3]" office:value-type="float" office:value="0.881279163043882" calcext:value-type="float">
            <text:p>0.881279163043882</text:p>
          </table:table-cell>
          <table:table-cell table:formula="of:= [.D375]*[.$L$4]" office:value-type="float" office:value="7.57836417804922" calcext:value-type="float">
            <text:p>7.57836417804922</text:p>
          </table:table-cell>
          <table:table-cell table:number-columns-repeated="13"/>
        </table:table-row>
        <table:table-row table:style-name="ro1">
          <table:table-cell office:value-type="float" office:value="1.0464278459549" calcext:value-type="float">
            <text:p>1.0464278459549</text:p>
          </table:table-cell>
          <table:table-cell office:value-type="float" office:value="2.27553501489852" calcext:value-type="float">
            <text:p>2.27553501489852</text:p>
          </table:table-cell>
          <table:table-cell office:value-type="float" office:value="0.0592466257512569" calcext:value-type="float">
            <text:p>0.059246625751257</text:p>
          </table:table-cell>
          <table:table-cell office:value-type="float" office:value="0.11300831384442" calcext:value-type="float">
            <text:p>0.11300831384442</text:p>
          </table:table-cell>
          <table:table-cell/>
          <table:table-cell table:formula="of:=[.A376]*[.$L$1]" office:value-type="float" office:value="1.0464278459549" calcext:value-type="float">
            <text:p>1.0464278459549</text:p>
          </table:table-cell>
          <table:table-cell table:formula="of:=[.B376] * [.$L$2]" office:value-type="float" office:value="7.55330605478647" calcext:value-type="float">
            <text:p>7.55330605478647</text:p>
          </table:table-cell>
          <table:table-cell table:formula="of:=[.C376] * [.$L$3]" office:value-type="float" office:value="0.881241262326892" calcext:value-type="float">
            <text:p>0.881241262326892</text:p>
          </table:table-cell>
          <table:table-cell table:formula="of:= [.D376]*[.$L$4]" office:value-type="float" office:value="7.57376962931293" calcext:value-type="float">
            <text:p>7.57376962931293</text:p>
          </table:table-cell>
          <table:table-cell table:number-columns-repeated="13"/>
        </table:table-row>
        <table:table-row table:style-name="ro1">
          <table:table-cell office:value-type="float" office:value="1.04482138156891" calcext:value-type="float">
            <text:p>1.04482138156891</text:p>
          </table:table-cell>
          <table:table-cell office:value-type="float" office:value="2.27452786588381" calcext:value-type="float">
            <text:p>2.27452786588381</text:p>
          </table:table-cell>
          <table:table-cell office:value-type="float" office:value="0.570573031902313" calcext:value-type="float">
            <text:p>0.570573031902313</text:p>
          </table:table-cell>
          <table:table-cell office:value-type="float" office:value="0.113023873605751" calcext:value-type="float">
            <text:p>0.113023873605751</text:p>
          </table:table-cell>
          <table:table-cell/>
          <table:table-cell table:formula="of:=[.A377]*[.$L$1]" office:value-type="float" office:value="1.04482138156891" calcext:value-type="float">
            <text:p>1.04482138156891</text:p>
          </table:table-cell>
          <table:table-cell table:formula="of:=[.B377] * [.$L$2]" office:value-type="float" office:value="7.54996297076398" calcext:value-type="float">
            <text:p>7.54996297076398</text:p>
          </table:table-cell>
          <table:table-cell table:formula="of:=[.C377] * [.$L$3]" office:value-type="float" office:value="8.48677021699601" calcext:value-type="float">
            <text:p>8.48677021699601</text:p>
          </table:table-cell>
          <table:table-cell table:formula="of:= [.D377]*[.$L$4]" office:value-type="float" office:value="7.57481243796835" calcext:value-type="float">
            <text:p>7.57481243796835</text:p>
          </table:table-cell>
          <table:table-cell table:number-columns-repeated="13"/>
        </table:table-row>
        <table:table-row table:style-name="ro1">
          <table:table-cell office:value-type="float" office:value="1.05308949947357" calcext:value-type="float">
            <text:p>1.05308949947357</text:p>
          </table:table-cell>
          <table:table-cell office:value-type="float" office:value="2.27430621712794" calcext:value-type="float">
            <text:p>2.27430621712794</text:p>
          </table:table-cell>
          <table:table-cell office:value-type="float" office:value="0.037870530039072" calcext:value-type="float">
            <text:p>0.037870530039072</text:p>
          </table:table-cell>
          <table:table-cell office:value-type="float" office:value="0.112965437853129" calcext:value-type="float">
            <text:p>0.112965437853129</text:p>
          </table:table-cell>
          <table:table-cell/>
          <table:table-cell table:formula="of:=[.A378]*[.$L$1]" office:value-type="float" office:value="1.05308949947357" calcext:value-type="float">
            <text:p>1.05308949947357</text:p>
          </table:table-cell>
          <table:table-cell table:formula="of:=[.B378] * [.$L$2]" office:value-type="float" office:value="7.54922724009898" calcext:value-type="float">
            <text:p>7.54922724009898</text:p>
          </table:table-cell>
          <table:table-cell table:formula="of:=[.C378] * [.$L$3]" office:value-type="float" office:value="0.563290706828351" calcext:value-type="float">
            <text:p>0.563290706828351</text:p>
          </table:table-cell>
          <table:table-cell table:formula="of:= [.D378]*[.$L$4]" office:value-type="float" office:value="7.57089609842286" calcext:value-type="float">
            <text:p>7.57089609842286</text:p>
          </table:table-cell>
          <table:table-cell table:number-columns-repeated="13"/>
        </table:table-row>
        <table:table-row table:style-name="ro1">
          <table:table-cell office:value-type="float" office:value="2.11195635795593" calcext:value-type="float">
            <text:p>2.11195635795593</text:p>
          </table:table-cell>
          <table:table-cell office:value-type="float" office:value="2.27299214691272" calcext:value-type="float">
            <text:p>2.27299214691272</text:p>
          </table:table-cell>
          <table:table-cell office:value-type="float" office:value="0.129903182387352" calcext:value-type="float">
            <text:p>0.129903182387352</text:p>
          </table:table-cell>
          <table:table-cell office:value-type="float" office:value="0.112953870411705" calcext:value-type="float">
            <text:p>0.112953870411705</text:p>
          </table:table-cell>
          <table:table-cell/>
          <table:table-cell table:formula="of:=[.A379]*[.$L$1]" office:value-type="float" office:value="2.11195635795593" calcext:value-type="float">
            <text:p>2.11195635795593</text:p>
          </table:table-cell>
          <table:table-cell table:formula="of:=[.B379] * [.$L$2]" office:value-type="float" office:value="7.54486537598878" calcext:value-type="float">
            <text:p>7.54486537598878</text:p>
          </table:table-cell>
          <table:table-cell table:formula="of:=[.C379] * [.$L$3]" office:value-type="float" office:value="1.93219517526501" calcext:value-type="float">
            <text:p>1.93219517526501</text:p>
          </table:table-cell>
          <table:table-cell table:formula="of:= [.D379]*[.$L$4]" office:value-type="float" office:value="7.57012085336729" calcext:value-type="float">
            <text:p>7.57012085336729</text:p>
          </table:table-cell>
          <table:table-cell table:number-columns-repeated="13"/>
        </table:table-row>
        <table:table-row table:style-name="ro1">
          <table:table-cell office:value-type="float" office:value="1.11090290546417" calcext:value-type="float">
            <text:p>1.11090290546417</text:p>
          </table:table-cell>
          <table:table-cell office:value-type="float" office:value="2.27239090011603" calcext:value-type="float">
            <text:p>2.27239090011603</text:p>
          </table:table-cell>
          <table:table-cell office:value-type="float" office:value="0.104905799031258" calcext:value-type="float">
            <text:p>0.104905799031258</text:p>
          </table:table-cell>
          <table:table-cell office:value-type="float" office:value="0.112864816387872" calcext:value-type="float">
            <text:p>0.112864816387872</text:p>
          </table:table-cell>
          <table:table-cell/>
          <table:table-cell table:formula="of:=[.A380]*[.$L$1]" office:value-type="float" office:value="1.11090290546417" calcext:value-type="float">
            <text:p>1.11090290546417</text:p>
          </table:table-cell>
          <table:table-cell table:formula="of:=[.B380] * [.$L$2]" office:value-type="float" office:value="7.54286962508179" calcext:value-type="float">
            <text:p>7.54286962508179</text:p>
          </table:table-cell>
          <table:table-cell table:formula="of:=[.C380] * [.$L$3]" office:value-type="float" office:value="1.56038116249608" calcext:value-type="float">
            <text:p>1.56038116249608</text:p>
          </table:table-cell>
          <table:table-cell table:formula="of:= [.D380]*[.$L$4]" office:value-type="float" office:value="7.56415249017235" calcext:value-type="float">
            <text:p>7.56415249017235</text:p>
          </table:table-cell>
          <table:table-cell table:number-columns-repeated="13"/>
        </table:table-row>
        <table:table-row table:style-name="ro1">
          <table:table-cell office:value-type="float" office:value="0.972089946269989" calcext:value-type="float">
            <text:p>0.972089946269989</text:p>
          </table:table-cell>
          <table:table-cell office:value-type="float" office:value="2.27131862406584" calcext:value-type="float">
            <text:p>2.27131862406584</text:p>
          </table:table-cell>
          <table:table-cell office:value-type="float" office:value="0.0654199570417404" calcext:value-type="float">
            <text:p>0.065419957041741</text:p>
          </table:table-cell>
          <table:table-cell office:value-type="float" office:value="0.11281618535882" calcext:value-type="float">
            <text:p>0.11281618535882</text:p>
          </table:table-cell>
          <table:table-cell/>
          <table:table-cell table:formula="of:=[.A381]*[.$L$1]" office:value-type="float" office:value="0.972089946269989" calcext:value-type="float">
            <text:p>0.972089946269989</text:p>
          </table:table-cell>
          <table:table-cell table:formula="of:=[.B381] * [.$L$2]" office:value-type="float" office:value="7.53931036137927" calcext:value-type="float">
            <text:p>7.53931036137927</text:p>
          </table:table-cell>
          <table:table-cell table:formula="of:=[.C381] * [.$L$3]" office:value-type="float" office:value="0.973064116205998" calcext:value-type="float">
            <text:p>0.973064116205998</text:p>
          </table:table-cell>
          <table:table-cell table:formula="of:= [.D381]*[.$L$4]" office:value-type="float" office:value="7.56089325907376" calcext:value-type="float">
            <text:p>7.56089325907376</text:p>
          </table:table-cell>
          <table:table-cell table:number-columns-repeated="13"/>
        </table:table-row>
        <table:table-row table:style-name="ro1">
          <table:table-cell office:value-type="float" office:value="2.19400358200073" calcext:value-type="float">
            <text:p>2.19400358200073</text:p>
          </table:table-cell>
          <table:table-cell office:value-type="float" office:value="2.27103787018154" calcext:value-type="float">
            <text:p>2.27103787018154</text:p>
          </table:table-cell>
          <table:table-cell office:value-type="float" office:value="0.0479586683213711" calcext:value-type="float">
            <text:p>0.047958668321371</text:p>
          </table:table-cell>
          <table:table-cell office:value-type="float" office:value="0.112777029555277" calcext:value-type="float">
            <text:p>0.112777029555277</text:p>
          </table:table-cell>
          <table:table-cell/>
          <table:table-cell table:formula="of:=[.A382]*[.$L$1]" office:value-type="float" office:value="2.19400358200073" calcext:value-type="float">
            <text:p>2.19400358200073</text:p>
          </table:table-cell>
          <table:table-cell table:formula="of:=[.B382] * [.$L$2]" office:value-type="float" office:value="7.53837843987495" calcext:value-type="float">
            <text:p>7.53837843987495</text:p>
          </table:table-cell>
          <table:table-cell table:formula="of:=[.C382] * [.$L$3]" office:value-type="float" office:value="0.71334285919473" calcext:value-type="float">
            <text:p>0.71334285919473</text:p>
          </table:table-cell>
          <table:table-cell table:formula="of:= [.D382]*[.$L$4]" office:value-type="float" office:value="7.55826905360081" calcext:value-type="float">
            <text:p>7.55826905360081</text:p>
          </table:table-cell>
          <table:table-cell table:number-columns-repeated="13"/>
        </table:table-row>
        <table:table-row table:style-name="ro1">
          <table:table-cell office:value-type="float" office:value="4.66516542434692" calcext:value-type="float">
            <text:p>4.66516542434692</text:p>
          </table:table-cell>
          <table:table-cell office:value-type="float" office:value="2.27071803393891" calcext:value-type="float">
            <text:p>2.27071803393891</text:p>
          </table:table-cell>
          <table:table-cell office:value-type="float" office:value="0.0599147416651249" calcext:value-type="float">
            <text:p>0.059914741665125</text:p>
          </table:table-cell>
          <table:table-cell office:value-type="float" office:value="0.11274068293768" calcext:value-type="float">
            <text:p>0.11274068293768</text:p>
          </table:table-cell>
          <table:table-cell/>
          <table:table-cell table:formula="of:=[.A383]*[.$L$1]" office:value-type="float" office:value="4.66516542434692" calcext:value-type="float">
            <text:p>4.66516542434692</text:p>
          </table:table-cell>
          <table:table-cell table:formula="of:=[.B383] * [.$L$2]" office:value-type="float" office:value="7.53731679019164" calcext:value-type="float">
            <text:p>7.53731679019164</text:p>
          </table:table-cell>
          <table:table-cell table:formula="of:=[.C383] * [.$L$3]" office:value-type="float" office:value="0.891178896814121" calcext:value-type="float">
            <text:p>0.891178896814121</text:p>
          </table:table-cell>
          <table:table-cell table:formula="of:= [.D383]*[.$L$4]" office:value-type="float" office:value="7.55583311858752" calcext:value-type="float">
            <text:p>7.55583311858752</text:p>
          </table:table-cell>
          <table:table-cell table:number-columns-repeated="13"/>
        </table:table-row>
        <table:table-row table:style-name="ro1">
          <table:table-cell office:value-type="float" office:value="0.986405909061432" calcext:value-type="float">
            <text:p>0.986405909061432</text:p>
          </table:table-cell>
          <table:table-cell office:value-type="float" office:value="2.27079169291218" calcext:value-type="float">
            <text:p>2.27079169291218</text:p>
          </table:table-cell>
          <table:table-cell office:value-type="float" office:value="0.0578637793660164" calcext:value-type="float">
            <text:p>0.057863779366016</text:p>
          </table:table-cell>
          <table:table-cell office:value-type="float" office:value="0.11273045996562" calcext:value-type="float">
            <text:p>0.11273045996562</text:p>
          </table:table-cell>
          <table:table-cell/>
          <table:table-cell table:formula="of:=[.A384]*[.$L$1]" office:value-type="float" office:value="0.986405909061432" calcext:value-type="float">
            <text:p>0.986405909061432</text:p>
          </table:table-cell>
          <table:table-cell table:formula="of:=[.B384] * [.$L$2]" office:value-type="float" office:value="7.53756129039275" calcext:value-type="float">
            <text:p>7.53756129039275</text:p>
          </table:table-cell>
          <table:table-cell table:formula="of:=[.C384] * [.$L$3]" office:value-type="float" office:value="0.860672642955219" calcext:value-type="float">
            <text:p>0.860672642955219</text:p>
          </table:table-cell>
          <table:table-cell table:formula="of:= [.D384]*[.$L$4]" office:value-type="float" office:value="7.55514797930283" calcext:value-type="float">
            <text:p>7.55514797930283</text:p>
          </table:table-cell>
          <table:table-cell table:number-columns-repeated="13"/>
        </table:table-row>
        <table:table-row table:style-name="ro1">
          <table:table-cell office:value-type="float" office:value="1.00068986415863" calcext:value-type="float">
            <text:p>1.00068986415863</text:p>
          </table:table-cell>
          <table:table-cell office:value-type="float" office:value="2.26805943391487" calcext:value-type="float">
            <text:p>2.26805943391487</text:p>
          </table:table-cell>
          <table:table-cell office:value-type="float" office:value="0.068635992705822" calcext:value-type="float">
            <text:p>0.068635992705822</text:p>
          </table:table-cell>
          <table:table-cell office:value-type="float" office:value="0.112755040519674" calcext:value-type="float">
            <text:p>0.112755040519674</text:p>
          </table:table-cell>
          <table:table-cell/>
          <table:table-cell table:formula="of:=[.A385]*[.$L$1]" office:value-type="float" office:value="1.00068986415863" calcext:value-type="float">
            <text:p>1.00068986415863</text:p>
          </table:table-cell>
          <table:table-cell table:formula="of:=[.B385] * [.$L$2]" office:value-type="float" office:value="7.52849195579999" calcext:value-type="float">
            <text:p>7.52849195579999</text:p>
          </table:table-cell>
          <table:table-cell table:formula="of:=[.C385] * [.$L$3]" office:value-type="float" office:value="1.02089980798366" calcext:value-type="float">
            <text:p>1.02089980798366</text:p>
          </table:table-cell>
          <table:table-cell table:formula="of:= [.D385]*[.$L$4]" office:value-type="float" office:value="7.5567953576897" calcext:value-type="float">
            <text:p>7.5567953576897</text:p>
          </table:table-cell>
          <table:table-cell table:number-columns-repeated="13"/>
        </table:table-row>
        <table:table-row table:style-name="ro1">
          <table:table-cell office:value-type="float" office:value="1.01747417449951" calcext:value-type="float">
            <text:p>1.01747417449951</text:p>
          </table:table-cell>
          <table:table-cell office:value-type="float" office:value="2.26676385628153" calcext:value-type="float">
            <text:p>2.26676385628153</text:p>
          </table:table-cell>
          <table:table-cell office:value-type="float" office:value="0.0481784194707871" calcext:value-type="float">
            <text:p>0.048178419470787</text:p>
          </table:table-cell>
          <table:table-cell office:value-type="float" office:value="0.112719634531672" calcext:value-type="float">
            <text:p>0.112719634531672</text:p>
          </table:table-cell>
          <table:table-cell/>
          <table:table-cell table:formula="of:=[.A386]*[.$L$1]" office:value-type="float" office:value="1.01747417449951" calcext:value-type="float">
            <text:p>1.01747417449951</text:p>
          </table:table-cell>
          <table:table-cell table:formula="of:=[.B386] * [.$L$2]" office:value-type="float" office:value="7.5241914751138" calcext:value-type="float">
            <text:p>7.5241914751138</text:p>
          </table:table-cell>
          <table:table-cell table:formula="of:=[.C386] * [.$L$3]" office:value-type="float" office:value="0.716611463572677" calcext:value-type="float">
            <text:p>0.716611463572677</text:p>
          </table:table-cell>
          <table:table-cell table:formula="of:= [.D386]*[.$L$4]" office:value-type="float" office:value="7.554422463276" calcext:value-type="float">
            <text:p>7.554422463276</text:p>
          </table:table-cell>
          <table:table-cell table:number-columns-repeated="13"/>
        </table:table-row>
        <table:table-row table:style-name="ro1">
          <table:table-cell office:value-type="float" office:value="0.935922741889954" calcext:value-type="float">
            <text:p>0.935922741889954</text:p>
          </table:table-cell>
          <table:table-cell office:value-type="float" office:value="2.26592606931076" calcext:value-type="float">
            <text:p>2.26592606931076</text:p>
          </table:table-cell>
          <table:table-cell office:value-type="float" office:value="0.0643995478749275" calcext:value-type="float">
            <text:p>0.064399547874928</text:p>
          </table:table-cell>
          <table:table-cell office:value-type="float" office:value="0.11270304513676" calcext:value-type="float">
            <text:p>0.11270304513676</text:p>
          </table:table-cell>
          <table:table-cell/>
          <table:table-cell table:formula="of:=[.A387]*[.$L$1]" office:value-type="float" office:value="0.935922741889954" calcext:value-type="float">
            <text:p>0.935922741889954</text:p>
          </table:table-cell>
          <table:table-cell table:formula="of:=[.B387] * [.$L$2]" office:value-type="float" office:value="7.52141056365452" calcext:value-type="float">
            <text:p>7.52141056365452</text:p>
          </table:table-cell>
          <table:table-cell table:formula="of:=[.C387] * [.$L$3]" office:value-type="float" office:value="0.957886430542894" calcext:value-type="float">
            <text:p>0.957886430542894</text:p>
          </table:table-cell>
          <table:table-cell table:formula="of:= [.D387]*[.$L$4]" office:value-type="float" office:value="7.55331064901142" calcext:value-type="float">
            <text:p>7.55331064901142</text:p>
          </table:table-cell>
          <table:table-cell table:number-columns-repeated="13"/>
        </table:table-row>
        <table:table-row table:style-name="ro1">
          <table:table-cell office:value-type="float" office:value="1.06755530834198" calcext:value-type="float">
            <text:p>1.06755530834198</text:p>
          </table:table-cell>
          <table:table-cell office:value-type="float" office:value="2.26450322245668" calcext:value-type="float">
            <text:p>2.26450322245668</text:p>
          </table:table-cell>
          <table:table-cell office:value-type="float" office:value="15.7462034225464" calcext:value-type="float">
            <text:p>15.7462034225464</text:p>
          </table:table-cell>
          <table:table-cell office:value-type="float" office:value="0.114801911609008" calcext:value-type="float">
            <text:p>0.114801911609008</text:p>
          </table:table-cell>
          <table:table-cell/>
          <table:table-cell table:formula="of:=[.A388]*[.$L$1]" office:value-type="float" office:value="1.06755530834198" calcext:value-type="float">
            <text:p>1.06755530834198</text:p>
          </table:table-cell>
          <table:table-cell table:formula="of:=[.B388] * [.$L$2]" office:value-type="float" office:value="7.51668763138249" calcext:value-type="float">
            <text:p>7.51668763138249</text:p>
          </table:table-cell>
          <table:table-cell table:formula="of:=[.C388] * [.$L$3]" office:value-type="float" office:value="234.210877075078" calcext:value-type="float">
            <text:p>234.210877075078</text:p>
          </table:table-cell>
          <table:table-cell table:formula="of:= [.D388]*[.$L$4]" office:value-type="float" office:value="7.69397579658078" calcext:value-type="float">
            <text:p>7.69397579658078</text:p>
          </table:table-cell>
          <table:table-cell table:number-columns-repeated="13"/>
        </table:table-row>
        <table:table-row table:style-name="ro1">
          <table:table-cell office:value-type="float" office:value="1.08759927749634" calcext:value-type="float">
            <text:p>1.08759927749634</text:p>
          </table:table-cell>
          <table:table-cell office:value-type="float" office:value="2.26280580614463" calcext:value-type="float">
            <text:p>2.26280580614463</text:p>
          </table:table-cell>
          <table:table-cell office:value-type="float" office:value="0.307084560394287" calcext:value-type="float">
            <text:p>0.307084560394287</text:p>
          </table:table-cell>
          <table:table-cell office:value-type="float" office:value="0.114745269360032" calcext:value-type="float">
            <text:p>0.114745269360032</text:p>
          </table:table-cell>
          <table:table-cell/>
          <table:table-cell table:formula="of:=[.A389]*[.$L$1]" office:value-type="float" office:value="1.08759927749634" calcext:value-type="float">
            <text:p>1.08759927749634</text:p>
          </table:table-cell>
          <table:table-cell table:formula="of:=[.B389] * [.$L$2]" office:value-type="float" office:value="7.51105330590592" calcext:value-type="float">
            <text:p>7.51105330590592</text:p>
          </table:table-cell>
          <table:table-cell table:formula="of:=[.C389] * [.$L$3]" office:value-type="float" office:value="4.56761177892429" calcext:value-type="float">
            <text:p>4.56761177892429</text:p>
          </table:table-cell>
          <table:table-cell table:formula="of:= [.D389]*[.$L$4]" office:value-type="float" office:value="7.69017965689482" calcext:value-type="float">
            <text:p>7.69017965689482</text:p>
          </table:table-cell>
          <table:table-cell table:number-columns-repeated="13"/>
        </table:table-row>
        <table:table-row table:style-name="ro1">
          <table:table-cell office:value-type="float" office:value="220.916610717773" calcext:value-type="float">
            <text:p>220.916610717773</text:p>
          </table:table-cell>
          <table:table-cell office:value-type="float" office:value="2.30638347803428" calcext:value-type="float">
            <text:p>2.30638347803428</text:p>
          </table:table-cell>
          <table:table-cell office:value-type="float" office:value="0.0612065754830837" calcext:value-type="float">
            <text:p>0.061206575483084</text:p>
          </table:table-cell>
          <table:table-cell office:value-type="float" office:value="0.114727628732763" calcext:value-type="float">
            <text:p>0.114727628732763</text:p>
          </table:table-cell>
          <table:table-cell/>
          <table:table-cell table:formula="of:=[.A390]*[.$L$1]" office:value-type="float" office:value="220.916610717773" calcext:value-type="float">
            <text:p>220.916610717773</text:p>
          </table:table-cell>
          <table:table-cell table:formula="of:=[.B390] * [.$L$2]" office:value-type="float" office:value="7.65570302159147" calcext:value-type="float">
            <text:p>7.65570302159147</text:p>
          </table:table-cell>
          <table:table-cell table:formula="of:=[.C390] * [.$L$3]" office:value-type="float" office:value="0.910393784582316" calcext:value-type="float">
            <text:p>0.910393784582316</text:p>
          </table:table-cell>
          <table:table-cell table:formula="of:= [.D390]*[.$L$4]" office:value-type="float" office:value="7.68899738948008" calcext:value-type="float">
            <text:p>7.68899738948008</text:p>
          </table:table-cell>
          <table:table-cell table:number-columns-repeated="13"/>
        </table:table-row>
        <table:table-row table:style-name="ro1">
          <table:table-cell office:value-type="float" office:value="12.413233757019" calcext:value-type="float">
            <text:p>12.413233757019</text:p>
          </table:table-cell>
          <table:table-cell office:value-type="float" office:value="2.30594708089675" calcext:value-type="float">
            <text:p>2.30594708089675</text:p>
          </table:table-cell>
          <table:table-cell office:value-type="float" office:value="0.205089256167412" calcext:value-type="float">
            <text:p>0.205089256167412</text:p>
          </table:table-cell>
          <table:table-cell office:value-type="float" office:value="0.114677593678591" calcext:value-type="float">
            <text:p>0.114677593678591</text:p>
          </table:table-cell>
          <table:table-cell/>
          <table:table-cell table:formula="of:=[.A391]*[.$L$1]" office:value-type="float" office:value="12.413233757019" calcext:value-type="float">
            <text:p>12.413233757019</text:p>
          </table:table-cell>
          <table:table-cell table:formula="of:=[.B391] * [.$L$2]" office:value-type="float" office:value="7.65425446504558" calcext:value-type="float">
            <text:p>7.65425446504558</text:p>
          </table:table-cell>
          <table:table-cell table:formula="of:=[.C391] * [.$L$3]" office:value-type="float" office:value="3.05052165761219" calcext:value-type="float">
            <text:p>3.05052165761219</text:p>
          </table:table-cell>
          <table:table-cell table:formula="of:= [.D391]*[.$L$4]" office:value-type="float" office:value="7.68564406120894" calcext:value-type="float">
            <text:p>7.68564406120894</text:p>
          </table:table-cell>
          <table:table-cell table:number-columns-repeated="13"/>
        </table:table-row>
        <table:table-row table:style-name="ro1">
          <table:table-cell office:value-type="float" office:value="1.12541389465332" calcext:value-type="float">
            <text:p>1.12541389465332</text:p>
          </table:table-cell>
          <table:table-cell office:value-type="float" office:value="2.30552344890154" calcext:value-type="float">
            <text:p>2.30552344890154</text:p>
          </table:table-cell>
          <table:table-cell office:value-type="float" office:value="0.0530593506991863" calcext:value-type="float">
            <text:p>0.053059350699186</text:p>
          </table:table-cell>
          <table:table-cell office:value-type="float" office:value="0.114599224605198" calcext:value-type="float">
            <text:p>0.114599224605198</text:p>
          </table:table-cell>
          <table:table-cell/>
          <table:table-cell table:formula="of:=[.A392]*[.$L$1]" office:value-type="float" office:value="1.12541389465332" calcext:value-type="float">
            <text:p>1.12541389465332</text:p>
          </table:table-cell>
          <table:table-cell table:formula="of:=[.B392] * [.$L$2]" office:value-type="float" office:value="7.65284828052482" calcext:value-type="float">
            <text:p>7.65284828052482</text:p>
          </table:table-cell>
          <table:table-cell table:formula="of:=[.C392] * [.$L$3]" office:value-type="float" office:value="0.789211007302035" calcext:value-type="float">
            <text:p>0.789211007302035</text:p>
          </table:table-cell>
          <table:table-cell table:formula="of:= [.D392]*[.$L$4]" office:value-type="float" office:value="7.68039179889519" calcext:value-type="float">
            <text:p>7.68039179889519</text:p>
          </table:table-cell>
          <table:table-cell table:number-columns-repeated="13"/>
        </table:table-row>
        <table:table-row table:style-name="ro1">
          <table:table-cell office:value-type="float" office:value="1.09190082550049" calcext:value-type="float">
            <text:p>1.09190082550049</text:p>
          </table:table-cell>
          <table:table-cell office:value-type="float" office:value="2.30521851477882" calcext:value-type="float">
            <text:p>2.30521851477882</text:p>
          </table:table-cell>
          <table:table-cell office:value-type="float" office:value="0.043526966124773" calcext:value-type="float">
            <text:p>0.043526966124773</text:p>
          </table:table-cell>
          <table:table-cell office:value-type="float" office:value="0.114589799811201" calcext:value-type="float">
            <text:p>0.114589799811201</text:p>
          </table:table-cell>
          <table:table-cell/>
          <table:table-cell table:formula="of:=[.A393]*[.$L$1]" office:value-type="float" office:value="1.09190082550049" calcext:value-type="float">
            <text:p>1.09190082550049</text:p>
          </table:table-cell>
          <table:table-cell table:formula="of:=[.B393] * [.$L$2]" office:value-type="float" office:value="7.65183609625151" calcext:value-type="float">
            <text:p>7.65183609625151</text:p>
          </table:table-cell>
          <table:table-cell table:formula="of:=[.C393] * [.$L$3]" office:value-type="float" office:value="0.647425200788605" calcext:value-type="float">
            <text:p>0.647425200788605</text:p>
          </table:table-cell>
          <table:table-cell table:formula="of:= [.D393]*[.$L$4]" office:value-type="float" office:value="7.67976015316836" calcext:value-type="float">
            <text:p>7.67976015316836</text:p>
          </table:table-cell>
          <table:table-cell table:number-columns-repeated="13"/>
        </table:table-row>
        <table:table-row table:style-name="ro1">
          <table:table-cell office:value-type="float" office:value="1.08317053318024" calcext:value-type="float">
            <text:p>1.08317053318024</text:p>
          </table:table-cell>
          <table:table-cell office:value-type="float" office:value="2.30374804209656" calcext:value-type="float">
            <text:p>2.30374804209656</text:p>
          </table:table-cell>
          <table:table-cell office:value-type="float" office:value="0.0451226755976677" calcext:value-type="float">
            <text:p>0.045122675597668</text:p>
          </table:table-cell>
          <table:table-cell office:value-type="float" office:value="0.114526427314889" calcext:value-type="float">
            <text:p>0.114526427314889</text:p>
          </table:table-cell>
          <table:table-cell/>
          <table:table-cell table:formula="of:=[.A394]*[.$L$1]" office:value-type="float" office:value="1.08317053318024" calcext:value-type="float">
            <text:p>1.08317053318024</text:p>
          </table:table-cell>
          <table:table-cell table:formula="of:=[.B394] * [.$L$2]" office:value-type="float" office:value="7.64695507700039" calcext:value-type="float">
            <text:p>7.64695507700039</text:p>
          </table:table-cell>
          <table:table-cell table:formula="of:=[.C394] * [.$L$3]" office:value-type="float" office:value="0.671159970699461" calcext:value-type="float">
            <text:p>0.671159970699461</text:p>
          </table:table-cell>
          <table:table-cell table:formula="of:= [.D394]*[.$L$4]" office:value-type="float" office:value="7.6755129551387" calcext:value-type="float">
            <text:p>7.6755129551387</text:p>
          </table:table-cell>
          <table:table-cell table:number-columns-repeated="13"/>
        </table:table-row>
        <table:table-row table:style-name="ro1">
          <table:table-cell office:value-type="float" office:value="0.827321529388428" calcext:value-type="float">
            <text:p>0.827321529388428</text:p>
          </table:table-cell>
          <table:table-cell office:value-type="float" office:value="2.30254207052156" calcext:value-type="float">
            <text:p>2.30254207052156</text:p>
          </table:table-cell>
          <table:table-cell office:value-type="float" office:value="0.0784524530172348" calcext:value-type="float">
            <text:p>0.078452453017235</text:p>
          </table:table-cell>
          <table:table-cell office:value-type="float" office:value="0.114481602260428" calcext:value-type="float">
            <text:p>0.114481602260428</text:p>
          </table:table-cell>
          <table:table-cell/>
          <table:table-cell table:formula="of:=[.A395]*[.$L$1]" office:value-type="float" office:value="0.827321529388428" calcext:value-type="float">
            <text:p>0.827321529388428</text:p>
          </table:table-cell>
          <table:table-cell table:formula="of:=[.B395] * [.$L$2]" office:value-type="float" office:value="7.64295203053451" calcext:value-type="float">
            <text:p>7.64295203053451</text:p>
          </table:table-cell>
          <table:table-cell table:formula="of:=[.C395] * [.$L$3]" office:value-type="float" office:value="1.16691099033741" calcext:value-type="float">
            <text:p>1.16691099033741</text:p>
          </table:table-cell>
          <table:table-cell table:formula="of:= [.D395]*[.$L$4]" office:value-type="float" office:value="7.67250879885531" calcext:value-type="float">
            <text:p>7.67250879885531</text:p>
          </table:table-cell>
          <table:table-cell table:number-columns-repeated="13"/>
        </table:table-row>
        <table:table-row table:style-name="ro1">
          <table:table-cell office:value-type="float" office:value="0.815826833248138" calcext:value-type="float">
            <text:p>0.815826833248138</text:p>
          </table:table-cell>
          <table:table-cell office:value-type="float" office:value="2.30199884535458" calcext:value-type="float">
            <text:p>2.30199884535458</text:p>
          </table:table-cell>
          <table:table-cell office:value-type="float" office:value="0.0392180755734444" calcext:value-type="float">
            <text:p>0.039218075573444</text:p>
          </table:table-cell>
          <table:table-cell office:value-type="float" office:value="0.114431922100301" calcext:value-type="float">
            <text:p>0.114431922100301</text:p>
          </table:table-cell>
          <table:table-cell/>
          <table:table-cell table:formula="of:=[.A396]*[.$L$1]" office:value-type="float" office:value="0.815826833248138" calcext:value-type="float">
            <text:p>0.815826833248138</text:p>
          </table:table-cell>
          <table:table-cell table:formula="of:=[.B396] * [.$L$2]" office:value-type="float" office:value="7.64114887395112" calcext:value-type="float">
            <text:p>7.64114887395112</text:p>
          </table:table-cell>
          <table:table-cell table:formula="of:=[.C396] * [.$L$3]" office:value-type="float" office:value="0.583334257202662" calcext:value-type="float">
            <text:p>0.583334257202662</text:p>
          </table:table-cell>
          <table:table-cell table:formula="of:= [.D396]*[.$L$4]" office:value-type="float" office:value="7.66917925543366" calcext:value-type="float">
            <text:p>7.66917925543366</text:p>
          </table:table-cell>
          <table:table-cell table:number-columns-repeated="13"/>
        </table:table-row>
        <table:table-row table:style-name="ro1">
          <table:table-cell office:value-type="float" office:value="44.417652130127" calcext:value-type="float">
            <text:p>44.417652130127</text:p>
          </table:table-cell>
          <table:table-cell office:value-type="float" office:value="2.30527667115957" calcext:value-type="float">
            <text:p>2.30527667115957</text:p>
          </table:table-cell>
          <table:table-cell office:value-type="float" office:value="0.0447494275867939" calcext:value-type="float">
            <text:p>0.044749427586794</text:p>
          </table:table-cell>
          <table:table-cell office:value-type="float" office:value="0.114330397986035" calcext:value-type="float">
            <text:p>0.114330397986035</text:p>
          </table:table-cell>
          <table:table-cell/>
          <table:table-cell table:formula="of:=[.A397]*[.$L$1]" office:value-type="float" office:value="44.417652130127" calcext:value-type="float">
            <text:p>44.417652130127</text:p>
          </table:table-cell>
          <table:table-cell table:formula="of:=[.B397] * [.$L$2]" office:value-type="float" office:value="7.6520291378615" calcext:value-type="float">
            <text:p>7.6520291378615</text:p>
          </table:table-cell>
          <table:table-cell table:formula="of:=[.C397] * [.$L$3]" office:value-type="float" office:value="0.665608235995709" calcext:value-type="float">
            <text:p>0.665608235995709</text:p>
          </table:table-cell>
          <table:table-cell table:formula="of:= [.D397]*[.$L$4]" office:value-type="float" office:value="7.66237515202649" calcext:value-type="float">
            <text:p>7.66237515202649</text:p>
          </table:table-cell>
          <table:table-cell table:number-columns-repeated="13"/>
        </table:table-row>
        <table:table-row table:style-name="ro1">
          <table:table-cell office:value-type="float" office:value="1.54400205612183" calcext:value-type="float">
            <text:p>1.54400205612183</text:p>
          </table:table-cell>
          <table:table-cell office:value-type="float" office:value="2.30433730237733" calcext:value-type="float">
            <text:p>2.30433730237733</text:p>
          </table:table-cell>
          <table:table-cell office:value-type="float" office:value="0.0492780096828938" calcext:value-type="float">
            <text:p>0.049278009682894</text:p>
          </table:table-cell>
          <table:table-cell office:value-type="float" office:value="0.114294282473136" calcext:value-type="float">
            <text:p>0.114294282473136</text:p>
          </table:table-cell>
          <table:table-cell/>
          <table:table-cell table:formula="of:=[.A398]*[.$L$1]" office:value-type="float" office:value="1.54400205612183" calcext:value-type="float">
            <text:p>1.54400205612183</text:p>
          </table:table-cell>
          <table:table-cell table:formula="of:=[.B398] * [.$L$2]" office:value-type="float" office:value="7.64891104041885" calcext:value-type="float">
            <text:p>7.64891104041885</text:p>
          </table:table-cell>
          <table:table-cell table:formula="of:=[.C398] * [.$L$3]" office:value-type="float" office:value="0.732966897393119" calcext:value-type="float">
            <text:p>0.732966897393119</text:p>
          </table:table-cell>
          <table:table-cell table:formula="of:= [.D398]*[.$L$4]" office:value-type="float" office:value="7.65995470555276" calcext:value-type="float">
            <text:p>7.65995470555276</text:p>
          </table:table-cell>
          <table:table-cell table:number-columns-repeated="13"/>
        </table:table-row>
        <table:table-row table:style-name="ro1">
          <table:table-cell office:value-type="float" office:value="0.951920926570892" calcext:value-type="float">
            <text:p>0.951920926570892</text:p>
          </table:table-cell>
          <table:table-cell office:value-type="float" office:value="2.3037649678855" calcext:value-type="float">
            <text:p>2.3037649678855</text:p>
          </table:table-cell>
          <table:table-cell office:value-type="float" office:value="2.55638003349304" calcext:value-type="float">
            <text:p>2.55638003349304</text:p>
          </table:table-cell>
          <table:table-cell office:value-type="float" office:value="0.114974778041462" calcext:value-type="float">
            <text:p>0.114974778041462</text:p>
          </table:table-cell>
          <table:table-cell/>
          <table:table-cell table:formula="of:=[.A399]*[.$L$1]" office:value-type="float" office:value="0.951920926570892" calcext:value-type="float">
            <text:p>0.951920926570892</text:p>
          </table:table-cell>
          <table:table-cell table:formula="of:=[.B399] * [.$L$2]" office:value-type="float" office:value="7.64701125968413" calcext:value-type="float">
            <text:p>7.64701125968413</text:p>
          </table:table-cell>
          <table:table-cell table:formula="of:=[.C399] * [.$L$3]" office:value-type="float" office:value="38.0238965365023" calcext:value-type="float">
            <text:p>38.0238965365023</text:p>
          </table:table-cell>
          <table:table-cell table:formula="of:= [.D399]*[.$L$4]" office:value-type="float" office:value="7.7055612321254" calcext:value-type="float">
            <text:p>7.7055612321254</text:p>
          </table:table-cell>
          <table:table-cell table:number-columns-repeated="13"/>
        </table:table-row>
        <table:table-row table:style-name="ro1">
          <table:table-cell office:value-type="float" office:value="0.831414937973022" calcext:value-type="float">
            <text:p>0.831414937973022</text:p>
          </table:table-cell>
          <table:table-cell office:value-type="float" office:value="2.30306711153804" calcext:value-type="float">
            <text:p>2.30306711153804</text:p>
          </table:table-cell>
          <table:table-cell office:value-type="float" office:value="0.0332069508731365" calcext:value-type="float">
            <text:p>0.033206950873137</text:p>
          </table:table-cell>
          <table:table-cell office:value-type="float" office:value="0.11491364388359" calcext:value-type="float">
            <text:p>0.11491364388359</text:p>
          </table:table-cell>
          <table:table-cell/>
          <table:table-cell table:formula="of:=[.A400]*[.$L$1]" office:value-type="float" office:value="0.831414937973022" calcext:value-type="float">
            <text:p>0.831414937973022</text:p>
          </table:table-cell>
          <table:table-cell table:formula="of:=[.B400] * [.$L$2]" office:value-type="float" office:value="7.64469482748681" calcext:value-type="float">
            <text:p>7.64469482748681</text:p>
          </table:table-cell>
          <table:table-cell table:formula="of:=[.C400] * [.$L$3]" office:value-type="float" office:value="0.493924083176147" calcext:value-type="float">
            <text:p>0.493924083176147</text:p>
          </table:table-cell>
          <table:table-cell table:formula="of:= [.D400]*[.$L$4]" office:value-type="float" office:value="7.70146404659578" calcext:value-type="float">
            <text:p>7.70146404659578</text:p>
          </table:table-cell>
          <table:table-cell table:number-columns-repeated="13"/>
        </table:table-row>
        <table:table-row table:style-name="ro1">
          <table:table-cell office:value-type="float" office:value="0.854521930217743" calcext:value-type="float">
            <text:p>0.854521930217743</text:p>
          </table:table-cell>
          <table:table-cell office:value-type="float" office:value="2.30265795506202" calcext:value-type="float">
            <text:p>2.30265795506202</text:p>
          </table:table-cell>
          <table:table-cell office:value-type="float" office:value="0.0837809965014458" calcext:value-type="float">
            <text:p>0.083780996501446</text:p>
          </table:table-cell>
          <table:table-cell office:value-type="float" office:value="0.114890591580351" calcext:value-type="float">
            <text:p>0.114890591580351</text:p>
          </table:table-cell>
          <table:table-cell/>
          <table:table-cell table:formula="of:=[.A401]*[.$L$1]" office:value-type="float" office:value="0.854521930217743" calcext:value-type="float">
            <text:p>0.854521930217743</text:p>
          </table:table-cell>
          <table:table-cell table:formula="of:=[.B401] * [.$L$2]" office:value-type="float" office:value="7.64333669233731" calcext:value-type="float">
            <text:p>7.64333669233731</text:p>
          </table:table-cell>
          <table:table-cell table:formula="of:=[.C401] * [.$L$3]" office:value-type="float" office:value="1.24616837127425" calcext:value-type="float">
            <text:p>1.24616837127425</text:p>
          </table:table-cell>
          <table:table-cell table:formula="of:= [.D401]*[.$L$4]" office:value-type="float" office:value="7.69991909093534" calcext:value-type="float">
            <text:p>7.69991909093534</text:p>
          </table:table-cell>
          <table:table-cell table:number-columns-repeated="13"/>
        </table:table-row>
        <table:table-row table:style-name="ro1">
          <table:table-cell office:value-type="float" office:value="0.899540424346924" calcext:value-type="float">
            <text:p>0.899540424346924</text:p>
          </table:table-cell>
          <table:table-cell office:value-type="float" office:value="2.30227123226522" calcext:value-type="float">
            <text:p>2.30227123226522</text:p>
          </table:table-cell>
          <table:table-cell office:value-type="float" office:value="0.0475498735904694" calcext:value-type="float">
            <text:p>0.047549873590469</text:p>
          </table:table-cell>
          <table:table-cell office:value-type="float" office:value="0.114849878333738" calcext:value-type="float">
            <text:p>0.114849878333738</text:p>
          </table:table-cell>
          <table:table-cell/>
          <table:table-cell table:formula="of:=[.A402]*[.$L$1]" office:value-type="float" office:value="0.899540424346924" calcext:value-type="float">
            <text:p>0.899540424346924</text:p>
          </table:table-cell>
          <table:table-cell table:formula="of:=[.B402] * [.$L$2]" office:value-type="float" office:value="7.64205302250867" calcext:value-type="float">
            <text:p>7.64205302250867</text:p>
          </table:table-cell>
          <table:table-cell table:formula="of:=[.C402] * [.$L$3]" office:value-type="float" office:value="0.707262398406889" calcext:value-type="float">
            <text:p>0.707262398406889</text:p>
          </table:table-cell>
          <table:table-cell table:formula="of:= [.D402]*[.$L$4]" office:value-type="float" office:value="7.69719050628325" calcext:value-type="float">
            <text:p>7.69719050628325</text:p>
          </table:table-cell>
          <table:table-cell table:number-columns-repeated="13"/>
        </table:table-row>
        <table:table-row table:style-name="ro1">
          <table:table-cell office:value-type="float" office:value="0.819685637950897" calcext:value-type="float">
            <text:p>0.819685637950897</text:p>
          </table:table-cell>
          <table:table-cell office:value-type="float" office:value="2.30126971383295" calcext:value-type="float">
            <text:p>2.30126971383295</text:p>
          </table:table-cell>
          <table:table-cell office:value-type="float" office:value="2.41968989372253" calcext:value-type="float">
            <text:p>2.41968989372253</text:p>
          </table:table-cell>
          <table:table-cell office:value-type="float" office:value="0.115182992577378" calcext:value-type="float">
            <text:p>0.115182992577378</text:p>
          </table:table-cell>
          <table:table-cell/>
          <table:table-cell table:formula="of:=[.A403]*[.$L$1]" office:value-type="float" office:value="0.819685637950897" calcext:value-type="float">
            <text:p>0.819685637950897</text:p>
          </table:table-cell>
          <table:table-cell table:formula="of:=[.B403] * [.$L$2]" office:value-type="float" office:value="7.63872862838206" calcext:value-type="float">
            <text:p>7.63872862838206</text:p>
          </table:table-cell>
          <table:table-cell table:formula="of:=[.C403] * [.$L$3]" office:value-type="float" office:value="35.9907513608643" calcext:value-type="float">
            <text:p>35.9907513608643</text:p>
          </table:table-cell>
          <table:table-cell table:formula="of:= [.D403]*[.$L$4]" office:value-type="float" office:value="7.7195156826862" calcext:value-type="float">
            <text:p>7.7195156826862</text:p>
          </table:table-cell>
          <table:table-cell table:number-columns-repeated="13"/>
        </table:table-row>
        <table:table-row table:style-name="ro1">
          <table:table-cell office:value-type="float" office:value="1.87689101696014" calcext:value-type="float">
            <text:p>1.87689101696014</text:p>
          </table:table-cell>
          <table:table-cell office:value-type="float" office:value="2.30087455811832" calcext:value-type="float">
            <text:p>2.30087455811832</text:p>
          </table:table-cell>
          <table:table-cell office:value-type="float" office:value="0.0715699270367622" calcext:value-type="float">
            <text:p>0.071569927036762</text:p>
          </table:table-cell>
          <table:table-cell office:value-type="float" office:value="0.115135907745731" calcext:value-type="float">
            <text:p>0.115135907745731</text:p>
          </table:table-cell>
          <table:table-cell/>
          <table:table-cell table:formula="of:=[.A404]*[.$L$1]" office:value-type="float" office:value="1.87689101696014" calcext:value-type="float">
            <text:p>1.87689101696014</text:p>
          </table:table-cell>
          <table:table-cell table:formula="of:=[.B404] * [.$L$2]" office:value-type="float" office:value="7.63741696671465" calcext:value-type="float">
            <text:p>7.63741696671465</text:p>
          </table:table-cell>
          <table:table-cell table:formula="of:=[.C404] * [.$L$3]" office:value-type="float" office:value="1.06453949143563" calcext:value-type="float">
            <text:p>1.06453949143563</text:p>
          </table:table-cell>
          <table:table-cell table:formula="of:= [.D404]*[.$L$4]" office:value-type="float" office:value="7.71636007708695" calcext:value-type="float">
            <text:p>7.71636007708695</text:p>
          </table:table-cell>
          <table:table-cell table:number-columns-repeated="13"/>
        </table:table-row>
        <table:table-row table:style-name="ro1">
          <table:table-cell office:value-type="float" office:value="2.17115116119385" calcext:value-type="float">
            <text:p>2.17115116119385</text:p>
          </table:table-cell>
          <table:table-cell office:value-type="float" office:value="2.30092420586648" calcext:value-type="float">
            <text:p>2.30092420586648</text:p>
          </table:table-cell>
          <table:table-cell office:value-type="float" office:value="0.0644304156303406" calcext:value-type="float">
            <text:p>0.064430415630341</text:p>
          </table:table-cell>
          <table:table-cell office:value-type="float" office:value="0.115104981024758" calcext:value-type="float">
            <text:p>0.115104981024758</text:p>
          </table:table-cell>
          <table:table-cell/>
          <table:table-cell table:formula="of:=[.A405]*[.$L$1]" office:value-type="float" office:value="2.17115116119385" calcext:value-type="float">
            <text:p>2.17115116119385</text:p>
          </table:table-cell>
          <table:table-cell table:formula="of:=[.B405] * [.$L$2]" office:value-type="float" office:value="7.63758176516175" calcext:value-type="float">
            <text:p>7.63758176516175</text:p>
          </table:table-cell>
          <table:table-cell table:formula="of:=[.C405] * [.$L$3]" office:value-type="float" office:value="0.958345561158359" calcext:value-type="float">
            <text:p>0.958345561158359</text:p>
          </table:table-cell>
          <table:table-cell table:formula="of:= [.D405]*[.$L$4]" office:value-type="float" office:value="7.71428738126419" calcext:value-type="float">
            <text:p>7.71428738126419</text:p>
          </table:table-cell>
          <table:table-cell table:number-columns-repeated="13"/>
        </table:table-row>
        <table:table-row table:style-name="ro1">
          <table:table-cell office:value-type="float" office:value="2.03646039962769" calcext:value-type="float">
            <text:p>2.03646039962769</text:p>
          </table:table-cell>
          <table:table-cell office:value-type="float" office:value="2.30068624244522" calcext:value-type="float">
            <text:p>2.30068624244522</text:p>
          </table:table-cell>
          <table:table-cell office:value-type="float" office:value="0.248830690979958" calcext:value-type="float">
            <text:p>0.248830690979958</text:p>
          </table:table-cell>
          <table:table-cell office:value-type="float" office:value="0.115057933708607" calcext:value-type="float">
            <text:p>0.115057933708607</text:p>
          </table:table-cell>
          <table:table-cell/>
          <table:table-cell table:formula="of:=[.A406]*[.$L$1]" office:value-type="float" office:value="2.03646039962769" calcext:value-type="float">
            <text:p>2.03646039962769</text:p>
          </table:table-cell>
          <table:table-cell table:formula="of:=[.B406] * [.$L$2]" office:value-type="float" office:value="7.63679188034836" calcext:value-type="float">
            <text:p>7.63679188034836</text:p>
          </table:table-cell>
          <table:table-cell table:formula="of:=[.C406] * [.$L$3]" office:value-type="float" office:value="3.70113689082451" calcext:value-type="float">
            <text:p>3.70113689082451</text:p>
          </table:table-cell>
          <table:table-cell table:formula="of:= [.D406]*[.$L$4]" office:value-type="float" office:value="7.71113428993768" calcext:value-type="float">
            <text:p>7.71113428993768</text:p>
          </table:table-cell>
          <table:table-cell table:number-columns-repeated="13"/>
        </table:table-row>
        <table:table-row table:style-name="ro1">
          <table:table-cell office:value-type="float" office:value="6.34745645523071" calcext:value-type="float">
            <text:p>6.34745645523071</text:p>
          </table:table-cell>
          <table:table-cell office:value-type="float" office:value="2.30083717639386" calcext:value-type="float">
            <text:p>2.30083717639386</text:p>
          </table:table-cell>
          <table:table-cell office:value-type="float" office:value="0.125362634658813" calcext:value-type="float">
            <text:p>0.125362634658813</text:p>
          </table:table-cell>
          <table:table-cell office:value-type="float" office:value="0.115127488895681" calcext:value-type="float">
            <text:p>0.115127488895681</text:p>
          </table:table-cell>
          <table:table-cell/>
          <table:table-cell table:formula="of:=[.A407]*[.$L$1]" office:value-type="float" office:value="6.34745645523071" calcext:value-type="float">
            <text:p>6.34745645523071</text:p>
          </table:table-cell>
          <table:table-cell table:formula="of:=[.B407] * [.$L$2]" office:value-type="float" office:value="7.6372928835413" calcext:value-type="float">
            <text:p>7.6372928835413</text:p>
          </table:table-cell>
          <table:table-cell table:formula="of:=[.C407] * [.$L$3]" office:value-type="float" office:value="1.86465853564688" calcext:value-type="float">
            <text:p>1.86465853564688</text:p>
          </table:table-cell>
          <table:table-cell table:formula="of:= [.D407]*[.$L$4]" office:value-type="float" office:value="7.71579584930004" calcext:value-type="float">
            <text:p>7.71579584930004</text:p>
          </table:table-cell>
          <table:table-cell table:number-columns-repeated="13"/>
        </table:table-row>
        <table:table-row table:style-name="ro1">
          <table:table-cell office:value-type="float" office:value="1.7158328294754" calcext:value-type="float">
            <text:p>1.7158328294754</text:p>
          </table:table-cell>
          <table:table-cell office:value-type="float" office:value="2.30090667901201" calcext:value-type="float">
            <text:p>2.30090667901201</text:p>
          </table:table-cell>
          <table:table-cell office:value-type="float" office:value="0.110900446772575" calcext:value-type="float">
            <text:p>0.110900446772575</text:p>
          </table:table-cell>
          <table:table-cell office:value-type="float" office:value="0.115040526463514" calcext:value-type="float">
            <text:p>0.115040526463514</text:p>
          </table:table-cell>
          <table:table-cell/>
          <table:table-cell table:formula="of:=[.A408]*[.$L$1]" office:value-type="float" office:value="1.7158328294754" calcext:value-type="float">
            <text:p>1.7158328294754</text:p>
          </table:table-cell>
          <table:table-cell table:formula="of:=[.B408] * [.$L$2]" office:value-type="float" office:value="7.6375235873288" calcext:value-type="float">
            <text:p>7.6375235873288</text:p>
          </table:table-cell>
          <table:table-cell table:formula="of:=[.C408] * [.$L$3]" office:value-type="float" office:value="1.64954625630148" calcext:value-type="float">
            <text:p>1.64954625630148</text:p>
          </table:table-cell>
          <table:table-cell table:formula="of:= [.D408]*[.$L$4]" office:value-type="float" office:value="7.70996766369821" calcext:value-type="float">
            <text:p>7.70996766369821</text:p>
          </table:table-cell>
          <table:table-cell table:number-columns-repeated="13"/>
        </table:table-row>
        <table:table-row table:style-name="ro1">
          <table:table-cell office:value-type="float" office:value="1.4264007806778" calcext:value-type="float">
            <text:p>1.4264007806778</text:p>
          </table:table-cell>
          <table:table-cell office:value-type="float" office:value="2.30036940537448" calcext:value-type="float">
            <text:p>2.30036940537448</text:p>
          </table:table-cell>
          <table:table-cell office:value-type="float" office:value="0.0526228919625282" calcext:value-type="float">
            <text:p>0.052622891962528</text:p>
          </table:table-cell>
          <table:table-cell office:value-type="float" office:value="0.114955449655531" calcext:value-type="float">
            <text:p>0.114955449655531</text:p>
          </table:table-cell>
          <table:table-cell/>
          <table:table-cell table:formula="of:=[.A409]*[.$L$1]" office:value-type="float" office:value="1.4264007806778" calcext:value-type="float">
            <text:p>1.4264007806778</text:p>
          </table:table-cell>
          <table:table-cell table:formula="of:=[.B409] * [.$L$2]" office:value-type="float" office:value="7.63574018597797" calcext:value-type="float">
            <text:p>7.63574018597797</text:p>
          </table:table-cell>
          <table:table-cell table:formula="of:=[.C409] * [.$L$3]" office:value-type="float" office:value="0.782719068846992" calcext:value-type="float">
            <text:p>0.782719068846992</text:p>
          </table:table-cell>
          <table:table-cell table:formula="of:= [.D409]*[.$L$4]" office:value-type="float" office:value="7.70426585183546" calcext:value-type="float">
            <text:p>7.70426585183546</text:p>
          </table:table-cell>
          <table:table-cell table:number-columns-repeated="13"/>
        </table:table-row>
        <table:table-row table:style-name="ro1">
          <table:table-cell office:value-type="float" office:value="1.34749114513397" calcext:value-type="float">
            <text:p>1.34749114513397</text:p>
          </table:table-cell>
          <table:table-cell office:value-type="float" office:value="2.29995298748303" calcext:value-type="float">
            <text:p>2.29995298748303</text:p>
          </table:table-cell>
          <table:table-cell office:value-type="float" office:value="0.047046422958374" calcext:value-type="float">
            <text:p>0.047046422958374</text:p>
          </table:table-cell>
          <table:table-cell office:value-type="float" office:value="0.114907414735592" calcext:value-type="float">
            <text:p>0.114907414735592</text:p>
          </table:table-cell>
          <table:table-cell/>
          <table:table-cell table:formula="of:=[.A410]*[.$L$1]" office:value-type="float" office:value="1.34749114513397" calcext:value-type="float">
            <text:p>1.34749114513397</text:p>
          </table:table-cell>
          <table:table-cell table:formula="of:=[.B410] * [.$L$2]" office:value-type="float" office:value="7.63435794762071" calcext:value-type="float">
            <text:p>7.63435794762071</text:p>
          </table:table-cell>
          <table:table-cell table:formula="of:=[.C410] * [.$L$3]" office:value-type="float" office:value="0.699774014639522" calcext:value-type="float">
            <text:p>0.699774014639522</text:p>
          </table:table-cell>
          <table:table-cell table:formula="of:= [.D410]*[.$L$4]" office:value-type="float" office:value="7.70104657171877" calcext:value-type="float">
            <text:p>7.70104657171877</text:p>
          </table:table-cell>
          <table:table-cell table:number-columns-repeated="13"/>
        </table:table-row>
        <table:table-row table:style-name="ro1">
          <table:table-cell office:value-type="float" office:value="1.40546226501465" calcext:value-type="float">
            <text:p>1.40546226501465</text:p>
          </table:table-cell>
          <table:table-cell office:value-type="float" office:value="2.29987569272397" calcext:value-type="float">
            <text:p>2.29987569272397</text:p>
          </table:table-cell>
          <table:table-cell office:value-type="float" office:value="0.0579918958246708" calcext:value-type="float">
            <text:p>0.057991895824671</text:p>
          </table:table-cell>
          <table:table-cell office:value-type="float" office:value="0.1148978479553" calcext:value-type="float">
            <text:p>0.1148978479553</text:p>
          </table:table-cell>
          <table:table-cell/>
          <table:table-cell table:formula="of:=[.A411]*[.$L$1]" office:value-type="float" office:value="1.40546226501465" calcext:value-type="float">
            <text:p>1.40546226501465</text:p>
          </table:table-cell>
          <table:table-cell table:formula="of:=[.B411] * [.$L$2]" office:value-type="float" office:value="7.63410137895984" calcext:value-type="float">
            <text:p>7.63410137895984</text:p>
          </table:table-cell>
          <table:table-cell table:formula="of:=[.C411] * [.$L$3]" office:value-type="float" office:value="0.862578262192059" calcext:value-type="float">
            <text:p>0.862578262192059</text:p>
          </table:table-cell>
          <table:table-cell table:formula="of:= [.D411]*[.$L$4]" office:value-type="float" office:value="7.70040541013022" calcext:value-type="float">
            <text:p>7.70040541013022</text:p>
          </table:table-cell>
          <table:table-cell table:number-columns-repeated="13"/>
        </table:table-row>
        <table:table-row table:style-name="ro1">
          <table:table-cell office:value-type="float" office:value="0.78649091720581" calcext:value-type="float">
            <text:p>0.78649091720581</text:p>
          </table:table-cell>
          <table:table-cell office:value-type="float" office:value="2.29776178555389" calcext:value-type="float">
            <text:p>2.29776178555389</text:p>
          </table:table-cell>
          <table:table-cell office:value-type="float" office:value="9.54814720153809" calcext:value-type="float">
            <text:p>9.54814720153809</text:p>
          </table:table-cell>
          <table:table-cell office:value-type="float" office:value="0.116084100572031" calcext:value-type="float">
            <text:p>0.116084100572031</text:p>
          </table:table-cell>
          <table:table-cell/>
          <table:table-cell table:formula="of:=[.A412]*[.$L$1]" office:value-type="float" office:value="0.78649091720581" calcext:value-type="float">
            <text:p>0.78649091720581</text:p>
          </table:table-cell>
          <table:table-cell table:formula="of:=[.B412] * [.$L$2]" office:value-type="float" office:value="7.62708457292411" calcext:value-type="float">
            <text:p>7.62708457292411</text:p>
          </table:table-cell>
          <table:table-cell table:formula="of:=[.C412] * [.$L$3]" office:value-type="float" office:value="142.02026167858" calcext:value-type="float">
            <text:p>142.02026167858</text:p>
          </table:table-cell>
          <table:table-cell table:formula="of:= [.D412]*[.$L$4]" office:value-type="float" office:value="7.77990756121673" calcext:value-type="float">
            <text:p>7.77990756121673</text:p>
          </table:table-cell>
          <table:table-cell table:number-columns-repeated="13"/>
        </table:table-row>
        <table:table-row table:style-name="ro1">
          <table:table-cell office:value-type="float" office:value="1.55228519439697" calcext:value-type="float">
            <text:p>1.55228519439697</text:p>
          </table:table-cell>
          <table:table-cell office:value-type="float" office:value="2.29877111314497" calcext:value-type="float">
            <text:p>2.29877111314497</text:p>
          </table:table-cell>
          <table:table-cell office:value-type="float" office:value="0.0650516971945763" calcext:value-type="float">
            <text:p>0.065051697194576</text:p>
          </table:table-cell>
          <table:table-cell office:value-type="float" office:value="0.115994373876999" calcext:value-type="float">
            <text:p>0.115994373876999</text:p>
          </table:table-cell>
          <table:table-cell/>
          <table:table-cell table:formula="of:=[.A413]*[.$L$1]" office:value-type="float" office:value="1.55228519439697" calcext:value-type="float">
            <text:p>1.55228519439697</text:p>
          </table:table-cell>
          <table:table-cell table:formula="of:=[.B413] * [.$L$2]" office:value-type="float" office:value="7.63043488841257" calcext:value-type="float">
            <text:p>7.63043488841257</text:p>
          </table:table-cell>
          <table:table-cell table:formula="of:=[.C413] * [.$L$3]" office:value-type="float" office:value="0.967586576034483" calcext:value-type="float">
            <text:p>0.967586576034483</text:p>
          </table:table-cell>
          <table:table-cell table:formula="of:= [.D413]*[.$L$4]" office:value-type="float" office:value="7.77389411588116" calcext:value-type="float">
            <text:p>7.77389411588116</text:p>
          </table:table-cell>
          <table:table-cell table:number-columns-repeated="13"/>
        </table:table-row>
        <table:table-row table:style-name="ro1">
          <table:table-cell office:value-type="float" office:value="1.11902105808258" calcext:value-type="float">
            <text:p>1.11902105808258</text:p>
          </table:table-cell>
          <table:table-cell office:value-type="float" office:value="2.29816466061244" calcext:value-type="float">
            <text:p>2.29816466061244</text:p>
          </table:table-cell>
          <table:table-cell office:value-type="float" office:value="0.0532275997102261" calcext:value-type="float">
            <text:p>0.053227599710226</text:p>
          </table:table-cell>
          <table:table-cell office:value-type="float" office:value="0.115993903630478" calcext:value-type="float">
            <text:p>0.115993903630478</text:p>
          </table:table-cell>
          <table:table-cell/>
          <table:table-cell table:formula="of:=[.A414]*[.$L$1]" office:value-type="float" office:value="1.11902105808258" calcext:value-type="float">
            <text:p>1.11902105808258</text:p>
          </table:table-cell>
          <table:table-cell table:formula="of:=[.B414] * [.$L$2]" office:value-type="float" office:value="7.62842185782596" calcext:value-type="float">
            <text:p>7.62842185782596</text:p>
          </table:table-cell>
          <table:table-cell table:formula="of:=[.C414] * [.$L$3]" office:value-type="float" office:value="0.791713562831466" calcext:value-type="float">
            <text:p>0.791713562831466</text:p>
          </table:table-cell>
          <table:table-cell table:formula="of:= [.D414]*[.$L$4]" office:value-type="float" office:value="7.7738626001572" calcext:value-type="float">
            <text:p>7.7738626001572</text:p>
          </table:table-cell>
          <table:table-cell table:number-columns-repeated="13"/>
        </table:table-row>
        <table:table-row table:style-name="ro1">
          <table:table-cell office:value-type="float" office:value="1.68736052513123" calcext:value-type="float">
            <text:p>1.68736052513123</text:p>
          </table:table-cell>
          <table:table-cell office:value-type="float" office:value="2.29787069595011" calcext:value-type="float">
            <text:p>2.29787069595011</text:p>
          </table:table-cell>
          <table:table-cell office:value-type="float" office:value="0.0323734544217587" calcext:value-type="float">
            <text:p>0.032373454421759</text:p>
          </table:table-cell>
          <table:table-cell office:value-type="float" office:value="0.115884512968523" calcext:value-type="float">
            <text:p>0.115884512968523</text:p>
          </table:table-cell>
          <table:table-cell/>
          <table:table-cell table:formula="of:=[.A415]*[.$L$1]" office:value-type="float" office:value="1.68736052513123" calcext:value-type="float">
            <text:p>1.68736052513123</text:p>
          </table:table-cell>
          <table:table-cell table:formula="of:=[.B415] * [.$L$2]" office:value-type="float" office:value="7.62744608507393" calcext:value-type="float">
            <text:p>7.62744608507393</text:p>
          </table:table-cell>
          <table:table-cell table:formula="of:=[.C415] * [.$L$3]" office:value-type="float" office:value="0.481526559171303" calcext:value-type="float">
            <text:p>0.481526559171303</text:p>
          </table:table-cell>
          <table:table-cell table:formula="of:= [.D415]*[.$L$4]" office:value-type="float" office:value="7.76653128403488" calcext:value-type="float">
            <text:p>7.76653128403488</text:p>
          </table:table-cell>
          <table:table-cell table:number-columns-repeated="13"/>
        </table:table-row>
        <table:table-row table:style-name="ro1">
          <table:table-cell office:value-type="float" office:value="0.885752618312836" calcext:value-type="float">
            <text:p>0.885752618312836</text:p>
          </table:table-cell>
          <table:table-cell office:value-type="float" office:value="2.29720211103433" calcext:value-type="float">
            <text:p>2.29720211103433</text:p>
          </table:table-cell>
          <table:table-cell office:value-type="float" office:value="0.0552593991160393" calcext:value-type="float">
            <text:p>0.055259399116039</text:p>
          </table:table-cell>
          <table:table-cell office:value-type="float" office:value="0.11585853264866" calcext:value-type="float">
            <text:p>0.11585853264866</text:p>
          </table:table-cell>
          <table:table-cell/>
          <table:table-cell table:formula="of:=[.A416]*[.$L$1]" office:value-type="float" office:value="0.885752618312836" calcext:value-type="float">
            <text:p>0.885752618312836</text:p>
          </table:table-cell>
          <table:table-cell table:formula="of:=[.B416] * [.$L$2]" office:value-type="float" office:value="7.62522681511787" calcext:value-type="float">
            <text:p>7.62522681511787</text:p>
          </table:table-cell>
          <table:table-cell table:formula="of:=[.C416] * [.$L$3]" office:value-type="float" office:value="0.821934785567275" calcext:value-type="float">
            <text:p>0.821934785567275</text:p>
          </table:table-cell>
          <table:table-cell table:formula="of:= [.D416]*[.$L$4]" office:value-type="float" office:value="7.76479009393265" calcext:value-type="float">
            <text:p>7.76479009393265</text:p>
          </table:table-cell>
          <table:table-cell table:number-columns-repeated="13"/>
        </table:table-row>
        <table:table-row table:style-name="ro1">
          <table:table-cell office:value-type="float" office:value="0.952830851078033" calcext:value-type="float">
            <text:p>0.952830851078033</text:p>
          </table:table-cell>
          <table:table-cell office:value-type="float" office:value="2.2962951901766" calcext:value-type="float">
            <text:p>2.2962951901766</text:p>
          </table:table-cell>
          <table:table-cell office:value-type="float" office:value="0.15672878921032" calcext:value-type="float">
            <text:p>0.15672878921032</text:p>
          </table:table-cell>
          <table:table-cell office:value-type="float" office:value="0.115804836176814" calcext:value-type="float">
            <text:p>0.115804836176814</text:p>
          </table:table-cell>
          <table:table-cell/>
          <table:table-cell table:formula="of:=[.A417]*[.$L$1]" office:value-type="float" office:value="0.952830851078033" calcext:value-type="float">
            <text:p>0.952830851078033</text:p>
          </table:table-cell>
          <table:table-cell table:formula="of:=[.B417] * [.$L$2]" office:value-type="float" office:value="7.62221642382042" calcext:value-type="float">
            <text:p>7.62221642382042</text:p>
          </table:table-cell>
          <table:table-cell table:formula="of:=[.C417] * [.$L$3]" office:value-type="float" office:value="2.33120239837012" calcext:value-type="float">
            <text:p>2.33120239837012</text:p>
          </table:table-cell>
          <table:table-cell table:formula="of:= [.D417]*[.$L$4]" office:value-type="float" office:value="7.76119137899007" calcext:value-type="float">
            <text:p>7.76119137899007</text:p>
          </table:table-cell>
          <table:table-cell table:number-columns-repeated="13"/>
        </table:table-row>
        <table:table-row table:style-name="ro1">
          <table:table-cell office:value-type="float" office:value="0.995318353176117" calcext:value-type="float">
            <text:p>0.995318353176117</text:p>
          </table:table-cell>
          <table:table-cell office:value-type="float" office:value="2.29560827944444" calcext:value-type="float">
            <text:p>2.29560827944444</text:p>
          </table:table-cell>
          <table:table-cell office:value-type="float" office:value="0.0352568067610264" calcext:value-type="float">
            <text:p>0.035256806761026</text:p>
          </table:table-cell>
          <table:table-cell office:value-type="float" office:value="0.11566286034869" calcext:value-type="float">
            <text:p>0.11566286034869</text:p>
          </table:table-cell>
          <table:table-cell/>
          <table:table-cell table:formula="of:=[.A418]*[.$L$1]" office:value-type="float" office:value="0.995318353176117" calcext:value-type="float">
            <text:p>0.995318353176117</text:p>
          </table:table-cell>
          <table:table-cell table:formula="of:=[.B418] * [.$L$2]" office:value-type="float" office:value="7.61993632399405" calcext:value-type="float">
            <text:p>7.61993632399405</text:p>
          </table:table-cell>
          <table:table-cell table:formula="of:=[.C418] * [.$L$3]" office:value-type="float" office:value="0.524413880144778" calcext:value-type="float">
            <text:p>0.524413880144778</text:p>
          </table:table-cell>
          <table:table-cell table:formula="of:= [.D418]*[.$L$4]" office:value-type="float" office:value="7.751676218746" calcext:value-type="float">
            <text:p>7.751676218746</text:p>
          </table:table-cell>
          <table:table-cell table:number-columns-repeated="13"/>
        </table:table-row>
        <table:table-row table:style-name="ro1">
          <table:table-cell office:value-type="float" office:value="1.01022958755493" calcext:value-type="float">
            <text:p>1.01022958755493</text:p>
          </table:table-cell>
          <table:table-cell office:value-type="float" office:value="2.29481863095528" calcext:value-type="float">
            <text:p>2.29481863095528</text:p>
          </table:table-cell>
          <table:table-cell office:value-type="float" office:value="0.049121730029583" calcext:value-type="float">
            <text:p>0.049121730029583</text:p>
          </table:table-cell>
          <table:table-cell office:value-type="float" office:value="0.115644306443736" calcext:value-type="float">
            <text:p>0.115644306443736</text:p>
          </table:table-cell>
          <table:table-cell/>
          <table:table-cell table:formula="of:=[.A419]*[.$L$1]" office:value-type="float" office:value="1.01022958755493" calcext:value-type="float">
            <text:p>1.01022958755493</text:p>
          </table:table-cell>
          <table:table-cell table:formula="of:=[.B419] * [.$L$2]" office:value-type="float" office:value="7.61731520119207" calcext:value-type="float">
            <text:p>7.61731520119207</text:p>
          </table:table-cell>
          <table:table-cell table:formula="of:=[.C419] * [.$L$3]" office:value-type="float" office:value="0.730642375494812" calcext:value-type="float">
            <text:p>0.730642375494812</text:p>
          </table:table-cell>
          <table:table-cell table:formula="of:= [.D419]*[.$L$4]" office:value-type="float" office:value="7.7504327438452" calcext:value-type="float">
            <text:p>7.7504327438452</text:p>
          </table:table-cell>
          <table:table-cell table:number-columns-repeated="13"/>
        </table:table-row>
        <table:table-row table:style-name="ro1">
          <table:table-cell office:value-type="float" office:value="1.45738506317139" calcext:value-type="float">
            <text:p>1.45738506317139</text:p>
          </table:table-cell>
          <table:table-cell office:value-type="float" office:value="2.29238105043821" calcext:value-type="float">
            <text:p>2.29238105043821</text:p>
          </table:table-cell>
          <table:table-cell office:value-type="float" office:value="0.095329150557518" calcext:value-type="float">
            <text:p>0.095329150557518</text:p>
          </table:table-cell>
          <table:table-cell office:value-type="float" office:value="0.115619070306605" calcext:value-type="float">
            <text:p>0.115619070306605</text:p>
          </table:table-cell>
          <table:table-cell/>
          <table:table-cell table:formula="of:=[.A420]*[.$L$1]" office:value-type="float" office:value="1.45738506317139" calcext:value-type="float">
            <text:p>1.45738506317139</text:p>
          </table:table-cell>
          <table:table-cell table:formula="of:=[.B420] * [.$L$2]" office:value-type="float" office:value="7.60922400876563" calcext:value-type="float">
            <text:p>7.60922400876563</text:p>
          </table:table-cell>
          <table:table-cell table:formula="of:=[.C420] * [.$L$3]" office:value-type="float" office:value="1.41793696955097" calcext:value-type="float">
            <text:p>1.41793696955097</text:p>
          </table:table-cell>
          <table:table-cell table:formula="of:= [.D420]*[.$L$4]" office:value-type="float" office:value="7.74874142855643" calcext:value-type="float">
            <text:p>7.74874142855643</text:p>
          </table:table-cell>
          <table:table-cell table:number-columns-repeated="13"/>
        </table:table-row>
        <table:table-row table:style-name="ro1">
          <table:table-cell office:value-type="float" office:value="1.59422767162323" calcext:value-type="float">
            <text:p>1.59422767162323</text:p>
          </table:table-cell>
          <table:table-cell office:value-type="float" office:value="2.29154433419381" calcext:value-type="float">
            <text:p>2.29154433419381</text:p>
          </table:table-cell>
          <table:table-cell office:value-type="float" office:value="0.0547060333192349" calcext:value-type="float">
            <text:p>0.054706033319235</text:p>
          </table:table-cell>
          <table:table-cell office:value-type="float" office:value="0.115540339986635" calcext:value-type="float">
            <text:p>0.115540339986635</text:p>
          </table:table-cell>
          <table:table-cell/>
          <table:table-cell table:formula="of:=[.A421]*[.$L$1]" office:value-type="float" office:value="1.59422767162323" calcext:value-type="float">
            <text:p>1.59422767162323</text:p>
          </table:table-cell>
          <table:table-cell table:formula="of:=[.B421] * [.$L$2]" office:value-type="float" office:value="7.6064466514261" calcext:value-type="float">
            <text:p>7.6064466514261</text:p>
          </table:table-cell>
          <table:table-cell table:formula="of:=[.C421] * [.$L$3]" office:value-type="float" office:value="0.813703957783904" calcext:value-type="float">
            <text:p>0.813703957783904</text:p>
          </table:table-cell>
          <table:table-cell table:formula="of:= [.D421]*[.$L$4]" office:value-type="float" office:value="7.74346495564913" calcext:value-type="float">
            <text:p>7.74346495564913</text:p>
          </table:table-cell>
          <table:table-cell table:number-columns-repeated="13"/>
        </table:table-row>
        <table:table-row table:style-name="ro1">
          <table:table-cell office:value-type="float" office:value="0.970464169979095" calcext:value-type="float">
            <text:p>0.970464169979095</text:p>
          </table:table-cell>
          <table:table-cell office:value-type="float" office:value="2.29094077211487" calcext:value-type="float">
            <text:p>2.29094077211487</text:p>
          </table:table-cell>
          <table:table-cell office:value-type="float" office:value="0.0649786219000816" calcext:value-type="float">
            <text:p>0.064978621900082</text:p>
          </table:table-cell>
          <table:table-cell office:value-type="float" office:value="0.115513690472201" calcext:value-type="float">
            <text:p>0.115513690472201</text:p>
          </table:table-cell>
          <table:table-cell/>
          <table:table-cell table:formula="of:=[.A422]*[.$L$1]" office:value-type="float" office:value="0.970464169979095" calcext:value-type="float">
            <text:p>0.970464169979095</text:p>
          </table:table-cell>
          <table:table-cell table:formula="of:=[.B422] * [.$L$2]" office:value-type="float" office:value="7.60444321527793" calcext:value-type="float">
            <text:p>7.60444321527793</text:p>
          </table:table-cell>
          <table:table-cell table:formula="of:=[.C422] * [.$L$3]" office:value-type="float" office:value="0.966499645530866" calcext:value-type="float">
            <text:p>0.966499645530866</text:p>
          </table:table-cell>
          <table:table-cell table:formula="of:= [.D422]*[.$L$4]" office:value-type="float" office:value="7.7416789164084" calcext:value-type="float">
            <text:p>7.7416789164084</text:p>
          </table:table-cell>
          <table:table-cell table:number-columns-repeated="13"/>
        </table:table-row>
        <table:table-row table:style-name="ro1">
          <table:table-cell office:value-type="float" office:value="11.3357973098755" calcext:value-type="float">
            <text:p>11.3357973098755</text:p>
          </table:table-cell>
          <table:table-cell office:value-type="float" office:value="2.29341761600003" calcext:value-type="float">
            <text:p>2.29341761600003</text:p>
          </table:table-cell>
          <table:table-cell office:value-type="float" office:value="0.0387451648712158" calcext:value-type="float">
            <text:p>0.038745164871216</text:p>
          </table:table-cell>
          <table:table-cell office:value-type="float" office:value="0.115465794915164" calcext:value-type="float">
            <text:p>0.115465794915164</text:p>
          </table:table-cell>
          <table:table-cell/>
          <table:table-cell table:formula="of:=[.A423]*[.$L$1]" office:value-type="float" office:value="11.3357973098755" calcext:value-type="float">
            <text:p>11.3357973098755</text:p>
          </table:table-cell>
          <table:table-cell table:formula="of:=[.B423] * [.$L$2]" office:value-type="float" office:value="7.61266473671885" calcext:value-type="float">
            <text:p>7.61266473671885</text:p>
          </table:table-cell>
          <table:table-cell table:formula="of:=[.C423] * [.$L$3]" office:value-type="float" office:value="0.576300127935124" calcext:value-type="float">
            <text:p>0.576300127935124</text:p>
          </table:table-cell>
          <table:table-cell table:formula="of:= [.D423]*[.$L$4]" office:value-type="float" office:value="7.73846897633478" calcext:value-type="float">
            <text:p>7.73846897633478</text:p>
          </table:table-cell>
          <table:table-cell table:number-columns-repeated="13"/>
        </table:table-row>
        <table:table-row table:style-name="ro1">
          <table:table-cell office:value-type="float" office:value="1.01485574245453" calcext:value-type="float">
            <text:p>1.01485574245453</text:p>
          </table:table-cell>
          <table:table-cell office:value-type="float" office:value="2.29245640777714" calcext:value-type="float">
            <text:p>2.29245640777714</text:p>
          </table:table-cell>
          <table:table-cell office:value-type="float" office:value="0.0611824132502079" calcext:value-type="float">
            <text:p>0.061182413250208</text:p>
          </table:table-cell>
          <table:table-cell office:value-type="float" office:value="0.115442053142281" calcext:value-type="float">
            <text:p>0.115442053142281</text:p>
          </table:table-cell>
          <table:table-cell/>
          <table:table-cell table:formula="of:=[.A424]*[.$L$1]" office:value-type="float" office:value="1.01485574245453" calcext:value-type="float">
            <text:p>1.01485574245453</text:p>
          </table:table-cell>
          <table:table-cell table:formula="of:=[.B424] * [.$L$2]" office:value-type="float" office:value="7.60947414644344" calcext:value-type="float">
            <text:p>7.60947414644344</text:p>
          </table:table-cell>
          <table:table-cell table:formula="of:=[.C424] * [.$L$3]" office:value-type="float" office:value="0.910034392695771" calcext:value-type="float">
            <text:p>0.910034392695771</text:p>
          </table:table-cell>
          <table:table-cell table:formula="of:= [.D424]*[.$L$4]" office:value-type="float" office:value="7.7368778127089" calcext:value-type="float">
            <text:p>7.7368778127089</text:p>
          </table:table-cell>
          <table:table-cell table:number-columns-repeated="13"/>
        </table:table-row>
        <table:table-row table:style-name="ro1">
          <table:table-cell office:value-type="float" office:value="14.4124431610107" calcext:value-type="float">
            <text:p>14.4124431610107</text:p>
          </table:table-cell>
          <table:table-cell office:value-type="float" office:value="2.29577443329394" calcext:value-type="float">
            <text:p>2.29577443329394</text:p>
          </table:table-cell>
          <table:table-cell office:value-type="float" office:value="0.0516382046043873" calcext:value-type="float">
            <text:p>0.051638204604387</text:p>
          </table:table-cell>
          <table:table-cell office:value-type="float" office:value="0.115396768771025" calcext:value-type="float">
            <text:p>0.115396768771025</text:p>
          </table:table-cell>
          <table:table-cell/>
          <table:table-cell table:formula="of:=[.A425]*[.$L$1]" office:value-type="float" office:value="14.4124431610107" calcext:value-type="float">
            <text:p>14.4124431610107</text:p>
          </table:table-cell>
          <table:table-cell table:formula="of:=[.B425] * [.$L$2]" office:value-type="float" office:value="7.62048784742448" calcext:value-type="float">
            <text:p>7.62048784742448</text:p>
          </table:table-cell>
          <table:table-cell table:formula="of:=[.C425] * [.$L$3]" office:value-type="float" office:value="0.76807271355701" calcext:value-type="float">
            <text:p>0.76807271355701</text:p>
          </table:table-cell>
          <table:table-cell table:formula="of:= [.D425]*[.$L$4]" office:value-type="float" office:value="7.73384287320723" calcext:value-type="float">
            <text:p>7.73384287320723</text:p>
          </table:table-cell>
          <table:table-cell table:number-columns-repeated="13"/>
        </table:table-row>
        <table:table-row table:style-name="ro1">
          <table:table-cell office:value-type="float" office:value="1.32984352111816" calcext:value-type="float">
            <text:p>1.32984352111816</text:p>
          </table:table-cell>
          <table:table-cell office:value-type="float" office:value="2.29481107125695" calcext:value-type="float">
            <text:p>2.29481107125695</text:p>
          </table:table-cell>
          <table:table-cell office:value-type="float" office:value="0.0717421695590019" calcext:value-type="float">
            <text:p>0.071742169559002</text:p>
          </table:table-cell>
          <table:table-cell office:value-type="float" office:value="0.115388917784044" calcext:value-type="float">
            <text:p>0.115388917784044</text:p>
          </table:table-cell>
          <table:table-cell/>
          <table:table-cell table:formula="of:=[.A426]*[.$L$1]" office:value-type="float" office:value="1.32984352111816" calcext:value-type="float">
            <text:p>1.32984352111816</text:p>
          </table:table-cell>
          <table:table-cell table:formula="of:=[.B426] * [.$L$2]" office:value-type="float" office:value="7.61729010787781" calcext:value-type="float">
            <text:p>7.61729010787781</text:p>
          </table:table-cell>
          <table:table-cell table:formula="of:=[.C426] * [.$L$3]" office:value-type="float" office:value="1.06710144691917" calcext:value-type="float">
            <text:p>1.06710144691917</text:p>
          </table:table-cell>
          <table:table-cell table:formula="of:= [.D426]*[.$L$4]" office:value-type="float" office:value="7.7333167033642" calcext:value-type="float">
            <text:p>7.7333167033642</text:p>
          </table:table-cell>
          <table:table-cell table:number-columns-repeated="13"/>
        </table:table-row>
        <table:table-row table:style-name="ro1">
          <table:table-cell office:value-type="float" office:value="0.860315799713135" calcext:value-type="float">
            <text:p>0.860315799713135</text:p>
          </table:table-cell>
          <table:table-cell office:value-type="float" office:value="2.29370326792446" calcext:value-type="float">
            <text:p>2.29370326792446</text:p>
          </table:table-cell>
          <table:table-cell office:value-type="float" office:value="0.0746198818087578" calcext:value-type="float">
            <text:p>0.074619881808758</text:p>
          </table:table-cell>
          <table:table-cell office:value-type="float" office:value="0.115336010729753" calcext:value-type="float">
            <text:p>0.115336010729753</text:p>
          </table:table-cell>
          <table:table-cell/>
          <table:table-cell table:formula="of:=[.A427]*[.$L$1]" office:value-type="float" office:value="0.860315799713135" calcext:value-type="float">
            <text:p>0.860315799713135</text:p>
          </table:table-cell>
          <table:table-cell table:formula="of:=[.B427] * [.$L$2]" office:value-type="float" office:value="7.61361291655183" calcext:value-type="float">
            <text:p>7.61361291655183</text:p>
          </table:table-cell>
          <table:table-cell table:formula="of:=[.C427] * [.$L$3]" office:value-type="float" office:value="1.10990487653954" calcext:value-type="float">
            <text:p>1.10990487653954</text:p>
          </table:table-cell>
          <table:table-cell table:formula="of:= [.D427]*[.$L$4]" office:value-type="float" office:value="7.72977089485393" calcext:value-type="float">
            <text:p>7.72977089485393</text:p>
          </table:table-cell>
          <table:table-cell table:number-columns-repeated="13"/>
        </table:table-row>
        <table:table-row table:style-name="ro1">
          <table:table-cell office:value-type="float" office:value="0.73619943857193" calcext:value-type="float">
            <text:p>0.73619943857193</text:p>
          </table:table-cell>
          <table:table-cell office:value-type="float" office:value="2.2918632427522" calcext:value-type="float">
            <text:p>2.2918632427522</text:p>
          </table:table-cell>
          <table:table-cell office:value-type="float" office:value="0.0673668310046196" calcext:value-type="float">
            <text:p>0.06736683100462</text:p>
          </table:table-cell>
          <table:table-cell office:value-type="float" office:value="0.115310783377243" calcext:value-type="float">
            <text:p>0.115310783377243</text:p>
          </table:table-cell>
          <table:table-cell/>
          <table:table-cell table:formula="of:=[.A428]*[.$L$1]" office:value-type="float" office:value="0.73619943857193" calcext:value-type="float">
            <text:p>0.73619943857193</text:p>
          </table:table-cell>
          <table:table-cell table:formula="of:=[.B428] * [.$L$2]" office:value-type="float" office:value="7.60750522179713" calcext:value-type="float">
            <text:p>7.60750522179713</text:p>
          </table:table-cell>
          <table:table-cell table:formula="of:=[.C428] * [.$L$3]" office:value-type="float" office:value="1.00202214794003" calcext:value-type="float">
            <text:p>1.00202214794003</text:p>
          </table:table-cell>
          <table:table-cell table:formula="of:= [.D428]*[.$L$4]" office:value-type="float" office:value="7.72808016830675" calcext:value-type="float">
            <text:p>7.72808016830675</text:p>
          </table:table-cell>
          <table:table-cell table:number-columns-repeated="13"/>
        </table:table-row>
        <table:table-row table:style-name="ro1">
          <table:table-cell office:value-type="float" office:value="28.4751930236816" calcext:value-type="float">
            <text:p>28.4751930236816</text:p>
          </table:table-cell>
          <table:table-cell office:value-type="float" office:value="2.29962758480204" calcext:value-type="float">
            <text:p>2.29962758480204</text:p>
          </table:table-cell>
          <table:table-cell office:value-type="float" office:value="0.058488704264164" calcext:value-type="float">
            <text:p>0.058488704264164</text:p>
          </table:table-cell>
          <table:table-cell office:value-type="float" office:value="0.115306578638132" calcext:value-type="float">
            <text:p>0.115306578638132</text:p>
          </table:table-cell>
          <table:table-cell/>
          <table:table-cell table:formula="of:=[.A429]*[.$L$1]" office:value-type="float" office:value="28.4751930236816" calcext:value-type="float">
            <text:p>28.4751930236816</text:p>
          </table:table-cell>
          <table:table-cell table:formula="of:=[.B429] * [.$L$2]" office:value-type="float" office:value="7.63327782095845" calcext:value-type="float">
            <text:p>7.63327782095845</text:p>
          </table:table-cell>
          <table:table-cell table:formula="of:=[.C429] * [.$L$3]" office:value-type="float" office:value="0.869967849207389" calcext:value-type="float">
            <text:p>0.869967849207389</text:p>
          </table:table-cell>
          <table:table-cell table:formula="of:= [.D429]*[.$L$4]" office:value-type="float" office:value="7.72779836846124" calcext:value-type="float">
            <text:p>7.72779836846124</text:p>
          </table:table-cell>
          <table:table-cell table:number-columns-repeated="13"/>
        </table:table-row>
        <table:table-row table:style-name="ro1">
          <table:table-cell office:value-type="float" office:value="0.867921233177185" calcext:value-type="float">
            <text:p>0.867921233177185</text:p>
          </table:table-cell>
          <table:table-cell office:value-type="float" office:value="2.2989072007032" calcext:value-type="float">
            <text:p>2.2989072007032</text:p>
          </table:table-cell>
          <table:table-cell office:value-type="float" office:value="0.0574555993080139" calcext:value-type="float">
            <text:p>0.057455599308014</text:p>
          </table:table-cell>
          <table:table-cell office:value-type="float" office:value="0.115293441310752" calcext:value-type="float">
            <text:p>0.115293441310752</text:p>
          </table:table-cell>
          <table:table-cell/>
          <table:table-cell table:formula="of:=[.A430]*[.$L$1]" office:value-type="float" office:value="0.867921233177185" calcext:value-type="float">
            <text:p>0.867921233177185</text:p>
          </table:table-cell>
          <table:table-cell table:formula="of:=[.B430] * [.$L$2]" office:value-type="float" office:value="7.63088661118142" calcext:value-type="float">
            <text:p>7.63088661118142</text:p>
          </table:table-cell>
          <table:table-cell table:formula="of:=[.C430] * [.$L$3]" office:value-type="float" office:value="0.854601324884195" calcext:value-type="float">
            <text:p>0.854601324884195</text:p>
          </table:table-cell>
          <table:table-cell table:formula="of:= [.D430]*[.$L$4]" office:value-type="float" office:value="7.72691791030972" calcext:value-type="float">
            <text:p>7.72691791030972</text:p>
          </table:table-cell>
          <table:table-cell table:number-columns-repeated="13"/>
        </table:table-row>
        <table:table-row table:style-name="ro1">
          <table:table-cell office:value-type="float" office:value="2.2862274646759" calcext:value-type="float">
            <text:p>2.2862274646759</text:p>
          </table:table-cell>
          <table:table-cell office:value-type="float" office:value="2.29865321598902" calcext:value-type="float">
            <text:p>2.29865321598902</text:p>
          </table:table-cell>
          <table:table-cell office:value-type="float" office:value="0.0725720822811127" calcext:value-type="float">
            <text:p>0.072572082281113</text:p>
          </table:table-cell>
          <table:table-cell office:value-type="float" office:value="0.115231770215235" calcext:value-type="float">
            <text:p>0.115231770215235</text:p>
          </table:table-cell>
          <table:table-cell/>
          <table:table-cell table:formula="of:=[.A431]*[.$L$1]" office:value-type="float" office:value="2.2862274646759" calcext:value-type="float">
            <text:p>2.2862274646759</text:p>
          </table:table-cell>
          <table:table-cell table:formula="of:=[.B431] * [.$L$2]" office:value-type="float" office:value="7.6300435460267" calcext:value-type="float">
            <text:p>7.6300435460267</text:p>
          </table:table-cell>
          <table:table-cell table:formula="of:=[.C431] * [.$L$3]" office:value-type="float" office:value="1.07944566611445" calcext:value-type="float">
            <text:p>1.07944566611445</text:p>
          </table:table-cell>
          <table:table-cell table:formula="of:= [.D431]*[.$L$4]" office:value-type="float" office:value="7.72278473944517" calcext:value-type="float">
            <text:p>7.72278473944517</text:p>
          </table:table-cell>
          <table:table-cell table:number-columns-repeated="13"/>
        </table:table-row>
        <table:table-row table:style-name="ro1">
          <table:table-cell office:value-type="float" office:value="0.802978277206421" calcext:value-type="float">
            <text:p>0.802978277206421</text:p>
          </table:table-cell>
          <table:table-cell office:value-type="float" office:value="2.29819315671619" calcext:value-type="float">
            <text:p>2.29819315671619</text:p>
          </table:table-cell>
          <table:table-cell office:value-type="float" office:value="0.0574178658425808" calcext:value-type="float">
            <text:p>0.057417865842581</text:p>
          </table:table-cell>
          <table:table-cell office:value-type="float" office:value="0.115236014350333" calcext:value-type="float">
            <text:p>0.115236014350333</text:p>
          </table:table-cell>
          <table:table-cell/>
          <table:table-cell table:formula="of:=[.A432]*[.$L$1]" office:value-type="float" office:value="0.802978277206421" calcext:value-type="float">
            <text:p>0.802978277206421</text:p>
          </table:table-cell>
          <table:table-cell table:formula="of:=[.B432] * [.$L$2]" office:value-type="float" office:value="7.62851644647945" calcext:value-type="float">
            <text:p>7.62851644647945</text:p>
          </table:table-cell>
          <table:table-cell table:formula="of:=[.C432] * [.$L$3]" office:value-type="float" office:value="0.854040072892397" calcext:value-type="float">
            <text:p>0.854040072892397</text:p>
          </table:table-cell>
          <table:table-cell table:formula="of:= [.D432]*[.$L$4]" office:value-type="float" office:value="7.72306917959311" calcext:value-type="float">
            <text:p>7.72306917959311</text:p>
          </table:table-cell>
          <table:table-cell table:number-columns-repeated="13"/>
        </table:table-row>
        <table:table-row table:style-name="ro1">
          <table:table-cell office:value-type="float" office:value="1.48282396793365" calcext:value-type="float">
            <text:p>1.48282396793365</text:p>
          </table:table-cell>
          <table:table-cell office:value-type="float" office:value="2.29786233597368" calcext:value-type="float">
            <text:p>2.29786233597368</text:p>
          </table:table-cell>
          <table:table-cell office:value-type="float" office:value="0.0568557716906071" calcext:value-type="float">
            <text:p>0.056855771690607</text:p>
          </table:table-cell>
          <table:table-cell office:value-type="float" office:value="0.115233382568636" calcext:value-type="float">
            <text:p>0.115233382568636</text:p>
          </table:table-cell>
          <table:table-cell/>
          <table:table-cell table:formula="of:=[.A433]*[.$L$1]" office:value-type="float" office:value="1.48282396793365" calcext:value-type="float">
            <text:p>1.48282396793365</text:p>
          </table:table-cell>
          <table:table-cell table:formula="of:=[.B433] * [.$L$2]" office:value-type="float" office:value="7.62741833535345" calcext:value-type="float">
            <text:p>7.62741833535345</text:p>
          </table:table-cell>
          <table:table-cell table:formula="of:=[.C433] * [.$L$3]" office:value-type="float" office:value="0.845679418530213" calcext:value-type="float">
            <text:p>0.845679418530213</text:p>
          </table:table-cell>
          <table:table-cell table:formula="of:= [.D433]*[.$L$4]" office:value-type="float" office:value="7.72289279869146" calcext:value-type="float">
            <text:p>7.72289279869146</text:p>
          </table:table-cell>
          <table:table-cell table:number-columns-repeated="13"/>
        </table:table-row>
        <table:table-row table:style-name="ro1">
          <table:table-cell office:value-type="float" office:value="1.48185527324677" calcext:value-type="float">
            <text:p>1.48185527324677</text:p>
          </table:table-cell>
          <table:table-cell office:value-type="float" office:value="2.29746448476675" calcext:value-type="float">
            <text:p>2.29746448476675</text:p>
          </table:table-cell>
          <table:table-cell office:value-type="float" office:value="2.4146933555603" calcext:value-type="float">
            <text:p>2.4146933555603</text:p>
          </table:table-cell>
          <table:table-cell office:value-type="float" office:value="0.115716610210434" calcext:value-type="float">
            <text:p>0.115716610210434</text:p>
          </table:table-cell>
          <table:table-cell/>
          <table:table-cell table:formula="of:=[.A434]*[.$L$1]" office:value-type="float" office:value="1.48185527324677" calcext:value-type="float">
            <text:p>1.48185527324677</text:p>
          </table:table-cell>
          <table:table-cell table:formula="of:=[.B434] * [.$L$2]" office:value-type="float" office:value="7.62609772639312" calcext:value-type="float">
            <text:p>7.62609772639312</text:p>
          </table:table-cell>
          <table:table-cell table:formula="of:=[.C434] * [.$L$3]" office:value-type="float" office:value="35.9164322660379" calcext:value-type="float">
            <text:p>35.9164322660379</text:p>
          </table:table-cell>
          <table:table-cell table:formula="of:= [.D434]*[.$L$4]" office:value-type="float" office:value="7.75527851185702" calcext:value-type="float">
            <text:p>7.75527851185702</text:p>
          </table:table-cell>
          <table:table-cell table:number-columns-repeated="13"/>
        </table:table-row>
        <table:table-row table:style-name="ro1">
          <table:table-cell office:value-type="float" office:value="1.1014232635498" calcext:value-type="float">
            <text:p>1.1014232635498</text:p>
          </table:table-cell>
          <table:table-cell office:value-type="float" office:value="2.29665883728836" calcext:value-type="float">
            <text:p>2.29665883728836</text:p>
          </table:table-cell>
          <table:table-cell office:value-type="float" office:value="0.0488105937838555" calcext:value-type="float">
            <text:p>0.048810593783856</text:p>
          </table:table-cell>
          <table:table-cell office:value-type="float" office:value="0.115655169531782" calcext:value-type="float">
            <text:p>0.115655169531782</text:p>
          </table:table-cell>
          <table:table-cell/>
          <table:table-cell table:formula="of:=[.A435]*[.$L$1]" office:value-type="float" office:value="1.1014232635498" calcext:value-type="float">
            <text:p>1.1014232635498</text:p>
          </table:table-cell>
          <table:table-cell table:formula="of:=[.B435] * [.$L$2]" office:value-type="float" office:value="7.6234234972836" calcext:value-type="float">
            <text:p>7.6234234972836</text:p>
          </table:table-cell>
          <table:table-cell table:formula="of:=[.C435] * [.$L$3]" office:value-type="float" office:value="0.726014498472891" calcext:value-type="float">
            <text:p>0.726014498472891</text:p>
          </table:table-cell>
          <table:table-cell table:formula="of:= [.D435]*[.$L$4]" office:value-type="float" office:value="7.75116078343384" calcext:value-type="float">
            <text:p>7.75116078343384</text:p>
          </table:table-cell>
          <table:table-cell table:number-columns-repeated="13"/>
        </table:table-row>
        <table:table-row table:style-name="ro1">
          <table:table-cell office:value-type="float" office:value="0.999404788017273" calcext:value-type="float">
            <text:p>0.999404788017273</text:p>
          </table:table-cell>
          <table:table-cell office:value-type="float" office:value="2.29559673301851" calcext:value-type="float">
            <text:p>2.29559673301851</text:p>
          </table:table-cell>
          <table:table-cell office:value-type="float" office:value="0.0537917576730251" calcext:value-type="float">
            <text:p>0.053791757673025</text:p>
          </table:table-cell>
          <table:table-cell office:value-type="float" office:value="0.115575178947554" calcext:value-type="float">
            <text:p>0.115575178947554</text:p>
          </table:table-cell>
          <table:table-cell/>
          <table:table-cell table:formula="of:=[.A436]*[.$L$1]" office:value-type="float" office:value="0.999404788017273" calcext:value-type="float">
            <text:p>0.999404788017273</text:p>
          </table:table-cell>
          <table:table-cell table:formula="of:=[.B436] * [.$L$2]" office:value-type="float" office:value="7.61989799731997" calcext:value-type="float">
            <text:p>7.61989799731997</text:p>
          </table:table-cell>
          <table:table-cell table:formula="of:=[.C436] * [.$L$3]" office:value-type="float" office:value="0.800104914557995" calcext:value-type="float">
            <text:p>0.800104914557995</text:p>
          </table:table-cell>
          <table:table-cell table:formula="of:= [.D436]*[.$L$4]" office:value-type="float" office:value="7.74579984814644" calcext:value-type="float">
            <text:p>7.74579984814644</text:p>
          </table:table-cell>
          <table:table-cell table:number-columns-repeated="13"/>
        </table:table-row>
        <table:table-row table:style-name="ro1">
          <table:table-cell office:value-type="float" office:value="1.69212830066681" calcext:value-type="float">
            <text:p>1.69212830066681</text:p>
          </table:table-cell>
          <table:table-cell office:value-type="float" office:value="2.29485024591321" calcext:value-type="float">
            <text:p>2.29485024591321</text:p>
          </table:table-cell>
          <table:table-cell office:value-type="float" office:value="0.0167889650911093" calcext:value-type="float">
            <text:p>0.016788965091109</text:p>
          </table:table-cell>
          <table:table-cell office:value-type="float" office:value="0.115460698151439" calcext:value-type="float">
            <text:p>0.115460698151439</text:p>
          </table:table-cell>
          <table:table-cell/>
          <table:table-cell table:formula="of:=[.A437]*[.$L$1]" office:value-type="float" office:value="1.69212830066681" calcext:value-type="float">
            <text:p>1.69212830066681</text:p>
          </table:table-cell>
          <table:table-cell table:formula="of:=[.B437] * [.$L$2]" office:value-type="float" office:value="7.61742014242637" calcext:value-type="float">
            <text:p>7.61742014242637</text:p>
          </table:table-cell>
          <table:table-cell table:formula="of:=[.C437] * [.$L$3]" office:value-type="float" office:value="0.24972103647164" calcext:value-type="float">
            <text:p>0.24972103647164</text:p>
          </table:table-cell>
          <table:table-cell table:formula="of:= [.D437]*[.$L$4]" office:value-type="float" office:value="7.73812739337512" calcext:value-type="float">
            <text:p>7.73812739337512</text:p>
          </table:table-cell>
          <table:table-cell table:number-columns-repeated="13"/>
        </table:table-row>
        <table:table-row table:style-name="ro1">
          <table:table-cell office:value-type="float" office:value="6.65050840377808" calcext:value-type="float">
            <text:p>6.65050840377808</text:p>
          </table:table-cell>
          <table:table-cell office:value-type="float" office:value="2.29560105014062" calcext:value-type="float">
            <text:p>2.29560105014062</text:p>
          </table:table-cell>
          <table:table-cell office:value-type="float" office:value="0.0920132473111153" calcext:value-type="float">
            <text:p>0.092013247311115</text:p>
          </table:table-cell>
          <table:table-cell office:value-type="float" office:value="0.115425887338989" calcext:value-type="float">
            <text:p>0.115425887338989</text:p>
          </table:table-cell>
          <table:table-cell/>
          <table:table-cell table:formula="of:=[.A438]*[.$L$1]" office:value-type="float" office:value="6.65050840377808" calcext:value-type="float">
            <text:p>6.65050840377808</text:p>
          </table:table-cell>
          <table:table-cell table:formula="of:=[.B438] * [.$L$2]" office:value-type="float" office:value="7.61991232737614" calcext:value-type="float">
            <text:p>7.61991232737614</text:p>
          </table:table-cell>
          <table:table-cell table:formula="of:=[.C438] * [.$L$3]" office:value-type="float" office:value="1.36861583563725" calcext:value-type="float">
            <text:p>1.36861583563725</text:p>
          </table:table-cell>
          <table:table-cell table:formula="of:= [.D438]*[.$L$4]" office:value-type="float" office:value="7.73579438737637" calcext:value-type="float">
            <text:p>7.73579438737637</text:p>
          </table:table-cell>
          <table:table-cell table:number-columns-repeated="13"/>
        </table:table-row>
        <table:table-row table:style-name="ro1">
          <table:table-cell office:value-type="float" office:value="1.04661273956299" calcext:value-type="float">
            <text:p>1.04661273956299</text:p>
          </table:table-cell>
          <table:table-cell office:value-type="float" office:value="2.29533070720688" calcext:value-type="float">
            <text:p>2.29533070720688</text:p>
          </table:table-cell>
          <table:table-cell office:value-type="float" office:value="1.16414415836334" calcext:value-type="float">
            <text:p>1.16414415836334</text:p>
          </table:table-cell>
          <table:table-cell office:value-type="float" office:value="0.115522740127104" calcext:value-type="float">
            <text:p>0.115522740127104</text:p>
          </table:table-cell>
          <table:table-cell/>
          <table:table-cell table:formula="of:=[.A439]*[.$L$1]" office:value-type="float" office:value="1.04661273956299" calcext:value-type="float">
            <text:p>1.04661273956299</text:p>
          </table:table-cell>
          <table:table-cell table:formula="of:=[.B439] * [.$L$2]" office:value-type="float" office:value="7.61901496350133" calcext:value-type="float">
            <text:p>7.61901496350133</text:p>
          </table:table-cell>
          <table:table-cell table:formula="of:=[.C439] * [.$L$3]" office:value-type="float" office:value="17.3156167906292" calcext:value-type="float">
            <text:p>17.3156167906292</text:p>
          </table:table-cell>
          <table:table-cell table:formula="of:= [.D439]*[.$L$4]" office:value-type="float" office:value="7.74228542047107" calcext:value-type="float">
            <text:p>7.74228542047107</text:p>
          </table:table-cell>
          <table:table-cell table:number-columns-repeated="13"/>
        </table:table-row>
        <table:table-row table:style-name="ro1">
          <table:table-cell office:value-type="float" office:value="0.86145955324173" calcext:value-type="float">
            <text:p>0.86145955324173</text:p>
          </table:table-cell>
          <table:table-cell office:value-type="float" office:value="2.29460574366185" calcext:value-type="float">
            <text:p>2.29460574366185</text:p>
          </table:table-cell>
          <table:table-cell office:value-type="float" office:value="0.0400489717721939" calcext:value-type="float">
            <text:p>0.040048971772194</text:p>
          </table:table-cell>
          <table:table-cell office:value-type="float" office:value="0.115369091886166" calcext:value-type="float">
            <text:p>0.115369091886166</text:p>
          </table:table-cell>
          <table:table-cell/>
          <table:table-cell table:formula="of:=[.A440]*[.$L$1]" office:value-type="float" office:value="0.86145955324173" calcext:value-type="float">
            <text:p>0.86145955324173</text:p>
          </table:table-cell>
          <table:table-cell table:formula="of:=[.B440] * [.$L$2]" office:value-type="float" office:value="7.61660855292169" calcext:value-type="float">
            <text:p>7.61660855292169</text:p>
          </table:table-cell>
          <table:table-cell table:formula="of:=[.C440] * [.$L$3]" office:value-type="float" office:value="0.595693104744846" calcext:value-type="float">
            <text:p>0.595693104744846</text:p>
          </table:table-cell>
          <table:table-cell table:formula="of:= [.D440]*[.$L$4]" office:value-type="float" office:value="7.73198798003307" calcext:value-type="float">
            <text:p>7.73198798003307</text:p>
          </table:table-cell>
          <table:table-cell table:number-columns-repeated="13"/>
        </table:table-row>
        <table:table-row table:style-name="ro1">
          <table:table-cell office:value-type="float" office:value="10.9206485748291" calcext:value-type="float">
            <text:p>10.9206485748291</text:p>
          </table:table-cell>
          <table:table-cell office:value-type="float" office:value="2.29468683549462" calcext:value-type="float">
            <text:p>2.29468683549462</text:p>
          </table:table-cell>
          <table:table-cell office:value-type="float" office:value="0.0758153349161148" calcext:value-type="float">
            <text:p>0.075815334916115</text:p>
          </table:table-cell>
          <table:table-cell office:value-type="float" office:value="0.115362824250632" calcext:value-type="float">
            <text:p>0.115362824250632</text:p>
          </table:table-cell>
          <table:table-cell/>
          <table:table-cell table:formula="of:=[.A441]*[.$L$1]" office:value-type="float" office:value="10.9206485748291" calcext:value-type="float">
            <text:p>10.9206485748291</text:p>
          </table:table-cell>
          <table:table-cell table:formula="of:=[.B441] * [.$L$2]" office:value-type="float" office:value="7.61687772541406" calcext:value-type="float">
            <text:p>7.61687772541406</text:p>
          </table:table-cell>
          <table:table-cell table:formula="of:=[.C441] * [.$L$3]" office:value-type="float" office:value="1.12768618631071" calcext:value-type="float">
            <text:p>1.12768618631071</text:p>
          </table:table-cell>
          <table:table-cell table:formula="of:= [.D441]*[.$L$4]" office:value-type="float" office:value="7.73156792573758" calcext:value-type="float">
            <text:p>7.73156792573758</text:p>
          </table:table-cell>
          <table:table-cell table:number-columns-repeated="13"/>
        </table:table-row>
        <table:table-row table:style-name="ro1">
          <table:table-cell office:value-type="float" office:value="1.0576069355011" calcext:value-type="float">
            <text:p>1.0576069355011</text:p>
          </table:table-cell>
          <table:table-cell office:value-type="float" office:value="2.29365921385768" calcext:value-type="float">
            <text:p>2.29365921385768</text:p>
          </table:table-cell>
          <table:table-cell office:value-type="float" office:value="0.0900368541479111" calcext:value-type="float">
            <text:p>0.090036854147911</text:p>
          </table:table-cell>
          <table:table-cell office:value-type="float" office:value="0.115300188917433" calcext:value-type="float">
            <text:p>0.115300188917433</text:p>
          </table:table-cell>
          <table:table-cell/>
          <table:table-cell table:formula="of:=[.A442]*[.$L$1]" office:value-type="float" office:value="1.0576069355011" calcext:value-type="float">
            <text:p>1.0576069355011</text:p>
          </table:table-cell>
          <table:table-cell table:formula="of:=[.B442] * [.$L$2]" office:value-type="float" office:value="7.61346668551289" calcext:value-type="float">
            <text:p>7.61346668551289</text:p>
          </table:table-cell>
          <table:table-cell table:formula="of:=[.C442] * [.$L$3]" office:value-type="float" office:value="1.33921873185435" calcext:value-type="float">
            <text:p>1.33921873185435</text:p>
          </table:table-cell>
          <table:table-cell table:formula="of:= [.D442]*[.$L$4]" office:value-type="float" office:value="7.72737013206939" calcext:value-type="float">
            <text:p>7.72737013206939</text:p>
          </table:table-cell>
          <table:table-cell table:number-columns-repeated="13"/>
        </table:table-row>
        <table:table-row table:style-name="ro1">
          <table:table-cell office:value-type="float" office:value="1.4525032043457" calcext:value-type="float">
            <text:p>1.4525032043457</text:p>
          </table:table-cell>
          <table:table-cell office:value-type="float" office:value="2.29267995404286" calcext:value-type="float">
            <text:p>2.29267995404286</text:p>
          </table:table-cell>
          <table:table-cell office:value-type="float" office:value="0.095465824007988" calcext:value-type="float">
            <text:p>0.095465824007988</text:p>
          </table:table-cell>
          <table:table-cell office:value-type="float" office:value="0.115311534239968" calcext:value-type="float">
            <text:p>0.115311534239968</text:p>
          </table:table-cell>
          <table:table-cell/>
          <table:table-cell table:formula="of:=[.A443]*[.$L$1]" office:value-type="float" office:value="1.4525032043457" calcext:value-type="float">
            <text:p>1.4525032043457</text:p>
          </table:table-cell>
          <table:table-cell table:formula="of:=[.B443] * [.$L$2]" office:value-type="float" office:value="7.6102161756152" calcext:value-type="float">
            <text:p>7.6102161756152</text:p>
          </table:table-cell>
          <table:table-cell table:formula="of:=[.C443] * [.$L$3]" office:value-type="float" office:value="1.41996986648799" calcext:value-type="float">
            <text:p>1.41996986648799</text:p>
          </table:table-cell>
          <table:table-cell table:formula="of:= [.D443]*[.$L$4]" office:value-type="float" office:value="7.72813049081055" calcext:value-type="float">
            <text:p>7.72813049081055</text:p>
          </table:table-cell>
          <table:table-cell table:number-columns-repeated="13"/>
        </table:table-row>
        <table:table-row table:style-name="ro1">
          <table:table-cell office:value-type="float" office:value="2.04482865333557" calcext:value-type="float">
            <text:p>2.04482865333557</text:p>
          </table:table-cell>
          <table:table-cell office:value-type="float" office:value="2.2924596209346" calcext:value-type="float">
            <text:p>2.2924596209346</text:p>
          </table:table-cell>
          <table:table-cell office:value-type="float" office:value="0.0101250717416406" calcext:value-type="float">
            <text:p>0.010125071741641</text:p>
          </table:table-cell>
          <table:table-cell office:value-type="float" office:value="0.1152356713848" calcext:value-type="float">
            <text:p>0.1152356713848</text:p>
          </table:table-cell>
          <table:table-cell/>
          <table:table-cell table:formula="of:=[.A444]*[.$L$1]" office:value-type="float" office:value="2.04482865333557" calcext:value-type="float">
            <text:p>2.04482865333557</text:p>
          </table:table-cell>
          <table:table-cell table:formula="of:=[.B444] * [.$L$2]" office:value-type="float" office:value="7.60948481205024" calcext:value-type="float">
            <text:p>7.60948481205024</text:p>
          </table:table-cell>
          <table:table-cell table:formula="of:=[.C444] * [.$L$3]" office:value-type="float" office:value="0.150601504973714" calcext:value-type="float">
            <text:p>0.150601504973714</text:p>
          </table:table-cell>
          <table:table-cell table:formula="of:= [.D444]*[.$L$4]" office:value-type="float" office:value="7.72304619418741" calcext:value-type="float">
            <text:p>7.72304619418741</text:p>
          </table:table-cell>
          <table:table-cell table:number-columns-repeated="13"/>
        </table:table-row>
        <table:table-row table:style-name="ro1">
          <table:table-cell office:value-type="float" office:value="1.05867922306061" calcext:value-type="float">
            <text:p>1.05867922306061</text:p>
          </table:table-cell>
          <table:table-cell office:value-type="float" office:value="2.29081471543716" calcext:value-type="float">
            <text:p>2.29081471543716</text:p>
          </table:table-cell>
          <table:table-cell office:value-type="float" office:value="0.0545335151255131" calcext:value-type="float">
            <text:p>0.054533515125513</text:p>
          </table:table-cell>
          <table:table-cell office:value-type="float" office:value="0.11512425106139" calcext:value-type="float">
            <text:p>0.11512425106139</text:p>
          </table:table-cell>
          <table:table-cell/>
          <table:table-cell table:formula="of:=[.A445]*[.$L$1]" office:value-type="float" office:value="1.05867922306061" calcext:value-type="float">
            <text:p>1.05867922306061</text:p>
          </table:table-cell>
          <table:table-cell table:formula="of:=[.B445] * [.$L$2]" office:value-type="float" office:value="7.60402478855157" calcext:value-type="float">
            <text:p>7.60402478855157</text:p>
          </table:table-cell>
          <table:table-cell table:formula="of:=[.C445] * [.$L$3]" office:value-type="float" office:value="0.811137901930394" calcext:value-type="float">
            <text:p>0.811137901930394</text:p>
          </table:table-cell>
          <table:table-cell table:formula="of:= [.D445]*[.$L$4]" office:value-type="float" office:value="7.71557885100862" calcext:value-type="float">
            <text:p>7.71557885100862</text:p>
          </table:table-cell>
          <table:table-cell table:number-columns-repeated="13"/>
        </table:table-row>
        <table:table-row table:style-name="ro1">
          <table:table-cell office:value-type="float" office:value="29.6313724517822" calcext:value-type="float">
            <text:p>29.6313724517822</text:p>
          </table:table-cell>
          <table:table-cell office:value-type="float" office:value="2.29661260985584" calcext:value-type="float">
            <text:p>2.29661260985584</text:p>
          </table:table-cell>
          <table:table-cell office:value-type="float" office:value="8.01472663879395" calcext:value-type="float">
            <text:p>8.01472663879395</text:p>
          </table:table-cell>
          <table:table-cell office:value-type="float" office:value="0.116208142859088" calcext:value-type="float">
            <text:p>0.116208142859088</text:p>
          </table:table-cell>
          <table:table-cell/>
          <table:table-cell table:formula="of:=[.A446]*[.$L$1]" office:value-type="float" office:value="29.6313724517822" calcext:value-type="float">
            <text:p>29.6313724517822</text:p>
          </table:table-cell>
          <table:table-cell table:formula="of:=[.B446] * [.$L$2]" office:value-type="float" office:value="7.62327005207461" calcext:value-type="float">
            <text:p>7.62327005207461</text:p>
          </table:table-cell>
          <table:table-cell table:formula="of:=[.C446] * [.$L$3]" office:value-type="float" office:value="119.211984325131" calcext:value-type="float">
            <text:p>119.211984325131</text:p>
          </table:table-cell>
          <table:table-cell table:formula="of:= [.D446]*[.$L$4]" office:value-type="float" office:value="7.78822082308659" calcext:value-type="float">
            <text:p>7.78822082308659</text:p>
          </table:table-cell>
          <table:table-cell table:number-columns-repeated="13"/>
        </table:table-row>
        <table:table-row table:style-name="ro1">
          <table:table-cell office:value-type="float" office:value="0.6221564412117" calcext:value-type="float">
            <text:p>0.6221564412117</text:p>
          </table:table-cell>
          <table:table-cell office:value-type="float" office:value="2.29530454333215" calcext:value-type="float">
            <text:p>2.29530454333215</text:p>
          </table:table-cell>
          <table:table-cell office:value-type="float" office:value="0.118302136659622" calcext:value-type="float">
            <text:p>0.118302136659622</text:p>
          </table:table-cell>
          <table:table-cell office:value-type="float" office:value="0.116235180476575" calcext:value-type="float">
            <text:p>0.116235180476575</text:p>
          </table:table-cell>
          <table:table-cell/>
          <table:table-cell table:formula="of:=[.A447]*[.$L$1]" office:value-type="float" office:value="0.6221564412117" calcext:value-type="float">
            <text:p>0.6221564412117</text:p>
          </table:table-cell>
          <table:table-cell table:formula="of:=[.B447] * [.$L$2]" office:value-type="float" office:value="7.61892811634137" calcext:value-type="float">
            <text:p>7.61892811634137</text:p>
          </table:table-cell>
          <table:table-cell table:formula="of:=[.C447] * [.$L$3]" office:value-type="float" office:value="1.75963986005873" calcext:value-type="float">
            <text:p>1.75963986005873</text:p>
          </table:table-cell>
          <table:table-cell table:formula="of:= [.D447]*[.$L$4]" office:value-type="float" office:value="7.79003287283066" calcext:value-type="float">
            <text:p>7.79003287283066</text:p>
          </table:table-cell>
          <table:table-cell table:number-columns-repeated="13"/>
        </table:table-row>
        <table:table-row table:style-name="ro1">
          <table:table-cell office:value-type="float" office:value="0.955634295940399" calcext:value-type="float">
            <text:p>0.955634295940399</text:p>
          </table:table-cell>
          <table:table-cell office:value-type="float" office:value="2.29452733681379" calcext:value-type="float">
            <text:p>2.29452733681379</text:p>
          </table:table-cell>
          <table:table-cell office:value-type="float" office:value="0.0649624690413475" calcext:value-type="float">
            <text:p>0.064962469041348</text:p>
          </table:table-cell>
          <table:table-cell office:value-type="float" office:value="0.116241432065751" calcext:value-type="float">
            <text:p>0.116241432065751</text:p>
          </table:table-cell>
          <table:table-cell/>
          <table:table-cell table:formula="of:=[.A448]*[.$L$1]" office:value-type="float" office:value="0.955634295940399" calcext:value-type="float">
            <text:p>0.955634295940399</text:p>
          </table:table-cell>
          <table:table-cell table:formula="of:=[.B448] * [.$L$2]" office:value-type="float" office:value="7.61634829284381" calcext:value-type="float">
            <text:p>7.61634829284381</text:p>
          </table:table-cell>
          <table:table-cell table:formula="of:=[.C448] * [.$L$3]" office:value-type="float" office:value="0.966259386014978" calcext:value-type="float">
            <text:p>0.966259386014978</text:p>
          </table:table-cell>
          <table:table-cell table:formula="of:= [.D448]*[.$L$4]" office:value-type="float" office:value="7.79045185170594" calcext:value-type="float">
            <text:p>7.79045185170594</text:p>
          </table:table-cell>
          <table:table-cell table:number-columns-repeated="13"/>
        </table:table-row>
        <table:table-row table:style-name="ro1">
          <table:table-cell office:value-type="float" office:value="7.06322145462036" calcext:value-type="float">
            <text:p>7.06322145462036</text:p>
          </table:table-cell>
          <table:table-cell office:value-type="float" office:value="2.29530715283626" calcext:value-type="float">
            <text:p>2.29530715283626</text:p>
          </table:table-cell>
          <table:table-cell office:value-type="float" office:value="0.0639679357409477" calcext:value-type="float">
            <text:p>0.063967935740948</text:p>
          </table:table-cell>
          <table:table-cell office:value-type="float" office:value="0.116239693065551" calcext:value-type="float">
            <text:p>0.116239693065551</text:p>
          </table:table-cell>
          <table:table-cell/>
          <table:table-cell table:formula="of:=[.A449]*[.$L$1]" office:value-type="float" office:value="7.06322145462036" calcext:value-type="float">
            <text:p>7.06322145462036</text:p>
          </table:table-cell>
          <table:table-cell table:formula="of:=[.B449] * [.$L$2]" office:value-type="float" office:value="7.61893677820904" calcext:value-type="float">
            <text:p>7.61893677820904</text:p>
          </table:table-cell>
          <table:table-cell table:formula="of:=[.C449] * [.$L$3]" office:value-type="float" office:value="0.951466581024698" calcext:value-type="float">
            <text:p>0.951466581024698</text:p>
          </table:table-cell>
          <table:table-cell table:formula="of:= [.D449]*[.$L$4]" office:value-type="float" office:value="7.79033530464446" calcext:value-type="float">
            <text:p>7.79033530464446</text:p>
          </table:table-cell>
          <table:table-cell table:number-columns-repeated="13"/>
        </table:table-row>
        <table:table-row table:style-name="ro1">
          <table:table-cell office:value-type="float" office:value="1.02782464027405" calcext:value-type="float">
            <text:p>1.02782464027405</text:p>
          </table:table-cell>
          <table:table-cell office:value-type="float" office:value="2.29480506585695" calcext:value-type="float">
            <text:p>2.29480506585695</text:p>
          </table:table-cell>
          <table:table-cell office:value-type="float" office:value="0.064470000565052" calcext:value-type="float">
            <text:p>0.064470000565052</text:p>
          </table:table-cell>
          <table:table-cell office:value-type="float" office:value="0.116215649653485" calcext:value-type="float">
            <text:p>0.116215649653485</text:p>
          </table:table-cell>
          <table:table-cell/>
          <table:table-cell table:formula="of:=[.A450]*[.$L$1]" office:value-type="float" office:value="1.02782464027405" calcext:value-type="float">
            <text:p>1.02782464027405</text:p>
          </table:table-cell>
          <table:table-cell table:formula="of:=[.B450] * [.$L$2]" office:value-type="float" office:value="7.61727017382983" calcext:value-type="float">
            <text:p>7.61727017382983</text:p>
          </table:table-cell>
          <table:table-cell table:formula="of:=[.C450] * [.$L$3]" office:value-type="float" office:value="0.958934352121421" calcext:value-type="float">
            <text:p>0.958934352121421</text:p>
          </table:table-cell>
          <table:table-cell table:formula="of:= [.D450]*[.$L$4]" office:value-type="float" office:value="7.78872392528754" calcext:value-type="float">
            <text:p>7.78872392528754</text:p>
          </table:table-cell>
          <table:table-cell table:number-columns-repeated="13"/>
        </table:table-row>
        <table:table-row table:style-name="ro1">
          <table:table-cell office:value-type="float" office:value="124.003730773926" calcext:value-type="float">
            <text:p>124.003730773926</text:p>
          </table:table-cell>
          <table:table-cell office:value-type="float" office:value="2.31295224934362" calcext:value-type="float">
            <text:p>2.31295224934362</text:p>
          </table:table-cell>
          <table:table-cell office:value-type="float" office:value="0.0713921114802361" calcext:value-type="float">
            <text:p>0.071392111480236</text:p>
          </table:table-cell>
          <table:table-cell office:value-type="float" office:value="0.116185360405286" calcext:value-type="float">
            <text:p>0.116185360405286</text:p>
          </table:table-cell>
          <table:table-cell/>
          <table:table-cell table:formula="of:=[.A451]*[.$L$1]" office:value-type="float" office:value="124.003730773926" calcext:value-type="float">
            <text:p>124.003730773926</text:p>
          </table:table-cell>
          <table:table-cell table:formula="of:=[.B451] * [.$L$2]" office:value-type="float" office:value="7.67750709833758" calcext:value-type="float">
            <text:p>7.67750709833758</text:p>
          </table:table-cell>
          <table:table-cell table:formula="of:=[.C451] * [.$L$3]" office:value-type="float" office:value="1.06189464198627" calcext:value-type="float">
            <text:p>1.06189464198627</text:p>
          </table:table-cell>
          <table:table-cell table:formula="of:= [.D451]*[.$L$4]" office:value-type="float" office:value="7.78669395262181" calcext:value-type="float">
            <text:p>7.78669395262181</text:p>
          </table:table-cell>
          <table:table-cell table:number-columns-repeated="13"/>
        </table:table-row>
        <table:table-row table:style-name="ro1">
          <table:table-cell office:value-type="float" office:value="75.7471084594727" calcext:value-type="float">
            <text:p>75.7471084594727</text:p>
          </table:table-cell>
          <table:table-cell office:value-type="float" office:value="2.32196813131832" calcext:value-type="float">
            <text:p>2.32196813131832</text:p>
          </table:table-cell>
          <table:table-cell office:value-type="float" office:value="0.09629425406456" calcext:value-type="float">
            <text:p>0.09629425406456</text:p>
          </table:table-cell>
          <table:table-cell office:value-type="float" office:value="0.116187913635032" calcext:value-type="float">
            <text:p>0.116187913635032</text:p>
          </table:table-cell>
          <table:table-cell/>
          <table:table-cell table:formula="of:=[.A452]*[.$L$1]" office:value-type="float" office:value="75.7471084594727" calcext:value-type="float">
            <text:p>75.7471084594727</text:p>
          </table:table-cell>
          <table:table-cell table:formula="of:=[.B452] * [.$L$2]" office:value-type="float" office:value="7.70743400144515" calcext:value-type="float">
            <text:p>7.70743400144515</text:p>
          </table:table-cell>
          <table:table-cell table:formula="of:=[.C452] * [.$L$3]" office:value-type="float" office:value="1.43229203234209" calcext:value-type="float">
            <text:p>1.43229203234209</text:p>
          </table:table-cell>
          <table:table-cell table:formula="of:= [.D452]*[.$L$4]" office:value-type="float" office:value="7.78686506900472" calcext:value-type="float">
            <text:p>7.78686506900472</text:p>
          </table:table-cell>
          <table:table-cell table:number-columns-repeated="13"/>
        </table:table-row>
        <table:table-row table:style-name="ro1">
          <table:table-cell office:value-type="float" office:value="1.95687079429626" calcext:value-type="float">
            <text:p>1.95687079429626</text:p>
          </table:table-cell>
          <table:table-cell office:value-type="float" office:value="2.32021288903288" calcext:value-type="float">
            <text:p>2.32021288903288</text:p>
          </table:table-cell>
          <table:table-cell office:value-type="float" office:value="0.053008958697319" calcext:value-type="float">
            <text:p>0.053008958697319</text:p>
          </table:table-cell>
          <table:table-cell office:value-type="float" office:value="0.116082250409409" calcext:value-type="float">
            <text:p>0.116082250409409</text:p>
          </table:table-cell>
          <table:table-cell/>
          <table:table-cell table:formula="of:=[.A453]*[.$L$1]" office:value-type="float" office:value="1.95687079429626" calcext:value-type="float">
            <text:p>1.95687079429626</text:p>
          </table:table-cell>
          <table:table-cell table:formula="of:=[.B453] * [.$L$2]" office:value-type="float" office:value="7.70160773109756" calcext:value-type="float">
            <text:p>7.70160773109756</text:p>
          </table:table-cell>
          <table:table-cell table:formula="of:=[.C453] * [.$L$3]" office:value-type="float" office:value="0.788461470754196" calcext:value-type="float">
            <text:p>0.788461470754196</text:p>
          </table:table-cell>
          <table:table-cell table:formula="of:= [.D453]*[.$L$4]" office:value-type="float" office:value="7.77978356409655" calcext:value-type="float">
            <text:p>7.77978356409655</text:p>
          </table:table-cell>
          <table:table-cell table:number-columns-repeated="13"/>
        </table:table-row>
        <table:table-row table:style-name="ro1">
          <table:table-cell office:value-type="float" office:value="0.923860967159271" calcext:value-type="float">
            <text:p>0.923860967159271</text:p>
          </table:table-cell>
          <table:table-cell office:value-type="float" office:value="2.31943821348839" calcext:value-type="float">
            <text:p>2.31943821348839</text:p>
          </table:table-cell>
          <table:table-cell office:value-type="float" office:value="0.133102208375931" calcext:value-type="float">
            <text:p>0.133102208375931</text:p>
          </table:table-cell>
          <table:table-cell office:value-type="float" office:value="0.11608580323333" calcext:value-type="float">
            <text:p>0.11608580323333</text:p>
          </table:table-cell>
          <table:table-cell/>
          <table:table-cell table:formula="of:=[.A454]*[.$L$1]" office:value-type="float" office:value="0.923860967159271" calcext:value-type="float">
            <text:p>0.923860967159271</text:p>
          </table:table-cell>
          <table:table-cell table:formula="of:=[.B454] * [.$L$2]" office:value-type="float" office:value="7.69903630879801" calcext:value-type="float">
            <text:p>7.69903630879801</text:p>
          </table:table-cell>
          <table:table-cell table:formula="of:=[.C454] * [.$L$3]" office:value-type="float" office:value="1.97977786313364" calcext:value-type="float">
            <text:p>1.97977786313364</text:p>
          </table:table-cell>
          <table:table-cell table:formula="of:= [.D454]*[.$L$4]" office:value-type="float" office:value="7.78002167286039" calcext:value-type="float">
            <text:p>7.78002167286039</text:p>
          </table:table-cell>
          <table:table-cell table:number-columns-repeated="13"/>
        </table:table-row>
        <table:table-row table:style-name="ro1">
          <table:table-cell office:value-type="float" office:value="0.728186368942261" calcext:value-type="float">
            <text:p>0.728186368942261</text:p>
          </table:table-cell>
          <table:table-cell office:value-type="float" office:value="2.319225503811" calcext:value-type="float">
            <text:p>2.319225503811</text:p>
          </table:table-cell>
          <table:table-cell office:value-type="float" office:value="0.0587403140962124" calcext:value-type="float">
            <text:p>0.058740314096212</text:p>
          </table:table-cell>
          <table:table-cell office:value-type="float" office:value="0.116078480265707" calcext:value-type="float">
            <text:p>0.116078480265707</text:p>
          </table:table-cell>
          <table:table-cell/>
          <table:table-cell table:formula="of:=[.A455]*[.$L$1]" office:value-type="float" office:value="0.728186368942261" calcext:value-type="float">
            <text:p>0.728186368942261</text:p>
          </table:table-cell>
          <table:table-cell table:formula="of:=[.B455] * [.$L$2]" office:value-type="float" office:value="7.69833025009814" calcext:value-type="float">
            <text:p>7.69833025009814</text:p>
          </table:table-cell>
          <table:table-cell table:formula="of:=[.C455] * [.$L$3]" office:value-type="float" office:value="0.873710323368519" calcext:value-type="float">
            <text:p>0.873710323368519</text:p>
          </table:table-cell>
          <table:table-cell table:formula="of:= [.D455]*[.$L$4]" office:value-type="float" office:value="7.77953089065247" calcext:value-type="float">
            <text:p>7.77953089065247</text:p>
          </table:table-cell>
          <table:table-cell table:number-columns-repeated="13"/>
        </table:table-row>
        <table:table-row table:style-name="ro1">
          <table:table-cell office:value-type="float" office:value="0.727603316307068" calcext:value-type="float">
            <text:p>0.727603316307068</text:p>
          </table:table-cell>
          <table:table-cell office:value-type="float" office:value="2.31849585035123" calcext:value-type="float">
            <text:p>2.31849585035123</text:p>
          </table:table-cell>
          <table:table-cell office:value-type="float" office:value="0.0658083558082581" calcext:value-type="float">
            <text:p>0.065808355808258</text:p>
          </table:table-cell>
          <table:table-cell office:value-type="float" office:value="0.116042230357224" calcext:value-type="float">
            <text:p>0.116042230357224</text:p>
          </table:table-cell>
          <table:table-cell/>
          <table:table-cell table:formula="of:=[.A456]*[.$L$1]" office:value-type="float" office:value="0.727603316307068" calcext:value-type="float">
            <text:p>0.727603316307068</text:p>
          </table:table-cell>
          <table:table-cell table:formula="of:=[.B456] * [.$L$2]" office:value-type="float" office:value="7.69590827203168" calcext:value-type="float">
            <text:p>7.69590827203168</text:p>
          </table:table-cell>
          <table:table-cell table:formula="of:=[.C456] * [.$L$3]" office:value-type="float" office:value="0.978841205026705" calcext:value-type="float">
            <text:p>0.978841205026705</text:p>
          </table:table-cell>
          <table:table-cell table:formula="of:= [.D456]*[.$L$4]" office:value-type="float" office:value="7.77710143704331" calcext:value-type="float">
            <text:p>7.77710143704331</text:p>
          </table:table-cell>
          <table:table-cell table:number-columns-repeated="13"/>
        </table:table-row>
        <table:table-row table:style-name="ro1">
          <table:table-cell office:value-type="float" office:value="0.950596868991852" calcext:value-type="float">
            <text:p>0.950596868991852</text:p>
          </table:table-cell>
          <table:table-cell office:value-type="float" office:value="2.31701439047642" calcext:value-type="float">
            <text:p>2.31701439047642</text:p>
          </table:table-cell>
          <table:table-cell office:value-type="float" office:value="1.22676944732666" calcext:value-type="float">
            <text:p>1.22676944732666</text:p>
          </table:table-cell>
          <table:table-cell office:value-type="float" office:value="0.116103989416367" calcext:value-type="float">
            <text:p>0.116103989416367</text:p>
          </table:table-cell>
          <table:table-cell/>
          <table:table-cell table:formula="of:=[.A457]*[.$L$1]" office:value-type="float" office:value="0.950596868991852" calcext:value-type="float">
            <text:p>0.950596868991852</text:p>
          </table:table-cell>
          <table:table-cell table:formula="of:=[.B457] * [.$L$2]" office:value-type="float" office:value="7.69099078239997" calcext:value-type="float">
            <text:p>7.69099078239997</text:p>
          </table:table-cell>
          <table:table-cell table:formula="of:=[.C457] * [.$L$3]" office:value-type="float" office:value="18.2471126859621" calcext:value-type="float">
            <text:p>18.2471126859621</text:p>
          </table:table-cell>
          <table:table-cell table:formula="of:= [.D457]*[.$L$4]" office:value-type="float" office:value="7.78124050319304" calcext:value-type="float">
            <text:p>7.78124050319304</text:p>
          </table:table-cell>
          <table:table-cell table:number-columns-repeated="13"/>
        </table:table-row>
        <table:table-row table:style-name="ro1">
          <table:table-cell office:value-type="float" office:value="1.00824546813965" calcext:value-type="float">
            <text:p>1.00824546813965</text:p>
          </table:table-cell>
          <table:table-cell office:value-type="float" office:value="2.31600094900588" calcext:value-type="float">
            <text:p>2.31600094900588</text:p>
          </table:table-cell>
          <table:table-cell office:value-type="float" office:value="0.0990975499153137" calcext:value-type="float">
            <text:p>0.099097549915314</text:p>
          </table:table-cell>
          <table:table-cell office:value-type="float" office:value="0.116088410339797" calcext:value-type="float">
            <text:p>0.116088410339797</text:p>
          </table:table-cell>
          <table:table-cell/>
          <table:table-cell table:formula="of:=[.A458]*[.$L$1]" office:value-type="float" office:value="1.00824546813965" calcext:value-type="float">
            <text:p>1.00824546813965</text:p>
          </table:table-cell>
          <table:table-cell table:formula="of:=[.B458] * [.$L$2]" office:value-type="float" office:value="7.68762681148961" calcext:value-type="float">
            <text:p>7.68762681148961</text:p>
          </table:table-cell>
          <table:table-cell table:formula="of:=[.C458] * [.$L$3]" office:value-type="float" office:value="1.47398858371306" calcext:value-type="float">
            <text:p>1.47398858371306</text:p>
          </table:table-cell>
          <table:table-cell table:formula="of:= [.D458]*[.$L$4]" office:value-type="float" office:value="7.78019640003843" calcext:value-type="float">
            <text:p>7.78019640003843</text:p>
          </table:table-cell>
          <table:table-cell table:number-columns-repeated="13"/>
        </table:table-row>
        <table:table-row table:style-name="ro1">
          <table:table-cell office:value-type="float" office:value="0.969600915908814" calcext:value-type="float">
            <text:p>0.969600915908814</text:p>
          </table:table-cell>
          <table:table-cell office:value-type="float" office:value="2.31537731892785" calcext:value-type="float">
            <text:p>2.31537731892785</text:p>
          </table:table-cell>
          <table:table-cell office:value-type="float" office:value="0.0505767166614533" calcext:value-type="float">
            <text:p>0.050576716661453</text:p>
          </table:table-cell>
          <table:table-cell office:value-type="float" office:value="0.116045740527765" calcext:value-type="float">
            <text:p>0.116045740527765</text:p>
          </table:table-cell>
          <table:table-cell/>
          <table:table-cell table:formula="of:=[.A459]*[.$L$1]" office:value-type="float" office:value="0.969600915908814" calcext:value-type="float">
            <text:p>0.969600915908814</text:p>
          </table:table-cell>
          <table:table-cell table:formula="of:=[.B459] * [.$L$2]" office:value-type="float" office:value="7.68555676255013" calcext:value-type="float">
            <text:p>7.68555676255013</text:p>
          </table:table-cell>
          <table:table-cell table:formula="of:=[.C459] * [.$L$3]" office:value-type="float" office:value="0.752284017358457" calcext:value-type="float">
            <text:p>0.752284017358457</text:p>
          </table:table-cell>
          <table:table-cell table:formula="of:= [.D459]*[.$L$4]" office:value-type="float" office:value="7.77733668719555" calcext:value-type="float">
            <text:p>7.77733668719555</text:p>
          </table:table-cell>
          <table:table-cell table:number-columns-repeated="13"/>
        </table:table-row>
        <table:table-row table:style-name="ro1">
          <table:table-cell office:value-type="float" office:value="0.907007694244385" calcext:value-type="float">
            <text:p>0.907007694244385</text:p>
          </table:table-cell>
          <table:table-cell office:value-type="float" office:value="2.31450150120038" calcext:value-type="float">
            <text:p>2.31450150120038</text:p>
          </table:table-cell>
          <table:table-cell office:value-type="float" office:value="0.0658548697829247" calcext:value-type="float">
            <text:p>0.065854869782925</text:p>
          </table:table-cell>
          <table:table-cell office:value-type="float" office:value="0.116013117408701" calcext:value-type="float">
            <text:p>0.116013117408701</text:p>
          </table:table-cell>
          <table:table-cell/>
          <table:table-cell table:formula="of:=[.A460]*[.$L$1]" office:value-type="float" office:value="0.907007694244385" calcext:value-type="float">
            <text:p>0.907007694244385</text:p>
          </table:table-cell>
          <table:table-cell table:formula="of:=[.B460] * [.$L$2]" office:value-type="float" office:value="7.68264961354981" calcext:value-type="float">
            <text:p>7.68264961354981</text:p>
          </table:table-cell>
          <table:table-cell table:formula="of:=[.C460] * [.$L$3]" office:value-type="float" office:value="0.979533059342985" calcext:value-type="float">
            <text:p>0.979533059342985</text:p>
          </table:table-cell>
          <table:table-cell table:formula="of:= [.D460]*[.$L$4]" office:value-type="float" office:value="7.77515029948677" calcext:value-type="float">
            <text:p>7.77515029948677</text:p>
          </table:table-cell>
          <table:table-cell table:number-columns-repeated="13"/>
        </table:table-row>
        <table:table-row table:style-name="ro1">
          <table:table-cell office:value-type="float" office:value="1.33383536338806" calcext:value-type="float">
            <text:p>1.33383536338806</text:p>
          </table:table-cell>
          <table:table-cell office:value-type="float" office:value="2.31403908940535" calcext:value-type="float">
            <text:p>2.31403908940535</text:p>
          </table:table-cell>
          <table:table-cell office:value-type="float" office:value="0.533814072608948" calcext:value-type="float">
            <text:p>0.533814072608948</text:p>
          </table:table-cell>
          <table:table-cell office:value-type="float" office:value="0.116005983895823" calcext:value-type="float">
            <text:p>0.116005983895823</text:p>
          </table:table-cell>
          <table:table-cell/>
          <table:table-cell table:formula="of:=[.A461]*[.$L$1]" office:value-type="float" office:value="1.33383536338806" calcext:value-type="float">
            <text:p>1.33383536338806</text:p>
          </table:table-cell>
          <table:table-cell table:formula="of:=[.B461] * [.$L$2]" office:value-type="float" office:value="7.68111470514877" calcext:value-type="float">
            <text:p>7.68111470514877</text:p>
          </table:table-cell>
          <table:table-cell table:formula="of:=[.C461] * [.$L$3]" office:value-type="float" office:value="7.94001314385044" calcext:value-type="float">
            <text:p>7.94001314385044</text:p>
          </table:table-cell>
          <table:table-cell table:formula="of:= [.D461]*[.$L$4]" office:value-type="float" office:value="7.77467221445612" calcext:value-type="float">
            <text:p>7.77467221445612</text:p>
          </table:table-cell>
          <table:table-cell table:number-columns-repeated="13"/>
        </table:table-row>
        <table:table-row table:style-name="ro1">
          <table:table-cell office:value-type="float" office:value="1.12007248401642" calcext:value-type="float">
            <text:p>1.12007248401642</text:p>
          </table:table-cell>
          <table:table-cell office:value-type="float" office:value="2.31237517540928" calcext:value-type="float">
            <text:p>2.31237517540928</text:p>
          </table:table-cell>
          <table:table-cell office:value-type="float" office:value="0.0695670545101166" calcext:value-type="float">
            <text:p>0.069567054510117</text:p>
          </table:table-cell>
          <table:table-cell office:value-type="float" office:value="0.116013899890423" calcext:value-type="float">
            <text:p>0.116013899890423</text:p>
          </table:table-cell>
          <table:table-cell/>
          <table:table-cell table:formula="of:=[.A462]*[.$L$1]" office:value-type="float" office:value="1.12007248401642" calcext:value-type="float">
            <text:p>1.12007248401642</text:p>
          </table:table-cell>
          <table:table-cell table:formula="of:=[.B462] * [.$L$2]" office:value-type="float" office:value="7.67559158571584" calcext:value-type="float">
            <text:p>7.67559158571584</text:p>
          </table:table-cell>
          <table:table-cell table:formula="of:=[.C462] * [.$L$3]" office:value-type="float" office:value="1.0347485304943" calcext:value-type="float">
            <text:p>1.0347485304943</text:p>
          </table:table-cell>
          <table:table-cell table:formula="of:= [.D462]*[.$L$4]" office:value-type="float" office:value="7.7752027410824" calcext:value-type="float">
            <text:p>7.7752027410824</text:p>
          </table:table-cell>
          <table:table-cell table:number-columns-repeated="13"/>
        </table:table-row>
        <table:table-row table:style-name="ro1">
          <table:table-cell office:value-type="float" office:value="1.10717749595642" calcext:value-type="float">
            <text:p>1.10717749595642</text:p>
          </table:table-cell>
          <table:table-cell office:value-type="float" office:value="2.31194735445913" calcext:value-type="float">
            <text:p>2.31194735445913</text:p>
          </table:table-cell>
          <table:table-cell office:value-type="float" office:value="0.0612071752548218" calcext:value-type="float">
            <text:p>0.061207175254822</text:p>
          </table:table-cell>
          <table:table-cell office:value-type="float" office:value="0.116012711852763" calcext:value-type="float">
            <text:p>0.116012711852763</text:p>
          </table:table-cell>
          <table:table-cell/>
          <table:table-cell table:formula="of:=[.A463]*[.$L$1]" office:value-type="float" office:value="1.10717749595642" calcext:value-type="float">
            <text:p>1.10717749595642</text:p>
          </table:table-cell>
          <table:table-cell table:formula="of:=[.B463] * [.$L$2]" office:value-type="float" office:value="7.67417149657107" calcext:value-type="float">
            <text:p>7.67417149657107</text:p>
          </table:table-cell>
          <table:table-cell table:formula="of:=[.C463] * [.$L$3]" office:value-type="float" office:value="0.910402705657513" calcext:value-type="float">
            <text:p>0.910402705657513</text:p>
          </table:table-cell>
          <table:table-cell table:formula="of:= [.D463]*[.$L$4]" office:value-type="float" office:value="7.77512311929846" calcext:value-type="float">
            <text:p>7.77512311929846</text:p>
          </table:table-cell>
          <table:table-cell table:number-columns-repeated="13"/>
        </table:table-row>
        <table:table-row table:style-name="ro1">
          <table:table-cell office:value-type="float" office:value="1.12414157390594" calcext:value-type="float">
            <text:p>1.12414157390594</text:p>
          </table:table-cell>
          <table:table-cell office:value-type="float" office:value="2.31099082527221" calcext:value-type="float">
            <text:p>2.31099082527221</text:p>
          </table:table-cell>
          <table:table-cell office:value-type="float" office:value="0.110910572111607" calcext:value-type="float">
            <text:p>0.110910572111607</text:p>
          </table:table-cell>
          <table:table-cell office:value-type="float" office:value="0.116008760953608" calcext:value-type="float">
            <text:p>0.116008760953608</text:p>
          </table:table-cell>
          <table:table-cell/>
          <table:table-cell table:formula="of:=[.A464]*[.$L$1]" office:value-type="float" office:value="1.12414157390594" calcext:value-type="float">
            <text:p>1.12414157390594</text:p>
          </table:table-cell>
          <table:table-cell table:formula="of:=[.B464] * [.$L$2]" office:value-type="float" office:value="7.67099643767203" calcext:value-type="float">
            <text:p>7.67099643767203</text:p>
          </table:table-cell>
          <table:table-cell table:formula="of:=[.C464] * [.$L$3]" office:value-type="float" office:value="1.64969686178215" calcext:value-type="float">
            <text:p>1.64969686178215</text:p>
          </table:table-cell>
          <table:table-cell table:formula="of:= [.D464]*[.$L$4]" office:value-type="float" office:value="7.7748583317" calcext:value-type="float">
            <text:p>7.7748583317</text:p>
          </table:table-cell>
          <table:table-cell table:number-columns-repeated="13"/>
        </table:table-row>
        <table:table-row table:style-name="ro1">
          <table:table-cell office:value-type="float" office:value="0.8074089884758" calcext:value-type="float">
            <text:p>0.8074089884758</text:p>
          </table:table-cell>
          <table:table-cell office:value-type="float" office:value="2.3105106089345" calcext:value-type="float">
            <text:p>2.3105106089345</text:p>
          </table:table-cell>
          <table:table-cell office:value-type="float" office:value="0.0676660016179085" calcext:value-type="float">
            <text:p>0.067666001617909</text:p>
          </table:table-cell>
          <table:table-cell office:value-type="float" office:value="0.115969442594768" calcext:value-type="float">
            <text:p>0.115969442594768</text:p>
          </table:table-cell>
          <table:table-cell/>
          <table:table-cell table:formula="of:=[.A465]*[.$L$1]" office:value-type="float" office:value="0.8074089884758" calcext:value-type="float">
            <text:p>0.8074089884758</text:p>
          </table:table-cell>
          <table:table-cell table:formula="of:=[.B465] * [.$L$2]" office:value-type="float" office:value="7.66940242969259" calcext:value-type="float">
            <text:p>7.66940242969259</text:p>
          </table:table-cell>
          <table:table-cell table:formula="of:=[.C465] * [.$L$3]" office:value-type="float" office:value="1.00647204674123" calcext:value-type="float">
            <text:p>1.00647204674123</text:p>
          </table:table-cell>
          <table:table-cell table:formula="of:= [.D465]*[.$L$4]" office:value-type="float" office:value="7.77222323183946" calcext:value-type="float">
            <text:p>7.77222323183946</text:p>
          </table:table-cell>
          <table:table-cell table:number-columns-repeated="13"/>
        </table:table-row>
        <table:table-row table:style-name="ro1">
          <table:table-cell office:value-type="float" office:value="0.999962210655212" calcext:value-type="float">
            <text:p>0.999962210655212</text:p>
          </table:table-cell>
          <table:table-cell office:value-type="float" office:value="2.30997610723939" calcext:value-type="float">
            <text:p>2.30997610723939</text:p>
          </table:table-cell>
          <table:table-cell office:value-type="float" office:value="0.0648079141974449" calcext:value-type="float">
            <text:p>0.064807914197445</text:p>
          </table:table-cell>
          <table:table-cell office:value-type="float" office:value="0.115956177523922" calcext:value-type="float">
            <text:p>0.115956177523922</text:p>
          </table:table-cell>
          <table:table-cell/>
          <table:table-cell table:formula="of:=[.A466]*[.$L$1]" office:value-type="float" office:value="0.999962210655212" calcext:value-type="float">
            <text:p>0.999962210655212</text:p>
          </table:table-cell>
          <table:table-cell table:formula="of:=[.B466] * [.$L$2]" office:value-type="float" office:value="7.66762822939969" calcext:value-type="float">
            <text:p>7.66762822939969</text:p>
          </table:table-cell>
          <table:table-cell table:formula="of:=[.C466] * [.$L$3]" office:value-type="float" office:value="0.963960519134165" calcext:value-type="float">
            <text:p>0.963960519134165</text:p>
          </table:table-cell>
          <table:table-cell table:formula="of:= [.D466]*[.$L$4]" office:value-type="float" office:value="7.7713342123745" calcext:value-type="float">
            <text:p>7.7713342123745</text:p>
          </table:table-cell>
          <table:table-cell table:number-columns-repeated="13"/>
        </table:table-row>
        <table:table-row table:style-name="ro1">
          <table:table-cell office:value-type="float" office:value="1.00321185588837" calcext:value-type="float">
            <text:p>1.00321185588837</text:p>
          </table:table-cell>
          <table:table-cell office:value-type="float" office:value="2.3091517487479" calcext:value-type="float">
            <text:p>2.3091517487479</text:p>
          </table:table-cell>
          <table:table-cell office:value-type="float" office:value="0.0347668752074242" calcext:value-type="float">
            <text:p>0.034766875207424</text:p>
          </table:table-cell>
          <table:table-cell office:value-type="float" office:value="0.115860232717904" calcext:value-type="float">
            <text:p>0.115860232717904</text:p>
          </table:table-cell>
          <table:table-cell/>
          <table:table-cell table:formula="of:=[.A467]*[.$L$1]" office:value-type="float" office:value="1.00321185588837" calcext:value-type="float">
            <text:p>1.00321185588837</text:p>
          </table:table-cell>
          <table:table-cell table:formula="of:=[.B467] * [.$L$2]" office:value-type="float" office:value="7.66489189181566" calcext:value-type="float">
            <text:p>7.66489189181566</text:p>
          </table:table-cell>
          <table:table-cell table:formula="of:=[.C467] * [.$L$3]" office:value-type="float" office:value="0.517126580736996" calcext:value-type="float">
            <text:p>0.517126580736996</text:p>
          </table:table-cell>
          <table:table-cell table:formula="of:= [.D467]*[.$L$4]" office:value-type="float" office:value="7.76490403185783" calcext:value-type="float">
            <text:p>7.76490403185783</text:p>
          </table:table-cell>
          <table:table-cell table:number-columns-repeated="13"/>
        </table:table-row>
        <table:table-row table:style-name="ro1">
          <table:table-cell office:value-type="float" office:value="0.825822591781616" calcext:value-type="float">
            <text:p>0.825822591781616</text:p>
          </table:table-cell>
          <table:table-cell office:value-type="float" office:value="2.30878485832499" calcext:value-type="float">
            <text:p>2.30878485832499</text:p>
          </table:table-cell>
          <table:table-cell office:value-type="float" office:value="0.0664223060011864" calcext:value-type="float">
            <text:p>0.066422306001186</text:p>
          </table:table-cell>
          <table:table-cell office:value-type="float" office:value="0.115850532254168" calcext:value-type="float">
            <text:p>0.115850532254168</text:p>
          </table:table-cell>
          <table:table-cell/>
          <table:table-cell table:formula="of:=[.A468]*[.$L$1]" office:value-type="float" office:value="0.825822591781616" calcext:value-type="float">
            <text:p>0.825822591781616</text:p>
          </table:table-cell>
          <table:table-cell table:formula="of:=[.B468] * [.$L$2]" office:value-type="float" office:value="7.6636740526549" calcext:value-type="float">
            <text:p>7.6636740526549</text:p>
          </table:table-cell>
          <table:table-cell table:formula="of:=[.C468] * [.$L$3]" office:value-type="float" office:value="0.987973172225875" calcext:value-type="float">
            <text:p>0.987973172225875</text:p>
          </table:table-cell>
          <table:table-cell table:formula="of:= [.D468]*[.$L$4]" office:value-type="float" office:value="7.76425391086112" calcext:value-type="float">
            <text:p>7.76425391086112</text:p>
          </table:table-cell>
          <table:table-cell table:number-columns-repeated="13"/>
        </table:table-row>
        <table:table-row table:style-name="ro1">
          <table:table-cell office:value-type="float" office:value="1.20426464080811" calcext:value-type="float">
            <text:p>1.20426464080811</text:p>
          </table:table-cell>
          <table:table-cell office:value-type="float" office:value="2.30878509417289" calcext:value-type="float">
            <text:p>2.30878509417289</text:p>
          </table:table-cell>
          <table:table-cell office:value-type="float" office:value="0.0305445939302444" calcext:value-type="float">
            <text:p>0.030544593930245</text:p>
          </table:table-cell>
          <table:table-cell office:value-type="float" office:value="0.115792393260856" calcext:value-type="float">
            <text:p>0.115792393260856</text:p>
          </table:table-cell>
          <table:table-cell/>
          <table:table-cell table:formula="of:=[.A469]*[.$L$1]" office:value-type="float" office:value="1.20426464080811" calcext:value-type="float">
            <text:p>1.20426464080811</text:p>
          </table:table-cell>
          <table:table-cell table:formula="of:=[.B469] * [.$L$2]" office:value-type="float" office:value="7.66367483551754" calcext:value-type="float">
            <text:p>7.66367483551754</text:p>
          </table:table-cell>
          <table:table-cell table:formula="of:=[.C469] * [.$L$3]" office:value-type="float" office:value="0.454323873655874" calcext:value-type="float">
            <text:p>0.454323873655874</text:p>
          </table:table-cell>
          <table:table-cell table:formula="of:= [.D469]*[.$L$4]" office:value-type="float" office:value="7.76035745999966" calcext:value-type="float">
            <text:p>7.76035745999966</text:p>
          </table:table-cell>
          <table:table-cell table:number-columns-repeated="13"/>
        </table:table-row>
        <table:table-row table:style-name="ro1">
          <table:table-cell office:value-type="float" office:value="47.2005271911621" calcext:value-type="float">
            <text:p>47.2005271911621</text:p>
          </table:table-cell>
          <table:table-cell office:value-type="float" office:value="2.31591292118265" calcext:value-type="float">
            <text:p>2.31591292118265</text:p>
          </table:table-cell>
          <table:table-cell office:value-type="float" office:value="0.0945108234882355" calcext:value-type="float">
            <text:p>0.094510823488236</text:p>
          </table:table-cell>
          <table:table-cell office:value-type="float" office:value="0.115691703658546" calcext:value-type="float">
            <text:p>0.115691703658546</text:p>
          </table:table-cell>
          <table:table-cell/>
          <table:table-cell table:formula="of:=[.A470]*[.$L$1]" office:value-type="float" office:value="47.2005271911621" calcext:value-type="float">
            <text:p>47.2005271911621</text:p>
          </table:table-cell>
          <table:table-cell table:formula="of:=[.B470] * [.$L$2]" office:value-type="float" office:value="7.68733461599016" calcext:value-type="float">
            <text:p>7.68733461599016</text:p>
          </table:table-cell>
          <table:table-cell table:formula="of:=[.C470] * [.$L$3]" office:value-type="float" office:value="1.4057650767151" calcext:value-type="float">
            <text:p>1.4057650767151</text:p>
          </table:table-cell>
          <table:table-cell table:formula="of:= [.D470]*[.$L$4]" office:value-type="float" office:value="7.75360928523255" calcext:value-type="float">
            <text:p>7.75360928523255</text:p>
          </table:table-cell>
          <table:table-cell table:number-columns-repeated="13"/>
        </table:table-row>
        <table:table-row table:style-name="ro1">
          <table:table-cell office:value-type="float" office:value="1.30659580230713" calcext:value-type="float">
            <text:p>1.30659580230713</text:p>
          </table:table-cell>
          <table:table-cell office:value-type="float" office:value="2.31454648640955" calcext:value-type="float">
            <text:p>2.31454648640955</text:p>
          </table:table-cell>
          <table:table-cell office:value-type="float" office:value="0.0568986684083939" calcext:value-type="float">
            <text:p>0.056898668408394</text:p>
          </table:table-cell>
          <table:table-cell office:value-type="float" office:value="0.115690151727258" calcext:value-type="float">
            <text:p>0.115690151727258</text:p>
          </table:table-cell>
          <table:table-cell/>
          <table:table-cell table:formula="of:=[.A471]*[.$L$1]" office:value-type="float" office:value="1.30659580230713" calcext:value-type="float">
            <text:p>1.30659580230713</text:p>
          </table:table-cell>
          <table:table-cell table:formula="of:=[.B471] * [.$L$2]" office:value-type="float" office:value="7.68279893537989" calcext:value-type="float">
            <text:p>7.68279893537989</text:p>
          </table:table-cell>
          <table:table-cell table:formula="of:=[.C471] * [.$L$3]" office:value-type="float" office:value="0.846317469343281" calcext:value-type="float">
            <text:p>0.846317469343281</text:p>
          </table:table-cell>
          <table:table-cell table:formula="of:= [.D471]*[.$L$4]" office:value-type="float" office:value="7.75350527545079" calcext:value-type="float">
            <text:p>7.75350527545079</text:p>
          </table:table-cell>
          <table:table-cell table:number-columns-repeated="13"/>
        </table:table-row>
        <table:table-row table:style-name="ro1">
          <table:table-cell office:value-type="float" office:value="1.55142366886139" calcext:value-type="float">
            <text:p>1.55142366886139</text:p>
          </table:table-cell>
          <table:table-cell office:value-type="float" office:value="2.31383303422255" calcext:value-type="float">
            <text:p>2.31383303422255</text:p>
          </table:table-cell>
          <table:table-cell office:value-type="float" office:value="0.0627385675907135" calcext:value-type="float">
            <text:p>0.062738567590714</text:p>
          </table:table-cell>
          <table:table-cell office:value-type="float" office:value="0.11568160133513" calcext:value-type="float">
            <text:p>0.11568160133513</text:p>
          </table:table-cell>
          <table:table-cell/>
          <table:table-cell table:formula="of:=[.A472]*[.$L$1]" office:value-type="float" office:value="1.55142366886139" calcext:value-type="float">
            <text:p>1.55142366886139</text:p>
          </table:table-cell>
          <table:table-cell table:formula="of:=[.B472] * [.$L$2]" office:value-type="float" office:value="7.68043073507154" calcext:value-type="float">
            <text:p>7.68043073507154</text:p>
          </table:table-cell>
          <table:table-cell table:formula="of:=[.C472] * [.$L$3]" office:value-type="float" office:value="0.933180814926805" calcext:value-type="float">
            <text:p>0.933180814926805</text:p>
          </table:table-cell>
          <table:table-cell table:formula="of:= [.D472]*[.$L$4]" office:value-type="float" office:value="7.75293223176924" calcext:value-type="float">
            <text:p>7.75293223176924</text:p>
          </table:table-cell>
          <table:table-cell table:number-columns-repeated="13"/>
        </table:table-row>
        <table:table-row table:style-name="ro1">
          <table:table-cell office:value-type="float" office:value="1.94505703449249" calcext:value-type="float">
            <text:p>1.94505703449249</text:p>
          </table:table-cell>
          <table:table-cell office:value-type="float" office:value="2.31376128597524" calcext:value-type="float">
            <text:p>2.31376128597524</text:p>
          </table:table-cell>
          <table:table-cell office:value-type="float" office:value="4.90236186981201" calcext:value-type="float">
            <text:p>4.90236186981201</text:p>
          </table:table-cell>
          <table:table-cell office:value-type="float" office:value="0.116106167214283" calcext:value-type="float">
            <text:p>0.116106167214283</text:p>
          </table:table-cell>
          <table:table-cell/>
          <table:table-cell table:formula="of:=[.A473]*[.$L$1]" office:value-type="float" office:value="1.94505703449249" calcext:value-type="float">
            <text:p>1.94505703449249</text:p>
          </table:table-cell>
          <table:table-cell table:formula="of:=[.B473] * [.$L$2]" office:value-type="float" office:value="7.68019257724613" calcext:value-type="float">
            <text:p>7.68019257724613</text:p>
          </table:table-cell>
          <table:table-cell table:formula="of:=[.C473] * [.$L$3]" office:value-type="float" office:value="72.9183056040066" calcext:value-type="float">
            <text:p>72.9183056040066</text:p>
          </table:table-cell>
          <table:table-cell table:formula="of:= [.D473]*[.$L$4]" office:value-type="float" office:value="7.78138645829274" calcext:value-type="float">
            <text:p>7.78138645829274</text:p>
          </table:table-cell>
          <table:table-cell table:number-columns-repeated="13"/>
        </table:table-row>
        <table:table-row table:style-name="ro1">
          <table:table-cell office:value-type="float" office:value="18.8560523986816" calcext:value-type="float">
            <text:p>18.8560523986816</text:p>
          </table:table-cell>
          <table:table-cell office:value-type="float" office:value="2.31519655644" calcext:value-type="float">
            <text:p>2.31519655644</text:p>
          </table:table-cell>
          <table:table-cell office:value-type="float" office:value="0.0424721352756023" calcext:value-type="float">
            <text:p>0.042472135275602</text:p>
          </table:table-cell>
          <table:table-cell office:value-type="float" office:value="0.116036638988838" calcext:value-type="float">
            <text:p>0.116036638988838</text:p>
          </table:table-cell>
          <table:table-cell/>
          <table:table-cell table:formula="of:=[.A474]*[.$L$1]" office:value-type="float" office:value="18.8560523986816" calcext:value-type="float">
            <text:p>18.8560523986816</text:p>
          </table:table-cell>
          <table:table-cell table:formula="of:=[.B474] * [.$L$2]" office:value-type="float" office:value="7.68495674787885" calcext:value-type="float">
            <text:p>7.68495674787885</text:p>
          </table:table-cell>
          <table:table-cell table:formula="of:=[.C474] * [.$L$3]" office:value-type="float" office:value="0.631735522983708" calcext:value-type="float">
            <text:p>0.631735522983708</text:p>
          </table:table-cell>
          <table:table-cell table:formula="of:= [.D474]*[.$L$4]" office:value-type="float" office:value="7.77672670588747" calcext:value-type="float">
            <text:p>7.77672670588747</text:p>
          </table:table-cell>
          <table:table-cell table:number-columns-repeated="13"/>
        </table:table-row>
        <table:table-row table:style-name="ro1">
          <table:table-cell office:value-type="float" office:value="70.6563491821289" calcext:value-type="float">
            <text:p>70.6563491821289</text:p>
          </table:table-cell>
          <table:table-cell office:value-type="float" office:value="2.32512688979995" calcext:value-type="float">
            <text:p>2.32512688979995</text:p>
          </table:table-cell>
          <table:table-cell office:value-type="float" office:value="0.0627327114343643" calcext:value-type="float">
            <text:p>0.062732711434364</text:p>
          </table:table-cell>
          <table:table-cell office:value-type="float" office:value="0.115978552827412" calcext:value-type="float">
            <text:p>0.115978552827412</text:p>
          </table:table-cell>
          <table:table-cell/>
          <table:table-cell table:formula="of:=[.A475]*[.$L$1]" office:value-type="float" office:value="70.6563491821289" calcext:value-type="float">
            <text:p>70.6563491821289</text:p>
          </table:table-cell>
          <table:table-cell table:formula="of:=[.B475] * [.$L$2]" office:value-type="float" office:value="7.71791903876986" calcext:value-type="float">
            <text:p>7.71791903876986</text:p>
          </table:table-cell>
          <table:table-cell table:formula="of:=[.C475] * [.$L$3]" office:value-type="float" office:value="0.933093709770214" calcext:value-type="float">
            <text:p>0.933093709770214</text:p>
          </table:table-cell>
          <table:table-cell table:formula="of:= [.D475]*[.$L$4]" office:value-type="float" office:value="7.77283379579681" calcext:value-type="float">
            <text:p>7.77283379579681</text:p>
          </table:table-cell>
          <table:table-cell table:number-columns-repeated="13"/>
        </table:table-row>
        <table:table-row table:style-name="ro1">
          <table:table-cell office:value-type="float" office:value="1.39320981502533" calcext:value-type="float">
            <text:p>1.39320981502533</text:p>
          </table:table-cell>
          <table:table-cell office:value-type="float" office:value="2.32451650477877" calcext:value-type="float">
            <text:p>2.32451650477877</text:p>
          </table:table-cell>
          <table:table-cell office:value-type="float" office:value="0.0815871581435204" calcext:value-type="float">
            <text:p>0.08158715814352</text:p>
          </table:table-cell>
          <table:table-cell office:value-type="float" office:value="0.115943865295059" calcext:value-type="float">
            <text:p>0.115943865295059</text:p>
          </table:table-cell>
          <table:table-cell/>
          <table:table-cell table:formula="of:=[.A476]*[.$L$1]" office:value-type="float" office:value="1.39320981502533" calcext:value-type="float">
            <text:p>1.39320981502533</text:p>
          </table:table-cell>
          <table:table-cell table:formula="of:=[.B476] * [.$L$2]" office:value-type="float" office:value="7.71589295486168" calcext:value-type="float">
            <text:p>7.71589295486168</text:p>
          </table:table-cell>
          <table:table-cell table:formula="of:=[.C476] * [.$L$3]" office:value-type="float" office:value="1.21353696215407" calcext:value-type="float">
            <text:p>1.21353696215407</text:p>
          </table:table-cell>
          <table:table-cell table:formula="of:= [.D476]*[.$L$4]" office:value-type="float" office:value="7.77050905197828" calcext:value-type="float">
            <text:p>7.77050905197828</text:p>
          </table:table-cell>
          <table:table-cell table:number-columns-repeated="13"/>
        </table:table-row>
        <table:table-row table:style-name="ro1">
          <table:table-cell office:value-type="float" office:value="0.964405536651611" calcext:value-type="float">
            <text:p>0.964405536651611</text:p>
          </table:table-cell>
          <table:table-cell office:value-type="float" office:value="2.3240326126702" calcext:value-type="float">
            <text:p>2.3240326126702</text:p>
          </table:table-cell>
          <table:table-cell office:value-type="float" office:value="0.0956278517842293" calcext:value-type="float">
            <text:p>0.095627851784229</text:p>
          </table:table-cell>
          <table:table-cell office:value-type="float" office:value="0.115960062312461" calcext:value-type="float">
            <text:p>0.115960062312461</text:p>
          </table:table-cell>
          <table:table-cell/>
          <table:table-cell table:formula="of:=[.A477]*[.$L$1]" office:value-type="float" office:value="0.964405536651611" calcext:value-type="float">
            <text:p>0.964405536651611</text:p>
          </table:table-cell>
          <table:table-cell table:formula="of:=[.B477] * [.$L$2]" office:value-type="float" office:value="7.71428674569783" calcext:value-type="float">
            <text:p>7.71428674569783</text:p>
          </table:table-cell>
          <table:table-cell table:formula="of:=[.C477] * [.$L$3]" office:value-type="float" office:value="1.42237988664114" calcext:value-type="float">
            <text:p>1.42237988664114</text:p>
          </table:table-cell>
          <table:table-cell table:formula="of:= [.D477]*[.$L$4]" office:value-type="float" office:value="7.77159456926733" calcext:value-type="float">
            <text:p>7.77159456926733</text:p>
          </table:table-cell>
          <table:table-cell table:number-columns-repeated="13"/>
        </table:table-row>
        <table:table-row table:style-name="ro1">
          <table:table-cell office:value-type="float" office:value="1.54534351825714" calcext:value-type="float">
            <text:p>1.54534351825714</text:p>
          </table:table-cell>
          <table:table-cell office:value-type="float" office:value="2.32378201074126" calcext:value-type="float">
            <text:p>2.32378201074126</text:p>
          </table:table-cell>
          <table:table-cell office:value-type="float" office:value="0.0533297248184681" calcext:value-type="float">
            <text:p>0.053329724818468</text:p>
          </table:table-cell>
          <table:table-cell office:value-type="float" office:value="0.115926017599256" calcext:value-type="float">
            <text:p>0.115926017599256</text:p>
          </table:table-cell>
          <table:table-cell/>
          <table:table-cell table:formula="of:=[.A478]*[.$L$1]" office:value-type="float" office:value="1.54534351825714" calcext:value-type="float">
            <text:p>1.54534351825714</text:p>
          </table:table-cell>
          <table:table-cell table:formula="of:=[.B478] * [.$L$2]" office:value-type="float" office:value="7.71345490920454" calcext:value-type="float">
            <text:p>7.71345490920454</text:p>
          </table:table-cell>
          <table:table-cell table:formula="of:=[.C478] * [.$L$3]" office:value-type="float" office:value="0.793232583672928" calcext:value-type="float">
            <text:p>0.793232583672928</text:p>
          </table:table-cell>
          <table:table-cell table:formula="of:= [.D478]*[.$L$4]" office:value-type="float" office:value="7.76931290691756" calcext:value-type="float">
            <text:p>7.76931290691756</text:p>
          </table:table-cell>
          <table:table-cell table:number-columns-repeated="13"/>
        </table:table-row>
        <table:table-row table:style-name="ro1">
          <table:table-cell office:value-type="float" office:value="1.30583381652832" calcext:value-type="float">
            <text:p>1.30583381652832</text:p>
          </table:table-cell>
          <table:table-cell office:value-type="float" office:value="2.3236793786582" calcext:value-type="float">
            <text:p>2.3236793786582</text:p>
          </table:table-cell>
          <table:table-cell office:value-type="float" office:value="0.0625688880681992" calcext:value-type="float">
            <text:p>0.062568888068199</text:p>
          </table:table-cell>
          <table:table-cell office:value-type="float" office:value="0.115859052447137" calcext:value-type="float">
            <text:p>0.115859052447137</text:p>
          </table:table-cell>
          <table:table-cell/>
          <table:table-cell table:formula="of:=[.A479]*[.$L$1]" office:value-type="float" office:value="1.30583381652832" calcext:value-type="float">
            <text:p>1.30583381652832</text:p>
          </table:table-cell>
          <table:table-cell table:formula="of:=[.B479] * [.$L$2]" office:value-type="float" office:value="7.71311423699807" calcext:value-type="float">
            <text:p>7.71311423699807</text:p>
          </table:table-cell>
          <table:table-cell table:formula="of:=[.C479] * [.$L$3]" office:value-type="float" office:value="0.930656981801871" calcext:value-type="float">
            <text:p>0.930656981801871</text:p>
          </table:table-cell>
          <table:table-cell table:formula="of:= [.D479]*[.$L$4]" office:value-type="float" office:value="7.76482493060775" calcext:value-type="float">
            <text:p>7.76482493060775</text:p>
          </table:table-cell>
          <table:table-cell table:number-columns-repeated="13"/>
        </table:table-row>
        <table:table-row table:style-name="ro1">
          <table:table-cell office:value-type="float" office:value="1.1974550485611" calcext:value-type="float">
            <text:p>1.1974550485611</text:p>
          </table:table-cell>
          <table:table-cell office:value-type="float" office:value="2.32365957296642" calcext:value-type="float">
            <text:p>2.32365957296642</text:p>
          </table:table-cell>
          <table:table-cell office:value-type="float" office:value="0.0483560711145401" calcext:value-type="float">
            <text:p>0.04835607111454</text:p>
          </table:table-cell>
          <table:table-cell office:value-type="float" office:value="0.11580434570746" calcext:value-type="float">
            <text:p>0.11580434570746</text:p>
          </table:table-cell>
          <table:table-cell/>
          <table:table-cell table:formula="of:=[.A480]*[.$L$1]" office:value-type="float" office:value="1.1974550485611" calcext:value-type="float">
            <text:p>1.1974550485611</text:p>
          </table:table-cell>
          <table:table-cell table:formula="of:=[.B480] * [.$L$2]" office:value-type="float" office:value="7.71304849489758" calcext:value-type="float">
            <text:p>7.71304849489758</text:p>
          </table:table-cell>
          <table:table-cell table:formula="of:=[.C480] * [.$L$3]" office:value-type="float" office:value="0.719253874964216" calcext:value-type="float">
            <text:p>0.719253874964216</text:p>
          </table:table-cell>
          <table:table-cell table:formula="of:= [.D480]*[.$L$4]" office:value-type="float" office:value="7.76115850794034" calcext:value-type="float">
            <text:p>7.76115850794034</text:p>
          </table:table-cell>
          <table:table-cell table:number-columns-repeated="13"/>
        </table:table-row>
        <table:table-row table:style-name="ro1">
          <table:table-cell office:value-type="float" office:value="0.673049628734589" calcext:value-type="float">
            <text:p>0.673049628734589</text:p>
          </table:table-cell>
          <table:table-cell office:value-type="float" office:value="2.32323466669138" calcext:value-type="float">
            <text:p>2.32323466669138</text:p>
          </table:table-cell>
          <table:table-cell office:value-type="float" office:value="0.0843675881624222" calcext:value-type="float">
            <text:p>0.084367588162422</text:p>
          </table:table-cell>
          <table:table-cell office:value-type="float" office:value="0.115788808172281" calcext:value-type="float">
            <text:p>0.115788808172281</text:p>
          </table:table-cell>
          <table:table-cell/>
          <table:table-cell table:formula="of:=[.A481]*[.$L$1]" office:value-type="float" office:value="0.673049628734589" calcext:value-type="float">
            <text:p>0.673049628734589</text:p>
          </table:table-cell>
          <table:table-cell table:formula="of:=[.B481] * [.$L$2]" office:value-type="float" office:value="7.71163808059106" calcext:value-type="float">
            <text:p>7.71163808059106</text:p>
          </table:table-cell>
          <table:table-cell table:formula="of:=[.C481] * [.$L$3]" office:value-type="float" office:value="1.25489340445942" calcext:value-type="float">
            <text:p>1.25489340445942</text:p>
          </table:table-cell>
          <table:table-cell table:formula="of:= [.D481]*[.$L$4]" office:value-type="float" office:value="7.76011718887231" calcext:value-type="float">
            <text:p>7.76011718887231</text:p>
          </table:table-cell>
          <table:table-cell table:number-columns-repeated="13"/>
        </table:table-row>
        <table:table-row table:style-name="ro1">
          <table:table-cell office:value-type="float" office:value="0.686863958835602" calcext:value-type="float">
            <text:p>0.686863958835602</text:p>
          </table:table-cell>
          <table:table-cell office:value-type="float" office:value="2.32291680720127" calcext:value-type="float">
            <text:p>2.32291680720127</text:p>
          </table:table-cell>
          <table:table-cell office:value-type="float" office:value="0.052853025496006" calcext:value-type="float">
            <text:p>0.052853025496006</text:p>
          </table:table-cell>
          <table:table-cell office:value-type="float" office:value="0.115764010140864" calcext:value-type="float">
            <text:p>0.115764010140864</text:p>
          </table:table-cell>
          <table:table-cell/>
          <table:table-cell table:formula="of:=[.A482]*[.$L$1]" office:value-type="float" office:value="0.686863958835602" calcext:value-type="float">
            <text:p>0.686863958835602</text:p>
          </table:table-cell>
          <table:table-cell table:formula="of:=[.B482] * [.$L$2]" office:value-type="float" office:value="7.71058299244895" calcext:value-type="float">
            <text:p>7.71058299244895</text:p>
          </table:table-cell>
          <table:table-cell table:formula="of:=[.C482] * [.$L$3]" office:value-type="float" office:value="0.78614210202355" calcext:value-type="float">
            <text:p>0.78614210202355</text:p>
          </table:table-cell>
          <table:table-cell table:formula="of:= [.D482]*[.$L$4]" office:value-type="float" office:value="7.75845523524412" calcext:value-type="float">
            <text:p>7.75845523524412</text:p>
          </table:table-cell>
          <table:table-cell table:number-columns-repeated="13"/>
        </table:table-row>
        <table:table-row table:style-name="ro1">
          <table:table-cell office:value-type="float" office:value="1.24753880500793" calcext:value-type="float">
            <text:p>1.24753880500793</text:p>
          </table:table-cell>
          <table:table-cell office:value-type="float" office:value="2.32236701367124" calcext:value-type="float">
            <text:p>2.32236701367124</text:p>
          </table:table-cell>
          <table:table-cell office:value-type="float" office:value="0.052853025496006" calcext:value-type="float">
            <text:p>0.052853025496006</text:p>
          </table:table-cell>
          <table:table-cell office:value-type="float" office:value="0.115720867281499" calcext:value-type="float">
            <text:p>0.115720867281499</text:p>
          </table:table-cell>
          <table:table-cell/>
          <table:table-cell table:formula="of:=[.A483]*[.$L$1]" office:value-type="float" office:value="1.24753880500793" calcext:value-type="float">
            <text:p>1.24753880500793</text:p>
          </table:table-cell>
          <table:table-cell table:formula="of:=[.B483] * [.$L$2]" office:value-type="float" office:value="7.70875803314396" calcext:value-type="float">
            <text:p>7.70875803314396</text:p>
          </table:table-cell>
          <table:table-cell table:formula="of:=[.C483] * [.$L$3]" office:value-type="float" office:value="0.78614210202355" calcext:value-type="float">
            <text:p>0.78614210202355</text:p>
          </table:table-cell>
          <table:table-cell table:formula="of:= [.D483]*[.$L$4]" office:value-type="float" office:value="7.75556381896806" calcext:value-type="float">
            <text:p>7.75556381896806</text:p>
          </table:table-cell>
          <table:table-cell table:number-columns-repeated="13"/>
        </table:table-row>
        <table:table-row table:style-name="ro1">
          <table:table-cell office:value-type="float" office:value="1.24379694461823" calcext:value-type="float">
            <text:p>1.24379694461823</text:p>
          </table:table-cell>
          <table:table-cell office:value-type="float" office:value="2.32223826323174" calcext:value-type="float">
            <text:p>2.32223826323174</text:p>
          </table:table-cell>
          <table:table-cell office:value-type="float" office:value="0.242755144834518" calcext:value-type="float">
            <text:p>0.242755144834518</text:p>
          </table:table-cell>
          <table:table-cell office:value-type="float" office:value="0.115762113505467" calcext:value-type="float">
            <text:p>0.115762113505467</text:p>
          </table:table-cell>
          <table:table-cell/>
          <table:table-cell table:formula="of:=[.A484]*[.$L$1]" office:value-type="float" office:value="1.24379694461823" calcext:value-type="float">
            <text:p>1.24379694461823</text:p>
          </table:table-cell>
          <table:table-cell table:formula="of:=[.B484] * [.$L$2]" office:value-type="float" office:value="7.70833066486885" calcext:value-type="float">
            <text:p>7.70833066486885</text:p>
          </table:table-cell>
          <table:table-cell table:formula="of:=[.C484] * [.$L$3]" office:value-type="float" office:value="3.61076850466509" calcext:value-type="float">
            <text:p>3.61076850466509</text:p>
          </table:table-cell>
          <table:table-cell table:formula="of:= [.D484]*[.$L$4]" office:value-type="float" office:value="7.75832812353809" calcext:value-type="float">
            <text:p>7.75832812353809</text:p>
          </table:table-cell>
          <table:table-cell table:number-columns-repeated="13"/>
        </table:table-row>
        <table:table-row table:style-name="ro1">
          <table:table-cell office:value-type="float" office:value="0.900604128837585" calcext:value-type="float">
            <text:p>0.900604128837585</text:p>
          </table:table-cell>
          <table:table-cell office:value-type="float" office:value="2.32196985499703" calcext:value-type="float">
            <text:p>2.32196985499703</text:p>
          </table:table-cell>
          <table:table-cell office:value-type="float" office:value="0.058369405567646" calcext:value-type="float">
            <text:p>0.058369405567646</text:p>
          </table:table-cell>
          <table:table-cell office:value-type="float" office:value="0.115728102587315" calcext:value-type="float">
            <text:p>0.115728102587315</text:p>
          </table:table-cell>
          <table:table-cell/>
          <table:table-cell table:formula="of:=[.A485]*[.$L$1]" office:value-type="float" office:value="0.900604128837585" calcext:value-type="float">
            <text:p>0.900604128837585</text:p>
          </table:table-cell>
          <table:table-cell table:formula="of:=[.B485] * [.$L$2]" office:value-type="float" office:value="7.70743972294483" calcext:value-type="float">
            <text:p>7.70743972294483</text:p>
          </table:table-cell>
          <table:table-cell table:formula="of:=[.C485] * [.$L$3]" office:value-type="float" office:value="0.86819338639908" calcext:value-type="float">
            <text:p>0.86819338639908</text:p>
          </table:table-cell>
          <table:table-cell table:formula="of:= [.D485]*[.$L$4]" office:value-type="float" office:value="7.75604872611854" calcext:value-type="float">
            <text:p>7.75604872611854</text:p>
          </table:table-cell>
          <table:table-cell table:number-columns-repeated="13"/>
        </table:table-row>
        <table:table-row table:style-name="ro1">
          <table:table-cell office:value-type="float" office:value="0.876200437545776" calcext:value-type="float">
            <text:p>0.876200437545776</text:p>
          </table:table-cell>
          <table:table-cell office:value-type="float" office:value="2.32014111303599" calcext:value-type="float">
            <text:p>2.32014111303599</text:p>
          </table:table-cell>
          <table:table-cell office:value-type="float" office:value="0.0496970415115357" calcext:value-type="float">
            <text:p>0.049697041511536</text:p>
          </table:table-cell>
          <table:table-cell office:value-type="float" office:value="0.115667634396869" calcext:value-type="float">
            <text:p>0.115667634396869</text:p>
          </table:table-cell>
          <table:table-cell/>
          <table:table-cell table:formula="of:=[.A486]*[.$L$1]" office:value-type="float" office:value="0.876200437545776" calcext:value-type="float">
            <text:p>0.876200437545776</text:p>
          </table:table-cell>
          <table:table-cell table:formula="of:=[.B486] * [.$L$2]" office:value-type="float" office:value="7.70136948116145" calcext:value-type="float">
            <text:p>7.70136948116145</text:p>
          </table:table-cell>
          <table:table-cell table:formula="of:=[.C486] * [.$L$3]" office:value-type="float" office:value="0.739199625973779" calcext:value-type="float">
            <text:p>0.739199625973779</text:p>
          </table:table-cell>
          <table:table-cell table:formula="of:= [.D486]*[.$L$4]" office:value-type="float" office:value="7.75199617344554" calcext:value-type="float">
            <text:p>7.75199617344554</text:p>
          </table:table-cell>
          <table:table-cell table:number-columns-repeated="13"/>
        </table:table-row>
        <table:table-row table:style-name="ro1">
          <table:table-cell office:value-type="float" office:value="1.38729012012482" calcext:value-type="float">
            <text:p>1.38729012012482</text:p>
          </table:table-cell>
          <table:table-cell office:value-type="float" office:value="2.31994949670863" calcext:value-type="float">
            <text:p>2.31994949670863</text:p>
          </table:table-cell>
          <table:table-cell office:value-type="float" office:value="0.062317855656147" calcext:value-type="float">
            <text:p>0.062317855656147</text:p>
          </table:table-cell>
          <table:table-cell office:value-type="float" office:value="0.115626757390489" calcext:value-type="float">
            <text:p>0.115626757390489</text:p>
          </table:table-cell>
          <table:table-cell/>
          <table:table-cell table:formula="of:=[.A487]*[.$L$1]" office:value-type="float" office:value="1.38729012012482" calcext:value-type="float">
            <text:p>1.38729012012482</text:p>
          </table:table-cell>
          <table:table-cell table:formula="of:=[.B487] * [.$L$2]" office:value-type="float" office:value="7.70073343875554" calcext:value-type="float">
            <text:p>7.70073343875554</text:p>
          </table:table-cell>
          <table:table-cell table:formula="of:=[.C487] * [.$L$3]" office:value-type="float" office:value="0.92692309625351" calcext:value-type="float">
            <text:p>0.92692309625351</text:p>
          </table:table-cell>
          <table:table-cell table:formula="of:= [.D487]*[.$L$4]" office:value-type="float" office:value="7.74925661368287" calcext:value-type="float">
            <text:p>7.74925661368287</text:p>
          </table:table-cell>
          <table:table-cell table:number-columns-repeated="13"/>
        </table:table-row>
        <table:table-row table:style-name="ro1">
          <table:table-cell office:value-type="float" office:value="1.13654804229736" calcext:value-type="float">
            <text:p>1.13654804229736</text:p>
          </table:table-cell>
          <table:table-cell office:value-type="float" office:value="2.3186586820991" calcext:value-type="float">
            <text:p>2.3186586820991</text:p>
          </table:table-cell>
          <table:table-cell office:value-type="float" office:value="0.0125538120046258" calcext:value-type="float">
            <text:p>0.012553812004626</text:p>
          </table:table-cell>
          <table:table-cell office:value-type="float" office:value="0.115520278925541" calcext:value-type="float">
            <text:p>0.115520278925541</text:p>
          </table:table-cell>
          <table:table-cell/>
          <table:table-cell table:formula="of:=[.A488]*[.$L$1]" office:value-type="float" office:value="1.13654804229736" calcext:value-type="float">
            <text:p>1.13654804229736</text:p>
          </table:table-cell>
          <table:table-cell table:formula="of:=[.B488] * [.$L$2]" office:value-type="float" office:value="7.69644876823105" calcext:value-type="float">
            <text:p>7.69644876823105</text:p>
          </table:table-cell>
          <table:table-cell table:formula="of:=[.C488] * [.$L$3]" office:value-type="float" office:value="0.186726872588794" calcext:value-type="float">
            <text:p>0.186726872588794</text:p>
          </table:table-cell>
          <table:table-cell table:formula="of:= [.D488]*[.$L$4]" office:value-type="float" office:value="7.74212047177822" calcext:value-type="float">
            <text:p>7.74212047177822</text:p>
          </table:table-cell>
          <table:table-cell table:number-columns-repeated="13"/>
        </table:table-row>
        <table:table-row table:style-name="ro1">
          <table:table-cell office:value-type="float" office:value="1.53520441055298" calcext:value-type="float">
            <text:p>1.53520441055298</text:p>
          </table:table-cell>
          <table:table-cell office:value-type="float" office:value="2.31839230505795" calcext:value-type="float">
            <text:p>2.31839230505795</text:p>
          </table:table-cell>
          <table:table-cell office:value-type="float" office:value="1.70987439155579" calcext:value-type="float">
            <text:p>1.70987439155579</text:p>
          </table:table-cell>
          <table:table-cell office:value-type="float" office:value="0.115690863875283" calcext:value-type="float">
            <text:p>0.115690863875283</text:p>
          </table:table-cell>
          <table:table-cell/>
          <table:table-cell table:formula="of:=[.A489]*[.$L$1]" office:value-type="float" office:value="1.53520441055298" calcext:value-type="float">
            <text:p>1.53520441055298</text:p>
          </table:table-cell>
          <table:table-cell table:formula="of:=[.B489] * [.$L$2]" office:value-type="float" office:value="7.69556456855731" calcext:value-type="float">
            <text:p>7.69556456855731</text:p>
          </table:table-cell>
          <table:table-cell table:formula="of:=[.C489] * [.$L$3]" office:value-type="float" office:value="25.4328723050203" calcext:value-type="float">
            <text:p>25.4328723050203</text:p>
          </table:table-cell>
          <table:table-cell table:formula="of:= [.D489]*[.$L$4]" office:value-type="float" office:value="7.75355300331174" calcext:value-type="float">
            <text:p>7.75355300331174</text:p>
          </table:table-cell>
          <table:table-cell table:number-columns-repeated="13"/>
        </table:table-row>
        <table:table-row table:style-name="ro1">
          <table:table-cell office:value-type="float" office:value="1.13089466094971" calcext:value-type="float">
            <text:p>1.13089466094971</text:p>
          </table:table-cell>
          <table:table-cell office:value-type="float" office:value="2.31785634100834" calcext:value-type="float">
            <text:p>2.31785634100834</text:p>
          </table:table-cell>
          <table:table-cell office:value-type="float" office:value="0.0679852440953255" calcext:value-type="float">
            <text:p>0.067985244095326</text:p>
          </table:table-cell>
          <table:table-cell office:value-type="float" office:value="0.115671763264816" calcext:value-type="float">
            <text:p>0.115671763264816</text:p>
          </table:table-cell>
          <table:table-cell/>
          <table:table-cell table:formula="of:=[.A490]*[.$L$1]" office:value-type="float" office:value="1.13089466094971" calcext:value-type="float">
            <text:p>1.13089466094971</text:p>
          </table:table-cell>
          <table:table-cell table:formula="of:=[.B490] * [.$L$2]" office:value-type="float" office:value="7.69378551419226" calcext:value-type="float">
            <text:p>7.69378551419226</text:p>
          </table:table-cell>
          <table:table-cell table:formula="of:=[.C490] * [.$L$3]" office:value-type="float" office:value="1.01122049680433" calcext:value-type="float">
            <text:p>1.01122049680433</text:p>
          </table:table-cell>
          <table:table-cell table:formula="of:= [.D490]*[.$L$4]" office:value-type="float" office:value="7.75227288843756" calcext:value-type="float">
            <text:p>7.75227288843756</text:p>
          </table:table-cell>
          <table:table-cell table:number-columns-repeated="13"/>
        </table:table-row>
        <table:table-row table:style-name="ro1">
          <table:table-cell office:value-type="float" office:value="1.08677661418915" calcext:value-type="float">
            <text:p>1.08677661418915</text:p>
          </table:table-cell>
          <table:table-cell office:value-type="float" office:value="2.31739542037985" calcext:value-type="float">
            <text:p>2.31739542037985</text:p>
          </table:table-cell>
          <table:table-cell office:value-type="float" office:value="0.0138491345569491" calcext:value-type="float">
            <text:p>0.013849134556949</text:p>
          </table:table-cell>
          <table:table-cell office:value-type="float" office:value="0.115600520002024" calcext:value-type="float">
            <text:p>0.115600520002024</text:p>
          </table:table-cell>
          <table:table-cell/>
          <table:table-cell table:formula="of:=[.A491]*[.$L$1]" office:value-type="float" office:value="1.08677661418915" calcext:value-type="float">
            <text:p>1.08677661418915</text:p>
          </table:table-cell>
          <table:table-cell table:formula="of:=[.B491] * [.$L$2]" office:value-type="float" office:value="7.69225555550071" calcext:value-type="float">
            <text:p>7.69225555550071</text:p>
          </table:table-cell>
          <table:table-cell table:formula="of:=[.C491] * [.$L$3]" office:value-type="float" office:value="0.20599365220123" calcext:value-type="float">
            <text:p>0.20599365220123</text:p>
          </table:table-cell>
          <table:table-cell table:formula="of:= [.D491]*[.$L$4]" office:value-type="float" office:value="7.74749819495109" calcext:value-type="float">
            <text:p>7.74749819495109</text:p>
          </table:table-cell>
          <table:table-cell table:number-columns-repeated="13"/>
        </table:table-row>
        <table:table-row table:style-name="ro1">
          <table:table-cell office:value-type="float" office:value="6.14884662628174" calcext:value-type="float">
            <text:p>6.14884662628174</text:p>
          </table:table-cell>
          <table:table-cell office:value-type="float" office:value="2.31871721407751" calcext:value-type="float">
            <text:p>2.31871721407751</text:p>
          </table:table-cell>
          <table:table-cell office:value-type="float" office:value="0.130130469799042" calcext:value-type="float">
            <text:p>0.130130469799042</text:p>
          </table:table-cell>
          <table:table-cell office:value-type="float" office:value="0.115636332113955" calcext:value-type="float">
            <text:p>0.115636332113955</text:p>
          </table:table-cell>
          <table:table-cell/>
          <table:table-cell table:formula="of:=[.A492]*[.$L$1]" office:value-type="float" office:value="6.14884662628174" calcext:value-type="float">
            <text:p>6.14884662628174</text:p>
          </table:table-cell>
          <table:table-cell table:formula="of:=[.B492] * [.$L$2]" office:value-type="float" office:value="7.6966430565826" calcext:value-type="float">
            <text:p>7.6966430565826</text:p>
          </table:table-cell>
          <table:table-cell table:formula="of:=[.C492] * [.$L$3]" office:value-type="float" office:value="1.93557587489219" calcext:value-type="float">
            <text:p>1.93557587489219</text:p>
          </table:table-cell>
          <table:table-cell table:formula="of:= [.D492]*[.$L$4]" office:value-type="float" office:value="7.74989830761958" calcext:value-type="float">
            <text:p>7.74989830761958</text:p>
          </table:table-cell>
          <table:table-cell table:number-columns-repeated="13"/>
        </table:table-row>
        <table:table-row table:style-name="ro1">
          <table:table-cell office:value-type="float" office:value="0.993191123008728" calcext:value-type="float">
            <text:p>0.993191123008728</text:p>
          </table:table-cell>
          <table:table-cell office:value-type="float" office:value="2.31798571899029" calcext:value-type="float">
            <text:p>2.31798571899029</text:p>
          </table:table-cell>
          <table:table-cell office:value-type="float" office:value="0.101395606994629" calcext:value-type="float">
            <text:p>0.101395606994629</text:p>
          </table:table-cell>
          <table:table-cell office:value-type="float" office:value="0.115630855167484" calcext:value-type="float">
            <text:p>0.115630855167484</text:p>
          </table:table-cell>
          <table:table-cell/>
          <table:table-cell table:formula="of:=[.A493]*[.$L$1]" office:value-type="float" office:value="0.993191123008728" calcext:value-type="float">
            <text:p>0.993191123008728</text:p>
          </table:table-cell>
          <table:table-cell table:formula="of:=[.B493] * [.$L$2]" office:value-type="float" office:value="7.69421496550283" calcext:value-type="float">
            <text:p>7.69421496550283</text:p>
          </table:table-cell>
          <table:table-cell table:formula="of:=[.C493] * [.$L$3]" office:value-type="float" office:value="1.50817015432229" calcext:value-type="float">
            <text:p>1.50817015432229</text:p>
          </table:table-cell>
          <table:table-cell table:formula="of:= [.D493]*[.$L$4]" office:value-type="float" office:value="7.74953124497232" calcext:value-type="float">
            <text:p>7.74953124497232</text:p>
          </table:table-cell>
          <table:table-cell table:number-columns-repeated="13"/>
        </table:table-row>
        <table:table-row table:style-name="ro1">
          <table:table-cell office:value-type="float" office:value="43.3380889892578" calcext:value-type="float">
            <text:p>43.3380889892578</text:p>
          </table:table-cell>
          <table:table-cell office:value-type="float" office:value="2.3253625766112" calcext:value-type="float">
            <text:p>2.3253625766112</text:p>
          </table:table-cell>
          <table:table-cell office:value-type="float" office:value="0.444344609975815" calcext:value-type="float">
            <text:p>0.444344609975815</text:p>
          </table:table-cell>
          <table:table-cell office:value-type="float" office:value="0.115670506781039" calcext:value-type="float">
            <text:p>0.115670506781039</text:p>
          </table:table-cell>
          <table:table-cell/>
          <table:table-cell table:formula="of:=[.A494]*[.$L$1]" office:value-type="float" office:value="43.3380889892578" calcext:value-type="float">
            <text:p>43.3380889892578</text:p>
          </table:table-cell>
          <table:table-cell table:formula="of:=[.B494] * [.$L$2]" office:value-type="float" office:value="7.71870136670892" calcext:value-type="float">
            <text:p>7.71870136670892</text:p>
          </table:table-cell>
          <table:table-cell table:formula="of:=[.C494] * [.$L$3]" office:value-type="float" office:value="6.60923385995412" calcext:value-type="float">
            <text:p>6.60923385995412</text:p>
          </table:table-cell>
          <table:table-cell table:formula="of:= [.D494]*[.$L$4]" office:value-type="float" office:value="7.75218867942364" calcext:value-type="float">
            <text:p>7.75218867942364</text:p>
          </table:table-cell>
          <table:table-cell table:number-columns-repeated="13"/>
        </table:table-row>
        <table:table-row table:style-name="ro1">
          <table:table-cell office:value-type="float" office:value="0.868934392929077" calcext:value-type="float">
            <text:p>0.868934392929077</text:p>
          </table:table-cell>
          <table:table-cell office:value-type="float" office:value="2.32454713721728" calcext:value-type="float">
            <text:p>2.32454713721728</text:p>
          </table:table-cell>
          <table:table-cell office:value-type="float" office:value="0.0651880130171776" calcext:value-type="float">
            <text:p>0.065188013017178</text:p>
          </table:table-cell>
          <table:table-cell office:value-type="float" office:value="0.115646931791757" calcext:value-type="float">
            <text:p>0.115646931791757</text:p>
          </table:table-cell>
          <table:table-cell/>
          <table:table-cell table:formula="of:=[.A495]*[.$L$1]" office:value-type="float" office:value="0.868934392929077" calcext:value-type="float">
            <text:p>0.868934392929077</text:p>
          </table:table-cell>
          <table:table-cell table:formula="of:=[.B495] * [.$L$2]" office:value-type="float" office:value="7.71599463476629" calcext:value-type="float">
            <text:p>7.71599463476629</text:p>
          </table:table-cell>
          <table:table-cell table:formula="of:=[.C495] * [.$L$3]" office:value-type="float" office:value="0.969614153572631" calcext:value-type="float">
            <text:p>0.969614153572631</text:p>
          </table:table-cell>
          <table:table-cell table:formula="of:= [.D495]*[.$L$4]" office:value-type="float" office:value="7.75060869356459" calcext:value-type="float">
            <text:p>7.75060869356459</text:p>
          </table:table-cell>
          <table:table-cell table:number-columns-repeated="13"/>
        </table:table-row>
        <table:table-row table:style-name="ro1">
          <table:table-cell office:value-type="float" office:value="0.97086375951767" calcext:value-type="float">
            <text:p>0.97086375951767</text:p>
          </table:table-cell>
          <table:table-cell office:value-type="float" office:value="2.32381954414784" calcext:value-type="float">
            <text:p>2.32381954414784</text:p>
          </table:table-cell>
          <table:table-cell office:value-type="float" office:value="0.0344783551990986" calcext:value-type="float">
            <text:p>0.034478355199099</text:p>
          </table:table-cell>
          <table:table-cell office:value-type="float" office:value="0.11558465790929" calcext:value-type="float">
            <text:p>0.11558465790929</text:p>
          </table:table-cell>
          <table:table-cell/>
          <table:table-cell table:formula="of:=[.A496]*[.$L$1]" office:value-type="float" office:value="0.97086375951767" calcext:value-type="float">
            <text:p>0.97086375951767</text:p>
          </table:table-cell>
          <table:table-cell table:formula="of:=[.B496] * [.$L$2]" office:value-type="float" office:value="7.71357949586453" calcext:value-type="float">
            <text:p>7.71357949586453</text:p>
          </table:table-cell>
          <table:table-cell table:formula="of:=[.C496] * [.$L$3]" office:value-type="float" office:value="0.512835100283563" calcext:value-type="float">
            <text:p>0.512835100283563</text:p>
          </table:table-cell>
          <table:table-cell table:formula="of:= [.D496]*[.$L$4]" office:value-type="float" office:value="7.74643512417232" calcext:value-type="float">
            <text:p>7.74643512417232</text:p>
          </table:table-cell>
          <table:table-cell table:number-columns-repeated="13"/>
        </table:table-row>
        <table:table-row table:style-name="ro1">
          <table:table-cell office:value-type="float" office:value="1.31391823291779" calcext:value-type="float">
            <text:p>1.31391823291779</text:p>
          </table:table-cell>
          <table:table-cell office:value-type="float" office:value="2.3240900383217" calcext:value-type="float">
            <text:p>2.3240900383217</text:p>
          </table:table-cell>
          <table:table-cell office:value-type="float" office:value="0.119936898350716" calcext:value-type="float">
            <text:p>0.119936898350716</text:p>
          </table:table-cell>
          <table:table-cell office:value-type="float" office:value="0.115594688278822" calcext:value-type="float">
            <text:p>0.115594688278822</text:p>
          </table:table-cell>
          <table:table-cell/>
          <table:table-cell table:formula="of:=[.A497]*[.$L$1]" office:value-type="float" office:value="1.31391823291779" calcext:value-type="float">
            <text:p>1.31391823291779</text:p>
          </table:table-cell>
          <table:table-cell table:formula="of:=[.B497] * [.$L$2]" office:value-type="float" office:value="7.71447736175884" calcext:value-type="float">
            <text:p>7.71447736175884</text:p>
          </table:table-cell>
          <table:table-cell table:formula="of:=[.C497] * [.$L$3]" office:value-type="float" office:value="1.78395549724474" calcext:value-type="float">
            <text:p>1.78395549724474</text:p>
          </table:table-cell>
          <table:table-cell table:formula="of:= [.D497]*[.$L$4]" office:value-type="float" office:value="7.74710735531667" calcext:value-type="float">
            <text:p>7.74710735531667</text:p>
          </table:table-cell>
          <table:table-cell table:number-columns-repeated="13"/>
        </table:table-row>
        <table:table-row table:style-name="ro1">
          <table:table-cell office:value-type="float" office:value="0.746235013008118" calcext:value-type="float">
            <text:p>0.746235013008118</text:p>
          </table:table-cell>
          <table:table-cell office:value-type="float" office:value="2.32339661404973" calcext:value-type="float">
            <text:p>2.32339661404973</text:p>
          </table:table-cell>
          <table:table-cell office:value-type="float" office:value="15.6191167831421" calcext:value-type="float">
            <text:p>15.6191167831421</text:p>
          </table:table-cell>
          <table:table-cell office:value-type="float" office:value="0.11700199903771" calcext:value-type="float">
            <text:p>0.11700199903771</text:p>
          </table:table-cell>
          <table:table-cell/>
          <table:table-cell table:formula="of:=[.A498]*[.$L$1]" office:value-type="float" office:value="0.746235013008118" calcext:value-type="float">
            <text:p>0.746235013008118</text:p>
          </table:table-cell>
          <table:table-cell table:formula="of:=[.B498] * [.$L$2]" office:value-type="float" office:value="7.71217564118863" calcext:value-type="float">
            <text:p>7.71217564118863</text:p>
          </table:table-cell>
          <table:table-cell table:formula="of:=[.C498] * [.$L$3]" office:value-type="float" office:value="232.320575490584" calcext:value-type="float">
            <text:p>232.320575490584</text:p>
          </table:table-cell>
          <table:table-cell table:formula="of:= [.D498]*[.$L$4]" office:value-type="float" office:value="7.84142473004843" calcext:value-type="float">
            <text:p>7.84142473004843</text:p>
          </table:table-cell>
          <table:table-cell table:number-columns-repeated="13"/>
        </table:table-row>
        <table:table-row table:style-name="ro1">
          <table:table-cell office:value-type="float" office:value="1.27916872501373" calcext:value-type="float">
            <text:p>1.27916872501373</text:p>
          </table:table-cell>
          <table:table-cell office:value-type="float" office:value="2.32320849797561" calcext:value-type="float">
            <text:p>2.32320849797561</text:p>
          </table:table-cell>
          <table:table-cell office:value-type="float" office:value="0.0612282752990723" calcext:value-type="float">
            <text:p>0.061228275299072</text:p>
          </table:table-cell>
          <table:table-cell office:value-type="float" office:value="0.116997754225307" calcext:value-type="float">
            <text:p>0.116997754225307</text:p>
          </table:table-cell>
          <table:table-cell/>
          <table:table-cell table:formula="of:=[.A499]*[.$L$1]" office:value-type="float" office:value="1.27916872501373" calcext:value-type="float">
            <text:p>1.27916872501373</text:p>
          </table:table-cell>
          <table:table-cell table:formula="of:=[.B499] * [.$L$2]" office:value-type="float" office:value="7.711551217362" calcext:value-type="float">
            <text:p>7.711551217362</text:p>
          </table:table-cell>
          <table:table-cell table:formula="of:=[.C499] * [.$L$3]" office:value-type="float" office:value="0.910716550191184" calcext:value-type="float">
            <text:p>0.910716550191184</text:p>
          </table:table-cell>
          <table:table-cell table:formula="of:= [.D499]*[.$L$4]" office:value-type="float" office:value="7.84114024450782" calcext:value-type="float">
            <text:p>7.84114024450782</text:p>
          </table:table-cell>
          <table:table-cell table:number-columns-repeated="13"/>
        </table:table-row>
        <table:table-row table:style-name="ro1">
          <table:table-cell office:value-type="float" office:value="1.31302285194397" calcext:value-type="float">
            <text:p>1.31302285194397</text:p>
          </table:table-cell>
          <table:table-cell office:value-type="float" office:value="2.3223297415853" calcext:value-type="float">
            <text:p>2.3223297415853</text:p>
          </table:table-cell>
          <table:table-cell office:value-type="float" office:value="0.720263481140137" calcext:value-type="float">
            <text:p>0.720263481140137</text:p>
          </table:table-cell>
          <table:table-cell office:value-type="float" office:value="0.117051943136178" calcext:value-type="float">
            <text:p>0.117051943136178</text:p>
          </table:table-cell>
          <table:table-cell/>
          <table:table-cell table:formula="of:=[.A500]*[.$L$1]" office:value-type="float" office:value="1.31302285194397" calcext:value-type="float">
            <text:p>1.31302285194397</text:p>
          </table:table-cell>
          <table:table-cell table:formula="of:=[.B500] * [.$L$2]" office:value-type="float" office:value="7.70863431389967" calcext:value-type="float">
            <text:p>7.70863431389967</text:p>
          </table:table-cell>
          <table:table-cell table:formula="of:=[.C500] * [.$L$3]" office:value-type="float" office:value="10.7132835208667" calcext:value-type="float">
            <text:p>10.7132835208667</text:p>
          </table:table-cell>
          <table:table-cell table:formula="of:= [.D500]*[.$L$4]" office:value-type="float" office:value="7.84477196250656" calcext:value-type="float">
            <text:p>7.84477196250656</text:p>
          </table:table-cell>
          <table:table-cell table:number-columns-repeated="13"/>
        </table:table-row>
        <table:table-row table:style-name="ro1">
          <table:table-cell office:value-type="float" office:value="2.41583776473999" calcext:value-type="float">
            <text:p>2.41583776473999</text:p>
          </table:table-cell>
          <table:table-cell office:value-type="float" office:value="2.32299437508184" calcext:value-type="float">
            <text:p>2.32299437508184</text:p>
          </table:table-cell>
          <table:table-cell office:value-type="float" office:value="0.0778323784470558" calcext:value-type="float">
            <text:p>0.077832378447056</text:p>
          </table:table-cell>
          <table:table-cell office:value-type="float" office:value="0.117049300013342" calcext:value-type="float">
            <text:p>0.117049300013342</text:p>
          </table:table-cell>
          <table:table-cell/>
          <table:table-cell table:formula="of:=[.A501]*[.$L$1]" office:value-type="float" office:value="2.41583776473999" calcext:value-type="float">
            <text:p>2.41583776473999</text:p>
          </table:table-cell>
          <table:table-cell table:formula="of:=[.B501] * [.$L$2]" office:value-type="float" office:value="7.7108404676968" calcext:value-type="float">
            <text:p>7.7108404676968</text:p>
          </table:table-cell>
          <table:table-cell table:formula="of:=[.C501] * [.$L$3]" office:value-type="float" office:value="1.15768792843249" calcext:value-type="float">
            <text:p>1.15768792843249</text:p>
          </table:table-cell>
          <table:table-cell table:formula="of:= [.D501]*[.$L$4]" office:value-type="float" office:value="7.84459482152659" calcext:value-type="float">
            <text:p>7.84459482152659</text:p>
          </table:table-cell>
          <table:table-cell table:number-columns-repeated="13"/>
        </table:table-row>
        <table:table-row table:style-name="ro1">
          <table:table-cell office:value-type="float" office:value="0.659293174743652" calcext:value-type="float">
            <text:p>0.659293174743652</text:p>
          </table:table-cell>
          <table:table-cell office:value-type="float" office:value="2.32205636294726" calcext:value-type="float">
            <text:p>2.32205636294726</text:p>
          </table:table-cell>
          <table:table-cell office:value-type="float" office:value="0.0554268956184387" calcext:value-type="float">
            <text:p>0.055426895618439</text:p>
          </table:table-cell>
          <table:table-cell office:value-type="float" office:value="0.117011935129418" calcext:value-type="float">
            <text:p>0.117011935129418</text:p>
          </table:table-cell>
          <table:table-cell/>
          <table:table-cell table:formula="of:=[.A502]*[.$L$1]" office:value-type="float" office:value="0.659293174743652" calcext:value-type="float">
            <text:p>0.659293174743652</text:p>
          </table:table-cell>
          <table:table-cell table:formula="of:=[.B502] * [.$L$2]" office:value-type="float" office:value="7.70772687344789" calcext:value-type="float">
            <text:p>7.70772687344789</text:p>
          </table:table-cell>
          <table:table-cell table:formula="of:=[.C502] * [.$L$3]" office:value-type="float" office:value="0.824426148194904" calcext:value-type="float">
            <text:p>0.824426148194904</text:p>
          </table:table-cell>
          <table:table-cell table:formula="of:= [.D502]*[.$L$4]" office:value-type="float" office:value="7.84209064273267" calcext:value-type="float">
            <text:p>7.84209064273267</text:p>
          </table:table-cell>
          <table:table-cell table:number-columns-repeated="13"/>
        </table:table-row>
        <table:table-row table:style-name="ro1">
          <table:table-cell office:value-type="float" office:value="0.917111098766327" calcext:value-type="float">
            <text:p>0.917111098766327</text:p>
          </table:table-cell>
          <table:table-cell office:value-type="float" office:value="2.32138260497393" calcext:value-type="float">
            <text:p>2.32138260497393</text:p>
          </table:table-cell>
          <table:table-cell office:value-type="float" office:value="0.0587687492370606" calcext:value-type="float">
            <text:p>0.058768749237061</text:p>
          </table:table-cell>
          <table:table-cell office:value-type="float" office:value="0.116990859216331" calcext:value-type="float">
            <text:p>0.116990859216331</text:p>
          </table:table-cell>
          <table:table-cell/>
          <table:table-cell table:formula="of:=[.A503]*[.$L$1]" office:value-type="float" office:value="0.917111098766327" calcext:value-type="float">
            <text:p>0.917111098766327</text:p>
          </table:table-cell>
          <table:table-cell table:formula="of:=[.B503] * [.$L$2]" office:value-type="float" office:value="7.70549043228301" calcext:value-type="float">
            <text:p>7.70549043228301</text:p>
          </table:table-cell>
          <table:table-cell table:formula="of:=[.C503] * [.$L$3]" office:value-type="float" office:value="0.874133270989547" calcext:value-type="float">
            <text:p>0.874133270989547</text:p>
          </table:table-cell>
          <table:table-cell table:formula="of:= [.D503]*[.$L$4]" office:value-type="float" office:value="7.84067814390831" calcext:value-type="float">
            <text:p>7.84067814390831</text:p>
          </table:table-cell>
          <table:table-cell table:number-columns-repeated="13"/>
        </table:table-row>
        <table:table-row table:style-name="ro1">
          <table:table-cell office:value-type="float" office:value="0.972970366477966" calcext:value-type="float">
            <text:p>0.972970366477966</text:p>
          </table:table-cell>
          <table:table-cell office:value-type="float" office:value="2.32041423430617" calcext:value-type="float">
            <text:p>2.32041423430617</text:p>
          </table:table-cell>
          <table:table-cell office:value-type="float" office:value="0.065022274851799" calcext:value-type="float">
            <text:p>0.065022274851799</text:p>
          </table:table-cell>
          <table:table-cell office:value-type="float" office:value="0.116903689514499" calcext:value-type="float">
            <text:p>0.116903689514499</text:p>
          </table:table-cell>
          <table:table-cell/>
          <table:table-cell table:formula="of:=[.A504]*[.$L$1]" office:value-type="float" office:value="0.972970366477966" calcext:value-type="float">
            <text:p>0.972970366477966</text:p>
          </table:table-cell>
          <table:table-cell table:formula="of:=[.B504] * [.$L$2]" office:value-type="float" office:value="7.70227606731821" calcext:value-type="float">
            <text:p>7.70227606731821</text:p>
          </table:table-cell>
          <table:table-cell table:formula="of:=[.C504] * [.$L$3]" office:value-type="float" office:value="0.96714894465614" calcext:value-type="float">
            <text:p>0.96714894465614</text:p>
          </table:table-cell>
          <table:table-cell table:formula="of:= [.D504]*[.$L$4]" office:value-type="float" office:value="7.83483606718071" calcext:value-type="float">
            <text:p>7.83483606718071</text:p>
          </table:table-cell>
          <table:table-cell table:number-columns-repeated="13"/>
        </table:table-row>
        <table:table-row table:style-name="ro1">
          <table:table-cell office:value-type="float" office:value="1.92707049846649" calcext:value-type="float">
            <text:p>1.92707049846649</text:p>
          </table:table-cell>
          <table:table-cell office:value-type="float" office:value="2.32049656402453" calcext:value-type="float">
            <text:p>2.32049656402453</text:p>
          </table:table-cell>
          <table:table-cell office:value-type="float" office:value="3.53473949432373" calcext:value-type="float">
            <text:p>3.53473949432373</text:p>
          </table:table-cell>
          <table:table-cell office:value-type="float" office:value="0.117348589587849" calcext:value-type="float">
            <text:p>0.117348589587849</text:p>
          </table:table-cell>
          <table:table-cell/>
          <table:table-cell table:formula="of:=[.A505]*[.$L$1]" office:value-type="float" office:value="1.92707049846649" calcext:value-type="float">
            <text:p>1.92707049846649</text:p>
          </table:table-cell>
          <table:table-cell table:formula="of:=[.B505] * [.$L$2]" office:value-type="float" office:value="7.70254934879097" calcext:value-type="float">
            <text:p>7.70254934879097</text:p>
          </table:table-cell>
          <table:table-cell table:formula="of:=[.C505] * [.$L$3]" office:value-type="float" office:value="52.5761299394924" calcext:value-type="float">
            <text:p>52.5761299394924</text:p>
          </table:table-cell>
          <table:table-cell table:formula="of:= [.D505]*[.$L$4]" office:value-type="float" office:value="7.86465308284082" calcext:value-type="float">
            <text:p>7.86465308284082</text:p>
          </table:table-cell>
          <table:table-cell table:number-columns-repeated="13"/>
        </table:table-row>
        <table:table-row table:style-name="ro1">
          <table:table-cell office:value-type="float" office:value="3.89991140365601" calcext:value-type="float">
            <text:p>3.89991140365601</text:p>
          </table:table-cell>
          <table:table-cell office:value-type="float" office:value="2.32003160437904" calcext:value-type="float">
            <text:p>2.32003160437904</text:p>
          </table:table-cell>
          <table:table-cell office:value-type="float" office:value="0.0992505326867104" calcext:value-type="float">
            <text:p>0.09925053268671</text:p>
          </table:table-cell>
          <table:table-cell office:value-type="float" office:value="0.11728393474319" calcext:value-type="float">
            <text:p>0.11728393474319</text:p>
          </table:table-cell>
          <table:table-cell/>
          <table:table-cell table:formula="of:=[.A506]*[.$L$1]" office:value-type="float" office:value="3.89991140365601" calcext:value-type="float">
            <text:p>3.89991140365601</text:p>
          </table:table-cell>
          <table:table-cell table:formula="of:=[.B506] * [.$L$2]" office:value-type="float" office:value="7.70100598317257" calcext:value-type="float">
            <text:p>7.70100598317257</text:p>
          </table:table-cell>
          <table:table-cell table:formula="of:=[.C506] * [.$L$3]" office:value-type="float" office:value="1.47626406740299" calcext:value-type="float">
            <text:p>1.47626406740299</text:p>
          </table:table-cell>
          <table:table-cell table:formula="of:= [.D506]*[.$L$4]" office:value-type="float" office:value="7.86031994236461" calcext:value-type="float">
            <text:p>7.86031994236461</text:p>
          </table:table-cell>
          <table:table-cell table:number-columns-repeated="13"/>
        </table:table-row>
        <table:table-row table:style-name="ro1">
          <table:table-cell office:value-type="float" office:value="1.57355034351349" calcext:value-type="float">
            <text:p>1.57355034351349</text:p>
          </table:table-cell>
          <table:table-cell office:value-type="float" office:value="2.31973382316402" calcext:value-type="float">
            <text:p>2.31973382316402</text:p>
          </table:table-cell>
          <table:table-cell office:value-type="float" office:value="0.0533341467380524" calcext:value-type="float">
            <text:p>0.053334146738052</text:p>
          </table:table-cell>
          <table:table-cell office:value-type="float" office:value="0.11725651517527" calcext:value-type="float">
            <text:p>0.11725651517527</text:p>
          </table:table-cell>
          <table:table-cell/>
          <table:table-cell table:formula="of:=[.A507]*[.$L$1]" office:value-type="float" office:value="1.57355034351349" calcext:value-type="float">
            <text:p>1.57355034351349</text:p>
          </table:table-cell>
          <table:table-cell table:formula="of:=[.B507] * [.$L$2]" office:value-type="float" office:value="7.70001754193139" calcext:value-type="float">
            <text:p>7.70001754193139</text:p>
          </table:table-cell>
          <table:table-cell table:formula="of:=[.C507] * [.$L$3]" office:value-type="float" office:value="0.793298355823611" calcext:value-type="float">
            <text:p>0.793298355823611</text:p>
          </table:table-cell>
          <table:table-cell table:formula="of:= [.D507]*[.$L$4]" office:value-type="float" office:value="7.85848229446331" calcext:value-type="float">
            <text:p>7.85848229446331</text:p>
          </table:table-cell>
          <table:table-cell table:number-columns-repeated="13"/>
        </table:table-row>
        <table:table-row table:style-name="ro1">
          <table:table-cell office:value-type="float" office:value="0.82556939125061" calcext:value-type="float">
            <text:p>0.82556939125061</text:p>
          </table:table-cell>
          <table:table-cell office:value-type="float" office:value="2.31851633665212" calcext:value-type="float">
            <text:p>2.31851633665212</text:p>
          </table:table-cell>
          <table:table-cell office:value-type="float" office:value="0.0418208949267864" calcext:value-type="float">
            <text:p>0.041820894926787</text:p>
          </table:table-cell>
          <table:table-cell office:value-type="float" office:value="0.117215368242234" calcext:value-type="float">
            <text:p>0.117215368242234</text:p>
          </table:table-cell>
          <table:table-cell/>
          <table:table-cell table:formula="of:=[.A508]*[.$L$1]" office:value-type="float" office:value="0.82556939125061" calcext:value-type="float">
            <text:p>0.82556939125061</text:p>
          </table:table-cell>
          <table:table-cell table:formula="of:=[.B508] * [.$L$2]" office:value-type="float" office:value="7.69597627331469" calcext:value-type="float">
            <text:p>7.69597627331469</text:p>
          </table:table-cell>
          <table:table-cell table:formula="of:=[.C508] * [.$L$3]" office:value-type="float" office:value="0.622048897630928" calcext:value-type="float">
            <text:p>0.622048897630928</text:p>
          </table:table-cell>
          <table:table-cell table:formula="of:= [.D508]*[.$L$4]" office:value-type="float" office:value="7.8557246443298" calcext:value-type="float">
            <text:p>7.8557246443298</text:p>
          </table:table-cell>
          <table:table-cell table:number-columns-repeated="13"/>
        </table:table-row>
        <table:table-row table:style-name="ro1">
          <table:table-cell office:value-type="float" office:value="1.40190660953522" calcext:value-type="float">
            <text:p>1.40190660953522</text:p>
          </table:table-cell>
          <table:table-cell office:value-type="float" office:value="2.31833358313362" calcext:value-type="float">
            <text:p>2.31833358313362</text:p>
          </table:table-cell>
          <table:table-cell office:value-type="float" office:value="0.0671001896262169" calcext:value-type="float">
            <text:p>0.067100189626217</text:p>
          </table:table-cell>
          <table:table-cell office:value-type="float" office:value="0.117186173801902" calcext:value-type="float">
            <text:p>0.117186173801902</text:p>
          </table:table-cell>
          <table:table-cell/>
          <table:table-cell table:formula="of:=[.A509]*[.$L$1]" office:value-type="float" office:value="1.40190660953522" calcext:value-type="float">
            <text:p>1.40190660953522</text:p>
          </table:table-cell>
          <table:table-cell table:formula="of:=[.B509] * [.$L$2]" office:value-type="float" office:value="7.69536964970802" calcext:value-type="float">
            <text:p>7.69536964970802</text:p>
          </table:table-cell>
          <table:table-cell table:formula="of:=[.C509] * [.$L$3]" office:value-type="float" office:value="0.998056092794899" calcext:value-type="float">
            <text:p>0.998056092794899</text:p>
          </table:table-cell>
          <table:table-cell table:formula="of:= [.D509]*[.$L$4]" office:value-type="float" office:value="7.85376804522651" calcext:value-type="float">
            <text:p>7.85376804522651</text:p>
          </table:table-cell>
          <table:table-cell table:number-columns-repeated="13"/>
        </table:table-row>
        <table:table-row table:style-name="ro1">
          <table:table-cell office:value-type="float" office:value="0.784406125545502" calcext:value-type="float">
            <text:p>0.784406125545502</text:p>
          </table:table-cell>
          <table:table-cell office:value-type="float" office:value="2.3174774718114" calcext:value-type="float">
            <text:p>2.3174774718114</text:p>
          </table:table-cell>
          <table:table-cell office:value-type="float" office:value="0.0173165258020163" calcext:value-type="float">
            <text:p>0.017316525802016</text:p>
          </table:table-cell>
          <table:table-cell office:value-type="float" office:value="0.117107654542452" calcext:value-type="float">
            <text:p>0.117107654542452</text:p>
          </table:table-cell>
          <table:table-cell/>
          <table:table-cell table:formula="of:=[.A510]*[.$L$1]" office:value-type="float" office:value="0.784406125545502" calcext:value-type="float">
            <text:p>0.784406125545502</text:p>
          </table:table-cell>
          <table:table-cell table:formula="of:=[.B510] * [.$L$2]" office:value-type="float" office:value="7.69252791324107" calcext:value-type="float">
            <text:p>7.69252791324107</text:p>
          </table:table-cell>
          <table:table-cell table:formula="of:=[.C510] * [.$L$3]" office:value-type="float" office:value="0.257568036379882" calcext:value-type="float">
            <text:p>0.257568036379882</text:p>
          </table:table-cell>
          <table:table-cell table:formula="of:= [.D510]*[.$L$4]" office:value-type="float" office:value="7.84850571750645" calcext:value-type="float">
            <text:p>7.84850571750645</text:p>
          </table:table-cell>
          <table:table-cell table:number-columns-repeated="13"/>
        </table:table-row>
        <table:table-row table:style-name="ro1">
          <table:table-cell office:value-type="float" office:value="1.10652983188629" calcext:value-type="float">
            <text:p>1.10652983188629</text:p>
          </table:table-cell>
          <table:table-cell office:value-type="float" office:value="2.31632497364223" calcext:value-type="float">
            <text:p>2.31632497364223</text:p>
          </table:table-cell>
          <table:table-cell office:value-type="float" office:value="0.0788666158914566" calcext:value-type="float">
            <text:p>0.078866615891457</text:p>
          </table:table-cell>
          <table:table-cell office:value-type="float" office:value="0.117096955473957" calcext:value-type="float">
            <text:p>0.117096955473957</text:p>
          </table:table-cell>
          <table:table-cell/>
          <table:table-cell table:formula="of:=[.A511]*[.$L$1]" office:value-type="float" office:value="1.10652983188629" calcext:value-type="float">
            <text:p>1.10652983188629</text:p>
          </table:table-cell>
          <table:table-cell table:formula="of:=[.B511] * [.$L$2]" office:value-type="float" office:value="7.68870236393403" calcext:value-type="float">
            <text:p>7.68870236393403</text:p>
          </table:table-cell>
          <table:table-cell table:formula="of:=[.C511] * [.$L$3]" office:value-type="float" office:value="1.17307129751879" calcext:value-type="float">
            <text:p>1.17307129751879</text:p>
          </table:table-cell>
          <table:table-cell table:formula="of:= [.D511]*[.$L$4]" office:value-type="float" office:value="7.84778867043907" calcext:value-type="float">
            <text:p>7.84778867043907</text:p>
          </table:table-cell>
          <table:table-cell table:number-columns-repeated="13"/>
        </table:table-row>
        <table:table-row table:style-name="ro1">
          <table:table-cell office:value-type="float" office:value="0.849016427993774" calcext:value-type="float">
            <text:p>0.849016427993774</text:p>
          </table:table-cell>
          <table:table-cell office:value-type="float" office:value="2.31566681281522" calcext:value-type="float">
            <text:p>2.31566681281522</text:p>
          </table:table-cell>
          <table:table-cell office:value-type="float" office:value="0.0627859309315682" calcext:value-type="float">
            <text:p>0.062785930931568</text:p>
          </table:table-cell>
          <table:table-cell office:value-type="float" office:value="0.117041328796694" calcext:value-type="float">
            <text:p>0.117041328796694</text:p>
          </table:table-cell>
          <table:table-cell/>
          <table:table-cell table:formula="of:=[.A512]*[.$L$1]" office:value-type="float" office:value="0.849016427993774" calcext:value-type="float">
            <text:p>0.849016427993774</text:p>
          </table:table-cell>
          <table:table-cell table:formula="of:=[.B512] * [.$L$2]" office:value-type="float" office:value="7.68651769521785" calcext:value-type="float">
            <text:p>7.68651769521785</text:p>
          </table:table-cell>
          <table:table-cell table:formula="of:=[.C512] * [.$L$3]" office:value-type="float" office:value="0.933885302815415" calcext:value-type="float">
            <text:p>0.933885302815415</text:p>
          </table:table-cell>
          <table:table-cell table:formula="of:= [.D512]*[.$L$4]" office:value-type="float" office:value="7.84406059394188" calcext:value-type="float">
            <text:p>7.84406059394188</text:p>
          </table:table-cell>
          <table:table-cell table:number-columns-repeated="13"/>
        </table:table-row>
        <table:table-row table:style-name="ro1">
          <table:table-cell office:value-type="float" office:value="1.09731245040894" calcext:value-type="float">
            <text:p>1.09731245040894</text:p>
          </table:table-cell>
          <table:table-cell office:value-type="float" office:value="2.31493938661206" calcext:value-type="float">
            <text:p>2.31493938661206</text:p>
          </table:table-cell>
          <table:table-cell office:value-type="float" office:value="0.061461865901947" calcext:value-type="float">
            <text:p>0.061461865901947</text:p>
          </table:table-cell>
          <table:table-cell office:value-type="float" office:value="0.116996108250621" calcext:value-type="float">
            <text:p>0.116996108250621</text:p>
          </table:table-cell>
          <table:table-cell/>
          <table:table-cell table:formula="of:=[.A513]*[.$L$1]" office:value-type="float" office:value="1.09731245040894" calcext:value-type="float">
            <text:p>1.09731245040894</text:p>
          </table:table-cell>
          <table:table-cell table:formula="of:=[.B513] * [.$L$2]" office:value-type="float" office:value="7.68410311020432" calcext:value-type="float">
            <text:p>7.68410311020432</text:p>
          </table:table-cell>
          <table:table-cell table:formula="of:=[.C513] * [.$L$3]" office:value-type="float" office:value="0.914191004223542" calcext:value-type="float">
            <text:p>0.914191004223542</text:p>
          </table:table-cell>
          <table:table-cell table:formula="of:= [.D513]*[.$L$4]" office:value-type="float" office:value="7.84102993197714" calcext:value-type="float">
            <text:p>7.84102993197714</text:p>
          </table:table-cell>
          <table:table-cell table:number-columns-repeated="13"/>
        </table:table-row>
        <table:table-row table:style-name="ro1">
          <table:table-cell office:value-type="float" office:value="1.37566614151001" calcext:value-type="float">
            <text:p>1.37566614151001</text:p>
          </table:table-cell>
          <table:table-cell office:value-type="float" office:value="2.31476752465369" calcext:value-type="float">
            <text:p>2.31476752465369</text:p>
          </table:table-cell>
          <table:table-cell office:value-type="float" office:value="0.0639546811580658" calcext:value-type="float">
            <text:p>0.063954681158066</text:p>
          </table:table-cell>
          <table:table-cell office:value-type="float" office:value="0.116972231460143" calcext:value-type="float">
            <text:p>0.116972231460143</text:p>
          </table:table-cell>
          <table:table-cell/>
          <table:table-cell table:formula="of:=[.A514]*[.$L$1]" office:value-type="float" office:value="1.37566614151001" calcext:value-type="float">
            <text:p>1.37566614151001</text:p>
          </table:table-cell>
          <table:table-cell table:formula="of:=[.B514] * [.$L$2]" office:value-type="float" office:value="7.68353263954039" calcext:value-type="float">
            <text:p>7.68353263954039</text:p>
          </table:table-cell>
          <table:table-cell table:formula="of:=[.C514] * [.$L$3]" office:value-type="float" office:value="0.951269430803865" calcext:value-type="float">
            <text:p>0.951269430803865</text:p>
          </table:table-cell>
          <table:table-cell table:formula="of:= [.D514]*[.$L$4]" office:value-type="float" office:value="7.83942971952891" calcext:value-type="float">
            <text:p>7.83942971952891</text:p>
          </table:table-cell>
          <table:table-cell table:number-columns-repeated="13"/>
        </table:table-row>
        <table:table-row table:style-name="ro1">
          <table:table-cell office:value-type="float" office:value="0.891259670257568" calcext:value-type="float">
            <text:p>0.891259670257568</text:p>
          </table:table-cell>
          <table:table-cell office:value-type="float" office:value="2.3140423032265" calcext:value-type="float">
            <text:p>2.3140423032265</text:p>
          </table:table-cell>
          <table:table-cell office:value-type="float" office:value="0.0816574618220329" calcext:value-type="float">
            <text:p>0.081657461822033</text:p>
          </table:table-cell>
          <table:table-cell office:value-type="float" office:value="0.116940812703346" calcext:value-type="float">
            <text:p>0.116940812703346</text:p>
          </table:table-cell>
          <table:table-cell/>
          <table:table-cell table:formula="of:=[.A515]*[.$L$1]" office:value-type="float" office:value="0.891259670257568" calcext:value-type="float">
            <text:p>0.891259670257568</text:p>
          </table:table-cell>
          <table:table-cell table:formula="of:=[.B515] * [.$L$2]" office:value-type="float" office:value="7.68112537295859" calcext:value-type="float">
            <text:p>7.68112537295859</text:p>
          </table:table-cell>
          <table:table-cell table:formula="of:=[.C515] * [.$L$3]" office:value-type="float" office:value="1.2145826673164" calcext:value-type="float">
            <text:p>1.2145826673164</text:p>
          </table:table-cell>
          <table:table-cell table:formula="of:= [.D515]*[.$L$4]" office:value-type="float" office:value="7.83732404767236" calcext:value-type="float">
            <text:p>7.83732404767236</text:p>
          </table:table-cell>
          <table:table-cell table:number-columns-repeated="13"/>
        </table:table-row>
        <table:table-row table:style-name="ro1">
          <table:table-cell office:value-type="float" office:value="1.08018338680267" calcext:value-type="float">
            <text:p>1.08018338680267</text:p>
          </table:table-cell>
          <table:table-cell office:value-type="float" office:value="2.31334560785372" calcext:value-type="float">
            <text:p>2.31334560785372</text:p>
          </table:table-cell>
          <table:table-cell office:value-type="float" office:value="0.0665933638811112" calcext:value-type="float">
            <text:p>0.066593363881111</text:p>
          </table:table-cell>
          <table:table-cell office:value-type="float" office:value="0.116916899730723" calcext:value-type="float">
            <text:p>0.116916899730723</text:p>
          </table:table-cell>
          <table:table-cell/>
          <table:table-cell table:formula="of:=[.A516]*[.$L$1]" office:value-type="float" office:value="1.08018338680267" calcext:value-type="float">
            <text:p>1.08018338680267</text:p>
          </table:table-cell>
          <table:table-cell table:formula="of:=[.B516] * [.$L$2]" office:value-type="float" office:value="7.67881279444712" calcext:value-type="float">
            <text:p>7.67881279444712</text:p>
          </table:table-cell>
          <table:table-cell table:formula="of:=[.C516] * [.$L$3]" office:value-type="float" office:value="0.990517507200643" calcext:value-type="float">
            <text:p>0.990517507200643</text:p>
          </table:table-cell>
          <table:table-cell table:formula="of:= [.D516]*[.$L$4]" office:value-type="float" office:value="7.83572141031193" calcext:value-type="float">
            <text:p>7.83572141031193</text:p>
          </table:table-cell>
          <table:table-cell table:number-columns-repeated="13"/>
        </table:table-row>
        <table:table-row table:style-name="ro1">
          <table:table-cell office:value-type="float" office:value="1.87088990211487" calcext:value-type="float">
            <text:p>1.87088990211487</text:p>
          </table:table-cell>
          <table:table-cell office:value-type="float" office:value="2.31386821936892" calcext:value-type="float">
            <text:p>2.31386821936892</text:p>
          </table:table-cell>
          <table:table-cell office:value-type="float" office:value="0.0531691163778305" calcext:value-type="float">
            <text:p>0.053169116377831</text:p>
          </table:table-cell>
          <table:table-cell office:value-type="float" office:value="0.116771270138834" calcext:value-type="float">
            <text:p>0.116771270138834</text:p>
          </table:table-cell>
          <table:table-cell/>
          <table:table-cell table:formula="of:=[.A517]*[.$L$1]" office:value-type="float" office:value="1.87088990211487" calcext:value-type="float">
            <text:p>1.87088990211487</text:p>
          </table:table-cell>
          <table:table-cell table:formula="of:=[.B517] * [.$L$2]" office:value-type="float" office:value="7.68054752702484" calcext:value-type="float">
            <text:p>7.68054752702484</text:p>
          </table:table-cell>
          <table:table-cell table:formula="of:=[.C517] * [.$L$3]" office:value-type="float" office:value="0.790843674884062" calcext:value-type="float">
            <text:p>0.790843674884062</text:p>
          </table:table-cell>
          <table:table-cell table:formula="of:= [.D517]*[.$L$4]" office:value-type="float" office:value="7.82596137635823" calcext:value-type="float">
            <text:p>7.82596137635823</text:p>
          </table:table-cell>
          <table:table-cell table:number-columns-repeated="13"/>
        </table:table-row>
        <table:table-row table:style-name="ro1">
          <table:table-cell office:value-type="float" office:value="0.956281065940857" calcext:value-type="float">
            <text:p>0.956281065940857</text:p>
          </table:table-cell>
          <table:table-cell office:value-type="float" office:value="2.31233511583821" calcext:value-type="float">
            <text:p>2.31233511583821</text:p>
          </table:table-cell>
          <table:table-cell office:value-type="float" office:value="0.124362893402576" calcext:value-type="float">
            <text:p>0.124362893402576</text:p>
          </table:table-cell>
          <table:table-cell office:value-type="float" office:value="0.116744549964494" calcext:value-type="float">
            <text:p>0.116744549964494</text:p>
          </table:table-cell>
          <table:table-cell/>
          <table:table-cell table:formula="of:=[.A518]*[.$L$1]" office:value-type="float" office:value="0.956281065940857" calcext:value-type="float">
            <text:p>0.956281065940857</text:p>
          </table:table-cell>
          <table:table-cell table:formula="of:=[.B518] * [.$L$2]" office:value-type="float" office:value="7.67545861382186" calcext:value-type="float">
            <text:p>7.67545861382186</text:p>
          </table:table-cell>
          <table:table-cell table:formula="of:=[.C518] * [.$L$3]" office:value-type="float" office:value="1.84978826691048" calcext:value-type="float">
            <text:p>1.84978826691048</text:p>
          </table:table-cell>
          <table:table-cell table:formula="of:= [.D518]*[.$L$4]" office:value-type="float" office:value="7.82417060152032" calcext:value-type="float">
            <text:p>7.82417060152032</text:p>
          </table:table-cell>
          <table:table-cell table:number-columns-repeated="13"/>
        </table:table-row>
        <table:table-row table:style-name="ro1">
          <table:table-cell office:value-type="float" office:value="1.25971293449402" calcext:value-type="float">
            <text:p>1.25971293449402</text:p>
          </table:table-cell>
          <table:table-cell office:value-type="float" office:value="2.31199315544474" calcext:value-type="float">
            <text:p>2.31199315544474</text:p>
          </table:table-cell>
          <table:table-cell office:value-type="float" office:value="0.0603955425322056" calcext:value-type="float">
            <text:p>0.060395542532206</text:p>
          </table:table-cell>
          <table:table-cell office:value-type="float" office:value="0.116717296061188" calcext:value-type="float">
            <text:p>0.116717296061188</text:p>
          </table:table-cell>
          <table:table-cell/>
          <table:table-cell table:formula="of:=[.A519]*[.$L$1]" office:value-type="float" office:value="1.25971293449402" calcext:value-type="float">
            <text:p>1.25971293449402</text:p>
          </table:table-cell>
          <table:table-cell table:formula="of:=[.B519] * [.$L$2]" office:value-type="float" office:value="7.67432352625186" calcext:value-type="float">
            <text:p>7.67432352625186</text:p>
          </table:table-cell>
          <table:table-cell table:formula="of:=[.C519] * [.$L$3]" office:value-type="float" office:value="0.898330385319356" calcext:value-type="float">
            <text:p>0.898330385319356</text:p>
          </table:table-cell>
          <table:table-cell table:formula="of:= [.D519]*[.$L$4]" office:value-type="float" office:value="7.82234405639177" calcext:value-type="float">
            <text:p>7.82234405639177</text:p>
          </table:table-cell>
          <table:table-cell table:number-columns-repeated="13"/>
        </table:table-row>
        <table:table-row table:style-name="ro1">
          <table:table-cell office:value-type="float" office:value="0.916363775730133" calcext:value-type="float">
            <text:p>0.916363775730133</text:p>
          </table:table-cell>
          <table:table-cell office:value-type="float" office:value="2.31156534486771" calcext:value-type="float">
            <text:p>2.31156534486771</text:p>
          </table:table-cell>
          <table:table-cell office:value-type="float" office:value="0.071445032954216" calcext:value-type="float">
            <text:p>0.071445032954216</text:p>
          </table:table-cell>
          <table:table-cell office:value-type="float" office:value="0.116692147032998" calcext:value-type="float">
            <text:p>0.116692147032998</text:p>
          </table:table-cell>
          <table:table-cell/>
          <table:table-cell table:formula="of:=[.A520]*[.$L$1]" office:value-type="float" office:value="0.916363775730133" calcext:value-type="float">
            <text:p>0.916363775730133</text:p>
          </table:table-cell>
          <table:table-cell table:formula="of:=[.B520] * [.$L$2]" office:value-type="float" office:value="7.67290347153917" calcext:value-type="float">
            <text:p>7.67290347153917</text:p>
          </table:table-cell>
          <table:table-cell table:formula="of:=[.C520] * [.$L$3]" office:value-type="float" office:value="1.06268180219907" calcext:value-type="float">
            <text:p>1.06268180219907</text:p>
          </table:table-cell>
          <table:table-cell table:formula="of:= [.D520]*[.$L$4]" office:value-type="float" office:value="7.82065857910756" calcext:value-type="float">
            <text:p>7.82065857910756</text:p>
          </table:table-cell>
          <table:table-cell table:number-columns-repeated="13"/>
        </table:table-row>
        <table:table-row table:style-name="ro1">
          <table:table-cell office:value-type="float" office:value="0.95809131860733" calcext:value-type="float">
            <text:p>0.95809131860733</text:p>
          </table:table-cell>
          <table:table-cell office:value-type="float" office:value="2.31033474245887" calcext:value-type="float">
            <text:p>2.31033474245887</text:p>
          </table:table-cell>
          <table:table-cell office:value-type="float" office:value="0.0640051066875458" calcext:value-type="float">
            <text:p>0.064005106687546</text:p>
          </table:table-cell>
          <table:table-cell office:value-type="float" office:value="0.116653415923001" calcext:value-type="float">
            <text:p>0.116653415923001</text:p>
          </table:table-cell>
          <table:table-cell/>
          <table:table-cell table:formula="of:=[.A521]*[.$L$1]" office:value-type="float" office:value="0.95809131860733" calcext:value-type="float">
            <text:p>0.95809131860733</text:p>
          </table:table-cell>
          <table:table-cell table:formula="of:=[.B521] * [.$L$2]" office:value-type="float" office:value="7.66881866661864" calcext:value-type="float">
            <text:p>7.66881866661864</text:p>
          </table:table-cell>
          <table:table-cell table:formula="of:=[.C521] * [.$L$3]" office:value-type="float" office:value="0.952019466045348" calcext:value-type="float">
            <text:p>0.952019466045348</text:p>
          </table:table-cell>
          <table:table-cell table:formula="of:= [.D521]*[.$L$4]" office:value-type="float" office:value="7.81806283641721" calcext:value-type="float">
            <text:p>7.81806283641721</text:p>
          </table:table-cell>
          <table:table-cell table:number-columns-repeated="13"/>
        </table:table-row>
        <table:table-row table:style-name="ro1">
          <table:table-cell office:value-type="float" office:value="1.06977164745331" calcext:value-type="float">
            <text:p>1.06977164745331</text:p>
          </table:table-cell>
          <table:table-cell office:value-type="float" office:value="2.30872497218219" calcext:value-type="float">
            <text:p>2.30872497218219</text:p>
          </table:table-cell>
          <table:table-cell office:value-type="float" office:value="0.0605678148567677" calcext:value-type="float">
            <text:p>0.060567814856768</text:p>
          </table:table-cell>
          <table:table-cell office:value-type="float" office:value="0.116614515376732" calcext:value-type="float">
            <text:p>0.116614515376732</text:p>
          </table:table-cell>
          <table:table-cell/>
          <table:table-cell table:formula="of:=[.A522]*[.$L$1]" office:value-type="float" office:value="1.06977164745331" calcext:value-type="float">
            <text:p>1.06977164745331</text:p>
          </table:table-cell>
          <table:table-cell table:formula="of:=[.B522] * [.$L$2]" office:value-type="float" office:value="7.66347526935247" calcext:value-type="float">
            <text:p>7.66347526935247</text:p>
          </table:table-cell>
          <table:table-cell table:formula="of:=[.C522] * [.$L$3]" office:value-type="float" office:value="0.900892784086139" calcext:value-type="float">
            <text:p>0.900892784086139</text:p>
          </table:table-cell>
          <table:table-cell table:formula="of:= [.D522]*[.$L$4]" office:value-type="float" office:value="7.8154557381793" calcext:value-type="float">
            <text:p>7.8154557381793</text:p>
          </table:table-cell>
          <table:table-cell table:number-columns-repeated="13"/>
        </table:table-row>
        <table:table-row table:style-name="ro1">
          <table:table-cell office:value-type="float" office:value="1.09633409976959" calcext:value-type="float">
            <text:p>1.09633409976959</text:p>
          </table:table-cell>
          <table:table-cell office:value-type="float" office:value="2.30702652194946" calcext:value-type="float">
            <text:p>2.30702652194946</text:p>
          </table:table-cell>
          <table:table-cell office:value-type="float" office:value="0.0602442659437657" calcext:value-type="float">
            <text:p>0.060244265943766</text:p>
          </table:table-cell>
          <table:table-cell office:value-type="float" office:value="0.116581342994087" calcext:value-type="float">
            <text:p>0.116581342994087</text:p>
          </table:table-cell>
          <table:table-cell/>
          <table:table-cell table:formula="of:=[.A523]*[.$L$1]" office:value-type="float" office:value="1.09633409976959" calcext:value-type="float">
            <text:p>1.09633409976959</text:p>
          </table:table-cell>
          <table:table-cell table:formula="of:=[.B523] * [.$L$2]" office:value-type="float" office:value="7.65783751192725" calcext:value-type="float">
            <text:p>7.65783751192725</text:p>
          </table:table-cell>
          <table:table-cell table:formula="of:=[.C523] * [.$L$3]" office:value-type="float" office:value="0.896080279594905" calcext:value-type="float">
            <text:p>0.896080279594905</text:p>
          </table:table-cell>
          <table:table-cell table:formula="of:= [.D523]*[.$L$4]" office:value-type="float" office:value="7.81323253905648" calcext:value-type="float">
            <text:p>7.81323253905648</text:p>
          </table:table-cell>
          <table:table-cell table:number-columns-repeated="13"/>
        </table:table-row>
        <table:table-row table:style-name="ro1">
          <table:table-cell office:value-type="float" office:value="31.5987491607666" calcext:value-type="float">
            <text:p>31.5987491607666</text:p>
          </table:table-cell>
          <table:table-cell office:value-type="float" office:value="2.31218771574458" calcext:value-type="float">
            <text:p>2.31218771574458</text:p>
          </table:table-cell>
          <table:table-cell office:value-type="float" office:value="0.0418695136904717" calcext:value-type="float">
            <text:p>0.041869513690472</text:p>
          </table:table-cell>
          <table:table-cell office:value-type="float" office:value="0.116529913648988" calcext:value-type="float">
            <text:p>0.116529913648988</text:p>
          </table:table-cell>
          <table:table-cell/>
          <table:table-cell table:formula="of:=[.A524]*[.$L$1]" office:value-type="float" office:value="31.5987491607666" calcext:value-type="float">
            <text:p>31.5987491607666</text:p>
          </table:table-cell>
          <table:table-cell table:formula="of:=[.B524] * [.$L$2]" office:value-type="float" office:value="7.67496934074437" calcext:value-type="float">
            <text:p>7.67496934074437</text:p>
          </table:table-cell>
          <table:table-cell table:formula="of:=[.C524] * [.$L$3]" office:value-type="float" office:value="0.622772058826009" calcext:value-type="float">
            <text:p>0.622772058826009</text:p>
          </table:table-cell>
          <table:table-cell table:formula="of:= [.D524]*[.$L$4]" office:value-type="float" office:value="7.80978576599427" calcext:value-type="float">
            <text:p>7.80978576599427</text:p>
          </table:table-cell>
          <table:table-cell table:number-columns-repeated="13"/>
        </table:table-row>
        <table:table-row table:style-name="ro1">
          <table:table-cell office:value-type="float" office:value="0.838720738887787" calcext:value-type="float">
            <text:p>0.838720738887787</text:p>
          </table:table-cell>
          <table:table-cell office:value-type="float" office:value="2.31151119957205" calcext:value-type="float">
            <text:p>2.31151119957205</text:p>
          </table:table-cell>
          <table:table-cell office:value-type="float" office:value="0.0617112405598164" calcext:value-type="float">
            <text:p>0.061711240559816</text:p>
          </table:table-cell>
          <table:table-cell office:value-type="float" office:value="0.116489870059279" calcext:value-type="float">
            <text:p>0.116489870059279</text:p>
          </table:table-cell>
          <table:table-cell/>
          <table:table-cell table:formula="of:=[.A525]*[.$L$1]" office:value-type="float" office:value="0.838720738887787" calcext:value-type="float">
            <text:p>0.838720738887787</text:p>
          </table:table-cell>
          <table:table-cell table:formula="of:=[.B525] * [.$L$2]" office:value-type="float" office:value="7.67272374414018" calcext:value-type="float">
            <text:p>7.67272374414018</text:p>
          </table:table-cell>
          <table:table-cell table:formula="of:=[.C525] * [.$L$3]" office:value-type="float" office:value="0.917900232141698" calcext:value-type="float">
            <text:p>0.917900232141698</text:p>
          </table:table-cell>
          <table:table-cell table:formula="of:= [.D525]*[.$L$4]" office:value-type="float" office:value="7.80710206146607" calcext:value-type="float">
            <text:p>7.80710206146607</text:p>
          </table:table-cell>
          <table:table-cell table:number-columns-repeated="13"/>
        </table:table-row>
        <table:table-row table:style-name="ro1">
          <table:table-cell office:value-type="float" office:value="1.44920241832733" calcext:value-type="float">
            <text:p>1.44920241832733</text:p>
          </table:table-cell>
          <table:table-cell office:value-type="float" office:value="2.31086303002634" calcext:value-type="float">
            <text:p>2.31086303002634</text:p>
          </table:table-cell>
          <table:table-cell office:value-type="float" office:value="0.0648743435740471" calcext:value-type="float">
            <text:p>0.064874343574047</text:p>
          </table:table-cell>
          <table:table-cell office:value-type="float" office:value="0.116431021426727" calcext:value-type="float">
            <text:p>0.116431021426727</text:p>
          </table:table-cell>
          <table:table-cell/>
          <table:table-cell table:formula="of:=[.A526]*[.$L$1]" office:value-type="float" office:value="1.44920241832733" calcext:value-type="float">
            <text:p>1.44920241832733</text:p>
          </table:table-cell>
          <table:table-cell table:formula="of:=[.B526] * [.$L$2]" office:value-type="float" office:value="7.67057224002265" calcext:value-type="float">
            <text:p>7.67057224002265</text:p>
          </table:table-cell>
          <table:table-cell table:formula="of:=[.C526] * [.$L$3]" office:value-type="float" office:value="0.96494859747534" calcext:value-type="float">
            <text:p>0.96494859747534</text:p>
          </table:table-cell>
          <table:table-cell table:formula="of:= [.D526]*[.$L$4]" office:value-type="float" office:value="7.8031580508815" calcext:value-type="float">
            <text:p>7.8031580508815</text:p>
          </table:table-cell>
          <table:table-cell table:number-columns-repeated="13"/>
        </table:table-row>
        <table:table-row table:style-name="ro1">
          <table:table-cell office:value-type="float" office:value="64.2883911132813" calcext:value-type="float">
            <text:p>64.2883911132813</text:p>
          </table:table-cell>
          <table:table-cell office:value-type="float" office:value="2.32228785754536" calcext:value-type="float">
            <text:p>2.32228785754536</text:p>
          </table:table-cell>
          <table:table-cell office:value-type="float" office:value="0.0537302978336811" calcext:value-type="float">
            <text:p>0.053730297833681</text:p>
          </table:table-cell>
          <table:table-cell office:value-type="float" office:value="0.116392733231311" calcext:value-type="float">
            <text:p>0.116392733231311</text:p>
          </table:table-cell>
          <table:table-cell/>
          <table:table-cell table:formula="of:=[.A527]*[.$L$1]" office:value-type="float" office:value="64.2883911132813" calcext:value-type="float">
            <text:p>64.2883911132813</text:p>
          </table:table-cell>
          <table:table-cell table:formula="of:=[.B527] * [.$L$2]" office:value-type="float" office:value="7.70849528594782" calcext:value-type="float">
            <text:p>7.70849528594782</text:p>
          </table:table-cell>
          <table:table-cell table:formula="of:=[.C527] * [.$L$3]" office:value-type="float" office:value="0.799190753697032" calcext:value-type="float">
            <text:p>0.799190753697032</text:p>
          </table:table-cell>
          <table:table-cell table:formula="of:= [.D527]*[.$L$4]" office:value-type="float" office:value="7.80059199214001" calcext:value-type="float">
            <text:p>7.80059199214001</text:p>
          </table:table-cell>
          <table:table-cell table:number-columns-repeated="13"/>
        </table:table-row>
        <table:table-row table:style-name="ro1">
          <table:table-cell office:value-type="float" office:value="0.814532220363617" calcext:value-type="float">
            <text:p>0.814532220363617</text:p>
          </table:table-cell>
          <table:table-cell office:value-type="float" office:value="2.32168520108092" calcext:value-type="float">
            <text:p>2.32168520108092</text:p>
          </table:table-cell>
          <table:table-cell office:value-type="float" office:value="0.0652640387415886" calcext:value-type="float">
            <text:p>0.065264038741589</text:p>
          </table:table-cell>
          <table:table-cell office:value-type="float" office:value="0.116387799046476" calcext:value-type="float">
            <text:p>0.116387799046476</text:p>
          </table:table-cell>
          <table:table-cell/>
          <table:table-cell table:formula="of:=[.A528]*[.$L$1]" office:value-type="float" office:value="0.814532220363617" calcext:value-type="float">
            <text:p>0.814532220363617</text:p>
          </table:table-cell>
          <table:table-cell table:formula="of:=[.B528] * [.$L$2]" office:value-type="float" office:value="7.70649485585468" calcext:value-type="float">
            <text:p>7.70649485585468</text:p>
          </table:table-cell>
          <table:table-cell table:formula="of:=[.C528] * [.$L$3]" office:value-type="float" office:value="0.970744969116971" calcext:value-type="float">
            <text:p>0.970744969116971</text:p>
          </table:table-cell>
          <table:table-cell table:formula="of:= [.D528]*[.$L$4]" office:value-type="float" office:value="7.80026130514912" calcext:value-type="float">
            <text:p>7.80026130514912</text:p>
          </table:table-cell>
          <table:table-cell table:number-columns-repeated="13"/>
        </table:table-row>
        <table:table-row table:style-name="ro1">
          <table:table-cell office:value-type="float" office:value="3.53113126754761" calcext:value-type="float">
            <text:p>3.53113126754761</text:p>
          </table:table-cell>
          <table:table-cell office:value-type="float" office:value="2.32257899122353" calcext:value-type="float">
            <text:p>2.32257899122353</text:p>
          </table:table-cell>
          <table:table-cell office:value-type="float" office:value="0.43832066655159" calcext:value-type="float">
            <text:p>0.43832066655159</text:p>
          </table:table-cell>
          <table:table-cell office:value-type="float" office:value="0.116625661940622" calcext:value-type="float">
            <text:p>0.116625661940622</text:p>
          </table:table-cell>
          <table:table-cell/>
          <table:table-cell table:formula="of:=[.A529]*[.$L$1]" office:value-type="float" office:value="3.53113126754761" calcext:value-type="float">
            <text:p>3.53113126754761</text:p>
          </table:table-cell>
          <table:table-cell table:formula="of:=[.B529] * [.$L$2]" office:value-type="float" office:value="7.70946166166151" calcext:value-type="float">
            <text:p>7.70946166166151</text:p>
          </table:table-cell>
          <table:table-cell table:formula="of:=[.C529] * [.$L$3]" office:value-type="float" office:value="6.51963301872416" calcext:value-type="float">
            <text:p>6.51963301872416</text:p>
          </table:table-cell>
          <table:table-cell table:formula="of:= [.D529]*[.$L$4]" office:value-type="float" office:value="7.81620277619971" calcext:value-type="float">
            <text:p>7.81620277619971</text:p>
          </table:table-cell>
          <table:table-cell table:number-columns-repeated="13"/>
        </table:table-row>
        <table:table-row table:style-name="ro1">
          <table:table-cell office:value-type="float" office:value="2.38325786590576" calcext:value-type="float">
            <text:p>2.38325786590576</text:p>
          </table:table-cell>
          <table:table-cell office:value-type="float" office:value="2.32190442910809" calcext:value-type="float">
            <text:p>2.32190442910809</text:p>
          </table:table-cell>
          <table:table-cell office:value-type="float" office:value="0.093964233994484" calcext:value-type="float">
            <text:p>0.093964233994484</text:p>
          </table:table-cell>
          <table:table-cell office:value-type="float" office:value="0.116640373351263" calcext:value-type="float">
            <text:p>0.116640373351263</text:p>
          </table:table-cell>
          <table:table-cell/>
          <table:table-cell table:formula="of:=[.A530]*[.$L$1]" office:value-type="float" office:value="2.38325786590576" calcext:value-type="float">
            <text:p>2.38325786590576</text:p>
          </table:table-cell>
          <table:table-cell table:formula="of:=[.B530] * [.$L$2]" office:value-type="float" office:value="7.70722255126438" calcext:value-type="float">
            <text:p>7.70722255126438</text:p>
          </table:table-cell>
          <table:table-cell table:formula="of:=[.C530] * [.$L$3]" office:value-type="float" office:value="1.39763504045835" calcext:value-type="float">
            <text:p>1.39763504045835</text:p>
          </table:table-cell>
          <table:table-cell table:formula="of:= [.D530]*[.$L$4]" office:value-type="float" office:value="7.81718872874886" calcext:value-type="float">
            <text:p>7.81718872874886</text:p>
          </table:table-cell>
          <table:table-cell table:number-columns-repeated="13"/>
        </table:table-row>
        <table:table-row table:style-name="ro1">
          <table:table-cell office:value-type="float" office:value="1.0726912021637" calcext:value-type="float">
            <text:p>1.0726912021637</text:p>
          </table:table-cell>
          <table:table-cell office:value-type="float" office:value="2.32186068222561" calcext:value-type="float">
            <text:p>2.32186068222561</text:p>
          </table:table-cell>
          <table:table-cell office:value-type="float" office:value="0.041967935860157" calcext:value-type="float">
            <text:p>0.041967935860157</text:p>
          </table:table-cell>
          <table:table-cell office:value-type="float" office:value="0.116629360323697" calcext:value-type="float">
            <text:p>0.116629360323697</text:p>
          </table:table-cell>
          <table:table-cell/>
          <table:table-cell table:formula="of:=[.A531]*[.$L$1]" office:value-type="float" office:value="1.0726912021637" calcext:value-type="float">
            <text:p>1.0726912021637</text:p>
          </table:table-cell>
          <table:table-cell table:formula="of:=[.B531] * [.$L$2]" office:value-type="float" office:value="7.70707733987886" calcext:value-type="float">
            <text:p>7.70707733987886</text:p>
          </table:table-cell>
          <table:table-cell table:formula="of:=[.C531] * [.$L$3]" office:value-type="float" office:value="0.624236001724945" calcext:value-type="float">
            <text:p>0.624236001724945</text:p>
          </table:table-cell>
          <table:table-cell table:formula="of:= [.D531]*[.$L$4]" office:value-type="float" office:value="7.81645064027673" calcext:value-type="float">
            <text:p>7.81645064027673</text:p>
          </table:table-cell>
          <table:table-cell table:number-columns-repeated="13"/>
        </table:table-row>
        <table:table-row table:style-name="ro1">
          <table:table-cell office:value-type="float" office:value="7.1927924156189" calcext:value-type="float">
            <text:p>7.1927924156189</text:p>
          </table:table-cell>
          <table:table-cell office:value-type="float" office:value="2.32456786557282" calcext:value-type="float">
            <text:p>2.32456786557282</text:p>
          </table:table-cell>
          <table:table-cell office:value-type="float" office:value="0.0623797252774239" calcext:value-type="float">
            <text:p>0.062379725277424</text:p>
          </table:table-cell>
          <table:table-cell office:value-type="float" office:value="0.116616316473258" calcext:value-type="float">
            <text:p>0.116616316473258</text:p>
          </table:table-cell>
          <table:table-cell/>
          <table:table-cell table:formula="of:=[.A532]*[.$L$1]" office:value-type="float" office:value="7.1927924156189" calcext:value-type="float">
            <text:p>7.1927924156189</text:p>
          </table:table-cell>
          <table:table-cell table:formula="of:=[.B532] * [.$L$2]" office:value-type="float" office:value="7.71606343951433" calcext:value-type="float">
            <text:p>7.71606343951433</text:p>
          </table:table-cell>
          <table:table-cell table:formula="of:=[.C532] * [.$L$3]" office:value-type="float" office:value="0.927843352259018" calcext:value-type="float">
            <text:p>0.927843352259018</text:p>
          </table:table-cell>
          <table:table-cell table:formula="of:= [.D532]*[.$L$4]" office:value-type="float" office:value="7.8155764469104" calcext:value-type="float">
            <text:p>7.8155764469104</text:p>
          </table:table-cell>
          <table:table-cell table:number-columns-repeated="13"/>
        </table:table-row>
        <table:table-row table:style-name="ro1">
          <table:table-cell office:value-type="float" office:value="0.904357552528381" calcext:value-type="float">
            <text:p>0.904357552528381</text:p>
          </table:table-cell>
          <table:table-cell office:value-type="float" office:value="2.32343420402112" calcext:value-type="float">
            <text:p>2.32343420402112</text:p>
          </table:table-cell>
          <table:table-cell office:value-type="float" office:value="0.47994738817215" calcext:value-type="float">
            <text:p>0.47994738817215</text:p>
          </table:table-cell>
          <table:table-cell office:value-type="float" office:value="0.116743080372276" calcext:value-type="float">
            <text:p>0.116743080372276</text:p>
          </table:table-cell>
          <table:table-cell/>
          <table:table-cell table:formula="of:=[.A533]*[.$L$1]" office:value-type="float" office:value="0.904357552528381" calcext:value-type="float">
            <text:p>0.904357552528381</text:p>
          </table:table-cell>
          <table:table-cell table:formula="of:=[.B533] * [.$L$2]" office:value-type="float" office:value="7.71230041560724" calcext:value-type="float">
            <text:p>7.71230041560724</text:p>
          </table:table-cell>
          <table:table-cell table:formula="of:=[.C533] * [.$L$3]" office:value-type="float" office:value="7.13879375981757" calcext:value-type="float">
            <text:p>7.13879375981757</text:p>
          </table:table-cell>
          <table:table-cell table:formula="of:= [.D533]*[.$L$4]" office:value-type="float" office:value="7.82407211006838" calcext:value-type="float">
            <text:p>7.82407211006838</text:p>
          </table:table-cell>
          <table:table-cell table:number-columns-repeated="13"/>
        </table:table-row>
        <table:table-row table:style-name="ro1">
          <table:table-cell office:value-type="float" office:value="1.79450809955597" calcext:value-type="float">
            <text:p>1.79450809955597</text:p>
          </table:table-cell>
          <table:table-cell office:value-type="float" office:value="2.32440859297847" calcext:value-type="float">
            <text:p>2.32440859297847</text:p>
          </table:table-cell>
          <table:table-cell office:value-type="float" office:value="0.0487328618764877" calcext:value-type="float">
            <text:p>0.048732861876488</text:p>
          </table:table-cell>
          <table:table-cell office:value-type="float" office:value="0.11663577134941" calcext:value-type="float">
            <text:p>0.11663577134941</text:p>
          </table:table-cell>
          <table:table-cell/>
          <table:table-cell table:formula="of:=[.A534]*[.$L$1]" office:value-type="float" office:value="1.79450809955597" calcext:value-type="float">
            <text:p>1.79450809955597</text:p>
          </table:table-cell>
          <table:table-cell table:formula="of:=[.B534] * [.$L$2]" office:value-type="float" office:value="7.71553475740512" calcext:value-type="float">
            <text:p>7.71553475740512</text:p>
          </table:table-cell>
          <table:table-cell table:formula="of:=[.C534] * [.$L$3]" office:value-type="float" office:value="0.72485830496308" calcext:value-type="float">
            <text:p>0.72485830496308</text:p>
          </table:table-cell>
          <table:table-cell table:formula="of:= [.D534]*[.$L$4]" office:value-type="float" office:value="7.81688030452168" calcext:value-type="float">
            <text:p>7.81688030452168</text:p>
          </table:table-cell>
          <table:table-cell table:number-columns-repeated="13"/>
        </table:table-row>
        <table:table-row table:style-name="ro1">
          <table:table-cell office:value-type="float" office:value="0.837041616439819" calcext:value-type="float">
            <text:p>0.837041616439819</text:p>
          </table:table-cell>
          <table:table-cell office:value-type="float" office:value="2.32302020020776" calcext:value-type="float">
            <text:p>2.32302020020776</text:p>
          </table:table-cell>
          <table:table-cell office:value-type="float" office:value="0.0377703830599785" calcext:value-type="float">
            <text:p>0.037770383059979</text:p>
          </table:table-cell>
          <table:table-cell office:value-type="float" office:value="0.11657325344914" calcext:value-type="float">
            <text:p>0.11657325344914</text:p>
          </table:table-cell>
          <table:table-cell/>
          <table:table-cell table:formula="of:=[.A535]*[.$L$1]" office:value-type="float" office:value="0.837041616439819" calcext:value-type="float">
            <text:p>0.837041616439819</text:p>
          </table:table-cell>
          <table:table-cell table:formula="of:=[.B535] * [.$L$2]" office:value-type="float" office:value="7.71092619042956" calcext:value-type="float">
            <text:p>7.71092619042956</text:p>
          </table:table-cell>
          <table:table-cell table:formula="of:=[.C535] * [.$L$3]" office:value-type="float" office:value="0.56180110891192" calcext:value-type="float">
            <text:p>0.56180110891192</text:p>
          </table:table-cell>
          <table:table-cell table:formula="of:= [.D535]*[.$L$4]" office:value-type="float" office:value="7.81269038115899" calcext:value-type="float">
            <text:p>7.81269038115899</text:p>
          </table:table-cell>
          <table:table-cell table:number-columns-repeated="13"/>
        </table:table-row>
        <table:table-row table:style-name="ro1">
          <table:table-cell office:value-type="float" office:value="0.902854025363922" calcext:value-type="float">
            <text:p>0.902854025363922</text:p>
          </table:table-cell>
          <table:table-cell office:value-type="float" office:value="2.32246754824464" calcext:value-type="float">
            <text:p>2.32246754824464</text:p>
          </table:table-cell>
          <table:table-cell office:value-type="float" office:value="0.0468051433563232" calcext:value-type="float">
            <text:p>0.046805143356323</text:p>
          </table:table-cell>
          <table:table-cell office:value-type="float" office:value="0.116556336393077" calcext:value-type="float">
            <text:p>0.116556336393077</text:p>
          </table:table-cell>
          <table:table-cell/>
          <table:table-cell table:formula="of:=[.A536]*[.$L$1]" office:value-type="float" office:value="0.902854025363922" calcext:value-type="float">
            <text:p>0.902854025363922</text:p>
          </table:table-cell>
          <table:table-cell table:formula="of:=[.B536] * [.$L$2]" office:value-type="float" office:value="7.70909174297353" calcext:value-type="float">
            <text:p>7.70909174297353</text:p>
          </table:table-cell>
          <table:table-cell table:formula="of:=[.C536] * [.$L$3]" office:value-type="float" office:value="0.696185193531335" calcext:value-type="float">
            <text:p>0.696185193531335</text:p>
          </table:table-cell>
          <table:table-cell table:formula="of:= [.D536]*[.$L$4]" office:value-type="float" office:value="7.81155660718192" calcext:value-type="float">
            <text:p>7.81155660718192</text:p>
          </table:table-cell>
          <table:table-cell table:number-columns-repeated="13"/>
        </table:table-row>
        <table:table-row table:style-name="ro1">
          <table:table-cell office:value-type="float" office:value="0.900114238262177" calcext:value-type="float">
            <text:p>0.900114238262177</text:p>
          </table:table-cell>
          <table:table-cell office:value-type="float" office:value="2.32193783281317" calcext:value-type="float">
            <text:p>2.32193783281317</text:p>
          </table:table-cell>
          <table:table-cell office:value-type="float" office:value="0.0508267730474472" calcext:value-type="float">
            <text:p>0.050826773047447</text:p>
          </table:table-cell>
          <table:table-cell office:value-type="float" office:value="0.116541320013167" calcext:value-type="float">
            <text:p>0.116541320013167</text:p>
          </table:table-cell>
          <table:table-cell/>
          <table:table-cell table:formula="of:=[.A537]*[.$L$1]" office:value-type="float" office:value="0.900114238262177" calcext:value-type="float">
            <text:p>0.900114238262177</text:p>
          </table:table-cell>
          <table:table-cell table:formula="of:=[.B537] * [.$L$2]" office:value-type="float" office:value="7.70733342998353" calcext:value-type="float">
            <text:p>7.70733342998353</text:p>
          </table:table-cell>
          <table:table-cell table:formula="of:=[.C537] * [.$L$3]" office:value-type="float" office:value="0.75600338538072" calcext:value-type="float">
            <text:p>0.75600338538072</text:p>
          </table:table-cell>
          <table:table-cell table:formula="of:= [.D537]*[.$L$4]" office:value-type="float" office:value="7.81055021572065" calcext:value-type="float">
            <text:p>7.81055021572065</text:p>
          </table:table-cell>
          <table:table-cell table:number-columns-repeated="13"/>
        </table:table-row>
        <table:table-row table:style-name="ro1">
          <table:table-cell office:value-type="float" office:value="20.326623916626" calcext:value-type="float">
            <text:p>20.326623916626</text:p>
          </table:table-cell>
          <table:table-cell office:value-type="float" office:value="2.32727094999285" calcext:value-type="float">
            <text:p>2.32727094999285</text:p>
          </table:table-cell>
          <table:table-cell office:value-type="float" office:value="0.0605945698916912" calcext:value-type="float">
            <text:p>0.060594569891691</text:p>
          </table:table-cell>
          <table:table-cell office:value-type="float" office:value="0.116521256701686" calcext:value-type="float">
            <text:p>0.116521256701686</text:p>
          </table:table-cell>
          <table:table-cell/>
          <table:table-cell table:formula="of:=[.A538]*[.$L$1]" office:value-type="float" office:value="20.326623916626" calcext:value-type="float">
            <text:p>20.326623916626</text:p>
          </table:table-cell>
          <table:table-cell table:formula="of:=[.B538] * [.$L$2]" office:value-type="float" office:value="7.72503593335987" calcext:value-type="float">
            <text:p>7.72503593335987</text:p>
          </table:table-cell>
          <table:table-cell table:formula="of:=[.C538] * [.$L$3]" office:value-type="float" office:value="0.901290741614532" calcext:value-type="float">
            <text:p>0.901290741614532</text:p>
          </table:table-cell>
          <table:table-cell table:formula="of:= [.D538]*[.$L$4]" office:value-type="float" office:value="7.80920558102973" calcext:value-type="float">
            <text:p>7.80920558102973</text:p>
          </table:table-cell>
          <table:table-cell table:number-columns-repeated="13"/>
        </table:table-row>
        <table:table-row table:style-name="ro1">
          <table:table-cell office:value-type="float" office:value="0.79817521572113" calcext:value-type="float">
            <text:p>0.79817521572113</text:p>
          </table:table-cell>
          <table:table-cell office:value-type="float" office:value="2.32619268854658" calcext:value-type="float">
            <text:p>2.32619268854658</text:p>
          </table:table-cell>
          <table:table-cell office:value-type="float" office:value="0.065106526017189" calcext:value-type="float">
            <text:p>0.065106526017189</text:p>
          </table:table-cell>
          <table:table-cell office:value-type="float" office:value="0.11649627954777" calcext:value-type="float">
            <text:p>0.11649627954777</text:p>
          </table:table-cell>
          <table:table-cell/>
          <table:table-cell table:formula="of:=[.A539]*[.$L$1]" office:value-type="float" office:value="0.79817521572113" calcext:value-type="float">
            <text:p>0.79817521572113</text:p>
          </table:table-cell>
          <table:table-cell table:formula="of:=[.B539] * [.$L$2]" office:value-type="float" office:value="7.72145680200947" calcext:value-type="float">
            <text:p>7.72145680200947</text:p>
          </table:table-cell>
          <table:table-cell table:formula="of:=[.C539] * [.$L$3]" office:value-type="float" office:value="0.968402106374624" calcext:value-type="float">
            <text:p>0.968402106374624</text:p>
          </table:table-cell>
          <table:table-cell table:formula="of:= [.D539]*[.$L$4]" office:value-type="float" office:value="7.80753162268705" calcext:value-type="float">
            <text:p>7.80753162268705</text:p>
          </table:table-cell>
          <table:table-cell table:number-columns-repeated="13"/>
        </table:table-row>
        <table:table-row table:style-name="ro1">
          <table:table-cell office:value-type="float" office:value="1.35656905174255" calcext:value-type="float">
            <text:p>1.35656905174255</text:p>
          </table:table-cell>
          <table:table-cell office:value-type="float" office:value="2.32525387236276" calcext:value-type="float">
            <text:p>2.32525387236276</text:p>
          </table:table-cell>
          <table:table-cell office:value-type="float" office:value="0.0502424277365208" calcext:value-type="float">
            <text:p>0.050242427736521</text:p>
          </table:table-cell>
          <table:table-cell office:value-type="float" office:value="0.116412741062817" calcext:value-type="float">
            <text:p>0.116412741062817</text:p>
          </table:table-cell>
          <table:table-cell/>
          <table:table-cell table:formula="of:=[.A540]*[.$L$1]" office:value-type="float" office:value="1.35656905174255" calcext:value-type="float">
            <text:p>1.35656905174255</text:p>
          </table:table-cell>
          <table:table-cell table:formula="of:=[.B540] * [.$L$2]" office:value-type="float" office:value="7.71834053883655" calcext:value-type="float">
            <text:p>7.71834053883655</text:p>
          </table:table-cell>
          <table:table-cell table:formula="of:=[.C540] * [.$L$3]" office:value-type="float" office:value="0.747311764669735" calcext:value-type="float">
            <text:p>0.747311764669735</text:p>
          </table:table-cell>
          <table:table-cell table:formula="of:= [.D540]*[.$L$4]" office:value-type="float" office:value="7.80193290858634" calcext:value-type="float">
            <text:p>7.80193290858634</text:p>
          </table:table-cell>
          <table:table-cell table:number-columns-repeated="13"/>
        </table:table-row>
        <table:table-row table:style-name="ro1">
          <table:table-cell office:value-type="float" office:value="1.01850771903992" calcext:value-type="float">
            <text:p>1.01850771903992</text:p>
          </table:table-cell>
          <table:table-cell office:value-type="float" office:value="2.32430461668976" calcext:value-type="float">
            <text:p>2.32430461668976</text:p>
          </table:table-cell>
          <table:table-cell office:value-type="float" office:value="0.0701930001378059" calcext:value-type="float">
            <text:p>0.070193000137806</text:p>
          </table:table-cell>
          <table:table-cell office:value-type="float" office:value="0.116333621155335" calcext:value-type="float">
            <text:p>0.116333621155335</text:p>
          </table:table-cell>
          <table:table-cell/>
          <table:table-cell table:formula="of:=[.A541]*[.$L$1]" office:value-type="float" office:value="1.01850771903992" calcext:value-type="float">
            <text:p>1.01850771903992</text:p>
          </table:table-cell>
          <table:table-cell table:formula="of:=[.B541] * [.$L$2]" office:value-type="float" office:value="7.7151896233044" calcext:value-type="float">
            <text:p>7.7151896233044</text:p>
          </table:table-cell>
          <table:table-cell table:formula="of:=[.C541] * [.$L$3]" office:value-type="float" office:value="1.04405891919743" calcext:value-type="float">
            <text:p>1.04405891919743</text:p>
          </table:table-cell>
          <table:table-cell table:formula="of:= [.D541]*[.$L$4]" office:value-type="float" office:value="7.79663032568803" calcext:value-type="float">
            <text:p>7.79663032568803</text:p>
          </table:table-cell>
          <table:table-cell table:number-columns-repeated="13"/>
        </table:table-row>
        <table:table-row table:style-name="ro1">
          <table:table-cell office:value-type="float" office:value="2.21649074554443" calcext:value-type="float">
            <text:p>2.21649074554443</text:p>
          </table:table-cell>
          <table:table-cell office:value-type="float" office:value="2.3236434875775" calcext:value-type="float">
            <text:p>2.3236434875775</text:p>
          </table:table-cell>
          <table:table-cell office:value-type="float" office:value="0.0601023584604263" calcext:value-type="float">
            <text:p>0.060102358460426</text:p>
          </table:table-cell>
          <table:table-cell office:value-type="float" office:value="0.116330866453823" calcext:value-type="float">
            <text:p>0.116330866453823</text:p>
          </table:table-cell>
          <table:table-cell/>
          <table:table-cell table:formula="of:=[.A542]*[.$L$1]" office:value-type="float" office:value="2.21649074554443" calcext:value-type="float">
            <text:p>2.21649074554443</text:p>
          </table:table-cell>
          <table:table-cell table:formula="of:=[.B542] * [.$L$2]" office:value-type="float" office:value="7.71299510179895" calcext:value-type="float">
            <text:p>7.71299510179895</text:p>
          </table:table-cell>
          <table:table-cell table:formula="of:=[.C542] * [.$L$3]" office:value-type="float" office:value="0.893969531038918" calcext:value-type="float">
            <text:p>0.893969531038918</text:p>
          </table:table-cell>
          <table:table-cell table:formula="of:= [.D542]*[.$L$4]" office:value-type="float" office:value="7.79644570675208" calcext:value-type="float">
            <text:p>7.79644570675208</text:p>
          </table:table-cell>
          <table:table-cell table:number-columns-repeated="13"/>
        </table:table-row>
        <table:table-row table:style-name="ro1">
          <table:table-cell office:value-type="float" office:value="0.877557456493378" calcext:value-type="float">
            <text:p>0.877557456493378</text:p>
          </table:table-cell>
          <table:table-cell office:value-type="float" office:value="2.32322805949391" calcext:value-type="float">
            <text:p>2.32322805949391</text:p>
          </table:table-cell>
          <table:table-cell office:value-type="float" office:value="0.0412967726588249" calcext:value-type="float">
            <text:p>0.041296772658825</text:p>
          </table:table-cell>
          <table:table-cell office:value-type="float" office:value="0.116303335875273" calcext:value-type="float">
            <text:p>0.116303335875273</text:p>
          </table:table-cell>
          <table:table-cell/>
          <table:table-cell table:formula="of:=[.A543]*[.$L$1]" office:value-type="float" office:value="0.877557456493378" calcext:value-type="float">
            <text:p>0.877557456493378</text:p>
          </table:table-cell>
          <table:table-cell table:formula="of:=[.B543] * [.$L$2]" office:value-type="float" office:value="7.7116161489643" calcext:value-type="float">
            <text:p>7.7116161489643</text:p>
          </table:table-cell>
          <table:table-cell table:formula="of:=[.C543] * [.$L$3]" office:value-type="float" office:value="0.614253041526461" calcext:value-type="float">
            <text:p>0.614253041526461</text:p>
          </table:table-cell>
          <table:table-cell table:formula="of:= [.D543]*[.$L$4]" office:value-type="float" office:value="7.79460061896512" calcext:value-type="float">
            <text:p>7.79460061896512</text:p>
          </table:table-cell>
          <table:table-cell table:number-columns-repeated="13"/>
        </table:table-row>
        <table:table-row table:style-name="ro1">
          <table:table-cell office:value-type="float" office:value="0.824877023696899" calcext:value-type="float">
            <text:p>0.824877023696899</text:p>
          </table:table-cell>
          <table:table-cell office:value-type="float" office:value="2.32284727693466" calcext:value-type="float">
            <text:p>2.32284727693466</text:p>
          </table:table-cell>
          <table:table-cell office:value-type="float" office:value="0.0531613603234291" calcext:value-type="float">
            <text:p>0.053161360323429</text:p>
          </table:table-cell>
          <table:table-cell office:value-type="float" office:value="0.116282898326919" calcext:value-type="float">
            <text:p>0.116282898326919</text:p>
          </table:table-cell>
          <table:table-cell/>
          <table:table-cell table:formula="of:=[.A544]*[.$L$1]" office:value-type="float" office:value="0.824877023696899" calcext:value-type="float">
            <text:p>0.824877023696899</text:p>
          </table:table-cell>
          <table:table-cell table:formula="of:=[.B544] * [.$L$2]" office:value-type="float" office:value="7.71035219688642" calcext:value-type="float">
            <text:p>7.71035219688642</text:p>
          </table:table-cell>
          <table:table-cell table:formula="of:=[.C544] * [.$L$3]" office:value-type="float" office:value="0.790728310420944" calcext:value-type="float">
            <text:p>0.790728310420944</text:p>
          </table:table-cell>
          <table:table-cell table:formula="of:= [.D544]*[.$L$4]" office:value-type="float" office:value="7.79323090307654" calcext:value-type="float">
            <text:p>7.79323090307654</text:p>
          </table:table-cell>
          <table:table-cell table:number-columns-repeated="13"/>
        </table:table-row>
        <table:table-row table:style-name="ro1">
          <table:table-cell office:value-type="float" office:value="0.824876964092254" calcext:value-type="float">
            <text:p>0.824876964092254</text:p>
          </table:table-cell>
          <table:table-cell office:value-type="float" office:value="2.32232646574612" calcext:value-type="float">
            <text:p>2.32232646574612</text:p>
          </table:table-cell>
          <table:table-cell office:value-type="float" office:value="0.346047043800354" calcext:value-type="float">
            <text:p>0.346047043800354</text:p>
          </table:table-cell>
          <table:table-cell office:value-type="float" office:value="0.116311493594855" calcext:value-type="float">
            <text:p>0.116311493594855</text:p>
          </table:table-cell>
          <table:table-cell/>
          <table:table-cell table:formula="of:=[.A545]*[.$L$1]" office:value-type="float" office:value="0.824876964092254" calcext:value-type="float">
            <text:p>0.824876964092254</text:p>
          </table:table-cell>
          <table:table-cell table:formula="of:=[.B545] * [.$L$2]" office:value-type="float" office:value="7.70862344023008" calcext:value-type="float">
            <text:p>7.70862344023008</text:p>
          </table:table-cell>
          <table:table-cell table:formula="of:=[.C545] * [.$L$3]" office:value-type="float" office:value="5.14714432824292" calcext:value-type="float">
            <text:p>5.14714432824292</text:p>
          </table:table-cell>
          <table:table-cell table:formula="of:= [.D545]*[.$L$4]" office:value-type="float" office:value="7.795147345898" calcext:value-type="float">
            <text:p>7.795147345898</text:p>
          </table:table-cell>
          <table:table-cell table:number-columns-repeated="13"/>
        </table:table-row>
        <table:table-row table:style-name="ro1">
          <table:table-cell office:value-type="float" office:value="0.985970675945282" calcext:value-type="float">
            <text:p>0.985970675945282</text:p>
          </table:table-cell>
          <table:table-cell office:value-type="float" office:value="2.32017824852725" calcext:value-type="float">
            <text:p>2.32017824852725</text:p>
          </table:table-cell>
          <table:table-cell office:value-type="float" office:value="0.0773155763745308" calcext:value-type="float">
            <text:p>0.077315576374531</text:p>
          </table:table-cell>
          <table:table-cell office:value-type="float" office:value="0.116303334416933" calcext:value-type="float">
            <text:p>0.116303334416933</text:p>
          </table:table-cell>
          <table:table-cell/>
          <table:table-cell table:formula="of:=[.A546]*[.$L$1]" office:value-type="float" office:value="0.985970675945282" calcext:value-type="float">
            <text:p>0.985970675945282</text:p>
          </table:table-cell>
          <table:table-cell table:formula="of:=[.B546] * [.$L$2]" office:value-type="float" office:value="7.70149274699966" calcext:value-type="float">
            <text:p>7.70149274699966</text:p>
          </table:table-cell>
          <table:table-cell table:formula="of:=[.C546] * [.$L$3]" office:value-type="float" office:value="1.15000095377376" calcext:value-type="float">
            <text:p>1.15000095377376</text:p>
          </table:table-cell>
          <table:table-cell table:formula="of:= [.D546]*[.$L$4]" office:value-type="float" office:value="7.79460052122784" calcext:value-type="float">
            <text:p>7.79460052122784</text:p>
          </table:table-cell>
          <table:table-cell table:number-columns-repeated="13"/>
        </table:table-row>
        <table:table-row table:style-name="ro1">
          <table:table-cell office:value-type="float" office:value="1.80914437770844" calcext:value-type="float">
            <text:p>1.80914437770844</text:p>
          </table:table-cell>
          <table:table-cell office:value-type="float" office:value="2.31971587066024" calcext:value-type="float">
            <text:p>2.31971587066024</text:p>
          </table:table-cell>
          <table:table-cell office:value-type="float" office:value="0.0573938153684139" calcext:value-type="float">
            <text:p>0.057393815368414</text:p>
          </table:table-cell>
          <table:table-cell office:value-type="float" office:value="0.116279710429471" calcext:value-type="float">
            <text:p>0.116279710429471</text:p>
          </table:table-cell>
          <table:table-cell/>
          <table:table-cell table:formula="of:=[.A547]*[.$L$1]" office:value-type="float" office:value="1.80914437770844" calcext:value-type="float">
            <text:p>1.80914437770844</text:p>
          </table:table-cell>
          <table:table-cell table:formula="of:=[.B547] * [.$L$2]" office:value-type="float" office:value="7.69995795121775" calcext:value-type="float">
            <text:p>7.69995795121775</text:p>
          </table:table-cell>
          <table:table-cell table:formula="of:=[.C547] * [.$L$3]" office:value-type="float" office:value="0.853682343318001" calcext:value-type="float">
            <text:p>0.853682343318001</text:p>
          </table:table-cell>
          <table:table-cell table:formula="of:= [.D547]*[.$L$4]" office:value-type="float" office:value="7.79301725153132" calcext:value-type="float">
            <text:p>7.79301725153132</text:p>
          </table:table-cell>
          <table:table-cell table:number-columns-repeated="13"/>
        </table:table-row>
        <table:table-row table:style-name="ro1">
          <table:table-cell office:value-type="float" office:value="1.11669397354126" calcext:value-type="float">
            <text:p>1.11669397354126</text:p>
          </table:table-cell>
          <table:table-cell office:value-type="float" office:value="2.31883852909256" calcext:value-type="float">
            <text:p>2.31883852909256</text:p>
          </table:table-cell>
          <table:table-cell office:value-type="float" office:value="0.0492280051112175" calcext:value-type="float">
            <text:p>0.049228005111218</text:p>
          </table:table-cell>
          <table:table-cell office:value-type="float" office:value="0.116180800220662" calcext:value-type="float">
            <text:p>0.116180800220662</text:p>
          </table:table-cell>
          <table:table-cell/>
          <table:table-cell table:formula="of:=[.A548]*[.$L$1]" office:value-type="float" office:value="1.11669397354126" calcext:value-type="float">
            <text:p>1.11669397354126</text:p>
          </table:table-cell>
          <table:table-cell table:formula="of:=[.B548] * [.$L$2]" office:value-type="float" office:value="7.69704574405243" calcext:value-type="float">
            <text:p>7.69704574405243</text:p>
          </table:table-cell>
          <table:table-cell table:formula="of:=[.C548] * [.$L$3]" office:value-type="float" office:value="0.732223123527395" calcext:value-type="float">
            <text:p>0.732223123527395</text:p>
          </table:table-cell>
          <table:table-cell table:formula="of:= [.D548]*[.$L$4]" office:value-type="float" office:value="7.78638833096767" calcext:value-type="float">
            <text:p>7.78638833096767</text:p>
          </table:table-cell>
          <table:table-cell table:number-columns-repeated="13"/>
        </table:table-row>
        <table:table-row table:style-name="ro1">
          <table:table-cell office:value-type="float" office:value="1.13653707504272" calcext:value-type="float">
            <text:p>1.13653707504272</text:p>
          </table:table-cell>
          <table:table-cell office:value-type="float" office:value="2.31850492238957" calcext:value-type="float">
            <text:p>2.31850492238957</text:p>
          </table:table-cell>
          <table:table-cell office:value-type="float" office:value="0.0556111223995686" calcext:value-type="float">
            <text:p>0.055611122399569</text:p>
          </table:table-cell>
          <table:table-cell office:value-type="float" office:value="0.116170204641875" calcext:value-type="float">
            <text:p>0.116170204641875</text:p>
          </table:table-cell>
          <table:table-cell/>
          <table:table-cell table:formula="of:=[.A549]*[.$L$1]" office:value-type="float" office:value="1.13653707504272" calcext:value-type="float">
            <text:p>1.13653707504272</text:p>
          </table:table-cell>
          <table:table-cell table:formula="of:=[.B549] * [.$L$2]" office:value-type="float" office:value="7.69593838533763" calcext:value-type="float">
            <text:p>7.69593838533763</text:p>
          </table:table-cell>
          <table:table-cell table:formula="of:=[.C549] * [.$L$3]" office:value-type="float" office:value="0.827166358951191" calcext:value-type="float">
            <text:p>0.827166358951191</text:p>
          </table:table-cell>
          <table:table-cell table:formula="of:= [.D549]*[.$L$4]" office:value-type="float" office:value="7.78567821973697" calcext:value-type="float">
            <text:p>7.78567821973697</text:p>
          </table:table-cell>
          <table:table-cell table:number-columns-repeated="13"/>
        </table:table-row>
        <table:table-row table:style-name="ro1">
          <table:table-cell office:value-type="float" office:value="0.678500175476074" calcext:value-type="float">
            <text:p>0.678500175476074</text:p>
          </table:table-cell>
          <table:table-cell office:value-type="float" office:value="2.31811286406013" calcext:value-type="float">
            <text:p>2.31811286406013</text:p>
          </table:table-cell>
          <table:table-cell office:value-type="float" office:value="0.0406329557299614" calcext:value-type="float">
            <text:p>0.040632955729961</text:p>
          </table:table-cell>
          <table:table-cell office:value-type="float" office:value="0.116134424923427" calcext:value-type="float">
            <text:p>0.116134424923427</text:p>
          </table:table-cell>
          <table:table-cell/>
          <table:table-cell table:formula="of:=[.A550]*[.$L$1]" office:value-type="float" office:value="0.678500175476074" calcext:value-type="float">
            <text:p>0.678500175476074</text:p>
          </table:table-cell>
          <table:table-cell table:formula="of:=[.B550] * [.$L$2]" office:value-type="float" office:value="7.69463700498785" calcext:value-type="float">
            <text:p>7.69463700498785</text:p>
          </table:table-cell>
          <table:table-cell table:formula="of:=[.C550] * [.$L$3]" office:value-type="float" office:value="0.604379350646551" calcext:value-type="float">
            <text:p>0.604379350646551</text:p>
          </table:table-cell>
          <table:table-cell table:formula="of:= [.D550]*[.$L$4]" office:value-type="float" office:value="7.78328027806606" calcext:value-type="float">
            <text:p>7.78328027806606</text:p>
          </table:table-cell>
          <table:table-cell table:number-columns-repeated="13"/>
        </table:table-row>
        <table:table-row table:style-name="ro1">
          <table:table-cell office:value-type="float" office:value="4.96886444091797" calcext:value-type="float">
            <text:p>4.96886444091797</text:p>
          </table:table-cell>
          <table:table-cell office:value-type="float" office:value="2.31731134584732" calcext:value-type="float">
            <text:p>2.31731134584732</text:p>
          </table:table-cell>
          <table:table-cell office:value-type="float" office:value="0.0545306093990803" calcext:value-type="float">
            <text:p>0.05453060939908</text:p>
          </table:table-cell>
          <table:table-cell office:value-type="float" office:value="0.11601253220657" calcext:value-type="float">
            <text:p>0.11601253220657</text:p>
          </table:table-cell>
          <table:table-cell/>
          <table:table-cell table:formula="of:=[.A551]*[.$L$1]" office:value-type="float" office:value="4.96886444091797" calcext:value-type="float">
            <text:p>4.96886444091797</text:p>
          </table:table-cell>
          <table:table-cell table:formula="of:=[.B551] * [.$L$2]" office:value-type="float" office:value="7.69197648237222" calcext:value-type="float">
            <text:p>7.69197648237222</text:p>
          </table:table-cell>
          <table:table-cell table:formula="of:=[.C551] * [.$L$3]" office:value-type="float" office:value="0.811094681814528" calcext:value-type="float">
            <text:p>0.811094681814528</text:p>
          </table:table-cell>
          <table:table-cell table:formula="of:= [.D551]*[.$L$4]" office:value-type="float" office:value="7.77511107948623" calcext:value-type="float">
            <text:p>7.77511107948623</text:p>
          </table:table-cell>
          <table:table-cell table:number-columns-repeated="13"/>
        </table:table-row>
        <table:table-row table:style-name="ro1">
          <table:table-cell office:value-type="float" office:value="1.48361730575562" calcext:value-type="float">
            <text:p>1.48361730575562</text:p>
          </table:table-cell>
          <table:table-cell office:value-type="float" office:value="2.31697014703936" calcext:value-type="float">
            <text:p>2.31697014703936</text:p>
          </table:table-cell>
          <table:table-cell office:value-type="float" office:value="0.0580969676375389" calcext:value-type="float">
            <text:p>0.058096967637539</text:p>
          </table:table-cell>
          <table:table-cell office:value-type="float" office:value="0.11594684296207" calcext:value-type="float">
            <text:p>0.11594684296207</text:p>
          </table:table-cell>
          <table:table-cell/>
          <table:table-cell table:formula="of:=[.A552]*[.$L$1]" office:value-type="float" office:value="1.48361730575562" calcext:value-type="float">
            <text:p>1.48361730575562</text:p>
          </table:table-cell>
          <table:table-cell table:formula="of:=[.B552] * [.$L$2]" office:value-type="float" office:value="7.69084392277408" calcext:value-type="float">
            <text:p>7.69084392277408</text:p>
          </table:table-cell>
          <table:table-cell table:formula="of:=[.C552] * [.$L$3]" office:value-type="float" office:value="0.864141112663841" calcext:value-type="float">
            <text:p>0.864141112663841</text:p>
          </table:table-cell>
          <table:table-cell table:formula="of:= [.D552]*[.$L$4]" office:value-type="float" office:value="7.77070861396808" calcext:value-type="float">
            <text:p>7.77070861396808</text:p>
          </table:table-cell>
          <table:table-cell table:number-columns-repeated="13"/>
        </table:table-row>
        <table:table-row table:style-name="ro1">
          <table:table-cell office:value-type="float" office:value="0.898950338363647" calcext:value-type="float">
            <text:p>0.898950338363647</text:p>
          </table:table-cell>
          <table:table-cell office:value-type="float" office:value="2.31641948969836" calcext:value-type="float">
            <text:p>2.31641948969836</text:p>
          </table:table-cell>
          <table:table-cell office:value-type="float" office:value="0.0621305592358112" calcext:value-type="float">
            <text:p>0.062130559235811</text:p>
          </table:table-cell>
          <table:table-cell office:value-type="float" office:value="0.115927336406522" calcext:value-type="float">
            <text:p>0.115927336406522</text:p>
          </table:table-cell>
          <table:table-cell/>
          <table:table-cell table:formula="of:=[.A553]*[.$L$1]" office:value-type="float" office:value="0.898950338363647" calcext:value-type="float">
            <text:p>0.898950338363647</text:p>
          </table:table-cell>
          <table:table-cell table:formula="of:=[.B553] * [.$L$2]" office:value-type="float" office:value="7.68901609617475" calcext:value-type="float">
            <text:p>7.68901609617475</text:p>
          </table:table-cell>
          <table:table-cell table:formula="of:=[.C553] * [.$L$3]" office:value-type="float" office:value="0.92413722732354" calcext:value-type="float">
            <text:p>0.92413722732354</text:p>
          </table:table-cell>
          <table:table-cell table:formula="of:= [.D553]*[.$L$4]" office:value-type="float" office:value="7.76940129282547" calcext:value-type="float">
            <text:p>7.76940129282547</text:p>
          </table:table-cell>
          <table:table-cell table:number-columns-repeated="13"/>
        </table:table-row>
        <table:table-row table:style-name="ro1">
          <table:table-cell office:value-type="float" office:value="1.2102677822113" calcext:value-type="float">
            <text:p>1.2102677822113</text:p>
          </table:table-cell>
          <table:table-cell office:value-type="float" office:value="2.31522242975969" calcext:value-type="float">
            <text:p>2.31522242975969</text:p>
          </table:table-cell>
          <table:table-cell office:value-type="float" office:value="0.0863171964883804" calcext:value-type="float">
            <text:p>0.086317196488381</text:p>
          </table:table-cell>
          <table:table-cell office:value-type="float" office:value="0.11591542440374" calcext:value-type="float">
            <text:p>0.11591542440374</text:p>
          </table:table-cell>
          <table:table-cell/>
          <table:table-cell table:formula="of:=[.A554]*[.$L$1]" office:value-type="float" office:value="1.2102677822113" calcext:value-type="float">
            <text:p>1.2102677822113</text:p>
          </table:table-cell>
          <table:table-cell table:formula="of:=[.B554] * [.$L$2]" office:value-type="float" office:value="7.6850426305838" calcext:value-type="float">
            <text:p>7.6850426305838</text:p>
          </table:table-cell>
          <table:table-cell table:formula="of:=[.C554] * [.$L$3]" office:value-type="float" office:value="1.28389210743069" calcext:value-type="float">
            <text:p>1.28389210743069</text:p>
          </table:table-cell>
          <table:table-cell table:formula="of:= [.D554]*[.$L$4]" office:value-type="float" office:value="7.76860295541268" calcext:value-type="float">
            <text:p>7.76860295541268</text:p>
          </table:table-cell>
          <table:table-cell table:number-columns-repeated="13"/>
        </table:table-row>
        <table:table-row table:style-name="ro1">
          <table:table-cell office:value-type="float" office:value="1.13779067993164" calcext:value-type="float">
            <text:p>1.13779067993164</text:p>
          </table:table-cell>
          <table:table-cell office:value-type="float" office:value="2.31467003804868" calcext:value-type="float">
            <text:p>2.31467003804868</text:p>
          </table:table-cell>
          <table:table-cell office:value-type="float" office:value="0.0660978928208351" calcext:value-type="float">
            <text:p>0.066097892820835</text:p>
          </table:table-cell>
          <table:table-cell office:value-type="float" office:value="0.115887591261901" calcext:value-type="float">
            <text:p>0.115887591261901</text:p>
          </table:table-cell>
          <table:table-cell/>
          <table:table-cell table:formula="of:=[.A555]*[.$L$1]" office:value-type="float" office:value="1.13779067993164" calcext:value-type="float">
            <text:p>1.13779067993164</text:p>
          </table:table-cell>
          <table:table-cell table:formula="of:=[.B555] * [.$L$2]" office:value-type="float" office:value="7.68320904699663" calcext:value-type="float">
            <text:p>7.68320904699663</text:p>
          </table:table-cell>
          <table:table-cell table:formula="of:=[.C555] * [.$L$3]" office:value-type="float" office:value="0.983147812520691" calcext:value-type="float">
            <text:p>0.983147812520691</text:p>
          </table:table-cell>
          <table:table-cell table:formula="of:= [.D555]*[.$L$4]" office:value-type="float" office:value="7.76673758996145" calcext:value-type="float">
            <text:p>7.76673758996145</text:p>
          </table:table-cell>
          <table:table-cell table:number-columns-repeated="13"/>
        </table:table-row>
        <table:table-row table:style-name="ro1">
          <table:table-cell office:value-type="float" office:value="0.83169150352478" calcext:value-type="float">
            <text:p>0.83169150352478</text:p>
          </table:table-cell>
          <table:table-cell office:value-type="float" office:value="2.31409383563822" calcext:value-type="float">
            <text:p>2.31409383563822</text:p>
          </table:table-cell>
          <table:table-cell office:value-type="float" office:value="0.0578050352632999" calcext:value-type="float">
            <text:p>0.0578050352633</text:p>
          </table:table-cell>
          <table:table-cell office:value-type="float" office:value="0.115882821302088" calcext:value-type="float">
            <text:p>0.115882821302088</text:p>
          </table:table-cell>
          <table:table-cell/>
          <table:table-cell table:formula="of:=[.A556]*[.$L$1]" office:value-type="float" office:value="0.83169150352478" calcext:value-type="float">
            <text:p>0.83169150352478</text:p>
          </table:table-cell>
          <table:table-cell table:formula="of:=[.B556] * [.$L$2]" office:value-type="float" office:value="7.68129642727106" calcext:value-type="float">
            <text:p>7.68129642727106</text:p>
          </table:table-cell>
          <table:table-cell table:formula="of:=[.C556] * [.$L$3]" office:value-type="float" office:value="0.859798876279468" calcext:value-type="float">
            <text:p>0.859798876279468</text:p>
          </table:table-cell>
          <table:table-cell table:formula="of:= [.D556]*[.$L$4]" office:value-type="float" office:value="7.76641790926245" calcext:value-type="float">
            <text:p>7.76641790926245</text:p>
          </table:table-cell>
          <table:table-cell table:number-columns-repeated="13"/>
        </table:table-row>
        <table:table-row table:style-name="ro1">
          <table:table-cell office:value-type="float" office:value="1.88680624961853" calcext:value-type="float">
            <text:p>1.88680624961853</text:p>
          </table:table-cell>
          <table:table-cell office:value-type="float" office:value="2.3137597873983" calcext:value-type="float">
            <text:p>2.3137597873983</text:p>
          </table:table-cell>
          <table:table-cell office:value-type="float" office:value="0.0558494925498963" calcext:value-type="float">
            <text:p>0.055849492549896</text:p>
          </table:table-cell>
          <table:table-cell office:value-type="float" office:value="0.115838151415159" calcext:value-type="float">
            <text:p>0.115838151415159</text:p>
          </table:table-cell>
          <table:table-cell/>
          <table:table-cell table:formula="of:=[.A557]*[.$L$1]" office:value-type="float" office:value="1.88680624961853" calcext:value-type="float">
            <text:p>1.88680624961853</text:p>
          </table:table-cell>
          <table:table-cell table:formula="of:=[.B557] * [.$L$2]" office:value-type="float" office:value="7.6801876029389" calcext:value-type="float">
            <text:p>7.6801876029389</text:p>
          </table:table-cell>
          <table:table-cell table:formula="of:=[.C557] * [.$L$3]" office:value-type="float" office:value="0.830711904533107" calcext:value-type="float">
            <text:p>0.830711904533107</text:p>
          </table:table-cell>
          <table:table-cell table:formula="of:= [.D557]*[.$L$4]" office:value-type="float" office:value="7.76342415224175" calcext:value-type="float">
            <text:p>7.76342415224175</text:p>
          </table:table-cell>
          <table:table-cell table:number-columns-repeated="13"/>
        </table:table-row>
        <table:table-row table:style-name="ro1">
          <table:table-cell office:value-type="float" office:value="1.01666188240051" calcext:value-type="float">
            <text:p>1.01666188240051</text:p>
          </table:table-cell>
          <table:table-cell office:value-type="float" office:value="2.31304849321752" calcext:value-type="float">
            <text:p>2.31304849321752</text:p>
          </table:table-cell>
          <table:table-cell office:value-type="float" office:value="0.0604512207210064" calcext:value-type="float">
            <text:p>0.060451220721006</text:p>
          </table:table-cell>
          <table:table-cell office:value-type="float" office:value="0.115817234041504" calcext:value-type="float">
            <text:p>0.115817234041504</text:p>
          </table:table-cell>
          <table:table-cell/>
          <table:table-cell table:formula="of:=[.A558]*[.$L$1]" office:value-type="float" office:value="1.01666188240051" calcext:value-type="float">
            <text:p>1.01666188240051</text:p>
          </table:table-cell>
          <table:table-cell table:formula="of:=[.B558] * [.$L$2]" office:value-type="float" office:value="7.67782656581697" calcext:value-type="float">
            <text:p>7.67782656581697</text:p>
          </table:table-cell>
          <table:table-cell table:formula="of:=[.C558] * [.$L$3]" office:value-type="float" office:value="0.899158549231827" calcext:value-type="float">
            <text:p>0.899158549231827</text:p>
          </table:table-cell>
          <table:table-cell table:formula="of:= [.D558]*[.$L$4]" office:value-type="float" office:value="7.76202227866338" calcext:value-type="float">
            <text:p>7.76202227866338</text:p>
          </table:table-cell>
          <table:table-cell table:number-columns-repeated="13"/>
        </table:table-row>
        <table:table-row table:style-name="ro1">
          <table:table-cell office:value-type="float" office:value="1.63588440418243" calcext:value-type="float">
            <text:p>1.63588440418243</text:p>
          </table:table-cell>
          <table:table-cell office:value-type="float" office:value="2.31302207964616" calcext:value-type="float">
            <text:p>2.31302207964616</text:p>
          </table:table-cell>
          <table:table-cell office:value-type="float" office:value="0.0481696389615536" calcext:value-type="float">
            <text:p>0.048169638961554</text:p>
          </table:table-cell>
          <table:table-cell office:value-type="float" office:value="0.115808318306691" calcext:value-type="float">
            <text:p>0.115808318306691</text:p>
          </table:table-cell>
          <table:table-cell/>
          <table:table-cell table:formula="of:=[.A559]*[.$L$1]" office:value-type="float" office:value="1.63588440418243" calcext:value-type="float">
            <text:p>1.63588440418243</text:p>
          </table:table-cell>
          <table:table-cell table:formula="of:=[.B559] * [.$L$2]" office:value-type="float" office:value="7.67773888982555" calcext:value-type="float">
            <text:p>7.67773888982555</text:p>
          </table:table-cell>
          <table:table-cell table:formula="of:=[.C559] * [.$L$3]" office:value-type="float" office:value="0.716480861248196" calcext:value-type="float">
            <text:p>0.716480861248196</text:p>
          </table:table-cell>
          <table:table-cell table:formula="of:= [.D559]*[.$L$4]" office:value-type="float" office:value="7.76142474986882" calcext:value-type="float">
            <text:p>7.76142474986882</text:p>
          </table:table-cell>
          <table:table-cell table:number-columns-repeated="13"/>
        </table:table-row>
        <table:table-row table:style-name="ro1">
          <table:table-cell office:value-type="float" office:value="0.85300213098526" calcext:value-type="float">
            <text:p>0.85300213098526</text:p>
          </table:table-cell>
          <table:table-cell office:value-type="float" office:value="2.31249773373034" calcext:value-type="float">
            <text:p>2.31249773373034</text:p>
          </table:table-cell>
          <table:table-cell office:value-type="float" office:value="0.0603855885565281" calcext:value-type="float">
            <text:p>0.060385588556528</text:p>
          </table:table-cell>
          <table:table-cell office:value-type="float" office:value="0.115781161430814" calcext:value-type="float">
            <text:p>0.115781161430814</text:p>
          </table:table-cell>
          <table:table-cell/>
          <table:table-cell table:formula="of:=[.A560]*[.$L$1]" office:value-type="float" office:value="0.85300213098526" calcext:value-type="float">
            <text:p>0.85300213098526</text:p>
          </table:table-cell>
          <table:table-cell table:formula="of:=[.B560] * [.$L$2]" office:value-type="float" office:value="7.67599840015833" calcext:value-type="float">
            <text:p>7.67599840015833</text:p>
          </table:table-cell>
          <table:table-cell table:formula="of:=[.C560] * [.$L$3]" office:value-type="float" office:value="0.898182328717314" calcext:value-type="float">
            <text:p>0.898182328717314</text:p>
          </table:table-cell>
          <table:table-cell table:formula="of:= [.D560]*[.$L$4]" office:value-type="float" office:value="7.75960470747771" calcext:value-type="float">
            <text:p>7.75960470747771</text:p>
          </table:table-cell>
          <table:table-cell table:number-columns-repeated="13"/>
        </table:table-row>
        <table:table-row table:style-name="ro1">
          <table:table-cell office:value-type="float" office:value="1.04523050785065" calcext:value-type="float">
            <text:p>1.04523050785065</text:p>
          </table:table-cell>
          <table:table-cell office:value-type="float" office:value="2.31201280390672" calcext:value-type="float">
            <text:p>2.31201280390672</text:p>
          </table:table-cell>
          <table:table-cell office:value-type="float" office:value="0.0716841369867325" calcext:value-type="float">
            <text:p>0.071684136986733</text:p>
          </table:table-cell>
          <table:table-cell office:value-type="float" office:value="0.115756824851814" calcext:value-type="float">
            <text:p>0.115756824851814</text:p>
          </table:table-cell>
          <table:table-cell/>
          <table:table-cell table:formula="of:=[.A561]*[.$L$1]" office:value-type="float" office:value="1.04523050785065" calcext:value-type="float">
            <text:p>1.04523050785065</text:p>
          </table:table-cell>
          <table:table-cell table:formula="of:=[.B561] * [.$L$2]" office:value-type="float" office:value="7.67438874645101" calcext:value-type="float">
            <text:p>7.67438874645101</text:p>
          </table:table-cell>
          <table:table-cell table:formula="of:=[.C561] * [.$L$3]" office:value-type="float" office:value="1.06623826363076" calcext:value-type="float">
            <text:p>1.06623826363076</text:p>
          </table:table-cell>
          <table:table-cell table:formula="of:= [.D561]*[.$L$4]" office:value-type="float" office:value="7.75797368019624" calcext:value-type="float">
            <text:p>7.75797368019624</text:p>
          </table:table-cell>
          <table:table-cell table:number-columns-repeated="13"/>
        </table:table-row>
        <table:table-row table:style-name="ro1">
          <table:table-cell office:value-type="float" office:value="17.8229675292969" calcext:value-type="float">
            <text:p>17.8229675292969</text:p>
          </table:table-cell>
          <table:table-cell office:value-type="float" office:value="2.31671592890234" calcext:value-type="float">
            <text:p>2.31671592890234</text:p>
          </table:table-cell>
          <table:table-cell office:value-type="float" office:value="0.288564294576645" calcext:value-type="float">
            <text:p>0.288564294576645</text:p>
          </table:table-cell>
          <table:table-cell office:value-type="float" office:value="0.115819538918884" calcext:value-type="float">
            <text:p>0.115819538918884</text:p>
          </table:table-cell>
          <table:table-cell/>
          <table:table-cell table:formula="of:=[.A562]*[.$L$1]" office:value-type="float" office:value="17.8229675292969" calcext:value-type="float">
            <text:p>17.8229675292969</text:p>
          </table:table-cell>
          <table:table-cell table:formula="of:=[.B562] * [.$L$2]" office:value-type="float" office:value="7.69000008280633" calcext:value-type="float">
            <text:p>7.69000008280633</text:p>
          </table:table-cell>
          <table:table-cell table:formula="of:=[.C562] * [.$L$3]" office:value-type="float" office:value="4.29213917232741" calcext:value-type="float">
            <text:p>4.29213917232741</text:p>
          </table:table-cell>
          <table:table-cell table:formula="of:= [.D562]*[.$L$4]" office:value-type="float" office:value="7.76217675057529" calcext:value-type="float">
            <text:p>7.76217675057529</text:p>
          </table:table-cell>
          <table:table-cell table:number-columns-repeated="13"/>
        </table:table-row>
        <table:table-row table:style-name="ro1">
          <table:table-cell office:value-type="float" office:value="0.755643963813782" calcext:value-type="float">
            <text:p>0.755643963813782</text:p>
          </table:table-cell>
          <table:table-cell office:value-type="float" office:value="2.31604378117894" calcext:value-type="float">
            <text:p>2.31604378117894</text:p>
          </table:table-cell>
          <table:table-cell office:value-type="float" office:value="0.0849988088011742" calcext:value-type="float">
            <text:p>0.084998808801174</text:p>
          </table:table-cell>
          <table:table-cell office:value-type="float" office:value="0.115779103520698" calcext:value-type="float">
            <text:p>0.115779103520698</text:p>
          </table:table-cell>
          <table:table-cell/>
          <table:table-cell table:formula="of:=[.A563]*[.$L$1]" office:value-type="float" office:value="0.755643963813782" calcext:value-type="float">
            <text:p>0.755643963813782</text:p>
          </table:table-cell>
          <table:table-cell table:formula="of:=[.B563] * [.$L$2]" office:value-type="float" office:value="7.68776898663086" calcext:value-type="float">
            <text:p>7.68776898663086</text:p>
          </table:table-cell>
          <table:table-cell table:formula="of:=[.C563] * [.$L$3]" office:value-type="float" office:value="1.26428225429597" calcext:value-type="float">
            <text:p>1.26428225429597</text:p>
          </table:table-cell>
          <table:table-cell table:formula="of:= [.D563]*[.$L$4]" office:value-type="float" office:value="7.75946678720785" calcext:value-type="float">
            <text:p>7.75946678720785</text:p>
          </table:table-cell>
          <table:table-cell table:number-columns-repeated="13"/>
        </table:table-row>
        <table:table-row table:style-name="ro1">
          <table:table-cell office:value-type="float" office:value="1.05154740810394" calcext:value-type="float">
            <text:p>1.05154740810394</text:p>
          </table:table-cell>
          <table:table-cell office:value-type="float" office:value="2.31589610156315" calcext:value-type="float">
            <text:p>2.31589610156315</text:p>
          </table:table-cell>
          <table:table-cell office:value-type="float" office:value="0.0746162310242653" calcext:value-type="float">
            <text:p>0.074616231024265</text:p>
          </table:table-cell>
          <table:table-cell office:value-type="float" office:value="0.115765321338588" calcext:value-type="float">
            <text:p>0.115765321338588</text:p>
          </table:table-cell>
          <table:table-cell/>
          <table:table-cell table:formula="of:=[.A564]*[.$L$1]" office:value-type="float" office:value="1.05154740810394" calcext:value-type="float">
            <text:p>1.05154740810394</text:p>
          </table:table-cell>
          <table:table-cell table:formula="of:=[.B564] * [.$L$2]" office:value-type="float" office:value="7.68727878572038" calcext:value-type="float">
            <text:p>7.68727878572038</text:p>
          </table:table-cell>
          <table:table-cell table:formula="of:=[.C564] * [.$L$3]" office:value-type="float" office:value="1.10985057434268" calcext:value-type="float">
            <text:p>1.10985057434268</text:p>
          </table:table-cell>
          <table:table-cell table:formula="of:= [.D564]*[.$L$4]" office:value-type="float" office:value="7.75854311116368" calcext:value-type="float">
            <text:p>7.75854311116368</text:p>
          </table:table-cell>
          <table:table-cell table:number-columns-repeated="13"/>
        </table:table-row>
        <table:table-row table:style-name="ro1">
          <table:table-cell office:value-type="float" office:value="1.67378008365631" calcext:value-type="float">
            <text:p>1.67378008365631</text:p>
          </table:table-cell>
          <table:table-cell office:value-type="float" office:value="2.31615369546419" calcext:value-type="float">
            <text:p>2.31615369546419</text:p>
          </table:table-cell>
          <table:table-cell office:value-type="float" office:value="0.137932270765305" calcext:value-type="float">
            <text:p>0.137932270765305</text:p>
          </table:table-cell>
          <table:table-cell office:value-type="float" office:value="0.115783320538301" calcext:value-type="float">
            <text:p>0.115783320538301</text:p>
          </table:table-cell>
          <table:table-cell/>
          <table:table-cell table:formula="of:=[.A565]*[.$L$1]" office:value-type="float" office:value="1.67378008365631" calcext:value-type="float">
            <text:p>1.67378008365631</text:p>
          </table:table-cell>
          <table:table-cell table:formula="of:=[.B565] * [.$L$2]" office:value-type="float" office:value="7.68813383104364" calcext:value-type="float">
            <text:p>7.68813383104364</text:p>
          </table:table-cell>
          <table:table-cell table:formula="of:=[.C565] * [.$L$3]" office:value-type="float" office:value="2.05162077778333" calcext:value-type="float">
            <text:p>2.05162077778333</text:p>
          </table:table-cell>
          <table:table-cell table:formula="of:= [.D565]*[.$L$4]" office:value-type="float" office:value="7.75974940995271" calcext:value-type="float">
            <text:p>7.75974940995271</text:p>
          </table:table-cell>
          <table:table-cell table:number-columns-repeated="13"/>
        </table:table-row>
        <table:table-row table:style-name="ro1">
          <table:table-cell office:value-type="float" office:value="3.07850432395935" calcext:value-type="float">
            <text:p>3.07850432395935</text:p>
          </table:table-cell>
          <table:table-cell office:value-type="float" office:value="2.31671352035118" calcext:value-type="float">
            <text:p>2.31671352035118</text:p>
          </table:table-cell>
          <table:table-cell office:value-type="float" office:value="0.0530307181179524" calcext:value-type="float">
            <text:p>0.053030718117952</text:p>
          </table:table-cell>
          <table:table-cell office:value-type="float" office:value="0.115781519607335" calcext:value-type="float">
            <text:p>0.115781519607335</text:p>
          </table:table-cell>
          <table:table-cell/>
          <table:table-cell table:formula="of:=[.A566]*[.$L$1]" office:value-type="float" office:value="3.07850432395935" calcext:value-type="float">
            <text:p>3.07850432395935</text:p>
          </table:table-cell>
          <table:table-cell table:formula="of:=[.B566] * [.$L$2]" office:value-type="float" office:value="7.6899920879726" calcext:value-type="float">
            <text:p>7.6899920879726</text:p>
          </table:table-cell>
          <table:table-cell table:formula="of:=[.C566] * [.$L$3]" office:value-type="float" office:value="0.788785122929544" calcext:value-type="float">
            <text:p>0.788785122929544</text:p>
          </table:table-cell>
          <table:table-cell table:formula="of:= [.D566]*[.$L$4]" office:value-type="float" office:value="7.75962871231739" calcext:value-type="float">
            <text:p>7.75962871231739</text:p>
          </table:table-cell>
          <table:table-cell table:number-columns-repeated="13"/>
        </table:table-row>
        <table:table-row table:style-name="ro1">
          <table:table-cell office:value-type="float" office:value="1.15713059902191" calcext:value-type="float">
            <text:p>1.15713059902191</text:p>
          </table:table-cell>
          <table:table-cell office:value-type="float" office:value="2.3153467745371" calcext:value-type="float">
            <text:p>2.3153467745371</text:p>
          </table:table-cell>
          <table:table-cell office:value-type="float" office:value="0.0581565350294113" calcext:value-type="float">
            <text:p>0.058156535029411</text:p>
          </table:table-cell>
          <table:table-cell office:value-type="float" office:value="0.115649123200297" calcext:value-type="float">
            <text:p>0.115649123200297</text:p>
          </table:table-cell>
          <table:table-cell/>
          <table:table-cell table:formula="of:=[.A567]*[.$L$1]" office:value-type="float" office:value="1.15713059902191" calcext:value-type="float">
            <text:p>1.15713059902191</text:p>
          </table:table-cell>
          <table:table-cell table:formula="of:=[.B567] * [.$L$2]" office:value-type="float" office:value="7.6854553749072" calcext:value-type="float">
            <text:p>7.6854553749072</text:p>
          </table:table-cell>
          <table:table-cell table:formula="of:=[.C567] * [.$L$3]" office:value-type="float" office:value="0.865027125039087" calcext:value-type="float">
            <text:p>0.865027125039087</text:p>
          </table:table-cell>
          <table:table-cell table:formula="of:= [.D567]*[.$L$4]" office:value-type="float" office:value="7.75075556084253" calcext:value-type="float">
            <text:p>7.75075556084253</text:p>
          </table:table-cell>
          <table:table-cell table:number-columns-repeated="13"/>
        </table:table-row>
        <table:table-row table:style-name="ro1">
          <table:table-cell office:value-type="float" office:value="1.44178521633148" calcext:value-type="float">
            <text:p>1.44178521633148</text:p>
          </table:table-cell>
          <table:table-cell office:value-type="float" office:value="2.31542473655166" calcext:value-type="float">
            <text:p>2.31542473655166</text:p>
          </table:table-cell>
          <table:table-cell office:value-type="float" office:value="0.0649910941720009" calcext:value-type="float">
            <text:p>0.064991094172001</text:p>
          </table:table-cell>
          <table:table-cell office:value-type="float" office:value="0.115626892603646" calcext:value-type="float">
            <text:p>0.115626892603646</text:p>
          </table:table-cell>
          <table:table-cell/>
          <table:table-cell table:formula="of:=[.A568]*[.$L$1]" office:value-type="float" office:value="1.44178521633148" calcext:value-type="float">
            <text:p>1.44178521633148</text:p>
          </table:table-cell>
          <table:table-cell table:formula="of:=[.B568] * [.$L$2]" office:value-type="float" office:value="7.68571415842526" calcext:value-type="float">
            <text:p>7.68571415842526</text:p>
          </table:table-cell>
          <table:table-cell table:formula="of:=[.C568] * [.$L$3]" office:value-type="float" office:value="0.966685159566659" calcext:value-type="float">
            <text:p>0.966685159566659</text:p>
          </table:table-cell>
          <table:table-cell table:formula="of:= [.D568]*[.$L$4]" office:value-type="float" office:value="7.74926567561173" calcext:value-type="float">
            <text:p>7.74926567561173</text:p>
          </table:table-cell>
          <table:table-cell table:number-columns-repeated="13"/>
        </table:table-row>
        <table:table-row table:style-name="ro1">
          <table:table-cell office:value-type="float" office:value="0.854323208332062" calcext:value-type="float">
            <text:p>0.854323208332062</text:p>
          </table:table-cell>
          <table:table-cell office:value-type="float" office:value="2.31489846343664" calcext:value-type="float">
            <text:p>2.31489846343664</text:p>
          </table:table-cell>
          <table:table-cell office:value-type="float" office:value="0.0891824960708618" calcext:value-type="float">
            <text:p>0.089182496070862</text:p>
          </table:table-cell>
          <table:table-cell office:value-type="float" office:value="0.115644742386806" calcext:value-type="float">
            <text:p>0.115644742386806</text:p>
          </table:table-cell>
          <table:table-cell/>
          <table:table-cell table:formula="of:=[.A569]*[.$L$1]" office:value-type="float" office:value="0.854323208332062" calcext:value-type="float">
            <text:p>0.854323208332062</text:p>
          </table:table-cell>
          <table:table-cell table:formula="of:=[.B569] * [.$L$2]" office:value-type="float" office:value="7.68396727170185" calcext:value-type="float">
            <text:p>7.68396727170185</text:p>
          </table:table-cell>
          <table:table-cell table:formula="of:=[.C569] * [.$L$3]" office:value-type="float" office:value="1.32651090958175" calcext:value-type="float">
            <text:p>1.32651090958175</text:p>
          </table:table-cell>
          <table:table-cell table:formula="of:= [.D569]*[.$L$4]" office:value-type="float" office:value="7.75046196056623" calcext:value-type="float">
            <text:p>7.75046196056623</text:p>
          </table:table-cell>
          <table:table-cell table:number-columns-repeated="13"/>
        </table:table-row>
        <table:table-row table:style-name="ro1">
          <table:table-cell office:value-type="float" office:value="0.737356960773468" calcext:value-type="float">
            <text:p>0.737356960773468</text:p>
          </table:table-cell>
          <table:table-cell office:value-type="float" office:value="2.31443591499139" calcext:value-type="float">
            <text:p>2.31443591499139</text:p>
          </table:table-cell>
          <table:table-cell office:value-type="float" office:value="0.0671515539288521" calcext:value-type="float">
            <text:p>0.067151553928852</text:p>
          </table:table-cell>
          <table:table-cell office:value-type="float" office:value="0.115627961100557" calcext:value-type="float">
            <text:p>0.115627961100557</text:p>
          </table:table-cell>
          <table:table-cell/>
          <table:table-cell table:formula="of:=[.A570]*[.$L$1]" office:value-type="float" office:value="0.737356960773468" calcext:value-type="float">
            <text:p>0.737356960773468</text:p>
          </table:table-cell>
          <table:table-cell table:formula="of:=[.B570] * [.$L$2]" office:value-type="float" office:value="7.68243190971041" calcext:value-type="float">
            <text:p>7.68243190971041</text:p>
          </table:table-cell>
          <table:table-cell table:formula="of:=[.C570] * [.$L$3]" office:value-type="float" office:value="0.998820091458432" calcext:value-type="float">
            <text:p>0.998820091458432</text:p>
          </table:table-cell>
          <table:table-cell table:formula="of:= [.D570]*[.$L$4]" office:value-type="float" office:value="7.74933728582497" calcext:value-type="float">
            <text:p>7.74933728582497</text:p>
          </table:table-cell>
          <table:table-cell table:number-columns-repeated="13"/>
        </table:table-row>
        <table:table-row table:style-name="ro1">
          <table:table-cell office:value-type="float" office:value="1.21487426757813" calcext:value-type="float">
            <text:p>1.21487426757813</text:p>
          </table:table-cell>
          <table:table-cell office:value-type="float" office:value="2.31366148150148" calcext:value-type="float">
            <text:p>2.31366148150148</text:p>
          </table:table-cell>
          <table:table-cell office:value-type="float" office:value="0.0753273889422417" calcext:value-type="float">
            <text:p>0.075327388942242</text:p>
          </table:table-cell>
          <table:table-cell office:value-type="float" office:value="0.11558052365098" calcext:value-type="float">
            <text:p>0.11558052365098</text:p>
          </table:table-cell>
          <table:table-cell/>
          <table:table-cell table:formula="of:=[.A571]*[.$L$1]" office:value-type="float" office:value="1.21487426757813" calcext:value-type="float">
            <text:p>1.21487426757813</text:p>
          </table:table-cell>
          <table:table-cell table:formula="of:=[.B571] * [.$L$2]" office:value-type="float" office:value="7.67986129087567" calcext:value-type="float">
            <text:p>7.67986129087567</text:p>
          </table:table-cell>
          <table:table-cell table:formula="of:=[.C571] * [.$L$3]" office:value-type="float" office:value="1.12042842064877" calcext:value-type="float">
            <text:p>1.12042842064877</text:p>
          </table:table-cell>
          <table:table-cell table:formula="of:= [.D571]*[.$L$4]" office:value-type="float" office:value="7.74615804792047" calcext:value-type="float">
            <text:p>7.74615804792047</text:p>
          </table:table-cell>
          <table:table-cell table:number-columns-repeated="13"/>
        </table:table-row>
        <table:table-row table:style-name="ro1">
          <table:table-cell office:value-type="float" office:value="0.805352509021759" calcext:value-type="float">
            <text:p>0.805352509021759</text:p>
          </table:table-cell>
          <table:table-cell office:value-type="float" office:value="2.3127799043573" calcext:value-type="float">
            <text:p>2.3127799043573</text:p>
          </table:table-cell>
          <table:table-cell office:value-type="float" office:value="0.0470599941909313" calcext:value-type="float">
            <text:p>0.047059994190931</text:p>
          </table:table-cell>
          <table:table-cell office:value-type="float" office:value="0.115531037298478" calcext:value-type="float">
            <text:p>0.115531037298478</text:p>
          </table:table-cell>
          <table:table-cell/>
          <table:table-cell table:formula="of:=[.A572]*[.$L$1]" office:value-type="float" office:value="0.805352509021759" calcext:value-type="float">
            <text:p>0.805352509021759</text:p>
          </table:table-cell>
          <table:table-cell table:formula="of:=[.B572] * [.$L$2]" office:value-type="float" office:value="7.67693502433294" calcext:value-type="float">
            <text:p>7.67693502433294</text:p>
          </table:table-cell>
          <table:table-cell table:formula="of:=[.C572] * [.$L$3]" office:value-type="float" office:value="0.699975874744777" calcext:value-type="float">
            <text:p>0.699975874744777</text:p>
          </table:table-cell>
          <table:table-cell table:formula="of:= [.D572]*[.$L$4]" office:value-type="float" office:value="7.74284149340434" calcext:value-type="float">
            <text:p>7.74284149340434</text:p>
          </table:table-cell>
          <table:table-cell table:number-columns-repeated="13"/>
        </table:table-row>
        <table:table-row table:style-name="ro1">
          <table:table-cell office:value-type="float" office:value="1.12906193733215" calcext:value-type="float">
            <text:p>1.12906193733215</text:p>
          </table:table-cell>
          <table:table-cell office:value-type="float" office:value="2.31211153311347" calcext:value-type="float">
            <text:p>2.31211153311347</text:p>
          </table:table-cell>
          <table:table-cell office:value-type="float" office:value="0.0436593741178513" calcext:value-type="float">
            <text:p>0.043659374117851</text:p>
          </table:table-cell>
          <table:table-cell office:value-type="float" office:value="0.115480287714924" calcext:value-type="float">
            <text:p>0.115480287714924</text:p>
          </table:table-cell>
          <table:table-cell/>
          <table:table-cell table:formula="of:=[.A573]*[.$L$1]" office:value-type="float" office:value="1.12906193733215" calcext:value-type="float">
            <text:p>1.12906193733215</text:p>
          </table:table-cell>
          <table:table-cell table:formula="of:=[.B573] * [.$L$2]" office:value-type="float" office:value="7.67471646362973" calcext:value-type="float">
            <text:p>7.67471646362973</text:p>
          </table:table-cell>
          <table:table-cell table:formula="of:=[.C573] * [.$L$3]" office:value-type="float" office:value="0.649394652811954" calcext:value-type="float">
            <text:p>0.649394652811954</text:p>
          </table:table-cell>
          <table:table-cell table:formula="of:= [.D573]*[.$L$4]" office:value-type="float" office:value="7.73944027767473" calcext:value-type="float">
            <text:p>7.73944027767473</text:p>
          </table:table-cell>
          <table:table-cell table:number-columns-repeated="13"/>
        </table:table-row>
        <table:table-row table:style-name="ro1">
          <table:table-cell office:value-type="float" office:value="1.72907197475433" calcext:value-type="float">
            <text:p>1.72907197475433</text:p>
          </table:table-cell>
          <table:table-cell office:value-type="float" office:value="2.3119624540935" calcext:value-type="float">
            <text:p>2.3119624540935</text:p>
          </table:table-cell>
          <table:table-cell office:value-type="float" office:value="0.0572119541466236" calcext:value-type="float">
            <text:p>0.057211954146624</text:p>
          </table:table-cell>
          <table:table-cell office:value-type="float" office:value="0.115445320715467" calcext:value-type="float">
            <text:p>0.115445320715467</text:p>
          </table:table-cell>
          <table:table-cell/>
          <table:table-cell table:formula="of:=[.A574]*[.$L$1]" office:value-type="float" office:value="1.72907197475433" calcext:value-type="float">
            <text:p>1.72907197475433</text:p>
          </table:table-cell>
          <table:table-cell table:formula="of:=[.B574] * [.$L$2]" office:value-type="float" office:value="7.67422161760151" calcext:value-type="float">
            <text:p>7.67422161760151</text:p>
          </table:table-cell>
          <table:table-cell table:formula="of:=[.C574] * [.$L$3]" office:value-type="float" office:value="0.850977318168861" calcext:value-type="float">
            <text:p>0.850977318168861</text:p>
          </table:table-cell>
          <table:table-cell table:formula="of:= [.D574]*[.$L$4]" office:value-type="float" office:value="7.73709680408851" calcext:value-type="float">
            <text:p>7.73709680408851</text:p>
          </table:table-cell>
          <table:table-cell table:number-columns-repeated="13"/>
        </table:table-row>
        <table:table-row table:style-name="ro1">
          <table:table-cell office:value-type="float" office:value="1.03103029727936" calcext:value-type="float">
            <text:p>1.03103029727936</text:p>
          </table:table-cell>
          <table:table-cell office:value-type="float" office:value="2.31097598279252" calcext:value-type="float">
            <text:p>2.31097598279252</text:p>
          </table:table-cell>
          <table:table-cell office:value-type="float" office:value="0.0881788656115532" calcext:value-type="float">
            <text:p>0.088178865611553</text:p>
          </table:table-cell>
          <table:table-cell office:value-type="float" office:value="0.115472505235925" calcext:value-type="float">
            <text:p>0.115472505235925</text:p>
          </table:table-cell>
          <table:table-cell/>
          <table:table-cell table:formula="of:=[.A575]*[.$L$1]" office:value-type="float" office:value="1.03103029727936" calcext:value-type="float">
            <text:p>1.03103029727936</text:p>
          </table:table-cell>
          <table:table-cell table:formula="of:=[.B575] * [.$L$2]" office:value-type="float" office:value="7.67094717022902" calcext:value-type="float">
            <text:p>7.67094717022902</text:p>
          </table:table-cell>
          <table:table-cell table:formula="of:=[.C575] * [.$L$3]" office:value-type="float" office:value="1.31158279238257" calcext:value-type="float">
            <text:p>1.31158279238257</text:p>
          </table:table-cell>
          <table:table-cell table:formula="of:= [.D575]*[.$L$4]" office:value-type="float" office:value="7.73891869920783" calcext:value-type="float">
            <text:p>7.73891869920783</text:p>
          </table:table-cell>
          <table:table-cell table:number-columns-repeated="13"/>
        </table:table-row>
        <table:table-row table:style-name="ro1">
          <table:table-cell office:value-type="float" office:value="1.00367772579193" calcext:value-type="float">
            <text:p>1.00367772579193</text:p>
          </table:table-cell>
          <table:table-cell office:value-type="float" office:value="2.3102821549843" calcext:value-type="float">
            <text:p>2.3102821549843</text:p>
          </table:table-cell>
          <table:table-cell office:value-type="float" office:value="0.0535715073347092" calcext:value-type="float">
            <text:p>0.053571507334709</text:p>
          </table:table-cell>
          <table:table-cell office:value-type="float" office:value="0.115441177401547" calcext:value-type="float">
            <text:p>0.115441177401547</text:p>
          </table:table-cell>
          <table:table-cell/>
          <table:table-cell table:formula="of:=[.A576]*[.$L$1]" office:value-type="float" office:value="1.00367772579193" calcext:value-type="float">
            <text:p>1.00367772579193</text:p>
          </table:table-cell>
          <table:table-cell table:formula="of:=[.B576] * [.$L$2]" office:value-type="float" office:value="7.66864411017918" calcext:value-type="float">
            <text:p>7.66864411017918</text:p>
          </table:table-cell>
          <table:table-cell table:formula="of:=[.C576] * [.$L$3]" office:value-type="float" office:value="0.796828885185784" calcext:value-type="float">
            <text:p>0.796828885185784</text:p>
          </table:table-cell>
          <table:table-cell table:formula="of:= [.D576]*[.$L$4]" office:value-type="float" office:value="7.73681912093352" calcext:value-type="float">
            <text:p>7.73681912093352</text:p>
          </table:table-cell>
          <table:table-cell table:number-columns-repeated="13"/>
        </table:table-row>
        <table:table-row table:style-name="ro1">
          <table:table-cell office:value-type="float" office:value="96.3822708129883" calcext:value-type="float">
            <text:p>96.3822708129883</text:p>
          </table:table-cell>
          <table:table-cell office:value-type="float" office:value="2.32655062297944" calcext:value-type="float">
            <text:p>2.32655062297944</text:p>
          </table:table-cell>
          <table:table-cell office:value-type="float" office:value="0.0506998524069786" calcext:value-type="float">
            <text:p>0.050699852406979</text:p>
          </table:table-cell>
          <table:table-cell office:value-type="float" office:value="0.115435182411644" calcext:value-type="float">
            <text:p>0.115435182411644</text:p>
          </table:table-cell>
          <table:table-cell/>
          <table:table-cell table:formula="of:=[.A577]*[.$L$1]" office:value-type="float" office:value="96.3822708129883" calcext:value-type="float">
            <text:p>96.3822708129883</text:p>
          </table:table-cell>
          <table:table-cell table:formula="of:=[.B577] * [.$L$2]" office:value-type="float" office:value="7.7226449130696" calcext:value-type="float">
            <text:p>7.7226449130696</text:p>
          </table:table-cell>
          <table:table-cell table:formula="of:=[.C577] * [.$L$3]" office:value-type="float" office:value="0.754115552883871" calcext:value-type="float">
            <text:p>0.754115552883871</text:p>
          </table:table-cell>
          <table:table-cell table:formula="of:= [.D577]*[.$L$4]" office:value-type="float" office:value="7.73641733923346" calcext:value-type="float">
            <text:p>7.73641733923346</text:p>
          </table:table-cell>
          <table:table-cell table:number-columns-repeated="13"/>
        </table:table-row>
        <table:table-row table:style-name="ro1">
          <table:table-cell office:value-type="float" office:value="1.55496644973755" calcext:value-type="float">
            <text:p>1.55496644973755</text:p>
          </table:table-cell>
          <table:table-cell office:value-type="float" office:value="2.32676564468962" calcext:value-type="float">
            <text:p>2.32676564468962</text:p>
          </table:table-cell>
          <table:table-cell office:value-type="float" office:value="0.044117096811533" calcext:value-type="float">
            <text:p>0.044117096811533</text:p>
          </table:table-cell>
          <table:table-cell office:value-type="float" office:value="0.115392256182431" calcext:value-type="float">
            <text:p>0.115392256182431</text:p>
          </table:table-cell>
          <table:table-cell/>
          <table:table-cell table:formula="of:=[.A578]*[.$L$1]" office:value-type="float" office:value="1.55496644973755" calcext:value-type="float">
            <text:p>1.55496644973755</text:p>
          </table:table-cell>
          <table:table-cell table:formula="of:=[.B578] * [.$L$2]" office:value-type="float" office:value="7.72335864622457" calcext:value-type="float">
            <text:p>7.72335864622457</text:p>
          </table:table-cell>
          <table:table-cell table:formula="of:=[.C578] * [.$L$3]" office:value-type="float" office:value="0.656202873858486" calcext:value-type="float">
            <text:p>0.656202873858486</text:p>
          </table:table-cell>
          <table:table-cell table:formula="of:= [.D578]*[.$L$4]" office:value-type="float" office:value="7.73354044141903" calcext:value-type="float">
            <text:p>7.73354044141903</text:p>
          </table:table-cell>
          <table:table-cell table:number-columns-repeated="13"/>
        </table:table-row>
        <table:table-row table:style-name="ro1">
          <table:table-cell office:value-type="float" office:value="0.808146238327026" calcext:value-type="float">
            <text:p>0.808146238327026</text:p>
          </table:table-cell>
          <table:table-cell office:value-type="float" office:value="2.32626709569721" calcext:value-type="float">
            <text:p>2.32626709569721</text:p>
          </table:table-cell>
          <table:table-cell office:value-type="float" office:value="0.0912933871150017" calcext:value-type="float">
            <text:p>0.091293387115002</text:p>
          </table:table-cell>
          <table:table-cell office:value-type="float" office:value="0.115402633786591" calcext:value-type="float">
            <text:p>0.115402633786591</text:p>
          </table:table-cell>
          <table:table-cell/>
          <table:table-cell table:formula="of:=[.A579]*[.$L$1]" office:value-type="float" office:value="0.808146238327026" calcext:value-type="float">
            <text:p>0.808146238327026</text:p>
          </table:table-cell>
          <table:table-cell table:formula="of:=[.B579] * [.$L$2]" office:value-type="float" office:value="7.72170378567601" calcext:value-type="float">
            <text:p>7.72170378567601</text:p>
          </table:table-cell>
          <table:table-cell table:formula="of:=[.C579] * [.$L$3]" office:value-type="float" office:value="1.35790855062518" calcext:value-type="float">
            <text:p>1.35790855062518</text:p>
          </table:table-cell>
          <table:table-cell table:formula="of:= [.D579]*[.$L$4]" office:value-type="float" office:value="7.73423594408193" calcext:value-type="float">
            <text:p>7.73423594408193</text:p>
          </table:table-cell>
          <table:table-cell table:number-columns-repeated="13"/>
        </table:table-row>
        <table:table-row table:style-name="ro1">
          <table:table-cell office:value-type="float" office:value="1.19464087486267" calcext:value-type="float">
            <text:p>1.19464087486267</text:p>
          </table:table-cell>
          <table:table-cell office:value-type="float" office:value="2.32562627537862" calcext:value-type="float">
            <text:p>2.32562627537862</text:p>
          </table:table-cell>
          <table:table-cell office:value-type="float" office:value="0.115803375840187" calcext:value-type="float">
            <text:p>0.115803375840187</text:p>
          </table:table-cell>
          <table:table-cell office:value-type="float" office:value="0.115429309202293" calcext:value-type="float">
            <text:p>0.115429309202293</text:p>
          </table:table-cell>
          <table:table-cell/>
          <table:table-cell table:formula="of:=[.A580]*[.$L$1]" office:value-type="float" office:value="1.19464087486267" calcext:value-type="float">
            <text:p>1.19464087486267</text:p>
          </table:table-cell>
          <table:table-cell table:formula="of:=[.B580] * [.$L$2]" office:value-type="float" office:value="7.71957667624428" calcext:value-type="float">
            <text:p>7.71957667624428</text:p>
          </table:table-cell>
          <table:table-cell table:formula="of:=[.C580] * [.$L$3]" office:value-type="float" office:value="1.7224729984721" calcext:value-type="float">
            <text:p>1.7224729984721</text:p>
          </table:table-cell>
          <table:table-cell table:formula="of:= [.D580]*[.$L$4]" office:value-type="float" office:value="7.73602371921479" calcext:value-type="float">
            <text:p>7.73602371921479</text:p>
          </table:table-cell>
          <table:table-cell table:number-columns-repeated="13"/>
        </table:table-row>
        <table:table-row table:style-name="ro1">
          <table:table-cell office:value-type="float" office:value="1.03554475307465" calcext:value-type="float">
            <text:p>1.03554475307465</text:p>
          </table:table-cell>
          <table:table-cell office:value-type="float" office:value="2.3248019265181" calcext:value-type="float">
            <text:p>2.3248019265181</text:p>
          </table:table-cell>
          <table:table-cell office:value-type="float" office:value="0.710518896579742" calcext:value-type="float">
            <text:p>0.710518896579742</text:p>
          </table:table-cell>
          <table:table-cell office:value-type="float" office:value="0.115525412720041" calcext:value-type="float">
            <text:p>0.115525412720041</text:p>
          </table:table-cell>
          <table:table-cell/>
          <table:table-cell table:formula="of:=[.A581]*[.$L$1]" office:value-type="float" office:value="1.03554475307465" calcext:value-type="float">
            <text:p>1.03554475307465</text:p>
          </table:table-cell>
          <table:table-cell table:formula="of:=[.B581] * [.$L$2]" office:value-type="float" office:value="7.71684037062884" calcext:value-type="float">
            <text:p>7.71684037062884</text:p>
          </table:table-cell>
          <table:table-cell table:formula="of:=[.C581] * [.$L$3]" office:value-type="float" office:value="10.5683414268661" calcext:value-type="float">
            <text:p>10.5683414268661</text:p>
          </table:table-cell>
          <table:table-cell table:formula="of:= [.D581]*[.$L$4]" office:value-type="float" office:value="7.74246453652482" calcext:value-type="float">
            <text:p>7.74246453652482</text:p>
          </table:table-cell>
          <table:table-cell table:number-columns-repeated="13"/>
        </table:table-row>
        <table:table-row table:style-name="ro1">
          <table:table-cell office:value-type="float" office:value="1.4873058795929" calcext:value-type="float">
            <text:p>1.4873058795929</text:p>
          </table:table-cell>
          <table:table-cell office:value-type="float" office:value="2.32498105843144" calcext:value-type="float">
            <text:p>2.32498105843144</text:p>
          </table:table-cell>
          <table:table-cell office:value-type="float" office:value="0.0304889045655727" calcext:value-type="float">
            <text:p>0.030488904565573</text:p>
          </table:table-cell>
          <table:table-cell office:value-type="float" office:value="0.115482140170217" calcext:value-type="float">
            <text:p>0.115482140170217</text:p>
          </table:table-cell>
          <table:table-cell/>
          <table:table-cell table:formula="of:=[.A582]*[.$L$1]" office:value-type="float" office:value="1.4873058795929" calcext:value-type="float">
            <text:p>1.4873058795929</text:p>
          </table:table-cell>
          <table:table-cell table:formula="of:=[.B582] * [.$L$2]" office:value-type="float" office:value="7.71743497284625" calcext:value-type="float">
            <text:p>7.71743497284625</text:p>
          </table:table-cell>
          <table:table-cell table:formula="of:=[.C582] * [.$L$3]" office:value-type="float" office:value="0.453495543512188" calcext:value-type="float">
            <text:p>0.453495543512188</text:p>
          </table:table-cell>
          <table:table-cell table:formula="of:= [.D582]*[.$L$4]" office:value-type="float" office:value="7.73956442844875" calcext:value-type="float">
            <text:p>7.73956442844875</text:p>
          </table:table-cell>
          <table:table-cell table:number-columns-repeated="13"/>
        </table:table-row>
        <table:table-row table:style-name="ro1">
          <table:table-cell office:value-type="float" office:value="1.20595049858093" calcext:value-type="float">
            <text:p>1.20595049858093</text:p>
          </table:table-cell>
          <table:table-cell office:value-type="float" office:value="2.32383981643182" calcext:value-type="float">
            <text:p>2.32383981643182</text:p>
          </table:table-cell>
          <table:table-cell office:value-type="float" office:value="0.0651042237877846" calcext:value-type="float">
            <text:p>0.065104223787785</text:p>
          </table:table-cell>
          <table:table-cell office:value-type="float" office:value="0.115437011975626" calcext:value-type="float">
            <text:p>0.115437011975626</text:p>
          </table:table-cell>
          <table:table-cell/>
          <table:table-cell table:formula="of:=[.A583]*[.$L$1]" office:value-type="float" office:value="1.20595049858093" calcext:value-type="float">
            <text:p>1.20595049858093</text:p>
          </table:table-cell>
          <table:table-cell table:formula="of:=[.B583] * [.$L$2]" office:value-type="float" office:value="7.71364678674967" calcext:value-type="float">
            <text:p>7.71364678674967</text:p>
          </table:table-cell>
          <table:table-cell table:formula="of:=[.C583] * [.$L$3]" office:value-type="float" office:value="0.968367862744361" calcext:value-type="float">
            <text:p>0.968367862744361</text:p>
          </table:table-cell>
          <table:table-cell table:formula="of:= [.D583]*[.$L$4]" office:value-type="float" office:value="7.73653995584151" calcext:value-type="float">
            <text:p>7.73653995584151</text:p>
          </table:table-cell>
          <table:table-cell table:number-columns-repeated="13"/>
        </table:table-row>
        <table:table-row table:style-name="ro1">
          <table:table-cell office:value-type="float" office:value="1.0090583562851" calcext:value-type="float">
            <text:p>1.0090583562851</text:p>
          </table:table-cell>
          <table:table-cell office:value-type="float" office:value="2.32341132114321" calcext:value-type="float">
            <text:p>2.32341132114321</text:p>
          </table:table-cell>
          <table:table-cell office:value-type="float" office:value="0.0701008513569832" calcext:value-type="float">
            <text:p>0.070100851356983</text:p>
          </table:table-cell>
          <table:table-cell office:value-type="float" office:value="0.115414971263351" calcext:value-type="float">
            <text:p>0.115414971263351</text:p>
          </table:table-cell>
          <table:table-cell/>
          <table:table-cell table:formula="of:=[.A584]*[.$L$1]" office:value-type="float" office:value="1.0090583562851" calcext:value-type="float">
            <text:p>1.0090583562851</text:p>
          </table:table-cell>
          <table:table-cell table:formula="of:=[.B584] * [.$L$2]" office:value-type="float" office:value="7.71222445923692" calcext:value-type="float">
            <text:p>7.71222445923692</text:p>
          </table:table-cell>
          <table:table-cell table:formula="of:=[.C584] * [.$L$3]" office:value-type="float" office:value="1.04268828742044" calcext:value-type="float">
            <text:p>1.04268828742044</text:p>
          </table:table-cell>
          <table:table-cell table:formula="of:= [.D584]*[.$L$4]" office:value-type="float" office:value="7.73506279658165" calcext:value-type="float">
            <text:p>7.73506279658165</text:p>
          </table:table-cell>
          <table:table-cell table:number-columns-repeated="13"/>
        </table:table-row>
        <table:table-row table:style-name="ro1">
          <table:table-cell office:value-type="float" office:value="0.880916357040405" calcext:value-type="float">
            <text:p>0.880916357040405</text:p>
          </table:table-cell>
          <table:table-cell office:value-type="float" office:value="2.322960850586" calcext:value-type="float">
            <text:p>2.322960850586</text:p>
          </table:table-cell>
          <table:table-cell office:value-type="float" office:value="0.207889765501022" calcext:value-type="float">
            <text:p>0.207889765501022</text:p>
          </table:table-cell>
          <table:table-cell office:value-type="float" office:value="0.11540795548658" calcext:value-type="float">
            <text:p>0.11540795548658</text:p>
          </table:table-cell>
          <table:table-cell/>
          <table:table-cell table:formula="of:=[.A585]*[.$L$1]" office:value-type="float" office:value="0.880916357040405" calcext:value-type="float">
            <text:p>0.880916357040405</text:p>
          </table:table-cell>
          <table:table-cell table:formula="of:=[.B585] * [.$L$2]" office:value-type="float" office:value="7.71072918803036" calcext:value-type="float">
            <text:p>7.71072918803036</text:p>
          </table:table-cell>
          <table:table-cell table:formula="of:=[.C585] * [.$L$3]" office:value-type="float" office:value="3.09217676200025" calcext:value-type="float">
            <text:p>3.09217676200025</text:p>
          </table:table-cell>
          <table:table-cell table:formula="of:= [.D585]*[.$L$4]" office:value-type="float" office:value="7.73459260217531" calcext:value-type="float">
            <text:p>7.73459260217531</text:p>
          </table:table-cell>
          <table:table-cell table:number-columns-repeated="13"/>
        </table:table-row>
        <table:table-row table:style-name="ro1">
          <table:table-cell office:value-type="float" office:value="159.898330688477" calcext:value-type="float">
            <text:p>159.898330688477</text:p>
          </table:table-cell>
          <table:table-cell office:value-type="float" office:value="2.33518232698213" calcext:value-type="float">
            <text:p>2.33518232698213</text:p>
          </table:table-cell>
          <table:table-cell office:value-type="float" office:value="0.0632640644907951" calcext:value-type="float">
            <text:p>0.063264064490795</text:p>
          </table:table-cell>
          <table:table-cell office:value-type="float" office:value="0.115404935826361" calcext:value-type="float">
            <text:p>0.115404935826361</text:p>
          </table:table-cell>
          <table:table-cell/>
          <table:table-cell table:formula="of:=[.A586]*[.$L$1]" office:value-type="float" office:value="159.898330688477" calcext:value-type="float">
            <text:p>159.898330688477</text:p>
          </table:table-cell>
          <table:table-cell table:formula="of:=[.B586] * [.$L$2]" office:value-type="float" office:value="7.75129659352267" calcext:value-type="float">
            <text:p>7.75129659352267</text:p>
          </table:table-cell>
          <table:table-cell table:formula="of:=[.C586] * [.$L$3]" office:value-type="float" office:value="0.940997117470701" calcext:value-type="float">
            <text:p>0.940997117470701</text:p>
          </table:table-cell>
          <table:table-cell table:formula="of:= [.D586]*[.$L$4]" office:value-type="float" office:value="7.73439022581839" calcext:value-type="float">
            <text:p>7.73439022581839</text:p>
          </table:table-cell>
          <table:table-cell table:number-columns-repeated="13"/>
        </table:table-row>
        <table:table-row table:style-name="ro1">
          <table:table-cell office:value-type="float" office:value="0.837167203426361" calcext:value-type="float">
            <text:p>0.837167203426361</text:p>
          </table:table-cell>
          <table:table-cell office:value-type="float" office:value="2.33450942429597" calcext:value-type="float">
            <text:p>2.33450942429597</text:p>
          </table:table-cell>
          <table:table-cell office:value-type="float" office:value="0.0615792647004128" calcext:value-type="float">
            <text:p>0.061579264700413</text:p>
          </table:table-cell>
          <table:table-cell office:value-type="float" office:value="0.115380147769681" calcext:value-type="float">
            <text:p>0.115380147769681</text:p>
          </table:table-cell>
          <table:table-cell/>
          <table:table-cell table:formula="of:=[.A587]*[.$L$1]" office:value-type="float" office:value="0.837167203426361" calcext:value-type="float">
            <text:p>0.837167203426361</text:p>
          </table:table-cell>
          <table:table-cell table:formula="of:=[.B587] * [.$L$2]" office:value-type="float" office:value="7.74906299135863" calcext:value-type="float">
            <text:p>7.74906299135863</text:p>
          </table:table-cell>
          <table:table-cell table:formula="of:=[.C587] * [.$L$3]" office:value-type="float" office:value="0.915937207725324" calcext:value-type="float">
            <text:p>0.915937207725324</text:p>
          </table:table-cell>
          <table:table-cell table:formula="of:= [.D587]*[.$L$4]" office:value-type="float" office:value="7.73272894069289" calcext:value-type="float">
            <text:p>7.73272894069289</text:p>
          </table:table-cell>
          <table:table-cell table:number-columns-repeated="13"/>
        </table:table-row>
        <table:table-row table:style-name="ro1">
          <table:table-cell office:value-type="float" office:value="0.891659557819366" calcext:value-type="float">
            <text:p>0.891659557819366</text:p>
          </table:table-cell>
          <table:table-cell office:value-type="float" office:value="2.33393065200809" calcext:value-type="float">
            <text:p>2.33393065200809</text:p>
          </table:table-cell>
          <table:table-cell office:value-type="float" office:value="0.0588889792561531" calcext:value-type="float">
            <text:p>0.058888979256153</text:p>
          </table:table-cell>
          <table:table-cell office:value-type="float" office:value="0.115383632439084" calcext:value-type="float">
            <text:p>0.115383632439084</text:p>
          </table:table-cell>
          <table:table-cell/>
          <table:table-cell table:formula="of:=[.A588]*[.$L$1]" office:value-type="float" office:value="0.891659557819366" calcext:value-type="float">
            <text:p>0.891659557819366</text:p>
          </table:table-cell>
          <table:table-cell table:formula="of:=[.B588] * [.$L$2]" office:value-type="float" office:value="7.74714184130038" calcext:value-type="float">
            <text:p>7.74714184130038</text:p>
          </table:table-cell>
          <table:table-cell table:formula="of:=[.C588] * [.$L$3]" office:value-type="float" office:value="0.875921586399096" calcext:value-type="float">
            <text:p>0.875921586399096</text:p>
          </table:table-cell>
          <table:table-cell table:formula="of:= [.D588]*[.$L$4]" office:value-type="float" office:value="7.7329624817696" calcext:value-type="float">
            <text:p>7.7329624817696</text:p>
          </table:table-cell>
          <table:table-cell table:number-columns-repeated="13"/>
        </table:table-row>
        <table:table-row table:style-name="ro1">
          <table:table-cell office:value-type="float" office:value="1.05411648750305" calcext:value-type="float">
            <text:p>1.05411648750305</text:p>
          </table:table-cell>
          <table:table-cell office:value-type="float" office:value="2.33345392017013" calcext:value-type="float">
            <text:p>2.33345392017013</text:p>
          </table:table-cell>
          <table:table-cell office:value-type="float" office:value="0.068396233022213" calcext:value-type="float">
            <text:p>0.068396233022213</text:p>
          </table:table-cell>
          <table:table-cell office:value-type="float" office:value="0.115382077815348" calcext:value-type="float">
            <text:p>0.115382077815348</text:p>
          </table:table-cell>
          <table:table-cell/>
          <table:table-cell table:formula="of:=[.A589]*[.$L$1]" office:value-type="float" office:value="1.05411648750305" calcext:value-type="float">
            <text:p>1.05411648750305</text:p>
          </table:table-cell>
          <table:table-cell table:formula="of:=[.B589] * [.$L$2]" office:value-type="float" office:value="7.74555939960882" calcext:value-type="float">
            <text:p>7.74555939960882</text:p>
          </table:table-cell>
          <table:table-cell table:formula="of:=[.C589] * [.$L$3]" office:value-type="float" office:value="1.01733359432069" calcext:value-type="float">
            <text:p>1.01733359432069</text:p>
          </table:table-cell>
          <table:table-cell table:formula="of:= [.D589]*[.$L$4]" office:value-type="float" office:value="7.7328582915411" calcext:value-type="float">
            <text:p>7.7328582915411</text:p>
          </table:table-cell>
          <table:table-cell table:number-columns-repeated="13"/>
        </table:table-row>
        <table:table-row table:style-name="ro1">
          <table:table-cell office:value-type="float" office:value="0.908211410045624" calcext:value-type="float">
            <text:p>0.908211410045624</text:p>
          </table:table-cell>
          <table:table-cell office:value-type="float" office:value="2.33245382702271" calcext:value-type="float">
            <text:p>2.33245382702271</text:p>
          </table:table-cell>
          <table:table-cell office:value-type="float" office:value="0.0469314120709896" calcext:value-type="float">
            <text:p>0.04693141207099</text:p>
          </table:table-cell>
          <table:table-cell office:value-type="float" office:value="0.11535492969029" calcext:value-type="float">
            <text:p>0.11535492969029</text:p>
          </table:table-cell>
          <table:table-cell/>
          <table:table-cell table:formula="of:=[.A590]*[.$L$1]" office:value-type="float" office:value="0.908211410045624" calcext:value-type="float">
            <text:p>0.908211410045624</text:p>
          </table:table-cell>
          <table:table-cell table:formula="of:=[.B590] * [.$L$2]" office:value-type="float" office:value="7.74223973650705" calcext:value-type="float">
            <text:p>7.74223973650705</text:p>
          </table:table-cell>
          <table:table-cell table:formula="of:=[.C590] * [.$L$3]" office:value-type="float" office:value="0.698063329207317" calcext:value-type="float">
            <text:p>0.698063329207317</text:p>
          </table:table-cell>
          <table:table-cell table:formula="of:= [.D590]*[.$L$4]" office:value-type="float" office:value="7.73103883562623" calcext:value-type="float">
            <text:p>7.73103883562623</text:p>
          </table:table-cell>
          <table:table-cell table:number-columns-repeated="13"/>
        </table:table-row>
        <table:table-row table:style-name="ro1">
          <table:table-cell office:value-type="float" office:value="1.07540309429169" calcext:value-type="float">
            <text:p>1.07540309429169</text:p>
          </table:table-cell>
          <table:table-cell office:value-type="float" office:value="2.33194985808663" calcext:value-type="float">
            <text:p>2.33194985808663</text:p>
          </table:table-cell>
          <table:table-cell office:value-type="float" office:value="0.0617047101259232" calcext:value-type="float">
            <text:p>0.061704710125923</text:p>
          </table:table-cell>
          <table:table-cell office:value-type="float" office:value="0.115328178433753" calcext:value-type="float">
            <text:p>0.115328178433753</text:p>
          </table:table-cell>
          <table:table-cell/>
          <table:table-cell table:formula="of:=[.A591]*[.$L$1]" office:value-type="float" office:value="1.07540309429169" calcext:value-type="float">
            <text:p>1.07540309429169</text:p>
          </table:table-cell>
          <table:table-cell table:formula="of:=[.B591] * [.$L$2]" office:value-type="float" office:value="7.74056688524727" calcext:value-type="float">
            <text:p>7.74056688524727</text:p>
          </table:table-cell>
          <table:table-cell table:formula="of:=[.C591] * [.$L$3]" office:value-type="float" office:value="0.91780309770181" calcext:value-type="float">
            <text:p>0.91780309770181</text:p>
          </table:table-cell>
          <table:table-cell table:formula="of:= [.D591]*[.$L$4]" office:value-type="float" office:value="7.72924597767259" calcext:value-type="float">
            <text:p>7.72924597767259</text:p>
          </table:table-cell>
          <table:table-cell table:number-columns-repeated="13"/>
        </table:table-row>
        <table:table-row table:style-name="ro1">
          <table:table-cell office:value-type="float" office:value="1.40889608860016" calcext:value-type="float">
            <text:p>1.40889608860016</text:p>
          </table:table-cell>
          <table:table-cell office:value-type="float" office:value="2.33188740425352" calcext:value-type="float">
            <text:p>2.33188740425352</text:p>
          </table:table-cell>
          <table:table-cell office:value-type="float" office:value="0.0710292756557465" calcext:value-type="float">
            <text:p>0.071029275655747</text:p>
          </table:table-cell>
          <table:table-cell office:value-type="float" office:value="0.115323911201441" calcext:value-type="float">
            <text:p>0.115323911201441</text:p>
          </table:table-cell>
          <table:table-cell/>
          <table:table-cell table:formula="of:=[.A592]*[.$L$1]" office:value-type="float" office:value="1.40889608860016" calcext:value-type="float">
            <text:p>1.40889608860016</text:p>
          </table:table-cell>
          <table:table-cell table:formula="of:=[.B592] * [.$L$2]" office:value-type="float" office:value="7.74035957887199" calcext:value-type="float">
            <text:p>7.74035957887199</text:p>
          </table:table-cell>
          <table:table-cell table:formula="of:=[.C592] * [.$L$3]" office:value-type="float" office:value="1.05649777936437" calcext:value-type="float">
            <text:p>1.05649777936437</text:p>
          </table:table-cell>
          <table:table-cell table:formula="of:= [.D592]*[.$L$4]" office:value-type="float" office:value="7.72895998955905" calcext:value-type="float">
            <text:p>7.72895998955905</text:p>
          </table:table-cell>
          <table:table-cell table:number-columns-repeated="13"/>
        </table:table-row>
        <table:table-row table:style-name="ro1">
          <table:table-cell office:value-type="float" office:value="1.46971845626831" calcext:value-type="float">
            <text:p>1.46971845626831</text:p>
          </table:table-cell>
          <table:table-cell office:value-type="float" office:value="2.33088082757424" calcext:value-type="float">
            <text:p>2.33088082757424</text:p>
          </table:table-cell>
          <table:table-cell office:value-type="float" office:value="0.0569777488708496" calcext:value-type="float">
            <text:p>0.05697774887085</text:p>
          </table:table-cell>
          <table:table-cell office:value-type="float" office:value="0.115306331291217" calcext:value-type="float">
            <text:p>0.115306331291217</text:p>
          </table:table-cell>
          <table:table-cell/>
          <table:table-cell table:formula="of:=[.A593]*[.$L$1]" office:value-type="float" office:value="1.46971845626831" calcext:value-type="float">
            <text:p>1.46971845626831</text:p>
          </table:table-cell>
          <table:table-cell table:formula="of:=[.B593] * [.$L$2]" office:value-type="float" office:value="7.73701839463336" calcext:value-type="float">
            <text:p>7.73701839463336</text:p>
          </table:table-cell>
          <table:table-cell table:formula="of:=[.C593] * [.$L$3]" office:value-type="float" office:value="0.847493721419686" calcext:value-type="float">
            <text:p>0.847493721419686</text:p>
          </table:table-cell>
          <table:table-cell table:formula="of:= [.D593]*[.$L$4]" office:value-type="float" office:value="7.72778179137511" calcext:value-type="float">
            <text:p>7.72778179137511</text:p>
          </table:table-cell>
          <table:table-cell table:number-columns-repeated="13"/>
        </table:table-row>
        <table:table-row table:style-name="ro1">
          <table:table-cell office:value-type="float" office:value="1.0260454416275" calcext:value-type="float">
            <text:p>1.0260454416275</text:p>
          </table:table-cell>
          <table:table-cell office:value-type="float" office:value="2.33020294144772" calcext:value-type="float">
            <text:p>2.33020294144772</text:p>
          </table:table-cell>
          <table:table-cell office:value-type="float" office:value="0.0528213381767273" calcext:value-type="float">
            <text:p>0.052821338176727</text:p>
          </table:table-cell>
          <table:table-cell office:value-type="float" office:value="0.115256443914982" calcext:value-type="float">
            <text:p>0.115256443914982</text:p>
          </table:table-cell>
          <table:table-cell/>
          <table:table-cell table:formula="of:=[.A594]*[.$L$1]" office:value-type="float" office:value="1.0260454416275" calcext:value-type="float">
            <text:p>1.0260454416275</text:p>
          </table:table-cell>
          <table:table-cell table:formula="of:=[.B594] * [.$L$2]" office:value-type="float" office:value="7.73476825066706" calcext:value-type="float">
            <text:p>7.73476825066706</text:p>
          </table:table-cell>
          <table:table-cell table:formula="of:=[.C594] * [.$L$3]" office:value-type="float" office:value="0.785670781118995" calcext:value-type="float">
            <text:p>0.785670781118995</text:p>
          </table:table-cell>
          <table:table-cell table:formula="of:= [.D594]*[.$L$4]" office:value-type="float" office:value="7.72443836041719" calcext:value-type="float">
            <text:p>7.72443836041719</text:p>
          </table:table-cell>
          <table:table-cell table:number-columns-repeated="13"/>
        </table:table-row>
        <table:table-row table:style-name="ro1">
          <table:table-cell office:value-type="float" office:value="16.3516826629639" calcext:value-type="float">
            <text:p>16.3516826629639</text:p>
          </table:table-cell>
          <table:table-cell office:value-type="float" office:value="2.33235615156376" calcext:value-type="float">
            <text:p>2.33235615156376</text:p>
          </table:table-cell>
          <table:table-cell office:value-type="float" office:value="0.0627684891223908" calcext:value-type="float">
            <text:p>0.062768489122391</text:p>
          </table:table-cell>
          <table:table-cell office:value-type="float" office:value="0.115229242186164" calcext:value-type="float">
            <text:p>0.115229242186164</text:p>
          </table:table-cell>
          <table:table-cell/>
          <table:table-cell table:formula="of:=[.A595]*[.$L$1]" office:value-type="float" office:value="16.3516826629639" calcext:value-type="float">
            <text:p>16.3516826629639</text:p>
          </table:table-cell>
          <table:table-cell table:formula="of:=[.B595] * [.$L$2]" office:value-type="float" office:value="7.74191551709023" calcext:value-type="float">
            <text:p>7.74191551709023</text:p>
          </table:table-cell>
          <table:table-cell table:formula="of:=[.C595] * [.$L$3]" office:value-type="float" office:value="0.933625871299411" calcext:value-type="float">
            <text:p>0.933625871299411</text:p>
          </table:table-cell>
          <table:table-cell table:formula="of:= [.D595]*[.$L$4]" office:value-type="float" office:value="7.72261531200081" calcext:value-type="float">
            <text:p>7.72261531200081</text:p>
          </table:table-cell>
          <table:table-cell table:number-columns-repeated="13"/>
        </table:table-row>
        <table:table-row table:style-name="ro1">
          <table:table-cell office:value-type="float" office:value="1.42945265769959" calcext:value-type="float">
            <text:p>1.42945265769959</text:p>
          </table:table-cell>
          <table:table-cell office:value-type="float" office:value="2.33198476494034" calcext:value-type="float">
            <text:p>2.33198476494034</text:p>
          </table:table-cell>
          <table:table-cell office:value-type="float" office:value="0.0719280168414116" calcext:value-type="float">
            <text:p>0.071928016841412</text:p>
          </table:table-cell>
          <table:table-cell office:value-type="float" office:value="0.115222204953435" calcext:value-type="float">
            <text:p>0.115222204953435</text:p>
          </table:table-cell>
          <table:table-cell/>
          <table:table-cell table:formula="of:=[.A596]*[.$L$1]" office:value-type="float" office:value="1.42945265769959" calcext:value-type="float">
            <text:p>1.42945265769959</text:p>
          </table:table-cell>
          <table:table-cell table:formula="of:=[.B596] * [.$L$2]" office:value-type="float" office:value="7.7406827534487" calcext:value-type="float">
            <text:p>7.7406827534487</text:p>
          </table:table-cell>
          <table:table-cell table:formula="of:=[.C596] * [.$L$3]" office:value-type="float" office:value="1.06986576120161" calcext:value-type="float">
            <text:p>1.06986576120161</text:p>
          </table:table-cell>
          <table:table-cell table:formula="of:= [.D596]*[.$L$4]" office:value-type="float" office:value="7.72214367962526" calcext:value-type="float">
            <text:p>7.72214367962526</text:p>
          </table:table-cell>
          <table:table-cell table:number-columns-repeated="13"/>
        </table:table-row>
        <table:table-row table:style-name="ro1">
          <table:table-cell office:value-type="float" office:value="1.19537115097046" calcext:value-type="float">
            <text:p>1.19537115097046</text:p>
          </table:table-cell>
          <table:table-cell office:value-type="float" office:value="2.33130864153075" calcext:value-type="float">
            <text:p>2.33130864153075</text:p>
          </table:table-cell>
          <table:table-cell office:value-type="float" office:value="0.0827184021472931" calcext:value-type="float">
            <text:p>0.082718402147293</text:p>
          </table:table-cell>
          <table:table-cell office:value-type="float" office:value="0.115223122262729" calcext:value-type="float">
            <text:p>0.115223122262729</text:p>
          </table:table-cell>
          <table:table-cell/>
          <table:table-cell table:formula="of:=[.A597]*[.$L$1]" office:value-type="float" office:value="1.19537115097046" calcext:value-type="float">
            <text:p>1.19537115097046</text:p>
          </table:table-cell>
          <table:table-cell table:formula="of:=[.B597] * [.$L$2]" office:value-type="float" office:value="7.73843846056373" calcext:value-type="float">
            <text:p>7.73843846056373</text:p>
          </table:table-cell>
          <table:table-cell table:formula="of:=[.C597] * [.$L$3]" office:value-type="float" office:value="1.23036321818543" calcext:value-type="float">
            <text:p>1.23036321818543</text:p>
          </table:table-cell>
          <table:table-cell table:formula="of:= [.D597]*[.$L$4]" office:value-type="float" office:value="7.72220515730808" calcext:value-type="float">
            <text:p>7.72220515730808</text:p>
          </table:table-cell>
          <table:table-cell table:number-columns-repeated="13"/>
        </table:table-row>
        <table:table-row table:style-name="ro1">
          <table:table-cell office:value-type="float" office:value="1.42939889431" calcext:value-type="float">
            <text:p>1.42939889431</text:p>
          </table:table-cell>
          <table:table-cell office:value-type="float" office:value="2.33142309092636" calcext:value-type="float">
            <text:p>2.33142309092636</text:p>
          </table:table-cell>
          <table:table-cell office:value-type="float" office:value="0.0490681640803814" calcext:value-type="float">
            <text:p>0.049068164080381</text:p>
          </table:table-cell>
          <table:table-cell office:value-type="float" office:value="0.115196118114816" calcext:value-type="float">
            <text:p>0.115196118114816</text:p>
          </table:table-cell>
          <table:table-cell/>
          <table:table-cell table:formula="of:=[.A598]*[.$L$1]" office:value-type="float" office:value="1.42939889431" calcext:value-type="float">
            <text:p>1.42939889431</text:p>
          </table:table-cell>
          <table:table-cell table:formula="of:=[.B598] * [.$L$2]" office:value-type="float" office:value="7.73881835861284" calcext:value-type="float">
            <text:p>7.73881835861284</text:p>
          </table:table-cell>
          <table:table-cell table:formula="of:=[.C598] * [.$L$3]" office:value-type="float" office:value="0.729845629281951" calcext:value-type="float">
            <text:p>0.729845629281951</text:p>
          </table:table-cell>
          <table:table-cell table:formula="of:= [.D598]*[.$L$4]" office:value-type="float" office:value="7.7203953506808" calcext:value-type="float">
            <text:p>7.7203953506808</text:p>
          </table:table-cell>
          <table:table-cell table:number-columns-repeated="13"/>
        </table:table-row>
        <table:table-row table:style-name="ro1">
          <table:table-cell office:value-type="float" office:value="0.950856447219849" calcext:value-type="float">
            <text:p>0.950856447219849</text:p>
          </table:table-cell>
          <table:table-cell office:value-type="float" office:value="2.33079190080023" calcext:value-type="float">
            <text:p>2.33079190080023</text:p>
          </table:table-cell>
          <table:table-cell office:value-type="float" office:value="0.0618756711483002" calcext:value-type="float">
            <text:p>0.0618756711483</text:p>
          </table:table-cell>
          <table:table-cell office:value-type="float" office:value="0.1151702657063" calcext:value-type="float">
            <text:p>0.1151702657063</text:p>
          </table:table-cell>
          <table:table-cell/>
          <table:table-cell table:formula="of:=[.A599]*[.$L$1]" office:value-type="float" office:value="0.950856447219849" calcext:value-type="float">
            <text:p>0.950856447219849</text:p>
          </table:table-cell>
          <table:table-cell table:formula="of:=[.B599] * [.$L$2]" office:value-type="float" office:value="7.73672321519813" calcext:value-type="float">
            <text:p>7.73672321519813</text:p>
          </table:table-cell>
          <table:table-cell table:formula="of:=[.C599] * [.$L$3]" office:value-type="float" office:value="0.920345992006049" calcext:value-type="float">
            <text:p>0.920345992006049</text:p>
          </table:table-cell>
          <table:table-cell table:formula="of:= [.D599]*[.$L$4]" office:value-type="float" office:value="7.71866273314323" calcext:value-type="float">
            <text:p>7.71866273314323</text:p>
          </table:table-cell>
          <table:table-cell table:number-columns-repeated="13"/>
        </table:table-row>
        <table:table-row table:style-name="ro1">
          <table:table-cell office:value-type="float" office:value="0.763318479061127" calcext:value-type="float">
            <text:p>0.763318479061127</text:p>
          </table:table-cell>
          <table:table-cell office:value-type="float" office:value="2.33040966146677" calcext:value-type="float">
            <text:p>2.33040966146677</text:p>
          </table:table-cell>
          <table:table-cell office:value-type="float" office:value="0.036401592195034" calcext:value-type="float">
            <text:p>0.036401592195034</text:p>
          </table:table-cell>
          <table:table-cell office:value-type="float" office:value="0.115126829147967" calcext:value-type="float">
            <text:p>0.115126829147967</text:p>
          </table:table-cell>
          <table:table-cell/>
          <table:table-cell table:formula="of:=[.A600]*[.$L$1]" office:value-type="float" office:value="0.763318479061127" calcext:value-type="float">
            <text:p>0.763318479061127</text:p>
          </table:table-cell>
          <table:table-cell table:formula="of:=[.B600] * [.$L$2]" office:value-type="float" office:value="7.73545442757109" calcext:value-type="float">
            <text:p>7.73545442757109</text:p>
          </table:table-cell>
          <table:table-cell table:formula="of:=[.C600] * [.$L$3]" office:value-type="float" office:value="0.541441552998146" calcext:value-type="float">
            <text:p>0.541441552998146</text:p>
          </table:table-cell>
          <table:table-cell table:formula="of:= [.D600]*[.$L$4]" office:value-type="float" office:value="7.71575163328592" calcext:value-type="float">
            <text:p>7.71575163328592</text:p>
          </table:table-cell>
          <table:table-cell table:number-columns-repeated="13"/>
        </table:table-row>
        <table:table-row table:style-name="ro1">
          <table:table-cell office:value-type="float" office:value="0.948244512081146" calcext:value-type="float">
            <text:p>0.948244512081146</text:p>
          </table:table-cell>
          <table:table-cell office:value-type="float" office:value="2.32959361843803" calcext:value-type="float">
            <text:p>2.32959361843803</text:p>
          </table:table-cell>
          <table:table-cell office:value-type="float" office:value="0.0364015884697437" calcext:value-type="float">
            <text:p>0.036401588469744</text:p>
          </table:table-cell>
          <table:table-cell office:value-type="float" office:value="0.115079131413508" calcext:value-type="float">
            <text:p>0.115079131413508</text:p>
          </table:table-cell>
          <table:table-cell/>
          <table:table-cell table:formula="of:=[.A601]*[.$L$1]" office:value-type="float" office:value="0.948244512081146" calcext:value-type="float">
            <text:p>0.948244512081146</text:p>
          </table:table-cell>
          <table:table-cell table:formula="of:=[.B601] * [.$L$2]" office:value-type="float" office:value="7.73274569195084" calcext:value-type="float">
            <text:p>7.73274569195084</text:p>
          </table:table-cell>
          <table:table-cell table:formula="of:=[.C601] * [.$L$3]" office:value-type="float" office:value="0.541441497587741" calcext:value-type="float">
            <text:p>0.541441497587741</text:p>
          </table:table-cell>
          <table:table-cell table:formula="of:= [.D601]*[.$L$4]" office:value-type="float" office:value="7.71255495119816" calcext:value-type="float">
            <text:p>7.71255495119816</text:p>
          </table:table-cell>
          <table:table-cell table:number-columns-repeated="13"/>
        </table:table-row>
        <table:table-row table:style-name="ro1">
          <table:table-cell office:value-type="float" office:value="1.74956798553467" calcext:value-type="float">
            <text:p>1.74956798553467</text:p>
          </table:table-cell>
          <table:table-cell office:value-type="float" office:value="2.33015261098403" calcext:value-type="float">
            <text:p>2.33015261098403</text:p>
          </table:table-cell>
          <table:table-cell office:value-type="float" office:value="0.0364015884697437" calcext:value-type="float">
            <text:p>0.036401588469744</text:p>
          </table:table-cell>
          <table:table-cell office:value-type="float" office:value="0.115017039942769" calcext:value-type="float">
            <text:p>0.115017039942769</text:p>
          </table:table-cell>
          <table:table-cell/>
          <table:table-cell table:formula="of:=[.A602]*[.$L$1]" office:value-type="float" office:value="1.74956798553467" calcext:value-type="float">
            <text:p>1.74956798553467</text:p>
          </table:table-cell>
          <table:table-cell table:formula="of:=[.B602] * [.$L$2]" office:value-type="float" office:value="7.73460118604549" calcext:value-type="float">
            <text:p>7.73460118604549</text:p>
          </table:table-cell>
          <table:table-cell table:formula="of:=[.C602] * [.$L$3]" office:value-type="float" office:value="0.541441497587741" calcext:value-type="float">
            <text:p>0.541441497587741</text:p>
          </table:table-cell>
          <table:table-cell table:formula="of:= [.D602]*[.$L$4]" office:value-type="float" office:value="7.70839360696316" calcext:value-type="float">
            <text:p>7.70839360696316</text:p>
          </table:table-cell>
          <table:table-cell table:number-columns-repeated="13"/>
        </table:table-row>
        <table:table-row table:style-name="ro1">
          <table:table-cell office:value-type="float" office:value="3.89349317550659" calcext:value-type="float">
            <text:p>3.89349317550659</text:p>
          </table:table-cell>
          <table:table-cell office:value-type="float" office:value="2.33004869990429" calcext:value-type="float">
            <text:p>2.33004869990429</text:p>
          </table:table-cell>
          <table:table-cell office:value-type="float" office:value="0.29647222161293" calcext:value-type="float">
            <text:p>0.29647222161293</text:p>
          </table:table-cell>
          <table:table-cell office:value-type="float" office:value="0.115052720798481" calcext:value-type="float">
            <text:p>0.115052720798481</text:p>
          </table:table-cell>
          <table:table-cell/>
          <table:table-cell table:formula="of:=[.A603]*[.$L$1]" office:value-type="float" office:value="3.89349317550659" calcext:value-type="float">
            <text:p>3.89349317550659</text:p>
          </table:table-cell>
          <table:table-cell table:formula="of:=[.B603] * [.$L$2]" office:value-type="float" office:value="7.7342562683964" calcext:value-type="float">
            <text:p>7.7342562683964</text:p>
          </table:table-cell>
          <table:table-cell table:formula="of:=[.C603] * [.$L$3]" office:value-type="float" office:value="4.40976260683494" calcext:value-type="float">
            <text:p>4.40976260683494</text:p>
          </table:table-cell>
          <table:table-cell table:formula="of:= [.D603]*[.$L$4]" office:value-type="float" office:value="7.71078492289515" calcext:value-type="float">
            <text:p>7.71078492289515</text:p>
          </table:table-cell>
          <table:table-cell table:number-columns-repeated="13"/>
        </table:table-row>
        <table:table-row table:style-name="ro1">
          <table:table-cell office:value-type="float" office:value="2.01128029823303" calcext:value-type="float">
            <text:p>2.01128029823303</text:p>
          </table:table-cell>
          <table:table-cell office:value-type="float" office:value="2.33008540321459" calcext:value-type="float">
            <text:p>2.33008540321459</text:p>
          </table:table-cell>
          <table:table-cell office:value-type="float" office:value="0.024153359234333" calcext:value-type="float">
            <text:p>0.024153359234333</text:p>
          </table:table-cell>
          <table:table-cell office:value-type="float" office:value="0.115041548179225" calcext:value-type="float">
            <text:p>0.115041548179225</text:p>
          </table:table-cell>
          <table:table-cell/>
          <table:table-cell table:formula="of:=[.A604]*[.$L$1]" office:value-type="float" office:value="2.01128029823303" calcext:value-type="float">
            <text:p>2.01128029823303</text:p>
          </table:table-cell>
          <table:table-cell table:formula="of:=[.B604] * [.$L$2]" office:value-type="float" office:value="7.73437809967304" calcext:value-type="float">
            <text:p>7.73437809967304</text:p>
          </table:table-cell>
          <table:table-cell table:formula="of:=[.C604] * [.$L$3]" office:value-type="float" office:value="0.35925989895968" calcext:value-type="float">
            <text:p>0.35925989895968</text:p>
          </table:table-cell>
          <table:table-cell table:formula="of:= [.D604]*[.$L$4]" office:value-type="float" office:value="7.71003613865507" calcext:value-type="float">
            <text:p>7.71003613865507</text:p>
          </table:table-cell>
          <table:table-cell table:number-columns-repeated="13"/>
        </table:table-row>
        <table:table-row table:style-name="ro1">
          <table:table-cell office:value-type="float" office:value="10.6169023513794" calcext:value-type="float">
            <text:p>10.6169023513794</text:p>
          </table:table-cell>
          <table:table-cell office:value-type="float" office:value="2.33087341001962" calcext:value-type="float">
            <text:p>2.33087341001962</text:p>
          </table:table-cell>
          <table:table-cell office:value-type="float" office:value="0.0374200642108917" calcext:value-type="float">
            <text:p>0.037420064210892</text:p>
          </table:table-cell>
          <table:table-cell office:value-type="float" office:value="0.114954715077787" calcext:value-type="float">
            <text:p>0.114954715077787</text:p>
          </table:table-cell>
          <table:table-cell/>
          <table:table-cell table:formula="of:=[.A605]*[.$L$1]" office:value-type="float" office:value="10.6169023513794" calcext:value-type="float">
            <text:p>10.6169023513794</text:p>
          </table:table-cell>
          <table:table-cell table:formula="of:=[.B605] * [.$L$2]" office:value-type="float" office:value="7.73699377314444" calcext:value-type="float">
            <text:p>7.73699377314444</text:p>
          </table:table-cell>
          <table:table-cell table:formula="of:=[.C605] * [.$L$3]" office:value-type="float" office:value="0.556590425250673" calcext:value-type="float">
            <text:p>0.556590425250673</text:p>
          </table:table-cell>
          <table:table-cell table:formula="of:= [.D605]*[.$L$4]" office:value-type="float" office:value="7.70421662074424" calcext:value-type="float">
            <text:p>7.70421662074424</text:p>
          </table:table-cell>
          <table:table-cell table:number-columns-repeated="13"/>
        </table:table-row>
        <table:table-row table:style-name="ro1">
          <table:table-cell office:value-type="float" office:value="1.03121972084045" calcext:value-type="float">
            <text:p>1.03121972084045</text:p>
          </table:table-cell>
          <table:table-cell office:value-type="float" office:value="2.32995570005893" calcext:value-type="float">
            <text:p>2.32995570005893</text:p>
          </table:table-cell>
          <table:table-cell office:value-type="float" office:value="0.0470093451440334" calcext:value-type="float">
            <text:p>0.047009345144034</text:p>
          </table:table-cell>
          <table:table-cell office:value-type="float" office:value="0.114908706704851" calcext:value-type="float">
            <text:p>0.114908706704851</text:p>
          </table:table-cell>
          <table:table-cell/>
          <table:table-cell table:formula="of:=[.A606]*[.$L$1]" office:value-type="float" office:value="1.03121972084045" calcext:value-type="float">
            <text:p>1.03121972084045</text:p>
          </table:table-cell>
          <table:table-cell table:formula="of:=[.B606] * [.$L$2]" office:value-type="float" office:value="7.73394756899585" calcext:value-type="float">
            <text:p>7.73394756899585</text:p>
          </table:table-cell>
          <table:table-cell table:formula="of:=[.C606] * [.$L$3]" office:value-type="float" office:value="0.699222514878996" calcext:value-type="float">
            <text:p>0.699222514878996</text:p>
          </table:table-cell>
          <table:table-cell table:formula="of:= [.D606]*[.$L$4]" office:value-type="float" office:value="7.70113315895474" calcext:value-type="float">
            <text:p>7.70113315895474</text:p>
          </table:table-cell>
          <table:table-cell table:number-columns-repeated="13"/>
        </table:table-row>
        <table:table-row table:style-name="ro1">
          <table:table-cell office:value-type="float" office:value="1.03709554672241" calcext:value-type="float">
            <text:p>1.03709554672241</text:p>
          </table:table-cell>
          <table:table-cell office:value-type="float" office:value="2.32923852911418" calcext:value-type="float">
            <text:p>2.32923852911418</text:p>
          </table:table-cell>
          <table:table-cell office:value-type="float" office:value="0.0630138665437698" calcext:value-type="float">
            <text:p>0.06301386654377</text:p>
          </table:table-cell>
          <table:table-cell office:value-type="float" office:value="0.114866917554341" calcext:value-type="float">
            <text:p>0.114866917554341</text:p>
          </table:table-cell>
          <table:table-cell/>
          <table:table-cell table:formula="of:=[.A607]*[.$L$1]" office:value-type="float" office:value="1.03709554672241" calcext:value-type="float">
            <text:p>1.03709554672241</text:p>
          </table:table-cell>
          <table:table-cell table:formula="of:=[.B607] * [.$L$2]" office:value-type="float" office:value="7.73156702481445" calcext:value-type="float">
            <text:p>7.73156702481445</text:p>
          </table:table-cell>
          <table:table-cell table:formula="of:=[.C607] * [.$L$3]" office:value-type="float" office:value="0.93727564385305" calcext:value-type="float">
            <text:p>0.93727564385305</text:p>
          </table:table-cell>
          <table:table-cell table:formula="of:= [.D607]*[.$L$4]" office:value-type="float" office:value="7.6983324676764" calcext:value-type="float">
            <text:p>7.6983324676764</text:p>
          </table:table-cell>
          <table:table-cell table:number-columns-repeated="13"/>
        </table:table-row>
        <table:table-row table:style-name="ro1">
          <table:table-cell office:value-type="float" office:value="1.19061958789825" calcext:value-type="float">
            <text:p>1.19061958789825</text:p>
          </table:table-cell>
          <table:table-cell office:value-type="float" office:value="2.32974327347217" calcext:value-type="float">
            <text:p>2.32974327347217</text:p>
          </table:table-cell>
          <table:table-cell office:value-type="float" office:value="0.0440265126526356" calcext:value-type="float">
            <text:p>0.044026512652636</text:p>
          </table:table-cell>
          <table:table-cell office:value-type="float" office:value="0.114801568085624" calcext:value-type="float">
            <text:p>0.114801568085624</text:p>
          </table:table-cell>
          <table:table-cell/>
          <table:table-cell table:formula="of:=[.A608]*[.$L$1]" office:value-type="float" office:value="1.19061958789825" calcext:value-type="float">
            <text:p>1.19061958789825</text:p>
          </table:table-cell>
          <table:table-cell table:formula="of:=[.B608] * [.$L$2]" office:value-type="float" office:value="7.73324244997397" calcext:value-type="float">
            <text:p>7.73324244997397</text:p>
          </table:table-cell>
          <table:table-cell table:formula="of:=[.C608] * [.$L$3]" office:value-type="float" office:value="0.654855514451577" calcext:value-type="float">
            <text:p>0.654855514451577</text:p>
          </table:table-cell>
          <table:table-cell table:formula="of:= [.D608]*[.$L$4]" office:value-type="float" office:value="7.69395277378817" calcext:value-type="float">
            <text:p>7.69395277378817</text:p>
          </table:table-cell>
          <table:table-cell table:number-columns-repeated="13"/>
        </table:table-row>
        <table:table-row table:style-name="ro1">
          <table:table-cell office:value-type="float" office:value="0.892749905586243" calcext:value-type="float">
            <text:p>0.892749905586243</text:p>
          </table:table-cell>
          <table:table-cell office:value-type="float" office:value="2.32910846349938" calcext:value-type="float">
            <text:p>2.32910846349938</text:p>
          </table:table-cell>
          <table:table-cell office:value-type="float" office:value="0.0604516603052616" calcext:value-type="float">
            <text:p>0.060451660305262</text:p>
          </table:table-cell>
          <table:table-cell office:value-type="float" office:value="0.114774638560733" calcext:value-type="float">
            <text:p>0.114774638560733</text:p>
          </table:table-cell>
          <table:table-cell/>
          <table:table-cell table:formula="of:=[.A609]*[.$L$1]" office:value-type="float" office:value="0.892749905586243" calcext:value-type="float">
            <text:p>0.892749905586243</text:p>
          </table:table-cell>
          <table:table-cell table:formula="of:=[.B609] * [.$L$2]" office:value-type="float" office:value="7.73113529100707" calcext:value-type="float">
            <text:p>7.73113529100707</text:p>
          </table:table-cell>
          <table:table-cell table:formula="of:=[.C609] * [.$L$3]" office:value-type="float" office:value="0.899165087659612" calcext:value-type="float">
            <text:p>0.899165087659612</text:p>
          </table:table-cell>
          <table:table-cell table:formula="of:= [.D609]*[.$L$4]" office:value-type="float" office:value="7.69214796836447" calcext:value-type="float">
            <text:p>7.69214796836447</text:p>
          </table:table-cell>
          <table:table-cell table:number-columns-repeated="13"/>
        </table:table-row>
        <table:table-row table:style-name="ro1">
          <table:table-cell office:value-type="float" office:value="0.974054932594299" calcext:value-type="float">
            <text:p>0.974054932594299</text:p>
          </table:table-cell>
          <table:table-cell office:value-type="float" office:value="2.32828985366044" calcext:value-type="float">
            <text:p>2.32828985366044</text:p>
          </table:table-cell>
          <table:table-cell office:value-type="float" office:value="2.27846813201904" calcext:value-type="float">
            <text:p>2.27846813201904</text:p>
          </table:table-cell>
          <table:table-cell office:value-type="float" office:value="0.114977780946063" calcext:value-type="float">
            <text:p>0.114977780946063</text:p>
          </table:table-cell>
          <table:table-cell/>
          <table:table-cell table:formula="of:=[.A610]*[.$L$1]" office:value-type="float" office:value="0.974054932594299" calcext:value-type="float">
            <text:p>0.974054932594299</text:p>
          </table:table-cell>
          <table:table-cell table:formula="of:=[.B610] * [.$L$2]" office:value-type="float" office:value="7.72841803523536" calcext:value-type="float">
            <text:p>7.72841803523536</text:p>
          </table:table-cell>
          <table:table-cell table:formula="of:=[.C610] * [.$L$3]" office:value-type="float" office:value="33.8902023089384" calcext:value-type="float">
            <text:p>33.8902023089384</text:p>
          </table:table-cell>
          <table:table-cell table:formula="of:= [.D610]*[.$L$4]" office:value-type="float" office:value="7.70576248552783" calcext:value-type="float">
            <text:p>7.70576248552783</text:p>
          </table:table-cell>
          <table:table-cell table:number-columns-repeated="13"/>
        </table:table-row>
        <table:table-row table:style-name="ro1">
          <table:table-cell office:value-type="float" office:value="14.4344072341919" calcext:value-type="float">
            <text:p>14.4344072341919</text:p>
          </table:table-cell>
          <table:table-cell office:value-type="float" office:value="2.33274928328609" calcext:value-type="float">
            <text:p>2.33274928328609</text:p>
          </table:table-cell>
          <table:table-cell office:value-type="float" office:value="0.0714464262127876" calcext:value-type="float">
            <text:p>0.071446426212788</text:p>
          </table:table-cell>
          <table:table-cell office:value-type="float" office:value="0.114956056160738" calcext:value-type="float">
            <text:p>0.114956056160738</text:p>
          </table:table-cell>
          <table:table-cell/>
          <table:table-cell table:formula="of:=[.A611]*[.$L$1]" office:value-type="float" office:value="14.4344072341919" calcext:value-type="float">
            <text:p>14.4344072341919</text:p>
          </table:table-cell>
          <table:table-cell table:formula="of:=[.B611] * [.$L$2]" office:value-type="float" office:value="7.74322046041087" calcext:value-type="float">
            <text:p>7.74322046041087</text:p>
          </table:table-cell>
          <table:table-cell table:formula="of:=[.C611] * [.$L$3]" office:value-type="float" office:value="1.06270252569053" calcext:value-type="float">
            <text:p>1.06270252569053</text:p>
          </table:table-cell>
          <table:table-cell table:formula="of:= [.D611]*[.$L$4]" office:value-type="float" office:value="7.70430649955917" calcext:value-type="float">
            <text:p>7.70430649955917</text:p>
          </table:table-cell>
          <table:table-cell table:number-columns-repeated="13"/>
        </table:table-row>
        <table:table-row table:style-name="ro1">
          <table:table-cell office:value-type="float" office:value="4.02530956268311" calcext:value-type="float">
            <text:p>4.02530956268311</text:p>
          </table:table-cell>
          <table:table-cell office:value-type="float" office:value="2.33317278823075" calcext:value-type="float">
            <text:p>2.33317278823075</text:p>
          </table:table-cell>
          <table:table-cell office:value-type="float" office:value="0.0454847067594528" calcext:value-type="float">
            <text:p>0.045484706759453</text:p>
          </table:table-cell>
          <table:table-cell office:value-type="float" office:value="0.114940084344553" calcext:value-type="float">
            <text:p>0.114940084344553</text:p>
          </table:table-cell>
          <table:table-cell/>
          <table:table-cell table:formula="of:=[.A612]*[.$L$1]" office:value-type="float" office:value="4.02530956268311" calcext:value-type="float">
            <text:p>4.02530956268311</text:p>
          </table:table-cell>
          <table:table-cell table:formula="of:=[.B612] * [.$L$2]" office:value-type="float" office:value="7.74462622320592" calcext:value-type="float">
            <text:p>7.74462622320592</text:p>
          </table:table-cell>
          <table:table-cell table:formula="of:=[.C612] * [.$L$3]" office:value-type="float" office:value="0.676544864673889" calcext:value-type="float">
            <text:p>0.676544864673889</text:p>
          </table:table-cell>
          <table:table-cell table:formula="of:= [.D612]*[.$L$4]" office:value-type="float" office:value="7.70323607516092" calcext:value-type="float">
            <text:p>7.70323607516092</text:p>
          </table:table-cell>
          <table:table-cell table:number-columns-repeated="13"/>
        </table:table-row>
        <table:table-row table:style-name="ro1">
          <table:table-cell office:value-type="float" office:value="3.52990555763245" calcext:value-type="float">
            <text:p>3.52990555763245</text:p>
          </table:table-cell>
          <table:table-cell office:value-type="float" office:value="2.33367299386504" calcext:value-type="float">
            <text:p>2.33367299386504</text:p>
          </table:table-cell>
          <table:table-cell office:value-type="float" office:value="0.0502956733107567" calcext:value-type="float">
            <text:p>0.050295673310757</text:p>
          </table:table-cell>
          <table:table-cell office:value-type="float" office:value="0.114934513182669" calcext:value-type="float">
            <text:p>0.114934513182669</text:p>
          </table:table-cell>
          <table:table-cell/>
          <table:table-cell table:formula="of:=[.A613]*[.$L$1]" office:value-type="float" office:value="3.52990555763245" calcext:value-type="float">
            <text:p>3.52990555763245</text:p>
          </table:table-cell>
          <table:table-cell table:formula="of:=[.B613] * [.$L$2]" office:value-type="float" office:value="7.74628658273517" calcext:value-type="float">
            <text:p>7.74628658273517</text:p>
          </table:table-cell>
          <table:table-cell table:formula="of:=[.C613] * [.$L$3]" office:value-type="float" office:value="0.74810374558777" calcext:value-type="float">
            <text:p>0.74810374558777</text:p>
          </table:table-cell>
          <table:table-cell table:formula="of:= [.D613]*[.$L$4]" office:value-type="float" office:value="7.70286269823633" calcext:value-type="float">
            <text:p>7.70286269823633</text:p>
          </table:table-cell>
          <table:table-cell table:number-columns-repeated="13"/>
        </table:table-row>
        <table:table-row table:style-name="ro1">
          <table:table-cell office:value-type="float" office:value="0.960385620594025" calcext:value-type="float">
            <text:p>0.960385620594025</text:p>
          </table:table-cell>
          <table:table-cell office:value-type="float" office:value="2.33314509968253" calcext:value-type="float">
            <text:p>2.33314509968253</text:p>
          </table:table-cell>
          <table:table-cell office:value-type="float" office:value="0.058663185685873" calcext:value-type="float">
            <text:p>0.058663185685873</text:p>
          </table:table-cell>
          <table:table-cell office:value-type="float" office:value="0.114924646455039" calcext:value-type="float">
            <text:p>0.114924646455039</text:p>
          </table:table-cell>
          <table:table-cell/>
          <table:table-cell table:formula="of:=[.A614]*[.$L$1]" office:value-type="float" office:value="0.960385620594025" calcext:value-type="float">
            <text:p>0.960385620594025</text:p>
          </table:table-cell>
          <table:table-cell table:formula="of:=[.B614] * [.$L$2]" office:value-type="float" office:value="7.74453431511505" calcext:value-type="float">
            <text:p>7.74453431511505</text:p>
          </table:table-cell>
          <table:table-cell table:formula="of:=[.C614] * [.$L$3]" office:value-type="float" office:value="0.872563106344311" calcext:value-type="float">
            <text:p>0.872563106344311</text:p>
          </table:table-cell>
          <table:table-cell table:formula="of:= [.D614]*[.$L$4]" office:value-type="float" office:value="7.70220143430338" calcext:value-type="float">
            <text:p>7.70220143430338</text:p>
          </table:table-cell>
          <table:table-cell table:number-columns-repeated="13"/>
        </table:table-row>
        <table:table-row table:style-name="ro1">
          <table:table-cell office:value-type="float" office:value="0.971144318580627" calcext:value-type="float">
            <text:p>0.971144318580627</text:p>
          </table:table-cell>
          <table:table-cell office:value-type="float" office:value="2.33276946496642" calcext:value-type="float">
            <text:p>2.33276946496642</text:p>
          </table:table-cell>
          <table:table-cell office:value-type="float" office:value="0.122029088437557" calcext:value-type="float">
            <text:p>0.122029088437557</text:p>
          </table:table-cell>
          <table:table-cell office:value-type="float" office:value="0.114929848269446" calcext:value-type="float">
            <text:p>0.114929848269446</text:p>
          </table:table-cell>
          <table:table-cell/>
          <table:table-cell table:formula="of:=[.A615]*[.$L$1]" office:value-type="float" office:value="0.971144318580627" calcext:value-type="float">
            <text:p>0.971144318580627</text:p>
          </table:table-cell>
          <table:table-cell table:formula="of:=[.B615] * [.$L$2]" office:value-type="float" office:value="7.74328745055044" calcext:value-type="float">
            <text:p>7.74328745055044</text:p>
          </table:table-cell>
          <table:table-cell table:formula="of:=[.C615] * [.$L$3]" office:value-type="float" office:value="1.81507497805529" calcext:value-type="float">
            <text:p>1.81507497805529</text:p>
          </table:table-cell>
          <table:table-cell table:formula="of:= [.D615]*[.$L$4]" office:value-type="float" office:value="7.70255005771558" calcext:value-type="float">
            <text:p>7.70255005771558</text:p>
          </table:table-cell>
          <table:table-cell table:number-columns-repeated="13"/>
        </table:table-row>
        <table:table-row table:style-name="ro1">
          <table:table-cell office:value-type="float" office:value="0.853190422058106" calcext:value-type="float">
            <text:p>0.853190422058106</text:p>
          </table:table-cell>
          <table:table-cell office:value-type="float" office:value="2.33215656898405" calcext:value-type="float">
            <text:p>2.33215656898405</text:p>
          </table:table-cell>
          <table:table-cell office:value-type="float" office:value="0.0594671964645386" calcext:value-type="float">
            <text:p>0.059467196464539</text:p>
          </table:table-cell>
          <table:table-cell office:value-type="float" office:value="0.114919320950221" calcext:value-type="float">
            <text:p>0.114919320950221</text:p>
          </table:table-cell>
          <table:table-cell/>
          <table:table-cell table:formula="of:=[.A616]*[.$L$1]" office:value-type="float" office:value="0.853190422058106" calcext:value-type="float">
            <text:p>0.853190422058106</text:p>
          </table:table-cell>
          <table:table-cell table:formula="of:=[.B616] * [.$L$2]" office:value-type="float" office:value="7.74125303187341" calcext:value-type="float">
            <text:p>7.74125303187341</text:p>
          </table:table-cell>
          <table:table-cell table:formula="of:=[.C616] * [.$L$3]" office:value-type="float" office:value="0.884522056993928" calcext:value-type="float">
            <text:p>0.884522056993928</text:p>
          </table:table-cell>
          <table:table-cell table:formula="of:= [.D616]*[.$L$4]" office:value-type="float" office:value="7.70184452121195" calcext:value-type="float">
            <text:p>7.70184452121195</text:p>
          </table:table-cell>
          <table:table-cell table:number-columns-repeated="13"/>
        </table:table-row>
        <table:table-row table:style-name="ro1">
          <table:table-cell office:value-type="float" office:value="1.13178360462189" calcext:value-type="float">
            <text:p>1.13178360462189</text:p>
          </table:table-cell>
          <table:table-cell office:value-type="float" office:value="2.33164270766816" calcext:value-type="float">
            <text:p>2.33164270766816</text:p>
          </table:table-cell>
          <table:table-cell office:value-type="float" office:value="0.0289278998970985" calcext:value-type="float">
            <text:p>0.028927899897099</text:p>
          </table:table-cell>
          <table:table-cell office:value-type="float" office:value="0.114851565123845" calcext:value-type="float">
            <text:p>0.114851565123845</text:p>
          </table:table-cell>
          <table:table-cell/>
          <table:table-cell table:formula="of:=[.A617]*[.$L$1]" office:value-type="float" office:value="1.13178360462189" calcext:value-type="float">
            <text:p>1.13178360462189</text:p>
          </table:table-cell>
          <table:table-cell table:formula="of:=[.B617] * [.$L$2]" office:value-type="float" office:value="7.73954734430399" calcext:value-type="float">
            <text:p>7.73954734430399</text:p>
          </table:table-cell>
          <table:table-cell table:formula="of:=[.C617] * [.$L$3]" office:value-type="float" office:value="0.430276976933901" calcext:value-type="float">
            <text:p>0.430276976933901</text:p>
          </table:table-cell>
          <table:table-cell table:formula="of:= [.D617]*[.$L$4]" office:value-type="float" office:value="7.69730355424629" calcext:value-type="float">
            <text:p>7.69730355424629</text:p>
          </table:table-cell>
          <table:table-cell table:number-columns-repeated="13"/>
        </table:table-row>
        <table:table-row table:style-name="ro1">
          <table:table-cell office:value-type="float" office:value="0.95786327123642" calcext:value-type="float">
            <text:p>0.95786327123642</text:p>
          </table:table-cell>
          <table:table-cell office:value-type="float" office:value="2.33109888127209" calcext:value-type="float">
            <text:p>2.33109888127209</text:p>
          </table:table-cell>
          <table:table-cell office:value-type="float" office:value="0.06272391974926" calcext:value-type="float">
            <text:p>0.06272391974926</text:p>
          </table:table-cell>
          <table:table-cell office:value-type="float" office:value="0.114822271205711" calcext:value-type="float">
            <text:p>0.114822271205711</text:p>
          </table:table-cell>
          <table:table-cell/>
          <table:table-cell table:formula="of:=[.A618]*[.$L$1]" office:value-type="float" office:value="0.95786327123642" calcext:value-type="float">
            <text:p>0.95786327123642</text:p>
          </table:table-cell>
          <table:table-cell table:formula="of:=[.B618] * [.$L$2]" office:value-type="float" office:value="7.73774219202848" calcext:value-type="float">
            <text:p>7.73774219202848</text:p>
          </table:table-cell>
          <table:table-cell table:formula="of:=[.C618] * [.$L$3]" office:value-type="float" office:value="0.932962941214518" calcext:value-type="float">
            <text:p>0.932962941214518</text:p>
          </table:table-cell>
          <table:table-cell table:formula="of:= [.D618]*[.$L$4]" office:value-type="float" office:value="7.69534028818259" calcext:value-type="float">
            <text:p>7.69534028818259</text:p>
          </table:table-cell>
          <table:table-cell table:number-columns-repeated="13"/>
        </table:table-row>
        <table:table-row table:style-name="ro1">
          <table:table-cell office:value-type="float" office:value="0.971275091171265" calcext:value-type="float">
            <text:p>0.971275091171265</text:p>
          </table:table-cell>
          <table:table-cell office:value-type="float" office:value="2.33016196275739" calcext:value-type="float">
            <text:p>2.33016196275739</text:p>
          </table:table-cell>
          <table:table-cell office:value-type="float" office:value="0.0650981813669205" calcext:value-type="float">
            <text:p>0.065098181366921</text:p>
          </table:table-cell>
          <table:table-cell office:value-type="float" office:value="0.114798852913389" calcext:value-type="float">
            <text:p>0.114798852913389</text:p>
          </table:table-cell>
          <table:table-cell/>
          <table:table-cell table:formula="of:=[.A619]*[.$L$1]" office:value-type="float" office:value="0.971275091171265" calcext:value-type="float">
            <text:p>0.971275091171265</text:p>
          </table:table-cell>
          <table:table-cell table:formula="of:=[.B619] * [.$L$2]" office:value-type="float" office:value="7.73463222789098" calcext:value-type="float">
            <text:p>7.73463222789098</text:p>
          </table:table-cell>
          <table:table-cell table:formula="of:=[.C619] * [.$L$3]" office:value-type="float" office:value="0.968277987067523" calcext:value-type="float">
            <text:p>0.968277987067523</text:p>
          </table:table-cell>
          <table:table-cell table:formula="of:= [.D619]*[.$L$4]" office:value-type="float" office:value="7.69377080408781" calcext:value-type="float">
            <text:p>7.69377080408781</text:p>
          </table:table-cell>
          <table:table-cell table:number-columns-repeated="13"/>
        </table:table-row>
        <table:table-row table:style-name="ro1">
          <table:table-cell office:value-type="float" office:value="1.07026648521423" calcext:value-type="float">
            <text:p>1.07026648521423</text:p>
          </table:table-cell>
          <table:table-cell office:value-type="float" office:value="2.32822728479494" calcext:value-type="float">
            <text:p>2.32822728479494</text:p>
          </table:table-cell>
          <table:table-cell office:value-type="float" office:value="0.059632133692503" calcext:value-type="float">
            <text:p>0.059632133692503</text:p>
          </table:table-cell>
          <table:table-cell office:value-type="float" office:value="0.114779130117109" calcext:value-type="float">
            <text:p>0.114779130117109</text:p>
          </table:table-cell>
          <table:table-cell/>
          <table:table-cell table:formula="of:=[.A620]*[.$L$1]" office:value-type="float" office:value="1.07026648521423" calcext:value-type="float">
            <text:p>1.07026648521423</text:p>
          </table:table-cell>
          <table:table-cell table:formula="of:=[.B620] * [.$L$2]" office:value-type="float" office:value="7.72821034702686" calcext:value-type="float">
            <text:p>7.72821034702686</text:p>
          </table:table-cell>
          <table:table-cell table:formula="of:=[.C620] * [.$L$3]" office:value-type="float" office:value="0.886975352673353" calcext:value-type="float">
            <text:p>0.886975352673353</text:p>
          </table:table-cell>
          <table:table-cell table:formula="of:= [.D620]*[.$L$4]" office:value-type="float" office:value="7.6924489905823" calcext:value-type="float">
            <text:p>7.6924489905823</text:p>
          </table:table-cell>
          <table:table-cell table:number-columns-repeated="13"/>
        </table:table-row>
        <table:table-row table:style-name="ro1">
          <table:table-cell office:value-type="float" office:value="1.06816959381104" calcext:value-type="float">
            <text:p>1.06816959381104</text:p>
          </table:table-cell>
          <table:table-cell office:value-type="float" office:value="2.32732036086552" calcext:value-type="float">
            <text:p>2.32732036086552</text:p>
          </table:table-cell>
          <table:table-cell office:value-type="float" office:value="0.0557101145386696" calcext:value-type="float">
            <text:p>0.05571011453867</text:p>
          </table:table-cell>
          <table:table-cell office:value-type="float" office:value="0.114739368468779" calcext:value-type="float">
            <text:p>0.114739368468779</text:p>
          </table:table-cell>
          <table:table-cell/>
          <table:table-cell table:formula="of:=[.A621]*[.$L$1]" office:value-type="float" office:value="1.06816959381104" calcext:value-type="float">
            <text:p>1.06816959381104</text:p>
          </table:table-cell>
          <table:table-cell table:formula="of:=[.B621] * [.$L$2]" office:value-type="float" office:value="7.72519994553338" calcext:value-type="float">
            <text:p>7.72519994553338</text:p>
          </table:table-cell>
          <table:table-cell table:formula="of:=[.C621] * [.$L$3]" office:value-type="float" office:value="0.828638779642085" calcext:value-type="float">
            <text:p>0.828638779642085</text:p>
          </table:table-cell>
          <table:table-cell table:formula="of:= [.D621]*[.$L$4]" office:value-type="float" office:value="7.68978418164668" calcext:value-type="float">
            <text:p>7.68978418164668</text:p>
          </table:table-cell>
          <table:table-cell table:number-columns-repeated="13"/>
        </table:table-row>
        <table:table-row table:style-name="ro1">
          <table:table-cell office:value-type="float" office:value="0.919857859611511" calcext:value-type="float">
            <text:p>0.919857859611511</text:p>
          </table:table-cell>
          <table:table-cell office:value-type="float" office:value="2.32684714186923" calcext:value-type="float">
            <text:p>2.32684714186923</text:p>
          </table:table-cell>
          <table:table-cell office:value-type="float" office:value="0.0607704371213913" calcext:value-type="float">
            <text:p>0.060770437121391</text:p>
          </table:table-cell>
          <table:table-cell office:value-type="float" office:value="0.114715231875091" calcext:value-type="float">
            <text:p>0.114715231875091</text:p>
          </table:table-cell>
          <table:table-cell/>
          <table:table-cell table:formula="of:=[.A622]*[.$L$1]" office:value-type="float" office:value="0.919857859611511" calcext:value-type="float">
            <text:p>0.919857859611511</text:p>
          </table:table-cell>
          <table:table-cell table:formula="of:=[.B622] * [.$L$2]" office:value-type="float" office:value="7.72362916420658" calcext:value-type="float">
            <text:p>7.72362916420658</text:p>
          </table:table-cell>
          <table:table-cell table:formula="of:=[.C622] * [.$L$3]" office:value-type="float" office:value="0.903906611422098" calcext:value-type="float">
            <text:p>0.903906611422098</text:p>
          </table:table-cell>
          <table:table-cell table:formula="of:= [.D622]*[.$L$4]" office:value-type="float" office:value="7.68816655729668" calcext:value-type="float">
            <text:p>7.68816655729668</text:p>
          </table:table-cell>
          <table:table-cell table:number-columns-repeated="13"/>
        </table:table-row>
        <table:table-row table:style-name="ro1">
          <table:table-cell office:value-type="float" office:value="1.15842485427856" calcext:value-type="float">
            <text:p>1.15842485427856</text:p>
          </table:table-cell>
          <table:table-cell office:value-type="float" office:value="2.32621532291567" calcext:value-type="float">
            <text:p>2.32621532291567</text:p>
          </table:table-cell>
          <table:table-cell office:value-type="float" office:value="0.0729646757245064" calcext:value-type="float">
            <text:p>0.072964675724506</text:p>
          </table:table-cell>
          <table:table-cell office:value-type="float" office:value="0.11470051487088" calcext:value-type="float">
            <text:p>0.11470051487088</text:p>
          </table:table-cell>
          <table:table-cell/>
          <table:table-cell table:formula="of:=[.A623]*[.$L$1]" office:value-type="float" office:value="1.15842485427856" calcext:value-type="float">
            <text:p>1.15842485427856</text:p>
          </table:table-cell>
          <table:table-cell table:formula="of:=[.B623] * [.$L$2]" office:value-type="float" office:value="7.72153193349107" calcext:value-type="float">
            <text:p>7.72153193349107</text:p>
          </table:table-cell>
          <table:table-cell table:formula="of:=[.C623] * [.$L$3]" office:value-type="float" office:value="1.08528514705113" calcext:value-type="float">
            <text:p>1.08528514705113</text:p>
          </table:table-cell>
          <table:table-cell table:formula="of:= [.D623]*[.$L$4]" office:value-type="float" office:value="7.68718022986878" calcext:value-type="float">
            <text:p>7.68718022986878</text:p>
          </table:table-cell>
          <table:table-cell table:number-columns-repeated="13"/>
        </table:table-row>
        <table:table-row table:style-name="ro1">
          <table:table-cell office:value-type="float" office:value="0.652640163898468" calcext:value-type="float">
            <text:p>0.652640163898468</text:p>
          </table:table-cell>
          <table:table-cell office:value-type="float" office:value="2.32540721742281" calcext:value-type="float">
            <text:p>2.32540721742281</text:p>
          </table:table-cell>
          <table:table-cell office:value-type="float" office:value="0.0287904310971499" calcext:value-type="float">
            <text:p>0.02879043109715</text:p>
          </table:table-cell>
          <table:table-cell office:value-type="float" office:value="0.114655096680784" calcext:value-type="float">
            <text:p>0.114655096680784</text:p>
          </table:table-cell>
          <table:table-cell/>
          <table:table-cell table:formula="of:=[.A624]*[.$L$1]" office:value-type="float" office:value="0.652640163898468" calcext:value-type="float">
            <text:p>0.652640163898468</text:p>
          </table:table-cell>
          <table:table-cell table:formula="of:=[.B624] * [.$L$2]" office:value-type="float" office:value="7.7188495453616" calcext:value-type="float">
            <text:p>7.7188495453616</text:p>
          </table:table-cell>
          <table:table-cell table:formula="of:=[.C624] * [.$L$3]" office:value-type="float" office:value="0.42823224987542" calcext:value-type="float">
            <text:p>0.42823224987542</text:p>
          </table:table-cell>
          <table:table-cell table:formula="of:= [.D624]*[.$L$4]" office:value-type="float" office:value="7.68413632188473" calcext:value-type="float">
            <text:p>7.68413632188473</text:p>
          </table:table-cell>
          <table:table-cell table:number-columns-repeated="13"/>
        </table:table-row>
        <table:table-row table:style-name="ro1">
          <table:table-cell office:value-type="float" office:value="4.78645849227905" calcext:value-type="float">
            <text:p>4.78645849227905</text:p>
          </table:table-cell>
          <table:table-cell office:value-type="float" office:value="2.32582833061607" calcext:value-type="float">
            <text:p>2.32582833061607</text:p>
          </table:table-cell>
          <table:table-cell office:value-type="float" office:value="0.0574447363615036" calcext:value-type="float">
            <text:p>0.057444736361504</text:p>
          </table:table-cell>
          <table:table-cell office:value-type="float" office:value="0.114651338446539" calcext:value-type="float">
            <text:p>0.114651338446539</text:p>
          </table:table-cell>
          <table:table-cell/>
          <table:table-cell table:formula="of:=[.A625]*[.$L$1]" office:value-type="float" office:value="4.78645849227905" calcext:value-type="float">
            <text:p>4.78645849227905</text:p>
          </table:table-cell>
          <table:table-cell table:formula="of:=[.B625] * [.$L$2]" office:value-type="float" office:value="7.72024736908728" calcext:value-type="float">
            <text:p>7.72024736908728</text:p>
          </table:table-cell>
          <table:table-cell table:formula="of:=[.C625] * [.$L$3]" office:value-type="float" office:value="0.854439748143344" calcext:value-type="float">
            <text:p>0.854439748143344</text:p>
          </table:table-cell>
          <table:table-cell table:formula="of:= [.D625]*[.$L$4]" office:value-type="float" office:value="7.68388444660746" calcext:value-type="float">
            <text:p>7.68388444660746</text:p>
          </table:table-cell>
          <table:table-cell table:number-columns-repeated="13"/>
        </table:table-row>
        <table:table-row table:style-name="ro1">
          <table:table-cell office:value-type="float" office:value="0.719372689723969" calcext:value-type="float">
            <text:p>0.719372689723969</text:p>
          </table:table-cell>
          <table:table-cell office:value-type="float" office:value="2.32510119923295" calcext:value-type="float">
            <text:p>2.32510119923295</text:p>
          </table:table-cell>
          <table:table-cell office:value-type="float" office:value="0.0586776435375214" calcext:value-type="float">
            <text:p>0.058677643537521</text:p>
          </table:table-cell>
          <table:table-cell office:value-type="float" office:value="0.114640888536861" calcext:value-type="float">
            <text:p>0.114640888536861</text:p>
          </table:table-cell>
          <table:table-cell/>
          <table:table-cell table:formula="of:=[.A626]*[.$L$1]" office:value-type="float" office:value="0.719372689723969" calcext:value-type="float">
            <text:p>0.719372689723969</text:p>
          </table:table-cell>
          <table:table-cell table:formula="of:=[.B626] * [.$L$2]" office:value-type="float" office:value="7.71783376268577" calcext:value-type="float">
            <text:p>7.71783376268577</text:p>
          </table:table-cell>
          <table:table-cell table:formula="of:=[.C626] * [.$L$3]" office:value-type="float" office:value="0.872778154125945" calcext:value-type="float">
            <text:p>0.872778154125945</text:p>
          </table:table-cell>
          <table:table-cell table:formula="of:= [.D626]*[.$L$4]" office:value-type="float" office:value="7.68318409805916" calcext:value-type="float">
            <text:p>7.68318409805916</text:p>
          </table:table-cell>
          <table:table-cell table:number-columns-repeated="13"/>
        </table:table-row>
        <table:table-row table:style-name="ro1">
          <table:table-cell office:value-type="float" office:value="0.932929933071136" calcext:value-type="float">
            <text:p>0.932929933071136</text:p>
          </table:table-cell>
          <table:table-cell office:value-type="float" office:value="2.32443653477138" calcext:value-type="float">
            <text:p>2.32443653477138</text:p>
          </table:table-cell>
          <table:table-cell office:value-type="float" office:value="0.0570824258029461" calcext:value-type="float">
            <text:p>0.057082425802946</text:p>
          </table:table-cell>
          <table:table-cell office:value-type="float" office:value="0.114622506868933" calcext:value-type="float">
            <text:p>0.114622506868933</text:p>
          </table:table-cell>
          <table:table-cell/>
          <table:table-cell table:formula="of:=[.A627]*[.$L$1]" office:value-type="float" office:value="0.932929933071136" calcext:value-type="float">
            <text:p>0.932929933071136</text:p>
          </table:table-cell>
          <table:table-cell table:formula="of:=[.B627] * [.$L$2]" office:value-type="float" office:value="7.71562750610476" calcext:value-type="float">
            <text:p>7.71562750610476</text:p>
          </table:table-cell>
          <table:table-cell table:formula="of:=[.C627] * [.$L$3]" office:value-type="float" office:value="0.849050698388543" calcext:value-type="float">
            <text:p>0.849050698388543</text:p>
          </table:table-cell>
          <table:table-cell table:formula="of:= [.D627]*[.$L$4]" office:value-type="float" office:value="7.68195216641138" calcext:value-type="float">
            <text:p>7.68195216641138</text:p>
          </table:table-cell>
          <table:table-cell table:number-columns-repeated="13"/>
        </table:table-row>
        <table:table-row table:style-name="ro1">
          <table:table-cell office:value-type="float" office:value="1.08627700805664" calcext:value-type="float">
            <text:p>1.08627700805664</text:p>
          </table:table-cell>
          <table:table-cell office:value-type="float" office:value="2.32331510477345" calcext:value-type="float">
            <text:p>2.32331510477345</text:p>
          </table:table-cell>
          <table:table-cell office:value-type="float" office:value="0.0568572692573071" calcext:value-type="float">
            <text:p>0.056857269257307</text:p>
          </table:table-cell>
          <table:table-cell office:value-type="float" office:value="0.114613546987424" calcext:value-type="float">
            <text:p>0.114613546987424</text:p>
          </table:table-cell>
          <table:table-cell/>
          <table:table-cell table:formula="of:=[.A628]*[.$L$1]" office:value-type="float" office:value="1.08627700805664" calcext:value-type="float">
            <text:p>1.08627700805664</text:p>
          </table:table-cell>
          <table:table-cell table:formula="of:=[.B628] * [.$L$2]" office:value-type="float" office:value="7.71190508305351" calcext:value-type="float">
            <text:p>7.71190508305351</text:p>
          </table:table-cell>
          <table:table-cell table:formula="of:=[.C628] * [.$L$3]" office:value-type="float" office:value="0.845701693513005" calcext:value-type="float">
            <text:p>0.845701693513005</text:p>
          </table:table-cell>
          <table:table-cell table:formula="of:= [.D628]*[.$L$4]" office:value-type="float" office:value="7.68135167892378" calcext:value-type="float">
            <text:p>7.68135167892378</text:p>
          </table:table-cell>
          <table:table-cell table:number-columns-repeated="13"/>
        </table:table-row>
        <table:table-row table:style-name="ro1">
          <table:table-cell office:value-type="float" office:value="1.05925595760345" calcext:value-type="float">
            <text:p>1.05925595760345</text:p>
          </table:table-cell>
          <table:table-cell office:value-type="float" office:value="2.3219616484482" calcext:value-type="float">
            <text:p>2.3219616484482</text:p>
          </table:table-cell>
          <table:table-cell office:value-type="float" office:value="0.051970399916172" calcext:value-type="float">
            <text:p>0.051970399916172</text:p>
          </table:table-cell>
          <table:table-cell office:value-type="float" office:value="0.114592054150905" calcext:value-type="float">
            <text:p>0.114592054150905</text:p>
          </table:table-cell>
          <table:table-cell/>
          <table:table-cell table:formula="of:=[.A629]*[.$L$1]" office:value-type="float" office:value="1.05925595760345" calcext:value-type="float">
            <text:p>1.05925595760345</text:p>
          </table:table-cell>
          <table:table-cell table:formula="of:=[.B629] * [.$L$2]" office:value-type="float" office:value="7.70741248250485" calcext:value-type="float">
            <text:p>7.70741248250485</text:p>
          </table:table-cell>
          <table:table-cell table:formula="of:=[.C629] * [.$L$3]" office:value-type="float" office:value="0.773013825598147" calcext:value-type="float">
            <text:p>0.773013825598147</text:p>
          </table:table-cell>
          <table:table-cell table:formula="of:= [.D629]*[.$L$4]" office:value-type="float" office:value="7.6799112380665" calcext:value-type="float">
            <text:p>7.6799112380665</text:p>
          </table:table-cell>
          <table:table-cell table:number-columns-repeated="13"/>
        </table:table-row>
        <table:table-row table:style-name="ro1">
          <table:table-cell office:value-type="float" office:value="1.48547196388245" calcext:value-type="float">
            <text:p>1.48547196388245</text:p>
          </table:table-cell>
          <table:table-cell office:value-type="float" office:value="2.32158184021215" calcext:value-type="float">
            <text:p>2.32158184021215</text:p>
          </table:table-cell>
          <table:table-cell office:value-type="float" office:value="0.0769693478941917" calcext:value-type="float">
            <text:p>0.076969347894192</text:p>
          </table:table-cell>
          <table:table-cell office:value-type="float" office:value="0.114595916064416" calcext:value-type="float">
            <text:p>0.114595916064416</text:p>
          </table:table-cell>
          <table:table-cell/>
          <table:table-cell table:formula="of:=[.A630]*[.$L$1]" office:value-type="float" office:value="1.48547196388245" calcext:value-type="float">
            <text:p>1.48547196388245</text:p>
          </table:table-cell>
          <table:table-cell table:formula="of:=[.B630] * [.$L$2]" office:value-type="float" office:value="7.70615176455051" calcext:value-type="float">
            <text:p>7.70615176455051</text:p>
          </table:table-cell>
          <table:table-cell table:formula="of:=[.C630] * [.$L$3]" office:value-type="float" office:value="1.14485111073716" calcext:value-type="float">
            <text:p>1.14485111073716</text:p>
          </table:table-cell>
          <table:table-cell table:formula="of:= [.D630]*[.$L$4]" office:value-type="float" office:value="7.68017006188455" calcext:value-type="float">
            <text:p>7.68017006188455</text:p>
          </table:table-cell>
          <table:table-cell table:number-columns-repeated="13"/>
        </table:table-row>
        <table:table-row table:style-name="ro1">
          <table:table-cell office:value-type="float" office:value="1.02192687988281" calcext:value-type="float">
            <text:p>1.02192687988281</text:p>
          </table:table-cell>
          <table:table-cell office:value-type="float" office:value="2.3204111690366" calcext:value-type="float">
            <text:p>2.3204111690366</text:p>
          </table:table-cell>
          <table:table-cell office:value-type="float" office:value="0.0539980977773667" calcext:value-type="float">
            <text:p>0.053998097777367</text:p>
          </table:table-cell>
          <table:table-cell office:value-type="float" office:value="0.114593224445001" calcext:value-type="float">
            <text:p>0.114593224445001</text:p>
          </table:table-cell>
          <table:table-cell/>
          <table:table-cell table:formula="of:=[.A631]*[.$L$1]" office:value-type="float" office:value="1.02192687988281" calcext:value-type="float">
            <text:p>1.02192687988281</text:p>
          </table:table-cell>
          <table:table-cell table:formula="of:=[.B631] * [.$L$2]" office:value-type="float" office:value="7.70226589260367" calcext:value-type="float">
            <text:p>7.70226589260367</text:p>
          </table:table-cell>
          <table:table-cell table:formula="of:=[.C631] * [.$L$3]" office:value-type="float" office:value="0.8031740414781" calcext:value-type="float">
            <text:p>0.8031740414781</text:p>
          </table:table-cell>
          <table:table-cell table:formula="of:= [.D631]*[.$L$4]" office:value-type="float" office:value="7.67998967068427" calcext:value-type="float">
            <text:p>7.67998967068427</text:p>
          </table:table-cell>
          <table:table-cell table:number-columns-repeated="13"/>
        </table:table-row>
        <table:table-row table:style-name="ro1">
          <table:table-cell office:value-type="float" office:value="1.60712456703186" calcext:value-type="float">
            <text:p>1.60712456703186</text:p>
          </table:table-cell>
          <table:table-cell office:value-type="float" office:value="2.31987463781782" calcext:value-type="float">
            <text:p>2.31987463781782</text:p>
          </table:table-cell>
          <table:table-cell office:value-type="float" office:value="0.179717376828194" calcext:value-type="float">
            <text:p>0.179717376828194</text:p>
          </table:table-cell>
          <table:table-cell office:value-type="float" office:value="0.114593535835835" calcext:value-type="float">
            <text:p>0.114593535835835</text:p>
          </table:table-cell>
          <table:table-cell/>
          <table:table-cell table:formula="of:=[.A632]*[.$L$1]" office:value-type="float" office:value="1.60712456703186" calcext:value-type="float">
            <text:p>1.60712456703186</text:p>
          </table:table-cell>
          <table:table-cell table:formula="of:=[.B632] * [.$L$2]" office:value-type="float" office:value="7.70048495560342" calcext:value-type="float">
            <text:p>7.70048495560342</text:p>
          </table:table-cell>
          <table:table-cell table:formula="of:=[.C632] * [.$L$3]" office:value-type="float" office:value="2.67313734765385" calcext:value-type="float">
            <text:p>2.67313734765385</text:p>
          </table:table-cell>
          <table:table-cell table:formula="of:= [.D632]*[.$L$4]" office:value-type="float" office:value="7.68001053996686" calcext:value-type="float">
            <text:p>7.68001053996686</text:p>
          </table:table-cell>
          <table:table-cell table:number-columns-repeated="13"/>
        </table:table-row>
        <table:table-row table:style-name="ro1">
          <table:table-cell office:value-type="float" office:value="0.945077896118164" calcext:value-type="float">
            <text:p>0.945077896118164</text:p>
          </table:table-cell>
          <table:table-cell office:value-type="float" office:value="2.31935110385078" calcext:value-type="float">
            <text:p>2.31935110385078</text:p>
          </table:table-cell>
          <table:table-cell office:value-type="float" office:value="0.0499902814626694" calcext:value-type="float">
            <text:p>0.049990281462669</text:p>
          </table:table-cell>
          <table:table-cell office:value-type="float" office:value="0.114583076857663" calcext:value-type="float">
            <text:p>0.114583076857663</text:p>
          </table:table-cell>
          <table:table-cell/>
          <table:table-cell table:formula="of:=[.A633]*[.$L$1]" office:value-type="float" office:value="0.945077896118164" calcext:value-type="float">
            <text:p>0.945077896118164</text:p>
          </table:table-cell>
          <table:table-cell table:formula="of:=[.B633] * [.$L$2]" office:value-type="float" office:value="7.6987471610816" calcext:value-type="float">
            <text:p>7.6987471610816</text:p>
          </table:table-cell>
          <table:table-cell table:formula="of:=[.C633] * [.$L$3]" office:value-type="float" office:value="0.743561311410292" calcext:value-type="float">
            <text:p>0.743561311410292</text:p>
          </table:table-cell>
          <table:table-cell table:formula="of:= [.D633]*[.$L$4]" office:value-type="float" office:value="7.67930958365189" calcext:value-type="float">
            <text:p>7.67930958365189</text:p>
          </table:table-cell>
          <table:table-cell table:number-columns-repeated="13"/>
        </table:table-row>
        <table:table-row table:style-name="ro1">
          <table:table-cell office:value-type="float" office:value="1.1417019367218" calcext:value-type="float">
            <text:p>1.1417019367218</text:p>
          </table:table-cell>
          <table:table-cell office:value-type="float" office:value="2.31890740089153" calcext:value-type="float">
            <text:p>2.31890740089153</text:p>
          </table:table-cell>
          <table:table-cell office:value-type="float" office:value="0.0433763414621353" calcext:value-type="float">
            <text:p>0.043376341462135</text:p>
          </table:table-cell>
          <table:table-cell office:value-type="float" office:value="0.114564372359375" calcext:value-type="float">
            <text:p>0.114564372359375</text:p>
          </table:table-cell>
          <table:table-cell/>
          <table:table-cell table:formula="of:=[.A634]*[.$L$1]" office:value-type="float" office:value="1.1417019367218" calcext:value-type="float">
            <text:p>1.1417019367218</text:p>
          </table:table-cell>
          <table:table-cell table:formula="of:=[.B634] * [.$L$2]" office:value-type="float" office:value="7.69727435392782" calcext:value-type="float">
            <text:p>7.69727435392782</text:p>
          </table:table-cell>
          <table:table-cell table:formula="of:=[.C634] * [.$L$3]" office:value-type="float" office:value="0.645184791885021" calcext:value-type="float">
            <text:p>0.645184791885021</text:p>
          </table:table-cell>
          <table:table-cell table:formula="of:= [.D634]*[.$L$4]" office:value-type="float" office:value="7.67805601604927" calcext:value-type="float">
            <text:p>7.67805601604927</text:p>
          </table:table-cell>
          <table:table-cell table:number-columns-repeated="13"/>
        </table:table-row>
        <table:table-row table:style-name="ro1">
          <table:table-cell office:value-type="float" office:value="1.02078664302826" calcext:value-type="float">
            <text:p>1.02078664302826</text:p>
          </table:table-cell>
          <table:table-cell office:value-type="float" office:value="2.31831764335584" calcext:value-type="float">
            <text:p>2.31831764335584</text:p>
          </table:table-cell>
          <table:table-cell office:value-type="float" office:value="0.0422060564160347" calcext:value-type="float">
            <text:p>0.042206056416035</text:p>
          </table:table-cell>
          <table:table-cell office:value-type="float" office:value="0.114518977511311" calcext:value-type="float">
            <text:p>0.114518977511311</text:p>
          </table:table-cell>
          <table:table-cell/>
          <table:table-cell table:formula="of:=[.A635]*[.$L$1]" office:value-type="float" office:value="1.02078664302826" calcext:value-type="float">
            <text:p>1.02078664302826</text:p>
          </table:table-cell>
          <table:table-cell table:formula="of:=[.B635] * [.$L$2]" office:value-type="float" office:value="7.69531673994427" calcext:value-type="float">
            <text:p>7.69531673994427</text:p>
          </table:table-cell>
          <table:table-cell table:formula="of:=[.C635] * [.$L$3]" office:value-type="float" office:value="0.627777834809729" calcext:value-type="float">
            <text:p>0.627777834809729</text:p>
          </table:table-cell>
          <table:table-cell table:formula="of:= [.D635]*[.$L$4]" office:value-type="float" office:value="7.67501367243845" calcext:value-type="float">
            <text:p>7.67501367243845</text:p>
          </table:table-cell>
          <table:table-cell table:number-columns-repeated="13"/>
        </table:table-row>
        <table:table-row table:style-name="ro1">
          <table:table-cell office:value-type="float" office:value="0.76288765668869" calcext:value-type="float">
            <text:p>0.76288765668869</text:p>
          </table:table-cell>
          <table:table-cell office:value-type="float" office:value="2.31764727554161" calcext:value-type="float">
            <text:p>2.31764727554161</text:p>
          </table:table-cell>
          <table:table-cell office:value-type="float" office:value="0.0607830099761486" calcext:value-type="float">
            <text:p>0.060783009976149</text:p>
          </table:table-cell>
          <table:table-cell office:value-type="float" office:value="0.114506398152529" calcext:value-type="float">
            <text:p>0.114506398152529</text:p>
          </table:table-cell>
          <table:table-cell/>
          <table:table-cell table:formula="of:=[.A636]*[.$L$1]" office:value-type="float" office:value="0.76288765668869" calcext:value-type="float">
            <text:p>0.76288765668869</text:p>
          </table:table-cell>
          <table:table-cell table:formula="of:=[.B636] * [.$L$2]" office:value-type="float" office:value="7.69309155191728" calcext:value-type="float">
            <text:p>7.69309155191728</text:p>
          </table:table-cell>
          <table:table-cell table:formula="of:=[.C636] * [.$L$3]" office:value-type="float" office:value="0.904093621538824" calcext:value-type="float">
            <text:p>0.904093621538824</text:p>
          </table:table-cell>
          <table:table-cell table:formula="of:= [.D636]*[.$L$4]" office:value-type="float" office:value="7.67417060910743" calcext:value-type="float">
            <text:p>7.67417060910743</text:p>
          </table:table-cell>
          <table:table-cell table:number-columns-repeated="13"/>
        </table:table-row>
        <table:table-row table:style-name="ro1">
          <table:table-cell office:value-type="float" office:value="1.17978250980377" calcext:value-type="float">
            <text:p>1.17978250980377</text:p>
          </table:table-cell>
          <table:table-cell office:value-type="float" office:value="2.31738369075382" calcext:value-type="float">
            <text:p>2.31738369075382</text:p>
          </table:table-cell>
          <table:table-cell office:value-type="float" office:value="0.0549461767077446" calcext:value-type="float">
            <text:p>0.054946176707745</text:p>
          </table:table-cell>
          <table:table-cell office:value-type="float" office:value="0.114497427390595" calcext:value-type="float">
            <text:p>0.114497427390595</text:p>
          </table:table-cell>
          <table:table-cell/>
          <table:table-cell table:formula="of:=[.A637]*[.$L$1]" office:value-type="float" office:value="1.17978250980377" calcext:value-type="float">
            <text:p>1.17978250980377</text:p>
          </table:table-cell>
          <table:table-cell table:formula="of:=[.B637] * [.$L$2]" office:value-type="float" office:value="7.69221662072066" calcext:value-type="float">
            <text:p>7.69221662072066</text:p>
          </table:table-cell>
          <table:table-cell table:formula="of:=[.C637] * [.$L$3]" office:value-type="float" office:value="0.817275878718579" calcext:value-type="float">
            <text:p>0.817275878718579</text:p>
          </table:table-cell>
          <table:table-cell table:formula="of:= [.D637]*[.$L$4]" office:value-type="float" office:value="7.67356939241839" calcext:value-type="float">
            <text:p>7.67356939241839</text:p>
          </table:table-cell>
          <table:table-cell table:number-columns-repeated="13"/>
        </table:table-row>
        <table:table-row table:style-name="ro1">
          <table:table-cell office:value-type="float" office:value="1.11089599132538" calcext:value-type="float">
            <text:p>1.11089599132538</text:p>
          </table:table-cell>
          <table:table-cell office:value-type="float" office:value="2.31648342156769" calcext:value-type="float">
            <text:p>2.31648342156769</text:p>
          </table:table-cell>
          <table:table-cell office:value-type="float" office:value="0.0591004751622677" calcext:value-type="float">
            <text:p>0.059100475162268</text:p>
          </table:table-cell>
          <table:table-cell office:value-type="float" office:value="0.11448755607655" calcext:value-type="float">
            <text:p>0.11448755607655</text:p>
          </table:table-cell>
          <table:table-cell/>
          <table:table-cell table:formula="of:=[.A638]*[.$L$1]" office:value-type="float" office:value="1.11089599132538" calcext:value-type="float">
            <text:p>1.11089599132538</text:p>
          </table:table-cell>
          <table:table-cell table:formula="of:=[.B638] * [.$L$2]" office:value-type="float" office:value="7.68922830867534" calcext:value-type="float">
            <text:p>7.68922830867534</text:p>
          </table:table-cell>
          <table:table-cell table:formula="of:=[.C638] * [.$L$3]" office:value-type="float" office:value="0.87906740131966" calcext:value-type="float">
            <text:p>0.87906740131966</text:p>
          </table:table-cell>
          <table:table-cell table:formula="of:= [.D638]*[.$L$4]" office:value-type="float" office:value="7.67290782110585" calcext:value-type="float">
            <text:p>7.67290782110585</text:p>
          </table:table-cell>
          <table:table-cell table:number-columns-repeated="13"/>
        </table:table-row>
        <table:table-row table:style-name="ro1">
          <table:table-cell office:value-type="float" office:value="1.10052788257599" calcext:value-type="float">
            <text:p>1.10052788257599</text:p>
          </table:table-cell>
          <table:table-cell office:value-type="float" office:value="2.31539972774335" calcext:value-type="float">
            <text:p>2.31539972774335</text:p>
          </table:table-cell>
          <table:table-cell office:value-type="float" office:value="0.04893983528018" calcext:value-type="float">
            <text:p>0.04893983528018</text:p>
          </table:table-cell>
          <table:table-cell office:value-type="float" office:value="0.114416547202591" calcext:value-type="float">
            <text:p>0.114416547202591</text:p>
          </table:table-cell>
          <table:table-cell/>
          <table:table-cell table:formula="of:=[.A639]*[.$L$1]" office:value-type="float" office:value="1.10052788257599" calcext:value-type="float">
            <text:p>1.10052788257599</text:p>
          </table:table-cell>
          <table:table-cell table:formula="of:=[.B639] * [.$L$2]" office:value-type="float" office:value="7.68563114533953" calcext:value-type="float">
            <text:p>7.68563114533953</text:p>
          </table:table-cell>
          <table:table-cell table:formula="of:=[.C639] * [.$L$3]" office:value-type="float" office:value="0.727936851652028" calcext:value-type="float">
            <text:p>0.727936851652028</text:p>
          </table:table-cell>
          <table:table-cell table:formula="of:= [.D639]*[.$L$4]" office:value-type="float" office:value="7.66814883626035" calcext:value-type="float">
            <text:p>7.66814883626035</text:p>
          </table:table-cell>
          <table:table-cell table:number-columns-repeated="13"/>
        </table:table-row>
        <table:table-row table:style-name="ro1">
          <table:table-cell office:value-type="float" office:value="1.11804223060608" calcext:value-type="float">
            <text:p>1.11804223060608</text:p>
          </table:table-cell>
          <table:table-cell office:value-type="float" office:value="2.31508914514994" calcext:value-type="float">
            <text:p>2.31508914514994</text:p>
          </table:table-cell>
          <table:table-cell office:value-type="float" office:value="3.48988342285156" calcext:value-type="float">
            <text:p>3.48988342285156</text:p>
          </table:table-cell>
          <table:table-cell office:value-type="float" office:value="0.11480370663163" calcext:value-type="float">
            <text:p>0.11480370663163</text:p>
          </table:table-cell>
          <table:table-cell/>
          <table:table-cell table:formula="of:=[.A640]*[.$L$1]" office:value-type="float" office:value="1.11804223060608" calcext:value-type="float">
            <text:p>1.11804223060608</text:p>
          </table:table-cell>
          <table:table-cell table:formula="of:=[.B640] * [.$L$2]" office:value-type="float" office:value="7.68460021179294" calcext:value-type="float">
            <text:p>7.68460021179294</text:p>
          </table:table-cell>
          <table:table-cell table:formula="of:=[.C640] * [.$L$3]" office:value-type="float" office:value="51.908935469834" calcext:value-type="float">
            <text:p>51.908935469834</text:p>
          </table:table-cell>
          <table:table-cell table:formula="of:= [.D640]*[.$L$4]" office:value-type="float" office:value="7.69409609824142" calcext:value-type="float">
            <text:p>7.69409609824142</text:p>
          </table:table-cell>
          <table:table-cell table:number-columns-repeated="13"/>
        </table:table-row>
        <table:table-row table:style-name="ro1">
          <table:table-cell office:value-type="float" office:value="0.969187319278717" calcext:value-type="float">
            <text:p>0.969187319278717</text:p>
          </table:table-cell>
          <table:table-cell office:value-type="float" office:value="2.31465162417161" calcext:value-type="float">
            <text:p>2.31465162417161</text:p>
          </table:table-cell>
          <table:table-cell office:value-type="float" office:value="0.0491677448153496" calcext:value-type="float">
            <text:p>0.04916774481535</text:p>
          </table:table-cell>
          <table:table-cell office:value-type="float" office:value="0.114792569080116" calcext:value-type="float">
            <text:p>0.114792569080116</text:p>
          </table:table-cell>
          <table:table-cell/>
          <table:table-cell table:formula="of:=[.A641]*[.$L$1]" office:value-type="float" office:value="0.969187319278717" calcext:value-type="float">
            <text:p>0.969187319278717</text:p>
          </table:table-cell>
          <table:table-cell table:formula="of:=[.B641] * [.$L$2]" office:value-type="float" office:value="7.68314792482173" calcext:value-type="float">
            <text:p>7.68314792482173</text:p>
          </table:table-cell>
          <table:table-cell table:formula="of:=[.C641] * [.$L$3]" office:value-type="float" office:value="0.731326804816828" calcext:value-type="float">
            <text:p>0.731326804816828</text:p>
          </table:table-cell>
          <table:table-cell table:formula="of:= [.D641]*[.$L$4]" office:value-type="float" office:value="7.69334966422666" calcext:value-type="float">
            <text:p>7.69334966422666</text:p>
          </table:table-cell>
          <table:table-cell table:number-columns-repeated="13"/>
        </table:table-row>
        <table:table-row table:style-name="ro1">
          <table:table-cell office:value-type="float" office:value="0.794057309627533" calcext:value-type="float">
            <text:p>0.794057309627533</text:p>
          </table:table-cell>
          <table:table-cell office:value-type="float" office:value="2.3143683588433" calcext:value-type="float">
            <text:p>2.3143683588433</text:p>
          </table:table-cell>
          <table:table-cell office:value-type="float" office:value="0.0162378028035164" calcext:value-type="float">
            <text:p>0.016237802803516</text:p>
          </table:table-cell>
          <table:table-cell office:value-type="float" office:value="0.114740872400865" calcext:value-type="float">
            <text:p>0.114740872400865</text:p>
          </table:table-cell>
          <table:table-cell/>
          <table:table-cell table:formula="of:=[.A642]*[.$L$1]" office:value-type="float" office:value="0.794057309627533" calcext:value-type="float">
            <text:p>0.794057309627533</text:p>
          </table:table-cell>
          <table:table-cell table:formula="of:=[.B642] * [.$L$2]" office:value-type="float" office:value="7.68220766694592" calcext:value-type="float">
            <text:p>7.68220766694592</text:p>
          </table:table-cell>
          <table:table-cell table:formula="of:=[.C642] * [.$L$3]" office:value-type="float" office:value="0.2415229839428" calcext:value-type="float">
            <text:p>0.2415229839428</text:p>
          </table:table-cell>
          <table:table-cell table:formula="of:= [.D642]*[.$L$4]" office:value-type="float" office:value="7.68988497454207" calcext:value-type="float">
            <text:p>7.68988497454207</text:p>
          </table:table-cell>
          <table:table-cell table:number-columns-repeated="13"/>
        </table:table-row>
        <table:table-row table:style-name="ro1">
          <table:table-cell office:value-type="float" office:value="0.826623976230621" calcext:value-type="float">
            <text:p>0.826623976230621</text:p>
          </table:table-cell>
          <table:table-cell office:value-type="float" office:value="2.31355261860482" calcext:value-type="float">
            <text:p>2.31355261860482</text:p>
          </table:table-cell>
          <table:table-cell office:value-type="float" office:value="0.0428654737770557" calcext:value-type="float">
            <text:p>0.042865473777056</text:p>
          </table:table-cell>
          <table:table-cell office:value-type="float" office:value="0.114660475423303" calcext:value-type="float">
            <text:p>0.114660475423303</text:p>
          </table:table-cell>
          <table:table-cell/>
          <table:table-cell table:formula="of:=[.A643]*[.$L$1]" office:value-type="float" office:value="0.826623976230621" calcext:value-type="float">
            <text:p>0.826623976230621</text:p>
          </table:table-cell>
          <table:table-cell table:formula="of:=[.B643] * [.$L$2]" office:value-type="float" office:value="7.67949993639372" calcext:value-type="float">
            <text:p>7.67949993639372</text:p>
          </table:table-cell>
          <table:table-cell table:formula="of:=[.C643] * [.$L$3]" office:value-type="float" office:value="0.637586086001387" calcext:value-type="float">
            <text:p>0.637586086001387</text:p>
          </table:table-cell>
          <table:table-cell table:formula="of:= [.D643]*[.$L$4]" office:value-type="float" office:value="7.68449680294452" calcext:value-type="float">
            <text:p>7.68449680294452</text:p>
          </table:table-cell>
          <table:table-cell table:number-columns-repeated="13"/>
        </table:table-row>
        <table:table-row table:style-name="ro1">
          <table:table-cell office:value-type="float" office:value="1.03826296329498" calcext:value-type="float">
            <text:p>1.03826296329498</text:p>
          </table:table-cell>
          <table:table-cell office:value-type="float" office:value="2.31293538681852" calcext:value-type="float">
            <text:p>2.31293538681852</text:p>
          </table:table-cell>
          <table:table-cell office:value-type="float" office:value="0.0592937506735325" calcext:value-type="float">
            <text:p>0.059293750673533</text:p>
          </table:table-cell>
          <table:table-cell office:value-type="float" office:value="0.11465289909357" calcext:value-type="float">
            <text:p>0.11465289909357</text:p>
          </table:table-cell>
          <table:table-cell/>
          <table:table-cell table:formula="of:=[.A644]*[.$L$1]" office:value-type="float" office:value="1.03826296329498" calcext:value-type="float">
            <text:p>1.03826296329498</text:p>
          </table:table-cell>
          <table:table-cell table:formula="of:=[.B644] * [.$L$2]" office:value-type="float" office:value="7.67745112564894" calcext:value-type="float">
            <text:p>7.67745112564894</text:p>
          </table:table-cell>
          <table:table-cell table:formula="of:=[.C644] * [.$L$3]" office:value-type="float" office:value="0.881942203949584" calcext:value-type="float">
            <text:p>0.881942203949584</text:p>
          </table:table-cell>
          <table:table-cell table:formula="of:= [.D644]*[.$L$4]" office:value-type="float" office:value="7.68398904051466" calcext:value-type="float">
            <text:p>7.68398904051466</text:p>
          </table:table-cell>
          <table:table-cell table:number-columns-repeated="13"/>
        </table:table-row>
        <table:table-row table:style-name="ro1">
          <table:table-cell office:value-type="float" office:value="0.99616551399231" calcext:value-type="float">
            <text:p>0.99616551399231</text:p>
          </table:table-cell>
          <table:table-cell office:value-type="float" office:value="2.31224841590963" calcext:value-type="float">
            <text:p>2.31224841590963</text:p>
          </table:table-cell>
          <table:table-cell office:value-type="float" office:value="0.071890152990818" calcext:value-type="float">
            <text:p>0.071890152990818</text:p>
          </table:table-cell>
          <table:table-cell office:value-type="float" office:value="0.114620090451045" calcext:value-type="float">
            <text:p>0.114620090451045</text:p>
          </table:table-cell>
          <table:table-cell/>
          <table:table-cell table:formula="of:=[.A645]*[.$L$1]" office:value-type="float" office:value="0.99616551399231" calcext:value-type="float">
            <text:p>0.99616551399231</text:p>
          </table:table-cell>
          <table:table-cell table:formula="of:=[.B645] * [.$L$2]" office:value-type="float" office:value="7.6751708260747" calcext:value-type="float">
            <text:p>7.6751708260747</text:p>
          </table:table-cell>
          <table:table-cell table:formula="of:=[.C645] * [.$L$3]" office:value-type="float" office:value="1.06930256984564" calcext:value-type="float">
            <text:p>1.06930256984564</text:p>
          </table:table-cell>
          <table:table-cell table:formula="of:= [.D645]*[.$L$4]" office:value-type="float" office:value="7.68179021910158" calcext:value-type="float">
            <text:p>7.68179021910158</text:p>
          </table:table-cell>
          <table:table-cell table:number-columns-repeated="13"/>
        </table:table-row>
        <table:table-row table:style-name="ro1">
          <table:table-cell office:value-type="float" office:value="1.32654345035553" calcext:value-type="float">
            <text:p>1.32654345035553</text:p>
          </table:table-cell>
          <table:table-cell office:value-type="float" office:value="2.31100890396207" calcext:value-type="float">
            <text:p>2.31100890396207</text:p>
          </table:table-cell>
          <table:table-cell office:value-type="float" office:value="0.0295259989798069" calcext:value-type="float">
            <text:p>0.029525998979807</text:p>
          </table:table-cell>
          <table:table-cell office:value-type="float" office:value="0.11449057655672" calcext:value-type="float">
            <text:p>0.11449057655672</text:p>
          </table:table-cell>
          <table:table-cell/>
          <table:table-cell table:formula="of:=[.A646]*[.$L$1]" office:value-type="float" office:value="1.32654345035553" calcext:value-type="float">
            <text:p>1.32654345035553</text:p>
          </table:table-cell>
          <table:table-cell table:formula="of:=[.B646] * [.$L$2]" office:value-type="float" office:value="7.67105644724195" calcext:value-type="float">
            <text:p>7.67105644724195</text:p>
          </table:table-cell>
          <table:table-cell table:formula="of:=[.C646] * [.$L$3]" office:value-type="float" office:value="0.439173172859984" calcext:value-type="float">
            <text:p>0.439173172859984</text:p>
          </table:table-cell>
          <table:table-cell table:formula="of:= [.D646]*[.$L$4]" office:value-type="float" office:value="7.67311025241555" calcext:value-type="float">
            <text:p>7.67311025241555</text:p>
          </table:table-cell>
          <table:table-cell table:number-columns-repeated="13"/>
        </table:table-row>
        <table:table-row table:style-name="ro1">
          <table:table-cell office:value-type="float" office:value="1.13038063049316" calcext:value-type="float">
            <text:p>1.13038063049316</text:p>
          </table:table-cell>
          <table:table-cell office:value-type="float" office:value="2.31050820195121" calcext:value-type="float">
            <text:p>2.31050820195121</text:p>
          </table:table-cell>
          <table:table-cell office:value-type="float" office:value="0.047054972499609" calcext:value-type="float">
            <text:p>0.047054972499609</text:p>
          </table:table-cell>
          <table:table-cell office:value-type="float" office:value="0.114440303973764" calcext:value-type="float">
            <text:p>0.114440303973764</text:p>
          </table:table-cell>
          <table:table-cell/>
          <table:table-cell table:formula="of:=[.A647]*[.$L$1]" office:value-type="float" office:value="1.13038063049316" calcext:value-type="float">
            <text:p>1.13038063049316</text:p>
          </table:table-cell>
          <table:table-cell table:formula="of:=[.B647] * [.$L$2]" office:value-type="float" office:value="7.66939444006322" calcext:value-type="float">
            <text:p>7.66939444006322</text:p>
          </table:table-cell>
          <table:table-cell table:formula="of:=[.C647] * [.$L$3]" office:value-type="float" office:value="0.699901181518896" calcext:value-type="float">
            <text:p>0.699901181518896</text:p>
          </table:table-cell>
          <table:table-cell table:formula="of:= [.D647]*[.$L$4]" office:value-type="float" office:value="7.66974100506526" calcext:value-type="float">
            <text:p>7.66974100506526</text:p>
          </table:table-cell>
          <table:table-cell table:number-columns-repeated="13"/>
        </table:table-row>
        <table:table-row table:style-name="ro1">
          <table:table-cell office:value-type="float" office:value="1.00531148910522" calcext:value-type="float">
            <text:p>1.00531148910522</text:p>
          </table:table-cell>
          <table:table-cell office:value-type="float" office:value="2.31024689036393" calcext:value-type="float">
            <text:p>2.31024689036393</text:p>
          </table:table-cell>
          <table:table-cell office:value-type="float" office:value="0.0684795156121254" calcext:value-type="float">
            <text:p>0.068479515612125</text:p>
          </table:table-cell>
          <table:table-cell office:value-type="float" office:value="0.114428116189269" calcext:value-type="float">
            <text:p>0.114428116189269</text:p>
          </table:table-cell>
          <table:table-cell/>
          <table:table-cell table:formula="of:=[.A648]*[.$L$1]" office:value-type="float" office:value="1.00531148910522" calcext:value-type="float">
            <text:p>1.00531148910522</text:p>
          </table:table-cell>
          <table:table-cell table:formula="of:=[.B648] * [.$L$2]" office:value-type="float" office:value="7.66852705442357" calcext:value-type="float">
            <text:p>7.66852705442357</text:p>
          </table:table-cell>
          <table:table-cell table:formula="of:=[.C648] * [.$L$3]" office:value-type="float" office:value="1.01857234933389" calcext:value-type="float">
            <text:p>1.01857234933389</text:p>
          </table:table-cell>
          <table:table-cell table:formula="of:= [.D648]*[.$L$4]" office:value-type="float" office:value="7.66892418487818" calcext:value-type="float">
            <text:p>7.66892418487818</text:p>
          </table:table-cell>
          <table:table-cell table:number-columns-repeated="13"/>
        </table:table-row>
        <table:table-row table:style-name="ro1">
          <table:table-cell office:value-type="float" office:value="18.3755912780762" calcext:value-type="float">
            <text:p>18.3755912780762</text:p>
          </table:table-cell>
          <table:table-cell office:value-type="float" office:value="2.31249564550657" calcext:value-type="float">
            <text:p>2.31249564550657</text:p>
          </table:table-cell>
          <table:table-cell office:value-type="float" office:value="0.0591076500713825" calcext:value-type="float">
            <text:p>0.059107650071383</text:p>
          </table:table-cell>
          <table:table-cell office:value-type="float" office:value="0.11439206326783" calcext:value-type="float">
            <text:p>0.11439206326783</text:p>
          </table:table-cell>
          <table:table-cell/>
          <table:table-cell table:formula="of:=[.A649]*[.$L$1]" office:value-type="float" office:value="18.3755912780762" calcext:value-type="float">
            <text:p>18.3755912780762</text:p>
          </table:table-cell>
          <table:table-cell table:formula="of:=[.B649] * [.$L$2]" office:value-type="float" office:value="7.67599146860459" calcext:value-type="float">
            <text:p>7.67599146860459</text:p>
          </table:table-cell>
          <table:table-cell table:formula="of:=[.C649] * [.$L$3]" office:value-type="float" office:value="0.879174121759605" calcext:value-type="float">
            <text:p>0.879174121759605</text:p>
          </table:table-cell>
          <table:table-cell table:formula="of:= [.D649]*[.$L$4]" office:value-type="float" office:value="7.6665079332578" calcext:value-type="float">
            <text:p>7.6665079332578</text:p>
          </table:table-cell>
          <table:table-cell table:number-columns-repeated="13"/>
        </table:table-row>
        <table:table-row table:style-name="ro1">
          <table:table-cell office:value-type="float" office:value="2.70414733886719" calcext:value-type="float">
            <text:p>2.70414733886719</text:p>
          </table:table-cell>
          <table:table-cell office:value-type="float" office:value="2.3123651351194" calcext:value-type="float">
            <text:p>2.3123651351194</text:p>
          </table:table-cell>
          <table:table-cell office:value-type="float" office:value="0.07105652987957" calcext:value-type="float">
            <text:p>0.07105652987957</text:p>
          </table:table-cell>
          <table:table-cell office:value-type="float" office:value="0.114359663130709" calcext:value-type="float">
            <text:p>0.114359663130709</text:p>
          </table:table-cell>
          <table:table-cell/>
          <table:table-cell table:formula="of:=[.A650]*[.$L$1]" office:value-type="float" office:value="2.70414733886719" calcext:value-type="float">
            <text:p>2.70414733886719</text:p>
          </table:table-cell>
          <table:table-cell table:formula="of:=[.B650] * [.$L$2]" office:value-type="float" office:value="7.67555825844034" calcext:value-type="float">
            <text:p>7.67555825844034</text:p>
          </table:table-cell>
          <table:table-cell table:formula="of:=[.C650] * [.$L$3]" office:value-type="float" office:value="1.05690316188703" calcext:value-type="float">
            <text:p>1.05690316188703</text:p>
          </table:table-cell>
          <table:table-cell table:formula="of:= [.D650]*[.$L$4]" office:value-type="float" office:value="7.66433648970501" calcext:value-type="float">
            <text:p>7.66433648970501</text:p>
          </table:table-cell>
          <table:table-cell table:number-columns-repeated="13"/>
        </table:table-row>
        <table:table-row table:style-name="ro1">
          <table:table-cell office:value-type="float" office:value="0.81717187166214" calcext:value-type="float">
            <text:p>0.81717187166214</text:p>
          </table:table-cell>
          <table:table-cell office:value-type="float" office:value="2.31201245152371" calcext:value-type="float">
            <text:p>2.31201245152371</text:p>
          </table:table-cell>
          <table:table-cell office:value-type="float" office:value="0.046193853020668" calcext:value-type="float">
            <text:p>0.046193853020668</text:p>
          </table:table-cell>
          <table:table-cell office:value-type="float" office:value="0.114315474526189" calcext:value-type="float">
            <text:p>0.114315474526189</text:p>
          </table:table-cell>
          <table:table-cell/>
          <table:table-cell table:formula="of:=[.A651]*[.$L$1]" office:value-type="float" office:value="0.81717187166214" calcext:value-type="float">
            <text:p>0.81717187166214</text:p>
          </table:table-cell>
          <table:table-cell table:formula="of:=[.B651] * [.$L$2]" office:value-type="float" office:value="7.67438757676708" calcext:value-type="float">
            <text:p>7.67438757676708</text:p>
          </table:table-cell>
          <table:table-cell table:formula="of:=[.C651] * [.$L$3]" office:value-type="float" office:value="0.687092789361304" calcext:value-type="float">
            <text:p>0.687092789361304</text:p>
          </table:table-cell>
          <table:table-cell table:formula="of:= [.D651]*[.$L$4]" office:value-type="float" office:value="7.66137498802879" calcext:value-type="float">
            <text:p>7.66137498802879</text:p>
          </table:table-cell>
          <table:table-cell table:number-columns-repeated="13"/>
        </table:table-row>
        <table:table-row table:style-name="ro1">
          <table:table-cell office:value-type="float" office:value="1.20384240150452" calcext:value-type="float">
            <text:p>1.20384240150452</text:p>
          </table:table-cell>
          <table:table-cell office:value-type="float" office:value="2.31177558441891" calcext:value-type="float">
            <text:p>2.31177558441891</text:p>
          </table:table-cell>
          <table:table-cell office:value-type="float" office:value="0.0444204993546009" calcext:value-type="float">
            <text:p>0.044420499354601</text:p>
          </table:table-cell>
          <table:table-cell office:value-type="float" office:value="0.114274684257222" calcext:value-type="float">
            <text:p>0.114274684257222</text:p>
          </table:table-cell>
          <table:table-cell/>
          <table:table-cell table:formula="of:=[.A652]*[.$L$1]" office:value-type="float" office:value="1.20384240150452" calcext:value-type="float">
            <text:p>1.20384240150452</text:p>
          </table:table-cell>
          <table:table-cell table:formula="of:=[.B652] * [.$L$2]" office:value-type="float" office:value="7.67360133101602" calcext:value-type="float">
            <text:p>7.67360133101602</text:p>
          </table:table-cell>
          <table:table-cell table:formula="of:=[.C652] * [.$L$3]" office:value-type="float" office:value="0.660715718879719" calcext:value-type="float">
            <text:p>0.660715718879719</text:p>
          </table:table-cell>
          <table:table-cell table:formula="of:= [.D652]*[.$L$4]" office:value-type="float" office:value="7.65864124137102" calcext:value-type="float">
            <text:p>7.65864124137102</text:p>
          </table:table-cell>
          <table:table-cell table:number-columns-repeated="13"/>
        </table:table-row>
        <table:table-row table:style-name="ro1">
          <table:table-cell office:value-type="float" office:value="0.940349340438843" calcext:value-type="float">
            <text:p>0.940349340438843</text:p>
          </table:table-cell>
          <table:table-cell office:value-type="float" office:value="2.31126714246665" calcext:value-type="float">
            <text:p>2.31126714246665</text:p>
          </table:table-cell>
          <table:table-cell office:value-type="float" office:value="0.877287447452545" calcext:value-type="float">
            <text:p>0.877287447452545</text:p>
          </table:table-cell>
          <table:table-cell office:value-type="float" office:value="0.114421471291482" calcext:value-type="float">
            <text:p>0.114421471291482</text:p>
          </table:table-cell>
          <table:table-cell/>
          <table:table-cell table:formula="of:=[.A653]*[.$L$1]" office:value-type="float" office:value="0.940349340438843" calcext:value-type="float">
            <text:p>0.940349340438843</text:p>
          </table:table-cell>
          <table:table-cell table:formula="of:=[.B653] * [.$L$2]" office:value-type="float" office:value="7.67191363223249" calcext:value-type="float">
            <text:p>7.67191363223249</text:p>
          </table:table-cell>
          <table:table-cell table:formula="of:=[.C653] * [.$L$3]" office:value-type="float" office:value="13.0488764180839" calcext:value-type="float">
            <text:p>13.0488764180839</text:p>
          </table:table-cell>
          <table:table-cell table:formula="of:= [.D653]*[.$L$4]" office:value-type="float" office:value="7.66847884662529" calcext:value-type="float">
            <text:p>7.66847884662529</text:p>
          </table:table-cell>
          <table:table-cell table:number-columns-repeated="13"/>
        </table:table-row>
        <table:table-row table:style-name="ro1">
          <table:table-cell office:value-type="float" office:value="6.81929397583008" calcext:value-type="float">
            <text:p>6.81929397583008</text:p>
          </table:table-cell>
          <table:table-cell office:value-type="float" office:value="2.31144017011712" calcext:value-type="float">
            <text:p>2.31144017011712</text:p>
          </table:table-cell>
          <table:table-cell office:value-type="float" office:value="1.1217325925827" calcext:value-type="float">
            <text:p>1.1217325925827</text:p>
          </table:table-cell>
          <table:table-cell office:value-type="float" office:value="0.114639464020617" calcext:value-type="float">
            <text:p>0.114639464020617</text:p>
          </table:table-cell>
          <table:table-cell/>
          <table:table-cell table:formula="of:=[.A654]*[.$L$1]" office:value-type="float" office:value="6.81929397583008" calcext:value-type="float">
            <text:p>6.81929397583008</text:p>
          </table:table-cell>
          <table:table-cell table:formula="of:=[.B654] * [.$L$2]" office:value-type="float" office:value="7.67248797224107" calcext:value-type="float">
            <text:p>7.67248797224107</text:p>
          </table:table-cell>
          <table:table-cell table:formula="of:=[.C654] * [.$L$3]" office:value-type="float" office:value="16.6847821854197" calcext:value-type="float">
            <text:p>16.6847821854197</text:p>
          </table:table-cell>
          <table:table-cell table:formula="of:= [.D654]*[.$L$4]" office:value-type="float" office:value="7.6830886275801" calcext:value-type="float">
            <text:p>7.6830886275801</text:p>
          </table:table-cell>
          <table:table-cell table:number-columns-repeated="13"/>
        </table:table-row>
        <table:table-row table:style-name="ro1">
          <table:table-cell office:value-type="float" office:value="0.84441065788269" calcext:value-type="float">
            <text:p>0.84441065788269</text:p>
          </table:table-cell>
          <table:table-cell office:value-type="float" office:value="2.30927995212355" calcext:value-type="float">
            <text:p>2.30927995212355</text:p>
          </table:table-cell>
          <table:table-cell office:value-type="float" office:value="0.139993533492088" calcext:value-type="float">
            <text:p>0.139993533492088</text:p>
          </table:table-cell>
          <table:table-cell office:value-type="float" office:value="0.114573658511402" calcext:value-type="float">
            <text:p>0.114573658511402</text:p>
          </table:table-cell>
          <table:table-cell/>
          <table:table-cell table:formula="of:=[.A655]*[.$L$1]" office:value-type="float" office:value="0.84441065788269" calcext:value-type="float">
            <text:p>0.84441065788269</text:p>
          </table:table-cell>
          <table:table-cell table:formula="of:=[.B655] * [.$L$2]" office:value-type="float" office:value="7.66531744419219" calcext:value-type="float">
            <text:p>7.66531744419219</text:p>
          </table:table-cell>
          <table:table-cell table:formula="of:=[.C655] * [.$L$3]" office:value-type="float" office:value="2.08228024141194" calcext:value-type="float">
            <text:p>2.08228024141194</text:p>
          </table:table-cell>
          <table:table-cell table:formula="of:= [.D655]*[.$L$4]" office:value-type="float" office:value="7.67867837004964" calcext:value-type="float">
            <text:p>7.67867837004964</text:p>
          </table:table-cell>
          <table:table-cell table:number-columns-repeated="13"/>
        </table:table-row>
        <table:table-row table:style-name="ro1">
          <table:table-cell office:value-type="float" office:value="0.846302330493927" calcext:value-type="float">
            <text:p>0.846302330493927</text:p>
          </table:table-cell>
          <table:table-cell office:value-type="float" office:value="2.30893943733024" calcext:value-type="float">
            <text:p>2.30893943733024</text:p>
          </table:table-cell>
          <table:table-cell office:value-type="float" office:value="0.0796825215220451" calcext:value-type="float">
            <text:p>0.079682521522045</text:p>
          </table:table-cell>
          <table:table-cell office:value-type="float" office:value="0.114554845365946" calcext:value-type="float">
            <text:p>0.114554845365946</text:p>
          </table:table-cell>
          <table:table-cell/>
          <table:table-cell table:formula="of:=[.A656]*[.$L$1]" office:value-type="float" office:value="0.846302330493927" calcext:value-type="float">
            <text:p>0.846302330493927</text:p>
          </table:table-cell>
          <table:table-cell table:formula="of:=[.B656] * [.$L$2]" office:value-type="float" office:value="7.66418715508074" calcext:value-type="float">
            <text:p>7.66418715508074</text:p>
          </table:table-cell>
          <table:table-cell table:formula="of:=[.C656] * [.$L$3]" office:value-type="float" office:value="1.18520717359144" calcext:value-type="float">
            <text:p>1.18520717359144</text:p>
          </table:table-cell>
          <table:table-cell table:formula="of:= [.D656]*[.$L$4]" office:value-type="float" office:value="7.6774175209595" calcext:value-type="float">
            <text:p>7.6774175209595</text:p>
          </table:table-cell>
          <table:table-cell table:number-columns-repeated="13"/>
        </table:table-row>
        <table:table-row table:style-name="ro1">
          <table:table-cell office:value-type="float" office:value="1.01672315597534" calcext:value-type="float">
            <text:p>1.01672315597534</text:p>
          </table:table-cell>
          <table:table-cell office:value-type="float" office:value="2.30870929483453" calcext:value-type="float">
            <text:p>2.30870929483453</text:p>
          </table:table-cell>
          <table:table-cell office:value-type="float" office:value="0.0618552342057228" calcext:value-type="float">
            <text:p>0.061855234205723</text:p>
          </table:table-cell>
          <table:table-cell office:value-type="float" office:value="0.114553097952536" calcext:value-type="float">
            <text:p>0.114553097952536</text:p>
          </table:table-cell>
          <table:table-cell/>
          <table:table-cell table:formula="of:=[.A657]*[.$L$1]" office:value-type="float" office:value="1.01672315597534" calcext:value-type="float">
            <text:p>1.01672315597534</text:p>
          </table:table-cell>
          <table:table-cell table:formula="of:=[.B657] * [.$L$2]" office:value-type="float" office:value="7.66342323068719" calcext:value-type="float">
            <text:p>7.66342323068719</text:p>
          </table:table-cell>
          <table:table-cell table:formula="of:=[.C657] * [.$L$3]" office:value-type="float" office:value="0.92004201052446" calcext:value-type="float">
            <text:p>0.92004201052446</text:p>
          </table:table-cell>
          <table:table-cell table:formula="of:= [.D657]*[.$L$4]" office:value-type="float" office:value="7.67730041004824" calcext:value-type="float">
            <text:p>7.67730041004824</text:p>
          </table:table-cell>
          <table:table-cell table:number-columns-repeated="13"/>
        </table:table-row>
        <table:table-row table:style-name="ro1">
          <table:table-cell office:value-type="float" office:value="0.910789370536804" calcext:value-type="float">
            <text:p>0.910789370536804</text:p>
          </table:table-cell>
          <table:table-cell office:value-type="float" office:value="2.30812030880179" calcext:value-type="float">
            <text:p>2.30812030880179</text:p>
          </table:table-cell>
          <table:table-cell office:value-type="float" office:value="0.0495441220700741" calcext:value-type="float">
            <text:p>0.049544122070074</text:p>
          </table:table-cell>
          <table:table-cell office:value-type="float" office:value="0.114534213352216" calcext:value-type="float">
            <text:p>0.114534213352216</text:p>
          </table:table-cell>
          <table:table-cell/>
          <table:table-cell table:formula="of:=[.A658]*[.$L$1]" office:value-type="float" office:value="0.910789370536804" calcext:value-type="float">
            <text:p>0.910789370536804</text:p>
          </table:table-cell>
          <table:table-cell table:formula="of:=[.B658] * [.$L$2]" office:value-type="float" office:value="7.661468177595" calcext:value-type="float">
            <text:p>7.661468177595</text:p>
          </table:table-cell>
          <table:table-cell table:formula="of:=[.C658] * [.$L$3]" office:value-type="float" office:value="0.736925084260742" calcext:value-type="float">
            <text:p>0.736925084260742</text:p>
          </table:table-cell>
          <table:table-cell table:formula="of:= [.D658]*[.$L$4]" office:value-type="float" office:value="7.67603477208326" calcext:value-type="float">
            <text:p>7.67603477208326</text:p>
          </table:table-cell>
          <table:table-cell table:number-columns-repeated="13"/>
        </table:table-row>
        <table:table-row table:style-name="ro1">
          <table:table-cell office:value-type="float" office:value="0.990438103675842" calcext:value-type="float">
            <text:p>0.990438103675842</text:p>
          </table:table-cell>
          <table:table-cell office:value-type="float" office:value="2.30782556333242" calcext:value-type="float">
            <text:p>2.30782556333242</text:p>
          </table:table-cell>
          <table:table-cell office:value-type="float" office:value="0.0455907136201859" calcext:value-type="float">
            <text:p>0.045590713620186</text:p>
          </table:table-cell>
          <table:table-cell office:value-type="float" office:value="0.114502410395177" calcext:value-type="float">
            <text:p>0.114502410395177</text:p>
          </table:table-cell>
          <table:table-cell/>
          <table:table-cell table:formula="of:=[.A659]*[.$L$1]" office:value-type="float" office:value="0.990438103675842" calcext:value-type="float">
            <text:p>0.990438103675842</text:p>
          </table:table-cell>
          <table:table-cell table:formula="of:=[.B659] * [.$L$2]" office:value-type="float" office:value="7.66048981306803" calcext:value-type="float">
            <text:p>7.66048981306803</text:p>
          </table:table-cell>
          <table:table-cell table:formula="of:=[.C659] * [.$L$3]" office:value-type="float" office:value="0.678121623157316" calcext:value-type="float">
            <text:p>0.678121623157316</text:p>
          </table:table-cell>
          <table:table-cell table:formula="of:= [.D659]*[.$L$4]" office:value-type="float" office:value="7.67390335128817" calcext:value-type="float">
            <text:p>7.67390335128817</text:p>
          </table:table-cell>
          <table:table-cell table:number-columns-repeated="13"/>
        </table:table-row>
        <table:table-row table:style-name="ro1">
          <table:table-cell office:value-type="float" office:value="1.41756498813629" calcext:value-type="float">
            <text:p>1.41756498813629</text:p>
          </table:table-cell>
          <table:table-cell office:value-type="float" office:value="2.30751360065026" calcext:value-type="float">
            <text:p>2.30751360065026</text:p>
          </table:table-cell>
          <table:table-cell office:value-type="float" office:value="0.0565037205815315" calcext:value-type="float">
            <text:p>0.056503720581532</text:p>
          </table:table-cell>
          <table:table-cell office:value-type="float" office:value="0.114453804103546" calcext:value-type="float">
            <text:p>0.114453804103546</text:p>
          </table:table-cell>
          <table:table-cell/>
          <table:table-cell table:formula="of:=[.A660]*[.$L$1]" office:value-type="float" office:value="1.41756498813629" calcext:value-type="float">
            <text:p>1.41756498813629</text:p>
          </table:table-cell>
          <table:table-cell table:formula="of:=[.B660] * [.$L$2]" office:value-type="float" office:value="7.65945429851844" calcext:value-type="float">
            <text:p>7.65945429851844</text:p>
          </table:table-cell>
          <table:table-cell table:formula="of:=[.C660] * [.$L$3]" office:value-type="float" office:value="0.840442969030661" calcext:value-type="float">
            <text:p>0.840442969030661</text:p>
          </table:table-cell>
          <table:table-cell table:formula="of:= [.D660]*[.$L$4]" office:value-type="float" office:value="7.67064577808112" calcext:value-type="float">
            <text:p>7.67064577808112</text:p>
          </table:table-cell>
          <table:table-cell table:number-columns-repeated="13"/>
        </table:table-row>
        <table:table-row table:style-name="ro1">
          <table:table-cell office:value-type="float" office:value="0.867031395435333" calcext:value-type="float">
            <text:p>0.867031395435333</text:p>
          </table:table-cell>
          <table:table-cell office:value-type="float" office:value="2.30709708982165" calcext:value-type="float">
            <text:p>2.30709708982165</text:p>
          </table:table-cell>
          <table:table-cell office:value-type="float" office:value="0.0476787723600864" calcext:value-type="float">
            <text:p>0.047678772360087</text:p>
          </table:table-cell>
          <table:table-cell office:value-type="float" office:value="0.114390923765811" calcext:value-type="float">
            <text:p>0.114390923765811</text:p>
          </table:table-cell>
          <table:table-cell/>
          <table:table-cell table:formula="of:=[.A661]*[.$L$1]" office:value-type="float" office:value="0.867031395435333" calcext:value-type="float">
            <text:p>0.867031395435333</text:p>
          </table:table-cell>
          <table:table-cell table:formula="of:=[.B661] * [.$L$2]" office:value-type="float" office:value="7.65807175166988" calcext:value-type="float">
            <text:p>7.65807175166988</text:p>
          </table:table-cell>
          <table:table-cell table:formula="of:=[.C661] * [.$L$3]" office:value-type="float" office:value="0.70917965382877" calcext:value-type="float">
            <text:p>0.70917965382877</text:p>
          </table:table-cell>
          <table:table-cell table:formula="of:= [.D661]*[.$L$4]" office:value-type="float" office:value="7.66643156431212" calcext:value-type="float">
            <text:p>7.66643156431212</text:p>
          </table:table-cell>
          <table:table-cell table:number-columns-repeated="13"/>
        </table:table-row>
        <table:table-row table:style-name="ro1">
          <table:table-cell office:value-type="float" office:value="1.7324812412262" calcext:value-type="float">
            <text:p>1.7324812412262</text:p>
          </table:table-cell>
          <table:table-cell office:value-type="float" office:value="2.3068803979496" calcext:value-type="float">
            <text:p>2.3068803979496</text:p>
          </table:table-cell>
          <table:table-cell office:value-type="float" office:value="0.085409976541996" calcext:value-type="float">
            <text:p>0.085409976541996</text:p>
          </table:table-cell>
          <table:table-cell office:value-type="float" office:value="0.114413225737276" calcext:value-type="float">
            <text:p>0.114413225737276</text:p>
          </table:table-cell>
          <table:table-cell/>
          <table:table-cell table:formula="of:=[.A662]*[.$L$1]" office:value-type="float" office:value="1.7324812412262" calcext:value-type="float">
            <text:p>1.7324812412262</text:p>
          </table:table-cell>
          <table:table-cell table:formula="of:=[.B662] * [.$L$2]" office:value-type="float" office:value="7.65735247465658" calcext:value-type="float">
            <text:p>7.65735247465658</text:p>
          </table:table-cell>
          <table:table-cell table:formula="of:=[.C662] * [.$L$3]" office:value-type="float" office:value="1.27039801151177" calcext:value-type="float">
            <text:p>1.27039801151177</text:p>
          </table:table-cell>
          <table:table-cell table:formula="of:= [.D662]*[.$L$4]" office:value-type="float" office:value="7.66792623305293" calcext:value-type="float">
            <text:p>7.66792623305293</text:p>
          </table:table-cell>
          <table:table-cell table:number-columns-repeated="13"/>
        </table:table-row>
        <table:table-row table:style-name="ro1">
          <table:table-cell office:value-type="float" office:value="1.07836306095123" calcext:value-type="float">
            <text:p>1.07836306095123</text:p>
          </table:table-cell>
          <table:table-cell office:value-type="float" office:value="2.30503690661584" calcext:value-type="float">
            <text:p>2.30503690661584</text:p>
          </table:table-cell>
          <table:table-cell office:value-type="float" office:value="0.0508079491555691" calcext:value-type="float">
            <text:p>0.050807949155569</text:p>
          </table:table-cell>
          <table:table-cell office:value-type="float" office:value="0.114322461340188" calcext:value-type="float">
            <text:p>0.114322461340188</text:p>
          </table:table-cell>
          <table:table-cell/>
          <table:table-cell table:formula="of:=[.A663]*[.$L$1]" office:value-type="float" office:value="1.07836306095123" calcext:value-type="float">
            <text:p>1.07836306095123</text:p>
          </table:table-cell>
          <table:table-cell table:formula="of:=[.B663] * [.$L$2]" office:value-type="float" office:value="7.65123327448517" calcext:value-type="float">
            <text:p>7.65123327448517</text:p>
          </table:table-cell>
          <table:table-cell table:formula="of:=[.C663] * [.$L$3]" office:value-type="float" office:value="0.755723396604478" calcext:value-type="float">
            <text:p>0.755723396604478</text:p>
          </table:table-cell>
          <table:table-cell table:formula="of:= [.D663]*[.$L$4]" office:value-type="float" office:value="7.66184324136232" calcext:value-type="float">
            <text:p>7.66184324136232</text:p>
          </table:table-cell>
          <table:table-cell table:number-columns-repeated="13"/>
        </table:table-row>
        <table:table-row table:style-name="ro1">
          <table:table-cell office:value-type="float" office:value="1.10342597961426" calcext:value-type="float">
            <text:p>1.10342597961426</text:p>
          </table:table-cell>
          <table:table-cell office:value-type="float" office:value="2.30378796615882" calcext:value-type="float">
            <text:p>2.30378796615882</text:p>
          </table:table-cell>
          <table:table-cell office:value-type="float" office:value="0.0572911091148853" calcext:value-type="float">
            <text:p>0.057291109114885</text:p>
          </table:table-cell>
          <table:table-cell office:value-type="float" office:value="0.114293351406539" calcext:value-type="float">
            <text:p>0.114293351406539</text:p>
          </table:table-cell>
          <table:table-cell/>
          <table:table-cell table:formula="of:=[.A664]*[.$L$1]" office:value-type="float" office:value="1.10342597961426" calcext:value-type="float">
            <text:p>1.10342597961426</text:p>
          </table:table-cell>
          <table:table-cell table:formula="of:=[.B664] * [.$L$2]" office:value-type="float" office:value="7.64708759909266" calcext:value-type="float">
            <text:p>7.64708759909266</text:p>
          </table:table-cell>
          <table:table-cell table:formula="of:=[.C664] * [.$L$3]" office:value-type="float" office:value="0.852154678453366" calcext:value-type="float">
            <text:p>0.852154678453366</text:p>
          </table:table-cell>
          <table:table-cell table:formula="of:= [.D664]*[.$L$4]" office:value-type="float" office:value="7.65989230586131" calcext:value-type="float">
            <text:p>7.65989230586131</text:p>
          </table:table-cell>
          <table:table-cell table:number-columns-repeated="13"/>
        </table:table-row>
        <table:table-row table:style-name="ro1">
          <table:table-cell office:value-type="float" office:value="7.83758687973022" calcext:value-type="float">
            <text:p>7.83758687973022</text:p>
          </table:table-cell>
          <table:table-cell office:value-type="float" office:value="2.30341260142972" calcext:value-type="float">
            <text:p>2.30341260142972</text:p>
          </table:table-cell>
          <table:table-cell office:value-type="float" office:value="0.0648021474480629" calcext:value-type="float">
            <text:p>0.064802147448063</text:p>
          </table:table-cell>
          <table:table-cell office:value-type="float" office:value="0.114271232124368" calcext:value-type="float">
            <text:p>0.114271232124368</text:p>
          </table:table-cell>
          <table:table-cell/>
          <table:table-cell table:formula="of:=[.A665]*[.$L$1]" office:value-type="float" office:value="7.83758687973022" calcext:value-type="float">
            <text:p>7.83758687973022</text:p>
          </table:table-cell>
          <table:table-cell table:formula="of:=[.B665] * [.$L$2]" office:value-type="float" office:value="7.64584163071048" calcext:value-type="float">
            <text:p>7.64584163071048</text:p>
          </table:table-cell>
          <table:table-cell table:formula="of:=[.C665] * [.$L$3]" office:value-type="float" office:value="0.963874743827293" calcext:value-type="float">
            <text:p>0.963874743827293</text:p>
          </table:table-cell>
          <table:table-cell table:formula="of:= [.D665]*[.$L$4]" office:value-type="float" office:value="7.65840988088011" calcext:value-type="float">
            <text:p>7.65840988088011</text:p>
          </table:table-cell>
          <table:table-cell table:number-columns-repeated="13"/>
        </table:table-row>
        <table:table-row table:style-name="ro1">
          <table:table-cell office:value-type="float" office:value="1.01470494270325" calcext:value-type="float">
            <text:p>1.01470494270325</text:p>
          </table:table-cell>
          <table:table-cell office:value-type="float" office:value="2.30293549747471" calcext:value-type="float">
            <text:p>2.30293549747471</text:p>
          </table:table-cell>
          <table:table-cell office:value-type="float" office:value="0.0656920596957207" calcext:value-type="float">
            <text:p>0.065692059695721</text:p>
          </table:table-cell>
          <table:table-cell office:value-type="float" office:value="0.114255135312135" calcext:value-type="float">
            <text:p>0.114255135312135</text:p>
          </table:table-cell>
          <table:table-cell/>
          <table:table-cell table:formula="of:=[.A666]*[.$L$1]" office:value-type="float" office:value="1.01470494270325" calcext:value-type="float">
            <text:p>1.01470494270325</text:p>
          </table:table-cell>
          <table:table-cell table:formula="of:=[.B666] * [.$L$2]" office:value-type="float" office:value="7.64425795383074" calcext:value-type="float">
            <text:p>7.64425795383074</text:p>
          </table:table-cell>
          <table:table-cell table:formula="of:=[.C666] * [.$L$3]" office:value-type="float" office:value="0.97711140300479" calcext:value-type="float">
            <text:p>0.97711140300479</text:p>
          </table:table-cell>
          <table:table-cell table:formula="of:= [.D666]*[.$L$4]" office:value-type="float" office:value="7.6573310792993" calcext:value-type="float">
            <text:p>7.6573310792993</text:p>
          </table:table-cell>
          <table:table-cell table:number-columns-repeated="13"/>
        </table:table-row>
        <table:table-row table:style-name="ro1">
          <table:table-cell office:value-type="float" office:value="0.942728400230408" calcext:value-type="float">
            <text:p>0.942728400230408</text:p>
          </table:table-cell>
          <table:table-cell office:value-type="float" office:value="2.30288728611198" calcext:value-type="float">
            <text:p>2.30288728611198</text:p>
          </table:table-cell>
          <table:table-cell office:value-type="float" office:value="0.0644584819674492" calcext:value-type="float">
            <text:p>0.064458481967449</text:p>
          </table:table-cell>
          <table:table-cell office:value-type="float" office:value="0.114246946111411" calcext:value-type="float">
            <text:p>0.114246946111411</text:p>
          </table:table-cell>
          <table:table-cell/>
          <table:table-cell table:formula="of:=[.A667]*[.$L$1]" office:value-type="float" office:value="0.942728400230408" calcext:value-type="float">
            <text:p>0.942728400230408</text:p>
          </table:table-cell>
          <table:table-cell table:formula="of:=[.B667] * [.$L$2]" office:value-type="float" office:value="7.64409792325523" calcext:value-type="float">
            <text:p>7.64409792325523</text:p>
          </table:table-cell>
          <table:table-cell table:formula="of:=[.C667] * [.$L$3]" office:value-type="float" office:value="0.958763023149297" calcext:value-type="float">
            <text:p>0.958763023149297</text:p>
          </table:table-cell>
          <table:table-cell table:formula="of:= [.D667]*[.$L$4]" office:value-type="float" office:value="7.6567822425136" calcext:value-type="float">
            <text:p>7.6567822425136</text:p>
          </table:table-cell>
          <table:table-cell table:number-columns-repeated="13"/>
        </table:table-row>
        <table:table-row table:style-name="ro1">
          <table:table-cell office:value-type="float" office:value="0.973811388015747" calcext:value-type="float">
            <text:p>0.973811388015747</text:p>
          </table:table-cell>
          <table:table-cell office:value-type="float" office:value="2.30222430323669" calcext:value-type="float">
            <text:p>2.30222430323669</text:p>
          </table:table-cell>
          <table:table-cell office:value-type="float" office:value="0.0839016884565353" calcext:value-type="float">
            <text:p>0.083901688456535</text:p>
          </table:table-cell>
          <table:table-cell office:value-type="float" office:value="0.114259416308139" calcext:value-type="float">
            <text:p>0.114259416308139</text:p>
          </table:table-cell>
          <table:table-cell/>
          <table:table-cell table:formula="of:=[.A668]*[.$L$1]" office:value-type="float" office:value="0.973811388015747" calcext:value-type="float">
            <text:p>0.973811388015747</text:p>
          </table:table-cell>
          <table:table-cell table:formula="of:=[.B668] * [.$L$2]" office:value-type="float" office:value="7.64189724845421" calcext:value-type="float">
            <text:p>7.64189724845421</text:p>
          </table:table-cell>
          <table:table-cell table:formula="of:=[.C668] * [.$L$3]" office:value-type="float" office:value="1.24796355757401" calcext:value-type="float">
            <text:p>1.24796355757401</text:p>
          </table:table-cell>
          <table:table-cell table:formula="of:= [.D668]*[.$L$4]" office:value-type="float" office:value="7.65761798984965" calcext:value-type="float">
            <text:p>7.65761798984965</text:p>
          </table:table-cell>
          <table:table-cell table:number-columns-repeated="13"/>
        </table:table-row>
        <table:table-row table:style-name="ro1">
          <table:table-cell office:value-type="float" office:value="2.13936591148376" calcext:value-type="float">
            <text:p>2.13936591148376</text:p>
          </table:table-cell>
          <table:table-cell office:value-type="float" office:value="2.30147827683983" calcext:value-type="float">
            <text:p>2.30147827683983</text:p>
          </table:table-cell>
          <table:table-cell office:value-type="float" office:value="0.0483220741152763" calcext:value-type="float">
            <text:p>0.048322074115276</text:p>
          </table:table-cell>
          <table:table-cell office:value-type="float" office:value="0.114236989359811" calcext:value-type="float">
            <text:p>0.114236989359811</text:p>
          </table:table-cell>
          <table:table-cell/>
          <table:table-cell table:formula="of:=[.A669]*[.$L$1]" office:value-type="float" office:value="2.13936591148376" calcext:value-type="float">
            <text:p>2.13936591148376</text:p>
          </table:table-cell>
          <table:table-cell table:formula="of:=[.B669] * [.$L$2]" office:value-type="float" office:value="7.63942092281495" calcext:value-type="float">
            <text:p>7.63942092281495</text:p>
          </table:table-cell>
          <table:table-cell table:formula="of:=[.C669] * [.$L$3]" office:value-type="float" office:value="0.718748199608588" calcext:value-type="float">
            <text:p>0.718748199608588</text:p>
          </table:table-cell>
          <table:table-cell table:formula="of:= [.D669]*[.$L$4]" office:value-type="float" office:value="7.6561149452121" calcext:value-type="float">
            <text:p>7.6561149452121</text:p>
          </table:table-cell>
          <table:table-cell table:number-columns-repeated="13"/>
        </table:table-row>
        <table:table-row table:style-name="ro1">
          <table:table-cell office:value-type="float" office:value="0.97258859872818" calcext:value-type="float">
            <text:p>0.97258859872818</text:p>
          </table:table-cell>
          <table:table-cell office:value-type="float" office:value="2.30072824006371" calcext:value-type="float">
            <text:p>2.30072824006371</text:p>
          </table:table-cell>
          <table:table-cell office:value-type="float" office:value="0.0763355642557144" calcext:value-type="float">
            <text:p>0.076335564255715</text:p>
          </table:table-cell>
          <table:table-cell office:value-type="float" office:value="0.114233404064955" calcext:value-type="float">
            <text:p>0.114233404064955</text:p>
          </table:table-cell>
          <table:table-cell/>
          <table:table-cell table:formula="of:=[.A670]*[.$L$1]" office:value-type="float" office:value="0.97258859872818" calcext:value-type="float">
            <text:p>0.97258859872818</text:p>
          </table:table-cell>
          <table:table-cell table:formula="of:=[.B670] * [.$L$2]" office:value-type="float" office:value="7.63693128530759" calcext:value-type="float">
            <text:p>7.63693128530759</text:p>
          </table:table-cell>
          <table:table-cell table:formula="of:=[.C670] * [.$L$3]" office:value-type="float" office:value="1.135424138542" calcext:value-type="float">
            <text:p>1.135424138542</text:p>
          </table:table-cell>
          <table:table-cell table:formula="of:= [.D670]*[.$L$4]" office:value-type="float" office:value="7.65587466025988" calcext:value-type="float">
            <text:p>7.65587466025988</text:p>
          </table:table-cell>
          <table:table-cell table:number-columns-repeated="13"/>
        </table:table-row>
        <table:table-row table:style-name="ro1">
          <table:table-cell office:value-type="float" office:value="234.998687744141" calcext:value-type="float">
            <text:p>234.998687744141</text:p>
          </table:table-cell>
          <table:table-cell office:value-type="float" office:value="2.32738877888118" calcext:value-type="float">
            <text:p>2.32738877888118</text:p>
          </table:table-cell>
          <table:table-cell office:value-type="float" office:value="0.0739567205309868" calcext:value-type="float">
            <text:p>0.073956720530987</text:p>
          </table:table-cell>
          <table:table-cell office:value-type="float" office:value="0.114226155628643" calcext:value-type="float">
            <text:p>0.114226155628643</text:p>
          </table:table-cell>
          <table:table-cell/>
          <table:table-cell table:formula="of:=[.A671]*[.$L$1]" office:value-type="float" office:value="234.998687744141" calcext:value-type="float">
            <text:p>234.998687744141</text:p>
          </table:table-cell>
          <table:table-cell table:formula="of:=[.B671] * [.$L$2]" office:value-type="float" office:value="7.72542704914135" calcext:value-type="float">
            <text:p>7.72542704914135</text:p>
          </table:table-cell>
          <table:table-cell table:formula="of:=[.C671] * [.$L$3]" office:value-type="float" office:value="1.1000409378909" calcext:value-type="float">
            <text:p>1.1000409378909</text:p>
          </table:table-cell>
          <table:table-cell table:formula="of:= [.D671]*[.$L$4]" office:value-type="float" office:value="7.65538887310905" calcext:value-type="float">
            <text:p>7.65538887310905</text:p>
          </table:table-cell>
          <table:table-cell table:number-columns-repeated="13"/>
        </table:table-row>
        <table:table-row table:style-name="ro1">
          <table:table-cell office:value-type="float" office:value="1.57959365844727" calcext:value-type="float">
            <text:p>1.57959365844727</text:p>
          </table:table-cell>
          <table:table-cell office:value-type="float" office:value="2.32713812105691" calcext:value-type="float">
            <text:p>2.32713812105691</text:p>
          </table:table-cell>
          <table:table-cell office:value-type="float" office:value="0.0470768176019192" calcext:value-type="float">
            <text:p>0.047076817601919</text:p>
          </table:table-cell>
          <table:table-cell office:value-type="float" office:value="0.114202174041421" calcext:value-type="float">
            <text:p>0.114202174041421</text:p>
          </table:table-cell>
          <table:table-cell/>
          <table:table-cell table:formula="of:=[.A672]*[.$L$1]" office:value-type="float" office:value="1.57959365844727" calcext:value-type="float">
            <text:p>1.57959365844727</text:p>
          </table:table-cell>
          <table:table-cell table:formula="of:=[.B672] * [.$L$2]" office:value-type="float" office:value="7.72459502711165" calcext:value-type="float">
            <text:p>7.72459502711165</text:p>
          </table:table-cell>
          <table:table-cell table:formula="of:=[.C672] * [.$L$3]" office:value-type="float" office:value="0.700226108133558" calcext:value-type="float">
            <text:p>0.700226108133558</text:p>
          </table:table-cell>
          <table:table-cell table:formula="of:= [.D672]*[.$L$4]" office:value-type="float" office:value="7.65378163722717" calcext:value-type="float">
            <text:p>7.65378163722717</text:p>
          </table:table-cell>
          <table:table-cell table:number-columns-repeated="13"/>
        </table:table-row>
        <table:table-row table:style-name="ro1">
          <table:table-cell office:value-type="float" office:value="0.710547089576721" calcext:value-type="float">
            <text:p>0.710547089576721</text:p>
          </table:table-cell>
          <table:table-cell office:value-type="float" office:value="2.32613141525972" calcext:value-type="float">
            <text:p>2.32613141525972</text:p>
          </table:table-cell>
          <table:table-cell office:value-type="float" office:value="0.0778268277645111" calcext:value-type="float">
            <text:p>0.077826827764511</text:p>
          </table:table-cell>
          <table:table-cell office:value-type="float" office:value="0.114190647039321" calcext:value-type="float">
            <text:p>0.114190647039321</text:p>
          </table:table-cell>
          <table:table-cell/>
          <table:table-cell table:formula="of:=[.A673]*[.$L$1]" office:value-type="float" office:value="0.710547089576721" calcext:value-type="float">
            <text:p>0.710547089576721</text:p>
          </table:table-cell>
          <table:table-cell table:formula="of:=[.B673] * [.$L$2]" office:value-type="float" office:value="7.72125341428498" calcext:value-type="float">
            <text:p>7.72125341428498</text:p>
          </table:table-cell>
          <table:table-cell table:formula="of:=[.C673] * [.$L$3]" office:value-type="float" office:value="1.15760536692911" calcext:value-type="float">
            <text:p>1.15760536692911</text:p>
          </table:table-cell>
          <table:table-cell table:formula="of:= [.D673]*[.$L$4]" office:value-type="float" office:value="7.65300910239807" calcext:value-type="float">
            <text:p>7.65300910239807</text:p>
          </table:table-cell>
          <table:table-cell table:number-columns-repeated="13"/>
        </table:table-row>
        <table:table-row table:style-name="ro1">
          <table:table-cell office:value-type="float" office:value="1.38582491874695" calcext:value-type="float">
            <text:p>1.38582491874695</text:p>
          </table:table-cell>
          <table:table-cell office:value-type="float" office:value="2.32619781644734" calcext:value-type="float">
            <text:p>2.32619781644734</text:p>
          </table:table-cell>
          <table:table-cell office:value-type="float" office:value="1.00600969791412" calcext:value-type="float">
            <text:p>1.00600969791412</text:p>
          </table:table-cell>
          <table:table-cell office:value-type="float" office:value="0.114255522661498" calcext:value-type="float">
            <text:p>0.114255522661498</text:p>
          </table:table-cell>
          <table:table-cell/>
          <table:table-cell table:formula="of:=[.A674]*[.$L$1]" office:value-type="float" office:value="1.38582491874695" calcext:value-type="float">
            <text:p>1.38582491874695</text:p>
          </table:table-cell>
          <table:table-cell table:formula="of:=[.B674] * [.$L$2]" office:value-type="float" office:value="7.72147382332692" calcext:value-type="float">
            <text:p>7.72147382332692</text:p>
          </table:table-cell>
          <table:table-cell table:formula="of:=[.C674] * [.$L$3]" office:value-type="float" office:value="14.9635062733362" calcext:value-type="float">
            <text:p>14.9635062733362</text:p>
          </table:table-cell>
          <table:table-cell table:formula="of:= [.D674]*[.$L$4]" office:value-type="float" office:value="7.65735703929058" calcext:value-type="float">
            <text:p>7.65735703929058</text:p>
          </table:table-cell>
          <table:table-cell table:number-columns-repeated="13"/>
        </table:table-row>
        <table:table-row table:style-name="ro1">
          <table:table-cell office:value-type="float" office:value="0.964707493782043" calcext:value-type="float">
            <text:p>0.964707493782043</text:p>
          </table:table-cell>
          <table:table-cell office:value-type="float" office:value="2.32581768073308" calcext:value-type="float">
            <text:p>2.32581768073308</text:p>
          </table:table-cell>
          <table:table-cell office:value-type="float" office:value="0.0493694320321083" calcext:value-type="float">
            <text:p>0.049369432032108</text:p>
          </table:table-cell>
          <table:table-cell office:value-type="float" office:value="0.114215787559942" calcext:value-type="float">
            <text:p>0.114215787559942</text:p>
          </table:table-cell>
          <table:table-cell/>
          <table:table-cell table:formula="of:=[.A675]*[.$L$1]" office:value-type="float" office:value="0.964707493782043" calcext:value-type="float">
            <text:p>0.964707493782043</text:p>
          </table:table-cell>
          <table:table-cell table:formula="of:=[.B675] * [.$L$2]" office:value-type="float" office:value="7.72021201835648" calcext:value-type="float">
            <text:p>7.72021201835648</text:p>
          </table:table-cell>
          <table:table-cell table:formula="of:=[.C675] * [.$L$3]" office:value-type="float" office:value="0.734326724141143" calcext:value-type="float">
            <text:p>0.734326724141143</text:p>
          </table:table-cell>
          <table:table-cell table:formula="of:= [.D675]*[.$L$4]" office:value-type="float" office:value="7.6546940095086" calcext:value-type="float">
            <text:p>7.6546940095086</text:p>
          </table:table-cell>
          <table:table-cell table:number-columns-repeated="13"/>
        </table:table-row>
        <table:table-row table:style-name="ro1">
          <table:table-cell office:value-type="float" office:value="17.4369583129883" calcext:value-type="float">
            <text:p>17.4369583129883</text:p>
          </table:table-cell>
          <table:table-cell office:value-type="float" office:value="2.32789140124976" calcext:value-type="float">
            <text:p>2.32789140124976</text:p>
          </table:table-cell>
          <table:table-cell office:value-type="float" office:value="0.0657915845513344" calcext:value-type="float">
            <text:p>0.065791584551334</text:p>
          </table:table-cell>
          <table:table-cell office:value-type="float" office:value="0.114199118285428" calcext:value-type="float">
            <text:p>0.114199118285428</text:p>
          </table:table-cell>
          <table:table-cell/>
          <table:table-cell table:formula="of:=[.A676]*[.$L$1]" office:value-type="float" office:value="17.4369583129883" calcext:value-type="float">
            <text:p>17.4369583129883</text:p>
          </table:table-cell>
          <table:table-cell table:formula="of:=[.B676] * [.$L$2]" office:value-type="float" office:value="7.727095430667" calcext:value-type="float">
            <text:p>7.727095430667</text:p>
          </table:table-cell>
          <table:table-cell table:formula="of:=[.C676] * [.$L$3]" office:value-type="float" office:value="0.978591747383593" calcext:value-type="float">
            <text:p>0.978591747383593</text:p>
          </table:table-cell>
          <table:table-cell table:formula="of:= [.D676]*[.$L$4]" office:value-type="float" office:value="7.65357684174665" calcext:value-type="float">
            <text:p>7.65357684174665</text:p>
          </table:table-cell>
          <table:table-cell table:number-columns-repeated="13"/>
        </table:table-row>
        <table:table-row table:style-name="ro1">
          <table:table-cell office:value-type="float" office:value="1.01395344734192" calcext:value-type="float">
            <text:p>1.01395344734192</text:p>
          </table:table-cell>
          <table:table-cell office:value-type="float" office:value="2.3267621845861" calcext:value-type="float">
            <text:p>2.3267621845861</text:p>
          </table:table-cell>
          <table:table-cell office:value-type="float" office:value="0.0447152331471443" calcext:value-type="float">
            <text:p>0.044715233147144</text:p>
          </table:table-cell>
          <table:table-cell office:value-type="float" office:value="0.114135521931858" calcext:value-type="float">
            <text:p>0.114135521931858</text:p>
          </table:table-cell>
          <table:table-cell/>
          <table:table-cell table:formula="of:=[.A677]*[.$L$1]" office:value-type="float" office:value="1.01395344734192" calcext:value-type="float">
            <text:p>1.01395344734192</text:p>
          </table:table-cell>
          <table:table-cell table:formula="of:=[.B677] * [.$L$2]" office:value-type="float" office:value="7.72334716091642" calcext:value-type="float">
            <text:p>7.72334716091642</text:p>
          </table:table-cell>
          <table:table-cell table:formula="of:=[.C677] * [.$L$3]" office:value-type="float" office:value="0.665099623888619" calcext:value-type="float">
            <text:p>0.665099623888619</text:p>
          </table:table-cell>
          <table:table-cell table:formula="of:= [.D677]*[.$L$4]" office:value-type="float" office:value="7.64931464089774" calcext:value-type="float">
            <text:p>7.64931464089774</text:p>
          </table:table-cell>
          <table:table-cell table:number-columns-repeated="13"/>
        </table:table-row>
        <table:table-row table:style-name="ro1">
          <table:table-cell office:value-type="float" office:value="1.77580225467682" calcext:value-type="float">
            <text:p>1.77580225467682</text:p>
          </table:table-cell>
          <table:table-cell office:value-type="float" office:value="2.32630135951976" calcext:value-type="float">
            <text:p>2.32630135951976</text:p>
          </table:table-cell>
          <table:table-cell office:value-type="float" office:value="0.0622456856071949" calcext:value-type="float">
            <text:p>0.062245685607195</text:p>
          </table:table-cell>
          <table:table-cell office:value-type="float" office:value="0.114105928925401" calcext:value-type="float">
            <text:p>0.114105928925401</text:p>
          </table:table-cell>
          <table:table-cell/>
          <table:table-cell table:formula="of:=[.A678]*[.$L$1]" office:value-type="float" office:value="1.77580225467682" calcext:value-type="float">
            <text:p>1.77580225467682</text:p>
          </table:table-cell>
          <table:table-cell table:formula="of:=[.B678] * [.$L$2]" office:value-type="float" office:value="7.72181751942946" calcext:value-type="float">
            <text:p>7.72181751942946</text:p>
          </table:table-cell>
          <table:table-cell table:formula="of:=[.C678] * [.$L$3]" office:value-type="float" office:value="0.925849630478298" calcext:value-type="float">
            <text:p>0.925849630478298</text:p>
          </table:table-cell>
          <table:table-cell table:formula="of:= [.D678]*[.$L$4]" office:value-type="float" office:value="7.6473313300605" calcext:value-type="float">
            <text:p>7.6473313300605</text:p>
          </table:table-cell>
          <table:table-cell table:number-columns-repeated="13"/>
        </table:table-row>
        <table:table-row table:style-name="ro1">
          <table:table-cell office:value-type="float" office:value="0.943403303623199" calcext:value-type="float">
            <text:p>0.943403303623199</text:p>
          </table:table-cell>
          <table:table-cell office:value-type="float" office:value="2.3257682658516" calcext:value-type="float">
            <text:p>2.3257682658516</text:p>
          </table:table-cell>
          <table:table-cell office:value-type="float" office:value="0.341742992401123" calcext:value-type="float">
            <text:p>0.341742992401123</text:p>
          </table:table-cell>
          <table:table-cell office:value-type="float" office:value="0.114126637852396" calcext:value-type="float">
            <text:p>0.114126637852396</text:p>
          </table:table-cell>
          <table:table-cell/>
          <table:table-cell table:formula="of:=[.A679]*[.$L$1]" office:value-type="float" office:value="0.943403303623199" calcext:value-type="float">
            <text:p>0.943403303623199</text:p>
          </table:table-cell>
          <table:table-cell table:formula="of:=[.B679] * [.$L$2]" office:value-type="float" office:value="7.72004799287632" calcext:value-type="float">
            <text:p>7.72004799287632</text:p>
          </table:table-cell>
          <table:table-cell table:formula="of:=[.C679] * [.$L$3]" office:value-type="float" office:value="5.08312536277302" calcext:value-type="float">
            <text:p>5.08312536277302</text:p>
          </table:table-cell>
          <table:table-cell table:formula="of:= [.D679]*[.$L$4]" office:value-type="float" office:value="7.64871923363145" calcext:value-type="float">
            <text:p>7.64871923363145</text:p>
          </table:table-cell>
          <table:table-cell table:number-columns-repeated="13"/>
        </table:table-row>
        <table:table-row table:style-name="ro1">
          <table:table-cell office:value-type="float" office:value="0.865388095378876" calcext:value-type="float">
            <text:p>0.865388095378876</text:p>
          </table:table-cell>
          <table:table-cell office:value-type="float" office:value="2.32515068720058" calcext:value-type="float">
            <text:p>2.32515068720058</text:p>
          </table:table-cell>
          <table:table-cell office:value-type="float" office:value="0.0513774789869785" calcext:value-type="float">
            <text:p>0.051377478986979</text:p>
          </table:table-cell>
          <table:table-cell office:value-type="float" office:value="0.114081046049397" calcext:value-type="float">
            <text:p>0.114081046049397</text:p>
          </table:table-cell>
          <table:table-cell/>
          <table:table-cell table:formula="of:=[.A680]*[.$L$1]" office:value-type="float" office:value="0.865388095378876" calcext:value-type="float">
            <text:p>0.865388095378876</text:p>
          </table:table-cell>
          <table:table-cell table:formula="of:=[.B680] * [.$L$2]" office:value-type="float" office:value="7.71799803076477" calcext:value-type="float">
            <text:p>7.71799803076477</text:p>
          </table:table-cell>
          <table:table-cell table:formula="of:=[.C680] * [.$L$3]" office:value-type="float" office:value="0.764194650134953" calcext:value-type="float">
            <text:p>0.764194650134953</text:p>
          </table:table-cell>
          <table:table-cell table:formula="of:= [.D680]*[.$L$4]" office:value-type="float" office:value="7.64566369018379" calcext:value-type="float">
            <text:p>7.64566369018379</text:p>
          </table:table-cell>
          <table:table-cell table:number-columns-repeated="13"/>
        </table:table-row>
        <table:table-row table:style-name="ro1">
          <table:table-cell office:value-type="float" office:value="3.99107456207275" calcext:value-type="float">
            <text:p>3.99107456207275</text:p>
          </table:table-cell>
          <table:table-cell office:value-type="float" office:value="2.3260213001193" calcext:value-type="float">
            <text:p>2.3260213001193</text:p>
          </table:table-cell>
          <table:table-cell office:value-type="float" office:value="0.0625860691070557" calcext:value-type="float">
            <text:p>0.062586069107056</text:p>
          </table:table-cell>
          <table:table-cell office:value-type="float" office:value="0.114069568582645" calcext:value-type="float">
            <text:p>0.114069568582645</text:p>
          </table:table-cell>
          <table:table-cell/>
          <table:table-cell table:formula="of:=[.A681]*[.$L$1]" office:value-type="float" office:value="3.99107456207275" calcext:value-type="float">
            <text:p>3.99107456207275</text:p>
          </table:table-cell>
          <table:table-cell table:formula="of:=[.B681] * [.$L$2]" office:value-type="float" office:value="7.72088790316279" calcext:value-type="float">
            <text:p>7.72088790316279</text:p>
          </table:table-cell>
          <table:table-cell table:formula="of:=[.C681] * [.$L$3]" office:value-type="float" office:value="0.930912534589528" calcext:value-type="float">
            <text:p>0.930912534589528</text:p>
          </table:table-cell>
          <table:table-cell table:formula="of:= [.D681]*[.$L$4]" office:value-type="float" office:value="7.64489447519287" calcext:value-type="float">
            <text:p>7.64489447519287</text:p>
          </table:table-cell>
          <table:table-cell table:number-columns-repeated="13"/>
        </table:table-row>
        <table:table-row table:style-name="ro1">
          <table:table-cell office:value-type="float" office:value="1.3287353515625" calcext:value-type="float">
            <text:p>1.3287353515625</text:p>
          </table:table-cell>
          <table:table-cell office:value-type="float" office:value="2.32548423853994" calcext:value-type="float">
            <text:p>2.32548423853994</text:p>
          </table:table-cell>
          <table:table-cell office:value-type="float" office:value="0.0565253049135208" calcext:value-type="float">
            <text:p>0.056525304913521</text:p>
          </table:table-cell>
          <table:table-cell office:value-type="float" office:value="0.114037581733108" calcext:value-type="float">
            <text:p>0.114037581733108</text:p>
          </table:table-cell>
          <table:table-cell/>
          <table:table-cell table:formula="of:=[.A682]*[.$L$1]" office:value-type="float" office:value="1.3287353515625" calcext:value-type="float">
            <text:p>1.3287353515625</text:p>
          </table:table-cell>
          <table:table-cell table:formula="of:=[.B682] * [.$L$2]" office:value-type="float" office:value="7.71910520570809" calcext:value-type="float">
            <text:p>7.71910520570809</text:p>
          </table:table-cell>
          <table:table-cell table:formula="of:=[.C682] * [.$L$3]" office:value-type="float" office:value="0.840764016916976" calcext:value-type="float">
            <text:p>0.840764016916976</text:p>
          </table:table-cell>
          <table:table-cell table:formula="of:= [.D682]*[.$L$4]" office:value-type="float" office:value="7.64275072999997" calcext:value-type="float">
            <text:p>7.64275072999997</text:p>
          </table:table-cell>
          <table:table-cell table:number-columns-repeated="13"/>
        </table:table-row>
        <table:table-row table:style-name="ro1">
          <table:table-cell office:value-type="float" office:value="1.2256166934967" calcext:value-type="float">
            <text:p>1.2256166934967</text:p>
          </table:table-cell>
          <table:table-cell office:value-type="float" office:value="2.3256275361947" calcext:value-type="float">
            <text:p>2.3256275361947</text:p>
          </table:table-cell>
          <table:table-cell office:value-type="float" office:value="0.0507919043302536" calcext:value-type="float">
            <text:p>0.050791904330254</text:p>
          </table:table-cell>
          <table:table-cell office:value-type="float" office:value="0.113995709751403" calcext:value-type="float">
            <text:p>0.113995709751403</text:p>
          </table:table-cell>
          <table:table-cell/>
          <table:table-cell table:formula="of:=[.A683]*[.$L$1]" office:value-type="float" office:value="1.2256166934967" calcext:value-type="float">
            <text:p>1.2256166934967</text:p>
          </table:table-cell>
          <table:table-cell table:formula="of:=[.B683] * [.$L$2]" office:value-type="float" office:value="7.71958086133908" calcext:value-type="float">
            <text:p>7.71958086133908</text:p>
          </table:table-cell>
          <table:table-cell table:formula="of:=[.C683] * [.$L$3]" office:value-type="float" office:value="0.755484743990333" calcext:value-type="float">
            <text:p>0.755484743990333</text:p>
          </table:table-cell>
          <table:table-cell table:formula="of:= [.D683]*[.$L$4]" office:value-type="float" office:value="7.63994448740977" calcext:value-type="float">
            <text:p>7.63994448740977</text:p>
          </table:table-cell>
          <table:table-cell table:number-columns-repeated="13"/>
        </table:table-row>
        <table:table-row table:style-name="ro1">
          <table:table-cell office:value-type="float" office:value="0.9329833984375" calcext:value-type="float">
            <text:p>0.9329833984375</text:p>
          </table:table-cell>
          <table:table-cell office:value-type="float" office:value="2.32528182613926" calcext:value-type="float">
            <text:p>2.32528182613926</text:p>
          </table:table-cell>
          <table:table-cell office:value-type="float" office:value="0.0540712177753449" calcext:value-type="float">
            <text:p>0.054071217775345</text:p>
          </table:table-cell>
          <table:table-cell office:value-type="float" office:value="0.113970935328487" calcext:value-type="float">
            <text:p>0.113970935328487</text:p>
          </table:table-cell>
          <table:table-cell/>
          <table:table-cell table:formula="of:=[.A684]*[.$L$1]" office:value-type="float" office:value="0.9329833984375" calcext:value-type="float">
            <text:p>0.9329833984375</text:p>
          </table:table-cell>
          <table:table-cell table:formula="of:=[.B684] * [.$L$2]" office:value-type="float" office:value="7.71843332731396" calcext:value-type="float">
            <text:p>7.71843332731396</text:p>
          </table:table-cell>
          <table:table-cell table:formula="of:=[.C684] * [.$L$3]" office:value-type="float" office:value="0.804261636906575" calcext:value-type="float">
            <text:p>0.804261636906575</text:p>
          </table:table-cell>
          <table:table-cell table:formula="of:= [.D684]*[.$L$4]" office:value-type="float" office:value="7.63828411601334" calcext:value-type="float">
            <text:p>7.63828411601334</text:p>
          </table:table-cell>
          <table:table-cell table:number-columns-repeated="13"/>
        </table:table-row>
        <table:table-row table:style-name="ro1">
          <table:table-cell office:value-type="float" office:value="1.20069086551666" calcext:value-type="float">
            <text:p>1.20069086551666</text:p>
          </table:table-cell>
          <table:table-cell office:value-type="float" office:value="2.32471688945441" calcext:value-type="float">
            <text:p>2.32471688945441</text:p>
          </table:table-cell>
          <table:table-cell office:value-type="float" office:value="0.0414223037660122" calcext:value-type="float">
            <text:p>0.041422303766012</text:p>
          </table:table-cell>
          <table:table-cell office:value-type="float" office:value="0.113942060262442" calcext:value-type="float">
            <text:p>0.113942060262442</text:p>
          </table:table-cell>
          <table:table-cell/>
          <table:table-cell table:formula="of:=[.A685]*[.$L$1]" office:value-type="float" office:value="1.20069086551666" calcext:value-type="float">
            <text:p>1.20069086551666</text:p>
          </table:table-cell>
          <table:table-cell table:formula="of:=[.B685] * [.$L$2]" office:value-type="float" office:value="7.71655810251875" calcext:value-type="float">
            <text:p>7.71655810251875</text:p>
          </table:table-cell>
          <table:table-cell table:formula="of:=[.C685] * [.$L$3]" office:value-type="float" office:value="0.616120205942262" calcext:value-type="float">
            <text:p>0.616120205942262</text:p>
          </table:table-cell>
          <table:table-cell table:formula="of:= [.D685]*[.$L$4]" office:value-type="float" office:value="7.63634892124032" calcext:value-type="float">
            <text:p>7.63634892124032</text:p>
          </table:table-cell>
          <table:table-cell table:number-columns-repeated="13"/>
        </table:table-row>
        <table:table-row table:style-name="ro1">
          <table:table-cell office:value-type="float" office:value="0.935741424560547" calcext:value-type="float">
            <text:p>0.935741424560547</text:p>
          </table:table-cell>
          <table:table-cell office:value-type="float" office:value="2.32435503318736" calcext:value-type="float">
            <text:p>2.32435503318736</text:p>
          </table:table-cell>
          <table:table-cell office:value-type="float" office:value="0.0453181564807892" calcext:value-type="float">
            <text:p>0.045318156480789</text:p>
          </table:table-cell>
          <table:table-cell office:value-type="float" office:value="0.113910989359866" calcext:value-type="float">
            <text:p>0.113910989359866</text:p>
          </table:table-cell>
          <table:table-cell/>
          <table:table-cell table:formula="of:=[.A686]*[.$L$1]" office:value-type="float" office:value="0.935741424560547" calcext:value-type="float">
            <text:p>0.935741424560547</text:p>
          </table:table-cell>
          <table:table-cell table:formula="of:=[.B686] * [.$L$2]" office:value-type="float" office:value="7.71535697350295" calcext:value-type="float">
            <text:p>7.71535697350295</text:p>
          </table:table-cell>
          <table:table-cell table:formula="of:=[.C686] * [.$L$3]" office:value-type="float" office:value="0.674067576289119" calcext:value-type="float">
            <text:p>0.674067576289119</text:p>
          </table:table-cell>
          <table:table-cell table:formula="of:= [.D686]*[.$L$4]" office:value-type="float" office:value="7.6342665624273" calcext:value-type="float">
            <text:p>7.6342665624273</text:p>
          </table:table-cell>
          <table:table-cell table:number-columns-repeated="13"/>
        </table:table-row>
        <table:table-row table:style-name="ro1">
          <table:table-cell office:value-type="float" office:value="1.00088632106781" calcext:value-type="float">
            <text:p>1.00088632106781</text:p>
          </table:table-cell>
          <table:table-cell office:value-type="float" office:value="2.32370916114614" calcext:value-type="float">
            <text:p>2.32370916114614</text:p>
          </table:table-cell>
          <table:table-cell office:value-type="float" office:value="0.117334172129631" calcext:value-type="float">
            <text:p>0.117334172129631</text:p>
          </table:table-cell>
          <table:table-cell office:value-type="float" office:value="0.113918894448678" calcext:value-type="float">
            <text:p>0.113918894448678</text:p>
          </table:table-cell>
          <table:table-cell/>
          <table:table-cell table:formula="of:=[.A687]*[.$L$1]" office:value-type="float" office:value="1.00088632106781" calcext:value-type="float">
            <text:p>1.00088632106781</text:p>
          </table:table-cell>
          <table:table-cell table:formula="of:=[.B687] * [.$L$2]" office:value-type="float" office:value="7.71321309561596" calcext:value-type="float">
            <text:p>7.71321309561596</text:p>
          </table:table-cell>
          <table:table-cell table:formula="of:=[.C687] * [.$L$3]" office:value-type="float" office:value="1.7452422420766" calcext:value-type="float">
            <text:p>1.7452422420766</text:p>
          </table:table-cell>
          <table:table-cell table:formula="of:= [.D687]*[.$L$4]" office:value-type="float" office:value="7.63479635815225" calcext:value-type="float">
            <text:p>7.63479635815225</text:p>
          </table:table-cell>
          <table:table-cell table:number-columns-repeated="13"/>
        </table:table-row>
        <table:table-row table:style-name="ro1">
          <table:table-cell office:value-type="float" office:value="0.72393536567688" calcext:value-type="float">
            <text:p>0.72393536567688</text:p>
          </table:table-cell>
          <table:table-cell office:value-type="float" office:value="2.32329210410698" calcext:value-type="float">
            <text:p>2.32329210410698</text:p>
          </table:table-cell>
          <table:table-cell office:value-type="float" office:value="0.347350805997848" calcext:value-type="float">
            <text:p>0.347350805997848</text:p>
          </table:table-cell>
          <table:table-cell office:value-type="float" office:value="0.113901994933769" calcext:value-type="float">
            <text:p>0.113901994933769</text:p>
          </table:table-cell>
          <table:table-cell/>
          <table:table-cell table:formula="of:=[.A688]*[.$L$1]" office:value-type="float" office:value="0.72393536567688" calcext:value-type="float">
            <text:p>0.72393536567688</text:p>
          </table:table-cell>
          <table:table-cell table:formula="of:=[.B688] * [.$L$2]" office:value-type="float" office:value="7.71182873570128" calcext:value-type="float">
            <text:p>7.71182873570128</text:p>
          </table:table-cell>
          <table:table-cell table:formula="of:=[.C688] * [.$L$3]" office:value-type="float" office:value="5.16653664012778" calcext:value-type="float">
            <text:p>5.16653664012778</text:p>
          </table:table-cell>
          <table:table-cell table:formula="of:= [.D688]*[.$L$4]" office:value-type="float" office:value="7.63366375977595" calcext:value-type="float">
            <text:p>7.63366375977595</text:p>
          </table:table-cell>
          <table:table-cell table:number-columns-repeated="13"/>
        </table:table-row>
        <table:table-row table:style-name="ro1">
          <table:table-cell office:value-type="float" office:value="0.967548489570618" calcext:value-type="float">
            <text:p>0.967548489570618</text:p>
          </table:table-cell>
          <table:table-cell office:value-type="float" office:value="2.32267271121891" calcext:value-type="float">
            <text:p>2.32267271121891</text:p>
          </table:table-cell>
          <table:table-cell office:value-type="float" office:value="0.0397615879774094" calcext:value-type="float">
            <text:p>0.039761587977409</text:p>
          </table:table-cell>
          <table:table-cell office:value-type="float" office:value="0.113835567168988" calcext:value-type="float">
            <text:p>0.113835567168988</text:p>
          </table:table-cell>
          <table:table-cell/>
          <table:table-cell table:formula="of:=[.A689]*[.$L$1]" office:value-type="float" office:value="0.967548489570618" calcext:value-type="float">
            <text:p>0.967548489570618</text:p>
          </table:table-cell>
          <table:table-cell table:formula="of:=[.B689] * [.$L$2]" office:value-type="float" office:value="7.70977275149488" calcext:value-type="float">
            <text:p>7.70977275149488</text:p>
          </table:table-cell>
          <table:table-cell table:formula="of:=[.C689] * [.$L$3]" office:value-type="float" office:value="0.591418524464925" calcext:value-type="float">
            <text:p>0.591418524464925</text:p>
          </table:table-cell>
          <table:table-cell table:formula="of:= [.D689]*[.$L$4]" office:value-type="float" office:value="7.62921179893938" calcext:value-type="float">
            <text:p>7.62921179893938</text:p>
          </table:table-cell>
          <table:table-cell table:number-columns-repeated="13"/>
        </table:table-row>
        <table:table-row table:style-name="ro1">
          <table:table-cell office:value-type="float" office:value="1.03219854831696" calcext:value-type="float">
            <text:p>1.03219854831696</text:p>
          </table:table-cell>
          <table:table-cell office:value-type="float" office:value="2.32198461561613" calcext:value-type="float">
            <text:p>2.32198461561613</text:p>
          </table:table-cell>
          <table:table-cell office:value-type="float" office:value="0.0561713986098766" calcext:value-type="float">
            <text:p>0.056171398609877</text:p>
          </table:table-cell>
          <table:table-cell office:value-type="float" office:value="0.113804483743796" calcext:value-type="float">
            <text:p>0.113804483743796</text:p>
          </table:table-cell>
          <table:table-cell/>
          <table:table-cell table:formula="of:=[.A690]*[.$L$1]" office:value-type="float" office:value="1.03219854831696" calcext:value-type="float">
            <text:p>1.03219854831696</text:p>
          </table:table-cell>
          <table:table-cell table:formula="of:=[.B690] * [.$L$2]" office:value-type="float" office:value="7.70748871866359" calcext:value-type="float">
            <text:p>7.70748871866359</text:p>
          </table:table-cell>
          <table:table-cell table:formula="of:=[.C690] * [.$L$3]" office:value-type="float" office:value="0.835499973035756" calcext:value-type="float">
            <text:p>0.835499973035756</text:p>
          </table:table-cell>
          <table:table-cell table:formula="of:= [.D690]*[.$L$4]" office:value-type="float" office:value="7.62712860086584" calcext:value-type="float">
            <text:p>7.62712860086584</text:p>
          </table:table-cell>
          <table:table-cell table:number-columns-repeated="13"/>
        </table:table-row>
        <table:table-row table:style-name="ro1">
          <table:table-cell office:value-type="float" office:value="1.01203763484955" calcext:value-type="float">
            <text:p>1.01203763484955</text:p>
          </table:table-cell>
          <table:table-cell office:value-type="float" office:value="2.32156851879829" calcext:value-type="float">
            <text:p>2.32156851879829</text:p>
          </table:table-cell>
          <table:table-cell office:value-type="float" office:value="0.0740268304944038" calcext:value-type="float">
            <text:p>0.074026830494404</text:p>
          </table:table-cell>
          <table:table-cell office:value-type="float" office:value="0.113801871291028" calcext:value-type="float">
            <text:p>0.113801871291028</text:p>
          </table:table-cell>
          <table:table-cell/>
          <table:table-cell table:formula="of:=[.A691]*[.$L$1]" office:value-type="float" office:value="1.01203763484955" calcext:value-type="float">
            <text:p>1.01203763484955</text:p>
          </table:table-cell>
          <table:table-cell table:formula="of:=[.B691] * [.$L$2]" office:value-type="float" office:value="7.70610754606329" calcext:value-type="float">
            <text:p>7.70610754606329</text:p>
          </table:table-cell>
          <table:table-cell table:formula="of:=[.C691] * [.$L$3]" office:value-type="float" office:value="1.10108376171217" calcext:value-type="float">
            <text:p>1.10108376171217</text:p>
          </table:table-cell>
          <table:table-cell table:formula="of:= [.D691]*[.$L$4]" office:value-type="float" office:value="7.6269535153809" calcext:value-type="float">
            <text:p>7.6269535153809</text:p>
          </table:table-cell>
          <table:table-cell table:number-columns-repeated="13"/>
        </table:table-row>
        <table:table-row table:style-name="ro1">
          <table:table-cell office:value-type="float" office:value="1.28620624542236" calcext:value-type="float">
            <text:p>1.28620624542236</text:p>
          </table:table-cell>
          <table:table-cell office:value-type="float" office:value="2.32132743299456" calcext:value-type="float">
            <text:p>2.32132743299456</text:p>
          </table:table-cell>
          <table:table-cell office:value-type="float" office:value="0.0663322135806084" calcext:value-type="float">
            <text:p>0.066332213580608</text:p>
          </table:table-cell>
          <table:table-cell office:value-type="float" office:value="0.113794670415543" calcext:value-type="float">
            <text:p>0.113794670415543</text:p>
          </table:table-cell>
          <table:table-cell/>
          <table:table-cell table:formula="of:=[.A692]*[.$L$1]" office:value-type="float" office:value="1.28620624542236" calcext:value-type="float">
            <text:p>1.28620624542236</text:p>
          </table:table-cell>
          <table:table-cell table:formula="of:=[.B692] * [.$L$2]" office:value-type="float" office:value="7.70530729695743" calcext:value-type="float">
            <text:p>7.70530729695743</text:p>
          </table:table-cell>
          <table:table-cell table:formula="of:=[.C692] * [.$L$3]" office:value-type="float" office:value="0.98663312699242" calcext:value-type="float">
            <text:p>0.98663312699242</text:p>
          </table:table-cell>
          <table:table-cell table:formula="of:= [.D692]*[.$L$4]" office:value-type="float" office:value="7.62647091573673" calcext:value-type="float">
            <text:p>7.62647091573673</text:p>
          </table:table-cell>
          <table:table-cell table:number-columns-repeated="13"/>
        </table:table-row>
        <table:table-row table:style-name="ro1">
          <table:table-cell office:value-type="float" office:value="1.60639238357544" calcext:value-type="float">
            <text:p>1.60639238357544</text:p>
          </table:table-cell>
          <table:table-cell office:value-type="float" office:value="2.32103968103882" calcext:value-type="float">
            <text:p>2.32103968103882</text:p>
          </table:table-cell>
          <table:table-cell office:value-type="float" office:value="0.0387501046061516" calcext:value-type="float">
            <text:p>0.038750104606152</text:p>
          </table:table-cell>
          <table:table-cell office:value-type="float" office:value="0.113724515249047" calcext:value-type="float">
            <text:p>0.113724515249047</text:p>
          </table:table-cell>
          <table:table-cell/>
          <table:table-cell table:formula="of:=[.A693]*[.$L$1]" office:value-type="float" office:value="1.60639238357544" calcext:value-type="float">
            <text:p>1.60639238357544</text:p>
          </table:table-cell>
          <table:table-cell table:formula="of:=[.B693] * [.$L$2]" office:value-type="float" office:value="7.70435214637731" calcext:value-type="float">
            <text:p>7.70435214637731</text:p>
          </table:table-cell>
          <table:table-cell table:formula="of:=[.C693] * [.$L$3]" office:value-type="float" office:value="0.576373602132095" calcext:value-type="float">
            <text:p>0.576373602132095</text:p>
          </table:table-cell>
          <table:table-cell table:formula="of:= [.D693]*[.$L$4]" office:value-type="float" office:value="7.62176914600603" calcext:value-type="float">
            <text:p>7.62176914600603</text:p>
          </table:table-cell>
          <table:table-cell table:number-columns-repeated="13"/>
        </table:table-row>
        <table:table-row table:style-name="ro1">
          <table:table-cell office:value-type="float" office:value="1.05338740348816" calcext:value-type="float">
            <text:p>1.05338740348816</text:p>
          </table:table-cell>
          <table:table-cell office:value-type="float" office:value="2.32012511143333" calcext:value-type="float">
            <text:p>2.32012511143333</text:p>
          </table:table-cell>
          <table:table-cell office:value-type="float" office:value="0.0677813738584518" calcext:value-type="float">
            <text:p>0.067781373858452</text:p>
          </table:table-cell>
          <table:table-cell office:value-type="float" office:value="0.113703621021016" calcext:value-type="float">
            <text:p>0.113703621021016</text:p>
          </table:table-cell>
          <table:table-cell/>
          <table:table-cell table:formula="of:=[.A694]*[.$L$1]" office:value-type="float" office:value="1.05338740348816" calcext:value-type="float">
            <text:p>1.05338740348816</text:p>
          </table:table-cell>
          <table:table-cell table:formula="of:=[.B694] * [.$L$2]" office:value-type="float" office:value="7.70131636617905" calcext:value-type="float">
            <text:p>7.70131636617905</text:p>
          </table:table-cell>
          <table:table-cell table:formula="of:=[.C694] * [.$L$3]" office:value-type="float" office:value="1.00818810698271" calcext:value-type="float">
            <text:p>1.00818810698271</text:p>
          </table:table-cell>
          <table:table-cell table:formula="of:= [.D694]*[.$L$4]" office:value-type="float" office:value="7.62036882363766" calcext:value-type="float">
            <text:p>7.62036882363766</text:p>
          </table:table-cell>
          <table:table-cell table:number-columns-repeated="13"/>
        </table:table-row>
        <table:table-row table:style-name="ro1">
          <table:table-cell office:value-type="float" office:value="1.09525144100189" calcext:value-type="float">
            <text:p>1.09525144100189</text:p>
          </table:table-cell>
          <table:table-cell office:value-type="float" office:value="2.31979508031701" calcext:value-type="float">
            <text:p>2.31979508031701</text:p>
          </table:table-cell>
          <table:table-cell office:value-type="float" office:value="0.0604728795588017" calcext:value-type="float">
            <text:p>0.060472879558802</text:p>
          </table:table-cell>
          <table:table-cell office:value-type="float" office:value="0.113680673291872" calcext:value-type="float">
            <text:p>0.113680673291872</text:p>
          </table:table-cell>
          <table:table-cell/>
          <table:table-cell table:formula="of:=[.A695]*[.$L$1]" office:value-type="float" office:value="1.09525144100189" calcext:value-type="float">
            <text:p>1.09525144100189</text:p>
          </table:table-cell>
          <table:table-cell table:formula="of:=[.B695] * [.$L$2]" office:value-type="float" office:value="7.70022087610185" calcext:value-type="float">
            <text:p>7.70022087610185</text:p>
          </table:table-cell>
          <table:table-cell table:formula="of:=[.C695] * [.$L$3]" office:value-type="float" office:value="0.899480705326241" calcext:value-type="float">
            <text:p>0.899480705326241</text:p>
          </table:table-cell>
          <table:table-cell table:formula="of:= [.D695]*[.$L$4]" office:value-type="float" office:value="7.618830876489" calcext:value-type="float">
            <text:p>7.618830876489</text:p>
          </table:table-cell>
          <table:table-cell table:number-columns-repeated="13"/>
        </table:table-row>
        <table:table-row table:style-name="ro1">
          <table:table-cell office:value-type="float" office:value="1.09917104244232" calcext:value-type="float">
            <text:p>1.09917104244232</text:p>
          </table:table-cell>
          <table:table-cell office:value-type="float" office:value="2.3196254872159" calcext:value-type="float">
            <text:p>2.3196254872159</text:p>
          </table:table-cell>
          <table:table-cell office:value-type="float" office:value="0.0604728795588017" calcext:value-type="float">
            <text:p>0.060472879558802</text:p>
          </table:table-cell>
          <table:table-cell office:value-type="float" office:value="0.113673743606935" calcext:value-type="float">
            <text:p>0.113673743606935</text:p>
          </table:table-cell>
          <table:table-cell/>
          <table:table-cell table:formula="of:=[.A696]*[.$L$1]" office:value-type="float" office:value="1.09917104244232" calcext:value-type="float">
            <text:p>1.09917104244232</text:p>
          </table:table-cell>
          <table:table-cell table:formula="of:=[.B696] * [.$L$2]" office:value-type="float" office:value="7.69965793657813" calcext:value-type="float">
            <text:p>7.69965793657813</text:p>
          </table:table-cell>
          <table:table-cell table:formula="of:=[.C696] * [.$L$3]" office:value-type="float" office:value="0.899480705326241" calcext:value-type="float">
            <text:p>0.899480705326241</text:p>
          </table:table-cell>
          <table:table-cell table:formula="of:= [.D696]*[.$L$4]" office:value-type="float" office:value="7.61836645192116" calcext:value-type="float">
            <text:p>7.61836645192116</text:p>
          </table:table-cell>
          <table:table-cell table:number-columns-repeated="13"/>
        </table:table-row>
        <table:table-row table:style-name="ro1">
          <table:table-cell office:value-type="float" office:value="4.00004720687866" calcext:value-type="float">
            <text:p>4.00004720687866</text:p>
          </table:table-cell>
          <table:table-cell office:value-type="float" office:value="2.32007141703982" calcext:value-type="float">
            <text:p>2.32007141703982</text:p>
          </table:table-cell>
          <table:table-cell office:value-type="float" office:value="0.0544183664023876" calcext:value-type="float">
            <text:p>0.054418366402388</text:p>
          </table:table-cell>
          <table:table-cell office:value-type="float" office:value="0.11364585958153" calcext:value-type="float">
            <text:p>0.11364585958153</text:p>
          </table:table-cell>
          <table:table-cell/>
          <table:table-cell table:formula="of:=[.A697]*[.$L$1]" office:value-type="float" office:value="4.00004720687866" calcext:value-type="float">
            <text:p>4.00004720687866</text:p>
          </table:table-cell>
          <table:table-cell table:formula="of:=[.B697] * [.$L$2]" office:value-type="float" office:value="7.70113813548387" calcext:value-type="float">
            <text:p>7.70113813548387</text:p>
          </table:table-cell>
          <table:table-cell table:formula="of:=[.C697] * [.$L$3]" office:value-type="float" office:value="0.809425166313205" calcext:value-type="float">
            <text:p>0.809425166313205</text:p>
          </table:table-cell>
          <table:table-cell table:formula="of:= [.D697]*[.$L$4]" office:value-type="float" office:value="7.61649767627475" calcext:value-type="float">
            <text:p>7.61649767627475</text:p>
          </table:table-cell>
          <table:table-cell table:number-columns-repeated="13"/>
        </table:table-row>
        <table:table-row table:style-name="ro1">
          <table:table-cell office:value-type="float" office:value="0.861419141292572" calcext:value-type="float">
            <text:p>0.861419141292572</text:p>
          </table:table-cell>
          <table:table-cell office:value-type="float" office:value="2.31955762469288" calcext:value-type="float">
            <text:p>2.31955762469288</text:p>
          </table:table-cell>
          <table:table-cell office:value-type="float" office:value="0.0445452891290188" calcext:value-type="float">
            <text:p>0.044545289129019</text:p>
          </table:table-cell>
          <table:table-cell office:value-type="float" office:value="0.113625527928125" calcext:value-type="float">
            <text:p>0.113625527928125</text:p>
          </table:table-cell>
          <table:table-cell/>
          <table:table-cell table:formula="of:=[.A698]*[.$L$1]" office:value-type="float" office:value="0.861419141292572" calcext:value-type="float">
            <text:p>0.861419141292572</text:p>
          </table:table-cell>
          <table:table-cell table:formula="of:=[.B698] * [.$L$2]" office:value-type="float" office:value="7.69943267684682" calcext:value-type="float">
            <text:p>7.69943267684682</text:p>
          </table:table-cell>
          <table:table-cell table:formula="of:=[.C698] * [.$L$3]" office:value-type="float" office:value="0.662571856624933" calcext:value-type="float">
            <text:p>0.662571856624933</text:p>
          </table:table-cell>
          <table:table-cell table:formula="of:= [.D698]*[.$L$4]" office:value-type="float" office:value="7.61513505742104" calcext:value-type="float">
            <text:p>7.61513505742104</text:p>
          </table:table-cell>
          <table:table-cell table:number-columns-repeated="13"/>
        </table:table-row>
        <table:table-row table:style-name="ro1">
          <table:table-cell office:value-type="float" office:value="1.42361164093018" calcext:value-type="float">
            <text:p>1.42361164093018</text:p>
          </table:table-cell>
          <table:table-cell office:value-type="float" office:value="2.31909669187988" calcext:value-type="float">
            <text:p>2.31909669187988</text:p>
          </table:table-cell>
          <table:table-cell office:value-type="float" office:value="0.0709310844540596" calcext:value-type="float">
            <text:p>0.07093108445406</text:p>
          </table:table-cell>
          <table:table-cell office:value-type="float" office:value="0.113624345163036" calcext:value-type="float">
            <text:p>0.113624345163036</text:p>
          </table:table-cell>
          <table:table-cell/>
          <table:table-cell table:formula="of:=[.A699]*[.$L$1]" office:value-type="float" office:value="1.42361164093018" calcext:value-type="float">
            <text:p>1.42361164093018</text:p>
          </table:table-cell>
          <table:table-cell table:formula="of:=[.B699] * [.$L$2]" office:value-type="float" office:value="7.69790267771061" calcext:value-type="float">
            <text:p>7.69790267771061</text:p>
          </table:table-cell>
          <table:table-cell table:formula="of:=[.C699] * [.$L$3]" office:value-type="float" office:value="1.05503727191054" calcext:value-type="float">
            <text:p>1.05503727191054</text:p>
          </table:table-cell>
          <table:table-cell table:formula="of:= [.D699]*[.$L$4]" office:value-type="float" office:value="7.61505578900257" calcext:value-type="float">
            <text:p>7.61505578900257</text:p>
          </table:table-cell>
          <table:table-cell table:number-columns-repeated="13"/>
        </table:table-row>
        <table:table-row table:style-name="ro1">
          <table:table-cell office:value-type="float" office:value="1.02669763565063" calcext:value-type="float">
            <text:p>1.02669763565063</text:p>
          </table:table-cell>
          <table:table-cell office:value-type="float" office:value="2.3185520076677" calcext:value-type="float">
            <text:p>2.3185520076677</text:p>
          </table:table-cell>
          <table:table-cell office:value-type="float" office:value="0.0559910163283348" calcext:value-type="float">
            <text:p>0.055991016328335</text:p>
          </table:table-cell>
          <table:table-cell office:value-type="float" office:value="0.113596675128437" calcext:value-type="float">
            <text:p>0.113596675128437</text:p>
          </table:table-cell>
          <table:table-cell/>
          <table:table-cell table:formula="of:=[.A700]*[.$L$1]" office:value-type="float" office:value="1.02669763565063" calcext:value-type="float">
            <text:p>1.02669763565063</text:p>
          </table:table-cell>
          <table:table-cell table:formula="of:=[.B700] * [.$L$2]" office:value-type="float" office:value="7.6960946780398" calcext:value-type="float">
            <text:p>7.6960946780398</text:p>
          </table:table-cell>
          <table:table-cell table:formula="of:=[.C700] * [.$L$3]" office:value-type="float" office:value="0.832816945817384" calcext:value-type="float">
            <text:p>0.832816945817384</text:p>
          </table:table-cell>
          <table:table-cell table:formula="of:= [.D700]*[.$L$4]" office:value-type="float" office:value="7.61320135492989" calcext:value-type="float">
            <text:p>7.61320135492989</text:p>
          </table:table-cell>
          <table:table-cell table:number-columns-repeated="13"/>
        </table:table-row>
        <table:table-row table:style-name="ro1">
          <table:table-cell office:value-type="float" office:value="0.97603189945221" calcext:value-type="float">
            <text:p>0.97603189945221</text:p>
          </table:table-cell>
          <table:table-cell office:value-type="float" office:value="2.31705641563219" calcext:value-type="float">
            <text:p>2.31705641563219</text:p>
          </table:table-cell>
          <table:table-cell office:value-type="float" office:value="0.0484490618109703" calcext:value-type="float">
            <text:p>0.04844906181097</text:p>
          </table:table-cell>
          <table:table-cell office:value-type="float" office:value="0.113570936171162" calcext:value-type="float">
            <text:p>0.113570936171162</text:p>
          </table:table-cell>
          <table:table-cell/>
          <table:table-cell table:formula="of:=[.A701]*[.$L$1]" office:value-type="float" office:value="0.97603189945221" calcext:value-type="float">
            <text:p>0.97603189945221</text:p>
          </table:table-cell>
          <table:table-cell table:formula="of:=[.B701] * [.$L$2]" office:value-type="float" office:value="7.69113027876519" calcext:value-type="float">
            <text:p>7.69113027876519</text:p>
          </table:table-cell>
          <table:table-cell table:formula="of:=[.C701] * [.$L$3]" office:value-type="float" office:value="0.720637029492726" calcext:value-type="float">
            <text:p>0.720637029492726</text:p>
          </table:table-cell>
          <table:table-cell table:formula="of:= [.D701]*[.$L$4]" office:value-type="float" office:value="7.61147634084672" calcext:value-type="float">
            <text:p>7.61147634084672</text:p>
          </table:table-cell>
          <table:table-cell table:number-columns-repeated="13"/>
        </table:table-row>
        <table:table-row table:style-name="ro1">
          <table:table-cell office:value-type="float" office:value="1.71601319313049" calcext:value-type="float">
            <text:p>1.71601319313049</text:p>
          </table:table-cell>
          <table:table-cell office:value-type="float" office:value="2.31676475785445" calcext:value-type="float">
            <text:p>2.31676475785445</text:p>
          </table:table-cell>
          <table:table-cell office:value-type="float" office:value="0.051017377525568" calcext:value-type="float">
            <text:p>0.051017377525568</text:p>
          </table:table-cell>
          <table:table-cell office:value-type="float" office:value="0.11349353889688" calcext:value-type="float">
            <text:p>0.11349353889688</text:p>
          </table:table-cell>
          <table:table-cell/>
          <table:table-cell table:formula="of:=[.A702]*[.$L$1]" office:value-type="float" office:value="1.71601319313049" calcext:value-type="float">
            <text:p>1.71601319313049</text:p>
          </table:table-cell>
          <table:table-cell table:formula="of:=[.B702] * [.$L$2]" office:value-type="float" office:value="7.69016216337953" calcext:value-type="float">
            <text:p>7.69016216337953</text:p>
          </table:table-cell>
          <table:table-cell table:formula="of:=[.C702] * [.$L$3]" office:value-type="float" office:value="0.758838458750292" calcext:value-type="float">
            <text:p>0.758838458750292</text:p>
          </table:table-cell>
          <table:table-cell table:formula="of:= [.D702]*[.$L$4]" office:value-type="float" office:value="7.60628920810041" calcext:value-type="float">
            <text:p>7.60628920810041</text:p>
          </table:table-cell>
          <table:table-cell table:number-columns-repeated="13"/>
        </table:table-row>
        <table:table-row table:style-name="ro1">
          <table:table-cell office:value-type="float" office:value="8.67117214202881" calcext:value-type="float">
            <text:p>8.67117214202881</text:p>
          </table:table-cell>
          <table:table-cell office:value-type="float" office:value="2.31600538230622" calcext:value-type="float">
            <text:p>2.31600538230622</text:p>
          </table:table-cell>
          <table:table-cell office:value-type="float" office:value="0.0784483775496483" calcext:value-type="float">
            <text:p>0.078448377549648</text:p>
          </table:table-cell>
          <table:table-cell office:value-type="float" office:value="0.113416486223388" calcext:value-type="float">
            <text:p>0.113416486223388</text:p>
          </table:table-cell>
          <table:table-cell/>
          <table:table-cell table:formula="of:=[.A703]*[.$L$1]" office:value-type="float" office:value="8.67117214202881" calcext:value-type="float">
            <text:p>8.67117214202881</text:p>
          </table:table-cell>
          <table:table-cell table:formula="of:=[.B703] * [.$L$2]" office:value-type="float" office:value="7.68764152718245" calcext:value-type="float">
            <text:p>7.68764152718245</text:p>
          </table:table-cell>
          <table:table-cell table:formula="of:=[.C703] * [.$L$3]" office:value-type="float" office:value="1.16685037135439" calcext:value-type="float">
            <text:p>1.16685037135439</text:p>
          </table:table-cell>
          <table:table-cell table:formula="of:= [.D703]*[.$L$4]" office:value-type="float" office:value="7.601125170354" calcext:value-type="float">
            <text:p>7.601125170354</text:p>
          </table:table-cell>
          <table:table-cell table:number-columns-repeated="13"/>
        </table:table-row>
        <table:table-row table:style-name="ro1">
          <table:table-cell office:value-type="float" office:value="1.06103539466858" calcext:value-type="float">
            <text:p>1.06103539466858</text:p>
          </table:table-cell>
          <table:table-cell office:value-type="float" office:value="2.31532205572658" calcext:value-type="float">
            <text:p>2.31532205572658</text:p>
          </table:table-cell>
          <table:table-cell office:value-type="float" office:value="0.0561089366674423" calcext:value-type="float">
            <text:p>0.056108936667442</text:p>
          </table:table-cell>
          <table:table-cell office:value-type="float" office:value="0.113388098896508" calcext:value-type="float">
            <text:p>0.113388098896508</text:p>
          </table:table-cell>
          <table:table-cell/>
          <table:table-cell table:formula="of:=[.A704]*[.$L$1]" office:value-type="float" office:value="1.06103539466858" calcext:value-type="float">
            <text:p>1.06103539466858</text:p>
          </table:table-cell>
          <table:table-cell table:formula="of:=[.B704] * [.$L$2]" office:value-type="float" office:value="7.68537332442679" calcext:value-type="float">
            <text:p>7.68537332442679</text:p>
          </table:table-cell>
          <table:table-cell table:formula="of:=[.C704] * [.$L$3]" office:value-type="float" office:value="0.834570906775859" calcext:value-type="float">
            <text:p>0.834570906775859</text:p>
          </table:table-cell>
          <table:table-cell table:formula="of:= [.D704]*[.$L$4]" office:value-type="float" office:value="7.59922266365455" calcext:value-type="float">
            <text:p>7.59922266365455</text:p>
          </table:table-cell>
          <table:table-cell table:number-columns-repeated="13"/>
        </table:table-row>
        <table:table-row table:style-name="ro1">
          <table:table-cell office:value-type="float" office:value="0.789411902427673" calcext:value-type="float">
            <text:p>0.789411902427673</text:p>
          </table:table-cell>
          <table:table-cell office:value-type="float" office:value="2.31503751379062" calcext:value-type="float">
            <text:p>2.31503751379062</text:p>
          </table:table-cell>
          <table:table-cell office:value-type="float" office:value="0.025663997977972" calcext:value-type="float">
            <text:p>0.025663997977972</text:p>
          </table:table-cell>
          <table:table-cell office:value-type="float" office:value="0.113368150725809" calcext:value-type="float">
            <text:p>0.113368150725809</text:p>
          </table:table-cell>
          <table:table-cell/>
          <table:table-cell table:formula="of:=[.A705]*[.$L$1]" office:value-type="float" office:value="0.789411902427673" calcext:value-type="float">
            <text:p>0.789411902427673</text:p>
          </table:table-cell>
          <table:table-cell table:formula="of:=[.B705] * [.$L$2]" office:value-type="float" office:value="7.6844288290384" calcext:value-type="float">
            <text:p>7.6844288290384</text:p>
          </table:table-cell>
          <table:table-cell table:formula="of:=[.C705] * [.$L$3]" office:value-type="float" office:value="0.381729316862962" calcext:value-type="float">
            <text:p>0.381729316862962</text:p>
          </table:table-cell>
          <table:table-cell table:formula="of:= [.D705]*[.$L$4]" office:value-type="float" office:value="7.59788574565037" calcext:value-type="float">
            <text:p>7.59788574565037</text:p>
          </table:table-cell>
          <table:table-cell table:number-columns-repeated="13"/>
        </table:table-row>
        <table:table-row table:style-name="ro1">
          <table:table-cell office:value-type="float" office:value="0.952946662902832" calcext:value-type="float">
            <text:p>0.952946662902832</text:p>
          </table:table-cell>
          <table:table-cell office:value-type="float" office:value="2.31473683991032" calcext:value-type="float">
            <text:p>2.31473683991032</text:p>
          </table:table-cell>
          <table:table-cell office:value-type="float" office:value="4.10186147689819" calcext:value-type="float">
            <text:p>4.10186147689819</text:p>
          </table:table-cell>
          <table:table-cell office:value-type="float" office:value="0.113706179925965" calcext:value-type="float">
            <text:p>0.113706179925965</text:p>
          </table:table-cell>
          <table:table-cell/>
          <table:table-cell table:formula="of:=[.A706]*[.$L$1]" office:value-type="float" office:value="0.952946662902832" calcext:value-type="float">
            <text:p>0.952946662902832</text:p>
          </table:table-cell>
          <table:table-cell table:formula="of:=[.B706] * [.$L$2]" office:value-type="float" office:value="7.68343078601741" calcext:value-type="float">
            <text:p>7.68343078601741</text:p>
          </table:table-cell>
          <table:table-cell table:formula="of:=[.C706] * [.$L$3]" office:value-type="float" office:value="61.0115688439037" calcext:value-type="float">
            <text:p>61.0115688439037</text:p>
          </table:table-cell>
          <table:table-cell table:formula="of:= [.D706]*[.$L$4]" office:value-type="float" office:value="7.62054032037035" calcext:value-type="float">
            <text:p>7.62054032037035</text:p>
          </table:table-cell>
          <table:table-cell table:number-columns-repeated="13"/>
        </table:table-row>
        <table:table-row table:style-name="ro1">
          <table:table-cell office:value-type="float" office:value="16.9673080444336" calcext:value-type="float">
            <text:p>16.9673080444336</text:p>
          </table:table-cell>
          <table:table-cell office:value-type="float" office:value="2.31606580861465" calcext:value-type="float">
            <text:p>2.31606580861465</text:p>
          </table:table-cell>
          <table:table-cell office:value-type="float" office:value="0.294647246599197" calcext:value-type="float">
            <text:p>0.294647246599197</text:p>
          </table:table-cell>
          <table:table-cell office:value-type="float" office:value="0.113701091532644" calcext:value-type="float">
            <text:p>0.113701091532644</text:p>
          </table:table-cell>
          <table:table-cell/>
          <table:table-cell table:formula="of:=[.A707]*[.$L$1]" office:value-type="float" office:value="16.9673080444336" calcext:value-type="float">
            <text:p>16.9673080444336</text:p>
          </table:table-cell>
          <table:table-cell table:formula="of:=[.B707] * [.$L$2]" office:value-type="float" office:value="7.68784210348575" calcext:value-type="float">
            <text:p>7.68784210348575</text:p>
          </table:table-cell>
          <table:table-cell table:formula="of:=[.C707] * [.$L$3]" office:value-type="float" office:value="4.38261771437188" calcext:value-type="float">
            <text:p>4.38261771437188</text:p>
          </table:table-cell>
          <table:table-cell table:formula="of:= [.D707]*[.$L$4]" office:value-type="float" office:value="7.62019929839163" calcext:value-type="float">
            <text:p>7.62019929839163</text:p>
          </table:table-cell>
          <table:table-cell table:number-columns-repeated="13"/>
        </table:table-row>
        <table:table-row table:style-name="ro1">
          <table:table-cell office:value-type="float" office:value="2.95260691642761" calcext:value-type="float">
            <text:p>2.95260691642761</text:p>
          </table:table-cell>
          <table:table-cell office:value-type="float" office:value="2.3154122208507" calcext:value-type="float">
            <text:p>2.3154122208507</text:p>
          </table:table-cell>
          <table:table-cell office:value-type="float" office:value="0.0433368124067783" calcext:value-type="float">
            <text:p>0.043336812406778</text:p>
          </table:table-cell>
          <table:table-cell office:value-type="float" office:value="0.113614807704305" calcext:value-type="float">
            <text:p>0.113614807704305</text:p>
          </table:table-cell>
          <table:table-cell/>
          <table:table-cell table:formula="of:=[.A708]*[.$L$1]" office:value-type="float" office:value="2.95260691642761" calcext:value-type="float">
            <text:p>2.95260691642761</text:p>
          </table:table-cell>
          <table:table-cell table:formula="of:=[.B708] * [.$L$2]" office:value-type="float" office:value="7.68567261438431" calcext:value-type="float">
            <text:p>7.68567261438431</text:p>
          </table:table-cell>
          <table:table-cell table:formula="of:=[.C708] * [.$L$3]" office:value-type="float" office:value="0.644596832078033" calcext:value-type="float">
            <text:p>0.644596832078033</text:p>
          </table:table-cell>
          <table:table-cell table:formula="of:= [.D708]*[.$L$4]" office:value-type="float" office:value="7.61441659253269" calcext:value-type="float">
            <text:p>7.61441659253269</text:p>
          </table:table-cell>
          <table:table-cell table:number-columns-repeated="13"/>
        </table:table-row>
        <table:table-row table:style-name="ro1">
          <table:table-cell office:value-type="float" office:value="0.892125248908997" calcext:value-type="float">
            <text:p>0.892125248908997</text:p>
          </table:table-cell>
          <table:table-cell office:value-type="float" office:value="2.31447745489509" calcext:value-type="float">
            <text:p>2.31447745489509</text:p>
          </table:table-cell>
          <table:table-cell office:value-type="float" office:value="0.0374716073274612" calcext:value-type="float">
            <text:p>0.037471607327461</text:p>
          </table:table-cell>
          <table:table-cell office:value-type="float" office:value="0.113532736258444" calcext:value-type="float">
            <text:p>0.113532736258444</text:p>
          </table:table-cell>
          <table:table-cell/>
          <table:table-cell table:formula="of:=[.A709]*[.$L$1]" office:value-type="float" office:value="0.892125248908997" calcext:value-type="float">
            <text:p>0.892125248908997</text:p>
          </table:table-cell>
          <table:table-cell table:formula="of:=[.B709] * [.$L$2]" office:value-type="float" office:value="7.68256979535226" calcext:value-type="float">
            <text:p>7.68256979535226</text:p>
          </table:table-cell>
          <table:table-cell table:formula="of:=[.C709] * [.$L$3]" office:value-type="float" office:value="0.557357083613643" calcext:value-type="float">
            <text:p>0.557357083613643</text:p>
          </table:table-cell>
          <table:table-cell table:formula="of:= [.D709]*[.$L$4]" office:value-type="float" office:value="7.60891619877446" calcext:value-type="float">
            <text:p>7.60891619877446</text:p>
          </table:table-cell>
          <table:table-cell table:number-columns-repeated="13"/>
        </table:table-row>
        <table:table-row table:style-name="ro1">
          <table:table-cell office:value-type="float" office:value="0.82668948173523" calcext:value-type="float">
            <text:p>0.82668948173523</text:p>
          </table:table-cell>
          <table:table-cell office:value-type="float" office:value="2.31383299465861" calcext:value-type="float">
            <text:p>2.31383299465861</text:p>
          </table:table-cell>
          <table:table-cell office:value-type="float" office:value="0.0639498382806778" calcext:value-type="float">
            <text:p>0.063949838280678</text:p>
          </table:table-cell>
          <table:table-cell office:value-type="float" office:value="0.11349255633747" calcext:value-type="float">
            <text:p>0.11349255633747</text:p>
          </table:table-cell>
          <table:table-cell/>
          <table:table-cell table:formula="of:=[.A710]*[.$L$1]" office:value-type="float" office:value="0.82668948173523" calcext:value-type="float">
            <text:p>0.82668948173523</text:p>
          </table:table-cell>
          <table:table-cell table:formula="of:=[.B710] * [.$L$2]" office:value-type="float" office:value="7.68043060374485" calcext:value-type="float">
            <text:p>7.68043060374485</text:p>
          </table:table-cell>
          <table:table-cell table:formula="of:=[.C710] * [.$L$3]" office:value-type="float" office:value="0.951197397277422" calcext:value-type="float">
            <text:p>0.951197397277422</text:p>
          </table:table-cell>
          <table:table-cell table:formula="of:= [.D710]*[.$L$4]" office:value-type="float" office:value="7.60622335738233" calcext:value-type="float">
            <text:p>7.60622335738233</text:p>
          </table:table-cell>
          <table:table-cell table:number-columns-repeated="13"/>
        </table:table-row>
        <table:table-row table:style-name="ro1">
          <table:table-cell office:value-type="float" office:value="0.630545556545258" calcext:value-type="float">
            <text:p>0.630545556545258</text:p>
          </table:table-cell>
          <table:table-cell office:value-type="float" office:value="2.31331204615079" calcext:value-type="float">
            <text:p>2.31331204615079</text:p>
          </table:table-cell>
          <table:table-cell office:value-type="float" office:value="0.0653798952698708" calcext:value-type="float">
            <text:p>0.065379895269871</text:p>
          </table:table-cell>
          <table:table-cell office:value-type="float" office:value="0.113486251213631" calcext:value-type="float">
            <text:p>0.113486251213631</text:p>
          </table:table-cell>
          <table:table-cell/>
          <table:table-cell table:formula="of:=[.A711]*[.$L$1]" office:value-type="float" office:value="0.630545556545258" calcext:value-type="float">
            <text:p>0.630545556545258</text:p>
          </table:table-cell>
          <table:table-cell table:formula="of:=[.B711] * [.$L$2]" office:value-type="float" office:value="7.67870139127717" calcext:value-type="float">
            <text:p>7.67870139127717</text:p>
          </table:table-cell>
          <table:table-cell table:formula="of:=[.C711] * [.$L$3]" office:value-type="float" office:value="0.972468232711102" calcext:value-type="float">
            <text:p>0.972468232711102</text:p>
          </table:table-cell>
          <table:table-cell table:formula="of:= [.D711]*[.$L$4]" office:value-type="float" office:value="7.60580079063643" calcext:value-type="float">
            <text:p>7.60580079063643</text:p>
          </table:table-cell>
          <table:table-cell table:number-columns-repeated="13"/>
        </table:table-row>
        <table:table-row table:style-name="ro1">
          <table:table-cell office:value-type="float" office:value="0.815167486667633" calcext:value-type="float">
            <text:p>0.815167486667633</text:p>
          </table:table-cell>
          <table:table-cell office:value-type="float" office:value="2.31317390479134" calcext:value-type="float">
            <text:p>2.31317390479134</text:p>
          </table:table-cell>
          <table:table-cell office:value-type="float" office:value="0.0461885780096054" calcext:value-type="float">
            <text:p>0.046188578009606</text:p>
          </table:table-cell>
          <table:table-cell office:value-type="float" office:value="0.1134760689103" calcext:value-type="float">
            <text:p>0.1134760689103</text:p>
          </table:table-cell>
          <table:table-cell/>
          <table:table-cell table:formula="of:=[.A712]*[.$L$1]" office:value-type="float" office:value="0.815167486667633" calcext:value-type="float">
            <text:p>0.815167486667633</text:p>
          </table:table-cell>
          <table:table-cell table:formula="of:=[.B712] * [.$L$2]" office:value-type="float" office:value="7.6782428512152" calcext:value-type="float">
            <text:p>7.6782428512152</text:p>
          </table:table-cell>
          <table:table-cell table:formula="of:=[.C712] * [.$L$3]" office:value-type="float" office:value="0.687014328227886" calcext:value-type="float">
            <text:p>0.687014328227886</text:p>
          </table:table-cell>
          <table:table-cell table:formula="of:= [.D712]*[.$L$4]" office:value-type="float" office:value="7.60511837695282" calcext:value-type="float">
            <text:p>7.60511837695282</text:p>
          </table:table-cell>
          <table:table-cell table:number-columns-repeated="13"/>
        </table:table-row>
        <table:table-row table:style-name="ro1">
          <table:table-cell office:value-type="float" office:value="1.06503224372864" calcext:value-type="float">
            <text:p>1.06503224372864</text:p>
          </table:table-cell>
          <table:table-cell office:value-type="float" office:value="2.31296916296121" calcext:value-type="float">
            <text:p>2.31296916296121</text:p>
          </table:table-cell>
          <table:table-cell office:value-type="float" office:value="0.0429890491068363" calcext:value-type="float">
            <text:p>0.042989049106836</text:p>
          </table:table-cell>
          <table:table-cell office:value-type="float" office:value="0.11346067979597" calcext:value-type="float">
            <text:p>0.11346067979597</text:p>
          </table:table-cell>
          <table:table-cell/>
          <table:table-cell table:formula="of:=[.A713]*[.$L$1]" office:value-type="float" office:value="1.06503224372864" calcext:value-type="float">
            <text:p>1.06503224372864</text:p>
          </table:table-cell>
          <table:table-cell table:formula="of:=[.B713] * [.$L$2]" office:value-type="float" office:value="7.67756324062031" calcext:value-type="float">
            <text:p>7.67756324062031</text:p>
          </table:table-cell>
          <table:table-cell table:formula="of:=[.C713] * [.$L$3]" office:value-type="float" office:value="0.639424159954585" calcext:value-type="float">
            <text:p>0.639424159954585</text:p>
          </table:table-cell>
          <table:table-cell table:formula="of:= [.D713]*[.$L$4]" office:value-type="float" office:value="7.60408700498765" calcext:value-type="float">
            <text:p>7.60408700498765</text:p>
          </table:table-cell>
          <table:table-cell table:number-columns-repeated="13"/>
        </table:table-row>
        <table:table-row table:style-name="ro1">
          <table:table-cell office:value-type="float" office:value="1.41239619255066" calcext:value-type="float">
            <text:p>1.41239619255066</text:p>
          </table:table-cell>
          <table:table-cell office:value-type="float" office:value="2.31284685409656" calcext:value-type="float">
            <text:p>2.31284685409656</text:p>
          </table:table-cell>
          <table:table-cell office:value-type="float" office:value="0.05543452501297" calcext:value-type="float">
            <text:p>0.05543452501297</text:p>
          </table:table-cell>
          <table:table-cell office:value-type="float" office:value="0.113445573252657" calcext:value-type="float">
            <text:p>0.113445573252657</text:p>
          </table:table-cell>
          <table:table-cell/>
          <table:table-cell table:formula="of:=[.A714]*[.$L$1]" office:value-type="float" office:value="1.41239619255066" calcext:value-type="float">
            <text:p>1.41239619255066</text:p>
          </table:table-cell>
          <table:table-cell table:formula="of:=[.B714] * [.$L$2]" office:value-type="float" office:value="7.67715725421192" calcext:value-type="float">
            <text:p>7.67715725421192</text:p>
          </table:table-cell>
          <table:table-cell table:formula="of:=[.C714] * [.$L$3]" office:value-type="float" office:value="0.824539628704254" calcext:value-type="float">
            <text:p>0.824539628704254</text:p>
          </table:table-cell>
          <table:table-cell table:formula="of:= [.D714]*[.$L$4]" office:value-type="float" office:value="7.60307457081306" calcext:value-type="float">
            <text:p>7.60307457081306</text:p>
          </table:table-cell>
          <table:table-cell table:number-columns-repeated="13"/>
        </table:table-row>
        <table:table-row table:style-name="ro1">
          <table:table-cell office:value-type="float" office:value="0.698472082614899" calcext:value-type="float">
            <text:p>0.698472082614899</text:p>
          </table:table-cell>
          <table:table-cell office:value-type="float" office:value="2.3124415837342" calcext:value-type="float">
            <text:p>2.3124415837342</text:p>
          </table:table-cell>
          <table:table-cell office:value-type="float" office:value="0.0826237946748734" calcext:value-type="float">
            <text:p>0.082623794674873</text:p>
          </table:table-cell>
          <table:table-cell office:value-type="float" office:value="0.113418578346978" calcext:value-type="float">
            <text:p>0.113418578346978</text:p>
          </table:table-cell>
          <table:table-cell/>
          <table:table-cell table:formula="of:=[.A715]*[.$L$1]" office:value-type="float" office:value="0.698472082614899" calcext:value-type="float">
            <text:p>0.698472082614899</text:p>
          </table:table-cell>
          <table:table-cell table:formula="of:=[.B715] * [.$L$2]" office:value-type="float" office:value="7.67581201844898" calcext:value-type="float">
            <text:p>7.67581201844898</text:p>
          </table:table-cell>
          <table:table-cell table:formula="of:=[.C715] * [.$L$3]" office:value-type="float" office:value="1.22895601554116" calcext:value-type="float">
            <text:p>1.22895601554116</text:p>
          </table:table-cell>
          <table:table-cell table:formula="of:= [.D715]*[.$L$4]" office:value-type="float" office:value="7.60126538359646" calcext:value-type="float">
            <text:p>7.60126538359646</text:p>
          </table:table-cell>
          <table:table-cell table:number-columns-repeated="13"/>
        </table:table-row>
        <table:table-row table:style-name="ro1">
          <table:table-cell office:value-type="float" office:value="1.31318926811218" calcext:value-type="float">
            <text:p>1.31318926811218</text:p>
          </table:table-cell>
          <table:table-cell office:value-type="float" office:value="2.31189176423913" calcext:value-type="float">
            <text:p>2.31189176423913</text:p>
          </table:table-cell>
          <table:table-cell office:value-type="float" office:value="0.0575988590717316" calcext:value-type="float">
            <text:p>0.057598859071732</text:p>
          </table:table-cell>
          <table:table-cell office:value-type="float" office:value="0.113417150563993" calcext:value-type="float">
            <text:p>0.113417150563993</text:p>
          </table:table-cell>
          <table:table-cell/>
          <table:table-cell table:formula="of:=[.A716]*[.$L$1]" office:value-type="float" office:value="1.31318926811218" calcext:value-type="float">
            <text:p>1.31318926811218</text:p>
          </table:table-cell>
          <table:table-cell table:formula="of:=[.B716] * [.$L$2]" office:value-type="float" office:value="7.67398697295684" calcext:value-type="float">
            <text:p>7.67398697295684</text:p>
          </table:table-cell>
          <table:table-cell table:formula="of:=[.C716] * [.$L$3]" office:value-type="float" office:value="0.856732187417181" calcext:value-type="float">
            <text:p>0.856732187417181</text:p>
          </table:table-cell>
          <table:table-cell table:formula="of:= [.D716]*[.$L$4]" office:value-type="float" office:value="7.60116969418174" calcext:value-type="float">
            <text:p>7.60116969418174</text:p>
          </table:table-cell>
          <table:table-cell table:number-columns-repeated="13"/>
        </table:table-row>
        <table:table-row table:style-name="ro1">
          <table:table-cell office:value-type="float" office:value="1.40489268302917" calcext:value-type="float">
            <text:p>1.40489268302917</text:p>
          </table:table-cell>
          <table:table-cell office:value-type="float" office:value="2.31178794063217" calcext:value-type="float">
            <text:p>2.31178794063217</text:p>
          </table:table-cell>
          <table:table-cell office:value-type="float" office:value="0.0643303543329239" calcext:value-type="float">
            <text:p>0.064330354332924</text:p>
          </table:table-cell>
          <table:table-cell office:value-type="float" office:value="0.113405461710178" calcext:value-type="float">
            <text:p>0.113405461710178</text:p>
          </table:table-cell>
          <table:table-cell/>
          <table:table-cell table:formula="of:=[.A717]*[.$L$1]" office:value-type="float" office:value="1.40489268302917" calcext:value-type="float">
            <text:p>1.40489268302917</text:p>
          </table:table-cell>
          <table:table-cell table:formula="of:=[.B717] * [.$L$2]" office:value-type="float" office:value="7.67364234566086" calcext:value-type="float">
            <text:p>7.67364234566086</text:p>
          </table:table-cell>
          <table:table-cell table:formula="of:=[.C717] * [.$L$3]" office:value-type="float" office:value="0.956857237681242" calcext:value-type="float">
            <text:p>0.956857237681242</text:p>
          </table:table-cell>
          <table:table-cell table:formula="of:= [.D717]*[.$L$4]" office:value-type="float" office:value="7.60038631211882" calcext:value-type="float">
            <text:p>7.60038631211882</text:p>
          </table:table-cell>
          <table:table-cell table:number-columns-repeated="13"/>
        </table:table-row>
        <table:table-row table:style-name="ro1">
          <table:table-cell office:value-type="float" office:value="0.899398803710938" calcext:value-type="float">
            <text:p>0.899398803710938</text:p>
          </table:table-cell>
          <table:table-cell office:value-type="float" office:value="2.31082548908641" calcext:value-type="float">
            <text:p>2.31082548908641</text:p>
          </table:table-cell>
          <table:table-cell office:value-type="float" office:value="0.0656004101037979" calcext:value-type="float">
            <text:p>0.065600410103798</text:p>
          </table:table-cell>
          <table:table-cell office:value-type="float" office:value="0.113382873718607" calcext:value-type="float">
            <text:p>0.113382873718607</text:p>
          </table:table-cell>
          <table:table-cell/>
          <table:table-cell table:formula="of:=[.A718]*[.$L$1]" office:value-type="float" office:value="0.899398803710938" calcext:value-type="float">
            <text:p>0.899398803710938</text:p>
          </table:table-cell>
          <table:table-cell table:formula="of:=[.B718] * [.$L$2]" office:value-type="float" office:value="7.67044762835683" calcext:value-type="float">
            <text:p>7.67044762835683</text:p>
          </table:table-cell>
          <table:table-cell table:formula="of:=[.C718] * [.$L$3]" office:value-type="float" office:value="0.975748196222064" calcext:value-type="float">
            <text:p>0.975748196222064</text:p>
          </table:table-cell>
          <table:table-cell table:formula="of:= [.D718]*[.$L$4]" office:value-type="float" office:value="7.59887247443089" calcext:value-type="float">
            <text:p>7.59887247443089</text:p>
          </table:table-cell>
          <table:table-cell table:number-columns-repeated="13"/>
        </table:table-row>
        <table:table-row table:style-name="ro1">
          <table:table-cell office:value-type="float" office:value="0.946632266044617" calcext:value-type="float">
            <text:p>0.946632266044617</text:p>
          </table:table-cell>
          <table:table-cell office:value-type="float" office:value="2.31026099735023" calcext:value-type="float">
            <text:p>2.31026099735023</text:p>
          </table:table-cell>
          <table:table-cell office:value-type="float" office:value="0.0584375783801079" calcext:value-type="float">
            <text:p>0.058437578380108</text:p>
          </table:table-cell>
          <table:table-cell office:value-type="float" office:value="0.113353104966686" calcext:value-type="float">
            <text:p>0.113353104966686</text:p>
          </table:table-cell>
          <table:table-cell/>
          <table:table-cell table:formula="of:=[.A719]*[.$L$1]" office:value-type="float" office:value="0.946632266044617" calcext:value-type="float">
            <text:p>0.946632266044617</text:p>
          </table:table-cell>
          <table:table-cell table:formula="of:=[.B719] * [.$L$2]" office:value-type="float" office:value="7.66857388050376" calcext:value-type="float">
            <text:p>7.66857388050376</text:p>
          </table:table-cell>
          <table:table-cell table:formula="of:=[.C719] * [.$L$3]" office:value-type="float" office:value="0.869207396809774" calcext:value-type="float">
            <text:p>0.869207396809774</text:p>
          </table:table-cell>
          <table:table-cell table:formula="of:= [.D719]*[.$L$4]" office:value-type="float" office:value="7.59687738520665" calcext:value-type="float">
            <text:p>7.59687738520665</text:p>
          </table:table-cell>
          <table:table-cell table:number-columns-repeated="13"/>
        </table:table-row>
        <table:table-row table:style-name="ro1">
          <table:table-cell office:value-type="float" office:value="0.778834044933319" calcext:value-type="float">
            <text:p>0.778834044933319</text:p>
          </table:table-cell>
          <table:table-cell office:value-type="float" office:value="2.30988898441209" calcext:value-type="float">
            <text:p>2.30988898441209</text:p>
          </table:table-cell>
          <table:table-cell office:value-type="float" office:value="0.0638561993837357" calcext:value-type="float">
            <text:p>0.063856199383736</text:p>
          </table:table-cell>
          <table:table-cell office:value-type="float" office:value="0.113324302852437" calcext:value-type="float">
            <text:p>0.113324302852437</text:p>
          </table:table-cell>
          <table:table-cell/>
          <table:table-cell table:formula="of:=[.A720]*[.$L$1]" office:value-type="float" office:value="0.778834044933319" calcext:value-type="float">
            <text:p>0.778834044933319</text:p>
          </table:table-cell>
          <table:table-cell table:formula="of:=[.B720] * [.$L$2]" office:value-type="float" office:value="7.66733903790202" calcext:value-type="float">
            <text:p>7.66733903790202</text:p>
          </table:table-cell>
          <table:table-cell table:formula="of:=[.C720] * [.$L$3]" office:value-type="float" office:value="0.949804601338449" calcext:value-type="float">
            <text:p>0.949804601338449</text:p>
          </table:table-cell>
          <table:table-cell table:formula="of:= [.D720]*[.$L$4]" office:value-type="float" office:value="7.59494707963229" calcext:value-type="float">
            <text:p>7.59494707963229</text:p>
          </table:table-cell>
          <table:table-cell table:number-columns-repeated="13"/>
        </table:table-row>
        <table:table-row table:style-name="ro1">
          <table:table-cell office:value-type="float" office:value="0.774044334888458" calcext:value-type="float">
            <text:p>0.774044334888458</text:p>
          </table:table-cell>
          <table:table-cell office:value-type="float" office:value="2.30942556361126" calcext:value-type="float">
            <text:p>2.30942556361126</text:p>
          </table:table-cell>
          <table:table-cell office:value-type="float" office:value="0.0715415999293327" calcext:value-type="float">
            <text:p>0.071541599929333</text:p>
          </table:table-cell>
          <table:table-cell office:value-type="float" office:value="0.113325415167956" calcext:value-type="float">
            <text:p>0.113325415167956</text:p>
          </table:table-cell>
          <table:table-cell/>
          <table:table-cell table:formula="of:=[.A721]*[.$L$1]" office:value-type="float" office:value="0.774044334888458" calcext:value-type="float">
            <text:p>0.774044334888458</text:p>
          </table:table-cell>
          <table:table-cell table:formula="of:=[.B721] * [.$L$2]" office:value-type="float" office:value="7.66580078025366" calcext:value-type="float">
            <text:p>7.66580078025366</text:p>
          </table:table-cell>
          <table:table-cell table:formula="of:=[.C721] * [.$L$3]" office:value-type="float" office:value="1.06411815071634" calcext:value-type="float">
            <text:p>1.06411815071634</text:p>
          </table:table-cell>
          <table:table-cell table:formula="of:= [.D721]*[.$L$4]" office:value-type="float" office:value="7.59502162655022" calcext:value-type="float">
            <text:p>7.59502162655022</text:p>
          </table:table-cell>
          <table:table-cell table:number-columns-repeated="13"/>
        </table:table-row>
        <table:table-row table:style-name="ro1">
          <table:table-cell office:value-type="float" office:value="0.993011236190796" calcext:value-type="float">
            <text:p>0.993011236190796</text:p>
          </table:table-cell>
          <table:table-cell office:value-type="float" office:value="2.30864762776675" calcext:value-type="float">
            <text:p>2.30864762776675</text:p>
          </table:table-cell>
          <table:table-cell office:value-type="float" office:value="0.0723286643624306" calcext:value-type="float">
            <text:p>0.072328664362431</text:p>
          </table:table-cell>
          <table:table-cell office:value-type="float" office:value="0.113303373060049" calcext:value-type="float">
            <text:p>0.113303373060049</text:p>
          </table:table-cell>
          <table:table-cell/>
          <table:table-cell table:formula="of:=[.A722]*[.$L$1]" office:value-type="float" office:value="0.993011236190796" calcext:value-type="float">
            <text:p>0.993011236190796</text:p>
          </table:table-cell>
          <table:table-cell table:formula="of:=[.B722] * [.$L$2]" office:value-type="float" office:value="7.66321853586446" calcext:value-type="float">
            <text:p>7.66321853586446</text:p>
          </table:table-cell>
          <table:table-cell table:formula="of:=[.C722] * [.$L$3]" office:value-type="float" office:value="1.07582503943381" calcext:value-type="float">
            <text:p>1.07582503943381</text:p>
          </table:table-cell>
          <table:table-cell table:formula="of:= [.D722]*[.$L$4]" office:value-type="float" office:value="7.59354437375571" calcext:value-type="float">
            <text:p>7.59354437375571</text:p>
          </table:table-cell>
          <table:table-cell table:number-columns-repeated="13"/>
        </table:table-row>
        <table:table-row table:style-name="ro1">
          <table:table-cell office:value-type="float" office:value="1.28005385398865" calcext:value-type="float">
            <text:p>1.28005385398865</text:p>
          </table:table-cell>
          <table:table-cell office:value-type="float" office:value="2.30806076636058" calcext:value-type="float">
            <text:p>2.30806076636058</text:p>
          </table:table-cell>
          <table:table-cell office:value-type="float" office:value="0.0609341450035572" calcext:value-type="float">
            <text:p>0.060934145003557</text:p>
          </table:table-cell>
          <table:table-cell office:value-type="float" office:value="0.113265477922804" calcext:value-type="float">
            <text:p>0.113265477922804</text:p>
          </table:table-cell>
          <table:table-cell/>
          <table:table-cell table:formula="of:=[.A723]*[.$L$1]" office:value-type="float" office:value="1.28005385398865" calcext:value-type="float">
            <text:p>1.28005385398865</text:p>
          </table:table-cell>
          <table:table-cell table:formula="of:=[.B723] * [.$L$2]" office:value-type="float" office:value="7.66127053515979" calcext:value-type="float">
            <text:p>7.66127053515979</text:p>
          </table:table-cell>
          <table:table-cell table:formula="of:=[.C723] * [.$L$3]" office:value-type="float" office:value="0.906341621667887" calcext:value-type="float">
            <text:p>0.906341621667887</text:p>
          </table:table-cell>
          <table:table-cell table:formula="of:= [.D723]*[.$L$4]" office:value-type="float" office:value="7.59100465760738" calcext:value-type="float">
            <text:p>7.59100465760738</text:p>
          </table:table-cell>
          <table:table-cell table:number-columns-repeated="13"/>
        </table:table-row>
        <table:table-row table:style-name="ro1">
          <table:table-cell office:value-type="float" office:value="0.96135026216507" calcext:value-type="float">
            <text:p>0.96135026216507</text:p>
          </table:table-cell>
          <table:table-cell office:value-type="float" office:value="2.30746829466246" calcext:value-type="float">
            <text:p>2.30746829466246</text:p>
          </table:table-cell>
          <table:table-cell office:value-type="float" office:value="0.0637382045388222" calcext:value-type="float">
            <text:p>0.063738204538822</text:p>
          </table:table-cell>
          <table:table-cell office:value-type="float" office:value="0.113246339351939" calcext:value-type="float">
            <text:p>0.113246339351939</text:p>
          </table:table-cell>
          <table:table-cell/>
          <table:table-cell table:formula="of:=[.A724]*[.$L$1]" office:value-type="float" office:value="0.96135026216507" calcext:value-type="float">
            <text:p>0.96135026216507</text:p>
          </table:table-cell>
          <table:table-cell table:formula="of:=[.B724] * [.$L$2]" office:value-type="float" office:value="7.65930391191058" calcext:value-type="float">
            <text:p>7.65930391191058</text:p>
          </table:table-cell>
          <table:table-cell table:formula="of:=[.C724] * [.$L$3]" office:value-type="float" office:value="0.948049532171874" calcext:value-type="float">
            <text:p>0.948049532171874</text:p>
          </table:table-cell>
          <table:table-cell table:formula="of:= [.D724]*[.$L$4]" office:value-type="float" office:value="7.58972199864328" calcext:value-type="float">
            <text:p>7.58972199864328</text:p>
          </table:table-cell>
          <table:table-cell table:number-columns-repeated="13"/>
        </table:table-row>
        <table:table-row table:style-name="ro1">
          <table:table-cell office:value-type="float" office:value="0.950731694698334" calcext:value-type="float">
            <text:p>0.950731694698334</text:p>
          </table:table-cell>
          <table:table-cell office:value-type="float" office:value="2.30672926494674" calcext:value-type="float">
            <text:p>2.30672926494674</text:p>
          </table:table-cell>
          <table:table-cell office:value-type="float" office:value="0.065523274242878" calcext:value-type="float">
            <text:p>0.065523274242878</text:p>
          </table:table-cell>
          <table:table-cell office:value-type="float" office:value="0.113204280576328" calcext:value-type="float">
            <text:p>0.113204280576328</text:p>
          </table:table-cell>
          <table:table-cell/>
          <table:table-cell table:formula="of:=[.A725]*[.$L$1]" office:value-type="float" office:value="0.950731694698334" calcext:value-type="float">
            <text:p>0.950731694698334</text:p>
          </table:table-cell>
          <table:table-cell table:formula="of:=[.B725] * [.$L$2]" office:value-type="float" office:value="7.65685081073224" calcext:value-type="float">
            <text:p>7.65685081073224</text:p>
          </table:table-cell>
          <table:table-cell table:formula="of:=[.C725] * [.$L$3]" office:value-type="float" office:value="0.974600868377046" calcext:value-type="float">
            <text:p>0.974600868377046</text:p>
          </table:table-cell>
          <table:table-cell table:formula="of:= [.D725]*[.$L$4]" office:value-type="float" office:value="7.58690323720416" calcext:value-type="float">
            <text:p>7.58690323720416</text:p>
          </table:table-cell>
          <table:table-cell table:number-columns-repeated="13"/>
        </table:table-row>
        <table:table-row table:style-name="ro1">
          <table:table-cell office:value-type="float" office:value="1.11510193347931" calcext:value-type="float">
            <text:p>1.11510193347931</text:p>
          </table:table-cell>
          <table:table-cell office:value-type="float" office:value="2.30645837002254" calcext:value-type="float">
            <text:p>2.30645837002254</text:p>
          </table:table-cell>
          <table:table-cell office:value-type="float" office:value="0.0620248951017857" calcext:value-type="float">
            <text:p>0.062024895101786</text:p>
          </table:table-cell>
          <table:table-cell office:value-type="float" office:value="0.113179005429148" calcext:value-type="float">
            <text:p>0.113179005429148</text:p>
          </table:table-cell>
          <table:table-cell/>
          <table:table-cell table:formula="of:=[.A726]*[.$L$1]" office:value-type="float" office:value="1.11510193347931" calcext:value-type="float">
            <text:p>1.11510193347931</text:p>
          </table:table-cell>
          <table:table-cell table:formula="of:=[.B726] * [.$L$2]" office:value-type="float" office:value="7.65595161460571" calcext:value-type="float">
            <text:p>7.65595161460571</text:p>
          </table:table-cell>
          <table:table-cell table:formula="of:=[.C726] * [.$L$3]" office:value-type="float" office:value="0.922565566597369" calcext:value-type="float">
            <text:p>0.922565566597369</text:p>
          </table:table-cell>
          <table:table-cell table:formula="of:= [.D726]*[.$L$4]" office:value-type="float" office:value="7.58520930747832" calcext:value-type="float">
            <text:p>7.58520930747832</text:p>
          </table:table-cell>
          <table:table-cell table:number-columns-repeated="13"/>
        </table:table-row>
        <table:table-row table:style-name="ro1">
          <table:table-cell office:value-type="float" office:value="0.977766633033752" calcext:value-type="float">
            <text:p>0.977766633033752</text:p>
          </table:table-cell>
          <table:table-cell office:value-type="float" office:value="2.30632447701755" calcext:value-type="float">
            <text:p>2.30632447701755</text:p>
          </table:table-cell>
          <table:table-cell office:value-type="float" office:value="0.0628826394677162" calcext:value-type="float">
            <text:p>0.062882639467716</text:p>
          </table:table-cell>
          <table:table-cell office:value-type="float" office:value="0.11316115093521" calcext:value-type="float">
            <text:p>0.11316115093521</text:p>
          </table:table-cell>
          <table:table-cell/>
          <table:table-cell table:formula="of:=[.A727]*[.$L$1]" office:value-type="float" office:value="0.977766633033752" calcext:value-type="float">
            <text:p>0.977766633033752</text:p>
          </table:table-cell>
          <table:table-cell table:formula="of:=[.B727] * [.$L$2]" office:value-type="float" office:value="7.65550717633572" calcext:value-type="float">
            <text:p>7.65550717633572</text:p>
          </table:table-cell>
          <table:table-cell table:formula="of:=[.C727] * [.$L$3]" office:value-type="float" office:value="0.935323756928071" calcext:value-type="float">
            <text:p>0.935323756928071</text:p>
          </table:table-cell>
          <table:table-cell table:formula="of:= [.D727]*[.$L$4]" office:value-type="float" office:value="7.58401270680944" calcext:value-type="float">
            <text:p>7.58401270680944</text:p>
          </table:table-cell>
          <table:table-cell table:number-columns-repeated="13"/>
        </table:table-row>
        <table:table-row table:style-name="ro1">
          <table:table-cell office:value-type="float" office:value="1.16873323917389" calcext:value-type="float">
            <text:p>1.16873323917389</text:p>
          </table:table-cell>
          <table:table-cell office:value-type="float" office:value="2.30580087206803" calcext:value-type="float">
            <text:p>2.30580087206803</text:p>
          </table:table-cell>
          <table:table-cell office:value-type="float" office:value="0.0172392297536135" calcext:value-type="float">
            <text:p>0.017239229753614</text:p>
          </table:table-cell>
          <table:table-cell office:value-type="float" office:value="0.113116787132519" calcext:value-type="float">
            <text:p>0.113116787132519</text:p>
          </table:table-cell>
          <table:table-cell/>
          <table:table-cell table:formula="of:=[.A728]*[.$L$1]" office:value-type="float" office:value="1.16873323917389" calcext:value-type="float">
            <text:p>1.16873323917389</text:p>
          </table:table-cell>
          <table:table-cell table:formula="of:=[.B728] * [.$L$2]" office:value-type="float" office:value="7.65376914619793" calcext:value-type="float">
            <text:p>7.65376914619793</text:p>
          </table:table-cell>
          <table:table-cell table:formula="of:=[.C728] * [.$L$3]" office:value-type="float" office:value="0.256418325887451" calcext:value-type="float">
            <text:p>0.256418325887451</text:p>
          </table:table-cell>
          <table:table-cell table:formula="of:= [.D728]*[.$L$4]" office:value-type="float" office:value="7.58103946342555" calcext:value-type="float">
            <text:p>7.58103946342555</text:p>
          </table:table-cell>
          <table:table-cell table:number-columns-repeated="13"/>
        </table:table-row>
        <table:table-row table:style-name="ro1">
          <table:table-cell office:value-type="float" office:value="2.67107558250427" calcext:value-type="float">
            <text:p>2.67107558250427</text:p>
          </table:table-cell>
          <table:table-cell office:value-type="float" office:value="2.30626033488809" calcext:value-type="float">
            <text:p>2.30626033488809</text:p>
          </table:table-cell>
          <table:table-cell office:value-type="float" office:value="0.091442309319973" calcext:value-type="float">
            <text:p>0.091442309319973</text:p>
          </table:table-cell>
          <table:table-cell office:value-type="float" office:value="0.113119176856603" calcext:value-type="float">
            <text:p>0.113119176856603</text:p>
          </table:table-cell>
          <table:table-cell/>
          <table:table-cell table:formula="of:=[.A729]*[.$L$1]" office:value-type="float" office:value="2.67107558250427" calcext:value-type="float">
            <text:p>2.67107558250427</text:p>
          </table:table-cell>
          <table:table-cell table:formula="of:=[.B729] * [.$L$2]" office:value-type="float" office:value="7.65529426590736" calcext:value-type="float">
            <text:p>7.65529426590736</text:p>
          </table:table-cell>
          <table:table-cell table:formula="of:=[.C729] * [.$L$3]" office:value-type="float" office:value="1.3601236369737" calcext:value-type="float">
            <text:p>1.3601236369737</text:p>
          </table:table-cell>
          <table:table-cell table:formula="of:= [.D729]*[.$L$4]" office:value-type="float" office:value="7.58119962172782" calcext:value-type="float">
            <text:p>7.58119962172782</text:p>
          </table:table-cell>
          <table:table-cell table:number-columns-repeated="13"/>
        </table:table-row>
        <table:table-row table:style-name="ro1">
          <table:table-cell office:value-type="float" office:value="1.22158133983612" calcext:value-type="float">
            <text:p>1.22158133983612</text:p>
          </table:table-cell>
          <table:table-cell office:value-type="float" office:value="2.30603168337843" calcext:value-type="float">
            <text:p>2.30603168337843</text:p>
          </table:table-cell>
          <table:table-cell office:value-type="float" office:value="0.453576266765595" calcext:value-type="float">
            <text:p>0.453576266765595</text:p>
          </table:table-cell>
          <table:table-cell office:value-type="float" office:value="0.113179520380629" calcext:value-type="float">
            <text:p>0.113179520380629</text:p>
          </table:table-cell>
          <table:table-cell/>
          <table:table-cell table:formula="of:=[.A730]*[.$L$1]" office:value-type="float" office:value="1.22158133983612" calcext:value-type="float">
            <text:p>1.22158133983612</text:p>
          </table:table-cell>
          <table:table-cell table:formula="of:=[.B730] * [.$L$2]" office:value-type="float" office:value="7.65453529062415" calcext:value-type="float">
            <text:p>7.65453529062415</text:p>
          </table:table-cell>
          <table:table-cell table:formula="of:=[.C730] * [.$L$3]" office:value-type="float" office:value="6.74654660611708" calcext:value-type="float">
            <text:p>6.74654660611708</text:p>
          </table:table-cell>
          <table:table-cell table:formula="of:= [.D730]*[.$L$4]" office:value-type="float" office:value="7.58524381930981" calcext:value-type="float">
            <text:p>7.58524381930981</text:p>
          </table:table-cell>
          <table:table-cell table:number-columns-repeated="13"/>
        </table:table-row>
        <table:table-row table:style-name="ro1">
          <table:table-cell office:value-type="float" office:value="1.06122553348541" calcext:value-type="float">
            <text:p>1.06122553348541</text:p>
          </table:table-cell>
          <table:table-cell office:value-type="float" office:value="2.30557886280334" calcext:value-type="float">
            <text:p>2.30557886280334</text:p>
          </table:table-cell>
          <table:table-cell office:value-type="float" office:value="0.0543386712670326" calcext:value-type="float">
            <text:p>0.054338671267033</text:p>
          </table:table-cell>
          <table:table-cell office:value-type="float" office:value="0.113180615409397" calcext:value-type="float">
            <text:p>0.113180615409397</text:p>
          </table:table-cell>
          <table:table-cell/>
          <table:table-cell table:formula="of:=[.A731]*[.$L$1]" office:value-type="float" office:value="1.06122553348541" calcext:value-type="float">
            <text:p>1.06122553348541</text:p>
          </table:table-cell>
          <table:table-cell table:formula="of:=[.B731] * [.$L$2]" office:value-type="float" office:value="7.65303221887657" calcext:value-type="float">
            <text:p>7.65303221887657</text:p>
          </table:table-cell>
          <table:table-cell table:formula="of:=[.C731] * [.$L$3]" office:value-type="float" office:value="0.808239771519983" calcext:value-type="float">
            <text:p>0.808239771519983</text:p>
          </table:table-cell>
          <table:table-cell table:formula="of:= [.D731]*[.$L$4]" office:value-type="float" office:value="7.58531720767698" calcext:value-type="float">
            <text:p>7.58531720767698</text:p>
          </table:table-cell>
          <table:table-cell table:number-columns-repeated="13"/>
        </table:table-row>
        <table:table-row table:style-name="ro1">
          <table:table-cell office:value-type="float" office:value="1.52229571342468" calcext:value-type="float">
            <text:p>1.52229571342468</text:p>
          </table:table-cell>
          <table:table-cell office:value-type="float" office:value="2.30555722925706" calcext:value-type="float">
            <text:p>2.30555722925706</text:p>
          </table:table-cell>
          <table:table-cell office:value-type="float" office:value="0.064290352165699" calcext:value-type="float">
            <text:p>0.064290352165699</text:p>
          </table:table-cell>
          <table:table-cell office:value-type="float" office:value="0.113166150727983" calcext:value-type="float">
            <text:p>0.113166150727983</text:p>
          </table:table-cell>
          <table:table-cell/>
          <table:table-cell table:formula="of:=[.A732]*[.$L$1]" office:value-type="float" office:value="1.52229571342468" calcext:value-type="float">
            <text:p>1.52229571342468</text:p>
          </table:table-cell>
          <table:table-cell table:formula="of:=[.B732] * [.$L$2]" office:value-type="float" office:value="7.65296040948009" calcext:value-type="float">
            <text:p>7.65296040948009</text:p>
          </table:table-cell>
          <table:table-cell table:formula="of:=[.C732] * [.$L$3]" office:value-type="float" office:value="0.956262240752825" calcext:value-type="float">
            <text:p>0.956262240752825</text:p>
          </table:table-cell>
          <table:table-cell table:formula="of:= [.D732]*[.$L$4]" office:value-type="float" office:value="7.58434779081673" calcext:value-type="float">
            <text:p>7.58434779081673</text:p>
          </table:table-cell>
          <table:table-cell table:number-columns-repeated="13"/>
        </table:table-row>
        <table:table-row table:style-name="ro1">
          <table:table-cell office:value-type="float" office:value="1.37670195102692" calcext:value-type="float">
            <text:p>1.37670195102692</text:p>
          </table:table-cell>
          <table:table-cell office:value-type="float" office:value="2.30480949110702" calcext:value-type="float">
            <text:p>2.30480949110702</text:p>
          </table:table-cell>
          <table:table-cell office:value-type="float" office:value="0.0704057365655899" calcext:value-type="float">
            <text:p>0.07040573656559</text:p>
          </table:table-cell>
          <table:table-cell office:value-type="float" office:value="0.113125914775952" calcext:value-type="float">
            <text:p>0.113125914775952</text:p>
          </table:table-cell>
          <table:table-cell/>
          <table:table-cell table:formula="of:=[.A733]*[.$L$1]" office:value-type="float" office:value="1.37670195102692" calcext:value-type="float">
            <text:p>1.37670195102692</text:p>
          </table:table-cell>
          <table:table-cell table:formula="of:=[.B733] * [.$L$2]" office:value-type="float" office:value="7.6504784019262" calcext:value-type="float">
            <text:p>7.6504784019262</text:p>
          </table:table-cell>
          <table:table-cell table:formula="of:=[.C733] * [.$L$3]" office:value-type="float" office:value="1.04722318578284" calcext:value-type="float">
            <text:p>1.04722318578284</text:p>
          </table:table-cell>
          <table:table-cell table:formula="of:= [.D733]*[.$L$4]" office:value-type="float" office:value="7.58165119424669" calcext:value-type="float">
            <text:p>7.58165119424669</text:p>
          </table:table-cell>
          <table:table-cell table:number-columns-repeated="13"/>
        </table:table-row>
        <table:table-row table:style-name="ro1">
          <table:table-cell office:value-type="float" office:value="1.60704684257507" calcext:value-type="float">
            <text:p>1.60704684257507</text:p>
          </table:table-cell>
          <table:table-cell office:value-type="float" office:value="2.30455945948735" calcext:value-type="float">
            <text:p>2.30455945948735</text:p>
          </table:table-cell>
          <table:table-cell office:value-type="float" office:value="0.0738568902015686" calcext:value-type="float">
            <text:p>0.073856890201569</text:p>
          </table:table-cell>
          <table:table-cell office:value-type="float" office:value="0.113120688363517" calcext:value-type="float">
            <text:p>0.113120688363517</text:p>
          </table:table-cell>
          <table:table-cell/>
          <table:table-cell table:formula="of:=[.A734]*[.$L$1]" office:value-type="float" office:value="1.60704684257507" calcext:value-type="float">
            <text:p>1.60704684257507</text:p>
          </table:table-cell>
          <table:table-cell table:formula="of:=[.B734] * [.$L$2]" office:value-type="float" office:value="7.6496484584912" calcext:value-type="float">
            <text:p>7.6496484584912</text:p>
          </table:table-cell>
          <table:table-cell table:formula="of:=[.C734] * [.$L$3]" office:value-type="float" office:value="1.09855604985889" calcext:value-type="float">
            <text:p>1.09855604985889</text:p>
          </table:table-cell>
          <table:table-cell table:formula="of:= [.D734]*[.$L$4]" office:value-type="float" office:value="7.58130092228501" calcext:value-type="float">
            <text:p>7.58130092228501</text:p>
          </table:table-cell>
          <table:table-cell table:number-columns-repeated="13"/>
        </table:table-row>
        <table:table-row table:style-name="ro1">
          <table:table-cell office:value-type="float" office:value="1.01956915855408" calcext:value-type="float">
            <text:p>1.01956915855408</text:p>
          </table:table-cell>
          <table:table-cell office:value-type="float" office:value="2.30435982446652" calcext:value-type="float">
            <text:p>2.30435982446652</text:p>
          </table:table-cell>
          <table:table-cell office:value-type="float" office:value="0.039918564260006" calcext:value-type="float">
            <text:p>0.039918564260006</text:p>
          </table:table-cell>
          <table:table-cell office:value-type="float" office:value="0.113112233308129" calcext:value-type="float">
            <text:p>0.113112233308129</text:p>
          </table:table-cell>
          <table:table-cell/>
          <table:table-cell table:formula="of:=[.A735]*[.$L$1]" office:value-type="float" office:value="1.01956915855408" calcext:value-type="float">
            <text:p>1.01956915855408</text:p>
          </table:table-cell>
          <table:table-cell table:formula="of:=[.B735] * [.$L$2]" office:value-type="float" office:value="7.64898579920374" calcext:value-type="float">
            <text:p>7.64898579920374</text:p>
          </table:table-cell>
          <table:table-cell table:formula="of:=[.C735] * [.$L$3]" office:value-type="float" office:value="0.593753408108958" calcext:value-type="float">
            <text:p>0.593753408108958</text:p>
          </table:table-cell>
          <table:table-cell table:formula="of:= [.D735]*[.$L$4]" office:value-type="float" office:value="7.58073426803159" calcext:value-type="float">
            <text:p>7.58073426803159</text:p>
          </table:table-cell>
          <table:table-cell table:number-columns-repeated="13"/>
        </table:table-row>
        <table:table-row table:style-name="ro1">
          <table:table-cell office:value-type="float" office:value="1.06301581859589" calcext:value-type="float">
            <text:p>1.06301581859589</text:p>
          </table:table-cell>
          <table:table-cell office:value-type="float" office:value="2.30407012882239" calcext:value-type="float">
            <text:p>2.30407012882239</text:p>
          </table:table-cell>
          <table:table-cell office:value-type="float" office:value="0.0651580095291138" calcext:value-type="float">
            <text:p>0.065158009529114</text:p>
          </table:table-cell>
          <table:table-cell office:value-type="float" office:value="0.113106427564845" calcext:value-type="float">
            <text:p>0.113106427564845</text:p>
          </table:table-cell>
          <table:table-cell/>
          <table:table-cell table:formula="of:=[.A736]*[.$L$1]" office:value-type="float" office:value="1.06301581859589" calcext:value-type="float">
            <text:p>1.06301581859589</text:p>
          </table:table-cell>
          <table:table-cell table:formula="of:=[.B736] * [.$L$2]" office:value-type="float" office:value="7.64802419683393" calcext:value-type="float">
            <text:p>7.64802419683393</text:p>
          </table:table-cell>
          <table:table-cell table:formula="of:=[.C736] * [.$L$3]" office:value-type="float" office:value="0.969167878171115" calcext:value-type="float">
            <text:p>0.969167878171115</text:p>
          </table:table-cell>
          <table:table-cell table:formula="of:= [.D736]*[.$L$4]" office:value-type="float" office:value="7.58034516956033" calcext:value-type="float">
            <text:p>7.58034516956033</text:p>
          </table:table-cell>
          <table:table-cell table:number-columns-repeated="13"/>
        </table:table-row>
        <table:table-row table:style-name="ro1">
          <table:table-cell office:value-type="float" office:value="1.0630156993866" calcext:value-type="float">
            <text:p>1.0630156993866</text:p>
          </table:table-cell>
          <table:table-cell office:value-type="float" office:value="2.30352167595165" calcext:value-type="float">
            <text:p>2.30352167595165</text:p>
          </table:table-cell>
          <table:table-cell office:value-type="float" office:value="0.0654944553971291" calcext:value-type="float">
            <text:p>0.065494455397129</text:p>
          </table:table-cell>
          <table:table-cell office:value-type="float" office:value="0.113097363820714" calcext:value-type="float">
            <text:p>0.113097363820714</text:p>
          </table:table-cell>
          <table:table-cell/>
          <table:table-cell table:formula="of:=[.A737]*[.$L$1]" office:value-type="float" office:value="1.0630156993866" calcext:value-type="float">
            <text:p>1.0630156993866</text:p>
          </table:table-cell>
          <table:table-cell table:formula="of:=[.B737] * [.$L$2]" office:value-type="float" office:value="7.64620368765161" calcext:value-type="float">
            <text:p>7.64620368765161</text:p>
          </table:table-cell>
          <table:table-cell table:formula="of:=[.C737] * [.$L$3]" office:value-type="float" office:value="0.974172213484307" calcext:value-type="float">
            <text:p>0.974172213484307</text:p>
          </table:table-cell>
          <table:table-cell table:formula="of:= [.D737]*[.$L$4]" office:value-type="float" office:value="7.57973772124351" calcext:value-type="float">
            <text:p>7.57973772124351</text:p>
          </table:table-cell>
          <table:table-cell table:number-columns-repeated="13"/>
        </table:table-row>
        <table:table-row table:style-name="ro1">
          <table:table-cell office:value-type="float" office:value="1.0630156993866" calcext:value-type="float">
            <text:p>1.0630156993866</text:p>
          </table:table-cell>
          <table:table-cell office:value-type="float" office:value="2.30295538733635" calcext:value-type="float">
            <text:p>2.30295538733635</text:p>
          </table:table-cell>
          <table:table-cell office:value-type="float" office:value="0.0626455843448639" calcext:value-type="float">
            <text:p>0.062645584344864</text:p>
          </table:table-cell>
          <table:table-cell office:value-type="float" office:value="0.113111180848758" calcext:value-type="float">
            <text:p>0.113111180848758</text:p>
          </table:table-cell>
          <table:table-cell/>
          <table:table-cell table:formula="of:=[.A738]*[.$L$1]" office:value-type="float" office:value="1.0630156993866" calcext:value-type="float">
            <text:p>1.0630156993866</text:p>
          </table:table-cell>
          <table:table-cell table:formula="of:=[.B738] * [.$L$2]" office:value-type="float" office:value="7.6443239753208" calcext:value-type="float">
            <text:p>7.6443239753208</text:p>
          </table:table-cell>
          <table:table-cell table:formula="of:=[.C738] * [.$L$3]" office:value-type="float" office:value="0.931797771219105" calcext:value-type="float">
            <text:p>0.931797771219105</text:p>
          </table:table-cell>
          <table:table-cell table:formula="of:= [.D738]*[.$L$4]" office:value-type="float" office:value="7.58066373264755" calcext:value-type="float">
            <text:p>7.58066373264755</text:p>
          </table:table-cell>
          <table:table-cell table:number-columns-repeated="13"/>
        </table:table-row>
        <table:table-row table:style-name="ro1">
          <table:table-cell office:value-type="float" office:value="1.04932069778442" calcext:value-type="float">
            <text:p>1.04932069778442</text:p>
          </table:table-cell>
          <table:table-cell office:value-type="float" office:value="2.30164381540275" calcext:value-type="float">
            <text:p>2.30164381540275</text:p>
          </table:table-cell>
          <table:table-cell office:value-type="float" office:value="0.0639275461435318" calcext:value-type="float">
            <text:p>0.063927546143532</text:p>
          </table:table-cell>
          <table:table-cell office:value-type="float" office:value="0.113099695076269" calcext:value-type="float">
            <text:p>0.113099695076269</text:p>
          </table:table-cell>
          <table:table-cell/>
          <table:table-cell table:formula="of:=[.A739]*[.$L$1]" office:value-type="float" office:value="1.04932069778442" calcext:value-type="float">
            <text:p>1.04932069778442</text:p>
          </table:table-cell>
          <table:table-cell table:formula="of:=[.B739] * [.$L$2]" office:value-type="float" office:value="7.63997040389146" calcext:value-type="float">
            <text:p>7.63997040389146</text:p>
          </table:table-cell>
          <table:table-cell table:formula="of:=[.C739] * [.$L$3]" office:value-type="float" office:value="0.950865821414165" calcext:value-type="float">
            <text:p>0.950865821414165</text:p>
          </table:table-cell>
          <table:table-cell table:formula="of:= [.D739]*[.$L$4]" office:value-type="float" office:value="7.57989396100965" calcext:value-type="float">
            <text:p>7.57989396100965</text:p>
          </table:table-cell>
          <table:table-cell table:number-columns-repeated="13"/>
        </table:table-row>
        <table:table-row table:style-name="ro1">
          <table:table-cell office:value-type="float" office:value="1.04918920993805" calcext:value-type="float">
            <text:p>1.04918920993805</text:p>
          </table:table-cell>
          <table:table-cell office:value-type="float" office:value="2.30095343431821" calcext:value-type="float">
            <text:p>2.30095343431821</text:p>
          </table:table-cell>
          <table:table-cell office:value-type="float" office:value="0.0639275461435318" calcext:value-type="float">
            <text:p>0.063927546143532</text:p>
          </table:table-cell>
          <table:table-cell office:value-type="float" office:value="0.1130932996608" calcext:value-type="float">
            <text:p>0.1130932996608</text:p>
          </table:table-cell>
          <table:table-cell/>
          <table:table-cell table:formula="of:=[.A740]*[.$L$1]" office:value-type="float" office:value="1.04918920993805" calcext:value-type="float">
            <text:p>1.04918920993805</text:p>
          </table:table-cell>
          <table:table-cell table:formula="of:=[.B740] * [.$L$2]" office:value-type="float" office:value="7.63767878473734" calcext:value-type="float">
            <text:p>7.63767878473734</text:p>
          </table:table-cell>
          <table:table-cell table:formula="of:=[.C740] * [.$L$3]" office:value-type="float" office:value="0.950865821414165" calcext:value-type="float">
            <text:p>0.950865821414165</text:p>
          </table:table-cell>
          <table:table-cell table:formula="of:= [.D740]*[.$L$4]" office:value-type="float" office:value="7.57946534295671" calcext:value-type="float">
            <text:p>7.57946534295671</text:p>
          </table:table-cell>
          <table:table-cell table:number-columns-repeated="13"/>
        </table:table-row>
        <table:table-row table:style-name="ro1">
          <table:table-cell office:value-type="float" office:value="0.91807359457016" calcext:value-type="float">
            <text:p>0.91807359457016</text:p>
          </table:table-cell>
          <table:table-cell office:value-type="float" office:value="2.3003916479914" calcext:value-type="float">
            <text:p>2.3003916479914</text:p>
          </table:table-cell>
          <table:table-cell office:value-type="float" office:value="0.0639275461435318" calcext:value-type="float">
            <text:p>0.063927546143532</text:p>
          </table:table-cell>
          <table:table-cell office:value-type="float" office:value="0.11308600126615" calcext:value-type="float">
            <text:p>0.11308600126615</text:p>
          </table:table-cell>
          <table:table-cell/>
          <table:table-cell table:formula="of:=[.A741]*[.$L$1]" office:value-type="float" office:value="0.91807359457016" calcext:value-type="float">
            <text:p>0.91807359457016</text:p>
          </table:table-cell>
          <table:table-cell table:formula="of:=[.B741] * [.$L$2]" office:value-type="float" office:value="7.63581401709547" calcext:value-type="float">
            <text:p>7.63581401709547</text:p>
          </table:table-cell>
          <table:table-cell table:formula="of:=[.C741] * [.$L$3]" office:value-type="float" office:value="0.950865821414165" calcext:value-type="float">
            <text:p>0.950865821414165</text:p>
          </table:table-cell>
          <table:table-cell table:formula="of:= [.D741]*[.$L$4]" office:value-type="float" office:value="7.57897620761911" calcext:value-type="float">
            <text:p>7.57897620761911</text:p>
          </table:table-cell>
          <table:table-cell table:number-columns-repeated="13"/>
        </table:table-row>
        <table:table-row table:style-name="ro1">
          <table:table-cell office:value-type="float" office:value="1.01734387874603" calcext:value-type="float">
            <text:p>1.01734387874603</text:p>
          </table:table-cell>
          <table:table-cell office:value-type="float" office:value="2.2998546274369" calcext:value-type="float">
            <text:p>2.2998546274369</text:p>
          </table:table-cell>
          <table:table-cell office:value-type="float" office:value="0.0449634455144405" calcext:value-type="float">
            <text:p>0.044963445514441</text:p>
          </table:table-cell>
          <table:table-cell office:value-type="float" office:value="0.113061027383549" calcext:value-type="float">
            <text:p>0.113061027383549</text:p>
          </table:table-cell>
          <table:table-cell/>
          <table:table-cell table:formula="of:=[.A742]*[.$L$1]" office:value-type="float" office:value="1.01734387874603" calcext:value-type="float">
            <text:p>1.01734387874603</text:p>
          </table:table-cell>
          <table:table-cell table:formula="of:=[.B742] * [.$L$2]" office:value-type="float" office:value="7.63403145581677" calcext:value-type="float">
            <text:p>7.63403145581677</text:p>
          </table:table-cell>
          <table:table-cell table:formula="of:=[.C742] * [.$L$3]" office:value-type="float" office:value="0.668791563760428" calcext:value-type="float">
            <text:p>0.668791563760428</text:p>
          </table:table-cell>
          <table:table-cell table:formula="of:= [.D742]*[.$L$4]" office:value-type="float" office:value="7.57730246851856" calcext:value-type="float">
            <text:p>7.57730246851856</text:p>
          </table:table-cell>
          <table:table-cell table:number-columns-repeated="13"/>
        </table:table-row>
        <table:table-row table:style-name="ro1">
          <table:table-cell office:value-type="float" office:value="1.02952253818512" calcext:value-type="float">
            <text:p>1.02952253818512</text:p>
          </table:table-cell>
          <table:table-cell office:value-type="float" office:value="2.29963779169205" calcext:value-type="float">
            <text:p>2.29963779169205</text:p>
          </table:table-cell>
          <table:table-cell office:value-type="float" office:value="0.0636948347091675" calcext:value-type="float">
            <text:p>0.063694834709168</text:p>
          </table:table-cell>
          <table:table-cell office:value-type="float" office:value="0.113056633064097" calcext:value-type="float">
            <text:p>0.113056633064097</text:p>
          </table:table-cell>
          <table:table-cell/>
          <table:table-cell table:formula="of:=[.A743]*[.$L$1]" office:value-type="float" office:value="1.02952253818512" calcext:value-type="float">
            <text:p>1.02952253818512</text:p>
          </table:table-cell>
          <table:table-cell table:formula="of:=[.B743] * [.$L$2]" office:value-type="float" office:value="7.63331170123873" calcext:value-type="float">
            <text:p>7.63331170123873</text:p>
          </table:table-cell>
          <table:table-cell table:formula="of:=[.C743] * [.$L$3]" office:value-type="float" office:value="0.947404444237377" calcext:value-type="float">
            <text:p>0.947404444237377</text:p>
          </table:table-cell>
          <table:table-cell table:formula="of:= [.D743]*[.$L$4]" office:value-type="float" office:value="7.5770079630784" calcext:value-type="float">
            <text:p>7.5770079630784</text:p>
          </table:table-cell>
          <table:table-cell table:number-columns-repeated="13"/>
        </table:table-row>
        <table:table-row table:style-name="ro1">
          <table:table-cell office:value-type="float" office:value="1.01866984367371" calcext:value-type="float">
            <text:p>1.01866984367371</text:p>
          </table:table-cell>
          <table:table-cell office:value-type="float" office:value="2.29929666337108" calcext:value-type="float">
            <text:p>2.29929666337108</text:p>
          </table:table-cell>
          <table:table-cell office:value-type="float" office:value="0.0261806920170784" calcext:value-type="float">
            <text:p>0.026180692017078</text:p>
          </table:table-cell>
          <table:table-cell office:value-type="float" office:value="0.11302488115895" calcext:value-type="float">
            <text:p>0.11302488115895</text:p>
          </table:table-cell>
          <table:table-cell/>
          <table:table-cell table:formula="of:=[.A744]*[.$L$1]" office:value-type="float" office:value="1.01866984367371" calcext:value-type="float">
            <text:p>1.01866984367371</text:p>
          </table:table-cell>
          <table:table-cell table:formula="of:=[.B744] * [.$L$2]" office:value-type="float" office:value="7.63217937561186" calcext:value-type="float">
            <text:p>7.63217937561186</text:p>
          </table:table-cell>
          <table:table-cell table:formula="of:=[.C744] * [.$L$3]" office:value-type="float" office:value="0.389414684619947" calcext:value-type="float">
            <text:p>0.389414684619947</text:p>
          </table:table-cell>
          <table:table-cell table:formula="of:= [.D744]*[.$L$4]" office:value-type="float" office:value="7.57487996375962" calcext:value-type="float">
            <text:p>7.57487996375962</text:p>
          </table:table-cell>
          <table:table-cell table:number-columns-repeated="13"/>
        </table:table-row>
        <table:table-row table:style-name="ro1">
          <table:table-cell office:value-type="float" office:value="0.827489614486694" calcext:value-type="float">
            <text:p>0.827489614486694</text:p>
          </table:table-cell>
          <table:table-cell office:value-type="float" office:value="2.29910447572411" calcext:value-type="float">
            <text:p>2.29910447572411</text:p>
          </table:table-cell>
          <table:table-cell office:value-type="float" office:value="17.9256401062012" calcext:value-type="float">
            <text:p>17.9256401062012</text:p>
          </table:table-cell>
          <table:table-cell office:value-type="float" office:value="0.113489599606734" calcext:value-type="float">
            <text:p>0.113489599606734</text:p>
          </table:table-cell>
          <table:table-cell/>
          <table:table-cell table:formula="of:=[.A745]*[.$L$1]" office:value-type="float" office:value="0.827489614486694" calcext:value-type="float">
            <text:p>0.827489614486694</text:p>
          </table:table-cell>
          <table:table-cell table:formula="of:=[.B745] * [.$L$2]" office:value-type="float" office:value="7.63154143679394" calcext:value-type="float">
            <text:p>7.63154143679394</text:p>
          </table:table-cell>
          <table:table-cell table:formula="of:=[.C745] * [.$L$3]" office:value-type="float" office:value="266.628074002529" calcext:value-type="float">
            <text:p>266.628074002529</text:p>
          </table:table-cell>
          <table:table-cell table:formula="of:= [.D745]*[.$L$4]" office:value-type="float" office:value="7.60602519853285" calcext:value-type="float">
            <text:p>7.60602519853285</text:p>
          </table:table-cell>
          <table:table-cell table:number-columns-repeated="13"/>
        </table:table-row>
        <table:table-row table:style-name="ro1">
          <table:table-cell office:value-type="float" office:value="0.771673679351806" calcext:value-type="float">
            <text:p>0.771673679351806</text:p>
          </table:table-cell>
          <table:table-cell office:value-type="float" office:value="2.29863732322715" calcext:value-type="float">
            <text:p>2.29863732322715</text:p>
          </table:table-cell>
          <table:table-cell office:value-type="float" office:value="0.815161406993866" calcext:value-type="float">
            <text:p>0.815161406993866</text:p>
          </table:table-cell>
          <table:table-cell office:value-type="float" office:value="0.113650748521748" calcext:value-type="float">
            <text:p>0.113650748521748</text:p>
          </table:table-cell>
          <table:table-cell/>
          <table:table-cell table:formula="of:=[.A746]*[.$L$1]" office:value-type="float" office:value="0.771673679351806" calcext:value-type="float">
            <text:p>0.771673679351806</text:p>
          </table:table-cell>
          <table:table-cell table:formula="of:=[.B746] * [.$L$2]" office:value-type="float" office:value="7.62999079232541" calcext:value-type="float">
            <text:p>7.62999079232541</text:p>
          </table:table-cell>
          <table:table-cell table:formula="of:=[.C746] * [.$L$3]" office:value-type="float" office:value="12.1248064035815" calcext:value-type="float">
            <text:p>12.1248064035815</text:p>
          </table:table-cell>
          <table:table-cell table:formula="of:= [.D746]*[.$L$4]" office:value-type="float" office:value="7.61682533099043" calcext:value-type="float">
            <text:p>7.61682533099043</text:p>
          </table:table-cell>
          <table:table-cell table:number-columns-repeated="13"/>
        </table:table-row>
        <table:table-row table:style-name="ro1">
          <table:table-cell office:value-type="float" office:value="1.25341212749481" calcext:value-type="float">
            <text:p>1.25341212749481</text:p>
          </table:table-cell>
          <table:table-cell office:value-type="float" office:value="2.29863608907397" calcext:value-type="float">
            <text:p>2.29863608907397</text:p>
          </table:table-cell>
          <table:table-cell office:value-type="float" office:value="0.102440215647221" calcext:value-type="float">
            <text:p>0.102440215647221</text:p>
          </table:table-cell>
          <table:table-cell office:value-type="float" office:value="0.113641873106235" calcext:value-type="float">
            <text:p>0.113641873106235</text:p>
          </table:table-cell>
          <table:table-cell/>
          <table:table-cell table:formula="of:=[.A747]*[.$L$1]" office:value-type="float" office:value="1.25341212749481" calcext:value-type="float">
            <text:p>1.25341212749481</text:p>
          </table:table-cell>
          <table:table-cell table:formula="of:=[.B747] * [.$L$2]" office:value-type="float" office:value="7.62998669573423" calcext:value-type="float">
            <text:p>7.62998669573423</text:p>
          </table:table-cell>
          <table:table-cell table:formula="of:=[.C747] * [.$L$3]" office:value-type="float" office:value="1.52370778597599" calcext:value-type="float">
            <text:p>1.52370778597599</text:p>
          </table:table-cell>
          <table:table-cell table:formula="of:= [.D747]*[.$L$4]" office:value-type="float" office:value="7.61623050437838" calcext:value-type="float">
            <text:p>7.61623050437838</text:p>
          </table:table-cell>
          <table:table-cell table:number-columns-repeated="13"/>
        </table:table-row>
        <table:table-row table:style-name="ro1">
          <table:table-cell office:value-type="float" office:value="0.915087223052978" calcext:value-type="float">
            <text:p>0.915087223052978</text:p>
          </table:table-cell>
          <table:table-cell office:value-type="float" office:value="2.29836394201701" calcext:value-type="float">
            <text:p>2.29836394201701</text:p>
          </table:table-cell>
          <table:table-cell office:value-type="float" office:value="0.0371110998094082" calcext:value-type="float">
            <text:p>0.037111099809408</text:p>
          </table:table-cell>
          <table:table-cell office:value-type="float" office:value="0.113611375905964" calcext:value-type="float">
            <text:p>0.113611375905964</text:p>
          </table:table-cell>
          <table:table-cell/>
          <table:table-cell table:formula="of:=[.A748]*[.$L$1]" office:value-type="float" office:value="0.915087223052978" calcext:value-type="float">
            <text:p>0.915087223052978</text:p>
          </table:table-cell>
          <table:table-cell table:formula="of:=[.B748] * [.$L$2]" office:value-type="float" office:value="7.62908334333593" calcext:value-type="float">
            <text:p>7.62908334333593</text:p>
          </table:table-cell>
          <table:table-cell table:formula="of:=[.C748] * [.$L$3]" office:value-type="float" office:value="0.551994852494841" calcext:value-type="float">
            <text:p>0.551994852494841</text:p>
          </table:table-cell>
          <table:table-cell table:formula="of:= [.D748]*[.$L$4]" office:value-type="float" office:value="7.61418659485229" calcext:value-type="float">
            <text:p>7.61418659485229</text:p>
          </table:table-cell>
          <table:table-cell table:number-columns-repeated="13"/>
        </table:table-row>
        <table:table-row table:style-name="ro1">
          <table:table-cell office:value-type="float" office:value="1.13320672512054" calcext:value-type="float">
            <text:p>1.13320672512054</text:p>
          </table:table-cell>
          <table:table-cell office:value-type="float" office:value="2.29776949305558" calcext:value-type="float">
            <text:p>2.29776949305558</text:p>
          </table:table-cell>
          <table:table-cell office:value-type="float" office:value="0.0616743564605713" calcext:value-type="float">
            <text:p>0.061674356460571</text:p>
          </table:table-cell>
          <table:table-cell office:value-type="float" office:value="0.113601234200434" calcext:value-type="float">
            <text:p>0.113601234200434</text:p>
          </table:table-cell>
          <table:table-cell/>
          <table:table-cell table:formula="of:=[.A749]*[.$L$1]" office:value-type="float" office:value="1.13320672512054" calcext:value-type="float">
            <text:p>1.13320672512054</text:p>
          </table:table-cell>
          <table:table-cell table:formula="of:=[.B749] * [.$L$2]" office:value-type="float" office:value="7.62711015685001" calcext:value-type="float">
            <text:p>7.62711015685001</text:p>
          </table:table-cell>
          <table:table-cell table:formula="of:=[.C749] * [.$L$3]" office:value-type="float" office:value="0.917351613722229" calcext:value-type="float">
            <text:p>0.917351613722229</text:p>
          </table:table-cell>
          <table:table-cell table:formula="of:= [.D749]*[.$L$4]" office:value-type="float" office:value="7.61350690201629" calcext:value-type="float">
            <text:p>7.61350690201629</text:p>
          </table:table-cell>
          <table:table-cell table:number-columns-repeated="13"/>
        </table:table-row>
        <table:table-row table:style-name="ro1">
          <table:table-cell office:value-type="float" office:value="5.08689737319946" calcext:value-type="float">
            <text:p>5.08689737319946</text:p>
          </table:table-cell>
          <table:table-cell office:value-type="float" office:value="2.2991565651299" calcext:value-type="float">
            <text:p>2.2991565651299</text:p>
          </table:table-cell>
          <table:table-cell office:value-type="float" office:value="0.133840650320053" calcext:value-type="float">
            <text:p>0.133840650320053</text:p>
          </table:table-cell>
          <table:table-cell office:value-type="float" office:value="0.113595573440461" calcext:value-type="float">
            <text:p>0.113595573440461</text:p>
          </table:table-cell>
          <table:table-cell/>
          <table:table-cell table:formula="of:=[.A750]*[.$L$1]" office:value-type="float" office:value="5.08689737319946" calcext:value-type="float">
            <text:p>5.08689737319946</text:p>
          </table:table-cell>
          <table:table-cell table:formula="of:=[.B750] * [.$L$2]" office:value-type="float" office:value="7.63171433996684" calcext:value-type="float">
            <text:p>7.63171433996684</text:p>
          </table:table-cell>
          <table:table-cell table:formula="of:=[.C750] * [.$L$3]" office:value-type="float" office:value="1.99076153524563" calcext:value-type="float">
            <text:p>1.99076153524563</text:p>
          </table:table-cell>
          <table:table-cell table:formula="of:= [.D750]*[.$L$4]" office:value-type="float" office:value="7.61312752026544" calcext:value-type="float">
            <text:p>7.61312752026544</text:p>
          </table:table-cell>
          <table:table-cell table:number-columns-repeated="13"/>
        </table:table-row>
        <table:table-row table:style-name="ro1">
          <table:table-cell office:value-type="float" office:value="0.880338191986084" calcext:value-type="float">
            <text:p>0.880338191986084</text:p>
          </table:table-cell>
          <table:table-cell office:value-type="float" office:value="2.29882928956444" calcext:value-type="float">
            <text:p>2.29882928956444</text:p>
          </table:table-cell>
          <table:table-cell office:value-type="float" office:value="0.069777674973011" calcext:value-type="float">
            <text:p>0.069777674973011</text:p>
          </table:table-cell>
          <table:table-cell office:value-type="float" office:value="0.113578366954043" calcext:value-type="float">
            <text:p>0.113578366954043</text:p>
          </table:table-cell>
          <table:table-cell/>
          <table:table-cell table:formula="of:=[.A751]*[.$L$1]" office:value-type="float" office:value="0.880338191986084" calcext:value-type="float">
            <text:p>0.880338191986084</text:p>
          </table:table-cell>
          <table:table-cell table:formula="of:=[.B751] * [.$L$2]" office:value-type="float" office:value="7.63062799653816" calcext:value-type="float">
            <text:p>7.63062799653816</text:p>
          </table:table-cell>
          <table:table-cell table:formula="of:=[.C751] * [.$L$3]" office:value-type="float" office:value="1.0378813239697" calcext:value-type="float">
            <text:p>1.0378813239697</text:p>
          </table:table-cell>
          <table:table-cell table:formula="of:= [.D751]*[.$L$4]" office:value-type="float" office:value="7.61197434878782" calcext:value-type="float">
            <text:p>7.61197434878782</text:p>
          </table:table-cell>
          <table:table-cell table:number-columns-repeated="13"/>
        </table:table-row>
        <table:table-row table:style-name="ro1">
          <table:table-cell office:value-type="float" office:value="1.03600168228149" calcext:value-type="float">
            <text:p>1.03600168228149</text:p>
          </table:table-cell>
          <table:table-cell office:value-type="float" office:value="2.29811227219784" calcext:value-type="float">
            <text:p>2.29811227219784</text:p>
          </table:table-cell>
          <table:table-cell office:value-type="float" office:value="0.0485020652413368" calcext:value-type="float">
            <text:p>0.048502065241337</text:p>
          </table:table-cell>
          <table:table-cell office:value-type="float" office:value="0.11351206722279" calcext:value-type="float">
            <text:p>0.11351206722279</text:p>
          </table:table-cell>
          <table:table-cell/>
          <table:table-cell table:formula="of:=[.A752]*[.$L$1]" office:value-type="float" office:value="1.03600168228149" calcext:value-type="float">
            <text:p>1.03600168228149</text:p>
          </table:table-cell>
          <table:table-cell table:formula="of:=[.B752] * [.$L$2]" office:value-type="float" office:value="7.62824796213699" calcext:value-type="float">
            <text:p>7.62824796213699</text:p>
          </table:table-cell>
          <table:table-cell table:formula="of:=[.C752] * [.$L$3]" office:value-type="float" office:value="0.72142540873444" calcext:value-type="float">
            <text:p>0.72142540873444</text:p>
          </table:table-cell>
          <table:table-cell table:formula="of:= [.D752]*[.$L$4]" office:value-type="float" office:value="7.60753096870446" calcext:value-type="float">
            <text:p>7.60753096870446</text:p>
          </table:table-cell>
          <table:table-cell table:number-columns-repeated="13"/>
        </table:table-row>
        <table:table-row table:style-name="ro1">
          <table:table-cell office:value-type="float" office:value="1.01173949241638" calcext:value-type="float">
            <text:p>1.01173949241638</text:p>
          </table:table-cell>
          <table:table-cell office:value-type="float" office:value="2.29744614622261" calcext:value-type="float">
            <text:p>2.29744614622261</text:p>
          </table:table-cell>
          <table:table-cell office:value-type="float" office:value="0.22937023639679" calcext:value-type="float">
            <text:p>0.22937023639679</text:p>
          </table:table-cell>
          <table:table-cell office:value-type="float" office:value="0.113525791798784" calcext:value-type="float">
            <text:p>0.113525791798784</text:p>
          </table:table-cell>
          <table:table-cell/>
          <table:table-cell table:formula="of:=[.A753]*[.$L$1]" office:value-type="float" office:value="1.01173949241638" calcext:value-type="float">
            <text:p>1.01173949241638</text:p>
          </table:table-cell>
          <table:table-cell table:formula="of:=[.B753] * [.$L$2]" office:value-type="float" office:value="7.62603685427489" calcext:value-type="float">
            <text:p>7.62603685427489</text:p>
          </table:table-cell>
          <table:table-cell table:formula="of:=[.C753] * [.$L$3]" office:value-type="float" office:value="3.41167980622485" calcext:value-type="float">
            <text:p>3.41167980622485</text:p>
          </table:table-cell>
          <table:table-cell table:formula="of:= [.D753]*[.$L$4]" office:value-type="float" office:value="7.60845078401096" calcext:value-type="float">
            <text:p>7.60845078401096</text:p>
          </table:table-cell>
          <table:table-cell table:number-columns-repeated="13"/>
        </table:table-row>
        <table:table-row table:style-name="ro1">
          <table:table-cell office:value-type="float" office:value="1.52048230171204" calcext:value-type="float">
            <text:p>1.52048230171204</text:p>
          </table:table-cell>
          <table:table-cell office:value-type="float" office:value="2.29718729420455" calcext:value-type="float">
            <text:p>2.29718729420455</text:p>
          </table:table-cell>
          <table:table-cell office:value-type="float" office:value="0.0615780279040337" calcext:value-type="float">
            <text:p>0.061578027904034</text:p>
          </table:table-cell>
          <table:table-cell office:value-type="float" office:value="0.113494717249914" calcext:value-type="float">
            <text:p>0.113494717249914</text:p>
          </table:table-cell>
          <table:table-cell/>
          <table:table-cell table:formula="of:=[.A754]*[.$L$1]" office:value-type="float" office:value="1.52048230171204" calcext:value-type="float">
            <text:p>1.52048230171204</text:p>
          </table:table-cell>
          <table:table-cell table:formula="of:=[.B754] * [.$L$2]" office:value-type="float" office:value="7.62517763281596" calcext:value-type="float">
            <text:p>7.62517763281596</text:p>
          </table:table-cell>
          <table:table-cell table:formula="of:=[.C754] * [.$L$3]" office:value-type="float" office:value="0.915918811470878" calcext:value-type="float">
            <text:p>0.915918811470878</text:p>
          </table:table-cell>
          <table:table-cell table:formula="of:= [.D754]*[.$L$4]" office:value-type="float" office:value="7.60636818082477" calcext:value-type="float">
            <text:p>7.60636818082477</text:p>
          </table:table-cell>
          <table:table-cell table:number-columns-repeated="13"/>
        </table:table-row>
        <table:table-row table:style-name="ro1">
          <table:table-cell office:value-type="float" office:value="1.4136244058609" calcext:value-type="float">
            <text:p>1.4136244058609</text:p>
          </table:table-cell>
          <table:table-cell office:value-type="float" office:value="2.29704815660436" calcext:value-type="float">
            <text:p>2.29704815660436</text:p>
          </table:table-cell>
          <table:table-cell office:value-type="float" office:value="0.0499874278903008" calcext:value-type="float">
            <text:p>0.049987427890301</text:p>
          </table:table-cell>
          <table:table-cell office:value-type="float" office:value="0.113485861491614" calcext:value-type="float">
            <text:p>0.113485861491614</text:p>
          </table:table-cell>
          <table:table-cell/>
          <table:table-cell table:formula="of:=[.A755]*[.$L$1]" office:value-type="float" office:value="1.4136244058609" calcext:value-type="float">
            <text:p>1.4136244058609</text:p>
          </table:table-cell>
          <table:table-cell table:formula="of:=[.B755] * [.$L$2]" office:value-type="float" office:value="7.62471578587841" calcext:value-type="float">
            <text:p>7.62471578587841</text:p>
          </table:table-cell>
          <table:table-cell table:formula="of:=[.C755] * [.$L$3]" office:value-type="float" office:value="0.743518867040095" calcext:value-type="float">
            <text:p>0.743518867040095</text:p>
          </table:table-cell>
          <table:table-cell table:formula="of:= [.D755]*[.$L$4]" office:value-type="float" office:value="7.60577467163087" calcext:value-type="float">
            <text:p>7.60577467163087</text:p>
          </table:table-cell>
          <table:table-cell table:number-columns-repeated="13"/>
        </table:table-row>
        <table:table-row table:style-name="ro1">
          <table:table-cell office:value-type="float" office:value="1.03783583641052" calcext:value-type="float">
            <text:p>1.03783583641052</text:p>
          </table:table-cell>
          <table:table-cell office:value-type="float" office:value="2.29664523114344" calcext:value-type="float">
            <text:p>2.29664523114344</text:p>
          </table:table-cell>
          <table:table-cell office:value-type="float" office:value="0.0503179244697094" calcext:value-type="float">
            <text:p>0.050317924469709</text:p>
          </table:table-cell>
          <table:table-cell office:value-type="float" office:value="0.113483219136528" calcext:value-type="float">
            <text:p>0.113483219136528</text:p>
          </table:table-cell>
          <table:table-cell/>
          <table:table-cell table:formula="of:=[.A756]*[.$L$1]" office:value-type="float" office:value="1.03783583641052" calcext:value-type="float">
            <text:p>1.03783583641052</text:p>
          </table:table-cell>
          <table:table-cell table:formula="of:=[.B756] * [.$L$2]" office:value-type="float" office:value="7.62337833367324" calcext:value-type="float">
            <text:p>7.62337833367324</text:p>
          </table:table-cell>
          <table:table-cell table:formula="of:=[.C756] * [.$L$3]" office:value-type="float" office:value="0.748434711936572" calcext:value-type="float">
            <text:p>0.748434711936572</text:p>
          </table:table-cell>
          <table:table-cell table:formula="of:= [.D756]*[.$L$4]" office:value-type="float" office:value="7.60559758210516" calcext:value-type="float">
            <text:p>7.60559758210516</text:p>
          </table:table-cell>
          <table:table-cell table:number-columns-repeated="13"/>
        </table:table-row>
        <table:table-row table:style-name="ro1">
          <table:table-cell office:value-type="float" office:value="0.997666776180267" calcext:value-type="float">
            <text:p>0.997666776180267</text:p>
          </table:table-cell>
          <table:table-cell office:value-type="float" office:value="2.29618369508482" calcext:value-type="float">
            <text:p>2.29618369508482</text:p>
          </table:table-cell>
          <table:table-cell office:value-type="float" office:value="0.0736292153596878" calcext:value-type="float">
            <text:p>0.073629215359688</text:p>
          </table:table-cell>
          <table:table-cell office:value-type="float" office:value="0.113457463190529" calcext:value-type="float">
            <text:p>0.113457463190529</text:p>
          </table:table-cell>
          <table:table-cell/>
          <table:table-cell table:formula="of:=[.A757]*[.$L$1]" office:value-type="float" office:value="0.997666776180267" calcext:value-type="float">
            <text:p>0.997666776180267</text:p>
          </table:table-cell>
          <table:table-cell table:formula="of:=[.B757] * [.$L$2]" office:value-type="float" office:value="7.62184633215129" calcext:value-type="float">
            <text:p>7.62184633215129</text:p>
          </table:table-cell>
          <table:table-cell table:formula="of:=[.C757] * [.$L$3]" office:value-type="float" office:value="1.0951695875496" calcext:value-type="float">
            <text:p>1.0951695875496</text:p>
          </table:table-cell>
          <table:table-cell table:formula="of:= [.D757]*[.$L$4]" office:value-type="float" office:value="7.60387142944481" calcext:value-type="float">
            <text:p>7.60387142944481</text:p>
          </table:table-cell>
          <table:table-cell table:number-columns-repeated="13"/>
        </table:table-row>
        <table:table-row table:style-name="ro1">
          <table:table-cell office:value-type="float" office:value="1.19887542724609" calcext:value-type="float">
            <text:p>1.19887542724609</text:p>
          </table:table-cell>
          <table:table-cell office:value-type="float" office:value="2.29577775412307" calcext:value-type="float">
            <text:p>2.29577775412307</text:p>
          </table:table-cell>
          <table:table-cell office:value-type="float" office:value="18.3348331451416" calcext:value-type="float">
            <text:p>18.3348331451416</text:p>
          </table:table-cell>
          <table:table-cell office:value-type="float" office:value="0.114463038923739" calcext:value-type="float">
            <text:p>0.114463038923739</text:p>
          </table:table-cell>
          <table:table-cell/>
          <table:table-cell table:formula="of:=[.A758]*[.$L$1]" office:value-type="float" office:value="1.19887542724609" calcext:value-type="float">
            <text:p>1.19887542724609</text:p>
          </table:table-cell>
          <table:table-cell table:formula="of:=[.B758] * [.$L$2]" office:value-type="float" office:value="7.62049887043166" calcext:value-type="float">
            <text:p>7.62049887043166</text:p>
          </table:table-cell>
          <table:table-cell table:formula="of:=[.C758] * [.$L$3]" office:value-type="float" office:value="272.714459270868" calcext:value-type="float">
            <text:p>272.714459270868</text:p>
          </table:table-cell>
          <table:table-cell table:formula="of:= [.D758]*[.$L$4]" office:value-type="float" office:value="7.67126469184358" calcext:value-type="float">
            <text:p>7.67126469184358</text:p>
          </table:table-cell>
          <table:table-cell table:number-columns-repeated="13"/>
        </table:table-row>
        <table:table-row table:style-name="ro1">
          <table:table-cell office:value-type="float" office:value="0.980083167552948" calcext:value-type="float">
            <text:p>0.980083167552948</text:p>
          </table:table-cell>
          <table:table-cell office:value-type="float" office:value="2.29519815994764" calcext:value-type="float">
            <text:p>2.29519815994764</text:p>
          </table:table-cell>
          <table:table-cell office:value-type="float" office:value="0.0653654411435127" calcext:value-type="float">
            <text:p>0.065365441143513</text:p>
          </table:table-cell>
          <table:table-cell office:value-type="float" office:value="0.114459936738493" calcext:value-type="float">
            <text:p>0.114459936738493</text:p>
          </table:table-cell>
          <table:table-cell/>
          <table:table-cell table:formula="of:=[.A759]*[.$L$1]" office:value-type="float" office:value="0.980083167552948" calcext:value-type="float">
            <text:p>0.980083167552948</text:p>
          </table:table-cell>
          <table:table-cell table:formula="of:=[.B759] * [.$L$2]" office:value-type="float" office:value="7.61857499223776" calcext:value-type="float">
            <text:p>7.61857499223776</text:p>
          </table:table-cell>
          <table:table-cell table:formula="of:=[.C759] * [.$L$3]" office:value-type="float" office:value="0.972253240339873" calcext:value-type="float">
            <text:p>0.972253240339873</text:p>
          </table:table-cell>
          <table:table-cell table:formula="of:= [.D759]*[.$L$4]" office:value-type="float" office:value="7.67105678469409" calcext:value-type="float">
            <text:p>7.67105678469409</text:p>
          </table:table-cell>
          <table:table-cell table:number-columns-repeated="13"/>
        </table:table-row>
        <table:table-row table:style-name="ro1">
          <table:table-cell office:value-type="float" office:value="1.06729888916016" calcext:value-type="float">
            <text:p>1.06729888916016</text:p>
          </table:table-cell>
          <table:table-cell office:value-type="float" office:value="2.29461617290715" calcext:value-type="float">
            <text:p>2.29461617290715</text:p>
          </table:table-cell>
          <table:table-cell office:value-type="float" office:value="0.0714835301041603" calcext:value-type="float">
            <text:p>0.07148353010416</text:p>
          </table:table-cell>
          <table:table-cell office:value-type="float" office:value="0.114429457019124" calcext:value-type="float">
            <text:p>0.114429457019124</text:p>
          </table:table-cell>
          <table:table-cell/>
          <table:table-cell table:formula="of:=[.A760]*[.$L$1]" office:value-type="float" office:value="1.06729888916016" calcext:value-type="float">
            <text:p>1.06729888916016</text:p>
          </table:table-cell>
          <table:table-cell table:formula="of:=[.B760] * [.$L$2]" office:value-type="float" office:value="7.61664317127787" calcext:value-type="float">
            <text:p>7.61664317127787</text:p>
          </table:table-cell>
          <table:table-cell table:formula="of:=[.C760] * [.$L$3]" office:value-type="float" office:value="1.06325441332389" calcext:value-type="float">
            <text:p>1.06325441332389</text:p>
          </table:table-cell>
          <table:table-cell table:formula="of:= [.D760]*[.$L$4]" office:value-type="float" office:value="7.66901404673073" calcext:value-type="float">
            <text:p>7.66901404673073</text:p>
          </table:table-cell>
          <table:table-cell table:number-columns-repeated="13"/>
        </table:table-row>
        <table:table-row table:style-name="ro1">
          <table:table-cell office:value-type="float" office:value="1.06709802150726" calcext:value-type="float">
            <text:p>1.06709802150726</text:p>
          </table:table-cell>
          <table:table-cell office:value-type="float" office:value="2.29357747003831" calcext:value-type="float">
            <text:p>2.29357747003831</text:p>
          </table:table-cell>
          <table:table-cell office:value-type="float" office:value="0.0534971207380295" calcext:value-type="float">
            <text:p>0.05349712073803</text:p>
          </table:table-cell>
          <table:table-cell office:value-type="float" office:value="0.114415041242708" calcext:value-type="float">
            <text:p>0.114415041242708</text:p>
          </table:table-cell>
          <table:table-cell/>
          <table:table-cell table:formula="of:=[.A761]*[.$L$1]" office:value-type="float" office:value="1.06709802150726" calcext:value-type="float">
            <text:p>1.06709802150726</text:p>
          </table:table-cell>
          <table:table-cell table:formula="of:=[.B761] * [.$L$2]" office:value-type="float" office:value="7.61319534884625" calcext:value-type="float">
            <text:p>7.61319534884625</text:p>
          </table:table-cell>
          <table:table-cell table:formula="of:=[.C761] * [.$L$3]" office:value-type="float" office:value="0.795722450219624" calcext:value-type="float">
            <text:p>0.795722450219624</text:p>
          </table:table-cell>
          <table:table-cell table:formula="of:= [.D761]*[.$L$4]" office:value-type="float" office:value="7.66804790746284" calcext:value-type="float">
            <text:p>7.66804790746284</text:p>
          </table:table-cell>
          <table:table-cell table:number-columns-repeated="13"/>
        </table:table-row>
        <table:table-row table:style-name="ro1">
          <table:table-cell office:value-type="float" office:value="0.947371780872345" calcext:value-type="float">
            <text:p>0.947371780872345</text:p>
          </table:table-cell>
          <table:table-cell office:value-type="float" office:value="2.29318338167358" calcext:value-type="float">
            <text:p>2.29318338167358</text:p>
          </table:table-cell>
          <table:table-cell office:value-type="float" office:value="0.0531853474676609" calcext:value-type="float">
            <text:p>0.053185347467661</text:p>
          </table:table-cell>
          <table:table-cell office:value-type="float" office:value="0.114410884648292" calcext:value-type="float">
            <text:p>0.114410884648292</text:p>
          </table:table-cell>
          <table:table-cell/>
          <table:table-cell table:formula="of:=[.A762]*[.$L$1]" office:value-type="float" office:value="0.947371780872345" calcext:value-type="float">
            <text:p>0.947371780872345</text:p>
          </table:table-cell>
          <table:table-cell table:formula="of:=[.B762] * [.$L$2]" office:value-type="float" office:value="7.61188723009091" calcext:value-type="float">
            <text:p>7.61188723009091</text:p>
          </table:table-cell>
          <table:table-cell table:formula="of:=[.C762] * [.$L$3]" office:value-type="float" office:value="0.791085098018455" calcext:value-type="float">
            <text:p>0.791085098018455</text:p>
          </table:table-cell>
          <table:table-cell table:formula="of:= [.D762]*[.$L$4]" office:value-type="float" office:value="7.66776933425458" calcext:value-type="float">
            <text:p>7.66776933425458</text:p>
          </table:table-cell>
          <table:table-cell table:number-columns-repeated="13"/>
        </table:table-row>
        <table:table-row table:style-name="ro1">
          <table:table-cell office:value-type="float" office:value="0.942221343517303" calcext:value-type="float">
            <text:p>0.942221343517303</text:p>
          </table:table-cell>
          <table:table-cell office:value-type="float" office:value="2.29293278277909" calcext:value-type="float">
            <text:p>2.29293278277909</text:p>
          </table:table-cell>
          <table:table-cell office:value-type="float" office:value="0.0605346113443375" calcext:value-type="float">
            <text:p>0.060534611344338</text:p>
          </table:table-cell>
          <table:table-cell office:value-type="float" office:value="0.114413576386013" calcext:value-type="float">
            <text:p>0.114413576386013</text:p>
          </table:table-cell>
          <table:table-cell/>
          <table:table-cell table:formula="of:=[.A763]*[.$L$1]" office:value-type="float" office:value="0.942221343517303" calcext:value-type="float">
            <text:p>0.942221343517303</text:p>
          </table:table-cell>
          <table:table-cell table:formula="of:=[.B763] * [.$L$2]" office:value-type="float" office:value="7.61105540367" calcext:value-type="float">
            <text:p>7.61105540367</text:p>
          </table:table-cell>
          <table:table-cell table:formula="of:=[.C763] * [.$L$3]" office:value-type="float" office:value="0.900398911146766" calcext:value-type="float">
            <text:p>0.900398911146766</text:p>
          </table:table-cell>
          <table:table-cell table:formula="of:= [.D763]*[.$L$4]" office:value-type="float" office:value="7.66794973338367" calcext:value-type="float">
            <text:p>7.66794973338367</text:p>
          </table:table-cell>
          <table:table-cell table:number-columns-repeated="13"/>
        </table:table-row>
        <table:table-row table:style-name="ro1">
          <table:table-cell office:value-type="float" office:value="1.05691051483154" calcext:value-type="float">
            <text:p>1.05691051483154</text:p>
          </table:table-cell>
          <table:table-cell office:value-type="float" office:value="2.29250931298678" calcext:value-type="float">
            <text:p>2.29250931298678</text:p>
          </table:table-cell>
          <table:table-cell office:value-type="float" office:value="0.0374357961118221" calcext:value-type="float">
            <text:p>0.037435796111822</text:p>
          </table:table-cell>
          <table:table-cell office:value-type="float" office:value="0.114387727754295" calcext:value-type="float">
            <text:p>0.114387727754295</text:p>
          </table:table-cell>
          <table:table-cell/>
          <table:table-cell table:formula="of:=[.A764]*[.$L$1]" office:value-type="float" office:value="1.05691051483154" calcext:value-type="float">
            <text:p>1.05691051483154</text:p>
          </table:table-cell>
          <table:table-cell table:formula="of:=[.B764] * [.$L$2]" office:value-type="float" office:value="7.60964975755807" calcext:value-type="float">
            <text:p>7.60964975755807</text:p>
          </table:table-cell>
          <table:table-cell table:formula="of:=[.C764] * [.$L$3]" office:value-type="float" office:value="0.556824423390802" calcext:value-type="float">
            <text:p>0.556824423390802</text:p>
          </table:table-cell>
          <table:table-cell table:formula="of:= [.D764]*[.$L$4]" office:value-type="float" office:value="7.66621736896548" calcext:value-type="float">
            <text:p>7.66621736896548</text:p>
          </table:table-cell>
          <table:table-cell table:number-columns-repeated="13"/>
        </table:table-row>
        <table:table-row table:style-name="ro1">
          <table:table-cell office:value-type="float" office:value="5.94520425796509" calcext:value-type="float">
            <text:p>5.94520425796509</text:p>
          </table:table-cell>
          <table:table-cell office:value-type="float" office:value="2.29306375483027" calcext:value-type="float">
            <text:p>2.29306375483027</text:p>
          </table:table-cell>
          <table:table-cell office:value-type="float" office:value="0.0381664298474789" calcext:value-type="float">
            <text:p>0.038166429847479</text:p>
          </table:table-cell>
          <table:table-cell office:value-type="float" office:value="0.114349747133966" calcext:value-type="float">
            <text:p>0.114349747133966</text:p>
          </table:table-cell>
          <table:table-cell/>
          <table:table-cell table:formula="of:=[.A765]*[.$L$1]" office:value-type="float" office:value="5.94520425796509" calcext:value-type="float">
            <text:p>5.94520425796509</text:p>
          </table:table-cell>
          <table:table-cell table:formula="of:=[.B765] * [.$L$2]" office:value-type="float" office:value="7.61149014626051" calcext:value-type="float">
            <text:p>7.61149014626051</text:p>
          </table:table-cell>
          <table:table-cell table:formula="of:=[.C765] * [.$L$3]" office:value-type="float" office:value="0.567691955294002" calcext:value-type="float">
            <text:p>0.567691955294002</text:p>
          </table:table-cell>
          <table:table-cell table:formula="of:= [.D765]*[.$L$4]" office:value-type="float" office:value="7.66367192377686" calcext:value-type="float">
            <text:p>7.66367192377686</text:p>
          </table:table-cell>
          <table:table-cell table:number-columns-repeated="13"/>
        </table:table-row>
        <table:table-row table:style-name="ro1">
          <table:table-cell office:value-type="float" office:value="1.30741131305695" calcext:value-type="float">
            <text:p>1.30741131305695</text:p>
          </table:table-cell>
          <table:table-cell office:value-type="float" office:value="2.29248822388319" calcext:value-type="float">
            <text:p>2.29248822388319</text:p>
          </table:table-cell>
          <table:table-cell office:value-type="float" office:value="0.0747582912445068" calcext:value-type="float">
            <text:p>0.074758291244507</text:p>
          </table:table-cell>
          <table:table-cell office:value-type="float" office:value="0.114338855869745" calcext:value-type="float">
            <text:p>0.114338855869745</text:p>
          </table:table-cell>
          <table:table-cell/>
          <table:table-cell table:formula="of:=[.A766]*[.$L$1]" office:value-type="float" office:value="1.30741131305695" calcext:value-type="float">
            <text:p>1.30741131305695</text:p>
          </table:table-cell>
          <table:table-cell table:formula="of:=[.B766] * [.$L$2]" office:value-type="float" office:value="7.60957975535955" calcext:value-type="float">
            <text:p>7.60957975535955</text:p>
          </table:table-cell>
          <table:table-cell table:formula="of:=[.C766] * [.$L$3]" office:value-type="float" office:value="1.11196359472527" calcext:value-type="float">
            <text:p>1.11196359472527</text:p>
          </table:table-cell>
          <table:table-cell table:formula="of:= [.D766]*[.$L$4]" office:value-type="float" office:value="7.66294199583286" calcext:value-type="float">
            <text:p>7.66294199583286</text:p>
          </table:table-cell>
          <table:table-cell table:number-columns-repeated="13"/>
        </table:table-row>
        <table:table-row table:style-name="ro1">
          <table:table-cell office:value-type="float" office:value="0.969097316265106" calcext:value-type="float">
            <text:p>0.969097316265106</text:p>
          </table:table-cell>
          <table:table-cell office:value-type="float" office:value="2.29199647267053" calcext:value-type="float">
            <text:p>2.29199647267053</text:p>
          </table:table-cell>
          <table:table-cell office:value-type="float" office:value="0.0567413009703159" calcext:value-type="float">
            <text:p>0.056741300970316</text:p>
          </table:table-cell>
          <table:table-cell office:value-type="float" office:value="0.114302127455577" calcext:value-type="float">
            <text:p>0.114302127455577</text:p>
          </table:table-cell>
          <table:table-cell/>
          <table:table-cell table:formula="of:=[.A767]*[.$L$1]" office:value-type="float" office:value="0.969097316265106" calcext:value-type="float">
            <text:p>0.969097316265106</text:p>
          </table:table-cell>
          <table:table-cell table:formula="of:=[.B767] * [.$L$2]" office:value-type="float" office:value="7.60794745904782" calcext:value-type="float">
            <text:p>7.60794745904782</text:p>
          </table:table-cell>
          <table:table-cell table:formula="of:=[.C767] * [.$L$3]" office:value-type="float" office:value="0.843976767606727" calcext:value-type="float">
            <text:p>0.843976767606727</text:p>
          </table:table-cell>
          <table:table-cell table:formula="of:= [.D767]*[.$L$4]" office:value-type="float" office:value="7.66048047297409" calcext:value-type="float">
            <text:p>7.66048047297409</text:p>
          </table:table-cell>
          <table:table-cell table:number-columns-repeated="13"/>
        </table:table-row>
        <table:table-row table:style-name="ro1">
          <table:table-cell office:value-type="float" office:value="0.895250260829925" calcext:value-type="float">
            <text:p>0.895250260829925</text:p>
          </table:table-cell>
          <table:table-cell office:value-type="float" office:value="2.29149896811432" calcext:value-type="float">
            <text:p>2.29149896811432</text:p>
          </table:table-cell>
          <table:table-cell office:value-type="float" office:value="0.0854730531573296" calcext:value-type="float">
            <text:p>0.08547305315733</text:p>
          </table:table-cell>
          <table:table-cell office:value-type="float" office:value="0.114276642357551" calcext:value-type="float">
            <text:p>0.114276642357551</text:p>
          </table:table-cell>
          <table:table-cell/>
          <table:table-cell table:formula="of:=[.A768]*[.$L$1]" office:value-type="float" office:value="0.895250260829925" calcext:value-type="float">
            <text:p>0.895250260829925</text:p>
          </table:table-cell>
          <table:table-cell table:formula="of:=[.B768] * [.$L$2]" office:value-type="float" office:value="7.60629606535264" calcext:value-type="float">
            <text:p>7.60629606535264</text:p>
          </table:table-cell>
          <table:table-cell table:formula="of:=[.C768] * [.$L$3]" office:value-type="float" office:value="1.27133622048848" calcext:value-type="float">
            <text:p>1.27133622048848</text:p>
          </table:table-cell>
          <table:table-cell table:formula="of:= [.D768]*[.$L$4]" office:value-type="float" office:value="7.65877247243088" calcext:value-type="float">
            <text:p>7.65877247243088</text:p>
          </table:table-cell>
          <table:table-cell table:number-columns-repeated="13"/>
        </table:table-row>
        <table:table-row table:style-name="ro1">
          <table:table-cell office:value-type="float" office:value="1.22593021392822" calcext:value-type="float">
            <text:p>1.22593021392822</text:p>
          </table:table-cell>
          <table:table-cell office:value-type="float" office:value="2.29102659258915" calcext:value-type="float">
            <text:p>2.29102659258915</text:p>
          </table:table-cell>
          <table:table-cell office:value-type="float" office:value="0.0691220611333847" calcext:value-type="float">
            <text:p>0.069122061133385</text:p>
          </table:table-cell>
          <table:table-cell office:value-type="float" office:value="0.114255947703317" calcext:value-type="float">
            <text:p>0.114255947703317</text:p>
          </table:table-cell>
          <table:table-cell/>
          <table:table-cell table:formula="of:=[.A769]*[.$L$1]" office:value-type="float" office:value="1.22593021392822" calcext:value-type="float">
            <text:p>1.22593021392822</text:p>
          </table:table-cell>
          <table:table-cell table:formula="of:=[.B769] * [.$L$2]" office:value-type="float" office:value="7.60472808380501" calcext:value-type="float">
            <text:p>7.60472808380501</text:p>
          </table:table-cell>
          <table:table-cell table:formula="of:=[.C769] * [.$L$3]" office:value-type="float" office:value="1.0281296468015" calcext:value-type="float">
            <text:p>1.0281296468015</text:p>
          </table:table-cell>
          <table:table-cell table:formula="of:= [.D769]*[.$L$4]" office:value-type="float" office:value="7.65738552541438" calcext:value-type="float">
            <text:p>7.65738552541438</text:p>
          </table:table-cell>
          <table:table-cell table:number-columns-repeated="13"/>
        </table:table-row>
        <table:table-row table:style-name="ro1">
          <table:table-cell office:value-type="float" office:value="1.5050927400589" calcext:value-type="float">
            <text:p>1.5050927400589</text:p>
          </table:table-cell>
          <table:table-cell office:value-type="float" office:value="2.29076965169938" calcext:value-type="float">
            <text:p>2.29076965169938</text:p>
          </table:table-cell>
          <table:table-cell office:value-type="float" office:value="1.2335809469223" calcext:value-type="float">
            <text:p>1.2335809469223</text:p>
          </table:table-cell>
          <table:table-cell office:value-type="float" office:value="0.114367228075962" calcext:value-type="float">
            <text:p>0.114367228075962</text:p>
          </table:table-cell>
          <table:table-cell/>
          <table:table-cell table:formula="of:=[.A770]*[.$L$1]" office:value-type="float" office:value="1.5050927400589" calcext:value-type="float">
            <text:p>1.5050927400589</text:p>
          </table:table-cell>
          <table:table-cell table:formula="of:=[.B770] * [.$L$2]" office:value-type="float" office:value="7.60387520605725" calcext:value-type="float">
            <text:p>7.60387520605725</text:p>
          </table:table-cell>
          <table:table-cell table:formula="of:=[.C770] * [.$L$3]" office:value-type="float" office:value="18.348427730083" calcext:value-type="float">
            <text:p>18.348427730083</text:p>
          </table:table-cell>
          <table:table-cell table:formula="of:= [.D770]*[.$L$4]" office:value-type="float" office:value="7.66484348915182" calcext:value-type="float">
            <text:p>7.66484348915182</text:p>
          </table:table-cell>
          <table:table-cell table:number-columns-repeated="13"/>
        </table:table-row>
        <table:table-row table:style-name="ro1">
          <table:table-cell office:value-type="float" office:value="8.62943840026856" calcext:value-type="float">
            <text:p>8.62943840026856</text:p>
          </table:table-cell>
          <table:table-cell office:value-type="float" office:value="2.29113051850052" calcext:value-type="float">
            <text:p>2.29113051850052</text:p>
          </table:table-cell>
          <table:table-cell office:value-type="float" office:value="0.050658080726862" calcext:value-type="float">
            <text:p>0.050658080726862</text:p>
          </table:table-cell>
          <table:table-cell office:value-type="float" office:value="0.114314146130938" calcext:value-type="float">
            <text:p>0.114314146130938</text:p>
          </table:table-cell>
          <table:table-cell/>
          <table:table-cell table:formula="of:=[.A771]*[.$L$1]" office:value-type="float" office:value="8.62943840026856" calcext:value-type="float">
            <text:p>8.62943840026856</text:p>
          </table:table-cell>
          <table:table-cell table:formula="of:=[.B771] * [.$L$2]" office:value-type="float" office:value="7.60507305068552" calcext:value-type="float">
            <text:p>7.60507305068552</text:p>
          </table:table-cell>
          <table:table-cell table:formula="of:=[.C771] * [.$L$3]" office:value-type="float" office:value="0.7534942360131" calcext:value-type="float">
            <text:p>0.7534942360131</text:p>
          </table:table-cell>
          <table:table-cell table:formula="of:= [.D771]*[.$L$4]" office:value-type="float" office:value="7.66128595953821" calcext:value-type="float">
            <text:p>7.66128595953821</text:p>
          </table:table-cell>
          <table:table-cell table:number-columns-repeated="13"/>
        </table:table-row>
        <table:table-row table:style-name="ro1">
          <table:table-cell office:value-type="float" office:value="2.09131574630737" calcext:value-type="float">
            <text:p>2.09131574630737</text:p>
          </table:table-cell>
          <table:table-cell office:value-type="float" office:value="2.29124844240913" calcext:value-type="float">
            <text:p>2.29124844240913</text:p>
          </table:table-cell>
          <table:table-cell office:value-type="float" office:value="0.0678520128130913" calcext:value-type="float">
            <text:p>0.067852012813091</text:p>
          </table:table-cell>
          <table:table-cell office:value-type="float" office:value="0.11429567669831" calcext:value-type="float">
            <text:p>0.11429567669831</text:p>
          </table:table-cell>
          <table:table-cell/>
          <table:table-cell table:formula="of:=[.A772]*[.$L$1]" office:value-type="float" office:value="2.09131574630737" calcext:value-type="float">
            <text:p>2.09131574630737</text:p>
          </table:table-cell>
          <table:table-cell table:formula="of:=[.B772] * [.$L$2]" office:value-type="float" office:value="7.60546448187295" calcext:value-type="float">
            <text:p>7.60546448187295</text:p>
          </table:table-cell>
          <table:table-cell table:formula="of:=[.C772] * [.$L$3]" office:value-type="float" office:value="1.00923879908149" calcext:value-type="float">
            <text:p>1.00923879908149</text:p>
          </table:table-cell>
          <table:table-cell table:formula="of:= [.D772]*[.$L$4]" office:value-type="float" office:value="7.66004814593715" calcext:value-type="float">
            <text:p>7.66004814593715</text:p>
          </table:table-cell>
          <table:table-cell table:number-columns-repeated="13"/>
        </table:table-row>
        <table:table-row table:style-name="ro1">
          <table:table-cell office:value-type="float" office:value="1.11141657829285" calcext:value-type="float">
            <text:p>1.11141657829285</text:p>
          </table:table-cell>
          <table:table-cell office:value-type="float" office:value="2.29104152275642" calcext:value-type="float">
            <text:p>2.29104152275642</text:p>
          </table:table-cell>
          <table:table-cell office:value-type="float" office:value="0.0590344145894051" calcext:value-type="float">
            <text:p>0.059034414589405</text:p>
          </table:table-cell>
          <table:table-cell office:value-type="float" office:value="0.114280896818796" calcext:value-type="float">
            <text:p>0.114280896818796</text:p>
          </table:table-cell>
          <table:table-cell/>
          <table:table-cell table:formula="of:=[.A773]*[.$L$1]" office:value-type="float" office:value="1.11141657829285" calcext:value-type="float">
            <text:p>1.11141657829285</text:p>
          </table:table-cell>
          <table:table-cell table:formula="of:=[.B773] * [.$L$2]" office:value-type="float" office:value="7.60477764231414" calcext:value-type="float">
            <text:p>7.60477764231414</text:p>
          </table:table-cell>
          <table:table-cell table:formula="of:=[.C773] * [.$L$3]" office:value-type="float" office:value="0.878084808608576" calcext:value-type="float">
            <text:p>0.878084808608576</text:p>
          </table:table-cell>
          <table:table-cell table:formula="of:= [.D773]*[.$L$4]" office:value-type="float" office:value="7.65905760463289" calcext:value-type="float">
            <text:p>7.65905760463289</text:p>
          </table:table-cell>
          <table:table-cell table:number-columns-repeated="13"/>
        </table:table-row>
        <table:table-row table:style-name="ro1">
          <table:table-cell office:value-type="float" office:value="0.924220323562622" calcext:value-type="float">
            <text:p>0.924220323562622</text:p>
          </table:table-cell>
          <table:table-cell office:value-type="float" office:value="2.29062634670388" calcext:value-type="float">
            <text:p>2.29062634670388</text:p>
          </table:table-cell>
          <table:table-cell office:value-type="float" office:value="0.0636428147554398" calcext:value-type="float">
            <text:p>0.06364281475544</text:p>
          </table:table-cell>
          <table:table-cell office:value-type="float" office:value="0.114249237011846" calcext:value-type="float">
            <text:p>0.114249237011846</text:p>
          </table:table-cell>
          <table:table-cell/>
          <table:table-cell table:formula="of:=[.A774]*[.$L$1]" office:value-type="float" office:value="0.924220323562622" calcext:value-type="float">
            <text:p>0.924220323562622</text:p>
          </table:table-cell>
          <table:table-cell table:formula="of:=[.B774] * [.$L$2]" office:value-type="float" office:value="7.60339952605976" calcext:value-type="float">
            <text:p>7.60339952605976</text:p>
          </table:table-cell>
          <table:table-cell table:formula="of:=[.C774] * [.$L$3]" office:value-type="float" office:value="0.946630693342572" calcext:value-type="float">
            <text:p>0.946630693342572</text:p>
          </table:table-cell>
          <table:table-cell table:formula="of:= [.D774]*[.$L$4]" office:value-type="float" office:value="7.65693577769654" calcext:value-type="float">
            <text:p>7.65693577769654</text:p>
          </table:table-cell>
          <table:table-cell table:number-columns-repeated="13"/>
        </table:table-row>
        <table:table-row table:style-name="ro1">
          <table:table-cell office:value-type="float" office:value="1.12256991863251" calcext:value-type="float">
            <text:p>1.12256991863251</text:p>
          </table:table-cell>
          <table:table-cell office:value-type="float" office:value="2.29052789399081" calcext:value-type="float">
            <text:p>2.29052789399081</text:p>
          </table:table-cell>
          <table:table-cell office:value-type="float" office:value="0.0560158863663674" calcext:value-type="float">
            <text:p>0.056015886366367</text:p>
          </table:table-cell>
          <table:table-cell office:value-type="float" office:value="0.114247046610468" calcext:value-type="float">
            <text:p>0.114247046610468</text:p>
          </table:table-cell>
          <table:table-cell/>
          <table:table-cell table:formula="of:=[.A775]*[.$L$1]" office:value-type="float" office:value="1.12256991863251" calcext:value-type="float">
            <text:p>1.12256991863251</text:p>
          </table:table-cell>
          <table:table-cell table:formula="of:=[.B775] * [.$L$2]" office:value-type="float" office:value="7.60307272666143" calcext:value-type="float">
            <text:p>7.60307272666143</text:p>
          </table:table-cell>
          <table:table-cell table:formula="of:=[.C775] * [.$L$3]" office:value-type="float" office:value="0.83318686568087" calcext:value-type="float">
            <text:p>0.83318686568087</text:p>
          </table:table-cell>
          <table:table-cell table:formula="of:= [.D775]*[.$L$4]" office:value-type="float" office:value="7.65678897791809" calcext:value-type="float">
            <text:p>7.65678897791809</text:p>
          </table:table-cell>
          <table:table-cell table:number-columns-repeated="13"/>
        </table:table-row>
        <table:table-row table:style-name="ro1">
          <table:table-cell office:value-type="float" office:value="1.06197202205658" calcext:value-type="float">
            <text:p>1.06197202205658</text:p>
          </table:table-cell>
          <table:table-cell office:value-type="float" office:value="2.29008813507791" calcext:value-type="float">
            <text:p>2.29008813507791</text:p>
          </table:table-cell>
          <table:table-cell office:value-type="float" office:value="0.0711812674999237" calcext:value-type="float">
            <text:p>0.071181267499924</text:p>
          </table:table-cell>
          <table:table-cell office:value-type="float" office:value="0.114238871634496" calcext:value-type="float">
            <text:p>0.114238871634496</text:p>
          </table:table-cell>
          <table:table-cell/>
          <table:table-cell table:formula="of:=[.A776]*[.$L$1]" office:value-type="float" office:value="1.06197202205658" calcext:value-type="float">
            <text:p>1.06197202205658</text:p>
          </table:table-cell>
          <table:table-cell table:formula="of:=[.B776] * [.$L$2]" office:value-type="float" office:value="7.60161301119333" calcext:value-type="float">
            <text:p>7.60161301119333</text:p>
          </table:table-cell>
          <table:table-cell table:formula="of:=[.C776] * [.$L$3]" office:value-type="float" office:value="1.05875852388657" calcext:value-type="float">
            <text:p>1.05875852388657</text:p>
          </table:table-cell>
          <table:table-cell table:formula="of:= [.D776]*[.$L$4]" office:value-type="float" office:value="7.65624109446922" calcext:value-type="float">
            <text:p>7.65624109446922</text:p>
          </table:table-cell>
          <table:table-cell table:number-columns-repeated="13"/>
        </table:table-row>
        <table:table-row table:style-name="ro1">
          <table:table-cell office:value-type="float" office:value="1.18156325817108" calcext:value-type="float">
            <text:p>1.18156325817108</text:p>
          </table:table-cell>
          <table:table-cell office:value-type="float" office:value="2.28906785369641" calcext:value-type="float">
            <text:p>2.28906785369641</text:p>
          </table:table-cell>
          <table:table-cell office:value-type="float" office:value="0.133164584636688" calcext:value-type="float">
            <text:p>0.133164584636688</text:p>
          </table:table-cell>
          <table:table-cell office:value-type="float" office:value="0.114193510863431" calcext:value-type="float">
            <text:p>0.114193510863431</text:p>
          </table:table-cell>
          <table:table-cell/>
          <table:table-cell table:formula="of:=[.A777]*[.$L$1]" office:value-type="float" office:value="1.18156325817108" calcext:value-type="float">
            <text:p>1.18156325817108</text:p>
          </table:table-cell>
          <table:table-cell table:formula="of:=[.B777] * [.$L$2]" office:value-type="float" office:value="7.59822633619777" calcext:value-type="float">
            <text:p>7.59822633619777</text:p>
          </table:table-cell>
          <table:table-cell table:formula="of:=[.C777] * [.$L$3]" office:value-type="float" office:value="1.98070565495423" calcext:value-type="float">
            <text:p>1.98070565495423</text:p>
          </table:table-cell>
          <table:table-cell table:formula="of:= [.D777]*[.$L$4]" office:value-type="float" office:value="7.65320103468456" calcext:value-type="float">
            <text:p>7.65320103468456</text:p>
          </table:table-cell>
          <table:table-cell table:number-columns-repeated="13"/>
        </table:table-row>
        <table:table-row table:style-name="ro1">
          <table:table-cell office:value-type="float" office:value="1.05558919906616" calcext:value-type="float">
            <text:p>1.05558919906616</text:p>
          </table:table-cell>
          <table:table-cell office:value-type="float" office:value="2.28831728974931" calcext:value-type="float">
            <text:p>2.28831728974931</text:p>
          </table:table-cell>
          <table:table-cell office:value-type="float" office:value="0.0343121699988842" calcext:value-type="float">
            <text:p>0.034312169998884</text:p>
          </table:table-cell>
          <table:table-cell office:value-type="float" office:value="0.114144657477189" calcext:value-type="float">
            <text:p>0.114144657477189</text:p>
          </table:table-cell>
          <table:table-cell/>
          <table:table-cell table:formula="of:=[.A778]*[.$L$1]" office:value-type="float" office:value="1.05558919906616" calcext:value-type="float">
            <text:p>1.05558919906616</text:p>
          </table:table-cell>
          <table:table-cell table:formula="of:=[.B778] * [.$L$2]" office:value-type="float" office:value="7.59573494882337" calcext:value-type="float">
            <text:p>7.59573494882337</text:p>
          </table:table-cell>
          <table:table-cell table:formula="of:=[.C778] * [.$L$3]" office:value-type="float" office:value="0.510363242118478" calcext:value-type="float">
            <text:p>0.510363242118478</text:p>
          </table:table-cell>
          <table:table-cell table:formula="of:= [.D778]*[.$L$4]" office:value-type="float" office:value="7.6499269013007" calcext:value-type="float">
            <text:p>7.6499269013007</text:p>
          </table:table-cell>
          <table:table-cell table:number-columns-repeated="13"/>
        </table:table-row>
        <table:table-row table:style-name="ro1">
          <table:table-cell office:value-type="float" office:value="2.8279767036438" calcext:value-type="float">
            <text:p>2.8279767036438</text:p>
          </table:table-cell>
          <table:table-cell office:value-type="float" office:value="2.2882205930366" calcext:value-type="float">
            <text:p>2.2882205930366</text:p>
          </table:table-cell>
          <table:table-cell office:value-type="float" office:value="0.0629836246371269" calcext:value-type="float">
            <text:p>0.062983624637127</text:p>
          </table:table-cell>
          <table:table-cell office:value-type="float" office:value="0.114144254820835" calcext:value-type="float">
            <text:p>0.114144254820835</text:p>
          </table:table-cell>
          <table:table-cell/>
          <table:table-cell table:formula="of:=[.A779]*[.$L$1]" office:value-type="float" office:value="2.8279767036438" calcext:value-type="float">
            <text:p>2.8279767036438</text:p>
          </table:table-cell>
          <table:table-cell table:formula="of:=[.B779] * [.$L$2]" office:value-type="float" office:value="7.59541397821171" calcext:value-type="float">
            <text:p>7.59541397821171</text:p>
          </table:table-cell>
          <table:table-cell table:formula="of:=[.C779] * [.$L$3]" office:value-type="float" office:value="0.936825822185617" calcext:value-type="float">
            <text:p>0.936825822185617</text:p>
          </table:table-cell>
          <table:table-cell table:formula="of:= [.D779]*[.$L$4]" office:value-type="float" office:value="7.64989991544136" calcext:value-type="float">
            <text:p>7.64989991544136</text:p>
          </table:table-cell>
          <table:table-cell table:number-columns-repeated="13"/>
        </table:table-row>
        <table:table-row table:style-name="ro1">
          <table:table-cell office:value-type="float" office:value="0.838076949119568" calcext:value-type="float">
            <text:p>0.838076949119568</text:p>
          </table:table-cell>
          <table:table-cell office:value-type="float" office:value="2.28786545455885" calcext:value-type="float">
            <text:p>2.28786545455885</text:p>
          </table:table-cell>
          <table:table-cell office:value-type="float" office:value="0.0450865030288696" calcext:value-type="float">
            <text:p>0.04508650302887</text:p>
          </table:table-cell>
          <table:table-cell office:value-type="float" office:value="0.114125613998063" calcext:value-type="float">
            <text:p>0.114125613998063</text:p>
          </table:table-cell>
          <table:table-cell/>
          <table:table-cell table:formula="of:=[.A780]*[.$L$1]" office:value-type="float" office:value="0.838076949119568" calcext:value-type="float">
            <text:p>0.838076949119568</text:p>
          </table:table-cell>
          <table:table-cell table:formula="of:=[.B780] * [.$L$2]" office:value-type="float" office:value="7.5942351479161" calcext:value-type="float">
            <text:p>7.5942351479161</text:p>
          </table:table-cell>
          <table:table-cell table:formula="of:=[.C780] * [.$L$3]" office:value-type="float" office:value="0.670621935667338" calcext:value-type="float">
            <text:p>0.670621935667338</text:p>
          </table:table-cell>
          <table:table-cell table:formula="of:= [.D780]*[.$L$4]" office:value-type="float" office:value="7.64865061534497" calcext:value-type="float">
            <text:p>7.64865061534497</text:p>
          </table:table-cell>
          <table:table-cell table:number-columns-repeated="13"/>
        </table:table-row>
        <table:table-row table:style-name="ro1">
          <table:table-cell office:value-type="float" office:value="0.826902806758881" calcext:value-type="float">
            <text:p>0.826902806758881</text:p>
          </table:table-cell>
          <table:table-cell office:value-type="float" office:value="2.2875315831181" calcext:value-type="float">
            <text:p>2.2875315831181</text:p>
          </table:table-cell>
          <table:table-cell office:value-type="float" office:value="0.0533826164901257" calcext:value-type="float">
            <text:p>0.053382616490126</text:p>
          </table:table-cell>
          <table:table-cell office:value-type="float" office:value="0.114122717444241" calcext:value-type="float">
            <text:p>0.114122717444241</text:p>
          </table:table-cell>
          <table:table-cell/>
          <table:table-cell table:formula="of:=[.A781]*[.$L$1]" office:value-type="float" office:value="0.826902806758881" calcext:value-type="float">
            <text:p>0.826902806758881</text:p>
          </table:table-cell>
          <table:table-cell table:formula="of:=[.B781] * [.$L$2]" office:value-type="float" office:value="7.59312691044299" calcext:value-type="float">
            <text:p>7.59312691044299</text:p>
          </table:table-cell>
          <table:table-cell table:formula="of:=[.C781] * [.$L$3]" office:value-type="float" office:value="0.794019300602493" calcext:value-type="float">
            <text:p>0.794019300602493</text:p>
          </table:table-cell>
          <table:table-cell table:formula="of:= [.D781]*[.$L$4]" office:value-type="float" office:value="7.648456489527" calcext:value-type="float">
            <text:p>7.648456489527</text:p>
          </table:table-cell>
          <table:table-cell table:number-columns-repeated="13"/>
        </table:table-row>
        <table:table-row table:style-name="ro1">
          <table:table-cell office:value-type="float" office:value="1.03338253498077" calcext:value-type="float">
            <text:p>1.03338253498077</text:p>
          </table:table-cell>
          <table:table-cell office:value-type="float" office:value="2.28714778089274" calcext:value-type="float">
            <text:p>2.28714778089274</text:p>
          </table:table-cell>
          <table:table-cell office:value-type="float" office:value="0.396548956632614" calcext:value-type="float">
            <text:p>0.396548956632614</text:p>
          </table:table-cell>
          <table:table-cell office:value-type="float" office:value="0.114156169461655" calcext:value-type="float">
            <text:p>0.114156169461655</text:p>
          </table:table-cell>
          <table:table-cell/>
          <table:table-cell table:formula="of:=[.A782]*[.$L$1]" office:value-type="float" office:value="1.03338253498077" calcext:value-type="float">
            <text:p>1.03338253498077</text:p>
          </table:table-cell>
          <table:table-cell table:formula="of:=[.B782] * [.$L$2]" office:value-type="float" office:value="7.59185293502459" calcext:value-type="float">
            <text:p>7.59185293502459</text:p>
          </table:table-cell>
          <table:table-cell table:formula="of:=[.C782] * [.$L$3]" office:value-type="float" office:value="5.89831570466986" calcext:value-type="float">
            <text:p>5.89831570466986</text:p>
          </table:table-cell>
          <table:table-cell table:formula="of:= [.D782]*[.$L$4]" office:value-type="float" office:value="7.65069842965428" calcext:value-type="float">
            <text:p>7.65069842965428</text:p>
          </table:table-cell>
          <table:table-cell table:number-columns-repeated="13"/>
        </table:table-row>
        <table:table-row table:style-name="ro1">
          <table:table-cell office:value-type="float" office:value="1.09579288959503" calcext:value-type="float">
            <text:p>1.09579288959503</text:p>
          </table:table-cell>
          <table:table-cell office:value-type="float" office:value="2.28679564890396" calcext:value-type="float">
            <text:p>2.28679564890396</text:p>
          </table:table-cell>
          <table:table-cell office:value-type="float" office:value="0.0919150412082672" calcext:value-type="float">
            <text:p>0.091915041208267</text:p>
          </table:table-cell>
          <table:table-cell office:value-type="float" office:value="0.114158562008554" calcext:value-type="float">
            <text:p>0.114158562008554</text:p>
          </table:table-cell>
          <table:table-cell/>
          <table:table-cell table:formula="of:=[.A783]*[.$L$1]" office:value-type="float" office:value="1.09579288959503" calcext:value-type="float">
            <text:p>1.09579288959503</text:p>
          </table:table-cell>
          <table:table-cell table:formula="of:=[.B783] * [.$L$2]" office:value-type="float" office:value="7.59068408432991" calcext:value-type="float">
            <text:p>7.59068408432991</text:p>
          </table:table-cell>
          <table:table-cell table:formula="of:=[.C783] * [.$L$3]" office:value-type="float" office:value="1.3671551065418" calcext:value-type="float">
            <text:p>1.3671551065418</text:p>
          </table:table-cell>
          <table:table-cell table:formula="of:= [.D783]*[.$L$4]" office:value-type="float" office:value="7.65085877714048" calcext:value-type="float">
            <text:p>7.65085877714048</text:p>
          </table:table-cell>
          <table:table-cell table:number-columns-repeated="13"/>
        </table:table-row>
        <table:table-row table:style-name="ro1">
          <table:table-cell office:value-type="float" office:value="0.990937769412994" calcext:value-type="float">
            <text:p>0.990937769412994</text:p>
          </table:table-cell>
          <table:table-cell office:value-type="float" office:value="2.286370443919" calcext:value-type="float">
            <text:p>2.286370443919</text:p>
          </table:table-cell>
          <table:table-cell office:value-type="float" office:value="0.0709521174430847" calcext:value-type="float">
            <text:p>0.070952117443085</text:p>
          </table:table-cell>
          <table:table-cell office:value-type="float" office:value="0.114152538645829" calcext:value-type="float">
            <text:p>0.114152538645829</text:p>
          </table:table-cell>
          <table:table-cell/>
          <table:table-cell table:formula="of:=[.A784]*[.$L$1]" office:value-type="float" office:value="0.990937769412994" calcext:value-type="float">
            <text:p>0.990937769412994</text:p>
          </table:table-cell>
          <table:table-cell table:formula="of:=[.B784] * [.$L$2]" office:value-type="float" office:value="7.58927267849944" calcext:value-type="float">
            <text:p>7.58927267849944</text:p>
          </table:table-cell>
          <table:table-cell table:formula="of:=[.C784] * [.$L$3]" office:value-type="float" office:value="1.05535011905692" calcext:value-type="float">
            <text:p>1.05535011905692</text:p>
          </table:table-cell>
          <table:table-cell table:formula="of:= [.D784]*[.$L$4]" office:value-type="float" office:value="7.65045509390585" calcext:value-type="float">
            <text:p>7.65045509390585</text:p>
          </table:table-cell>
          <table:table-cell table:number-columns-repeated="13"/>
        </table:table-row>
        <table:table-row table:style-name="ro1">
          <table:table-cell office:value-type="float" office:value="1.07661759853363" calcext:value-type="float">
            <text:p>1.07661759853363</text:p>
          </table:table-cell>
          <table:table-cell office:value-type="float" office:value="2.28561359662024" calcext:value-type="float">
            <text:p>2.28561359662024</text:p>
          </table:table-cell>
          <table:table-cell office:value-type="float" office:value="0.051744919270277" calcext:value-type="float">
            <text:p>0.051744919270277</text:p>
          </table:table-cell>
          <table:table-cell office:value-type="float" office:value="0.114124866708567" calcext:value-type="float">
            <text:p>0.114124866708567</text:p>
          </table:table-cell>
          <table:table-cell/>
          <table:table-cell table:formula="of:=[.A785]*[.$L$1]" office:value-type="float" office:value="1.07661759853363" calcext:value-type="float">
            <text:p>1.07661759853363</text:p>
          </table:table-cell>
          <table:table-cell table:formula="of:=[.B785] * [.$L$2]" office:value-type="float" office:value="7.58676043445712" calcext:value-type="float">
            <text:p>7.58676043445712</text:p>
          </table:table-cell>
          <table:table-cell table:formula="of:=[.C785] * [.$L$3]" office:value-type="float" office:value="0.769660000017378" calcext:value-type="float">
            <text:p>0.769660000017378</text:p>
          </table:table-cell>
          <table:table-cell table:formula="of:= [.D785]*[.$L$4]" office:value-type="float" office:value="7.64860053231746" calcext:value-type="float">
            <text:p>7.64860053231746</text:p>
          </table:table-cell>
          <table:table-cell table:number-columns-repeated="13"/>
        </table:table-row>
        <table:table-row table:style-name="ro1">
          <table:table-cell office:value-type="float" office:value="1.21646881103516" calcext:value-type="float">
            <text:p>1.21646881103516</text:p>
          </table:table-cell>
          <table:table-cell office:value-type="float" office:value="2.28524451423643" calcext:value-type="float">
            <text:p>2.28524451423643</text:p>
          </table:table-cell>
          <table:table-cell office:value-type="float" office:value="0.116209864616394" calcext:value-type="float">
            <text:p>0.116209864616394</text:p>
          </table:table-cell>
          <table:table-cell office:value-type="float" office:value="0.114128616727529" calcext:value-type="float">
            <text:p>0.114128616727529</text:p>
          </table:table-cell>
          <table:table-cell/>
          <table:table-cell table:formula="of:=[.A786]*[.$L$1]" office:value-type="float" office:value="1.21646881103516" calcext:value-type="float">
            <text:p>1.21646881103516</text:p>
          </table:table-cell>
          <table:table-cell table:formula="of:=[.B786] * [.$L$2]" office:value-type="float" office:value="7.58553531940239" calcext:value-type="float">
            <text:p>7.58553531940239</text:p>
          </table:table-cell>
          <table:table-cell table:formula="of:=[.C786] * [.$L$3]" office:value-type="float" office:value="1.72851916021927" calcext:value-type="float">
            <text:p>1.72851916021927</text:p>
          </table:table-cell>
          <table:table-cell table:formula="of:= [.D786]*[.$L$4]" office:value-type="float" office:value="7.64885185700992" calcext:value-type="float">
            <text:p>7.64885185700992</text:p>
          </table:table-cell>
          <table:table-cell table:number-columns-repeated="13"/>
        </table:table-row>
        <table:table-row table:style-name="ro1">
          <table:table-cell office:value-type="float" office:value="1.16315531730652" calcext:value-type="float">
            <text:p>1.16315531730652</text:p>
          </table:table-cell>
          <table:table-cell office:value-type="float" office:value="2.28465323550876" calcext:value-type="float">
            <text:p>2.28465323550876</text:p>
          </table:table-cell>
          <table:table-cell office:value-type="float" office:value="0.0470647476613522" calcext:value-type="float">
            <text:p>0.047064747661352</text:p>
          </table:table-cell>
          <table:table-cell office:value-type="float" office:value="0.114095686759996" calcext:value-type="float">
            <text:p>0.114095686759996</text:p>
          </table:table-cell>
          <table:table-cell/>
          <table:table-cell table:formula="of:=[.A787]*[.$L$1]" office:value-type="float" office:value="1.16315531730652" calcext:value-type="float">
            <text:p>1.16315531730652</text:p>
          </table:table-cell>
          <table:table-cell table:formula="of:=[.B787] * [.$L$2]" office:value-type="float" office:value="7.5835726560443" calcext:value-type="float">
            <text:p>7.5835726560443</text:p>
          </table:table-cell>
          <table:table-cell table:formula="of:=[.C787] * [.$L$3]" office:value-type="float" office:value="0.700046578421501" calcext:value-type="float">
            <text:p>0.700046578421501</text:p>
          </table:table-cell>
          <table:table-cell table:formula="of:= [.D787]*[.$L$4]" office:value-type="float" office:value="7.64664490444591" calcext:value-type="float">
            <text:p>7.64664490444591</text:p>
          </table:table-cell>
          <table:table-cell table:number-columns-repeated="13"/>
        </table:table-row>
        <table:table-row table:style-name="ro1">
          <table:table-cell office:value-type="float" office:value="0.949062168598175" calcext:value-type="float">
            <text:p>0.949062168598175</text:p>
          </table:table-cell>
          <table:table-cell office:value-type="float" office:value="2.28425047783136" calcext:value-type="float">
            <text:p>2.28425047783136</text:p>
          </table:table-cell>
          <table:table-cell office:value-type="float" office:value="0.0588751770555973" calcext:value-type="float">
            <text:p>0.058875177055597</text:p>
          </table:table-cell>
          <table:table-cell office:value-type="float" office:value="0.114065268737212" calcext:value-type="float">
            <text:p>0.114065268737212</text:p>
          </table:table-cell>
          <table:table-cell/>
          <table:table-cell table:formula="of:=[.A788]*[.$L$1]" office:value-type="float" office:value="0.949062168598175" calcext:value-type="float">
            <text:p>0.949062168598175</text:p>
          </table:table-cell>
          <table:table-cell table:formula="of:=[.B788] * [.$L$2]" office:value-type="float" office:value="7.58223576077203" calcext:value-type="float">
            <text:p>7.58223576077203</text:p>
          </table:table-cell>
          <table:table-cell table:formula="of:=[.C788] * [.$L$3]" office:value-type="float" office:value="0.875716290848734" calcext:value-type="float">
            <text:p>0.875716290848734</text:p>
          </table:table-cell>
          <table:table-cell table:formula="of:= [.D788]*[.$L$4]" office:value-type="float" office:value="7.64460630136172" calcext:value-type="float">
            <text:p>7.64460630136172</text:p>
          </table:table-cell>
          <table:table-cell table:number-columns-repeated="13"/>
        </table:table-row>
        <table:table-row table:style-name="ro1">
          <table:table-cell office:value-type="float" office:value="1.52816212177277" calcext:value-type="float">
            <text:p>1.52816212177277</text:p>
          </table:table-cell>
          <table:table-cell office:value-type="float" office:value="2.28401011317525" calcext:value-type="float">
            <text:p>2.28401011317525</text:p>
          </table:table-cell>
          <table:table-cell office:value-type="float" office:value="0.0575991794466972" calcext:value-type="float">
            <text:p>0.057599179446697</text:p>
          </table:table-cell>
          <table:table-cell office:value-type="float" office:value="0.114059723855104" calcext:value-type="float">
            <text:p>0.114059723855104</text:p>
          </table:table-cell>
          <table:table-cell/>
          <table:table-cell table:formula="of:=[.A789]*[.$L$1]" office:value-type="float" office:value="1.52816212177277" calcext:value-type="float">
            <text:p>1.52816212177277</text:p>
          </table:table-cell>
          <table:table-cell table:formula="of:=[.B789] * [.$L$2]" office:value-type="float" office:value="7.58143790541035" calcext:value-type="float">
            <text:p>7.58143790541035</text:p>
          </table:table-cell>
          <table:table-cell table:formula="of:=[.C789] * [.$L$3]" office:value-type="float" office:value="0.856736952712008" calcext:value-type="float">
            <text:p>0.856736952712008</text:p>
          </table:table-cell>
          <table:table-cell table:formula="of:= [.D789]*[.$L$4]" office:value-type="float" office:value="7.64423468569665" calcext:value-type="float">
            <text:p>7.64423468569665</text:p>
          </table:table-cell>
          <table:table-cell table:number-columns-repeated="13"/>
        </table:table-row>
        <table:table-row table:style-name="ro1">
          <table:table-cell office:value-type="float" office:value="1.08417224884033" calcext:value-type="float">
            <text:p>1.08417224884033</text:p>
          </table:table-cell>
          <table:table-cell office:value-type="float" office:value="2.28346873094762" calcext:value-type="float">
            <text:p>2.28346873094762</text:p>
          </table:table-cell>
          <table:table-cell office:value-type="float" office:value="0.0910260900855065" calcext:value-type="float">
            <text:p>0.091026090085507</text:p>
          </table:table-cell>
          <table:table-cell office:value-type="float" office:value="0.114041089322078" calcext:value-type="float">
            <text:p>0.114041089322078</text:p>
          </table:table-cell>
          <table:table-cell/>
          <table:table-cell table:formula="of:=[.A790]*[.$L$1]" office:value-type="float" office:value="1.08417224884033" calcext:value-type="float">
            <text:p>1.08417224884033</text:p>
          </table:table-cell>
          <table:table-cell table:formula="of:=[.B790] * [.$L$2]" office:value-type="float" office:value="7.5796408661949" calcext:value-type="float">
            <text:p>7.5796408661949</text:p>
          </table:table-cell>
          <table:table-cell table:formula="of:=[.C790] * [.$L$3]" office:value-type="float" office:value="1.35393274324878" calcext:value-type="float">
            <text:p>1.35393274324878</text:p>
          </table:table-cell>
          <table:table-cell table:formula="of:= [.D790]*[.$L$4]" office:value-type="float" office:value="7.6429858071364" calcext:value-type="float">
            <text:p>7.6429858071364</text:p>
          </table:table-cell>
          <table:table-cell table:number-columns-repeated="13"/>
        </table:table-row>
        <table:table-row table:style-name="ro1">
          <table:table-cell office:value-type="float" office:value="0.967720210552216" calcext:value-type="float">
            <text:p>0.967720210552216</text:p>
          </table:table-cell>
          <table:table-cell office:value-type="float" office:value="2.28305707567845" calcext:value-type="float">
            <text:p>2.28305707567845</text:p>
          </table:table-cell>
          <table:table-cell office:value-type="float" office:value="0.0249846950173378" calcext:value-type="float">
            <text:p>0.024984695017338</text:p>
          </table:table-cell>
          <table:table-cell office:value-type="float" office:value="0.11398956343713" calcext:value-type="float">
            <text:p>0.11398956343713</text:p>
          </table:table-cell>
          <table:table-cell/>
          <table:table-cell table:formula="of:=[.A791]*[.$L$1]" office:value-type="float" office:value="0.967720210552216" calcext:value-type="float">
            <text:p>0.967720210552216</text:p>
          </table:table-cell>
          <table:table-cell table:formula="of:=[.B791] * [.$L$2]" office:value-type="float" office:value="7.57827443666656" calcext:value-type="float">
            <text:p>7.57827443666656</text:p>
          </table:table-cell>
          <table:table-cell table:formula="of:=[.C791] * [.$L$3]" office:value-type="float" office:value="0.371625284929649" calcext:value-type="float">
            <text:p>0.371625284929649</text:p>
          </table:table-cell>
          <table:table-cell table:formula="of:= [.D791]*[.$L$4]" office:value-type="float" office:value="7.63953256401413" calcext:value-type="float">
            <text:p>7.63953256401413</text:p>
          </table:table-cell>
          <table:table-cell table:number-columns-repeated="13"/>
        </table:table-row>
        <table:table-row table:style-name="ro1">
          <table:table-cell office:value-type="float" office:value="0.955065667629242" calcext:value-type="float">
            <text:p>0.955065667629242</text:p>
          </table:table-cell>
          <table:table-cell office:value-type="float" office:value="2.28223041434749" calcext:value-type="float">
            <text:p>2.28223041434749</text:p>
          </table:table-cell>
          <table:table-cell office:value-type="float" office:value="0.0386987291276455" calcext:value-type="float">
            <text:p>0.038698729127646</text:p>
          </table:table-cell>
          <table:table-cell office:value-type="float" office:value="0.113937814304887" calcext:value-type="float">
            <text:p>0.113937814304887</text:p>
          </table:table-cell>
          <table:table-cell/>
          <table:table-cell table:formula="of:=[.A792]*[.$L$1]" office:value-type="float" office:value="0.955065667629242" calcext:value-type="float">
            <text:p>0.955065667629242</text:p>
          </table:table-cell>
          <table:table-cell table:formula="of:=[.B792] * [.$L$2]" office:value-type="float" office:value="7.57553045514329" calcext:value-type="float">
            <text:p>7.57553045514329</text:p>
          </table:table-cell>
          <table:table-cell table:formula="of:=[.C792] * [.$L$3]" office:value-type="float" office:value="0.575609437237348" calcext:value-type="float">
            <text:p>0.575609437237348</text:p>
          </table:table-cell>
          <table:table-cell table:formula="of:= [.D792]*[.$L$4]" office:value-type="float" office:value="7.63606435895208" calcext:value-type="float">
            <text:p>7.63606435895208</text:p>
          </table:table-cell>
          <table:table-cell table:number-columns-repeated="13"/>
        </table:table-row>
        <table:table-row table:style-name="ro1">
          <table:table-cell office:value-type="float" office:value="0.885815620422363" calcext:value-type="float">
            <text:p>0.885815620422363</text:p>
          </table:table-cell>
          <table:table-cell office:value-type="float" office:value="2.28200076905467" calcext:value-type="float">
            <text:p>2.28200076905467</text:p>
          </table:table-cell>
          <table:table-cell office:value-type="float" office:value="0.0523102581501007" calcext:value-type="float">
            <text:p>0.052310258150101</text:p>
          </table:table-cell>
          <table:table-cell office:value-type="float" office:value="0.113931878374844" calcext:value-type="float">
            <text:p>0.113931878374844</text:p>
          </table:table-cell>
          <table:table-cell/>
          <table:table-cell table:formula="of:=[.A793]*[.$L$1]" office:value-type="float" office:value="0.885815620422363" calcext:value-type="float">
            <text:p>0.885815620422363</text:p>
          </table:table-cell>
          <table:table-cell table:formula="of:=[.B793] * [.$L$2]" office:value-type="float" office:value="7.57476818114208" calcext:value-type="float">
            <text:p>7.57476818114208</text:p>
          </table:table-cell>
          <table:table-cell table:formula="of:=[.C793] * [.$L$3]" office:value-type="float" office:value="0.778068916842278" calcext:value-type="float">
            <text:p>0.778068916842278</text:p>
          </table:table-cell>
          <table:table-cell table:formula="of:= [.D793]*[.$L$4]" office:value-type="float" office:value="7.63566653541906" calcext:value-type="float">
            <text:p>7.63566653541906</text:p>
          </table:table-cell>
          <table:table-cell table:number-columns-repeated="13"/>
        </table:table-row>
        <table:table-row table:style-name="ro1">
          <table:table-cell office:value-type="float" office:value="8.27681922912598" calcext:value-type="float">
            <text:p>8.27681922912598</text:p>
          </table:table-cell>
          <table:table-cell office:value-type="float" office:value="2.28200683588962" calcext:value-type="float">
            <text:p>2.28200683588962</text:p>
          </table:table-cell>
          <table:table-cell office:value-type="float" office:value="0.0294186789542437" calcext:value-type="float">
            <text:p>0.029418678954244</text:p>
          </table:table-cell>
          <table:table-cell office:value-type="float" office:value="0.113873627367372" calcext:value-type="float">
            <text:p>0.113873627367372</text:p>
          </table:table-cell>
          <table:table-cell/>
          <table:table-cell table:formula="of:=[.A794]*[.$L$1]" office:value-type="float" office:value="8.27681922912598" calcext:value-type="float">
            <text:p>8.27681922912598</text:p>
          </table:table-cell>
          <table:table-cell table:formula="of:=[.B794] * [.$L$2]" office:value-type="float" office:value="7.5747883191144" calcext:value-type="float">
            <text:p>7.5747883191144</text:p>
          </table:table-cell>
          <table:table-cell table:formula="of:=[.C794] * [.$L$3]" office:value-type="float" office:value="0.437576882208811" calcext:value-type="float">
            <text:p>0.437576882208811</text:p>
          </table:table-cell>
          <table:table-cell table:formula="of:= [.D794]*[.$L$4]" office:value-type="float" office:value="7.63176257741574" calcext:value-type="float">
            <text:p>7.63176257741574</text:p>
          </table:table-cell>
          <table:table-cell table:number-columns-repeated="13"/>
        </table:table-row>
        <table:table-row table:style-name="ro1">
          <table:table-cell office:value-type="float" office:value="1.42153668403626" calcext:value-type="float">
            <text:p>1.42153668403626</text:p>
          </table:table-cell>
          <table:table-cell office:value-type="float" office:value="2.28117034381307" calcext:value-type="float">
            <text:p>2.28117034381307</text:p>
          </table:table-cell>
          <table:table-cell office:value-type="float" office:value="0.0411244705319405" calcext:value-type="float">
            <text:p>0.041124470531941</text:p>
          </table:table-cell>
          <table:table-cell office:value-type="float" office:value="0.113804559180788" calcext:value-type="float">
            <text:p>0.113804559180788</text:p>
          </table:table-cell>
          <table:table-cell/>
          <table:table-cell table:formula="of:=[.A795]*[.$L$1]" office:value-type="float" office:value="1.42153668403626" calcext:value-type="float">
            <text:p>1.42153668403626</text:p>
          </table:table-cell>
          <table:table-cell table:formula="of:=[.B795] * [.$L$2]" office:value-type="float" office:value="7.57201170586732" calcext:value-type="float">
            <text:p>7.57201170586732</text:p>
          </table:table-cell>
          <table:table-cell table:formula="of:=[.C795] * [.$L$3]" office:value-type="float" office:value="0.611690199476439" calcext:value-type="float">
            <text:p>0.611690199476439</text:p>
          </table:table-cell>
          <table:table-cell table:formula="of:= [.D795]*[.$L$4]" office:value-type="float" office:value="7.62713365662127" calcext:value-type="float">
            <text:p>7.62713365662127</text:p>
          </table:table-cell>
          <table:table-cell table:number-columns-repeated="13"/>
        </table:table-row>
        <table:table-row table:style-name="ro1">
          <table:table-cell office:value-type="float" office:value="10.6790342330933" calcext:value-type="float">
            <text:p>10.6790342330933</text:p>
          </table:table-cell>
          <table:table-cell office:value-type="float" office:value="2.28329926470024" calcext:value-type="float">
            <text:p>2.28329926470024</text:p>
          </table:table-cell>
          <table:table-cell office:value-type="float" office:value="0.0401511639356613" calcext:value-type="float">
            <text:p>0.040151163935661</text:p>
          </table:table-cell>
          <table:table-cell office:value-type="float" office:value="0.113742218553062" calcext:value-type="float">
            <text:p>0.113742218553062</text:p>
          </table:table-cell>
          <table:table-cell/>
          <table:table-cell table:formula="of:=[.A796]*[.$L$1]" office:value-type="float" office:value="10.6790342330933" calcext:value-type="float">
            <text:p>10.6790342330933</text:p>
          </table:table-cell>
          <table:table-cell table:formula="of:=[.B796] * [.$L$2]" office:value-type="float" office:value="7.57907834774361" calcext:value-type="float">
            <text:p>7.57907834774361</text:p>
          </table:table-cell>
          <table:table-cell table:formula="of:=[.C796] * [.$L$3]" office:value-type="float" office:value="0.597213122973598" calcext:value-type="float">
            <text:p>0.597213122973598</text:p>
          </table:table-cell>
          <table:table-cell table:formula="of:= [.D796]*[.$L$4]" office:value-type="float" office:value="7.62295561398992" calcext:value-type="float">
            <text:p>7.62295561398992</text:p>
          </table:table-cell>
          <table:table-cell table:number-columns-repeated="13"/>
        </table:table-row>
        <table:table-row table:style-name="ro1">
          <table:table-cell office:value-type="float" office:value="1.35305738449097" calcext:value-type="float">
            <text:p>1.35305738449097</text:p>
          </table:table-cell>
          <table:table-cell office:value-type="float" office:value="2.28351664848086" calcext:value-type="float">
            <text:p>2.28351664848086</text:p>
          </table:table-cell>
          <table:table-cell office:value-type="float" office:value="0.740050315856934" calcext:value-type="float">
            <text:p>0.740050315856934</text:p>
          </table:table-cell>
          <table:table-cell office:value-type="float" office:value="0.113806737596533" calcext:value-type="float">
            <text:p>0.113806737596533</text:p>
          </table:table-cell>
          <table:table-cell/>
          <table:table-cell table:formula="of:=[.A797]*[.$L$1]" office:value-type="float" office:value="1.35305738449097" calcext:value-type="float">
            <text:p>1.35305738449097</text:p>
          </table:table-cell>
          <table:table-cell table:formula="of:=[.B797] * [.$L$2]" office:value-type="float" office:value="7.57979992144633" calcext:value-type="float">
            <text:p>7.57979992144633</text:p>
          </table:table-cell>
          <table:table-cell table:formula="of:=[.C797] * [.$L$3]" office:value-type="float" office:value="11.0075952218653" calcext:value-type="float">
            <text:p>11.0075952218653</text:p>
          </table:table-cell>
          <table:table-cell table:formula="of:= [.D797]*[.$L$4]" office:value-type="float" office:value="7.62727965312762" calcext:value-type="float">
            <text:p>7.62727965312762</text:p>
          </table:table-cell>
          <table:table-cell table:number-columns-repeated="13"/>
        </table:table-row>
        <table:table-row table:style-name="ro1">
          <table:table-cell office:value-type="float" office:value="1.1094685792923" calcext:value-type="float">
            <text:p>1.1094685792923</text:p>
          </table:table-cell>
          <table:table-cell office:value-type="float" office:value="2.28337406585046" calcext:value-type="float">
            <text:p>2.28337406585046</text:p>
          </table:table-cell>
          <table:table-cell office:value-type="float" office:value="0.0539036616683006" calcext:value-type="float">
            <text:p>0.053903661668301</text:p>
          </table:table-cell>
          <table:table-cell office:value-type="float" office:value="0.113792950833414" calcext:value-type="float">
            <text:p>0.113792950833414</text:p>
          </table:table-cell>
          <table:table-cell/>
          <table:table-cell table:formula="of:=[.A798]*[.$L$1]" office:value-type="float" office:value="1.1094685792923" calcext:value-type="float">
            <text:p>1.1094685792923</text:p>
          </table:table-cell>
          <table:table-cell table:formula="of:=[.B798] * [.$L$2]" office:value-type="float" office:value="7.57932663923424" calcext:value-type="float">
            <text:p>7.57932663923424</text:p>
          </table:table-cell>
          <table:table-cell table:formula="of:=[.C798] * [.$L$3]" office:value-type="float" office:value="0.801769387712466" calcext:value-type="float">
            <text:p>0.801769387712466</text:p>
          </table:table-cell>
          <table:table-cell table:formula="of:= [.D798]*[.$L$4]" office:value-type="float" office:value="7.62635567006621" calcext:value-type="float">
            <text:p>7.62635567006621</text:p>
          </table:table-cell>
          <table:table-cell table:number-columns-repeated="13"/>
        </table:table-row>
        <table:table-row table:style-name="ro1">
          <table:table-cell office:value-type="float" office:value="1.24162113666534" calcext:value-type="float">
            <text:p>1.24162113666534</text:p>
          </table:table-cell>
          <table:table-cell office:value-type="float" office:value="2.2833704810007" calcext:value-type="float">
            <text:p>2.2833704810007</text:p>
          </table:table-cell>
          <table:table-cell office:value-type="float" office:value="0.0609159357845783" calcext:value-type="float">
            <text:p>0.060915935784578</text:p>
          </table:table-cell>
          <table:table-cell office:value-type="float" office:value="0.113783578327611" calcext:value-type="float">
            <text:p>0.113783578327611</text:p>
          </table:table-cell>
          <table:table-cell/>
          <table:table-cell table:formula="of:=[.A799]*[.$L$1]" office:value-type="float" office:value="1.24162113666534" calcext:value-type="float">
            <text:p>1.24162113666534</text:p>
          </table:table-cell>
          <table:table-cell table:formula="of:=[.B799] * [.$L$2]" office:value-type="float" office:value="7.57931473984919" calcext:value-type="float">
            <text:p>7.57931473984919</text:p>
          </table:table-cell>
          <table:table-cell table:formula="of:=[.C799] * [.$L$3]" office:value-type="float" office:value="0.906070775608462" calcext:value-type="float">
            <text:p>0.906070775608462</text:p>
          </table:table-cell>
          <table:table-cell table:formula="of:= [.D799]*[.$L$4]" office:value-type="float" office:value="7.62572752867213" calcext:value-type="float">
            <text:p>7.62572752867213</text:p>
          </table:table-cell>
          <table:table-cell table:number-columns-repeated="13"/>
        </table:table-row>
        <table:table-row table:style-name="ro1">
          <table:table-cell office:value-type="float" office:value="0.982193768024445" calcext:value-type="float">
            <text:p>0.982193768024445</text:p>
          </table:table-cell>
          <table:table-cell office:value-type="float" office:value="2.28288791010691" calcext:value-type="float">
            <text:p>2.28288791010691</text:p>
          </table:table-cell>
          <table:table-cell office:value-type="float" office:value="0.0557079166173935" calcext:value-type="float">
            <text:p>0.055707916617394</text:p>
          </table:table-cell>
          <table:table-cell office:value-type="float" office:value="0.113775504434019" calcext:value-type="float">
            <text:p>0.113775504434019</text:p>
          </table:table-cell>
          <table:table-cell/>
          <table:table-cell table:formula="of:=[.A800]*[.$L$1]" office:value-type="float" office:value="0.982193768024445" calcext:value-type="float">
            <text:p>0.982193768024445</text:p>
          </table:table-cell>
          <table:table-cell table:formula="of:=[.B800] * [.$L$2]" office:value-type="float" office:value="7.5777129162648" calcext:value-type="float">
            <text:p>7.5777129162648</text:p>
          </table:table-cell>
          <table:table-cell table:formula="of:=[.C800] * [.$L$3]" office:value-type="float" office:value="0.828606087503161" calcext:value-type="float">
            <text:p>0.828606087503161</text:p>
          </table:table-cell>
          <table:table-cell table:formula="of:= [.D800]*[.$L$4]" office:value-type="float" office:value="7.62518641972182" calcext:value-type="float">
            <text:p>7.62518641972182</text:p>
          </table:table-cell>
          <table:table-cell table:number-columns-repeated="13"/>
        </table:table-row>
        <table:table-row table:style-name="ro1">
          <table:table-cell office:value-type="float" office:value="0.903955042362213" calcext:value-type="float">
            <text:p>0.903955042362213</text:p>
          </table:table-cell>
          <table:table-cell office:value-type="float" office:value="2.2817425582308" calcext:value-type="float">
            <text:p>2.2817425582308</text:p>
          </table:table-cell>
          <table:table-cell office:value-type="float" office:value="0.075023926794529" calcext:value-type="float">
            <text:p>0.075023926794529</text:p>
          </table:table-cell>
          <table:table-cell office:value-type="float" office:value="0.113787247917721" calcext:value-type="float">
            <text:p>0.113787247917721</text:p>
          </table:table-cell>
          <table:table-cell/>
          <table:table-cell table:formula="of:=[.A801]*[.$L$1]" office:value-type="float" office:value="0.903955042362213" calcext:value-type="float">
            <text:p>0.903955042362213</text:p>
          </table:table-cell>
          <table:table-cell table:formula="of:=[.B801] * [.$L$2]" office:value-type="float" office:value="7.57391108803362" calcext:value-type="float">
            <text:p>7.57391108803362</text:p>
          </table:table-cell>
          <table:table-cell table:formula="of:=[.C801] * [.$L$3]" office:value-type="float" office:value="1.11591468906106" calcext:value-type="float">
            <text:p>1.11591468906106</text:p>
          </table:table-cell>
          <table:table-cell table:formula="of:= [.D801]*[.$L$4]" office:value-type="float" office:value="7.62597346305677" calcext:value-type="float">
            <text:p>7.62597346305677</text:p>
          </table:table-cell>
          <table:table-cell table:number-columns-repeated="13"/>
        </table:table-row>
        <table:table-row table:style-name="ro1">
          <table:table-cell office:value-type="float" office:value="8.62230777740479" calcext:value-type="float">
            <text:p>8.62230777740479</text:p>
          </table:table-cell>
          <table:table-cell office:value-type="float" office:value="2.28197919153022" calcext:value-type="float">
            <text:p>2.28197919153022</text:p>
          </table:table-cell>
          <table:table-cell office:value-type="float" office:value="0.0445965081453323" calcext:value-type="float">
            <text:p>0.044596508145332</text:p>
          </table:table-cell>
          <table:table-cell office:value-type="float" office:value="0.113782918101095" calcext:value-type="float">
            <text:p>0.113782918101095</text:p>
          </table:table-cell>
          <table:table-cell/>
          <table:table-cell table:formula="of:=[.A802]*[.$L$1]" office:value-type="float" office:value="8.62230777740479" calcext:value-type="float">
            <text:p>8.62230777740479</text:p>
          </table:table-cell>
          <table:table-cell table:formula="of:=[.B802] * [.$L$2]" office:value-type="float" office:value="7.57469655770188" calcext:value-type="float">
            <text:p>7.57469655770188</text:p>
          </table:table-cell>
          <table:table-cell table:formula="of:=[.C802] * [.$L$3]" office:value-type="float" office:value="0.663333694282672" calcext:value-type="float">
            <text:p>0.663333694282672</text:p>
          </table:table-cell>
          <table:table-cell table:formula="of:= [.D802]*[.$L$4]" office:value-type="float" office:value="7.62568328056888" calcext:value-type="float">
            <text:p>7.62568328056888</text:p>
          </table:table-cell>
          <table:table-cell table:number-columns-repeated="13"/>
        </table:table-row>
        <table:table-row table:style-name="ro1">
          <table:table-cell office:value-type="float" office:value="1.05214321613312" calcext:value-type="float">
            <text:p>1.05214321613312</text:p>
          </table:table-cell>
          <table:table-cell office:value-type="float" office:value="2.28172074085565" calcext:value-type="float">
            <text:p>2.28172074085565</text:p>
          </table:table-cell>
          <table:table-cell office:value-type="float" office:value="0.0445966720581055" calcext:value-type="float">
            <text:p>0.044596672058106</text:p>
          </table:table-cell>
          <table:table-cell office:value-type="float" office:value="0.113777542107664" calcext:value-type="float">
            <text:p>0.113777542107664</text:p>
          </table:table-cell>
          <table:table-cell/>
          <table:table-cell table:formula="of:=[.A803]*[.$L$1]" office:value-type="float" office:value="1.05214321613312" calcext:value-type="float">
            <text:p>1.05214321613312</text:p>
          </table:table-cell>
          <table:table-cell table:formula="of:=[.B803] * [.$L$2]" office:value-type="float" office:value="7.57383866844407" calcext:value-type="float">
            <text:p>7.57383866844407</text:p>
          </table:table-cell>
          <table:table-cell table:formula="of:=[.C803] * [.$L$3]" office:value-type="float" office:value="0.66333613234049" calcext:value-type="float">
            <text:p>0.66333613234049</text:p>
          </table:table-cell>
          <table:table-cell table:formula="of:= [.D803]*[.$L$4]" office:value-type="float" office:value="7.62532298375183" calcext:value-type="float">
            <text:p>7.62532298375183</text:p>
          </table:table-cell>
          <table:table-cell table:number-columns-repeated="13"/>
        </table:table-row>
        <table:table-row table:style-name="ro1">
          <table:table-cell office:value-type="float" office:value="1.07099032402039" calcext:value-type="float">
            <text:p>1.07099032402039</text:p>
          </table:table-cell>
          <table:table-cell office:value-type="float" office:value="2.28121358607509" calcext:value-type="float">
            <text:p>2.28121358607509</text:p>
          </table:table-cell>
          <table:table-cell office:value-type="float" office:value="0.0617971271276474" calcext:value-type="float">
            <text:p>0.061797127127647</text:p>
          </table:table-cell>
          <table:table-cell office:value-type="float" office:value="0.11376795652545" calcext:value-type="float">
            <text:p>0.11376795652545</text:p>
          </table:table-cell>
          <table:table-cell/>
          <table:table-cell table:formula="of:=[.A804]*[.$L$1]" office:value-type="float" office:value="1.07099032402039" calcext:value-type="float">
            <text:p>1.07099032402039</text:p>
          </table:table-cell>
          <table:table-cell table:formula="of:=[.B804] * [.$L$2]" office:value-type="float" office:value="7.57215524223896" calcext:value-type="float">
            <text:p>7.57215524223896</text:p>
          </table:table-cell>
          <table:table-cell table:formula="of:=[.C804] * [.$L$3]" office:value-type="float" office:value="0.919177719027957" calcext:value-type="float">
            <text:p>0.919177719027957</text:p>
          </table:table-cell>
          <table:table-cell table:formula="of:= [.D804]*[.$L$4]" office:value-type="float" office:value="7.62468056206637" calcext:value-type="float">
            <text:p>7.62468056206637</text:p>
          </table:table-cell>
          <table:table-cell table:number-columns-repeated="13"/>
        </table:table-row>
        <table:table-row table:style-name="ro1">
          <table:table-cell office:value-type="float" office:value="2.82567477226257" calcext:value-type="float">
            <text:p>2.82567477226257</text:p>
          </table:table-cell>
          <table:table-cell office:value-type="float" office:value="2.28106018828199" calcext:value-type="float">
            <text:p>2.28106018828199</text:p>
          </table:table-cell>
          <table:table-cell office:value-type="float" office:value="0.03999263048172" calcext:value-type="float">
            <text:p>0.03999263048172</text:p>
          </table:table-cell>
          <table:table-cell office:value-type="float" office:value="0.113752338187676" calcext:value-type="float">
            <text:p>0.113752338187676</text:p>
          </table:table-cell>
          <table:table-cell/>
          <table:table-cell table:formula="of:=[.A805]*[.$L$1]" office:value-type="float" office:value="2.82567477226257" calcext:value-type="float">
            <text:p>2.82567477226257</text:p>
          </table:table-cell>
          <table:table-cell table:formula="of:=[.B805] * [.$L$2]" office:value-type="float" office:value="7.57164606067425" calcext:value-type="float">
            <text:p>7.57164606067425</text:p>
          </table:table-cell>
          <table:table-cell table:formula="of:=[.C805] * [.$L$3]" office:value-type="float" office:value="0.594855077780293" calcext:value-type="float">
            <text:p>0.594855077780293</text:p>
          </table:table-cell>
          <table:table-cell table:formula="of:= [.D805]*[.$L$4]" office:value-type="float" office:value="7.62363382764244" calcext:value-type="float">
            <text:p>7.62363382764244</text:p>
          </table:table-cell>
          <table:table-cell table:number-columns-repeated="13"/>
        </table:table-row>
        <table:table-row table:style-name="ro1">
          <table:table-cell office:value-type="float" office:value="0.799839198589325" calcext:value-type="float">
            <text:p>0.799839198589325</text:p>
          </table:table-cell>
          <table:table-cell office:value-type="float" office:value="2.28089369855728" calcext:value-type="float">
            <text:p>2.28089369855728</text:p>
          </table:table-cell>
          <table:table-cell office:value-type="float" office:value="0.0508219711482525" calcext:value-type="float">
            <text:p>0.050821971148253</text:p>
          </table:table-cell>
          <table:table-cell office:value-type="float" office:value="0.113734571763216" calcext:value-type="float">
            <text:p>0.113734571763216</text:p>
          </table:table-cell>
          <table:table-cell/>
          <table:table-cell table:formula="of:=[.A806]*[.$L$1]" office:value-type="float" office:value="0.799839198589325" calcext:value-type="float">
            <text:p>0.799839198589325</text:p>
          </table:table-cell>
          <table:table-cell table:formula="of:=[.B806] * [.$L$2]" office:value-type="float" office:value="7.57109342235515" calcext:value-type="float">
            <text:p>7.57109342235515</text:p>
          </table:table-cell>
          <table:table-cell table:formula="of:=[.C806] * [.$L$3]" office:value-type="float" office:value="0.755931961368732" calcext:value-type="float">
            <text:p>0.755931961368732</text:p>
          </table:table-cell>
          <table:table-cell table:formula="of:= [.D806]*[.$L$4]" office:value-type="float" office:value="7.62244312935295" calcext:value-type="float">
            <text:p>7.62244312935295</text:p>
          </table:table-cell>
          <table:table-cell table:number-columns-repeated="13"/>
        </table:table-row>
        <table:table-row table:style-name="ro1">
          <table:table-cell office:value-type="float" office:value="1.08739638328552" calcext:value-type="float">
            <text:p>1.08739638328552</text:p>
          </table:table-cell>
          <table:table-cell office:value-type="float" office:value="2.28035844068402" calcext:value-type="float">
            <text:p>2.28035844068402</text:p>
          </table:table-cell>
          <table:table-cell office:value-type="float" office:value="0.0454829335212708" calcext:value-type="float">
            <text:p>0.045482933521271</text:p>
          </table:table-cell>
          <table:table-cell office:value-type="float" office:value="0.113671926947595" calcext:value-type="float">
            <text:p>0.113671926947595</text:p>
          </table:table-cell>
          <table:table-cell/>
          <table:table-cell table:formula="of:=[.A807]*[.$L$1]" office:value-type="float" office:value="1.08739638328552" calcext:value-type="float">
            <text:p>1.08739638328552</text:p>
          </table:table-cell>
          <table:table-cell table:formula="of:=[.B807] * [.$L$2]" office:value-type="float" office:value="7.56931671203934" calcext:value-type="float">
            <text:p>7.56931671203934</text:p>
          </table:table-cell>
          <table:table-cell table:formula="of:=[.C807] * [.$L$3]" office:value-type="float" office:value="0.67651848932113" calcext:value-type="float">
            <text:p>0.67651848932113</text:p>
          </table:table-cell>
          <table:table-cell table:formula="of:= [.D807]*[.$L$4]" office:value-type="float" office:value="7.61824470017686" calcext:value-type="float">
            <text:p>7.61824470017686</text:p>
          </table:table-cell>
          <table:table-cell table:number-columns-repeated="13"/>
        </table:table-row>
        <table:table-row table:style-name="ro1">
          <table:table-cell office:value-type="float" office:value="1.06207060813904" calcext:value-type="float">
            <text:p>1.06207060813904</text:p>
          </table:table-cell>
          <table:table-cell office:value-type="float" office:value="2.2801820164308" calcext:value-type="float">
            <text:p>2.2801820164308</text:p>
          </table:table-cell>
          <table:table-cell office:value-type="float" office:value="0.045907124876976" calcext:value-type="float">
            <text:p>0.045907124876976</text:p>
          </table:table-cell>
          <table:table-cell office:value-type="float" office:value="0.113621492422304" calcext:value-type="float">
            <text:p>0.113621492422304</text:p>
          </table:table-cell>
          <table:table-cell/>
          <table:table-cell table:formula="of:=[.A808]*[.$L$1]" office:value-type="float" office:value="1.06207060813904" calcext:value-type="float">
            <text:p>1.06207060813904</text:p>
          </table:table-cell>
          <table:table-cell table:formula="of:=[.B808] * [.$L$2]" office:value-type="float" office:value="7.56873109750413" calcext:value-type="float">
            <text:p>7.56873109750413</text:p>
          </table:table-cell>
          <table:table-cell table:formula="of:=[.C808] * [.$L$3]" office:value-type="float" office:value="0.682827961312654" calcext:value-type="float">
            <text:p>0.682827961312654</text:p>
          </table:table-cell>
          <table:table-cell table:formula="of:= [.D808]*[.$L$4]" office:value-type="float" office:value="7.61486459951945" calcext:value-type="float">
            <text:p>7.61486459951945</text:p>
          </table:table-cell>
          <table:table-cell table:number-columns-repeated="13"/>
        </table:table-row>
        <table:table-row table:style-name="ro1">
          <table:table-cell office:value-type="float" office:value="1.14112544059753" calcext:value-type="float">
            <text:p>1.14112544059753</text:p>
          </table:table-cell>
          <table:table-cell office:value-type="float" office:value="2.2797135873713" calcext:value-type="float">
            <text:p>2.2797135873713</text:p>
          </table:table-cell>
          <table:table-cell office:value-type="float" office:value="0.0596943572163582" calcext:value-type="float">
            <text:p>0.059694357216358</text:p>
          </table:table-cell>
          <table:table-cell office:value-type="float" office:value="0.113617553590223" calcext:value-type="float">
            <text:p>0.113617553590223</text:p>
          </table:table-cell>
          <table:table-cell/>
          <table:table-cell table:formula="of:=[.A809]*[.$L$1]" office:value-type="float" office:value="1.14112544059753" calcext:value-type="float">
            <text:p>1.14112544059753</text:p>
          </table:table-cell>
          <table:table-cell table:formula="of:=[.B809] * [.$L$2]" office:value-type="float" office:value="7.56717621567274" calcext:value-type="float">
            <text:p>7.56717621567274</text:p>
          </table:table-cell>
          <table:table-cell table:formula="of:=[.C809] * [.$L$3]" office:value-type="float" office:value="0.887900872667332" calcext:value-type="float">
            <text:p>0.887900872667332</text:p>
          </table:table-cell>
          <table:table-cell table:formula="of:= [.D809]*[.$L$4]" office:value-type="float" office:value="7.61460062065117" calcext:value-type="float">
            <text:p>7.61460062065117</text:p>
          </table:table-cell>
          <table:table-cell table:number-columns-repeated="13"/>
        </table:table-row>
        <table:table-row table:style-name="ro1">
          <table:table-cell office:value-type="float" office:value="1.6703839302063" calcext:value-type="float">
            <text:p>1.6703839302063</text:p>
          </table:table-cell>
          <table:table-cell office:value-type="float" office:value="2.27958903042418" calcext:value-type="float">
            <text:p>2.27958903042418</text:p>
          </table:table-cell>
          <table:table-cell office:value-type="float" office:value="0.0621765553951263" calcext:value-type="float">
            <text:p>0.062176555395126</text:p>
          </table:table-cell>
          <table:table-cell office:value-type="float" office:value="0.113609750927369" calcext:value-type="float">
            <text:p>0.113609750927369</text:p>
          </table:table-cell>
          <table:table-cell/>
          <table:table-cell table:formula="of:=[.A810]*[.$L$1]" office:value-type="float" office:value="1.6703839302063" calcext:value-type="float">
            <text:p>1.6703839302063</text:p>
          </table:table-cell>
          <table:table-cell table:formula="of:=[.B810] * [.$L$2]" office:value-type="float" office:value="7.56676276708299" calcext:value-type="float">
            <text:p>7.56676276708299</text:p>
          </table:table-cell>
          <table:table-cell table:formula="of:=[.C810] * [.$L$3]" office:value-type="float" office:value="0.924821379593531" calcext:value-type="float">
            <text:p>0.924821379593531</text:p>
          </table:table-cell>
          <table:table-cell table:formula="of:= [.D810]*[.$L$4]" office:value-type="float" office:value="7.61407768947084" calcext:value-type="float">
            <text:p>7.61407768947084</text:p>
          </table:table-cell>
          <table:table-cell table:number-columns-repeated="13"/>
        </table:table-row>
        <table:table-row table:style-name="ro1">
          <table:table-cell office:value-type="float" office:value="0.859826445579529" calcext:value-type="float">
            <text:p>0.859826445579529</text:p>
          </table:table-cell>
          <table:table-cell office:value-type="float" office:value="2.27865285740247" calcext:value-type="float">
            <text:p>2.27865285740247</text:p>
          </table:table-cell>
          <table:table-cell office:value-type="float" office:value="0.0621765553951263" calcext:value-type="float">
            <text:p>0.062176555395126</text:p>
          </table:table-cell>
          <table:table-cell office:value-type="float" office:value="0.113601419958551" calcext:value-type="float">
            <text:p>0.113601419958551</text:p>
          </table:table-cell>
          <table:table-cell/>
          <table:table-cell table:formula="of:=[.A811]*[.$L$1]" office:value-type="float" office:value="0.859826445579529" calcext:value-type="float">
            <text:p>0.859826445579529</text:p>
          </table:table-cell>
          <table:table-cell table:formula="of:=[.B811] * [.$L$2]" office:value-type="float" office:value="7.56365527750057" calcext:value-type="float">
            <text:p>7.56365527750057</text:p>
          </table:table-cell>
          <table:table-cell table:formula="of:=[.C811] * [.$L$3]" office:value-type="float" office:value="0.924821379593531" calcext:value-type="float">
            <text:p>0.924821379593531</text:p>
          </table:table-cell>
          <table:table-cell table:formula="of:= [.D811]*[.$L$4]" office:value-type="float" office:value="7.61351935144709" calcext:value-type="float">
            <text:p>7.61351935144709</text:p>
          </table:table-cell>
          <table:table-cell table:number-columns-repeated="13"/>
        </table:table-row>
        <table:table-row table:style-name="ro1">
          <table:table-cell office:value-type="float" office:value="1.31960666179657" calcext:value-type="float">
            <text:p>1.31960666179657</text:p>
          </table:table-cell>
          <table:table-cell office:value-type="float" office:value="2.27795103217268" calcext:value-type="float">
            <text:p>2.27795103217268</text:p>
          </table:table-cell>
          <table:table-cell office:value-type="float" office:value="0.0621765553951263" calcext:value-type="float">
            <text:p>0.062176555395126</text:p>
          </table:table-cell>
          <table:table-cell office:value-type="float" office:value="0.113590450612624" calcext:value-type="float">
            <text:p>0.113590450612624</text:p>
          </table:table-cell>
          <table:table-cell/>
          <table:table-cell table:formula="of:=[.A812]*[.$L$1]" office:value-type="float" office:value="1.31960666179657" calcext:value-type="float">
            <text:p>1.31960666179657</text:p>
          </table:table-cell>
          <table:table-cell table:formula="of:=[.B812] * [.$L$2]" office:value-type="float" office:value="7.56132567117815" calcext:value-type="float">
            <text:p>7.56132567117815</text:p>
          </table:table-cell>
          <table:table-cell table:formula="of:=[.C812] * [.$L$3]" office:value-type="float" office:value="0.924821379593531" calcext:value-type="float">
            <text:p>0.924821379593531</text:p>
          </table:table-cell>
          <table:table-cell table:formula="of:= [.D812]*[.$L$4]" office:value-type="float" office:value="7.61278419049999" calcext:value-type="float">
            <text:p>7.61278419049999</text:p>
          </table:table-cell>
          <table:table-cell table:number-columns-repeated="13"/>
        </table:table-row>
        <table:table-row table:style-name="ro1">
          <table:table-cell office:value-type="float" office:value="0.887145936489105" calcext:value-type="float">
            <text:p>0.887145936489105</text:p>
          </table:table-cell>
          <table:table-cell office:value-type="float" office:value="2.27753696702866" calcext:value-type="float">
            <text:p>2.27753696702866</text:p>
          </table:table-cell>
          <table:table-cell office:value-type="float" office:value="0.045419953763485" calcext:value-type="float">
            <text:p>0.045419953763485</text:p>
          </table:table-cell>
          <table:table-cell office:value-type="float" office:value="0.113542698839338" calcext:value-type="float">
            <text:p>0.113542698839338</text:p>
          </table:table-cell>
          <table:table-cell/>
          <table:table-cell table:formula="of:=[.A813]*[.$L$1]" office:value-type="float" office:value="0.887145936489105" calcext:value-type="float">
            <text:p>0.887145936489105</text:p>
          </table:table-cell>
          <table:table-cell table:formula="of:=[.B813] * [.$L$2]" office:value-type="float" office:value="7.55995124242231" calcext:value-type="float">
            <text:p>7.55995124242231</text:p>
          </table:table-cell>
          <table:table-cell table:formula="of:=[.C813] * [.$L$3]" office:value-type="float" office:value="0.675581721014945" calcext:value-type="float">
            <text:p>0.675581721014945</text:p>
          </table:table-cell>
          <table:table-cell table:formula="of:= [.D813]*[.$L$4]" office:value-type="float" office:value="7.60958388675284" calcext:value-type="float">
            <text:p>7.60958388675284</text:p>
          </table:table-cell>
          <table:table-cell table:number-columns-repeated="13"/>
        </table:table-row>
        <table:table-row table:style-name="ro1">
          <table:table-cell office:value-type="float" office:value="0.887145936489105" calcext:value-type="float">
            <text:p>0.887145936489105</text:p>
          </table:table-cell>
          <table:table-cell office:value-type="float" office:value="2.27707351455449" calcext:value-type="float">
            <text:p>2.27707351455449</text:p>
          </table:table-cell>
          <table:table-cell office:value-type="float" office:value="0.0428805649280548" calcext:value-type="float">
            <text:p>0.042880564928055</text:p>
          </table:table-cell>
          <table:table-cell office:value-type="float" office:value="0.113507711983792" calcext:value-type="float">
            <text:p>0.113507711983792</text:p>
          </table:table-cell>
          <table:table-cell/>
          <table:table-cell table:formula="of:=[.A814]*[.$L$1]" office:value-type="float" office:value="0.887145936489105" calcext:value-type="float">
            <text:p>0.887145936489105</text:p>
          </table:table-cell>
          <table:table-cell table:formula="of:=[.B814] * [.$L$2]" office:value-type="float" office:value="7.55841287963892" calcext:value-type="float">
            <text:p>7.55841287963892</text:p>
          </table:table-cell>
          <table:table-cell table:formula="of:=[.C814] * [.$L$3]" office:value-type="float" office:value="0.637810553551863" calcext:value-type="float">
            <text:p>0.637810553551863</text:p>
          </table:table-cell>
          <table:table-cell table:formula="of:= [.D814]*[.$L$4]" office:value-type="float" office:value="7.60723908241988" calcext:value-type="float">
            <text:p>7.60723908241988</text:p>
          </table:table-cell>
          <table:table-cell table:number-columns-repeated="13"/>
        </table:table-row>
        <table:table-row table:style-name="ro1">
          <table:table-cell office:value-type="float" office:value="1.17823266983032" calcext:value-type="float">
            <text:p>1.17823266983032</text:p>
          </table:table-cell>
          <table:table-cell office:value-type="float" office:value="2.27715156502679" calcext:value-type="float">
            <text:p>2.27715156502679</text:p>
          </table:table-cell>
          <table:table-cell office:value-type="float" office:value="0.0428476706147194" calcext:value-type="float">
            <text:p>0.042847670614719</text:p>
          </table:table-cell>
          <table:table-cell office:value-type="float" office:value="0.113473433093096" calcext:value-type="float">
            <text:p>0.113473433093096</text:p>
          </table:table-cell>
          <table:table-cell/>
          <table:table-cell table:formula="of:=[.A815]*[.$L$1]" office:value-type="float" office:value="1.17823266983032" calcext:value-type="float">
            <text:p>1.17823266983032</text:p>
          </table:table-cell>
          <table:table-cell table:formula="of:=[.B815] * [.$L$2]" office:value-type="float" office:value="7.55867195677951" calcext:value-type="float">
            <text:p>7.55867195677951</text:p>
          </table:table-cell>
          <table:table-cell table:formula="of:=[.C815] * [.$L$3]" office:value-type="float" office:value="0.637321279676102" calcext:value-type="float">
            <text:p>0.637321279676102</text:p>
          </table:table-cell>
          <table:table-cell table:formula="of:= [.D815]*[.$L$4]" office:value-type="float" office:value="7.60494172559321" calcext:value-type="float">
            <text:p>7.60494172559321</text:p>
          </table:table-cell>
          <table:table-cell table:number-columns-repeated="13"/>
        </table:table-row>
        <table:table-row table:style-name="ro1">
          <table:table-cell office:value-type="float" office:value="9.99667072296143" calcext:value-type="float">
            <text:p>9.99667072296143</text:p>
          </table:table-cell>
          <table:table-cell office:value-type="float" office:value="2.27783639408509" calcext:value-type="float">
            <text:p>2.27783639408509</text:p>
          </table:table-cell>
          <table:table-cell office:value-type="float" office:value="0.108479969203472" calcext:value-type="float">
            <text:p>0.108479969203472</text:p>
          </table:table-cell>
          <table:table-cell office:value-type="float" office:value="0.113476652848805" calcext:value-type="float">
            <text:p>0.113476652848805</text:p>
          </table:table-cell>
          <table:table-cell/>
          <table:table-cell table:formula="of:=[.A816]*[.$L$1]" office:value-type="float" office:value="9.99667072296143" calcext:value-type="float">
            <text:p>9.99667072296143</text:p>
          </table:table-cell>
          <table:table-cell table:formula="of:=[.B816] * [.$L$2]" office:value-type="float" office:value="7.5609451467936" calcext:value-type="float">
            <text:p>7.5609451467936</text:p>
          </table:table-cell>
          <table:table-cell table:formula="of:=[.C816] * [.$L$3]" office:value-type="float" office:value="1.61354378896459" calcext:value-type="float">
            <text:p>1.61354378896459</text:p>
          </table:table-cell>
          <table:table-cell table:formula="of:= [.D816]*[.$L$4]" office:value-type="float" office:value="7.60515751226567" calcext:value-type="float">
            <text:p>7.60515751226567</text:p>
          </table:table-cell>
          <table:table-cell table:number-columns-repeated="13"/>
        </table:table-row>
        <table:table-row table:style-name="ro1">
          <table:table-cell office:value-type="float" office:value="1.03213655948639" calcext:value-type="float">
            <text:p>1.03213655948639</text:p>
          </table:table-cell>
          <table:table-cell office:value-type="float" office:value="2.27770871215255" calcext:value-type="float">
            <text:p>2.27770871215255</text:p>
          </table:table-cell>
          <table:table-cell office:value-type="float" office:value="0.0697293058037758" calcext:value-type="float">
            <text:p>0.069729305803776</text:p>
          </table:table-cell>
          <table:table-cell office:value-type="float" office:value="0.11347235677806" calcext:value-type="float">
            <text:p>0.11347235677806</text:p>
          </table:table-cell>
          <table:table-cell/>
          <table:table-cell table:formula="of:=[.A817]*[.$L$1]" office:value-type="float" office:value="1.03213655948639" calcext:value-type="float">
            <text:p>1.03213655948639</text:p>
          </table:table-cell>
          <table:table-cell table:formula="of:=[.B817] * [.$L$2]" office:value-type="float" office:value="7.56052132527126" calcext:value-type="float">
            <text:p>7.56052132527126</text:p>
          </table:table-cell>
          <table:table-cell table:formula="of:=[.C817] * [.$L$3]" office:value-type="float" office:value="1.03716187527175" calcext:value-type="float">
            <text:p>1.03716187527175</text:p>
          </table:table-cell>
          <table:table-cell table:formula="of:= [.D817]*[.$L$4]" office:value-type="float" office:value="7.60486959141252" calcext:value-type="float">
            <text:p>7.60486959141252</text:p>
          </table:table-cell>
          <table:table-cell table:number-columns-repeated="13"/>
        </table:table-row>
        <table:table-row table:style-name="ro1">
          <table:table-cell office:value-type="float" office:value="0.897513449192047" calcext:value-type="float">
            <text:p>0.897513449192047</text:p>
          </table:table-cell>
          <table:table-cell office:value-type="float" office:value="2.27738577987255" calcext:value-type="float">
            <text:p>2.27738577987255</text:p>
          </table:table-cell>
          <table:table-cell office:value-type="float" office:value="0.062429178506136" calcext:value-type="float">
            <text:p>0.062429178506136</text:p>
          </table:table-cell>
          <table:table-cell office:value-type="float" office:value="0.113457238984639" calcext:value-type="float">
            <text:p>0.113457238984639</text:p>
          </table:table-cell>
          <table:table-cell/>
          <table:table-cell table:formula="of:=[.A818]*[.$L$1]" office:value-type="float" office:value="0.897513449192047" calcext:value-type="float">
            <text:p>0.897513449192047</text:p>
          </table:table-cell>
          <table:table-cell table:formula="of:=[.B818] * [.$L$2]" office:value-type="float" office:value="7.55944939874416" calcext:value-type="float">
            <text:p>7.55944939874416</text:p>
          </table:table-cell>
          <table:table-cell table:formula="of:=[.C818] * [.$L$3]" office:value-type="float" office:value="0.928578925384808" calcext:value-type="float">
            <text:p>0.928578925384808</text:p>
          </table:table-cell>
          <table:table-cell table:formula="of:= [.D818]*[.$L$4]" office:value-type="float" office:value="7.60385640326047" calcext:value-type="float">
            <text:p>7.60385640326047</text:p>
          </table:table-cell>
          <table:table-cell table:number-columns-repeated="13"/>
        </table:table-row>
        <table:table-row table:style-name="ro1">
          <table:table-cell office:value-type="float" office:value="1.3926602602005" calcext:value-type="float">
            <text:p>1.3926602602005</text:p>
          </table:table-cell>
          <table:table-cell office:value-type="float" office:value="2.27736026049314" calcext:value-type="float">
            <text:p>2.27736026049314</text:p>
          </table:table-cell>
          <table:table-cell office:value-type="float" office:value="0.573089301586151" calcext:value-type="float">
            <text:p>0.573089301586151</text:p>
          </table:table-cell>
          <table:table-cell office:value-type="float" office:value="0.113523491272709" calcext:value-type="float">
            <text:p>0.113523491272709</text:p>
          </table:table-cell>
          <table:table-cell/>
          <table:table-cell table:formula="of:=[.A819]*[.$L$1]" office:value-type="float" office:value="1.3926602602005" calcext:value-type="float">
            <text:p>1.3926602602005</text:p>
          </table:table-cell>
          <table:table-cell table:formula="of:=[.B819] * [.$L$2]" office:value-type="float" office:value="7.55936469089227" calcext:value-type="float">
            <text:p>7.55936469089227</text:p>
          </table:table-cell>
          <table:table-cell table:formula="of:=[.C819] * [.$L$3]" office:value-type="float" office:value="8.52419750748594" calcext:value-type="float">
            <text:p>8.52419750748594</text:p>
          </table:table-cell>
          <table:table-cell table:formula="of:= [.D819]*[.$L$4]" office:value-type="float" office:value="7.60829660372168" calcext:value-type="float">
            <text:p>7.60829660372168</text:p>
          </table:table-cell>
          <table:table-cell table:number-columns-repeated="13"/>
        </table:table-row>
        <table:table-row table:style-name="ro1">
          <table:table-cell office:value-type="float" office:value="1.85067558288574" calcext:value-type="float">
            <text:p>1.85067558288574</text:p>
          </table:table-cell>
          <table:table-cell office:value-type="float" office:value="2.27706286038605" calcext:value-type="float">
            <text:p>2.27706286038605</text:p>
          </table:table-cell>
          <table:table-cell office:value-type="float" office:value="0.108308151364326" calcext:value-type="float">
            <text:p>0.108308151364326</text:p>
          </table:table-cell>
          <table:table-cell office:value-type="float" office:value="0.113534731667827" calcext:value-type="float">
            <text:p>0.113534731667827</text:p>
          </table:table-cell>
          <table:table-cell/>
          <table:table-cell table:formula="of:=[.A820]*[.$L$1]" office:value-type="float" office:value="1.85067558288574" calcext:value-type="float">
            <text:p>1.85067558288574</text:p>
          </table:table-cell>
          <table:table-cell table:formula="of:=[.B820] * [.$L$2]" office:value-type="float" office:value="7.55837751468322" calcext:value-type="float">
            <text:p>7.55837751468322</text:p>
          </table:table-cell>
          <table:table-cell table:formula="of:=[.C820] * [.$L$3]" office:value-type="float" office:value="1.61098815026721" calcext:value-type="float">
            <text:p>1.61098815026721</text:p>
          </table:table-cell>
          <table:table-cell table:formula="of:= [.D820]*[.$L$4]" office:value-type="float" office:value="7.6090499302715" calcext:value-type="float">
            <text:p>7.6090499302715</text:p>
          </table:table-cell>
          <table:table-cell table:number-columns-repeated="13"/>
        </table:table-row>
        <table:table-row table:style-name="ro1">
          <table:table-cell office:value-type="float" office:value="3.64485239982605" calcext:value-type="float">
            <text:p>3.64485239982605</text:p>
          </table:table-cell>
          <table:table-cell office:value-type="float" office:value="2.27838482328758" calcext:value-type="float">
            <text:p>2.27838482328758</text:p>
          </table:table-cell>
          <table:table-cell office:value-type="float" office:value="0.0395222380757332" calcext:value-type="float">
            <text:p>0.039522238075733</text:p>
          </table:table-cell>
          <table:table-cell office:value-type="float" office:value="0.11349648645659" calcext:value-type="float">
            <text:p>0.11349648645659</text:p>
          </table:table-cell>
          <table:table-cell/>
          <table:table-cell table:formula="of:=[.A821]*[.$L$1]" office:value-type="float" office:value="3.64485239982605" calcext:value-type="float">
            <text:p>3.64485239982605</text:p>
          </table:table-cell>
          <table:table-cell table:formula="of:=[.B821] * [.$L$2]" office:value-type="float" office:value="7.56276557741262" calcext:value-type="float">
            <text:p>7.56276557741262</text:p>
          </table:table-cell>
          <table:table-cell table:formula="of:=[.C821] * [.$L$3]" office:value-type="float" office:value="0.587858405946505" calcext:value-type="float">
            <text:p>0.587858405946505</text:p>
          </table:table-cell>
          <table:table-cell table:formula="of:= [.D821]*[.$L$4]" office:value-type="float" office:value="7.60648675231155" calcext:value-type="float">
            <text:p>7.60648675231155</text:p>
          </table:table-cell>
          <table:table-cell table:number-columns-repeated="13"/>
        </table:table-row>
        <table:table-row table:style-name="ro1">
          <table:table-cell office:value-type="float" office:value="1.48215508460999" calcext:value-type="float">
            <text:p>1.48215508460999</text:p>
          </table:table-cell>
          <table:table-cell office:value-type="float" office:value="2.27843592811717" calcext:value-type="float">
            <text:p>2.27843592811717</text:p>
          </table:table-cell>
          <table:table-cell office:value-type="float" office:value="0.0612295530736447" calcext:value-type="float">
            <text:p>0.061229553073645</text:p>
          </table:table-cell>
          <table:table-cell office:value-type="float" office:value="0.113490794028568" calcext:value-type="float">
            <text:p>0.113490794028568</text:p>
          </table:table-cell>
          <table:table-cell/>
          <table:table-cell table:formula="of:=[.A822]*[.$L$1]" office:value-type="float" office:value="1.48215508460999" calcext:value-type="float">
            <text:p>1.48215508460999</text:p>
          </table:table-cell>
          <table:table-cell table:formula="of:=[.B822] * [.$L$2]" office:value-type="float" office:value="7.56293521242869" calcext:value-type="float">
            <text:p>7.56293521242869</text:p>
          </table:table-cell>
          <table:table-cell table:formula="of:=[.C822] * [.$L$3]" office:value-type="float" office:value="0.910735555960084" calcext:value-type="float">
            <text:p>0.910735555960084</text:p>
          </table:table-cell>
          <table:table-cell table:formula="of:= [.D822]*[.$L$4]" office:value-type="float" office:value="7.60610524818146" calcext:value-type="float">
            <text:p>7.60610524818146</text:p>
          </table:table-cell>
          <table:table-cell table:number-columns-repeated="13"/>
        </table:table-row>
        <table:table-row table:style-name="ro1">
          <table:table-cell office:value-type="float" office:value="1.01907753944397" calcext:value-type="float">
            <text:p>1.01907753944397</text:p>
          </table:table-cell>
          <table:table-cell office:value-type="float" office:value="2.27825457290315" calcext:value-type="float">
            <text:p>2.27825457290315</text:p>
          </table:table-cell>
          <table:table-cell office:value-type="float" office:value="0.0611877776682377" calcext:value-type="float">
            <text:p>0.061187777668238</text:p>
          </table:table-cell>
          <table:table-cell office:value-type="float" office:value="0.113478306621856" calcext:value-type="float">
            <text:p>0.113478306621856</text:p>
          </table:table-cell>
          <table:table-cell/>
          <table:table-cell table:formula="of:=[.A823]*[.$L$1]" office:value-type="float" office:value="1.01907753944397" calcext:value-type="float">
            <text:p>1.01907753944397</text:p>
          </table:table-cell>
          <table:table-cell table:formula="of:=[.B823] * [.$L$2]" office:value-type="float" office:value="7.56233323028944" calcext:value-type="float">
            <text:p>7.56233323028944</text:p>
          </table:table-cell>
          <table:table-cell table:formula="of:=[.C823] * [.$L$3]" office:value-type="float" office:value="0.910114183678908" calcext:value-type="float">
            <text:p>0.910114183678908</text:p>
          </table:table-cell>
          <table:table-cell table:formula="of:= [.D823]*[.$L$4]" office:value-type="float" office:value="7.6052683474395" calcext:value-type="float">
            <text:p>7.6052683474395</text:p>
          </table:table-cell>
          <table:table-cell table:number-columns-repeated="13"/>
        </table:table-row>
        <table:table-row table:style-name="ro1">
          <table:table-cell office:value-type="float" office:value="0.820463001728058" calcext:value-type="float">
            <text:p>0.820463001728058</text:p>
          </table:table-cell>
          <table:table-cell office:value-type="float" office:value="2.27789632453338" calcext:value-type="float">
            <text:p>2.27789632453338</text:p>
          </table:table-cell>
          <table:table-cell office:value-type="float" office:value="0.0576253682374954" calcext:value-type="float">
            <text:p>0.057625368237496</text:p>
          </table:table-cell>
          <table:table-cell office:value-type="float" office:value="0.11347385824083" calcext:value-type="float">
            <text:p>0.11347385824083</text:p>
          </table:table-cell>
          <table:table-cell/>
          <table:table-cell table:formula="of:=[.A824]*[.$L$1]" office:value-type="float" office:value="0.820463001728058" calcext:value-type="float">
            <text:p>0.820463001728058</text:p>
          </table:table-cell>
          <table:table-cell table:formula="of:=[.B824] * [.$L$2]" office:value-type="float" office:value="7.56114407716162" calcext:value-type="float">
            <text:p>7.56114407716162</text:p>
          </table:table-cell>
          <table:table-cell table:formula="of:=[.C824] * [.$L$3]" office:value-type="float" office:value="0.857126487858848" calcext:value-type="float">
            <text:p>0.857126487858848</text:p>
          </table:table-cell>
          <table:table-cell table:formula="of:= [.D824]*[.$L$4]" office:value-type="float" office:value="7.60497021881544" calcext:value-type="float">
            <text:p>7.60497021881544</text:p>
          </table:table-cell>
          <table:table-cell table:number-columns-repeated="13"/>
        </table:table-row>
        <table:table-row table:style-name="ro1">
          <table:table-cell office:value-type="float" office:value="0.862659156322479" calcext:value-type="float">
            <text:p>0.862659156322479</text:p>
          </table:table-cell>
          <table:table-cell office:value-type="float" office:value="2.27731541479568" calcext:value-type="float">
            <text:p>2.27731541479568</text:p>
          </table:table-cell>
          <table:table-cell office:value-type="float" office:value="0.0648720189929009" calcext:value-type="float">
            <text:p>0.064872018992901</text:p>
          </table:table-cell>
          <table:table-cell office:value-type="float" office:value="0.113406875252742" calcext:value-type="float">
            <text:p>0.113406875252742</text:p>
          </table:table-cell>
          <table:table-cell/>
          <table:table-cell table:formula="of:=[.A825]*[.$L$1]" office:value-type="float" office:value="0.862659156322479" calcext:value-type="float">
            <text:p>0.862659156322479</text:p>
          </table:table-cell>
          <table:table-cell table:formula="of:=[.B825] * [.$L$2]" office:value-type="float" office:value="7.55921583215094" calcext:value-type="float">
            <text:p>7.55921583215094</text:p>
          </table:table-cell>
          <table:table-cell table:formula="of:=[.C825] * [.$L$3]" office:value-type="float" office:value="0.964914021382647" calcext:value-type="float">
            <text:p>0.964914021382647</text:p>
          </table:table-cell>
          <table:table-cell table:formula="of:= [.D825]*[.$L$4]" office:value-type="float" office:value="7.60048104714648" calcext:value-type="float">
            <text:p>7.60048104714648</text:p>
          </table:table-cell>
          <table:table-cell table:number-columns-repeated="13"/>
        </table:table-row>
        <table:table-row table:style-name="ro1">
          <table:table-cell office:value-type="float" office:value="1.00322926044464" calcext:value-type="float">
            <text:p>1.00322926044464</text:p>
          </table:table-cell>
          <table:table-cell office:value-type="float" office:value="2.2770254867602" calcext:value-type="float">
            <text:p>2.2770254867602</text:p>
          </table:table-cell>
          <table:table-cell office:value-type="float" office:value="0.0531570017337799" calcext:value-type="float">
            <text:p>0.05315700173378</text:p>
          </table:table-cell>
          <table:table-cell office:value-type="float" office:value="0.113404910028246" calcext:value-type="float">
            <text:p>0.113404910028246</text:p>
          </table:table-cell>
          <table:table-cell/>
          <table:table-cell table:formula="of:=[.A826]*[.$L$1]" office:value-type="float" office:value="1.00322926044464" calcext:value-type="float">
            <text:p>1.00322926044464</text:p>
          </table:table-cell>
          <table:table-cell table:formula="of:=[.B826] * [.$L$2]" office:value-type="float" office:value="7.55825345839203" calcext:value-type="float">
            <text:p>7.55825345839203</text:p>
          </table:table-cell>
          <table:table-cell table:formula="of:=[.C826] * [.$L$3]" office:value-type="float" office:value="0.790663480247146" calcext:value-type="float">
            <text:p>0.790663480247146</text:p>
          </table:table-cell>
          <table:table-cell table:formula="of:= [.D826]*[.$L$4]" office:value-type="float" office:value="7.60034933862794" calcext:value-type="float">
            <text:p>7.60034933862794</text:p>
          </table:table-cell>
          <table:table-cell table:number-columns-repeated="13"/>
        </table:table-row>
        <table:table-row table:style-name="ro1">
          <table:table-cell office:value-type="float" office:value="0.845898985862732" calcext:value-type="float">
            <text:p>0.845898985862732</text:p>
          </table:table-cell>
          <table:table-cell office:value-type="float" office:value="2.27663961070032" calcext:value-type="float">
            <text:p>2.27663961070032</text:p>
          </table:table-cell>
          <table:table-cell office:value-type="float" office:value="0.0602952726185322" calcext:value-type="float">
            <text:p>0.060295272618532</text:p>
          </table:table-cell>
          <table:table-cell office:value-type="float" office:value="0.11339224014269" calcext:value-type="float">
            <text:p>0.11339224014269</text:p>
          </table:table-cell>
          <table:table-cell/>
          <table:table-cell table:formula="of:=[.A827]*[.$L$1]" office:value-type="float" office:value="0.845898985862732" calcext:value-type="float">
            <text:p>0.845898985862732</text:p>
          </table:table-cell>
          <table:table-cell table:formula="of:=[.B827] * [.$L$2]" office:value-type="float" office:value="7.55697259918291" calcext:value-type="float">
            <text:p>7.55697259918291</text:p>
          </table:table-cell>
          <table:table-cell table:formula="of:=[.C827] * [.$L$3]" office:value-type="float" office:value="0.896838958859562" calcext:value-type="float">
            <text:p>0.896838958859562</text:p>
          </table:table-cell>
          <table:table-cell table:formula="of:= [.D827]*[.$L$4]" office:value-type="float" office:value="7.59950020823065" calcext:value-type="float">
            <text:p>7.59950020823065</text:p>
          </table:table-cell>
          <table:table-cell table:number-columns-repeated="13"/>
        </table:table-row>
        <table:table-row table:style-name="ro1">
          <table:table-cell office:value-type="float" office:value="0.79121321439743" calcext:value-type="float">
            <text:p>0.79121321439743</text:p>
          </table:table-cell>
          <table:table-cell office:value-type="float" office:value="2.27640275064357" calcext:value-type="float">
            <text:p>2.27640275064357</text:p>
          </table:table-cell>
          <table:table-cell office:value-type="float" office:value="0.0714229717850685" calcext:value-type="float">
            <text:p>0.071422971785069</text:p>
          </table:table-cell>
          <table:table-cell office:value-type="float" office:value="0.11338534423578" calcext:value-type="float">
            <text:p>0.11338534423578</text:p>
          </table:table-cell>
          <table:table-cell/>
          <table:table-cell table:formula="of:=[.A828]*[.$L$1]" office:value-type="float" office:value="0.79121321439743" calcext:value-type="float">
            <text:p>0.79121321439743</text:p>
          </table:table-cell>
          <table:table-cell table:formula="of:=[.B828] * [.$L$2]" office:value-type="float" office:value="7.55618637682683" calcext:value-type="float">
            <text:p>7.55618637682683</text:p>
          </table:table-cell>
          <table:table-cell table:formula="of:=[.C828] * [.$L$3]" office:value-type="float" office:value="1.06235366178092" calcext:value-type="float">
            <text:p>1.06235366178092</text:p>
          </table:table-cell>
          <table:table-cell table:formula="of:= [.D828]*[.$L$4]" office:value-type="float" office:value="7.59903804745202" calcext:value-type="float">
            <text:p>7.59903804745202</text:p>
          </table:table-cell>
          <table:table-cell table:number-columns-repeated="13"/>
        </table:table-row>
        <table:table-row table:style-name="ro1">
          <table:table-cell office:value-type="float" office:value="0.827103734016418" calcext:value-type="float">
            <text:p>0.827103734016418</text:p>
          </table:table-cell>
          <table:table-cell office:value-type="float" office:value="2.27618293746245" calcext:value-type="float">
            <text:p>2.27618293746245</text:p>
          </table:table-cell>
          <table:table-cell office:value-type="float" office:value="17.5103435516357" calcext:value-type="float">
            <text:p>17.5103435516357</text:p>
          </table:table-cell>
          <table:table-cell office:value-type="float" office:value="0.114275772343195" calcext:value-type="float">
            <text:p>0.114275772343195</text:p>
          </table:table-cell>
          <table:table-cell/>
          <table:table-cell table:formula="of:=[.A829]*[.$L$1]" office:value-type="float" office:value="0.827103734016418" calcext:value-type="float">
            <text:p>0.827103734016418</text:p>
          </table:table-cell>
          <table:table-cell table:formula="of:=[.B829] * [.$L$2]" office:value-type="float" office:value="7.55545673908406" calcext:value-type="float">
            <text:p>7.55545673908406</text:p>
          </table:table-cell>
          <table:table-cell table:formula="of:=[.C829] * [.$L$3]" office:value-type="float" office:value="260.45090432671" calcext:value-type="float">
            <text:p>260.45090432671</text:p>
          </table:table-cell>
          <table:table-cell table:formula="of:= [.D829]*[.$L$4]" office:value-type="float" office:value="7.65871416443493" calcext:value-type="float">
            <text:p>7.65871416443493</text:p>
          </table:table-cell>
          <table:table-cell table:number-columns-repeated="13"/>
        </table:table-row>
        <table:table-row table:style-name="ro1">
          <table:table-cell office:value-type="float" office:value="1.05319166183472" calcext:value-type="float">
            <text:p>1.05319166183472</text:p>
          </table:table-cell>
          <table:table-cell office:value-type="float" office:value="2.275953224947" calcext:value-type="float">
            <text:p>2.275953224947</text:p>
          </table:table-cell>
          <table:table-cell office:value-type="float" office:value="0.0536219514906407" calcext:value-type="float">
            <text:p>0.053621951490641</text:p>
          </table:table-cell>
          <table:table-cell office:value-type="float" office:value="0.114273102453145" calcext:value-type="float">
            <text:p>0.114273102453145</text:p>
          </table:table-cell>
          <table:table-cell/>
          <table:table-cell table:formula="of:=[.A830]*[.$L$1]" office:value-type="float" office:value="1.05319166183472" calcext:value-type="float">
            <text:p>1.05319166183472</text:p>
          </table:table-cell>
          <table:table-cell table:formula="of:=[.B830] * [.$L$2]" office:value-type="float" office:value="7.55469424194712" calcext:value-type="float">
            <text:p>7.55469424194712</text:p>
          </table:table-cell>
          <table:table-cell table:formula="of:=[.C830] * [.$L$3]" office:value-type="float" office:value="0.797579197479293" calcext:value-type="float">
            <text:p>0.797579197479293</text:p>
          </table:table-cell>
          <table:table-cell table:formula="of:= [.D830]*[.$L$4]" office:value-type="float" office:value="7.65853522952757" calcext:value-type="float">
            <text:p>7.65853522952757</text:p>
          </table:table-cell>
          <table:table-cell table:number-columns-repeated="13"/>
        </table:table-row>
        <table:table-row table:style-name="ro1">
          <table:table-cell office:value-type="float" office:value="1.04349970817566" calcext:value-type="float">
            <text:p>1.04349970817566</text:p>
          </table:table-cell>
          <table:table-cell office:value-type="float" office:value="2.27515992179171" calcext:value-type="float">
            <text:p>2.27515992179171</text:p>
          </table:table-cell>
          <table:table-cell office:value-type="float" office:value="0.0595812052488327" calcext:value-type="float">
            <text:p>0.059581205248833</text:p>
          </table:table-cell>
          <table:table-cell office:value-type="float" office:value="0.11427004803085" calcext:value-type="float">
            <text:p>0.11427004803085</text:p>
          </table:table-cell>
          <table:table-cell/>
          <table:table-cell table:formula="of:=[.A831]*[.$L$1]" office:value-type="float" office:value="1.04349970817566" calcext:value-type="float">
            <text:p>1.04349970817566</text:p>
          </table:table-cell>
          <table:table-cell table:formula="of:=[.B831] * [.$L$2]" office:value-type="float" office:value="7.55206098801481" calcext:value-type="float">
            <text:p>7.55206098801481</text:p>
          </table:table-cell>
          <table:table-cell table:formula="of:=[.C831] * [.$L$3]" office:value-type="float" office:value="0.8862178370272" calcext:value-type="float">
            <text:p>0.8862178370272</text:p>
          </table:table-cell>
          <table:table-cell table:formula="of:= [.D831]*[.$L$4]" office:value-type="float" office:value="7.65833052343092" calcext:value-type="float">
            <text:p>7.65833052343092</text:p>
          </table:table-cell>
          <table:table-cell table:number-columns-repeated="13"/>
        </table:table-row>
        <table:table-row table:style-name="ro1">
          <table:table-cell office:value-type="float" office:value="1.19168698787689" calcext:value-type="float">
            <text:p>1.19168698787689</text:p>
          </table:table-cell>
          <table:table-cell office:value-type="float" office:value="2.27430500017346" calcext:value-type="float">
            <text:p>2.27430500017346</text:p>
          </table:table-cell>
          <table:table-cell office:value-type="float" office:value="0.0608882084488869" calcext:value-type="float">
            <text:p>0.060888208448887</text:p>
          </table:table-cell>
          <table:table-cell office:value-type="float" office:value="0.114259309432107" calcext:value-type="float">
            <text:p>0.114259309432107</text:p>
          </table:table-cell>
          <table:table-cell/>
          <table:table-cell table:formula="of:=[.A832]*[.$L$1]" office:value-type="float" office:value="1.19168698787689" calcext:value-type="float">
            <text:p>1.19168698787689</text:p>
          </table:table-cell>
          <table:table-cell table:formula="of:=[.B832] * [.$L$2]" office:value-type="float" office:value="7.54922320059638" calcext:value-type="float">
            <text:p>7.54922320059638</text:p>
          </table:table-cell>
          <table:table-cell table:formula="of:=[.C832] * [.$L$3]" office:value-type="float" office:value="0.905658355964375" calcext:value-type="float">
            <text:p>0.905658355964375</text:p>
          </table:table-cell>
          <table:table-cell table:formula="of:= [.D832]*[.$L$4]" office:value-type="float" office:value="7.65761082706296" calcext:value-type="float">
            <text:p>7.65761082706296</text:p>
          </table:table-cell>
          <table:table-cell table:number-columns-repeated="13"/>
        </table:table-row>
        <table:table-row table:style-name="ro1">
          <table:table-cell office:value-type="float" office:value="1.04966485500336" calcext:value-type="float">
            <text:p>1.04966485500336</text:p>
          </table:table-cell>
          <table:table-cell office:value-type="float" office:value="2.27394801815145" calcext:value-type="float">
            <text:p>2.27394801815145</text:p>
          </table:table-cell>
          <table:table-cell office:value-type="float" office:value="0.0473569668829441" calcext:value-type="float">
            <text:p>0.047356966882944</text:p>
          </table:table-cell>
          <table:table-cell office:value-type="float" office:value="0.114245691672006" calcext:value-type="float">
            <text:p>0.114245691672006</text:p>
          </table:table-cell>
          <table:table-cell/>
          <table:table-cell table:formula="of:=[.A833]*[.$L$1]" office:value-type="float" office:value="1.04966485500336" calcext:value-type="float">
            <text:p>1.04966485500336</text:p>
          </table:table-cell>
          <table:table-cell table:formula="of:=[.B833] * [.$L$2]" office:value-type="float" office:value="7.5480382509249" calcext:value-type="float">
            <text:p>7.5480382509249</text:p>
          </table:table-cell>
          <table:table-cell table:formula="of:=[.C833] * [.$L$3]" office:value-type="float" office:value="0.704393081407055" calcext:value-type="float">
            <text:p>0.704393081407055</text:p>
          </table:table-cell>
          <table:table-cell table:formula="of:= [.D833]*[.$L$4]" office:value-type="float" office:value="7.65669817051267" calcext:value-type="float">
            <text:p>7.65669817051267</text:p>
          </table:table-cell>
          <table:table-cell table:number-columns-repeated="13"/>
        </table:table-row>
        <table:table-row table:style-name="ro1">
          <table:table-cell office:value-type="float" office:value="1.27086842060089" calcext:value-type="float">
            <text:p>1.27086842060089</text:p>
          </table:table-cell>
          <table:table-cell office:value-type="float" office:value="2.27391704882999" calcext:value-type="float">
            <text:p>2.27391704882999</text:p>
          </table:table-cell>
          <table:table-cell office:value-type="float" office:value="0.0685743391513825" calcext:value-type="float">
            <text:p>0.068574339151383</text:p>
          </table:table-cell>
          <table:table-cell office:value-type="float" office:value="0.114234640173142" calcext:value-type="float">
            <text:p>0.114234640173142</text:p>
          </table:table-cell>
          <table:table-cell/>
          <table:table-cell table:formula="of:=[.A834]*[.$L$1]" office:value-type="float" office:value="1.27086842060089" calcext:value-type="float">
            <text:p>1.27086842060089</text:p>
          </table:table-cell>
          <table:table-cell table:formula="of:=[.B834] * [.$L$2]" office:value-type="float" office:value="7.54793545278655" calcext:value-type="float">
            <text:p>7.54793545278655</text:p>
          </table:table-cell>
          <table:table-cell table:formula="of:=[.C834] * [.$L$3]" office:value-type="float" office:value="1.01998276578164" calcext:value-type="float">
            <text:p>1.01998276578164</text:p>
          </table:table-cell>
          <table:table-cell table:formula="of:= [.D834]*[.$L$4]" office:value-type="float" office:value="7.65595750371031" calcext:value-type="float">
            <text:p>7.65595750371031</text:p>
          </table:table-cell>
          <table:table-cell table:number-columns-repeated="13"/>
        </table:table-row>
        <table:table-row table:style-name="ro1">
          <table:table-cell office:value-type="float" office:value="1.3390349149704" calcext:value-type="float">
            <text:p>1.3390349149704</text:p>
          </table:table-cell>
          <table:table-cell office:value-type="float" office:value="2.2735480711839" calcext:value-type="float">
            <text:p>2.2735480711839</text:p>
          </table:table-cell>
          <table:table-cell office:value-type="float" office:value="0.0627246424555779" calcext:value-type="float">
            <text:p>0.062724642455578</text:p>
          </table:table-cell>
          <table:table-cell office:value-type="float" office:value="0.114218619567577" calcext:value-type="float">
            <text:p>0.114218619567577</text:p>
          </table:table-cell>
          <table:table-cell/>
          <table:table-cell table:formula="of:=[.A835]*[.$L$1]" office:value-type="float" office:value="1.3390349149704" calcext:value-type="float">
            <text:p>1.3390349149704</text:p>
          </table:table-cell>
          <table:table-cell table:formula="of:=[.B835] * [.$L$2]" office:value-type="float" office:value="7.54671068539337" calcext:value-type="float">
            <text:p>7.54671068539337</text:p>
          </table:table-cell>
          <table:table-cell table:formula="of:=[.C835] * [.$L$3]" office:value-type="float" office:value="0.93297369083308" calcext:value-type="float">
            <text:p>0.93297369083308</text:p>
          </table:table-cell>
          <table:table-cell table:formula="of:= [.D835]*[.$L$4]" office:value-type="float" office:value="7.6548838094683" calcext:value-type="float">
            <text:p>7.6548838094683</text:p>
          </table:table-cell>
          <table:table-cell table:number-columns-repeated="13"/>
        </table:table-row>
        <table:table-row table:style-name="ro1">
          <table:table-cell office:value-type="float" office:value="0.692645192146301" calcext:value-type="float">
            <text:p>0.692645192146301</text:p>
          </table:table-cell>
          <table:table-cell office:value-type="float" office:value="2.27299043247407" calcext:value-type="float">
            <text:p>2.27299043247407</text:p>
          </table:table-cell>
          <table:table-cell office:value-type="float" office:value="0.0618835389614105" calcext:value-type="float">
            <text:p>0.061883538961411</text:p>
          </table:table-cell>
          <table:table-cell office:value-type="float" office:value="0.11420773379355" calcext:value-type="float">
            <text:p>0.11420773379355</text:p>
          </table:table-cell>
          <table:table-cell/>
          <table:table-cell table:formula="of:=[.A836]*[.$L$1]" office:value-type="float" office:value="0.692645192146301" calcext:value-type="float">
            <text:p>0.692645192146301</text:p>
          </table:table-cell>
          <table:table-cell table:formula="of:=[.B836] * [.$L$2]" office:value-type="float" office:value="7.54485968516012" calcext:value-type="float">
            <text:p>7.54485968516012</text:p>
          </table:table-cell>
          <table:table-cell table:formula="of:=[.C836] * [.$L$3]" office:value-type="float" office:value="0.920463018781316" calcext:value-type="float">
            <text:p>0.920463018781316</text:p>
          </table:table-cell>
          <table:table-cell table:formula="of:= [.D836]*[.$L$4]" office:value-type="float" office:value="7.65415424947477" calcext:value-type="float">
            <text:p>7.65415424947477</text:p>
          </table:table-cell>
          <table:table-cell table:number-columns-repeated="13"/>
        </table:table-row>
        <table:table-row table:style-name="ro1">
          <table:table-cell office:value-type="float" office:value="5.0143518447876" calcext:value-type="float">
            <text:p>5.0143518447876</text:p>
          </table:table-cell>
          <table:table-cell office:value-type="float" office:value="2.27358601162909" calcext:value-type="float">
            <text:p>2.27358601162909</text:p>
          </table:table-cell>
          <table:table-cell office:value-type="float" office:value="0.0599945820868015" calcext:value-type="float">
            <text:p>0.059994582086802</text:p>
          </table:table-cell>
          <table:table-cell office:value-type="float" office:value="0.114208685795929" calcext:value-type="float">
            <text:p>0.114208685795929</text:p>
          </table:table-cell>
          <table:table-cell/>
          <table:table-cell table:formula="of:=[.A837]*[.$L$1]" office:value-type="float" office:value="5.0143518447876" calcext:value-type="float">
            <text:p>5.0143518447876</text:p>
          </table:table-cell>
          <table:table-cell table:formula="of:=[.B837] * [.$L$2]" office:value-type="float" office:value="7.54683662315856" calcext:value-type="float">
            <text:p>7.54683662315856</text:p>
          </table:table-cell>
          <table:table-cell table:formula="of:=[.C837] * [.$L$3]" office:value-type="float" office:value="0.892366452613137" calcext:value-type="float">
            <text:p>0.892366452613137</text:p>
          </table:table-cell>
          <table:table-cell table:formula="of:= [.D837]*[.$L$4]" office:value-type="float" office:value="7.65421805227353" calcext:value-type="float">
            <text:p>7.65421805227353</text:p>
          </table:table-cell>
          <table:table-cell table:number-columns-repeated="13"/>
        </table:table-row>
        <table:table-row table:style-name="ro1">
          <table:table-cell office:value-type="float" office:value="1.68388271331787" calcext:value-type="float">
            <text:p>1.68388271331787</text:p>
          </table:table-cell>
          <table:table-cell office:value-type="float" office:value="2.27363035638879" calcext:value-type="float">
            <text:p>2.27363035638879</text:p>
          </table:table-cell>
          <table:table-cell office:value-type="float" office:value="0.0727715194225311" calcext:value-type="float">
            <text:p>0.072771519422531</text:p>
          </table:table-cell>
          <table:table-cell office:value-type="float" office:value="0.114204286364663" calcext:value-type="float">
            <text:p>0.114204286364663</text:p>
          </table:table-cell>
          <table:table-cell/>
          <table:table-cell table:formula="of:=[.A838]*[.$L$1]" office:value-type="float" office:value="1.68388271331787" calcext:value-type="float">
            <text:p>1.68388271331787</text:p>
          </table:table-cell>
          <table:table-cell table:formula="of:=[.B838] * [.$L$2]" office:value-type="float" office:value="7.54698381911018" calcext:value-type="float">
            <text:p>7.54698381911018</text:p>
          </table:table-cell>
          <table:table-cell table:formula="of:=[.C838] * [.$L$3]" office:value-type="float" office:value="1.08241211755417" calcext:value-type="float">
            <text:p>1.08241211755417</text:p>
          </table:table-cell>
          <table:table-cell table:formula="of:= [.D838]*[.$L$4]" office:value-type="float" office:value="7.65392320424176" calcext:value-type="float">
            <text:p>7.65392320424176</text:p>
          </table:table-cell>
          <table:table-cell table:number-columns-repeated="13"/>
        </table:table-row>
        <table:table-row table:style-name="ro1">
          <table:table-cell office:value-type="float" office:value="0.794315993785858" calcext:value-type="float">
            <text:p>0.794315993785858</text:p>
          </table:table-cell>
          <table:table-cell office:value-type="float" office:value="2.27337847721002" calcext:value-type="float">
            <text:p>2.27337847721002</text:p>
          </table:table-cell>
          <table:table-cell office:value-type="float" office:value="0.105931311845779" calcext:value-type="float">
            <text:p>0.105931311845779</text:p>
          </table:table-cell>
          <table:table-cell office:value-type="float" office:value="0.114196860637018" calcext:value-type="float">
            <text:p>0.114196860637018</text:p>
          </table:table-cell>
          <table:table-cell/>
          <table:table-cell table:formula="of:=[.A839]*[.$L$1]" office:value-type="float" office:value="0.794315993785858" calcext:value-type="float">
            <text:p>0.794315993785858</text:p>
          </table:table-cell>
          <table:table-cell table:formula="of:=[.B839] * [.$L$2]" office:value-type="float" office:value="7.54614774297264" calcext:value-type="float">
            <text:p>7.54614774297264</text:p>
          </table:table-cell>
          <table:table-cell table:formula="of:=[.C839] * [.$L$3]" office:value-type="float" office:value="1.57563476041398" calcext:value-type="float">
            <text:p>1.57563476041398</text:p>
          </table:table-cell>
          <table:table-cell table:formula="of:= [.D839]*[.$L$4]" office:value-type="float" office:value="7.65342553510046" calcext:value-type="float">
            <text:p>7.65342553510046</text:p>
          </table:table-cell>
          <table:table-cell table:number-columns-repeated="13"/>
        </table:table-row>
        <table:table-row table:style-name="ro1">
          <table:table-cell office:value-type="float" office:value="3.09619927406311" calcext:value-type="float">
            <text:p>3.09619927406311</text:p>
          </table:table-cell>
          <table:table-cell office:value-type="float" office:value="2.27397986074173" calcext:value-type="float">
            <text:p>2.27397986074173</text:p>
          </table:table-cell>
          <table:table-cell office:value-type="float" office:value="0.0584948509931564" calcext:value-type="float">
            <text:p>0.058494850993157</text:p>
          </table:table-cell>
          <table:table-cell office:value-type="float" office:value="0.114197753200778" calcext:value-type="float">
            <text:p>0.114197753200778</text:p>
          </table:table-cell>
          <table:table-cell/>
          <table:table-cell table:formula="of:=[.A840]*[.$L$1]" office:value-type="float" office:value="3.09619927406311" calcext:value-type="float">
            <text:p>3.09619927406311</text:p>
          </table:table-cell>
          <table:table-cell table:formula="of:=[.B840] * [.$L$2]" office:value-type="float" office:value="7.54814394775154" calcext:value-type="float">
            <text:p>7.54814394775154</text:p>
          </table:table-cell>
          <table:table-cell table:formula="of:=[.C840] * [.$L$3]" office:value-type="float" office:value="0.870059276375566" calcext:value-type="float">
            <text:p>0.870059276375566</text:p>
          </table:table-cell>
          <table:table-cell table:formula="of:= [.D840]*[.$L$4]" office:value-type="float" office:value="7.65348535434797" calcext:value-type="float">
            <text:p>7.65348535434797</text:p>
          </table:table-cell>
          <table:table-cell table:number-columns-repeated="13"/>
        </table:table-row>
        <table:table-row table:style-name="ro1">
          <table:table-cell office:value-type="float" office:value="0.940326035022736" calcext:value-type="float">
            <text:p>0.940326035022736</text:p>
          </table:table-cell>
          <table:table-cell office:value-type="float" office:value="2.27352773719139" calcext:value-type="float">
            <text:p>2.27352773719139</text:p>
          </table:table-cell>
          <table:table-cell office:value-type="float" office:value="0.0578708834946156" calcext:value-type="float">
            <text:p>0.057870883494616</text:p>
          </table:table-cell>
          <table:table-cell office:value-type="float" office:value="0.11418872668127" calcext:value-type="float">
            <text:p>0.11418872668127</text:p>
          </table:table-cell>
          <table:table-cell/>
          <table:table-cell table:formula="of:=[.A841]*[.$L$1]" office:value-type="float" office:value="0.940326035022736" calcext:value-type="float">
            <text:p>0.940326035022736</text:p>
          </table:table-cell>
          <table:table-cell table:formula="of:=[.B841] * [.$L$2]" office:value-type="float" office:value="7.54664318967578" calcext:value-type="float">
            <text:p>7.54664318967578</text:p>
          </table:table-cell>
          <table:table-cell table:formula="of:=[.C841] * [.$L$3]" office:value-type="float" office:value="0.86077831059747" calcext:value-type="float">
            <text:p>0.86077831059747</text:p>
          </table:table-cell>
          <table:table-cell table:formula="of:= [.D841]*[.$L$4]" office:value-type="float" office:value="7.65288040080974" calcext:value-type="float">
            <text:p>7.65288040080974</text:p>
          </table:table-cell>
          <table:table-cell table:number-columns-repeated="13"/>
        </table:table-row>
        <table:table-row table:style-name="ro1">
          <table:table-cell office:value-type="float" office:value="1.11369478702545" calcext:value-type="float">
            <text:p>1.11369478702545</text:p>
          </table:table-cell>
          <table:table-cell office:value-type="float" office:value="2.27335603271993" calcext:value-type="float">
            <text:p>2.27335603271993</text:p>
          </table:table-cell>
          <table:table-cell office:value-type="float" office:value="0.0634186565876007" calcext:value-type="float">
            <text:p>0.063418656587601</text:p>
          </table:table-cell>
          <table:table-cell office:value-type="float" office:value="0.114184795170522" calcext:value-type="float">
            <text:p>0.114184795170522</text:p>
          </table:table-cell>
          <table:table-cell/>
          <table:table-cell table:formula="of:=[.A842]*[.$L$1]" office:value-type="float" office:value="1.11369478702545" calcext:value-type="float">
            <text:p>1.11369478702545</text:p>
          </table:table-cell>
          <table:table-cell table:formula="of:=[.B842] * [.$L$2]" office:value-type="float" office:value="7.54607324176663" calcext:value-type="float">
            <text:p>7.54607324176663</text:p>
          </table:table-cell>
          <table:table-cell table:formula="of:=[.C842] * [.$L$3]" office:value-type="float" office:value="0.943296538455563" calcext:value-type="float">
            <text:p>0.943296538455563</text:p>
          </table:table-cell>
          <table:table-cell table:formula="of:= [.D842]*[.$L$4]" office:value-type="float" office:value="7.65261691261419" calcext:value-type="float">
            <text:p>7.65261691261419</text:p>
          </table:table-cell>
          <table:table-cell table:number-columns-repeated="13"/>
        </table:table-row>
        <table:table-row table:style-name="ro1">
          <table:table-cell office:value-type="float" office:value="0.643852293491364" calcext:value-type="float">
            <text:p>0.643852293491364</text:p>
          </table:table-cell>
          <table:table-cell office:value-type="float" office:value="2.27258693361087" calcext:value-type="float">
            <text:p>2.27258693361087</text:p>
          </table:table-cell>
          <table:table-cell office:value-type="float" office:value="0.0723106041550636" calcext:value-type="float">
            <text:p>0.072310604155064</text:p>
          </table:table-cell>
          <table:table-cell office:value-type="float" office:value="0.114184453410091" calcext:value-type="float">
            <text:p>0.114184453410091</text:p>
          </table:table-cell>
          <table:table-cell/>
          <table:table-cell table:formula="of:=[.A843]*[.$L$1]" office:value-type="float" office:value="0.643852293491364" calcext:value-type="float">
            <text:p>0.643852293491364</text:p>
          </table:table-cell>
          <table:table-cell table:formula="of:=[.B843] * [.$L$2]" office:value-type="float" office:value="7.54352032962987" calcext:value-type="float">
            <text:p>7.54352032962987</text:p>
          </table:table-cell>
          <table:table-cell table:formula="of:=[.C843] * [.$L$3]" office:value-type="float" office:value="1.07555640979059" calcext:value-type="float">
            <text:p>1.07555640979059</text:p>
          </table:table-cell>
          <table:table-cell table:formula="of:= [.D843]*[.$L$4]" office:value-type="float" office:value="7.65259400797393" calcext:value-type="float">
            <text:p>7.65259400797393</text:p>
          </table:table-cell>
          <table:table-cell table:number-columns-repeated="13"/>
        </table:table-row>
        <table:table-row table:style-name="ro1">
          <table:table-cell office:value-type="float" office:value="1.01805734634399" calcext:value-type="float">
            <text:p>1.01805734634399</text:p>
          </table:table-cell>
          <table:table-cell office:value-type="float" office:value="2.27194048020072" calcext:value-type="float">
            <text:p>2.27194048020072</text:p>
          </table:table-cell>
          <table:table-cell office:value-type="float" office:value="0.0644174516201019" calcext:value-type="float">
            <text:p>0.064417451620102</text:p>
          </table:table-cell>
          <table:table-cell office:value-type="float" office:value="0.114166446617944" calcext:value-type="float">
            <text:p>0.114166446617944</text:p>
          </table:table-cell>
          <table:table-cell/>
          <table:table-cell table:formula="of:=[.A844]*[.$L$1]" office:value-type="float" office:value="1.01805734634399" calcext:value-type="float">
            <text:p>1.01805734634399</text:p>
          </table:table-cell>
          <table:table-cell table:formula="of:=[.B844] * [.$L$2]" office:value-type="float" office:value="7.54137452197362" calcext:value-type="float">
            <text:p>7.54137452197362</text:p>
          </table:table-cell>
          <table:table-cell table:formula="of:=[.C844] * [.$L$3]" office:value-type="float" office:value="0.958152732949112" calcext:value-type="float">
            <text:p>0.958152732949112</text:p>
          </table:table-cell>
          <table:table-cell table:formula="of:= [.D844]*[.$L$4]" office:value-type="float" office:value="7.65138720034316" calcext:value-type="float">
            <text:p>7.65138720034316</text:p>
          </table:table-cell>
          <table:table-cell table:number-columns-repeated="13"/>
        </table:table-row>
        <table:table-row table:style-name="ro1">
          <table:table-cell office:value-type="float" office:value="0.988457679748535" calcext:value-type="float">
            <text:p>0.988457679748535</text:p>
          </table:table-cell>
          <table:table-cell office:value-type="float" office:value="2.27179107299148" calcext:value-type="float">
            <text:p>2.27179107299148</text:p>
          </table:table-cell>
          <table:table-cell office:value-type="float" office:value="0.0448862425982952" calcext:value-type="float">
            <text:p>0.044886242598295</text:p>
          </table:table-cell>
          <table:table-cell office:value-type="float" office:value="0.114139616395756" calcext:value-type="float">
            <text:p>0.114139616395756</text:p>
          </table:table-cell>
          <table:table-cell/>
          <table:table-cell table:formula="of:=[.A845]*[.$L$1]" office:value-type="float" office:value="0.988457679748535" calcext:value-type="float">
            <text:p>0.988457679748535</text:p>
          </table:table-cell>
          <table:table-cell table:formula="of:=[.B845] * [.$L$2]" office:value-type="float" office:value="7.54087858656908" calcext:value-type="float">
            <text:p>7.54087858656908</text:p>
          </table:table-cell>
          <table:table-cell table:formula="of:=[.C845] * [.$L$3]" office:value-type="float" office:value="0.667643238528121" calcext:value-type="float">
            <text:p>0.667643238528121</text:p>
          </table:table-cell>
          <table:table-cell table:formula="of:= [.D845]*[.$L$4]" office:value-type="float" office:value="7.64958905014485" calcext:value-type="float">
            <text:p>7.64958905014485</text:p>
          </table:table-cell>
          <table:table-cell table:number-columns-repeated="13"/>
        </table:table-row>
        <table:table-row table:style-name="ro1">
          <table:table-cell office:value-type="float" office:value="0.836303532123566" calcext:value-type="float">
            <text:p>0.836303532123566</text:p>
          </table:table-cell>
          <table:table-cell office:value-type="float" office:value="2.27136307940584" calcext:value-type="float">
            <text:p>2.27136307940584</text:p>
          </table:table-cell>
          <table:table-cell office:value-type="float" office:value="0.0386799909174442" calcext:value-type="float">
            <text:p>0.038679990917444</text:p>
          </table:table-cell>
          <table:table-cell office:value-type="float" office:value="0.11410862992988" calcext:value-type="float">
            <text:p>0.11410862992988</text:p>
          </table:table-cell>
          <table:table-cell/>
          <table:table-cell table:formula="of:=[.A846]*[.$L$1]" office:value-type="float" office:value="0.836303532123566" calcext:value-type="float">
            <text:p>0.836303532123566</text:p>
          </table:table-cell>
          <table:table-cell table:formula="of:=[.B846] * [.$L$2]" office:value-type="float" office:value="7.53945792438605" calcext:value-type="float">
            <text:p>7.53945792438605</text:p>
          </table:table-cell>
          <table:table-cell table:formula="of:=[.C846] * [.$L$3]" office:value-type="float" office:value="0.575330722900419" calcext:value-type="float">
            <text:p>0.575330722900419</text:p>
          </table:table-cell>
          <table:table-cell table:formula="of:= [.D846]*[.$L$4]" office:value-type="float" office:value="7.64751235024383" calcext:value-type="float">
            <text:p>7.64751235024383</text:p>
          </table:table-cell>
          <table:table-cell table:number-columns-repeated="13"/>
        </table:table-row>
        <table:table-row table:style-name="ro1">
          <table:table-cell office:value-type="float" office:value="1.03412771224976" calcext:value-type="float">
            <text:p>1.03412771224976</text:p>
          </table:table-cell>
          <table:table-cell office:value-type="float" office:value="2.27135961598502" calcext:value-type="float">
            <text:p>2.27135961598502</text:p>
          </table:table-cell>
          <table:table-cell office:value-type="float" office:value="0.0406060628592968" calcext:value-type="float">
            <text:p>0.040606062859297</text:p>
          </table:table-cell>
          <table:table-cell office:value-type="float" office:value="0.114090026150121" calcext:value-type="float">
            <text:p>0.114090026150121</text:p>
          </table:table-cell>
          <table:table-cell/>
          <table:table-cell table:formula="of:=[.A847]*[.$L$1]" office:value-type="float" office:value="1.03412771224976" calcext:value-type="float">
            <text:p>1.03412771224976</text:p>
          </table:table-cell>
          <table:table-cell table:formula="of:=[.B847] * [.$L$2]" office:value-type="float" office:value="7.53944642806659" calcext:value-type="float">
            <text:p>7.53944642806659</text:p>
          </table:table-cell>
          <table:table-cell table:formula="of:=[.C847] * [.$L$3]" office:value-type="float" office:value="0.603979342933174" calcext:value-type="float">
            <text:p>0.603979342933174</text:p>
          </table:table-cell>
          <table:table-cell table:formula="of:= [.D847]*[.$L$4]" office:value-type="float" office:value="7.64626553275462" calcext:value-type="float">
            <text:p>7.64626553275462</text:p>
          </table:table-cell>
          <table:table-cell table:number-columns-repeated="13"/>
        </table:table-row>
        <table:table-row table:style-name="ro1">
          <table:table-cell office:value-type="float" office:value="0.911309480667114" calcext:value-type="float">
            <text:p>0.911309480667114</text:p>
          </table:table-cell>
          <table:table-cell office:value-type="float" office:value="2.27091709459852" calcext:value-type="float">
            <text:p>2.27091709459852</text:p>
          </table:table-cell>
          <table:table-cell office:value-type="float" office:value="0.0294298063963652" calcext:value-type="float">
            <text:p>0.029429806396365</text:p>
          </table:table-cell>
          <table:table-cell office:value-type="float" office:value="0.114027825545125" calcext:value-type="float">
            <text:p>0.114027825545125</text:p>
          </table:table-cell>
          <table:table-cell/>
          <table:table-cell table:formula="of:=[.A848]*[.$L$1]" office:value-type="float" office:value="0.911309480667114" calcext:value-type="float">
            <text:p>0.911309480667114</text:p>
          </table:table-cell>
          <table:table-cell table:formula="of:=[.B848] * [.$L$2]" office:value-type="float" office:value="7.53797754297094" calcext:value-type="float">
            <text:p>7.53797754297094</text:p>
          </table:table-cell>
          <table:table-cell table:formula="of:=[.C848] * [.$L$3]" office:value-type="float" office:value="0.437742393088414" calcext:value-type="float">
            <text:p>0.437742393088414</text:p>
          </table:table-cell>
          <table:table-cell table:formula="of:= [.D848]*[.$L$4]" office:value-type="float" office:value="7.64209687438765" calcext:value-type="float">
            <text:p>7.64209687438765</text:p>
          </table:table-cell>
          <table:table-cell table:number-columns-repeated="13"/>
        </table:table-row>
        <table:table-row table:style-name="ro1">
          <table:table-cell office:value-type="float" office:value="0.994627177715302" calcext:value-type="float">
            <text:p>0.994627177715302</text:p>
          </table:table-cell>
          <table:table-cell office:value-type="float" office:value="2.27084967130253" calcext:value-type="float">
            <text:p>2.27084967130253</text:p>
          </table:table-cell>
          <table:table-cell office:value-type="float" office:value="0.0343581922352314" calcext:value-type="float">
            <text:p>0.034358192235231</text:p>
          </table:table-cell>
          <table:table-cell office:value-type="float" office:value="0.114020446971583" calcext:value-type="float">
            <text:p>0.114020446971583</text:p>
          </table:table-cell>
          <table:table-cell/>
          <table:table-cell table:formula="of:=[.A849]*[.$L$1]" office:value-type="float" office:value="0.994627177715302" calcext:value-type="float">
            <text:p>0.994627177715302</text:p>
          </table:table-cell>
          <table:table-cell table:formula="of:=[.B849] * [.$L$2]" office:value-type="float" office:value="7.53775374118959" calcext:value-type="float">
            <text:p>7.53775374118959</text:p>
          </table:table-cell>
          <table:table-cell table:formula="of:=[.C849] * [.$L$3]" office:value-type="float" office:value="0.511047782261304" calcext:value-type="float">
            <text:p>0.511047782261304</text:p>
          </table:table-cell>
          <table:table-cell table:formula="of:= [.D849]*[.$L$4]" office:value-type="float" office:value="7.64160236549445" calcext:value-type="float">
            <text:p>7.64160236549445</text:p>
          </table:table-cell>
          <table:table-cell table:number-columns-repeated="13"/>
        </table:table-row>
        <table:table-row table:style-name="ro1">
          <table:table-cell office:value-type="float" office:value="1.36087274551392" calcext:value-type="float">
            <text:p>1.36087274551392</text:p>
          </table:table-cell>
          <table:table-cell office:value-type="float" office:value="2.27080499082872" calcext:value-type="float">
            <text:p>2.27080499082872</text:p>
          </table:table-cell>
          <table:table-cell office:value-type="float" office:value="0.0444260910153389" calcext:value-type="float">
            <text:p>0.044426091015339</text:p>
          </table:table-cell>
          <table:table-cell office:value-type="float" office:value="0.11399127654277" calcext:value-type="float">
            <text:p>0.11399127654277</text:p>
          </table:table-cell>
          <table:table-cell/>
          <table:table-cell table:formula="of:=[.A850]*[.$L$1]" office:value-type="float" office:value="1.36087274551392" calcext:value-type="float">
            <text:p>1.36087274551392</text:p>
          </table:table-cell>
          <table:table-cell table:formula="of:=[.B850] * [.$L$2]" office:value-type="float" office:value="7.53760543088404" calcext:value-type="float">
            <text:p>7.53760543088404</text:p>
          </table:table-cell>
          <table:table-cell table:formula="of:=[.C850] * [.$L$3]" office:value-type="float" office:value="0.660798889897557" calcext:value-type="float">
            <text:p>0.660798889897557</text:p>
          </table:table-cell>
          <table:table-cell table:formula="of:= [.D850]*[.$L$4]" office:value-type="float" office:value="7.63964737563307" calcext:value-type="float">
            <text:p>7.63964737563307</text:p>
          </table:table-cell>
          <table:table-cell table:number-columns-repeated="13"/>
        </table:table-row>
        <table:table-row table:style-name="ro1">
          <table:table-cell office:value-type="float" office:value="0.869392871856689" calcext:value-type="float">
            <text:p>0.869392871856689</text:p>
          </table:table-cell>
          <table:table-cell office:value-type="float" office:value="2.27073354325205" calcext:value-type="float">
            <text:p>2.27073354325205</text:p>
          </table:table-cell>
          <table:table-cell office:value-type="float" office:value="0.0579427033662796" calcext:value-type="float">
            <text:p>0.05794270336628</text:p>
          </table:table-cell>
          <table:table-cell office:value-type="float" office:value="0.113979920439861" calcext:value-type="float">
            <text:p>0.113979920439861</text:p>
          </table:table-cell>
          <table:table-cell/>
          <table:table-cell table:formula="of:=[.A851]*[.$L$1]" office:value-type="float" office:value="0.869392871856689" calcext:value-type="float">
            <text:p>0.869392871856689</text:p>
          </table:table-cell>
          <table:table-cell table:formula="of:=[.B851] * [.$L$2]" office:value-type="float" office:value="7.53736827109088" calcext:value-type="float">
            <text:p>7.53736827109088</text:p>
          </table:table-cell>
          <table:table-cell table:formula="of:=[.C851] * [.$L$3]" office:value-type="float" office:value="0.861846567794615" calcext:value-type="float">
            <text:p>0.861846567794615</text:p>
          </table:table-cell>
          <table:table-cell table:formula="of:= [.D851]*[.$L$4]" office:value-type="float" office:value="7.63888629439586" calcext:value-type="float">
            <text:p>7.63888629439586</text:p>
          </table:table-cell>
          <table:table-cell table:number-columns-repeated="13"/>
        </table:table-row>
        <table:table-row table:style-name="ro1">
          <table:table-cell office:value-type="float" office:value="1.09151983261108" calcext:value-type="float">
            <text:p>1.09151983261108</text:p>
          </table:table-cell>
          <table:table-cell office:value-type="float" office:value="2.2704602628616" calcext:value-type="float">
            <text:p>2.2704602628616</text:p>
          </table:table-cell>
          <table:table-cell office:value-type="float" office:value="0.0696844235062599" calcext:value-type="float">
            <text:p>0.06968442350626</text:p>
          </table:table-cell>
          <table:table-cell office:value-type="float" office:value="0.113987339008447" calcext:value-type="float">
            <text:p>0.113987339008447</text:p>
          </table:table-cell>
          <table:table-cell/>
          <table:table-cell table:formula="of:=[.A852]*[.$L$1]" office:value-type="float" office:value="1.09151983261108" calcext:value-type="float">
            <text:p>1.09151983261108</text:p>
          </table:table-cell>
          <table:table-cell table:formula="of:=[.B852] * [.$L$2]" office:value-type="float" office:value="7.53646115675764" calcext:value-type="float">
            <text:p>7.53646115675764</text:p>
          </table:table-cell>
          <table:table-cell table:formula="of:=[.C852] * [.$L$3]" office:value-type="float" office:value="1.03649429071284" calcext:value-type="float">
            <text:p>1.03649429071284</text:p>
          </table:table-cell>
          <table:table-cell table:formula="of:= [.D852]*[.$L$4]" office:value-type="float" office:value="7.63938348374002" calcext:value-type="float">
            <text:p>7.63938348374002</text:p>
          </table:table-cell>
          <table:table-cell table:number-columns-repeated="13"/>
        </table:table-row>
        <table:table-row table:style-name="ro1">
          <table:table-cell office:value-type="float" office:value="1.09151983261108" calcext:value-type="float">
            <text:p>1.09151983261108</text:p>
          </table:table-cell>
          <table:table-cell office:value-type="float" office:value="2.26976486795256" calcext:value-type="float">
            <text:p>2.26976486795256</text:p>
          </table:table-cell>
          <table:table-cell office:value-type="float" office:value="0.0542648769915104" calcext:value-type="float">
            <text:p>0.05426487699151</text:p>
          </table:table-cell>
          <table:table-cell office:value-type="float" office:value="0.113985010326108" calcext:value-type="float">
            <text:p>0.113985010326108</text:p>
          </table:table-cell>
          <table:table-cell/>
          <table:table-cell table:formula="of:=[.A853]*[.$L$1]" office:value-type="float" office:value="1.09151983261108" calcext:value-type="float">
            <text:p>1.09151983261108</text:p>
          </table:table-cell>
          <table:table-cell table:formula="of:=[.B853] * [.$L$2]" office:value-type="float" office:value="7.53415289494556" calcext:value-type="float">
            <text:p>7.53415289494556</text:p>
          </table:table-cell>
          <table:table-cell table:formula="of:=[.C853] * [.$L$3]" office:value-type="float" office:value="0.80714214680821" calcext:value-type="float">
            <text:p>0.80714214680821</text:p>
          </table:table-cell>
          <table:table-cell table:formula="of:= [.D853]*[.$L$4]" office:value-type="float" office:value="7.63922741642979" calcext:value-type="float">
            <text:p>7.63922741642979</text:p>
          </table:table-cell>
          <table:table-cell table:number-columns-repeated="13"/>
        </table:table-row>
        <table:table-row table:style-name="ro1">
          <table:table-cell office:value-type="float" office:value="1.16154360771179" calcext:value-type="float">
            <text:p>1.16154360771179</text:p>
          </table:table-cell>
          <table:table-cell office:value-type="float" office:value="2.26934960704839" calcext:value-type="float">
            <text:p>2.26934960704839</text:p>
          </table:table-cell>
          <table:table-cell office:value-type="float" office:value="0.0573235154151917" calcext:value-type="float">
            <text:p>0.057323515415192</text:p>
          </table:table-cell>
          <table:table-cell office:value-type="float" office:value="0.113981586791149" calcext:value-type="float">
            <text:p>0.113981586791149</text:p>
          </table:table-cell>
          <table:table-cell/>
          <table:table-cell table:formula="of:=[.A854]*[.$L$1]" office:value-type="float" office:value="1.16154360771179" calcext:value-type="float">
            <text:p>1.16154360771179</text:p>
          </table:table-cell>
          <table:table-cell table:formula="of:=[.B854] * [.$L$2]" office:value-type="float" office:value="7.53277449703857" calcext:value-type="float">
            <text:p>7.53277449703857</text:p>
          </table:table-cell>
          <table:table-cell table:formula="of:=[.C854] * [.$L$3]" office:value-type="float" office:value="0.852636693566077" calcext:value-type="float">
            <text:p>0.852636693566077</text:p>
          </table:table-cell>
          <table:table-cell table:formula="of:= [.D854]*[.$L$4]" office:value-type="float" office:value="7.63899797255779" calcext:value-type="float">
            <text:p>7.63899797255779</text:p>
          </table:table-cell>
          <table:table-cell table:number-columns-repeated="13"/>
        </table:table-row>
        <table:table-row table:style-name="ro1">
          <table:table-cell office:value-type="float" office:value="1.06788969039917" calcext:value-type="float">
            <text:p>1.06788969039917</text:p>
          </table:table-cell>
          <table:table-cell office:value-type="float" office:value="2.26890026884965" calcext:value-type="float">
            <text:p>2.26890026884965</text:p>
          </table:table-cell>
          <table:table-cell office:value-type="float" office:value="0.0425196550786495" calcext:value-type="float">
            <text:p>0.04251965507865</text:p>
          </table:table-cell>
          <table:table-cell office:value-type="float" office:value="0.113933914546176" calcext:value-type="float">
            <text:p>0.113933914546176</text:p>
          </table:table-cell>
          <table:table-cell/>
          <table:table-cell table:formula="of:=[.A855]*[.$L$1]" office:value-type="float" office:value="1.06788969039917" calcext:value-type="float">
            <text:p>1.06788969039917</text:p>
          </table:table-cell>
          <table:table-cell table:formula="of:=[.B855] * [.$L$2]" office:value-type="float" office:value="7.53128298453055" calcext:value-type="float">
            <text:p>7.53128298453055</text:p>
          </table:table-cell>
          <table:table-cell table:formula="of:=[.C855] * [.$L$3]" office:value-type="float" office:value="0.632442338109326" calcext:value-type="float">
            <text:p>0.632442338109326</text:p>
          </table:table-cell>
          <table:table-cell table:formula="of:= [.D855]*[.$L$4]" office:value-type="float" office:value="7.63580299876471" calcext:value-type="float">
            <text:p>7.63580299876471</text:p>
          </table:table-cell>
          <table:table-cell table:number-columns-repeated="13"/>
        </table:table-row>
        <table:table-row table:style-name="ro1">
          <table:table-cell office:value-type="float" office:value="0.866186678409576" calcext:value-type="float">
            <text:p>0.866186678409576</text:p>
          </table:table-cell>
          <table:table-cell office:value-type="float" office:value="2.26817221858214" calcext:value-type="float">
            <text:p>2.26817221858214</text:p>
          </table:table-cell>
          <table:table-cell office:value-type="float" office:value="0.0749944746494293" calcext:value-type="float">
            <text:p>0.074994474649429</text:p>
          </table:table-cell>
          <table:table-cell office:value-type="float" office:value="0.113906258016908" calcext:value-type="float">
            <text:p>0.113906258016908</text:p>
          </table:table-cell>
          <table:table-cell/>
          <table:table-cell table:formula="of:=[.A856]*[.$L$1]" office:value-type="float" office:value="0.866186678409576" calcext:value-type="float">
            <text:p>0.866186678409576</text:p>
          </table:table-cell>
          <table:table-cell table:formula="of:=[.B856] * [.$L$2]" office:value-type="float" office:value="7.52886632802656" calcext:value-type="float">
            <text:p>7.52886632802656</text:p>
          </table:table-cell>
          <table:table-cell table:formula="of:=[.C856] * [.$L$3]" office:value-type="float" office:value="1.11547661439948" calcext:value-type="float">
            <text:p>1.11547661439948</text:p>
          </table:table-cell>
          <table:table-cell table:formula="of:= [.D856]*[.$L$4]" office:value-type="float" office:value="7.63394946981363" calcext:value-type="float">
            <text:p>7.63394946981363</text:p>
          </table:table-cell>
          <table:table-cell table:number-columns-repeated="13"/>
        </table:table-row>
        <table:table-row table:style-name="ro1">
          <table:table-cell office:value-type="float" office:value="0.881208539009094" calcext:value-type="float">
            <text:p>0.881208539009094</text:p>
          </table:table-cell>
          <table:table-cell office:value-type="float" office:value="2.26794809830212" calcext:value-type="float">
            <text:p>2.26794809830212</text:p>
          </table:table-cell>
          <table:table-cell office:value-type="float" office:value="0.0516099445521832" calcext:value-type="float">
            <text:p>0.051609944552183</text:p>
          </table:table-cell>
          <table:table-cell office:value-type="float" office:value="0.113885302586544" calcext:value-type="float">
            <text:p>0.113885302586544</text:p>
          </table:table-cell>
          <table:table-cell/>
          <table:table-cell table:formula="of:=[.A857]*[.$L$1]" office:value-type="float" office:value="0.881208539009094" calcext:value-type="float">
            <text:p>0.881208539009094</text:p>
          </table:table-cell>
          <table:table-cell table:formula="of:=[.B857] * [.$L$2]" office:value-type="float" office:value="7.52812239349823" calcext:value-type="float">
            <text:p>7.52812239349823</text:p>
          </table:table-cell>
          <table:table-cell table:formula="of:=[.C857] * [.$L$3]" office:value-type="float" office:value="0.767652370225014" calcext:value-type="float">
            <text:p>0.767652370225014</text:p>
          </table:table-cell>
          <table:table-cell table:formula="of:= [.D857]*[.$L$4]" office:value-type="float" office:value="7.63254504569063" calcext:value-type="float">
            <text:p>7.63254504569063</text:p>
          </table:table-cell>
          <table:table-cell table:number-columns-repeated="13"/>
        </table:table-row>
        <table:table-row table:style-name="ro1">
          <table:table-cell office:value-type="float" office:value="1.64579129219055" calcext:value-type="float">
            <text:p>1.64579129219055</text:p>
          </table:table-cell>
          <table:table-cell office:value-type="float" office:value="2.267756595243" calcext:value-type="float">
            <text:p>2.267756595243</text:p>
          </table:table-cell>
          <table:table-cell office:value-type="float" office:value="0.0543383024632931" calcext:value-type="float">
            <text:p>0.054338302463293</text:p>
          </table:table-cell>
          <table:table-cell office:value-type="float" office:value="0.113884781426561" calcext:value-type="float">
            <text:p>0.113884781426561</text:p>
          </table:table-cell>
          <table:table-cell/>
          <table:table-cell table:formula="of:=[.A858]*[.$L$1]" office:value-type="float" office:value="1.64579129219055" calcext:value-type="float">
            <text:p>1.64579129219055</text:p>
          </table:table-cell>
          <table:table-cell table:formula="of:=[.B858] * [.$L$2]" office:value-type="float" office:value="7.52748672706965" calcext:value-type="float">
            <text:p>7.52748672706965</text:p>
          </table:table-cell>
          <table:table-cell table:formula="of:=[.C858] * [.$L$3]" office:value-type="float" office:value="0.808234285889892" calcext:value-type="float">
            <text:p>0.808234285889892</text:p>
          </table:table-cell>
          <table:table-cell table:formula="of:= [.D858]*[.$L$4]" office:value-type="float" office:value="7.63251011776794" calcext:value-type="float">
            <text:p>7.63251011776794</text:p>
          </table:table-cell>
          <table:table-cell table:number-columns-repeated="13"/>
        </table:table-row>
        <table:table-row table:style-name="ro1">
          <table:table-cell office:value-type="float" office:value="1.27224254608154" calcext:value-type="float">
            <text:p>1.27224254608154</text:p>
          </table:table-cell>
          <table:table-cell office:value-type="float" office:value="2.26780979229564" calcext:value-type="float">
            <text:p>2.26780979229564</text:p>
          </table:table-cell>
          <table:table-cell office:value-type="float" office:value="0.0622140504419804" calcext:value-type="float">
            <text:p>0.06221405044198</text:p>
          </table:table-cell>
          <table:table-cell office:value-type="float" office:value="0.113839546825938" calcext:value-type="float">
            <text:p>0.113839546825938</text:p>
          </table:table-cell>
          <table:table-cell/>
          <table:table-cell table:formula="of:=[.A859]*[.$L$1]" office:value-type="float" office:value="1.27224254608154" calcext:value-type="float">
            <text:p>1.27224254608154</text:p>
          </table:table-cell>
          <table:table-cell table:formula="of:=[.B859] * [.$L$2]" office:value-type="float" office:value="7.52766330691446" calcext:value-type="float">
            <text:p>7.52766330691446</text:p>
          </table:table-cell>
          <table:table-cell table:formula="of:=[.C859] * [.$L$3]" office:value-type="float" office:value="0.925379085319412" calcext:value-type="float">
            <text:p>0.925379085319412</text:p>
          </table:table-cell>
          <table:table-cell table:formula="of:= [.D859]*[.$L$4]" office:value-type="float" office:value="7.62947851387317" calcext:value-type="float">
            <text:p>7.62947851387317</text:p>
          </table:table-cell>
          <table:table-cell table:number-columns-repeated="13"/>
        </table:table-row>
        <table:table-row table:style-name="ro1">
          <table:table-cell office:value-type="float" office:value="1.68903541564941" calcext:value-type="float">
            <text:p>1.68903541564941</text:p>
          </table:table-cell>
          <table:table-cell office:value-type="float" office:value="2.26793512831456" calcext:value-type="float">
            <text:p>2.26793512831456</text:p>
          </table:table-cell>
          <table:table-cell office:value-type="float" office:value="0.0720766335725784" calcext:value-type="float">
            <text:p>0.072076633572579</text:p>
          </table:table-cell>
          <table:table-cell office:value-type="float" office:value="0.113844633194759" calcext:value-type="float">
            <text:p>0.113844633194759</text:p>
          </table:table-cell>
          <table:table-cell/>
          <table:table-cell table:formula="of:=[.A860]*[.$L$1]" office:value-type="float" office:value="1.68903541564941" calcext:value-type="float">
            <text:p>1.68903541564941</text:p>
          </table:table-cell>
          <table:table-cell table:formula="of:=[.B860] * [.$L$2]" office:value-type="float" office:value="7.52807934151927" calcext:value-type="float">
            <text:p>7.52807934151927</text:p>
          </table:table-cell>
          <table:table-cell table:formula="of:=[.C860] * [.$L$3]" office:value-type="float" office:value="1.07207630389692" calcext:value-type="float">
            <text:p>1.07207630389692</text:p>
          </table:table-cell>
          <table:table-cell table:formula="of:= [.D860]*[.$L$4]" office:value-type="float" office:value="7.62981940017071" calcext:value-type="float">
            <text:p>7.62981940017071</text:p>
          </table:table-cell>
          <table:table-cell table:number-columns-repeated="13"/>
        </table:table-row>
        <table:table-row table:style-name="ro1">
          <table:table-cell office:value-type="float" office:value="0.884221196174622" calcext:value-type="float">
            <text:p>0.884221196174622</text:p>
          </table:table-cell>
          <table:table-cell office:value-type="float" office:value="2.26767474076663" calcext:value-type="float">
            <text:p>2.26767474076663</text:p>
          </table:table-cell>
          <table:table-cell office:value-type="float" office:value="0.0880193635821343" calcext:value-type="float">
            <text:p>0.088019363582134</text:p>
          </table:table-cell>
          <table:table-cell office:value-type="float" office:value="0.113822566206337" calcext:value-type="float">
            <text:p>0.113822566206337</text:p>
          </table:table-cell>
          <table:table-cell/>
          <table:table-cell table:formula="of:=[.A861]*[.$L$1]" office:value-type="float" office:value="0.884221196174622" calcext:value-type="float">
            <text:p>0.884221196174622</text:p>
          </table:table-cell>
          <table:table-cell table:formula="of:=[.B861] * [.$L$2]" office:value-type="float" office:value="7.52721502309325" calcext:value-type="float">
            <text:p>7.52721502309325</text:p>
          </table:table-cell>
          <table:table-cell table:formula="of:=[.C861] * [.$L$3]" office:value-type="float" office:value="1.30921034048397" calcext:value-type="float">
            <text:p>1.30921034048397</text:p>
          </table:table-cell>
          <table:table-cell table:formula="of:= [.D861]*[.$L$4]" office:value-type="float" office:value="7.62834047989458" calcext:value-type="float">
            <text:p>7.62834047989458</text:p>
          </table:table-cell>
          <table:table-cell table:number-columns-repeated="13"/>
        </table:table-row>
        <table:table-row table:style-name="ro1">
          <table:table-cell office:value-type="float" office:value="1.0141487121582" calcext:value-type="float">
            <text:p>1.0141487121582</text:p>
          </table:table-cell>
          <table:table-cell office:value-type="float" office:value="2.26729180709159" calcext:value-type="float">
            <text:p>2.26729180709159</text:p>
          </table:table-cell>
          <table:table-cell office:value-type="float" office:value="0.0626565963029862" calcext:value-type="float">
            <text:p>0.062656596302986</text:p>
          </table:table-cell>
          <table:table-cell office:value-type="float" office:value="0.113815189005514" calcext:value-type="float">
            <text:p>0.113815189005514</text:p>
          </table:table-cell>
          <table:table-cell/>
          <table:table-cell table:formula="of:=[.A862]*[.$L$1]" office:value-type="float" office:value="1.0141487121582" calcext:value-type="float">
            <text:p>1.0141487121582</text:p>
          </table:table-cell>
          <table:table-cell table:formula="of:=[.B862] * [.$L$2]" office:value-type="float" office:value="7.52594393070078" calcext:value-type="float">
            <text:p>7.52594393070078</text:p>
          </table:table-cell>
          <table:table-cell table:formula="of:=[.C862] * [.$L$3]" office:value-type="float" office:value="0.931961564376154" calcext:value-type="float">
            <text:p>0.931961564376154</text:p>
          </table:table-cell>
          <table:table-cell table:formula="of:= [.D862]*[.$L$4]" office:value-type="float" office:value="7.62784606300041" calcext:value-type="float">
            <text:p>7.62784606300041</text:p>
          </table:table-cell>
          <table:table-cell table:number-columns-repeated="13"/>
        </table:table-row>
        <table:table-row table:style-name="ro1">
          <table:table-cell office:value-type="float" office:value="0.987623274326324" calcext:value-type="float">
            <text:p>0.987623274326324</text:p>
          </table:table-cell>
          <table:table-cell office:value-type="float" office:value="2.26665120425291" calcext:value-type="float">
            <text:p>2.26665120425291</text:p>
          </table:table-cell>
          <table:table-cell office:value-type="float" office:value="0.0343537963926792" calcext:value-type="float">
            <text:p>0.034353796392679</text:p>
          </table:table-cell>
          <table:table-cell office:value-type="float" office:value="0.113734127370341" calcext:value-type="float">
            <text:p>0.113734127370341</text:p>
          </table:table-cell>
          <table:table-cell/>
          <table:table-cell table:formula="of:=[.A863]*[.$L$1]" office:value-type="float" office:value="0.987623274326324" calcext:value-type="float">
            <text:p>0.987623274326324</text:p>
          </table:table-cell>
          <table:table-cell table:formula="of:=[.B863] * [.$L$2]" office:value-type="float" office:value="7.52381754316185" calcext:value-type="float">
            <text:p>7.52381754316185</text:p>
          </table:table-cell>
          <table:table-cell table:formula="of:=[.C863] * [.$L$3]" office:value-type="float" office:value="0.510982397983456" calcext:value-type="float">
            <text:p>0.510982397983456</text:p>
          </table:table-cell>
          <table:table-cell table:formula="of:= [.D863]*[.$L$4]" office:value-type="float" office:value="7.62241334632946" calcext:value-type="float">
            <text:p>7.62241334632946</text:p>
          </table:table-cell>
          <table:table-cell table:number-columns-repeated="13"/>
        </table:table-row>
        <table:table-row table:style-name="ro1">
          <table:table-cell office:value-type="float" office:value="1.0322550535202" calcext:value-type="float">
            <text:p>1.0322550535202</text:p>
          </table:table-cell>
          <table:table-cell office:value-type="float" office:value="2.26630837371661" calcext:value-type="float">
            <text:p>2.26630837371661</text:p>
          </table:table-cell>
          <table:table-cell office:value-type="float" office:value="0.0172120220959187" calcext:value-type="float">
            <text:p>0.017212022095919</text:p>
          </table:table-cell>
          <table:table-cell office:value-type="float" office:value="0.113672480275659" calcext:value-type="float">
            <text:p>0.113672480275659</text:p>
          </table:table-cell>
          <table:table-cell/>
          <table:table-cell table:formula="of:=[.A864]*[.$L$1]" office:value-type="float" office:value="1.0322550535202" calcext:value-type="float">
            <text:p>1.0322550535202</text:p>
          </table:table-cell>
          <table:table-cell table:formula="of:=[.B864] * [.$L$2]" office:value-type="float" office:value="7.52267956727984" calcext:value-type="float">
            <text:p>7.52267956727984</text:p>
          </table:table-cell>
          <table:table-cell table:formula="of:=[.C864] * [.$L$3]" office:value-type="float" office:value="0.256013635994855" calcext:value-type="float">
            <text:p>0.256013635994855</text:p>
          </table:table-cell>
          <table:table-cell table:formula="of:= [.D864]*[.$L$4]" office:value-type="float" office:value="7.6182817839908" calcext:value-type="float">
            <text:p>7.6182817839908</text:p>
          </table:table-cell>
          <table:table-cell table:number-columns-repeated="13"/>
        </table:table-row>
        <table:table-row table:style-name="ro1">
          <table:table-cell office:value-type="float" office:value="1.12689185142517" calcext:value-type="float">
            <text:p>1.12689185142517</text:p>
          </table:table-cell>
          <table:table-cell office:value-type="float" office:value="2.26610330162833" calcext:value-type="float">
            <text:p>2.26610330162833</text:p>
          </table:table-cell>
          <table:table-cell office:value-type="float" office:value="0.0285380836576223" calcext:value-type="float">
            <text:p>0.028538083657622</text:p>
          </table:table-cell>
          <table:table-cell office:value-type="float" office:value="0.11362956096594" calcext:value-type="float">
            <text:p>0.11362956096594</text:p>
          </table:table-cell>
          <table:table-cell/>
          <table:table-cell table:formula="of:=[.A865]*[.$L$1]" office:value-type="float" office:value="1.12689185142517" calcext:value-type="float">
            <text:p>1.12689185142517</text:p>
          </table:table-cell>
          <table:table-cell table:formula="of:=[.B865] * [.$L$2]" office:value-type="float" office:value="7.52199886044127" calcext:value-type="float">
            <text:p>7.52199886044127</text:p>
          </table:table-cell>
          <table:table-cell table:formula="of:=[.C865] * [.$L$3]" office:value-type="float" office:value="0.424478804454109" calcext:value-type="float">
            <text:p>0.424478804454109</text:p>
          </table:table-cell>
          <table:table-cell table:formula="of:= [.D865]*[.$L$4]" office:value-type="float" office:value="7.61540534991789" calcext:value-type="float">
            <text:p>7.61540534991789</text:p>
          </table:table-cell>
          <table:table-cell table:number-columns-repeated="13"/>
        </table:table-row>
        <table:table-row table:style-name="ro1">
          <table:table-cell office:value-type="float" office:value="1.04337966442108" calcext:value-type="float">
            <text:p>1.04337966442108</text:p>
          </table:table-cell>
          <table:table-cell office:value-type="float" office:value="2.26570120434321" calcext:value-type="float">
            <text:p>2.26570120434321</text:p>
          </table:table-cell>
          <table:table-cell office:value-type="float" office:value="0.068277470767498" calcext:value-type="float">
            <text:p>0.068277470767498</text:p>
          </table:table-cell>
          <table:table-cell office:value-type="float" office:value="0.113597907358561" calcext:value-type="float">
            <text:p>0.113597907358561</text:p>
          </table:table-cell>
          <table:table-cell/>
          <table:table-cell table:formula="of:=[.A866]*[.$L$1]" office:value-type="float" office:value="1.04337966442108" calcext:value-type="float">
            <text:p>1.04337966442108</text:p>
          </table:table-cell>
          <table:table-cell table:formula="of:=[.B866] * [.$L$2]" office:value-type="float" office:value="7.52066415724469" calcext:value-type="float">
            <text:p>7.52066415724469</text:p>
          </table:table-cell>
          <table:table-cell table:formula="of:=[.C866] * [.$L$3]" office:value-type="float" office:value="1.0155671106107" calcext:value-type="float">
            <text:p>1.0155671106107</text:p>
          </table:table-cell>
          <table:table-cell table:formula="of:= [.D866]*[.$L$4]" office:value-type="float" office:value="7.61328393847417" calcext:value-type="float">
            <text:p>7.61328393847417</text:p>
          </table:table-cell>
          <table:table-cell table:number-columns-repeated="13"/>
        </table:table-row>
        <table:table-row table:style-name="ro1">
          <table:table-cell office:value-type="float" office:value="1.04318141937256" calcext:value-type="float">
            <text:p>1.04318141937256</text:p>
          </table:table-cell>
          <table:table-cell office:value-type="float" office:value="2.26545862719006" calcext:value-type="float">
            <text:p>2.26545862719006</text:p>
          </table:table-cell>
          <table:table-cell office:value-type="float" office:value="0.0880662649869919" calcext:value-type="float">
            <text:p>0.088066264986992</text:p>
          </table:table-cell>
          <table:table-cell office:value-type="float" office:value="0.113597111791981" calcext:value-type="float">
            <text:p>0.113597111791981</text:p>
          </table:table-cell>
          <table:table-cell/>
          <table:table-cell table:formula="of:=[.A867]*[.$L$1]" office:value-type="float" office:value="1.04318141937256" calcext:value-type="float">
            <text:p>1.04318141937256</text:p>
          </table:table-cell>
          <table:table-cell table:formula="of:=[.B867] * [.$L$2]" office:value-type="float" office:value="7.51985895782227" calcext:value-type="float">
            <text:p>7.51985895782227</text:p>
          </table:table-cell>
          <table:table-cell table:formula="of:=[.C867] * [.$L$3]" office:value-type="float" office:value="1.30990795748237" calcext:value-type="float">
            <text:p>1.30990795748237</text:p>
          </table:table-cell>
          <table:table-cell table:formula="of:= [.D867]*[.$L$4]" office:value-type="float" office:value="7.61323061993684" calcext:value-type="float">
            <text:p>7.61323061993684</text:p>
          </table:table-cell>
          <table:table-cell table:number-columns-repeated="13"/>
        </table:table-row>
        <table:table-row table:style-name="ro1">
          <table:table-cell office:value-type="float" office:value="0.93645042181015" calcext:value-type="float">
            <text:p>0.93645042181015</text:p>
          </table:table-cell>
          <table:table-cell office:value-type="float" office:value="2.26504780021943" calcext:value-type="float">
            <text:p>2.26504780021943</text:p>
          </table:table-cell>
          <table:table-cell office:value-type="float" office:value="0.0463758856058121" calcext:value-type="float">
            <text:p>0.046375885605812</text:p>
          </table:table-cell>
          <table:table-cell office:value-type="float" office:value="0.113584274497447" calcext:value-type="float">
            <text:p>0.113584274497447</text:p>
          </table:table-cell>
          <table:table-cell/>
          <table:table-cell table:formula="of:=[.A868]*[.$L$1]" office:value-type="float" office:value="0.93645042181015" calcext:value-type="float">
            <text:p>0.93645042181015</text:p>
          </table:table-cell>
          <table:table-cell table:formula="of:=[.B868] * [.$L$2]" office:value-type="float" office:value="7.51849527770996" calcext:value-type="float">
            <text:p>7.51849527770996</text:p>
          </table:table-cell>
          <table:table-cell table:formula="of:=[.C868] * [.$L$3]" office:value-type="float" office:value="0.689800363389071" calcext:value-type="float">
            <text:p>0.689800363389071</text:p>
          </table:table-cell>
          <table:table-cell table:formula="of:= [.D868]*[.$L$4]" office:value-type="float" office:value="7.61237026986031" calcext:value-type="float">
            <text:p>7.61237026986031</text:p>
          </table:table-cell>
          <table:table-cell table:number-columns-repeated="13"/>
        </table:table-row>
        <table:table-row table:style-name="ro1">
          <table:table-cell office:value-type="float" office:value="1.01299595832825" calcext:value-type="float">
            <text:p>1.01299595832825</text:p>
          </table:table-cell>
          <table:table-cell office:value-type="float" office:value="2.2647591921396" calcext:value-type="float">
            <text:p>2.2647591921396</text:p>
          </table:table-cell>
          <table:table-cell office:value-type="float" office:value="0.0332096815109253" calcext:value-type="float">
            <text:p>0.033209681510925</text:p>
          </table:table-cell>
          <table:table-cell office:value-type="float" office:value="0.113555676039342" calcext:value-type="float">
            <text:p>0.113555676039342</text:p>
          </table:table-cell>
          <table:table-cell/>
          <table:table-cell table:formula="of:=[.A869]*[.$L$1]" office:value-type="float" office:value="1.01299595832825" calcext:value-type="float">
            <text:p>1.01299595832825</text:p>
          </table:table-cell>
          <table:table-cell table:formula="of:=[.B869] * [.$L$2]" office:value-type="float" office:value="7.51753728535099" calcext:value-type="float">
            <text:p>7.51753728535099</text:p>
          </table:table-cell>
          <table:table-cell table:formula="of:=[.C869] * [.$L$3]" office:value-type="float" office:value="0.49396469900298" calcext:value-type="float">
            <text:p>0.49396469900298</text:p>
          </table:table-cell>
          <table:table-cell table:formula="of:= [.D869]*[.$L$4]" office:value-type="float" office:value="7.61045361323503" calcext:value-type="float">
            <text:p>7.61045361323503</text:p>
          </table:table-cell>
          <table:table-cell table:number-columns-repeated="13"/>
        </table:table-row>
        <table:table-row table:style-name="ro1">
          <table:table-cell office:value-type="float" office:value="1.02997541427612" calcext:value-type="float">
            <text:p>1.02997541427612</text:p>
          </table:table-cell>
          <table:table-cell office:value-type="float" office:value="2.26474586519287" calcext:value-type="float">
            <text:p>2.26474586519287</text:p>
          </table:table-cell>
          <table:table-cell office:value-type="float" office:value="0.924768447875977" calcext:value-type="float">
            <text:p>0.924768447875977</text:p>
          </table:table-cell>
          <table:table-cell office:value-type="float" office:value="0.113639008278756" calcext:value-type="float">
            <text:p>0.113639008278756</text:p>
          </table:table-cell>
          <table:table-cell/>
          <table:table-cell table:formula="of:=[.A870]*[.$L$1]" office:value-type="float" office:value="1.02997541427612" calcext:value-type="float">
            <text:p>1.02997541427612</text:p>
          </table:table-cell>
          <table:table-cell table:formula="of:=[.B870] * [.$L$2]" office:value-type="float" office:value="7.51749304849821" calcext:value-type="float">
            <text:p>7.51749304849821</text:p>
          </table:table-cell>
          <table:table-cell table:formula="of:=[.C870] * [.$L$3]" office:value-type="float" office:value="13.7551143889239" calcext:value-type="float">
            <text:p>13.7551143889239</text:p>
          </table:table-cell>
          <table:table-cell table:formula="of:= [.D870]*[.$L$4]" office:value-type="float" office:value="7.61603850484655" calcext:value-type="float">
            <text:p>7.61603850484655</text:p>
          </table:table-cell>
          <table:table-cell table:number-columns-repeated="13"/>
        </table:table-row>
        <table:table-row table:style-name="ro1">
          <table:table-cell office:value-type="float" office:value="0.966176867485046" calcext:value-type="float">
            <text:p>0.966176867485046</text:p>
          </table:table-cell>
          <table:table-cell office:value-type="float" office:value="2.26442781542881" calcext:value-type="float">
            <text:p>2.26442781542881</text:p>
          </table:table-cell>
          <table:table-cell office:value-type="float" office:value="0.170689642429352" calcext:value-type="float">
            <text:p>0.170689642429352</text:p>
          </table:table-cell>
          <table:table-cell office:value-type="float" office:value="0.113686423743311" calcext:value-type="float">
            <text:p>0.113686423743311</text:p>
          </table:table-cell>
          <table:table-cell/>
          <table:table-cell table:formula="of:=[.A871]*[.$L$1]" office:value-type="float" office:value="0.966176867485046" calcext:value-type="float">
            <text:p>0.966176867485046</text:p>
          </table:table-cell>
          <table:table-cell table:formula="of:=[.B871] * [.$L$2]" office:value-type="float" office:value="7.5164373287695" calcext:value-type="float">
            <text:p>7.5164373287695</text:p>
          </table:table-cell>
          <table:table-cell table:formula="of:=[.C871] * [.$L$3]" office:value-type="float" office:value="2.53885776705818" calcext:value-type="float">
            <text:p>2.53885776705818</text:p>
          </table:table-cell>
          <table:table-cell table:formula="of:= [.D871]*[.$L$4]" office:value-type="float" office:value="7.61921626932411" calcext:value-type="float">
            <text:p>7.61921626932411</text:p>
          </table:table-cell>
          <table:table-cell table:number-columns-repeated="13"/>
        </table:table-row>
        <table:table-row table:style-name="ro1">
          <table:table-cell office:value-type="float" office:value="0.816687405109406" calcext:value-type="float">
            <text:p>0.816687405109406</text:p>
          </table:table-cell>
          <table:table-cell office:value-type="float" office:value="2.26425869286419" calcext:value-type="float">
            <text:p>2.26425869286419</text:p>
          </table:table-cell>
          <table:table-cell office:value-type="float" office:value="0.0492992401123047" calcext:value-type="float">
            <text:p>0.049299240112305</text:p>
          </table:table-cell>
          <table:table-cell office:value-type="float" office:value="0.113684258389176" calcext:value-type="float">
            <text:p>0.113684258389176</text:p>
          </table:table-cell>
          <table:table-cell/>
          <table:table-cell table:formula="of:=[.A872]*[.$L$1]" office:value-type="float" office:value="0.816687405109406" calcext:value-type="float">
            <text:p>0.816687405109406</text:p>
          </table:table-cell>
          <table:table-cell table:formula="of:=[.B872] * [.$L$2]" office:value-type="float" office:value="7.51587595112293" calcext:value-type="float">
            <text:p>7.51587595112293</text:p>
          </table:table-cell>
          <table:table-cell table:formula="of:=[.C872] * [.$L$3]" office:value-type="float" office:value="0.733282681290963" calcext:value-type="float">
            <text:p>0.733282681290963</text:p>
          </table:table-cell>
          <table:table-cell table:formula="of:= [.D872]*[.$L$4]" office:value-type="float" office:value="7.61907114820135" calcext:value-type="float">
            <text:p>7.61907114820135</text:p>
          </table:table-cell>
          <table:table-cell table:number-columns-repeated="13"/>
        </table:table-row>
        <table:table-row table:style-name="ro1">
          <table:table-cell office:value-type="float" office:value="0.850600183010101" calcext:value-type="float">
            <text:p>0.850600183010101</text:p>
          </table:table-cell>
          <table:table-cell office:value-type="float" office:value="2.26380007562615" calcext:value-type="float">
            <text:p>2.26380007562615</text:p>
          </table:table-cell>
          <table:table-cell office:value-type="float" office:value="0.0563895106315613" calcext:value-type="float">
            <text:p>0.056389510631561</text:p>
          </table:table-cell>
          <table:table-cell office:value-type="float" office:value="0.113683379909928" calcext:value-type="float">
            <text:p>0.113683379909928</text:p>
          </table:table-cell>
          <table:table-cell/>
          <table:table-cell table:formula="of:=[.A873]*[.$L$1]" office:value-type="float" office:value="0.850600183010101" calcext:value-type="float">
            <text:p>0.850600183010101</text:p>
          </table:table-cell>
          <table:table-cell table:formula="of:=[.B873] * [.$L$2]" office:value-type="float" office:value="7.51435363819949" calcext:value-type="float">
            <text:p>7.51435363819949</text:p>
          </table:table-cell>
          <table:table-cell table:formula="of:=[.C873] * [.$L$3]" office:value-type="float" office:value="0.838744196835522" calcext:value-type="float">
            <text:p>0.838744196835522</text:p>
          </table:table-cell>
          <table:table-cell table:formula="of:= [.D873]*[.$L$4]" office:value-type="float" office:value="7.61901227289191" calcext:value-type="float">
            <text:p>7.61901227289191</text:p>
          </table:table-cell>
          <table:table-cell table:number-columns-repeated="13"/>
        </table:table-row>
        <table:table-row table:style-name="ro1">
          <table:table-cell office:value-type="float" office:value="3.16174936294556" calcext:value-type="float">
            <text:p>3.16174936294556</text:p>
          </table:table-cell>
          <table:table-cell office:value-type="float" office:value="2.26399229057108" calcext:value-type="float">
            <text:p>2.26399229057108</text:p>
          </table:table-cell>
          <table:table-cell office:value-type="float" office:value="0.0388503111898899" calcext:value-type="float">
            <text:p>0.03885031118989</text:p>
          </table:table-cell>
          <table:table-cell office:value-type="float" office:value="0.113659742257158" calcext:value-type="float">
            <text:p>0.113659742257158</text:p>
          </table:table-cell>
          <table:table-cell/>
          <table:table-cell table:formula="of:=[.A874]*[.$L$1]" office:value-type="float" office:value="3.16174936294556" calcext:value-type="float">
            <text:p>3.16174936294556</text:p>
          </table:table-cell>
          <table:table-cell table:formula="of:=[.B874] * [.$L$2]" office:value-type="float" office:value="7.514991667629" calcext:value-type="float">
            <text:p>7.514991667629</text:p>
          </table:table-cell>
          <table:table-cell table:formula="of:=[.C874] * [.$L$3]" office:value-type="float" office:value="0.577864086615005" calcext:value-type="float">
            <text:p>0.577864086615005</text:p>
          </table:table-cell>
          <table:table-cell table:formula="of:= [.D874]*[.$L$4]" office:value-type="float" office:value="7.6174280873522" calcext:value-type="float">
            <text:p>7.6174280873522</text:p>
          </table:table-cell>
          <table:table-cell table:number-columns-repeated="13"/>
        </table:table-row>
        <table:table-row table:style-name="ro1">
          <table:table-cell office:value-type="float" office:value="0.897278726100922" calcext:value-type="float">
            <text:p>0.897278726100922</text:p>
          </table:table-cell>
          <table:table-cell office:value-type="float" office:value="2.2636056353836" calcext:value-type="float">
            <text:p>2.2636056353836</text:p>
          </table:table-cell>
          <table:table-cell office:value-type="float" office:value="0.0734422281384468" calcext:value-type="float">
            <text:p>0.073442228138447</text:p>
          </table:table-cell>
          <table:table-cell office:value-type="float" office:value="0.113624512866279" calcext:value-type="float">
            <text:p>0.113624512866279</text:p>
          </table:table-cell>
          <table:table-cell/>
          <table:table-cell table:formula="of:=[.A875]*[.$L$1]" office:value-type="float" office:value="0.897278726100922" calcext:value-type="float">
            <text:p>0.897278726100922</text:p>
          </table:table-cell>
          <table:table-cell table:formula="of:=[.B875] * [.$L$2]" office:value-type="float" office:value="7.51370822221965" calcext:value-type="float">
            <text:p>7.51370822221965</text:p>
          </table:table-cell>
          <table:table-cell table:formula="of:=[.C875] * [.$L$3]" office:value-type="float" office:value="1.09238831768325" calcext:value-type="float">
            <text:p>1.09238831768325</text:p>
          </table:table-cell>
          <table:table-cell table:formula="of:= [.D875]*[.$L$4]" office:value-type="float" office:value="7.61506702840334" calcext:value-type="float">
            <text:p>7.61506702840334</text:p>
          </table:table-cell>
          <table:table-cell table:number-columns-repeated="13"/>
        </table:table-row>
        <table:table-row table:style-name="ro1">
          <table:table-cell office:value-type="float" office:value="0.920665323734283" calcext:value-type="float">
            <text:p>0.920665323734283</text:p>
          </table:table-cell>
          <table:table-cell office:value-type="float" office:value="2.26324352005003" calcext:value-type="float">
            <text:p>2.26324352005003</text:p>
          </table:table-cell>
          <table:table-cell office:value-type="float" office:value="0.0535087399184704" calcext:value-type="float">
            <text:p>0.05350873991847</text:p>
          </table:table-cell>
          <table:table-cell office:value-type="float" office:value="0.113601437435339" calcext:value-type="float">
            <text:p>0.113601437435339</text:p>
          </table:table-cell>
          <table:table-cell/>
          <table:table-cell table:formula="of:=[.A876]*[.$L$1]" office:value-type="float" office:value="0.920665323734283" calcext:value-type="float">
            <text:p>0.920665323734283</text:p>
          </table:table-cell>
          <table:table-cell table:formula="of:=[.B876] * [.$L$2]" office:value-type="float" office:value="7.51250623327037" calcext:value-type="float">
            <text:p>7.51250623327037</text:p>
          </table:table-cell>
          <table:table-cell table:formula="of:=[.C876] * [.$L$3]" office:value-type="float" office:value="0.795895275272681" calcext:value-type="float">
            <text:p>0.795895275272681</text:p>
          </table:table-cell>
          <table:table-cell table:formula="of:= [.D876]*[.$L$4]" office:value-type="float" office:value="7.61352052273405" calcext:value-type="float">
            <text:p>7.61352052273405</text:p>
          </table:table-cell>
          <table:table-cell table:number-columns-repeated="13"/>
        </table:table-row>
        <table:table-row table:style-name="ro1">
          <table:table-cell office:value-type="float" office:value="1.07182765007019" calcext:value-type="float">
            <text:p>1.07182765007019</text:p>
          </table:table-cell>
          <table:table-cell office:value-type="float" office:value="2.26273990622047" calcext:value-type="float">
            <text:p>2.26273990622047</text:p>
          </table:table-cell>
          <table:table-cell office:value-type="float" office:value="0.0211418941617012" calcext:value-type="float">
            <text:p>0.021141894161701</text:p>
          </table:table-cell>
          <table:table-cell office:value-type="float" office:value="0.113557247364504" calcext:value-type="float">
            <text:p>0.113557247364504</text:p>
          </table:table-cell>
          <table:table-cell/>
          <table:table-cell table:formula="of:=[.A877]*[.$L$1]" office:value-type="float" office:value="1.07182765007019" calcext:value-type="float">
            <text:p>1.07182765007019</text:p>
          </table:table-cell>
          <table:table-cell table:formula="of:=[.B877] * [.$L$2]" office:value-type="float" office:value="7.51083456073483" calcext:value-type="float">
            <text:p>7.51083456073483</text:p>
          </table:table-cell>
          <table:table-cell table:formula="of:=[.C877] * [.$L$3]" office:value-type="float" office:value="0.31446701415977" calcext:value-type="float">
            <text:p>0.31446701415977</text:p>
          </table:table-cell>
          <table:table-cell table:formula="of:= [.D877]*[.$L$4]" office:value-type="float" office:value="7.61055892278605" calcext:value-type="float">
            <text:p>7.61055892278605</text:p>
          </table:table-cell>
          <table:table-cell table:number-columns-repeated="13"/>
        </table:table-row>
        <table:table-row table:style-name="ro1">
          <table:table-cell office:value-type="float" office:value="1.02594947814941" calcext:value-type="float">
            <text:p>1.02594947814941</text:p>
          </table:table-cell>
          <table:table-cell office:value-type="float" office:value="2.26224189829501" calcext:value-type="float">
            <text:p>2.26224189829501</text:p>
          </table:table-cell>
          <table:table-cell office:value-type="float" office:value="0.0211419221013784" calcext:value-type="float">
            <text:p>0.021141922101379</text:p>
          </table:table-cell>
          <table:table-cell office:value-type="float" office:value="0.113520194741066" calcext:value-type="float">
            <text:p>0.113520194741066</text:p>
          </table:table-cell>
          <table:table-cell/>
          <table:table-cell table:formula="of:=[.A878]*[.$L$1]" office:value-type="float" office:value="1.02594947814941" calcext:value-type="float">
            <text:p>1.02594947814941</text:p>
          </table:table-cell>
          <table:table-cell table:formula="of:=[.B878] * [.$L$2]" office:value-type="float" office:value="7.50918149617899" calcext:value-type="float">
            <text:p>7.50918149617899</text:p>
          </table:table-cell>
          <table:table-cell table:formula="of:=[.C878] * [.$L$3]" office:value-type="float" office:value="0.314467429737807" calcext:value-type="float">
            <text:p>0.314467429737807</text:p>
          </table:table-cell>
          <table:table-cell table:formula="of:= [.D878]*[.$L$4]" office:value-type="float" office:value="7.60807567155849" calcext:value-type="float">
            <text:p>7.60807567155849</text:p>
          </table:table-cell>
          <table:table-cell table:number-columns-repeated="13"/>
        </table:table-row>
        <table:table-row table:style-name="ro1">
          <table:table-cell office:value-type="float" office:value="1.1506267786026" calcext:value-type="float">
            <text:p>1.1506267786026</text:p>
          </table:table-cell>
          <table:table-cell office:value-type="float" office:value="2.26164385603885" calcext:value-type="float">
            <text:p>2.26164385603885</text:p>
          </table:table-cell>
          <table:table-cell office:value-type="float" office:value="0.0100244814530015" calcext:value-type="float">
            <text:p>0.010024481453002</text:p>
          </table:table-cell>
          <table:table-cell office:value-type="float" office:value="0.113456652941904" calcext:value-type="float">
            <text:p>0.113456652941904</text:p>
          </table:table-cell>
          <table:table-cell/>
          <table:table-cell table:formula="of:=[.A879]*[.$L$1]" office:value-type="float" office:value="1.1506267786026" calcext:value-type="float">
            <text:p>1.1506267786026</text:p>
          </table:table-cell>
          <table:table-cell table:formula="of:=[.B879] * [.$L$2]" office:value-type="float" office:value="7.50719638227614" calcext:value-type="float">
            <text:p>7.50719638227614</text:p>
          </table:table-cell>
          <table:table-cell table:formula="of:=[.C879] * [.$L$3]" office:value-type="float" office:value="0.149105313219093" calcext:value-type="float">
            <text:p>0.149105313219093</text:p>
          </table:table-cell>
          <table:table-cell table:formula="of:= [.D879]*[.$L$4]" office:value-type="float" office:value="7.60381712692302" calcext:value-type="float">
            <text:p>7.60381712692302</text:p>
          </table:table-cell>
          <table:table-cell table:number-columns-repeated="13"/>
        </table:table-row>
        <table:table-row table:style-name="ro1">
          <table:table-cell office:value-type="float" office:value="1.26773166656494" calcext:value-type="float">
            <text:p>1.26773166656494</text:p>
          </table:table-cell>
          <table:table-cell office:value-type="float" office:value="2.26166759985157" calcext:value-type="float">
            <text:p>2.26166759985157</text:p>
          </table:table-cell>
          <table:table-cell office:value-type="float" office:value="0.371511787176132" calcext:value-type="float">
            <text:p>0.371511787176132</text:p>
          </table:table-cell>
          <table:table-cell office:value-type="float" office:value="0.113423324747547" calcext:value-type="float">
            <text:p>0.113423324747547</text:p>
          </table:table-cell>
          <table:table-cell/>
          <table:table-cell table:formula="of:=[.A880]*[.$L$1]" office:value-type="float" office:value="1.26773166656494" calcext:value-type="float">
            <text:p>1.26773166656494</text:p>
          </table:table-cell>
          <table:table-cell table:formula="of:=[.B880] * [.$L$2]" office:value-type="float" office:value="7.50727519639378" calcext:value-type="float">
            <text:p>7.50727519639378</text:p>
          </table:table-cell>
          <table:table-cell table:formula="of:=[.C880] * [.$L$3]" office:value-type="float" office:value="5.525909908776" calcext:value-type="float">
            <text:p>5.525909908776</text:p>
          </table:table-cell>
          <table:table-cell table:formula="of:= [.D880]*[.$L$4]" office:value-type="float" office:value="7.60158348536482" calcext:value-type="float">
            <text:p>7.60158348536482</text:p>
          </table:table-cell>
          <table:table-cell table:number-columns-repeated="13"/>
        </table:table-row>
        <table:table-row table:style-name="ro1">
          <table:table-cell office:value-type="float" office:value="1.09293472766876" calcext:value-type="float">
            <text:p>1.09293472766876</text:p>
          </table:table-cell>
          <table:table-cell office:value-type="float" office:value="2.26132065280163" calcext:value-type="float">
            <text:p>2.26132065280163</text:p>
          </table:table-cell>
          <table:table-cell office:value-type="float" office:value="0.0452965050935745" calcext:value-type="float">
            <text:p>0.045296505093575</text:p>
          </table:table-cell>
          <table:table-cell office:value-type="float" office:value="0.113374704534816" calcext:value-type="float">
            <text:p>0.113374704534816</text:p>
          </table:table-cell>
          <table:table-cell/>
          <table:table-cell table:formula="of:=[.A881]*[.$L$1]" office:value-type="float" office:value="1.09293472766876" calcext:value-type="float">
            <text:p>1.09293472766876</text:p>
          </table:table-cell>
          <table:table-cell table:formula="of:=[.B881] * [.$L$2]" office:value-type="float" office:value="7.50612355634611" calcext:value-type="float">
            <text:p>7.50612355634611</text:p>
          </table:table-cell>
          <table:table-cell table:formula="of:=[.C881] * [.$L$3]" office:value-type="float" office:value="0.673745531015515" calcext:value-type="float">
            <text:p>0.673745531015515</text:p>
          </table:table-cell>
          <table:table-cell table:formula="of:= [.D881]*[.$L$4]" office:value-type="float" office:value="7.59832497917155" calcext:value-type="float">
            <text:p>7.59832497917155</text:p>
          </table:table-cell>
          <table:table-cell table:number-columns-repeated="13"/>
        </table:table-row>
        <table:table-row table:style-name="ro1">
          <table:table-cell office:value-type="float" office:value="1.18697655200958" calcext:value-type="float">
            <text:p>1.18697655200958</text:p>
          </table:table-cell>
          <table:table-cell office:value-type="float" office:value="2.26051830489897" calcext:value-type="float">
            <text:p>2.26051830489897</text:p>
          </table:table-cell>
          <table:table-cell office:value-type="float" office:value="0.0665830299258232" calcext:value-type="float">
            <text:p>0.066583029925823</text:p>
          </table:table-cell>
          <table:table-cell office:value-type="float" office:value="0.113342721379187" calcext:value-type="float">
            <text:p>0.113342721379187</text:p>
          </table:table-cell>
          <table:table-cell/>
          <table:table-cell table:formula="of:=[.A882]*[.$L$1]" office:value-type="float" office:value="1.18697655200958" calcext:value-type="float">
            <text:p>1.18697655200958</text:p>
          </table:table-cell>
          <table:table-cell table:formula="of:=[.B882] * [.$L$2]" office:value-type="float" office:value="7.50346027969622" calcext:value-type="float">
            <text:p>7.50346027969622</text:p>
          </table:table-cell>
          <table:table-cell table:formula="of:=[.C882] * [.$L$3]" office:value-type="float" office:value="0.990363798737295" calcext:value-type="float">
            <text:p>0.990363798737295</text:p>
          </table:table-cell>
          <table:table-cell table:formula="of:= [.D882]*[.$L$4]" office:value-type="float" office:value="7.59618148154285" calcext:value-type="float">
            <text:p>7.59618148154285</text:p>
          </table:table-cell>
          <table:table-cell table:number-columns-repeated="13"/>
        </table:table-row>
        <table:table-row table:style-name="ro1">
          <table:table-cell office:value-type="float" office:value="0.8800288438797" calcext:value-type="float">
            <text:p>0.8800288438797</text:p>
          </table:table-cell>
          <table:table-cell office:value-type="float" office:value="2.26031653178216" calcext:value-type="float">
            <text:p>2.26031653178216</text:p>
          </table:table-cell>
          <table:table-cell office:value-type="float" office:value="0.0671990364789963" calcext:value-type="float">
            <text:p>0.067199036478996</text:p>
          </table:table-cell>
          <table:table-cell office:value-type="float" office:value="0.11333580897892" calcext:value-type="float">
            <text:p>0.11333580897892</text:p>
          </table:table-cell>
          <table:table-cell/>
          <table:table-cell table:formula="of:=[.A883]*[.$L$1]" office:value-type="float" office:value="0.8800288438797" calcext:value-type="float">
            <text:p>0.8800288438797</text:p>
          </table:table-cell>
          <table:table-cell table:formula="of:=[.B883] * [.$L$2]" office:value-type="float" office:value="7.50279052331151" calcext:value-type="float">
            <text:p>7.50279052331151</text:p>
          </table:table-cell>
          <table:table-cell table:formula="of:=[.C883] * [.$L$3]" office:value-type="float" office:value="0.999526352480001" calcext:value-type="float">
            <text:p>0.999526352480001</text:p>
          </table:table-cell>
          <table:table-cell table:formula="of:= [.D883]*[.$L$4]" office:value-type="float" office:value="7.59571821538634" calcext:value-type="float">
            <text:p>7.59571821538634</text:p>
          </table:table-cell>
          <table:table-cell table:number-columns-repeated="13"/>
        </table:table-row>
        <table:table-row table:style-name="ro1">
          <table:table-cell office:value-type="float" office:value="0.87971818447113" calcext:value-type="float">
            <text:p>0.87971818447113</text:p>
          </table:table-cell>
          <table:table-cell office:value-type="float" office:value="2.25983528728226" calcext:value-type="float">
            <text:p>2.25983528728226</text:p>
          </table:table-cell>
          <table:table-cell office:value-type="float" office:value="0.0323777310550213" calcext:value-type="float">
            <text:p>0.032377731055021</text:p>
          </table:table-cell>
          <table:table-cell office:value-type="float" office:value="0.113266815129737" calcext:value-type="float">
            <text:p>0.113266815129737</text:p>
          </table:table-cell>
          <table:table-cell/>
          <table:table-cell table:formula="of:=[.A884]*[.$L$1]" office:value-type="float" office:value="0.87971818447113" calcext:value-type="float">
            <text:p>0.87971818447113</text:p>
          </table:table-cell>
          <table:table-cell table:formula="of:=[.B884] * [.$L$2]" office:value-type="float" office:value="7.50119310249787" calcext:value-type="float">
            <text:p>7.50119310249787</text:p>
          </table:table-cell>
          <table:table-cell table:formula="of:=[.C884] * [.$L$3]" office:value-type="float" office:value="0.481590170316193" calcext:value-type="float">
            <text:p>0.481590170316193</text:p>
          </table:table-cell>
          <table:table-cell table:formula="of:= [.D884]*[.$L$4]" office:value-type="float" office:value="7.59109427665321" calcext:value-type="float">
            <text:p>7.59109427665321</text:p>
          </table:table-cell>
          <table:table-cell table:number-columns-repeated="13"/>
        </table:table-row>
        <table:table-row table:style-name="ro1">
          <table:table-cell office:value-type="float" office:value="0.985055565834045" calcext:value-type="float">
            <text:p>0.985055565834045</text:p>
          </table:table-cell>
          <table:table-cell office:value-type="float" office:value="2.25931275912849" calcext:value-type="float">
            <text:p>2.25931275912849</text:p>
          </table:table-cell>
          <table:table-cell office:value-type="float" office:value="0.0554748959839344" calcext:value-type="float">
            <text:p>0.055474895983934</text:p>
          </table:table-cell>
          <table:table-cell office:value-type="float" office:value="0.113248605150618" calcext:value-type="float">
            <text:p>0.113248605150618</text:p>
          </table:table-cell>
          <table:table-cell/>
          <table:table-cell table:formula="of:=[.A885]*[.$L$1]" office:value-type="float" office:value="0.985055565834045" calcext:value-type="float">
            <text:p>0.985055565834045</text:p>
          </table:table-cell>
          <table:table-cell table:formula="of:=[.B885] * [.$L$2]" office:value-type="float" office:value="7.49945864662625" calcext:value-type="float">
            <text:p>7.49945864662625</text:p>
          </table:table-cell>
          <table:table-cell table:formula="of:=[.C885] * [.$L$3]" office:value-type="float" office:value="0.825140111262762" calcext:value-type="float">
            <text:p>0.825140111262762</text:p>
          </table:table-cell>
          <table:table-cell table:formula="of:= [.D885]*[.$L$4]" office:value-type="float" office:value="7.58987385151714" calcext:value-type="float">
            <text:p>7.58987385151714</text:p>
          </table:table-cell>
          <table:table-cell table:number-columns-repeated="13"/>
        </table:table-row>
        <table:table-row table:style-name="ro1">
          <table:table-cell office:value-type="float" office:value="1.17811405658722" calcext:value-type="float">
            <text:p>1.17811405658722</text:p>
          </table:table-cell>
          <table:table-cell office:value-type="float" office:value="2.25915091478964" calcext:value-type="float">
            <text:p>2.25915091478964</text:p>
          </table:table-cell>
          <table:table-cell office:value-type="float" office:value="0.0861266180872917" calcext:value-type="float">
            <text:p>0.086126618087292</text:p>
          </table:table-cell>
          <table:table-cell office:value-type="float" office:value="0.113244191209521" calcext:value-type="float">
            <text:p>0.113244191209521</text:p>
          </table:table-cell>
          <table:table-cell/>
          <table:table-cell table:formula="of:=[.A886]*[.$L$1]" office:value-type="float" office:value="1.17811405658722" calcext:value-type="float">
            <text:p>1.17811405658722</text:p>
          </table:table-cell>
          <table:table-cell table:formula="of:=[.B886] * [.$L$2]" office:value-type="float" office:value="7.49892142798688" calcext:value-type="float">
            <text:p>7.49892142798688</text:p>
          </table:table-cell>
          <table:table-cell table:formula="of:=[.C886] * [.$L$3]" office:value-type="float" office:value="1.28105742193395" calcext:value-type="float">
            <text:p>1.28105742193395</text:p>
          </table:table-cell>
          <table:table-cell table:formula="of:= [.D886]*[.$L$4]" office:value-type="float" office:value="7.5895780310426" calcext:value-type="float">
            <text:p>7.5895780310426</text:p>
          </table:table-cell>
          <table:table-cell table:number-columns-repeated="13"/>
        </table:table-row>
        <table:table-row table:style-name="ro1">
          <table:table-cell office:value-type="float" office:value="0.948445677757263" calcext:value-type="float">
            <text:p>0.948445677757263</text:p>
          </table:table-cell>
          <table:table-cell office:value-type="float" office:value="2.25862887213109" calcext:value-type="float">
            <text:p>2.25862887213109</text:p>
          </table:table-cell>
          <table:table-cell office:value-type="float" office:value="0.0645007491111755" calcext:value-type="float">
            <text:p>0.064500749111176</text:p>
          </table:table-cell>
          <table:table-cell office:value-type="float" office:value="0.113222224272514" calcext:value-type="float">
            <text:p>0.113222224272514</text:p>
          </table:table-cell>
          <table:table-cell/>
          <table:table-cell table:formula="of:=[.A887]*[.$L$1]" office:value-type="float" office:value="0.948445677757263" calcext:value-type="float">
            <text:p>0.948445677757263</text:p>
          </table:table-cell>
          <table:table-cell table:formula="of:=[.B887] * [.$L$2]" office:value-type="float" office:value="7.49718858364572" calcext:value-type="float">
            <text:p>7.49718858364572</text:p>
          </table:table-cell>
          <table:table-cell table:formula="of:=[.C887] * [.$L$3]" office:value-type="float" office:value="0.959391709603927" calcext:value-type="float">
            <text:p>0.959391709603927</text:p>
          </table:table-cell>
          <table:table-cell table:formula="of:= [.D887]*[.$L$4]" office:value-type="float" office:value="7.58810581617012" calcext:value-type="float">
            <text:p>7.58810581617012</text:p>
          </table:table-cell>
          <table:table-cell table:number-columns-repeated="13"/>
        </table:table-row>
        <table:table-row table:style-name="ro1">
          <table:table-cell office:value-type="float" office:value="1.6208370923996" calcext:value-type="float">
            <text:p>1.6208370923996</text:p>
          </table:table-cell>
          <table:table-cell office:value-type="float" office:value="2.25888436497431" calcext:value-type="float">
            <text:p>2.25888436497431</text:p>
          </table:table-cell>
          <table:table-cell office:value-type="float" office:value="0.0624725595116615" calcext:value-type="float">
            <text:p>0.062472559511662</text:p>
          </table:table-cell>
          <table:table-cell office:value-type="float" office:value="0.113220571467322" calcext:value-type="float">
            <text:p>0.113220571467322</text:p>
          </table:table-cell>
          <table:table-cell/>
          <table:table-cell table:formula="of:=[.A888]*[.$L$1]" office:value-type="float" office:value="1.6208370923996" calcext:value-type="float">
            <text:p>1.6208370923996</text:p>
          </table:table-cell>
          <table:table-cell table:formula="of:=[.B888] * [.$L$2]" office:value-type="float" office:value="7.49803665481447" calcext:value-type="float">
            <text:p>7.49803665481447</text:p>
          </table:table-cell>
          <table:table-cell table:formula="of:=[.C888] * [.$L$3]" office:value-type="float" office:value="0.92922417955052" calcext:value-type="float">
            <text:p>0.92922417955052</text:p>
          </table:table-cell>
          <table:table-cell table:formula="of:= [.D888]*[.$L$4]" office:value-type="float" office:value="7.58799504586186" calcext:value-type="float">
            <text:p>7.58799504586186</text:p>
          </table:table-cell>
          <table:table-cell table:number-columns-repeated="13"/>
        </table:table-row>
        <table:table-row table:style-name="ro1">
          <table:table-cell office:value-type="float" office:value="1.1004034280777" calcext:value-type="float">
            <text:p>1.1004034280777</text:p>
          </table:table-cell>
          <table:table-cell office:value-type="float" office:value="2.2585411333864" calcext:value-type="float">
            <text:p>2.2585411333864</text:p>
          </table:table-cell>
          <table:table-cell office:value-type="float" office:value="0.0527522377669811" calcext:value-type="float">
            <text:p>0.052752237766981</text:p>
          </table:table-cell>
          <table:table-cell office:value-type="float" office:value="0.113206643830369" calcext:value-type="float">
            <text:p>0.113206643830369</text:p>
          </table:table-cell>
          <table:table-cell/>
          <table:table-cell table:formula="of:=[.A889]*[.$L$1]" office:value-type="float" office:value="1.1004034280777" calcext:value-type="float">
            <text:p>1.1004034280777</text:p>
          </table:table-cell>
          <table:table-cell table:formula="of:=[.B889] * [.$L$2]" office:value-type="float" office:value="7.49689734770025" calcext:value-type="float">
            <text:p>7.49689734770025</text:p>
          </table:table-cell>
          <table:table-cell table:formula="of:=[.C889] * [.$L$3]" office:value-type="float" office:value="0.784642973517467" calcext:value-type="float">
            <text:p>0.784642973517467</text:p>
          </table:table-cell>
          <table:table-cell table:formula="of:= [.D889]*[.$L$4]" office:value-type="float" office:value="7.58706162149531" calcext:value-type="float">
            <text:p>7.58706162149531</text:p>
          </table:table-cell>
          <table:table-cell table:number-columns-repeated="13"/>
        </table:table-row>
        <table:table-row table:style-name="ro1">
          <table:table-cell office:value-type="float" office:value="0.921813189983368" calcext:value-type="float">
            <text:p>0.921813189983368</text:p>
          </table:table-cell>
          <table:table-cell office:value-type="float" office:value="2.25805525654743" calcext:value-type="float">
            <text:p>2.25805525654743</text:p>
          </table:table-cell>
          <table:table-cell office:value-type="float" office:value="0.0688805803656578" calcext:value-type="float">
            <text:p>0.068880580365658</text:p>
          </table:table-cell>
          <table:table-cell office:value-type="float" office:value="0.113193787175579" calcext:value-type="float">
            <text:p>0.113193787175579</text:p>
          </table:table-cell>
          <table:table-cell/>
          <table:table-cell table:formula="of:=[.A890]*[.$L$1]" office:value-type="float" office:value="0.921813189983368" calcext:value-type="float">
            <text:p>0.921813189983368</text:p>
          </table:table-cell>
          <table:table-cell table:formula="of:=[.B890] * [.$L$2]" office:value-type="float" office:value="7.49528455051381" calcext:value-type="float">
            <text:p>7.49528455051381</text:p>
          </table:table-cell>
          <table:table-cell table:formula="of:=[.C890] * [.$L$3]" office:value-type="float" office:value="1.02453783353145" calcext:value-type="float">
            <text:p>1.02453783353145</text:p>
          </table:table-cell>
          <table:table-cell table:formula="of:= [.D890]*[.$L$4]" office:value-type="float" office:value="7.58619997390258" calcext:value-type="float">
            <text:p>7.58619997390258</text:p>
          </table:table-cell>
          <table:table-cell table:number-columns-repeated="13"/>
        </table:table-row>
        <table:table-row table:style-name="ro1">
          <table:table-cell office:value-type="float" office:value="0.898523330688477" calcext:value-type="float">
            <text:p>0.898523330688477</text:p>
          </table:table-cell>
          <table:table-cell office:value-type="float" office:value="2.25759917552321" calcext:value-type="float">
            <text:p>2.25759917552321</text:p>
          </table:table-cell>
          <table:table-cell office:value-type="float" office:value="0.0593840703368187" calcext:value-type="float">
            <text:p>0.059384070336819</text:p>
          </table:table-cell>
          <table:table-cell office:value-type="float" office:value="0.113164101998016" calcext:value-type="float">
            <text:p>0.113164101998016</text:p>
          </table:table-cell>
          <table:table-cell/>
          <table:table-cell table:formula="of:=[.A891]*[.$L$1]" office:value-type="float" office:value="0.898523330688477" calcext:value-type="float">
            <text:p>0.898523330688477</text:p>
          </table:table-cell>
          <table:table-cell table:formula="of:=[.B891] * [.$L$2]" office:value-type="float" office:value="7.49377065618162" calcext:value-type="float">
            <text:p>7.49377065618162</text:p>
          </table:table-cell>
          <table:table-cell table:formula="of:=[.C891] * [.$L$3]" office:value-type="float" office:value="0.883285629217741" calcext:value-type="float">
            <text:p>0.883285629217741</text:p>
          </table:table-cell>
          <table:table-cell table:formula="of:= [.D891]*[.$L$4]" office:value-type="float" office:value="7.58421048579659" calcext:value-type="float">
            <text:p>7.58421048579659</text:p>
          </table:table-cell>
          <table:table-cell table:number-columns-repeated="13"/>
        </table:table-row>
        <table:table-row table:style-name="ro1">
          <table:table-cell office:value-type="float" office:value="0.921452760696411" calcext:value-type="float">
            <text:p>0.921452760696411</text:p>
          </table:table-cell>
          <table:table-cell office:value-type="float" office:value="2.25737488429761" calcext:value-type="float">
            <text:p>2.25737488429761</text:p>
          </table:table-cell>
          <table:table-cell office:value-type="float" office:value="0.0604461468756199" calcext:value-type="float">
            <text:p>0.06044614687562</text:p>
          </table:table-cell>
          <table:table-cell office:value-type="float" office:value="0.113141935486373" calcext:value-type="float">
            <text:p>0.113141935486373</text:p>
          </table:table-cell>
          <table:table-cell/>
          <table:table-cell table:formula="of:=[.A892]*[.$L$1]" office:value-type="float" office:value="0.921452760696411" calcext:value-type="float">
            <text:p>0.921452760696411</text:p>
          </table:table-cell>
          <table:table-cell table:formula="of:=[.B892] * [.$L$2]" office:value-type="float" office:value="7.4930261542244" calcext:value-type="float">
            <text:p>7.4930261542244</text:p>
          </table:table-cell>
          <table:table-cell table:formula="of:=[.C892] * [.$L$3]" office:value-type="float" office:value="0.899083080260278" calcext:value-type="float">
            <text:p>0.899083080260278</text:p>
          </table:table-cell>
          <table:table-cell table:formula="of:= [.D892]*[.$L$4]" office:value-type="float" office:value="7.58272489551609" calcext:value-type="float">
            <text:p>7.58272489551609</text:p>
          </table:table-cell>
          <table:table-cell table:number-columns-repeated="13"/>
        </table:table-row>
        <table:table-row table:style-name="ro1">
          <table:table-cell office:value-type="float" office:value="1.38959920406342" calcext:value-type="float">
            <text:p>1.38959920406342</text:p>
          </table:table-cell>
          <table:table-cell office:value-type="float" office:value="2.25738528123084" calcext:value-type="float">
            <text:p>2.25738528123084</text:p>
          </table:table-cell>
          <table:table-cell office:value-type="float" office:value="0.0715746879577637" calcext:value-type="float">
            <text:p>0.071574687957764</text:p>
          </table:table-cell>
          <table:table-cell office:value-type="float" office:value="0.113145670254585" calcext:value-type="float">
            <text:p>0.113145670254585</text:p>
          </table:table-cell>
          <table:table-cell/>
          <table:table-cell table:formula="of:=[.A893]*[.$L$1]" office:value-type="float" office:value="1.38959920406342" calcext:value-type="float">
            <text:p>1.38959920406342</text:p>
          </table:table-cell>
          <table:table-cell table:formula="of:=[.B893] * [.$L$2]" office:value-type="float" office:value="7.49306066532539" calcext:value-type="float">
            <text:p>7.49306066532539</text:p>
          </table:table-cell>
          <table:table-cell table:formula="of:=[.C893] * [.$L$3]" office:value-type="float" office:value="1.06461030593316" calcext:value-type="float">
            <text:p>1.06461030593316</text:p>
          </table:table-cell>
          <table:table-cell table:formula="of:= [.D893]*[.$L$4]" office:value-type="float" office:value="7.58297519810968" calcext:value-type="float">
            <text:p>7.58297519810968</text:p>
          </table:table-cell>
          <table:table-cell table:number-columns-repeated="13"/>
        </table:table-row>
        <table:table-row table:style-name="ro1">
          <table:table-cell office:value-type="float" office:value="0.948069453239441" calcext:value-type="float">
            <text:p>0.948069453239441</text:p>
          </table:table-cell>
          <table:table-cell office:value-type="float" office:value="2.25718522669061" calcext:value-type="float">
            <text:p>2.25718522669061</text:p>
          </table:table-cell>
          <table:table-cell office:value-type="float" office:value="0.0214802324771881" calcext:value-type="float">
            <text:p>0.021480232477188</text:p>
          </table:table-cell>
          <table:table-cell office:value-type="float" office:value="0.113107363726467" calcext:value-type="float">
            <text:p>0.113107363726467</text:p>
          </table:table-cell>
          <table:table-cell/>
          <table:table-cell table:formula="of:=[.A894]*[.$L$1]" office:value-type="float" office:value="0.948069453239441" calcext:value-type="float">
            <text:p>0.948069453239441</text:p>
          </table:table-cell>
          <table:table-cell table:formula="of:=[.B894] * [.$L$2]" office:value-type="float" office:value="7.49239661350456" calcext:value-type="float">
            <text:p>7.49239661350456</text:p>
          </table:table-cell>
          <table:table-cell table:formula="of:=[.C894] * [.$L$3]" office:value-type="float" office:value="0.319499497958679" calcext:value-type="float">
            <text:p>0.319499497958679</text:p>
          </table:table-cell>
          <table:table-cell table:formula="of:= [.D894]*[.$L$4]" office:value-type="float" office:value="7.58040791071822" calcext:value-type="float">
            <text:p>7.58040791071822</text:p>
          </table:table-cell>
          <table:table-cell table:number-columns-repeated="13"/>
        </table:table-row>
        <table:table-row table:style-name="ro1">
          <table:table-cell office:value-type="float" office:value="46.3413009643555" calcext:value-type="float">
            <text:p>46.3413009643555</text:p>
          </table:table-cell>
          <table:table-cell office:value-type="float" office:value="2.26133217559786" calcext:value-type="float">
            <text:p>2.26133217559786</text:p>
          </table:table-cell>
          <table:table-cell office:value-type="float" office:value="0.0230320729315281" calcext:value-type="float">
            <text:p>0.023032072931528</text:p>
          </table:table-cell>
          <table:table-cell office:value-type="float" office:value="0.113067334977629" calcext:value-type="float">
            <text:p>0.113067334977629</text:p>
          </table:table-cell>
          <table:table-cell/>
          <table:table-cell table:formula="of:=[.A895]*[.$L$1]" office:value-type="float" office:value="46.3413009643555" calcext:value-type="float">
            <text:p>46.3413009643555</text:p>
          </table:table-cell>
          <table:table-cell table:formula="of:=[.B895] * [.$L$2]" office:value-type="float" office:value="7.50616180458489" calcext:value-type="float">
            <text:p>7.50616180458489</text:p>
          </table:table-cell>
          <table:table-cell table:formula="of:=[.C895] * [.$L$3]" office:value-type="float" office:value="0.342581754940774" calcext:value-type="float">
            <text:p>0.342581754940774</text:p>
          </table:table-cell>
          <table:table-cell table:formula="of:= [.D895]*[.$L$4]" office:value-type="float" office:value="7.57772520081898" calcext:value-type="float">
            <text:p>7.57772520081898</text:p>
          </table:table-cell>
          <table:table-cell table:number-columns-repeated="13"/>
        </table:table-row>
        <table:table-row table:style-name="ro1">
          <table:table-cell office:value-type="float" office:value="0.661709845066071" calcext:value-type="float">
            <text:p>0.661709845066071</text:p>
          </table:table-cell>
          <table:table-cell office:value-type="float" office:value="2.26034665875576" calcext:value-type="float">
            <text:p>2.26034665875576</text:p>
          </table:table-cell>
          <table:table-cell office:value-type="float" office:value="0.0362883135676384" calcext:value-type="float">
            <text:p>0.036288313567638</text:p>
          </table:table-cell>
          <table:table-cell office:value-type="float" office:value="0.113021424036233" calcext:value-type="float">
            <text:p>0.113021424036233</text:p>
          </table:table-cell>
          <table:table-cell/>
          <table:table-cell table:formula="of:=[.A896]*[.$L$1]" office:value-type="float" office:value="0.661709845066071" calcext:value-type="float">
            <text:p>0.661709845066071</text:p>
          </table:table-cell>
          <table:table-cell table:formula="of:=[.B896] * [.$L$2]" office:value-type="float" office:value="7.50289052539919" calcext:value-type="float">
            <text:p>7.50289052539919</text:p>
          </table:table-cell>
          <table:table-cell table:formula="of:=[.C896] * [.$L$3]" office:value-type="float" office:value="0.539756633404246" calcext:value-type="float">
            <text:p>0.539756633404246</text:p>
          </table:table-cell>
          <table:table-cell table:formula="of:= [.D896]*[.$L$4]" office:value-type="float" office:value="7.57464826885022" calcext:value-type="float">
            <text:p>7.57464826885022</text:p>
          </table:table-cell>
          <table:table-cell table:number-columns-repeated="13"/>
        </table:table-row>
        <table:table-row table:style-name="ro1">
          <table:table-cell office:value-type="float" office:value="1.05289006233215" calcext:value-type="float">
            <text:p>1.05289006233215</text:p>
          </table:table-cell>
          <table:table-cell office:value-type="float" office:value="2.25967073720138" calcext:value-type="float">
            <text:p>2.25967073720138</text:p>
          </table:table-cell>
          <table:table-cell office:value-type="float" office:value="0.0531241707503796" calcext:value-type="float">
            <text:p>0.05312417075038</text:p>
          </table:table-cell>
          <table:table-cell office:value-type="float" office:value="0.112981296458426" calcext:value-type="float">
            <text:p>0.112981296458426</text:p>
          </table:table-cell>
          <table:table-cell/>
          <table:table-cell table:formula="of:=[.A897]*[.$L$1]" office:value-type="float" office:value="1.05289006233215" calcext:value-type="float">
            <text:p>1.05289006233215</text:p>
          </table:table-cell>
          <table:table-cell table:formula="of:=[.B897] * [.$L$2]" office:value-type="float" office:value="7.50064690254311" calcext:value-type="float">
            <text:p>7.50064690254311</text:p>
          </table:table-cell>
          <table:table-cell table:formula="of:=[.C897] * [.$L$3]" office:value-type="float" office:value="0.790175148348269" calcext:value-type="float">
            <text:p>0.790175148348269</text:p>
          </table:table-cell>
          <table:table-cell table:formula="of:= [.D897]*[.$L$4]" office:value-type="float" office:value="7.57195893547507" calcext:value-type="float">
            <text:p>7.57195893547507</text:p>
          </table:table-cell>
          <table:table-cell table:number-columns-repeated="13"/>
        </table:table-row>
        <table:table-row table:style-name="ro1">
          <table:table-cell office:value-type="float" office:value="12.394585609436" calcext:value-type="float">
            <text:p>12.394585609436</text:p>
          </table:table-cell>
          <table:table-cell office:value-type="float" office:value="2.26061269964532" calcext:value-type="float">
            <text:p>2.26061269964532</text:p>
          </table:table-cell>
          <table:table-cell office:value-type="float" office:value="0.252105295658112" calcext:value-type="float">
            <text:p>0.252105295658112</text:p>
          </table:table-cell>
          <table:table-cell office:value-type="float" office:value="0.112967986303939" calcext:value-type="float">
            <text:p>0.112967986303939</text:p>
          </table:table-cell>
          <table:table-cell/>
          <table:table-cell table:formula="of:=[.A898]*[.$L$1]" office:value-type="float" office:value="12.394585609436" calcext:value-type="float">
            <text:p>12.394585609436</text:p>
          </table:table-cell>
          <table:table-cell table:formula="of:=[.B898] * [.$L$2]" office:value-type="float" office:value="7.50377360926684" calcext:value-type="float">
            <text:p>7.50377360926684</text:p>
          </table:table-cell>
          <table:table-cell table:formula="of:=[.C898] * [.$L$3]" office:value-type="float" office:value="3.74984374498889" calcext:value-type="float">
            <text:p>3.74984374498889</text:p>
          </table:table-cell>
          <table:table-cell table:formula="of:= [.D898]*[.$L$4]" office:value-type="float" office:value="7.57106689452354" calcext:value-type="float">
            <text:p>7.57106689452354</text:p>
          </table:table-cell>
          <table:table-cell table:number-columns-repeated="13"/>
        </table:table-row>
        <table:table-row table:style-name="ro1">
          <table:table-cell office:value-type="float" office:value="1.01240611076355" calcext:value-type="float">
            <text:p>1.01240611076355</text:p>
          </table:table-cell>
          <table:table-cell office:value-type="float" office:value="2.26037406120597" calcext:value-type="float">
            <text:p>2.26037406120597</text:p>
          </table:table-cell>
          <table:table-cell office:value-type="float" office:value="0.0567025579512119" calcext:value-type="float">
            <text:p>0.056702557951212</text:p>
          </table:table-cell>
          <table:table-cell office:value-type="float" office:value="0.112968734124485" calcext:value-type="float">
            <text:p>0.112968734124485</text:p>
          </table:table-cell>
          <table:table-cell/>
          <table:table-cell table:formula="of:=[.A899]*[.$L$1]" office:value-type="float" office:value="1.01240611076355" calcext:value-type="float">
            <text:p>1.01240611076355</text:p>
          </table:table-cell>
          <table:table-cell table:formula="of:=[.B899] * [.$L$2]" office:value-type="float" office:value="7.50298148382951" calcext:value-type="float">
            <text:p>7.50298148382951</text:p>
          </table:table-cell>
          <table:table-cell table:formula="of:=[.C899] * [.$L$3]" office:value-type="float" office:value="0.843400499395185" calcext:value-type="float">
            <text:p>0.843400499395185</text:p>
          </table:table-cell>
          <table:table-cell table:formula="of:= [.D899]*[.$L$4]" office:value-type="float" office:value="7.57111701314174" calcext:value-type="float">
            <text:p>7.57111701314174</text:p>
          </table:table-cell>
          <table:table-cell table:number-columns-repeated="13"/>
        </table:table-row>
        <table:table-row table:style-name="ro1">
          <table:table-cell office:value-type="float" office:value="0.909394204616547" calcext:value-type="float">
            <text:p>0.909394204616547</text:p>
          </table:table-cell>
          <table:table-cell office:value-type="float" office:value="2.26015469445523" calcext:value-type="float">
            <text:p>2.26015469445523</text:p>
          </table:table-cell>
          <table:table-cell office:value-type="float" office:value="0.0790456682443619" calcext:value-type="float">
            <text:p>0.079045668244362</text:p>
          </table:table-cell>
          <table:table-cell office:value-type="float" office:value="0.112966904246578" calcext:value-type="float">
            <text:p>0.112966904246578</text:p>
          </table:table-cell>
          <table:table-cell/>
          <table:table-cell table:formula="of:=[.A900]*[.$L$1]" office:value-type="float" office:value="0.909394204616547" calcext:value-type="float">
            <text:p>0.909394204616547</text:p>
          </table:table-cell>
          <table:table-cell table:formula="of:=[.B900] * [.$L$2]" office:value-type="float" office:value="7.50225332794716" calcext:value-type="float">
            <text:p>7.50225332794716</text:p>
          </table:table-cell>
          <table:table-cell table:formula="of:=[.C900] * [.$L$3]" office:value-type="float" office:value="1.1757345432226" calcext:value-type="float">
            <text:p>1.1757345432226</text:p>
          </table:table-cell>
          <table:table-cell table:formula="of:= [.D900]*[.$L$4]" office:value-type="float" office:value="7.57099437549463" calcext:value-type="float">
            <text:p>7.57099437549463</text:p>
          </table:table-cell>
          <table:table-cell table:number-columns-repeated="13"/>
        </table:table-row>
        <table:table-row table:style-name="ro1">
          <table:table-cell office:value-type="float" office:value="0.779357194900513" calcext:value-type="float">
            <text:p>0.779357194900513</text:p>
          </table:table-cell>
          <table:table-cell office:value-type="float" office:value="2.25957281564921" calcext:value-type="float">
            <text:p>2.25957281564921</text:p>
          </table:table-cell>
          <table:table-cell office:value-type="float" office:value="0.0962167009711266" calcext:value-type="float">
            <text:p>0.096216700971127</text:p>
          </table:table-cell>
          <table:table-cell office:value-type="float" office:value="0.112982556778843" calcext:value-type="float">
            <text:p>0.112982556778843</text:p>
          </table:table-cell>
          <table:table-cell/>
          <table:table-cell table:formula="of:=[.A901]*[.$L$1]" office:value-type="float" office:value="0.779357194900513" calcext:value-type="float">
            <text:p>0.779357194900513</text:p>
          </table:table-cell>
          <table:table-cell table:formula="of:=[.B901] * [.$L$2]" office:value-type="float" office:value="7.50032186625579" calcext:value-type="float">
            <text:p>7.50032186625579</text:p>
          </table:table-cell>
          <table:table-cell table:formula="of:=[.C901] * [.$L$3]" office:value-type="float" office:value="1.43113849853172" calcext:value-type="float">
            <text:p>1.43113849853172</text:p>
          </table:table-cell>
          <table:table-cell table:formula="of:= [.D901]*[.$L$4]" office:value-type="float" office:value="7.572043401619" calcext:value-type="float">
            <text:p>7.572043401619</text:p>
          </table:table-cell>
          <table:table-cell table:number-columns-repeated="13"/>
        </table:table-row>
        <table:table-row table:style-name="ro1">
          <table:table-cell office:value-type="float" office:value="8.40093517303467" calcext:value-type="float">
            <text:p>8.40093517303467</text:p>
          </table:table-cell>
          <table:table-cell office:value-type="float" office:value="2.26184032525114" calcext:value-type="float">
            <text:p>2.26184032525114</text:p>
          </table:table-cell>
          <table:table-cell office:value-type="float" office:value="5.81883716583252" calcext:value-type="float">
            <text:p>5.81883716583252</text:p>
          </table:table-cell>
          <table:table-cell office:value-type="float" office:value="0.113465873604671" calcext:value-type="float">
            <text:p>0.113465873604671</text:p>
          </table:table-cell>
          <table:table-cell/>
          <table:table-cell table:formula="of:=[.A902]*[.$L$1]" office:value-type="float" office:value="8.40093517303467" calcext:value-type="float">
            <text:p>8.40093517303467</text:p>
          </table:table-cell>
          <table:table-cell table:formula="of:=[.B902] * [.$L$2]" office:value-type="float" office:value="7.50784853312464" calcext:value-type="float">
            <text:p>7.50784853312464</text:p>
          </table:table-cell>
          <table:table-cell table:formula="of:=[.C902] * [.$L$3]" office:value-type="float" office:value="86.5500666792673" calcext:value-type="float">
            <text:p>86.5500666792673</text:p>
          </table:table-cell>
          <table:table-cell table:formula="of:= [.D902]*[.$L$4]" office:value-type="float" office:value="7.60443509186074" calcext:value-type="float">
            <text:p>7.60443509186074</text:p>
          </table:table-cell>
          <table:table-cell table:number-columns-repeated="13"/>
        </table:table-row>
        <table:table-row table:style-name="ro1">
          <table:table-cell office:value-type="float" office:value="0.314179420471191" calcext:value-type="float">
            <text:p>0.314179420471191</text:p>
          </table:table-cell>
          <table:table-cell office:value-type="float" office:value="2.26132420577042" calcext:value-type="float">
            <text:p>2.26132420577042</text:p>
          </table:table-cell>
          <table:table-cell office:value-type="float" office:value="0.0529586710035801" calcext:value-type="float">
            <text:p>0.05295867100358</text:p>
          </table:table-cell>
          <table:table-cell office:value-type="float" office:value="0.113453050214385" calcext:value-type="float">
            <text:p>0.113453050214385</text:p>
          </table:table-cell>
          <table:table-cell/>
          <table:table-cell table:formula="of:=[.A903]*[.$L$1]" office:value-type="float" office:value="0.314179420471191" calcext:value-type="float">
            <text:p>0.314179420471191</text:p>
          </table:table-cell>
          <table:table-cell table:formula="of:=[.B903] * [.$L$2]" office:value-type="float" office:value="7.50613534990699" calcext:value-type="float">
            <text:p>7.50613534990699</text:p>
          </table:table-cell>
          <table:table-cell table:formula="of:=[.C903] * [.$L$3]" office:value-type="float" office:value="0.787713485697696" calcext:value-type="float">
            <text:p>0.787713485697696</text:p>
          </table:table-cell>
          <table:table-cell table:formula="of:= [.D903]*[.$L$4]" office:value-type="float" office:value="7.60357567364105" calcext:value-type="float">
            <text:p>7.60357567364105</text:p>
          </table:table-cell>
          <table:table-cell table:number-columns-repeated="13"/>
        </table:table-row>
        <table:table-row table:style-name="ro1">
          <table:table-cell office:value-type="float" office:value="2.32591724395752" calcext:value-type="float">
            <text:p>2.32591724395752</text:p>
          </table:table-cell>
          <table:table-cell office:value-type="float" office:value="2.26102376653024" calcext:value-type="float">
            <text:p>2.26102376653024</text:p>
          </table:table-cell>
          <table:table-cell office:value-type="float" office:value="0.0421841740608215" calcext:value-type="float">
            <text:p>0.042184174060822</text:p>
          </table:table-cell>
          <table:table-cell office:value-type="float" office:value="0.11342242287996" calcext:value-type="float">
            <text:p>0.11342242287996</text:p>
          </table:table-cell>
          <table:table-cell/>
          <table:table-cell table:formula="of:=[.A904]*[.$L$1]" office:value-type="float" office:value="2.32591724395752" calcext:value-type="float">
            <text:p>2.32591724395752</text:p>
          </table:table-cell>
          <table:table-cell table:formula="of:=[.B904] * [.$L$2]" office:value-type="float" office:value="7.50513808573962" calcext:value-type="float">
            <text:p>7.50513808573962</text:p>
          </table:table-cell>
          <table:table-cell table:formula="of:=[.C904] * [.$L$3]" office:value-type="float" office:value="0.627452354091018" calcext:value-type="float">
            <text:p>0.627452354091018</text:p>
          </table:table-cell>
          <table:table-cell table:formula="of:= [.D904]*[.$L$4]" office:value-type="float" office:value="7.60152304257877" calcext:value-type="float">
            <text:p>7.60152304257877</text:p>
          </table:table-cell>
          <table:table-cell table:number-columns-repeated="13"/>
        </table:table-row>
        <table:table-row table:style-name="ro1">
          <table:table-cell office:value-type="float" office:value="1.1862895488739" calcext:value-type="float">
            <text:p>1.1862895488739</text:p>
          </table:table-cell>
          <table:table-cell office:value-type="float" office:value="2.26108685051424" calcext:value-type="float">
            <text:p>2.26108685051424</text:p>
          </table:table-cell>
          <table:table-cell office:value-type="float" office:value="0.0366770774126053" calcext:value-type="float">
            <text:p>0.036677077412605</text:p>
          </table:table-cell>
          <table:table-cell office:value-type="float" office:value="0.11341061871441" calcext:value-type="float">
            <text:p>0.11341061871441</text:p>
          </table:table-cell>
          <table:table-cell/>
          <table:table-cell table:formula="of:=[.A905]*[.$L$1]" office:value-type="float" office:value="1.1862895488739" calcext:value-type="float">
            <text:p>1.1862895488739</text:p>
          </table:table-cell>
          <table:table-cell table:formula="of:=[.B905] * [.$L$2]" office:value-type="float" office:value="7.50534748380872" calcext:value-type="float">
            <text:p>7.50534748380872</text:p>
          </table:table-cell>
          <table:table-cell table:formula="of:=[.C905] * [.$L$3]" office:value-type="float" office:value="0.545539152444639" calcext:value-type="float">
            <text:p>0.545539152444639</text:p>
          </table:table-cell>
          <table:table-cell table:formula="of:= [.D905]*[.$L$4]" office:value-type="float" office:value="7.60073193237191" calcext:value-type="float">
            <text:p>7.60073193237191</text:p>
          </table:table-cell>
          <table:table-cell table:number-columns-repeated="13"/>
        </table:table-row>
        <table:table-row table:style-name="ro1">
          <table:table-cell office:value-type="float" office:value="1.14580929279327" calcext:value-type="float">
            <text:p>1.14580929279327</text:p>
          </table:table-cell>
          <table:table-cell office:value-type="float" office:value="2.26040172764101" calcext:value-type="float">
            <text:p>2.26040172764101</text:p>
          </table:table-cell>
          <table:table-cell office:value-type="float" office:value="0.125707000494003" calcext:value-type="float">
            <text:p>0.125707000494003</text:p>
          </table:table-cell>
          <table:table-cell office:value-type="float" office:value="0.113403232135717" calcext:value-type="float">
            <text:p>0.113403232135717</text:p>
          </table:table-cell>
          <table:table-cell/>
          <table:table-cell table:formula="of:=[.A906]*[.$L$1]" office:value-type="float" office:value="1.14580929279327" calcext:value-type="float">
            <text:p>1.14580929279327</text:p>
          </table:table-cell>
          <table:table-cell table:formula="of:=[.B906] * [.$L$2]" office:value-type="float" office:value="7.50307331851891" calcext:value-type="float">
            <text:p>7.50307331851891</text:p>
          </table:table-cell>
          <table:table-cell table:formula="of:=[.C906] * [.$L$3]" office:value-type="float" office:value="1.86978067348101" calcext:value-type="float">
            <text:p>1.86978067348101</text:p>
          </table:table-cell>
          <table:table-cell table:formula="of:= [.D906]*[.$L$4]" office:value-type="float" office:value="7.60023688697687" calcext:value-type="float">
            <text:p>7.60023688697687</text:p>
          </table:table-cell>
          <table:table-cell table:number-columns-repeated="13"/>
        </table:table-row>
        <table:table-row table:style-name="ro1">
          <table:table-cell office:value-type="float" office:value="8.57143878936768" calcext:value-type="float">
            <text:p>8.57143878936768</text:p>
          </table:table-cell>
          <table:table-cell office:value-type="float" office:value="2.26097599850279" calcext:value-type="float">
            <text:p>2.26097599850279</text:p>
          </table:table-cell>
          <table:table-cell office:value-type="float" office:value="0.424869418144226" calcext:value-type="float">
            <text:p>0.424869418144226</text:p>
          </table:table-cell>
          <table:table-cell office:value-type="float" office:value="0.113407649272094" calcext:value-type="float">
            <text:p>0.113407649272094</text:p>
          </table:table-cell>
          <table:table-cell/>
          <table:table-cell table:formula="of:=[.A907]*[.$L$1]" office:value-type="float" office:value="8.57143878936768" calcext:value-type="float">
            <text:p>8.57143878936768</text:p>
          </table:table-cell>
          <table:table-cell table:formula="of:=[.B907] * [.$L$2]" office:value-type="float" office:value="7.50497952675082" calcext:value-type="float">
            <text:p>7.50497952675082</text:p>
          </table:table-cell>
          <table:table-cell table:formula="of:=[.C907] * [.$L$3]" office:value-type="float" office:value="6.31955757179246" calcext:value-type="float">
            <text:p>6.31955757179246</text:p>
          </table:table-cell>
          <table:table-cell table:formula="of:= [.D907]*[.$L$4]" office:value-type="float" office:value="7.60053292159771" calcext:value-type="float">
            <text:p>7.60053292159771</text:p>
          </table:table-cell>
          <table:table-cell table:number-columns-repeated="13"/>
        </table:table-row>
        <table:table-row table:style-name="ro1">
          <table:table-cell office:value-type="float" office:value="1.37205100059509" calcext:value-type="float">
            <text:p>1.37205100059509</text:p>
          </table:table-cell>
          <table:table-cell office:value-type="float" office:value="2.2609463792118" calcext:value-type="float">
            <text:p>2.2609463792118</text:p>
          </table:table-cell>
          <table:table-cell office:value-type="float" office:value="0.06255092471838" calcext:value-type="float">
            <text:p>0.06255092471838</text:p>
          </table:table-cell>
          <table:table-cell office:value-type="float" office:value="0.113407916221312" calcext:value-type="float">
            <text:p>0.113407916221312</text:p>
          </table:table-cell>
          <table:table-cell/>
          <table:table-cell table:formula="of:=[.A908]*[.$L$1]" office:value-type="float" office:value="1.37205100059509" calcext:value-type="float">
            <text:p>1.37205100059509</text:p>
          </table:table-cell>
          <table:table-cell table:formula="of:=[.B908] * [.$L$2]" office:value-type="float" office:value="7.50488120984137" calcext:value-type="float">
            <text:p>7.50488120984137</text:p>
          </table:table-cell>
          <table:table-cell table:formula="of:=[.C908] * [.$L$3]" office:value-type="float" office:value="0.930389792829174" calcext:value-type="float">
            <text:p>0.930389792829174</text:p>
          </table:table-cell>
          <table:table-cell table:formula="of:= [.D908]*[.$L$4]" office:value-type="float" office:value="7.60055081242196" calcext:value-type="float">
            <text:p>7.60055081242196</text:p>
          </table:table-cell>
          <table:table-cell table:number-columns-repeated="13"/>
        </table:table-row>
        <table:table-row table:style-name="ro1">
          <table:table-cell office:value-type="float" office:value="1.27822828292847" calcext:value-type="float">
            <text:p>1.27822828292847</text:p>
          </table:table-cell>
          <table:table-cell office:value-type="float" office:value="2.26074730499824" calcext:value-type="float">
            <text:p>2.26074730499824</text:p>
          </table:table-cell>
          <table:table-cell office:value-type="float" office:value="0.0642828345298767" calcext:value-type="float">
            <text:p>0.064282834529877</text:p>
          </table:table-cell>
          <table:table-cell office:value-type="float" office:value="0.113407174475558" calcext:value-type="float">
            <text:p>0.113407174475558</text:p>
          </table:table-cell>
          <table:table-cell/>
          <table:table-cell table:formula="of:=[.A909]*[.$L$1]" office:value-type="float" office:value="1.27822828292847" calcext:value-type="float">
            <text:p>1.27822828292847</text:p>
          </table:table-cell>
          <table:table-cell table:formula="of:=[.B909] * [.$L$2]" office:value-type="float" office:value="7.5042204120717" calcext:value-type="float">
            <text:p>7.5042204120717</text:p>
          </table:table-cell>
          <table:table-cell table:formula="of:=[.C909] * [.$L$3]" office:value-type="float" office:value="0.956150422555624" calcext:value-type="float">
            <text:p>0.956150422555624</text:p>
          </table:table-cell>
          <table:table-cell table:formula="of:= [.D909]*[.$L$4]" office:value-type="float" office:value="7.60050110093367" calcext:value-type="float">
            <text:p>7.60050110093367</text:p>
          </table:table-cell>
          <table:table-cell table:number-columns-repeated="13"/>
        </table:table-row>
        <table:table-row table:style-name="ro1">
          <table:table-cell office:value-type="float" office:value="0.954659879207611" calcext:value-type="float">
            <text:p>0.954659879207611</text:p>
          </table:table-cell>
          <table:table-cell office:value-type="float" office:value="2.26064755222082" calcext:value-type="float">
            <text:p>2.26064755222082</text:p>
          </table:table-cell>
          <table:table-cell office:value-type="float" office:value="0.0644566044211388" calcext:value-type="float">
            <text:p>0.064456604421139</text:p>
          </table:table-cell>
          <table:table-cell office:value-type="float" office:value="0.11340384351462" calcext:value-type="float">
            <text:p>0.11340384351462</text:p>
          </table:table-cell>
          <table:table-cell/>
          <table:table-cell table:formula="of:=[.A910]*[.$L$1]" office:value-type="float" office:value="0.954659879207611" calcext:value-type="float">
            <text:p>0.954659879207611</text:p>
          </table:table-cell>
          <table:table-cell table:formula="of:=[.B910] * [.$L$2]" office:value-type="float" office:value="7.50388929729969" calcext:value-type="float">
            <text:p>7.50388929729969</text:p>
          </table:table-cell>
          <table:table-cell table:formula="of:=[.C910] * [.$L$3]" office:value-type="float" office:value="0.958735096305199" calcext:value-type="float">
            <text:p>0.958735096305199</text:p>
          </table:table-cell>
          <table:table-cell table:formula="of:= [.D910]*[.$L$4]" office:value-type="float" office:value="7.60027786133362" calcext:value-type="float">
            <text:p>7.60027786133362</text:p>
          </table:table-cell>
          <table:table-cell table:number-columns-repeated="13"/>
        </table:table-row>
        <table:table-row table:style-name="ro1">
          <table:table-cell office:value-type="float" office:value="1.80719149112701" calcext:value-type="float">
            <text:p>1.80719149112701</text:p>
          </table:table-cell>
          <table:table-cell office:value-type="float" office:value="2.26085825308218" calcext:value-type="float">
            <text:p>2.26085825308218</text:p>
          </table:table-cell>
          <table:table-cell office:value-type="float" office:value="1.87329506874084" calcext:value-type="float">
            <text:p>1.87329506874084</text:p>
          </table:table-cell>
          <table:table-cell office:value-type="float" office:value="0.113642325742636" calcext:value-type="float">
            <text:p>0.113642325742636</text:p>
          </table:table-cell>
          <table:table-cell/>
          <table:table-cell table:formula="of:=[.A911]*[.$L$1]" office:value-type="float" office:value="1.80719149112701" calcext:value-type="float">
            <text:p>1.80719149112701</text:p>
          </table:table-cell>
          <table:table-cell table:formula="of:=[.B911] * [.$L$2]" office:value-type="float" office:value="7.50458868802822" calcext:value-type="float">
            <text:p>7.50458868802822</text:p>
          </table:table-cell>
          <table:table-cell table:formula="of:=[.C911] * [.$L$3]" office:value-type="float" office:value="27.863610630229" calcext:value-type="float">
            <text:p>27.863610630229</text:p>
          </table:table-cell>
          <table:table-cell table:formula="of:= [.D911]*[.$L$4]" office:value-type="float" office:value="7.61626083987946" calcext:value-type="float">
            <text:p>7.61626083987946</text:p>
          </table:table-cell>
          <table:table-cell table:number-columns-repeated="13"/>
        </table:table-row>
        <table:table-row table:style-name="ro1">
          <table:table-cell office:value-type="float" office:value="0.918113768100738" calcext:value-type="float">
            <text:p>0.918113768100738</text:p>
          </table:table-cell>
          <table:table-cell office:value-type="float" office:value="2.26049870120803" calcext:value-type="float">
            <text:p>2.26049870120803</text:p>
          </table:table-cell>
          <table:table-cell office:value-type="float" office:value="0.051307562738657" calcext:value-type="float">
            <text:p>0.051307562738657</text:p>
          </table:table-cell>
          <table:table-cell office:value-type="float" office:value="0.113600690714678" calcext:value-type="float">
            <text:p>0.113600690714678</text:p>
          </table:table-cell>
          <table:table-cell/>
          <table:table-cell table:formula="of:=[.A912]*[.$L$1]" office:value-type="float" office:value="0.918113768100738" calcext:value-type="float">
            <text:p>0.918113768100738</text:p>
          </table:table-cell>
          <table:table-cell table:formula="of:=[.B912] * [.$L$2]" office:value-type="float" office:value="7.50339520810799" calcext:value-type="float">
            <text:p>7.50339520810799</text:p>
          </table:table-cell>
          <table:table-cell table:formula="of:=[.C912] * [.$L$3]" office:value-type="float" office:value="0.76315470765474" calcext:value-type="float">
            <text:p>0.76315470765474</text:p>
          </table:table-cell>
          <table:table-cell table:formula="of:= [.D912]*[.$L$4]" office:value-type="float" office:value="7.61347047782968" calcext:value-type="float">
            <text:p>7.61347047782968</text:p>
          </table:table-cell>
          <table:table-cell table:number-columns-repeated="13"/>
        </table:table-row>
        <table:table-row table:style-name="ro1">
          <table:table-cell office:value-type="float" office:value="1.04774641990662" calcext:value-type="float">
            <text:p>1.04774641990662</text:p>
          </table:table-cell>
          <table:table-cell office:value-type="float" office:value="2.26039921624087" calcext:value-type="float">
            <text:p>2.26039921624087</text:p>
          </table:table-cell>
          <table:table-cell office:value-type="float" office:value="0.0539126507937908" calcext:value-type="float">
            <text:p>0.053912650793791</text:p>
          </table:table-cell>
          <table:table-cell office:value-type="float" office:value="0.113593922887916" calcext:value-type="float">
            <text:p>0.113593922887916</text:p>
          </table:table-cell>
          <table:table-cell/>
          <table:table-cell table:formula="of:=[.A913]*[.$L$1]" office:value-type="float" office:value="1.04774641990662" calcext:value-type="float">
            <text:p>1.04774641990662</text:p>
          </table:table-cell>
          <table:table-cell table:formula="of:=[.B913] * [.$L$2]" office:value-type="float" office:value="7.50306498229301" calcext:value-type="float">
            <text:p>7.50306498229301</text:p>
          </table:table-cell>
          <table:table-cell table:formula="of:=[.C913] * [.$L$3]" office:value-type="float" office:value="0.801903093019625" calcext:value-type="float">
            <text:p>0.801903093019625</text:p>
          </table:table-cell>
          <table:table-cell table:formula="of:= [.D913]*[.$L$4]" office:value-type="float" office:value="7.61301690092858" calcext:value-type="float">
            <text:p>7.61301690092858</text:p>
          </table:table-cell>
          <table:table-cell table:number-columns-repeated="13"/>
        </table:table-row>
        <table:table-row table:style-name="ro1">
          <table:table-cell office:value-type="float" office:value="1.35808050632477" calcext:value-type="float">
            <text:p>1.35808050632477</text:p>
          </table:table-cell>
          <table:table-cell office:value-type="float" office:value="2.25970732476692" calcext:value-type="float">
            <text:p>2.25970732476692</text:p>
          </table:table-cell>
          <table:table-cell office:value-type="float" office:value="0.0534325167536736" calcext:value-type="float">
            <text:p>0.053432516753674</text:p>
          </table:table-cell>
          <table:table-cell office:value-type="float" office:value="0.113590144608997" calcext:value-type="float">
            <text:p>0.113590144608997</text:p>
          </table:table-cell>
          <table:table-cell/>
          <table:table-cell table:formula="of:=[.A914]*[.$L$1]" office:value-type="float" office:value="1.35808050632477" calcext:value-type="float">
            <text:p>1.35808050632477</text:p>
          </table:table-cell>
          <table:table-cell table:formula="of:=[.B914] * [.$L$2]" office:value-type="float" office:value="7.50076834962194" calcext:value-type="float">
            <text:p>7.50076834962194</text:p>
          </table:table-cell>
          <table:table-cell table:formula="of:=[.C914] * [.$L$3]" office:value-type="float" office:value="0.794761522976878" calcext:value-type="float">
            <text:p>0.794761522976878</text:p>
          </table:table-cell>
          <table:table-cell table:formula="of:= [.D914]*[.$L$4]" office:value-type="float" office:value="7.61276368226571" calcext:value-type="float">
            <text:p>7.61276368226571</text:p>
          </table:table-cell>
          <table:table-cell table:number-columns-repeated="13"/>
        </table:table-row>
        <table:table-row table:style-name="ro1">
          <table:table-cell office:value-type="float" office:value="0.851473152637482" calcext:value-type="float">
            <text:p>0.851473152637482</text:p>
          </table:table-cell>
          <table:table-cell office:value-type="float" office:value="2.25936164878545" calcext:value-type="float">
            <text:p>2.25936164878545</text:p>
          </table:table-cell>
          <table:table-cell office:value-type="float" office:value="0.808549106121063" calcext:value-type="float">
            <text:p>0.808549106121063</text:p>
          </table:table-cell>
          <table:table-cell office:value-type="float" office:value="0.113623102064251" calcext:value-type="float">
            <text:p>0.113623102064251</text:p>
          </table:table-cell>
          <table:table-cell/>
          <table:table-cell table:formula="of:=[.A915]*[.$L$1]" office:value-type="float" office:value="0.851473152637482" calcext:value-type="float">
            <text:p>0.851473152637482</text:p>
          </table:table-cell>
          <table:table-cell table:formula="of:=[.B915] * [.$L$2]" office:value-type="float" office:value="7.49962092870037" calcext:value-type="float">
            <text:p>7.49962092870037</text:p>
          </table:table-cell>
          <table:table-cell table:formula="of:=[.C915] * [.$L$3]" office:value-type="float" office:value="12.0264542646345" calcext:value-type="float">
            <text:p>12.0264542646345</text:p>
          </table:table-cell>
          <table:table-cell table:formula="of:= [.D915]*[.$L$4]" office:value-type="float" office:value="7.61497247704523" calcext:value-type="float">
            <text:p>7.61497247704523</text:p>
          </table:table-cell>
          <table:table-cell table:number-columns-repeated="13"/>
        </table:table-row>
        <table:table-row table:style-name="ro1">
          <table:table-cell office:value-type="float" office:value="1.32081913948059" calcext:value-type="float">
            <text:p>1.32081913948059</text:p>
          </table:table-cell>
          <table:table-cell office:value-type="float" office:value="2.25914723174467" calcext:value-type="float">
            <text:p>2.25914723174467</text:p>
          </table:table-cell>
          <table:table-cell office:value-type="float" office:value="1.12663626670837" calcext:value-type="float">
            <text:p>1.12663626670837</text:p>
          </table:table-cell>
          <table:table-cell office:value-type="float" office:value="0.113759645425589" calcext:value-type="float">
            <text:p>0.113759645425589</text:p>
          </table:table-cell>
          <table:table-cell/>
          <table:table-cell table:formula="of:=[.A916]*[.$L$1]" office:value-type="float" office:value="1.32081913948059" calcext:value-type="float">
            <text:p>1.32081913948059</text:p>
          </table:table-cell>
          <table:table-cell table:formula="of:=[.B916] * [.$L$2]" office:value-type="float" office:value="7.49890920265716" calcext:value-type="float">
            <text:p>7.49890920265716</text:p>
          </table:table-cell>
          <table:table-cell table:formula="of:=[.C916] * [.$L$3]" office:value-type="float" office:value="16.7577200096713" calcext:value-type="float">
            <text:p>16.7577200096713</text:p>
          </table:table-cell>
          <table:table-cell table:formula="of:= [.D916]*[.$L$4]" office:value-type="float" office:value="7.62412355565178" calcext:value-type="float">
            <text:p>7.62412355565178</text:p>
          </table:table-cell>
          <table:table-cell table:number-columns-repeated="13"/>
        </table:table-row>
        <table:table-row table:style-name="ro1">
          <table:table-cell office:value-type="float" office:value="1.22523295879364" calcext:value-type="float">
            <text:p>1.22523295879364</text:p>
          </table:table-cell>
          <table:table-cell office:value-type="float" office:value="2.25900012954324" calcext:value-type="float">
            <text:p>2.25900012954324</text:p>
          </table:table-cell>
          <table:table-cell office:value-type="float" office:value="0.0623622909188271" calcext:value-type="float">
            <text:p>0.062362290918827</text:p>
          </table:table-cell>
          <table:table-cell office:value-type="float" office:value="0.113760090799165" calcext:value-type="float">
            <text:p>0.113760090799165</text:p>
          </table:table-cell>
          <table:table-cell/>
          <table:table-cell table:formula="of:=[.A917]*[.$L$1]" office:value-type="float" office:value="1.22523295879364" calcext:value-type="float">
            <text:p>1.22523295879364</text:p>
          </table:table-cell>
          <table:table-cell table:formula="of:=[.B917] * [.$L$2]" office:value-type="float" office:value="7.4984209183893" calcext:value-type="float">
            <text:p>7.4984209183893</text:p>
          </table:table-cell>
          <table:table-cell table:formula="of:=[.C917] * [.$L$3]" office:value-type="float" office:value="0.927584031563824" calcext:value-type="float">
            <text:p>0.927584031563824</text:p>
          </table:table-cell>
          <table:table-cell table:formula="of:= [.D917]*[.$L$4]" office:value-type="float" office:value="7.62415340440139" calcext:value-type="float">
            <text:p>7.62415340440139</text:p>
          </table:table-cell>
          <table:table-cell table:number-columns-repeated="13"/>
        </table:table-row>
        <table:table-row table:style-name="ro1">
          <table:table-cell office:value-type="float" office:value="0.908804535865784" calcext:value-type="float">
            <text:p>0.908804535865784</text:p>
          </table:table-cell>
          <table:table-cell office:value-type="float" office:value="2.25863674352119" calcext:value-type="float">
            <text:p>2.25863674352119</text:p>
          </table:table-cell>
          <table:table-cell office:value-type="float" office:value="0.0563373044133186" calcext:value-type="float">
            <text:p>0.056337304413319</text:p>
          </table:table-cell>
          <table:table-cell office:value-type="float" office:value="0.113739034260398" calcext:value-type="float">
            <text:p>0.113739034260398</text:p>
          </table:table-cell>
          <table:table-cell/>
          <table:table-cell table:formula="of:=[.A918]*[.$L$1]" office:value-type="float" office:value="0.908804535865784" calcext:value-type="float">
            <text:p>0.908804535865784</text:p>
          </table:table-cell>
          <table:table-cell table:formula="of:=[.B918] * [.$L$2]" office:value-type="float" office:value="7.49721471157524" calcext:value-type="float">
            <text:p>7.49721471157524</text:p>
          </table:table-cell>
          <table:table-cell table:formula="of:=[.C918] * [.$L$3]" office:value-type="float" office:value="0.837967675420469" calcext:value-type="float">
            <text:p>0.837967675420469</text:p>
          </table:table-cell>
          <table:table-cell table:formula="of:= [.D918]*[.$L$4]" office:value-type="float" office:value="7.62274220403579" calcext:value-type="float">
            <text:p>7.62274220403579</text:p>
          </table:table-cell>
          <table:table-cell table:number-columns-repeated="13"/>
        </table:table-row>
        <table:table-row table:style-name="ro1">
          <table:table-cell office:value-type="float" office:value="0.925156056880951" calcext:value-type="float">
            <text:p>0.925156056880951</text:p>
          </table:table-cell>
          <table:table-cell office:value-type="float" office:value="2.25820624523871" calcext:value-type="float">
            <text:p>2.25820624523871</text:p>
          </table:table-cell>
          <table:table-cell office:value-type="float" office:value="0.491728901863098" calcext:value-type="float">
            <text:p>0.491728901863098</text:p>
          </table:table-cell>
          <table:table-cell office:value-type="float" office:value="0.113905311901508" calcext:value-type="float">
            <text:p>0.113905311901508</text:p>
          </table:table-cell>
          <table:table-cell/>
          <table:table-cell table:formula="of:=[.A919]*[.$L$1]" office:value-type="float" office:value="0.925156056880951" calcext:value-type="float">
            <text:p>0.925156056880951</text:p>
          </table:table-cell>
          <table:table-cell table:formula="of:=[.B919] * [.$L$2]" office:value-type="float" office:value="7.49578573541697" calcext:value-type="float">
            <text:p>7.49578573541697</text:p>
          </table:table-cell>
          <table:table-cell table:formula="of:=[.C919] * [.$L$3]" office:value-type="float" office:value="7.31403337668153" calcext:value-type="float">
            <text:p>7.31403337668153</text:p>
          </table:table-cell>
          <table:table-cell table:formula="of:= [.D919]*[.$L$4]" office:value-type="float" office:value="7.63388606155775" calcext:value-type="float">
            <text:p>7.63388606155775</text:p>
          </table:table-cell>
          <table:table-cell table:number-columns-repeated="13"/>
        </table:table-row>
        <table:table-row table:style-name="ro1">
          <table:table-cell office:value-type="float" office:value="1.74464344978333" calcext:value-type="float">
            <text:p>1.74464344978333</text:p>
          </table:table-cell>
          <table:table-cell office:value-type="float" office:value="2.25827500897517" calcext:value-type="float">
            <text:p>2.25827500897517</text:p>
          </table:table-cell>
          <table:table-cell office:value-type="float" office:value="0.0935090407729149" calcext:value-type="float">
            <text:p>0.093509040772915</text:p>
          </table:table-cell>
          <table:table-cell office:value-type="float" office:value="0.113901903162008" calcext:value-type="float">
            <text:p>0.113901903162008</text:p>
          </table:table-cell>
          <table:table-cell/>
          <table:table-cell table:formula="of:=[.A920]*[.$L$1]" office:value-type="float" office:value="1.74464344978333" calcext:value-type="float">
            <text:p>1.74464344978333</text:p>
          </table:table-cell>
          <table:table-cell table:formula="of:=[.B920] * [.$L$2]" office:value-type="float" office:value="7.49601398659463" calcext:value-type="float">
            <text:p>7.49601398659463</text:p>
          </table:table-cell>
          <table:table-cell table:formula="of:=[.C920] * [.$L$3]" office:value-type="float" office:value="1.39086444307678" calcext:value-type="float">
            <text:p>1.39086444307678</text:p>
          </table:table-cell>
          <table:table-cell table:formula="of:= [.D920]*[.$L$4]" office:value-type="float" office:value="7.63365760927119" calcext:value-type="float">
            <text:p>7.63365760927119</text:p>
          </table:table-cell>
          <table:table-cell table:number-columns-repeated="13"/>
        </table:table-row>
        <table:table-row table:style-name="ro1">
          <table:table-cell office:value-type="float" office:value="0.830029726028442" calcext:value-type="float">
            <text:p>0.830029726028442</text:p>
          </table:table-cell>
          <table:table-cell office:value-type="float" office:value="2.25806537206849" calcext:value-type="float">
            <text:p>2.25806537206849</text:p>
          </table:table-cell>
          <table:table-cell office:value-type="float" office:value="0.0722355768084526" calcext:value-type="float">
            <text:p>0.072235576808453</text:p>
          </table:table-cell>
          <table:table-cell office:value-type="float" office:value="0.113881190472078" calcext:value-type="float">
            <text:p>0.113881190472078</text:p>
          </table:table-cell>
          <table:table-cell/>
          <table:table-cell table:formula="of:=[.A921]*[.$L$1]" office:value-type="float" office:value="0.830029726028442" calcext:value-type="float">
            <text:p>0.830029726028442</text:p>
          </table:table-cell>
          <table:table-cell table:formula="of:=[.B921] * [.$L$2]" office:value-type="float" office:value="7.49531812750821" calcext:value-type="float">
            <text:p>7.49531812750821</text:p>
          </table:table-cell>
          <table:table-cell table:formula="of:=[.C921] * [.$L$3]" office:value-type="float" office:value="1.07444044423477" calcext:value-type="float">
            <text:p>1.07444044423477</text:p>
          </table:table-cell>
          <table:table-cell table:formula="of:= [.D921]*[.$L$4]" office:value-type="float" office:value="7.63226945350986" calcext:value-type="float">
            <text:p>7.63226945350986</text:p>
          </table:table-cell>
          <table:table-cell table:number-columns-repeated="13"/>
        </table:table-row>
        <table:table-row table:style-name="ro1">
          <table:table-cell office:value-type="float" office:value="0.8015998005867" calcext:value-type="float">
            <text:p>0.8015998005867</text:p>
          </table:table-cell>
          <table:table-cell office:value-type="float" office:value="2.25763907306493" calcext:value-type="float">
            <text:p>2.25763907306493</text:p>
          </table:table-cell>
          <table:table-cell office:value-type="float" office:value="0.0483543798327446" calcext:value-type="float">
            <text:p>0.048354379832745</text:p>
          </table:table-cell>
          <table:table-cell office:value-type="float" office:value="0.113873152044035" calcext:value-type="float">
            <text:p>0.113873152044035</text:p>
          </table:table-cell>
          <table:table-cell/>
          <table:table-cell table:formula="of:=[.A922]*[.$L$1]" office:value-type="float" office:value="0.8015998005867" calcext:value-type="float">
            <text:p>0.8015998005867</text:p>
          </table:table-cell>
          <table:table-cell table:formula="of:=[.B922] * [.$L$2]" office:value-type="float" office:value="7.49390309024285" calcext:value-type="float">
            <text:p>7.49390309024285</text:p>
          </table:table-cell>
          <table:table-cell table:formula="of:=[.C922] * [.$L$3]" office:value-type="float" office:value="0.719228718640366" calcext:value-type="float">
            <text:p>0.719228718640366</text:p>
          </table:table-cell>
          <table:table-cell table:formula="of:= [.D922]*[.$L$4]" office:value-type="float" office:value="7.63173072144578" calcext:value-type="float">
            <text:p>7.63173072144578</text:p>
          </table:table-cell>
          <table:table-cell table:number-columns-repeated="13"/>
        </table:table-row>
        <table:table-row table:style-name="ro1">
          <table:table-cell office:value-type="float" office:value="0.958366394042969" calcext:value-type="float">
            <text:p>0.958366394042969</text:p>
          </table:table-cell>
          <table:table-cell office:value-type="float" office:value="2.25691347681703" calcext:value-type="float">
            <text:p>2.25691347681703</text:p>
          </table:table-cell>
          <table:table-cell office:value-type="float" office:value="0.0858399346470833" calcext:value-type="float">
            <text:p>0.085839934647083</text:p>
          </table:table-cell>
          <table:table-cell office:value-type="float" office:value="0.113821848707353" calcext:value-type="float">
            <text:p>0.113821848707353</text:p>
          </table:table-cell>
          <table:table-cell/>
          <table:table-cell table:formula="of:=[.A923]*[.$L$1]" office:value-type="float" office:value="0.958366394042969" calcext:value-type="float">
            <text:p>0.958366394042969</text:p>
          </table:table-cell>
          <table:table-cell table:formula="of:=[.B923] * [.$L$2]" office:value-type="float" office:value="7.49149457949848" calcext:value-type="float">
            <text:p>7.49149457949848</text:p>
          </table:table-cell>
          <table:table-cell table:formula="of:=[.C923] * [.$L$3]" office:value-type="float" office:value="1.27679325881016" calcext:value-type="float">
            <text:p>1.27679325881016</text:p>
          </table:table-cell>
          <table:table-cell table:formula="of:= [.D923]*[.$L$4]" office:value-type="float" office:value="7.62829239341463" calcext:value-type="float">
            <text:p>7.62829239341463</text:p>
          </table:table-cell>
          <table:table-cell table:number-columns-repeated="13"/>
        </table:table-row>
        <table:table-row table:style-name="ro1">
          <table:table-cell office:value-type="float" office:value="1.31588470935822" calcext:value-type="float">
            <text:p>1.31588470935822</text:p>
          </table:table-cell>
          <table:table-cell office:value-type="float" office:value="2.25683059377606" calcext:value-type="float">
            <text:p>2.25683059377606</text:p>
          </table:table-cell>
          <table:table-cell office:value-type="float" office:value="0.0551285482943058" calcext:value-type="float">
            <text:p>0.055128548294306</text:p>
          </table:table-cell>
          <table:table-cell office:value-type="float" office:value="0.113801815024444" calcext:value-type="float">
            <text:p>0.113801815024444</text:p>
          </table:table-cell>
          <table:table-cell/>
          <table:table-cell table:formula="of:=[.A924]*[.$L$1]" office:value-type="float" office:value="1.31588470935822" calcext:value-type="float">
            <text:p>1.31588470935822</text:p>
          </table:table-cell>
          <table:table-cell table:formula="of:=[.B924] * [.$L$2]" office:value-type="float" office:value="7.49121946135213" calcext:value-type="float">
            <text:p>7.49121946135213</text:p>
          </table:table-cell>
          <table:table-cell table:formula="of:=[.C924] * [.$L$3]" office:value-type="float" office:value="0.819988495093197" calcext:value-type="float">
            <text:p>0.819988495093197</text:p>
          </table:table-cell>
          <table:table-cell table:formula="of:= [.D924]*[.$L$4]" office:value-type="float" office:value="7.62694974441816" calcext:value-type="float">
            <text:p>7.62694974441816</text:p>
          </table:table-cell>
          <table:table-cell table:number-columns-repeated="13"/>
        </table:table-row>
        <table:table-row table:style-name="ro1">
          <table:table-cell office:value-type="float" office:value="0.885083377361298" calcext:value-type="float">
            <text:p>0.885083377361298</text:p>
          </table:table-cell>
          <table:table-cell office:value-type="float" office:value="2.25652750865311" calcext:value-type="float">
            <text:p>2.25652750865311</text:p>
          </table:table-cell>
          <table:table-cell office:value-type="float" office:value="0.0554034039378166" calcext:value-type="float">
            <text:p>0.055403403937817</text:p>
          </table:table-cell>
          <table:table-cell office:value-type="float" office:value="0.113782909148191" calcext:value-type="float">
            <text:p>0.113782909148191</text:p>
          </table:table-cell>
          <table:table-cell/>
          <table:table-cell table:formula="of:=[.A925]*[.$L$1]" office:value-type="float" office:value="0.885083377361298" calcext:value-type="float">
            <text:p>0.885083377361298</text:p>
          </table:table-cell>
          <table:table-cell table:formula="of:=[.B925] * [.$L$2]" office:value-type="float" office:value="7.49021341456345" calcext:value-type="float">
            <text:p>7.49021341456345</text:p>
          </table:table-cell>
          <table:table-cell table:formula="of:=[.C925] * [.$L$3]" office:value-type="float" office:value="0.824076730181252" calcext:value-type="float">
            <text:p>0.824076730181252</text:p>
          </table:table-cell>
          <table:table-cell table:formula="of:= [.D925]*[.$L$4]" office:value-type="float" office:value="7.625682680549" calcext:value-type="float">
            <text:p>7.625682680549</text:p>
          </table:table-cell>
          <table:table-cell table:number-columns-repeated="13"/>
        </table:table-row>
        <table:table-row table:style-name="ro1">
          <table:table-cell office:value-type="float" office:value="0.924506604671478" calcext:value-type="float">
            <text:p>0.924506604671478</text:p>
          </table:table-cell>
          <table:table-cell office:value-type="float" office:value="2.25639086167242" calcext:value-type="float">
            <text:p>2.25639086167242</text:p>
          </table:table-cell>
          <table:table-cell office:value-type="float" office:value="0.0908222943544388" calcext:value-type="float">
            <text:p>0.090822294354439</text:p>
          </table:table-cell>
          <table:table-cell office:value-type="float" office:value="0.113777819441072" calcext:value-type="float">
            <text:p>0.113777819441072</text:p>
          </table:table-cell>
          <table:table-cell/>
          <table:table-cell table:formula="of:=[.A926]*[.$L$1]" office:value-type="float" office:value="0.924506604671478" calcext:value-type="float">
            <text:p>0.924506604671478</text:p>
          </table:table-cell>
          <table:table-cell table:formula="of:=[.B926] * [.$L$2]" office:value-type="float" office:value="7.48975983487346" calcext:value-type="float">
            <text:p>7.48975983487346</text:p>
          </table:table-cell>
          <table:table-cell table:formula="of:=[.C926] * [.$L$3]" office:value-type="float" office:value="1.35090146163526" calcext:value-type="float">
            <text:p>1.35090146163526</text:p>
          </table:table-cell>
          <table:table-cell table:formula="of:= [.D926]*[.$L$4]" office:value-type="float" office:value="7.62534157052017" calcext:value-type="float">
            <text:p>7.62534157052017</text:p>
          </table:table-cell>
          <table:table-cell table:number-columns-repeated="13"/>
        </table:table-row>
        <table:table-row table:style-name="ro1">
          <table:table-cell office:value-type="float" office:value="1.19452619552612" calcext:value-type="float">
            <text:p>1.19452619552612</text:p>
          </table:table-cell>
          <table:table-cell office:value-type="float" office:value="2.25623305753437" calcext:value-type="float">
            <text:p>2.25623305753437</text:p>
          </table:table-cell>
          <table:table-cell office:value-type="float" office:value="0.0693319439888001" calcext:value-type="float">
            <text:p>0.0693319439888</text:p>
          </table:table-cell>
          <table:table-cell office:value-type="float" office:value="0.113747571465245" calcext:value-type="float">
            <text:p>0.113747571465245</text:p>
          </table:table-cell>
          <table:table-cell/>
          <table:table-cell table:formula="of:=[.A927]*[.$L$1]" office:value-type="float" office:value="1.19452619552612" calcext:value-type="float">
            <text:p>1.19452619552612</text:p>
          </table:table-cell>
          <table:table-cell table:formula="of:=[.B927] * [.$L$2]" office:value-type="float" office:value="7.48923602709042" calcext:value-type="float">
            <text:p>7.48923602709042</text:p>
          </table:table-cell>
          <table:table-cell table:formula="of:=[.C927] * [.$L$3]" office:value-type="float" office:value="1.03125146901672" calcext:value-type="float">
            <text:p>1.03125146901672</text:p>
          </table:table-cell>
          <table:table-cell table:formula="of:= [.D927]*[.$L$4]" office:value-type="float" office:value="7.62331436391141" calcext:value-type="float">
            <text:p>7.62331436391141</text:p>
          </table:table-cell>
          <table:table-cell table:number-columns-repeated="13"/>
        </table:table-row>
        <table:table-row table:style-name="ro1">
          <table:table-cell office:value-type="float" office:value="1.12656080722809" calcext:value-type="float">
            <text:p>1.12656080722809</text:p>
          </table:table-cell>
          <table:table-cell office:value-type="float" office:value="2.25609997259295" calcext:value-type="float">
            <text:p>2.25609997259295</text:p>
          </table:table-cell>
          <table:table-cell office:value-type="float" office:value="0.0701978281140328" calcext:value-type="float">
            <text:p>0.070197828114033</text:p>
          </table:table-cell>
          <table:table-cell office:value-type="float" office:value="0.113750765073884" calcext:value-type="float">
            <text:p>0.113750765073884</text:p>
          </table:table-cell>
          <table:table-cell/>
          <table:table-cell table:formula="of:=[.A928]*[.$L$1]" office:value-type="float" office:value="1.12656080722809" calcext:value-type="float">
            <text:p>1.12656080722809</text:p>
          </table:table-cell>
          <table:table-cell table:formula="of:=[.B928] * [.$L$2]" office:value-type="float" office:value="7.4887942710694" calcext:value-type="float">
            <text:p>7.4887942710694</text:p>
          </table:table-cell>
          <table:table-cell table:formula="of:=[.C928] * [.$L$3]" office:value-type="float" office:value="1.04413073108225" calcext:value-type="float">
            <text:p>1.04413073108225</text:p>
          </table:table-cell>
          <table:table-cell table:formula="of:= [.D928]*[.$L$4]" office:value-type="float" office:value="7.62352839821824" calcext:value-type="float">
            <text:p>7.62352839821824</text:p>
          </table:table-cell>
          <table:table-cell table:number-columns-repeated="13"/>
        </table:table-row>
        <table:table-row table:style-name="ro1">
          <table:table-cell office:value-type="float" office:value="0.834931790828705" calcext:value-type="float">
            <text:p>0.834931790828705</text:p>
          </table:table-cell>
          <table:table-cell office:value-type="float" office:value="2.25596606423171" calcext:value-type="float">
            <text:p>2.25596606423171</text:p>
          </table:table-cell>
          <table:table-cell office:value-type="float" office:value="0.0646530911326408" calcext:value-type="float">
            <text:p>0.064653091132641</text:p>
          </table:table-cell>
          <table:table-cell office:value-type="float" office:value="0.113737378057221" calcext:value-type="float">
            <text:p>0.113737378057221</text:p>
          </table:table-cell>
          <table:table-cell/>
          <table:table-cell table:formula="of:=[.A929]*[.$L$1]" office:value-type="float" office:value="0.834931790828705" calcext:value-type="float">
            <text:p>0.834931790828705</text:p>
          </table:table-cell>
          <table:table-cell table:formula="of:=[.B929] * [.$L$2]" office:value-type="float" office:value="7.48834978182663" calcext:value-type="float">
            <text:p>7.48834978182663</text:p>
          </table:table-cell>
          <table:table-cell table:formula="of:=[.C929] * [.$L$3]" office:value-type="float" office:value="0.961657662704196" calcext:value-type="float">
            <text:p>0.961657662704196</text:p>
          </table:table-cell>
          <table:table-cell table:formula="of:= [.D929]*[.$L$4]" office:value-type="float" office:value="7.622631205996" calcext:value-type="float">
            <text:p>7.622631205996</text:p>
          </table:table-cell>
          <table:table-cell table:number-columns-repeated="13"/>
        </table:table-row>
        <table:table-row table:style-name="ro1">
          <table:table-cell office:value-type="float" office:value="0.737797319889069" calcext:value-type="float">
            <text:p>0.737797319889069</text:p>
          </table:table-cell>
          <table:table-cell office:value-type="float" office:value="2.25586911271049" calcext:value-type="float">
            <text:p>2.25586911271049</text:p>
          </table:table-cell>
          <table:table-cell office:value-type="float" office:value="0.0555257387459278" calcext:value-type="float">
            <text:p>0.055525738745928</text:p>
          </table:table-cell>
          <table:table-cell office:value-type="float" office:value="0.113732156942127" calcext:value-type="float">
            <text:p>0.113732156942127</text:p>
          </table:table-cell>
          <table:table-cell/>
          <table:table-cell table:formula="of:=[.A930]*[.$L$1]" office:value-type="float" office:value="0.737797319889069" calcext:value-type="float">
            <text:p>0.737797319889069</text:p>
          </table:table-cell>
          <table:table-cell table:formula="of:=[.B930] * [.$L$2]" office:value-type="float" office:value="7.48802796541532" calcext:value-type="float">
            <text:p>7.48802796541532</text:p>
          </table:table-cell>
          <table:table-cell table:formula="of:=[.C930] * [.$L$3]" office:value-type="float" office:value="0.825896352469601" calcext:value-type="float">
            <text:p>0.825896352469601</text:p>
          </table:table-cell>
          <table:table-cell table:formula="of:= [.D930]*[.$L$4]" office:value-type="float" office:value="7.62228128905994" calcext:value-type="float">
            <text:p>7.62228128905994</text:p>
          </table:table-cell>
          <table:table-cell table:number-columns-repeated="13"/>
        </table:table-row>
        <table:table-row table:style-name="ro1">
          <table:table-cell office:value-type="float" office:value="0.997494459152222" calcext:value-type="float">
            <text:p>0.997494459152222</text:p>
          </table:table-cell>
          <table:table-cell office:value-type="float" office:value="2.25561536941299" calcext:value-type="float">
            <text:p>2.25561536941299</text:p>
          </table:table-cell>
          <table:table-cell office:value-type="float" office:value="0.0701504424214363" calcext:value-type="float">
            <text:p>0.070150442421436</text:p>
          </table:table-cell>
          <table:table-cell office:value-type="float" office:value="0.113711301407082" calcext:value-type="float">
            <text:p>0.113711301407082</text:p>
          </table:table-cell>
          <table:table-cell/>
          <table:table-cell table:formula="of:=[.A931]*[.$L$1]" office:value-type="float" office:value="0.997494459152222" calcext:value-type="float">
            <text:p>0.997494459152222</text:p>
          </table:table-cell>
          <table:table-cell table:formula="of:=[.B931] * [.$L$2]" office:value-type="float" office:value="7.48718570160798" calcext:value-type="float">
            <text:p>7.48718570160798</text:p>
          </table:table-cell>
          <table:table-cell table:formula="of:=[.C931] * [.$L$3]" office:value-type="float" office:value="1.04342591073121" calcext:value-type="float">
            <text:p>1.04342591073121</text:p>
          </table:table-cell>
          <table:table-cell table:formula="of:= [.D931]*[.$L$4]" office:value-type="float" office:value="7.62088355987919" calcext:value-type="float">
            <text:p>7.62088355987919</text:p>
          </table:table-cell>
          <table:table-cell table:number-columns-repeated="13"/>
        </table:table-row>
        <table:table-row table:style-name="ro1">
          <table:table-cell office:value-type="float" office:value="1.12271404266357" calcext:value-type="float">
            <text:p>1.12271404266357</text:p>
          </table:table-cell>
          <table:table-cell office:value-type="float" office:value="2.25538059117744" calcext:value-type="float">
            <text:p>2.25538059117744</text:p>
          </table:table-cell>
          <table:table-cell office:value-type="float" office:value="0.051684807986021" calcext:value-type="float">
            <text:p>0.051684807986021</text:p>
          </table:table-cell>
          <table:table-cell office:value-type="float" office:value="0.113698657846349" calcext:value-type="float">
            <text:p>0.113698657846349</text:p>
          </table:table-cell>
          <table:table-cell/>
          <table:table-cell table:formula="of:=[.A932]*[.$L$1]" office:value-type="float" office:value="1.12271404266357" calcext:value-type="float">
            <text:p>1.12271404266357</text:p>
          </table:table-cell>
          <table:table-cell table:formula="of:=[.B932] * [.$L$2]" office:value-type="float" office:value="7.48640638955325" calcext:value-type="float">
            <text:p>7.48640638955325</text:p>
          </table:table-cell>
          <table:table-cell table:formula="of:=[.C932] * [.$L$3]" office:value-type="float" office:value="0.768765897723009" calcext:value-type="float">
            <text:p>0.768765897723009</text:p>
          </table:table-cell>
          <table:table-cell table:formula="of:= [.D932]*[.$L$4]" office:value-type="float" office:value="7.62003619376043" calcext:value-type="float">
            <text:p>7.62003619376043</text:p>
          </table:table-cell>
          <table:table-cell table:number-columns-repeated="13"/>
        </table:table-row>
        <table:table-row table:style-name="ro1">
          <table:table-cell office:value-type="float" office:value="0.829088628292084" calcext:value-type="float">
            <text:p>0.829088628292084</text:p>
          </table:table-cell>
          <table:table-cell office:value-type="float" office:value="2.25513873371156" calcext:value-type="float">
            <text:p>2.25513873371156</text:p>
          </table:table-cell>
          <table:table-cell office:value-type="float" office:value="0.0283833257853985" calcext:value-type="float">
            <text:p>0.028383325785399</text:p>
          </table:table-cell>
          <table:table-cell office:value-type="float" office:value="0.113650749596974" calcext:value-type="float">
            <text:p>0.113650749596974</text:p>
          </table:table-cell>
          <table:table-cell/>
          <table:table-cell table:formula="of:=[.A933]*[.$L$1]" office:value-type="float" office:value="0.829088628292084" calcext:value-type="float">
            <text:p>0.829088628292084</text:p>
          </table:table-cell>
          <table:table-cell table:formula="of:=[.B933] * [.$L$2]" office:value-type="float" office:value="7.4856035790276" calcext:value-type="float">
            <text:p>7.4856035790276</text:p>
          </table:table-cell>
          <table:table-cell table:formula="of:=[.C933] * [.$L$3]" office:value-type="float" office:value="0.422176917706226" calcext:value-type="float">
            <text:p>0.422176917706226</text:p>
          </table:table-cell>
          <table:table-cell table:formula="of:= [.D933]*[.$L$4]" office:value-type="float" office:value="7.61682540305166" calcext:value-type="float">
            <text:p>7.61682540305166</text:p>
          </table:table-cell>
          <table:table-cell table:number-columns-repeated="13"/>
        </table:table-row>
        <table:table-row table:style-name="ro1">
          <table:table-cell office:value-type="float" office:value="0.772861123085022" calcext:value-type="float">
            <text:p>0.772861123085022</text:p>
          </table:table-cell>
          <table:table-cell office:value-type="float" office:value="2.25497305422327" calcext:value-type="float">
            <text:p>2.25497305422327</text:p>
          </table:table-cell>
          <table:table-cell office:value-type="float" office:value="0.0630278661847115" calcext:value-type="float">
            <text:p>0.063027866184712</text:p>
          </table:table-cell>
          <table:table-cell office:value-type="float" office:value="0.113629851753626" calcext:value-type="float">
            <text:p>0.113629851753626</text:p>
          </table:table-cell>
          <table:table-cell/>
          <table:table-cell table:formula="of:=[.A934]*[.$L$1]" office:value-type="float" office:value="0.772861123085022" calcext:value-type="float">
            <text:p>0.772861123085022</text:p>
          </table:table-cell>
          <table:table-cell table:formula="of:=[.B934] * [.$L$2]" office:value-type="float" office:value="7.48505363016994" calcext:value-type="float">
            <text:p>7.48505363016994</text:p>
          </table:table-cell>
          <table:table-cell table:formula="of:=[.C934] * [.$L$3]" office:value-type="float" office:value="0.937483876154874" calcext:value-type="float">
            <text:p>0.937483876154874</text:p>
          </table:table-cell>
          <table:table-cell table:formula="of:= [.D934]*[.$L$4]" office:value-type="float" office:value="7.61542483838622" calcext:value-type="float">
            <text:p>7.61542483838622</text:p>
          </table:table-cell>
          <table:table-cell table:number-columns-repeated="13"/>
        </table:table-row>
        <table:table-row table:style-name="ro1">
          <table:table-cell office:value-type="float" office:value="0.772861123085022" calcext:value-type="float">
            <text:p>0.772861123085022</text:p>
          </table:table-cell>
          <table:table-cell office:value-type="float" office:value="2.25474117324754" calcext:value-type="float">
            <text:p>2.25474117324754</text:p>
          </table:table-cell>
          <table:table-cell office:value-type="float" office:value="0.0484852530062199" calcext:value-type="float">
            <text:p>0.04848525300622</text:p>
          </table:table-cell>
          <table:table-cell office:value-type="float" office:value="0.113610878174678" calcext:value-type="float">
            <text:p>0.113610878174678</text:p>
          </table:table-cell>
          <table:table-cell/>
          <table:table-cell table:formula="of:=[.A935]*[.$L$1]" office:value-type="float" office:value="0.772861123085022" calcext:value-type="float">
            <text:p>0.772861123085022</text:p>
          </table:table-cell>
          <table:table-cell table:formula="of:=[.B935] * [.$L$2]" office:value-type="float" office:value="7.48428393514589" calcext:value-type="float">
            <text:p>7.48428393514589</text:p>
          </table:table-cell>
          <table:table-cell table:formula="of:=[.C935] * [.$L$3]" office:value-type="float" office:value="0.721175341576873" calcext:value-type="float">
            <text:p>0.721175341576873</text:p>
          </table:table-cell>
          <table:table-cell table:formula="of:= [.D935]*[.$L$4]" office:value-type="float" office:value="7.61415323711102" calcext:value-type="float">
            <text:p>7.61415323711102</text:p>
          </table:table-cell>
          <table:table-cell table:number-columns-repeated="13"/>
        </table:table-row>
        <table:table-row table:style-name="ro1">
          <table:table-cell office:value-type="float" office:value="1.3522937297821" calcext:value-type="float">
            <text:p>1.3522937297821</text:p>
          </table:table-cell>
          <table:table-cell office:value-type="float" office:value="2.2545655794789" calcext:value-type="float">
            <text:p>2.2545655794789</text:p>
          </table:table-cell>
          <table:table-cell office:value-type="float" office:value="0.0637440159916878" calcext:value-type="float">
            <text:p>0.063744015991688</text:p>
          </table:table-cell>
          <table:table-cell office:value-type="float" office:value="0.11361069471232" calcext:value-type="float">
            <text:p>0.11361069471232</text:p>
          </table:table-cell>
          <table:table-cell/>
          <table:table-cell table:formula="of:=[.A936]*[.$L$1]" office:value-type="float" office:value="1.3522937297821" calcext:value-type="float">
            <text:p>1.3522937297821</text:p>
          </table:table-cell>
          <table:table-cell table:formula="of:=[.B936] * [.$L$2]" office:value-type="float" office:value="7.48370107728294" calcext:value-type="float">
            <text:p>7.48370107728294</text:p>
          </table:table-cell>
          <table:table-cell table:formula="of:=[.C936] * [.$L$3]" office:value-type="float" office:value="0.948135972403606" calcext:value-type="float">
            <text:p>0.948135972403606</text:p>
          </table:table-cell>
          <table:table-cell table:formula="of:= [.D936]*[.$L$4]" office:value-type="float" office:value="7.61414094154101" calcext:value-type="float">
            <text:p>7.61414094154101</text:p>
          </table:table-cell>
          <table:table-cell table:number-columns-repeated="13"/>
        </table:table-row>
        <table:table-row table:style-name="ro1">
          <table:table-cell office:value-type="float" office:value="1.32698488235474" calcext:value-type="float">
            <text:p>1.32698488235474</text:p>
          </table:table-cell>
          <table:table-cell office:value-type="float" office:value="2.2543214497184" calcext:value-type="float">
            <text:p>2.2543214497184</text:p>
          </table:table-cell>
          <table:table-cell office:value-type="float" office:value="0.060735460370779" calcext:value-type="float">
            <text:p>0.060735460370779</text:p>
          </table:table-cell>
          <table:table-cell office:value-type="float" office:value="0.113616040045159" calcext:value-type="float">
            <text:p>0.113616040045159</text:p>
          </table:table-cell>
          <table:table-cell/>
          <table:table-cell table:formula="of:=[.A937]*[.$L$1]" office:value-type="float" office:value="1.32698488235474" calcext:value-type="float">
            <text:p>1.32698488235474</text:p>
          </table:table-cell>
          <table:table-cell table:formula="of:=[.B937] * [.$L$2]" office:value-type="float" office:value="7.48289072420727" calcext:value-type="float">
            <text:p>7.48289072420727</text:p>
          </table:table-cell>
          <table:table-cell table:formula="of:=[.C937] * [.$L$3]" office:value-type="float" office:value="0.903386363129966" calcext:value-type="float">
            <text:p>0.903386363129966</text:p>
          </table:table-cell>
          <table:table-cell table:formula="of:= [.D937]*[.$L$4]" office:value-type="float" office:value="7.61449918349807" calcext:value-type="float">
            <text:p>7.61449918349807</text:p>
          </table:table-cell>
          <table:table-cell table:number-columns-repeated="13"/>
        </table:table-row>
        <table:table-row table:style-name="ro1">
          <table:table-cell office:value-type="float" office:value="7.40054225921631" calcext:value-type="float">
            <text:p>7.40054225921631</text:p>
          </table:table-cell>
          <table:table-cell office:value-type="float" office:value="2.25402983539137" calcext:value-type="float">
            <text:p>2.25402983539137</text:p>
          </table:table-cell>
          <table:table-cell office:value-type="float" office:value="0.0701025649905205" calcext:value-type="float">
            <text:p>0.070102564990521</text:p>
          </table:table-cell>
          <table:table-cell office:value-type="float" office:value="0.113603579908777" calcext:value-type="float">
            <text:p>0.113603579908777</text:p>
          </table:table-cell>
          <table:table-cell/>
          <table:table-cell table:formula="of:=[.A938]*[.$L$1]" office:value-type="float" office:value="7.40054225921631" calcext:value-type="float">
            <text:p>7.40054225921631</text:p>
          </table:table-cell>
          <table:table-cell table:formula="of:=[.B938] * [.$L$2]" office:value-type="float" office:value="7.48192275304989" calcext:value-type="float">
            <text:p>7.48192275304989</text:p>
          </table:table-cell>
          <table:table-cell table:formula="of:=[.C938] * [.$L$3]" office:value-type="float" office:value="1.04271377620672" calcext:value-type="float">
            <text:p>1.04271377620672</text:p>
          </table:table-cell>
          <table:table-cell table:formula="of:= [.D938]*[.$L$4]" office:value-type="float" office:value="7.61366411040211" calcext:value-type="float">
            <text:p>7.61366411040211</text:p>
          </table:table-cell>
          <table:table-cell table:number-columns-repeated="13"/>
        </table:table-row>
        <table:table-row table:style-name="ro1">
          <table:table-cell office:value-type="float" office:value="1.15928506851196" calcext:value-type="float">
            <text:p>1.15928506851196</text:p>
          </table:table-cell>
          <table:table-cell office:value-type="float" office:value="2.25377418740974" calcext:value-type="float">
            <text:p>2.25377418740974</text:p>
          </table:table-cell>
          <table:table-cell office:value-type="float" office:value="0.056791253387928" calcext:value-type="float">
            <text:p>0.056791253387928</text:p>
          </table:table-cell>
          <table:table-cell office:value-type="float" office:value="0.113602911038077" calcext:value-type="float">
            <text:p>0.113602911038077</text:p>
          </table:table-cell>
          <table:table-cell/>
          <table:table-cell table:formula="of:=[.A939]*[.$L$1]" office:value-type="float" office:value="1.15928506851196" calcext:value-type="float">
            <text:p>1.15928506851196</text:p>
          </table:table-cell>
          <table:table-cell table:formula="of:=[.B939] * [.$L$2]" office:value-type="float" office:value="7.48107416692183" calcext:value-type="float">
            <text:p>7.48107416692183</text:p>
          </table:table-cell>
          <table:table-cell table:formula="of:=[.C939] * [.$L$3]" office:value-type="float" office:value="0.844719765726781" calcext:value-type="float">
            <text:p>0.844719765726781</text:p>
          </table:table-cell>
          <table:table-cell table:formula="of:= [.D939]*[.$L$4]" office:value-type="float" office:value="7.61361928296932" calcext:value-type="float">
            <text:p>7.61361928296932</text:p>
          </table:table-cell>
          <table:table-cell table:number-columns-repeated="13"/>
        </table:table-row>
        <table:table-row table:style-name="ro1">
          <table:table-cell office:value-type="float" office:value="1.31504595279694" calcext:value-type="float">
            <text:p>1.31504595279694</text:p>
          </table:table-cell>
          <table:table-cell office:value-type="float" office:value="2.25366719163627" calcext:value-type="float">
            <text:p>2.25366719163627</text:p>
          </table:table-cell>
          <table:table-cell office:value-type="float" office:value="0.057280108332634" calcext:value-type="float">
            <text:p>0.057280108332634</text:p>
          </table:table-cell>
          <table:table-cell office:value-type="float" office:value="0.11356147061184" calcext:value-type="float">
            <text:p>0.11356147061184</text:p>
          </table:table-cell>
          <table:table-cell/>
          <table:table-cell table:formula="of:=[.A940]*[.$L$1]" office:value-type="float" office:value="1.31504595279694" calcext:value-type="float">
            <text:p>1.31504595279694</text:p>
          </table:table-cell>
          <table:table-cell table:formula="of:=[.B940] * [.$L$2]" office:value-type="float" office:value="7.48071901008255" calcext:value-type="float">
            <text:p>7.48071901008255</text:p>
          </table:table-cell>
          <table:table-cell table:formula="of:=[.C940] * [.$L$3]" office:value-type="float" office:value="0.85199105152753" calcext:value-type="float">
            <text:p>0.85199105152753</text:p>
          </table:table-cell>
          <table:table-cell table:formula="of:= [.D940]*[.$L$4]" office:value-type="float" office:value="7.61084196304495" calcext:value-type="float">
            <text:p>7.61084196304495</text:p>
          </table:table-cell>
          <table:table-cell table:number-columns-repeated="13"/>
        </table:table-row>
        <table:table-row table:style-name="ro1">
          <table:table-cell office:value-type="float" office:value="104.239891052246" calcext:value-type="float">
            <text:p>104.239891052246</text:p>
          </table:table-cell>
          <table:table-cell office:value-type="float" office:value="2.26404884716568" calcext:value-type="float">
            <text:p>2.26404884716568</text:p>
          </table:table-cell>
          <table:table-cell office:value-type="float" office:value="0.0256944503635168" calcext:value-type="float">
            <text:p>0.025694450363517</text:p>
          </table:table-cell>
          <table:table-cell office:value-type="float" office:value="0.113520727927321" calcext:value-type="float">
            <text:p>0.113520727927321</text:p>
          </table:table-cell>
          <table:table-cell/>
          <table:table-cell table:formula="of:=[.A941]*[.$L$1]" office:value-type="float" office:value="104.239891052246" calcext:value-type="float">
            <text:p>104.239891052246</text:p>
          </table:table-cell>
          <table:table-cell table:formula="of:=[.B941] * [.$L$2]" office:value-type="float" office:value="7.51517939898254" calcext:value-type="float">
            <text:p>7.51517939898254</text:p>
          </table:table-cell>
          <table:table-cell table:formula="of:=[.C941] * [.$L$3]" office:value-type="float" office:value="0.382182269218274" calcext:value-type="float">
            <text:p>0.382182269218274</text:p>
          </table:table-cell>
          <table:table-cell table:formula="of:= [.D941]*[.$L$4]" office:value-type="float" office:value="7.60811140547688" calcext:value-type="float">
            <text:p>7.60811140547688</text:p>
          </table:table-cell>
          <table:table-cell table:number-columns-repeated="13"/>
        </table:table-row>
        <table:table-row table:style-name="ro1">
          <table:table-cell office:value-type="float" office:value="1.12415993213654" calcext:value-type="float">
            <text:p>1.12415993213654</text:p>
          </table:table-cell>
          <table:table-cell office:value-type="float" office:value="2.26365054818692" calcext:value-type="float">
            <text:p>2.26365054818692</text:p>
          </table:table-cell>
          <table:table-cell office:value-type="float" office:value="0.0636194869875908" calcext:value-type="float">
            <text:p>0.063619486987591</text:p>
          </table:table-cell>
          <table:table-cell office:value-type="float" office:value="0.113498986361995" calcext:value-type="float">
            <text:p>0.113498986361995</text:p>
          </table:table-cell>
          <table:table-cell/>
          <table:table-cell table:formula="of:=[.A942]*[.$L$1]" office:value-type="float" office:value="1.12415993213654" calcext:value-type="float">
            <text:p>1.12415993213654</text:p>
          </table:table-cell>
          <table:table-cell table:formula="of:=[.B942] * [.$L$2]" office:value-type="float" office:value="7.51385730370905" calcext:value-type="float">
            <text:p>7.51385730370905</text:p>
          </table:table-cell>
          <table:table-cell table:formula="of:=[.C942] * [.$L$3]" office:value-type="float" office:value="0.946283713386738" calcext:value-type="float">
            <text:p>0.946283713386738</text:p>
          </table:table-cell>
          <table:table-cell table:formula="of:= [.D942]*[.$L$4]" office:value-type="float" office:value="7.6066542949196" calcext:value-type="float">
            <text:p>7.6066542949196</text:p>
          </table:table-cell>
          <table:table-cell table:number-columns-repeated="13"/>
        </table:table-row>
        <table:table-row table:style-name="ro1">
          <table:table-cell office:value-type="float" office:value="0.944777488708496" calcext:value-type="float">
            <text:p>0.944777488708496</text:p>
          </table:table-cell>
          <table:table-cell office:value-type="float" office:value="2.26347022485723" calcext:value-type="float">
            <text:p>2.26347022485723</text:p>
          </table:table-cell>
          <table:table-cell office:value-type="float" office:value="0.101074777543545" calcext:value-type="float">
            <text:p>0.101074777543545</text:p>
          </table:table-cell>
          <table:table-cell office:value-type="float" office:value="0.113518669566629" calcext:value-type="float">
            <text:p>0.113518669566629</text:p>
          </table:table-cell>
          <table:table-cell/>
          <table:table-cell table:formula="of:=[.A943]*[.$L$1]" office:value-type="float" office:value="0.944777488708496" calcext:value-type="float">
            <text:p>0.944777488708496</text:p>
          </table:table-cell>
          <table:table-cell table:formula="of:=[.B943] * [.$L$2]" office:value-type="float" office:value="7.51325874675912" calcext:value-type="float">
            <text:p>7.51325874675912</text:p>
          </table:table-cell>
          <table:table-cell table:formula="of:=[.C943] * [.$L$3]" office:value-type="float" office:value="1.50339809942667" calcext:value-type="float">
            <text:p>1.50339809942667</text:p>
          </table:table-cell>
          <table:table-cell table:formula="of:= [.D943]*[.$L$4]" office:value-type="float" office:value="7.60797345500966" calcext:value-type="float">
            <text:p>7.60797345500966</text:p>
          </table:table-cell>
          <table:table-cell table:number-columns-repeated="13"/>
        </table:table-row>
        <table:table-row table:style-name="ro1">
          <table:table-cell office:value-type="float" office:value="1.0145263671875" calcext:value-type="float">
            <text:p>1.0145263671875</text:p>
          </table:table-cell>
          <table:table-cell office:value-type="float" office:value="2.26337120633364" calcext:value-type="float">
            <text:p>2.26337120633364</text:p>
          </table:table-cell>
          <table:table-cell office:value-type="float" office:value="0.0723714306950569" calcext:value-type="float">
            <text:p>0.072371430695057</text:p>
          </table:table-cell>
          <table:table-cell office:value-type="float" office:value="0.113526774319452" calcext:value-type="float">
            <text:p>0.113526774319452</text:p>
          </table:table-cell>
          <table:table-cell/>
          <table:table-cell table:formula="of:=[.A944]*[.$L$1]" office:value-type="float" office:value="1.0145263671875" calcext:value-type="float">
            <text:p>1.0145263671875</text:p>
          </table:table-cell>
          <table:table-cell table:formula="of:=[.B944] * [.$L$2]" office:value-type="float" office:value="7.51293006923545" calcext:value-type="float">
            <text:p>7.51293006923545</text:p>
          </table:table-cell>
          <table:table-cell table:formula="of:=[.C944] * [.$L$3]" office:value-type="float" office:value="1.07646115088271" calcext:value-type="float">
            <text:p>1.07646115088271</text:p>
          </table:table-cell>
          <table:table-cell table:formula="of:= [.D944]*[.$L$4]" office:value-type="float" office:value="7.60851663213258" calcext:value-type="float">
            <text:p>7.60851663213258</text:p>
          </table:table-cell>
          <table:table-cell table:number-columns-repeated="13"/>
        </table:table-row>
        <table:table-row table:style-name="ro1">
          <table:table-cell office:value-type="float" office:value="0.951846837997436" calcext:value-type="float">
            <text:p>0.951846837997436</text:p>
          </table:table-cell>
          <table:table-cell office:value-type="float" office:value="2.26307280881114" calcext:value-type="float">
            <text:p>2.26307280881114</text:p>
          </table:table-cell>
          <table:table-cell office:value-type="float" office:value="0.169738292694092" calcext:value-type="float">
            <text:p>0.169738292694092</text:p>
          </table:table-cell>
          <table:table-cell office:value-type="float" office:value="0.113578124341632" calcext:value-type="float">
            <text:p>0.113578124341632</text:p>
          </table:table-cell>
          <table:table-cell/>
          <table:table-cell table:formula="of:=[.A945]*[.$L$1]" office:value-type="float" office:value="0.951846837997436" calcext:value-type="float">
            <text:p>0.951846837997436</text:p>
          </table:table-cell>
          <table:table-cell table:formula="of:=[.B945] * [.$L$2]" office:value-type="float" office:value="7.51193958225166" calcext:value-type="float">
            <text:p>7.51193958225166</text:p>
          </table:table-cell>
          <table:table-cell table:formula="of:=[.C945] * [.$L$3]" office:value-type="float" office:value="2.52470727948215" calcext:value-type="float">
            <text:p>2.52470727948215</text:p>
          </table:table-cell>
          <table:table-cell table:formula="of:= [.D945]*[.$L$4]" office:value-type="float" office:value="7.61195808900619" calcext:value-type="float">
            <text:p>7.61195808900619</text:p>
          </table:table-cell>
          <table:table-cell table:number-columns-repeated="13"/>
        </table:table-row>
        <table:table-row table:style-name="ro1">
          <table:table-cell office:value-type="float" office:value="0.987013339996338" calcext:value-type="float">
            <text:p>0.987013339996338</text:p>
          </table:table-cell>
          <table:table-cell office:value-type="float" office:value="2.26279505622215" calcext:value-type="float">
            <text:p>2.26279505622215</text:p>
          </table:table-cell>
          <table:table-cell office:value-type="float" office:value="0.118887521326542" calcext:value-type="float">
            <text:p>0.118887521326542</text:p>
          </table:table-cell>
          <table:table-cell office:value-type="float" office:value="0.11360487904326" calcext:value-type="float">
            <text:p>0.11360487904326</text:p>
          </table:table-cell>
          <table:table-cell/>
          <table:table-cell table:formula="of:=[.A946]*[.$L$1]" office:value-type="float" office:value="0.987013339996338" calcext:value-type="float">
            <text:p>0.987013339996338</text:p>
          </table:table-cell>
          <table:table-cell table:formula="of:=[.B946] * [.$L$2]" office:value-type="float" office:value="7.51101762310866" calcext:value-type="float">
            <text:p>7.51101762310866</text:p>
          </table:table-cell>
          <table:table-cell table:formula="of:=[.C946] * [.$L$3]" office:value-type="float" office:value="1.7683469402727" calcext:value-type="float">
            <text:p>1.7683469402727</text:p>
          </table:table-cell>
          <table:table-cell table:formula="of:= [.D946]*[.$L$4]" office:value-type="float" office:value="7.61375117784841" calcext:value-type="float">
            <text:p>7.61375117784841</text:p>
          </table:table-cell>
          <table:table-cell table:number-columns-repeated="13"/>
        </table:table-row>
        <table:table-row table:style-name="ro1">
          <table:table-cell office:value-type="float" office:value="1.01700103282928" calcext:value-type="float">
            <text:p>1.01700103282928</text:p>
          </table:table-cell>
          <table:table-cell office:value-type="float" office:value="2.26245835323511" calcext:value-type="float">
            <text:p>2.26245835323511</text:p>
          </table:table-cell>
          <table:table-cell office:value-type="float" office:value="0.0620604492723942" calcext:value-type="float">
            <text:p>0.062060449272394</text:p>
          </table:table-cell>
          <table:table-cell office:value-type="float" office:value="0.113589659945632" calcext:value-type="float">
            <text:p>0.113589659945632</text:p>
          </table:table-cell>
          <table:table-cell/>
          <table:table-cell table:formula="of:=[.A947]*[.$L$1]" office:value-type="float" office:value="1.01700103282928" calcext:value-type="float">
            <text:p>1.01700103282928</text:p>
          </table:table-cell>
          <table:table-cell table:formula="of:=[.B947] * [.$L$2]" office:value-type="float" office:value="7.50989998673129" calcext:value-type="float">
            <text:p>7.50989998673129</text:p>
          </table:table-cell>
          <table:table-cell table:formula="of:=[.C947] * [.$L$3]" office:value-type="float" office:value="0.923094403502269" calcext:value-type="float">
            <text:p>0.923094403502269</text:p>
          </table:table-cell>
          <table:table-cell table:formula="of:= [.D947]*[.$L$4]" office:value-type="float" office:value="7.61273120033096" calcext:value-type="float">
            <text:p>7.61273120033096</text:p>
          </table:table-cell>
          <table:table-cell table:number-columns-repeated="13"/>
        </table:table-row>
        <table:table-row table:style-name="ro1">
          <table:table-cell office:value-type="float" office:value="1.12161803245544" calcext:value-type="float">
            <text:p>1.12161803245544</text:p>
          </table:table-cell>
          <table:table-cell office:value-type="float" office:value="2.26224146795963" calcext:value-type="float">
            <text:p>2.26224146795963</text:p>
          </table:table-cell>
          <table:table-cell office:value-type="float" office:value="0.0462560951709747" calcext:value-type="float">
            <text:p>0.046256095170975</text:p>
          </table:table-cell>
          <table:table-cell office:value-type="float" office:value="0.113580698084514" calcext:value-type="float">
            <text:p>0.113580698084514</text:p>
          </table:table-cell>
          <table:table-cell/>
          <table:table-cell table:formula="of:=[.A948]*[.$L$1]" office:value-type="float" office:value="1.12161803245544" calcext:value-type="float">
            <text:p>1.12161803245544</text:p>
          </table:table-cell>
          <table:table-cell table:formula="of:=[.B948] * [.$L$2]" office:value-type="float" office:value="7.50918006774356" calcext:value-type="float">
            <text:p>7.50918006774356</text:p>
          </table:table-cell>
          <table:table-cell table:formula="of:=[.C948] * [.$L$3]" office:value-type="float" office:value="0.688018586407308" calcext:value-type="float">
            <text:p>0.688018586407308</text:p>
          </table:table-cell>
          <table:table-cell table:formula="of:= [.D948]*[.$L$4]" office:value-type="float" office:value="7.61213058017085" calcext:value-type="float">
            <text:p>7.61213058017085</text:p>
          </table:table-cell>
          <table:table-cell table:number-columns-repeated="13"/>
        </table:table-row>
        <table:table-row table:style-name="ro1">
          <table:table-cell office:value-type="float" office:value="1.96307504177094" calcext:value-type="float">
            <text:p>1.96307504177094</text:p>
          </table:table-cell>
          <table:table-cell office:value-type="float" office:value="2.26217938012314" calcext:value-type="float">
            <text:p>2.26217938012314</text:p>
          </table:table-cell>
          <table:table-cell office:value-type="float" office:value="1.31388294696808" calcext:value-type="float">
            <text:p>1.31388294696808</text:p>
          </table:table-cell>
          <table:table-cell office:value-type="float" office:value="0.113676505440095" calcext:value-type="float">
            <text:p>0.113676505440095</text:p>
          </table:table-cell>
          <table:table-cell/>
          <table:table-cell table:formula="of:=[.A949]*[.$L$1]" office:value-type="float" office:value="1.96307504177094" calcext:value-type="float">
            <text:p>1.96307504177094</text:p>
          </table:table-cell>
          <table:table-cell table:formula="of:=[.B949] * [.$L$2]" office:value-type="float" office:value="7.50897397624058" calcext:value-type="float">
            <text:p>7.50897397624058</text:p>
          </table:table-cell>
          <table:table-cell table:formula="of:=[.C949] * [.$L$3]" office:value-type="float" office:value="19.5428490999146" calcext:value-type="float">
            <text:p>19.5428490999146</text:p>
          </table:table-cell>
          <table:table-cell table:formula="of:= [.D949]*[.$L$4]" office:value-type="float" office:value="7.61855154881715" calcext:value-type="float">
            <text:p>7.61855154881715</text:p>
          </table:table-cell>
          <table:table-cell table:number-columns-repeated="13"/>
        </table:table-row>
        <table:table-row table:style-name="ro1">
          <table:table-cell office:value-type="float" office:value="2.69208550453186" calcext:value-type="float">
            <text:p>2.69208550453186</text:p>
          </table:table-cell>
          <table:table-cell office:value-type="float" office:value="2.26200048085057" calcext:value-type="float">
            <text:p>2.26200048085057</text:p>
          </table:table-cell>
          <table:table-cell office:value-type="float" office:value="0.0572549216449261" calcext:value-type="float">
            <text:p>0.057254921644926</text:p>
          </table:table-cell>
          <table:table-cell office:value-type="float" office:value="0.113646272724695" calcext:value-type="float">
            <text:p>0.113646272724695</text:p>
          </table:table-cell>
          <table:table-cell/>
          <table:table-cell table:formula="of:=[.A950]*[.$L$1]" office:value-type="float" office:value="2.69208550453186" calcext:value-type="float">
            <text:p>2.69208550453186</text:p>
          </table:table-cell>
          <table:table-cell table:formula="of:=[.B950] * [.$L$2]" office:value-type="float" office:value="7.50838014624021" calcext:value-type="float">
            <text:p>7.50838014624021</text:p>
          </table:table-cell>
          <table:table-cell table:formula="of:=[.C950] * [.$L$3]" office:value-type="float" office:value="0.851616421779623" calcext:value-type="float">
            <text:p>0.851616421779623</text:p>
          </table:table-cell>
          <table:table-cell table:formula="of:= [.D950]*[.$L$4]" office:value-type="float" office:value="7.61652536495581" calcext:value-type="float">
            <text:p>7.61652536495581</text:p>
          </table:table-cell>
          <table:table-cell table:number-columns-repeated="13"/>
        </table:table-row>
        <table:table-row table:style-name="ro1">
          <table:table-cell office:value-type="float" office:value="1.63147413730621" calcext:value-type="float">
            <text:p>1.63147413730621</text:p>
          </table:table-cell>
          <table:table-cell office:value-type="float" office:value="2.26230001539565" calcext:value-type="float">
            <text:p>2.26230001539565</text:p>
          </table:table-cell>
          <table:table-cell office:value-type="float" office:value="0.0862346068024635" calcext:value-type="float">
            <text:p>0.086234606802464</text:p>
          </table:table-cell>
          <table:table-cell office:value-type="float" office:value="0.113642032870525" calcext:value-type="float">
            <text:p>0.113642032870525</text:p>
          </table:table-cell>
          <table:table-cell/>
          <table:table-cell table:formula="of:=[.A951]*[.$L$1]" office:value-type="float" office:value="1.63147413730621" calcext:value-type="float">
            <text:p>1.63147413730621</text:p>
          </table:table-cell>
          <table:table-cell table:formula="of:=[.B951] * [.$L$2]" office:value-type="float" office:value="7.50937440740437" calcext:value-type="float">
            <text:p>7.50937440740437</text:p>
          </table:table-cell>
          <table:table-cell table:formula="of:=[.C951] * [.$L$3]" office:value-type="float" office:value="1.28266365875282" calcext:value-type="float">
            <text:p>1.28266365875282</text:p>
          </table:table-cell>
          <table:table-cell table:formula="of:= [.D951]*[.$L$4]" office:value-type="float" office:value="7.61624121171384" calcext:value-type="float">
            <text:p>7.61624121171384</text:p>
          </table:table-cell>
          <table:table-cell table:number-columns-repeated="13"/>
        </table:table-row>
        <table:table-row table:style-name="ro1">
          <table:table-cell office:value-type="float" office:value="0.950889229774475" calcext:value-type="float">
            <text:p>0.950889229774475</text:p>
          </table:table-cell>
          <table:table-cell office:value-type="float" office:value="2.2622198550289" calcext:value-type="float">
            <text:p>2.2622198550289</text:p>
          </table:table-cell>
          <table:table-cell office:value-type="float" office:value="0.0862110331654549" calcext:value-type="float">
            <text:p>0.086211033165455</text:p>
          </table:table-cell>
          <table:table-cell office:value-type="float" office:value="0.113641353671205" calcext:value-type="float">
            <text:p>0.113641353671205</text:p>
          </table:table-cell>
          <table:table-cell/>
          <table:table-cell table:formula="of:=[.A952]*[.$L$1]" office:value-type="float" office:value="0.950889229774475" calcext:value-type="float">
            <text:p>0.950889229774475</text:p>
          </table:table-cell>
          <table:table-cell table:formula="of:=[.B952] * [.$L$2]" office:value-type="float" office:value="7.50910832677738" calcext:value-type="float">
            <text:p>7.50910832677738</text:p>
          </table:table-cell>
          <table:table-cell table:formula="of:=[.C952] * [.$L$3]" office:value-type="float" office:value="1.28231302171026" calcext:value-type="float">
            <text:p>1.28231302171026</text:p>
          </table:table-cell>
          <table:table-cell table:formula="of:= [.D952]*[.$L$4]" office:value-type="float" office:value="7.61619569206132" calcext:value-type="float">
            <text:p>7.61619569206132</text:p>
          </table:table-cell>
          <table:table-cell table:number-columns-repeated="13"/>
        </table:table-row>
        <table:table-row table:style-name="ro1">
          <table:table-cell office:value-type="float" office:value="0.990915954113007" calcext:value-type="float">
            <text:p>0.990915954113007</text:p>
          </table:table-cell>
          <table:table-cell office:value-type="float" office:value="2.26187333631683" calcext:value-type="float">
            <text:p>2.26187333631683</text:p>
          </table:table-cell>
          <table:table-cell office:value-type="float" office:value="0.0659458786249161" calcext:value-type="float">
            <text:p>0.065945878624916</text:p>
          </table:table-cell>
          <table:table-cell office:value-type="float" office:value="0.11364431002972" calcext:value-type="float">
            <text:p>0.11364431002972</text:p>
          </table:table-cell>
          <table:table-cell/>
          <table:table-cell table:formula="of:=[.A953]*[.$L$1]" office:value-type="float" office:value="0.990915954113007" calcext:value-type="float">
            <text:p>0.990915954113007</text:p>
          </table:table-cell>
          <table:table-cell table:formula="of:=[.B953] * [.$L$2]" office:value-type="float" office:value="7.5079581085347" calcext:value-type="float">
            <text:p>7.5079581085347</text:p>
          </table:table-cell>
          <table:table-cell table:formula="of:=[.C953] * [.$L$3]" office:value-type="float" office:value="0.980886735536059" calcext:value-type="float">
            <text:p>0.980886735536059</text:p>
          </table:table-cell>
          <table:table-cell table:formula="of:= [.D953]*[.$L$4]" office:value-type="float" office:value="7.61639382596468" calcext:value-type="float">
            <text:p>7.61639382596468</text:p>
          </table:table-cell>
          <table:table-cell table:number-columns-repeated="13"/>
        </table:table-row>
        <table:table-row table:style-name="ro1">
          <table:table-cell office:value-type="float" office:value="1.53663492202759" calcext:value-type="float">
            <text:p>1.53663492202759</text:p>
          </table:table-cell>
          <table:table-cell office:value-type="float" office:value="2.26214777134293" calcext:value-type="float">
            <text:p>2.26214777134293</text:p>
          </table:table-cell>
          <table:table-cell office:value-type="float" office:value="0.710807919502258" calcext:value-type="float">
            <text:p>0.710807919502258</text:p>
          </table:table-cell>
          <table:table-cell office:value-type="float" office:value="0.113728389427365" calcext:value-type="float">
            <text:p>0.113728389427365</text:p>
          </table:table-cell>
          <table:table-cell/>
          <table:table-cell table:formula="of:=[.A954]*[.$L$1]" office:value-type="float" office:value="1.53663492202759" calcext:value-type="float">
            <text:p>1.53663492202759</text:p>
          </table:table-cell>
          <table:table-cell table:formula="of:=[.B954] * [.$L$2]" office:value-type="float" office:value="7.50886905551232" calcext:value-type="float">
            <text:p>7.50886905551232</text:p>
          </table:table-cell>
          <table:table-cell table:formula="of:=[.C954] * [.$L$3]" office:value-type="float" office:value="10.5726403877242" calcext:value-type="float">
            <text:p>10.5726403877242</text:p>
          </table:table-cell>
          <table:table-cell table:formula="of:= [.D954]*[.$L$4]" office:value-type="float" office:value="7.62202879180628" calcext:value-type="float">
            <text:p>7.62202879180628</text:p>
          </table:table-cell>
          <table:table-cell table:number-columns-repeated="13"/>
        </table:table-row>
        <table:table-row table:style-name="ro1">
          <table:table-cell office:value-type="float" office:value="1.53241205215454" calcext:value-type="float">
            <text:p>1.53241205215454</text:p>
          </table:table-cell>
          <table:table-cell office:value-type="float" office:value="2.26238918104825" calcext:value-type="float">
            <text:p>2.26238918104825</text:p>
          </table:table-cell>
          <table:table-cell office:value-type="float" office:value="0.0978819057345391" calcext:value-type="float">
            <text:p>0.097881905734539</text:p>
          </table:table-cell>
          <table:table-cell office:value-type="float" office:value="0.113726568884985" calcext:value-type="float">
            <text:p>0.113726568884985</text:p>
          </table:table-cell>
          <table:table-cell/>
          <table:table-cell table:formula="of:=[.A955]*[.$L$1]" office:value-type="float" office:value="1.53241205215454" calcext:value-type="float">
            <text:p>1.53241205215454</text:p>
          </table:table-cell>
          <table:table-cell table:formula="of:=[.B955] * [.$L$2]" office:value-type="float" office:value="7.5096703797622" calcext:value-type="float">
            <text:p>7.5096703797622</text:p>
          </table:table-cell>
          <table:table-cell table:formula="of:=[.C955] * [.$L$3]" office:value-type="float" office:value="1.45590694954703" calcext:value-type="float">
            <text:p>1.45590694954703</text:p>
          </table:table-cell>
          <table:table-cell table:formula="of:= [.D955]*[.$L$4]" office:value-type="float" office:value="7.62190677982224" calcext:value-type="float">
            <text:p>7.62190677982224</text:p>
          </table:table-cell>
          <table:table-cell table:number-columns-repeated="13"/>
        </table:table-row>
        <table:table-row table:style-name="ro1">
          <table:table-cell office:value-type="float" office:value="1.22920334339142" calcext:value-type="float">
            <text:p>1.22920334339142</text:p>
          </table:table-cell>
          <table:table-cell office:value-type="float" office:value="2.26219791199357" calcext:value-type="float">
            <text:p>2.26219791199357</text:p>
          </table:table-cell>
          <table:table-cell office:value-type="float" office:value="0.0599095672369003" calcext:value-type="float">
            <text:p>0.0599095672369</text:p>
          </table:table-cell>
          <table:table-cell office:value-type="float" office:value="0.113727621251557" calcext:value-type="float">
            <text:p>0.113727621251557</text:p>
          </table:table-cell>
          <table:table-cell/>
          <table:table-cell table:formula="of:=[.A956]*[.$L$1]" office:value-type="float" office:value="1.22920334339142" calcext:value-type="float">
            <text:p>1.22920334339142</text:p>
          </table:table-cell>
          <table:table-cell table:formula="of:=[.B956] * [.$L$2]" office:value-type="float" office:value="7.50903549007719" calcext:value-type="float">
            <text:p>7.50903549007719</text:p>
          </table:table-cell>
          <table:table-cell table:formula="of:=[.C956] * [.$L$3]" office:value-type="float" office:value="0.891101931761638" calcext:value-type="float">
            <text:p>0.891101931761638</text:p>
          </table:table-cell>
          <table:table-cell table:formula="of:= [.D956]*[.$L$4]" office:value-type="float" office:value="7.62197730898694" calcext:value-type="float">
            <text:p>7.62197730898694</text:p>
          </table:table-cell>
          <table:table-cell table:number-columns-repeated="13"/>
        </table:table-row>
        <table:table-row table:style-name="ro1">
          <table:table-cell office:value-type="float" office:value="1.06357562541962" calcext:value-type="float">
            <text:p>1.06357562541962</text:p>
          </table:table-cell>
          <table:table-cell office:value-type="float" office:value="2.26133239068507" calcext:value-type="float">
            <text:p>2.26133239068507</text:p>
          </table:table-cell>
          <table:table-cell office:value-type="float" office:value="0.0583707392215729" calcext:value-type="float">
            <text:p>0.058370739221573</text:p>
          </table:table-cell>
          <table:table-cell office:value-type="float" office:value="0.113722343122788" calcext:value-type="float">
            <text:p>0.113722343122788</text:p>
          </table:table-cell>
          <table:table-cell/>
          <table:table-cell table:formula="of:=[.A957]*[.$L$1]" office:value-type="float" office:value="1.06357562541962" calcext:value-type="float">
            <text:p>1.06357562541962</text:p>
          </table:table-cell>
          <table:table-cell table:formula="of:=[.B957] * [.$L$2]" office:value-type="float" office:value="7.50616251853545" calcext:value-type="float">
            <text:p>7.50616251853545</text:p>
          </table:table-cell>
          <table:table-cell table:formula="of:=[.C957] * [.$L$3]" office:value-type="float" office:value="0.868213223324054" calcext:value-type="float">
            <text:p>0.868213223324054</text:p>
          </table:table-cell>
          <table:table-cell table:formula="of:= [.D957]*[.$L$4]" office:value-type="float" office:value="7.62162357101841" calcext:value-type="float">
            <text:p>7.62162357101841</text:p>
          </table:table-cell>
          <table:table-cell table:number-columns-repeated="13"/>
        </table:table-row>
        <table:table-row table:style-name="ro1">
          <table:table-cell office:value-type="float" office:value="0.746989846229553" calcext:value-type="float">
            <text:p>0.746989846229553</text:p>
          </table:table-cell>
          <table:table-cell office:value-type="float" office:value="2.26113535400212" calcext:value-type="float">
            <text:p>2.26113535400212</text:p>
          </table:table-cell>
          <table:table-cell office:value-type="float" office:value="0.0662099346518517" calcext:value-type="float">
            <text:p>0.066209934651852</text:p>
          </table:table-cell>
          <table:table-cell office:value-type="float" office:value="0.113701511995187" calcext:value-type="float">
            <text:p>0.113701511995187</text:p>
          </table:table-cell>
          <table:table-cell/>
          <table:table-cell table:formula="of:=[.A958]*[.$L$1]" office:value-type="float" office:value="0.746989846229553" calcext:value-type="float">
            <text:p>0.746989846229553</text:p>
          </table:table-cell>
          <table:table-cell table:formula="of:=[.B958] * [.$L$2]" office:value-type="float" office:value="7.50550848405097" calcext:value-type="float">
            <text:p>7.50550848405097</text:p>
          </table:table-cell>
          <table:table-cell table:formula="of:=[.C958] * [.$L$3]" office:value-type="float" office:value="0.984814335860146" calcext:value-type="float">
            <text:p>0.984814335860146</text:p>
          </table:table-cell>
          <table:table-cell table:formula="of:= [.D958]*[.$L$4]" office:value-type="float" office:value="7.62022747761428" calcext:value-type="float">
            <text:p>7.62022747761428</text:p>
          </table:table-cell>
          <table:table-cell table:number-columns-repeated="13"/>
        </table:table-row>
        <table:table-row table:style-name="ro1">
          <table:table-cell office:value-type="float" office:value="1.42464351654053" calcext:value-type="float">
            <text:p>1.42464351654053</text:p>
          </table:table-cell>
          <table:table-cell office:value-type="float" office:value="2.26138550230855" calcext:value-type="float">
            <text:p>2.26138550230855</text:p>
          </table:table-cell>
          <table:table-cell office:value-type="float" office:value="0.0532500967383385" calcext:value-type="float">
            <text:p>0.053250096738339</text:p>
          </table:table-cell>
          <table:table-cell office:value-type="float" office:value="0.113694354260095" calcext:value-type="float">
            <text:p>0.113694354260095</text:p>
          </table:table-cell>
          <table:table-cell/>
          <table:table-cell table:formula="of:=[.A959]*[.$L$1]" office:value-type="float" office:value="1.42464351654053" calcext:value-type="float">
            <text:p>1.42464351654053</text:p>
          </table:table-cell>
          <table:table-cell table:formula="of:=[.B959] * [.$L$2]" office:value-type="float" office:value="7.50633881481065" calcext:value-type="float">
            <text:p>7.50633881481065</text:p>
          </table:table-cell>
          <table:table-cell table:formula="of:=[.C959] * [.$L$3]" office:value-type="float" office:value="0.792048186266995" calcext:value-type="float">
            <text:p>0.792048186266995</text:p>
          </table:table-cell>
          <table:table-cell table:formula="of:= [.D959]*[.$L$4]" office:value-type="float" office:value="7.61974776922108" calcext:value-type="float">
            <text:p>7.61974776922108</text:p>
          </table:table-cell>
          <table:table-cell table:number-columns-repeated="13"/>
        </table:table-row>
        <table:table-row table:style-name="ro1">
          <table:table-cell office:value-type="float" office:value="1.04128968715668" calcext:value-type="float">
            <text:p>1.04128968715668</text:p>
          </table:table-cell>
          <table:table-cell office:value-type="float" office:value="2.26075952071206" calcext:value-type="float">
            <text:p>2.26075952071206</text:p>
          </table:table-cell>
          <table:table-cell office:value-type="float" office:value="0.0461394414305687" calcext:value-type="float">
            <text:p>0.046139441430569</text:p>
          </table:table-cell>
          <table:table-cell office:value-type="float" office:value="0.113655254144912" calcext:value-type="float">
            <text:p>0.113655254144912</text:p>
          </table:table-cell>
          <table:table-cell/>
          <table:table-cell table:formula="of:=[.A960]*[.$L$1]" office:value-type="float" office:value="1.04128968715668" calcext:value-type="float">
            <text:p>1.04128968715668</text:p>
          </table:table-cell>
          <table:table-cell table:formula="of:=[.B960] * [.$L$2]" office:value-type="float" office:value="7.50426096034918" calcext:value-type="float">
            <text:p>7.50426096034918</text:p>
          </table:table-cell>
          <table:table-cell table:formula="of:=[.C960] * [.$L$3]" office:value-type="float" office:value="0.686283464986517" calcext:value-type="float">
            <text:p>0.686283464986517</text:p>
          </table:table-cell>
          <table:table-cell table:formula="of:= [.D960]*[.$L$4]" office:value-type="float" office:value="7.61712729595848" calcext:value-type="float">
            <text:p>7.61712729595848</text:p>
          </table:table-cell>
          <table:table-cell table:number-columns-repeated="13"/>
        </table:table-row>
        <table:table-row table:style-name="ro1">
          <table:table-cell office:value-type="float" office:value="1.82184028625488" calcext:value-type="float">
            <text:p>1.82184028625488</text:p>
          </table:table-cell>
          <table:table-cell office:value-type="float" office:value="2.26055671473953" calcext:value-type="float">
            <text:p>2.26055671473953</text:p>
          </table:table-cell>
          <table:table-cell office:value-type="float" office:value="0.0597320236265659" calcext:value-type="float">
            <text:p>0.059732023626566</text:p>
          </table:table-cell>
          <table:table-cell office:value-type="float" office:value="0.113651146006858" calcext:value-type="float">
            <text:p>0.113651146006858</text:p>
          </table:table-cell>
          <table:table-cell/>
          <table:table-cell table:formula="of:=[.A961]*[.$L$1]" office:value-type="float" office:value="1.82184028625488" calcext:value-type="float">
            <text:p>1.82184028625488</text:p>
          </table:table-cell>
          <table:table-cell table:formula="of:=[.B961] * [.$L$2]" office:value-type="float" office:value="7.50358777555077" calcext:value-type="float">
            <text:p>7.50358777555077</text:p>
          </table:table-cell>
          <table:table-cell table:formula="of:=[.C961] * [.$L$3]" office:value-type="float" office:value="0.888461127271842" calcext:value-type="float">
            <text:p>0.888461127271842</text:p>
          </table:table-cell>
          <table:table-cell table:formula="of:= [.D961]*[.$L$4]" office:value-type="float" office:value="7.61685197027522" calcext:value-type="float">
            <text:p>7.61685197027522</text:p>
          </table:table-cell>
          <table:table-cell table:number-columns-repeated="13"/>
        </table:table-row>
        <table:table-row table:style-name="ro1">
          <table:table-cell office:value-type="float" office:value="0.879798352718353" calcext:value-type="float">
            <text:p>0.879798352718353</text:p>
          </table:table-cell>
          <table:table-cell office:value-type="float" office:value="2.25984920598298" calcext:value-type="float">
            <text:p>2.25984920598298</text:p>
          </table:table-cell>
          <table:table-cell office:value-type="float" office:value="0.0614992156624794" calcext:value-type="float">
            <text:p>0.061499215662479</text:p>
          </table:table-cell>
          <table:table-cell office:value-type="float" office:value="0.113629559735187" calcext:value-type="float">
            <text:p>0.113629559735187</text:p>
          </table:table-cell>
          <table:table-cell/>
          <table:table-cell table:formula="of:=[.A962]*[.$L$1]" office:value-type="float" office:value="0.879798352718353" calcext:value-type="float">
            <text:p>0.879798352718353</text:p>
          </table:table-cell>
          <table:table-cell table:formula="of:=[.B962] * [.$L$2]" office:value-type="float" office:value="7.50123930359158" calcext:value-type="float">
            <text:p>7.50123930359158</text:p>
          </table:table-cell>
          <table:table-cell table:formula="of:=[.C962] * [.$L$3]" office:value-type="float" office:value="0.91474654894363" calcext:value-type="float">
            <text:p>0.91474654894363</text:p>
          </table:table-cell>
          <table:table-cell table:formula="of:= [.D962]*[.$L$4]" office:value-type="float" office:value="7.6154052674334" calcext:value-type="float">
            <text:p>7.6154052674334</text:p>
          </table:table-cell>
          <table:table-cell table:number-columns-repeated="13"/>
        </table:table-row>
        <table:table-row table:style-name="ro1">
          <table:table-cell office:value-type="float" office:value="2.27263903617859" calcext:value-type="float">
            <text:p>2.27263903617859</text:p>
          </table:table-cell>
          <table:table-cell office:value-type="float" office:value="2.26008493678389" calcext:value-type="float">
            <text:p>2.26008493678389</text:p>
          </table:table-cell>
          <table:table-cell office:value-type="float" office:value="0.0788509920239449" calcext:value-type="float">
            <text:p>0.078850992023945</text:p>
          </table:table-cell>
          <table:table-cell office:value-type="float" office:value="0.113611386179671" calcext:value-type="float">
            <text:p>0.113611386179671</text:p>
          </table:table-cell>
          <table:table-cell/>
          <table:table-cell table:formula="of:=[.A963]*[.$L$1]" office:value-type="float" office:value="2.27263903617859" calcext:value-type="float">
            <text:p>2.27263903617859</text:p>
          </table:table-cell>
          <table:table-cell table:formula="of:=[.B963] * [.$L$2]" office:value-type="float" office:value="7.50202177754788" calcext:value-type="float">
            <text:p>7.50202177754788</text:p>
          </table:table-cell>
          <table:table-cell table:formula="of:=[.C963] * [.$L$3]" office:value-type="float" office:value="1.17283890628041" calcext:value-type="float">
            <text:p>1.17283890628041</text:p>
          </table:table-cell>
          <table:table-cell table:formula="of:= [.D963]*[.$L$4]" office:value-type="float" office:value="7.6141872833918" calcext:value-type="float">
            <text:p>7.6141872833918</text:p>
          </table:table-cell>
          <table:table-cell table:number-columns-repeated="13"/>
        </table:table-row>
        <table:table-row table:style-name="ro1">
          <table:table-cell office:value-type="float" office:value="1.08821833133698" calcext:value-type="float">
            <text:p>1.08821833133698</text:p>
          </table:table-cell>
          <table:table-cell office:value-type="float" office:value="2.26012382582219" calcext:value-type="float">
            <text:p>2.26012382582219</text:p>
          </table:table-cell>
          <table:table-cell office:value-type="float" office:value="1.18961346149445" calcext:value-type="float">
            <text:p>1.18961346149445</text:p>
          </table:table-cell>
          <table:table-cell office:value-type="float" office:value="0.113659706648323" calcext:value-type="float">
            <text:p>0.113659706648323</text:p>
          </table:table-cell>
          <table:table-cell/>
          <table:table-cell table:formula="of:=[.A964]*[.$L$1]" office:value-type="float" office:value="1.08821833133698" calcext:value-type="float">
            <text:p>1.08821833133698</text:p>
          </table:table-cell>
          <table:table-cell table:formula="of:=[.B964] * [.$L$2]" office:value-type="float" office:value="7.50215086402931" calcext:value-type="float">
            <text:p>7.50215086402931</text:p>
          </table:table-cell>
          <table:table-cell table:formula="of:=[.C964] * [.$L$3]" office:value-type="float" office:value="17.6944501934979" calcext:value-type="float">
            <text:p>17.6944501934979</text:p>
          </table:table-cell>
          <table:table-cell table:formula="of:= [.D964]*[.$L$4]" office:value-type="float" office:value="7.61742570086308" calcext:value-type="float">
            <text:p>7.61742570086308</text:p>
          </table:table-cell>
          <table:table-cell table:number-columns-repeated="13"/>
        </table:table-row>
        <table:table-row table:style-name="ro1">
          <table:table-cell office:value-type="float" office:value="0.913722097873688" calcext:value-type="float">
            <text:p>0.913722097873688</text:p>
          </table:table-cell>
          <table:table-cell office:value-type="float" office:value="2.2599070200023" calcext:value-type="float">
            <text:p>2.2599070200023</text:p>
          </table:table-cell>
          <table:table-cell office:value-type="float" office:value="0.0652141720056534" calcext:value-type="float">
            <text:p>0.065214172005653</text:p>
          </table:table-cell>
          <table:table-cell office:value-type="float" office:value="0.113631890469952" calcext:value-type="float">
            <text:p>0.113631890469952</text:p>
          </table:table-cell>
          <table:table-cell/>
          <table:table-cell table:formula="of:=[.A965]*[.$L$1]" office:value-type="float" office:value="0.913722097873688" calcext:value-type="float">
            <text:p>0.913722097873688</text:p>
          </table:table-cell>
          <table:table-cell table:formula="of:=[.B965] * [.$L$2]" office:value-type="float" office:value="7.50143120878279" calcext:value-type="float">
            <text:p>7.50143120878279</text:p>
          </table:table-cell>
          <table:table-cell table:formula="of:=[.C965] * [.$L$3]" office:value-type="float" office:value="0.970003245436231" calcext:value-type="float">
            <text:p>0.970003245436231</text:p>
          </table:table-cell>
          <table:table-cell table:formula="of:= [.D965]*[.$L$4]" office:value-type="float" office:value="7.61556147229635" calcext:value-type="float">
            <text:p>7.61556147229635</text:p>
          </table:table-cell>
          <table:table-cell table:number-columns-repeated="13"/>
        </table:table-row>
        <table:table-row table:style-name="ro1">
          <table:table-cell office:value-type="float" office:value="1.41548800468445" calcext:value-type="float">
            <text:p>1.41548800468445</text:p>
          </table:table-cell>
          <table:table-cell office:value-type="float" office:value="2.2599659697375" calcext:value-type="float">
            <text:p>2.2599659697375</text:p>
          </table:table-cell>
          <table:table-cell office:value-type="float" office:value="0.513156712055206" calcext:value-type="float">
            <text:p>0.513156712055206</text:p>
          </table:table-cell>
          <table:table-cell office:value-type="float" office:value="0.113655442156531" calcext:value-type="float">
            <text:p>0.113655442156531</text:p>
          </table:table-cell>
          <table:table-cell/>
          <table:table-cell table:formula="of:=[.A966]*[.$L$1]" office:value-type="float" office:value="1.41548800468445" calcext:value-type="float">
            <text:p>1.41548800468445</text:p>
          </table:table-cell>
          <table:table-cell table:formula="of:=[.B966] * [.$L$2]" office:value-type="float" office:value="7.50162688381699" calcext:value-type="float">
            <text:p>7.50162688381699</text:p>
          </table:table-cell>
          <table:table-cell table:formula="of:=[.C966] * [.$L$3]" office:value-type="float" office:value="7.63275313942167" calcext:value-type="float">
            <text:p>7.63275313942167</text:p>
          </table:table-cell>
          <table:table-cell table:formula="of:= [.D966]*[.$L$4]" office:value-type="float" office:value="7.61713989641805" calcext:value-type="float">
            <text:p>7.61713989641805</text:p>
          </table:table-cell>
          <table:table-cell table:number-columns-repeated="13"/>
        </table:table-row>
        <table:table-row table:style-name="ro1">
          <table:table-cell office:value-type="float" office:value="1.31838059425354" calcext:value-type="float">
            <text:p>1.31838059425354</text:p>
          </table:table-cell>
          <table:table-cell office:value-type="float" office:value="2.26000988223594" calcext:value-type="float">
            <text:p>2.26000988223594</text:p>
          </table:table-cell>
          <table:table-cell office:value-type="float" office:value="0.0531991235911846" calcext:value-type="float">
            <text:p>0.053199123591185</text:p>
          </table:table-cell>
          <table:table-cell office:value-type="float" office:value="0.113636318018279" calcext:value-type="float">
            <text:p>0.113636318018279</text:p>
          </table:table-cell>
          <table:table-cell/>
          <table:table-cell table:formula="of:=[.A967]*[.$L$1]" office:value-type="float" office:value="1.31838059425354" calcext:value-type="float">
            <text:p>1.31838059425354</text:p>
          </table:table-cell>
          <table:table-cell table:formula="of:=[.B967] * [.$L$2]" office:value-type="float" office:value="7.50177264494048" calcext:value-type="float">
            <text:p>7.50177264494048</text:p>
          </table:table-cell>
          <table:table-cell table:formula="of:=[.C967] * [.$L$3]" office:value-type="float" office:value="0.791290005695983" calcext:value-type="float">
            <text:p>0.791290005695983</text:p>
          </table:table-cell>
          <table:table-cell table:formula="of:= [.D967]*[.$L$4]" office:value-type="float" office:value="7.61585820472165" calcext:value-type="float">
            <text:p>7.61585820472165</text:p>
          </table:table-cell>
          <table:table-cell table:number-columns-repeated="13"/>
        </table:table-row>
        <table:table-row table:style-name="ro1">
          <table:table-cell office:value-type="float" office:value="1.85134136676788" calcext:value-type="float">
            <text:p>1.85134136676788</text:p>
          </table:table-cell>
          <table:table-cell office:value-type="float" office:value="2.26018117629833" calcext:value-type="float">
            <text:p>2.26018117629833</text:p>
          </table:table-cell>
          <table:table-cell office:value-type="float" office:value="0.0607064329087734" calcext:value-type="float">
            <text:p>0.060706432908774</text:p>
          </table:table-cell>
          <table:table-cell office:value-type="float" office:value="0.113611086801907" calcext:value-type="float">
            <text:p>0.113611086801907</text:p>
          </table:table-cell>
          <table:table-cell/>
          <table:table-cell table:formula="of:=[.A968]*[.$L$1]" office:value-type="float" office:value="1.85134136676788" calcext:value-type="float">
            <text:p>1.85134136676788</text:p>
          </table:table-cell>
          <table:table-cell table:formula="of:=[.B968] * [.$L$2]" office:value-type="float" office:value="7.50234123055666" calcext:value-type="float">
            <text:p>7.50234123055666</text:p>
          </table:table-cell>
          <table:table-cell table:formula="of:=[.C968] * [.$L$3]" office:value-type="float" office:value="0.90295460525455" calcext:value-type="float">
            <text:p>0.90295460525455</text:p>
          </table:table-cell>
          <table:table-cell table:formula="of:= [.D968]*[.$L$4]" office:value-type="float" office:value="7.61416721922011" calcext:value-type="float">
            <text:p>7.61416721922011</text:p>
          </table:table-cell>
          <table:table-cell table:number-columns-repeated="13"/>
        </table:table-row>
        <table:table-row table:style-name="ro1">
          <table:table-cell office:value-type="float" office:value="1.61492455005646" calcext:value-type="float">
            <text:p>1.61492455005646</text:p>
          </table:table-cell>
          <table:table-cell office:value-type="float" office:value="2.26029703859258" calcext:value-type="float">
            <text:p>2.26029703859258</text:p>
          </table:table-cell>
          <table:table-cell office:value-type="float" office:value="0.0747486054897308" calcext:value-type="float">
            <text:p>0.074748605489731</text:p>
          </table:table-cell>
          <table:table-cell office:value-type="float" office:value="0.113606826754186" calcext:value-type="float">
            <text:p>0.113606826754186</text:p>
          </table:table-cell>
          <table:table-cell/>
          <table:table-cell table:formula="of:=[.A969]*[.$L$1]" office:value-type="float" office:value="1.61492455005646" calcext:value-type="float">
            <text:p>1.61492455005646</text:p>
          </table:table-cell>
          <table:table-cell table:formula="of:=[.B969] * [.$L$2]" office:value-type="float" office:value="7.5027258185164" calcext:value-type="float">
            <text:p>7.5027258185164</text:p>
          </table:table-cell>
          <table:table-cell table:formula="of:=[.C969] * [.$L$3]" office:value-type="float" office:value="1.11181952767239" calcext:value-type="float">
            <text:p>1.11181952767239</text:p>
          </table:table-cell>
          <table:table-cell table:formula="of:= [.D969]*[.$L$4]" office:value-type="float" office:value="7.61388171261486" calcext:value-type="float">
            <text:p>7.61388171261486</text:p>
          </table:table-cell>
          <table:table-cell table:number-columns-repeated="13"/>
        </table:table-row>
        <table:table-row table:style-name="ro1">
          <table:table-cell office:value-type="float" office:value="0.721169948577881" calcext:value-type="float">
            <text:p>0.721169948577881</text:p>
          </table:table-cell>
          <table:table-cell office:value-type="float" office:value="2.25947839969705" calcext:value-type="float">
            <text:p>2.25947839969705</text:p>
          </table:table-cell>
          <table:table-cell office:value-type="float" office:value="0.0769301876425743" calcext:value-type="float">
            <text:p>0.076930187642574</text:p>
          </table:table-cell>
          <table:table-cell office:value-type="float" office:value="0.113596197063459" calcext:value-type="float">
            <text:p>0.113596197063459</text:p>
          </table:table-cell>
          <table:table-cell/>
          <table:table-cell table:formula="of:=[.A970]*[.$L$1]" office:value-type="float" office:value="0.721169948577881" calcext:value-type="float">
            <text:p>0.721169948577881</text:p>
          </table:table-cell>
          <table:table-cell table:formula="of:=[.B970] * [.$L$2]" office:value-type="float" office:value="7.5000084662956" calcext:value-type="float">
            <text:p>7.5000084662956</text:p>
          </table:table-cell>
          <table:table-cell table:formula="of:=[.C970] * [.$L$3]" office:value-type="float" office:value="1.14426863656026" calcext:value-type="float">
            <text:p>1.14426863656026</text:p>
          </table:table-cell>
          <table:table-cell table:formula="of:= [.D970]*[.$L$4]" office:value-type="float" office:value="7.6131693152163" calcext:value-type="float">
            <text:p>7.6131693152163</text:p>
          </table:table-cell>
          <table:table-cell table:number-columns-repeated="13"/>
        </table:table-row>
        <table:table-row table:style-name="ro1">
          <table:table-cell office:value-type="float" office:value="0.849968433380127" calcext:value-type="float">
            <text:p>0.849968433380127</text:p>
          </table:table-cell>
          <table:table-cell office:value-type="float" office:value="2.25922706442423" calcext:value-type="float">
            <text:p>2.25922706442423</text:p>
          </table:table-cell>
          <table:table-cell office:value-type="float" office:value="0.0541075244545937" calcext:value-type="float">
            <text:p>0.054107524454594</text:p>
          </table:table-cell>
          <table:table-cell office:value-type="float" office:value="0.113579805921554" calcext:value-type="float">
            <text:p>0.113579805921554</text:p>
          </table:table-cell>
          <table:table-cell/>
          <table:table-cell table:formula="of:=[.A971]*[.$L$1]" office:value-type="float" office:value="0.849968433380127" calcext:value-type="float">
            <text:p>0.849968433380127</text:p>
          </table:table-cell>
          <table:table-cell table:formula="of:=[.B971] * [.$L$2]" office:value-type="float" office:value="7.49917419557438" calcext:value-type="float">
            <text:p>7.49917419557438</text:p>
          </table:table-cell>
          <table:table-cell table:formula="of:=[.C971] * [.$L$3]" office:value-type="float" office:value="0.804801666713276" calcext:value-type="float">
            <text:p>0.804801666713276</text:p>
          </table:table-cell>
          <table:table-cell table:formula="of:= [.D971]*[.$L$4]" office:value-type="float" office:value="7.61207078778476" calcext:value-type="float">
            <text:p>7.61207078778476</text:p>
          </table:table-cell>
          <table:table-cell table:number-columns-repeated="13"/>
        </table:table-row>
        <table:table-row table:style-name="ro1">
          <table:table-cell office:value-type="float" office:value="0.664868295192719" calcext:value-type="float">
            <text:p>0.664868295192719</text:p>
          </table:table-cell>
          <table:table-cell office:value-type="float" office:value="2.25901455292152" calcext:value-type="float">
            <text:p>2.25901455292152</text:p>
          </table:table-cell>
          <table:table-cell office:value-type="float" office:value="0.0481962934136391" calcext:value-type="float">
            <text:p>0.048196293413639</text:p>
          </table:table-cell>
          <table:table-cell office:value-type="float" office:value="0.113576620454394" calcext:value-type="float">
            <text:p>0.113576620454394</text:p>
          </table:table-cell>
          <table:table-cell/>
          <table:table-cell table:formula="of:=[.A972]*[.$L$1]" office:value-type="float" office:value="0.664868295192719" calcext:value-type="float">
            <text:p>0.664868295192719</text:p>
          </table:table-cell>
          <table:table-cell table:formula="of:=[.B972] * [.$L$2]" office:value-type="float" office:value="7.4984687946864" calcext:value-type="float">
            <text:p>7.4984687946864</text:p>
          </table:table-cell>
          <table:table-cell table:formula="of:=[.C972] * [.$L$3]" office:value-type="float" office:value="0.716877322695655" calcext:value-type="float">
            <text:p>0.716877322695655</text:p>
          </table:table-cell>
          <table:table-cell table:formula="of:= [.D972]*[.$L$4]" office:value-type="float" office:value="7.61185729911645" calcext:value-type="float">
            <text:p>7.61185729911645</text:p>
          </table:table-cell>
          <table:table-cell table:number-columns-repeated="13"/>
        </table:table-row>
        <table:table-row table:style-name="ro1">
          <table:table-cell office:value-type="float" office:value="0.91912168264389" calcext:value-type="float">
            <text:p>0.91912168264389</text:p>
          </table:table-cell>
          <table:table-cell office:value-type="float" office:value="2.2582314689909" calcext:value-type="float">
            <text:p>2.2582314689909</text:p>
          </table:table-cell>
          <table:table-cell office:value-type="float" office:value="0.0543922185897827" calcext:value-type="float">
            <text:p>0.054392218589783</text:p>
          </table:table-cell>
          <table:table-cell office:value-type="float" office:value="0.113574698953334" calcext:value-type="float">
            <text:p>0.113574698953334</text:p>
          </table:table-cell>
          <table:table-cell/>
          <table:table-cell table:formula="of:=[.A973]*[.$L$1]" office:value-type="float" office:value="0.91912168264389" calcext:value-type="float">
            <text:p>0.91912168264389</text:p>
          </table:table-cell>
          <table:table-cell table:formula="of:=[.B973] * [.$L$2]" office:value-type="float" office:value="7.49586946197748" calcext:value-type="float">
            <text:p>7.49586946197748</text:p>
          </table:table-cell>
          <table:table-cell table:formula="of:=[.C973] * [.$L$3]" office:value-type="float" office:value="0.80903624068082" calcext:value-type="float">
            <text:p>0.80903624068082</text:p>
          </table:table-cell>
          <table:table-cell table:formula="of:= [.D973]*[.$L$4]" office:value-type="float" office:value="7.61172852092414" calcext:value-type="float">
            <text:p>7.61172852092414</text:p>
          </table:table-cell>
          <table:table-cell table:number-columns-repeated="13"/>
        </table:table-row>
        <table:table-row table:style-name="ro1">
          <table:table-cell office:value-type="float" office:value="1.13001120090485" calcext:value-type="float">
            <text:p>1.13001120090485</text:p>
          </table:table-cell>
          <table:table-cell office:value-type="float" office:value="2.25783918980632" calcext:value-type="float">
            <text:p>2.25783918980632</text:p>
          </table:table-cell>
          <table:table-cell office:value-type="float" office:value="0.063558891415596" calcext:value-type="float">
            <text:p>0.063558891415596</text:p>
          </table:table-cell>
          <table:table-cell office:value-type="float" office:value="0.113552205047151" calcext:value-type="float">
            <text:p>0.113552205047151</text:p>
          </table:table-cell>
          <table:table-cell/>
          <table:table-cell table:formula="of:=[.A974]*[.$L$1]" office:value-type="float" office:value="1.13001120090485" calcext:value-type="float">
            <text:p>1.13001120090485</text:p>
          </table:table-cell>
          <table:table-cell table:formula="of:=[.B974] * [.$L$2]" office:value-type="float" office:value="7.49456734853133" calcext:value-type="float">
            <text:p>7.49456734853133</text:p>
          </table:table-cell>
          <table:table-cell table:formula="of:=[.C974] * [.$L$3]" office:value-type="float" office:value="0.945382407739725" calcext:value-type="float">
            <text:p>0.945382407739725</text:p>
          </table:table-cell>
          <table:table-cell table:formula="of:= [.D974]*[.$L$4]" office:value-type="float" office:value="7.6102209887993" calcext:value-type="float">
            <text:p>7.6102209887993</text:p>
          </table:table-cell>
          <table:table-cell table:number-columns-repeated="13"/>
        </table:table-row>
        <table:table-row table:style-name="ro1">
          <table:table-cell office:value-type="float" office:value="0.971519827842712" calcext:value-type="float">
            <text:p>0.971519827842712</text:p>
          </table:table-cell>
          <table:table-cell office:value-type="float" office:value="2.25764026706033" calcext:value-type="float">
            <text:p>2.25764026706033</text:p>
          </table:table-cell>
          <table:table-cell office:value-type="float" office:value="0.0703898444771767" calcext:value-type="float">
            <text:p>0.070389844477177</text:p>
          </table:table-cell>
          <table:table-cell office:value-type="float" office:value="0.113535755815804" calcext:value-type="float">
            <text:p>0.113535755815804</text:p>
          </table:table-cell>
          <table:table-cell/>
          <table:table-cell table:formula="of:=[.A975]*[.$L$1]" office:value-type="float" office:value="0.971519827842712" calcext:value-type="float">
            <text:p>0.971519827842712</text:p>
          </table:table-cell>
          <table:table-cell table:formula="of:=[.B975] * [.$L$2]" office:value-type="float" office:value="7.49390705353614" calcext:value-type="float">
            <text:p>7.49390705353614</text:p>
          </table:table-cell>
          <table:table-cell table:formula="of:=[.C975] * [.$L$3]" office:value-type="float" office:value="1.0469868049953" calcext:value-type="float">
            <text:p>1.0469868049953</text:p>
          </table:table-cell>
          <table:table-cell table:formula="of:= [.D975]*[.$L$4]" office:value-type="float" office:value="7.60911856823784" calcext:value-type="float">
            <text:p>7.60911856823784</text:p>
          </table:table-cell>
          <table:table-cell table:number-columns-repeated="13"/>
        </table:table-row>
        <table:table-row table:style-name="ro1">
          <table:table-cell office:value-type="float" office:value="0.853876292705536" calcext:value-type="float">
            <text:p>0.853876292705536</text:p>
          </table:table-cell>
          <table:table-cell office:value-type="float" office:value="2.25699971495003" calcext:value-type="float">
            <text:p>2.25699971495003</text:p>
          </table:table-cell>
          <table:table-cell office:value-type="float" office:value="0.0604489408433437" calcext:value-type="float">
            <text:p>0.060448940843344</text:p>
          </table:table-cell>
          <table:table-cell office:value-type="float" office:value="0.113488328090424" calcext:value-type="float">
            <text:p>0.113488328090424</text:p>
          </table:table-cell>
          <table:table-cell/>
          <table:table-cell table:formula="of:=[.A976]*[.$L$1]" office:value-type="float" office:value="0.853876292705536" calcext:value-type="float">
            <text:p>0.853876292705536</text:p>
          </table:table-cell>
          <table:table-cell table:formula="of:=[.B976] * [.$L$2]" office:value-type="float" office:value="7.49178083438265" calcext:value-type="float">
            <text:p>7.49178083438265</text:p>
          </table:table-cell>
          <table:table-cell table:formula="of:=[.C976] * [.$L$3]" office:value-type="float" office:value="0.899124638063995" calcext:value-type="float">
            <text:p>0.899124638063995</text:p>
          </table:table-cell>
          <table:table-cell table:formula="of:= [.D976]*[.$L$4]" office:value-type="float" office:value="7.60593998204496" calcext:value-type="float">
            <text:p>7.60593998204496</text:p>
          </table:table-cell>
          <table:table-cell table:number-columns-repeated="13"/>
        </table:table-row>
        <table:table-row table:style-name="ro1">
          <table:table-cell office:value-type="float" office:value="0.839066743850708" calcext:value-type="float">
            <text:p>0.839066743850708</text:p>
          </table:table-cell>
          <table:table-cell office:value-type="float" office:value="2.2567081594728" calcext:value-type="float">
            <text:p>2.2567081594728</text:p>
          </table:table-cell>
          <table:table-cell office:value-type="float" office:value="0.0522668287158013" calcext:value-type="float">
            <text:p>0.052266828715801</text:p>
          </table:table-cell>
          <table:table-cell office:value-type="float" office:value="0.113477827928282" calcext:value-type="float">
            <text:p>0.113477827928282</text:p>
          </table:table-cell>
          <table:table-cell/>
          <table:table-cell table:formula="of:=[.A977]*[.$L$1]" office:value-type="float" office:value="0.839066743850708" calcext:value-type="float">
            <text:p>0.839066743850708</text:p>
          </table:table-cell>
          <table:table-cell table:formula="of:=[.B977] * [.$L$2]" office:value-type="float" office:value="7.49081305856859" calcext:value-type="float">
            <text:p>7.49081305856859</text:p>
          </table:table-cell>
          <table:table-cell table:formula="of:=[.C977] * [.$L$3]" office:value-type="float" office:value="0.777422942341302" calcext:value-type="float">
            <text:p>0.777422942341302</text:p>
          </table:table-cell>
          <table:table-cell table:formula="of:= [.D977]*[.$L$4]" office:value-type="float" office:value="7.60523626559761" calcext:value-type="float">
            <text:p>7.60523626559761</text:p>
          </table:table-cell>
          <table:table-cell table:number-columns-repeated="13"/>
        </table:table-row>
        <table:table-row table:style-name="ro1">
          <table:table-cell office:value-type="float" office:value="0.993542969226837" calcext:value-type="float">
            <text:p>0.993542969226837</text:p>
          </table:table-cell>
          <table:table-cell office:value-type="float" office:value="2.25651699457981" calcext:value-type="float">
            <text:p>2.25651699457981</text:p>
          </table:table-cell>
          <table:table-cell office:value-type="float" office:value="0.0667264237999916" calcext:value-type="float">
            <text:p>0.066726423799992</text:p>
          </table:table-cell>
          <table:table-cell office:value-type="float" office:value="0.113474823156931" calcext:value-type="float">
            <text:p>0.113474823156931</text:p>
          </table:table-cell>
          <table:table-cell/>
          <table:table-cell table:formula="of:=[.A978]*[.$L$1]" office:value-type="float" office:value="0.993542969226837" calcext:value-type="float">
            <text:p>0.993542969226837</text:p>
          </table:table-cell>
          <table:table-cell table:formula="of:=[.B978] * [.$L$2]" office:value-type="float" office:value="7.49017851463312" calcext:value-type="float">
            <text:p>7.49017851463312</text:p>
          </table:table-cell>
          <table:table-cell table:formula="of:=[.C978] * [.$L$3]" office:value-type="float" office:value="0.992496656044859" calcext:value-type="float">
            <text:p>0.992496656044859</text:p>
          </table:table-cell>
          <table:table-cell table:formula="of:= [.D978]*[.$L$4]" office:value-type="float" office:value="7.60503488708638" calcext:value-type="float">
            <text:p>7.60503488708638</text:p>
          </table:table-cell>
          <table:table-cell table:number-columns-repeated="13"/>
        </table:table-row>
        <table:table-row table:style-name="ro1">
          <table:table-cell office:value-type="float" office:value="0.990717172622681" calcext:value-type="float">
            <text:p>0.990717172622681</text:p>
          </table:table-cell>
          <table:table-cell office:value-type="float" office:value="2.25597768166206" calcext:value-type="float">
            <text:p>2.25597768166206</text:p>
          </table:table-cell>
          <table:table-cell office:value-type="float" office:value="0.064533919095993" calcext:value-type="float">
            <text:p>0.064533919095993</text:p>
          </table:table-cell>
          <table:table-cell office:value-type="float" office:value="0.11346416027955" calcext:value-type="float">
            <text:p>0.11346416027955</text:p>
          </table:table-cell>
          <table:table-cell/>
          <table:table-cell table:formula="of:=[.A979]*[.$L$1]" office:value-type="float" office:value="0.990717172622681" calcext:value-type="float">
            <text:p>0.990717172622681</text:p>
          </table:table-cell>
          <table:table-cell table:formula="of:=[.B979] * [.$L$2]" office:value-type="float" office:value="7.4883883441895" calcext:value-type="float">
            <text:p>7.4883883441895</text:p>
          </table:table-cell>
          <table:table-cell table:formula="of:=[.C979] * [.$L$3]" office:value-type="float" office:value="0.959885083849655" calcext:value-type="float">
            <text:p>0.959885083849655</text:p>
          </table:table-cell>
          <table:table-cell table:formula="of:= [.D979]*[.$L$4]" office:value-type="float" office:value="7.60432026553228" calcext:value-type="float">
            <text:p>7.60432026553228</text:p>
          </table:table-cell>
          <table:table-cell table:number-columns-repeated="13"/>
        </table:table-row>
        <table:table-row table:style-name="ro1">
          <table:table-cell office:value-type="float" office:value="0.955712854862213" calcext:value-type="float">
            <text:p>0.955712854862213</text:p>
          </table:table-cell>
          <table:table-cell office:value-type="float" office:value="2.25575986970644" calcext:value-type="float">
            <text:p>2.25575986970644</text:p>
          </table:table-cell>
          <table:table-cell office:value-type="float" office:value="0.0636831894516945" calcext:value-type="float">
            <text:p>0.063683189451695</text:p>
          </table:table-cell>
          <table:table-cell office:value-type="float" office:value="0.113455697194274" calcext:value-type="float">
            <text:p>0.113455697194274</text:p>
          </table:table-cell>
          <table:table-cell/>
          <table:table-cell table:formula="of:=[.A980]*[.$L$1]" office:value-type="float" office:value="0.955712854862213" calcext:value-type="float">
            <text:p>0.955712854862213</text:p>
          </table:table-cell>
          <table:table-cell table:formula="of:=[.B980] * [.$L$2]" office:value-type="float" office:value="7.48766534922242" calcext:value-type="float">
            <text:p>7.48766534922242</text:p>
          </table:table-cell>
          <table:table-cell table:formula="of:=[.C980] * [.$L$3]" office:value-type="float" office:value="0.947231231311485" calcext:value-type="float">
            <text:p>0.947231231311485</text:p>
          </table:table-cell>
          <table:table-cell table:formula="of:= [.D980]*[.$L$4]" office:value-type="float" office:value="7.60375307311909" calcext:value-type="float">
            <text:p>7.60375307311909</text:p>
          </table:table-cell>
          <table:table-cell table:number-columns-repeated="13"/>
        </table:table-row>
        <table:table-row table:style-name="ro1">
          <table:table-cell office:value-type="float" office:value="2.95023250579834" calcext:value-type="float">
            <text:p>2.95023250579834</text:p>
          </table:table-cell>
          <table:table-cell office:value-type="float" office:value="2.2560091598093" calcext:value-type="float">
            <text:p>2.2560091598093</text:p>
          </table:table-cell>
          <table:table-cell office:value-type="float" office:value="0.0653968155384064" calcext:value-type="float">
            <text:p>0.065396815538406</text:p>
          </table:table-cell>
          <table:table-cell office:value-type="float" office:value="0.11345730686096" calcext:value-type="float">
            <text:p>0.11345730686096</text:p>
          </table:table-cell>
          <table:table-cell/>
          <table:table-cell table:formula="of:=[.A981]*[.$L$1]" office:value-type="float" office:value="2.95023250579834" calcext:value-type="float">
            <text:p>2.95023250579834</text:p>
          </table:table-cell>
          <table:table-cell table:formula="of:=[.B981] * [.$L$2]" office:value-type="float" office:value="7.48849283130071" calcext:value-type="float">
            <text:p>7.48849283130071</text:p>
          </table:table-cell>
          <table:table-cell table:formula="of:=[.C981] * [.$L$3]" office:value-type="float" office:value="0.972719906770411" calcext:value-type="float">
            <text:p>0.972719906770411</text:p>
          </table:table-cell>
          <table:table-cell table:formula="of:= [.D981]*[.$L$4]" office:value-type="float" office:value="7.60386095230291" calcext:value-type="float">
            <text:p>7.60386095230291</text:p>
          </table:table-cell>
          <table:table-cell table:number-columns-repeated="13"/>
        </table:table-row>
        <table:table-row table:style-name="ro1">
          <table:table-cell office:value-type="float" office:value="1.53490889072418" calcext:value-type="float">
            <text:p>1.53490889072418</text:p>
          </table:table-cell>
          <table:table-cell office:value-type="float" office:value="2.25594175041275" calcext:value-type="float">
            <text:p>2.25594175041275</text:p>
          </table:table-cell>
          <table:table-cell office:value-type="float" office:value="0.0705259963870049" calcext:value-type="float">
            <text:p>0.070525996387005</text:p>
          </table:table-cell>
          <table:table-cell office:value-type="float" office:value="0.113443160536244" calcext:value-type="float">
            <text:p>0.113443160536244</text:p>
          </table:table-cell>
          <table:table-cell/>
          <table:table-cell table:formula="of:=[.A982]*[.$L$1]" office:value-type="float" office:value="1.53490889072418" calcext:value-type="float">
            <text:p>1.53490889072418</text:p>
          </table:table-cell>
          <table:table-cell table:formula="of:=[.B982] * [.$L$2]" office:value-type="float" office:value="7.4882690756565" calcext:value-type="float">
            <text:p>7.4882690756565</text:p>
          </table:table-cell>
          <table:table-cell table:formula="of:=[.C982] * [.$L$3]" office:value-type="float" office:value="1.04901194447563" calcext:value-type="float">
            <text:p>1.04901194447563</text:p>
          </table:table-cell>
          <table:table-cell table:formula="of:= [.D982]*[.$L$4]" office:value-type="float" office:value="7.60291287157455" calcext:value-type="float">
            <text:p>7.60291287157455</text:p>
          </table:table-cell>
          <table:table-cell table:number-columns-repeated="13"/>
        </table:table-row>
        <table:table-row table:style-name="ro1">
          <table:table-cell office:value-type="float" office:value="1.03763222694397" calcext:value-type="float">
            <text:p>1.03763222694397</text:p>
          </table:table-cell>
          <table:table-cell office:value-type="float" office:value="2.25577347073391" calcext:value-type="float">
            <text:p>2.25577347073391</text:p>
          </table:table-cell>
          <table:table-cell office:value-type="float" office:value="0.060545276850462" calcext:value-type="float">
            <text:p>0.060545276850462</text:p>
          </table:table-cell>
          <table:table-cell office:value-type="float" office:value="0.113437350244259" calcext:value-type="float">
            <text:p>0.113437350244259</text:p>
          </table:table-cell>
          <table:table-cell/>
          <table:table-cell table:formula="of:=[.A983]*[.$L$1]" office:value-type="float" office:value="1.03763222694397" calcext:value-type="float">
            <text:p>1.03763222694397</text:p>
          </table:table-cell>
          <table:table-cell table:formula="of:=[.B983] * [.$L$2]" office:value-type="float" office:value="7.48771049584617" calcext:value-type="float">
            <text:p>7.48771049584617</text:p>
          </table:table-cell>
          <table:table-cell table:formula="of:=[.C983] * [.$L$3]" office:value-type="float" office:value="0.900557551136155" calcext:value-type="float">
            <text:p>0.900557551136155</text:p>
          </table:table-cell>
          <table:table-cell table:formula="of:= [.D983]*[.$L$4]" office:value-type="float" office:value="7.60252346825121" calcext:value-type="float">
            <text:p>7.60252346825121</text:p>
          </table:table-cell>
          <table:table-cell table:number-columns-repeated="13"/>
        </table:table-row>
        <table:table-row table:style-name="ro1">
          <table:table-cell office:value-type="float" office:value="1.45737791061401" calcext:value-type="float">
            <text:p>1.45737791061401</text:p>
          </table:table-cell>
          <table:table-cell office:value-type="float" office:value="2.25573299600385" calcext:value-type="float">
            <text:p>2.25573299600385</text:p>
          </table:table-cell>
          <table:table-cell office:value-type="float" office:value="0.0588486082851887" calcext:value-type="float">
            <text:p>0.058848608285189</text:p>
          </table:table-cell>
          <table:table-cell office:value-type="float" office:value="0.113416773117765" calcext:value-type="float">
            <text:p>0.113416773117765</text:p>
          </table:table-cell>
          <table:table-cell/>
          <table:table-cell table:formula="of:=[.A984]*[.$L$1]" office:value-type="float" office:value="1.45737791061401" calcext:value-type="float">
            <text:p>1.45737791061401</text:p>
          </table:table-cell>
          <table:table-cell table:formula="of:=[.B984] * [.$L$2]" office:value-type="float" office:value="7.4875761458926" calcext:value-type="float">
            <text:p>7.4875761458926</text:p>
          </table:table-cell>
          <table:table-cell table:formula="of:=[.C984] * [.$L$3]" office:value-type="float" office:value="0.875321103840588" calcext:value-type="float">
            <text:p>0.875321103840588</text:p>
          </table:table-cell>
          <table:table-cell table:formula="of:= [.D984]*[.$L$4]" office:value-type="float" office:value="7.60114439789436" calcext:value-type="float">
            <text:p>7.60114439789436</text:p>
          </table:table-cell>
          <table:table-cell table:number-columns-repeated="13"/>
        </table:table-row>
        <table:table-row table:style-name="ro1">
          <table:table-cell office:value-type="float" office:value="1.10995125770569" calcext:value-type="float">
            <text:p>1.10995125770569</text:p>
          </table:table-cell>
          <table:table-cell office:value-type="float" office:value="2.25457113265946" calcext:value-type="float">
            <text:p>2.25457113265946</text:p>
          </table:table-cell>
          <table:table-cell office:value-type="float" office:value="0.235300600528717" calcext:value-type="float">
            <text:p>0.235300600528717</text:p>
          </table:table-cell>
          <table:table-cell office:value-type="float" office:value="0.11342465023614" calcext:value-type="float">
            <text:p>0.11342465023614</text:p>
          </table:table-cell>
          <table:table-cell/>
          <table:table-cell table:formula="of:=[.A985]*[.$L$1]" office:value-type="float" office:value="1.10995125770569" calcext:value-type="float">
            <text:p>1.10995125770569</text:p>
          </table:table-cell>
          <table:table-cell table:formula="of:=[.B985] * [.$L$2]" office:value-type="float" office:value="7.48371951025456" calcext:value-type="float">
            <text:p>7.48371951025456</text:p>
          </table:table-cell>
          <table:table-cell table:formula="of:=[.C985] * [.$L$3]" office:value-type="float" office:value="3.49988873808232" calcext:value-type="float">
            <text:p>3.49988873808232</text:p>
          </table:table-cell>
          <table:table-cell table:formula="of:= [.D985]*[.$L$4]" office:value-type="float" office:value="7.60167231905244" calcext:value-type="float">
            <text:p>7.60167231905244</text:p>
          </table:table-cell>
          <table:table-cell table:number-columns-repeated="13"/>
        </table:table-row>
        <table:table-row table:style-name="ro1">
          <table:table-cell office:value-type="float" office:value="0.793948292732239" calcext:value-type="float">
            <text:p>0.793948292732239</text:p>
          </table:table-cell>
          <table:table-cell office:value-type="float" office:value="2.25425531560125" calcext:value-type="float">
            <text:p>2.25425531560125</text:p>
          </table:table-cell>
          <table:table-cell office:value-type="float" office:value="0.0619930177927017" calcext:value-type="float">
            <text:p>0.061993017792702</text:p>
          </table:table-cell>
          <table:table-cell office:value-type="float" office:value="0.113404550492919" calcext:value-type="float">
            <text:p>0.113404550492919</text:p>
          </table:table-cell>
          <table:table-cell/>
          <table:table-cell table:formula="of:=[.A986]*[.$L$1]" office:value-type="float" office:value="0.793948292732239" calcext:value-type="float">
            <text:p>0.793948292732239</text:p>
          </table:table-cell>
          <table:table-cell table:formula="of:=[.B986] * [.$L$2]" office:value-type="float" office:value="7.48267120166676" calcext:value-type="float">
            <text:p>7.48267120166676</text:p>
          </table:table-cell>
          <table:table-cell table:formula="of:=[.C986] * [.$L$3]" office:value-type="float" office:value="0.922091419762161" calcext:value-type="float">
            <text:p>0.922091419762161</text:p>
          </table:table-cell>
          <table:table-cell table:formula="of:= [.D986]*[.$L$4]" office:value-type="float" office:value="7.60032524272165" calcext:value-type="float">
            <text:p>7.60032524272165</text:p>
          </table:table-cell>
          <table:table-cell table:number-columns-repeated="13"/>
        </table:table-row>
        <table:table-row table:style-name="ro1">
          <table:table-cell office:value-type="float" office:value="0.931392431259155" calcext:value-type="float">
            <text:p>0.931392431259155</text:p>
          </table:table-cell>
          <table:table-cell office:value-type="float" office:value="2.25408192311202" calcext:value-type="float">
            <text:p>2.25408192311202</text:p>
          </table:table-cell>
          <table:table-cell office:value-type="float" office:value="0.0811134427785873" calcext:value-type="float">
            <text:p>0.081113442778587</text:p>
          </table:table-cell>
          <table:table-cell office:value-type="float" office:value="0.113402540565408" calcext:value-type="float">
            <text:p>0.113402540565408</text:p>
          </table:table-cell>
          <table:table-cell/>
          <table:table-cell table:formula="of:=[.A987]*[.$L$1]" office:value-type="float" office:value="0.931392431259155" calcext:value-type="float">
            <text:p>0.931392431259155</text:p>
          </table:table-cell>
          <table:table-cell table:formula="of:=[.B987] * [.$L$2]" office:value-type="float" office:value="7.48209565062922" calcext:value-type="float">
            <text:p>7.48209565062922</text:p>
          </table:table-cell>
          <table:table-cell table:formula="of:=[.C987] * [.$L$3]" office:value-type="float" office:value="1.20649086423906" calcext:value-type="float">
            <text:p>1.20649086423906</text:p>
          </table:table-cell>
          <table:table-cell table:formula="of:= [.D987]*[.$L$4]" office:value-type="float" office:value="7.6001905382258" calcext:value-type="float">
            <text:p>7.6001905382258</text:p>
          </table:table-cell>
          <table:table-cell table:number-columns-repeated="13"/>
        </table:table-row>
        <table:table-row table:style-name="ro1">
          <table:table-cell office:value-type="float" office:value="1.53449249267578" calcext:value-type="float">
            <text:p>1.53449249267578</text:p>
          </table:table-cell>
          <table:table-cell office:value-type="float" office:value="2.25386870385853" calcext:value-type="float">
            <text:p>2.25386870385853</text:p>
          </table:table-cell>
          <table:table-cell office:value-type="float" office:value="0.0862697288393974" calcext:value-type="float">
            <text:p>0.086269728839398</text:p>
          </table:table-cell>
          <table:table-cell office:value-type="float" office:value="0.113390199887961" calcext:value-type="float">
            <text:p>0.113390199887961</text:p>
          </table:table-cell>
          <table:table-cell/>
          <table:table-cell table:formula="of:=[.A988]*[.$L$1]" office:value-type="float" office:value="1.53449249267578" calcext:value-type="float">
            <text:p>1.53449249267578</text:p>
          </table:table-cell>
          <table:table-cell table:formula="of:=[.B988] * [.$L$2]" office:value-type="float" office:value="7.48138790046594" calcext:value-type="float">
            <text:p>7.48138790046594</text:p>
          </table:table-cell>
          <table:table-cell table:formula="of:=[.C988] * [.$L$3]" office:value-type="float" office:value="1.28318606805074" calcext:value-type="float">
            <text:p>1.28318606805074</text:p>
          </table:table-cell>
          <table:table-cell table:formula="of:= [.D988]*[.$L$4]" office:value-type="float" office:value="7.59936347121747" calcext:value-type="float">
            <text:p>7.59936347121747</text:p>
          </table:table-cell>
          <table:table-cell table:number-columns-repeated="13"/>
        </table:table-row>
        <table:table-row table:style-name="ro1">
          <table:table-cell office:value-type="float" office:value="1.71853482723236" calcext:value-type="float">
            <text:p>1.71853482723236</text:p>
          </table:table-cell>
          <table:table-cell office:value-type="float" office:value="2.25371584477904" calcext:value-type="float">
            <text:p>2.25371584477904</text:p>
          </table:table-cell>
          <table:table-cell office:value-type="float" office:value="0.0523671843111515" calcext:value-type="float">
            <text:p>0.052367184311152</text:p>
          </table:table-cell>
          <table:table-cell office:value-type="float" office:value="0.113380204762006" calcext:value-type="float">
            <text:p>0.113380204762006</text:p>
          </table:table-cell>
          <table:table-cell/>
          <table:table-cell table:formula="of:=[.A989]*[.$L$1]" office:value-type="float" office:value="1.71853482723236" calcext:value-type="float">
            <text:p>1.71853482723236</text:p>
          </table:table-cell>
          <table:table-cell table:formula="of:=[.B989] * [.$L$2]" office:value-type="float" office:value="7.48088050708234" calcext:value-type="float">
            <text:p>7.48088050708234</text:p>
          </table:table-cell>
          <table:table-cell table:formula="of:=[.C989] * [.$L$3]" office:value-type="float" office:value="0.77891564324041" calcext:value-type="float">
            <text:p>0.77891564324041</text:p>
          </table:table-cell>
          <table:table-cell table:formula="of:= [.D989]*[.$L$4]" office:value-type="float" office:value="7.59869360208281" calcext:value-type="float">
            <text:p>7.59869360208281</text:p>
          </table:table-cell>
          <table:table-cell table:number-columns-repeated="13"/>
        </table:table-row>
        <table:table-row table:style-name="ro1">
          <table:table-cell office:value-type="float" office:value="1.13232350349426" calcext:value-type="float">
            <text:p>1.13232350349426</text:p>
          </table:table-cell>
          <table:table-cell office:value-type="float" office:value="2.25317393541584" calcext:value-type="float">
            <text:p>2.25317393541584</text:p>
          </table:table-cell>
          <table:table-cell office:value-type="float" office:value="0.0654975026845932" calcext:value-type="float">
            <text:p>0.065497502684593</text:p>
          </table:table-cell>
          <table:table-cell office:value-type="float" office:value="0.113350562312005" calcext:value-type="float">
            <text:p>0.113350562312005</text:p>
          </table:table-cell>
          <table:table-cell/>
          <table:table-cell table:formula="of:=[.A990]*[.$L$1]" office:value-type="float" office:value="1.13232350349426" calcext:value-type="float">
            <text:p>1.13232350349426</text:p>
          </table:table-cell>
          <table:table-cell table:formula="of:=[.B990] * [.$L$2]" office:value-type="float" office:value="7.47908171811739" calcext:value-type="float">
            <text:p>7.47908171811739</text:p>
          </table:table-cell>
          <table:table-cell table:formula="of:=[.C990] * [.$L$3]" office:value-type="float" office:value="0.974217539195561" calcext:value-type="float">
            <text:p>0.974217539195561</text:p>
          </table:table-cell>
          <table:table-cell table:formula="of:= [.D990]*[.$L$4]" office:value-type="float" office:value="7.59670697756011" calcext:value-type="float">
            <text:p>7.59670697756011</text:p>
          </table:table-cell>
          <table:table-cell table:number-columns-repeated="13"/>
        </table:table-row>
        <table:table-row table:style-name="ro1">
          <table:table-cell office:value-type="float" office:value="0.833132803440094" calcext:value-type="float">
            <text:p>0.833132803440094</text:p>
          </table:table-cell>
          <table:table-cell office:value-type="float" office:value="2.25300291944229" calcext:value-type="float">
            <text:p>2.25300291944229</text:p>
          </table:table-cell>
          <table:table-cell office:value-type="float" office:value="0.0352884419262409" calcext:value-type="float">
            <text:p>0.035288441926241</text:p>
          </table:table-cell>
          <table:table-cell office:value-type="float" office:value="0.113330918767725" calcext:value-type="float">
            <text:p>0.113330918767725</text:p>
          </table:table-cell>
          <table:table-cell/>
          <table:table-cell table:formula="of:=[.A991]*[.$L$1]" office:value-type="float" office:value="0.833132803440094" calcext:value-type="float">
            <text:p>0.833132803440094</text:p>
          </table:table-cell>
          <table:table-cell table:formula="of:=[.B991] * [.$L$2]" office:value-type="float" office:value="7.47851405557648" calcext:value-type="float">
            <text:p>7.47851405557648</text:p>
          </table:table-cell>
          <table:table-cell table:formula="of:=[.C991] * [.$L$3]" office:value-type="float" office:value="0.524884425303664" calcext:value-type="float">
            <text:p>0.524884425303664</text:p>
          </table:table-cell>
          <table:table-cell table:formula="of:= [.D991]*[.$L$4]" office:value-type="float" office:value="7.59539047549031" calcext:value-type="float">
            <text:p>7.59539047549031</text:p>
          </table:table-cell>
          <table:table-cell table:number-columns-repeated="13"/>
        </table:table-row>
        <table:table-row table:style-name="ro1">
          <table:table-cell office:value-type="float" office:value="1.16247320175171" calcext:value-type="float">
            <text:p>1.16247320175171</text:p>
          </table:table-cell>
          <table:table-cell office:value-type="float" office:value="2.25302350750694" calcext:value-type="float">
            <text:p>2.25302350750694</text:p>
          </table:table-cell>
          <table:table-cell office:value-type="float" office:value="0.0548066310584545" calcext:value-type="float">
            <text:p>0.054806631058455</text:p>
          </table:table-cell>
          <table:table-cell office:value-type="float" office:value="0.113295679965451" calcext:value-type="float">
            <text:p>0.113295679965451</text:p>
          </table:table-cell>
          <table:table-cell/>
          <table:table-cell table:formula="of:=[.A992]*[.$L$1]" office:value-type="float" office:value="1.16247320175171" calcext:value-type="float">
            <text:p>1.16247320175171</text:p>
          </table:table-cell>
          <table:table-cell table:formula="of:=[.B992] * [.$L$2]" office:value-type="float" office:value="7.47858239464942" calcext:value-type="float">
            <text:p>7.47858239464942</text:p>
          </table:table-cell>
          <table:table-cell table:formula="of:=[.C992] * [.$L$3]" office:value-type="float" office:value="0.815200260359334" calcext:value-type="float">
            <text:p>0.815200260359334</text:p>
          </table:table-cell>
          <table:table-cell table:formula="of:= [.D992]*[.$L$4]" office:value-type="float" office:value="7.59302878579372" calcext:value-type="float">
            <text:p>7.59302878579372</text:p>
          </table:table-cell>
          <table:table-cell table:number-columns-repeated="13"/>
        </table:table-row>
        <table:table-row table:style-name="ro1">
          <table:table-cell office:value-type="float" office:value="1.0935024023056" calcext:value-type="float">
            <text:p>1.0935024023056</text:p>
          </table:table-cell>
          <table:table-cell office:value-type="float" office:value="2.25302918340838" calcext:value-type="float">
            <text:p>2.25302918340838</text:p>
          </table:table-cell>
          <table:table-cell office:value-type="float" office:value="0.0660175681114197" calcext:value-type="float">
            <text:p>0.06601756811142</text:p>
          </table:table-cell>
          <table:table-cell office:value-type="float" office:value="0.113285964583042" calcext:value-type="float">
            <text:p>0.113285964583042</text:p>
          </table:table-cell>
          <table:table-cell/>
          <table:table-cell table:formula="of:=[.A993]*[.$L$1]" office:value-type="float" office:value="1.0935024023056" calcext:value-type="float">
            <text:p>1.0935024023056</text:p>
          </table:table-cell>
          <table:table-cell table:formula="of:=[.B993] * [.$L$2]" office:value-type="float" office:value="7.47860123497507" calcext:value-type="float">
            <text:p>7.47860123497507</text:p>
          </table:table-cell>
          <table:table-cell table:formula="of:=[.C993] * [.$L$3]" office:value-type="float" office:value="0.981953053369031" calcext:value-type="float">
            <text:p>0.981953053369031</text:p>
          </table:table-cell>
          <table:table-cell table:formula="of:= [.D993]*[.$L$4]" office:value-type="float" office:value="7.59237766495378" calcext:value-type="float">
            <text:p>7.59237766495378</text:p>
          </table:table-cell>
          <table:table-cell table:number-columns-repeated="13"/>
        </table:table-row>
        <table:table-row table:style-name="ro1">
          <table:table-cell office:value-type="float" office:value="0.870692193508148" calcext:value-type="float">
            <text:p>0.870692193508148</text:p>
          </table:table-cell>
          <table:table-cell office:value-type="float" office:value="2.25274238734587" calcext:value-type="float">
            <text:p>2.25274238734587</text:p>
          </table:table-cell>
          <table:table-cell office:value-type="float" office:value="0.0547025538980961" calcext:value-type="float">
            <text:p>0.054702553898096</text:p>
          </table:table-cell>
          <table:table-cell office:value-type="float" office:value="0.113263496714165" calcext:value-type="float">
            <text:p>0.113263496714165</text:p>
          </table:table-cell>
          <table:table-cell/>
          <table:table-cell table:formula="of:=[.A994]*[.$L$1]" office:value-type="float" office:value="0.870692193508148" calcext:value-type="float">
            <text:p>0.870692193508148</text:p>
          </table:table-cell>
          <table:table-cell table:formula="of:=[.B994] * [.$L$2]" office:value-type="float" office:value="7.4776492573429" calcext:value-type="float">
            <text:p>7.4776492573429</text:p>
          </table:table-cell>
          <table:table-cell table:formula="of:=[.C994] * [.$L$3]" office:value-type="float" office:value="0.813652204465675" calcext:value-type="float">
            <text:p>0.813652204465675</text:p>
          </table:table-cell>
          <table:table-cell table:formula="of:= [.D994]*[.$L$4]" office:value-type="float" office:value="7.59087187783824" calcext:value-type="float">
            <text:p>7.59087187783824</text:p>
          </table:table-cell>
          <table:table-cell table:number-columns-repeated="13"/>
        </table:table-row>
        <table:table-row table:style-name="ro1">
          <table:table-cell office:value-type="float" office:value="0.971206426620483" calcext:value-type="float">
            <text:p>0.971206426620483</text:p>
          </table:table-cell>
          <table:table-cell office:value-type="float" office:value="2.2526484589324" calcext:value-type="float">
            <text:p>2.2526484589324</text:p>
          </table:table-cell>
          <table:table-cell office:value-type="float" office:value="0.0589427575469017" calcext:value-type="float">
            <text:p>0.058942757546902</text:p>
          </table:table-cell>
          <table:table-cell office:value-type="float" office:value="0.113261227401682" calcext:value-type="float">
            <text:p>0.113261227401682</text:p>
          </table:table-cell>
          <table:table-cell/>
          <table:table-cell table:formula="of:=[.A995]*[.$L$1]" office:value-type="float" office:value="0.971206426620483" calcext:value-type="float">
            <text:p>0.971206426620483</text:p>
          </table:table-cell>
          <table:table-cell table:formula="of:=[.B995] * [.$L$2]" office:value-type="float" office:value="7.47733747569614" calcext:value-type="float">
            <text:p>7.47733747569614</text:p>
          </table:table-cell>
          <table:table-cell table:formula="of:=[.C995] * [.$L$3]" office:value-type="float" office:value="0.87672149100504" calcext:value-type="float">
            <text:p>0.87672149100504</text:p>
          </table:table-cell>
          <table:table-cell table:formula="of:= [.D995]*[.$L$4]" office:value-type="float" office:value="7.59071978947082" calcext:value-type="float">
            <text:p>7.59071978947082</text:p>
          </table:table-cell>
          <table:table-cell table:number-columns-repeated="13"/>
        </table:table-row>
        <table:table-row table:style-name="ro1">
          <table:table-cell office:value-type="float" office:value="1.06164753437042" calcext:value-type="float">
            <text:p>1.06164753437042</text:p>
          </table:table-cell>
          <table:table-cell office:value-type="float" office:value="2.25245699368289" calcext:value-type="float">
            <text:p>2.25245699368289</text:p>
          </table:table-cell>
          <table:table-cell office:value-type="float" office:value="0.0580278374254704" calcext:value-type="float">
            <text:p>0.05802783742547</text:p>
          </table:table-cell>
          <table:table-cell office:value-type="float" office:value="0.113259005412408" calcext:value-type="float">
            <text:p>0.113259005412408</text:p>
          </table:table-cell>
          <table:table-cell/>
          <table:table-cell table:formula="of:=[.A996]*[.$L$1]" office:value-type="float" office:value="1.06164753437042" calcext:value-type="float">
            <text:p>1.06164753437042</text:p>
          </table:table-cell>
          <table:table-cell table:formula="of:=[.B996] * [.$L$2]" office:value-type="float" office:value="7.47670193477107" calcext:value-type="float">
            <text:p>7.47670193477107</text:p>
          </table:table-cell>
          <table:table-cell table:formula="of:=[.C996] * [.$L$3]" office:value-type="float" office:value="0.863112861779074" calcext:value-type="float">
            <text:p>0.863112861779074</text:p>
          </table:table-cell>
          <table:table-cell table:formula="of:= [.D996]*[.$L$4]" office:value-type="float" office:value="7.59057087268486" calcext:value-type="float">
            <text:p>7.59057087268486</text:p>
          </table:table-cell>
          <table:table-cell table:number-columns-repeated="13"/>
        </table:table-row>
        <table:table-row table:style-name="ro1">
          <table:table-cell office:value-type="float" office:value="1.04021108150482" calcext:value-type="float">
            <text:p>1.04021108150482</text:p>
          </table:table-cell>
          <table:table-cell office:value-type="float" office:value="2.25228245150174" calcext:value-type="float">
            <text:p>2.25228245150174</text:p>
          </table:table-cell>
          <table:table-cell office:value-type="float" office:value="0.0529167056083679" calcext:value-type="float">
            <text:p>0.052916705608368</text:p>
          </table:table-cell>
          <table:table-cell office:value-type="float" office:value="0.113254152708218" calcext:value-type="float">
            <text:p>0.113254152708218</text:p>
          </table:table-cell>
          <table:table-cell/>
          <table:table-cell table:formula="of:=[.A997]*[.$L$1]" office:value-type="float" office:value="1.04021108150482" calcext:value-type="float">
            <text:p>1.04021108150482</text:p>
          </table:table-cell>
          <table:table-cell table:formula="of:=[.B997] * [.$L$2]" office:value-type="float" office:value="7.47612256749916" calcext:value-type="float">
            <text:p>7.47612256749916</text:p>
          </table:table-cell>
          <table:table-cell table:formula="of:=[.C997] * [.$L$3]" office:value-type="float" office:value="0.787089287485867" calcext:value-type="float">
            <text:p>0.787089287485867</text:p>
          </table:table-cell>
          <table:table-cell table:formula="of:= [.D997]*[.$L$4]" office:value-type="float" office:value="7.59024564649255" calcext:value-type="float">
            <text:p>7.59024564649255</text:p>
          </table:table-cell>
          <table:table-cell table:number-columns-repeated="13"/>
        </table:table-row>
        <table:table-row table:style-name="ro1">
          <table:table-cell office:value-type="float" office:value="1.14545512199402" calcext:value-type="float">
            <text:p>1.14545512199402</text:p>
          </table:table-cell>
          <table:table-cell office:value-type="float" office:value="2.2519459984915" calcext:value-type="float">
            <text:p>2.2519459984915</text:p>
          </table:table-cell>
          <table:table-cell office:value-type="float" office:value="0.0585306137800217" calcext:value-type="float">
            <text:p>0.058530613780022</text:p>
          </table:table-cell>
          <table:table-cell office:value-type="float" office:value="0.113251980194506" calcext:value-type="float">
            <text:p>0.113251980194506</text:p>
          </table:table-cell>
          <table:table-cell/>
          <table:table-cell table:formula="of:=[.A998]*[.$L$1]" office:value-type="float" office:value="1.14545512199402" calcext:value-type="float">
            <text:p>1.14545512199402</text:p>
          </table:table-cell>
          <table:table-cell table:formula="of:=[.B998] * [.$L$2]" office:value-type="float" office:value="7.47500576088324" calcext:value-type="float">
            <text:p>7.47500576088324</text:p>
          </table:table-cell>
          <table:table-cell table:formula="of:=[.C998] * [.$L$3]" office:value-type="float" office:value="0.870591216263144" calcext:value-type="float">
            <text:p>0.870591216263144</text:p>
          </table:table-cell>
          <table:table-cell table:formula="of:= [.D998]*[.$L$4]" office:value-type="float" office:value="7.59010004553793" calcext:value-type="float">
            <text:p>7.59010004553793</text:p>
          </table:table-cell>
          <table:table-cell table:number-columns-repeated="13"/>
        </table:table-row>
        <table:table-row table:style-name="ro1">
          <table:table-cell office:value-type="float" office:value="1.14405739307404" calcext:value-type="float">
            <text:p>1.14405739307404</text:p>
          </table:table-cell>
          <table:table-cell office:value-type="float" office:value="2.2517730382268" calcext:value-type="float">
            <text:p>2.2517730382268</text:p>
          </table:table-cell>
          <table:table-cell office:value-type="float" office:value="0.069538526237011" calcext:value-type="float">
            <text:p>0.069538526237011</text:p>
          </table:table-cell>
          <table:table-cell office:value-type="float" office:value="0.113248577740715" calcext:value-type="float">
            <text:p>0.113248577740715</text:p>
          </table:table-cell>
          <table:table-cell/>
          <table:table-cell table:formula="of:=[.A999]*[.$L$1]" office:value-type="float" office:value="1.14405739307404" calcext:value-type="float">
            <text:p>1.14405739307404</text:p>
          </table:table-cell>
          <table:table-cell table:formula="of:=[.B999] * [.$L$2]" office:value-type="float" office:value="7.47443164455189" calcext:value-type="float">
            <text:p>7.47443164455189</text:p>
          </table:table-cell>
          <table:table-cell table:formula="of:=[.C999] * [.$L$3]" office:value-type="float" office:value="1.03432419761315" calcext:value-type="float">
            <text:p>1.03432419761315</text:p>
          </table:table-cell>
          <table:table-cell table:formula="of:= [.D999]*[.$L$4]" office:value-type="float" office:value="7.58987201451698" calcext:value-type="float">
            <text:p>7.58987201451698</text:p>
          </table:table-cell>
          <table:table-cell table:number-columns-repeated="13"/>
        </table:table-row>
        <table:table-row table:style-name="ro1">
          <table:table-cell office:value-type="float" office:value="1.12942457199097" calcext:value-type="float">
            <text:p>1.12942457199097</text:p>
          </table:table-cell>
          <table:table-cell office:value-type="float" office:value="2.25152644333829" calcext:value-type="float">
            <text:p>2.25152644333829</text:p>
          </table:table-cell>
          <table:table-cell office:value-type="float" office:value="0.0642790123820305" calcext:value-type="float">
            <text:p>0.064279012382031</text:p>
          </table:table-cell>
          <table:table-cell office:value-type="float" office:value="0.113245124034634" calcext:value-type="float">
            <text:p>0.113245124034634</text:p>
          </table:table-cell>
          <table:table-cell/>
          <table:table-cell table:formula="of:=[.A1000]*[.$L$1]" office:value-type="float" office:value="1.12942457199097" calcext:value-type="float">
            <text:p>1.12942457199097</text:p>
          </table:table-cell>
          <table:table-cell table:formula="of:=[.B1000] * [.$L$2]" office:value-type="float" office:value="7.47361310884392" calcext:value-type="float">
            <text:p>7.47361310884392</text:p>
          </table:table-cell>
          <table:table-cell table:formula="of:=[.C1000] * [.$L$3]" office:value-type="float" office:value="0.956093571480139" calcext:value-type="float">
            <text:p>0.956093571480139</text:p>
          </table:table-cell>
          <table:table-cell table:formula="of:= [.D1000]*[.$L$4]" office:value-type="float" office:value="7.58964054858904" calcext:value-type="float">
            <text:p>7.58964054858904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formula="of:=SUM([.A1:.A1000])/1000" office:value-type="float" office:value="7.53335210180283" calcext:value-type="float">
            <text:p>7.53335210180283</text:p>
          </table:table-cell>
          <table:table-cell table:formula="of:=SUM([.B1:.B1000])/1000" office:value-type="float" office:value="2.26952361825041" calcext:value-type="float">
            <text:p>2.26952361825041</text:p>
          </table:table-cell>
          <table:table-cell table:formula="of:=SUM([.C1:.C1000])/1000" office:value-type="float" office:value="0.506473892801441" calcext:value-type="float">
            <text:p>0.506473892801441</text:p>
          </table:table-cell>
          <table:table-cell table:formula="of:=SUM([.D1:.D1000])/1000" office:value-type="float" office:value="0.112405243397703" calcext:value-type="float">
            <text:p>0.112405243397703</text:p>
          </table:table-cell>
          <table:table-cell/>
          <table:table-cell table:formula="of:=[.A1002]*[.$L$1]" office:value-type="float" office:value="7.53335210180283" calcext:value-type="float">
            <text:p>7.53335210180283</text:p>
          </table:table-cell>
          <table:table-cell table:formula="of:=[.B1002] * [.$L$2]" office:value-type="float" office:value="7.53335210180282" calcext:value-type="float">
            <text:p>7.53335210180282</text:p>
          </table:table-cell>
          <table:table-cell table:formula="of:=[.C1002] * [.$L$3]" office:value-type="float" office:value="7.53335210180283" calcext:value-type="float">
            <text:p>7.53335210180283</text:p>
          </table:table-cell>
          <table:table-cell table:formula="of:= [.D1002]*[.$L$4]" office:value-type="float" office:value="7.53335210180282" calcext:value-type="float">
            <text:p>7.53335210180282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8T10:59:55.353472689</dc:date>
    <meta:editing-duration>PT3M25S</meta:editing-duration>
    <meta:editing-cycles>2</meta:editing-cycles>
    <meta:generator>LibreOffice/6.4.7.2$Linux_X86_64 LibreOffice_project/40$Build-2</meta:generator>
    <meta:document-statistic meta:table-count="1" meta:cell-count="80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ensor_data.A1:sensor_data.D1000" svg:x="0.32cm" svg:y="0.18cm" svg:width="12.508cm" svg:height="8.64cm">
          <chartooo:coordinate-region svg:x="1.127cm" svg:y="0.18cm" svg:width="11.701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.A1:sensor_data.A1000" chart:class="chart:line">
            <chart:data-point chart:repeated="1000"/>
          </chart:series>
          <chart:series chart:style-name="ch7" chart:values-cell-range-address="sensor_data.B1:sensor_data.B1000" chart:class="chart:line">
            <chart:data-point chart:repeated="1000"/>
          </chart:series>
          <chart:series chart:style-name="ch8" chart:values-cell-range-address="sensor_data.C1:sensor_data.C1000" chart:class="chart:line">
            <chart:data-point chart:repeated="1000"/>
          </chart:series>
          <chart:series chart:style-name="ch9" chart:values-cell-range-address="sensor_data.D1:sensor_data.D1000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62809753418">
                <text:p>12.762809753418</text:p>
                <draw:g>
                  <svg:desc>sensor_data.A1:sensor_data.A1000</svg:desc>
                </draw:g>
              </table:table-cell>
              <table:table-cell office:value-type="float" office:value="1.71262914226278">
                <text:p>1.71262914226278</text:p>
                <draw:g>
                  <svg:desc>sensor_data.B1:sensor_data.B1000</svg:desc>
                </draw:g>
              </table:table-cell>
              <table:table-cell office:value-type="float" office:value="0.777462959289551">
                <text:p>0.777462959289551</text:p>
                <draw:g>
                  <svg:desc>sensor_data.C1:sensor_data.C1000</svg:desc>
                </draw:g>
              </table:table-cell>
              <table:table-cell office:value-type="float" office:value="0.083736696009519">
                <text:p>0.083736696009519</text:p>
                <draw:g>
                  <svg:desc>sensor_data.D1:sensor_data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7202930450439">
                <text:p>30.7202930450439</text:p>
              </table:table-cell>
              <table:table-cell office:value-type="float" office:value="2.43174736896041">
                <text:p>2.43174736896041</text:p>
              </table:table-cell>
              <table:table-cell office:value-type="float" office:value="2.26270842552185">
                <text:p>2.26270842552185</text:p>
              </table:table-cell>
              <table:table-cell office:value-type="float" office:value="0.120714811447578">
                <text:p>0.120714811447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704742431641">
                <text:p>10.4704742431641</text:p>
              </table:table-cell>
              <table:table-cell office:value-type="float" office:value="2.34796367696296">
                <text:p>2.34796367696296</text:p>
              </table:table-cell>
              <table:table-cell office:value-type="float" office:value="0.794139921665192">
                <text:p>0.794139921665192</text:p>
              </table:table-cell>
              <table:table-cell office:value-type="float" office:value="0.119636708736307">
                <text:p>0.119636708736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8807945251465">
                <text:p>9.58807945251465</text:p>
              </table:table-cell>
              <table:table-cell office:value-type="float" office:value="2.17978077914446">
                <text:p>2.17978077914446</text:p>
              </table:table-cell>
              <table:table-cell office:value-type="float" office:value="0.724724054336548">
                <text:p>0.724724054336548</text:p>
              </table:table-cell>
              <table:table-cell office:value-type="float" office:value="0.11296995436051">
                <text:p>0.11296995436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5761909484863">
                <text:p>59.5761909484863</text:p>
              </table:table-cell>
              <table:table-cell office:value-type="float" office:value="2.44651743076074">
                <text:p>2.44651743076074</text:p>
              </table:table-cell>
              <table:table-cell office:value-type="float" office:value="4.27529716491699">
                <text:p>4.27529716491699</text:p>
              </table:table-cell>
              <table:table-cell office:value-type="float" office:value="0.126387803332928">
                <text:p>0.126387803332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4357461929321">
                <text:p>4.24357461929321</text:p>
              </table:table-cell>
              <table:table-cell office:value-type="float" office:value="2.38228283891151">
                <text:p>2.38228283891151</text:p>
              </table:table-cell>
              <table:table-cell office:value-type="float" office:value="0.0631544664502144">
                <text:p>0.0631544664502144</text:p>
              </table:table-cell>
              <table:table-cell office:value-type="float" office:value="0.122152811020434">
                <text:p>0.122152811020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6955947875977">
                <text:p>61.6955947875977</text:p>
              </table:table-cell>
              <table:table-cell office:value-type="float" office:value="2.43593034555272">
                <text:p>2.43593034555272</text:p>
              </table:table-cell>
              <table:table-cell office:value-type="float" office:value="4.32333183288574">
                <text:p>4.32333183288574</text:p>
              </table:table-cell>
              <table:table-cell office:value-type="float" office:value="0.12675056162185">
                <text:p>0.12675056162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0183124542236">
                <text:p>0.980183124542236</text:p>
              </table:table-cell>
              <table:table-cell office:value-type="float" office:value="2.33201641891637">
                <text:p>2.33201641891637</text:p>
              </table:table-cell>
              <table:table-cell office:value-type="float" office:value="0.0816496089100838">
                <text:p>0.0816496089100838</text:p>
              </table:table-cell>
              <table:table-cell office:value-type="float" office:value="0.124774949995251">
                <text:p>0.124774949995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7345132827759">
                <text:p>1.27345132827759</text:p>
              </table:table-cell>
              <table:table-cell office:value-type="float" office:value="2.28526935529337">
                <text:p>2.28526935529337</text:p>
              </table:table-cell>
              <table:table-cell office:value-type="float" office:value="0.0663970038294792">
                <text:p>0.0663970038294792</text:p>
              </table:table-cell>
              <table:table-cell office:value-type="float" office:value="0.123215919581466">
                <text:p>0.12321591958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4404394626617">
                <text:p>0.974404394626617</text:p>
              </table:table-cell>
              <table:table-cell office:value-type="float" office:value="2.25124494915808">
                <text:p>2.25124494915808</text:p>
              </table:table-cell>
              <table:table-cell office:value-type="float" office:value="0.07679083943367">
                <text:p>0.07679083943367</text:p>
              </table:table-cell>
              <table:table-cell office:value-type="float" office:value="0.120694750923401">
                <text:p>0.120694750923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045547485352">
                <text:p>55.5045547485352</text:p>
              </table:table-cell>
              <table:table-cell office:value-type="float" office:value="2.51233761735357">
                <text:p>2.51233761735357</text:p>
              </table:table-cell>
              <table:table-cell office:value-type="float" office:value="3.38534593582153">
                <text:p>3.38534593582153</text:p>
              </table:table-cell>
              <table:table-cell office:value-type="float" office:value="0.143221898472059">
                <text:p>0.1432218984720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2047843933105">
                <text:p>37.2047843933105</text:p>
              </table:table-cell>
              <table:table-cell office:value-type="float" office:value="2.46719148196135">
                <text:p>2.46719148196135</text:p>
              </table:table-cell>
              <table:table-cell office:value-type="float" office:value="2.68961262702942">
                <text:p>2.68961262702942</text:p>
              </table:table-cell>
              <table:table-cell office:value-type="float" office:value="0.138092695094012">
                <text:p>0.138092695094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8241806030273">
                <text:p>5.98241806030273</text:p>
              </table:table-cell>
              <table:table-cell office:value-type="float" office:value="2.27159588954369">
                <text:p>2.27159588954369</text:p>
              </table:table-cell>
              <table:table-cell office:value-type="float" office:value="0.428201258182526">
                <text:p>0.428201258182526</text:p>
              </table:table-cell>
              <table:table-cell office:value-type="float" office:value="0.124195691953114">
                <text:p>0.124195691953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2595863342285">
                <text:p>47.2595863342285</text:p>
              </table:table-cell>
              <table:table-cell office:value-type="float" office:value="2.31342494138086">
                <text:p>2.31342494138086</text:p>
              </table:table-cell>
              <table:table-cell office:value-type="float" office:value="0.067408561706543">
                <text:p>0.067408561706543</text:p>
              </table:table-cell>
              <table:table-cell office:value-type="float" office:value="0.117385310082104">
                <text:p>0.117385310082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494984149933">
                <text:p>1.09494984149933</text:p>
              </table:table-cell>
              <table:table-cell office:value-type="float" office:value="2.24893939865631">
                <text:p>2.24893939865631</text:p>
              </table:table-cell>
              <table:table-cell office:value-type="float" office:value="0.0662096217274666">
                <text:p>0.0662096217274666</text:p>
              </table:table-cell>
              <table:table-cell office:value-type="float" office:value="0.114582983795692">
                <text:p>0.1145829837956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4661064147949">
                <text:p>47.4661064147949</text:p>
              </table:table-cell>
              <table:table-cell office:value-type="float" office:value="2.41193509536271">
                <text:p>2.41193509536271</text:p>
              </table:table-cell>
              <table:table-cell office:value-type="float" office:value="0.0524086095392704">
                <text:p>0.0524086095392704</text:p>
              </table:table-cell>
              <table:table-cell office:value-type="float" office:value="0.111152925408528">
                <text:p>0.1111529254085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9898929595947">
                <text:p>23.9898929595947</text:p>
              </table:table-cell>
              <table:table-cell office:value-type="float" office:value="2.39381096226035">
                <text:p>2.39381096226035</text:p>
              </table:table-cell>
              <table:table-cell office:value-type="float" office:value="1.46304249763489">
                <text:p>1.46304249763489</text:p>
              </table:table-cell>
              <table:table-cell office:value-type="float" office:value="0.111202669877424">
                <text:p>0.111202669877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6037344932556">
                <text:p>2.66037344932556</text:p>
              </table:table-cell>
              <table:table-cell office:value-type="float" office:value="2.33812792273905">
                <text:p>2.33812792273905</text:p>
              </table:table-cell>
              <table:table-cell office:value-type="float" office:value="0.192083239555359">
                <text:p>0.192083239555359</text:p>
              </table:table-cell>
              <table:table-cell office:value-type="float" office:value="0.108311053137551">
                <text:p>0.1083110531375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950335979462">
                <text:p>1.13950335979462</text:p>
              </table:table-cell>
              <table:table-cell office:value-type="float" office:value="2.29931022522309">
                <text:p>2.29931022522309</text:p>
              </table:table-cell>
              <table:table-cell office:value-type="float" office:value="0.0670524463057518">
                <text:p>0.0670524463057518</text:p>
              </table:table-cell>
              <table:table-cell office:value-type="float" office:value="0.106925608867949">
                <text:p>0.106925608867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.646171569824">
                <text:p>117.646171569824</text:p>
              </table:table-cell>
              <table:table-cell office:value-type="float" office:value="2.49403923854542">
                <text:p>2.49403923854542</text:p>
              </table:table-cell>
              <table:table-cell office:value-type="float" office:value="8.32334518432617">
                <text:p>8.32334518432617</text:p>
              </table:table-cell>
              <table:table-cell office:value-type="float" office:value="0.115093616356475">
                <text:p>0.115093616356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9290390014648">
                <text:p>29.9290390014648</text:p>
              </table:table-cell>
              <table:table-cell office:value-type="float" office:value="2.51261993269857">
                <text:p>2.51261993269857</text:p>
              </table:table-cell>
              <table:table-cell office:value-type="float" office:value="2.16302442550659">
                <text:p>2.16302442550659</text:p>
              </table:table-cell>
              <table:table-cell office:value-type="float" office:value="0.115543280766478">
                <text:p>0.1155432807664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83518409729">
                <text:p>1.183518409729</text:p>
              </table:table-cell>
              <table:table-cell office:value-type="float" office:value="2.43064169393716">
                <text:p>2.43064169393716</text:p>
              </table:table-cell>
              <table:table-cell office:value-type="float" office:value="0.118740327656269">
                <text:p>0.118740327656269</text:p>
              </table:table-cell>
              <table:table-cell office:value-type="float" office:value="0.114676765345016">
                <text:p>0.114676765345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438362598419">
                <text:p>1.06438362598419</text:p>
              </table:table-cell>
              <table:table-cell office:value-type="float" office:value="2.37856630581197">
                <text:p>2.37856630581197</text:p>
              </table:table-cell>
              <table:table-cell office:value-type="float" office:value="0.727782249450684">
                <text:p>0.727782249450684</text:p>
              </table:table-cell>
              <table:table-cell office:value-type="float" office:value="0.114618170145771">
                <text:p>0.1146181701457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0044293403626">
                <text:p>0.930044293403626</text:p>
              </table:table-cell>
              <table:table-cell office:value-type="float" office:value="2.3589967537207">
                <text:p>2.3589967537207</text:p>
              </table:table-cell>
              <table:table-cell office:value-type="float" office:value="0.0685113146901131">
                <text:p>0.0685113146901131</text:p>
              </table:table-cell>
              <table:table-cell office:value-type="float" office:value="0.113361530256117">
                <text:p>0.113361530256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2030825614929">
                <text:p>1.52030825614929</text:p>
              </table:table-cell>
              <table:table-cell office:value-type="float" office:value="2.32615979537901">
                <text:p>2.32615979537901</text:p>
              </table:table-cell>
              <table:table-cell office:value-type="float" office:value="0.998722076416016">
                <text:p>0.998722076416016</text:p>
              </table:table-cell>
              <table:table-cell office:value-type="float" office:value="0.111453466512599">
                <text:p>0.1114534665125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018270015717">
                <text:p>1.05018270015717</text:p>
              </table:table-cell>
              <table:table-cell office:value-type="float" office:value="2.2882990090146">
                <text:p>2.2882990090146</text:p>
              </table:table-cell>
              <table:table-cell office:value-type="float" office:value="0.0435600243508816">
                <text:p>0.0435600243508816</text:p>
              </table:table-cell>
              <table:table-cell office:value-type="float" office:value="0.109669533943116">
                <text:p>0.109669533943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0687999725342">
                <text:p>16.0687999725342</text:p>
              </table:table-cell>
              <table:table-cell office:value-type="float" office:value="2.28768271433636">
                <text:p>2.28768271433636</text:p>
              </table:table-cell>
              <table:table-cell office:value-type="float" office:value="2.15156173706055">
                <text:p>2.15156173706055</text:p>
              </table:table-cell>
              <table:table-cell office:value-type="float" office:value="0.112126611342595">
                <text:p>0.1121266113425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7532274723053">
                <text:p>0.907532274723053</text:p>
              </table:table-cell>
              <table:table-cell office:value-type="float" office:value="2.27037006517658">
                <text:p>2.27037006517658</text:p>
              </table:table-cell>
              <table:table-cell office:value-type="float" office:value="1.14683222770691">
                <text:p>1.14683222770691</text:p>
              </table:table-cell>
              <table:table-cell office:value-type="float" office:value="0.11241671605553">
                <text:p>0.112416716055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495546340942">
                <text:p>1.07495546340942</text:p>
              </table:table-cell>
              <table:table-cell office:value-type="float" office:value="2.25858740817416">
                <text:p>2.25858740817416</text:p>
              </table:table-cell>
              <table:table-cell office:value-type="float" office:value="0.0620344877243042">
                <text:p>0.0620344877243042</text:p>
              </table:table-cell>
              <table:table-cell office:value-type="float" office:value="0.112331288266906">
                <text:p>0.1123312882669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2020227909088">
                <text:p>1.02020227909088</text:p>
              </table:table-cell>
              <table:table-cell office:value-type="float" office:value="2.24755958334129">
                <text:p>2.24755958334129</text:p>
              </table:table-cell>
              <table:table-cell office:value-type="float" office:value="0.0534496977925301">
                <text:p>0.0534496977925301</text:p>
              </table:table-cell>
              <table:table-cell office:value-type="float" office:value="0.112299786685245">
                <text:p>0.112299786685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5028982162476">
                <text:p>6.35028982162476</text:p>
              </table:table-cell>
              <table:table-cell office:value-type="float" office:value="2.2162510413896">
                <text:p>2.2162510413896</text:p>
              </table:table-cell>
              <table:table-cell office:value-type="float" office:value="0.0836760625243187">
                <text:p>0.0836760625243187</text:p>
              </table:table-cell>
              <table:table-cell office:value-type="float" office:value="0.110973484433979">
                <text:p>0.110973484433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4438381195068">
                <text:p>10.4438381195068</text:p>
              </table:table-cell>
              <table:table-cell office:value-type="float" office:value="2.21097283880268">
                <text:p>2.21097283880268</text:p>
              </table:table-cell>
              <table:table-cell office:value-type="float" office:value="4.27357196807861">
                <text:p>4.27357196807861</text:p>
              </table:table-cell>
              <table:table-cell office:value-type="float" office:value="0.111395111475914">
                <text:p>0.111395111475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284209728241">
                <text:p>1.22284209728241</text:p>
              </table:table-cell>
              <table:table-cell office:value-type="float" office:value="2.18679473173083">
                <text:p>2.18679473173083</text:p>
              </table:table-cell>
              <table:table-cell office:value-type="float" office:value="0.0982018187642098">
                <text:p>0.0982018187642098</text:p>
              </table:table-cell>
              <table:table-cell office:value-type="float" office:value="0.110685015371417">
                <text:p>0.1106850153714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766949176788">
                <text:p>1.08766949176788</text:p>
              </table:table-cell>
              <table:table-cell office:value-type="float" office:value="2.16908389369514">
                <text:p>2.16908389369514</text:p>
              </table:table-cell>
              <table:table-cell office:value-type="float" office:value="1.13053154945374">
                <text:p>1.13053154945374</text:p>
              </table:table-cell>
              <table:table-cell office:value-type="float" office:value="0.110684743505892">
                <text:p>0.110684743505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719993591309">
                <text:p>1.07719993591309</text:p>
              </table:table-cell>
              <table:table-cell office:value-type="float" office:value="2.1431890250042">
                <text:p>2.1431890250042</text:p>
              </table:table-cell>
              <table:table-cell office:value-type="float" office:value="0.0738475024700165">
                <text:p>0.0738475024700165</text:p>
              </table:table-cell>
              <table:table-cell office:value-type="float" office:value="0.109528611213408">
                <text:p>0.1095286112134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31214237213">
                <text:p>1.57031214237213</text:p>
              </table:table-cell>
              <table:table-cell office:value-type="float" office:value="2.14091003325207">
                <text:p>2.14091003325207</text:p>
              </table:table-cell>
              <table:table-cell office:value-type="float" office:value="0.0265053398907185">
                <text:p>0.0265053398907185</text:p>
              </table:table-cell>
              <table:table-cell office:value-type="float" office:value="0.107638429596588">
                <text:p>0.107638429596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2633476257324">
                <text:p>8.02633476257324</text:p>
              </table:table-cell>
              <table:table-cell office:value-type="float" office:value="2.12691226981104">
                <text:p>2.12691226981104</text:p>
              </table:table-cell>
              <table:table-cell office:value-type="float" office:value="0.0458776764571667">
                <text:p>0.0458776764571667</text:p>
              </table:table-cell>
              <table:table-cell office:value-type="float" office:value="0.10585881371102">
                <text:p>0.10585881371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77032327652">
                <text:p>1.9577032327652</text:p>
              </table:table-cell>
              <table:table-cell office:value-type="float" office:value="2.12807416229937">
                <text:p>2.12807416229937</text:p>
              </table:table-cell>
              <table:table-cell office:value-type="float" office:value="0.488530814647675">
                <text:p>0.488530814647675</text:p>
              </table:table-cell>
              <table:table-cell office:value-type="float" office:value="0.106090874784674">
                <text:p>0.1060908747846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1516230106354">
                <text:p>0.931516230106354</text:p>
              </table:table-cell>
              <table:table-cell office:value-type="float" office:value="2.12049592693652">
                <text:p>2.12049592693652</text:p>
              </table:table-cell>
              <table:table-cell office:value-type="float" office:value="0.547494351863861">
                <text:p>0.547494351863861</text:p>
              </table:table-cell>
              <table:table-cell office:value-type="float" office:value="0.106614653842603">
                <text:p>0.1066146538426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127569198608">
                <text:p>1.34127569198608</text:p>
              </table:table-cell>
              <table:table-cell office:value-type="float" office:value="2.1160754252746">
                <text:p>2.1160754252746</text:p>
              </table:table-cell>
              <table:table-cell office:value-type="float" office:value="0.0658156499266625">
                <text:p>0.0658156499266625</text:p>
              </table:table-cell>
              <table:table-cell office:value-type="float" office:value="0.106514819232194">
                <text:p>0.1065148192321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9892761707306">
                <text:p>1.09892761707306</text:p>
              </table:table-cell>
              <table:table-cell office:value-type="float" office:value="2.10046007276908">
                <text:p>2.10046007276908</text:p>
              </table:table-cell>
              <table:table-cell office:value-type="float" office:value="0.262440145015717">
                <text:p>0.262440145015717</text:p>
              </table:table-cell>
              <table:table-cell office:value-type="float" office:value="0.1063017569558">
                <text:p>0.1063017569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.93049621582">
                <text:p>108.93049621582</text:p>
              </table:table-cell>
              <table:table-cell office:value-type="float" office:value="2.1700311332686">
                <text:p>2.1700311332686</text:p>
              </table:table-cell>
              <table:table-cell office:value-type="float" office:value="2.31622409820557">
                <text:p>2.31622409820557</text:p>
              </table:table-cell>
              <table:table-cell office:value-type="float" office:value="0.107734971156294">
                <text:p>0.1077349711562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2524478435516">
                <text:p>1.82524478435516</text:p>
              </table:table-cell>
              <table:table-cell office:value-type="float" office:value="2.16048069315083">
                <text:p>2.16048069315083</text:p>
              </table:table-cell>
              <table:table-cell office:value-type="float" office:value="0.0778691545128822">
                <text:p>0.0778691545128822</text:p>
              </table:table-cell>
              <table:table-cell office:value-type="float" office:value="0.107455715271024">
                <text:p>0.1074557152710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7173767089844">
                <text:p>65.7173767089844</text:p>
              </table:table-cell>
              <table:table-cell office:value-type="float" office:value="2.22303360518101">
                <text:p>2.22303360518101</text:p>
              </table:table-cell>
              <table:table-cell office:value-type="float" office:value="5.89757204055786">
                <text:p>5.89757204055786</text:p>
              </table:table-cell>
              <table:table-cell office:value-type="float" office:value="0.11040155380875">
                <text:p>0.11040155380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1978447437286">
                <text:p>1.11978447437286</text:p>
              </table:table-cell>
              <table:table-cell office:value-type="float" office:value="2.20831315064099">
                <text:p>2.20831315064099</text:p>
              </table:table-cell>
              <table:table-cell office:value-type="float" office:value="0.0897636339068413">
                <text:p>0.0897636339068413</text:p>
              </table:table-cell>
              <table:table-cell office:value-type="float" office:value="0.109407399446172">
                <text:p>0.109407399446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9600691795349">
                <text:p>1.79600691795349</text:p>
              </table:table-cell>
              <table:table-cell office:value-type="float" office:value="2.19886156046888">
                <text:p>2.19886156046888</text:p>
              </table:table-cell>
              <table:table-cell office:value-type="float" office:value="0.0588153712451458">
                <text:p>0.0588153712451458</text:p>
              </table:table-cell>
              <table:table-cell office:value-type="float" office:value="0.107949979727842">
                <text:p>0.107949979727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478885650635">
                <text:p>30.2478885650635</text:p>
              </table:table-cell>
              <table:table-cell office:value-type="float" office:value="2.19697337066767">
                <text:p>2.19697337066767</text:p>
              </table:table-cell>
              <table:table-cell office:value-type="float" office:value="0.074180968105793">
                <text:p>0.074180968105793</text:p>
              </table:table-cell>
              <table:table-cell office:value-type="float" office:value="0.106639061769597">
                <text:p>0.106639061769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4847493171692">
                <text:p>2.14847493171692</text:p>
              </table:table-cell>
              <table:table-cell office:value-type="float" office:value="2.19516996953124">
                <text:p>2.19516996953124</text:p>
              </table:table-cell>
              <table:table-cell office:value-type="float" office:value="2.17109680175781">
                <text:p>2.17109680175781</text:p>
              </table:table-cell>
              <table:table-cell office:value-type="float" office:value="0.107217333951874">
                <text:p>0.1072173339518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3654642105103">
                <text:p>1.33654642105103</text:p>
              </table:table-cell>
              <table:table-cell office:value-type="float" office:value="2.19456332375238">
                <text:p>2.19456332375238</text:p>
              </table:table-cell>
              <table:table-cell office:value-type="float" office:value="0.104865878820419">
                <text:p>0.104865878820419</text:p>
              </table:table-cell>
              <table:table-cell office:value-type="float" office:value="0.107003031430641">
                <text:p>0.107003031430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3648579120636">
                <text:p>1.03648579120636</text:p>
              </table:table-cell>
              <table:table-cell office:value-type="float" office:value="2.19006920626378">
                <text:p>2.19006920626378</text:p>
              </table:table-cell>
              <table:table-cell office:value-type="float" office:value="0.109858982264996">
                <text:p>0.109858982264996</text:p>
              </table:table-cell>
              <table:table-cell office:value-type="float" office:value="0.107071087052852">
                <text:p>0.107071087052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289165019989">
                <text:p>1.1289165019989</text:p>
              </table:table-cell>
              <table:table-cell office:value-type="float" office:value="2.18047062902681">
                <text:p>2.18047062902681</text:p>
              </table:table-cell>
              <table:table-cell office:value-type="float" office:value="0.0692531615495682">
                <text:p>0.0692531615495682</text:p>
              </table:table-cell>
              <table:table-cell office:value-type="float" office:value="0.107104516389689">
                <text:p>0.1071045163896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7992050647736">
                <text:p>0.797992050647736</text:p>
              </table:table-cell>
              <table:table-cell office:value-type="float" office:value="2.17510384820967">
                <text:p>2.17510384820967</text:p>
              </table:table-cell>
              <table:table-cell office:value-type="float" office:value="4.86292314529419">
                <text:p>4.86292314529419</text:p>
              </table:table-cell>
              <table:table-cell office:value-type="float" office:value="0.109083052271549">
                <text:p>0.109083052271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1.296737670898">
                <text:p>221.296737670898</text:p>
              </table:table-cell>
              <table:table-cell office:value-type="float" office:value="2.28220305854168">
                <text:p>2.28220305854168</text:p>
              </table:table-cell>
              <table:table-cell office:value-type="float" office:value="0.062517486512661">
                <text:p>0.062517486512661</text:p>
              </table:table-cell>
              <table:table-cell office:value-type="float" office:value="0.108966056746557">
                <text:p>0.108966056746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0425884723663">
                <text:p>1.40425884723663</text:p>
              </table:table-cell>
              <table:table-cell office:value-type="float" office:value="2.27463700095306">
                <text:p>2.27463700095306</text:p>
              </table:table-cell>
              <table:table-cell office:value-type="float" office:value="0.0661203414201737">
                <text:p>0.0661203414201737</text:p>
              </table:table-cell>
              <table:table-cell office:value-type="float" office:value="0.108963117533902">
                <text:p>0.1089631175339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7617604732513">
                <text:p>0.807617604732513</text:p>
              </table:table-cell>
              <table:table-cell office:value-type="float" office:value="2.26771591765519">
                <text:p>2.26771591765519</text:p>
              </table:table-cell>
              <table:table-cell office:value-type="float" office:value="0.0834192931652069">
                <text:p>0.0834192931652069</text:p>
              </table:table-cell>
              <table:table-cell office:value-type="float" office:value="0.108850822205053">
                <text:p>0.108850822205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01357650756836">
                <text:p>8.01357650756836</text:p>
              </table:table-cell>
              <table:table-cell office:value-type="float" office:value="2.2618217155739">
                <text:p>2.2618217155739</text:p>
              </table:table-cell>
              <table:table-cell office:value-type="float" office:value="0.0451364107429981">
                <text:p>0.0451364107429981</text:p>
              </table:table-cell>
              <table:table-cell office:value-type="float" office:value="0.108478924672031">
                <text:p>0.108478924672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1956615447998">
                <text:p>1.41956615447998</text:p>
              </table:table-cell>
              <table:table-cell office:value-type="float" office:value="2.25463239605846">
                <text:p>2.25463239605846</text:p>
              </table:table-cell>
              <table:table-cell office:value-type="float" office:value="0.0695490911602974">
                <text:p>0.0695490911602974</text:p>
              </table:table-cell>
              <table:table-cell office:value-type="float" office:value="0.107968492855808">
                <text:p>0.1079684928558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2808904647827">
                <text:p>1.02808904647827</text:p>
              </table:table-cell>
              <table:table-cell office:value-type="float" office:value="2.24416827450998">
                <text:p>2.24416827450998</text:p>
              </table:table-cell>
              <table:table-cell office:value-type="float" office:value="0.388661712408066">
                <text:p>0.388661712408066</text:p>
              </table:table-cell>
              <table:table-cell office:value-type="float" office:value="0.107917896759802">
                <text:p>0.107917896759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0923607349396">
                <text:p>1.40923607349396</text:p>
              </table:table-cell>
              <table:table-cell office:value-type="float" office:value="2.24226318718618">
                <text:p>2.24226318718618</text:p>
              </table:table-cell>
              <table:table-cell office:value-type="float" office:value="0.0420302338898182">
                <text:p>0.0420302338898182</text:p>
              </table:table-cell>
              <table:table-cell office:value-type="float" office:value="0.10741830419589">
                <text:p>0.107418304195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2085871696472">
                <text:p>1.32085871696472</text:p>
              </table:table-cell>
              <table:table-cell office:value-type="float" office:value="2.23907751987605">
                <text:p>2.23907751987605</text:p>
              </table:table-cell>
              <table:table-cell office:value-type="float" office:value="0.765179991722107">
                <text:p>0.765179991722107</text:p>
              </table:table-cell>
              <table:table-cell office:value-type="float" office:value="0.107736518980864">
                <text:p>0.1077365189808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5411148071289">
                <text:p>11.5411148071289</text:p>
              </table:table-cell>
              <table:table-cell office:value-type="float" office:value="2.24446446181301">
                <text:p>2.24446446181301</text:p>
              </table:table-cell>
              <table:table-cell office:value-type="float" office:value="0.0842586979269982">
                <text:p>0.0842586979269982</text:p>
              </table:table-cell>
              <table:table-cell office:value-type="float" office:value="0.10788691627318">
                <text:p>0.10788691627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208263874054">
                <text:p>1.07208263874054</text:p>
              </table:table-cell>
              <table:table-cell office:value-type="float" office:value="2.23389645942195">
                <text:p>2.23389645942195</text:p>
              </table:table-cell>
              <table:table-cell office:value-type="float" office:value="3.44190955162048">
                <text:p>3.44190955162048</text:p>
              </table:table-cell>
              <table:table-cell office:value-type="float" office:value="0.108593975686294">
                <text:p>0.1085939756862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4792039394379">
                <text:p>0.874792039394379</text:p>
              </table:table-cell>
              <table:table-cell office:value-type="float" office:value="2.23375661711582">
                <text:p>2.23375661711582</text:p>
              </table:table-cell>
              <table:table-cell office:value-type="float" office:value="0.073900893330574">
                <text:p>0.073900893330574</text:p>
              </table:table-cell>
              <table:table-cell office:value-type="float" office:value="0.108539867268102">
                <text:p>0.1085398672681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309451580048">
                <text:p>1.29309451580048</text:p>
              </table:table-cell>
              <table:table-cell office:value-type="float" office:value="2.23171308909169">
                <text:p>2.23171308909169</text:p>
              </table:table-cell>
              <table:table-cell office:value-type="float" office:value="0.115078367292881">
                <text:p>0.115078367292881</text:p>
              </table:table-cell>
              <table:table-cell office:value-type="float" office:value="0.108555669662424">
                <text:p>0.108555669662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8083374500275">
                <text:p>1.38083374500275</text:p>
              </table:table-cell>
              <table:table-cell office:value-type="float" office:value="2.22759351455076">
                <text:p>2.22759351455076</text:p>
              </table:table-cell>
              <table:table-cell office:value-type="float" office:value="0.0666108727455139">
                <text:p>0.0666108727455139</text:p>
              </table:table-cell>
              <table:table-cell office:value-type="float" office:value="0.108493189417831">
                <text:p>0.1084931894178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7463669776917">
                <text:p>1.57463669776917</text:p>
              </table:table-cell>
              <table:table-cell office:value-type="float" office:value="2.2199672322608">
                <text:p>2.2199672322608</text:p>
              </table:table-cell>
              <table:table-cell office:value-type="float" office:value="0.0531668812036514">
                <text:p>0.0531668812036514</text:p>
              </table:table-cell>
              <table:table-cell office:value-type="float" office:value="0.108267870577455">
                <text:p>0.1082678705774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6124229431152">
                <text:p>19.6124229431152</text:p>
              </table:table-cell>
              <table:table-cell office:value-type="float" office:value="2.21961823234702">
                <text:p>2.21961823234702</text:p>
              </table:table-cell>
              <table:table-cell office:value-type="float" office:value="0.0534782968461514">
                <text:p>0.0534782968461514</text:p>
              </table:table-cell>
              <table:table-cell office:value-type="float" office:value="0.107638947824026">
                <text:p>0.1076389478240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8651914596558">
                <text:p>12.8651914596558</text:p>
              </table:table-cell>
              <table:table-cell office:value-type="float" office:value="2.22145944799786">
                <text:p>2.22145944799786</text:p>
              </table:table-cell>
              <table:table-cell office:value-type="float" office:value="1.50306880474091">
                <text:p>1.50306880474091</text:p>
              </table:table-cell>
              <table:table-cell office:value-type="float" office:value="0.107982419475064">
                <text:p>0.1079824194750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1868207454681">
                <text:p>1.31868207454681</text:p>
              </table:table-cell>
              <table:table-cell office:value-type="float" office:value="2.21415799660619">
                <text:p>2.21415799660619</text:p>
              </table:table-cell>
              <table:table-cell office:value-type="float" office:value="0.929488182067871">
                <text:p>0.929488182067871</text:p>
              </table:table-cell>
              <table:table-cell office:value-type="float" office:value="0.108304598403771">
                <text:p>0.108304598403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9508490562439">
                <text:p>1.09508490562439</text:p>
              </table:table-cell>
              <table:table-cell office:value-type="float" office:value="2.20728513393955">
                <text:p>2.20728513393955</text:p>
              </table:table-cell>
              <table:table-cell office:value-type="float" office:value="0.0811724364757538">
                <text:p>0.0811724364757538</text:p>
              </table:table-cell>
              <table:table-cell office:value-type="float" office:value="0.107945523011582">
                <text:p>0.107945523011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914680480957">
                <text:p>43.914680480957</text:p>
              </table:table-cell>
              <table:table-cell office:value-type="float" office:value="2.23763381276856">
                <text:p>2.23763381276856</text:p>
              </table:table-cell>
              <table:table-cell office:value-type="float" office:value="0.0911221504211426">
                <text:p>0.0911221504211426</text:p>
              </table:table-cell>
              <table:table-cell office:value-type="float" office:value="0.107236162368386">
                <text:p>0.1072361623683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3892345428467">
                <text:p>4.83892345428467</text:p>
              </table:table-cell>
              <table:table-cell office:value-type="float" office:value="2.23464349721493">
                <text:p>2.23464349721493</text:p>
              </table:table-cell>
              <table:table-cell office:value-type="float" office:value="0.0897084400057793">
                <text:p>0.0897084400057793</text:p>
              </table:table-cell>
              <table:table-cell office:value-type="float" office:value="0.107204780954205">
                <text:p>0.107204780954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8916292190552">
                <text:p>1.48916292190552</text:p>
              </table:table-cell>
              <table:table-cell office:value-type="float" office:value="2.23185857188232">
                <text:p>2.23185857188232</text:p>
              </table:table-cell>
              <table:table-cell office:value-type="float" office:value="0.114558167755604">
                <text:p>0.114558167755604</text:p>
              </table:table-cell>
              <table:table-cell office:value-type="float" office:value="0.107186543226609">
                <text:p>0.1071865432266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2296516895294">
                <text:p>0.742296516895294</text:p>
              </table:table-cell>
              <table:table-cell office:value-type="float" office:value="2.23008026852909">
                <text:p>2.23008026852909</text:p>
              </table:table-cell>
              <table:table-cell office:value-type="float" office:value="0.0815033987164498">
                <text:p>0.0815033987164498</text:p>
              </table:table-cell>
              <table:table-cell office:value-type="float" office:value="0.107026793395703">
                <text:p>0.1070267933957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6510946750641">
                <text:p>1.46510946750641</text:p>
              </table:table-cell>
              <table:table-cell office:value-type="float" office:value="2.22380670247497">
                <text:p>2.22380670247497</text:p>
              </table:table-cell>
              <table:table-cell office:value-type="float" office:value="0.0921013280749321">
                <text:p>0.0921013280749321</text:p>
              </table:table-cell>
              <table:table-cell office:value-type="float" office:value="0.106919014868433">
                <text:p>0.106919014868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5360443592072">
                <text:p>0.985360443592072</text:p>
              </table:table-cell>
              <table:table-cell office:value-type="float" office:value="2.22093492662326">
                <text:p>2.22093492662326</text:p>
              </table:table-cell>
              <table:table-cell office:value-type="float" office:value="0.0826400741934776">
                <text:p>0.0826400741934776</text:p>
              </table:table-cell>
              <table:table-cell office:value-type="float" office:value="0.106631411671083">
                <text:p>0.1066314116710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7473001480102">
                <text:p>0.997473001480102</text:p>
              </table:table-cell>
              <table:table-cell office:value-type="float" office:value="2.2140540483777">
                <text:p>2.2140540483777</text:p>
              </table:table-cell>
              <table:table-cell office:value-type="float" office:value="0.0721967220306397">
                <text:p>0.0721967220306397</text:p>
              </table:table-cell>
              <table:table-cell office:value-type="float" office:value="0.106447369785949">
                <text:p>0.1064473697859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91649162769318">
                <text:p>0.791649162769318</text:p>
              </table:table-cell>
              <table:table-cell office:value-type="float" office:value="2.2110448185811">
                <text:p>2.2110448185811</text:p>
              </table:table-cell>
              <table:table-cell office:value-type="float" office:value="0.0119667751714587">
                <text:p>0.0119667751714587</text:p>
              </table:table-cell>
              <table:table-cell office:value-type="float" office:value="0.106068024366809">
                <text:p>0.1060680243668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3359346389771">
                <text:p>12.3359346389771</text:p>
              </table:table-cell>
              <table:table-cell office:value-type="float" office:value="2.21836728044848">
                <text:p>2.21836728044848</text:p>
              </table:table-cell>
              <table:table-cell office:value-type="float" office:value="0.0719754472374916">
                <text:p>0.0719754472374916</text:p>
              </table:table-cell>
              <table:table-cell office:value-type="float" office:value="0.105484151665837">
                <text:p>0.1054841516658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5222156047821">
                <text:p>1.15222156047821</text:p>
              </table:table-cell>
              <table:table-cell office:value-type="float" office:value="2.21393391789833">
                <text:p>2.21393391789833</text:p>
              </table:table-cell>
              <table:table-cell office:value-type="float" office:value="0.0637529790401459">
                <text:p>0.0637529790401459</text:p>
              </table:table-cell>
              <table:table-cell office:value-type="float" office:value="0.10533379465354">
                <text:p>0.10533379465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4182407855988">
                <text:p>1.44182407855988</text:p>
              </table:table-cell>
              <table:table-cell office:value-type="float" office:value="2.20901331197498">
                <text:p>2.20901331197498</text:p>
              </table:table-cell>
              <table:table-cell office:value-type="float" office:value="1.16959095001221">
                <text:p>1.16959095001221</text:p>
              </table:table-cell>
              <table:table-cell office:value-type="float" office:value="0.105839662154184">
                <text:p>0.105839662154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0084984302521">
                <text:p>0.950084984302521</text:p>
              </table:table-cell>
              <table:table-cell office:value-type="float" office:value="2.20684551026985">
                <text:p>2.20684551026985</text:p>
              </table:table-cell>
              <table:table-cell office:value-type="float" office:value="0.0839883685112">
                <text:p>0.0839883685112</text:p>
              </table:table-cell>
              <table:table-cell office:value-type="float" office:value="0.105762013012636">
                <text:p>0.105762013012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8709120750427">
                <text:p>0.958709120750427</text:p>
              </table:table-cell>
              <table:table-cell office:value-type="float" office:value="2.20366000723854">
                <text:p>2.20366000723854</text:p>
              </table:table-cell>
              <table:table-cell office:value-type="float" office:value="0.0680601820349693">
                <text:p>0.0680601820349693</text:p>
              </table:table-cell>
              <table:table-cell office:value-type="float" office:value="0.105641486269151">
                <text:p>0.1056414862691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4654176235199">
                <text:p>0.934654176235199</text:p>
              </table:table-cell>
              <table:table-cell office:value-type="float" office:value="2.20033605443226">
                <text:p>2.20033605443226</text:p>
              </table:table-cell>
              <table:table-cell office:value-type="float" office:value="3.06897711753845">
                <text:p>3.06897711753845</text:p>
              </table:table-cell>
              <table:table-cell office:value-type="float" office:value="0.106952327271477">
                <text:p>0.1069523272714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13657760620117">
                <text:p>8.13657760620117</text:p>
              </table:table-cell>
              <table:table-cell office:value-type="float" office:value="2.20137622560108">
                <text:p>2.20137622560108</text:p>
              </table:table-cell>
              <table:table-cell office:value-type="float" office:value="0.0503295250236988">
                <text:p>0.0503295250236988</text:p>
              </table:table-cell>
              <table:table-cell office:value-type="float" office:value="0.106802666509385">
                <text:p>0.1068026665093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6051375865936">
                <text:p>1.66051375865936</text:p>
              </table:table-cell>
              <table:table-cell office:value-type="float" office:value="2.20032657798705">
                <text:p>2.20032657798705</text:p>
              </table:table-cell>
              <table:table-cell office:value-type="float" office:value="0.0932072848081589">
                <text:p>0.0932072848081589</text:p>
              </table:table-cell>
              <table:table-cell office:value-type="float" office:value="0.106742704924559">
                <text:p>0.106742704924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8014180660248">
                <text:p>1.18014180660248</text:p>
              </table:table-cell>
              <table:table-cell office:value-type="float" office:value="2.19712148236913">
                <text:p>2.19712148236913</text:p>
              </table:table-cell>
              <table:table-cell office:value-type="float" office:value="0.967727482318878">
                <text:p>0.967727482318878</text:p>
              </table:table-cell>
              <table:table-cell office:value-type="float" office:value="0.106922048591795">
                <text:p>0.106922048591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5377221107483">
                <text:p>0.955377221107483</text:p>
              </table:table-cell>
              <table:table-cell office:value-type="float" office:value="2.19520786614983">
                <text:p>2.19520786614983</text:p>
              </table:table-cell>
              <table:table-cell office:value-type="float" office:value="0.0506829433143139">
                <text:p>0.0506829433143139</text:p>
              </table:table-cell>
              <table:table-cell office:value-type="float" office:value="0.106775362203805">
                <text:p>0.1067753622038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7253158092499">
                <text:p>1.07253158092499</text:p>
              </table:table-cell>
              <table:table-cell office:value-type="float" office:value="2.19274845973429">
                <text:p>2.19274845973429</text:p>
              </table:table-cell>
              <table:table-cell office:value-type="float" office:value="0.0837727263569832">
                <text:p>0.0837727263569832</text:p>
              </table:table-cell>
              <table:table-cell office:value-type="float" office:value="0.106669022123149">
                <text:p>0.1066690221231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1512515544891">
                <text:p>1.01512515544891</text:p>
              </table:table-cell>
              <table:table-cell office:value-type="float" office:value="2.18685541339622">
                <text:p>2.18685541339622</text:p>
              </table:table-cell>
              <table:table-cell office:value-type="float" office:value="0.08454679697752">
                <text:p>0.08454679697752</text:p>
              </table:table-cell>
              <table:table-cell office:value-type="float" office:value="0.106650162195335">
                <text:p>0.1066501621953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6960332393646">
                <text:p>1.06960332393646</text:p>
              </table:table-cell>
              <table:table-cell office:value-type="float" office:value="2.18088722898511">
                <text:p>2.18088722898511</text:p>
              </table:table-cell>
              <table:table-cell office:value-type="float" office:value="0.0633066520094872">
                <text:p>0.0633066520094872</text:p>
              </table:table-cell>
              <table:table-cell office:value-type="float" office:value="0.106469478418738">
                <text:p>0.1064694784187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7509708404541">
                <text:p>1.07509708404541</text:p>
              </table:table-cell>
              <table:table-cell office:value-type="float" office:value="2.17652255577136">
                <text:p>2.17652255577136</text:p>
              </table:table-cell>
              <table:table-cell office:value-type="float" office:value="0.0825740844011307">
                <text:p>0.0825740844011307</text:p>
              </table:table-cell>
              <table:table-cell office:value-type="float" office:value="0.106344217284603">
                <text:p>0.1063442172846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9057421684265">
                <text:p>0.989057421684265</text:p>
              </table:table-cell>
              <table:table-cell office:value-type="float" office:value="2.17160606918338">
                <text:p>2.17160606918338</text:p>
              </table:table-cell>
              <table:table-cell office:value-type="float" office:value="0.189420521259308">
                <text:p>0.189420521259308</text:p>
              </table:table-cell>
              <table:table-cell office:value-type="float" office:value="0.106092723737297">
                <text:p>0.1060927237372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.766326904297">
                <text:p>156.766326904297</text:p>
              </table:table-cell>
              <table:table-cell office:value-type="float" office:value="2.21841536831355">
                <text:p>2.21841536831355</text:p>
              </table:table-cell>
              <table:table-cell office:value-type="float" office:value="0.0584485493600369">
                <text:p>0.0584485493600369</text:p>
              </table:table-cell>
              <table:table-cell office:value-type="float" office:value="0.105948019052597">
                <text:p>0.1059480190525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6623573303223">
                <text:p>41.6623573303223</text:p>
              </table:table-cell>
              <table:table-cell office:value-type="float" office:value="2.23930358314433">
                <text:p>2.23930358314433</text:p>
              </table:table-cell>
              <table:table-cell office:value-type="float" office:value="0.0760196670889854">
                <text:p>0.0760196670889854</text:p>
              </table:table-cell>
              <table:table-cell office:value-type="float" office:value="0.105927509316511">
                <text:p>0.1059275093165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3330698013306">
                <text:p>13.3330698013306</text:p>
              </table:table-cell>
              <table:table-cell office:value-type="float" office:value="2.2360248793902">
                <text:p>2.2360248793902</text:p>
              </table:table-cell>
              <table:table-cell office:value-type="float" office:value="0.850261986255646">
                <text:p>0.850261986255646</text:p>
              </table:table-cell>
              <table:table-cell office:value-type="float" office:value="0.105870528530928">
                <text:p>0.105870528530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1181981563568">
                <text:p>0.791181981563568</text:p>
              </table:table-cell>
              <table:table-cell office:value-type="float" office:value="2.23320293946009">
                <text:p>2.23320293946009</text:p>
              </table:table-cell>
              <table:table-cell office:value-type="float" office:value="0.0603281185030937">
                <text:p>0.0603281185030937</text:p>
              </table:table-cell>
              <table:table-cell office:value-type="float" office:value="0.105863960051988">
                <text:p>0.1058639600519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8232598304749">
                <text:p>0.878232598304749</text:p>
              </table:table-cell>
              <table:table-cell office:value-type="float" office:value="2.23185412929804">
                <text:p>2.23185412929804</text:p>
              </table:table-cell>
              <table:table-cell office:value-type="float" office:value="0.062771163880825">
                <text:p>0.062771163880825</text:p>
              </table:table-cell>
              <table:table-cell office:value-type="float" office:value="0.105786222678528">
                <text:p>0.105786222678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3918404579163">
                <text:p>0.883918404579163</text:p>
              </table:table-cell>
              <table:table-cell office:value-type="float" office:value="2.22932157627875">
                <text:p>2.22932157627875</text:p>
              </table:table-cell>
              <table:table-cell office:value-type="float" office:value="0.0573471710085869">
                <text:p>0.0573471710085869</text:p>
              </table:table-cell>
              <table:table-cell office:value-type="float" office:value="0.105536629732084">
                <text:p>0.1055366297320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.169097900391">
                <text:p>153.169097900391</text:p>
              </table:table-cell>
              <table:table-cell office:value-type="float" office:value="2.28739553195887">
                <text:p>2.28739553195887</text:p>
              </table:table-cell>
              <table:table-cell office:value-type="float" office:value="0.0766604691743851">
                <text:p>0.0766604691743851</text:p>
              </table:table-cell>
              <table:table-cell office:value-type="float" office:value="0.105423665303082">
                <text:p>0.1054236653030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77039849758148">
                <text:p>0.877039849758148</text:p>
              </table:table-cell>
              <table:table-cell office:value-type="float" office:value="2.28228365166334">
                <text:p>2.28228365166334</text:p>
              </table:table-cell>
              <table:table-cell office:value-type="float" office:value="0.0685897544026375">
                <text:p>0.0685897544026375</text:p>
              </table:table-cell>
              <table:table-cell office:value-type="float" office:value="0.105500184499259">
                <text:p>0.1055001844992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10403907299041">
                <text:p>0.910403907299041</text:p>
              </table:table-cell>
              <table:table-cell office:value-type="float" office:value="2.28024954199881">
                <text:p>2.28024954199881</text:p>
              </table:table-cell>
              <table:table-cell office:value-type="float" office:value="0.0476381406188011">
                <text:p>0.0476381406188011</text:p>
              </table:table-cell>
              <table:table-cell office:value-type="float" office:value="0.105339168031262">
                <text:p>0.1053391680312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7210400104523">
                <text:p>1.17210400104523</text:p>
              </table:table-cell>
              <table:table-cell office:value-type="float" office:value="2.27768873941263">
                <text:p>2.27768873941263</text:p>
              </table:table-cell>
              <table:table-cell office:value-type="float" office:value="0.0576433800160885">
                <text:p>0.0576433800160885</text:p>
              </table:table-cell>
              <table:table-cell office:value-type="float" office:value="0.105239780824628">
                <text:p>0.1052397808246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09033203125">
                <text:p>13.09033203125</text:p>
              </table:table-cell>
              <table:table-cell office:value-type="float" office:value="2.27531284275923">
                <text:p>2.27531284275923</text:p>
              </table:table-cell>
              <table:table-cell office:value-type="float" office:value="1.16528832912445">
                <text:p>1.16528832912445</text:p>
              </table:table-cell>
              <table:table-cell office:value-type="float" office:value="0.105920453643027">
                <text:p>0.1059204536430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0008535385132">
                <text:p>1.00008535385132</text:p>
              </table:table-cell>
              <table:table-cell office:value-type="float" office:value="2.2694045304762">
                <text:p>2.2694045304762</text:p>
              </table:table-cell>
              <table:table-cell office:value-type="float" office:value="0.0775706171989441">
                <text:p>0.0775706171989441</text:p>
              </table:table-cell>
              <table:table-cell office:value-type="float" office:value="0.105550084385246">
                <text:p>0.1055500843852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2588391304016">
                <text:p>1.02588391304016</text:p>
              </table:table-cell>
              <table:table-cell office:value-type="float" office:value="2.26563708005828">
                <text:p>2.26563708005828</text:p>
              </table:table-cell>
              <table:table-cell office:value-type="float" office:value="0.0758043825626373">
                <text:p>0.0758043825626373</text:p>
              </table:table-cell>
              <table:table-cell office:value-type="float" office:value="0.105418445675512">
                <text:p>0.1054184456755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59177529811859">
                <text:p>0.859177529811859</text:p>
              </table:table-cell>
              <table:table-cell office:value-type="float" office:value="2.26307914108216">
                <text:p>2.26307914108216</text:p>
              </table:table-cell>
              <table:table-cell office:value-type="float" office:value="0.0533348508179188">
                <text:p>0.0533348508179188</text:p>
              </table:table-cell>
              <table:table-cell office:value-type="float" office:value="0.105442799518652">
                <text:p>0.1054427995186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1356716156006">
                <text:p>1.31356716156006</text:p>
              </table:table-cell>
              <table:table-cell office:value-type="float" office:value="2.26017467500959">
                <text:p>2.26017467500959</text:p>
              </table:table-cell>
              <table:table-cell office:value-type="float" office:value="0.0455690287053585">
                <text:p>0.0455690287053585</text:p>
              </table:table-cell>
              <table:table-cell office:value-type="float" office:value="0.105076213611462">
                <text:p>0.1050762136114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.083969116211">
                <text:p>211.083969116211</text:p>
              </table:table-cell>
              <table:table-cell office:value-type="float" office:value="2.29891190065339">
                <text:p>2.29891190065339</text:p>
              </table:table-cell>
              <table:table-cell office:value-type="float" office:value="0.797683656215668">
                <text:p>0.797683656215668</text:p>
              </table:table-cell>
              <table:table-cell office:value-type="float" office:value="0.105397535109255">
                <text:p>0.1053975351092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52344655990601">
                <text:p>0.952344655990601</text:p>
              </table:table-cell>
              <table:table-cell office:value-type="float" office:value="2.29649715658587">
                <text:p>2.29649715658587</text:p>
              </table:table-cell>
              <table:table-cell office:value-type="float" office:value="0.0511305294930935">
                <text:p>0.0511305294930935</text:p>
              </table:table-cell>
              <table:table-cell office:value-type="float" office:value="0.105198962451957">
                <text:p>0.1051989624519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2299094200134">
                <text:p>1.52299094200134</text:p>
              </table:table-cell>
              <table:table-cell office:value-type="float" office:value="1.72205866577614">
                <text:p>1.72205866577614</text:p>
              </table:table-cell>
              <table:table-cell office:value-type="float" office:value="0.0977416783571243">
                <text:p>0.0977416783571243</text:p>
              </table:table-cell>
              <table:table-cell office:value-type="float" office:value="0.0770808844695481">
                <text:p>0.0770808844695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.4648933410645">
                <text:p>58.4648933410645</text:p>
              </table:table-cell>
              <table:table-cell office:value-type="float" office:value="2.22477393465071">
                <text:p>2.22477393465071</text:p>
              </table:table-cell>
              <table:table-cell office:value-type="float" office:value="3.56512713432312">
                <text:p>3.56512713432312</text:p>
              </table:table-cell>
              <table:table-cell office:value-type="float" office:value="0.115188792054153">
                <text:p>0.1151887920541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0035085678101">
                <text:p>1.60035085678101</text:p>
              </table:table-cell>
              <table:table-cell office:value-type="float" office:value="2.06945881332881">
                <text:p>2.06945881332881</text:p>
              </table:table-cell>
              <table:table-cell office:value-type="float" office:value="0.0992232859134674">
                <text:p>0.0992232859134674</text:p>
              </table:table-cell>
              <table:table-cell office:value-type="float" office:value="0.103492482018305">
                <text:p>0.1034924820183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3922204971314">
                <text:p>4.73922204971314</text:p>
              </table:table-cell>
              <table:table-cell office:value-type="float" office:value="1.99954349714754">
                <text:p>1.99954349714754</text:p>
              </table:table-cell>
              <table:table-cell office:value-type="float" office:value="0.338332682847977">
                <text:p>0.338332682847977</text:p>
              </table:table-cell>
              <table:table-cell office:value-type="float" office:value="0.102137285904143">
                <text:p>0.1021372859041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6559448242188">
                <text:p>17.6559448242188</text:p>
              </table:table-cell>
              <table:table-cell office:value-type="float" office:value="2.01096503552652">
                <text:p>2.01096503552652</text:p>
              </table:table-cell>
              <table:table-cell office:value-type="float" office:value="1.07841885089874">
                <text:p>1.07841885089874</text:p>
              </table:table-cell>
              <table:table-cell office:value-type="float" office:value="0.106040248317656">
                <text:p>0.1060402483176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6416091918945">
                <text:p>4.46416091918945</text:p>
              </table:table-cell>
              <table:table-cell office:value-type="float" office:value="1.96779768853711">
                <text:p>1.96779768853711</text:p>
              </table:table-cell>
              <table:table-cell office:value-type="float" office:value="0.0733175575733185">
                <text:p>0.0733175575733185</text:p>
              </table:table-cell>
              <table:table-cell office:value-type="float" office:value="0.10368937248401">
                <text:p>0.103689372484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0126683712006">
                <text:p>1.00126683712006</text:p>
              </table:table-cell>
              <table:table-cell office:value-type="float" office:value="1.95231474426876">
                <text:p>1.95231474426876</text:p>
              </table:table-cell>
              <table:table-cell office:value-type="float" office:value="0.0620847679674626">
                <text:p>0.0620847679674626</text:p>
              </table:table-cell>
              <table:table-cell office:value-type="float" office:value="0.103294458593082">
                <text:p>0.1032944585930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8795909881592">
                <text:p>17.8795909881592</text:p>
              </table:table-cell>
              <table:table-cell office:value-type="float" office:value="2.03466300046681">
                <text:p>2.03466300046681</text:p>
              </table:table-cell>
              <table:table-cell office:value-type="float" office:value="1.33359467983246">
                <text:p>1.33359467983246</text:p>
              </table:table-cell>
              <table:table-cell office:value-type="float" office:value="0.108095617563866">
                <text:p>0.1080956175638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1.606719970703">
                <text:p>141.606719970703</text:p>
              </table:table-cell>
              <table:table-cell office:value-type="float" office:value="2.23692671354426">
                <text:p>2.23692671354426</text:p>
              </table:table-cell>
              <table:table-cell office:value-type="float" office:value="9.86249256134033">
                <text:p>9.86249256134033</text:p>
              </table:table-cell>
              <table:table-cell office:value-type="float" office:value="0.116774753317083">
                <text:p>0.1167747533170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1318635940552">
                <text:p>1.11318635940552</text:p>
              </table:table-cell>
              <table:table-cell office:value-type="float" office:value="2.15749036979413">
                <text:p>2.15749036979413</text:p>
              </table:table-cell>
              <table:table-cell office:value-type="float" office:value="0.0695416554808617">
                <text:p>0.0695416554808617</text:p>
              </table:table-cell>
              <table:table-cell office:value-type="float" office:value="0.109076960238577">
                <text:p>0.1090769602385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4430863857269">
                <text:p>1.94430863857269</text:p>
              </table:table-cell>
              <table:table-cell office:value-type="float" office:value="2.11714469694154">
                <text:p>2.11714469694154</text:p>
              </table:table-cell>
              <table:table-cell office:value-type="float" office:value="3.68689513206482">
                <text:p>3.68689513206482</text:p>
              </table:table-cell>
              <table:table-cell office:value-type="float" office:value="0.110404431217255">
                <text:p>0.1104044312172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7289044857025">
                <text:p>1.27289044857025</text:p>
              </table:table-cell>
              <table:table-cell office:value-type="float" office:value="2.09946935580271">
                <text:p>2.09946935580271</text:p>
              </table:table-cell>
              <table:table-cell office:value-type="float" office:value="0.120254352688789">
                <text:p>0.120254352688789</text:p>
              </table:table-cell>
              <table:table-cell office:value-type="float" office:value="0.110651241665626">
                <text:p>0.1106512416656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1731643676758">
                <text:p>21.1731643676758</text:p>
              </table:table-cell>
              <table:table-cell office:value-type="float" office:value="2.11980059566811">
                <text:p>2.11980059566811</text:p>
              </table:table-cell>
              <table:table-cell office:value-type="float" office:value="0.0772660225629807">
                <text:p>0.0772660225629807</text:p>
              </table:table-cell>
              <table:table-cell office:value-type="float" office:value="0.110206888950418">
                <text:p>0.1102068889504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6248807907105">
                <text:p>4.06248807907105</text:p>
              </table:table-cell>
              <table:table-cell office:value-type="float" office:value="2.08809860662662">
                <text:p>2.08809860662662</text:p>
              </table:table-cell>
              <table:table-cell office:value-type="float" office:value="0.0604799650609493">
                <text:p>0.0604799650609493</text:p>
              </table:table-cell>
              <table:table-cell office:value-type="float" office:value="0.108617078766396">
                <text:p>0.1086170787663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9158744812012">
                <text:p>5.19158744812012</text:p>
              </table:table-cell>
              <table:table-cell office:value-type="float" office:value="2.04883326564949">
                <text:p>2.04883326564949</text:p>
              </table:table-cell>
              <table:table-cell office:value-type="float" office:value="0.855467915534973">
                <text:p>0.855467915534973</text:p>
              </table:table-cell>
              <table:table-cell office:value-type="float" office:value="0.108993899394451">
                <text:p>0.1089938993944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87494623661041">
                <text:p>0.887494623661041</text:p>
              </table:table-cell>
              <table:table-cell office:value-type="float" office:value="2.03868366027572">
                <text:p>2.03868366027572</text:p>
              </table:table-cell>
              <table:table-cell office:value-type="float" office:value="0.107312716543674">
                <text:p>0.107312716543674</text:p>
              </table:table-cell>
              <table:table-cell office:value-type="float" office:value="0.108381762913262">
                <text:p>0.1083817629132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7439346313477">
                <text:p>17.7439346313477</text:p>
              </table:table-cell>
              <table:table-cell office:value-type="float" office:value="2.06195677539063">
                <text:p>2.06195677539063</text:p>
              </table:table-cell>
              <table:table-cell office:value-type="float" office:value="0.0540339909493923">
                <text:p>0.0540339909493923</text:p>
              </table:table-cell>
              <table:table-cell office:value-type="float" office:value="0.108652163537825">
                <text:p>0.108652163537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6751775741577">
                <text:p>1.06751775741577</text:p>
              </table:table-cell>
              <table:table-cell office:value-type="float" office:value="2.04789448584451">
                <text:p>2.04789448584451</text:p>
              </table:table-cell>
              <table:table-cell office:value-type="float" office:value="1.34455120563507">
                <text:p>1.34455120563507</text:p>
              </table:table-cell>
              <table:table-cell office:value-type="float" office:value="0.109987536254833">
                <text:p>0.1099875362548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7852725982666">
                <text:p>16.7852725982666</text:p>
              </table:table-cell>
              <table:table-cell office:value-type="float" office:value="2.0401210578432">
                <text:p>2.0401210578432</text:p>
              </table:table-cell>
              <table:table-cell office:value-type="float" office:value="0.0524747371673584">
                <text:p>0.0524747371673584</text:p>
              </table:table-cell>
              <table:table-cell office:value-type="float" office:value="0.107876235359007">
                <text:p>0.1078762353590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8414311409">
                <text:p>1.088414311409</text:p>
              </table:table-cell>
              <table:table-cell office:value-type="float" office:value="2.02593362845811">
                <text:p>2.02593362845811</text:p>
              </table:table-cell>
              <table:table-cell office:value-type="float" office:value="0.063145138323307">
                <text:p>0.063145138323307</text:p>
              </table:table-cell>
              <table:table-cell office:value-type="float" office:value="0.106948048461605">
                <text:p>0.1069480484616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7128162384033">
                <text:p>22.7128162384033</text:p>
              </table:table-cell>
              <table:table-cell office:value-type="float" office:value="2.04016284925452">
                <text:p>2.04016284925452</text:p>
              </table:table-cell>
              <table:table-cell office:value-type="float" office:value="0.0673736482858658">
                <text:p>0.0673736482858658</text:p>
              </table:table-cell>
              <table:table-cell office:value-type="float" office:value="0.106304811310237">
                <text:p>0.1063048113102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1535606384277">
                <text:p>23.1535606384277</text:p>
              </table:table-cell>
              <table:table-cell office:value-type="float" office:value="2.0447110183028">
                <text:p>2.0447110183028</text:p>
              </table:table-cell>
              <table:table-cell office:value-type="float" office:value="1.60255217552185">
                <text:p>1.60255217552185</text:p>
              </table:table-cell>
              <table:table-cell office:value-type="float" office:value="0.107185967640835">
                <text:p>0.1071859676408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6164865493774">
                <text:p>1.26164865493774</text:p>
              </table:table-cell>
              <table:table-cell office:value-type="float" office:value="2.03686736598295">
                <text:p>2.03686736598295</text:p>
              </table:table-cell>
              <table:table-cell office:value-type="float" office:value="1.66009020805359">
                <text:p>1.66009020805359</text:p>
              </table:table-cell>
              <table:table-cell office:value-type="float" office:value="0.107855369397689">
                <text:p>0.1078553693976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2.999099731445">
                <text:p>232.999099731445</text:p>
              </table:table-cell>
              <table:table-cell office:value-type="float" office:value="2.17723757743284">
                <text:p>2.17723757743284</text:p>
              </table:table-cell>
              <table:table-cell office:value-type="float" office:value="0.03988141939044">
                <text:p>0.03988141939044</text:p>
              </table:table-cell>
              <table:table-cell office:value-type="float" office:value="0.107101337362347">
                <text:p>0.1071013373623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45054352283478">
                <text:p>0.945054352283478</text:p>
              </table:table-cell>
              <table:table-cell office:value-type="float" office:value="2.17090777685912">
                <text:p>2.17090777685912</text:p>
              </table:table-cell>
              <table:table-cell office:value-type="float" office:value="0.0509323440492153">
                <text:p>0.0509323440492153</text:p>
              </table:table-cell>
              <table:table-cell office:value-type="float" office:value="0.106765464560538">
                <text:p>0.1067654645605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5856506824493">
                <text:p>0.825856506824493</text:p>
              </table:table-cell>
              <table:table-cell office:value-type="float" office:value="2.16378309038049">
                <text:p>2.16378309038049</text:p>
              </table:table-cell>
              <table:table-cell office:value-type="float" office:value="0.050822988152504">
                <text:p>0.050822988152504</text:p>
              </table:table-cell>
              <table:table-cell office:value-type="float" office:value="0.106412557368585">
                <text:p>0.1064125573685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9.071884155273">
                <text:p>109.071884155273</text:p>
              </table:table-cell>
              <table:table-cell office:value-type="float" office:value="2.26066574542573">
                <text:p>2.26066574542573</text:p>
              </table:table-cell>
              <table:table-cell office:value-type="float" office:value="0.0606742575764656">
                <text:p>0.0606742575764656</text:p>
              </table:table-cell>
              <table:table-cell office:value-type="float" office:value="0.105552816363267">
                <text:p>0.1055528163632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6391530036926">
                <text:p>1.26391530036926</text:p>
              </table:table-cell>
              <table:table-cell office:value-type="float" office:value="2.24620162711498">
                <text:p>2.24620162711498</text:p>
              </table:table-cell>
              <table:table-cell office:value-type="float" office:value="0.0635128393769264">
                <text:p>0.0635128393769264</text:p>
              </table:table-cell>
              <table:table-cell office:value-type="float" office:value="0.105349517586412">
                <text:p>0.1053495175864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.155181884766">
                <text:p>209.155181884766</text:p>
              </table:table-cell>
              <table:table-cell office:value-type="float" office:value="2.33414182082121">
                <text:p>2.33414182082121</text:p>
              </table:table-cell>
              <table:table-cell office:value-type="float" office:value="0.0590436272323132">
                <text:p>0.0590436272323132</text:p>
              </table:table-cell>
              <table:table-cell office:value-type="float" office:value="0.104476913748933">
                <text:p>0.1044769137489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8549509048462">
                <text:p>3.48549509048462</text:p>
              </table:table-cell>
              <table:table-cell office:value-type="float" office:value="2.31267241345994">
                <text:p>2.31267241345994</text:p>
              </table:table-cell>
              <table:table-cell office:value-type="float" office:value="14.5658292770386">
                <text:p>14.5658292770386</text:p>
              </table:table-cell>
              <table:table-cell office:value-type="float" office:value="0.10785160220519">
                <text:p>0.107851602205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0490431785583">
                <text:p>2.70490431785583</text:p>
              </table:table-cell>
              <table:table-cell office:value-type="float" office:value="2.30796171030825">
                <text:p>2.30796171030825</text:p>
              </table:table-cell>
              <table:table-cell office:value-type="float" office:value="0.976689517498016">
                <text:p>0.976689517498016</text:p>
              </table:table-cell>
              <table:table-cell office:value-type="float" office:value="0.107342828477797">
                <text:p>0.1073428284777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3793437480926">
                <text:p>0.983793437480926</text:p>
              </table:table-cell>
              <table:table-cell office:value-type="float" office:value="2.30251617766093">
                <text:p>2.30251617766093</text:p>
              </table:table-cell>
              <table:table-cell office:value-type="float" office:value="0.0438917949795723">
                <text:p>0.0438917949795723</text:p>
              </table:table-cell>
              <table:table-cell office:value-type="float" office:value="0.106754847643369">
                <text:p>0.106754847643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6517028808594">
                <text:p>14.6517028808594</text:p>
              </table:table-cell>
              <table:table-cell office:value-type="float" office:value="2.31409757818281">
                <text:p>2.31409757818281</text:p>
              </table:table-cell>
              <table:table-cell office:value-type="float" office:value="0.0656223446130753">
                <text:p>0.0656223446130753</text:p>
              </table:table-cell>
              <table:table-cell office:value-type="float" office:value="0.106115898453304">
                <text:p>0.106115898453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26975727081299">
                <text:p>9.26975727081299</text:p>
              </table:table-cell>
              <table:table-cell office:value-type="float" office:value="2.31242374215761">
                <text:p>2.31242374215761</text:p>
              </table:table-cell>
              <table:table-cell office:value-type="float" office:value="0.0636973977088928">
                <text:p>0.0636973977088928</text:p>
              </table:table-cell>
              <table:table-cell office:value-type="float" office:value="0.105734421807409">
                <text:p>0.1057344218074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7874279022217">
                <text:p>0.977874279022217</text:p>
              </table:table-cell>
              <table:table-cell office:value-type="float" office:value="2.29876190889319">
                <text:p>2.29876190889319</text:p>
              </table:table-cell>
              <table:table-cell office:value-type="float" office:value="1.05233061313629">
                <text:p>1.05233061313629</text:p>
              </table:table-cell>
              <table:table-cell office:value-type="float" office:value="0.106366053819766">
                <text:p>0.1063660538197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55605459213257">
                <text:p>7.55605459213257</text:p>
              </table:table-cell>
              <table:table-cell office:value-type="float" office:value="2.29715663556478">
                <text:p>2.29715663556478</text:p>
              </table:table-cell>
              <table:table-cell office:value-type="float" office:value="0.0690532699227333">
                <text:p>0.0690532699227333</text:p>
              </table:table-cell>
              <table:table-cell office:value-type="float" office:value="0.106242178012537">
                <text:p>0.1062421780125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3896689414978">
                <text:p>1.03896689414978</text:p>
              </table:table-cell>
              <table:table-cell office:value-type="float" office:value="2.29315901175355">
                <text:p>2.29315901175355</text:p>
              </table:table-cell>
              <table:table-cell office:value-type="float" office:value="0.107018910348415">
                <text:p>0.107018910348415</text:p>
              </table:table-cell>
              <table:table-cell office:value-type="float" office:value="0.106175156215382">
                <text:p>0.1061751562153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02144813537598">
                <text:p>9.02144813537598</text:p>
              </table:table-cell>
              <table:table-cell office:value-type="float" office:value="2.28230837792169">
                <text:p>2.28230837792169</text:p>
              </table:table-cell>
              <table:table-cell office:value-type="float" office:value="0.0652118250727654">
                <text:p>0.0652118250727654</text:p>
              </table:table-cell>
              <table:table-cell office:value-type="float" office:value="0.1049932462451">
                <text:p>0.10499324624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69638299942017">
                <text:p>5.69638299942017</text:p>
              </table:table-cell>
              <table:table-cell office:value-type="float" office:value="2.27036112799983">
                <text:p>2.27036112799983</text:p>
              </table:table-cell>
              <table:table-cell office:value-type="float" office:value="0.0305530596524477">
                <text:p>0.0305530596524477</text:p>
              </table:table-cell>
              <table:table-cell office:value-type="float" office:value="0.102878336223167">
                <text:p>0.1028783362231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260078430176">
                <text:p>32.3260078430176</text:p>
              </table:table-cell>
              <table:table-cell office:value-type="float" office:value="2.28121090967707">
                <text:p>2.28121090967707</text:p>
              </table:table-cell>
              <table:table-cell office:value-type="float" office:value="0.081460140645504">
                <text:p>0.081460140645504</text:p>
              </table:table-cell>
              <table:table-cell office:value-type="float" office:value="0.102350627986079">
                <text:p>0.1023506279860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907639503479">
                <text:p>1.6907639503479</text:p>
              </table:table-cell>
              <table:table-cell office:value-type="float" office:value="2.2765884550273">
                <text:p>2.2765884550273</text:p>
              </table:table-cell>
              <table:table-cell office:value-type="float" office:value="2.64285016059875">
                <text:p>2.64285016059875</text:p>
              </table:table-cell>
              <table:table-cell office:value-type="float" office:value="0.103931960113296">
                <text:p>0.1039319601132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392192840576">
                <text:p>1.56392192840576</text:p>
              </table:table-cell>
              <table:table-cell office:value-type="float" office:value="2.26647949992254">
                <text:p>2.26647949992254</text:p>
              </table:table-cell>
              <table:table-cell office:value-type="float" office:value="0.100260578095913">
                <text:p>0.100260578095913</text:p>
              </table:table-cell>
              <table:table-cell office:value-type="float" office:value="0.103886945666444">
                <text:p>0.1038869456664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88003063201904">
                <text:p>4.88003063201904</text:p>
              </table:table-cell>
              <table:table-cell office:value-type="float" office:value="2.25382438552906">
                <text:p>2.25382438552906</text:p>
              </table:table-cell>
              <table:table-cell office:value-type="float" office:value="0.0712515935301781">
                <text:p>0.0712515935301781</text:p>
              </table:table-cell>
              <table:table-cell office:value-type="float" office:value="0.10316014276947">
                <text:p>0.103160142769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0.553146362305">
                <text:p>130.553146362305</text:p>
              </table:table-cell>
              <table:table-cell office:value-type="float" office:value="2.30126272001397">
                <text:p>2.30126272001397</text:p>
              </table:table-cell>
              <table:table-cell office:value-type="float" office:value="0.753772735595703">
                <text:p>0.753772735595703</text:p>
              </table:table-cell>
              <table:table-cell office:value-type="float" office:value="0.103317161352887">
                <text:p>0.1033171613528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4728899002075">
                <text:p>0.894728899002075</text:p>
              </table:table-cell>
              <table:table-cell office:value-type="float" office:value="2.29376305889959">
                <text:p>2.29376305889959</text:p>
              </table:table-cell>
              <table:table-cell office:value-type="float" office:value="0.038236528635025">
                <text:p>0.038236528635025</text:p>
              </table:table-cell>
              <table:table-cell office:value-type="float" office:value="0.1025718135465">
                <text:p>0.10257181354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8753390312195">
                <text:p>1.38753390312195</text:p>
              </table:table-cell>
              <table:table-cell office:value-type="float" office:value="2.28710048826954">
                <text:p>2.28710048826954</text:p>
              </table:table-cell>
              <table:table-cell office:value-type="float" office:value="0.0557200498878956">
                <text:p>0.0557200498878956</text:p>
              </table:table-cell>
              <table:table-cell office:value-type="float" office:value="0.102178428222491">
                <text:p>0.102178428222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57589197158814">
                <text:p>6.57589197158814</text:p>
              </table:table-cell>
              <table:table-cell office:value-type="float" office:value="2.28651212122917">
                <text:p>2.28651212122917</text:p>
              </table:table-cell>
              <table:table-cell office:value-type="float" office:value="0.0639108493924141">
                <text:p>0.0639108493924141</text:p>
              </table:table-cell>
              <table:table-cell office:value-type="float" office:value="0.10209988255356">
                <text:p>0.102099882553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8934328556061">
                <text:p>0.998934328556061</text:p>
              </table:table-cell>
              <table:table-cell office:value-type="float" office:value="2.28259572743233">
                <text:p>2.28259572743233</text:p>
              </table:table-cell>
              <table:table-cell office:value-type="float" office:value="0.0637102946639061">
                <text:p>0.0637102946639061</text:p>
              </table:table-cell>
              <table:table-cell office:value-type="float" office:value="0.102101492054582">
                <text:p>0.1021014920545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8475270271301">
                <text:p>1.18475270271301</text:p>
              </table:table-cell>
              <table:table-cell office:value-type="float" office:value="2.27027526518369">
                <text:p>2.27027526518369</text:p>
              </table:table-cell>
              <table:table-cell office:value-type="float" office:value="0.114494398236275">
                <text:p>0.114494398236275</text:p>
              </table:table-cell>
              <table:table-cell office:value-type="float" office:value="0.101719012989031">
                <text:p>0.1017190129890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303227186203">
                <text:p>1.2303227186203</text:p>
              </table:table-cell>
              <table:table-cell office:value-type="float" office:value="2.25754390058884">
                <text:p>2.25754390058884</text:p>
              </table:table-cell>
              <table:table-cell office:value-type="float" office:value="0.0919422656297684">
                <text:p>0.0919422656297684</text:p>
              </table:table-cell>
              <table:table-cell office:value-type="float" office:value="0.101094597260227">
                <text:p>0.1010945972602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5473115444183">
                <text:p>1.65473115444183</text:p>
              </table:table-cell>
              <table:table-cell office:value-type="float" office:value="2.25284867734216">
                <text:p>2.25284867734216</text:p>
              </table:table-cell>
              <table:table-cell office:value-type="float" office:value="0.0454490371048451">
                <text:p>0.0454490371048451</text:p>
              </table:table-cell>
              <table:table-cell office:value-type="float" office:value="0.100694938944502">
                <text:p>0.1006949389445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1673769950867">
                <text:p>1.01673769950867</text:p>
              </table:table-cell>
              <table:table-cell office:value-type="float" office:value="2.24700552144144">
                <text:p>2.24700552144144</text:p>
              </table:table-cell>
              <table:table-cell office:value-type="float" office:value="0.0485970564186573">
                <text:p>0.0485970564186573</text:p>
              </table:table-cell>
              <table:table-cell office:value-type="float" office:value="0.10040280933633">
                <text:p>0.100402809336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0103549957275">
                <text:p>1.20103549957275</text:p>
              </table:table-cell>
              <table:table-cell office:value-type="float" office:value="2.24000878455867">
                <text:p>2.24000878455867</text:p>
              </table:table-cell>
              <table:table-cell office:value-type="float" office:value="0.353766024112701">
                <text:p>0.353766024112701</text:p>
              </table:table-cell>
              <table:table-cell office:value-type="float" office:value="0.100003548635779">
                <text:p>0.1000035486357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4485678672791">
                <text:p>0.804485678672791</text:p>
              </table:table-cell>
              <table:table-cell office:value-type="float" office:value="2.23605022198089">
                <text:p>2.23605022198089</text:p>
              </table:table-cell>
              <table:table-cell office:value-type="float" office:value="0.0264710895717144">
                <text:p>0.0264710895717144</text:p>
              </table:table-cell>
              <table:table-cell office:value-type="float" office:value="0.0994365916888474">
                <text:p>0.09943659168884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3837881088257">
                <text:p>1.43837881088257</text:p>
              </table:table-cell>
              <table:table-cell office:value-type="float" office:value="2.23469169042095">
                <text:p>2.23469169042095</text:p>
              </table:table-cell>
              <table:table-cell office:value-type="float" office:value="0.0719479918479919">
                <text:p>0.0719479918479919</text:p>
              </table:table-cell>
              <table:table-cell office:value-type="float" office:value="0.0993673430174598">
                <text:p>0.09936734301745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0190422534943">
                <text:p>1.40190422534943</text:p>
              </table:table-cell>
              <table:table-cell office:value-type="float" office:value="2.22968687631095">
                <text:p>2.22968687631095</text:p>
              </table:table-cell>
              <table:table-cell office:value-type="float" office:value="0.0425117611885071">
                <text:p>0.0425117611885071</text:p>
              </table:table-cell>
              <table:table-cell office:value-type="float" office:value="0.098975331689089">
                <text:p>0.0989753316890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4302041530609">
                <text:p>1.74302041530609</text:p>
              </table:table-cell>
              <table:table-cell office:value-type="float" office:value="2.2182374074661">
                <text:p>2.2182374074661</text:p>
              </table:table-cell>
              <table:table-cell office:value-type="float" office:value="0.0512542985379696">
                <text:p>0.0512542985379696</text:p>
              </table:table-cell>
              <table:table-cell office:value-type="float" office:value="0.0986764439820368">
                <text:p>0.09867644398203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0853397846222">
                <text:p>1.60853397846222</text:p>
              </table:table-cell>
              <table:table-cell office:value-type="float" office:value="2.21512922469392">
                <text:p>2.21512922469392</text:p>
              </table:table-cell>
              <table:table-cell office:value-type="float" office:value="0.0857152864336968">
                <text:p>0.0857152864336968</text:p>
              </table:table-cell>
              <table:table-cell office:value-type="float" office:value="0.0983442813539664">
                <text:p>0.09834428135396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5704462528229">
                <text:p>1.05704462528229</text:p>
              </table:table-cell>
              <table:table-cell office:value-type="float" office:value="2.20992221231394">
                <text:p>2.20992221231394</text:p>
              </table:table-cell>
              <table:table-cell office:value-type="float" office:value="0.0857750326395035">
                <text:p>0.0857750326395035</text:p>
              </table:table-cell>
              <table:table-cell office:value-type="float" office:value="0.0983155224145037">
                <text:p>0.09831552241450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699070930481">
                <text:p>1.1699070930481</text:p>
              </table:table-cell>
              <table:table-cell office:value-type="float" office:value="2.20569926105904">
                <text:p>2.20569926105904</text:p>
              </table:table-cell>
              <table:table-cell office:value-type="float" office:value="0.0594668500125408">
                <text:p>0.0594668500125408</text:p>
              </table:table-cell>
              <table:table-cell office:value-type="float" office:value="0.0981773490048476">
                <text:p>0.09817734900484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560706615448">
                <text:p>0.9560706615448</text:p>
              </table:table-cell>
              <table:table-cell office:value-type="float" office:value="2.19977192675281">
                <text:p>2.19977192675281</text:p>
              </table:table-cell>
              <table:table-cell office:value-type="float" office:value="0.126132845878601">
                <text:p>0.126132845878601</text:p>
              </table:table-cell>
              <table:table-cell office:value-type="float" office:value="0.0981195227815836">
                <text:p>0.09811952278158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7516033649445">
                <text:p>1.37516033649445</text:p>
              </table:table-cell>
              <table:table-cell office:value-type="float" office:value="2.20000954557774">
                <text:p>2.20000954557774</text:p>
              </table:table-cell>
              <table:table-cell office:value-type="float" office:value="0.709488034248352">
                <text:p>0.709488034248352</text:p>
              </table:table-cell>
              <table:table-cell office:value-type="float" office:value="0.0980213773153099">
                <text:p>0.09802137731530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0088040828705">
                <text:p>1.20088040828705</text:p>
              </table:table-cell>
              <table:table-cell office:value-type="float" office:value="2.19430717811593">
                <text:p>2.19430717811593</text:p>
              </table:table-cell>
              <table:table-cell office:value-type="float" office:value="0.0672105774283409">
                <text:p>0.0672105774283409</text:p>
              </table:table-cell>
              <table:table-cell office:value-type="float" office:value="0.0979133024843759">
                <text:p>0.09791330248437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3032562732697">
                <text:p>1.43032562732697</text:p>
              </table:table-cell>
              <table:table-cell office:value-type="float" office:value="2.1920677637581">
                <text:p>2.1920677637581</text:p>
              </table:table-cell>
              <table:table-cell office:value-type="float" office:value="0.0572123602032662">
                <text:p>0.0572123602032662</text:p>
              </table:table-cell>
              <table:table-cell office:value-type="float" office:value="0.0980424024024456">
                <text:p>0.09804240240244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4172570705414">
                <text:p>1.84172570705414</text:p>
              </table:table-cell>
              <table:table-cell office:value-type="float" office:value="2.18771307571485">
                <text:p>2.18771307571485</text:p>
              </table:table-cell>
              <table:table-cell office:value-type="float" office:value="0.0584534592926502">
                <text:p>0.0584534592926502</text:p>
              </table:table-cell>
              <table:table-cell office:value-type="float" office:value="0.098038125266667">
                <text:p>0.0980381252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1553220748901">
                <text:p>1.31553220748901</text:p>
              </table:table-cell>
              <table:table-cell office:value-type="float" office:value="2.18530241421942">
                <text:p>2.18530241421942</text:p>
              </table:table-cell>
              <table:table-cell office:value-type="float" office:value="0.0480384305119515">
                <text:p>0.0480384305119515</text:p>
              </table:table-cell>
              <table:table-cell office:value-type="float" office:value="0.0977723819714116">
                <text:p>0.09777238197141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0321338176727">
                <text:p>1.40321338176727</text:p>
              </table:table-cell>
              <table:table-cell office:value-type="float" office:value="2.18104062605044">
                <text:p>2.18104062605044</text:p>
              </table:table-cell>
              <table:table-cell office:value-type="float" office:value="0.0194952208548784">
                <text:p>0.0194952208548784</text:p>
              </table:table-cell>
              <table:table-cell office:value-type="float" office:value="0.0971450299797257">
                <text:p>0.0971450299797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3425073623657">
                <text:p>2.03425073623657</text:p>
              </table:table-cell>
              <table:table-cell office:value-type="float" office:value="2.17745765092833">
                <text:p>2.17745765092833</text:p>
              </table:table-cell>
              <table:table-cell office:value-type="float" office:value="11.6402359008789">
                <text:p>11.6402359008789</text:p>
              </table:table-cell>
              <table:table-cell office:value-type="float" office:value="0.0994271698820611">
                <text:p>0.09942716988206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317507982254">
                <text:p>1.0317507982254</text:p>
              </table:table-cell>
              <table:table-cell office:value-type="float" office:value="2.17314943418665">
                <text:p>2.17314943418665</text:p>
              </table:table-cell>
              <table:table-cell office:value-type="float" office:value="0.0556988678872585">
                <text:p>0.0556988678872585</text:p>
              </table:table-cell>
              <table:table-cell office:value-type="float" office:value="0.0994769665674173">
                <text:p>0.09947696656741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0377655029297">
                <text:p>1.50377655029297</text:p>
              </table:table-cell>
              <table:table-cell office:value-type="float" office:value="2.16975500394879">
                <text:p>2.16975500394879</text:p>
              </table:table-cell>
              <table:table-cell office:value-type="float" office:value="17.130184173584">
                <text:p>17.130184173584</text:p>
              </table:table-cell>
              <table:table-cell office:value-type="float" office:value="0.102710228195411">
                <text:p>0.1027102281954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5356025695801">
                <text:p>1.05356025695801</text:p>
              </table:table-cell>
              <table:table-cell office:value-type="float" office:value="2.16091557639678">
                <text:p>2.16091557639678</text:p>
              </table:table-cell>
              <table:table-cell office:value-type="float" office:value="0.125507861375809">
                <text:p>0.125507861375809</text:p>
              </table:table-cell>
              <table:table-cell office:value-type="float" office:value="0.102573990269437">
                <text:p>0.1025739902694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9795255661011">
                <text:p>1.39795255661011</text:p>
              </table:table-cell>
              <table:table-cell office:value-type="float" office:value="2.15900618185231">
                <text:p>2.15900618185231</text:p>
              </table:table-cell>
              <table:table-cell office:value-type="float" office:value="0.0616989247500897">
                <text:p>0.0616989247500897</text:p>
              </table:table-cell>
              <table:table-cell office:value-type="float" office:value="0.102393859902939">
                <text:p>0.1023938599029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9355380535126">
                <text:p>0.869355380535126</text:p>
              </table:table-cell>
              <table:table-cell office:value-type="float" office:value="2.15642724015774">
                <text:p>2.15642724015774</text:p>
              </table:table-cell>
              <table:table-cell office:value-type="float" office:value="0.0777679234743118">
                <text:p>0.0777679234743118</text:p>
              </table:table-cell>
              <table:table-cell office:value-type="float" office:value="0.10235235608301">
                <text:p>0.102352356083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3011591434479">
                <text:p>1.33011591434479</text:p>
              </table:table-cell>
              <table:table-cell office:value-type="float" office:value="2.15554678820656">
                <text:p>2.15554678820656</text:p>
              </table:table-cell>
              <table:table-cell office:value-type="float" office:value="0.0799710005521774">
                <text:p>0.0799710005521774</text:p>
              </table:table-cell>
              <table:table-cell office:value-type="float" office:value="0.102369060208577">
                <text:p>0.1023690602085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1800355911255">
                <text:p>4.41800355911255</text:p>
              </table:table-cell>
              <table:table-cell office:value-type="float" office:value="2.15504303072926">
                <text:p>2.15504303072926</text:p>
              </table:table-cell>
              <table:table-cell office:value-type="float" office:value="0.0239270217716694">
                <text:p>0.0239270217716694</text:p>
              </table:table-cell>
              <table:table-cell office:value-type="float" office:value="0.101934753562882">
                <text:p>0.1019347535628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7045285701752">
                <text:p>1.27045285701752</text:p>
              </table:table-cell>
              <table:table-cell office:value-type="float" office:value="2.15028202037193">
                <text:p>2.15028202037193</text:p>
              </table:table-cell>
              <table:table-cell office:value-type="float" office:value="1.60339415073395">
                <text:p>1.60339415073395</text:p>
              </table:table-cell>
              <table:table-cell office:value-type="float" office:value="0.102653312271">
                <text:p>0.1026533122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4947392940521">
                <text:p>0.974947392940521</text:p>
              </table:table-cell>
              <table:table-cell office:value-type="float" office:value="2.14861352241076">
                <text:p>2.14861352241076</text:p>
              </table:table-cell>
              <table:table-cell office:value-type="float" office:value="0.0535035282373428">
                <text:p>0.0535035282373428</text:p>
              </table:table-cell>
              <table:table-cell office:value-type="float" office:value="0.102503074559477">
                <text:p>0.1025030745594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867867946625">
                <text:p>1.87867867946625</text:p>
              </table:table-cell>
              <table:table-cell office:value-type="float" office:value="2.14895376862574">
                <text:p>2.14895376862574</text:p>
              </table:table-cell>
              <table:table-cell office:value-type="float" office:value="0.0651870518922806">
                <text:p>0.0651870518922806</text:p>
              </table:table-cell>
              <table:table-cell office:value-type="float" office:value="0.102447238967583">
                <text:p>0.1024472389675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8607392311096">
                <text:p>1.28607392311096</text:p>
              </table:table-cell>
              <table:table-cell office:value-type="float" office:value="2.14688672433885">
                <text:p>2.14688672433885</text:p>
              </table:table-cell>
              <table:table-cell office:value-type="float" office:value="0.0675446763634682">
                <text:p>0.0675446763634682</text:p>
              </table:table-cell>
              <table:table-cell office:value-type="float" office:value="0.102433876264234">
                <text:p>0.1024338762642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67100143432617">
                <text:p>6.67100143432617</text:p>
              </table:table-cell>
              <table:table-cell office:value-type="float" office:value="2.14642037537878">
                <text:p>2.14642037537878</text:p>
              </table:table-cell>
              <table:table-cell office:value-type="float" office:value="0.125777706503868">
                <text:p>0.125777706503868</text:p>
              </table:table-cell>
              <table:table-cell office:value-type="float" office:value="0.102379327238381">
                <text:p>0.1023793272383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7304162979126">
                <text:p>12.7304162979126</text:p>
              </table:table-cell>
              <table:table-cell office:value-type="float" office:value="2.1479844920692">
                <text:p>2.1479844920692</text:p>
              </table:table-cell>
              <table:table-cell office:value-type="float" office:value="0.0665576532483101">
                <text:p>0.0665576532483101</text:p>
              </table:table-cell>
              <table:table-cell office:value-type="float" office:value="0.102085336453569">
                <text:p>0.1020853364535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9496231079102">
                <text:p>0.989496231079102</text:p>
              </table:table-cell>
              <table:table-cell office:value-type="float" office:value="2.14474054422529">
                <text:p>2.14474054422529</text:p>
              </table:table-cell>
              <table:table-cell office:value-type="float" office:value="0.0699403807520866">
                <text:p>0.0699403807520866</text:p>
              </table:table-cell>
              <table:table-cell office:value-type="float" office:value="0.102025211650261">
                <text:p>0.1020252116502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51354372501373">
                <text:p>0.651354372501373</text:p>
              </table:table-cell>
              <table:table-cell office:value-type="float" office:value="2.1418650717942">
                <text:p>2.1418650717942</text:p>
              </table:table-cell>
              <table:table-cell office:value-type="float" office:value="0.942423045635223">
                <text:p>0.942423045635223</text:p>
              </table:table-cell>
              <table:table-cell office:value-type="float" office:value="0.102262382544095">
                <text:p>0.1022623825440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.9866256713867">
                <text:p>36.9866256713867</text:p>
              </table:table-cell>
              <table:table-cell office:value-type="float" office:value="2.16031101484961">
                <text:p>2.16031101484961</text:p>
              </table:table-cell>
              <table:table-cell office:value-type="float" office:value="0.059259120374918">
                <text:p>0.059259120374918</text:p>
              </table:table-cell>
              <table:table-cell office:value-type="float" office:value="0.102334097623925">
                <text:p>0.1023340976239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3539988994598">
                <text:p>1.93539988994598</text:p>
              </table:table-cell>
              <table:table-cell office:value-type="float" office:value="2.15925659388758">
                <text:p>2.15925659388758</text:p>
              </table:table-cell>
              <table:table-cell office:value-type="float" office:value="2.53241348266602">
                <text:p>2.53241348266602</text:p>
              </table:table-cell>
              <table:table-cell office:value-type="float" office:value="0.103510115727145">
                <text:p>0.1035101157271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8057522773743">
                <text:p>1.58057522773743</text:p>
              </table:table-cell>
              <table:table-cell office:value-type="float" office:value="2.15730649372172">
                <text:p>2.15730649372172</text:p>
              </table:table-cell>
              <table:table-cell office:value-type="float" office:value="0.119625173509121">
                <text:p>0.119625173509121</text:p>
              </table:table-cell>
              <table:table-cell office:value-type="float" office:value="0.103579167128801">
                <text:p>0.1035791671288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2037057876587">
                <text:p>1.42037057876587</text:p>
              </table:table-cell>
              <table:table-cell office:value-type="float" office:value="2.14963238703516">
                <text:p>2.14963238703516</text:p>
              </table:table-cell>
              <table:table-cell office:value-type="float" office:value="0.0769437476992607">
                <text:p>0.0769437476992607</text:p>
              </table:table-cell>
              <table:table-cell office:value-type="float" office:value="0.10330132271853">
                <text:p>0.103301322718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4810705184937">
                <text:p>11.4810705184937</text:p>
              </table:table-cell>
              <table:table-cell office:value-type="float" office:value="2.15188489412359">
                <text:p>2.15188489412359</text:p>
              </table:table-cell>
              <table:table-cell office:value-type="float" office:value="0.0552241094410419">
                <text:p>0.0552241094410419</text:p>
              </table:table-cell>
              <table:table-cell office:value-type="float" office:value="0.102923306027975">
                <text:p>0.1029233060279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13427114486694">
                <text:p>5.13427114486694</text:p>
              </table:table-cell>
              <table:table-cell office:value-type="float" office:value="2.14813723250973">
                <text:p>2.14813723250973</text:p>
              </table:table-cell>
              <table:table-cell office:value-type="float" office:value="0.610680758953095">
                <text:p>0.610680758953095</text:p>
              </table:table-cell>
              <table:table-cell office:value-type="float" office:value="0.103205282574554">
                <text:p>0.1032052825745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83764243125916">
                <text:p>0.783764243125916</text:p>
              </table:table-cell>
              <table:table-cell office:value-type="float" office:value="2.14532013020152">
                <text:p>2.14532013020152</text:p>
              </table:table-cell>
              <table:table-cell office:value-type="float" office:value="0.0427909567952156">
                <text:p>0.0427909567952156</text:p>
              </table:table-cell>
              <table:table-cell office:value-type="float" office:value="0.103148492703384">
                <text:p>0.1031484927033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550023317337">
                <text:p>1.5550023317337</text:p>
              </table:table-cell>
              <table:table-cell office:value-type="float" office:value="2.13785244875104">
                <text:p>2.13785244875104</text:p>
              </table:table-cell>
              <table:table-cell office:value-type="float" office:value="0.137696266174316">
                <text:p>0.137696266174316</text:p>
              </table:table-cell>
              <table:table-cell office:value-type="float" office:value="0.103167276411275">
                <text:p>0.1031672764112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5204420089722">
                <text:p>1.25204420089722</text:p>
              </table:table-cell>
              <table:table-cell office:value-type="float" office:value="2.13681064923596">
                <text:p>2.13681064923596</text:p>
              </table:table-cell>
              <table:table-cell office:value-type="float" office:value="0.192637130618095">
                <text:p>0.192637130618095</text:p>
              </table:table-cell>
              <table:table-cell office:value-type="float" office:value="0.103316027501677">
                <text:p>0.1033160275016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44321751594543">
                <text:p>0.944321751594543</text:p>
              </table:table-cell>
              <table:table-cell office:value-type="float" office:value="2.13528455241258">
                <text:p>2.13528455241258</text:p>
              </table:table-cell>
              <table:table-cell office:value-type="float" office:value="0.0663752779364586">
                <text:p>0.0663752779364586</text:p>
              </table:table-cell>
              <table:table-cell office:value-type="float" office:value="0.103305619612123">
                <text:p>0.1033056196121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5019254684448">
                <text:p>1.35019254684448</text:p>
              </table:table-cell>
              <table:table-cell office:value-type="float" office:value="2.13383300247822">
                <text:p>2.13383300247822</text:p>
              </table:table-cell>
              <table:table-cell office:value-type="float" office:value="0.0408574044704437">
                <text:p>0.0408574044704437</text:p>
              </table:table-cell>
              <table:table-cell office:value-type="float" office:value="0.103240590437692">
                <text:p>0.1032405904376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9902918338776">
                <text:p>1.09902918338776</text:p>
              </table:table-cell>
              <table:table-cell office:value-type="float" office:value="2.12390017919724">
                <text:p>2.12390017919724</text:p>
              </table:table-cell>
              <table:table-cell office:value-type="float" office:value="0.085210993885994">
                <text:p>0.085210993885994</text:p>
              </table:table-cell>
              <table:table-cell office:value-type="float" office:value="0.103160188998178">
                <text:p>0.1031601889981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4.556228637695">
                <text:p>234.556228637695</text:p>
              </table:table-cell>
              <table:table-cell office:value-type="float" office:value="2.19645643710298">
                <text:p>2.19645643710298</text:p>
              </table:table-cell>
              <table:table-cell office:value-type="float" office:value="3.70758080482483">
                <text:p>3.70758080482483</text:p>
              </table:table-cell>
              <table:table-cell office:value-type="float" office:value="0.10480297245168">
                <text:p>0.104802972451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2156865596771">
                <text:p>1.52156865596771</text:p>
              </table:table-cell>
              <table:table-cell office:value-type="float" office:value="2.19551782676283">
                <text:p>2.19551782676283</text:p>
              </table:table-cell>
              <table:table-cell office:value-type="float" office:value="0.0324581041932106">
                <text:p>0.0324581041932106</text:p>
              </table:table-cell>
              <table:table-cell office:value-type="float" office:value="0.104609037214745">
                <text:p>0.1046090372147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9.4035034179688">
                <text:p>89.4035034179688</text:p>
              </table:table-cell>
              <table:table-cell office:value-type="float" office:value="2.22956593037161">
                <text:p>2.22956593037161</text:p>
              </table:table-cell>
              <table:table-cell office:value-type="float" office:value="0.0648552253842354">
                <text:p>0.0648552253842354</text:p>
              </table:table-cell>
              <table:table-cell office:value-type="float" office:value="0.104190661388332">
                <text:p>0.1041906613883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8962881565094">
                <text:p>1.08962881565094</text:p>
              </table:table-cell>
              <table:table-cell office:value-type="float" office:value="2.22329828363806">
                <text:p>2.22329828363806</text:p>
              </table:table-cell>
              <table:table-cell office:value-type="float" office:value="16.4617538452148">
                <text:p>16.4617538452148</text:p>
              </table:table-cell>
              <table:table-cell office:value-type="float" office:value="0.106290885250211">
                <text:p>0.1062908852502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4156053066254">
                <text:p>1.04156053066254</text:p>
              </table:table-cell>
              <table:table-cell office:value-type="float" office:value="2.21717275265599">
                <text:p>2.21717275265599</text:p>
              </table:table-cell>
              <table:table-cell office:value-type="float" office:value="6.37393856048584">
                <text:p>6.37393856048584</text:p>
              </table:table-cell>
              <table:table-cell office:value-type="float" office:value="0.106816614546409">
                <text:p>0.1068166145464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1122531890869">
                <text:p>19.1122531890869</text:p>
              </table:table-cell>
              <table:table-cell office:value-type="float" office:value="2.22420756936053">
                <text:p>2.22420756936053</text:p>
              </table:table-cell>
              <table:table-cell office:value-type="float" office:value="0.107660479843616">
                <text:p>0.107660479843616</text:p>
              </table:table-cell>
              <table:table-cell office:value-type="float" office:value="0.106922400022093">
                <text:p>0.1069224000220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2091021537781">
                <text:p>1.32091021537781</text:p>
              </table:table-cell>
              <table:table-cell office:value-type="float" office:value="2.22084768687294">
                <text:p>2.22084768687294</text:p>
              </table:table-cell>
              <table:table-cell office:value-type="float" office:value="0.0618146620690823">
                <text:p>0.0618146620690823</text:p>
              </table:table-cell>
              <table:table-cell office:value-type="float" office:value="0.106722015692661">
                <text:p>0.1067220156926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16333973407745">
                <text:p>0.916333973407745</text:p>
              </table:table-cell>
              <table:table-cell office:value-type="float" office:value="2.21871096782937">
                <text:p>2.21871096782937</text:p>
              </table:table-cell>
              <table:table-cell office:value-type="float" office:value="1.27125382423401">
                <text:p>1.27125382423401</text:p>
              </table:table-cell>
              <table:table-cell office:value-type="float" office:value="0.107198399968549">
                <text:p>0.1071983999685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756875038147">
                <text:p>1.4756875038147</text:p>
              </table:table-cell>
              <table:table-cell office:value-type="float" office:value="2.21848299878649">
                <text:p>2.21848299878649</text:p>
              </table:table-cell>
              <table:table-cell office:value-type="float" office:value="0.0697392523288727">
                <text:p>0.0697392523288727</text:p>
              </table:table-cell>
              <table:table-cell office:value-type="float" office:value="0.107212302954911">
                <text:p>0.1072123029549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429162979126">
                <text:p>1.0429162979126</text:p>
              </table:table-cell>
              <table:table-cell office:value-type="float" office:value="2.21579318527786">
                <text:p>2.21579318527786</text:p>
              </table:table-cell>
              <table:table-cell office:value-type="float" office:value="0.0610829629004002">
                <text:p>0.0610829629004002</text:p>
              </table:table-cell>
              <table:table-cell office:value-type="float" office:value="0.106946148510394">
                <text:p>0.1069461485103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6.194961547852">
                <text:p>136.194961547852</text:p>
              </table:table-cell>
              <table:table-cell office:value-type="float" office:value="2.23914838637253">
                <text:p>2.23914838637253</text:p>
              </table:table-cell>
              <table:table-cell office:value-type="float" office:value="0.0636695176362991">
                <text:p>0.0636695176362991</text:p>
              </table:table-cell>
              <table:table-cell office:value-type="float" office:value="0.106822645089997">
                <text:p>0.106822645089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032292842865">
                <text:p>1.1032292842865</text:p>
              </table:table-cell>
              <table:table-cell office:value-type="float" office:value="2.23475733615444">
                <text:p>2.23475733615444</text:p>
              </table:table-cell>
              <table:table-cell office:value-type="float" office:value="8.29105281829834">
                <text:p>8.29105281829834</text:p>
              </table:table-cell>
              <table:table-cell office:value-type="float" office:value="0.108744545491015">
                <text:p>0.1087445454910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6304659843445">
                <text:p>1.16304659843445</text:p>
              </table:table-cell>
              <table:table-cell office:value-type="float" office:value="2.2304775640756">
                <text:p>2.2304775640756</text:p>
              </table:table-cell>
              <table:table-cell office:value-type="float" office:value="0.0973256528377533">
                <text:p>0.0973256528377533</text:p>
              </table:table-cell>
              <table:table-cell office:value-type="float" office:value="0.108677447051468">
                <text:p>0.1086774470514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217414855957">
                <text:p>43.217414855957</text:p>
              </table:table-cell>
              <table:table-cell office:value-type="float" office:value="2.23871756242051">
                <text:p>2.23871756242051</text:p>
              </table:table-cell>
              <table:table-cell office:value-type="float" office:value="0.060686506330967">
                <text:p>0.060686506330967</text:p>
              </table:table-cell>
              <table:table-cell office:value-type="float" office:value="0.108528787367488">
                <text:p>0.1085287873674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1744174957275">
                <text:p>11.1744174957275</text:p>
              </table:table-cell>
              <table:table-cell office:value-type="float" office:value="2.23434076011145">
                <text:p>2.23434076011145</text:p>
              </table:table-cell>
              <table:table-cell office:value-type="float" office:value="0.0636889412999153">
                <text:p>0.0636889412999153</text:p>
              </table:table-cell>
              <table:table-cell office:value-type="float" office:value="0.108510603907264">
                <text:p>0.10851060390726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1822504997253">
                <text:p>1.41822504997253</text:p>
              </table:table-cell>
              <table:table-cell office:value-type="float" office:value="2.23161755447369">
                <text:p>2.23161755447369</text:p>
              </table:table-cell>
              <table:table-cell office:value-type="float" office:value="0.681034982204437">
                <text:p>0.681034982204437</text:p>
              </table:table-cell>
              <table:table-cell office:value-type="float" office:value="0.108767765431788">
                <text:p>0.1087677654317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3391180038452">
                <text:p>12.3391180038452</text:p>
              </table:table-cell>
              <table:table-cell office:value-type="float" office:value="2.23814909595354">
                <text:p>2.23814909595354</text:p>
              </table:table-cell>
              <table:table-cell office:value-type="float" office:value="0.0416879579424858">
                <text:p>0.0416879579424858</text:p>
              </table:table-cell>
              <table:table-cell office:value-type="float" office:value="0.108587486281026">
                <text:p>0.1085874862810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31487596035004">
                <text:p>0.831487596035004</text:p>
              </table:table-cell>
              <table:table-cell office:value-type="float" office:value="2.2363561695717">
                <text:p>2.2363561695717</text:p>
              </table:table-cell>
              <table:table-cell office:value-type="float" office:value="0.0298535414040089">
                <text:p>0.0298535414040089</text:p>
              </table:table-cell>
              <table:table-cell office:value-type="float" office:value="0.108319632210763">
                <text:p>0.1083196322107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2048745155334">
                <text:p>1.12048745155334</text:p>
              </table:table-cell>
              <table:table-cell office:value-type="float" office:value="2.23288291504495">
                <text:p>2.23288291504495</text:p>
              </table:table-cell>
              <table:table-cell office:value-type="float" office:value="0.928907990455627">
                <text:p>0.928907990455627</text:p>
              </table:table-cell>
              <table:table-cell office:value-type="float" office:value="0.108584969846255">
                <text:p>0.1085849698462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62819480896">
                <text:p>1.062819480896</text:p>
              </table:table-cell>
              <table:table-cell office:value-type="float" office:value="2.23050442610115">
                <text:p>2.23050442610115</text:p>
              </table:table-cell>
              <table:table-cell office:value-type="float" office:value="0.0571430176496506">
                <text:p>0.0571430176496506</text:p>
              </table:table-cell>
              <table:table-cell office:value-type="float" office:value="0.108429930252394">
                <text:p>0.1084299302523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42662906646729">
                <text:p>0.742662906646729</text:p>
              </table:table-cell>
              <table:table-cell office:value-type="float" office:value="2.2293052003718">
                <text:p>2.2293052003718</text:p>
              </table:table-cell>
              <table:table-cell office:value-type="float" office:value="0.0550223290920258">
                <text:p>0.0550223290920258</text:p>
              </table:table-cell>
              <table:table-cell office:value-type="float" office:value="0.108296050492601">
                <text:p>0.1082960504926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3743233680725">
                <text:p>1.63743233680725</text:p>
              </table:table-cell>
              <table:table-cell office:value-type="float" office:value="2.22479500818252">
                <text:p>2.22479500818252</text:p>
              </table:table-cell>
              <table:table-cell office:value-type="float" office:value="0.420178234577179">
                <text:p>0.420178234577179</text:p>
              </table:table-cell>
              <table:table-cell office:value-type="float" office:value="0.108365162444869">
                <text:p>0.1083651624448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87253963947296">
                <text:p>0.987253963947296</text:p>
              </table:table-cell>
              <table:table-cell office:value-type="float" office:value="2.22319201825078">
                <text:p>2.22319201825078</text:p>
              </table:table-cell>
              <table:table-cell office:value-type="float" office:value="0.29356786608696">
                <text:p>0.29356786608696</text:p>
              </table:table-cell>
              <table:table-cell office:value-type="float" office:value="0.108449149558495">
                <text:p>0.1084491495584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02362656593323">
                <text:p>0.702362656593323</text:p>
              </table:table-cell>
              <table:table-cell office:value-type="float" office:value="2.22027753735189">
                <text:p>2.22027753735189</text:p>
              </table:table-cell>
              <table:table-cell office:value-type="float" office:value="0.498765617609024">
                <text:p>0.498765617609024</text:p>
              </table:table-cell>
              <table:table-cell office:value-type="float" office:value="0.108565710073251">
                <text:p>0.1085657100732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7895340919495">
                <text:p>1.17895340919495</text:p>
              </table:table-cell>
              <table:table-cell office:value-type="float" office:value="2.21895066333407">
                <text:p>2.21895066333407</text:p>
              </table:table-cell>
              <table:table-cell office:value-type="float" office:value="0.0632597431540489">
                <text:p>0.0632597431540489</text:p>
              </table:table-cell>
              <table:table-cell office:value-type="float" office:value="0.10843722642816">
                <text:p>0.108437226428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3581652641296">
                <text:p>1.43581652641296</text:p>
              </table:table-cell>
              <table:table-cell office:value-type="float" office:value="2.21732921717851">
                <text:p>2.21732921717851</text:p>
              </table:table-cell>
              <table:table-cell office:value-type="float" office:value="0.118180595338345">
                <text:p>0.118180595338345</text:p>
              </table:table-cell>
              <table:table-cell office:value-type="float" office:value="0.108538472951149">
                <text:p>0.1085384729511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3635997772217">
                <text:p>24.3635997772217</text:p>
              </table:table-cell>
              <table:table-cell office:value-type="float" office:value="2.22411864509317">
                <text:p>2.22411864509317</text:p>
              </table:table-cell>
              <table:table-cell office:value-type="float" office:value="0.0578422248363495">
                <text:p>0.0578422248363495</text:p>
              </table:table-cell>
              <table:table-cell office:value-type="float" office:value="0.108535842116583">
                <text:p>0.1085358421165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5192120075226">
                <text:p>1.35192120075226</text:p>
              </table:table-cell>
              <table:table-cell office:value-type="float" office:value="2.22147819946105">
                <text:p>2.22147819946105</text:p>
              </table:table-cell>
              <table:table-cell office:value-type="float" office:value="0.0553845912218094">
                <text:p>0.0553845912218094</text:p>
              </table:table-cell>
              <table:table-cell office:value-type="float" office:value="0.108403781659858">
                <text:p>0.1084037816598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9444093704224">
                <text:p>1.09444093704224</text:p>
              </table:table-cell>
              <table:table-cell office:value-type="float" office:value="2.21582395251284">
                <text:p>2.21582395251284</text:p>
              </table:table-cell>
              <table:table-cell office:value-type="float" office:value="0.0776623710989952">
                <text:p>0.0776623710989952</text:p>
              </table:table-cell>
              <table:table-cell office:value-type="float" office:value="0.107999186400402">
                <text:p>0.1079991864004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7933006286621">
                <text:p>37.7933006286621</text:p>
              </table:table-cell>
              <table:table-cell office:value-type="float" office:value="2.22650819535941">
                <text:p>2.22650819535941</text:p>
              </table:table-cell>
              <table:table-cell office:value-type="float" office:value="0.0653774067759514">
                <text:p>0.0653774067759514</text:p>
              </table:table-cell>
              <table:table-cell office:value-type="float" office:value="0.107981320375747">
                <text:p>0.1079813203757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0636518001556">
                <text:p>1.00636518001556</text:p>
              </table:table-cell>
              <table:table-cell office:value-type="float" office:value="2.22350062892762">
                <text:p>2.22350062892762</text:p>
              </table:table-cell>
              <table:table-cell office:value-type="float" office:value="0.0709897130727768">
                <text:p>0.0709897130727768</text:p>
              </table:table-cell>
              <table:table-cell office:value-type="float" office:value="0.107977217944428">
                <text:p>0.1079772179444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9971330165863">
                <text:p>0.999971330165863</text:p>
              </table:table-cell>
              <table:table-cell office:value-type="float" office:value="2.22294973125227">
                <text:p>2.22294973125227</text:p>
              </table:table-cell>
              <table:table-cell office:value-type="float" office:value="0.0649466216564179">
                <text:p>0.0649466216564179</text:p>
              </table:table-cell>
              <table:table-cell office:value-type="float" office:value="0.107925248311679">
                <text:p>0.1079252483116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8095936775208">
                <text:p>1.28095936775208</text:p>
              </table:table-cell>
              <table:table-cell office:value-type="float" office:value="2.21827668228543">
                <text:p>2.21827668228543</text:p>
              </table:table-cell>
              <table:table-cell office:value-type="float" office:value="0.192774444818497">
                <text:p>0.192774444818497</text:p>
              </table:table-cell>
              <table:table-cell office:value-type="float" office:value="0.10780148208431">
                <text:p>0.107801482084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28004109859467">
                <text:p>1.28004109859467</text:p>
              </table:table-cell>
              <table:table-cell office:value-type="float" office:value="2.2171662109465">
                <text:p>2.2171662109465</text:p>
              </table:table-cell>
              <table:table-cell office:value-type="float" office:value="0.0345530696213245">
                <text:p>0.0345530696213245</text:p>
              </table:table-cell>
              <table:table-cell office:value-type="float" office:value="0.1075451327111">
                <text:p>0.10754513271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3677833080292">
                <text:p>1.03677833080292</text:p>
              </table:table-cell>
              <table:table-cell office:value-type="float" office:value="2.21547715206714">
                <text:p>2.21547715206714</text:p>
              </table:table-cell>
              <table:table-cell office:value-type="float" office:value="0.0592622123658657">
                <text:p>0.0592622123658657</text:p>
              </table:table-cell>
              <table:table-cell office:value-type="float" office:value="0.107443779697406">
                <text:p>0.10744377969740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3137474060059">
                <text:p>1.73137474060059</text:p>
              </table:table-cell>
              <table:table-cell office:value-type="float" office:value="2.21522384896979">
                <text:p>2.21522384896979</text:p>
              </table:table-cell>
              <table:table-cell office:value-type="float" office:value="0.0794543921947479">
                <text:p>0.0794543921947479</text:p>
              </table:table-cell>
              <table:table-cell office:value-type="float" office:value="0.107453792418195">
                <text:p>0.1074537924181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837242603302">
                <text:p>2.0837242603302</text:p>
              </table:table-cell>
              <table:table-cell office:value-type="float" office:value="2.2147159247623">
                <text:p>2.2147159247623</text:p>
              </table:table-cell>
              <table:table-cell office:value-type="float" office:value="0.0713413208723068">
                <text:p>0.0713413208723068</text:p>
              </table:table-cell>
              <table:table-cell office:value-type="float" office:value="0.107396525470038">
                <text:p>0.1073965254700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2873249053955">
                <text:p>1.32873249053955</text:p>
              </table:table-cell>
              <table:table-cell office:value-type="float" office:value="2.21336549596022">
                <text:p>2.21336549596022</text:p>
              </table:table-cell>
              <table:table-cell office:value-type="float" office:value="0.0502395145595074">
                <text:p>0.0502395145595074</text:p>
              </table:table-cell>
              <table:table-cell office:value-type="float" office:value="0.107202112250194">
                <text:p>0.107202112250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7149159908295">
                <text:p>1.07149159908295</text:p>
              </table:table-cell>
              <table:table-cell office:value-type="float" office:value="2.21051570637195">
                <text:p>2.21051570637195</text:p>
              </table:table-cell>
              <table:table-cell office:value-type="float" office:value="0.798580467700958">
                <text:p>0.798580467700958</text:p>
              </table:table-cell>
              <table:table-cell office:value-type="float" office:value="0.107130835994727">
                <text:p>0.1071308359947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8376672267914">
                <text:p>1.18376672267914</text:p>
              </table:table-cell>
              <table:table-cell office:value-type="float" office:value="2.20909818683772">
                <text:p>2.20909818683772</text:p>
              </table:table-cell>
              <table:table-cell office:value-type="float" office:value="0.0659798830747604">
                <text:p>0.0659798830747604</text:p>
              </table:table-cell>
              <table:table-cell office:value-type="float" office:value="0.107156008018605">
                <text:p>0.1071560080186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4213466644287">
                <text:p>1.14213466644287</text:p>
              </table:table-cell>
              <table:table-cell office:value-type="float" office:value="2.20817839775287">
                <text:p>2.20817839775287</text:p>
              </table:table-cell>
              <table:table-cell office:value-type="float" office:value="0.0673884227871895">
                <text:p>0.0673884227871895</text:p>
              </table:table-cell>
              <table:table-cell office:value-type="float" office:value="0.107093588742761">
                <text:p>0.1070935887427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5641734600067">
                <text:p>1.05641734600067</text:p>
              </table:table-cell>
              <table:table-cell office:value-type="float" office:value="2.20525847552087">
                <text:p>2.20525847552087</text:p>
              </table:table-cell>
              <table:table-cell office:value-type="float" office:value="2.6307053565979">
                <text:p>2.6307053565979</text:p>
              </table:table-cell>
              <table:table-cell office:value-type="float" office:value="0.107799669738623">
                <text:p>0.1077996697386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9.265838623047">
                <text:p>259.265838623047</text:p>
              </table:table-cell>
              <table:table-cell office:value-type="float" office:value="2.26056162466689">
                <text:p>2.26056162466689</text:p>
              </table:table-cell>
              <table:table-cell office:value-type="float" office:value="0.0587927736341953">
                <text:p>0.0587927736341953</text:p>
              </table:table-cell>
              <table:table-cell office:value-type="float" office:value="0.107706723550972">
                <text:p>0.1077067235509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5400791168213">
                <text:p>1.65400791168213</text:p>
              </table:table-cell>
              <table:table-cell office:value-type="float" office:value="2.25922017823101">
                <text:p>2.25922017823101</text:p>
              </table:table-cell>
              <table:table-cell office:value-type="float" office:value="0.0592983216047287">
                <text:p>0.0592983216047287</text:p>
              </table:table-cell>
              <table:table-cell office:value-type="float" office:value="0.107731205297056">
                <text:p>0.1077312052970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3003730773926">
                <text:p>1.13003730773926</text:p>
              </table:table-cell>
              <table:table-cell office:value-type="float" office:value="2.25761591716283">
                <text:p>2.25761591716283</text:p>
              </table:table-cell>
              <table:table-cell office:value-type="float" office:value="0.0842624381184578">
                <text:p>0.0842624381184578</text:p>
              </table:table-cell>
              <table:table-cell office:value-type="float" office:value="0.107524098720545">
                <text:p>0.1075240987205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15879189968109">
                <text:p>0.915879189968109</text:p>
              </table:table-cell>
              <table:table-cell office:value-type="float" office:value="2.25326127570861">
                <text:p>2.25326127570861</text:p>
              </table:table-cell>
              <table:table-cell office:value-type="float" office:value="0.183619156479835">
                <text:p>0.183619156479835</text:p>
              </table:table-cell>
              <table:table-cell office:value-type="float" office:value="0.10744821648979">
                <text:p>0.1074482164897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1772704124451">
                <text:p>1.11772704124451</text:p>
              </table:table-cell>
              <table:table-cell office:value-type="float" office:value="2.25134726154102">
                <text:p>2.25134726154102</text:p>
              </table:table-cell>
              <table:table-cell office:value-type="float" office:value="0.0495017096400261">
                <text:p>0.0495017096400261</text:p>
              </table:table-cell>
              <table:table-cell office:value-type="float" office:value="0.107367969330557">
                <text:p>0.1073679693305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191258430481">
                <text:p>1.1191258430481</text:p>
              </table:table-cell>
              <table:table-cell office:value-type="float" office:value="2.24801468505719">
                <text:p>2.24801468505719</text:p>
              </table:table-cell>
              <table:table-cell office:value-type="float" office:value="0.056563463062048">
                <text:p>0.056563463062048</text:p>
              </table:table-cell>
              <table:table-cell office:value-type="float" office:value="0.107288632098491">
                <text:p>0.1072886320984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8454523086548">
                <text:p>12.8454523086548</text:p>
              </table:table-cell>
              <table:table-cell office:value-type="float" office:value="2.24775412629622">
                <text:p>2.24775412629622</text:p>
              </table:table-cell>
              <table:table-cell office:value-type="float" office:value="2.26953387260437">
                <text:p>2.26953387260437</text:p>
              </table:table-cell>
              <table:table-cell office:value-type="float" office:value="0.108136964895236">
                <text:p>0.1081369648952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28634262084961">
                <text:p>5.28634262084961</text:p>
              </table:table-cell>
              <table:table-cell office:value-type="float" office:value="2.24740029599974">
                <text:p>2.24740029599974</text:p>
              </table:table-cell>
              <table:table-cell office:value-type="float" office:value="0.18970337510109">
                <text:p>0.18970337510109</text:p>
              </table:table-cell>
              <table:table-cell office:value-type="float" office:value="0.107985221470858">
                <text:p>0.1079852214708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6510298252106">
                <text:p>1.26510298252106</text:p>
              </table:table-cell>
              <table:table-cell office:value-type="float" office:value="2.244508717867">
                <text:p>2.244508717867</text:p>
              </table:table-cell>
              <table:table-cell office:value-type="float" office:value="0.0642808601260185">
                <text:p>0.0642808601260185</text:p>
              </table:table-cell>
              <table:table-cell office:value-type="float" office:value="0.107863404011279">
                <text:p>0.1078634040112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3637218475342">
                <text:p>1.03637218475342</text:p>
              </table:table-cell>
              <table:table-cell office:value-type="float" office:value="2.24142345067568">
                <text:p>2.24142345067568</text:p>
              </table:table-cell>
              <table:table-cell office:value-type="float" office:value="0.0572050586342812">
                <text:p>0.0572050586342812</text:p>
              </table:table-cell>
              <table:table-cell office:value-type="float" office:value="0.107762122993783">
                <text:p>0.1077621229937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05495703220367">
                <text:p>0.905495703220367</text:p>
              </table:table-cell>
              <table:table-cell office:value-type="float" office:value="2.24046427860027">
                <text:p>2.24046427860027</text:p>
              </table:table-cell>
              <table:table-cell office:value-type="float" office:value="0.0818381309509277">
                <text:p>0.0818381309509277</text:p>
              </table:table-cell>
              <table:table-cell office:value-type="float" office:value="0.107717262917207">
                <text:p>0.1077172629172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9693849086761">
                <text:p>1.09693849086761</text:p>
              </table:table-cell>
              <table:table-cell office:value-type="float" office:value="2.23587038998622">
                <text:p>2.23587038998622</text:p>
              </table:table-cell>
              <table:table-cell office:value-type="float" office:value="1.82889795303345">
                <text:p>1.82889795303345</text:p>
              </table:table-cell>
              <table:table-cell office:value-type="float" office:value="0.108367184825534">
                <text:p>0.1083671848255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1793475151062">
                <text:p>0.81793475151062</text:p>
              </table:table-cell>
              <table:table-cell office:value-type="float" office:value="2.23352329663195">
                <text:p>2.23352329663195</text:p>
              </table:table-cell>
              <table:table-cell office:value-type="float" office:value="0.080586314201355">
                <text:p>0.080586314201355</text:p>
              </table:table-cell>
              <table:table-cell office:value-type="float" office:value="0.108300795296543">
                <text:p>0.1083007952965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31561005115509">
                <text:p>1.31561005115509</text:p>
              </table:table-cell>
              <table:table-cell office:value-type="float" office:value="2.23034553995228">
                <text:p>2.23034553995228</text:p>
              </table:table-cell>
              <table:table-cell office:value-type="float" office:value="0.0442024096846581">
                <text:p>0.0442024096846581</text:p>
              </table:table-cell>
              <table:table-cell office:value-type="float" office:value="0.107909471050714">
                <text:p>0.1079094710507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5864949226379">
                <text:p>1.35864949226379</text:p>
              </table:table-cell>
              <table:table-cell office:value-type="float" office:value="2.22795726355198">
                <text:p>2.22795726355198</text:p>
              </table:table-cell>
              <table:table-cell office:value-type="float" office:value="10.8253402709961">
                <text:p>10.8253402709961</text:p>
              </table:table-cell>
              <table:table-cell office:value-type="float" office:value="0.110022109484993">
                <text:p>0.1100221094849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37965214252472">
                <text:p>0.937965214252472</text:p>
              </table:table-cell>
              <table:table-cell office:value-type="float" office:value="2.2261578367372">
                <text:p>2.2261578367372</text:p>
              </table:table-cell>
              <table:table-cell office:value-type="float" office:value="0.0615269988775253">
                <text:p>0.0615269988775253</text:p>
              </table:table-cell>
              <table:table-cell office:value-type="float" office:value="0.109860887311978">
                <text:p>0.1098608873119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7.113510131836">
                <text:p>237.113510131836</text:p>
              </table:table-cell>
              <table:table-cell office:value-type="float" office:value="2.26611948579136">
                <text:p>2.26611948579136</text:p>
              </table:table-cell>
              <table:table-cell office:value-type="float" office:value="0.0659675002098084">
                <text:p>0.0659675002098084</text:p>
              </table:table-cell>
              <table:table-cell office:value-type="float" office:value="0.109861135209169">
                <text:p>0.1098611352091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36038494110107">
                <text:p>5.36038494110107</text:p>
              </table:table-cell>
              <table:table-cell office:value-type="float" office:value="2.26418899402185">
                <text:p>2.26418899402185</text:p>
              </table:table-cell>
              <table:table-cell office:value-type="float" office:value="0.728282034397125">
                <text:p>0.728282034397125</text:p>
              </table:table-cell>
              <table:table-cell office:value-type="float" office:value="0.109979026547591">
                <text:p>0.1099790265475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0898747444153">
                <text:p>2.70898747444153</text:p>
              </table:table-cell>
              <table:table-cell office:value-type="float" office:value="2.26254323163374">
                <text:p>2.26254323163374</text:p>
              </table:table-cell>
              <table:table-cell office:value-type="float" office:value="0.388120859861374">
                <text:p>0.388120859861374</text:p>
              </table:table-cell>
              <table:table-cell office:value-type="float" office:value="0.109896635226863">
                <text:p>0.1098966352268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49388837814331">
                <text:p>1.49388837814331</text:p>
              </table:table-cell>
              <table:table-cell office:value-type="float" office:value="2.26168640774375">
                <text:p>2.26168640774375</text:p>
              </table:table-cell>
              <table:table-cell office:value-type="float" office:value="0.0617830753326416">
                <text:p>0.0617830753326416</text:p>
              </table:table-cell>
              <table:table-cell office:value-type="float" office:value="0.109920405500283">
                <text:p>0.1099204055002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0179591178894">
                <text:p>1.10179591178894</text:p>
              </table:table-cell>
              <table:table-cell office:value-type="float" office:value="2.25972928719338">
                <text:p>2.25972928719338</text:p>
              </table:table-cell>
              <table:table-cell office:value-type="float" office:value="0.0846217125654221">
                <text:p>0.0846217125654221</text:p>
              </table:table-cell>
              <table:table-cell office:value-type="float" office:value="0.109880181350162">
                <text:p>0.1098801813501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24968302249908">
                <text:p>0.924968302249908</text:p>
              </table:table-cell>
              <table:table-cell office:value-type="float" office:value="2.2584792582942">
                <text:p>2.2584792582942</text:p>
              </table:table-cell>
              <table:table-cell office:value-type="float" office:value="0.153957292437553">
                <text:p>0.153957292437553</text:p>
              </table:table-cell>
              <table:table-cell office:value-type="float" office:value="0.109714148789619">
                <text:p>0.1097141487896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64344501495361">
                <text:p>0.964344501495361</text:p>
              </table:table-cell>
              <table:table-cell office:value-type="float" office:value="2.25754576473064">
                <text:p>2.25754576473064</text:p>
              </table:table-cell>
              <table:table-cell office:value-type="float" office:value="0.0669911876320839">
                <text:p>0.0669911876320839</text:p>
              </table:table-cell>
              <table:table-cell office:value-type="float" office:value="0.109676354102815">
                <text:p>0.1096763541028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4809975624084">
                <text:p>1.04809975624084</text:p>
              </table:table-cell>
              <table:table-cell office:value-type="float" office:value="2.25622947236947">
                <text:p>2.25622947236947</text:p>
              </table:table-cell>
              <table:table-cell office:value-type="float" office:value="0.102442882955074">
                <text:p>0.102442882955074</text:p>
              </table:table-cell>
              <table:table-cell office:value-type="float" office:value="0.109652500334212">
                <text:p>0.1096525003342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06291127204895">
                <text:p>0.906291127204895</text:p>
              </table:table-cell>
              <table:table-cell office:value-type="float" office:value="2.25499430471407">
                <text:p>2.25499430471407</text:p>
              </table:table-cell>
              <table:table-cell office:value-type="float" office:value="0.061823982745409">
                <text:p>0.061823982745409</text:p>
              </table:table-cell>
              <table:table-cell office:value-type="float" office:value="0.109586446591655">
                <text:p>0.1095864465916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5759828090668">
                <text:p>1.25759828090668</text:p>
              </table:table-cell>
              <table:table-cell office:value-type="float" office:value="2.25472593515423">
                <text:p>2.25472593515423</text:p>
              </table:table-cell>
              <table:table-cell office:value-type="float" office:value="0.0624956674873829">
                <text:p>0.0624956674873829</text:p>
              </table:table-cell>
              <table:table-cell office:value-type="float" office:value="0.10951727368377">
                <text:p>0.109517273683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40201008319855">
                <text:p>1.40201008319855</text:p>
              </table:table-cell>
              <table:table-cell office:value-type="float" office:value="2.25213853923246">
                <text:p>2.25213853923246</text:p>
              </table:table-cell>
              <table:table-cell office:value-type="float" office:value="0.0647056177258492">
                <text:p>0.0647056177258492</text:p>
              </table:table-cell>
              <table:table-cell office:value-type="float" office:value="0.109453856163153">
                <text:p>0.1094538561631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0167453289032">
                <text:p>1.00167453289032</text:p>
              </table:table-cell>
              <table:table-cell office:value-type="float" office:value="2.25040256976534">
                <text:p>2.25040256976534</text:p>
              </table:table-cell>
              <table:table-cell office:value-type="float" office:value="18.0014705657959">
                <text:p>18.0014705657959</text:p>
              </table:table-cell>
              <table:table-cell office:value-type="float" office:value="0.111807143109439">
                <text:p>0.1118071431094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2038280963898">
                <text:p>1.72038280963898</text:p>
              </table:table-cell>
              <table:table-cell office:value-type="float" office:value="2.24795043256722">
                <text:p>2.24795043256722</text:p>
              </table:table-cell>
              <table:table-cell office:value-type="float" office:value="2.97110533714294">
                <text:p>2.97110533714294</text:p>
              </table:table-cell>
              <table:table-cell office:value-type="float" office:value="0.112170471552608">
                <text:p>0.1121704715526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87186133861541">
                <text:p>0.987186133861541</text:p>
              </table:table-cell>
              <table:table-cell office:value-type="float" office:value="2.24732835009363">
                <text:p>2.24732835009363</text:p>
              </table:table-cell>
              <table:table-cell office:value-type="float" office:value="0.0797357633709908">
                <text:p>0.0797357633709908</text:p>
              </table:table-cell>
              <table:table-cell office:value-type="float" office:value="0.112139486265209">
                <text:p>0.1121394862652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0095500946045">
                <text:p>1.60095500946045</text:p>
              </table:table-cell>
              <table:table-cell office:value-type="float" office:value="2.24706112813035">
                <text:p>2.24706112813035</text:p>
              </table:table-cell>
              <table:table-cell office:value-type="float" office:value="9.09946823120117">
                <text:p>9.09946823120117</text:p>
              </table:table-cell>
              <table:table-cell office:value-type="float" office:value="0.113225121168702">
                <text:p>0.1132251211687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7656970024109">
                <text:p>1.17656970024109</text:p>
              </table:table-cell>
              <table:table-cell office:value-type="float" office:value="2.24724362921891">
                <text:p>2.24724362921891</text:p>
              </table:table-cell>
              <table:table-cell office:value-type="float" office:value="0.0462982580065727">
                <text:p>0.0462982580065727</text:p>
              </table:table-cell>
              <table:table-cell office:value-type="float" office:value="0.113157105335848">
                <text:p>0.1131571053358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.261474609375">
                <text:p>75.261474609375</text:p>
              </table:table-cell>
              <table:table-cell office:value-type="float" office:value="2.27869276156542">
                <text:p>2.27869276156542</text:p>
              </table:table-cell>
              <table:table-cell office:value-type="float" office:value="0.0644706636667252">
                <text:p>0.0644706636667252</text:p>
              </table:table-cell>
              <table:table-cell office:value-type="float" office:value="0.113123502303716">
                <text:p>0.1131235023037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4927546977997">
                <text:p>1.34927546977997</text:p>
              </table:table-cell>
              <table:table-cell office:value-type="float" office:value="2.27580230167192">
                <text:p>2.27580230167192</text:p>
              </table:table-cell>
              <table:table-cell office:value-type="float" office:value="0.0644706636667252">
                <text:p>0.0644706636667252</text:p>
              </table:table-cell>
              <table:table-cell office:value-type="float" office:value="0.113085277169309">
                <text:p>0.1130852771693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5833737850189">
                <text:p>1.75833737850189</text:p>
              </table:table-cell>
              <table:table-cell office:value-type="float" office:value="2.27569830138927">
                <text:p>2.27569830138927</text:p>
              </table:table-cell>
              <table:table-cell office:value-type="float" office:value="0.056975930929184">
                <text:p>0.056975930929184</text:p>
              </table:table-cell>
              <table:table-cell office:value-type="float" office:value="0.112997734393563">
                <text:p>0.1129977343935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076894760132">
                <text:p>0.995076894760132</text:p>
              </table:table-cell>
              <table:table-cell office:value-type="float" office:value="2.27405427084233">
                <text:p>2.27405427084233</text:p>
              </table:table-cell>
              <table:table-cell office:value-type="float" office:value="0.0607733130455017">
                <text:p>0.0607733130455017</text:p>
              </table:table-cell>
              <table:table-cell office:value-type="float" office:value="0.112920604648348">
                <text:p>0.1129206046483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9438428878784">
                <text:p>0.849438428878784</text:p>
              </table:table-cell>
              <table:table-cell office:value-type="float" office:value="2.27290909886272">
                <text:p>2.27290909886272</text:p>
              </table:table-cell>
              <table:table-cell office:value-type="float" office:value="0.0607686676084995">
                <text:p>0.0607686676084995</text:p>
              </table:table-cell>
              <table:table-cell office:value-type="float" office:value="0.112897958215816">
                <text:p>0.1128979582158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79448771476746">
                <text:p>0.879448771476746</text:p>
              </table:table-cell>
              <table:table-cell office:value-type="float" office:value="2.27216171388035">
                <text:p>2.27216171388035</text:p>
              </table:table-cell>
              <table:table-cell office:value-type="float" office:value="0.0491130538284779">
                <text:p>0.0491130538284779</text:p>
              </table:table-cell>
              <table:table-cell office:value-type="float" office:value="0.112833527414694">
                <text:p>0.1128335274146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0834167003632">
                <text:p>1.00834167003632</text:p>
              </table:table-cell>
              <table:table-cell office:value-type="float" office:value="2.27038786747552">
                <text:p>2.27038786747552</text:p>
              </table:table-cell>
              <table:table-cell office:value-type="float" office:value="0.0596558302640915">
                <text:p>0.0596558302640915</text:p>
              </table:table-cell>
              <table:table-cell office:value-type="float" office:value="0.112796981768427">
                <text:p>0.1127969817684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0567708015442">
                <text:p>1.40567708015442</text:p>
              </table:table-cell>
              <table:table-cell office:value-type="float" office:value="2.26867244659564">
                <text:p>2.26867244659564</text:p>
              </table:table-cell>
              <table:table-cell office:value-type="float" office:value="11.8403167724609">
                <text:p>11.8403167724609</text:p>
              </table:table-cell>
              <table:table-cell office:value-type="float" office:value="0.114379823524053">
                <text:p>0.1143798235240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35231304168701">
                <text:p>0.835231304168701</text:p>
              </table:table-cell>
              <table:table-cell office:value-type="float" office:value="2.26536675921893">
                <text:p>2.26536675921893</text:p>
              </table:table-cell>
              <table:table-cell office:value-type="float" office:value="0.145015522837639">
                <text:p>0.145015522837639</text:p>
              </table:table-cell>
              <table:table-cell office:value-type="float" office:value="0.114260510266804">
                <text:p>0.1142605102668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6996870040894">
                <text:p>1.06996870040894</text:p>
              </table:table-cell>
              <table:table-cell office:value-type="float" office:value="2.2643738129328">
                <text:p>2.2643738129328</text:p>
              </table:table-cell>
              <table:table-cell office:value-type="float" office:value="0.098674550652504">
                <text:p>0.098674550652504</text:p>
              </table:table-cell>
              <table:table-cell office:value-type="float" office:value="0.114298450109714">
                <text:p>0.1142984501097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3755867481232">
                <text:p>1.53755867481232</text:p>
              </table:table-cell>
              <table:table-cell office:value-type="float" office:value="2.26380336947577">
                <text:p>2.26380336947577</text:p>
              </table:table-cell>
              <table:table-cell office:value-type="float" office:value="0.049580343067646">
                <text:p>0.049580343067646</text:p>
              </table:table-cell>
              <table:table-cell office:value-type="float" office:value="0.114153888750931">
                <text:p>0.1141538887509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29333567619324">
                <text:p>1.29333567619324</text:p>
              </table:table-cell>
              <table:table-cell office:value-type="float" office:value="2.26143109197328">
                <text:p>2.26143109197328</text:p>
              </table:table-cell>
              <table:table-cell office:value-type="float" office:value="0.0718054249882698">
                <text:p>0.0718054249882698</text:p>
              </table:table-cell>
              <table:table-cell office:value-type="float" office:value="0.114138462918473">
                <text:p>0.1141384629184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59968304634094">
                <text:p>0.859968304634094</text:p>
              </table:table-cell>
              <table:table-cell office:value-type="float" office:value="2.26011687925647">
                <text:p>2.26011687925647</text:p>
              </table:table-cell>
              <table:table-cell office:value-type="float" office:value="0.05698636546731">
                <text:p>0.05698636546731</text:p>
              </table:table-cell>
              <table:table-cell office:value-type="float" office:value="0.114049758670997">
                <text:p>0.1140497586709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307945728302">
                <text:p>0.8307945728302</text:p>
              </table:table-cell>
              <table:table-cell office:value-type="float" office:value="2.25934991231011">
                <text:p>2.25934991231011</text:p>
              </table:table-cell>
              <table:table-cell office:value-type="float" office:value="0.0556285828351975">
                <text:p>0.0556285828351975</text:p>
              </table:table-cell>
              <table:table-cell office:value-type="float" office:value="0.113951228647919">
                <text:p>0.1139512286479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68969023227692">
                <text:p>0.868969023227692</text:p>
              </table:table-cell>
              <table:table-cell office:value-type="float" office:value="2.25855169598399">
                <text:p>2.25855169598399</text:p>
              </table:table-cell>
              <table:table-cell office:value-type="float" office:value="0.0623065084218979">
                <text:p>0.0623065084218979</text:p>
              </table:table-cell>
              <table:table-cell office:value-type="float" office:value="0.113896727593781">
                <text:p>0.1138967275937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5183458328247">
                <text:p>1.05183458328247</text:p>
              </table:table-cell>
              <table:table-cell office:value-type="float" office:value="2.25864259597315">
                <text:p>2.25864259597315</text:p>
              </table:table-cell>
              <table:table-cell office:value-type="float" office:value="0.0821306705474854">
                <text:p>0.0821306705474854</text:p>
              </table:table-cell>
              <table:table-cell office:value-type="float" office:value="0.113851222802696">
                <text:p>0.1138512228026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1349461078644">
                <text:p>1.01349461078644</text:p>
              </table:table-cell>
              <table:table-cell office:value-type="float" office:value="2.25765862842314">
                <text:p>2.25765862842314</text:p>
              </table:table-cell>
              <table:table-cell office:value-type="float" office:value="0.0601456239819527">
                <text:p>0.0601456239819527</text:p>
              </table:table-cell>
              <table:table-cell office:value-type="float" office:value="0.113804112970091">
                <text:p>0.1138041129700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6856834888458">
                <text:p>1.06856834888458</text:p>
              </table:table-cell>
              <table:table-cell office:value-type="float" office:value="2.25564870269956">
                <text:p>2.25564870269956</text:p>
              </table:table-cell>
              <table:table-cell office:value-type="float" office:value="0.0213507171720266">
                <text:p>0.0213507171720266</text:p>
              </table:table-cell>
              <table:table-cell office:value-type="float" office:value="0.113610926808821">
                <text:p>0.1136109268088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33937585353851">
                <text:p>0.833937585353851</text:p>
              </table:table-cell>
              <table:table-cell office:value-type="float" office:value="2.25452430903476">
                <text:p>2.25452430903476</text:p>
              </table:table-cell>
              <table:table-cell office:value-type="float" office:value="0.0585418418049812">
                <text:p>0.0585418418049812</text:p>
              </table:table-cell>
              <table:table-cell office:value-type="float" office:value="0.113558822048479">
                <text:p>0.1135588220484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06721353530884">
                <text:p>0.906721353530884</text:p>
              </table:table-cell>
              <table:table-cell office:value-type="float" office:value="2.2538191046245">
                <text:p>2.2538191046245</text:p>
              </table:table-cell>
              <table:table-cell office:value-type="float" office:value="0.0673771575093269">
                <text:p>0.0673771575093269</text:p>
              </table:table-cell>
              <table:table-cell office:value-type="float" office:value="0.113544191034718">
                <text:p>0.1135441910347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6271958351135">
                <text:p>1.06271958351135</text:p>
              </table:table-cell>
              <table:table-cell office:value-type="float" office:value="2.25237054300104">
                <text:p>2.25237054300104</text:p>
              </table:table-cell>
              <table:table-cell office:value-type="float" office:value="0.0788952931761742">
                <text:p>0.0788952931761742</text:p>
              </table:table-cell>
              <table:table-cell office:value-type="float" office:value="0.113490967314944">
                <text:p>0.1134909673149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03451919555664">
                <text:p>1.03451919555664</text:p>
              </table:table-cell>
              <table:table-cell office:value-type="float" office:value="2.25074091971287">
                <text:p>2.25074091971287</text:p>
              </table:table-cell>
              <table:table-cell office:value-type="float" office:value="0.0770352110266686">
                <text:p>0.0770352110266686</text:p>
              </table:table-cell>
              <table:table-cell office:value-type="float" office:value="0.113444700445584">
                <text:p>0.11344470044558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3266024589539">
                <text:p>1.03266024589539</text:p>
              </table:table-cell>
              <table:table-cell office:value-type="float" office:value="2.24966602778572">
                <text:p>2.24966602778572</text:p>
              </table:table-cell>
              <table:table-cell office:value-type="float" office:value="0.327363073825836">
                <text:p>0.327363073825836</text:p>
              </table:table-cell>
              <table:table-cell office:value-type="float" office:value="0.113545081893044">
                <text:p>0.1135450818930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9996621608734">
                <text:p>0.979996621608734</text:p>
              </table:table-cell>
              <table:table-cell office:value-type="float" office:value="2.24772128950885">
                <text:p>2.24772128950885</text:p>
              </table:table-cell>
              <table:table-cell office:value-type="float" office:value="0.0706941112875938">
                <text:p>0.0706941112875938</text:p>
              </table:table-cell>
              <table:table-cell office:value-type="float" office:value="0.113410623282874">
                <text:p>0.1134106232828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8744401931763">
                <text:p>12.8744401931763</text:p>
              </table:table-cell>
              <table:table-cell office:value-type="float" office:value="2.25148036281968">
                <text:p>2.25148036281968</text:p>
              </table:table-cell>
              <table:table-cell office:value-type="float" office:value="0.0600045435130596">
                <text:p>0.0600045435130596</text:p>
              </table:table-cell>
              <table:table-cell office:value-type="float" office:value="0.113284422821277">
                <text:p>0.11328442282127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45960938930512">
                <text:p>0.945960938930512</text:p>
              </table:table-cell>
              <table:table-cell office:value-type="float" office:value="2.24993190464167">
                <text:p>2.24993190464167</text:p>
              </table:table-cell>
              <table:table-cell office:value-type="float" office:value="0.0463066063821316">
                <text:p>0.0463066063821316</text:p>
              </table:table-cell>
              <table:table-cell office:value-type="float" office:value="0.11321662954037">
                <text:p>0.113216629540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513619184494">
                <text:p>1.0513619184494</text:p>
              </table:table-cell>
              <table:table-cell office:value-type="float" office:value="2.24767995640722">
                <text:p>2.24767995640722</text:p>
              </table:table-cell>
              <table:table-cell office:value-type="float" office:value="1.03153491020203">
                <text:p>1.03153491020203</text:p>
              </table:table-cell>
              <table:table-cell office:value-type="float" office:value="0.113341653834395">
                <text:p>0.11334165383439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3230044841766">
                <text:p>0.993230044841766</text:p>
              </table:table-cell>
              <table:table-cell office:value-type="float" office:value="2.24555460753119">
                <text:p>2.24555460753119</text:p>
              </table:table-cell>
              <table:table-cell office:value-type="float" office:value="0.804458200931549">
                <text:p>0.804458200931549</text:p>
              </table:table-cell>
              <table:table-cell office:value-type="float" office:value="0.113495443493842">
                <text:p>0.1134954434938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82467699050903">
                <text:p>1.82467699050903</text:p>
              </table:table-cell>
              <table:table-cell office:value-type="float" office:value="2.24588088691942">
                <text:p>2.24588088691942</text:p>
              </table:table-cell>
              <table:table-cell office:value-type="float" office:value="0.0589992851018906">
                <text:p>0.0589992851018906</text:p>
              </table:table-cell>
              <table:table-cell office:value-type="float" office:value="0.113331770467334">
                <text:p>0.1133317704673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73975563049316">
                <text:p>1.73975563049316</text:p>
              </table:table-cell>
              <table:table-cell office:value-type="float" office:value="2.24484048251769">
                <text:p>2.24484048251769</text:p>
              </table:table-cell>
              <table:table-cell office:value-type="float" office:value="11.3182144165039">
                <text:p>11.3182144165039</text:p>
              </table:table-cell>
              <table:table-cell office:value-type="float" office:value="0.114055090707178">
                <text:p>0.1140550907071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2989964485168">
                <text:p>1.22989964485168</text:p>
              </table:table-cell>
              <table:table-cell office:value-type="float" office:value="2.24399801338958">
                <text:p>2.24399801338958</text:p>
              </table:table-cell>
              <table:table-cell office:value-type="float" office:value="0.974065780639648">
                <text:p>0.974065780639648</text:p>
              </table:table-cell>
              <table:table-cell office:value-type="float" office:value="0.114275930596427">
                <text:p>0.1142759305964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85193967819214">
                <text:p>7.85193967819214</text:p>
              </table:table-cell>
              <table:table-cell office:value-type="float" office:value="2.24474269494727">
                <text:p>2.24474269494727</text:p>
              </table:table-cell>
              <table:table-cell office:value-type="float" office:value="0.026641895994544">
                <text:p>0.026641895994544</text:p>
              </table:table-cell>
              <table:table-cell office:value-type="float" office:value="0.113995126671144">
                <text:p>0.1139951266711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7208623886108">
                <text:p>1.17208623886108</text:p>
              </table:table-cell>
              <table:table-cell office:value-type="float" office:value="2.24234217403337">
                <text:p>2.24234217403337</text:p>
              </table:table-cell>
              <table:table-cell office:value-type="float" office:value="2.29049563407898">
                <text:p>2.29049563407898</text:p>
              </table:table-cell>
              <table:table-cell office:value-type="float" office:value="0.11442442652696">
                <text:p>0.114424426526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09805560112">
                <text:p>1.009805560112</text:p>
              </table:table-cell>
              <table:table-cell office:value-type="float" office:value="2.24064066802682">
                <text:p>2.24064066802682</text:p>
              </table:table-cell>
              <table:table-cell office:value-type="float" office:value="1.69774270057678">
                <text:p>1.69774270057678</text:p>
              </table:table-cell>
              <table:table-cell office:value-type="float" office:value="0.114720859097441">
                <text:p>0.1147208590974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1942591667175">
                <text:p>1.71942591667175</text:p>
              </table:table-cell>
              <table:table-cell office:value-type="float" office:value="2.23917738043646">
                <text:p>2.23917738043646</text:p>
              </table:table-cell>
              <table:table-cell office:value-type="float" office:value="0.0725511237978935">
                <text:p>0.0725511237978935</text:p>
              </table:table-cell>
              <table:table-cell office:value-type="float" office:value="0.114671883344025">
                <text:p>0.1146718833440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.3490524291992">
                <text:p>24.3490524291992</text:p>
              </table:table-cell>
              <table:table-cell office:value-type="float" office:value="2.2456430622423">
                <text:p>2.2456430622423</text:p>
              </table:table-cell>
              <table:table-cell office:value-type="float" office:value="0.0614231303334236">
                <text:p>0.0614231303334236</text:p>
              </table:table-cell>
              <table:table-cell office:value-type="float" office:value="0.11461795281566">
                <text:p>0.114617952815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983874797821">
                <text:p>1.0983874797821</text:p>
              </table:table-cell>
              <table:table-cell office:value-type="float" office:value="2.24566990064307">
                <text:p>2.24566990064307</text:p>
              </table:table-cell>
              <table:table-cell office:value-type="float" office:value="0.0522485785186291">
                <text:p>0.0522485785186291</text:p>
              </table:table-cell>
              <table:table-cell office:value-type="float" office:value="0.114590464840015">
                <text:p>0.1145904648400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45358037948608">
                <text:p>2.45358037948608</text:p>
              </table:table-cell>
              <table:table-cell office:value-type="float" office:value="2.24350942332194">
                <text:p>2.24350942332194</text:p>
              </table:table-cell>
              <table:table-cell office:value-type="float" office:value="0.0733054652810097">
                <text:p>0.0733054652810097</text:p>
              </table:table-cell>
              <table:table-cell office:value-type="float" office:value="0.114544667119046">
                <text:p>0.1145446671190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9605803489685">
                <text:p>0.969605803489685</text:p>
              </table:table-cell>
              <table:table-cell office:value-type="float" office:value="2.24269436380639">
                <text:p>2.24269436380639</text:p>
              </table:table-cell>
              <table:table-cell office:value-type="float" office:value="0.0502226389944553">
                <text:p>0.0502226389944553</text:p>
              </table:table-cell>
              <table:table-cell office:value-type="float" office:value="0.114520467647949">
                <text:p>0.1145204676479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01649940013886">
                <text:p>1.01649940013886</text:p>
              </table:table-cell>
              <table:table-cell office:value-type="float" office:value="2.24171220458844">
                <text:p>2.24171220458844</text:p>
              </table:table-cell>
              <table:table-cell office:value-type="float" office:value="0.129619807004929">
                <text:p>0.129619807004929</text:p>
              </table:table-cell>
              <table:table-cell office:value-type="float" office:value="0.114615133423977">
                <text:p>0.1146151334239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30155456066132">
                <text:p>1.30155456066132</text:p>
              </table:table-cell>
              <table:table-cell office:value-type="float" office:value="2.24005957608185">
                <text:p>2.24005957608185</text:p>
              </table:table-cell>
              <table:table-cell office:value-type="float" office:value="0.0661052390933037">
                <text:p>0.0661052390933037</text:p>
              </table:table-cell>
              <table:table-cell office:value-type="float" office:value="0.114611277700676">
                <text:p>0.1146112777006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0583591461182">
                <text:p>15.0583591461182</text:p>
              </table:table-cell>
              <table:table-cell office:value-type="float" office:value="2.24429557519712">
                <text:p>2.24429557519712</text:p>
              </table:table-cell>
              <table:table-cell office:value-type="float" office:value="0.0705369189381599">
                <text:p>0.0705369189381599</text:p>
              </table:table-cell>
              <table:table-cell office:value-type="float" office:value="0.114511518351177">
                <text:p>0.1145115183511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48496162891388">
                <text:p>0.948496162891388</text:p>
              </table:table-cell>
              <table:table-cell office:value-type="float" office:value="2.24280738845742">
                <text:p>2.24280738845742</text:p>
              </table:table-cell>
              <table:table-cell office:value-type="float" office:value="0.0540621019899845">
                <text:p>0.0540621019899845</text:p>
              </table:table-cell>
              <table:table-cell office:value-type="float" office:value="0.11445153565254">
                <text:p>0.114451535652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0317227840424">
                <text:p>1.50317227840424</text:p>
              </table:table-cell>
              <table:table-cell office:value-type="float" office:value="2.24139561012812">
                <text:p>2.24139561012812</text:p>
              </table:table-cell>
              <table:table-cell office:value-type="float" office:value="0.0952157005667686">
                <text:p>0.0952157005667686</text:p>
              </table:table-cell>
              <table:table-cell office:value-type="float" office:value="0.114393414453998">
                <text:p>0.1143934144539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58041191101074">
                <text:p>0.958041191101074</text:p>
              </table:table-cell>
              <table:table-cell office:value-type="float" office:value="2.24045108435115">
                <text:p>2.24045108435115</text:p>
              </table:table-cell>
              <table:table-cell office:value-type="float" office:value="0.0725110620260239">
                <text:p>0.0725110620260239</text:p>
              </table:table-cell>
              <table:table-cell office:value-type="float" office:value="0.114348176513698">
                <text:p>0.11434817651369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8648452758789">
                <text:p>1.98648452758789</text:p>
              </table:table-cell>
              <table:table-cell office:value-type="float" office:value="2.24207506499568">
                <text:p>2.24207506499568</text:p>
              </table:table-cell>
              <table:table-cell office:value-type="float" office:value="0.0720084607601166">
                <text:p>0.0720084607601166</text:p>
              </table:table-cell>
              <table:table-cell office:value-type="float" office:value="0.114281309397898">
                <text:p>0.1142813093978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9413433074951">
                <text:p>18.9413433074951</text:p>
              </table:table-cell>
              <table:table-cell office:value-type="float" office:value="2.24516965750192">
                <text:p>2.24516965750192</text:p>
              </table:table-cell>
              <table:table-cell office:value-type="float" office:value="0.102201789617538">
                <text:p>0.102201789617538</text:p>
              </table:table-cell>
              <table:table-cell office:value-type="float" office:value="0.114213330605281">
                <text:p>0.11421333060528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3476428985596">
                <text:p>1.03476428985596</text:p>
              </table:table-cell>
              <table:table-cell office:value-type="float" office:value="2.24466248501836">
                <text:p>2.24466248501836</text:p>
              </table:table-cell>
              <table:table-cell office:value-type="float" office:value="0.780631899833679">
                <text:p>0.780631899833679</text:p>
              </table:table-cell>
              <table:table-cell office:value-type="float" office:value="0.114385529231207">
                <text:p>0.1143855292312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2913789749146">
                <text:p>12.2913789749146</text:p>
              </table:table-cell>
              <table:table-cell office:value-type="float" office:value="2.2447090469008">
                <text:p>2.2447090469008</text:p>
              </table:table-cell>
              <table:table-cell office:value-type="float" office:value="0.0660136640071869">
                <text:p>0.0660136640071869</text:p>
              </table:table-cell>
              <table:table-cell office:value-type="float" office:value="0.114307092369651">
                <text:p>0.1143070923696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5828273296356">
                <text:p>1.55828273296356</text:p>
              </table:table-cell>
              <table:table-cell office:value-type="float" office:value="2.24408204695189">
                <text:p>2.24408204695189</text:p>
              </table:table-cell>
              <table:table-cell office:value-type="float" office:value="0.0639092028141022">
                <text:p>0.0639092028141022</text:p>
              </table:table-cell>
              <table:table-cell office:value-type="float" office:value="0.114294178792078">
                <text:p>0.1142941787920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33414459228516">
                <text:p>5.33414459228516</text:p>
              </table:table-cell>
              <table:table-cell office:value-type="float" office:value="2.24268087724807">
                <text:p>2.24268087724807</text:p>
              </table:table-cell>
              <table:table-cell office:value-type="float" office:value="0.0576992928981781">
                <text:p>0.0576992928981781</text:p>
              </table:table-cell>
              <table:table-cell office:value-type="float" office:value="0.114248127518677">
                <text:p>0.1142481275186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31922137737274">
                <text:p>0.931922137737274</text:p>
              </table:table-cell>
              <table:table-cell office:value-type="float" office:value="2.24212639475973">
                <text:p>2.24212639475973</text:p>
              </table:table-cell>
              <table:table-cell office:value-type="float" office:value="0.0757627114653587">
                <text:p>0.0757627114653587</text:p>
              </table:table-cell>
              <table:table-cell office:value-type="float" office:value="0.114242911580695">
                <text:p>0.1142429115806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3322149515152">
                <text:p>0.83322149515152</text:p>
              </table:table-cell>
              <table:table-cell office:value-type="float" office:value="2.24127940410521">
                <text:p>2.24127940410521</text:p>
              </table:table-cell>
              <table:table-cell office:value-type="float" office:value="0.0638110786676407">
                <text:p>0.0638110786676407</text:p>
              </table:table-cell>
              <table:table-cell office:value-type="float" office:value="0.114236912034326">
                <text:p>0.1142369120343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43432748317718">
                <text:p>0.943432748317718</text:p>
              </table:table-cell>
              <table:table-cell office:value-type="float" office:value="2.23980336006675">
                <text:p>2.23980336006675</text:p>
              </table:table-cell>
              <table:table-cell office:value-type="float" office:value="0.0442722849547863">
                <text:p>0.0442722849547863</text:p>
              </table:table-cell>
              <table:table-cell office:value-type="float" office:value="0.114180469866693">
                <text:p>0.1141804698666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58620500564575">
                <text:p>3.58620500564575</text:p>
              </table:table-cell>
              <table:table-cell office:value-type="float" office:value="2.24034878134599">
                <text:p>2.24034878134599</text:p>
              </table:table-cell>
              <table:table-cell office:value-type="float" office:value="0.0434784442186356">
                <text:p>0.0434784442186356</text:p>
              </table:table-cell>
              <table:table-cell office:value-type="float" office:value="0.114057851594121">
                <text:p>0.1140578515941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4410429000855">
                <text:p>0.834410429000855</text:p>
              </table:table-cell>
              <table:table-cell office:value-type="float" office:value="2.23943987052041">
                <text:p>2.23943987052041</text:p>
              </table:table-cell>
              <table:table-cell office:value-type="float" office:value="0.0576378740370274">
                <text:p>0.0576378740370274</text:p>
              </table:table-cell>
              <table:table-cell office:value-type="float" office:value="0.113990954451701">
                <text:p>0.1139909544517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2650210857391">
                <text:p>0.992650210857391</text:p>
              </table:table-cell>
              <table:table-cell office:value-type="float" office:value="2.23881738649969">
                <text:p>2.23881738649969</text:p>
              </table:table-cell>
              <table:table-cell office:value-type="float" office:value="0.0277784988284111">
                <text:p>0.0277784988284111</text:p>
              </table:table-cell>
              <table:table-cell office:value-type="float" office:value="0.113907080339007">
                <text:p>0.1139070803390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7105798721313">
                <text:p>1.37105798721313</text:p>
              </table:table-cell>
              <table:table-cell office:value-type="float" office:value="2.23787843738386">
                <text:p>2.23787843738386</text:p>
              </table:table-cell>
              <table:table-cell office:value-type="float" office:value="0.0644888877868652">
                <text:p>0.0644888877868652</text:p>
              </table:table-cell>
              <table:table-cell office:value-type="float" office:value="0.113830506849281">
                <text:p>0.1138305068492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0467131137848">
                <text:p>1.40467131137848</text:p>
              </table:table-cell>
              <table:table-cell office:value-type="float" office:value="2.23731864587396">
                <text:p>2.23731864587396</text:p>
              </table:table-cell>
              <table:table-cell office:value-type="float" office:value="0.121947072446346">
                <text:p>0.121947072446346</text:p>
              </table:table-cell>
              <table:table-cell office:value-type="float" office:value="0.113842659218801">
                <text:p>0.1138426592188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7246432304382">
                <text:p>1.47246432304382</text:p>
              </table:table-cell>
              <table:table-cell office:value-type="float" office:value="2.23662036302328">
                <text:p>2.23662036302328</text:p>
              </table:table-cell>
              <table:table-cell office:value-type="float" office:value="0.0772603079676628">
                <text:p>0.0772603079676628</text:p>
              </table:table-cell>
              <table:table-cell office:value-type="float" office:value="0.113815138682499">
                <text:p>0.1138151386824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49723839759827">
                <text:p>0.949723839759827</text:p>
              </table:table-cell>
              <table:table-cell office:value-type="float" office:value="2.23553808978426">
                <text:p>2.23553808978426</text:p>
              </table:table-cell>
              <table:table-cell office:value-type="float" office:value="11.3817558288574">
                <text:p>11.3817558288574</text:p>
              </table:table-cell>
              <table:table-cell office:value-type="float" office:value="0.114066549653184">
                <text:p>0.1140665496531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5934743881226">
                <text:p>0.975934743881226</text:p>
              </table:table-cell>
              <table:table-cell office:value-type="float" office:value="2.23471501066459">
                <text:p>2.23471501066459</text:p>
              </table:table-cell>
              <table:table-cell office:value-type="float" office:value="0.0605665221810341">
                <text:p>0.0605665221810341</text:p>
              </table:table-cell>
              <table:table-cell office:value-type="float" office:value="0.114007652238568">
                <text:p>0.11400765223856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9775817394257">
                <text:p>1.09775817394257</text:p>
              </table:table-cell>
              <table:table-cell office:value-type="float" office:value="2.23381348975047">
                <text:p>2.23381348975047</text:p>
              </table:table-cell>
              <table:table-cell office:value-type="float" office:value="0.0682309120893478">
                <text:p>0.0682309120893478</text:p>
              </table:table-cell>
              <table:table-cell office:value-type="float" office:value="0.114009104710652">
                <text:p>0.1140091047106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9876321554184">
                <text:p>0.79876321554184</text:p>
              </table:table-cell>
              <table:table-cell office:value-type="float" office:value="2.23278773107577">
                <text:p>2.23278773107577</text:p>
              </table:table-cell>
              <table:table-cell office:value-type="float" office:value="0.066818006336689">
                <text:p>0.066818006336689</text:p>
              </table:table-cell>
              <table:table-cell office:value-type="float" office:value="0.113944338535838">
                <text:p>0.1139443385358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18754768371582">
                <text:p>6.18754768371582</text:p>
              </table:table-cell>
              <table:table-cell office:value-type="float" office:value="2.23290836824361">
                <text:p>2.23290836824361</text:p>
              </table:table-cell>
              <table:table-cell office:value-type="float" office:value="0.0487910136580467">
                <text:p>0.0487910136580467</text:p>
              </table:table-cell>
              <table:table-cell office:value-type="float" office:value="0.113889855163713">
                <text:p>0.1138898551637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22059392929077">
                <text:p>0.822059392929077</text:p>
              </table:table-cell>
              <table:table-cell office:value-type="float" office:value="2.23248531848215">
                <text:p>2.23248531848215</text:p>
              </table:table-cell>
              <table:table-cell office:value-type="float" office:value="0.0487910285592079">
                <text:p>0.0487910285592079</text:p>
              </table:table-cell>
              <table:table-cell office:value-type="float" office:value="0.11386623413797">
                <text:p>0.113866234137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2374649047852">
                <text:p>1.02374649047852</text:p>
              </table:table-cell>
              <table:table-cell office:value-type="float" office:value="2.23079652664426">
                <text:p>2.23079652664426</text:p>
              </table:table-cell>
              <table:table-cell office:value-type="float" office:value="0.087635800242424">
                <text:p>0.087635800242424</text:p>
              </table:table-cell>
              <table:table-cell office:value-type="float" office:value="0.113885399827611">
                <text:p>0.1138853998276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97763156890869">
                <text:p>1.97763156890869</text:p>
              </table:table-cell>
              <table:table-cell office:value-type="float" office:value="2.23006047784042">
                <text:p>2.23006047784042</text:p>
              </table:table-cell>
              <table:table-cell office:value-type="float" office:value="0.0647800415754318">
                <text:p>0.0647800415754318</text:p>
              </table:table-cell>
              <table:table-cell office:value-type="float" office:value="0.113834691751098">
                <text:p>0.1138346917510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38888728618622">
                <text:p>0.938888728618622</text:p>
              </table:table-cell>
              <table:table-cell office:value-type="float" office:value="2.22860862979845">
                <text:p>2.22860862979845</text:p>
              </table:table-cell>
              <table:table-cell office:value-type="float" office:value="0.0546554811298847">
                <text:p>0.0546554811298847</text:p>
              </table:table-cell>
              <table:table-cell office:value-type="float" office:value="0.113794871357756">
                <text:p>0.1137948713577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.447280883789">
                <text:p>174.447280883789</text:p>
              </table:table-cell>
              <table:table-cell office:value-type="float" office:value="2.25787789889442">
                <text:p>2.25787789889442</text:p>
              </table:table-cell>
              <table:table-cell office:value-type="float" office:value="0.0477884337306023">
                <text:p>0.0477884337306023</text:p>
              </table:table-cell>
              <table:table-cell office:value-type="float" office:value="0.113720897721272">
                <text:p>0.11372089772127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68259453773498">
                <text:p>0.968259453773498</text:p>
              </table:table-cell>
              <table:table-cell office:value-type="float" office:value="2.25652076232512">
                <text:p>2.25652076232512</text:p>
              </table:table-cell>
              <table:table-cell office:value-type="float" office:value="0.0713215246796608">
                <text:p>0.0713215246796608</text:p>
              </table:table-cell>
              <table:table-cell office:value-type="float" office:value="0.11370653373639">
                <text:p>0.113706533736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8063321113586">
                <text:p>1.28063321113586</text:p>
              </table:table-cell>
              <table:table-cell office:value-type="float" office:value="2.25511537401765">
                <text:p>2.25511537401765</text:p>
              </table:table-cell>
              <table:table-cell office:value-type="float" office:value="0.0658586099743843">
                <text:p>0.0658586099743843</text:p>
              </table:table-cell>
              <table:table-cell office:value-type="float" office:value="0.11359874039772">
                <text:p>0.113598740397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66507136821747">
                <text:p>0.966507136821747</text:p>
              </table:table-cell>
              <table:table-cell office:value-type="float" office:value="2.25393095591016">
                <text:p>2.25393095591016</text:p>
              </table:table-cell>
              <table:table-cell office:value-type="float" office:value="0.0503880232572556">
                <text:p>0.0503880232572556</text:p>
              </table:table-cell>
              <table:table-cell office:value-type="float" office:value="0.113542928824239">
                <text:p>0.113542928824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1087701320648">
                <text:p>1.01087701320648</text:p>
              </table:table-cell>
              <table:table-cell office:value-type="float" office:value="2.25367512450368">
                <text:p>2.25367512450368</text:p>
              </table:table-cell>
              <table:table-cell office:value-type="float" office:value="0.055798351764679">
                <text:p>0.055798351764679</text:p>
              </table:table-cell>
              <table:table-cell office:value-type="float" office:value="0.113541945536692">
                <text:p>0.11354194553669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76688599586487">
                <text:p>0.876688599586487</text:p>
              </table:table-cell>
              <table:table-cell office:value-type="float" office:value="2.25314058385485">
                <text:p>2.25314058385485</text:p>
              </table:table-cell>
              <table:table-cell office:value-type="float" office:value="0.0421474426984787">
                <text:p>0.0421474426984787</text:p>
              </table:table-cell>
              <table:table-cell office:value-type="float" office:value="0.11352499385385">
                <text:p>0.113524993853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2785811424255">
                <text:p>1.42785811424255</text:p>
              </table:table-cell>
              <table:table-cell office:value-type="float" office:value="2.25187527410985">
                <text:p>2.25187527410985</text:p>
              </table:table-cell>
              <table:table-cell office:value-type="float" office:value="0.0888984724879265">
                <text:p>0.0888984724879265</text:p>
              </table:table-cell>
              <table:table-cell office:value-type="float" office:value="0.113499299867619">
                <text:p>0.1134992998676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28719806671143">
                <text:p>1.28719806671143</text:p>
              </table:table-cell>
              <table:table-cell office:value-type="float" office:value="2.25009056942694">
                <text:p>2.25009056942694</text:p>
              </table:table-cell>
              <table:table-cell office:value-type="float" office:value="0.0672112479805946">
                <text:p>0.0672112479805946</text:p>
              </table:table-cell>
              <table:table-cell office:value-type="float" office:value="0.113452294839881">
                <text:p>0.1134522948398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323086977005">
                <text:p>1.323086977005</text:p>
              </table:table-cell>
              <table:table-cell office:value-type="float" office:value="2.24947225013179">
                <text:p>2.24947225013179</text:p>
              </table:table-cell>
              <table:table-cell office:value-type="float" office:value="0.0532536171376705">
                <text:p>0.0532536171376705</text:p>
              </table:table-cell>
              <table:table-cell office:value-type="float" office:value="0.113453648383876">
                <text:p>0.1134536483838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57370889186859">
                <text:p>0.757370889186859</text:p>
              </table:table-cell>
              <table:table-cell office:value-type="float" office:value="2.24766384827613">
                <text:p>2.24766384827613</text:p>
              </table:table-cell>
              <table:table-cell office:value-type="float" office:value="0.893071591854095">
                <text:p>0.893071591854095</text:p>
              </table:table-cell>
              <table:table-cell office:value-type="float" office:value="0.113467699099782">
                <text:p>0.11346769909978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.1147270202637">
                <text:p>36.1147270202637</text:p>
              </table:table-cell>
              <table:table-cell office:value-type="float" office:value="2.25754650632687">
                <text:p>2.25754650632687</text:p>
              </table:table-cell>
              <table:table-cell office:value-type="float" office:value="0.06107572093606">
                <text:p>0.06107572093606</text:p>
              </table:table-cell>
              <table:table-cell office:value-type="float" office:value="0.113350131228197">
                <text:p>0.11335013122819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68998050689697">
                <text:p>7.68998050689697</text:p>
              </table:table-cell>
              <table:table-cell office:value-type="float" office:value="2.25929062298246">
                <text:p>2.25929062298246</text:p>
              </table:table-cell>
              <table:table-cell office:value-type="float" office:value="0.0770433694124222">
                <text:p>0.0770433694124222</text:p>
              </table:table-cell>
              <table:table-cell office:value-type="float" office:value="0.113295022411085">
                <text:p>0.1132950224110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8286714553833">
                <text:p>1.08286714553833</text:p>
              </table:table-cell>
              <table:table-cell office:value-type="float" office:value="2.2575766548578">
                <text:p>2.2575766548578</text:p>
              </table:table-cell>
              <table:table-cell office:value-type="float" office:value="2.20139479637146">
                <text:p>2.20139479637146</text:p>
              </table:table-cell>
              <table:table-cell office:value-type="float" office:value="0.113997212682855">
                <text:p>0.1139972126828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56556034088135">
                <text:p>2.56556034088135</text:p>
              </table:table-cell>
              <table:table-cell office:value-type="float" office:value="2.25572213178706">
                <text:p>2.25572213178706</text:p>
              </table:table-cell>
              <table:table-cell office:value-type="float" office:value="0.0725305527448654">
                <text:p>0.0725305527448654</text:p>
              </table:table-cell>
              <table:table-cell office:value-type="float" office:value="0.113966018120646">
                <text:p>0.1139660181206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07709836959839">
                <text:p>0.907709836959839</text:p>
              </table:table-cell>
              <table:table-cell office:value-type="float" office:value="2.25460509842585">
                <text:p>2.25460509842585</text:p>
              </table:table-cell>
              <table:table-cell office:value-type="float" office:value="0.0740751698613167">
                <text:p>0.0740751698613167</text:p>
              </table:table-cell>
              <table:table-cell office:value-type="float" office:value="0.113917737066745">
                <text:p>0.1139177370667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1345965862274">
                <text:p>1.41345965862274</text:p>
              </table:table-cell>
              <table:table-cell office:value-type="float" office:value="2.25382636070678">
                <text:p>2.25382636070678</text:p>
              </table:table-cell>
              <table:table-cell office:value-type="float" office:value="0.0411017537117005">
                <text:p>0.0411017537117005</text:p>
              </table:table-cell>
              <table:table-cell office:value-type="float" office:value="0.113779508033515">
                <text:p>0.1137795080335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45159912109375">
                <text:p>0.945159912109375</text:p>
              </table:table-cell>
              <table:table-cell office:value-type="float" office:value="2.25335184996839">
                <text:p>2.25335184996839</text:p>
              </table:table-cell>
              <table:table-cell office:value-type="float" office:value="0.0433100536465645">
                <text:p>0.0433100536465645</text:p>
              </table:table-cell>
              <table:table-cell office:value-type="float" office:value="0.113720890593814">
                <text:p>0.1137208905938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9986085891724">
                <text:p>10.9986085891724</text:p>
              </table:table-cell>
              <table:table-cell office:value-type="float" office:value="2.25310580405465">
                <text:p>2.25310580405465</text:p>
              </table:table-cell>
              <table:table-cell office:value-type="float" office:value="0.103736139833927">
                <text:p>0.103736139833927</text:p>
              </table:table-cell>
              <table:table-cell office:value-type="float" office:value="0.113724878300482">
                <text:p>0.1137248783004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94439971446991">
                <text:p>0.794439971446991</text:p>
              </table:table-cell>
              <table:table-cell office:value-type="float" office:value="2.25296014266151">
                <text:p>2.25296014266151</text:p>
              </table:table-cell>
              <table:table-cell office:value-type="float" office:value="0.253387361764908">
                <text:p>0.253387361764908</text:p>
              </table:table-cell>
              <table:table-cell office:value-type="float" office:value="0.113803033356253">
                <text:p>0.1138030333562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80427753925324">
                <text:p>0.780427753925324</text:p>
              </table:table-cell>
              <table:table-cell office:value-type="float" office:value="2.25230878628768">
                <text:p>2.25230878628768</text:p>
              </table:table-cell>
              <table:table-cell office:value-type="float" office:value="0.117436446249485">
                <text:p>0.117436446249485</text:p>
              </table:table-cell>
              <table:table-cell office:value-type="float" office:value="0.113792137706173">
                <text:p>0.1137921377061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.2751903533936">
                <text:p>22.2751903533936</text:p>
              </table:table-cell>
              <table:table-cell office:value-type="float" office:value="2.25785620597904">
                <text:p>2.25785620597904</text:p>
              </table:table-cell>
              <table:table-cell office:value-type="float" office:value="0.0663913860917091">
                <text:p>0.0663913860917091</text:p>
              </table:table-cell>
              <table:table-cell office:value-type="float" office:value="0.113637192734883">
                <text:p>0.1136371927348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.1934947967529">
                <text:p>24.1934947967529</text:p>
              </table:table-cell>
              <table:table-cell office:value-type="float" office:value="2.25847614971689">
                <text:p>2.25847614971689</text:p>
              </table:table-cell>
              <table:table-cell office:value-type="float" office:value="0.0308083090931177">
                <text:p>0.0308083090931177</text:p>
              </table:table-cell>
              <table:table-cell office:value-type="float" office:value="0.113476280967837">
                <text:p>0.1134762809678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4115223884583">
                <text:p>1.04115223884583</text:p>
              </table:table-cell>
              <table:table-cell office:value-type="float" office:value="2.2570476311026">
                <text:p>2.2570476311026</text:p>
              </table:table-cell>
              <table:table-cell office:value-type="float" office:value="0.0657027065753937">
                <text:p>0.0657027065753937</text:p>
              </table:table-cell>
              <table:table-cell office:value-type="float" office:value="0.113418747242074">
                <text:p>0.1134187472420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23508203029633">
                <text:p>0.823508203029633</text:p>
              </table:table-cell>
              <table:table-cell office:value-type="float" office:value="2.25666312279102">
                <text:p>2.25666312279102</text:p>
              </table:table-cell>
              <table:table-cell office:value-type="float" office:value="0.0611056499183178">
                <text:p>0.0611056499183178</text:p>
              </table:table-cell>
              <table:table-cell office:value-type="float" office:value="0.113401317619716">
                <text:p>0.1134013176197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21191358566284">
                <text:p>2.21191358566284</text:p>
              </table:table-cell>
              <table:table-cell office:value-type="float" office:value="2.25629566878575">
                <text:p>2.25629566878575</text:p>
              </table:table-cell>
              <table:table-cell office:value-type="float" office:value="0.0277606993913651">
                <text:p>0.0277606993913651</text:p>
              </table:table-cell>
              <table:table-cell office:value-type="float" office:value="0.113331688853279">
                <text:p>0.1133316888532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7.73046875">
                <text:p>197.73046875</text:p>
              </table:table-cell>
              <table:table-cell office:value-type="float" office:value="2.27752673004639">
                <text:p>2.27752673004639</text:p>
              </table:table-cell>
              <table:table-cell office:value-type="float" office:value="0.0221297815442085">
                <text:p>0.0221297815442085</text:p>
              </table:table-cell>
              <table:table-cell office:value-type="float" office:value="0.113191934234246">
                <text:p>0.1131919342342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2624659538269">
                <text:p>7.2624659538269</text:p>
              </table:table-cell>
              <table:table-cell office:value-type="float" office:value="2.27717815718187">
                <text:p>2.27717815718187</text:p>
              </table:table-cell>
              <table:table-cell office:value-type="float" office:value="0.0592491738498211">
                <text:p>0.0592491738498211</text:p>
              </table:table-cell>
              <table:table-cell office:value-type="float" office:value="0.113076869165083">
                <text:p>0.1130768691650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464278459549">
                <text:p>1.0464278459549</text:p>
              </table:table-cell>
              <table:table-cell office:value-type="float" office:value="2.27553501489852">
                <text:p>2.27553501489852</text:p>
              </table:table-cell>
              <table:table-cell office:value-type="float" office:value="0.0592466257512569">
                <text:p>0.0592466257512569</text:p>
              </table:table-cell>
              <table:table-cell office:value-type="float" office:value="0.11300831384442">
                <text:p>0.113008313844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4482138156891">
                <text:p>1.04482138156891</text:p>
              </table:table-cell>
              <table:table-cell office:value-type="float" office:value="2.27452786588381">
                <text:p>2.27452786588381</text:p>
              </table:table-cell>
              <table:table-cell office:value-type="float" office:value="0.570573031902313">
                <text:p>0.570573031902313</text:p>
              </table:table-cell>
              <table:table-cell office:value-type="float" office:value="0.113023873605751">
                <text:p>0.1130238736057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5308949947357">
                <text:p>1.05308949947357</text:p>
              </table:table-cell>
              <table:table-cell office:value-type="float" office:value="2.27430621712794">
                <text:p>2.27430621712794</text:p>
              </table:table-cell>
              <table:table-cell office:value-type="float" office:value="0.037870530039072">
                <text:p>0.037870530039072</text:p>
              </table:table-cell>
              <table:table-cell office:value-type="float" office:value="0.112965437853129">
                <text:p>0.1129654378531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11195635795593">
                <text:p>2.11195635795593</text:p>
              </table:table-cell>
              <table:table-cell office:value-type="float" office:value="2.27299214691272">
                <text:p>2.27299214691272</text:p>
              </table:table-cell>
              <table:table-cell office:value-type="float" office:value="0.129903182387352">
                <text:p>0.129903182387352</text:p>
              </table:table-cell>
              <table:table-cell office:value-type="float" office:value="0.112953870411705">
                <text:p>0.1129538704117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1090290546417">
                <text:p>1.11090290546417</text:p>
              </table:table-cell>
              <table:table-cell office:value-type="float" office:value="2.27239090011603">
                <text:p>2.27239090011603</text:p>
              </table:table-cell>
              <table:table-cell office:value-type="float" office:value="0.104905799031258">
                <text:p>0.104905799031258</text:p>
              </table:table-cell>
              <table:table-cell office:value-type="float" office:value="0.112864816387872">
                <text:p>0.1128648163878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2089946269989">
                <text:p>0.972089946269989</text:p>
              </table:table-cell>
              <table:table-cell office:value-type="float" office:value="2.27131862406584">
                <text:p>2.27131862406584</text:p>
              </table:table-cell>
              <table:table-cell office:value-type="float" office:value="0.0654199570417404">
                <text:p>0.0654199570417404</text:p>
              </table:table-cell>
              <table:table-cell office:value-type="float" office:value="0.11281618535882">
                <text:p>0.112816185358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9400358200073">
                <text:p>2.19400358200073</text:p>
              </table:table-cell>
              <table:table-cell office:value-type="float" office:value="2.27103787018154">
                <text:p>2.27103787018154</text:p>
              </table:table-cell>
              <table:table-cell office:value-type="float" office:value="0.0479586683213711">
                <text:p>0.0479586683213711</text:p>
              </table:table-cell>
              <table:table-cell office:value-type="float" office:value="0.112777029555277">
                <text:p>0.1127770295552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66516542434692">
                <text:p>4.66516542434692</text:p>
              </table:table-cell>
              <table:table-cell office:value-type="float" office:value="2.27071803393891">
                <text:p>2.27071803393891</text:p>
              </table:table-cell>
              <table:table-cell office:value-type="float" office:value="0.0599147416651249">
                <text:p>0.0599147416651249</text:p>
              </table:table-cell>
              <table:table-cell office:value-type="float" office:value="0.11274068293768">
                <text:p>0.112740682937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86405909061432">
                <text:p>0.986405909061432</text:p>
              </table:table-cell>
              <table:table-cell office:value-type="float" office:value="2.27079169291218">
                <text:p>2.27079169291218</text:p>
              </table:table-cell>
              <table:table-cell office:value-type="float" office:value="0.0578637793660164">
                <text:p>0.0578637793660164</text:p>
              </table:table-cell>
              <table:table-cell office:value-type="float" office:value="0.11273045996562">
                <text:p>0.112730459965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00068986415863">
                <text:p>1.00068986415863</text:p>
              </table:table-cell>
              <table:table-cell office:value-type="float" office:value="2.26805943391487">
                <text:p>2.26805943391487</text:p>
              </table:table-cell>
              <table:table-cell office:value-type="float" office:value="0.068635992705822">
                <text:p>0.068635992705822</text:p>
              </table:table-cell>
              <table:table-cell office:value-type="float" office:value="0.112755040519674">
                <text:p>0.1127550405196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1747417449951">
                <text:p>1.01747417449951</text:p>
              </table:table-cell>
              <table:table-cell office:value-type="float" office:value="2.26676385628153">
                <text:p>2.26676385628153</text:p>
              </table:table-cell>
              <table:table-cell office:value-type="float" office:value="0.0481784194707871">
                <text:p>0.0481784194707871</text:p>
              </table:table-cell>
              <table:table-cell office:value-type="float" office:value="0.112719634531672">
                <text:p>0.1127196345316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35922741889954">
                <text:p>0.935922741889954</text:p>
              </table:table-cell>
              <table:table-cell office:value-type="float" office:value="2.26592606931076">
                <text:p>2.26592606931076</text:p>
              </table:table-cell>
              <table:table-cell office:value-type="float" office:value="0.0643995478749275">
                <text:p>0.0643995478749275</text:p>
              </table:table-cell>
              <table:table-cell office:value-type="float" office:value="0.11270304513676">
                <text:p>0.112703045136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06755530834198">
                <text:p>1.06755530834198</text:p>
              </table:table-cell>
              <table:table-cell office:value-type="float" office:value="2.26450322245668">
                <text:p>2.26450322245668</text:p>
              </table:table-cell>
              <table:table-cell office:value-type="float" office:value="15.7462034225464">
                <text:p>15.7462034225464</text:p>
              </table:table-cell>
              <table:table-cell office:value-type="float" office:value="0.114801911609008">
                <text:p>0.1148019116090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08759927749634">
                <text:p>1.08759927749634</text:p>
              </table:table-cell>
              <table:table-cell office:value-type="float" office:value="2.26280580614463">
                <text:p>2.26280580614463</text:p>
              </table:table-cell>
              <table:table-cell office:value-type="float" office:value="0.307084560394287">
                <text:p>0.307084560394287</text:p>
              </table:table-cell>
              <table:table-cell office:value-type="float" office:value="0.114745269360032">
                <text:p>0.1147452693600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0.916610717773">
                <text:p>220.916610717773</text:p>
              </table:table-cell>
              <table:table-cell office:value-type="float" office:value="2.30638347803428">
                <text:p>2.30638347803428</text:p>
              </table:table-cell>
              <table:table-cell office:value-type="float" office:value="0.0612065754830837">
                <text:p>0.0612065754830837</text:p>
              </table:table-cell>
              <table:table-cell office:value-type="float" office:value="0.114727628732763">
                <text:p>0.1147276287327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413233757019">
                <text:p>12.413233757019</text:p>
              </table:table-cell>
              <table:table-cell office:value-type="float" office:value="2.30594708089675">
                <text:p>2.30594708089675</text:p>
              </table:table-cell>
              <table:table-cell office:value-type="float" office:value="0.205089256167412">
                <text:p>0.205089256167412</text:p>
              </table:table-cell>
              <table:table-cell office:value-type="float" office:value="0.114677593678591">
                <text:p>0.1146775936785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12541389465332">
                <text:p>1.12541389465332</text:p>
              </table:table-cell>
              <table:table-cell office:value-type="float" office:value="2.30552344890154">
                <text:p>2.30552344890154</text:p>
              </table:table-cell>
              <table:table-cell office:value-type="float" office:value="0.0530593506991863">
                <text:p>0.0530593506991863</text:p>
              </table:table-cell>
              <table:table-cell office:value-type="float" office:value="0.114599224605198">
                <text:p>0.1145992246051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09190082550049">
                <text:p>1.09190082550049</text:p>
              </table:table-cell>
              <table:table-cell office:value-type="float" office:value="2.30521851477882">
                <text:p>2.30521851477882</text:p>
              </table:table-cell>
              <table:table-cell office:value-type="float" office:value="0.043526966124773">
                <text:p>0.043526966124773</text:p>
              </table:table-cell>
              <table:table-cell office:value-type="float" office:value="0.114589799811201">
                <text:p>0.1145897998112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8317053318024">
                <text:p>1.08317053318024</text:p>
              </table:table-cell>
              <table:table-cell office:value-type="float" office:value="2.30374804209656">
                <text:p>2.30374804209656</text:p>
              </table:table-cell>
              <table:table-cell office:value-type="float" office:value="0.0451226755976677">
                <text:p>0.0451226755976677</text:p>
              </table:table-cell>
              <table:table-cell office:value-type="float" office:value="0.114526427314889">
                <text:p>0.1145264273148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27321529388428">
                <text:p>0.827321529388428</text:p>
              </table:table-cell>
              <table:table-cell office:value-type="float" office:value="2.30254207052156">
                <text:p>2.30254207052156</text:p>
              </table:table-cell>
              <table:table-cell office:value-type="float" office:value="0.0784524530172348">
                <text:p>0.0784524530172348</text:p>
              </table:table-cell>
              <table:table-cell office:value-type="float" office:value="0.114481602260428">
                <text:p>0.1144816022604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15826833248138">
                <text:p>0.815826833248138</text:p>
              </table:table-cell>
              <table:table-cell office:value-type="float" office:value="2.30199884535458">
                <text:p>2.30199884535458</text:p>
              </table:table-cell>
              <table:table-cell office:value-type="float" office:value="0.0392180755734444">
                <text:p>0.0392180755734444</text:p>
              </table:table-cell>
              <table:table-cell office:value-type="float" office:value="0.114431922100301">
                <text:p>0.1144319221003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417652130127">
                <text:p>44.417652130127</text:p>
              </table:table-cell>
              <table:table-cell office:value-type="float" office:value="2.30527667115957">
                <text:p>2.30527667115957</text:p>
              </table:table-cell>
              <table:table-cell office:value-type="float" office:value="0.0447494275867939">
                <text:p>0.0447494275867939</text:p>
              </table:table-cell>
              <table:table-cell office:value-type="float" office:value="0.114330397986035">
                <text:p>0.1143303979860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4400205612183">
                <text:p>1.54400205612183</text:p>
              </table:table-cell>
              <table:table-cell office:value-type="float" office:value="2.30433730237733">
                <text:p>2.30433730237733</text:p>
              </table:table-cell>
              <table:table-cell office:value-type="float" office:value="0.0492780096828938">
                <text:p>0.0492780096828938</text:p>
              </table:table-cell>
              <table:table-cell office:value-type="float" office:value="0.114294282473136">
                <text:p>0.1142942824731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51920926570892">
                <text:p>0.951920926570892</text:p>
              </table:table-cell>
              <table:table-cell office:value-type="float" office:value="2.3037649678855">
                <text:p>2.3037649678855</text:p>
              </table:table-cell>
              <table:table-cell office:value-type="float" office:value="2.55638003349304">
                <text:p>2.55638003349304</text:p>
              </table:table-cell>
              <table:table-cell office:value-type="float" office:value="0.114974778041462">
                <text:p>0.1149747780414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31414937973022">
                <text:p>0.831414937973022</text:p>
              </table:table-cell>
              <table:table-cell office:value-type="float" office:value="2.30306711153804">
                <text:p>2.30306711153804</text:p>
              </table:table-cell>
              <table:table-cell office:value-type="float" office:value="0.0332069508731365">
                <text:p>0.0332069508731365</text:p>
              </table:table-cell>
              <table:table-cell office:value-type="float" office:value="0.11491364388359">
                <text:p>0.114913643883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54521930217743">
                <text:p>0.854521930217743</text:p>
              </table:table-cell>
              <table:table-cell office:value-type="float" office:value="2.30265795506202">
                <text:p>2.30265795506202</text:p>
              </table:table-cell>
              <table:table-cell office:value-type="float" office:value="0.0837809965014458">
                <text:p>0.0837809965014458</text:p>
              </table:table-cell>
              <table:table-cell office:value-type="float" office:value="0.114890591580351">
                <text:p>0.1148905915803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99540424346924">
                <text:p>0.899540424346924</text:p>
              </table:table-cell>
              <table:table-cell office:value-type="float" office:value="2.30227123226522">
                <text:p>2.30227123226522</text:p>
              </table:table-cell>
              <table:table-cell office:value-type="float" office:value="0.0475498735904694">
                <text:p>0.0475498735904694</text:p>
              </table:table-cell>
              <table:table-cell office:value-type="float" office:value="0.114849878333738">
                <text:p>0.1148498783337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19685637950897">
                <text:p>0.819685637950897</text:p>
              </table:table-cell>
              <table:table-cell office:value-type="float" office:value="2.30126971383295">
                <text:p>2.30126971383295</text:p>
              </table:table-cell>
              <table:table-cell office:value-type="float" office:value="2.41968989372253">
                <text:p>2.41968989372253</text:p>
              </table:table-cell>
              <table:table-cell office:value-type="float" office:value="0.115182992577378">
                <text:p>0.1151829925773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87689101696014">
                <text:p>1.87689101696014</text:p>
              </table:table-cell>
              <table:table-cell office:value-type="float" office:value="2.30087455811832">
                <text:p>2.30087455811832</text:p>
              </table:table-cell>
              <table:table-cell office:value-type="float" office:value="0.0715699270367622">
                <text:p>0.0715699270367622</text:p>
              </table:table-cell>
              <table:table-cell office:value-type="float" office:value="0.115135907745731">
                <text:p>0.1151359077457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17115116119385">
                <text:p>2.17115116119385</text:p>
              </table:table-cell>
              <table:table-cell office:value-type="float" office:value="2.30092420586648">
                <text:p>2.30092420586648</text:p>
              </table:table-cell>
              <table:table-cell office:value-type="float" office:value="0.0644304156303406">
                <text:p>0.0644304156303406</text:p>
              </table:table-cell>
              <table:table-cell office:value-type="float" office:value="0.115104981024758">
                <text:p>0.1151049810247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03646039962769">
                <text:p>2.03646039962769</text:p>
              </table:table-cell>
              <table:table-cell office:value-type="float" office:value="2.30068624244522">
                <text:p>2.30068624244522</text:p>
              </table:table-cell>
              <table:table-cell office:value-type="float" office:value="0.248830690979958">
                <text:p>0.248830690979958</text:p>
              </table:table-cell>
              <table:table-cell office:value-type="float" office:value="0.115057933708607">
                <text:p>0.1150579337086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4745645523071">
                <text:p>6.34745645523071</text:p>
              </table:table-cell>
              <table:table-cell office:value-type="float" office:value="2.30083717639386">
                <text:p>2.30083717639386</text:p>
              </table:table-cell>
              <table:table-cell office:value-type="float" office:value="0.125362634658813">
                <text:p>0.125362634658813</text:p>
              </table:table-cell>
              <table:table-cell office:value-type="float" office:value="0.115127488895681">
                <text:p>0.11512748889568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7158328294754">
                <text:p>1.7158328294754</text:p>
              </table:table-cell>
              <table:table-cell office:value-type="float" office:value="2.30090667901201">
                <text:p>2.30090667901201</text:p>
              </table:table-cell>
              <table:table-cell office:value-type="float" office:value="0.110900446772575">
                <text:p>0.110900446772575</text:p>
              </table:table-cell>
              <table:table-cell office:value-type="float" office:value="0.115040526463514">
                <text:p>0.1150405264635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4264007806778">
                <text:p>1.4264007806778</text:p>
              </table:table-cell>
              <table:table-cell office:value-type="float" office:value="2.30036940537448">
                <text:p>2.30036940537448</text:p>
              </table:table-cell>
              <table:table-cell office:value-type="float" office:value="0.0526228919625282">
                <text:p>0.0526228919625282</text:p>
              </table:table-cell>
              <table:table-cell office:value-type="float" office:value="0.114955449655531">
                <text:p>0.1149554496555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4749114513397">
                <text:p>1.34749114513397</text:p>
              </table:table-cell>
              <table:table-cell office:value-type="float" office:value="2.29995298748303">
                <text:p>2.29995298748303</text:p>
              </table:table-cell>
              <table:table-cell office:value-type="float" office:value="0.047046422958374">
                <text:p>0.047046422958374</text:p>
              </table:table-cell>
              <table:table-cell office:value-type="float" office:value="0.114907414735592">
                <text:p>0.1149074147355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40546226501465">
                <text:p>1.40546226501465</text:p>
              </table:table-cell>
              <table:table-cell office:value-type="float" office:value="2.29987569272397">
                <text:p>2.29987569272397</text:p>
              </table:table-cell>
              <table:table-cell office:value-type="float" office:value="0.0579918958246708">
                <text:p>0.0579918958246708</text:p>
              </table:table-cell>
              <table:table-cell office:value-type="float" office:value="0.1148978479553">
                <text:p>0.114897847955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8649091720581">
                <text:p>0.78649091720581</text:p>
              </table:table-cell>
              <table:table-cell office:value-type="float" office:value="2.29776178555389">
                <text:p>2.29776178555389</text:p>
              </table:table-cell>
              <table:table-cell office:value-type="float" office:value="9.54814720153809">
                <text:p>9.54814720153809</text:p>
              </table:table-cell>
              <table:table-cell office:value-type="float" office:value="0.116084100572031">
                <text:p>0.1160841005720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5228519439697">
                <text:p>1.55228519439697</text:p>
              </table:table-cell>
              <table:table-cell office:value-type="float" office:value="2.29877111314497">
                <text:p>2.29877111314497</text:p>
              </table:table-cell>
              <table:table-cell office:value-type="float" office:value="0.0650516971945763">
                <text:p>0.0650516971945763</text:p>
              </table:table-cell>
              <table:table-cell office:value-type="float" office:value="0.115994373876999">
                <text:p>0.1159943738769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11902105808258">
                <text:p>1.11902105808258</text:p>
              </table:table-cell>
              <table:table-cell office:value-type="float" office:value="2.29816466061244">
                <text:p>2.29816466061244</text:p>
              </table:table-cell>
              <table:table-cell office:value-type="float" office:value="0.0532275997102261">
                <text:p>0.0532275997102261</text:p>
              </table:table-cell>
              <table:table-cell office:value-type="float" office:value="0.115993903630478">
                <text:p>0.1159939036304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68736052513123">
                <text:p>1.68736052513123</text:p>
              </table:table-cell>
              <table:table-cell office:value-type="float" office:value="2.29787069595011">
                <text:p>2.29787069595011</text:p>
              </table:table-cell>
              <table:table-cell office:value-type="float" office:value="0.0323734544217587">
                <text:p>0.0323734544217587</text:p>
              </table:table-cell>
              <table:table-cell office:value-type="float" office:value="0.115884512968523">
                <text:p>0.11588451296852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85752618312836">
                <text:p>0.885752618312836</text:p>
              </table:table-cell>
              <table:table-cell office:value-type="float" office:value="2.29720211103433">
                <text:p>2.29720211103433</text:p>
              </table:table-cell>
              <table:table-cell office:value-type="float" office:value="0.0552593991160393">
                <text:p>0.0552593991160393</text:p>
              </table:table-cell>
              <table:table-cell office:value-type="float" office:value="0.11585853264866">
                <text:p>0.115858532648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52830851078033">
                <text:p>0.952830851078033</text:p>
              </table:table-cell>
              <table:table-cell office:value-type="float" office:value="2.2962951901766">
                <text:p>2.2962951901766</text:p>
              </table:table-cell>
              <table:table-cell office:value-type="float" office:value="0.15672878921032">
                <text:p>0.15672878921032</text:p>
              </table:table-cell>
              <table:table-cell office:value-type="float" office:value="0.115804836176814">
                <text:p>0.1158048361768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318353176117">
                <text:p>0.995318353176117</text:p>
              </table:table-cell>
              <table:table-cell office:value-type="float" office:value="2.29560827944444">
                <text:p>2.29560827944444</text:p>
              </table:table-cell>
              <table:table-cell office:value-type="float" office:value="0.0352568067610264">
                <text:p>0.0352568067610264</text:p>
              </table:table-cell>
              <table:table-cell office:value-type="float" office:value="0.11566286034869">
                <text:p>0.115662860348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1022958755493">
                <text:p>1.01022958755493</text:p>
              </table:table-cell>
              <table:table-cell office:value-type="float" office:value="2.29481863095528">
                <text:p>2.29481863095528</text:p>
              </table:table-cell>
              <table:table-cell office:value-type="float" office:value="0.049121730029583">
                <text:p>0.049121730029583</text:p>
              </table:table-cell>
              <table:table-cell office:value-type="float" office:value="0.115644306443736">
                <text:p>0.1156443064437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45738506317139">
                <text:p>1.45738506317139</text:p>
              </table:table-cell>
              <table:table-cell office:value-type="float" office:value="2.29238105043821">
                <text:p>2.29238105043821</text:p>
              </table:table-cell>
              <table:table-cell office:value-type="float" office:value="0.095329150557518">
                <text:p>0.095329150557518</text:p>
              </table:table-cell>
              <table:table-cell office:value-type="float" office:value="0.115619070306605">
                <text:p>0.1156190703066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9422767162323">
                <text:p>1.59422767162323</text:p>
              </table:table-cell>
              <table:table-cell office:value-type="float" office:value="2.29154433419381">
                <text:p>2.29154433419381</text:p>
              </table:table-cell>
              <table:table-cell office:value-type="float" office:value="0.0547060333192349">
                <text:p>0.0547060333192349</text:p>
              </table:table-cell>
              <table:table-cell office:value-type="float" office:value="0.115540339986635">
                <text:p>0.1155403399866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70464169979095">
                <text:p>0.970464169979095</text:p>
              </table:table-cell>
              <table:table-cell office:value-type="float" office:value="2.29094077211487">
                <text:p>2.29094077211487</text:p>
              </table:table-cell>
              <table:table-cell office:value-type="float" office:value="0.0649786219000816">
                <text:p>0.0649786219000816</text:p>
              </table:table-cell>
              <table:table-cell office:value-type="float" office:value="0.115513690472201">
                <text:p>0.11551369047220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3357973098755">
                <text:p>11.3357973098755</text:p>
              </table:table-cell>
              <table:table-cell office:value-type="float" office:value="2.29341761600003">
                <text:p>2.29341761600003</text:p>
              </table:table-cell>
              <table:table-cell office:value-type="float" office:value="0.0387451648712158">
                <text:p>0.0387451648712158</text:p>
              </table:table-cell>
              <table:table-cell office:value-type="float" office:value="0.115465794915164">
                <text:p>0.1154657949151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1485574245453">
                <text:p>1.01485574245453</text:p>
              </table:table-cell>
              <table:table-cell office:value-type="float" office:value="2.29245640777714">
                <text:p>2.29245640777714</text:p>
              </table:table-cell>
              <table:table-cell office:value-type="float" office:value="0.0611824132502079">
                <text:p>0.0611824132502079</text:p>
              </table:table-cell>
              <table:table-cell office:value-type="float" office:value="0.115442053142281">
                <text:p>0.1154420531422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4124431610107">
                <text:p>14.4124431610107</text:p>
              </table:table-cell>
              <table:table-cell office:value-type="float" office:value="2.29577443329394">
                <text:p>2.29577443329394</text:p>
              </table:table-cell>
              <table:table-cell office:value-type="float" office:value="0.0516382046043873">
                <text:p>0.0516382046043873</text:p>
              </table:table-cell>
              <table:table-cell office:value-type="float" office:value="0.115396768771025">
                <text:p>0.1153967687710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2984352111816">
                <text:p>1.32984352111816</text:p>
              </table:table-cell>
              <table:table-cell office:value-type="float" office:value="2.29481107125695">
                <text:p>2.29481107125695</text:p>
              </table:table-cell>
              <table:table-cell office:value-type="float" office:value="0.0717421695590019">
                <text:p>0.0717421695590019</text:p>
              </table:table-cell>
              <table:table-cell office:value-type="float" office:value="0.115388917784044">
                <text:p>0.1153889177840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60315799713135">
                <text:p>0.860315799713135</text:p>
              </table:table-cell>
              <table:table-cell office:value-type="float" office:value="2.29370326792446">
                <text:p>2.29370326792446</text:p>
              </table:table-cell>
              <table:table-cell office:value-type="float" office:value="0.0746198818087578">
                <text:p>0.0746198818087578</text:p>
              </table:table-cell>
              <table:table-cell office:value-type="float" office:value="0.115336010729753">
                <text:p>0.1153360107297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3619943857193">
                <text:p>0.73619943857193</text:p>
              </table:table-cell>
              <table:table-cell office:value-type="float" office:value="2.2918632427522">
                <text:p>2.2918632427522</text:p>
              </table:table-cell>
              <table:table-cell office:value-type="float" office:value="0.0673668310046196">
                <text:p>0.0673668310046196</text:p>
              </table:table-cell>
              <table:table-cell office:value-type="float" office:value="0.115310783377243">
                <text:p>0.1153107833772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.4751930236816">
                <text:p>28.4751930236816</text:p>
              </table:table-cell>
              <table:table-cell office:value-type="float" office:value="2.29962758480204">
                <text:p>2.29962758480204</text:p>
              </table:table-cell>
              <table:table-cell office:value-type="float" office:value="0.058488704264164">
                <text:p>0.058488704264164</text:p>
              </table:table-cell>
              <table:table-cell office:value-type="float" office:value="0.115306578638132">
                <text:p>0.1153065786381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67921233177185">
                <text:p>0.867921233177185</text:p>
              </table:table-cell>
              <table:table-cell office:value-type="float" office:value="2.2989072007032">
                <text:p>2.2989072007032</text:p>
              </table:table-cell>
              <table:table-cell office:value-type="float" office:value="0.0574555993080139">
                <text:p>0.0574555993080139</text:p>
              </table:table-cell>
              <table:table-cell office:value-type="float" office:value="0.115293441310752">
                <text:p>0.1152934413107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2862274646759">
                <text:p>2.2862274646759</text:p>
              </table:table-cell>
              <table:table-cell office:value-type="float" office:value="2.29865321598902">
                <text:p>2.29865321598902</text:p>
              </table:table-cell>
              <table:table-cell office:value-type="float" office:value="0.0725720822811127">
                <text:p>0.0725720822811127</text:p>
              </table:table-cell>
              <table:table-cell office:value-type="float" office:value="0.115231770215235">
                <text:p>0.1152317702152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02978277206421">
                <text:p>0.802978277206421</text:p>
              </table:table-cell>
              <table:table-cell office:value-type="float" office:value="2.29819315671619">
                <text:p>2.29819315671619</text:p>
              </table:table-cell>
              <table:table-cell office:value-type="float" office:value="0.0574178658425808">
                <text:p>0.0574178658425808</text:p>
              </table:table-cell>
              <table:table-cell office:value-type="float" office:value="0.115236014350333">
                <text:p>0.1152360143503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48282396793365">
                <text:p>1.48282396793365</text:p>
              </table:table-cell>
              <table:table-cell office:value-type="float" office:value="2.29786233597368">
                <text:p>2.29786233597368</text:p>
              </table:table-cell>
              <table:table-cell office:value-type="float" office:value="0.0568557716906071">
                <text:p>0.0568557716906071</text:p>
              </table:table-cell>
              <table:table-cell office:value-type="float" office:value="0.115233382568636">
                <text:p>0.11523338256863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48185527324677">
                <text:p>1.48185527324677</text:p>
              </table:table-cell>
              <table:table-cell office:value-type="float" office:value="2.29746448476675">
                <text:p>2.29746448476675</text:p>
              </table:table-cell>
              <table:table-cell office:value-type="float" office:value="2.4146933555603">
                <text:p>2.4146933555603</text:p>
              </table:table-cell>
              <table:table-cell office:value-type="float" office:value="0.115716610210434">
                <text:p>0.1157166102104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014232635498">
                <text:p>1.1014232635498</text:p>
              </table:table-cell>
              <table:table-cell office:value-type="float" office:value="2.29665883728836">
                <text:p>2.29665883728836</text:p>
              </table:table-cell>
              <table:table-cell office:value-type="float" office:value="0.0488105937838555">
                <text:p>0.0488105937838555</text:p>
              </table:table-cell>
              <table:table-cell office:value-type="float" office:value="0.115655169531782">
                <text:p>0.11565516953178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9404788017273">
                <text:p>0.999404788017273</text:p>
              </table:table-cell>
              <table:table-cell office:value-type="float" office:value="2.29559673301851">
                <text:p>2.29559673301851</text:p>
              </table:table-cell>
              <table:table-cell office:value-type="float" office:value="0.0537917576730251">
                <text:p>0.0537917576730251</text:p>
              </table:table-cell>
              <table:table-cell office:value-type="float" office:value="0.115575178947554">
                <text:p>0.1155751789475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69212830066681">
                <text:p>1.69212830066681</text:p>
              </table:table-cell>
              <table:table-cell office:value-type="float" office:value="2.29485024591321">
                <text:p>2.29485024591321</text:p>
              </table:table-cell>
              <table:table-cell office:value-type="float" office:value="0.0167889650911093">
                <text:p>0.0167889650911093</text:p>
              </table:table-cell>
              <table:table-cell office:value-type="float" office:value="0.115460698151439">
                <text:p>0.1154606981514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65050840377808">
                <text:p>6.65050840377808</text:p>
              </table:table-cell>
              <table:table-cell office:value-type="float" office:value="2.29560105014062">
                <text:p>2.29560105014062</text:p>
              </table:table-cell>
              <table:table-cell office:value-type="float" office:value="0.0920132473111153">
                <text:p>0.0920132473111153</text:p>
              </table:table-cell>
              <table:table-cell office:value-type="float" office:value="0.115425887338989">
                <text:p>0.1154258873389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4661273956299">
                <text:p>1.04661273956299</text:p>
              </table:table-cell>
              <table:table-cell office:value-type="float" office:value="2.29533070720688">
                <text:p>2.29533070720688</text:p>
              </table:table-cell>
              <table:table-cell office:value-type="float" office:value="1.16414415836334">
                <text:p>1.16414415836334</text:p>
              </table:table-cell>
              <table:table-cell office:value-type="float" office:value="0.115522740127104">
                <text:p>0.1155227401271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6145955324173">
                <text:p>0.86145955324173</text:p>
              </table:table-cell>
              <table:table-cell office:value-type="float" office:value="2.29460574366185">
                <text:p>2.29460574366185</text:p>
              </table:table-cell>
              <table:table-cell office:value-type="float" office:value="0.0400489717721939">
                <text:p>0.0400489717721939</text:p>
              </table:table-cell>
              <table:table-cell office:value-type="float" office:value="0.115369091886166">
                <text:p>0.1153690918861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9206485748291">
                <text:p>10.9206485748291</text:p>
              </table:table-cell>
              <table:table-cell office:value-type="float" office:value="2.29468683549462">
                <text:p>2.29468683549462</text:p>
              </table:table-cell>
              <table:table-cell office:value-type="float" office:value="0.0758153349161148">
                <text:p>0.0758153349161148</text:p>
              </table:table-cell>
              <table:table-cell office:value-type="float" office:value="0.115362824250632">
                <text:p>0.1153628242506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0576069355011">
                <text:p>1.0576069355011</text:p>
              </table:table-cell>
              <table:table-cell office:value-type="float" office:value="2.29365921385768">
                <text:p>2.29365921385768</text:p>
              </table:table-cell>
              <table:table-cell office:value-type="float" office:value="0.0900368541479111">
                <text:p>0.0900368541479111</text:p>
              </table:table-cell>
              <table:table-cell office:value-type="float" office:value="0.115300188917433">
                <text:p>0.1153001889174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525032043457">
                <text:p>1.4525032043457</text:p>
              </table:table-cell>
              <table:table-cell office:value-type="float" office:value="2.29267995404286">
                <text:p>2.29267995404286</text:p>
              </table:table-cell>
              <table:table-cell office:value-type="float" office:value="0.095465824007988">
                <text:p>0.095465824007988</text:p>
              </table:table-cell>
              <table:table-cell office:value-type="float" office:value="0.115311534239968">
                <text:p>0.1153115342399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04482865333557">
                <text:p>2.04482865333557</text:p>
              </table:table-cell>
              <table:table-cell office:value-type="float" office:value="2.2924596209346">
                <text:p>2.2924596209346</text:p>
              </table:table-cell>
              <table:table-cell office:value-type="float" office:value="0.0101250717416406">
                <text:p>0.0101250717416406</text:p>
              </table:table-cell>
              <table:table-cell office:value-type="float" office:value="0.1152356713848">
                <text:p>0.115235671384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5867922306061">
                <text:p>1.05867922306061</text:p>
              </table:table-cell>
              <table:table-cell office:value-type="float" office:value="2.29081471543716">
                <text:p>2.29081471543716</text:p>
              </table:table-cell>
              <table:table-cell office:value-type="float" office:value="0.0545335151255131">
                <text:p>0.0545335151255131</text:p>
              </table:table-cell>
              <table:table-cell office:value-type="float" office:value="0.11512425106139">
                <text:p>0.115124251061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.6313724517822">
                <text:p>29.6313724517822</text:p>
              </table:table-cell>
              <table:table-cell office:value-type="float" office:value="2.29661260985584">
                <text:p>2.29661260985584</text:p>
              </table:table-cell>
              <table:table-cell office:value-type="float" office:value="8.01472663879395">
                <text:p>8.01472663879395</text:p>
              </table:table-cell>
              <table:table-cell office:value-type="float" office:value="0.116208142859088">
                <text:p>0.1162081428590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221564412117">
                <text:p>0.6221564412117</text:p>
              </table:table-cell>
              <table:table-cell office:value-type="float" office:value="2.29530454333215">
                <text:p>2.29530454333215</text:p>
              </table:table-cell>
              <table:table-cell office:value-type="float" office:value="0.118302136659622">
                <text:p>0.118302136659622</text:p>
              </table:table-cell>
              <table:table-cell office:value-type="float" office:value="0.116235180476575">
                <text:p>0.1162351804765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55634295940399">
                <text:p>0.955634295940399</text:p>
              </table:table-cell>
              <table:table-cell office:value-type="float" office:value="2.29452733681379">
                <text:p>2.29452733681379</text:p>
              </table:table-cell>
              <table:table-cell office:value-type="float" office:value="0.0649624690413475">
                <text:p>0.0649624690413475</text:p>
              </table:table-cell>
              <table:table-cell office:value-type="float" office:value="0.116241432065751">
                <text:p>0.11624143206575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06322145462036">
                <text:p>7.06322145462036</text:p>
              </table:table-cell>
              <table:table-cell office:value-type="float" office:value="2.29530715283626">
                <text:p>2.29530715283626</text:p>
              </table:table-cell>
              <table:table-cell office:value-type="float" office:value="0.0639679357409477">
                <text:p>0.0639679357409477</text:p>
              </table:table-cell>
              <table:table-cell office:value-type="float" office:value="0.116239693065551">
                <text:p>0.1162396930655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02782464027405">
                <text:p>1.02782464027405</text:p>
              </table:table-cell>
              <table:table-cell office:value-type="float" office:value="2.29480506585695">
                <text:p>2.29480506585695</text:p>
              </table:table-cell>
              <table:table-cell office:value-type="float" office:value="0.064470000565052">
                <text:p>0.064470000565052</text:p>
              </table:table-cell>
              <table:table-cell office:value-type="float" office:value="0.116215649653485">
                <text:p>0.1162156496534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4.003730773926">
                <text:p>124.003730773926</text:p>
              </table:table-cell>
              <table:table-cell office:value-type="float" office:value="2.31295224934362">
                <text:p>2.31295224934362</text:p>
              </table:table-cell>
              <table:table-cell office:value-type="float" office:value="0.0713921114802361">
                <text:p>0.0713921114802361</text:p>
              </table:table-cell>
              <table:table-cell office:value-type="float" office:value="0.116185360405286">
                <text:p>0.1161853604052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.7471084594727">
                <text:p>75.7471084594727</text:p>
              </table:table-cell>
              <table:table-cell office:value-type="float" office:value="2.32196813131832">
                <text:p>2.32196813131832</text:p>
              </table:table-cell>
              <table:table-cell office:value-type="float" office:value="0.09629425406456">
                <text:p>0.09629425406456</text:p>
              </table:table-cell>
              <table:table-cell office:value-type="float" office:value="0.116187913635032">
                <text:p>0.1161879136350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5687079429626">
                <text:p>1.95687079429626</text:p>
              </table:table-cell>
              <table:table-cell office:value-type="float" office:value="2.32021288903288">
                <text:p>2.32021288903288</text:p>
              </table:table-cell>
              <table:table-cell office:value-type="float" office:value="0.053008958697319">
                <text:p>0.053008958697319</text:p>
              </table:table-cell>
              <table:table-cell office:value-type="float" office:value="0.116082250409409">
                <text:p>0.11608225040940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23860967159271">
                <text:p>0.923860967159271</text:p>
              </table:table-cell>
              <table:table-cell office:value-type="float" office:value="2.31943821348839">
                <text:p>2.31943821348839</text:p>
              </table:table-cell>
              <table:table-cell office:value-type="float" office:value="0.133102208375931">
                <text:p>0.133102208375931</text:p>
              </table:table-cell>
              <table:table-cell office:value-type="float" office:value="0.11608580323333">
                <text:p>0.1160858032333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28186368942261">
                <text:p>0.728186368942261</text:p>
              </table:table-cell>
              <table:table-cell office:value-type="float" office:value="2.319225503811">
                <text:p>2.319225503811</text:p>
              </table:table-cell>
              <table:table-cell office:value-type="float" office:value="0.0587403140962124">
                <text:p>0.0587403140962124</text:p>
              </table:table-cell>
              <table:table-cell office:value-type="float" office:value="0.116078480265707">
                <text:p>0.1160784802657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27603316307068">
                <text:p>0.727603316307068</text:p>
              </table:table-cell>
              <table:table-cell office:value-type="float" office:value="2.31849585035123">
                <text:p>2.31849585035123</text:p>
              </table:table-cell>
              <table:table-cell office:value-type="float" office:value="0.0658083558082581">
                <text:p>0.0658083558082581</text:p>
              </table:table-cell>
              <table:table-cell office:value-type="float" office:value="0.116042230357224">
                <text:p>0.1160422303572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50596868991852">
                <text:p>0.950596868991852</text:p>
              </table:table-cell>
              <table:table-cell office:value-type="float" office:value="2.31701439047642">
                <text:p>2.31701439047642</text:p>
              </table:table-cell>
              <table:table-cell office:value-type="float" office:value="1.22676944732666">
                <text:p>1.22676944732666</text:p>
              </table:table-cell>
              <table:table-cell office:value-type="float" office:value="0.116103989416367">
                <text:p>0.1161039894163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00824546813965">
                <text:p>1.00824546813965</text:p>
              </table:table-cell>
              <table:table-cell office:value-type="float" office:value="2.31600094900588">
                <text:p>2.31600094900588</text:p>
              </table:table-cell>
              <table:table-cell office:value-type="float" office:value="0.0990975499153137">
                <text:p>0.0990975499153137</text:p>
              </table:table-cell>
              <table:table-cell office:value-type="float" office:value="0.116088410339797">
                <text:p>0.1160884103397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69600915908814">
                <text:p>0.969600915908814</text:p>
              </table:table-cell>
              <table:table-cell office:value-type="float" office:value="2.31537731892785">
                <text:p>2.31537731892785</text:p>
              </table:table-cell>
              <table:table-cell office:value-type="float" office:value="0.0505767166614533">
                <text:p>0.0505767166614533</text:p>
              </table:table-cell>
              <table:table-cell office:value-type="float" office:value="0.116045740527765">
                <text:p>0.1160457405277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07007694244385">
                <text:p>0.907007694244385</text:p>
              </table:table-cell>
              <table:table-cell office:value-type="float" office:value="2.31450150120038">
                <text:p>2.31450150120038</text:p>
              </table:table-cell>
              <table:table-cell office:value-type="float" office:value="0.0658548697829247">
                <text:p>0.0658548697829247</text:p>
              </table:table-cell>
              <table:table-cell office:value-type="float" office:value="0.116013117408701">
                <text:p>0.1160131174087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33383536338806">
                <text:p>1.33383536338806</text:p>
              </table:table-cell>
              <table:table-cell office:value-type="float" office:value="2.31403908940535">
                <text:p>2.31403908940535</text:p>
              </table:table-cell>
              <table:table-cell office:value-type="float" office:value="0.533814072608948">
                <text:p>0.533814072608948</text:p>
              </table:table-cell>
              <table:table-cell office:value-type="float" office:value="0.116005983895823">
                <text:p>0.1160059838958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2007248401642">
                <text:p>1.12007248401642</text:p>
              </table:table-cell>
              <table:table-cell office:value-type="float" office:value="2.31237517540928">
                <text:p>2.31237517540928</text:p>
              </table:table-cell>
              <table:table-cell office:value-type="float" office:value="0.0695670545101166">
                <text:p>0.0695670545101166</text:p>
              </table:table-cell>
              <table:table-cell office:value-type="float" office:value="0.116013899890423">
                <text:p>0.11601389989042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0717749595642">
                <text:p>1.10717749595642</text:p>
              </table:table-cell>
              <table:table-cell office:value-type="float" office:value="2.31194735445913">
                <text:p>2.31194735445913</text:p>
              </table:table-cell>
              <table:table-cell office:value-type="float" office:value="0.0612071752548218">
                <text:p>0.0612071752548218</text:p>
              </table:table-cell>
              <table:table-cell office:value-type="float" office:value="0.116012711852763">
                <text:p>0.1160127118527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2414157390594">
                <text:p>1.12414157390594</text:p>
              </table:table-cell>
              <table:table-cell office:value-type="float" office:value="2.31099082527221">
                <text:p>2.31099082527221</text:p>
              </table:table-cell>
              <table:table-cell office:value-type="float" office:value="0.110910572111607">
                <text:p>0.110910572111607</text:p>
              </table:table-cell>
              <table:table-cell office:value-type="float" office:value="0.116008760953608">
                <text:p>0.1160087609536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074089884758">
                <text:p>0.8074089884758</text:p>
              </table:table-cell>
              <table:table-cell office:value-type="float" office:value="2.3105106089345">
                <text:p>2.3105106089345</text:p>
              </table:table-cell>
              <table:table-cell office:value-type="float" office:value="0.0676660016179085">
                <text:p>0.0676660016179085</text:p>
              </table:table-cell>
              <table:table-cell office:value-type="float" office:value="0.115969442594768">
                <text:p>0.1159694425947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9962210655212">
                <text:p>0.999962210655212</text:p>
              </table:table-cell>
              <table:table-cell office:value-type="float" office:value="2.30997610723939">
                <text:p>2.30997610723939</text:p>
              </table:table-cell>
              <table:table-cell office:value-type="float" office:value="0.0648079141974449">
                <text:p>0.0648079141974449</text:p>
              </table:table-cell>
              <table:table-cell office:value-type="float" office:value="0.115956177523922">
                <text:p>0.1159561775239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00321185588837">
                <text:p>1.00321185588837</text:p>
              </table:table-cell>
              <table:table-cell office:value-type="float" office:value="2.3091517487479">
                <text:p>2.3091517487479</text:p>
              </table:table-cell>
              <table:table-cell office:value-type="float" office:value="0.0347668752074242">
                <text:p>0.0347668752074242</text:p>
              </table:table-cell>
              <table:table-cell office:value-type="float" office:value="0.115860232717904">
                <text:p>0.1158602327179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25822591781616">
                <text:p>0.825822591781616</text:p>
              </table:table-cell>
              <table:table-cell office:value-type="float" office:value="2.30878485832499">
                <text:p>2.30878485832499</text:p>
              </table:table-cell>
              <table:table-cell office:value-type="float" office:value="0.0664223060011864">
                <text:p>0.0664223060011864</text:p>
              </table:table-cell>
              <table:table-cell office:value-type="float" office:value="0.115850532254168">
                <text:p>0.11585053225416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0426464080811">
                <text:p>1.20426464080811</text:p>
              </table:table-cell>
              <table:table-cell office:value-type="float" office:value="2.30878509417289">
                <text:p>2.30878509417289</text:p>
              </table:table-cell>
              <table:table-cell office:value-type="float" office:value="0.0305445939302444">
                <text:p>0.0305445939302444</text:p>
              </table:table-cell>
              <table:table-cell office:value-type="float" office:value="0.115792393260856">
                <text:p>0.1157923932608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2005271911621">
                <text:p>47.2005271911621</text:p>
              </table:table-cell>
              <table:table-cell office:value-type="float" office:value="2.31591292118265">
                <text:p>2.31591292118265</text:p>
              </table:table-cell>
              <table:table-cell office:value-type="float" office:value="0.0945108234882355">
                <text:p>0.0945108234882355</text:p>
              </table:table-cell>
              <table:table-cell office:value-type="float" office:value="0.115691703658546">
                <text:p>0.1156917036585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30659580230713">
                <text:p>1.30659580230713</text:p>
              </table:table-cell>
              <table:table-cell office:value-type="float" office:value="2.31454648640955">
                <text:p>2.31454648640955</text:p>
              </table:table-cell>
              <table:table-cell office:value-type="float" office:value="0.0568986684083939">
                <text:p>0.0568986684083939</text:p>
              </table:table-cell>
              <table:table-cell office:value-type="float" office:value="0.115690151727258">
                <text:p>0.1156901517272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142366886139">
                <text:p>1.55142366886139</text:p>
              </table:table-cell>
              <table:table-cell office:value-type="float" office:value="2.31383303422255">
                <text:p>2.31383303422255</text:p>
              </table:table-cell>
              <table:table-cell office:value-type="float" office:value="0.0627385675907135">
                <text:p>0.0627385675907135</text:p>
              </table:table-cell>
              <table:table-cell office:value-type="float" office:value="0.11568160133513">
                <text:p>0.115681601335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4505703449249">
                <text:p>1.94505703449249</text:p>
              </table:table-cell>
              <table:table-cell office:value-type="float" office:value="2.31376128597524">
                <text:p>2.31376128597524</text:p>
              </table:table-cell>
              <table:table-cell office:value-type="float" office:value="4.90236186981201">
                <text:p>4.90236186981201</text:p>
              </table:table-cell>
              <table:table-cell office:value-type="float" office:value="0.116106167214283">
                <text:p>0.1161061672142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.8560523986816">
                <text:p>18.8560523986816</text:p>
              </table:table-cell>
              <table:table-cell office:value-type="float" office:value="2.31519655644">
                <text:p>2.31519655644</text:p>
              </table:table-cell>
              <table:table-cell office:value-type="float" office:value="0.0424721352756023">
                <text:p>0.0424721352756023</text:p>
              </table:table-cell>
              <table:table-cell office:value-type="float" office:value="0.116036638988838">
                <text:p>0.1160366389888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0.6563491821289">
                <text:p>70.6563491821289</text:p>
              </table:table-cell>
              <table:table-cell office:value-type="float" office:value="2.32512688979995">
                <text:p>2.32512688979995</text:p>
              </table:table-cell>
              <table:table-cell office:value-type="float" office:value="0.0627327114343643">
                <text:p>0.0627327114343643</text:p>
              </table:table-cell>
              <table:table-cell office:value-type="float" office:value="0.115978552827412">
                <text:p>0.1159785528274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9320981502533">
                <text:p>1.39320981502533</text:p>
              </table:table-cell>
              <table:table-cell office:value-type="float" office:value="2.32451650477877">
                <text:p>2.32451650477877</text:p>
              </table:table-cell>
              <table:table-cell office:value-type="float" office:value="0.0815871581435204">
                <text:p>0.0815871581435204</text:p>
              </table:table-cell>
              <table:table-cell office:value-type="float" office:value="0.115943865295059">
                <text:p>0.1159438652950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64405536651611">
                <text:p>0.964405536651611</text:p>
              </table:table-cell>
              <table:table-cell office:value-type="float" office:value="2.3240326126702">
                <text:p>2.3240326126702</text:p>
              </table:table-cell>
              <table:table-cell office:value-type="float" office:value="0.0956278517842293">
                <text:p>0.0956278517842293</text:p>
              </table:table-cell>
              <table:table-cell office:value-type="float" office:value="0.115960062312461">
                <text:p>0.11596006231246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4534351825714">
                <text:p>1.54534351825714</text:p>
              </table:table-cell>
              <table:table-cell office:value-type="float" office:value="2.32378201074126">
                <text:p>2.32378201074126</text:p>
              </table:table-cell>
              <table:table-cell office:value-type="float" office:value="0.0533297248184681">
                <text:p>0.0533297248184681</text:p>
              </table:table-cell>
              <table:table-cell office:value-type="float" office:value="0.115926017599256">
                <text:p>0.1159260175992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30583381652832">
                <text:p>1.30583381652832</text:p>
              </table:table-cell>
              <table:table-cell office:value-type="float" office:value="2.3236793786582">
                <text:p>2.3236793786582</text:p>
              </table:table-cell>
              <table:table-cell office:value-type="float" office:value="0.0625688880681992">
                <text:p>0.0625688880681992</text:p>
              </table:table-cell>
              <table:table-cell office:value-type="float" office:value="0.115859052447137">
                <text:p>0.1158590524471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974550485611">
                <text:p>1.1974550485611</text:p>
              </table:table-cell>
              <table:table-cell office:value-type="float" office:value="2.32365957296642">
                <text:p>2.32365957296642</text:p>
              </table:table-cell>
              <table:table-cell office:value-type="float" office:value="0.0483560711145401">
                <text:p>0.0483560711145401</text:p>
              </table:table-cell>
              <table:table-cell office:value-type="float" office:value="0.11580434570746">
                <text:p>0.115804345707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73049628734589">
                <text:p>0.673049628734589</text:p>
              </table:table-cell>
              <table:table-cell office:value-type="float" office:value="2.32323466669138">
                <text:p>2.32323466669138</text:p>
              </table:table-cell>
              <table:table-cell office:value-type="float" office:value="0.0843675881624222">
                <text:p>0.0843675881624222</text:p>
              </table:table-cell>
              <table:table-cell office:value-type="float" office:value="0.115788808172281">
                <text:p>0.11578880817228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86863958835602">
                <text:p>0.686863958835602</text:p>
              </table:table-cell>
              <table:table-cell office:value-type="float" office:value="2.32291680720127">
                <text:p>2.32291680720127</text:p>
              </table:table-cell>
              <table:table-cell office:value-type="float" office:value="0.052853025496006">
                <text:p>0.052853025496006</text:p>
              </table:table-cell>
              <table:table-cell office:value-type="float" office:value="0.115764010140864">
                <text:p>0.1157640101408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4753880500793">
                <text:p>1.24753880500793</text:p>
              </table:table-cell>
              <table:table-cell office:value-type="float" office:value="2.32236701367124">
                <text:p>2.32236701367124</text:p>
              </table:table-cell>
              <table:table-cell office:value-type="float" office:value="0.052853025496006">
                <text:p>0.052853025496006</text:p>
              </table:table-cell>
              <table:table-cell office:value-type="float" office:value="0.115720867281499">
                <text:p>0.1157208672814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4379694461823">
                <text:p>1.24379694461823</text:p>
              </table:table-cell>
              <table:table-cell office:value-type="float" office:value="2.32223826323174">
                <text:p>2.32223826323174</text:p>
              </table:table-cell>
              <table:table-cell office:value-type="float" office:value="0.242755144834518">
                <text:p>0.242755144834518</text:p>
              </table:table-cell>
              <table:table-cell office:value-type="float" office:value="0.115762113505467">
                <text:p>0.1157621135054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00604128837585">
                <text:p>0.900604128837585</text:p>
              </table:table-cell>
              <table:table-cell office:value-type="float" office:value="2.32196985499703">
                <text:p>2.32196985499703</text:p>
              </table:table-cell>
              <table:table-cell office:value-type="float" office:value="0.058369405567646">
                <text:p>0.058369405567646</text:p>
              </table:table-cell>
              <table:table-cell office:value-type="float" office:value="0.115728102587315">
                <text:p>0.1157281025873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76200437545776">
                <text:p>0.876200437545776</text:p>
              </table:table-cell>
              <table:table-cell office:value-type="float" office:value="2.32014111303599">
                <text:p>2.32014111303599</text:p>
              </table:table-cell>
              <table:table-cell office:value-type="float" office:value="0.0496970415115357">
                <text:p>0.0496970415115357</text:p>
              </table:table-cell>
              <table:table-cell office:value-type="float" office:value="0.115667634396869">
                <text:p>0.1156676343968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38729012012482">
                <text:p>1.38729012012482</text:p>
              </table:table-cell>
              <table:table-cell office:value-type="float" office:value="2.31994949670863">
                <text:p>2.31994949670863</text:p>
              </table:table-cell>
              <table:table-cell office:value-type="float" office:value="0.062317855656147">
                <text:p>0.062317855656147</text:p>
              </table:table-cell>
              <table:table-cell office:value-type="float" office:value="0.115626757390489">
                <text:p>0.1156267573904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13654804229736">
                <text:p>1.13654804229736</text:p>
              </table:table-cell>
              <table:table-cell office:value-type="float" office:value="2.3186586820991">
                <text:p>2.3186586820991</text:p>
              </table:table-cell>
              <table:table-cell office:value-type="float" office:value="0.0125538120046258">
                <text:p>0.0125538120046258</text:p>
              </table:table-cell>
              <table:table-cell office:value-type="float" office:value="0.115520278925541">
                <text:p>0.1155202789255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3520441055298">
                <text:p>1.53520441055298</text:p>
              </table:table-cell>
              <table:table-cell office:value-type="float" office:value="2.31839230505795">
                <text:p>2.31839230505795</text:p>
              </table:table-cell>
              <table:table-cell office:value-type="float" office:value="1.70987439155579">
                <text:p>1.70987439155579</text:p>
              </table:table-cell>
              <table:table-cell office:value-type="float" office:value="0.115690863875283">
                <text:p>0.11569086387528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13089466094971">
                <text:p>1.13089466094971</text:p>
              </table:table-cell>
              <table:table-cell office:value-type="float" office:value="2.31785634100834">
                <text:p>2.31785634100834</text:p>
              </table:table-cell>
              <table:table-cell office:value-type="float" office:value="0.0679852440953255">
                <text:p>0.0679852440953255</text:p>
              </table:table-cell>
              <table:table-cell office:value-type="float" office:value="0.115671763264816">
                <text:p>0.1156717632648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08677661418915">
                <text:p>1.08677661418915</text:p>
              </table:table-cell>
              <table:table-cell office:value-type="float" office:value="2.31739542037985">
                <text:p>2.31739542037985</text:p>
              </table:table-cell>
              <table:table-cell office:value-type="float" office:value="0.0138491345569491">
                <text:p>0.0138491345569491</text:p>
              </table:table-cell>
              <table:table-cell office:value-type="float" office:value="0.115600520002024">
                <text:p>0.11560052000202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14884662628174">
                <text:p>6.14884662628174</text:p>
              </table:table-cell>
              <table:table-cell office:value-type="float" office:value="2.31871721407751">
                <text:p>2.31871721407751</text:p>
              </table:table-cell>
              <table:table-cell office:value-type="float" office:value="0.130130469799042">
                <text:p>0.130130469799042</text:p>
              </table:table-cell>
              <table:table-cell office:value-type="float" office:value="0.115636332113955">
                <text:p>0.1156363321139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3191123008728">
                <text:p>0.993191123008728</text:p>
              </table:table-cell>
              <table:table-cell office:value-type="float" office:value="2.31798571899029">
                <text:p>2.31798571899029</text:p>
              </table:table-cell>
              <table:table-cell office:value-type="float" office:value="0.101395606994629">
                <text:p>0.101395606994629</text:p>
              </table:table-cell>
              <table:table-cell office:value-type="float" office:value="0.115630855167484">
                <text:p>0.11563085516748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3.3380889892578">
                <text:p>43.3380889892578</text:p>
              </table:table-cell>
              <table:table-cell office:value-type="float" office:value="2.3253625766112">
                <text:p>2.3253625766112</text:p>
              </table:table-cell>
              <table:table-cell office:value-type="float" office:value="0.444344609975815">
                <text:p>0.444344609975815</text:p>
              </table:table-cell>
              <table:table-cell office:value-type="float" office:value="0.115670506781039">
                <text:p>0.1156705067810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68934392929077">
                <text:p>0.868934392929077</text:p>
              </table:table-cell>
              <table:table-cell office:value-type="float" office:value="2.32454713721728">
                <text:p>2.32454713721728</text:p>
              </table:table-cell>
              <table:table-cell office:value-type="float" office:value="0.0651880130171776">
                <text:p>0.0651880130171776</text:p>
              </table:table-cell>
              <table:table-cell office:value-type="float" office:value="0.115646931791757">
                <text:p>0.1156469317917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7086375951767">
                <text:p>0.97086375951767</text:p>
              </table:table-cell>
              <table:table-cell office:value-type="float" office:value="2.32381954414784">
                <text:p>2.32381954414784</text:p>
              </table:table-cell>
              <table:table-cell office:value-type="float" office:value="0.0344783551990986">
                <text:p>0.0344783551990986</text:p>
              </table:table-cell>
              <table:table-cell office:value-type="float" office:value="0.11558465790929">
                <text:p>0.115584657909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31391823291779">
                <text:p>1.31391823291779</text:p>
              </table:table-cell>
              <table:table-cell office:value-type="float" office:value="2.3240900383217">
                <text:p>2.3240900383217</text:p>
              </table:table-cell>
              <table:table-cell office:value-type="float" office:value="0.119936898350716">
                <text:p>0.119936898350716</text:p>
              </table:table-cell>
              <table:table-cell office:value-type="float" office:value="0.115594688278822">
                <text:p>0.11559468827882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46235013008118">
                <text:p>0.746235013008118</text:p>
              </table:table-cell>
              <table:table-cell office:value-type="float" office:value="2.32339661404973">
                <text:p>2.32339661404973</text:p>
              </table:table-cell>
              <table:table-cell office:value-type="float" office:value="15.6191167831421">
                <text:p>15.6191167831421</text:p>
              </table:table-cell>
              <table:table-cell office:value-type="float" office:value="0.11700199903771">
                <text:p>0.117001999037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7916872501373">
                <text:p>1.27916872501373</text:p>
              </table:table-cell>
              <table:table-cell office:value-type="float" office:value="2.32320849797561">
                <text:p>2.32320849797561</text:p>
              </table:table-cell>
              <table:table-cell office:value-type="float" office:value="0.0612282752990723">
                <text:p>0.0612282752990723</text:p>
              </table:table-cell>
              <table:table-cell office:value-type="float" office:value="0.116997754225307">
                <text:p>0.1169977542253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1302285194397">
                <text:p>1.31302285194397</text:p>
              </table:table-cell>
              <table:table-cell office:value-type="float" office:value="2.3223297415853">
                <text:p>2.3223297415853</text:p>
              </table:table-cell>
              <table:table-cell office:value-type="float" office:value="0.720263481140137">
                <text:p>0.720263481140137</text:p>
              </table:table-cell>
              <table:table-cell office:value-type="float" office:value="0.117051943136178">
                <text:p>0.1170519431361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41583776473999">
                <text:p>2.41583776473999</text:p>
              </table:table-cell>
              <table:table-cell office:value-type="float" office:value="2.32299437508184">
                <text:p>2.32299437508184</text:p>
              </table:table-cell>
              <table:table-cell office:value-type="float" office:value="0.0778323784470558">
                <text:p>0.0778323784470558</text:p>
              </table:table-cell>
              <table:table-cell office:value-type="float" office:value="0.117049300013342">
                <text:p>0.1170493000133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59293174743652">
                <text:p>0.659293174743652</text:p>
              </table:table-cell>
              <table:table-cell office:value-type="float" office:value="2.32205636294726">
                <text:p>2.32205636294726</text:p>
              </table:table-cell>
              <table:table-cell office:value-type="float" office:value="0.0554268956184387">
                <text:p>0.0554268956184387</text:p>
              </table:table-cell>
              <table:table-cell office:value-type="float" office:value="0.117011935129418">
                <text:p>0.1170119351294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17111098766327">
                <text:p>0.917111098766327</text:p>
              </table:table-cell>
              <table:table-cell office:value-type="float" office:value="2.32138260497393">
                <text:p>2.32138260497393</text:p>
              </table:table-cell>
              <table:table-cell office:value-type="float" office:value="0.0587687492370606">
                <text:p>0.0587687492370606</text:p>
              </table:table-cell>
              <table:table-cell office:value-type="float" office:value="0.116990859216331">
                <text:p>0.1169908592163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72970366477966">
                <text:p>0.972970366477966</text:p>
              </table:table-cell>
              <table:table-cell office:value-type="float" office:value="2.32041423430617">
                <text:p>2.32041423430617</text:p>
              </table:table-cell>
              <table:table-cell office:value-type="float" office:value="0.065022274851799">
                <text:p>0.065022274851799</text:p>
              </table:table-cell>
              <table:table-cell office:value-type="float" office:value="0.116903689514499">
                <text:p>0.1169036895144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2707049846649">
                <text:p>1.92707049846649</text:p>
              </table:table-cell>
              <table:table-cell office:value-type="float" office:value="2.32049656402453">
                <text:p>2.32049656402453</text:p>
              </table:table-cell>
              <table:table-cell office:value-type="float" office:value="3.53473949432373">
                <text:p>3.53473949432373</text:p>
              </table:table-cell>
              <table:table-cell office:value-type="float" office:value="0.117348589587849">
                <text:p>0.1173485895878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89991140365601">
                <text:p>3.89991140365601</text:p>
              </table:table-cell>
              <table:table-cell office:value-type="float" office:value="2.32003160437904">
                <text:p>2.32003160437904</text:p>
              </table:table-cell>
              <table:table-cell office:value-type="float" office:value="0.0992505326867104">
                <text:p>0.0992505326867104</text:p>
              </table:table-cell>
              <table:table-cell office:value-type="float" office:value="0.11728393474319">
                <text:p>0.117283934743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7355034351349">
                <text:p>1.57355034351349</text:p>
              </table:table-cell>
              <table:table-cell office:value-type="float" office:value="2.31973382316402">
                <text:p>2.31973382316402</text:p>
              </table:table-cell>
              <table:table-cell office:value-type="float" office:value="0.0533341467380524">
                <text:p>0.0533341467380524</text:p>
              </table:table-cell>
              <table:table-cell office:value-type="float" office:value="0.11725651517527">
                <text:p>0.117256515175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2556939125061">
                <text:p>0.82556939125061</text:p>
              </table:table-cell>
              <table:table-cell office:value-type="float" office:value="2.31851633665212">
                <text:p>2.31851633665212</text:p>
              </table:table-cell>
              <table:table-cell office:value-type="float" office:value="0.0418208949267864">
                <text:p>0.0418208949267864</text:p>
              </table:table-cell>
              <table:table-cell office:value-type="float" office:value="0.117215368242234">
                <text:p>0.11721536824223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40190660953522">
                <text:p>1.40190660953522</text:p>
              </table:table-cell>
              <table:table-cell office:value-type="float" office:value="2.31833358313362">
                <text:p>2.31833358313362</text:p>
              </table:table-cell>
              <table:table-cell office:value-type="float" office:value="0.0671001896262169">
                <text:p>0.0671001896262169</text:p>
              </table:table-cell>
              <table:table-cell office:value-type="float" office:value="0.117186173801902">
                <text:p>0.1171861738019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84406125545502">
                <text:p>0.784406125545502</text:p>
              </table:table-cell>
              <table:table-cell office:value-type="float" office:value="2.3174774718114">
                <text:p>2.3174774718114</text:p>
              </table:table-cell>
              <table:table-cell office:value-type="float" office:value="0.0173165258020163">
                <text:p>0.0173165258020163</text:p>
              </table:table-cell>
              <table:table-cell office:value-type="float" office:value="0.117107654542452">
                <text:p>0.11710765454245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10652983188629">
                <text:p>1.10652983188629</text:p>
              </table:table-cell>
              <table:table-cell office:value-type="float" office:value="2.31632497364223">
                <text:p>2.31632497364223</text:p>
              </table:table-cell>
              <table:table-cell office:value-type="float" office:value="0.0788666158914566">
                <text:p>0.0788666158914566</text:p>
              </table:table-cell>
              <table:table-cell office:value-type="float" office:value="0.117096955473957">
                <text:p>0.1170969554739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49016427993774">
                <text:p>0.849016427993774</text:p>
              </table:table-cell>
              <table:table-cell office:value-type="float" office:value="2.31566681281522">
                <text:p>2.31566681281522</text:p>
              </table:table-cell>
              <table:table-cell office:value-type="float" office:value="0.0627859309315682">
                <text:p>0.0627859309315682</text:p>
              </table:table-cell>
              <table:table-cell office:value-type="float" office:value="0.117041328796694">
                <text:p>0.1170413287966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9731245040894">
                <text:p>1.09731245040894</text:p>
              </table:table-cell>
              <table:table-cell office:value-type="float" office:value="2.31493938661206">
                <text:p>2.31493938661206</text:p>
              </table:table-cell>
              <table:table-cell office:value-type="float" office:value="0.061461865901947">
                <text:p>0.061461865901947</text:p>
              </table:table-cell>
              <table:table-cell office:value-type="float" office:value="0.116996108250621">
                <text:p>0.1169961082506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37566614151001">
                <text:p>1.37566614151001</text:p>
              </table:table-cell>
              <table:table-cell office:value-type="float" office:value="2.31476752465369">
                <text:p>2.31476752465369</text:p>
              </table:table-cell>
              <table:table-cell office:value-type="float" office:value="0.0639546811580658">
                <text:p>0.0639546811580658</text:p>
              </table:table-cell>
              <table:table-cell office:value-type="float" office:value="0.116972231460143">
                <text:p>0.11697223146014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91259670257568">
                <text:p>0.891259670257568</text:p>
              </table:table-cell>
              <table:table-cell office:value-type="float" office:value="2.3140423032265">
                <text:p>2.3140423032265</text:p>
              </table:table-cell>
              <table:table-cell office:value-type="float" office:value="0.0816574618220329">
                <text:p>0.0816574618220329</text:p>
              </table:table-cell>
              <table:table-cell office:value-type="float" office:value="0.116940812703346">
                <text:p>0.1169408127033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8018338680267">
                <text:p>1.08018338680267</text:p>
              </table:table-cell>
              <table:table-cell office:value-type="float" office:value="2.31334560785372">
                <text:p>2.31334560785372</text:p>
              </table:table-cell>
              <table:table-cell office:value-type="float" office:value="0.0665933638811112">
                <text:p>0.0665933638811112</text:p>
              </table:table-cell>
              <table:table-cell office:value-type="float" office:value="0.116916899730723">
                <text:p>0.1169168997307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87088990211487">
                <text:p>1.87088990211487</text:p>
              </table:table-cell>
              <table:table-cell office:value-type="float" office:value="2.31386821936892">
                <text:p>2.31386821936892</text:p>
              </table:table-cell>
              <table:table-cell office:value-type="float" office:value="0.0531691163778305">
                <text:p>0.0531691163778305</text:p>
              </table:table-cell>
              <table:table-cell office:value-type="float" office:value="0.116771270138834">
                <text:p>0.1167712701388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56281065940857">
                <text:p>0.956281065940857</text:p>
              </table:table-cell>
              <table:table-cell office:value-type="float" office:value="2.31233511583821">
                <text:p>2.31233511583821</text:p>
              </table:table-cell>
              <table:table-cell office:value-type="float" office:value="0.124362893402576">
                <text:p>0.124362893402576</text:p>
              </table:table-cell>
              <table:table-cell office:value-type="float" office:value="0.116744549964494">
                <text:p>0.11674454996449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5971293449402">
                <text:p>1.25971293449402</text:p>
              </table:table-cell>
              <table:table-cell office:value-type="float" office:value="2.31199315544474">
                <text:p>2.31199315544474</text:p>
              </table:table-cell>
              <table:table-cell office:value-type="float" office:value="0.0603955425322056">
                <text:p>0.0603955425322056</text:p>
              </table:table-cell>
              <table:table-cell office:value-type="float" office:value="0.116717296061188">
                <text:p>0.1167172960611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16363775730133">
                <text:p>0.916363775730133</text:p>
              </table:table-cell>
              <table:table-cell office:value-type="float" office:value="2.31156534486771">
                <text:p>2.31156534486771</text:p>
              </table:table-cell>
              <table:table-cell office:value-type="float" office:value="0.071445032954216">
                <text:p>0.071445032954216</text:p>
              </table:table-cell>
              <table:table-cell office:value-type="float" office:value="0.116692147032998">
                <text:p>0.1166921470329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5809131860733">
                <text:p>0.95809131860733</text:p>
              </table:table-cell>
              <table:table-cell office:value-type="float" office:value="2.31033474245887">
                <text:p>2.31033474245887</text:p>
              </table:table-cell>
              <table:table-cell office:value-type="float" office:value="0.0640051066875458">
                <text:p>0.0640051066875458</text:p>
              </table:table-cell>
              <table:table-cell office:value-type="float" office:value="0.116653415923001">
                <text:p>0.1166534159230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6977164745331">
                <text:p>1.06977164745331</text:p>
              </table:table-cell>
              <table:table-cell office:value-type="float" office:value="2.30872497218219">
                <text:p>2.30872497218219</text:p>
              </table:table-cell>
              <table:table-cell office:value-type="float" office:value="0.0605678148567677">
                <text:p>0.0605678148567677</text:p>
              </table:table-cell>
              <table:table-cell office:value-type="float" office:value="0.116614515376732">
                <text:p>0.1166145153767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9633409976959">
                <text:p>1.09633409976959</text:p>
              </table:table-cell>
              <table:table-cell office:value-type="float" office:value="2.30702652194946">
                <text:p>2.30702652194946</text:p>
              </table:table-cell>
              <table:table-cell office:value-type="float" office:value="0.0602442659437657">
                <text:p>0.0602442659437657</text:p>
              </table:table-cell>
              <table:table-cell office:value-type="float" office:value="0.116581342994087">
                <text:p>0.1165813429940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1.5987491607666">
                <text:p>31.5987491607666</text:p>
              </table:table-cell>
              <table:table-cell office:value-type="float" office:value="2.31218771574458">
                <text:p>2.31218771574458</text:p>
              </table:table-cell>
              <table:table-cell office:value-type="float" office:value="0.0418695136904717">
                <text:p>0.0418695136904717</text:p>
              </table:table-cell>
              <table:table-cell office:value-type="float" office:value="0.116529913648988">
                <text:p>0.1165299136489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38720738887787">
                <text:p>0.838720738887787</text:p>
              </table:table-cell>
              <table:table-cell office:value-type="float" office:value="2.31151119957205">
                <text:p>2.31151119957205</text:p>
              </table:table-cell>
              <table:table-cell office:value-type="float" office:value="0.0617112405598164">
                <text:p>0.0617112405598164</text:p>
              </table:table-cell>
              <table:table-cell office:value-type="float" office:value="0.116489870059279">
                <text:p>0.1164898700592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44920241832733">
                <text:p>1.44920241832733</text:p>
              </table:table-cell>
              <table:table-cell office:value-type="float" office:value="2.31086303002634">
                <text:p>2.31086303002634</text:p>
              </table:table-cell>
              <table:table-cell office:value-type="float" office:value="0.0648743435740471">
                <text:p>0.0648743435740471</text:p>
              </table:table-cell>
              <table:table-cell office:value-type="float" office:value="0.116431021426727">
                <text:p>0.11643102142672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4.2883911132813">
                <text:p>64.2883911132813</text:p>
              </table:table-cell>
              <table:table-cell office:value-type="float" office:value="2.32228785754536">
                <text:p>2.32228785754536</text:p>
              </table:table-cell>
              <table:table-cell office:value-type="float" office:value="0.0537302978336811">
                <text:p>0.0537302978336811</text:p>
              </table:table-cell>
              <table:table-cell office:value-type="float" office:value="0.116392733231311">
                <text:p>0.11639273323131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14532220363617">
                <text:p>0.814532220363617</text:p>
              </table:table-cell>
              <table:table-cell office:value-type="float" office:value="2.32168520108092">
                <text:p>2.32168520108092</text:p>
              </table:table-cell>
              <table:table-cell office:value-type="float" office:value="0.0652640387415886">
                <text:p>0.0652640387415886</text:p>
              </table:table-cell>
              <table:table-cell office:value-type="float" office:value="0.116387799046476">
                <text:p>0.11638779904647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53113126754761">
                <text:p>3.53113126754761</text:p>
              </table:table-cell>
              <table:table-cell office:value-type="float" office:value="2.32257899122353">
                <text:p>2.32257899122353</text:p>
              </table:table-cell>
              <table:table-cell office:value-type="float" office:value="0.43832066655159">
                <text:p>0.43832066655159</text:p>
              </table:table-cell>
              <table:table-cell office:value-type="float" office:value="0.116625661940622">
                <text:p>0.1166256619406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38325786590576">
                <text:p>2.38325786590576</text:p>
              </table:table-cell>
              <table:table-cell office:value-type="float" office:value="2.32190442910809">
                <text:p>2.32190442910809</text:p>
              </table:table-cell>
              <table:table-cell office:value-type="float" office:value="0.093964233994484">
                <text:p>0.093964233994484</text:p>
              </table:table-cell>
              <table:table-cell office:value-type="float" office:value="0.116640373351263">
                <text:p>0.1166403733512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0726912021637">
                <text:p>1.0726912021637</text:p>
              </table:table-cell>
              <table:table-cell office:value-type="float" office:value="2.32186068222561">
                <text:p>2.32186068222561</text:p>
              </table:table-cell>
              <table:table-cell office:value-type="float" office:value="0.041967935860157">
                <text:p>0.041967935860157</text:p>
              </table:table-cell>
              <table:table-cell office:value-type="float" office:value="0.116629360323697">
                <text:p>0.1166293603236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1927924156189">
                <text:p>7.1927924156189</text:p>
              </table:table-cell>
              <table:table-cell office:value-type="float" office:value="2.32456786557282">
                <text:p>2.32456786557282</text:p>
              </table:table-cell>
              <table:table-cell office:value-type="float" office:value="0.0623797252774239">
                <text:p>0.0623797252774239</text:p>
              </table:table-cell>
              <table:table-cell office:value-type="float" office:value="0.116616316473258">
                <text:p>0.11661631647325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04357552528381">
                <text:p>0.904357552528381</text:p>
              </table:table-cell>
              <table:table-cell office:value-type="float" office:value="2.32343420402112">
                <text:p>2.32343420402112</text:p>
              </table:table-cell>
              <table:table-cell office:value-type="float" office:value="0.47994738817215">
                <text:p>0.47994738817215</text:p>
              </table:table-cell>
              <table:table-cell office:value-type="float" office:value="0.116743080372276">
                <text:p>0.1167430803722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9450809955597">
                <text:p>1.79450809955597</text:p>
              </table:table-cell>
              <table:table-cell office:value-type="float" office:value="2.32440859297847">
                <text:p>2.32440859297847</text:p>
              </table:table-cell>
              <table:table-cell office:value-type="float" office:value="0.0487328618764877">
                <text:p>0.0487328618764877</text:p>
              </table:table-cell>
              <table:table-cell office:value-type="float" office:value="0.11663577134941">
                <text:p>0.1166357713494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37041616439819">
                <text:p>0.837041616439819</text:p>
              </table:table-cell>
              <table:table-cell office:value-type="float" office:value="2.32302020020776">
                <text:p>2.32302020020776</text:p>
              </table:table-cell>
              <table:table-cell office:value-type="float" office:value="0.0377703830599785">
                <text:p>0.0377703830599785</text:p>
              </table:table-cell>
              <table:table-cell office:value-type="float" office:value="0.11657325344914">
                <text:p>0.116573253449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02854025363922">
                <text:p>0.902854025363922</text:p>
              </table:table-cell>
              <table:table-cell office:value-type="float" office:value="2.32246754824464">
                <text:p>2.32246754824464</text:p>
              </table:table-cell>
              <table:table-cell office:value-type="float" office:value="0.0468051433563232">
                <text:p>0.0468051433563232</text:p>
              </table:table-cell>
              <table:table-cell office:value-type="float" office:value="0.116556336393077">
                <text:p>0.1165563363930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00114238262177">
                <text:p>0.900114238262177</text:p>
              </table:table-cell>
              <table:table-cell office:value-type="float" office:value="2.32193783281317">
                <text:p>2.32193783281317</text:p>
              </table:table-cell>
              <table:table-cell office:value-type="float" office:value="0.0508267730474472">
                <text:p>0.0508267730474472</text:p>
              </table:table-cell>
              <table:table-cell office:value-type="float" office:value="0.116541320013167">
                <text:p>0.1165413200131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.326623916626">
                <text:p>20.326623916626</text:p>
              </table:table-cell>
              <table:table-cell office:value-type="float" office:value="2.32727094999285">
                <text:p>2.32727094999285</text:p>
              </table:table-cell>
              <table:table-cell office:value-type="float" office:value="0.0605945698916912">
                <text:p>0.0605945698916912</text:p>
              </table:table-cell>
              <table:table-cell office:value-type="float" office:value="0.116521256701686">
                <text:p>0.1165212567016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9817521572113">
                <text:p>0.79817521572113</text:p>
              </table:table-cell>
              <table:table-cell office:value-type="float" office:value="2.32619268854658">
                <text:p>2.32619268854658</text:p>
              </table:table-cell>
              <table:table-cell office:value-type="float" office:value="0.065106526017189">
                <text:p>0.065106526017189</text:p>
              </table:table-cell>
              <table:table-cell office:value-type="float" office:value="0.11649627954777">
                <text:p>0.116496279547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35656905174255">
                <text:p>1.35656905174255</text:p>
              </table:table-cell>
              <table:table-cell office:value-type="float" office:value="2.32525387236276">
                <text:p>2.32525387236276</text:p>
              </table:table-cell>
              <table:table-cell office:value-type="float" office:value="0.0502424277365208">
                <text:p>0.0502424277365208</text:p>
              </table:table-cell>
              <table:table-cell office:value-type="float" office:value="0.116412741062817">
                <text:p>0.1164127410628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01850771903992">
                <text:p>1.01850771903992</text:p>
              </table:table-cell>
              <table:table-cell office:value-type="float" office:value="2.32430461668976">
                <text:p>2.32430461668976</text:p>
              </table:table-cell>
              <table:table-cell office:value-type="float" office:value="0.0701930001378059">
                <text:p>0.0701930001378059</text:p>
              </table:table-cell>
              <table:table-cell office:value-type="float" office:value="0.116333621155335">
                <text:p>0.1163336211553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21649074554443">
                <text:p>2.21649074554443</text:p>
              </table:table-cell>
              <table:table-cell office:value-type="float" office:value="2.3236434875775">
                <text:p>2.3236434875775</text:p>
              </table:table-cell>
              <table:table-cell office:value-type="float" office:value="0.0601023584604263">
                <text:p>0.0601023584604263</text:p>
              </table:table-cell>
              <table:table-cell office:value-type="float" office:value="0.116330866453823">
                <text:p>0.11633086645382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77557456493378">
                <text:p>0.877557456493378</text:p>
              </table:table-cell>
              <table:table-cell office:value-type="float" office:value="2.32322805949391">
                <text:p>2.32322805949391</text:p>
              </table:table-cell>
              <table:table-cell office:value-type="float" office:value="0.0412967726588249">
                <text:p>0.0412967726588249</text:p>
              </table:table-cell>
              <table:table-cell office:value-type="float" office:value="0.116303335875273">
                <text:p>0.1163033358752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24877023696899">
                <text:p>0.824877023696899</text:p>
              </table:table-cell>
              <table:table-cell office:value-type="float" office:value="2.32284727693466">
                <text:p>2.32284727693466</text:p>
              </table:table-cell>
              <table:table-cell office:value-type="float" office:value="0.0531613603234291">
                <text:p>0.0531613603234291</text:p>
              </table:table-cell>
              <table:table-cell office:value-type="float" office:value="0.116282898326919">
                <text:p>0.11628289832691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24876964092254">
                <text:p>0.824876964092254</text:p>
              </table:table-cell>
              <table:table-cell office:value-type="float" office:value="2.32232646574612">
                <text:p>2.32232646574612</text:p>
              </table:table-cell>
              <table:table-cell office:value-type="float" office:value="0.346047043800354">
                <text:p>0.346047043800354</text:p>
              </table:table-cell>
              <table:table-cell office:value-type="float" office:value="0.116311493594855">
                <text:p>0.1163114935948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85970675945282">
                <text:p>0.985970675945282</text:p>
              </table:table-cell>
              <table:table-cell office:value-type="float" office:value="2.32017824852725">
                <text:p>2.32017824852725</text:p>
              </table:table-cell>
              <table:table-cell office:value-type="float" office:value="0.0773155763745308">
                <text:p>0.0773155763745308</text:p>
              </table:table-cell>
              <table:table-cell office:value-type="float" office:value="0.116303334416933">
                <text:p>0.1163033344169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80914437770844">
                <text:p>1.80914437770844</text:p>
              </table:table-cell>
              <table:table-cell office:value-type="float" office:value="2.31971587066024">
                <text:p>2.31971587066024</text:p>
              </table:table-cell>
              <table:table-cell office:value-type="float" office:value="0.0573938153684139">
                <text:p>0.0573938153684139</text:p>
              </table:table-cell>
              <table:table-cell office:value-type="float" office:value="0.116279710429471">
                <text:p>0.1162797104294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1669397354126">
                <text:p>1.11669397354126</text:p>
              </table:table-cell>
              <table:table-cell office:value-type="float" office:value="2.31883852909256">
                <text:p>2.31883852909256</text:p>
              </table:table-cell>
              <table:table-cell office:value-type="float" office:value="0.0492280051112175">
                <text:p>0.0492280051112175</text:p>
              </table:table-cell>
              <table:table-cell office:value-type="float" office:value="0.116180800220662">
                <text:p>0.1161808002206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3653707504272">
                <text:p>1.13653707504272</text:p>
              </table:table-cell>
              <table:table-cell office:value-type="float" office:value="2.31850492238957">
                <text:p>2.31850492238957</text:p>
              </table:table-cell>
              <table:table-cell office:value-type="float" office:value="0.0556111223995686">
                <text:p>0.0556111223995686</text:p>
              </table:table-cell>
              <table:table-cell office:value-type="float" office:value="0.116170204641875">
                <text:p>0.1161702046418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78500175476074">
                <text:p>0.678500175476074</text:p>
              </table:table-cell>
              <table:table-cell office:value-type="float" office:value="2.31811286406013">
                <text:p>2.31811286406013</text:p>
              </table:table-cell>
              <table:table-cell office:value-type="float" office:value="0.0406329557299614">
                <text:p>0.0406329557299614</text:p>
              </table:table-cell>
              <table:table-cell office:value-type="float" office:value="0.116134424923427">
                <text:p>0.1161344249234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96886444091797">
                <text:p>4.96886444091797</text:p>
              </table:table-cell>
              <table:table-cell office:value-type="float" office:value="2.31731134584732">
                <text:p>2.31731134584732</text:p>
              </table:table-cell>
              <table:table-cell office:value-type="float" office:value="0.0545306093990803">
                <text:p>0.0545306093990803</text:p>
              </table:table-cell>
              <table:table-cell office:value-type="float" office:value="0.11601253220657">
                <text:p>0.116012532206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48361730575562">
                <text:p>1.48361730575562</text:p>
              </table:table-cell>
              <table:table-cell office:value-type="float" office:value="2.31697014703936">
                <text:p>2.31697014703936</text:p>
              </table:table-cell>
              <table:table-cell office:value-type="float" office:value="0.0580969676375389">
                <text:p>0.0580969676375389</text:p>
              </table:table-cell>
              <table:table-cell office:value-type="float" office:value="0.11594684296207">
                <text:p>0.115946842962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98950338363647">
                <text:p>0.898950338363647</text:p>
              </table:table-cell>
              <table:table-cell office:value-type="float" office:value="2.31641948969836">
                <text:p>2.31641948969836</text:p>
              </table:table-cell>
              <table:table-cell office:value-type="float" office:value="0.0621305592358112">
                <text:p>0.0621305592358112</text:p>
              </table:table-cell>
              <table:table-cell office:value-type="float" office:value="0.115927336406522">
                <text:p>0.1159273364065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102677822113">
                <text:p>1.2102677822113</text:p>
              </table:table-cell>
              <table:table-cell office:value-type="float" office:value="2.31522242975969">
                <text:p>2.31522242975969</text:p>
              </table:table-cell>
              <table:table-cell office:value-type="float" office:value="0.0863171964883804">
                <text:p>0.0863171964883804</text:p>
              </table:table-cell>
              <table:table-cell office:value-type="float" office:value="0.11591542440374">
                <text:p>0.115915424403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3779067993164">
                <text:p>1.13779067993164</text:p>
              </table:table-cell>
              <table:table-cell office:value-type="float" office:value="2.31467003804868">
                <text:p>2.31467003804868</text:p>
              </table:table-cell>
              <table:table-cell office:value-type="float" office:value="0.0660978928208351">
                <text:p>0.0660978928208351</text:p>
              </table:table-cell>
              <table:table-cell office:value-type="float" office:value="0.115887591261901">
                <text:p>0.11588759126190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3169150352478">
                <text:p>0.83169150352478</text:p>
              </table:table-cell>
              <table:table-cell office:value-type="float" office:value="2.31409383563822">
                <text:p>2.31409383563822</text:p>
              </table:table-cell>
              <table:table-cell office:value-type="float" office:value="0.0578050352632999">
                <text:p>0.0578050352632999</text:p>
              </table:table-cell>
              <table:table-cell office:value-type="float" office:value="0.115882821302088">
                <text:p>0.1158828213020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88680624961853">
                <text:p>1.88680624961853</text:p>
              </table:table-cell>
              <table:table-cell office:value-type="float" office:value="2.3137597873983">
                <text:p>2.3137597873983</text:p>
              </table:table-cell>
              <table:table-cell office:value-type="float" office:value="0.0558494925498963">
                <text:p>0.0558494925498963</text:p>
              </table:table-cell>
              <table:table-cell office:value-type="float" office:value="0.115838151415159">
                <text:p>0.11583815141515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1666188240051">
                <text:p>1.01666188240051</text:p>
              </table:table-cell>
              <table:table-cell office:value-type="float" office:value="2.31304849321752">
                <text:p>2.31304849321752</text:p>
              </table:table-cell>
              <table:table-cell office:value-type="float" office:value="0.0604512207210064">
                <text:p>0.0604512207210064</text:p>
              </table:table-cell>
              <table:table-cell office:value-type="float" office:value="0.115817234041504">
                <text:p>0.11581723404150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63588440418243">
                <text:p>1.63588440418243</text:p>
              </table:table-cell>
              <table:table-cell office:value-type="float" office:value="2.31302207964616">
                <text:p>2.31302207964616</text:p>
              </table:table-cell>
              <table:table-cell office:value-type="float" office:value="0.0481696389615536">
                <text:p>0.0481696389615536</text:p>
              </table:table-cell>
              <table:table-cell office:value-type="float" office:value="0.115808318306691">
                <text:p>0.11580831830669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5300213098526">
                <text:p>0.85300213098526</text:p>
              </table:table-cell>
              <table:table-cell office:value-type="float" office:value="2.31249773373034">
                <text:p>2.31249773373034</text:p>
              </table:table-cell>
              <table:table-cell office:value-type="float" office:value="0.0603855885565281">
                <text:p>0.0603855885565281</text:p>
              </table:table-cell>
              <table:table-cell office:value-type="float" office:value="0.115781161430814">
                <text:p>0.1157811614308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04523050785065">
                <text:p>1.04523050785065</text:p>
              </table:table-cell>
              <table:table-cell office:value-type="float" office:value="2.31201280390672">
                <text:p>2.31201280390672</text:p>
              </table:table-cell>
              <table:table-cell office:value-type="float" office:value="0.0716841369867325">
                <text:p>0.0716841369867325</text:p>
              </table:table-cell>
              <table:table-cell office:value-type="float" office:value="0.115756824851814">
                <text:p>0.11575682485181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.8229675292969">
                <text:p>17.8229675292969</text:p>
              </table:table-cell>
              <table:table-cell office:value-type="float" office:value="2.31671592890234">
                <text:p>2.31671592890234</text:p>
              </table:table-cell>
              <table:table-cell office:value-type="float" office:value="0.288564294576645">
                <text:p>0.288564294576645</text:p>
              </table:table-cell>
              <table:table-cell office:value-type="float" office:value="0.115819538918884">
                <text:p>0.1158195389188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55643963813782">
                <text:p>0.755643963813782</text:p>
              </table:table-cell>
              <table:table-cell office:value-type="float" office:value="2.31604378117894">
                <text:p>2.31604378117894</text:p>
              </table:table-cell>
              <table:table-cell office:value-type="float" office:value="0.0849988088011742">
                <text:p>0.0849988088011742</text:p>
              </table:table-cell>
              <table:table-cell office:value-type="float" office:value="0.115779103520698">
                <text:p>0.1157791035206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05154740810394">
                <text:p>1.05154740810394</text:p>
              </table:table-cell>
              <table:table-cell office:value-type="float" office:value="2.31589610156315">
                <text:p>2.31589610156315</text:p>
              </table:table-cell>
              <table:table-cell office:value-type="float" office:value="0.0746162310242653">
                <text:p>0.0746162310242653</text:p>
              </table:table-cell>
              <table:table-cell office:value-type="float" office:value="0.115765321338588">
                <text:p>0.1157653213385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67378008365631">
                <text:p>1.67378008365631</text:p>
              </table:table-cell>
              <table:table-cell office:value-type="float" office:value="2.31615369546419">
                <text:p>2.31615369546419</text:p>
              </table:table-cell>
              <table:table-cell office:value-type="float" office:value="0.137932270765305">
                <text:p>0.137932270765305</text:p>
              </table:table-cell>
              <table:table-cell office:value-type="float" office:value="0.115783320538301">
                <text:p>0.11578332053830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07850432395935">
                <text:p>3.07850432395935</text:p>
              </table:table-cell>
              <table:table-cell office:value-type="float" office:value="2.31671352035118">
                <text:p>2.31671352035118</text:p>
              </table:table-cell>
              <table:table-cell office:value-type="float" office:value="0.0530307181179524">
                <text:p>0.0530307181179524</text:p>
              </table:table-cell>
              <table:table-cell office:value-type="float" office:value="0.115781519607335">
                <text:p>0.1157815196073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5713059902191">
                <text:p>1.15713059902191</text:p>
              </table:table-cell>
              <table:table-cell office:value-type="float" office:value="2.3153467745371">
                <text:p>2.3153467745371</text:p>
              </table:table-cell>
              <table:table-cell office:value-type="float" office:value="0.0581565350294113">
                <text:p>0.0581565350294113</text:p>
              </table:table-cell>
              <table:table-cell office:value-type="float" office:value="0.115649123200297">
                <text:p>0.1156491232002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44178521633148">
                <text:p>1.44178521633148</text:p>
              </table:table-cell>
              <table:table-cell office:value-type="float" office:value="2.31542473655166">
                <text:p>2.31542473655166</text:p>
              </table:table-cell>
              <table:table-cell office:value-type="float" office:value="0.0649910941720009">
                <text:p>0.0649910941720009</text:p>
              </table:table-cell>
              <table:table-cell office:value-type="float" office:value="0.115626892603646">
                <text:p>0.1156268926036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4323208332062">
                <text:p>0.854323208332062</text:p>
              </table:table-cell>
              <table:table-cell office:value-type="float" office:value="2.31489846343664">
                <text:p>2.31489846343664</text:p>
              </table:table-cell>
              <table:table-cell office:value-type="float" office:value="0.0891824960708618">
                <text:p>0.0891824960708618</text:p>
              </table:table-cell>
              <table:table-cell office:value-type="float" office:value="0.115644742386806">
                <text:p>0.11564474238680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37356960773468">
                <text:p>0.737356960773468</text:p>
              </table:table-cell>
              <table:table-cell office:value-type="float" office:value="2.31443591499139">
                <text:p>2.31443591499139</text:p>
              </table:table-cell>
              <table:table-cell office:value-type="float" office:value="0.0671515539288521">
                <text:p>0.0671515539288521</text:p>
              </table:table-cell>
              <table:table-cell office:value-type="float" office:value="0.115627961100557">
                <text:p>0.1156279611005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1487426757813">
                <text:p>1.21487426757813</text:p>
              </table:table-cell>
              <table:table-cell office:value-type="float" office:value="2.31366148150148">
                <text:p>2.31366148150148</text:p>
              </table:table-cell>
              <table:table-cell office:value-type="float" office:value="0.0753273889422417">
                <text:p>0.0753273889422417</text:p>
              </table:table-cell>
              <table:table-cell office:value-type="float" office:value="0.11558052365098">
                <text:p>0.115580523650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05352509021759">
                <text:p>0.805352509021759</text:p>
              </table:table-cell>
              <table:table-cell office:value-type="float" office:value="2.3127799043573">
                <text:p>2.3127799043573</text:p>
              </table:table-cell>
              <table:table-cell office:value-type="float" office:value="0.0470599941909313">
                <text:p>0.0470599941909313</text:p>
              </table:table-cell>
              <table:table-cell office:value-type="float" office:value="0.115531037298478">
                <text:p>0.11553103729847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2906193733215">
                <text:p>1.12906193733215</text:p>
              </table:table-cell>
              <table:table-cell office:value-type="float" office:value="2.31211153311347">
                <text:p>2.31211153311347</text:p>
              </table:table-cell>
              <table:table-cell office:value-type="float" office:value="0.0436593741178513">
                <text:p>0.0436593741178513</text:p>
              </table:table-cell>
              <table:table-cell office:value-type="float" office:value="0.115480287714924">
                <text:p>0.1154802877149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72907197475433">
                <text:p>1.72907197475433</text:p>
              </table:table-cell>
              <table:table-cell office:value-type="float" office:value="2.3119624540935">
                <text:p>2.3119624540935</text:p>
              </table:table-cell>
              <table:table-cell office:value-type="float" office:value="0.0572119541466236">
                <text:p>0.0572119541466236</text:p>
              </table:table-cell>
              <table:table-cell office:value-type="float" office:value="0.115445320715467">
                <text:p>0.1154453207154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03103029727936">
                <text:p>1.03103029727936</text:p>
              </table:table-cell>
              <table:table-cell office:value-type="float" office:value="2.31097598279252">
                <text:p>2.31097598279252</text:p>
              </table:table-cell>
              <table:table-cell office:value-type="float" office:value="0.0881788656115532">
                <text:p>0.0881788656115532</text:p>
              </table:table-cell>
              <table:table-cell office:value-type="float" office:value="0.115472505235925">
                <text:p>0.1154725052359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00367772579193">
                <text:p>1.00367772579193</text:p>
              </table:table-cell>
              <table:table-cell office:value-type="float" office:value="2.3102821549843">
                <text:p>2.3102821549843</text:p>
              </table:table-cell>
              <table:table-cell office:value-type="float" office:value="0.0535715073347092">
                <text:p>0.0535715073347092</text:p>
              </table:table-cell>
              <table:table-cell office:value-type="float" office:value="0.115441177401547">
                <text:p>0.1154411774015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6.3822708129883">
                <text:p>96.3822708129883</text:p>
              </table:table-cell>
              <table:table-cell office:value-type="float" office:value="2.32655062297944">
                <text:p>2.32655062297944</text:p>
              </table:table-cell>
              <table:table-cell office:value-type="float" office:value="0.0506998524069786">
                <text:p>0.0506998524069786</text:p>
              </table:table-cell>
              <table:table-cell office:value-type="float" office:value="0.115435182411644">
                <text:p>0.1154351824116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55496644973755">
                <text:p>1.55496644973755</text:p>
              </table:table-cell>
              <table:table-cell office:value-type="float" office:value="2.32676564468962">
                <text:p>2.32676564468962</text:p>
              </table:table-cell>
              <table:table-cell office:value-type="float" office:value="0.044117096811533">
                <text:p>0.044117096811533</text:p>
              </table:table-cell>
              <table:table-cell office:value-type="float" office:value="0.115392256182431">
                <text:p>0.1153922561824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08146238327026">
                <text:p>0.808146238327026</text:p>
              </table:table-cell>
              <table:table-cell office:value-type="float" office:value="2.32626709569721">
                <text:p>2.32626709569721</text:p>
              </table:table-cell>
              <table:table-cell office:value-type="float" office:value="0.0912933871150017">
                <text:p>0.0912933871150017</text:p>
              </table:table-cell>
              <table:table-cell office:value-type="float" office:value="0.115402633786591">
                <text:p>0.11540263378659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9464087486267">
                <text:p>1.19464087486267</text:p>
              </table:table-cell>
              <table:table-cell office:value-type="float" office:value="2.32562627537862">
                <text:p>2.32562627537862</text:p>
              </table:table-cell>
              <table:table-cell office:value-type="float" office:value="0.115803375840187">
                <text:p>0.115803375840187</text:p>
              </table:table-cell>
              <table:table-cell office:value-type="float" office:value="0.115429309202293">
                <text:p>0.1154293092022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03554475307465">
                <text:p>1.03554475307465</text:p>
              </table:table-cell>
              <table:table-cell office:value-type="float" office:value="2.3248019265181">
                <text:p>2.3248019265181</text:p>
              </table:table-cell>
              <table:table-cell office:value-type="float" office:value="0.710518896579742">
                <text:p>0.710518896579742</text:p>
              </table:table-cell>
              <table:table-cell office:value-type="float" office:value="0.115525412720041">
                <text:p>0.1155254127200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873058795929">
                <text:p>1.4873058795929</text:p>
              </table:table-cell>
              <table:table-cell office:value-type="float" office:value="2.32498105843144">
                <text:p>2.32498105843144</text:p>
              </table:table-cell>
              <table:table-cell office:value-type="float" office:value="0.0304889045655727">
                <text:p>0.0304889045655727</text:p>
              </table:table-cell>
              <table:table-cell office:value-type="float" office:value="0.115482140170217">
                <text:p>0.1154821401702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0595049858093">
                <text:p>1.20595049858093</text:p>
              </table:table-cell>
              <table:table-cell office:value-type="float" office:value="2.32383981643182">
                <text:p>2.32383981643182</text:p>
              </table:table-cell>
              <table:table-cell office:value-type="float" office:value="0.0651042237877846">
                <text:p>0.0651042237877846</text:p>
              </table:table-cell>
              <table:table-cell office:value-type="float" office:value="0.115437011975626">
                <text:p>0.11543701197562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0090583562851">
                <text:p>1.0090583562851</text:p>
              </table:table-cell>
              <table:table-cell office:value-type="float" office:value="2.32341132114321">
                <text:p>2.32341132114321</text:p>
              </table:table-cell>
              <table:table-cell office:value-type="float" office:value="0.0701008513569832">
                <text:p>0.0701008513569832</text:p>
              </table:table-cell>
              <table:table-cell office:value-type="float" office:value="0.115414971263351">
                <text:p>0.11541497126335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80916357040405">
                <text:p>0.880916357040405</text:p>
              </table:table-cell>
              <table:table-cell office:value-type="float" office:value="2.322960850586">
                <text:p>2.322960850586</text:p>
              </table:table-cell>
              <table:table-cell office:value-type="float" office:value="0.207889765501022">
                <text:p>0.207889765501022</text:p>
              </table:table-cell>
              <table:table-cell office:value-type="float" office:value="0.11540795548658">
                <text:p>0.1154079554865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9.898330688477">
                <text:p>159.898330688477</text:p>
              </table:table-cell>
              <table:table-cell office:value-type="float" office:value="2.33518232698213">
                <text:p>2.33518232698213</text:p>
              </table:table-cell>
              <table:table-cell office:value-type="float" office:value="0.0632640644907951">
                <text:p>0.0632640644907951</text:p>
              </table:table-cell>
              <table:table-cell office:value-type="float" office:value="0.115404935826361">
                <text:p>0.1154049358263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37167203426361">
                <text:p>0.837167203426361</text:p>
              </table:table-cell>
              <table:table-cell office:value-type="float" office:value="2.33450942429597">
                <text:p>2.33450942429597</text:p>
              </table:table-cell>
              <table:table-cell office:value-type="float" office:value="0.0615792647004128">
                <text:p>0.0615792647004128</text:p>
              </table:table-cell>
              <table:table-cell office:value-type="float" office:value="0.115380147769681">
                <text:p>0.1153801477696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91659557819366">
                <text:p>0.891659557819366</text:p>
              </table:table-cell>
              <table:table-cell office:value-type="float" office:value="2.33393065200809">
                <text:p>2.33393065200809</text:p>
              </table:table-cell>
              <table:table-cell office:value-type="float" office:value="0.0588889792561531">
                <text:p>0.0588889792561531</text:p>
              </table:table-cell>
              <table:table-cell office:value-type="float" office:value="0.115383632439084">
                <text:p>0.1153836324390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05411648750305">
                <text:p>1.05411648750305</text:p>
              </table:table-cell>
              <table:table-cell office:value-type="float" office:value="2.33345392017013">
                <text:p>2.33345392017013</text:p>
              </table:table-cell>
              <table:table-cell office:value-type="float" office:value="0.068396233022213">
                <text:p>0.068396233022213</text:p>
              </table:table-cell>
              <table:table-cell office:value-type="float" office:value="0.115382077815348">
                <text:p>0.11538207781534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08211410045624">
                <text:p>0.908211410045624</text:p>
              </table:table-cell>
              <table:table-cell office:value-type="float" office:value="2.33245382702271">
                <text:p>2.33245382702271</text:p>
              </table:table-cell>
              <table:table-cell office:value-type="float" office:value="0.0469314120709896">
                <text:p>0.0469314120709896</text:p>
              </table:table-cell>
              <table:table-cell office:value-type="float" office:value="0.11535492969029">
                <text:p>0.115354929690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07540309429169">
                <text:p>1.07540309429169</text:p>
              </table:table-cell>
              <table:table-cell office:value-type="float" office:value="2.33194985808663">
                <text:p>2.33194985808663</text:p>
              </table:table-cell>
              <table:table-cell office:value-type="float" office:value="0.0617047101259232">
                <text:p>0.0617047101259232</text:p>
              </table:table-cell>
              <table:table-cell office:value-type="float" office:value="0.115328178433753">
                <text:p>0.1153281784337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40889608860016">
                <text:p>1.40889608860016</text:p>
              </table:table-cell>
              <table:table-cell office:value-type="float" office:value="2.33188740425352">
                <text:p>2.33188740425352</text:p>
              </table:table-cell>
              <table:table-cell office:value-type="float" office:value="0.0710292756557465">
                <text:p>0.0710292756557465</text:p>
              </table:table-cell>
              <table:table-cell office:value-type="float" office:value="0.115323911201441">
                <text:p>0.1153239112014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46971845626831">
                <text:p>1.46971845626831</text:p>
              </table:table-cell>
              <table:table-cell office:value-type="float" office:value="2.33088082757424">
                <text:p>2.33088082757424</text:p>
              </table:table-cell>
              <table:table-cell office:value-type="float" office:value="0.0569777488708496">
                <text:p>0.0569777488708496</text:p>
              </table:table-cell>
              <table:table-cell office:value-type="float" office:value="0.115306331291217">
                <text:p>0.1153063312912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260454416275">
                <text:p>1.0260454416275</text:p>
              </table:table-cell>
              <table:table-cell office:value-type="float" office:value="2.33020294144772">
                <text:p>2.33020294144772</text:p>
              </table:table-cell>
              <table:table-cell office:value-type="float" office:value="0.0528213381767273">
                <text:p>0.0528213381767273</text:p>
              </table:table-cell>
              <table:table-cell office:value-type="float" office:value="0.115256443914982">
                <text:p>0.1152564439149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.3516826629639">
                <text:p>16.3516826629639</text:p>
              </table:table-cell>
              <table:table-cell office:value-type="float" office:value="2.33235615156376">
                <text:p>2.33235615156376</text:p>
              </table:table-cell>
              <table:table-cell office:value-type="float" office:value="0.0627684891223908">
                <text:p>0.0627684891223908</text:p>
              </table:table-cell>
              <table:table-cell office:value-type="float" office:value="0.115229242186164">
                <text:p>0.1152292421861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42945265769959">
                <text:p>1.42945265769959</text:p>
              </table:table-cell>
              <table:table-cell office:value-type="float" office:value="2.33198476494034">
                <text:p>2.33198476494034</text:p>
              </table:table-cell>
              <table:table-cell office:value-type="float" office:value="0.0719280168414116">
                <text:p>0.0719280168414116</text:p>
              </table:table-cell>
              <table:table-cell office:value-type="float" office:value="0.115222204953435">
                <text:p>0.11522220495343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9537115097046">
                <text:p>1.19537115097046</text:p>
              </table:table-cell>
              <table:table-cell office:value-type="float" office:value="2.33130864153075">
                <text:p>2.33130864153075</text:p>
              </table:table-cell>
              <table:table-cell office:value-type="float" office:value="0.0827184021472931">
                <text:p>0.0827184021472931</text:p>
              </table:table-cell>
              <table:table-cell office:value-type="float" office:value="0.115223122262729">
                <text:p>0.1152231222627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2939889431">
                <text:p>1.42939889431</text:p>
              </table:table-cell>
              <table:table-cell office:value-type="float" office:value="2.33142309092636">
                <text:p>2.33142309092636</text:p>
              </table:table-cell>
              <table:table-cell office:value-type="float" office:value="0.0490681640803814">
                <text:p>0.0490681640803814</text:p>
              </table:table-cell>
              <table:table-cell office:value-type="float" office:value="0.115196118114816">
                <text:p>0.11519611811481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50856447219849">
                <text:p>0.950856447219849</text:p>
              </table:table-cell>
              <table:table-cell office:value-type="float" office:value="2.33079190080023">
                <text:p>2.33079190080023</text:p>
              </table:table-cell>
              <table:table-cell office:value-type="float" office:value="0.0618756711483002">
                <text:p>0.0618756711483002</text:p>
              </table:table-cell>
              <table:table-cell office:value-type="float" office:value="0.1151702657063">
                <text:p>0.11517026570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63318479061127">
                <text:p>0.763318479061127</text:p>
              </table:table-cell>
              <table:table-cell office:value-type="float" office:value="2.33040966146677">
                <text:p>2.33040966146677</text:p>
              </table:table-cell>
              <table:table-cell office:value-type="float" office:value="0.036401592195034">
                <text:p>0.036401592195034</text:p>
              </table:table-cell>
              <table:table-cell office:value-type="float" office:value="0.115126829147967">
                <text:p>0.1151268291479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48244512081146">
                <text:p>0.948244512081146</text:p>
              </table:table-cell>
              <table:table-cell office:value-type="float" office:value="2.32959361843803">
                <text:p>2.32959361843803</text:p>
              </table:table-cell>
              <table:table-cell office:value-type="float" office:value="0.0364015884697437">
                <text:p>0.0364015884697437</text:p>
              </table:table-cell>
              <table:table-cell office:value-type="float" office:value="0.115079131413508">
                <text:p>0.1150791314135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74956798553467">
                <text:p>1.74956798553467</text:p>
              </table:table-cell>
              <table:table-cell office:value-type="float" office:value="2.33015261098403">
                <text:p>2.33015261098403</text:p>
              </table:table-cell>
              <table:table-cell office:value-type="float" office:value="0.0364015884697437">
                <text:p>0.0364015884697437</text:p>
              </table:table-cell>
              <table:table-cell office:value-type="float" office:value="0.115017039942769">
                <text:p>0.11501703994276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89349317550659">
                <text:p>3.89349317550659</text:p>
              </table:table-cell>
              <table:table-cell office:value-type="float" office:value="2.33004869990429">
                <text:p>2.33004869990429</text:p>
              </table:table-cell>
              <table:table-cell office:value-type="float" office:value="0.29647222161293">
                <text:p>0.29647222161293</text:p>
              </table:table-cell>
              <table:table-cell office:value-type="float" office:value="0.115052720798481">
                <text:p>0.1150527207984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01128029823303">
                <text:p>2.01128029823303</text:p>
              </table:table-cell>
              <table:table-cell office:value-type="float" office:value="2.33008540321459">
                <text:p>2.33008540321459</text:p>
              </table:table-cell>
              <table:table-cell office:value-type="float" office:value="0.024153359234333">
                <text:p>0.024153359234333</text:p>
              </table:table-cell>
              <table:table-cell office:value-type="float" office:value="0.115041548179225">
                <text:p>0.11504154817922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6169023513794">
                <text:p>10.6169023513794</text:p>
              </table:table-cell>
              <table:table-cell office:value-type="float" office:value="2.33087341001962">
                <text:p>2.33087341001962</text:p>
              </table:table-cell>
              <table:table-cell office:value-type="float" office:value="0.0374200642108917">
                <text:p>0.0374200642108917</text:p>
              </table:table-cell>
              <table:table-cell office:value-type="float" office:value="0.114954715077787">
                <text:p>0.11495471507778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03121972084045">
                <text:p>1.03121972084045</text:p>
              </table:table-cell>
              <table:table-cell office:value-type="float" office:value="2.32995570005893">
                <text:p>2.32995570005893</text:p>
              </table:table-cell>
              <table:table-cell office:value-type="float" office:value="0.0470093451440334">
                <text:p>0.0470093451440334</text:p>
              </table:table-cell>
              <table:table-cell office:value-type="float" office:value="0.114908706704851">
                <text:p>0.11490870670485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03709554672241">
                <text:p>1.03709554672241</text:p>
              </table:table-cell>
              <table:table-cell office:value-type="float" office:value="2.32923852911418">
                <text:p>2.32923852911418</text:p>
              </table:table-cell>
              <table:table-cell office:value-type="float" office:value="0.0630138665437698">
                <text:p>0.0630138665437698</text:p>
              </table:table-cell>
              <table:table-cell office:value-type="float" office:value="0.114866917554341">
                <text:p>0.1148669175543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19061958789825">
                <text:p>1.19061958789825</text:p>
              </table:table-cell>
              <table:table-cell office:value-type="float" office:value="2.32974327347217">
                <text:p>2.32974327347217</text:p>
              </table:table-cell>
              <table:table-cell office:value-type="float" office:value="0.0440265126526356">
                <text:p>0.0440265126526356</text:p>
              </table:table-cell>
              <table:table-cell office:value-type="float" office:value="0.114801568085624">
                <text:p>0.11480156808562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92749905586243">
                <text:p>0.892749905586243</text:p>
              </table:table-cell>
              <table:table-cell office:value-type="float" office:value="2.32910846349938">
                <text:p>2.32910846349938</text:p>
              </table:table-cell>
              <table:table-cell office:value-type="float" office:value="0.0604516603052616">
                <text:p>0.0604516603052616</text:p>
              </table:table-cell>
              <table:table-cell office:value-type="float" office:value="0.114774638560733">
                <text:p>0.1147746385607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74054932594299">
                <text:p>0.974054932594299</text:p>
              </table:table-cell>
              <table:table-cell office:value-type="float" office:value="2.32828985366044">
                <text:p>2.32828985366044</text:p>
              </table:table-cell>
              <table:table-cell office:value-type="float" office:value="2.27846813201904">
                <text:p>2.27846813201904</text:p>
              </table:table-cell>
              <table:table-cell office:value-type="float" office:value="0.114977780946063">
                <text:p>0.1149777809460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.4344072341919">
                <text:p>14.4344072341919</text:p>
              </table:table-cell>
              <table:table-cell office:value-type="float" office:value="2.33274928328609">
                <text:p>2.33274928328609</text:p>
              </table:table-cell>
              <table:table-cell office:value-type="float" office:value="0.0714464262127876">
                <text:p>0.0714464262127876</text:p>
              </table:table-cell>
              <table:table-cell office:value-type="float" office:value="0.114956056160738">
                <text:p>0.11495605616073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02530956268311">
                <text:p>4.02530956268311</text:p>
              </table:table-cell>
              <table:table-cell office:value-type="float" office:value="2.33317278823075">
                <text:p>2.33317278823075</text:p>
              </table:table-cell>
              <table:table-cell office:value-type="float" office:value="0.0454847067594528">
                <text:p>0.0454847067594528</text:p>
              </table:table-cell>
              <table:table-cell office:value-type="float" office:value="0.114940084344553">
                <text:p>0.11494008434455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52990555763245">
                <text:p>3.52990555763245</text:p>
              </table:table-cell>
              <table:table-cell office:value-type="float" office:value="2.33367299386504">
                <text:p>2.33367299386504</text:p>
              </table:table-cell>
              <table:table-cell office:value-type="float" office:value="0.0502956733107567">
                <text:p>0.0502956733107567</text:p>
              </table:table-cell>
              <table:table-cell office:value-type="float" office:value="0.114934513182669">
                <text:p>0.11493451318266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60385620594025">
                <text:p>0.960385620594025</text:p>
              </table:table-cell>
              <table:table-cell office:value-type="float" office:value="2.33314509968253">
                <text:p>2.33314509968253</text:p>
              </table:table-cell>
              <table:table-cell office:value-type="float" office:value="0.058663185685873">
                <text:p>0.058663185685873</text:p>
              </table:table-cell>
              <table:table-cell office:value-type="float" office:value="0.114924646455039">
                <text:p>0.1149246464550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71144318580627">
                <text:p>0.971144318580627</text:p>
              </table:table-cell>
              <table:table-cell office:value-type="float" office:value="2.33276946496642">
                <text:p>2.33276946496642</text:p>
              </table:table-cell>
              <table:table-cell office:value-type="float" office:value="0.122029088437557">
                <text:p>0.122029088437557</text:p>
              </table:table-cell>
              <table:table-cell office:value-type="float" office:value="0.114929848269446">
                <text:p>0.11492984826944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53190422058106">
                <text:p>0.853190422058106</text:p>
              </table:table-cell>
              <table:table-cell office:value-type="float" office:value="2.33215656898405">
                <text:p>2.33215656898405</text:p>
              </table:table-cell>
              <table:table-cell office:value-type="float" office:value="0.0594671964645386">
                <text:p>0.0594671964645386</text:p>
              </table:table-cell>
              <table:table-cell office:value-type="float" office:value="0.114919320950221">
                <text:p>0.1149193209502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13178360462189">
                <text:p>1.13178360462189</text:p>
              </table:table-cell>
              <table:table-cell office:value-type="float" office:value="2.33164270766816">
                <text:p>2.33164270766816</text:p>
              </table:table-cell>
              <table:table-cell office:value-type="float" office:value="0.0289278998970985">
                <text:p>0.0289278998970985</text:p>
              </table:table-cell>
              <table:table-cell office:value-type="float" office:value="0.114851565123845">
                <text:p>0.1148515651238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5786327123642">
                <text:p>0.95786327123642</text:p>
              </table:table-cell>
              <table:table-cell office:value-type="float" office:value="2.33109888127209">
                <text:p>2.33109888127209</text:p>
              </table:table-cell>
              <table:table-cell office:value-type="float" office:value="0.06272391974926">
                <text:p>0.06272391974926</text:p>
              </table:table-cell>
              <table:table-cell office:value-type="float" office:value="0.114822271205711">
                <text:p>0.1148222712057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71275091171265">
                <text:p>0.971275091171265</text:p>
              </table:table-cell>
              <table:table-cell office:value-type="float" office:value="2.33016196275739">
                <text:p>2.33016196275739</text:p>
              </table:table-cell>
              <table:table-cell office:value-type="float" office:value="0.0650981813669205">
                <text:p>0.0650981813669205</text:p>
              </table:table-cell>
              <table:table-cell office:value-type="float" office:value="0.114798852913389">
                <text:p>0.11479885291338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07026648521423">
                <text:p>1.07026648521423</text:p>
              </table:table-cell>
              <table:table-cell office:value-type="float" office:value="2.32822728479494">
                <text:p>2.32822728479494</text:p>
              </table:table-cell>
              <table:table-cell office:value-type="float" office:value="0.059632133692503">
                <text:p>0.059632133692503</text:p>
              </table:table-cell>
              <table:table-cell office:value-type="float" office:value="0.114779130117109">
                <text:p>0.1147791301171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06816959381104">
                <text:p>1.06816959381104</text:p>
              </table:table-cell>
              <table:table-cell office:value-type="float" office:value="2.32732036086552">
                <text:p>2.32732036086552</text:p>
              </table:table-cell>
              <table:table-cell office:value-type="float" office:value="0.0557101145386696">
                <text:p>0.0557101145386696</text:p>
              </table:table-cell>
              <table:table-cell office:value-type="float" office:value="0.114739368468779">
                <text:p>0.1147393684687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19857859611511">
                <text:p>0.919857859611511</text:p>
              </table:table-cell>
              <table:table-cell office:value-type="float" office:value="2.32684714186923">
                <text:p>2.32684714186923</text:p>
              </table:table-cell>
              <table:table-cell office:value-type="float" office:value="0.0607704371213913">
                <text:p>0.0607704371213913</text:p>
              </table:table-cell>
              <table:table-cell office:value-type="float" office:value="0.114715231875091">
                <text:p>0.1147152318750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15842485427856">
                <text:p>1.15842485427856</text:p>
              </table:table-cell>
              <table:table-cell office:value-type="float" office:value="2.32621532291567">
                <text:p>2.32621532291567</text:p>
              </table:table-cell>
              <table:table-cell office:value-type="float" office:value="0.0729646757245064">
                <text:p>0.0729646757245064</text:p>
              </table:table-cell>
              <table:table-cell office:value-type="float" office:value="0.11470051487088">
                <text:p>0.114700514870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52640163898468">
                <text:p>0.652640163898468</text:p>
              </table:table-cell>
              <table:table-cell office:value-type="float" office:value="2.32540721742281">
                <text:p>2.32540721742281</text:p>
              </table:table-cell>
              <table:table-cell office:value-type="float" office:value="0.0287904310971499">
                <text:p>0.0287904310971499</text:p>
              </table:table-cell>
              <table:table-cell office:value-type="float" office:value="0.114655096680784">
                <text:p>0.1146550966807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78645849227905">
                <text:p>4.78645849227905</text:p>
              </table:table-cell>
              <table:table-cell office:value-type="float" office:value="2.32582833061607">
                <text:p>2.32582833061607</text:p>
              </table:table-cell>
              <table:table-cell office:value-type="float" office:value="0.0574447363615036">
                <text:p>0.0574447363615036</text:p>
              </table:table-cell>
              <table:table-cell office:value-type="float" office:value="0.114651338446539">
                <text:p>0.11465133844653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719372689723969">
                <text:p>0.719372689723969</text:p>
              </table:table-cell>
              <table:table-cell office:value-type="float" office:value="2.32510119923295">
                <text:p>2.32510119923295</text:p>
              </table:table-cell>
              <table:table-cell office:value-type="float" office:value="0.0586776435375214">
                <text:p>0.0586776435375214</text:p>
              </table:table-cell>
              <table:table-cell office:value-type="float" office:value="0.114640888536861">
                <text:p>0.11464088853686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32929933071136">
                <text:p>0.932929933071136</text:p>
              </table:table-cell>
              <table:table-cell office:value-type="float" office:value="2.32443653477138">
                <text:p>2.32443653477138</text:p>
              </table:table-cell>
              <table:table-cell office:value-type="float" office:value="0.0570824258029461">
                <text:p>0.0570824258029461</text:p>
              </table:table-cell>
              <table:table-cell office:value-type="float" office:value="0.114622506868933">
                <text:p>0.1146225068689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08627700805664">
                <text:p>1.08627700805664</text:p>
              </table:table-cell>
              <table:table-cell office:value-type="float" office:value="2.32331510477345">
                <text:p>2.32331510477345</text:p>
              </table:table-cell>
              <table:table-cell office:value-type="float" office:value="0.0568572692573071">
                <text:p>0.0568572692573071</text:p>
              </table:table-cell>
              <table:table-cell office:value-type="float" office:value="0.114613546987424">
                <text:p>0.11461354698742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05925595760345">
                <text:p>1.05925595760345</text:p>
              </table:table-cell>
              <table:table-cell office:value-type="float" office:value="2.3219616484482">
                <text:p>2.3219616484482</text:p>
              </table:table-cell>
              <table:table-cell office:value-type="float" office:value="0.051970399916172">
                <text:p>0.051970399916172</text:p>
              </table:table-cell>
              <table:table-cell office:value-type="float" office:value="0.114592054150905">
                <text:p>0.1145920541509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48547196388245">
                <text:p>1.48547196388245</text:p>
              </table:table-cell>
              <table:table-cell office:value-type="float" office:value="2.32158184021215">
                <text:p>2.32158184021215</text:p>
              </table:table-cell>
              <table:table-cell office:value-type="float" office:value="0.0769693478941917">
                <text:p>0.0769693478941917</text:p>
              </table:table-cell>
              <table:table-cell office:value-type="float" office:value="0.114595916064416">
                <text:p>0.11459591606441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02192687988281">
                <text:p>1.02192687988281</text:p>
              </table:table-cell>
              <table:table-cell office:value-type="float" office:value="2.3204111690366">
                <text:p>2.3204111690366</text:p>
              </table:table-cell>
              <table:table-cell office:value-type="float" office:value="0.0539980977773667">
                <text:p>0.0539980977773667</text:p>
              </table:table-cell>
              <table:table-cell office:value-type="float" office:value="0.114593224445001">
                <text:p>0.1145932244450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60712456703186">
                <text:p>1.60712456703186</text:p>
              </table:table-cell>
              <table:table-cell office:value-type="float" office:value="2.31987463781782">
                <text:p>2.31987463781782</text:p>
              </table:table-cell>
              <table:table-cell office:value-type="float" office:value="0.179717376828194">
                <text:p>0.179717376828194</text:p>
              </table:table-cell>
              <table:table-cell office:value-type="float" office:value="0.114593535835835">
                <text:p>0.11459353583583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45077896118164">
                <text:p>0.945077896118164</text:p>
              </table:table-cell>
              <table:table-cell office:value-type="float" office:value="2.31935110385078">
                <text:p>2.31935110385078</text:p>
              </table:table-cell>
              <table:table-cell office:value-type="float" office:value="0.0499902814626694">
                <text:p>0.0499902814626694</text:p>
              </table:table-cell>
              <table:table-cell office:value-type="float" office:value="0.114583076857663">
                <text:p>0.11458307685766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1417019367218">
                <text:p>1.1417019367218</text:p>
              </table:table-cell>
              <table:table-cell office:value-type="float" office:value="2.31890740089153">
                <text:p>2.31890740089153</text:p>
              </table:table-cell>
              <table:table-cell office:value-type="float" office:value="0.0433763414621353">
                <text:p>0.0433763414621353</text:p>
              </table:table-cell>
              <table:table-cell office:value-type="float" office:value="0.114564372359375">
                <text:p>0.11456437235937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02078664302826">
                <text:p>1.02078664302826</text:p>
              </table:table-cell>
              <table:table-cell office:value-type="float" office:value="2.31831764335584">
                <text:p>2.31831764335584</text:p>
              </table:table-cell>
              <table:table-cell office:value-type="float" office:value="0.0422060564160347">
                <text:p>0.0422060564160347</text:p>
              </table:table-cell>
              <table:table-cell office:value-type="float" office:value="0.114518977511311">
                <text:p>0.1145189775113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76288765668869">
                <text:p>0.76288765668869</text:p>
              </table:table-cell>
              <table:table-cell office:value-type="float" office:value="2.31764727554161">
                <text:p>2.31764727554161</text:p>
              </table:table-cell>
              <table:table-cell office:value-type="float" office:value="0.0607830099761486">
                <text:p>0.0607830099761486</text:p>
              </table:table-cell>
              <table:table-cell office:value-type="float" office:value="0.114506398152529">
                <text:p>0.1145063981525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7978250980377">
                <text:p>1.17978250980377</text:p>
              </table:table-cell>
              <table:table-cell office:value-type="float" office:value="2.31738369075382">
                <text:p>2.31738369075382</text:p>
              </table:table-cell>
              <table:table-cell office:value-type="float" office:value="0.0549461767077446">
                <text:p>0.0549461767077446</text:p>
              </table:table-cell>
              <table:table-cell office:value-type="float" office:value="0.114497427390595">
                <text:p>0.11449742739059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1089599132538">
                <text:p>1.11089599132538</text:p>
              </table:table-cell>
              <table:table-cell office:value-type="float" office:value="2.31648342156769">
                <text:p>2.31648342156769</text:p>
              </table:table-cell>
              <table:table-cell office:value-type="float" office:value="0.0591004751622677">
                <text:p>0.0591004751622677</text:p>
              </table:table-cell>
              <table:table-cell office:value-type="float" office:value="0.11448755607655">
                <text:p>0.1144875560765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10052788257599">
                <text:p>1.10052788257599</text:p>
              </table:table-cell>
              <table:table-cell office:value-type="float" office:value="2.31539972774335">
                <text:p>2.31539972774335</text:p>
              </table:table-cell>
              <table:table-cell office:value-type="float" office:value="0.04893983528018">
                <text:p>0.04893983528018</text:p>
              </table:table-cell>
              <table:table-cell office:value-type="float" office:value="0.114416547202591">
                <text:p>0.1144165472025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1804223060608">
                <text:p>1.11804223060608</text:p>
              </table:table-cell>
              <table:table-cell office:value-type="float" office:value="2.31508914514994">
                <text:p>2.31508914514994</text:p>
              </table:table-cell>
              <table:table-cell office:value-type="float" office:value="3.48988342285156">
                <text:p>3.48988342285156</text:p>
              </table:table-cell>
              <table:table-cell office:value-type="float" office:value="0.11480370663163">
                <text:p>0.1148037066316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69187319278717">
                <text:p>0.969187319278717</text:p>
              </table:table-cell>
              <table:table-cell office:value-type="float" office:value="2.31465162417161">
                <text:p>2.31465162417161</text:p>
              </table:table-cell>
              <table:table-cell office:value-type="float" office:value="0.0491677448153496">
                <text:p>0.0491677448153496</text:p>
              </table:table-cell>
              <table:table-cell office:value-type="float" office:value="0.114792569080116">
                <text:p>0.1147925690801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94057309627533">
                <text:p>0.794057309627533</text:p>
              </table:table-cell>
              <table:table-cell office:value-type="float" office:value="2.3143683588433">
                <text:p>2.3143683588433</text:p>
              </table:table-cell>
              <table:table-cell office:value-type="float" office:value="0.0162378028035164">
                <text:p>0.0162378028035164</text:p>
              </table:table-cell>
              <table:table-cell office:value-type="float" office:value="0.114740872400865">
                <text:p>0.11474087240086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26623976230621">
                <text:p>0.826623976230621</text:p>
              </table:table-cell>
              <table:table-cell office:value-type="float" office:value="2.31355261860482">
                <text:p>2.31355261860482</text:p>
              </table:table-cell>
              <table:table-cell office:value-type="float" office:value="0.0428654737770557">
                <text:p>0.0428654737770557</text:p>
              </table:table-cell>
              <table:table-cell office:value-type="float" office:value="0.114660475423303">
                <text:p>0.1146604754233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3826296329498">
                <text:p>1.03826296329498</text:p>
              </table:table-cell>
              <table:table-cell office:value-type="float" office:value="2.31293538681852">
                <text:p>2.31293538681852</text:p>
              </table:table-cell>
              <table:table-cell office:value-type="float" office:value="0.0592937506735325">
                <text:p>0.0592937506735325</text:p>
              </table:table-cell>
              <table:table-cell office:value-type="float" office:value="0.11465289909357">
                <text:p>0.114652899093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616551399231">
                <text:p>0.99616551399231</text:p>
              </table:table-cell>
              <table:table-cell office:value-type="float" office:value="2.31224841590963">
                <text:p>2.31224841590963</text:p>
              </table:table-cell>
              <table:table-cell office:value-type="float" office:value="0.071890152990818">
                <text:p>0.071890152990818</text:p>
              </table:table-cell>
              <table:table-cell office:value-type="float" office:value="0.114620090451045">
                <text:p>0.1146200904510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32654345035553">
                <text:p>1.32654345035553</text:p>
              </table:table-cell>
              <table:table-cell office:value-type="float" office:value="2.31100890396207">
                <text:p>2.31100890396207</text:p>
              </table:table-cell>
              <table:table-cell office:value-type="float" office:value="0.0295259989798069">
                <text:p>0.0295259989798069</text:p>
              </table:table-cell>
              <table:table-cell office:value-type="float" office:value="0.11449057655672">
                <text:p>0.114490576556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13038063049316">
                <text:p>1.13038063049316</text:p>
              </table:table-cell>
              <table:table-cell office:value-type="float" office:value="2.31050820195121">
                <text:p>2.31050820195121</text:p>
              </table:table-cell>
              <table:table-cell office:value-type="float" office:value="0.047054972499609">
                <text:p>0.047054972499609</text:p>
              </table:table-cell>
              <table:table-cell office:value-type="float" office:value="0.114440303973764">
                <text:p>0.1144403039737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0531148910522">
                <text:p>1.00531148910522</text:p>
              </table:table-cell>
              <table:table-cell office:value-type="float" office:value="2.31024689036393">
                <text:p>2.31024689036393</text:p>
              </table:table-cell>
              <table:table-cell office:value-type="float" office:value="0.0684795156121254">
                <text:p>0.0684795156121254</text:p>
              </table:table-cell>
              <table:table-cell office:value-type="float" office:value="0.114428116189269">
                <text:p>0.1144281161892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.3755912780762">
                <text:p>18.3755912780762</text:p>
              </table:table-cell>
              <table:table-cell office:value-type="float" office:value="2.31249564550657">
                <text:p>2.31249564550657</text:p>
              </table:table-cell>
              <table:table-cell office:value-type="float" office:value="0.0591076500713825">
                <text:p>0.0591076500713825</text:p>
              </table:table-cell>
              <table:table-cell office:value-type="float" office:value="0.11439206326783">
                <text:p>0.114392063267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70414733886719">
                <text:p>2.70414733886719</text:p>
              </table:table-cell>
              <table:table-cell office:value-type="float" office:value="2.3123651351194">
                <text:p>2.3123651351194</text:p>
              </table:table-cell>
              <table:table-cell office:value-type="float" office:value="0.07105652987957">
                <text:p>0.07105652987957</text:p>
              </table:table-cell>
              <table:table-cell office:value-type="float" office:value="0.114359663130709">
                <text:p>0.1143596631307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1717187166214">
                <text:p>0.81717187166214</text:p>
              </table:table-cell>
              <table:table-cell office:value-type="float" office:value="2.31201245152371">
                <text:p>2.31201245152371</text:p>
              </table:table-cell>
              <table:table-cell office:value-type="float" office:value="0.046193853020668">
                <text:p>0.046193853020668</text:p>
              </table:table-cell>
              <table:table-cell office:value-type="float" office:value="0.114315474526189">
                <text:p>0.1143154745261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0384240150452">
                <text:p>1.20384240150452</text:p>
              </table:table-cell>
              <table:table-cell office:value-type="float" office:value="2.31177558441891">
                <text:p>2.31177558441891</text:p>
              </table:table-cell>
              <table:table-cell office:value-type="float" office:value="0.0444204993546009">
                <text:p>0.0444204993546009</text:p>
              </table:table-cell>
              <table:table-cell office:value-type="float" office:value="0.114274684257222">
                <text:p>0.1142746842572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40349340438843">
                <text:p>0.940349340438843</text:p>
              </table:table-cell>
              <table:table-cell office:value-type="float" office:value="2.31126714246665">
                <text:p>2.31126714246665</text:p>
              </table:table-cell>
              <table:table-cell office:value-type="float" office:value="0.877287447452545">
                <text:p>0.877287447452545</text:p>
              </table:table-cell>
              <table:table-cell office:value-type="float" office:value="0.114421471291482">
                <text:p>0.1144214712914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81929397583008">
                <text:p>6.81929397583008</text:p>
              </table:table-cell>
              <table:table-cell office:value-type="float" office:value="2.31144017011712">
                <text:p>2.31144017011712</text:p>
              </table:table-cell>
              <table:table-cell office:value-type="float" office:value="1.1217325925827">
                <text:p>1.1217325925827</text:p>
              </table:table-cell>
              <table:table-cell office:value-type="float" office:value="0.114639464020617">
                <text:p>0.1146394640206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4441065788269">
                <text:p>0.84441065788269</text:p>
              </table:table-cell>
              <table:table-cell office:value-type="float" office:value="2.30927995212355">
                <text:p>2.30927995212355</text:p>
              </table:table-cell>
              <table:table-cell office:value-type="float" office:value="0.139993533492088">
                <text:p>0.139993533492088</text:p>
              </table:table-cell>
              <table:table-cell office:value-type="float" office:value="0.114573658511402">
                <text:p>0.11457365851140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46302330493927">
                <text:p>0.846302330493927</text:p>
              </table:table-cell>
              <table:table-cell office:value-type="float" office:value="2.30893943733024">
                <text:p>2.30893943733024</text:p>
              </table:table-cell>
              <table:table-cell office:value-type="float" office:value="0.0796825215220451">
                <text:p>0.0796825215220451</text:p>
              </table:table-cell>
              <table:table-cell office:value-type="float" office:value="0.114554845365946">
                <text:p>0.11455484536594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1672315597534">
                <text:p>1.01672315597534</text:p>
              </table:table-cell>
              <table:table-cell office:value-type="float" office:value="2.30870929483453">
                <text:p>2.30870929483453</text:p>
              </table:table-cell>
              <table:table-cell office:value-type="float" office:value="0.0618552342057228">
                <text:p>0.0618552342057228</text:p>
              </table:table-cell>
              <table:table-cell office:value-type="float" office:value="0.114553097952536">
                <text:p>0.1145530979525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10789370536804">
                <text:p>0.910789370536804</text:p>
              </table:table-cell>
              <table:table-cell office:value-type="float" office:value="2.30812030880179">
                <text:p>2.30812030880179</text:p>
              </table:table-cell>
              <table:table-cell office:value-type="float" office:value="0.0495441220700741">
                <text:p>0.0495441220700741</text:p>
              </table:table-cell>
              <table:table-cell office:value-type="float" office:value="0.114534213352216">
                <text:p>0.1145342133522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0438103675842">
                <text:p>0.990438103675842</text:p>
              </table:table-cell>
              <table:table-cell office:value-type="float" office:value="2.30782556333242">
                <text:p>2.30782556333242</text:p>
              </table:table-cell>
              <table:table-cell office:value-type="float" office:value="0.0455907136201859">
                <text:p>0.0455907136201859</text:p>
              </table:table-cell>
              <table:table-cell office:value-type="float" office:value="0.114502410395177">
                <text:p>0.11450241039517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41756498813629">
                <text:p>1.41756498813629</text:p>
              </table:table-cell>
              <table:table-cell office:value-type="float" office:value="2.30751360065026">
                <text:p>2.30751360065026</text:p>
              </table:table-cell>
              <table:table-cell office:value-type="float" office:value="0.0565037205815315">
                <text:p>0.0565037205815315</text:p>
              </table:table-cell>
              <table:table-cell office:value-type="float" office:value="0.114453804103546">
                <text:p>0.1144538041035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67031395435333">
                <text:p>0.867031395435333</text:p>
              </table:table-cell>
              <table:table-cell office:value-type="float" office:value="2.30709708982165">
                <text:p>2.30709708982165</text:p>
              </table:table-cell>
              <table:table-cell office:value-type="float" office:value="0.0476787723600864">
                <text:p>0.0476787723600864</text:p>
              </table:table-cell>
              <table:table-cell office:value-type="float" office:value="0.114390923765811">
                <text:p>0.1143909237658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7324812412262">
                <text:p>1.7324812412262</text:p>
              </table:table-cell>
              <table:table-cell office:value-type="float" office:value="2.3068803979496">
                <text:p>2.3068803979496</text:p>
              </table:table-cell>
              <table:table-cell office:value-type="float" office:value="0.085409976541996">
                <text:p>0.085409976541996</text:p>
              </table:table-cell>
              <table:table-cell office:value-type="float" office:value="0.114413225737276">
                <text:p>0.1144132257372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7836306095123">
                <text:p>1.07836306095123</text:p>
              </table:table-cell>
              <table:table-cell office:value-type="float" office:value="2.30503690661584">
                <text:p>2.30503690661584</text:p>
              </table:table-cell>
              <table:table-cell office:value-type="float" office:value="0.0508079491555691">
                <text:p>0.0508079491555691</text:p>
              </table:table-cell>
              <table:table-cell office:value-type="float" office:value="0.114322461340188">
                <text:p>0.1143224613401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10342597961426">
                <text:p>1.10342597961426</text:p>
              </table:table-cell>
              <table:table-cell office:value-type="float" office:value="2.30378796615882">
                <text:p>2.30378796615882</text:p>
              </table:table-cell>
              <table:table-cell office:value-type="float" office:value="0.0572911091148853">
                <text:p>0.0572911091148853</text:p>
              </table:table-cell>
              <table:table-cell office:value-type="float" office:value="0.114293351406539">
                <text:p>0.1142933514065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.83758687973022">
                <text:p>7.83758687973022</text:p>
              </table:table-cell>
              <table:table-cell office:value-type="float" office:value="2.30341260142972">
                <text:p>2.30341260142972</text:p>
              </table:table-cell>
              <table:table-cell office:value-type="float" office:value="0.0648021474480629">
                <text:p>0.0648021474480629</text:p>
              </table:table-cell>
              <table:table-cell office:value-type="float" office:value="0.114271232124368">
                <text:p>0.1142712321243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01470494270325">
                <text:p>1.01470494270325</text:p>
              </table:table-cell>
              <table:table-cell office:value-type="float" office:value="2.30293549747471">
                <text:p>2.30293549747471</text:p>
              </table:table-cell>
              <table:table-cell office:value-type="float" office:value="0.0656920596957207">
                <text:p>0.0656920596957207</text:p>
              </table:table-cell>
              <table:table-cell office:value-type="float" office:value="0.114255135312135">
                <text:p>0.1142551353121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42728400230408">
                <text:p>0.942728400230408</text:p>
              </table:table-cell>
              <table:table-cell office:value-type="float" office:value="2.30288728611198">
                <text:p>2.30288728611198</text:p>
              </table:table-cell>
              <table:table-cell office:value-type="float" office:value="0.0644584819674492">
                <text:p>0.0644584819674492</text:p>
              </table:table-cell>
              <table:table-cell office:value-type="float" office:value="0.114246946111411">
                <text:p>0.1142469461114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73811388015747">
                <text:p>0.973811388015747</text:p>
              </table:table-cell>
              <table:table-cell office:value-type="float" office:value="2.30222430323669">
                <text:p>2.30222430323669</text:p>
              </table:table-cell>
              <table:table-cell office:value-type="float" office:value="0.0839016884565353">
                <text:p>0.0839016884565353</text:p>
              </table:table-cell>
              <table:table-cell office:value-type="float" office:value="0.114259416308139">
                <text:p>0.1142594163081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13936591148376">
                <text:p>2.13936591148376</text:p>
              </table:table-cell>
              <table:table-cell office:value-type="float" office:value="2.30147827683983">
                <text:p>2.30147827683983</text:p>
              </table:table-cell>
              <table:table-cell office:value-type="float" office:value="0.0483220741152763">
                <text:p>0.0483220741152763</text:p>
              </table:table-cell>
              <table:table-cell office:value-type="float" office:value="0.114236989359811">
                <text:p>0.1142369893598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7258859872818">
                <text:p>0.97258859872818</text:p>
              </table:table-cell>
              <table:table-cell office:value-type="float" office:value="2.30072824006371">
                <text:p>2.30072824006371</text:p>
              </table:table-cell>
              <table:table-cell office:value-type="float" office:value="0.0763355642557144">
                <text:p>0.0763355642557144</text:p>
              </table:table-cell>
              <table:table-cell office:value-type="float" office:value="0.114233404064955">
                <text:p>0.1142334040649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34.998687744141">
                <text:p>234.998687744141</text:p>
              </table:table-cell>
              <table:table-cell office:value-type="float" office:value="2.32738877888118">
                <text:p>2.32738877888118</text:p>
              </table:table-cell>
              <table:table-cell office:value-type="float" office:value="0.0739567205309868">
                <text:p>0.0739567205309868</text:p>
              </table:table-cell>
              <table:table-cell office:value-type="float" office:value="0.114226155628643">
                <text:p>0.1142261556286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7959365844727">
                <text:p>1.57959365844727</text:p>
              </table:table-cell>
              <table:table-cell office:value-type="float" office:value="2.32713812105691">
                <text:p>2.32713812105691</text:p>
              </table:table-cell>
              <table:table-cell office:value-type="float" office:value="0.0470768176019192">
                <text:p>0.0470768176019192</text:p>
              </table:table-cell>
              <table:table-cell office:value-type="float" office:value="0.114202174041421">
                <text:p>0.1142021740414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710547089576721">
                <text:p>0.710547089576721</text:p>
              </table:table-cell>
              <table:table-cell office:value-type="float" office:value="2.32613141525972">
                <text:p>2.32613141525972</text:p>
              </table:table-cell>
              <table:table-cell office:value-type="float" office:value="0.0778268277645111">
                <text:p>0.0778268277645111</text:p>
              </table:table-cell>
              <table:table-cell office:value-type="float" office:value="0.114190647039321">
                <text:p>0.1141906470393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38582491874695">
                <text:p>1.38582491874695</text:p>
              </table:table-cell>
              <table:table-cell office:value-type="float" office:value="2.32619781644734">
                <text:p>2.32619781644734</text:p>
              </table:table-cell>
              <table:table-cell office:value-type="float" office:value="1.00600969791412">
                <text:p>1.00600969791412</text:p>
              </table:table-cell>
              <table:table-cell office:value-type="float" office:value="0.114255522661498">
                <text:p>0.11425552266149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64707493782043">
                <text:p>0.964707493782043</text:p>
              </table:table-cell>
              <table:table-cell office:value-type="float" office:value="2.32581768073308">
                <text:p>2.32581768073308</text:p>
              </table:table-cell>
              <table:table-cell office:value-type="float" office:value="0.0493694320321083">
                <text:p>0.0493694320321083</text:p>
              </table:table-cell>
              <table:table-cell office:value-type="float" office:value="0.114215787559942">
                <text:p>0.1142157875599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4369583129883">
                <text:p>17.4369583129883</text:p>
              </table:table-cell>
              <table:table-cell office:value-type="float" office:value="2.32789140124976">
                <text:p>2.32789140124976</text:p>
              </table:table-cell>
              <table:table-cell office:value-type="float" office:value="0.0657915845513344">
                <text:p>0.0657915845513344</text:p>
              </table:table-cell>
              <table:table-cell office:value-type="float" office:value="0.114199118285428">
                <text:p>0.1141991182854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1395344734192">
                <text:p>1.01395344734192</text:p>
              </table:table-cell>
              <table:table-cell office:value-type="float" office:value="2.3267621845861">
                <text:p>2.3267621845861</text:p>
              </table:table-cell>
              <table:table-cell office:value-type="float" office:value="0.0447152331471443">
                <text:p>0.0447152331471443</text:p>
              </table:table-cell>
              <table:table-cell office:value-type="float" office:value="0.114135521931858">
                <text:p>0.1141355219318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77580225467682">
                <text:p>1.77580225467682</text:p>
              </table:table-cell>
              <table:table-cell office:value-type="float" office:value="2.32630135951976">
                <text:p>2.32630135951976</text:p>
              </table:table-cell>
              <table:table-cell office:value-type="float" office:value="0.0622456856071949">
                <text:p>0.0622456856071949</text:p>
              </table:table-cell>
              <table:table-cell office:value-type="float" office:value="0.114105928925401">
                <text:p>0.1141059289254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43403303623199">
                <text:p>0.943403303623199</text:p>
              </table:table-cell>
              <table:table-cell office:value-type="float" office:value="2.3257682658516">
                <text:p>2.3257682658516</text:p>
              </table:table-cell>
              <table:table-cell office:value-type="float" office:value="0.341742992401123">
                <text:p>0.341742992401123</text:p>
              </table:table-cell>
              <table:table-cell office:value-type="float" office:value="0.114126637852396">
                <text:p>0.1141266378523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65388095378876">
                <text:p>0.865388095378876</text:p>
              </table:table-cell>
              <table:table-cell office:value-type="float" office:value="2.32515068720058">
                <text:p>2.32515068720058</text:p>
              </table:table-cell>
              <table:table-cell office:value-type="float" office:value="0.0513774789869785">
                <text:p>0.0513774789869785</text:p>
              </table:table-cell>
              <table:table-cell office:value-type="float" office:value="0.114081046049397">
                <text:p>0.11408104604939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99107456207275">
                <text:p>3.99107456207275</text:p>
              </table:table-cell>
              <table:table-cell office:value-type="float" office:value="2.3260213001193">
                <text:p>2.3260213001193</text:p>
              </table:table-cell>
              <table:table-cell office:value-type="float" office:value="0.0625860691070557">
                <text:p>0.0625860691070557</text:p>
              </table:table-cell>
              <table:table-cell office:value-type="float" office:value="0.114069568582645">
                <text:p>0.1140695685826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3287353515625">
                <text:p>1.3287353515625</text:p>
              </table:table-cell>
              <table:table-cell office:value-type="float" office:value="2.32548423853994">
                <text:p>2.32548423853994</text:p>
              </table:table-cell>
              <table:table-cell office:value-type="float" office:value="0.0565253049135208">
                <text:p>0.0565253049135208</text:p>
              </table:table-cell>
              <table:table-cell office:value-type="float" office:value="0.114037581733108">
                <text:p>0.11403758173310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2256166934967">
                <text:p>1.2256166934967</text:p>
              </table:table-cell>
              <table:table-cell office:value-type="float" office:value="2.3256275361947">
                <text:p>2.3256275361947</text:p>
              </table:table-cell>
              <table:table-cell office:value-type="float" office:value="0.0507919043302536">
                <text:p>0.0507919043302536</text:p>
              </table:table-cell>
              <table:table-cell office:value-type="float" office:value="0.113995709751403">
                <text:p>0.1139957097514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329833984375">
                <text:p>0.9329833984375</text:p>
              </table:table-cell>
              <table:table-cell office:value-type="float" office:value="2.32528182613926">
                <text:p>2.32528182613926</text:p>
              </table:table-cell>
              <table:table-cell office:value-type="float" office:value="0.0540712177753449">
                <text:p>0.0540712177753449</text:p>
              </table:table-cell>
              <table:table-cell office:value-type="float" office:value="0.113970935328487">
                <text:p>0.11397093532848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0069086551666">
                <text:p>1.20069086551666</text:p>
              </table:table-cell>
              <table:table-cell office:value-type="float" office:value="2.32471688945441">
                <text:p>2.32471688945441</text:p>
              </table:table-cell>
              <table:table-cell office:value-type="float" office:value="0.0414223037660122">
                <text:p>0.0414223037660122</text:p>
              </table:table-cell>
              <table:table-cell office:value-type="float" office:value="0.113942060262442">
                <text:p>0.11394206026244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35741424560547">
                <text:p>0.935741424560547</text:p>
              </table:table-cell>
              <table:table-cell office:value-type="float" office:value="2.32435503318736">
                <text:p>2.32435503318736</text:p>
              </table:table-cell>
              <table:table-cell office:value-type="float" office:value="0.0453181564807892">
                <text:p>0.0453181564807892</text:p>
              </table:table-cell>
              <table:table-cell office:value-type="float" office:value="0.113910989359866">
                <text:p>0.1139109893598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0088632106781">
                <text:p>1.00088632106781</text:p>
              </table:table-cell>
              <table:table-cell office:value-type="float" office:value="2.32370916114614">
                <text:p>2.32370916114614</text:p>
              </table:table-cell>
              <table:table-cell office:value-type="float" office:value="0.117334172129631">
                <text:p>0.117334172129631</text:p>
              </table:table-cell>
              <table:table-cell office:value-type="float" office:value="0.113918894448678">
                <text:p>0.1139188944486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72393536567688">
                <text:p>0.72393536567688</text:p>
              </table:table-cell>
              <table:table-cell office:value-type="float" office:value="2.32329210410698">
                <text:p>2.32329210410698</text:p>
              </table:table-cell>
              <table:table-cell office:value-type="float" office:value="0.347350805997848">
                <text:p>0.347350805997848</text:p>
              </table:table-cell>
              <table:table-cell office:value-type="float" office:value="0.113901994933769">
                <text:p>0.11390199493376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67548489570618">
                <text:p>0.967548489570618</text:p>
              </table:table-cell>
              <table:table-cell office:value-type="float" office:value="2.32267271121891">
                <text:p>2.32267271121891</text:p>
              </table:table-cell>
              <table:table-cell office:value-type="float" office:value="0.0397615879774094">
                <text:p>0.0397615879774094</text:p>
              </table:table-cell>
              <table:table-cell office:value-type="float" office:value="0.113835567168988">
                <text:p>0.1138355671689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3219854831696">
                <text:p>1.03219854831696</text:p>
              </table:table-cell>
              <table:table-cell office:value-type="float" office:value="2.32198461561613">
                <text:p>2.32198461561613</text:p>
              </table:table-cell>
              <table:table-cell office:value-type="float" office:value="0.0561713986098766">
                <text:p>0.0561713986098766</text:p>
              </table:table-cell>
              <table:table-cell office:value-type="float" office:value="0.113804483743796">
                <text:p>0.1138044837437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1203763484955">
                <text:p>1.01203763484955</text:p>
              </table:table-cell>
              <table:table-cell office:value-type="float" office:value="2.32156851879829">
                <text:p>2.32156851879829</text:p>
              </table:table-cell>
              <table:table-cell office:value-type="float" office:value="0.0740268304944038">
                <text:p>0.0740268304944038</text:p>
              </table:table-cell>
              <table:table-cell office:value-type="float" office:value="0.113801871291028">
                <text:p>0.1138018712910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8620624542236">
                <text:p>1.28620624542236</text:p>
              </table:table-cell>
              <table:table-cell office:value-type="float" office:value="2.32132743299456">
                <text:p>2.32132743299456</text:p>
              </table:table-cell>
              <table:table-cell office:value-type="float" office:value="0.0663322135806084">
                <text:p>0.0663322135806084</text:p>
              </table:table-cell>
              <table:table-cell office:value-type="float" office:value="0.113794670415543">
                <text:p>0.1137946704155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60639238357544">
                <text:p>1.60639238357544</text:p>
              </table:table-cell>
              <table:table-cell office:value-type="float" office:value="2.32103968103882">
                <text:p>2.32103968103882</text:p>
              </table:table-cell>
              <table:table-cell office:value-type="float" office:value="0.0387501046061516">
                <text:p>0.0387501046061516</text:p>
              </table:table-cell>
              <table:table-cell office:value-type="float" office:value="0.113724515249047">
                <text:p>0.1137245152490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5338740348816">
                <text:p>1.05338740348816</text:p>
              </table:table-cell>
              <table:table-cell office:value-type="float" office:value="2.32012511143333">
                <text:p>2.32012511143333</text:p>
              </table:table-cell>
              <table:table-cell office:value-type="float" office:value="0.0677813738584518">
                <text:p>0.0677813738584518</text:p>
              </table:table-cell>
              <table:table-cell office:value-type="float" office:value="0.113703621021016">
                <text:p>0.1137036210210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9525144100189">
                <text:p>1.09525144100189</text:p>
              </table:table-cell>
              <table:table-cell office:value-type="float" office:value="2.31979508031701">
                <text:p>2.31979508031701</text:p>
              </table:table-cell>
              <table:table-cell office:value-type="float" office:value="0.0604728795588017">
                <text:p>0.0604728795588017</text:p>
              </table:table-cell>
              <table:table-cell office:value-type="float" office:value="0.113680673291872">
                <text:p>0.1136806732918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9917104244232">
                <text:p>1.09917104244232</text:p>
              </table:table-cell>
              <table:table-cell office:value-type="float" office:value="2.3196254872159">
                <text:p>2.3196254872159</text:p>
              </table:table-cell>
              <table:table-cell office:value-type="float" office:value="0.0604728795588017">
                <text:p>0.0604728795588017</text:p>
              </table:table-cell>
              <table:table-cell office:value-type="float" office:value="0.113673743606935">
                <text:p>0.11367374360693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.00004720687866">
                <text:p>4.00004720687866</text:p>
              </table:table-cell>
              <table:table-cell office:value-type="float" office:value="2.32007141703982">
                <text:p>2.32007141703982</text:p>
              </table:table-cell>
              <table:table-cell office:value-type="float" office:value="0.0544183664023876">
                <text:p>0.0544183664023876</text:p>
              </table:table-cell>
              <table:table-cell office:value-type="float" office:value="0.11364585958153">
                <text:p>0.113645859581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61419141292572">
                <text:p>0.861419141292572</text:p>
              </table:table-cell>
              <table:table-cell office:value-type="float" office:value="2.31955762469288">
                <text:p>2.31955762469288</text:p>
              </table:table-cell>
              <table:table-cell office:value-type="float" office:value="0.0445452891290188">
                <text:p>0.0445452891290188</text:p>
              </table:table-cell>
              <table:table-cell office:value-type="float" office:value="0.113625527928125">
                <text:p>0.1136255279281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42361164093018">
                <text:p>1.42361164093018</text:p>
              </table:table-cell>
              <table:table-cell office:value-type="float" office:value="2.31909669187988">
                <text:p>2.31909669187988</text:p>
              </table:table-cell>
              <table:table-cell office:value-type="float" office:value="0.0709310844540596">
                <text:p>0.0709310844540596</text:p>
              </table:table-cell>
              <table:table-cell office:value-type="float" office:value="0.113624345163036">
                <text:p>0.11362434516303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2669763565063">
                <text:p>1.02669763565063</text:p>
              </table:table-cell>
              <table:table-cell office:value-type="float" office:value="2.3185520076677">
                <text:p>2.3185520076677</text:p>
              </table:table-cell>
              <table:table-cell office:value-type="float" office:value="0.0559910163283348">
                <text:p>0.0559910163283348</text:p>
              </table:table-cell>
              <table:table-cell office:value-type="float" office:value="0.113596675128437">
                <text:p>0.1135966751284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7603189945221">
                <text:p>0.97603189945221</text:p>
              </table:table-cell>
              <table:table-cell office:value-type="float" office:value="2.31705641563219">
                <text:p>2.31705641563219</text:p>
              </table:table-cell>
              <table:table-cell office:value-type="float" office:value="0.0484490618109703">
                <text:p>0.0484490618109703</text:p>
              </table:table-cell>
              <table:table-cell office:value-type="float" office:value="0.113570936171162">
                <text:p>0.1135709361711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71601319313049">
                <text:p>1.71601319313049</text:p>
              </table:table-cell>
              <table:table-cell office:value-type="float" office:value="2.31676475785445">
                <text:p>2.31676475785445</text:p>
              </table:table-cell>
              <table:table-cell office:value-type="float" office:value="0.051017377525568">
                <text:p>0.051017377525568</text:p>
              </table:table-cell>
              <table:table-cell office:value-type="float" office:value="0.11349353889688">
                <text:p>0.1134935388968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.67117214202881">
                <text:p>8.67117214202881</text:p>
              </table:table-cell>
              <table:table-cell office:value-type="float" office:value="2.31600538230622">
                <text:p>2.31600538230622</text:p>
              </table:table-cell>
              <table:table-cell office:value-type="float" office:value="0.0784483775496483">
                <text:p>0.0784483775496483</text:p>
              </table:table-cell>
              <table:table-cell office:value-type="float" office:value="0.113416486223388">
                <text:p>0.11341648622338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06103539466858">
                <text:p>1.06103539466858</text:p>
              </table:table-cell>
              <table:table-cell office:value-type="float" office:value="2.31532205572658">
                <text:p>2.31532205572658</text:p>
              </table:table-cell>
              <table:table-cell office:value-type="float" office:value="0.0561089366674423">
                <text:p>0.0561089366674423</text:p>
              </table:table-cell>
              <table:table-cell office:value-type="float" office:value="0.113388098896508">
                <text:p>0.11338809889650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89411902427673">
                <text:p>0.789411902427673</text:p>
              </table:table-cell>
              <table:table-cell office:value-type="float" office:value="2.31503751379062">
                <text:p>2.31503751379062</text:p>
              </table:table-cell>
              <table:table-cell office:value-type="float" office:value="0.025663997977972">
                <text:p>0.025663997977972</text:p>
              </table:table-cell>
              <table:table-cell office:value-type="float" office:value="0.113368150725809">
                <text:p>0.11336815072580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52946662902832">
                <text:p>0.952946662902832</text:p>
              </table:table-cell>
              <table:table-cell office:value-type="float" office:value="2.31473683991032">
                <text:p>2.31473683991032</text:p>
              </table:table-cell>
              <table:table-cell office:value-type="float" office:value="4.10186147689819">
                <text:p>4.10186147689819</text:p>
              </table:table-cell>
              <table:table-cell office:value-type="float" office:value="0.113706179925965">
                <text:p>0.11370617992596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.9673080444336">
                <text:p>16.9673080444336</text:p>
              </table:table-cell>
              <table:table-cell office:value-type="float" office:value="2.31606580861465">
                <text:p>2.31606580861465</text:p>
              </table:table-cell>
              <table:table-cell office:value-type="float" office:value="0.294647246599197">
                <text:p>0.294647246599197</text:p>
              </table:table-cell>
              <table:table-cell office:value-type="float" office:value="0.113701091532644">
                <text:p>0.11370109153264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95260691642761">
                <text:p>2.95260691642761</text:p>
              </table:table-cell>
              <table:table-cell office:value-type="float" office:value="2.3154122208507">
                <text:p>2.3154122208507</text:p>
              </table:table-cell>
              <table:table-cell office:value-type="float" office:value="0.0433368124067783">
                <text:p>0.0433368124067783</text:p>
              </table:table-cell>
              <table:table-cell office:value-type="float" office:value="0.113614807704305">
                <text:p>0.11361480770430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92125248908997">
                <text:p>0.892125248908997</text:p>
              </table:table-cell>
              <table:table-cell office:value-type="float" office:value="2.31447745489509">
                <text:p>2.31447745489509</text:p>
              </table:table-cell>
              <table:table-cell office:value-type="float" office:value="0.0374716073274612">
                <text:p>0.0374716073274612</text:p>
              </table:table-cell>
              <table:table-cell office:value-type="float" office:value="0.113532736258444">
                <text:p>0.11353273625844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2668948173523">
                <text:p>0.82668948173523</text:p>
              </table:table-cell>
              <table:table-cell office:value-type="float" office:value="2.31383299465861">
                <text:p>2.31383299465861</text:p>
              </table:table-cell>
              <table:table-cell office:value-type="float" office:value="0.0639498382806778">
                <text:p>0.0639498382806778</text:p>
              </table:table-cell>
              <table:table-cell office:value-type="float" office:value="0.11349255633747">
                <text:p>0.113492556337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30545556545258">
                <text:p>0.630545556545258</text:p>
              </table:table-cell>
              <table:table-cell office:value-type="float" office:value="2.31331204615079">
                <text:p>2.31331204615079</text:p>
              </table:table-cell>
              <table:table-cell office:value-type="float" office:value="0.0653798952698708">
                <text:p>0.0653798952698708</text:p>
              </table:table-cell>
              <table:table-cell office:value-type="float" office:value="0.113486251213631">
                <text:p>0.1134862512136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15167486667633">
                <text:p>0.815167486667633</text:p>
              </table:table-cell>
              <table:table-cell office:value-type="float" office:value="2.31317390479134">
                <text:p>2.31317390479134</text:p>
              </table:table-cell>
              <table:table-cell office:value-type="float" office:value="0.0461885780096054">
                <text:p>0.0461885780096054</text:p>
              </table:table-cell>
              <table:table-cell office:value-type="float" office:value="0.1134760689103">
                <text:p>0.11347606891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06503224372864">
                <text:p>1.06503224372864</text:p>
              </table:table-cell>
              <table:table-cell office:value-type="float" office:value="2.31296916296121">
                <text:p>2.31296916296121</text:p>
              </table:table-cell>
              <table:table-cell office:value-type="float" office:value="0.0429890491068363">
                <text:p>0.0429890491068363</text:p>
              </table:table-cell>
              <table:table-cell office:value-type="float" office:value="0.11346067979597">
                <text:p>0.1134606797959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41239619255066">
                <text:p>1.41239619255066</text:p>
              </table:table-cell>
              <table:table-cell office:value-type="float" office:value="2.31284685409656">
                <text:p>2.31284685409656</text:p>
              </table:table-cell>
              <table:table-cell office:value-type="float" office:value="0.05543452501297">
                <text:p>0.05543452501297</text:p>
              </table:table-cell>
              <table:table-cell office:value-type="float" office:value="0.113445573252657">
                <text:p>0.11344557325265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98472082614899">
                <text:p>0.698472082614899</text:p>
              </table:table-cell>
              <table:table-cell office:value-type="float" office:value="2.3124415837342">
                <text:p>2.3124415837342</text:p>
              </table:table-cell>
              <table:table-cell office:value-type="float" office:value="0.0826237946748734">
                <text:p>0.0826237946748734</text:p>
              </table:table-cell>
              <table:table-cell office:value-type="float" office:value="0.113418578346978">
                <text:p>0.1134185783469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31318926811218">
                <text:p>1.31318926811218</text:p>
              </table:table-cell>
              <table:table-cell office:value-type="float" office:value="2.31189176423913">
                <text:p>2.31189176423913</text:p>
              </table:table-cell>
              <table:table-cell office:value-type="float" office:value="0.0575988590717316">
                <text:p>0.0575988590717316</text:p>
              </table:table-cell>
              <table:table-cell office:value-type="float" office:value="0.113417150563993">
                <text:p>0.11341715056399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40489268302917">
                <text:p>1.40489268302917</text:p>
              </table:table-cell>
              <table:table-cell office:value-type="float" office:value="2.31178794063217">
                <text:p>2.31178794063217</text:p>
              </table:table-cell>
              <table:table-cell office:value-type="float" office:value="0.0643303543329239">
                <text:p>0.0643303543329239</text:p>
              </table:table-cell>
              <table:table-cell office:value-type="float" office:value="0.113405461710178">
                <text:p>0.1134054617101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99398803710938">
                <text:p>0.899398803710938</text:p>
              </table:table-cell>
              <table:table-cell office:value-type="float" office:value="2.31082548908641">
                <text:p>2.31082548908641</text:p>
              </table:table-cell>
              <table:table-cell office:value-type="float" office:value="0.0656004101037979">
                <text:p>0.0656004101037979</text:p>
              </table:table-cell>
              <table:table-cell office:value-type="float" office:value="0.113382873718607">
                <text:p>0.1133828737186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46632266044617">
                <text:p>0.946632266044617</text:p>
              </table:table-cell>
              <table:table-cell office:value-type="float" office:value="2.31026099735023">
                <text:p>2.31026099735023</text:p>
              </table:table-cell>
              <table:table-cell office:value-type="float" office:value="0.0584375783801079">
                <text:p>0.0584375783801079</text:p>
              </table:table-cell>
              <table:table-cell office:value-type="float" office:value="0.113353104966686">
                <text:p>0.11335310496668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78834044933319">
                <text:p>0.778834044933319</text:p>
              </table:table-cell>
              <table:table-cell office:value-type="float" office:value="2.30988898441209">
                <text:p>2.30988898441209</text:p>
              </table:table-cell>
              <table:table-cell office:value-type="float" office:value="0.0638561993837357">
                <text:p>0.0638561993837357</text:p>
              </table:table-cell>
              <table:table-cell office:value-type="float" office:value="0.113324302852437">
                <text:p>0.11332430285243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74044334888458">
                <text:p>0.774044334888458</text:p>
              </table:table-cell>
              <table:table-cell office:value-type="float" office:value="2.30942556361126">
                <text:p>2.30942556361126</text:p>
              </table:table-cell>
              <table:table-cell office:value-type="float" office:value="0.0715415999293327">
                <text:p>0.0715415999293327</text:p>
              </table:table-cell>
              <table:table-cell office:value-type="float" office:value="0.113325415167956">
                <text:p>0.1133254151679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93011236190796">
                <text:p>0.993011236190796</text:p>
              </table:table-cell>
              <table:table-cell office:value-type="float" office:value="2.30864762776675">
                <text:p>2.30864762776675</text:p>
              </table:table-cell>
              <table:table-cell office:value-type="float" office:value="0.0723286643624306">
                <text:p>0.0723286643624306</text:p>
              </table:table-cell>
              <table:table-cell office:value-type="float" office:value="0.113303373060049">
                <text:p>0.1133033730600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28005385398865">
                <text:p>1.28005385398865</text:p>
              </table:table-cell>
              <table:table-cell office:value-type="float" office:value="2.30806076636058">
                <text:p>2.30806076636058</text:p>
              </table:table-cell>
              <table:table-cell office:value-type="float" office:value="0.0609341450035572">
                <text:p>0.0609341450035572</text:p>
              </table:table-cell>
              <table:table-cell office:value-type="float" office:value="0.113265477922804">
                <text:p>0.1132654779228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6135026216507">
                <text:p>0.96135026216507</text:p>
              </table:table-cell>
              <table:table-cell office:value-type="float" office:value="2.30746829466246">
                <text:p>2.30746829466246</text:p>
              </table:table-cell>
              <table:table-cell office:value-type="float" office:value="0.0637382045388222">
                <text:p>0.0637382045388222</text:p>
              </table:table-cell>
              <table:table-cell office:value-type="float" office:value="0.113246339351939">
                <text:p>0.1132463393519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50731694698334">
                <text:p>0.950731694698334</text:p>
              </table:table-cell>
              <table:table-cell office:value-type="float" office:value="2.30672926494674">
                <text:p>2.30672926494674</text:p>
              </table:table-cell>
              <table:table-cell office:value-type="float" office:value="0.065523274242878">
                <text:p>0.065523274242878</text:p>
              </table:table-cell>
              <table:table-cell office:value-type="float" office:value="0.113204280576328">
                <text:p>0.1132042805763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1510193347931">
                <text:p>1.11510193347931</text:p>
              </table:table-cell>
              <table:table-cell office:value-type="float" office:value="2.30645837002254">
                <text:p>2.30645837002254</text:p>
              </table:table-cell>
              <table:table-cell office:value-type="float" office:value="0.0620248951017857">
                <text:p>0.0620248951017857</text:p>
              </table:table-cell>
              <table:table-cell office:value-type="float" office:value="0.113179005429148">
                <text:p>0.1131790054291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77766633033752">
                <text:p>0.977766633033752</text:p>
              </table:table-cell>
              <table:table-cell office:value-type="float" office:value="2.30632447701755">
                <text:p>2.30632447701755</text:p>
              </table:table-cell>
              <table:table-cell office:value-type="float" office:value="0.0628826394677162">
                <text:p>0.0628826394677162</text:p>
              </table:table-cell>
              <table:table-cell office:value-type="float" office:value="0.11316115093521">
                <text:p>0.113161150935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16873323917389">
                <text:p>1.16873323917389</text:p>
              </table:table-cell>
              <table:table-cell office:value-type="float" office:value="2.30580087206803">
                <text:p>2.30580087206803</text:p>
              </table:table-cell>
              <table:table-cell office:value-type="float" office:value="0.0172392297536135">
                <text:p>0.0172392297536135</text:p>
              </table:table-cell>
              <table:table-cell office:value-type="float" office:value="0.113116787132519">
                <text:p>0.1131167871325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67107558250427">
                <text:p>2.67107558250427</text:p>
              </table:table-cell>
              <table:table-cell office:value-type="float" office:value="2.30626033488809">
                <text:p>2.30626033488809</text:p>
              </table:table-cell>
              <table:table-cell office:value-type="float" office:value="0.091442309319973">
                <text:p>0.091442309319973</text:p>
              </table:table-cell>
              <table:table-cell office:value-type="float" office:value="0.113119176856603">
                <text:p>0.11311917685660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22158133983612">
                <text:p>1.22158133983612</text:p>
              </table:table-cell>
              <table:table-cell office:value-type="float" office:value="2.30603168337843">
                <text:p>2.30603168337843</text:p>
              </table:table-cell>
              <table:table-cell office:value-type="float" office:value="0.453576266765595">
                <text:p>0.453576266765595</text:p>
              </table:table-cell>
              <table:table-cell office:value-type="float" office:value="0.113179520380629">
                <text:p>0.11317952038062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06122553348541">
                <text:p>1.06122553348541</text:p>
              </table:table-cell>
              <table:table-cell office:value-type="float" office:value="2.30557886280334">
                <text:p>2.30557886280334</text:p>
              </table:table-cell>
              <table:table-cell office:value-type="float" office:value="0.0543386712670326">
                <text:p>0.0543386712670326</text:p>
              </table:table-cell>
              <table:table-cell office:value-type="float" office:value="0.113180615409397">
                <text:p>0.1131806154093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2229571342468">
                <text:p>1.52229571342468</text:p>
              </table:table-cell>
              <table:table-cell office:value-type="float" office:value="2.30555722925706">
                <text:p>2.30555722925706</text:p>
              </table:table-cell>
              <table:table-cell office:value-type="float" office:value="0.064290352165699">
                <text:p>0.064290352165699</text:p>
              </table:table-cell>
              <table:table-cell office:value-type="float" office:value="0.113166150727983">
                <text:p>0.11316615072798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7670195102692">
                <text:p>1.37670195102692</text:p>
              </table:table-cell>
              <table:table-cell office:value-type="float" office:value="2.30480949110702">
                <text:p>2.30480949110702</text:p>
              </table:table-cell>
              <table:table-cell office:value-type="float" office:value="0.0704057365655899">
                <text:p>0.0704057365655899</text:p>
              </table:table-cell>
              <table:table-cell office:value-type="float" office:value="0.113125914775952">
                <text:p>0.11312591477595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60704684257507">
                <text:p>1.60704684257507</text:p>
              </table:table-cell>
              <table:table-cell office:value-type="float" office:value="2.30455945948735">
                <text:p>2.30455945948735</text:p>
              </table:table-cell>
              <table:table-cell office:value-type="float" office:value="0.0738568902015686">
                <text:p>0.0738568902015686</text:p>
              </table:table-cell>
              <table:table-cell office:value-type="float" office:value="0.113120688363517">
                <text:p>0.1131206883635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01956915855408">
                <text:p>1.01956915855408</text:p>
              </table:table-cell>
              <table:table-cell office:value-type="float" office:value="2.30435982446652">
                <text:p>2.30435982446652</text:p>
              </table:table-cell>
              <table:table-cell office:value-type="float" office:value="0.039918564260006">
                <text:p>0.039918564260006</text:p>
              </table:table-cell>
              <table:table-cell office:value-type="float" office:value="0.113112233308129">
                <text:p>0.1131122333081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06301581859589">
                <text:p>1.06301581859589</text:p>
              </table:table-cell>
              <table:table-cell office:value-type="float" office:value="2.30407012882239">
                <text:p>2.30407012882239</text:p>
              </table:table-cell>
              <table:table-cell office:value-type="float" office:value="0.0651580095291138">
                <text:p>0.0651580095291138</text:p>
              </table:table-cell>
              <table:table-cell office:value-type="float" office:value="0.113106427564845">
                <text:p>0.1131064275648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0630156993866">
                <text:p>1.0630156993866</text:p>
              </table:table-cell>
              <table:table-cell office:value-type="float" office:value="2.30352167595165">
                <text:p>2.30352167595165</text:p>
              </table:table-cell>
              <table:table-cell office:value-type="float" office:value="0.0654944553971291">
                <text:p>0.0654944553971291</text:p>
              </table:table-cell>
              <table:table-cell office:value-type="float" office:value="0.113097363820714">
                <text:p>0.1130973638207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0630156993866">
                <text:p>1.0630156993866</text:p>
              </table:table-cell>
              <table:table-cell office:value-type="float" office:value="2.30295538733635">
                <text:p>2.30295538733635</text:p>
              </table:table-cell>
              <table:table-cell office:value-type="float" office:value="0.0626455843448639">
                <text:p>0.0626455843448639</text:p>
              </table:table-cell>
              <table:table-cell office:value-type="float" office:value="0.113111180848758">
                <text:p>0.11311118084875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04932069778442">
                <text:p>1.04932069778442</text:p>
              </table:table-cell>
              <table:table-cell office:value-type="float" office:value="2.30164381540275">
                <text:p>2.30164381540275</text:p>
              </table:table-cell>
              <table:table-cell office:value-type="float" office:value="0.0639275461435318">
                <text:p>0.0639275461435318</text:p>
              </table:table-cell>
              <table:table-cell office:value-type="float" office:value="0.113099695076269">
                <text:p>0.11309969507626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04918920993805">
                <text:p>1.04918920993805</text:p>
              </table:table-cell>
              <table:table-cell office:value-type="float" office:value="2.30095343431821">
                <text:p>2.30095343431821</text:p>
              </table:table-cell>
              <table:table-cell office:value-type="float" office:value="0.0639275461435318">
                <text:p>0.0639275461435318</text:p>
              </table:table-cell>
              <table:table-cell office:value-type="float" office:value="0.1130932996608">
                <text:p>0.113093299660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1807359457016">
                <text:p>0.91807359457016</text:p>
              </table:table-cell>
              <table:table-cell office:value-type="float" office:value="2.3003916479914">
                <text:p>2.3003916479914</text:p>
              </table:table-cell>
              <table:table-cell office:value-type="float" office:value="0.0639275461435318">
                <text:p>0.0639275461435318</text:p>
              </table:table-cell>
              <table:table-cell office:value-type="float" office:value="0.11308600126615">
                <text:p>0.1130860012661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01734387874603">
                <text:p>1.01734387874603</text:p>
              </table:table-cell>
              <table:table-cell office:value-type="float" office:value="2.2998546274369">
                <text:p>2.2998546274369</text:p>
              </table:table-cell>
              <table:table-cell office:value-type="float" office:value="0.0449634455144405">
                <text:p>0.0449634455144405</text:p>
              </table:table-cell>
              <table:table-cell office:value-type="float" office:value="0.113061027383549">
                <text:p>0.11306102738354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02952253818512">
                <text:p>1.02952253818512</text:p>
              </table:table-cell>
              <table:table-cell office:value-type="float" office:value="2.29963779169205">
                <text:p>2.29963779169205</text:p>
              </table:table-cell>
              <table:table-cell office:value-type="float" office:value="0.0636948347091675">
                <text:p>0.0636948347091675</text:p>
              </table:table-cell>
              <table:table-cell office:value-type="float" office:value="0.113056633064097">
                <text:p>0.1130566330640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01866984367371">
                <text:p>1.01866984367371</text:p>
              </table:table-cell>
              <table:table-cell office:value-type="float" office:value="2.29929666337108">
                <text:p>2.29929666337108</text:p>
              </table:table-cell>
              <table:table-cell office:value-type="float" office:value="0.0261806920170784">
                <text:p>0.0261806920170784</text:p>
              </table:table-cell>
              <table:table-cell office:value-type="float" office:value="0.11302488115895">
                <text:p>0.113024881158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27489614486694">
                <text:p>0.827489614486694</text:p>
              </table:table-cell>
              <table:table-cell office:value-type="float" office:value="2.29910447572411">
                <text:p>2.29910447572411</text:p>
              </table:table-cell>
              <table:table-cell office:value-type="float" office:value="17.9256401062012">
                <text:p>17.9256401062012</text:p>
              </table:table-cell>
              <table:table-cell office:value-type="float" office:value="0.113489599606734">
                <text:p>0.11348959960673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71673679351806">
                <text:p>0.771673679351806</text:p>
              </table:table-cell>
              <table:table-cell office:value-type="float" office:value="2.29863732322715">
                <text:p>2.29863732322715</text:p>
              </table:table-cell>
              <table:table-cell office:value-type="float" office:value="0.815161406993866">
                <text:p>0.815161406993866</text:p>
              </table:table-cell>
              <table:table-cell office:value-type="float" office:value="0.113650748521748">
                <text:p>0.1136507485217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25341212749481">
                <text:p>1.25341212749481</text:p>
              </table:table-cell>
              <table:table-cell office:value-type="float" office:value="2.29863608907397">
                <text:p>2.29863608907397</text:p>
              </table:table-cell>
              <table:table-cell office:value-type="float" office:value="0.102440215647221">
                <text:p>0.102440215647221</text:p>
              </table:table-cell>
              <table:table-cell office:value-type="float" office:value="0.113641873106235">
                <text:p>0.11364187310623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15087223052978">
                <text:p>0.915087223052978</text:p>
              </table:table-cell>
              <table:table-cell office:value-type="float" office:value="2.29836394201701">
                <text:p>2.29836394201701</text:p>
              </table:table-cell>
              <table:table-cell office:value-type="float" office:value="0.0371110998094082">
                <text:p>0.0371110998094082</text:p>
              </table:table-cell>
              <table:table-cell office:value-type="float" office:value="0.113611375905964">
                <text:p>0.11361137590596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13320672512054">
                <text:p>1.13320672512054</text:p>
              </table:table-cell>
              <table:table-cell office:value-type="float" office:value="2.29776949305558">
                <text:p>2.29776949305558</text:p>
              </table:table-cell>
              <table:table-cell office:value-type="float" office:value="0.0616743564605713">
                <text:p>0.0616743564605713</text:p>
              </table:table-cell>
              <table:table-cell office:value-type="float" office:value="0.113601234200434">
                <text:p>0.1136012342004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08689737319946">
                <text:p>5.08689737319946</text:p>
              </table:table-cell>
              <table:table-cell office:value-type="float" office:value="2.2991565651299">
                <text:p>2.2991565651299</text:p>
              </table:table-cell>
              <table:table-cell office:value-type="float" office:value="0.133840650320053">
                <text:p>0.133840650320053</text:p>
              </table:table-cell>
              <table:table-cell office:value-type="float" office:value="0.113595573440461">
                <text:p>0.11359557344046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80338191986084">
                <text:p>0.880338191986084</text:p>
              </table:table-cell>
              <table:table-cell office:value-type="float" office:value="2.29882928956444">
                <text:p>2.29882928956444</text:p>
              </table:table-cell>
              <table:table-cell office:value-type="float" office:value="0.069777674973011">
                <text:p>0.069777674973011</text:p>
              </table:table-cell>
              <table:table-cell office:value-type="float" office:value="0.113578366954043">
                <text:p>0.1135783669540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3600168228149">
                <text:p>1.03600168228149</text:p>
              </table:table-cell>
              <table:table-cell office:value-type="float" office:value="2.29811227219784">
                <text:p>2.29811227219784</text:p>
              </table:table-cell>
              <table:table-cell office:value-type="float" office:value="0.0485020652413368">
                <text:p>0.0485020652413368</text:p>
              </table:table-cell>
              <table:table-cell office:value-type="float" office:value="0.11351206722279">
                <text:p>0.113512067222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01173949241638">
                <text:p>1.01173949241638</text:p>
              </table:table-cell>
              <table:table-cell office:value-type="float" office:value="2.29744614622261">
                <text:p>2.29744614622261</text:p>
              </table:table-cell>
              <table:table-cell office:value-type="float" office:value="0.22937023639679">
                <text:p>0.22937023639679</text:p>
              </table:table-cell>
              <table:table-cell office:value-type="float" office:value="0.113525791798784">
                <text:p>0.1135257917987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52048230171204">
                <text:p>1.52048230171204</text:p>
              </table:table-cell>
              <table:table-cell office:value-type="float" office:value="2.29718729420455">
                <text:p>2.29718729420455</text:p>
              </table:table-cell>
              <table:table-cell office:value-type="float" office:value="0.0615780279040337">
                <text:p>0.0615780279040337</text:p>
              </table:table-cell>
              <table:table-cell office:value-type="float" office:value="0.113494717249914">
                <text:p>0.1134947172499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4136244058609">
                <text:p>1.4136244058609</text:p>
              </table:table-cell>
              <table:table-cell office:value-type="float" office:value="2.29704815660436">
                <text:p>2.29704815660436</text:p>
              </table:table-cell>
              <table:table-cell office:value-type="float" office:value="0.0499874278903008">
                <text:p>0.0499874278903008</text:p>
              </table:table-cell>
              <table:table-cell office:value-type="float" office:value="0.113485861491614">
                <text:p>0.1134858614916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03783583641052">
                <text:p>1.03783583641052</text:p>
              </table:table-cell>
              <table:table-cell office:value-type="float" office:value="2.29664523114344">
                <text:p>2.29664523114344</text:p>
              </table:table-cell>
              <table:table-cell office:value-type="float" office:value="0.0503179244697094">
                <text:p>0.0503179244697094</text:p>
              </table:table-cell>
              <table:table-cell office:value-type="float" office:value="0.113483219136528">
                <text:p>0.1134832191365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97666776180267">
                <text:p>0.997666776180267</text:p>
              </table:table-cell>
              <table:table-cell office:value-type="float" office:value="2.29618369508482">
                <text:p>2.29618369508482</text:p>
              </table:table-cell>
              <table:table-cell office:value-type="float" office:value="0.0736292153596878">
                <text:p>0.0736292153596878</text:p>
              </table:table-cell>
              <table:table-cell office:value-type="float" office:value="0.113457463190529">
                <text:p>0.11345746319052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9887542724609">
                <text:p>1.19887542724609</text:p>
              </table:table-cell>
              <table:table-cell office:value-type="float" office:value="2.29577775412307">
                <text:p>2.29577775412307</text:p>
              </table:table-cell>
              <table:table-cell office:value-type="float" office:value="18.3348331451416">
                <text:p>18.3348331451416</text:p>
              </table:table-cell>
              <table:table-cell office:value-type="float" office:value="0.114463038923739">
                <text:p>0.11446303892373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80083167552948">
                <text:p>0.980083167552948</text:p>
              </table:table-cell>
              <table:table-cell office:value-type="float" office:value="2.29519815994764">
                <text:p>2.29519815994764</text:p>
              </table:table-cell>
              <table:table-cell office:value-type="float" office:value="0.0653654411435127">
                <text:p>0.0653654411435127</text:p>
              </table:table-cell>
              <table:table-cell office:value-type="float" office:value="0.114459936738493">
                <text:p>0.11445993673849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06729888916016">
                <text:p>1.06729888916016</text:p>
              </table:table-cell>
              <table:table-cell office:value-type="float" office:value="2.29461617290715">
                <text:p>2.29461617290715</text:p>
              </table:table-cell>
              <table:table-cell office:value-type="float" office:value="0.0714835301041603">
                <text:p>0.0714835301041603</text:p>
              </table:table-cell>
              <table:table-cell office:value-type="float" office:value="0.114429457019124">
                <text:p>0.1144294570191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06709802150726">
                <text:p>1.06709802150726</text:p>
              </table:table-cell>
              <table:table-cell office:value-type="float" office:value="2.29357747003831">
                <text:p>2.29357747003831</text:p>
              </table:table-cell>
              <table:table-cell office:value-type="float" office:value="0.0534971207380295">
                <text:p>0.0534971207380295</text:p>
              </table:table-cell>
              <table:table-cell office:value-type="float" office:value="0.114415041242708">
                <text:p>0.1144150412427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47371780872345">
                <text:p>0.947371780872345</text:p>
              </table:table-cell>
              <table:table-cell office:value-type="float" office:value="2.29318338167358">
                <text:p>2.29318338167358</text:p>
              </table:table-cell>
              <table:table-cell office:value-type="float" office:value="0.0531853474676609">
                <text:p>0.0531853474676609</text:p>
              </table:table-cell>
              <table:table-cell office:value-type="float" office:value="0.114410884648292">
                <text:p>0.11441088464829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42221343517303">
                <text:p>0.942221343517303</text:p>
              </table:table-cell>
              <table:table-cell office:value-type="float" office:value="2.29293278277909">
                <text:p>2.29293278277909</text:p>
              </table:table-cell>
              <table:table-cell office:value-type="float" office:value="0.0605346113443375">
                <text:p>0.0605346113443375</text:p>
              </table:table-cell>
              <table:table-cell office:value-type="float" office:value="0.114413576386013">
                <text:p>0.1144135763860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05691051483154">
                <text:p>1.05691051483154</text:p>
              </table:table-cell>
              <table:table-cell office:value-type="float" office:value="2.29250931298678">
                <text:p>2.29250931298678</text:p>
              </table:table-cell>
              <table:table-cell office:value-type="float" office:value="0.0374357961118221">
                <text:p>0.0374357961118221</text:p>
              </table:table-cell>
              <table:table-cell office:value-type="float" office:value="0.114387727754295">
                <text:p>0.1143877277542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.94520425796509">
                <text:p>5.94520425796509</text:p>
              </table:table-cell>
              <table:table-cell office:value-type="float" office:value="2.29306375483027">
                <text:p>2.29306375483027</text:p>
              </table:table-cell>
              <table:table-cell office:value-type="float" office:value="0.0381664298474789">
                <text:p>0.0381664298474789</text:p>
              </table:table-cell>
              <table:table-cell office:value-type="float" office:value="0.114349747133966">
                <text:p>0.11434974713396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30741131305695">
                <text:p>1.30741131305695</text:p>
              </table:table-cell>
              <table:table-cell office:value-type="float" office:value="2.29248822388319">
                <text:p>2.29248822388319</text:p>
              </table:table-cell>
              <table:table-cell office:value-type="float" office:value="0.0747582912445068">
                <text:p>0.0747582912445068</text:p>
              </table:table-cell>
              <table:table-cell office:value-type="float" office:value="0.114338855869745">
                <text:p>0.11433885586974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69097316265106">
                <text:p>0.969097316265106</text:p>
              </table:table-cell>
              <table:table-cell office:value-type="float" office:value="2.29199647267053">
                <text:p>2.29199647267053</text:p>
              </table:table-cell>
              <table:table-cell office:value-type="float" office:value="0.0567413009703159">
                <text:p>0.0567413009703159</text:p>
              </table:table-cell>
              <table:table-cell office:value-type="float" office:value="0.114302127455577">
                <text:p>0.1143021274555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95250260829925">
                <text:p>0.895250260829925</text:p>
              </table:table-cell>
              <table:table-cell office:value-type="float" office:value="2.29149896811432">
                <text:p>2.29149896811432</text:p>
              </table:table-cell>
              <table:table-cell office:value-type="float" office:value="0.0854730531573296">
                <text:p>0.0854730531573296</text:p>
              </table:table-cell>
              <table:table-cell office:value-type="float" office:value="0.114276642357551">
                <text:p>0.11427664235755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22593021392822">
                <text:p>1.22593021392822</text:p>
              </table:table-cell>
              <table:table-cell office:value-type="float" office:value="2.29102659258915">
                <text:p>2.29102659258915</text:p>
              </table:table-cell>
              <table:table-cell office:value-type="float" office:value="0.0691220611333847">
                <text:p>0.0691220611333847</text:p>
              </table:table-cell>
              <table:table-cell office:value-type="float" office:value="0.114255947703317">
                <text:p>0.1142559477033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5050927400589">
                <text:p>1.5050927400589</text:p>
              </table:table-cell>
              <table:table-cell office:value-type="float" office:value="2.29076965169938">
                <text:p>2.29076965169938</text:p>
              </table:table-cell>
              <table:table-cell office:value-type="float" office:value="1.2335809469223">
                <text:p>1.2335809469223</text:p>
              </table:table-cell>
              <table:table-cell office:value-type="float" office:value="0.114367228075962">
                <text:p>0.1143672280759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.62943840026856">
                <text:p>8.62943840026856</text:p>
              </table:table-cell>
              <table:table-cell office:value-type="float" office:value="2.29113051850052">
                <text:p>2.29113051850052</text:p>
              </table:table-cell>
              <table:table-cell office:value-type="float" office:value="0.050658080726862">
                <text:p>0.050658080726862</text:p>
              </table:table-cell>
              <table:table-cell office:value-type="float" office:value="0.114314146130938">
                <text:p>0.1143141461309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09131574630737">
                <text:p>2.09131574630737</text:p>
              </table:table-cell>
              <table:table-cell office:value-type="float" office:value="2.29124844240913">
                <text:p>2.29124844240913</text:p>
              </table:table-cell>
              <table:table-cell office:value-type="float" office:value="0.0678520128130913">
                <text:p>0.0678520128130913</text:p>
              </table:table-cell>
              <table:table-cell office:value-type="float" office:value="0.11429567669831">
                <text:p>0.114295676698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11141657829285">
                <text:p>1.11141657829285</text:p>
              </table:table-cell>
              <table:table-cell office:value-type="float" office:value="2.29104152275642">
                <text:p>2.29104152275642</text:p>
              </table:table-cell>
              <table:table-cell office:value-type="float" office:value="0.0590344145894051">
                <text:p>0.0590344145894051</text:p>
              </table:table-cell>
              <table:table-cell office:value-type="float" office:value="0.114280896818796">
                <text:p>0.1142808968187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24220323562622">
                <text:p>0.924220323562622</text:p>
              </table:table-cell>
              <table:table-cell office:value-type="float" office:value="2.29062634670388">
                <text:p>2.29062634670388</text:p>
              </table:table-cell>
              <table:table-cell office:value-type="float" office:value="0.0636428147554398">
                <text:p>0.0636428147554398</text:p>
              </table:table-cell>
              <table:table-cell office:value-type="float" office:value="0.114249237011846">
                <text:p>0.1142492370118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12256991863251">
                <text:p>1.12256991863251</text:p>
              </table:table-cell>
              <table:table-cell office:value-type="float" office:value="2.29052789399081">
                <text:p>2.29052789399081</text:p>
              </table:table-cell>
              <table:table-cell office:value-type="float" office:value="0.0560158863663674">
                <text:p>0.0560158863663674</text:p>
              </table:table-cell>
              <table:table-cell office:value-type="float" office:value="0.114247046610468">
                <text:p>0.11424704661046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06197202205658">
                <text:p>1.06197202205658</text:p>
              </table:table-cell>
              <table:table-cell office:value-type="float" office:value="2.29008813507791">
                <text:p>2.29008813507791</text:p>
              </table:table-cell>
              <table:table-cell office:value-type="float" office:value="0.0711812674999237">
                <text:p>0.0711812674999237</text:p>
              </table:table-cell>
              <table:table-cell office:value-type="float" office:value="0.114238871634496">
                <text:p>0.1142388716344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18156325817108">
                <text:p>1.18156325817108</text:p>
              </table:table-cell>
              <table:table-cell office:value-type="float" office:value="2.28906785369641">
                <text:p>2.28906785369641</text:p>
              </table:table-cell>
              <table:table-cell office:value-type="float" office:value="0.133164584636688">
                <text:p>0.133164584636688</text:p>
              </table:table-cell>
              <table:table-cell office:value-type="float" office:value="0.114193510863431">
                <text:p>0.11419351086343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05558919906616">
                <text:p>1.05558919906616</text:p>
              </table:table-cell>
              <table:table-cell office:value-type="float" office:value="2.28831728974931">
                <text:p>2.28831728974931</text:p>
              </table:table-cell>
              <table:table-cell office:value-type="float" office:value="0.0343121699988842">
                <text:p>0.0343121699988842</text:p>
              </table:table-cell>
              <table:table-cell office:value-type="float" office:value="0.114144657477189">
                <text:p>0.1141446574771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8279767036438">
                <text:p>2.8279767036438</text:p>
              </table:table-cell>
              <table:table-cell office:value-type="float" office:value="2.2882205930366">
                <text:p>2.2882205930366</text:p>
              </table:table-cell>
              <table:table-cell office:value-type="float" office:value="0.0629836246371269">
                <text:p>0.0629836246371269</text:p>
              </table:table-cell>
              <table:table-cell office:value-type="float" office:value="0.114144254820835">
                <text:p>0.11414425482083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838076949119568">
                <text:p>0.838076949119568</text:p>
              </table:table-cell>
              <table:table-cell office:value-type="float" office:value="2.28786545455885">
                <text:p>2.28786545455885</text:p>
              </table:table-cell>
              <table:table-cell office:value-type="float" office:value="0.0450865030288696">
                <text:p>0.0450865030288696</text:p>
              </table:table-cell>
              <table:table-cell office:value-type="float" office:value="0.114125613998063">
                <text:p>0.1141256139980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26902806758881">
                <text:p>0.826902806758881</text:p>
              </table:table-cell>
              <table:table-cell office:value-type="float" office:value="2.2875315831181">
                <text:p>2.2875315831181</text:p>
              </table:table-cell>
              <table:table-cell office:value-type="float" office:value="0.0533826164901257">
                <text:p>0.0533826164901257</text:p>
              </table:table-cell>
              <table:table-cell office:value-type="float" office:value="0.114122717444241">
                <text:p>0.1141227174442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03338253498077">
                <text:p>1.03338253498077</text:p>
              </table:table-cell>
              <table:table-cell office:value-type="float" office:value="2.28714778089274">
                <text:p>2.28714778089274</text:p>
              </table:table-cell>
              <table:table-cell office:value-type="float" office:value="0.396548956632614">
                <text:p>0.396548956632614</text:p>
              </table:table-cell>
              <table:table-cell office:value-type="float" office:value="0.114156169461655">
                <text:p>0.1141561694616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09579288959503">
                <text:p>1.09579288959503</text:p>
              </table:table-cell>
              <table:table-cell office:value-type="float" office:value="2.28679564890396">
                <text:p>2.28679564890396</text:p>
              </table:table-cell>
              <table:table-cell office:value-type="float" office:value="0.0919150412082672">
                <text:p>0.0919150412082672</text:p>
              </table:table-cell>
              <table:table-cell office:value-type="float" office:value="0.114158562008554">
                <text:p>0.1141585620085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90937769412994">
                <text:p>0.990937769412994</text:p>
              </table:table-cell>
              <table:table-cell office:value-type="float" office:value="2.286370443919">
                <text:p>2.286370443919</text:p>
              </table:table-cell>
              <table:table-cell office:value-type="float" office:value="0.0709521174430847">
                <text:p>0.0709521174430847</text:p>
              </table:table-cell>
              <table:table-cell office:value-type="float" office:value="0.114152538645829">
                <text:p>0.11415253864582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07661759853363">
                <text:p>1.07661759853363</text:p>
              </table:table-cell>
              <table:table-cell office:value-type="float" office:value="2.28561359662024">
                <text:p>2.28561359662024</text:p>
              </table:table-cell>
              <table:table-cell office:value-type="float" office:value="0.051744919270277">
                <text:p>0.051744919270277</text:p>
              </table:table-cell>
              <table:table-cell office:value-type="float" office:value="0.114124866708567">
                <text:p>0.1141248667085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21646881103516">
                <text:p>1.21646881103516</text:p>
              </table:table-cell>
              <table:table-cell office:value-type="float" office:value="2.28524451423643">
                <text:p>2.28524451423643</text:p>
              </table:table-cell>
              <table:table-cell office:value-type="float" office:value="0.116209864616394">
                <text:p>0.116209864616394</text:p>
              </table:table-cell>
              <table:table-cell office:value-type="float" office:value="0.114128616727529">
                <text:p>0.1141286167275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16315531730652">
                <text:p>1.16315531730652</text:p>
              </table:table-cell>
              <table:table-cell office:value-type="float" office:value="2.28465323550876">
                <text:p>2.28465323550876</text:p>
              </table:table-cell>
              <table:table-cell office:value-type="float" office:value="0.0470647476613522">
                <text:p>0.0470647476613522</text:p>
              </table:table-cell>
              <table:table-cell office:value-type="float" office:value="0.114095686759996">
                <text:p>0.1140956867599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49062168598175">
                <text:p>0.949062168598175</text:p>
              </table:table-cell>
              <table:table-cell office:value-type="float" office:value="2.28425047783136">
                <text:p>2.28425047783136</text:p>
              </table:table-cell>
              <table:table-cell office:value-type="float" office:value="0.0588751770555973">
                <text:p>0.0588751770555973</text:p>
              </table:table-cell>
              <table:table-cell office:value-type="float" office:value="0.114065268737212">
                <text:p>0.11406526873721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52816212177277">
                <text:p>1.52816212177277</text:p>
              </table:table-cell>
              <table:table-cell office:value-type="float" office:value="2.28401011317525">
                <text:p>2.28401011317525</text:p>
              </table:table-cell>
              <table:table-cell office:value-type="float" office:value="0.0575991794466972">
                <text:p>0.0575991794466972</text:p>
              </table:table-cell>
              <table:table-cell office:value-type="float" office:value="0.114059723855104">
                <text:p>0.1140597238551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08417224884033">
                <text:p>1.08417224884033</text:p>
              </table:table-cell>
              <table:table-cell office:value-type="float" office:value="2.28346873094762">
                <text:p>2.28346873094762</text:p>
              </table:table-cell>
              <table:table-cell office:value-type="float" office:value="0.0910260900855065">
                <text:p>0.0910260900855065</text:p>
              </table:table-cell>
              <table:table-cell office:value-type="float" office:value="0.114041089322078">
                <text:p>0.11404108932207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67720210552216">
                <text:p>0.967720210552216</text:p>
              </table:table-cell>
              <table:table-cell office:value-type="float" office:value="2.28305707567845">
                <text:p>2.28305707567845</text:p>
              </table:table-cell>
              <table:table-cell office:value-type="float" office:value="0.0249846950173378">
                <text:p>0.0249846950173378</text:p>
              </table:table-cell>
              <table:table-cell office:value-type="float" office:value="0.11398956343713">
                <text:p>0.113989563437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55065667629242">
                <text:p>0.955065667629242</text:p>
              </table:table-cell>
              <table:table-cell office:value-type="float" office:value="2.28223041434749">
                <text:p>2.28223041434749</text:p>
              </table:table-cell>
              <table:table-cell office:value-type="float" office:value="0.0386987291276455">
                <text:p>0.0386987291276455</text:p>
              </table:table-cell>
              <table:table-cell office:value-type="float" office:value="0.113937814304887">
                <text:p>0.11393781430488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885815620422363">
                <text:p>0.885815620422363</text:p>
              </table:table-cell>
              <table:table-cell office:value-type="float" office:value="2.28200076905467">
                <text:p>2.28200076905467</text:p>
              </table:table-cell>
              <table:table-cell office:value-type="float" office:value="0.0523102581501007">
                <text:p>0.0523102581501007</text:p>
              </table:table-cell>
              <table:table-cell office:value-type="float" office:value="0.113931878374844">
                <text:p>0.11393187837484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.27681922912598">
                <text:p>8.27681922912598</text:p>
              </table:table-cell>
              <table:table-cell office:value-type="float" office:value="2.28200683588962">
                <text:p>2.28200683588962</text:p>
              </table:table-cell>
              <table:table-cell office:value-type="float" office:value="0.0294186789542437">
                <text:p>0.0294186789542437</text:p>
              </table:table-cell>
              <table:table-cell office:value-type="float" office:value="0.113873627367372">
                <text:p>0.11387362736737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42153668403626">
                <text:p>1.42153668403626</text:p>
              </table:table-cell>
              <table:table-cell office:value-type="float" office:value="2.28117034381307">
                <text:p>2.28117034381307</text:p>
              </table:table-cell>
              <table:table-cell office:value-type="float" office:value="0.0411244705319405">
                <text:p>0.0411244705319405</text:p>
              </table:table-cell>
              <table:table-cell office:value-type="float" office:value="0.113804559180788">
                <text:p>0.1138045591807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.6790342330933">
                <text:p>10.6790342330933</text:p>
              </table:table-cell>
              <table:table-cell office:value-type="float" office:value="2.28329926470024">
                <text:p>2.28329926470024</text:p>
              </table:table-cell>
              <table:table-cell office:value-type="float" office:value="0.0401511639356613">
                <text:p>0.0401511639356613</text:p>
              </table:table-cell>
              <table:table-cell office:value-type="float" office:value="0.113742218553062">
                <text:p>0.11374221855306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35305738449097">
                <text:p>1.35305738449097</text:p>
              </table:table-cell>
              <table:table-cell office:value-type="float" office:value="2.28351664848086">
                <text:p>2.28351664848086</text:p>
              </table:table-cell>
              <table:table-cell office:value-type="float" office:value="0.740050315856934">
                <text:p>0.740050315856934</text:p>
              </table:table-cell>
              <table:table-cell office:value-type="float" office:value="0.113806737596533">
                <text:p>0.1138067375965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1094685792923">
                <text:p>1.1094685792923</text:p>
              </table:table-cell>
              <table:table-cell office:value-type="float" office:value="2.28337406585046">
                <text:p>2.28337406585046</text:p>
              </table:table-cell>
              <table:table-cell office:value-type="float" office:value="0.0539036616683006">
                <text:p>0.0539036616683006</text:p>
              </table:table-cell>
              <table:table-cell office:value-type="float" office:value="0.113792950833414">
                <text:p>0.11379295083341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4162113666534">
                <text:p>1.24162113666534</text:p>
              </table:table-cell>
              <table:table-cell office:value-type="float" office:value="2.2833704810007">
                <text:p>2.2833704810007</text:p>
              </table:table-cell>
              <table:table-cell office:value-type="float" office:value="0.0609159357845783">
                <text:p>0.0609159357845783</text:p>
              </table:table-cell>
              <table:table-cell office:value-type="float" office:value="0.113783578327611">
                <text:p>0.1137835783276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82193768024445">
                <text:p>0.982193768024445</text:p>
              </table:table-cell>
              <table:table-cell office:value-type="float" office:value="2.28288791010691">
                <text:p>2.28288791010691</text:p>
              </table:table-cell>
              <table:table-cell office:value-type="float" office:value="0.0557079166173935">
                <text:p>0.0557079166173935</text:p>
              </table:table-cell>
              <table:table-cell office:value-type="float" office:value="0.113775504434019">
                <text:p>0.1137755044340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03955042362213">
                <text:p>0.903955042362213</text:p>
              </table:table-cell>
              <table:table-cell office:value-type="float" office:value="2.2817425582308">
                <text:p>2.2817425582308</text:p>
              </table:table-cell>
              <table:table-cell office:value-type="float" office:value="0.075023926794529">
                <text:p>0.075023926794529</text:p>
              </table:table-cell>
              <table:table-cell office:value-type="float" office:value="0.113787247917721">
                <text:p>0.11378724791772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62230777740479">
                <text:p>8.62230777740479</text:p>
              </table:table-cell>
              <table:table-cell office:value-type="float" office:value="2.28197919153022">
                <text:p>2.28197919153022</text:p>
              </table:table-cell>
              <table:table-cell office:value-type="float" office:value="0.0445965081453323">
                <text:p>0.0445965081453323</text:p>
              </table:table-cell>
              <table:table-cell office:value-type="float" office:value="0.113782918101095">
                <text:p>0.1137829181010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05214321613312">
                <text:p>1.05214321613312</text:p>
              </table:table-cell>
              <table:table-cell office:value-type="float" office:value="2.28172074085565">
                <text:p>2.28172074085565</text:p>
              </table:table-cell>
              <table:table-cell office:value-type="float" office:value="0.0445966720581055">
                <text:p>0.0445966720581055</text:p>
              </table:table-cell>
              <table:table-cell office:value-type="float" office:value="0.113777542107664">
                <text:p>0.1137775421076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07099032402039">
                <text:p>1.07099032402039</text:p>
              </table:table-cell>
              <table:table-cell office:value-type="float" office:value="2.28121358607509">
                <text:p>2.28121358607509</text:p>
              </table:table-cell>
              <table:table-cell office:value-type="float" office:value="0.0617971271276474">
                <text:p>0.0617971271276474</text:p>
              </table:table-cell>
              <table:table-cell office:value-type="float" office:value="0.11376795652545">
                <text:p>0.113767956525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82567477226257">
                <text:p>2.82567477226257</text:p>
              </table:table-cell>
              <table:table-cell office:value-type="float" office:value="2.28106018828199">
                <text:p>2.28106018828199</text:p>
              </table:table-cell>
              <table:table-cell office:value-type="float" office:value="0.03999263048172">
                <text:p>0.03999263048172</text:p>
              </table:table-cell>
              <table:table-cell office:value-type="float" office:value="0.113752338187676">
                <text:p>0.11375233818767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99839198589325">
                <text:p>0.799839198589325</text:p>
              </table:table-cell>
              <table:table-cell office:value-type="float" office:value="2.28089369855728">
                <text:p>2.28089369855728</text:p>
              </table:table-cell>
              <table:table-cell office:value-type="float" office:value="0.0508219711482525">
                <text:p>0.0508219711482525</text:p>
              </table:table-cell>
              <table:table-cell office:value-type="float" office:value="0.113734571763216">
                <text:p>0.1137345717632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08739638328552">
                <text:p>1.08739638328552</text:p>
              </table:table-cell>
              <table:table-cell office:value-type="float" office:value="2.28035844068402">
                <text:p>2.28035844068402</text:p>
              </table:table-cell>
              <table:table-cell office:value-type="float" office:value="0.0454829335212708">
                <text:p>0.0454829335212708</text:p>
              </table:table-cell>
              <table:table-cell office:value-type="float" office:value="0.113671926947595">
                <text:p>0.1136719269475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06207060813904">
                <text:p>1.06207060813904</text:p>
              </table:table-cell>
              <table:table-cell office:value-type="float" office:value="2.2801820164308">
                <text:p>2.2801820164308</text:p>
              </table:table-cell>
              <table:table-cell office:value-type="float" office:value="0.045907124876976">
                <text:p>0.045907124876976</text:p>
              </table:table-cell>
              <table:table-cell office:value-type="float" office:value="0.113621492422304">
                <text:p>0.1136214924223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14112544059753">
                <text:p>1.14112544059753</text:p>
              </table:table-cell>
              <table:table-cell office:value-type="float" office:value="2.2797135873713">
                <text:p>2.2797135873713</text:p>
              </table:table-cell>
              <table:table-cell office:value-type="float" office:value="0.0596943572163582">
                <text:p>0.0596943572163582</text:p>
              </table:table-cell>
              <table:table-cell office:value-type="float" office:value="0.113617553590223">
                <text:p>0.11361755359022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6703839302063">
                <text:p>1.6703839302063</text:p>
              </table:table-cell>
              <table:table-cell office:value-type="float" office:value="2.27958903042418">
                <text:p>2.27958903042418</text:p>
              </table:table-cell>
              <table:table-cell office:value-type="float" office:value="0.0621765553951263">
                <text:p>0.0621765553951263</text:p>
              </table:table-cell>
              <table:table-cell office:value-type="float" office:value="0.113609750927369">
                <text:p>0.11360975092736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59826445579529">
                <text:p>0.859826445579529</text:p>
              </table:table-cell>
              <table:table-cell office:value-type="float" office:value="2.27865285740247">
                <text:p>2.27865285740247</text:p>
              </table:table-cell>
              <table:table-cell office:value-type="float" office:value="0.0621765553951263">
                <text:p>0.0621765553951263</text:p>
              </table:table-cell>
              <table:table-cell office:value-type="float" office:value="0.113601419958551">
                <text:p>0.11360141995855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31960666179657">
                <text:p>1.31960666179657</text:p>
              </table:table-cell>
              <table:table-cell office:value-type="float" office:value="2.27795103217268">
                <text:p>2.27795103217268</text:p>
              </table:table-cell>
              <table:table-cell office:value-type="float" office:value="0.0621765553951263">
                <text:p>0.0621765553951263</text:p>
              </table:table-cell>
              <table:table-cell office:value-type="float" office:value="0.113590450612624">
                <text:p>0.11359045061262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87145936489105">
                <text:p>0.887145936489105</text:p>
              </table:table-cell>
              <table:table-cell office:value-type="float" office:value="2.27753696702866">
                <text:p>2.27753696702866</text:p>
              </table:table-cell>
              <table:table-cell office:value-type="float" office:value="0.045419953763485">
                <text:p>0.045419953763485</text:p>
              </table:table-cell>
              <table:table-cell office:value-type="float" office:value="0.113542698839338">
                <text:p>0.1135426988393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87145936489105">
                <text:p>0.887145936489105</text:p>
              </table:table-cell>
              <table:table-cell office:value-type="float" office:value="2.27707351455449">
                <text:p>2.27707351455449</text:p>
              </table:table-cell>
              <table:table-cell office:value-type="float" office:value="0.0428805649280548">
                <text:p>0.0428805649280548</text:p>
              </table:table-cell>
              <table:table-cell office:value-type="float" office:value="0.113507711983792">
                <text:p>0.11350771198379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17823266983032">
                <text:p>1.17823266983032</text:p>
              </table:table-cell>
              <table:table-cell office:value-type="float" office:value="2.27715156502679">
                <text:p>2.27715156502679</text:p>
              </table:table-cell>
              <table:table-cell office:value-type="float" office:value="0.0428476706147194">
                <text:p>0.0428476706147194</text:p>
              </table:table-cell>
              <table:table-cell office:value-type="float" office:value="0.113473433093096">
                <text:p>0.1134734330930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.99667072296143">
                <text:p>9.99667072296143</text:p>
              </table:table-cell>
              <table:table-cell office:value-type="float" office:value="2.27783639408509">
                <text:p>2.27783639408509</text:p>
              </table:table-cell>
              <table:table-cell office:value-type="float" office:value="0.108479969203472">
                <text:p>0.108479969203472</text:p>
              </table:table-cell>
              <table:table-cell office:value-type="float" office:value="0.113476652848805">
                <text:p>0.11347665284880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03213655948639">
                <text:p>1.03213655948639</text:p>
              </table:table-cell>
              <table:table-cell office:value-type="float" office:value="2.27770871215255">
                <text:p>2.27770871215255</text:p>
              </table:table-cell>
              <table:table-cell office:value-type="float" office:value="0.0697293058037758">
                <text:p>0.0697293058037758</text:p>
              </table:table-cell>
              <table:table-cell office:value-type="float" office:value="0.11347235677806">
                <text:p>0.1134723567780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97513449192047">
                <text:p>0.897513449192047</text:p>
              </table:table-cell>
              <table:table-cell office:value-type="float" office:value="2.27738577987255">
                <text:p>2.27738577987255</text:p>
              </table:table-cell>
              <table:table-cell office:value-type="float" office:value="0.062429178506136">
                <text:p>0.062429178506136</text:p>
              </table:table-cell>
              <table:table-cell office:value-type="float" office:value="0.113457238984639">
                <text:p>0.11345723898463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3926602602005">
                <text:p>1.3926602602005</text:p>
              </table:table-cell>
              <table:table-cell office:value-type="float" office:value="2.27736026049314">
                <text:p>2.27736026049314</text:p>
              </table:table-cell>
              <table:table-cell office:value-type="float" office:value="0.573089301586151">
                <text:p>0.573089301586151</text:p>
              </table:table-cell>
              <table:table-cell office:value-type="float" office:value="0.113523491272709">
                <text:p>0.1135234912727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85067558288574">
                <text:p>1.85067558288574</text:p>
              </table:table-cell>
              <table:table-cell office:value-type="float" office:value="2.27706286038605">
                <text:p>2.27706286038605</text:p>
              </table:table-cell>
              <table:table-cell office:value-type="float" office:value="0.108308151364326">
                <text:p>0.108308151364326</text:p>
              </table:table-cell>
              <table:table-cell office:value-type="float" office:value="0.113534731667827">
                <text:p>0.11353473166782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64485239982605">
                <text:p>3.64485239982605</text:p>
              </table:table-cell>
              <table:table-cell office:value-type="float" office:value="2.27838482328758">
                <text:p>2.27838482328758</text:p>
              </table:table-cell>
              <table:table-cell office:value-type="float" office:value="0.0395222380757332">
                <text:p>0.0395222380757332</text:p>
              </table:table-cell>
              <table:table-cell office:value-type="float" office:value="0.11349648645659">
                <text:p>0.1134964864565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48215508460999">
                <text:p>1.48215508460999</text:p>
              </table:table-cell>
              <table:table-cell office:value-type="float" office:value="2.27843592811717">
                <text:p>2.27843592811717</text:p>
              </table:table-cell>
              <table:table-cell office:value-type="float" office:value="0.0612295530736447">
                <text:p>0.0612295530736447</text:p>
              </table:table-cell>
              <table:table-cell office:value-type="float" office:value="0.113490794028568">
                <text:p>0.11349079402856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01907753944397">
                <text:p>1.01907753944397</text:p>
              </table:table-cell>
              <table:table-cell office:value-type="float" office:value="2.27825457290315">
                <text:p>2.27825457290315</text:p>
              </table:table-cell>
              <table:table-cell office:value-type="float" office:value="0.0611877776682377">
                <text:p>0.0611877776682377</text:p>
              </table:table-cell>
              <table:table-cell office:value-type="float" office:value="0.113478306621856">
                <text:p>0.1134783066218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0463001728058">
                <text:p>0.820463001728058</text:p>
              </table:table-cell>
              <table:table-cell office:value-type="float" office:value="2.27789632453338">
                <text:p>2.27789632453338</text:p>
              </table:table-cell>
              <table:table-cell office:value-type="float" office:value="0.0576253682374954">
                <text:p>0.0576253682374954</text:p>
              </table:table-cell>
              <table:table-cell office:value-type="float" office:value="0.11347385824083">
                <text:p>0.113473858240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62659156322479">
                <text:p>0.862659156322479</text:p>
              </table:table-cell>
              <table:table-cell office:value-type="float" office:value="2.27731541479568">
                <text:p>2.27731541479568</text:p>
              </table:table-cell>
              <table:table-cell office:value-type="float" office:value="0.0648720189929009">
                <text:p>0.0648720189929009</text:p>
              </table:table-cell>
              <table:table-cell office:value-type="float" office:value="0.113406875252742">
                <text:p>0.1134068752527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00322926044464">
                <text:p>1.00322926044464</text:p>
              </table:table-cell>
              <table:table-cell office:value-type="float" office:value="2.2770254867602">
                <text:p>2.2770254867602</text:p>
              </table:table-cell>
              <table:table-cell office:value-type="float" office:value="0.0531570017337799">
                <text:p>0.0531570017337799</text:p>
              </table:table-cell>
              <table:table-cell office:value-type="float" office:value="0.113404910028246">
                <text:p>0.11340491002824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45898985862732">
                <text:p>0.845898985862732</text:p>
              </table:table-cell>
              <table:table-cell office:value-type="float" office:value="2.27663961070032">
                <text:p>2.27663961070032</text:p>
              </table:table-cell>
              <table:table-cell office:value-type="float" office:value="0.0602952726185322">
                <text:p>0.0602952726185322</text:p>
              </table:table-cell>
              <table:table-cell office:value-type="float" office:value="0.11339224014269">
                <text:p>0.1133922401426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9121321439743">
                <text:p>0.79121321439743</text:p>
              </table:table-cell>
              <table:table-cell office:value-type="float" office:value="2.27640275064357">
                <text:p>2.27640275064357</text:p>
              </table:table-cell>
              <table:table-cell office:value-type="float" office:value="0.0714229717850685">
                <text:p>0.0714229717850685</text:p>
              </table:table-cell>
              <table:table-cell office:value-type="float" office:value="0.11338534423578">
                <text:p>0.1133853442357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7103734016418">
                <text:p>0.827103734016418</text:p>
              </table:table-cell>
              <table:table-cell office:value-type="float" office:value="2.27618293746245">
                <text:p>2.27618293746245</text:p>
              </table:table-cell>
              <table:table-cell office:value-type="float" office:value="17.5103435516357">
                <text:p>17.5103435516357</text:p>
              </table:table-cell>
              <table:table-cell office:value-type="float" office:value="0.114275772343195">
                <text:p>0.1142757723431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05319166183472">
                <text:p>1.05319166183472</text:p>
              </table:table-cell>
              <table:table-cell office:value-type="float" office:value="2.275953224947">
                <text:p>2.275953224947</text:p>
              </table:table-cell>
              <table:table-cell office:value-type="float" office:value="0.0536219514906407">
                <text:p>0.0536219514906407</text:p>
              </table:table-cell>
              <table:table-cell office:value-type="float" office:value="0.114273102453145">
                <text:p>0.11427310245314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04349970817566">
                <text:p>1.04349970817566</text:p>
              </table:table-cell>
              <table:table-cell office:value-type="float" office:value="2.27515992179171">
                <text:p>2.27515992179171</text:p>
              </table:table-cell>
              <table:table-cell office:value-type="float" office:value="0.0595812052488327">
                <text:p>0.0595812052488327</text:p>
              </table:table-cell>
              <table:table-cell office:value-type="float" office:value="0.11427004803085">
                <text:p>0.114270048030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19168698787689">
                <text:p>1.19168698787689</text:p>
              </table:table-cell>
              <table:table-cell office:value-type="float" office:value="2.27430500017346">
                <text:p>2.27430500017346</text:p>
              </table:table-cell>
              <table:table-cell office:value-type="float" office:value="0.0608882084488869">
                <text:p>0.0608882084488869</text:p>
              </table:table-cell>
              <table:table-cell office:value-type="float" office:value="0.114259309432107">
                <text:p>0.1142593094321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04966485500336">
                <text:p>1.04966485500336</text:p>
              </table:table-cell>
              <table:table-cell office:value-type="float" office:value="2.27394801815145">
                <text:p>2.27394801815145</text:p>
              </table:table-cell>
              <table:table-cell office:value-type="float" office:value="0.0473569668829441">
                <text:p>0.0473569668829441</text:p>
              </table:table-cell>
              <table:table-cell office:value-type="float" office:value="0.114245691672006">
                <text:p>0.11424569167200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27086842060089">
                <text:p>1.27086842060089</text:p>
              </table:table-cell>
              <table:table-cell office:value-type="float" office:value="2.27391704882999">
                <text:p>2.27391704882999</text:p>
              </table:table-cell>
              <table:table-cell office:value-type="float" office:value="0.0685743391513825">
                <text:p>0.0685743391513825</text:p>
              </table:table-cell>
              <table:table-cell office:value-type="float" office:value="0.114234640173142">
                <text:p>0.1142346401731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3390349149704">
                <text:p>1.3390349149704</text:p>
              </table:table-cell>
              <table:table-cell office:value-type="float" office:value="2.2735480711839">
                <text:p>2.2735480711839</text:p>
              </table:table-cell>
              <table:table-cell office:value-type="float" office:value="0.0627246424555779">
                <text:p>0.0627246424555779</text:p>
              </table:table-cell>
              <table:table-cell office:value-type="float" office:value="0.114218619567577">
                <text:p>0.11421861956757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92645192146301">
                <text:p>0.692645192146301</text:p>
              </table:table-cell>
              <table:table-cell office:value-type="float" office:value="2.27299043247407">
                <text:p>2.27299043247407</text:p>
              </table:table-cell>
              <table:table-cell office:value-type="float" office:value="0.0618835389614105">
                <text:p>0.0618835389614105</text:p>
              </table:table-cell>
              <table:table-cell office:value-type="float" office:value="0.11420773379355">
                <text:p>0.1142077337935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.0143518447876">
                <text:p>5.0143518447876</text:p>
              </table:table-cell>
              <table:table-cell office:value-type="float" office:value="2.27358601162909">
                <text:p>2.27358601162909</text:p>
              </table:table-cell>
              <table:table-cell office:value-type="float" office:value="0.0599945820868015">
                <text:p>0.0599945820868015</text:p>
              </table:table-cell>
              <table:table-cell office:value-type="float" office:value="0.114208685795929">
                <text:p>0.11420868579592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68388271331787">
                <text:p>1.68388271331787</text:p>
              </table:table-cell>
              <table:table-cell office:value-type="float" office:value="2.27363035638879">
                <text:p>2.27363035638879</text:p>
              </table:table-cell>
              <table:table-cell office:value-type="float" office:value="0.0727715194225311">
                <text:p>0.0727715194225311</text:p>
              </table:table-cell>
              <table:table-cell office:value-type="float" office:value="0.114204286364663">
                <text:p>0.11420428636466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94315993785858">
                <text:p>0.794315993785858</text:p>
              </table:table-cell>
              <table:table-cell office:value-type="float" office:value="2.27337847721002">
                <text:p>2.27337847721002</text:p>
              </table:table-cell>
              <table:table-cell office:value-type="float" office:value="0.105931311845779">
                <text:p>0.105931311845779</text:p>
              </table:table-cell>
              <table:table-cell office:value-type="float" office:value="0.114196860637018">
                <text:p>0.11419686063701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09619927406311">
                <text:p>3.09619927406311</text:p>
              </table:table-cell>
              <table:table-cell office:value-type="float" office:value="2.27397986074173">
                <text:p>2.27397986074173</text:p>
              </table:table-cell>
              <table:table-cell office:value-type="float" office:value="0.0584948509931564">
                <text:p>0.0584948509931564</text:p>
              </table:table-cell>
              <table:table-cell office:value-type="float" office:value="0.114197753200778">
                <text:p>0.1141977532007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40326035022736">
                <text:p>0.940326035022736</text:p>
              </table:table-cell>
              <table:table-cell office:value-type="float" office:value="2.27352773719139">
                <text:p>2.27352773719139</text:p>
              </table:table-cell>
              <table:table-cell office:value-type="float" office:value="0.0578708834946156">
                <text:p>0.0578708834946156</text:p>
              </table:table-cell>
              <table:table-cell office:value-type="float" office:value="0.11418872668127">
                <text:p>0.1141887266812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11369478702545">
                <text:p>1.11369478702545</text:p>
              </table:table-cell>
              <table:table-cell office:value-type="float" office:value="2.27335603271993">
                <text:p>2.27335603271993</text:p>
              </table:table-cell>
              <table:table-cell office:value-type="float" office:value="0.0634186565876007">
                <text:p>0.0634186565876007</text:p>
              </table:table-cell>
              <table:table-cell office:value-type="float" office:value="0.114184795170522">
                <text:p>0.11418479517052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643852293491364">
                <text:p>0.643852293491364</text:p>
              </table:table-cell>
              <table:table-cell office:value-type="float" office:value="2.27258693361087">
                <text:p>2.27258693361087</text:p>
              </table:table-cell>
              <table:table-cell office:value-type="float" office:value="0.0723106041550636">
                <text:p>0.0723106041550636</text:p>
              </table:table-cell>
              <table:table-cell office:value-type="float" office:value="0.114184453410091">
                <text:p>0.1141844534100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01805734634399">
                <text:p>1.01805734634399</text:p>
              </table:table-cell>
              <table:table-cell office:value-type="float" office:value="2.27194048020072">
                <text:p>2.27194048020072</text:p>
              </table:table-cell>
              <table:table-cell office:value-type="float" office:value="0.0644174516201019">
                <text:p>0.0644174516201019</text:p>
              </table:table-cell>
              <table:table-cell office:value-type="float" office:value="0.114166446617944">
                <text:p>0.1141664466179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88457679748535">
                <text:p>0.988457679748535</text:p>
              </table:table-cell>
              <table:table-cell office:value-type="float" office:value="2.27179107299148">
                <text:p>2.27179107299148</text:p>
              </table:table-cell>
              <table:table-cell office:value-type="float" office:value="0.0448862425982952">
                <text:p>0.0448862425982952</text:p>
              </table:table-cell>
              <table:table-cell office:value-type="float" office:value="0.114139616395756">
                <text:p>0.1141396163957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36303532123566">
                <text:p>0.836303532123566</text:p>
              </table:table-cell>
              <table:table-cell office:value-type="float" office:value="2.27136307940584">
                <text:p>2.27136307940584</text:p>
              </table:table-cell>
              <table:table-cell office:value-type="float" office:value="0.0386799909174442">
                <text:p>0.0386799909174442</text:p>
              </table:table-cell>
              <table:table-cell office:value-type="float" office:value="0.11410862992988">
                <text:p>0.1141086299298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03412771224976">
                <text:p>1.03412771224976</text:p>
              </table:table-cell>
              <table:table-cell office:value-type="float" office:value="2.27135961598502">
                <text:p>2.27135961598502</text:p>
              </table:table-cell>
              <table:table-cell office:value-type="float" office:value="0.0406060628592968">
                <text:p>0.0406060628592968</text:p>
              </table:table-cell>
              <table:table-cell office:value-type="float" office:value="0.114090026150121">
                <text:p>0.11409002615012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11309480667114">
                <text:p>0.911309480667114</text:p>
              </table:table-cell>
              <table:table-cell office:value-type="float" office:value="2.27091709459852">
                <text:p>2.27091709459852</text:p>
              </table:table-cell>
              <table:table-cell office:value-type="float" office:value="0.0294298063963652">
                <text:p>0.0294298063963652</text:p>
              </table:table-cell>
              <table:table-cell office:value-type="float" office:value="0.114027825545125">
                <text:p>0.1140278255451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94627177715302">
                <text:p>0.994627177715302</text:p>
              </table:table-cell>
              <table:table-cell office:value-type="float" office:value="2.27084967130253">
                <text:p>2.27084967130253</text:p>
              </table:table-cell>
              <table:table-cell office:value-type="float" office:value="0.0343581922352314">
                <text:p>0.0343581922352314</text:p>
              </table:table-cell>
              <table:table-cell office:value-type="float" office:value="0.114020446971583">
                <text:p>0.1140204469715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6087274551392">
                <text:p>1.36087274551392</text:p>
              </table:table-cell>
              <table:table-cell office:value-type="float" office:value="2.27080499082872">
                <text:p>2.27080499082872</text:p>
              </table:table-cell>
              <table:table-cell office:value-type="float" office:value="0.0444260910153389">
                <text:p>0.0444260910153389</text:p>
              </table:table-cell>
              <table:table-cell office:value-type="float" office:value="0.11399127654277">
                <text:p>0.113991276542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69392871856689">
                <text:p>0.869392871856689</text:p>
              </table:table-cell>
              <table:table-cell office:value-type="float" office:value="2.27073354325205">
                <text:p>2.27073354325205</text:p>
              </table:table-cell>
              <table:table-cell office:value-type="float" office:value="0.0579427033662796">
                <text:p>0.0579427033662796</text:p>
              </table:table-cell>
              <table:table-cell office:value-type="float" office:value="0.113979920439861">
                <text:p>0.11397992043986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09151983261108">
                <text:p>1.09151983261108</text:p>
              </table:table-cell>
              <table:table-cell office:value-type="float" office:value="2.2704602628616">
                <text:p>2.2704602628616</text:p>
              </table:table-cell>
              <table:table-cell office:value-type="float" office:value="0.0696844235062599">
                <text:p>0.0696844235062599</text:p>
              </table:table-cell>
              <table:table-cell office:value-type="float" office:value="0.113987339008447">
                <text:p>0.11398733900844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09151983261108">
                <text:p>1.09151983261108</text:p>
              </table:table-cell>
              <table:table-cell office:value-type="float" office:value="2.26976486795256">
                <text:p>2.26976486795256</text:p>
              </table:table-cell>
              <table:table-cell office:value-type="float" office:value="0.0542648769915104">
                <text:p>0.0542648769915104</text:p>
              </table:table-cell>
              <table:table-cell office:value-type="float" office:value="0.113985010326108">
                <text:p>0.1139850103261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16154360771179">
                <text:p>1.16154360771179</text:p>
              </table:table-cell>
              <table:table-cell office:value-type="float" office:value="2.26934960704839">
                <text:p>2.26934960704839</text:p>
              </table:table-cell>
              <table:table-cell office:value-type="float" office:value="0.0573235154151917">
                <text:p>0.0573235154151917</text:p>
              </table:table-cell>
              <table:table-cell office:value-type="float" office:value="0.113981586791149">
                <text:p>0.11398158679114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06788969039917">
                <text:p>1.06788969039917</text:p>
              </table:table-cell>
              <table:table-cell office:value-type="float" office:value="2.26890026884965">
                <text:p>2.26890026884965</text:p>
              </table:table-cell>
              <table:table-cell office:value-type="float" office:value="0.0425196550786495">
                <text:p>0.0425196550786495</text:p>
              </table:table-cell>
              <table:table-cell office:value-type="float" office:value="0.113933914546176">
                <text:p>0.1139339145461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66186678409576">
                <text:p>0.866186678409576</text:p>
              </table:table-cell>
              <table:table-cell office:value-type="float" office:value="2.26817221858214">
                <text:p>2.26817221858214</text:p>
              </table:table-cell>
              <table:table-cell office:value-type="float" office:value="0.0749944746494293">
                <text:p>0.0749944746494293</text:p>
              </table:table-cell>
              <table:table-cell office:value-type="float" office:value="0.113906258016908">
                <text:p>0.1139062580169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81208539009094">
                <text:p>0.881208539009094</text:p>
              </table:table-cell>
              <table:table-cell office:value-type="float" office:value="2.26794809830212">
                <text:p>2.26794809830212</text:p>
              </table:table-cell>
              <table:table-cell office:value-type="float" office:value="0.0516099445521832">
                <text:p>0.0516099445521832</text:p>
              </table:table-cell>
              <table:table-cell office:value-type="float" office:value="0.113885302586544">
                <text:p>0.1138853025865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64579129219055">
                <text:p>1.64579129219055</text:p>
              </table:table-cell>
              <table:table-cell office:value-type="float" office:value="2.267756595243">
                <text:p>2.267756595243</text:p>
              </table:table-cell>
              <table:table-cell office:value-type="float" office:value="0.0543383024632931">
                <text:p>0.0543383024632931</text:p>
              </table:table-cell>
              <table:table-cell office:value-type="float" office:value="0.113884781426561">
                <text:p>0.1138847814265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27224254608154">
                <text:p>1.27224254608154</text:p>
              </table:table-cell>
              <table:table-cell office:value-type="float" office:value="2.26780979229564">
                <text:p>2.26780979229564</text:p>
              </table:table-cell>
              <table:table-cell office:value-type="float" office:value="0.0622140504419804">
                <text:p>0.0622140504419804</text:p>
              </table:table-cell>
              <table:table-cell office:value-type="float" office:value="0.113839546825938">
                <text:p>0.1138395468259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68903541564941">
                <text:p>1.68903541564941</text:p>
              </table:table-cell>
              <table:table-cell office:value-type="float" office:value="2.26793512831456">
                <text:p>2.26793512831456</text:p>
              </table:table-cell>
              <table:table-cell office:value-type="float" office:value="0.0720766335725784">
                <text:p>0.0720766335725784</text:p>
              </table:table-cell>
              <table:table-cell office:value-type="float" office:value="0.113844633194759">
                <text:p>0.1138446331947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84221196174622">
                <text:p>0.884221196174622</text:p>
              </table:table-cell>
              <table:table-cell office:value-type="float" office:value="2.26767474076663">
                <text:p>2.26767474076663</text:p>
              </table:table-cell>
              <table:table-cell office:value-type="float" office:value="0.0880193635821343">
                <text:p>0.0880193635821343</text:p>
              </table:table-cell>
              <table:table-cell office:value-type="float" office:value="0.113822566206337">
                <text:p>0.1138225662063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0141487121582">
                <text:p>1.0141487121582</text:p>
              </table:table-cell>
              <table:table-cell office:value-type="float" office:value="2.26729180709159">
                <text:p>2.26729180709159</text:p>
              </table:table-cell>
              <table:table-cell office:value-type="float" office:value="0.0626565963029862">
                <text:p>0.0626565963029862</text:p>
              </table:table-cell>
              <table:table-cell office:value-type="float" office:value="0.113815189005514">
                <text:p>0.11381518900551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87623274326324">
                <text:p>0.987623274326324</text:p>
              </table:table-cell>
              <table:table-cell office:value-type="float" office:value="2.26665120425291">
                <text:p>2.26665120425291</text:p>
              </table:table-cell>
              <table:table-cell office:value-type="float" office:value="0.0343537963926792">
                <text:p>0.0343537963926792</text:p>
              </table:table-cell>
              <table:table-cell office:value-type="float" office:value="0.113734127370341">
                <text:p>0.11373412737034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0322550535202">
                <text:p>1.0322550535202</text:p>
              </table:table-cell>
              <table:table-cell office:value-type="float" office:value="2.26630837371661">
                <text:p>2.26630837371661</text:p>
              </table:table-cell>
              <table:table-cell office:value-type="float" office:value="0.0172120220959187">
                <text:p>0.0172120220959187</text:p>
              </table:table-cell>
              <table:table-cell office:value-type="float" office:value="0.113672480275659">
                <text:p>0.1136724802756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12689185142517">
                <text:p>1.12689185142517</text:p>
              </table:table-cell>
              <table:table-cell office:value-type="float" office:value="2.26610330162833">
                <text:p>2.26610330162833</text:p>
              </table:table-cell>
              <table:table-cell office:value-type="float" office:value="0.0285380836576223">
                <text:p>0.0285380836576223</text:p>
              </table:table-cell>
              <table:table-cell office:value-type="float" office:value="0.11362956096594">
                <text:p>0.113629560965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04337966442108">
                <text:p>1.04337966442108</text:p>
              </table:table-cell>
              <table:table-cell office:value-type="float" office:value="2.26570120434321">
                <text:p>2.26570120434321</text:p>
              </table:table-cell>
              <table:table-cell office:value-type="float" office:value="0.068277470767498">
                <text:p>0.068277470767498</text:p>
              </table:table-cell>
              <table:table-cell office:value-type="float" office:value="0.113597907358561">
                <text:p>0.1135979073585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04318141937256">
                <text:p>1.04318141937256</text:p>
              </table:table-cell>
              <table:table-cell office:value-type="float" office:value="2.26545862719006">
                <text:p>2.26545862719006</text:p>
              </table:table-cell>
              <table:table-cell office:value-type="float" office:value="0.0880662649869919">
                <text:p>0.0880662649869919</text:p>
              </table:table-cell>
              <table:table-cell office:value-type="float" office:value="0.113597111791981">
                <text:p>0.11359711179198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3645042181015">
                <text:p>0.93645042181015</text:p>
              </table:table-cell>
              <table:table-cell office:value-type="float" office:value="2.26504780021943">
                <text:p>2.26504780021943</text:p>
              </table:table-cell>
              <table:table-cell office:value-type="float" office:value="0.0463758856058121">
                <text:p>0.0463758856058121</text:p>
              </table:table-cell>
              <table:table-cell office:value-type="float" office:value="0.113584274497447">
                <text:p>0.1135842744974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01299595832825">
                <text:p>1.01299595832825</text:p>
              </table:table-cell>
              <table:table-cell office:value-type="float" office:value="2.2647591921396">
                <text:p>2.2647591921396</text:p>
              </table:table-cell>
              <table:table-cell office:value-type="float" office:value="0.0332096815109253">
                <text:p>0.0332096815109253</text:p>
              </table:table-cell>
              <table:table-cell office:value-type="float" office:value="0.113555676039342">
                <text:p>0.11355567603934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02997541427612">
                <text:p>1.02997541427612</text:p>
              </table:table-cell>
              <table:table-cell office:value-type="float" office:value="2.26474586519287">
                <text:p>2.26474586519287</text:p>
              </table:table-cell>
              <table:table-cell office:value-type="float" office:value="0.924768447875977">
                <text:p>0.924768447875977</text:p>
              </table:table-cell>
              <table:table-cell office:value-type="float" office:value="0.113639008278756">
                <text:p>0.1136390082787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66176867485046">
                <text:p>0.966176867485046</text:p>
              </table:table-cell>
              <table:table-cell office:value-type="float" office:value="2.26442781542881">
                <text:p>2.26442781542881</text:p>
              </table:table-cell>
              <table:table-cell office:value-type="float" office:value="0.170689642429352">
                <text:p>0.170689642429352</text:p>
              </table:table-cell>
              <table:table-cell office:value-type="float" office:value="0.113686423743311">
                <text:p>0.1136864237433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16687405109406">
                <text:p>0.816687405109406</text:p>
              </table:table-cell>
              <table:table-cell office:value-type="float" office:value="2.26425869286419">
                <text:p>2.26425869286419</text:p>
              </table:table-cell>
              <table:table-cell office:value-type="float" office:value="0.0492992401123047">
                <text:p>0.0492992401123047</text:p>
              </table:table-cell>
              <table:table-cell office:value-type="float" office:value="0.113684258389176">
                <text:p>0.1136842583891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50600183010101">
                <text:p>0.850600183010101</text:p>
              </table:table-cell>
              <table:table-cell office:value-type="float" office:value="2.26380007562615">
                <text:p>2.26380007562615</text:p>
              </table:table-cell>
              <table:table-cell office:value-type="float" office:value="0.0563895106315613">
                <text:p>0.0563895106315613</text:p>
              </table:table-cell>
              <table:table-cell office:value-type="float" office:value="0.113683379909928">
                <text:p>0.11368337990992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16174936294556">
                <text:p>3.16174936294556</text:p>
              </table:table-cell>
              <table:table-cell office:value-type="float" office:value="2.26399229057108">
                <text:p>2.26399229057108</text:p>
              </table:table-cell>
              <table:table-cell office:value-type="float" office:value="0.0388503111898899">
                <text:p>0.0388503111898899</text:p>
              </table:table-cell>
              <table:table-cell office:value-type="float" office:value="0.113659742257158">
                <text:p>0.11365974225715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97278726100922">
                <text:p>0.897278726100922</text:p>
              </table:table-cell>
              <table:table-cell office:value-type="float" office:value="2.2636056353836">
                <text:p>2.2636056353836</text:p>
              </table:table-cell>
              <table:table-cell office:value-type="float" office:value="0.0734422281384468">
                <text:p>0.0734422281384468</text:p>
              </table:table-cell>
              <table:table-cell office:value-type="float" office:value="0.113624512866279">
                <text:p>0.11362451286627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20665323734283">
                <text:p>0.920665323734283</text:p>
              </table:table-cell>
              <table:table-cell office:value-type="float" office:value="2.26324352005003">
                <text:p>2.26324352005003</text:p>
              </table:table-cell>
              <table:table-cell office:value-type="float" office:value="0.0535087399184704">
                <text:p>0.0535087399184704</text:p>
              </table:table-cell>
              <table:table-cell office:value-type="float" office:value="0.113601437435339">
                <text:p>0.11360143743533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07182765007019">
                <text:p>1.07182765007019</text:p>
              </table:table-cell>
              <table:table-cell office:value-type="float" office:value="2.26273990622047">
                <text:p>2.26273990622047</text:p>
              </table:table-cell>
              <table:table-cell office:value-type="float" office:value="0.0211418941617012">
                <text:p>0.0211418941617012</text:p>
              </table:table-cell>
              <table:table-cell office:value-type="float" office:value="0.113557247364504">
                <text:p>0.11355724736450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02594947814941">
                <text:p>1.02594947814941</text:p>
              </table:table-cell>
              <table:table-cell office:value-type="float" office:value="2.26224189829501">
                <text:p>2.26224189829501</text:p>
              </table:table-cell>
              <table:table-cell office:value-type="float" office:value="0.0211419221013784">
                <text:p>0.0211419221013784</text:p>
              </table:table-cell>
              <table:table-cell office:value-type="float" office:value="0.113520194741066">
                <text:p>0.11352019474106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1506267786026">
                <text:p>1.1506267786026</text:p>
              </table:table-cell>
              <table:table-cell office:value-type="float" office:value="2.26164385603885">
                <text:p>2.26164385603885</text:p>
              </table:table-cell>
              <table:table-cell office:value-type="float" office:value="0.0100244814530015">
                <text:p>0.0100244814530015</text:p>
              </table:table-cell>
              <table:table-cell office:value-type="float" office:value="0.113456652941904">
                <text:p>0.11345665294190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26773166656494">
                <text:p>1.26773166656494</text:p>
              </table:table-cell>
              <table:table-cell office:value-type="float" office:value="2.26166759985157">
                <text:p>2.26166759985157</text:p>
              </table:table-cell>
              <table:table-cell office:value-type="float" office:value="0.371511787176132">
                <text:p>0.371511787176132</text:p>
              </table:table-cell>
              <table:table-cell office:value-type="float" office:value="0.113423324747547">
                <text:p>0.11342332474754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09293472766876">
                <text:p>1.09293472766876</text:p>
              </table:table-cell>
              <table:table-cell office:value-type="float" office:value="2.26132065280163">
                <text:p>2.26132065280163</text:p>
              </table:table-cell>
              <table:table-cell office:value-type="float" office:value="0.0452965050935745">
                <text:p>0.0452965050935745</text:p>
              </table:table-cell>
              <table:table-cell office:value-type="float" office:value="0.113374704534816">
                <text:p>0.1133747045348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18697655200958">
                <text:p>1.18697655200958</text:p>
              </table:table-cell>
              <table:table-cell office:value-type="float" office:value="2.26051830489897">
                <text:p>2.26051830489897</text:p>
              </table:table-cell>
              <table:table-cell office:value-type="float" office:value="0.0665830299258232">
                <text:p>0.0665830299258232</text:p>
              </table:table-cell>
              <table:table-cell office:value-type="float" office:value="0.113342721379187">
                <text:p>0.11334272137918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00288438797">
                <text:p>0.8800288438797</text:p>
              </table:table-cell>
              <table:table-cell office:value-type="float" office:value="2.26031653178216">
                <text:p>2.26031653178216</text:p>
              </table:table-cell>
              <table:table-cell office:value-type="float" office:value="0.0671990364789963">
                <text:p>0.0671990364789963</text:p>
              </table:table-cell>
              <table:table-cell office:value-type="float" office:value="0.11333580897892">
                <text:p>0.113335808978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7971818447113">
                <text:p>0.87971818447113</text:p>
              </table:table-cell>
              <table:table-cell office:value-type="float" office:value="2.25983528728226">
                <text:p>2.25983528728226</text:p>
              </table:table-cell>
              <table:table-cell office:value-type="float" office:value="0.0323777310550213">
                <text:p>0.0323777310550213</text:p>
              </table:table-cell>
              <table:table-cell office:value-type="float" office:value="0.113266815129737">
                <text:p>0.11326681512973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985055565834045">
                <text:p>0.985055565834045</text:p>
              </table:table-cell>
              <table:table-cell office:value-type="float" office:value="2.25931275912849">
                <text:p>2.25931275912849</text:p>
              </table:table-cell>
              <table:table-cell office:value-type="float" office:value="0.0554748959839344">
                <text:p>0.0554748959839344</text:p>
              </table:table-cell>
              <table:table-cell office:value-type="float" office:value="0.113248605150618">
                <text:p>0.1132486051506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17811405658722">
                <text:p>1.17811405658722</text:p>
              </table:table-cell>
              <table:table-cell office:value-type="float" office:value="2.25915091478964">
                <text:p>2.25915091478964</text:p>
              </table:table-cell>
              <table:table-cell office:value-type="float" office:value="0.0861266180872917">
                <text:p>0.0861266180872917</text:p>
              </table:table-cell>
              <table:table-cell office:value-type="float" office:value="0.113244191209521">
                <text:p>0.11324419120952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48445677757263">
                <text:p>0.948445677757263</text:p>
              </table:table-cell>
              <table:table-cell office:value-type="float" office:value="2.25862887213109">
                <text:p>2.25862887213109</text:p>
              </table:table-cell>
              <table:table-cell office:value-type="float" office:value="0.0645007491111755">
                <text:p>0.0645007491111755</text:p>
              </table:table-cell>
              <table:table-cell office:value-type="float" office:value="0.113222224272514">
                <text:p>0.11322222427251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6208370923996">
                <text:p>1.6208370923996</text:p>
              </table:table-cell>
              <table:table-cell office:value-type="float" office:value="2.25888436497431">
                <text:p>2.25888436497431</text:p>
              </table:table-cell>
              <table:table-cell office:value-type="float" office:value="0.0624725595116615">
                <text:p>0.0624725595116615</text:p>
              </table:table-cell>
              <table:table-cell office:value-type="float" office:value="0.113220571467322">
                <text:p>0.113220571467322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1004034280777">
                <text:p>1.1004034280777</text:p>
              </table:table-cell>
              <table:table-cell office:value-type="float" office:value="2.2585411333864">
                <text:p>2.2585411333864</text:p>
              </table:table-cell>
              <table:table-cell office:value-type="float" office:value="0.0527522377669811">
                <text:p>0.0527522377669811</text:p>
              </table:table-cell>
              <table:table-cell office:value-type="float" office:value="0.113206643830369">
                <text:p>0.11320664383036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21813189983368">
                <text:p>0.921813189983368</text:p>
              </table:table-cell>
              <table:table-cell office:value-type="float" office:value="2.25805525654743">
                <text:p>2.25805525654743</text:p>
              </table:table-cell>
              <table:table-cell office:value-type="float" office:value="0.0688805803656578">
                <text:p>0.0688805803656578</text:p>
              </table:table-cell>
              <table:table-cell office:value-type="float" office:value="0.113193787175579">
                <text:p>0.1131937871755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8523330688477">
                <text:p>0.898523330688477</text:p>
              </table:table-cell>
              <table:table-cell office:value-type="float" office:value="2.25759917552321">
                <text:p>2.25759917552321</text:p>
              </table:table-cell>
              <table:table-cell office:value-type="float" office:value="0.0593840703368187">
                <text:p>0.0593840703368187</text:p>
              </table:table-cell>
              <table:table-cell office:value-type="float" office:value="0.113164101998016">
                <text:p>0.1131641019980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21452760696411">
                <text:p>0.921452760696411</text:p>
              </table:table-cell>
              <table:table-cell office:value-type="float" office:value="2.25737488429761">
                <text:p>2.25737488429761</text:p>
              </table:table-cell>
              <table:table-cell office:value-type="float" office:value="0.0604461468756199">
                <text:p>0.0604461468756199</text:p>
              </table:table-cell>
              <table:table-cell office:value-type="float" office:value="0.113141935486373">
                <text:p>0.1131419354863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8959920406342">
                <text:p>1.38959920406342</text:p>
              </table:table-cell>
              <table:table-cell office:value-type="float" office:value="2.25738528123084">
                <text:p>2.25738528123084</text:p>
              </table:table-cell>
              <table:table-cell office:value-type="float" office:value="0.0715746879577637">
                <text:p>0.0715746879577637</text:p>
              </table:table-cell>
              <table:table-cell office:value-type="float" office:value="0.113145670254585">
                <text:p>0.11314567025458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48069453239441">
                <text:p>0.948069453239441</text:p>
              </table:table-cell>
              <table:table-cell office:value-type="float" office:value="2.25718522669061">
                <text:p>2.25718522669061</text:p>
              </table:table-cell>
              <table:table-cell office:value-type="float" office:value="0.0214802324771881">
                <text:p>0.0214802324771881</text:p>
              </table:table-cell>
              <table:table-cell office:value-type="float" office:value="0.113107363726467">
                <text:p>0.11310736372646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6.3413009643555">
                <text:p>46.3413009643555</text:p>
              </table:table-cell>
              <table:table-cell office:value-type="float" office:value="2.26133217559786">
                <text:p>2.26133217559786</text:p>
              </table:table-cell>
              <table:table-cell office:value-type="float" office:value="0.0230320729315281">
                <text:p>0.0230320729315281</text:p>
              </table:table-cell>
              <table:table-cell office:value-type="float" office:value="0.113067334977629">
                <text:p>0.11306733497762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61709845066071">
                <text:p>0.661709845066071</text:p>
              </table:table-cell>
              <table:table-cell office:value-type="float" office:value="2.26034665875576">
                <text:p>2.26034665875576</text:p>
              </table:table-cell>
              <table:table-cell office:value-type="float" office:value="0.0362883135676384">
                <text:p>0.0362883135676384</text:p>
              </table:table-cell>
              <table:table-cell office:value-type="float" office:value="0.113021424036233">
                <text:p>0.11302142403623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05289006233215">
                <text:p>1.05289006233215</text:p>
              </table:table-cell>
              <table:table-cell office:value-type="float" office:value="2.25967073720138">
                <text:p>2.25967073720138</text:p>
              </table:table-cell>
              <table:table-cell office:value-type="float" office:value="0.0531241707503796">
                <text:p>0.0531241707503796</text:p>
              </table:table-cell>
              <table:table-cell office:value-type="float" office:value="0.112981296458426">
                <text:p>0.11298129645842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.394585609436">
                <text:p>12.394585609436</text:p>
              </table:table-cell>
              <table:table-cell office:value-type="float" office:value="2.26061269964532">
                <text:p>2.26061269964532</text:p>
              </table:table-cell>
              <table:table-cell office:value-type="float" office:value="0.252105295658112">
                <text:p>0.252105295658112</text:p>
              </table:table-cell>
              <table:table-cell office:value-type="float" office:value="0.112967986303939">
                <text:p>0.1129679863039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01240611076355">
                <text:p>1.01240611076355</text:p>
              </table:table-cell>
              <table:table-cell office:value-type="float" office:value="2.26037406120597">
                <text:p>2.26037406120597</text:p>
              </table:table-cell>
              <table:table-cell office:value-type="float" office:value="0.0567025579512119">
                <text:p>0.0567025579512119</text:p>
              </table:table-cell>
              <table:table-cell office:value-type="float" office:value="0.112968734124485">
                <text:p>0.1129687341244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09394204616547">
                <text:p>0.909394204616547</text:p>
              </table:table-cell>
              <table:table-cell office:value-type="float" office:value="2.26015469445523">
                <text:p>2.26015469445523</text:p>
              </table:table-cell>
              <table:table-cell office:value-type="float" office:value="0.0790456682443619">
                <text:p>0.0790456682443619</text:p>
              </table:table-cell>
              <table:table-cell office:value-type="float" office:value="0.112966904246578">
                <text:p>0.1129669042465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79357194900513">
                <text:p>0.779357194900513</text:p>
              </table:table-cell>
              <table:table-cell office:value-type="float" office:value="2.25957281564921">
                <text:p>2.25957281564921</text:p>
              </table:table-cell>
              <table:table-cell office:value-type="float" office:value="0.0962167009711266">
                <text:p>0.0962167009711266</text:p>
              </table:table-cell>
              <table:table-cell office:value-type="float" office:value="0.112982556778843">
                <text:p>0.11298255677884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.40093517303467">
                <text:p>8.40093517303467</text:p>
              </table:table-cell>
              <table:table-cell office:value-type="float" office:value="2.26184032525114">
                <text:p>2.26184032525114</text:p>
              </table:table-cell>
              <table:table-cell office:value-type="float" office:value="5.81883716583252">
                <text:p>5.81883716583252</text:p>
              </table:table-cell>
              <table:table-cell office:value-type="float" office:value="0.113465873604671">
                <text:p>0.11346587360467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14179420471191">
                <text:p>0.314179420471191</text:p>
              </table:table-cell>
              <table:table-cell office:value-type="float" office:value="2.26132420577042">
                <text:p>2.26132420577042</text:p>
              </table:table-cell>
              <table:table-cell office:value-type="float" office:value="0.0529586710035801">
                <text:p>0.0529586710035801</text:p>
              </table:table-cell>
              <table:table-cell office:value-type="float" office:value="0.113453050214385">
                <text:p>0.11345305021438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32591724395752">
                <text:p>2.32591724395752</text:p>
              </table:table-cell>
              <table:table-cell office:value-type="float" office:value="2.26102376653024">
                <text:p>2.26102376653024</text:p>
              </table:table-cell>
              <table:table-cell office:value-type="float" office:value="0.0421841740608215">
                <text:p>0.0421841740608215</text:p>
              </table:table-cell>
              <table:table-cell office:value-type="float" office:value="0.11342242287996">
                <text:p>0.1134224228799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1862895488739">
                <text:p>1.1862895488739</text:p>
              </table:table-cell>
              <table:table-cell office:value-type="float" office:value="2.26108685051424">
                <text:p>2.26108685051424</text:p>
              </table:table-cell>
              <table:table-cell office:value-type="float" office:value="0.0366770774126053">
                <text:p>0.0366770774126053</text:p>
              </table:table-cell>
              <table:table-cell office:value-type="float" office:value="0.11341061871441">
                <text:p>0.1134106187144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14580929279327">
                <text:p>1.14580929279327</text:p>
              </table:table-cell>
              <table:table-cell office:value-type="float" office:value="2.26040172764101">
                <text:p>2.26040172764101</text:p>
              </table:table-cell>
              <table:table-cell office:value-type="float" office:value="0.125707000494003">
                <text:p>0.125707000494003</text:p>
              </table:table-cell>
              <table:table-cell office:value-type="float" office:value="0.113403232135717">
                <text:p>0.1134032321357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.57143878936768">
                <text:p>8.57143878936768</text:p>
              </table:table-cell>
              <table:table-cell office:value-type="float" office:value="2.26097599850279">
                <text:p>2.26097599850279</text:p>
              </table:table-cell>
              <table:table-cell office:value-type="float" office:value="0.424869418144226">
                <text:p>0.424869418144226</text:p>
              </table:table-cell>
              <table:table-cell office:value-type="float" office:value="0.113407649272094">
                <text:p>0.11340764927209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37205100059509">
                <text:p>1.37205100059509</text:p>
              </table:table-cell>
              <table:table-cell office:value-type="float" office:value="2.2609463792118">
                <text:p>2.2609463792118</text:p>
              </table:table-cell>
              <table:table-cell office:value-type="float" office:value="0.06255092471838">
                <text:p>0.06255092471838</text:p>
              </table:table-cell>
              <table:table-cell office:value-type="float" office:value="0.113407916221312">
                <text:p>0.1134079162213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27822828292847">
                <text:p>1.27822828292847</text:p>
              </table:table-cell>
              <table:table-cell office:value-type="float" office:value="2.26074730499824">
                <text:p>2.26074730499824</text:p>
              </table:table-cell>
              <table:table-cell office:value-type="float" office:value="0.0642828345298767">
                <text:p>0.0642828345298767</text:p>
              </table:table-cell>
              <table:table-cell office:value-type="float" office:value="0.113407174475558">
                <text:p>0.11340717447555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54659879207611">
                <text:p>0.954659879207611</text:p>
              </table:table-cell>
              <table:table-cell office:value-type="float" office:value="2.26064755222082">
                <text:p>2.26064755222082</text:p>
              </table:table-cell>
              <table:table-cell office:value-type="float" office:value="0.0644566044211388">
                <text:p>0.0644566044211388</text:p>
              </table:table-cell>
              <table:table-cell office:value-type="float" office:value="0.11340384351462">
                <text:p>0.113403843514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80719149112701">
                <text:p>1.80719149112701</text:p>
              </table:table-cell>
              <table:table-cell office:value-type="float" office:value="2.26085825308218">
                <text:p>2.26085825308218</text:p>
              </table:table-cell>
              <table:table-cell office:value-type="float" office:value="1.87329506874084">
                <text:p>1.87329506874084</text:p>
              </table:table-cell>
              <table:table-cell office:value-type="float" office:value="0.113642325742636">
                <text:p>0.1136423257426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8113768100738">
                <text:p>0.918113768100738</text:p>
              </table:table-cell>
              <table:table-cell office:value-type="float" office:value="2.26049870120803">
                <text:p>2.26049870120803</text:p>
              </table:table-cell>
              <table:table-cell office:value-type="float" office:value="0.051307562738657">
                <text:p>0.051307562738657</text:p>
              </table:table-cell>
              <table:table-cell office:value-type="float" office:value="0.113600690714678">
                <text:p>0.11360069071467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04774641990662">
                <text:p>1.04774641990662</text:p>
              </table:table-cell>
              <table:table-cell office:value-type="float" office:value="2.26039921624087">
                <text:p>2.26039921624087</text:p>
              </table:table-cell>
              <table:table-cell office:value-type="float" office:value="0.0539126507937908">
                <text:p>0.0539126507937908</text:p>
              </table:table-cell>
              <table:table-cell office:value-type="float" office:value="0.113593922887916">
                <text:p>0.11359392288791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35808050632477">
                <text:p>1.35808050632477</text:p>
              </table:table-cell>
              <table:table-cell office:value-type="float" office:value="2.25970732476692">
                <text:p>2.25970732476692</text:p>
              </table:table-cell>
              <table:table-cell office:value-type="float" office:value="0.0534325167536736">
                <text:p>0.0534325167536736</text:p>
              </table:table-cell>
              <table:table-cell office:value-type="float" office:value="0.113590144608997">
                <text:p>0.1135901446089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51473152637482">
                <text:p>0.851473152637482</text:p>
              </table:table-cell>
              <table:table-cell office:value-type="float" office:value="2.25936164878545">
                <text:p>2.25936164878545</text:p>
              </table:table-cell>
              <table:table-cell office:value-type="float" office:value="0.808549106121063">
                <text:p>0.808549106121063</text:p>
              </table:table-cell>
              <table:table-cell office:value-type="float" office:value="0.113623102064251">
                <text:p>0.1136231020642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32081913948059">
                <text:p>1.32081913948059</text:p>
              </table:table-cell>
              <table:table-cell office:value-type="float" office:value="2.25914723174467">
                <text:p>2.25914723174467</text:p>
              </table:table-cell>
              <table:table-cell office:value-type="float" office:value="1.12663626670837">
                <text:p>1.12663626670837</text:p>
              </table:table-cell>
              <table:table-cell office:value-type="float" office:value="0.113759645425589">
                <text:p>0.11375964542558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22523295879364">
                <text:p>1.22523295879364</text:p>
              </table:table-cell>
              <table:table-cell office:value-type="float" office:value="2.25900012954324">
                <text:p>2.25900012954324</text:p>
              </table:table-cell>
              <table:table-cell office:value-type="float" office:value="0.0623622909188271">
                <text:p>0.0623622909188271</text:p>
              </table:table-cell>
              <table:table-cell office:value-type="float" office:value="0.113760090799165">
                <text:p>0.1137600907991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08804535865784">
                <text:p>0.908804535865784</text:p>
              </table:table-cell>
              <table:table-cell office:value-type="float" office:value="2.25863674352119">
                <text:p>2.25863674352119</text:p>
              </table:table-cell>
              <table:table-cell office:value-type="float" office:value="0.0563373044133186">
                <text:p>0.0563373044133186</text:p>
              </table:table-cell>
              <table:table-cell office:value-type="float" office:value="0.113739034260398">
                <text:p>0.11373903426039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25156056880951">
                <text:p>0.925156056880951</text:p>
              </table:table-cell>
              <table:table-cell office:value-type="float" office:value="2.25820624523871">
                <text:p>2.25820624523871</text:p>
              </table:table-cell>
              <table:table-cell office:value-type="float" office:value="0.491728901863098">
                <text:p>0.491728901863098</text:p>
              </table:table-cell>
              <table:table-cell office:value-type="float" office:value="0.113905311901508">
                <text:p>0.11390531190150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74464344978333">
                <text:p>1.74464344978333</text:p>
              </table:table-cell>
              <table:table-cell office:value-type="float" office:value="2.25827500897517">
                <text:p>2.25827500897517</text:p>
              </table:table-cell>
              <table:table-cell office:value-type="float" office:value="0.0935090407729149">
                <text:p>0.0935090407729149</text:p>
              </table:table-cell>
              <table:table-cell office:value-type="float" office:value="0.113901903162008">
                <text:p>0.1139019031620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30029726028442">
                <text:p>0.830029726028442</text:p>
              </table:table-cell>
              <table:table-cell office:value-type="float" office:value="2.25806537206849">
                <text:p>2.25806537206849</text:p>
              </table:table-cell>
              <table:table-cell office:value-type="float" office:value="0.0722355768084526">
                <text:p>0.0722355768084526</text:p>
              </table:table-cell>
              <table:table-cell office:value-type="float" office:value="0.113881190472078">
                <text:p>0.11388119047207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015998005867">
                <text:p>0.8015998005867</text:p>
              </table:table-cell>
              <table:table-cell office:value-type="float" office:value="2.25763907306493">
                <text:p>2.25763907306493</text:p>
              </table:table-cell>
              <table:table-cell office:value-type="float" office:value="0.0483543798327446">
                <text:p>0.0483543798327446</text:p>
              </table:table-cell>
              <table:table-cell office:value-type="float" office:value="0.113873152044035">
                <text:p>0.11387315204403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58366394042969">
                <text:p>0.958366394042969</text:p>
              </table:table-cell>
              <table:table-cell office:value-type="float" office:value="2.25691347681703">
                <text:p>2.25691347681703</text:p>
              </table:table-cell>
              <table:table-cell office:value-type="float" office:value="0.0858399346470833">
                <text:p>0.0858399346470833</text:p>
              </table:table-cell>
              <table:table-cell office:value-type="float" office:value="0.113821848707353">
                <text:p>0.1138218487073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31588470935822">
                <text:p>1.31588470935822</text:p>
              </table:table-cell>
              <table:table-cell office:value-type="float" office:value="2.25683059377606">
                <text:p>2.25683059377606</text:p>
              </table:table-cell>
              <table:table-cell office:value-type="float" office:value="0.0551285482943058">
                <text:p>0.0551285482943058</text:p>
              </table:table-cell>
              <table:table-cell office:value-type="float" office:value="0.113801815024444">
                <text:p>0.1138018150244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85083377361298">
                <text:p>0.885083377361298</text:p>
              </table:table-cell>
              <table:table-cell office:value-type="float" office:value="2.25652750865311">
                <text:p>2.25652750865311</text:p>
              </table:table-cell>
              <table:table-cell office:value-type="float" office:value="0.0554034039378166">
                <text:p>0.0554034039378166</text:p>
              </table:table-cell>
              <table:table-cell office:value-type="float" office:value="0.113782909148191">
                <text:p>0.1137829091481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4506604671478">
                <text:p>0.924506604671478</text:p>
              </table:table-cell>
              <table:table-cell office:value-type="float" office:value="2.25639086167242">
                <text:p>2.25639086167242</text:p>
              </table:table-cell>
              <table:table-cell office:value-type="float" office:value="0.0908222943544388">
                <text:p>0.0908222943544388</text:p>
              </table:table-cell>
              <table:table-cell office:value-type="float" office:value="0.113777819441072">
                <text:p>0.11377781944107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19452619552612">
                <text:p>1.19452619552612</text:p>
              </table:table-cell>
              <table:table-cell office:value-type="float" office:value="2.25623305753437">
                <text:p>2.25623305753437</text:p>
              </table:table-cell>
              <table:table-cell office:value-type="float" office:value="0.0693319439888001">
                <text:p>0.0693319439888001</text:p>
              </table:table-cell>
              <table:table-cell office:value-type="float" office:value="0.113747571465245">
                <text:p>0.11374757146524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12656080722809">
                <text:p>1.12656080722809</text:p>
              </table:table-cell>
              <table:table-cell office:value-type="float" office:value="2.25609997259295">
                <text:p>2.25609997259295</text:p>
              </table:table-cell>
              <table:table-cell office:value-type="float" office:value="0.0701978281140328">
                <text:p>0.0701978281140328</text:p>
              </table:table-cell>
              <table:table-cell office:value-type="float" office:value="0.113750765073884">
                <text:p>0.11375076507388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34931790828705">
                <text:p>0.834931790828705</text:p>
              </table:table-cell>
              <table:table-cell office:value-type="float" office:value="2.25596606423171">
                <text:p>2.25596606423171</text:p>
              </table:table-cell>
              <table:table-cell office:value-type="float" office:value="0.0646530911326408">
                <text:p>0.0646530911326408</text:p>
              </table:table-cell>
              <table:table-cell office:value-type="float" office:value="0.113737378057221">
                <text:p>0.11373737805722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737797319889069">
                <text:p>0.737797319889069</text:p>
              </table:table-cell>
              <table:table-cell office:value-type="float" office:value="2.25586911271049">
                <text:p>2.25586911271049</text:p>
              </table:table-cell>
              <table:table-cell office:value-type="float" office:value="0.0555257387459278">
                <text:p>0.0555257387459278</text:p>
              </table:table-cell>
              <table:table-cell office:value-type="float" office:value="0.113732156942127">
                <text:p>0.11373215694212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97494459152222">
                <text:p>0.997494459152222</text:p>
              </table:table-cell>
              <table:table-cell office:value-type="float" office:value="2.25561536941299">
                <text:p>2.25561536941299</text:p>
              </table:table-cell>
              <table:table-cell office:value-type="float" office:value="0.0701504424214363">
                <text:p>0.0701504424214363</text:p>
              </table:table-cell>
              <table:table-cell office:value-type="float" office:value="0.113711301407082">
                <text:p>0.1137113014070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12271404266357">
                <text:p>1.12271404266357</text:p>
              </table:table-cell>
              <table:table-cell office:value-type="float" office:value="2.25538059117744">
                <text:p>2.25538059117744</text:p>
              </table:table-cell>
              <table:table-cell office:value-type="float" office:value="0.051684807986021">
                <text:p>0.051684807986021</text:p>
              </table:table-cell>
              <table:table-cell office:value-type="float" office:value="0.113698657846349">
                <text:p>0.11369865784634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29088628292084">
                <text:p>0.829088628292084</text:p>
              </table:table-cell>
              <table:table-cell office:value-type="float" office:value="2.25513873371156">
                <text:p>2.25513873371156</text:p>
              </table:table-cell>
              <table:table-cell office:value-type="float" office:value="0.0283833257853985">
                <text:p>0.0283833257853985</text:p>
              </table:table-cell>
              <table:table-cell office:value-type="float" office:value="0.113650749596974">
                <text:p>0.11365074959697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772861123085022">
                <text:p>0.772861123085022</text:p>
              </table:table-cell>
              <table:table-cell office:value-type="float" office:value="2.25497305422327">
                <text:p>2.25497305422327</text:p>
              </table:table-cell>
              <table:table-cell office:value-type="float" office:value="0.0630278661847115">
                <text:p>0.0630278661847115</text:p>
              </table:table-cell>
              <table:table-cell office:value-type="float" office:value="0.113629851753626">
                <text:p>0.11362985175362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772861123085022">
                <text:p>0.772861123085022</text:p>
              </table:table-cell>
              <table:table-cell office:value-type="float" office:value="2.25474117324754">
                <text:p>2.25474117324754</text:p>
              </table:table-cell>
              <table:table-cell office:value-type="float" office:value="0.0484852530062199">
                <text:p>0.0484852530062199</text:p>
              </table:table-cell>
              <table:table-cell office:value-type="float" office:value="0.113610878174678">
                <text:p>0.1136108781746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3522937297821">
                <text:p>1.3522937297821</text:p>
              </table:table-cell>
              <table:table-cell office:value-type="float" office:value="2.2545655794789">
                <text:p>2.2545655794789</text:p>
              </table:table-cell>
              <table:table-cell office:value-type="float" office:value="0.0637440159916878">
                <text:p>0.0637440159916878</text:p>
              </table:table-cell>
              <table:table-cell office:value-type="float" office:value="0.11361069471232">
                <text:p>0.113610694712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32698488235474">
                <text:p>1.32698488235474</text:p>
              </table:table-cell>
              <table:table-cell office:value-type="float" office:value="2.2543214497184">
                <text:p>2.2543214497184</text:p>
              </table:table-cell>
              <table:table-cell office:value-type="float" office:value="0.060735460370779">
                <text:p>0.060735460370779</text:p>
              </table:table-cell>
              <table:table-cell office:value-type="float" office:value="0.113616040045159">
                <text:p>0.11361604004515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.40054225921631">
                <text:p>7.40054225921631</text:p>
              </table:table-cell>
              <table:table-cell office:value-type="float" office:value="2.25402983539137">
                <text:p>2.25402983539137</text:p>
              </table:table-cell>
              <table:table-cell office:value-type="float" office:value="0.0701025649905205">
                <text:p>0.0701025649905205</text:p>
              </table:table-cell>
              <table:table-cell office:value-type="float" office:value="0.113603579908777">
                <text:p>0.1136035799087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15928506851196">
                <text:p>1.15928506851196</text:p>
              </table:table-cell>
              <table:table-cell office:value-type="float" office:value="2.25377418740974">
                <text:p>2.25377418740974</text:p>
              </table:table-cell>
              <table:table-cell office:value-type="float" office:value="0.056791253387928">
                <text:p>0.056791253387928</text:p>
              </table:table-cell>
              <table:table-cell office:value-type="float" office:value="0.113602911038077">
                <text:p>0.1136029110380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31504595279694">
                <text:p>1.31504595279694</text:p>
              </table:table-cell>
              <table:table-cell office:value-type="float" office:value="2.25366719163627">
                <text:p>2.25366719163627</text:p>
              </table:table-cell>
              <table:table-cell office:value-type="float" office:value="0.057280108332634">
                <text:p>0.057280108332634</text:p>
              </table:table-cell>
              <table:table-cell office:value-type="float" office:value="0.11356147061184">
                <text:p>0.113561470611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4.239891052246">
                <text:p>104.239891052246</text:p>
              </table:table-cell>
              <table:table-cell office:value-type="float" office:value="2.26404884716568">
                <text:p>2.26404884716568</text:p>
              </table:table-cell>
              <table:table-cell office:value-type="float" office:value="0.0256944503635168">
                <text:p>0.0256944503635168</text:p>
              </table:table-cell>
              <table:table-cell office:value-type="float" office:value="0.113520727927321">
                <text:p>0.1135207279273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12415993213654">
                <text:p>1.12415993213654</text:p>
              </table:table-cell>
              <table:table-cell office:value-type="float" office:value="2.26365054818692">
                <text:p>2.26365054818692</text:p>
              </table:table-cell>
              <table:table-cell office:value-type="float" office:value="0.0636194869875908">
                <text:p>0.0636194869875908</text:p>
              </table:table-cell>
              <table:table-cell office:value-type="float" office:value="0.113498986361995">
                <text:p>0.1134989863619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4777488708496">
                <text:p>0.944777488708496</text:p>
              </table:table-cell>
              <table:table-cell office:value-type="float" office:value="2.26347022485723">
                <text:p>2.26347022485723</text:p>
              </table:table-cell>
              <table:table-cell office:value-type="float" office:value="0.101074777543545">
                <text:p>0.101074777543545</text:p>
              </table:table-cell>
              <table:table-cell office:value-type="float" office:value="0.113518669566629">
                <text:p>0.1135186695666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0145263671875">
                <text:p>1.0145263671875</text:p>
              </table:table-cell>
              <table:table-cell office:value-type="float" office:value="2.26337120633364">
                <text:p>2.26337120633364</text:p>
              </table:table-cell>
              <table:table-cell office:value-type="float" office:value="0.0723714306950569">
                <text:p>0.0723714306950569</text:p>
              </table:table-cell>
              <table:table-cell office:value-type="float" office:value="0.113526774319452">
                <text:p>0.11352677431945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51846837997436">
                <text:p>0.951846837997436</text:p>
              </table:table-cell>
              <table:table-cell office:value-type="float" office:value="2.26307280881114">
                <text:p>2.26307280881114</text:p>
              </table:table-cell>
              <table:table-cell office:value-type="float" office:value="0.169738292694092">
                <text:p>0.169738292694092</text:p>
              </table:table-cell>
              <table:table-cell office:value-type="float" office:value="0.113578124341632">
                <text:p>0.11357812434163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87013339996338">
                <text:p>0.987013339996338</text:p>
              </table:table-cell>
              <table:table-cell office:value-type="float" office:value="2.26279505622215">
                <text:p>2.26279505622215</text:p>
              </table:table-cell>
              <table:table-cell office:value-type="float" office:value="0.118887521326542">
                <text:p>0.118887521326542</text:p>
              </table:table-cell>
              <table:table-cell office:value-type="float" office:value="0.11360487904326">
                <text:p>0.1136048790432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01700103282928">
                <text:p>1.01700103282928</text:p>
              </table:table-cell>
              <table:table-cell office:value-type="float" office:value="2.26245835323511">
                <text:p>2.26245835323511</text:p>
              </table:table-cell>
              <table:table-cell office:value-type="float" office:value="0.0620604492723942">
                <text:p>0.0620604492723942</text:p>
              </table:table-cell>
              <table:table-cell office:value-type="float" office:value="0.113589659945632">
                <text:p>0.1135896599456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12161803245544">
                <text:p>1.12161803245544</text:p>
              </table:table-cell>
              <table:table-cell office:value-type="float" office:value="2.26224146795963">
                <text:p>2.26224146795963</text:p>
              </table:table-cell>
              <table:table-cell office:value-type="float" office:value="0.0462560951709747">
                <text:p>0.0462560951709747</text:p>
              </table:table-cell>
              <table:table-cell office:value-type="float" office:value="0.113580698084514">
                <text:p>0.1135806980845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96307504177094">
                <text:p>1.96307504177094</text:p>
              </table:table-cell>
              <table:table-cell office:value-type="float" office:value="2.26217938012314">
                <text:p>2.26217938012314</text:p>
              </table:table-cell>
              <table:table-cell office:value-type="float" office:value="1.31388294696808">
                <text:p>1.31388294696808</text:p>
              </table:table-cell>
              <table:table-cell office:value-type="float" office:value="0.113676505440095">
                <text:p>0.1136765054400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69208550453186">
                <text:p>2.69208550453186</text:p>
              </table:table-cell>
              <table:table-cell office:value-type="float" office:value="2.26200048085057">
                <text:p>2.26200048085057</text:p>
              </table:table-cell>
              <table:table-cell office:value-type="float" office:value="0.0572549216449261">
                <text:p>0.0572549216449261</text:p>
              </table:table-cell>
              <table:table-cell office:value-type="float" office:value="0.113646272724695">
                <text:p>0.1136462727246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63147413730621">
                <text:p>1.63147413730621</text:p>
              </table:table-cell>
              <table:table-cell office:value-type="float" office:value="2.26230001539565">
                <text:p>2.26230001539565</text:p>
              </table:table-cell>
              <table:table-cell office:value-type="float" office:value="0.0862346068024635">
                <text:p>0.0862346068024635</text:p>
              </table:table-cell>
              <table:table-cell office:value-type="float" office:value="0.113642032870525">
                <text:p>0.1136420328705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0889229774475">
                <text:p>0.950889229774475</text:p>
              </table:table-cell>
              <table:table-cell office:value-type="float" office:value="2.2622198550289">
                <text:p>2.2622198550289</text:p>
              </table:table-cell>
              <table:table-cell office:value-type="float" office:value="0.0862110331654549">
                <text:p>0.0862110331654549</text:p>
              </table:table-cell>
              <table:table-cell office:value-type="float" office:value="0.113641353671205">
                <text:p>0.1136413536712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90915954113007">
                <text:p>0.990915954113007</text:p>
              </table:table-cell>
              <table:table-cell office:value-type="float" office:value="2.26187333631683">
                <text:p>2.26187333631683</text:p>
              </table:table-cell>
              <table:table-cell office:value-type="float" office:value="0.0659458786249161">
                <text:p>0.0659458786249161</text:p>
              </table:table-cell>
              <table:table-cell office:value-type="float" office:value="0.11364431002972">
                <text:p>0.1136443100297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53663492202759">
                <text:p>1.53663492202759</text:p>
              </table:table-cell>
              <table:table-cell office:value-type="float" office:value="2.26214777134293">
                <text:p>2.26214777134293</text:p>
              </table:table-cell>
              <table:table-cell office:value-type="float" office:value="0.710807919502258">
                <text:p>0.710807919502258</text:p>
              </table:table-cell>
              <table:table-cell office:value-type="float" office:value="0.113728389427365">
                <text:p>0.11372838942736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53241205215454">
                <text:p>1.53241205215454</text:p>
              </table:table-cell>
              <table:table-cell office:value-type="float" office:value="2.26238918104825">
                <text:p>2.26238918104825</text:p>
              </table:table-cell>
              <table:table-cell office:value-type="float" office:value="0.0978819057345391">
                <text:p>0.0978819057345391</text:p>
              </table:table-cell>
              <table:table-cell office:value-type="float" office:value="0.113726568884985">
                <text:p>0.1137265688849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22920334339142">
                <text:p>1.22920334339142</text:p>
              </table:table-cell>
              <table:table-cell office:value-type="float" office:value="2.26219791199357">
                <text:p>2.26219791199357</text:p>
              </table:table-cell>
              <table:table-cell office:value-type="float" office:value="0.0599095672369003">
                <text:p>0.0599095672369003</text:p>
              </table:table-cell>
              <table:table-cell office:value-type="float" office:value="0.113727621251557">
                <text:p>0.11372762125155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06357562541962">
                <text:p>1.06357562541962</text:p>
              </table:table-cell>
              <table:table-cell office:value-type="float" office:value="2.26133239068507">
                <text:p>2.26133239068507</text:p>
              </table:table-cell>
              <table:table-cell office:value-type="float" office:value="0.0583707392215729">
                <text:p>0.0583707392215729</text:p>
              </table:table-cell>
              <table:table-cell office:value-type="float" office:value="0.113722343122788">
                <text:p>0.11372234312278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746989846229553">
                <text:p>0.746989846229553</text:p>
              </table:table-cell>
              <table:table-cell office:value-type="float" office:value="2.26113535400212">
                <text:p>2.26113535400212</text:p>
              </table:table-cell>
              <table:table-cell office:value-type="float" office:value="0.0662099346518517">
                <text:p>0.0662099346518517</text:p>
              </table:table-cell>
              <table:table-cell office:value-type="float" office:value="0.113701511995187">
                <text:p>0.11370151199518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42464351654053">
                <text:p>1.42464351654053</text:p>
              </table:table-cell>
              <table:table-cell office:value-type="float" office:value="2.26138550230855">
                <text:p>2.26138550230855</text:p>
              </table:table-cell>
              <table:table-cell office:value-type="float" office:value="0.0532500967383385">
                <text:p>0.0532500967383385</text:p>
              </table:table-cell>
              <table:table-cell office:value-type="float" office:value="0.113694354260095">
                <text:p>0.11369435426009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04128968715668">
                <text:p>1.04128968715668</text:p>
              </table:table-cell>
              <table:table-cell office:value-type="float" office:value="2.26075952071206">
                <text:p>2.26075952071206</text:p>
              </table:table-cell>
              <table:table-cell office:value-type="float" office:value="0.0461394414305687">
                <text:p>0.0461394414305687</text:p>
              </table:table-cell>
              <table:table-cell office:value-type="float" office:value="0.113655254144912">
                <text:p>0.1136552541449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82184028625488">
                <text:p>1.82184028625488</text:p>
              </table:table-cell>
              <table:table-cell office:value-type="float" office:value="2.26055671473953">
                <text:p>2.26055671473953</text:p>
              </table:table-cell>
              <table:table-cell office:value-type="float" office:value="0.0597320236265659">
                <text:p>0.0597320236265659</text:p>
              </table:table-cell>
              <table:table-cell office:value-type="float" office:value="0.113651146006858">
                <text:p>0.11365114600685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79798352718353">
                <text:p>0.879798352718353</text:p>
              </table:table-cell>
              <table:table-cell office:value-type="float" office:value="2.25984920598298">
                <text:p>2.25984920598298</text:p>
              </table:table-cell>
              <table:table-cell office:value-type="float" office:value="0.0614992156624794">
                <text:p>0.0614992156624794</text:p>
              </table:table-cell>
              <table:table-cell office:value-type="float" office:value="0.113629559735187">
                <text:p>0.11362955973518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27263903617859">
                <text:p>2.27263903617859</text:p>
              </table:table-cell>
              <table:table-cell office:value-type="float" office:value="2.26008493678389">
                <text:p>2.26008493678389</text:p>
              </table:table-cell>
              <table:table-cell office:value-type="float" office:value="0.0788509920239449">
                <text:p>0.0788509920239449</text:p>
              </table:table-cell>
              <table:table-cell office:value-type="float" office:value="0.113611386179671">
                <text:p>0.1136113861796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08821833133698">
                <text:p>1.08821833133698</text:p>
              </table:table-cell>
              <table:table-cell office:value-type="float" office:value="2.26012382582219">
                <text:p>2.26012382582219</text:p>
              </table:table-cell>
              <table:table-cell office:value-type="float" office:value="1.18961346149445">
                <text:p>1.18961346149445</text:p>
              </table:table-cell>
              <table:table-cell office:value-type="float" office:value="0.113659706648323">
                <text:p>0.11365970664832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13722097873688">
                <text:p>0.913722097873688</text:p>
              </table:table-cell>
              <table:table-cell office:value-type="float" office:value="2.2599070200023">
                <text:p>2.2599070200023</text:p>
              </table:table-cell>
              <table:table-cell office:value-type="float" office:value="0.0652141720056534">
                <text:p>0.0652141720056534</text:p>
              </table:table-cell>
              <table:table-cell office:value-type="float" office:value="0.113631890469952">
                <text:p>0.1136318904699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41548800468445">
                <text:p>1.41548800468445</text:p>
              </table:table-cell>
              <table:table-cell office:value-type="float" office:value="2.2599659697375">
                <text:p>2.2599659697375</text:p>
              </table:table-cell>
              <table:table-cell office:value-type="float" office:value="0.513156712055206">
                <text:p>0.513156712055206</text:p>
              </table:table-cell>
              <table:table-cell office:value-type="float" office:value="0.113655442156531">
                <text:p>0.11365544215653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31838059425354">
                <text:p>1.31838059425354</text:p>
              </table:table-cell>
              <table:table-cell office:value-type="float" office:value="2.26000988223594">
                <text:p>2.26000988223594</text:p>
              </table:table-cell>
              <table:table-cell office:value-type="float" office:value="0.0531991235911846">
                <text:p>0.0531991235911846</text:p>
              </table:table-cell>
              <table:table-cell office:value-type="float" office:value="0.113636318018279">
                <text:p>0.1136363180182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85134136676788">
                <text:p>1.85134136676788</text:p>
              </table:table-cell>
              <table:table-cell office:value-type="float" office:value="2.26018117629833">
                <text:p>2.26018117629833</text:p>
              </table:table-cell>
              <table:table-cell office:value-type="float" office:value="0.0607064329087734">
                <text:p>0.0607064329087734</text:p>
              </table:table-cell>
              <table:table-cell office:value-type="float" office:value="0.113611086801907">
                <text:p>0.11361108680190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61492455005646">
                <text:p>1.61492455005646</text:p>
              </table:table-cell>
              <table:table-cell office:value-type="float" office:value="2.26029703859258">
                <text:p>2.26029703859258</text:p>
              </table:table-cell>
              <table:table-cell office:value-type="float" office:value="0.0747486054897308">
                <text:p>0.0747486054897308</text:p>
              </table:table-cell>
              <table:table-cell office:value-type="float" office:value="0.113606826754186">
                <text:p>0.1136068267541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21169948577881">
                <text:p>0.721169948577881</text:p>
              </table:table-cell>
              <table:table-cell office:value-type="float" office:value="2.25947839969705">
                <text:p>2.25947839969705</text:p>
              </table:table-cell>
              <table:table-cell office:value-type="float" office:value="0.0769301876425743">
                <text:p>0.0769301876425743</text:p>
              </table:table-cell>
              <table:table-cell office:value-type="float" office:value="0.113596197063459">
                <text:p>0.1135961970634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49968433380127">
                <text:p>0.849968433380127</text:p>
              </table:table-cell>
              <table:table-cell office:value-type="float" office:value="2.25922706442423">
                <text:p>2.25922706442423</text:p>
              </table:table-cell>
              <table:table-cell office:value-type="float" office:value="0.0541075244545937">
                <text:p>0.0541075244545937</text:p>
              </table:table-cell>
              <table:table-cell office:value-type="float" office:value="0.113579805921554">
                <text:p>0.1135798059215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664868295192719">
                <text:p>0.664868295192719</text:p>
              </table:table-cell>
              <table:table-cell office:value-type="float" office:value="2.25901455292152">
                <text:p>2.25901455292152</text:p>
              </table:table-cell>
              <table:table-cell office:value-type="float" office:value="0.0481962934136391">
                <text:p>0.0481962934136391</text:p>
              </table:table-cell>
              <table:table-cell office:value-type="float" office:value="0.113576620454394">
                <text:p>0.11357662045439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1912168264389">
                <text:p>0.91912168264389</text:p>
              </table:table-cell>
              <table:table-cell office:value-type="float" office:value="2.2582314689909">
                <text:p>2.2582314689909</text:p>
              </table:table-cell>
              <table:table-cell office:value-type="float" office:value="0.0543922185897827">
                <text:p>0.0543922185897827</text:p>
              </table:table-cell>
              <table:table-cell office:value-type="float" office:value="0.113574698953334">
                <text:p>0.1135746989533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13001120090485">
                <text:p>1.13001120090485</text:p>
              </table:table-cell>
              <table:table-cell office:value-type="float" office:value="2.25783918980632">
                <text:p>2.25783918980632</text:p>
              </table:table-cell>
              <table:table-cell office:value-type="float" office:value="0.063558891415596">
                <text:p>0.063558891415596</text:p>
              </table:table-cell>
              <table:table-cell office:value-type="float" office:value="0.113552205047151">
                <text:p>0.11355220504715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1519827842712">
                <text:p>0.971519827842712</text:p>
              </table:table-cell>
              <table:table-cell office:value-type="float" office:value="2.25764026706033">
                <text:p>2.25764026706033</text:p>
              </table:table-cell>
              <table:table-cell office:value-type="float" office:value="0.0703898444771767">
                <text:p>0.0703898444771767</text:p>
              </table:table-cell>
              <table:table-cell office:value-type="float" office:value="0.113535755815804">
                <text:p>0.1135357558158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53876292705536">
                <text:p>0.853876292705536</text:p>
              </table:table-cell>
              <table:table-cell office:value-type="float" office:value="2.25699971495003">
                <text:p>2.25699971495003</text:p>
              </table:table-cell>
              <table:table-cell office:value-type="float" office:value="0.0604489408433437">
                <text:p>0.0604489408433437</text:p>
              </table:table-cell>
              <table:table-cell office:value-type="float" office:value="0.113488328090424">
                <text:p>0.1134883280904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39066743850708">
                <text:p>0.839066743850708</text:p>
              </table:table-cell>
              <table:table-cell office:value-type="float" office:value="2.2567081594728">
                <text:p>2.2567081594728</text:p>
              </table:table-cell>
              <table:table-cell office:value-type="float" office:value="0.0522668287158013">
                <text:p>0.0522668287158013</text:p>
              </table:table-cell>
              <table:table-cell office:value-type="float" office:value="0.113477827928282">
                <text:p>0.11347782792828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93542969226837">
                <text:p>0.993542969226837</text:p>
              </table:table-cell>
              <table:table-cell office:value-type="float" office:value="2.25651699457981">
                <text:p>2.25651699457981</text:p>
              </table:table-cell>
              <table:table-cell office:value-type="float" office:value="0.0667264237999916">
                <text:p>0.0667264237999916</text:p>
              </table:table-cell>
              <table:table-cell office:value-type="float" office:value="0.113474823156931">
                <text:p>0.1134748231569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90717172622681">
                <text:p>0.990717172622681</text:p>
              </table:table-cell>
              <table:table-cell office:value-type="float" office:value="2.25597768166206">
                <text:p>2.25597768166206</text:p>
              </table:table-cell>
              <table:table-cell office:value-type="float" office:value="0.064533919095993">
                <text:p>0.064533919095993</text:p>
              </table:table-cell>
              <table:table-cell office:value-type="float" office:value="0.11346416027955">
                <text:p>0.113464160279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55712854862213">
                <text:p>0.955712854862213</text:p>
              </table:table-cell>
              <table:table-cell office:value-type="float" office:value="2.25575986970644">
                <text:p>2.25575986970644</text:p>
              </table:table-cell>
              <table:table-cell office:value-type="float" office:value="0.0636831894516945">
                <text:p>0.0636831894516945</text:p>
              </table:table-cell>
              <table:table-cell office:value-type="float" office:value="0.113455697194274">
                <text:p>0.11345569719427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95023250579834">
                <text:p>2.95023250579834</text:p>
              </table:table-cell>
              <table:table-cell office:value-type="float" office:value="2.2560091598093">
                <text:p>2.2560091598093</text:p>
              </table:table-cell>
              <table:table-cell office:value-type="float" office:value="0.0653968155384064">
                <text:p>0.0653968155384064</text:p>
              </table:table-cell>
              <table:table-cell office:value-type="float" office:value="0.11345730686096">
                <text:p>0.1134573068609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3490889072418">
                <text:p>1.53490889072418</text:p>
              </table:table-cell>
              <table:table-cell office:value-type="float" office:value="2.25594175041275">
                <text:p>2.25594175041275</text:p>
              </table:table-cell>
              <table:table-cell office:value-type="float" office:value="0.0705259963870049">
                <text:p>0.0705259963870049</text:p>
              </table:table-cell>
              <table:table-cell office:value-type="float" office:value="0.113443160536244">
                <text:p>0.11344316053624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03763222694397">
                <text:p>1.03763222694397</text:p>
              </table:table-cell>
              <table:table-cell office:value-type="float" office:value="2.25577347073391">
                <text:p>2.25577347073391</text:p>
              </table:table-cell>
              <table:table-cell office:value-type="float" office:value="0.060545276850462">
                <text:p>0.060545276850462</text:p>
              </table:table-cell>
              <table:table-cell office:value-type="float" office:value="0.113437350244259">
                <text:p>0.11343735024425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45737791061401">
                <text:p>1.45737791061401</text:p>
              </table:table-cell>
              <table:table-cell office:value-type="float" office:value="2.25573299600385">
                <text:p>2.25573299600385</text:p>
              </table:table-cell>
              <table:table-cell office:value-type="float" office:value="0.0588486082851887">
                <text:p>0.0588486082851887</text:p>
              </table:table-cell>
              <table:table-cell office:value-type="float" office:value="0.113416773117765">
                <text:p>0.11341677311776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10995125770569">
                <text:p>1.10995125770569</text:p>
              </table:table-cell>
              <table:table-cell office:value-type="float" office:value="2.25457113265946">
                <text:p>2.25457113265946</text:p>
              </table:table-cell>
              <table:table-cell office:value-type="float" office:value="0.235300600528717">
                <text:p>0.235300600528717</text:p>
              </table:table-cell>
              <table:table-cell office:value-type="float" office:value="0.11342465023614">
                <text:p>0.113424650236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93948292732239">
                <text:p>0.793948292732239</text:p>
              </table:table-cell>
              <table:table-cell office:value-type="float" office:value="2.25425531560125">
                <text:p>2.25425531560125</text:p>
              </table:table-cell>
              <table:table-cell office:value-type="float" office:value="0.0619930177927017">
                <text:p>0.0619930177927017</text:p>
              </table:table-cell>
              <table:table-cell office:value-type="float" office:value="0.113404550492919">
                <text:p>0.11340455049291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31392431259155">
                <text:p>0.931392431259155</text:p>
              </table:table-cell>
              <table:table-cell office:value-type="float" office:value="2.25408192311202">
                <text:p>2.25408192311202</text:p>
              </table:table-cell>
              <table:table-cell office:value-type="float" office:value="0.0811134427785873">
                <text:p>0.0811134427785873</text:p>
              </table:table-cell>
              <table:table-cell office:value-type="float" office:value="0.113402540565408">
                <text:p>0.11340254056540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53449249267578">
                <text:p>1.53449249267578</text:p>
              </table:table-cell>
              <table:table-cell office:value-type="float" office:value="2.25386870385853">
                <text:p>2.25386870385853</text:p>
              </table:table-cell>
              <table:table-cell office:value-type="float" office:value="0.0862697288393974">
                <text:p>0.0862697288393974</text:p>
              </table:table-cell>
              <table:table-cell office:value-type="float" office:value="0.113390199887961">
                <text:p>0.11339019988796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71853482723236">
                <text:p>1.71853482723236</text:p>
              </table:table-cell>
              <table:table-cell office:value-type="float" office:value="2.25371584477904">
                <text:p>2.25371584477904</text:p>
              </table:table-cell>
              <table:table-cell office:value-type="float" office:value="0.0523671843111515">
                <text:p>0.0523671843111515</text:p>
              </table:table-cell>
              <table:table-cell office:value-type="float" office:value="0.113380204762006">
                <text:p>0.11338020476200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13232350349426">
                <text:p>1.13232350349426</text:p>
              </table:table-cell>
              <table:table-cell office:value-type="float" office:value="2.25317393541584">
                <text:p>2.25317393541584</text:p>
              </table:table-cell>
              <table:table-cell office:value-type="float" office:value="0.0654975026845932">
                <text:p>0.0654975026845932</text:p>
              </table:table-cell>
              <table:table-cell office:value-type="float" office:value="0.113350562312005">
                <text:p>0.11335056231200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33132803440094">
                <text:p>0.833132803440094</text:p>
              </table:table-cell>
              <table:table-cell office:value-type="float" office:value="2.25300291944229">
                <text:p>2.25300291944229</text:p>
              </table:table-cell>
              <table:table-cell office:value-type="float" office:value="0.0352884419262409">
                <text:p>0.0352884419262409</text:p>
              </table:table-cell>
              <table:table-cell office:value-type="float" office:value="0.113330918767725">
                <text:p>0.11333091876772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16247320175171">
                <text:p>1.16247320175171</text:p>
              </table:table-cell>
              <table:table-cell office:value-type="float" office:value="2.25302350750694">
                <text:p>2.25302350750694</text:p>
              </table:table-cell>
              <table:table-cell office:value-type="float" office:value="0.0548066310584545">
                <text:p>0.0548066310584545</text:p>
              </table:table-cell>
              <table:table-cell office:value-type="float" office:value="0.113295679965451">
                <text:p>0.11329567996545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0935024023056">
                <text:p>1.0935024023056</text:p>
              </table:table-cell>
              <table:table-cell office:value-type="float" office:value="2.25302918340838">
                <text:p>2.25302918340838</text:p>
              </table:table-cell>
              <table:table-cell office:value-type="float" office:value="0.0660175681114197">
                <text:p>0.0660175681114197</text:p>
              </table:table-cell>
              <table:table-cell office:value-type="float" office:value="0.113285964583042">
                <text:p>0.1132859645830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870692193508148">
                <text:p>0.870692193508148</text:p>
              </table:table-cell>
              <table:table-cell office:value-type="float" office:value="2.25274238734587">
                <text:p>2.25274238734587</text:p>
              </table:table-cell>
              <table:table-cell office:value-type="float" office:value="0.0547025538980961">
                <text:p>0.0547025538980961</text:p>
              </table:table-cell>
              <table:table-cell office:value-type="float" office:value="0.113263496714165">
                <text:p>0.1132634967141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71206426620483">
                <text:p>0.971206426620483</text:p>
              </table:table-cell>
              <table:table-cell office:value-type="float" office:value="2.2526484589324">
                <text:p>2.2526484589324</text:p>
              </table:table-cell>
              <table:table-cell office:value-type="float" office:value="0.0589427575469017">
                <text:p>0.0589427575469017</text:p>
              </table:table-cell>
              <table:table-cell office:value-type="float" office:value="0.113261227401682">
                <text:p>0.11326122740168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06164753437042">
                <text:p>1.06164753437042</text:p>
              </table:table-cell>
              <table:table-cell office:value-type="float" office:value="2.25245699368289">
                <text:p>2.25245699368289</text:p>
              </table:table-cell>
              <table:table-cell office:value-type="float" office:value="0.0580278374254704">
                <text:p>0.0580278374254704</text:p>
              </table:table-cell>
              <table:table-cell office:value-type="float" office:value="0.113259005412408">
                <text:p>0.1132590054124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04021108150482">
                <text:p>1.04021108150482</text:p>
              </table:table-cell>
              <table:table-cell office:value-type="float" office:value="2.25228245150174">
                <text:p>2.25228245150174</text:p>
              </table:table-cell>
              <table:table-cell office:value-type="float" office:value="0.0529167056083679">
                <text:p>0.0529167056083679</text:p>
              </table:table-cell>
              <table:table-cell office:value-type="float" office:value="0.113254152708218">
                <text:p>0.1132541527082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14545512199402">
                <text:p>1.14545512199402</text:p>
              </table:table-cell>
              <table:table-cell office:value-type="float" office:value="2.2519459984915">
                <text:p>2.2519459984915</text:p>
              </table:table-cell>
              <table:table-cell office:value-type="float" office:value="0.0585306137800217">
                <text:p>0.0585306137800217</text:p>
              </table:table-cell>
              <table:table-cell office:value-type="float" office:value="0.113251980194506">
                <text:p>0.11325198019450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14405739307404">
                <text:p>1.14405739307404</text:p>
              </table:table-cell>
              <table:table-cell office:value-type="float" office:value="2.2517730382268">
                <text:p>2.2517730382268</text:p>
              </table:table-cell>
              <table:table-cell office:value-type="float" office:value="0.069538526237011">
                <text:p>0.069538526237011</text:p>
              </table:table-cell>
              <table:table-cell office:value-type="float" office:value="0.113248577740715">
                <text:p>0.1132485777407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12942457199097">
                <text:p>1.12942457199097</text:p>
              </table:table-cell>
              <table:table-cell office:value-type="float" office:value="2.25152644333829">
                <text:p>2.25152644333829</text:p>
              </table:table-cell>
              <table:table-cell office:value-type="float" office:value="0.0642790123820305">
                <text:p>0.0642790123820305</text:p>
              </table:table-cell>
              <table:table-cell office:value-type="float" office:value="0.113245124034634">
                <text:p>0.1132451240346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5cm" xlink:href=".." xlink:type="simple" chart:class="chart:line" chart:style-name="ch1">
        <chart:legend chart:legend-position="end" svg:x="13.135cm" svg:y="3.456cm" style:legend-expansion="high" chart:style-name="ch2"/>
        <chart:plot-area chart:style-name="ch3" table:cell-range-address="sensor_data.F1:sensor_data.I1000" svg:x="0.32cm" svg:y="0.18cm" svg:width="12.495cm" svg:height="8.645cm">
          <chartooo:coordinate-region svg:x="1.127cm" svg:y="0.18cm" svg:width="11.688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ata.F1:sensor_data.F1000" chart:class="chart:line">
            <chart:data-point chart:repeated="1000"/>
          </chart:series>
          <chart:series chart:style-name="ch7" chart:values-cell-range-address="sensor_data.G1:sensor_data.G1000" chart:class="chart:line">
            <chart:data-point chart:repeated="1000"/>
          </chart:series>
          <chart:series chart:style-name="ch8" chart:values-cell-range-address="sensor_data.H1:sensor_data.H1000" chart:class="chart:line">
            <chart:data-point chart:repeated="1000"/>
          </chart:series>
          <chart:series chart:style-name="ch9" chart:values-cell-range-address="sensor_data.I1:sensor_data.I1000" chart:class="chart:line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62809753418">
                <text:p>12.762809753418</text:p>
                <draw:g>
                  <svg:desc>sensor_data.F1:sensor_data.F1000</svg:desc>
                </draw:g>
              </table:table-cell>
              <table:table-cell office:value-type="float" office:value="5.68482224407085">
                <text:p>5.68482224407085</text:p>
                <draw:g>
                  <svg:desc>sensor_data.G1:sensor_data.G1000</svg:desc>
                </draw:g>
              </table:table-cell>
              <table:table-cell office:value-type="float" office:value="11.5640752695893">
                <text:p>11.5640752695893</text:p>
                <draw:g>
                  <svg:desc>sensor_data.H1:sensor_data.H1000</svg:desc>
                </draw:g>
              </table:table-cell>
              <table:table-cell office:value-type="float" office:value="5.61199812227107">
                <text:p>5.61199812227107</text:p>
                <draw:g>
                  <svg:desc>sensor_data.I1:sensor_data.I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7202930450439">
                <text:p>30.7202930450439</text:p>
              </table:table-cell>
              <table:table-cell office:value-type="float" office:value="8.0718301434262">
                <text:p>8.0718301434262</text:p>
              </table:table-cell>
              <table:table-cell office:value-type="float" office:value="33.6557905855468">
                <text:p>33.6557905855468</text:p>
              </table:table-cell>
              <table:table-cell office:value-type="float" office:value="8.09025585505668">
                <text:p>8.09025585505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704742431641">
                <text:p>10.4704742431641</text:p>
              </table:table-cell>
              <table:table-cell office:value-type="float" office:value="7.79372241758885">
                <text:p>7.79372241758885</text:p>
              </table:table-cell>
              <table:table-cell office:value-type="float" office:value="11.8121303645308">
                <text:p>11.8121303645308</text:p>
              </table:table-cell>
              <table:table-cell office:value-type="float" office:value="8.01800186511446">
                <text:p>8.01800186511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8807945251465">
                <text:p>9.58807945251465</text:p>
              </table:table-cell>
              <table:table-cell office:value-type="float" office:value="7.23546385769556">
                <text:p>7.23546385769556</text:p>
              </table:table-cell>
              <table:table-cell office:value-type="float" office:value="10.7796306099112">
                <text:p>10.7796306099112</text:p>
              </table:table-cell>
              <table:table-cell office:value-type="float" office:value="7.57119879284656">
                <text:p>7.57119879284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5761909484863">
                <text:p>59.5761909484863</text:p>
              </table:table-cell>
              <table:table-cell office:value-type="float" office:value="8.12085720585136">
                <text:p>8.12085720585136</text:p>
              </table:table-cell>
              <table:table-cell office:value-type="float" office:value="63.5912716152295">
                <text:p>63.5912716152295</text:p>
              </table:table-cell>
              <table:table-cell office:value-type="float" office:value="8.47045738348365">
                <text:p>8.47045738348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4357461929321">
                <text:p>4.24357461929321</text:p>
              </table:table-cell>
              <table:table-cell office:value-type="float" office:value="7.90763986207727">
                <text:p>7.90763986207727</text:p>
              </table:table-cell>
              <table:table-cell office:value-type="float" office:value="0.939366943356897">
                <text:p>0.939366943356897</text:p>
              </table:table-cell>
              <table:table-cell office:value-type="float" office:value="8.18662998118385">
                <text:p>8.18662998118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6955947875977">
                <text:p>61.6955947875977</text:p>
              </table:table-cell>
              <table:table-cell office:value-type="float" office:value="8.0857149231439">
                <text:p>8.0857149231439</text:p>
              </table:table-cell>
              <table:table-cell office:value-type="float" office:value="64.3057449020957">
                <text:p>64.3057449020957</text:p>
              </table:table-cell>
              <table:table-cell office:value-type="float" office:value="8.49476929132435">
                <text:p>8.49476929132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0183124542236">
                <text:p>0.980183124542236</text:p>
              </table:table-cell>
              <table:table-cell office:value-type="float" office:value="7.74078782419789">
                <text:p>7.74078782419789</text:p>
              </table:table-cell>
              <table:table-cell office:value-type="float" office:value="1.21446586218275">
                <text:p>1.21446586218275</text:p>
              </table:table-cell>
              <table:table-cell office:value-type="float" office:value="8.3623646316331">
                <text:p>8.3623646316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7345132827759">
                <text:p>1.27345132827759</text:p>
              </table:table-cell>
              <table:table-cell office:value-type="float" office:value="7.58561777566193">
                <text:p>7.58561777566193</text:p>
              </table:table-cell>
              <table:table-cell office:value-type="float" office:value="0.987596824755414">
                <text:p>0.987596824755414</text:p>
              </table:table-cell>
              <table:table-cell office:value-type="float" office:value="8.25787906948803">
                <text:p>8.25787906948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4404394626617">
                <text:p>0.974404394626617</text:p>
              </table:table-cell>
              <table:table-cell office:value-type="float" office:value="7.47267873003549">
                <text:p>7.47267873003549</text:p>
              </table:table-cell>
              <table:table-cell office:value-type="float" office:value="1.14219595495248">
                <text:p>1.14219595495248</text:p>
              </table:table-cell>
              <table:table-cell office:value-type="float" office:value="8.08891140716968">
                <text:p>8.08891140716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5045547485352">
                <text:p>55.5045547485352</text:p>
              </table:table-cell>
              <table:table-cell office:value-type="float" office:value="8.33933769974124">
                <text:p>8.33933769974124</text:p>
              </table:table-cell>
              <table:table-cell office:value-type="float" office:value="50.3540326232552">
                <text:p>50.3540326232552</text:p>
              </table:table-cell>
              <table:table-cell office:value-type="float" office:value="9.59867135433579">
                <text:p>9.59867135433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.2047843933105">
                <text:p>37.2047843933105</text:p>
              </table:table-cell>
              <table:table-cell office:value-type="float" office:value="8.18948169859178">
                <text:p>8.18948169859178</text:p>
              </table:table-cell>
              <table:table-cell office:value-type="float" office:value="40.0056137638095">
                <text:p>40.0056137638095</text:p>
              </table:table-cell>
              <table:table-cell office:value-type="float" office:value="9.25491430279086">
                <text:p>9.25491430279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8241806030273">
                <text:p>5.98241806030273</text:p>
              </table:table-cell>
              <table:table-cell office:value-type="float" office:value="7.54023070362799">
                <text:p>7.54023070362799</text:p>
              </table:table-cell>
              <table:table-cell office:value-type="float" office:value="6.36911575141858">
                <text:p>6.36911575141858</text:p>
              </table:table-cell>
              <table:table-cell office:value-type="float" office:value="8.32354300145541">
                <text:p>8.323543001455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.2595863342285">
                <text:p>47.2595863342285</text:p>
              </table:table-cell>
              <table:table-cell office:value-type="float" office:value="7.67907613050083">
                <text:p>7.67907613050083</text:p>
              </table:table-cell>
              <table:table-cell office:value-type="float" office:value="1.00264285529634">
                <text:p>1.00264285529634</text:p>
              </table:table-cell>
              <table:table-cell office:value-type="float" office:value="7.86711407491035">
                <text:p>7.867114074910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9494984149933">
                <text:p>1.09494984149933</text:p>
              </table:table-cell>
              <table:table-cell office:value-type="float" office:value="7.46502579195692">
                <text:p>7.46502579195692</text:p>
              </table:table-cell>
              <table:table-cell office:value-type="float" office:value="0.98480968138613">
                <text:p>0.98480968138613</text:p>
              </table:table-cell>
              <table:table-cell office:value-type="float" office:value="7.67930334667777">
                <text:p>7.67930334667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.4661064147949">
                <text:p>47.4661064147949</text:p>
              </table:table-cell>
              <table:table-cell office:value-type="float" office:value="8.00606619554372">
                <text:p>8.00606619554372</text:p>
              </table:table-cell>
              <table:table-cell office:value-type="float" office:value="0.77953180694352">
                <text:p>0.77953180694352</text:p>
              </table:table-cell>
              <table:table-cell office:value-type="float" office:value="7.44942227726163">
                <text:p>7.449422277261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.9898929595947">
                <text:p>23.9898929595947</text:p>
              </table:table-cell>
              <table:table-cell office:value-type="float" office:value="7.9459057834193">
                <text:p>7.9459057834193</text:p>
              </table:table-cell>
              <table:table-cell office:value-type="float" office:value="21.7614657561541">
                <text:p>21.7614657561541</text:p>
              </table:table-cell>
              <table:table-cell office:value-type="float" office:value="7.45275613062988">
                <text:p>7.452756130629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6037344932556">
                <text:p>2.66037344932556</text:p>
              </table:table-cell>
              <table:table-cell office:value-type="float" office:value="7.7610740683231">
                <text:p>7.7610740683231</text:p>
              </table:table-cell>
              <table:table-cell office:value-type="float" office:value="2.8570686406392">
                <text:p>2.8570686406392</text:p>
              </table:table-cell>
              <table:table-cell office:value-type="float" office:value="7.25896119378819">
                <text:p>7.258961193788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3950335979462">
                <text:p>1.13950335979462</text:p>
              </table:table-cell>
              <table:table-cell office:value-type="float" office:value="7.63222439219839">
                <text:p>7.63222439219839</text:p>
              </table:table-cell>
              <table:table-cell office:value-type="float" office:value="0.997345953044984">
                <text:p>0.997345953044984</text:p>
              </table:table-cell>
              <table:table-cell office:value-type="float" office:value="7.16610930196488">
                <text:p>7.16610930196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7.646171569824">
                <text:p>117.646171569824</text:p>
              </table:table-cell>
              <table:table-cell office:value-type="float" office:value="8.2785989044516">
                <text:p>8.2785989044516</text:p>
              </table:table-cell>
              <table:table-cell office:value-type="float" office:value="123.802412778966">
                <text:p>123.802412778966</text:p>
              </table:table-cell>
              <table:table-cell office:value-type="float" office:value="7.71352572597917">
                <text:p>7.713525725979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9290390014648">
                <text:p>29.9290390014648</text:p>
              </table:table-cell>
              <table:table-cell office:value-type="float" office:value="8.34027480428624">
                <text:p>8.34027480428624</text:p>
              </table:table-cell>
              <table:table-cell office:value-type="float" office:value="32.173079074244">
                <text:p>32.173079074244</text:p>
              </table:table-cell>
              <table:table-cell office:value-type="float" office:value="7.74366204547645">
                <text:p>7.74366204547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83518409729">
                <text:p>1.183518409729</text:p>
              </table:table-cell>
              <table:table-cell office:value-type="float" office:value="8.06816001671183">
                <text:p>8.06816001671183</text:p>
              </table:table-cell>
              <table:table-cell office:value-type="float" office:value="1.76615756435208">
                <text:p>1.76615756435208</text:p>
              </table:table-cell>
              <table:table-cell office:value-type="float" office:value="7.68558854664139">
                <text:p>7.68558854664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438362598419">
                <text:p>1.06438362598419</text:p>
              </table:table-cell>
              <table:table-cell office:value-type="float" office:value="7.8953033733923">
                <text:p>7.8953033733923</text:p>
              </table:table-cell>
              <table:table-cell office:value-type="float" office:value="10.8251185628309">
                <text:p>10.8251185628309</text:p>
              </table:table-cell>
              <table:table-cell office:value-type="float" office:value="7.68166152105037">
                <text:p>7.68166152105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0044293403626">
                <text:p>0.930044293403626</text:p>
              </table:table-cell>
              <table:table-cell office:value-type="float" office:value="7.83034510409185">
                <text:p>7.83034510409185</text:p>
              </table:table-cell>
              <table:table-cell office:value-type="float" office:value="1.01904533255059">
                <text:p>1.01904533255059</text:p>
              </table:table-cell>
              <table:table-cell office:value-type="float" office:value="7.59744204455816">
                <text:p>7.59744204455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2030825614929">
                <text:p>1.52030825614929</text:p>
              </table:table-cell>
              <table:table-cell office:value-type="float" office:value="7.72134761794499">
                <text:p>7.72134761794499</text:p>
              </table:table-cell>
              <table:table-cell office:value-type="float" office:value="14.8551093361787">
                <text:p>14.8551093361787</text:p>
              </table:table-cell>
              <table:table-cell office:value-type="float" office:value="7.46956441556043">
                <text:p>7.469564415560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5018270015717">
                <text:p>1.05018270015717</text:p>
              </table:table-cell>
              <table:table-cell office:value-type="float" office:value="7.59567426859508">
                <text:p>7.59567426859508</text:p>
              </table:table-cell>
              <table:table-cell office:value-type="float" office:value="0.647916912722184">
                <text:p>0.647916912722184</text:p>
              </table:table-cell>
              <table:table-cell office:value-type="float" office:value="7.35000600560053">
                <text:p>7.350006005600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0687999725342">
                <text:p>16.0687999725342</text:p>
              </table:table-cell>
              <table:table-cell office:value-type="float" office:value="7.59362856844359">
                <text:p>7.59362856844359</text:p>
              </table:table-cell>
              <table:table-cell office:value-type="float" office:value="32.0025817014778">
                <text:p>32.0025817014778</text:p>
              </table:table-cell>
              <table:table-cell office:value-type="float" office:value="7.51467829874407">
                <text:p>7.51467829874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7532274723053">
                <text:p>0.907532274723053</text:p>
              </table:table-cell>
              <table:table-cell office:value-type="float" office:value="7.53616175871896">
                <text:p>7.53616175871896</text:p>
              </table:table-cell>
              <table:table-cell office:value-type="float" office:value="17.0581171029838">
                <text:p>17.0581171029838</text:p>
              </table:table-cell>
              <table:table-cell office:value-type="float" office:value="7.53412099450158">
                <text:p>7.53412099450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495546340942">
                <text:p>1.07495546340942</text:p>
              </table:table-cell>
              <table:table-cell office:value-type="float" office:value="7.49705095009804">
                <text:p>7.49705095009804</text:p>
              </table:table-cell>
              <table:table-cell office:value-type="float" office:value="0.92270824839013">
                <text:p>0.92270824839013</text:p>
              </table:table-cell>
              <table:table-cell office:value-type="float" office:value="7.52839566006403">
                <text:p>7.528395660064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2020227909088">
                <text:p>1.02020227909088</text:p>
              </table:table-cell>
              <table:table-cell office:value-type="float" office:value="7.46044569659244">
                <text:p>7.46044569659244</text:p>
              </table:table-cell>
              <table:table-cell office:value-type="float" office:value="0.795017075764535">
                <text:p>0.795017075764535</text:p>
              </table:table-cell>
              <table:table-cell office:value-type="float" office:value="7.52628443731997">
                <text:p>7.526284437319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35028982162476">
                <text:p>6.35028982162476</text:p>
              </table:table-cell>
              <table:table-cell office:value-type="float" office:value="7.3565215653697">
                <text:p>7.3565215653697</text:p>
              </table:table-cell>
              <table:table-cell office:value-type="float" office:value="1.24460757098745">
                <text:p>1.24460757098745</text:p>
              </table:table-cell>
              <table:table-cell office:value-type="float" office:value="7.43739621867301">
                <text:p>7.43739621867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4438381195068">
                <text:p>10.4438381195068</text:p>
              </table:table-cell>
              <table:table-cell office:value-type="float" office:value="7.33900134296173">
                <text:p>7.33900134296173</text:p>
              </table:table-cell>
              <table:table-cell office:value-type="float" office:value="63.5656108350528">
                <text:p>63.5656108350528</text:p>
              </table:table-cell>
              <table:table-cell office:value-type="float" office:value="7.46565348556312">
                <text:p>7.465653485563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2284209728241">
                <text:p>1.22284209728241</text:p>
              </table:table-cell>
              <table:table-cell office:value-type="float" office:value="7.25874564865539">
                <text:p>7.25874564865539</text:p>
              </table:table-cell>
              <table:table-cell office:value-type="float" office:value="1.46066537348303">
                <text:p>1.46066537348303</text:p>
              </table:table-cell>
              <table:table-cell office:value-type="float" office:value="7.41806314351508">
                <text:p>7.41806314351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8766949176788">
                <text:p>1.08766949176788</text:p>
              </table:table-cell>
              <table:table-cell office:value-type="float" office:value="7.19995710912755">
                <text:p>7.19995710912755</text:p>
              </table:table-cell>
              <table:table-cell office:value-type="float" office:value="16.8156589022262">
                <text:p>16.8156589022262</text:p>
              </table:table-cell>
              <table:table-cell office:value-type="float" office:value="7.41804492320197">
                <text:p>7.418044923201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7719993591309">
                <text:p>1.07719993591309</text:p>
              </table:table-cell>
              <table:table-cell office:value-type="float" office:value="7.11400287542402">
                <text:p>7.11400287542402</text:p>
              </table:table-cell>
              <table:table-cell office:value-type="float" office:value="1.0984164156384">
                <text:p>1.0984164156384</text:p>
              </table:table-cell>
              <table:table-cell office:value-type="float" office:value="7.34056142356902">
                <text:p>7.340561423569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31214237213">
                <text:p>1.57031214237213</text:p>
              </table:table-cell>
              <table:table-cell office:value-type="float" office:value="7.10643809523496">
                <text:p>7.10643809523496</text:p>
              </table:table-cell>
              <table:table-cell office:value-type="float" office:value="0.394243535180643">
                <text:p>0.394243535180643</text:p>
              </table:table-cell>
              <table:table-cell office:value-type="float" office:value="7.21388224717619">
                <text:p>7.213882247176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02633476257324">
                <text:p>8.02633476257324</text:p>
              </table:table-cell>
              <table:table-cell office:value-type="float" office:value="7.05997456439044">
                <text:p>7.05997456439044</text:p>
              </table:table-cell>
              <table:table-cell office:value-type="float" office:value="0.682389942061478">
                <text:p>0.682389942061478</text:p>
              </table:table-cell>
              <table:table-cell office:value-type="float" office:value="7.09461313955539">
                <text:p>7.094613139555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577032327652">
                <text:p>1.9577032327652</text:p>
              </table:table-cell>
              <table:table-cell office:value-type="float" office:value="7.06383129676748">
                <text:p>7.06383129676748</text:p>
              </table:table-cell>
              <table:table-cell office:value-type="float" office:value="7.26646465223495">
                <text:p>7.26646465223495</text:p>
              </table:table-cell>
              <table:table-cell office:value-type="float" office:value="7.11016577503851">
                <text:p>7.110165775038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1516230106354">
                <text:p>0.931516230106354</text:p>
              </table:table-cell>
              <table:table-cell office:value-type="float" office:value="7.03867645156579">
                <text:p>7.03867645156579</text:p>
              </table:table-cell>
              <table:table-cell office:value-type="float" office:value="8.14349522247883">
                <text:p>8.14349522247883</text:p>
              </table:table-cell>
              <table:table-cell office:value-type="float" office:value="7.14526922704538">
                <text:p>7.14526922704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4127569198608">
                <text:p>1.34127569198608</text:p>
              </table:table-cell>
              <table:table-cell office:value-type="float" office:value="7.02400324207898">
                <text:p>7.02400324207898</text:p>
              </table:table-cell>
              <table:table-cell office:value-type="float" office:value="0.978949698599609">
                <text:p>0.978949698599609</text:p>
              </table:table-cell>
              <table:table-cell office:value-type="float" office:value="7.13857835347555">
                <text:p>7.138578353475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9892761707306">
                <text:p>1.09892761707306</text:p>
              </table:table-cell>
              <table:table-cell office:value-type="float" office:value="6.97217036064436">
                <text:p>6.97217036064436</text:p>
              </table:table-cell>
              <table:table-cell office:value-type="float" office:value="3.90356550683388">
                <text:p>3.90356550683388</text:p>
              </table:table-cell>
              <table:table-cell office:value-type="float" office:value="7.1242990093883">
                <text:p>7.12429900938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8.93049621582">
                <text:p>108.93049621582</text:p>
              </table:table-cell>
              <table:table-cell office:value-type="float" office:value="7.20310133251183">
                <text:p>7.20310133251183</text:p>
              </table:table-cell>
              <table:table-cell office:value-type="float" office:value="34.4517889795831">
                <text:p>34.4517889795831</text:p>
              </table:table-cell>
              <table:table-cell office:value-type="float" office:value="7.2203524218739">
                <text:p>7.22035242187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2524478435516">
                <text:p>1.82524478435516</text:p>
              </table:table-cell>
              <table:table-cell office:value-type="float" office:value="7.17140004174058">
                <text:p>7.17140004174058</text:p>
              </table:table-cell>
              <table:table-cell office:value-type="float" office:value="1.15823493995022">
                <text:p>1.15823493995022</text:p>
              </table:table-cell>
              <table:table-cell office:value-type="float" office:value="7.20163680998026">
                <text:p>7.201636809980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7173767089844">
                <text:p>65.7173767089844</text:p>
              </table:table-cell>
              <table:table-cell office:value-type="float" office:value="7.37903529502767">
                <text:p>7.37903529502767</text:p>
              </table:table-cell>
              <table:table-cell office:value-type="float" office:value="87.7211784432252">
                <text:p>87.7211784432252</text:p>
              </table:table-cell>
              <table:table-cell office:value-type="float" office:value="7.39906566889245">
                <text:p>7.399065668892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1978447437286">
                <text:p>1.11978447437286</text:p>
              </table:table-cell>
              <table:table-cell office:value-type="float" office:value="7.33017289665614">
                <text:p>7.33017289665614</text:p>
              </table:table-cell>
              <table:table-cell office:value-type="float" office:value="1.33515482193407">
                <text:p>1.33515482193407</text:p>
              </table:table-cell>
              <table:table-cell office:value-type="float" office:value="7.33243786194623">
                <text:p>7.33243786194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9600691795349">
                <text:p>1.79600691795349</text:p>
              </table:table-cell>
              <table:table-cell office:value-type="float" office:value="7.29879972383879">
                <text:p>7.29879972383879</text:p>
              </table:table-cell>
              <table:table-cell office:value-type="float" office:value="0.874826732207571">
                <text:p>0.874826732207571</text:p>
              </table:table-cell>
              <table:table-cell office:value-type="float" office:value="7.2347622058432">
                <text:p>7.23476220584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478885650635">
                <text:p>30.2478885650635</text:p>
              </table:table-cell>
              <table:table-cell office:value-type="float" office:value="7.29253215363456">
                <text:p>7.29253215363456</text:p>
              </table:table-cell>
              <table:table-cell office:value-type="float" office:value="1.10337642262763">
                <text:p>1.10337642262763</text:p>
              </table:table-cell>
              <table:table-cell office:value-type="float" office:value="7.14690503603935">
                <text:p>7.146905036039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4847493171692">
                <text:p>2.14847493171692</text:p>
              </table:table-cell>
              <table:table-cell office:value-type="float" office:value="7.28654602701649">
                <text:p>7.28654602701649</text:p>
              </table:table-cell>
              <table:table-cell office:value-type="float" office:value="32.2931485456679">
                <text:p>32.2931485456679</text:p>
              </table:table-cell>
              <table:table-cell office:value-type="float" office:value="7.18566059430417">
                <text:p>7.18566059430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3654642105103">
                <text:p>1.33654642105103</text:p>
              </table:table-cell>
              <table:table-cell office:value-type="float" office:value="7.2845323549769">
                <text:p>7.2845323549769</text:p>
              </table:table-cell>
              <table:table-cell office:value-type="float" office:value="1.55978738459658">
                <text:p>1.55978738459658</text:p>
              </table:table-cell>
              <table:table-cell office:value-type="float" office:value="7.17129812952983">
                <text:p>7.171298129529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3648579120636">
                <text:p>1.03648579120636</text:p>
              </table:table-cell>
              <table:table-cell office:value-type="float" office:value="7.26961478850781">
                <text:p>7.26961478850781</text:p>
              </table:table-cell>
              <table:table-cell office:value-type="float" office:value="1.63405539102956">
                <text:p>1.63405539102956</text:p>
              </table:table-cell>
              <table:table-cell office:value-type="float" office:value="7.17585918868617">
                <text:p>7.175859188686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289165019989">
                <text:p>1.1289165019989</text:p>
              </table:table-cell>
              <table:table-cell office:value-type="float" office:value="7.23775371360161">
                <text:p>7.23775371360161</text:p>
              </table:table-cell>
              <table:table-cell office:value-type="float" office:value="1.03007964977271">
                <text:p>1.03007964977271</text:p>
              </table:table-cell>
              <table:table-cell office:value-type="float" office:value="7.17809960877077">
                <text:p>7.17809960877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97992050647736">
                <text:p>0.797992050647736</text:p>
              </table:table-cell>
              <table:table-cell office:value-type="float" office:value="7.21993946869857">
                <text:p>7.21993946869857</text:p>
              </table:table-cell>
              <table:table-cell office:value-type="float" office:value="72.3316893885184">
                <text:p>72.3316893885184</text:p>
              </table:table-cell>
              <table:table-cell office:value-type="float" office:value="7.31070025081885">
                <text:p>7.310700250818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1.296737670898">
                <text:p>221.296737670898</text:p>
              </table:table-cell>
              <table:table-cell office:value-type="float" office:value="7.57543965154225">
                <text:p>7.57543965154225</text:p>
              </table:table-cell>
              <table:table-cell office:value-type="float" office:value="0.929892429034289">
                <text:p>0.929892429034289</text:p>
              </table:table-cell>
              <table:table-cell office:value-type="float" office:value="7.30285925997659">
                <text:p>7.302859259976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0425884723663">
                <text:p>1.40425884723663</text:p>
              </table:table-cell>
              <table:table-cell office:value-type="float" office:value="7.5503252286831">
                <text:p>7.5503252286831</text:p>
              </table:table-cell>
              <table:table-cell office:value-type="float" office:value="0.983481715620956">
                <text:p>0.983481715620956</text:p>
              </table:table-cell>
              <table:table-cell office:value-type="float" office:value="7.30266227518158">
                <text:p>7.302662275181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07617604732513">
                <text:p>0.807617604732513</text:p>
              </table:table-cell>
              <table:table-cell office:value-type="float" office:value="7.5273517037594">
                <text:p>7.5273517037594</text:p>
              </table:table-cell>
              <table:table-cell office:value-type="float" office:value="1.24078835341546">
                <text:p>1.24078835341546</text:p>
              </table:table-cell>
              <table:table-cell office:value-type="float" office:value="7.29513628950654">
                <text:p>7.295136289506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01357650756836">
                <text:p>8.01357650756836</text:p>
              </table:table-cell>
              <table:table-cell office:value-type="float" office:value="7.50778676101967">
                <text:p>7.50778676101967</text:p>
              </table:table-cell>
              <table:table-cell office:value-type="float" office:value="0.671364268862533">
                <text:p>0.671364268862533</text:p>
              </table:table-cell>
              <table:table-cell office:value-type="float" office:value="7.27021187337293">
                <text:p>7.270211873372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1956615447998">
                <text:p>1.41956615447998</text:p>
              </table:table-cell>
              <table:table-cell office:value-type="float" office:value="7.48392286515772">
                <text:p>7.48392286515772</text:p>
              </table:table-cell>
              <table:table-cell office:value-type="float" office:value="1.0344813415216">
                <text:p>1.0344813415216</text:p>
              </table:table-cell>
              <table:table-cell office:value-type="float" office:value="7.23600294788739">
                <text:p>7.236002947887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2808904647827">
                <text:p>1.02808904647827</text:p>
              </table:table-cell>
              <table:table-cell office:value-type="float" office:value="7.44918874235466">
                <text:p>7.44918874235466</text:p>
              </table:table-cell>
              <table:table-cell office:value-type="float" office:value="5.78099990873065">
                <text:p>5.78099990873065</text:p>
              </table:table-cell>
              <table:table-cell office:value-type="float" office:value="7.23261201882868">
                <text:p>7.23261201882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0923607349396">
                <text:p>1.40923607349396</text:p>
              </table:table-cell>
              <table:table-cell office:value-type="float" office:value="7.44286508329271">
                <text:p>7.44286508329271</text:p>
              </table:table-cell>
              <table:table-cell office:value-type="float" office:value="0.625162629927023">
                <text:p>0.625162629927023</text:p>
              </table:table-cell>
              <table:table-cell office:value-type="float" office:value="7.19912953547088">
                <text:p>7.19912953547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2085871696472">
                <text:p>1.32085871696472</text:p>
              </table:table-cell>
              <table:table-cell office:value-type="float" office:value="7.43229072604282">
                <text:p>7.43229072604282</text:p>
              </table:table-cell>
              <table:table-cell office:value-type="float" office:value="11.381376968935">
                <text:p>11.381376968935</text:p>
              </table:table-cell>
              <table:table-cell office:value-type="float" office:value="7.2204561564251">
                <text:p>7.22045615642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5411148071289">
                <text:p>11.5411148071289</text:p>
              </table:table-cell>
              <table:table-cell office:value-type="float" office:value="7.45017189283783">
                <text:p>7.45017189283783</text:p>
              </table:table-cell>
              <table:table-cell office:value-type="float" office:value="1.25327375832256">
                <text:p>1.25327375832256</text:p>
              </table:table-cell>
              <table:table-cell office:value-type="float" office:value="7.23053571965483">
                <text:p>7.230535719654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208263874054">
                <text:p>1.07208263874054</text:p>
              </table:table-cell>
              <table:table-cell office:value-type="float" office:value="7.4150929527535">
                <text:p>7.4150929527535</text:p>
              </table:table-cell>
              <table:table-cell office:value-type="float" office:value="51.1953664807767">
                <text:p>51.1953664807767</text:p>
              </table:table-cell>
              <table:table-cell office:value-type="float" office:value="7.27792254392451">
                <text:p>7.277922543924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4792039394379">
                <text:p>0.874792039394379</text:p>
              </table:table-cell>
              <table:table-cell office:value-type="float" office:value="7.41462876664752">
                <text:p>7.41462876664752</text:p>
              </table:table-cell>
              <table:table-cell office:value-type="float" office:value="1.09921055756223">
                <text:p>1.09921055756223</text:p>
              </table:table-cell>
              <table:table-cell office:value-type="float" office:value="7.27429622051119">
                <text:p>7.27429622051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309451580048">
                <text:p>1.29309451580048</text:p>
              </table:table-cell>
              <table:table-cell office:value-type="float" office:value="7.40784557390525">
                <text:p>7.40784557390525</text:p>
              </table:table-cell>
              <table:table-cell office:value-type="float" office:value="1.71168913628038">
                <text:p>1.71168913628038</text:p>
              </table:table-cell>
              <table:table-cell office:value-type="float" office:value="7.2753552903275">
                <text:p>7.27535529032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8083374500275">
                <text:p>1.38083374500275</text:p>
              </table:table-cell>
              <table:table-cell office:value-type="float" office:value="7.39417124803491">
                <text:p>7.39417124803491</text:p>
              </table:table-cell>
              <table:table-cell office:value-type="float" office:value="0.990777936103936">
                <text:p>0.990777936103936</text:p>
              </table:table-cell>
              <table:table-cell office:value-type="float" office:value="7.27116789063246">
                <text:p>7.27116789063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7463669776917">
                <text:p>1.57463669776917</text:p>
              </table:table-cell>
              <table:table-cell office:value-type="float" office:value="7.3688569180777">
                <text:p>7.3688569180777</text:p>
              </table:table-cell>
              <table:table-cell office:value-type="float" office:value="0.790810428641089">
                <text:p>0.790810428641089</text:p>
              </table:table-cell>
              <table:table-cell office:value-type="float" office:value="7.25606711678587">
                <text:p>7.256067116785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6124229431152">
                <text:p>19.6124229431152</text:p>
              </table:table-cell>
              <table:table-cell office:value-type="float" office:value="7.36769846384843">
                <text:p>7.36769846384843</text:p>
              </table:table-cell>
              <table:table-cell office:value-type="float" office:value="0.795442461443381">
                <text:p>0.795442461443381</text:p>
              </table:table-cell>
              <table:table-cell office:value-type="float" office:value="7.21391697856099">
                <text:p>7.213916978560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8651914596558">
                <text:p>12.8651914596558</text:p>
              </table:table-cell>
              <table:table-cell office:value-type="float" office:value="7.37381011022287">
                <text:p>7.37381011022287</text:p>
              </table:table-cell>
              <table:table-cell office:value-type="float" office:value="22.3568217439952">
                <text:p>22.3568217439952</text:p>
              </table:table-cell>
              <table:table-cell office:value-type="float" office:value="7.23693630404832">
                <text:p>7.236936304048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1868207454681">
                <text:p>1.31868207454681</text:p>
              </table:table-cell>
              <table:table-cell office:value-type="float" office:value="7.34957400897881">
                <text:p>7.34957400897881</text:p>
              </table:table-cell>
              <table:table-cell office:value-type="float" office:value="13.8253162690205">
                <text:p>13.8253162690205</text:p>
              </table:table-cell>
              <table:table-cell office:value-type="float" office:value="7.258528600247">
                <text:p>7.258528600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9508490562439">
                <text:p>1.09508490562439</text:p>
              </table:table-cell>
              <table:table-cell office:value-type="float" office:value="7.32676054539608">
                <text:p>7.32676054539608</text:p>
              </table:table-cell>
              <table:table-cell office:value-type="float" office:value="1.20736834341195">
                <text:p>1.20736834341195</text:p>
              </table:table-cell>
              <table:table-cell office:value-type="float" office:value="7.23446351859527">
                <text:p>7.234463518595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914680480957">
                <text:p>43.914680480957</text:p>
              </table:table-cell>
              <table:table-cell office:value-type="float" office:value="7.42749855120705">
                <text:p>7.42749855120705</text:p>
              </table:table-cell>
              <table:table-cell office:value-type="float" office:value="1.35536155595097">
                <text:p>1.35536155595097</text:p>
              </table:table-cell>
              <table:table-cell office:value-type="float" office:value="7.18692246685402">
                <text:p>7.186922466854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83892345428467">
                <text:p>4.83892345428467</text:p>
              </table:table-cell>
              <table:table-cell office:value-type="float" office:value="7.41757263557444">
                <text:p>7.41757263557444</text:p>
              </table:table-cell>
              <table:table-cell office:value-type="float" office:value="1.33433386137424">
                <text:p>1.33433386137424</text:p>
              </table:table-cell>
              <table:table-cell office:value-type="float" office:value="7.18481929768384">
                <text:p>7.18481929768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8916292190552">
                <text:p>1.48916292190552</text:p>
              </table:table-cell>
              <table:table-cell office:value-type="float" office:value="7.40832848277554">
                <text:p>7.40832848277554</text:p>
              </table:table-cell>
              <table:table-cell office:value-type="float" office:value="1.70395162733234">
                <text:p>1.70395162733234</text:p>
              </table:table-cell>
              <table:table-cell office:value-type="float" office:value="7.18359701285656">
                <text:p>7.18359701285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2296516895294">
                <text:p>0.742296516895294</text:p>
              </table:table-cell>
              <table:table-cell office:value-type="float" office:value="7.40242566458233">
                <text:p>7.40242566458233</text:p>
              </table:table-cell>
              <table:table-cell office:value-type="float" office:value="1.21229111460904">
                <text:p>1.21229111460904</text:p>
              </table:table-cell>
              <table:table-cell office:value-type="float" office:value="7.17289064642695">
                <text:p>7.172890646426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6510946750641">
                <text:p>1.46510946750641</text:p>
              </table:table-cell>
              <table:table-cell office:value-type="float" office:value="7.38160147855513">
                <text:p>7.38160147855513</text:p>
              </table:table-cell>
              <table:table-cell office:value-type="float" office:value="1.36992595925202">
                <text:p>1.36992595925202</text:p>
              </table:table-cell>
              <table:table-cell office:value-type="float" office:value="7.16566737489273">
                <text:p>7.16566737489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85360443592072">
                <text:p>0.985360443592072</text:p>
              </table:table-cell>
              <table:table-cell office:value-type="float" office:value="7.37206903814587">
                <text:p>7.37206903814587</text:p>
              </table:table-cell>
              <table:table-cell office:value-type="float" office:value="1.22919815901082">
                <text:p>1.22919815901082</text:p>
              </table:table-cell>
              <table:table-cell office:value-type="float" office:value="7.14639232965679">
                <text:p>7.146392329656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7473001480102">
                <text:p>0.997473001480102</text:p>
              </table:table-cell>
              <table:table-cell office:value-type="float" office:value="7.34922896801987">
                <text:p>7.34922896801987</text:p>
              </table:table-cell>
              <table:table-cell office:value-type="float" office:value="1.07386251371108">
                <text:p>1.07386251371108</text:p>
              </table:table-cell>
              <table:table-cell office:value-type="float" office:value="7.13405791997728">
                <text:p>7.134057919977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91649162769318">
                <text:p>0.791649162769318</text:p>
              </table:table-cell>
              <table:table-cell office:value-type="float" office:value="7.33924026932084">
                <text:p>7.33924026932084</text:p>
              </table:table-cell>
              <table:table-cell office:value-type="float" office:value="0.177995217860228">
                <text:p>0.177995217860228</text:p>
              </table:table-cell>
              <table:table-cell office:value-type="float" office:value="7.10863434965078">
                <text:p>7.108634349650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3359346389771">
                <text:p>12.3359346389771</text:p>
              </table:table-cell>
              <table:table-cell office:value-type="float" office:value="7.36354611176965">
                <text:p>7.36354611176965</text:p>
              </table:table-cell>
              <table:table-cell office:value-type="float" office:value="1.07057124647751">
                <text:p>1.07057124647751</text:p>
              </table:table-cell>
              <table:table-cell office:value-type="float" office:value="7.06950344698028">
                <text:p>7.069503446980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15222156047821">
                <text:p>1.15222156047821</text:p>
              </table:table-cell>
              <table:table-cell office:value-type="float" office:value="7.34883021244318">
                <text:p>7.34883021244318</text:p>
              </table:table-cell>
              <table:table-cell office:value-type="float" office:value="0.948269289837929">
                <text:p>0.948269289837929</text:p>
              </table:table-cell>
              <table:table-cell office:value-type="float" office:value="7.05942658330052">
                <text:p>7.059426583300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4182407855988">
                <text:p>1.44182407855988</text:p>
              </table:table-cell>
              <table:table-cell office:value-type="float" office:value="7.33249697991953">
                <text:p>7.33249697991953</text:p>
              </table:table-cell>
              <table:table-cell office:value-type="float" office:value="17.3966330086401">
                <text:p>17.3966330086401</text:p>
              </table:table-cell>
              <table:table-cell office:value-type="float" office:value="7.09332961027697">
                <text:p>7.09332961027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0084984302521">
                <text:p>0.950084984302521</text:p>
              </table:table-cell>
              <table:table-cell office:value-type="float" office:value="7.32530127884801">
                <text:p>7.32530127884801</text:p>
              </table:table-cell>
              <table:table-cell office:value-type="float" office:value="1.24925284687653">
                <text:p>1.24925284687653</text:p>
              </table:table-cell>
              <table:table-cell office:value-type="float" office:value="7.0881255974925">
                <text:p>7.0881255974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8709120750427">
                <text:p>0.958709120750427</text:p>
              </table:table-cell>
              <table:table-cell office:value-type="float" office:value="7.31472746689768">
                <text:p>7.31472746689768</text:p>
              </table:table-cell>
              <table:table-cell office:value-type="float" office:value="1.01233513251043">
                <text:p>1.01233513251043</text:p>
              </table:table-cell>
              <table:table-cell office:value-type="float" office:value="7.08004794587319">
                <text:p>7.080047945873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4654176235199">
                <text:p>0.934654176235199</text:p>
              </table:table-cell>
              <table:table-cell office:value-type="float" office:value="7.30369409114513">
                <text:p>7.30369409114513</text:p>
              </table:table-cell>
              <table:table-cell office:value-type="float" office:value="45.6483257032499">
                <text:p>45.6483257032499</text:p>
              </table:table-cell>
              <table:table-cell office:value-type="float" office:value="7.16789995812369">
                <text:p>7.167899958123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13657760620117">
                <text:p>8.13657760620117</text:p>
              </table:table-cell>
              <table:table-cell office:value-type="float" office:value="7.30714678738402">
                <text:p>7.30714678738402</text:p>
              </table:table-cell>
              <table:table-cell office:value-type="float" office:value="0.748607259937605">
                <text:p>0.748607259937605</text:p>
              </table:table-cell>
              <table:table-cell office:value-type="float" office:value="7.15786975683967">
                <text:p>7.157869756839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6051375865936">
                <text:p>1.66051375865936</text:p>
              </table:table-cell>
              <table:table-cell office:value-type="float" office:value="7.30366263546962">
                <text:p>7.30366263546962</text:p>
              </table:table-cell>
              <table:table-cell office:value-type="float" office:value="1.38637608945454">
                <text:p>1.38637608945454</text:p>
              </table:table-cell>
              <table:table-cell office:value-type="float" office:value="7.1538511566621">
                <text:p>7.15385115666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8014180660248">
                <text:p>1.18014180660248</text:p>
              </table:table-cell>
              <table:table-cell office:value-type="float" office:value="7.29302378879027">
                <text:p>7.29302378879027</text:p>
              </table:table-cell>
              <table:table-cell office:value-type="float" office:value="14.3940921072458">
                <text:p>14.3940921072458</text:p>
              </table:table-cell>
              <table:table-cell office:value-type="float" office:value="7.16587069375558">
                <text:p>7.165870693755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5377221107483">
                <text:p>0.955377221107483</text:p>
              </table:table-cell>
              <table:table-cell office:value-type="float" office:value="7.28667181930569">
                <text:p>7.28667181930569</text:p>
              </table:table-cell>
              <table:table-cell office:value-type="float" office:value="0.753864045055776">
                <text:p>0.753864045055776</text:p>
              </table:table-cell>
              <table:table-cell office:value-type="float" office:value="7.15603983377191">
                <text:p>7.156039833771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7253158092499">
                <text:p>1.07253158092499</text:p>
              </table:table-cell>
              <table:table-cell office:value-type="float" office:value="7.27850817899776">
                <text:p>7.27850817899776</text:p>
              </table:table-cell>
              <table:table-cell office:value-type="float" office:value="1.24604536017525">
                <text:p>1.24604536017525</text:p>
              </table:table-cell>
              <table:table-cell office:value-type="float" office:value="7.14891296632429">
                <text:p>7.148912966324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1512515544891">
                <text:p>1.01512515544891</text:p>
              </table:table-cell>
              <table:table-cell office:value-type="float" office:value="7.2589470725788">
                <text:p>7.2589470725788</text:p>
              </table:table-cell>
              <table:table-cell office:value-type="float" office:value="1.25755897740024">
                <text:p>1.25755897740024</text:p>
              </table:table-cell>
              <table:table-cell office:value-type="float" office:value="7.1476489819002">
                <text:p>7.1476489819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6960332393646">
                <text:p>1.06960332393646</text:p>
              </table:table-cell>
              <table:table-cell office:value-type="float" office:value="7.23913655630315">
                <text:p>7.23913655630315</text:p>
              </table:table-cell>
              <table:table-cell office:value-type="float" office:value="0.941630569220157">
                <text:p>0.941630569220157</text:p>
              </table:table-cell>
              <table:table-cell office:value-type="float" office:value="7.13553963124144">
                <text:p>7.135539631241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7509708404541">
                <text:p>1.07509708404541</text:p>
              </table:table-cell>
              <table:table-cell office:value-type="float" office:value="7.22464866119419">
                <text:p>7.22464866119419</text:p>
              </table:table-cell>
              <table:table-cell office:value-type="float" office:value="1.22821661909743">
                <text:p>1.22821661909743</text:p>
              </table:table-cell>
              <table:table-cell office:value-type="float" office:value="7.12714468275336">
                <text:p>7.127144682753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89057421684265">
                <text:p>0.989057421684265</text:p>
              </table:table-cell>
              <table:table-cell office:value-type="float" office:value="7.20832910220251">
                <text:p>7.20832910220251</text:p>
              </table:table-cell>
              <table:table-cell office:value-type="float" office:value="2.81746305630965">
                <text:p>2.81746305630965</text:p>
              </table:table-cell>
              <table:table-cell office:value-type="float" office:value="7.1102896910651">
                <text:p>7.11028969106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.766326904297">
                <text:p>156.766326904297</text:p>
              </table:table-cell>
              <table:table-cell office:value-type="float" office:value="7.3637057324127">
                <text:p>7.3637057324127</text:p>
              </table:table-cell>
              <table:table-cell office:value-type="float" office:value="0.869370580452369">
                <text:p>0.869370580452369</text:p>
              </table:table-cell>
              <table:table-cell office:value-type="float" office:value="7.10059164400183">
                <text:p>7.100591644001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6623573303223">
                <text:p>41.6623573303223</text:p>
              </table:table-cell>
              <table:table-cell office:value-type="float" office:value="7.43304111003689">
                <text:p>7.43304111003689</text:p>
              </table:table-cell>
              <table:table-cell office:value-type="float" office:value="1.13072544702255">
                <text:p>1.13072544702255</text:p>
              </table:table-cell>
              <table:table-cell office:value-type="float" office:value="7.09921709012182">
                <text:p>7.099217090121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3330698013306">
                <text:p>13.3330698013306</text:p>
              </table:table-cell>
              <table:table-cell office:value-type="float" office:value="7.42215793190261">
                <text:p>7.42215793190261</text:p>
              </table:table-cell>
              <table:table-cell office:value-type="float" office:value="12.6468965375737">
                <text:p>12.6468965375737</text:p>
              </table:table-cell>
              <table:table-cell office:value-type="float" office:value="7.0953982618549">
                <text:p>7.09539826185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91181981563568">
                <text:p>0.791181981563568</text:p>
              </table:table-cell>
              <table:table-cell office:value-type="float" office:value="7.4127909145547">
                <text:p>7.4127909145547</text:p>
              </table:table-cell>
              <table:table-cell office:value-type="float" office:value="0.897327512400058">
                <text:p>0.897327512400058</text:p>
              </table:table-cell>
              <table:table-cell office:value-type="float" office:value="7.09495804516096">
                <text:p>7.094958045160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8232598304749">
                <text:p>0.878232598304749</text:p>
              </table:table-cell>
              <table:table-cell office:value-type="float" office:value="7.40831373626605">
                <text:p>7.40831373626605</text:p>
              </table:table-cell>
              <table:table-cell office:value-type="float" office:value="0.933665655970169">
                <text:p>0.933665655970169</text:p>
              </table:table-cell>
              <table:table-cell office:value-type="float" office:value="7.08974811911089">
                <text:p>7.089748119110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3918404579163">
                <text:p>0.883918404579163</text:p>
              </table:table-cell>
              <table:table-cell office:value-type="float" office:value="7.39990729649279">
                <text:p>7.39990729649279</text:p>
              </table:table-cell>
              <table:table-cell office:value-type="float" office:value="0.852988549637547">
                <text:p>0.852988549637547</text:p>
              </table:table-cell>
              <table:table-cell office:value-type="float" office:value="7.07302050489244">
                <text:p>7.073020504892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3.169097900391">
                <text:p>153.169097900391</text:p>
              </table:table-cell>
              <table:table-cell office:value-type="float" office:value="7.59267530849527">
                <text:p>7.59267530849527</text:p>
              </table:table-cell>
              <table:table-cell office:value-type="float" office:value="1.14025681242064">
                <text:p>1.14025681242064</text:p>
              </table:table-cell>
              <table:table-cell office:value-type="float" office:value="7.06544967640677">
                <text:p>7.065449676406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77039849758148">
                <text:p>0.877039849758148</text:p>
              </table:table-cell>
              <table:table-cell office:value-type="float" office:value="7.57570716863596">
                <text:p>7.57570716863596</text:p>
              </table:table-cell>
              <table:table-cell office:value-type="float" office:value="1.02021205403735">
                <text:p>1.02021205403735</text:p>
              </table:table-cell>
              <table:table-cell office:value-type="float" office:value="7.07057796072808">
                <text:p>7.070577960728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10403907299041">
                <text:p>0.910403907299041</text:p>
              </table:table-cell>
              <table:table-cell office:value-type="float" office:value="7.56895523876249">
                <text:p>7.56895523876249</text:p>
              </table:table-cell>
              <table:table-cell office:value-type="float" office:value="0.708575292541916">
                <text:p>0.708575292541916</text:p>
              </table:table-cell>
              <table:table-cell office:value-type="float" office:value="7.05978670481384">
                <text:p>7.05978670481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7210400104523">
                <text:p>1.17210400104523</text:p>
              </table:table-cell>
              <table:table-cell office:value-type="float" office:value="7.56045502867887">
                <text:p>7.56045502867887</text:p>
              </table:table-cell>
              <table:table-cell office:value-type="float" office:value="0.85739439716681">
                <text:p>0.85739439716681</text:p>
              </table:table-cell>
              <table:table-cell office:value-type="float" office:value="7.05312581605669">
                <text:p>7.053125816056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09033203125">
                <text:p>13.09033203125</text:p>
              </table:table-cell>
              <table:table-cell office:value-type="float" office:value="7.55256858682666">
                <text:p>7.55256858682666</text:p>
              </table:table-cell>
              <table:table-cell office:value-type="float" office:value="17.3326353207657">
                <text:p>17.3326353207657</text:p>
              </table:table-cell>
              <table:table-cell office:value-type="float" office:value="7.0987442218546">
                <text:p>7.0987442218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0008535385132">
                <text:p>1.00008535385132</text:p>
              </table:table-cell>
              <table:table-cell office:value-type="float" office:value="7.53295680733357">
                <text:p>7.53295680733357</text:p>
              </table:table-cell>
              <table:table-cell office:value-type="float" office:value="1.15379446091786">
                <text:p>1.15379446091786</text:p>
              </table:table-cell>
              <table:table-cell office:value-type="float" office:value="7.07392223008435">
                <text:p>7.073922230084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2588391304016">
                <text:p>1.02588391304016</text:p>
              </table:table-cell>
              <table:table-cell office:value-type="float" office:value="7.5204513060486">
                <text:p>7.5204513060486</text:p>
              </table:table-cell>
              <table:table-cell office:value-type="float" office:value="1.12752327972014">
                <text:p>1.12752327972014</text:p>
              </table:table-cell>
              <table:table-cell office:value-type="float" office:value="7.06509985916393">
                <text:p>7.065099859163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59177529811859">
                <text:p>0.859177529811859</text:p>
              </table:table-cell>
              <table:table-cell office:value-type="float" office:value="7.51196060130022">
                <text:p>7.51196060130022</text:p>
              </table:table-cell>
              <table:table-cell office:value-type="float" office:value="0.793308828390148">
                <text:p>0.793308828390148</text:p>
              </table:table-cell>
              <table:table-cell office:value-type="float" office:value="7.06673204348081">
                <text:p>7.066732043480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1356716156006">
                <text:p>1.31356716156006</text:p>
              </table:table-cell>
              <table:table-cell office:value-type="float" office:value="7.50231965047845">
                <text:p>7.50231965047845</text:p>
              </table:table-cell>
              <table:table-cell office:value-type="float" office:value="0.677799079190067">
                <text:p>0.677799079190067</text:p>
              </table:table-cell>
              <table:table-cell office:value-type="float" office:value="7.04216361027481">
                <text:p>7.042163610274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.083969116211">
                <text:p>211.083969116211</text:p>
              </table:table-cell>
              <table:table-cell office:value-type="float" office:value="7.63090221197949">
                <text:p>7.63090221197949</text:p>
              </table:table-cell>
              <table:table-cell office:value-type="float" office:value="11.8648402879908">
                <text:p>11.8648402879908</text:p>
              </table:table-cell>
              <table:table-cell office:value-type="float" office:value="7.06369844181456">
                <text:p>7.06369844181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52344655990601">
                <text:p>0.952344655990601</text:p>
              </table:table-cell>
              <table:table-cell office:value-type="float" office:value="7.62288682181123">
                <text:p>7.62288682181123</text:p>
              </table:table-cell>
              <table:table-cell office:value-type="float" office:value="0.760521494390423">
                <text:p>0.760521494390423</text:p>
              </table:table-cell>
              <table:table-cell office:value-type="float" office:value="7.05039018590052">
                <text:p>7.050390185900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52299094200134">
                <text:p>1.52299094200134</text:p>
              </table:table-cell>
              <table:table-cell office:value-type="float" office:value="5.71612216983816">
                <text:p>5.71612216983816</text:p>
              </table:table-cell>
              <table:table-cell office:value-type="float" office:value="1.45382119108368">
                <text:p>1.45382119108368</text:p>
              </table:table-cell>
              <table:table-cell office:value-type="float" office:value="5.16592843425447">
                <text:p>5.165928434254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.4648933410645">
                <text:p>58.4648933410645</text:p>
              </table:table-cell>
              <table:table-cell office:value-type="float" office:value="7.38481206446198">
                <text:p>7.38481206446198</text:p>
              </table:table-cell>
              <table:table-cell office:value-type="float" office:value="53.0281192619667">
                <text:p>53.0281192619667</text:p>
              </table:table-cell>
              <table:table-cell office:value-type="float" office:value="7.71990436117867">
                <text:p>7.719904361178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60035085678101">
                <text:p>1.60035085678101</text:p>
              </table:table-cell>
              <table:table-cell office:value-type="float" office:value="6.86926620882818">
                <text:p>6.86926620882818</text:p>
              </table:table-cell>
              <table:table-cell office:value-type="float" office:value="1.47585879570114">
                <text:p>1.47585879570114</text:p>
              </table:table-cell>
              <table:table-cell office:value-type="float" office:value="6.93602258548479">
                <text:p>6.9360225854847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3922204971314">
                <text:p>4.73922204971314</text:p>
              </table:table-cell>
              <table:table-cell office:value-type="float" office:value="6.63719253051658">
                <text:p>6.63719253051658</text:p>
              </table:table-cell>
              <table:table-cell office:value-type="float" office:value="5.0324000183769">
                <text:p>5.0324000183769</text:p>
              </table:table-cell>
              <table:table-cell office:value-type="float" office:value="6.84519791230781">
                <text:p>6.845197912307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6559448242188">
                <text:p>17.6559448242188</text:p>
              </table:table-cell>
              <table:table-cell office:value-type="float" office:value="6.67510465862189">
                <text:p>6.67510465862189</text:p>
              </table:table-cell>
              <table:table-cell office:value-type="float" office:value="16.0405285099795">
                <text:p>16.0405285099795</text:p>
              </table:table-cell>
              <table:table-cell office:value-type="float" office:value="7.10677281052735">
                <text:p>7.106772810527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6416091918945">
                <text:p>4.46416091918945</text:p>
              </table:table-cell>
              <table:table-cell office:value-type="float" office:value="6.53181695649935">
                <text:p>6.53181695649935</text:p>
              </table:table-cell>
              <table:table-cell office:value-type="float" office:value="1.09053395307099">
                <text:p>1.09053395307099</text:p>
              </table:table-cell>
              <table:table-cell office:value-type="float" office:value="6.94921810162629">
                <text:p>6.949218101626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0126683712006">
                <text:p>1.00126683712006</text:p>
              </table:table-cell>
              <table:table-cell office:value-type="float" office:value="6.48042358486481">
                <text:p>6.48042358486481</text:p>
              </table:table-cell>
              <table:table-cell office:value-type="float" office:value="0.923456122625821">
                <text:p>0.923456122625821</text:p>
              </table:table-cell>
              <table:table-cell office:value-type="float" office:value="6.92275113887326">
                <text:p>6.92275113887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8795909881592">
                <text:p>17.8795909881592</text:p>
              </table:table-cell>
              <table:table-cell office:value-type="float" office:value="6.75376659126525">
                <text:p>6.75376659126525</text:p>
              </table:table-cell>
              <table:table-cell office:value-type="float" office:value="19.8360437271493">
                <text:p>19.8360437271493</text:p>
              </table:table-cell>
              <table:table-cell office:value-type="float" office:value="7.24452279231539">
                <text:p>7.244522792315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1.606719970703">
                <text:p>141.606719970703</text:p>
              </table:table-cell>
              <table:table-cell office:value-type="float" office:value="7.42515143863033">
                <text:p>7.42515143863033</text:p>
              </table:table-cell>
              <table:table-cell office:value-type="float" office:value="146.695871439746">
                <text:p>146.695871439746</text:p>
              </table:table-cell>
              <table:table-cell office:value-type="float" office:value="7.82619481749843">
                <text:p>7.826194817498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1318635940552">
                <text:p>1.11318635940552</text:p>
              </table:table-cell>
              <table:table-cell office:value-type="float" office:value="7.16147410020682">
                <text:p>7.16147410020682</text:p>
              </table:table-cell>
              <table:table-cell office:value-type="float" office:value="1.03437074235331">
                <text:p>1.03437074235331</text:p>
              </table:table-cell>
              <table:table-cell office:value-type="float" office:value="7.31029196533312">
                <text:p>7.31029196533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4430863857269">
                <text:p>1.94430863857269</text:p>
              </table:table-cell>
              <table:table-cell office:value-type="float" office:value="7.02755253317018">
                <text:p>7.02755253317018</text:p>
              </table:table-cell>
              <table:table-cell office:value-type="float" office:value="54.8393107463802">
                <text:p>54.8393107463802</text:p>
              </table:table-cell>
              <table:table-cell office:value-type="float" office:value="7.39925851159936">
                <text:p>7.39925851159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7289044857025">
                <text:p>1.27289044857025</text:p>
              </table:table-cell>
              <table:table-cell office:value-type="float" office:value="6.96888182040584">
                <text:p>6.96888182040584</text:p>
              </table:table-cell>
              <table:table-cell office:value-type="float" office:value="1.78867735031347">
                <text:p>1.78867735031347</text:p>
              </table:table-cell>
              <table:table-cell office:value-type="float" office:value="7.41579964396806">
                <text:p>7.415799643968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.1731643676758">
                <text:p>21.1731643676758</text:p>
              </table:table-cell>
              <table:table-cell office:value-type="float" office:value="7.03636840099949">
                <text:p>7.03636840099949</text:p>
              </table:table-cell>
              <table:table-cell office:value-type="float" office:value="1.14926388456704">
                <text:p>1.14926388456704</text:p>
              </table:table-cell>
              <table:table-cell office:value-type="float" office:value="7.38601931202029">
                <text:p>7.386019312020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6248807907105">
                <text:p>4.06248807907105</text:p>
              </table:table-cell>
              <table:table-cell office:value-type="float" office:value="6.93113827963986">
                <text:p>6.93113827963986</text:p>
              </table:table-cell>
              <table:table-cell office:value-type="float" office:value="0.899586095916468">
                <text:p>0.899586095916468</text:p>
              </table:table-cell>
              <table:table-cell office:value-type="float" office:value="7.27947090262902">
                <text:p>7.279470902629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9158744812012">
                <text:p>5.19158744812012</text:p>
              </table:table-cell>
              <table:table-cell office:value-type="float" office:value="6.80080271644087">
                <text:p>6.80080271644087</text:p>
              </table:table-cell>
              <table:table-cell office:value-type="float" office:value="12.7243301404418">
                <text:p>12.7243301404418</text:p>
              </table:table-cell>
              <table:table-cell office:value-type="float" office:value="7.30472526251963">
                <text:p>7.304725262519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87494623661041">
                <text:p>0.887494623661041</text:p>
              </table:table-cell>
              <table:table-cell office:value-type="float" office:value="6.76711258413289">
                <text:p>6.76711258413289</text:p>
              </table:table-cell>
              <table:table-cell office:value-type="float" office:value="1.59618193595893">
                <text:p>1.59618193595893</text:p>
              </table:table-cell>
              <table:table-cell office:value-type="float" office:value="7.26370013319504">
                <text:p>7.263700133195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7439346313477">
                <text:p>17.7439346313477</text:p>
              </table:table-cell>
              <table:table-cell office:value-type="float" office:value="6.84436428984616">
                <text:p>6.84436428984616</text:p>
              </table:table-cell>
              <table:table-cell office:value-type="float" office:value="0.80370792072985">
                <text:p>0.80370792072985</text:p>
              </table:table-cell>
              <table:table-cell office:value-type="float" office:value="7.28182226924318">
                <text:p>7.281822269243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06751775741577">
                <text:p>1.06751775741577</text:p>
              </table:table-cell>
              <table:table-cell office:value-type="float" office:value="6.79768657402222">
                <text:p>6.79768657402222</text:p>
              </table:table-cell>
              <table:table-cell office:value-type="float" office:value="19.9990123773733">
                <text:p>19.9990123773733</text:p>
              </table:table-cell>
              <table:table-cell office:value-type="float" office:value="7.37131838668651">
                <text:p>7.37131838668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7852725982666">
                <text:p>16.7852725982666</text:p>
              </table:table-cell>
              <table:table-cell office:value-type="float" office:value="6.77188381537236">
                <text:p>6.77188381537236</text:p>
              </table:table-cell>
              <table:table-cell office:value-type="float" office:value="0.780515397041893">
                <text:p>0.780515397041893</text:p>
              </table:table-cell>
              <table:table-cell office:value-type="float" office:value="7.22981988928245">
                <text:p>7.229819889282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8414311409">
                <text:p>1.088414311409</text:p>
              </table:table-cell>
              <table:table-cell office:value-type="float" office:value="6.72479071613432">
                <text:p>6.72479071613432</text:p>
              </table:table-cell>
              <table:table-cell office:value-type="float" office:value="0.939228195702887">
                <text:p>0.939228195702887</text:p>
              </table:table-cell>
              <table:table-cell office:value-type="float" office:value="7.167613194087">
                <text:p>7.1676131940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7128162384033">
                <text:p>22.7128162384033</text:p>
              </table:table-cell>
              <table:table-cell office:value-type="float" office:value="6.77202253585703">
                <text:p>6.77202253585703</text:p>
              </table:table-cell>
              <table:table-cell office:value-type="float" office:value="1.0021235489811">
                <text:p>1.0021235489811</text:p>
              </table:table-cell>
              <table:table-cell office:value-type="float" office:value="7.12450371093707">
                <text:p>7.124503710937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1535606384277">
                <text:p>23.1535606384277</text:p>
              </table:table-cell>
              <table:table-cell office:value-type="float" office:value="6.78711951858227">
                <text:p>6.78711951858227</text:p>
              </table:table-cell>
              <table:table-cell office:value-type="float" office:value="23.8365490725288">
                <text:p>23.8365490725288</text:p>
              </table:table-cell>
              <table:table-cell office:value-type="float" office:value="7.18355843734025">
                <text:p>7.183558437340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6164865493774">
                <text:p>1.26164865493774</text:p>
              </table:table-cell>
              <table:table-cell office:value-type="float" office:value="6.76108366056588">
                <text:p>6.76108366056588</text:p>
              </table:table-cell>
              <table:table-cell office:value-type="float" office:value="24.6923765188538">
                <text:p>24.6923765188538</text:p>
              </table:table-cell>
              <table:table-cell office:value-type="float" office:value="7.22842146133729">
                <text:p>7.228421461337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2.999099731445">
                <text:p>232.999099731445</text:p>
              </table:table-cell>
              <table:table-cell office:value-type="float" office:value="7.22702207114378">
                <text:p>7.22702207114378</text:p>
              </table:table-cell>
              <table:table-cell office:value-type="float" office:value="0.593200910961143">
                <text:p>0.593200910961143</text:p>
              </table:table-cell>
              <table:table-cell office:value-type="float" office:value="7.17788655169637">
                <text:p>7.177886551696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45054352283478">
                <text:p>0.945054352283478</text:p>
              </table:table-cell>
              <table:table-cell office:value-type="float" office:value="7.2060112228439">
                <text:p>7.2060112228439</text:p>
              </table:table-cell>
              <table:table-cell office:value-type="float" office:value="0.757573660846767">
                <text:p>0.757573660846767</text:p>
              </table:table-cell>
              <table:table-cell office:value-type="float" office:value="7.155376497886">
                <text:p>7.1553764978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25856506824493">
                <text:p>0.825856506824493</text:p>
              </table:table-cell>
              <table:table-cell office:value-type="float" office:value="7.18236186690556">
                <text:p>7.18236186690556</text:p>
              </table:table-cell>
              <table:table-cell office:value-type="float" office:value="0.755947088409285">
                <text:p>0.755947088409285</text:p>
              </table:table-cell>
              <table:table-cell office:value-type="float" office:value="7.13172480641792">
                <text:p>7.131724806417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9.071884155273">
                <text:p>109.071884155273</text:p>
              </table:table-cell>
              <table:table-cell office:value-type="float" office:value="7.50394968698559">
                <text:p>7.50394968698559</text:p>
              </table:table-cell>
              <table:table-cell office:value-type="float" office:value="0.902476025586945">
                <text:p>0.902476025586945</text:p>
              </table:table-cell>
              <table:table-cell office:value-type="float" office:value="7.07410532610145">
                <text:p>7.07410532610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6391530036926">
                <text:p>1.26391530036926</text:p>
              </table:table-cell>
              <table:table-cell office:value-type="float" office:value="7.45593815927959">
                <text:p>7.45593815927959</text:p>
              </table:table-cell>
              <table:table-cell office:value-type="float" office:value="0.944697424313659">
                <text:p>0.944697424313659</text:p>
              </table:table-cell>
              <table:table-cell office:value-type="float" office:value="7.06048032764391">
                <text:p>7.060480327643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9.155181884766">
                <text:p>209.155181884766</text:p>
              </table:table-cell>
              <table:table-cell office:value-type="float" office:value="7.74784278532641">
                <text:p>7.74784278532641</text:p>
              </table:table-cell>
              <table:table-cell office:value-type="float" office:value="0.878221838540032">
                <text:p>0.878221838540032</text:p>
              </table:table-cell>
              <table:table-cell office:value-type="float" office:value="7.00199878572994">
                <text:p>7.00199878572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8549509048462">
                <text:p>3.48549509048462</text:p>
              </table:table-cell>
              <table:table-cell office:value-type="float" office:value="7.67657822400223">
                <text:p>7.67657822400223</text:p>
              </table:table-cell>
              <table:table-cell office:value-type="float" office:value="216.653853551536">
                <text:p>216.653853551536</text:p>
              </table:table-cell>
              <table:table-cell office:value-type="float" office:value="7.22816898568156">
                <text:p>7.228168985681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0490431785583">
                <text:p>2.70490431785583</text:p>
              </table:table-cell>
              <table:table-cell office:value-type="float" office:value="7.66094173306494">
                <text:p>7.66094173306494</text:p>
              </table:table-cell>
              <table:table-cell office:value-type="float" office:value="14.5273944699397">
                <text:p>14.5273944699397</text:p>
              </table:table-cell>
              <table:table-cell office:value-type="float" office:value="7.19407118461163">
                <text:p>7.194071184611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83793437480926">
                <text:p>0.983793437480926</text:p>
              </table:table-cell>
              <table:table-cell office:value-type="float" office:value="7.64286608296629">
                <text:p>7.64286608296629</text:p>
              </table:table-cell>
              <table:table-cell office:value-type="float" office:value="0.652851707977155">
                <text:p>0.652851707977155</text:p>
              </table:table-cell>
              <table:table-cell office:value-type="float" office:value="7.15466495656593">
                <text:p>7.15466495656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6517028808594">
                <text:p>14.6517028808594</text:p>
              </table:table-cell>
              <table:table-cell office:value-type="float" office:value="7.68130885010108">
                <text:p>7.68130885010108</text:p>
              </table:table-cell>
              <table:table-cell office:value-type="float" office:value="0.976074452686445">
                <text:p>0.976074452686445</text:p>
              </table:table-cell>
              <table:table-cell office:value-type="float" office:value="7.11184285077775">
                <text:p>7.111842850777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.26975727081299">
                <text:p>9.26975727081299</text:p>
              </table:table-cell>
              <table:table-cell office:value-type="float" office:value="7.6757527959419">
                <text:p>7.6757527959419</text:p>
              </table:table-cell>
              <table:table-cell office:value-type="float" office:value="0.947442566595987">
                <text:p>0.947442566595987</text:p>
              </table:table-cell>
              <table:table-cell office:value-type="float" office:value="7.08627644653117">
                <text:p>7.08627644653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77874279022217">
                <text:p>0.977874279022217</text:p>
              </table:table-cell>
              <table:table-cell office:value-type="float" office:value="7.63040433624343">
                <text:p>7.63040433624343</text:p>
              </table:table-cell>
              <table:table-cell office:value-type="float" office:value="15.6524890007898">
                <text:p>15.6524890007898</text:p>
              </table:table-cell>
              <table:table-cell office:value-type="float" office:value="7.12860815814915">
                <text:p>7.128608158149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55605459213257">
                <text:p>7.55605459213257</text:p>
              </table:table-cell>
              <table:table-cell office:value-type="float" office:value="7.62507586594008">
                <text:p>7.62507586594008</text:p>
              </table:table-cell>
              <table:table-cell office:value-type="float" office:value="1.02710643826358">
                <text:p>1.02710643826358</text:p>
              </table:table-cell>
              <table:table-cell office:value-type="float" office:value="7.12030605368722">
                <text:p>7.120306053687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3896689414978">
                <text:p>1.03896689414978</text:p>
              </table:table-cell>
              <table:table-cell office:value-type="float" office:value="7.6118063377015">
                <text:p>7.6118063377015</text:p>
              </table:table-cell>
              <table:table-cell office:value-type="float" office:value="1.59181182814087">
                <text:p>1.59181182814087</text:p>
              </table:table-cell>
              <table:table-cell office:value-type="float" office:value="7.11581428105097">
                <text:p>7.115814281050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02144813537598">
                <text:p>9.02144813537598</text:p>
              </table:table-cell>
              <table:table-cell office:value-type="float" office:value="7.57578924383834">
                <text:p>7.57578924383834</text:p>
              </table:table-cell>
              <table:table-cell office:value-type="float" office:value="0.969968336881109">
                <text:p>0.969968336881109</text:p>
              </table:table-cell>
              <table:table-cell office:value-type="float" office:value="7.03660317230169">
                <text:p>7.036603172301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69638299942017">
                <text:p>5.69638299942017</text:p>
              </table:table-cell>
              <table:table-cell office:value-type="float" office:value="7.53613209306635">
                <text:p>7.53613209306635</text:p>
              </table:table-cell>
              <table:table-cell office:value-type="float" office:value="0.454449793801137">
                <text:p>0.454449793801137</text:p>
              </table:table-cell>
              <table:table-cell office:value-type="float" office:value="6.89486279278507">
                <text:p>6.894862792785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.3260078430176">
                <text:p>32.3260078430176</text:p>
              </table:table-cell>
              <table:table-cell office:value-type="float" office:value="7.57214635832671">
                <text:p>7.57214635832671</text:p>
              </table:table-cell>
              <table:table-cell office:value-type="float" office:value="1.2116476889867">
                <text:p>1.2116476889867</text:p>
              </table:table-cell>
              <table:table-cell office:value-type="float" office:value="6.85949600884475">
                <text:p>6.859496008844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907639503479">
                <text:p>1.6907639503479</text:p>
              </table:table-cell>
              <table:table-cell office:value-type="float" office:value="7.55680279539954">
                <text:p>7.55680279539954</text:p>
              </table:table-cell>
              <table:table-cell office:value-type="float" office:value="39.3100633518773">
                <text:p>39.3100633518773</text:p>
              </table:table-cell>
              <table:table-cell office:value-type="float" office:value="6.96547622243733">
                <text:p>6.965476222437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6392192840576">
                <text:p>1.56392192840576</text:p>
              </table:table-cell>
              <table:table-cell office:value-type="float" office:value="7.52324759572102">
                <text:p>7.52324759572102</text:p>
              </table:table-cell>
              <table:table-cell office:value-type="float" office:value="1.4912876013195">
                <text:p>1.4912876013195</text:p>
              </table:table-cell>
              <table:table-cell office:value-type="float" office:value="6.96245937315563">
                <text:p>6.962459373155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88003063201904">
                <text:p>4.88003063201904</text:p>
              </table:table-cell>
              <table:table-cell office:value-type="float" office:value="7.4812407922456">
                <text:p>7.4812407922456</text:p>
              </table:table-cell>
              <table:table-cell office:value-type="float" office:value="1.05980456151133">
                <text:p>1.05980456151133</text:p>
              </table:table-cell>
              <table:table-cell office:value-type="float" office:value="6.91374934890754">
                <text:p>6.913749348907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0.553146362305">
                <text:p>130.553146362305</text:p>
              </table:table-cell>
              <table:table-cell office:value-type="float" office:value="7.63870541342165">
                <text:p>7.63870541342165</text:p>
              </table:table-cell>
              <table:table-cell office:value-type="float" office:value="11.2117041029946">
                <text:p>11.2117041029946</text:p>
              </table:table-cell>
              <table:table-cell office:value-type="float" office:value="6.92427266827992">
                <text:p>6.924272668279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94728899002075">
                <text:p>0.894728899002075</text:p>
              </table:table-cell>
              <table:table-cell office:value-type="float" office:value="7.61381138395905">
                <text:p>7.61381138395905</text:p>
              </table:table-cell>
              <table:table-cell office:value-type="float" office:value="0.568734612884058">
                <text:p>0.568734612884058</text:p>
              </table:table-cell>
              <table:table-cell office:value-type="float" office:value="6.87431977200845">
                <text:p>6.874319772008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38753390312195">
                <text:p>1.38753390312195</text:p>
              </table:table-cell>
              <table:table-cell office:value-type="float" office:value="7.59169595407074">
                <text:p>7.59169595407074</text:p>
              </table:table-cell>
              <table:table-cell office:value-type="float" office:value="0.828786559192103">
                <text:p>0.828786559192103</text:p>
              </table:table-cell>
              <table:table-cell office:value-type="float" office:value="6.84795525316692">
                <text:p>6.847955253166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57589197158814">
                <text:p>6.57589197158814</text:p>
              </table:table-cell>
              <table:table-cell office:value-type="float" office:value="7.58974295563327">
                <text:p>7.58974295563327</text:p>
              </table:table-cell>
              <table:table-cell office:value-type="float" office:value="0.950617471979153">
                <text:p>0.950617471979153</text:p>
              </table:table-cell>
              <table:table-cell office:value-type="float" office:value="6.84269115549458">
                <text:p>6.842691155494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98934328556061">
                <text:p>0.998934328556061</text:p>
              </table:table-cell>
              <table:table-cell office:value-type="float" office:value="7.57674305856075">
                <text:p>7.57674305856075</text:p>
              </table:table-cell>
              <table:table-cell office:value-type="float" office:value="0.947634397417944">
                <text:p>0.947634397417944</text:p>
              </table:table-cell>
              <table:table-cell office:value-type="float" office:value="6.84279902357565">
                <text:p>6.842799023575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8475270271301">
                <text:p>1.18475270271301</text:p>
              </table:table-cell>
              <table:table-cell office:value-type="float" office:value="7.53584708399166">
                <text:p>7.53584708399166</text:p>
              </table:table-cell>
              <table:table-cell office:value-type="float" office:value="1.7030031120203">
                <text:p>1.7030031120203</text:p>
              </table:table-cell>
              <table:table-cell office:value-type="float" office:value="6.81716543758568">
                <text:p>6.817165437585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303227186203">
                <text:p>1.2303227186203</text:p>
              </table:table-cell>
              <table:table-cell office:value-type="float" office:value="7.49358717911199">
                <text:p>7.49358717911199</text:p>
              </table:table-cell>
              <table:table-cell office:value-type="float" office:value="1.36756004578122">
                <text:p>1.36756004578122</text:p>
              </table:table-cell>
              <table:table-cell office:value-type="float" office:value="6.77531735825415">
                <text:p>6.775317358254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5473115444183">
                <text:p>1.65473115444183</text:p>
              </table:table-cell>
              <table:table-cell office:value-type="float" office:value="7.47800207145792">
                <text:p>7.47800207145792</text:p>
              </table:table-cell>
              <table:table-cell office:value-type="float" office:value="0.676014310046436">
                <text:p>0.676014310046436</text:p>
              </table:table-cell>
              <table:table-cell office:value-type="float" office:value="6.74853242614809">
                <text:p>6.748532426148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1673769950867">
                <text:p>1.01673769950867</text:p>
              </table:table-cell>
              <table:table-cell office:value-type="float" office:value="7.45860656905739">
                <text:p>7.45860656905739</text:p>
              </table:table-cell>
              <table:table-cell office:value-type="float" office:value="0.722838318650411">
                <text:p>0.722838318650411</text:p>
              </table:table-cell>
              <table:table-cell office:value-type="float" office:value="6.72895402276405">
                <text:p>6.728954022764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0103549957275">
                <text:p>1.20103549957275</text:p>
              </table:table-cell>
              <table:table-cell office:value-type="float" office:value="7.43538192311068">
                <text:p>7.43538192311068</text:p>
              </table:table-cell>
              <table:table-cell office:value-type="float" office:value="5.26195734701108">
                <text:p>5.26195734701108</text:p>
              </table:table-cell>
              <table:table-cell office:value-type="float" office:value="6.70219573865961">
                <text:p>6.702195738659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804485678672791">
                <text:p>0.804485678672791</text:p>
              </table:table-cell>
              <table:table-cell office:value-type="float" office:value="7.42224205293016">
                <text:p>7.42224205293016</text:p>
              </table:table-cell>
              <table:table-cell office:value-type="float" office:value="0.393734091917478">
                <text:p>0.393734091917478</text:p>
              </table:table-cell>
              <table:table-cell office:value-type="float" office:value="6.66419852270515">
                <text:p>6.664198522705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43837881088257">
                <text:p>1.43837881088257</text:p>
              </table:table-cell>
              <table:table-cell office:value-type="float" office:value="7.41773260588138">
                <text:p>7.41773260588138</text:p>
              </table:table-cell>
              <table:table-cell office:value-type="float" office:value="1.07016287179298">
                <text:p>1.07016287179298</text:p>
              </table:table-cell>
              <table:table-cell office:value-type="float" office:value="6.65955750589511">
                <text:p>6.659557505895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0190422534943">
                <text:p>1.40190422534943</text:p>
              </table:table-cell>
              <table:table-cell office:value-type="float" office:value="7.40111985658391">
                <text:p>7.40111985658391</text:p>
              </table:table-cell>
              <table:table-cell office:value-type="float" office:value="0.632324923461224">
                <text:p>0.632324923461224</text:p>
              </table:table-cell>
              <table:table-cell office:value-type="float" office:value="6.63328507166299">
                <text:p>6.633285071662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4302041530609">
                <text:p>1.74302041530609</text:p>
              </table:table-cell>
              <table:table-cell office:value-type="float" office:value="7.36311501737743">
                <text:p>7.36311501737743</text:p>
              </table:table-cell>
              <table:table-cell office:value-type="float" office:value="0.76236244968468">
                <text:p>0.76236244968468</text:p>
              </table:table-cell>
              <table:table-cell office:value-type="float" office:value="6.61325374333644">
                <text:p>6.613253743336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0853397846222">
                <text:p>1.60853397846222</text:p>
              </table:table-cell>
              <table:table-cell office:value-type="float" office:value="7.35279785873179">
                <text:p>7.35279785873179</text:p>
              </table:table-cell>
              <table:table-cell office:value-type="float" office:value="1.27493922666034">
                <text:p>1.27493922666034</text:p>
              </table:table-cell>
              <table:table-cell office:value-type="float" office:value="6.59099234380847">
                <text:p>6.590992343808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5704462528229">
                <text:p>1.05704462528229</text:p>
              </table:table-cell>
              <table:table-cell office:value-type="float" office:value="7.33551394181574">
                <text:p>7.33551394181574</text:p>
              </table:table-cell>
              <table:table-cell office:value-type="float" office:value="1.27582789873502">
                <text:p>1.27582789873502</text:p>
              </table:table-cell>
              <table:table-cell office:value-type="float" office:value="6.58906493179015">
                <text:p>6.589064931790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1699070930481">
                <text:p>1.1699070930481</text:p>
              </table:table-cell>
              <table:table-cell office:value-type="float" office:value="7.3214964720454">
                <text:p>7.3214964720454</text:p>
              </table:table-cell>
              <table:table-cell office:value-type="float" office:value="0.884516903826268">
                <text:p>0.884516903826268</text:p>
              </table:table-cell>
              <table:table-cell office:value-type="float" office:value="6.57980460803138">
                <text:p>6.579804608031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560706615448">
                <text:p>0.9560706615448</text:p>
              </table:table-cell>
              <table:table-cell office:value-type="float" office:value="7.30182155172516">
                <text:p>7.30182155172516</text:p>
              </table:table-cell>
              <table:table-cell office:value-type="float" office:value="1.87611474769234">
                <text:p>1.87611474769234</text:p>
              </table:table-cell>
              <table:table-cell office:value-type="float" office:value="6.57592911888695">
                <text:p>6.575929118886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37516033649445">
                <text:p>1.37516033649445</text:p>
              </table:table-cell>
              <table:table-cell office:value-type="float" office:value="7.3026102927014">
                <text:p>7.3026102927014</text:p>
              </table:table-cell>
              <table:table-cell office:value-type="float" office:value="10.5530082596067">
                <text:p>10.5530082596067</text:p>
              </table:table-cell>
              <table:table-cell office:value-type="float" office:value="6.56935145104614">
                <text:p>6.569351451046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0088040828705">
                <text:p>1.20088040828705</text:p>
              </table:table-cell>
              <table:table-cell office:value-type="float" office:value="7.2836821169564">
                <text:p>7.2836821169564</text:p>
              </table:table-cell>
              <table:table-cell office:value-type="float" office:value="0.999698013914554">
                <text:p>0.999698013914554</text:p>
              </table:table-cell>
              <table:table-cell office:value-type="float" office:value="6.56210832136501">
                <text:p>6.562108321365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43032562732697">
                <text:p>1.43032562732697</text:p>
              </table:table-cell>
              <table:table-cell office:value-type="float" office:value="7.27624870814597">
                <text:p>7.27624870814597</text:p>
              </table:table-cell>
              <table:table-cell office:value-type="float" office:value="0.850983357903002">
                <text:p>0.850983357903002</text:p>
              </table:table-cell>
              <table:table-cell office:value-type="float" office:value="6.57076054353664">
                <text:p>6.570760543536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4172570705414">
                <text:p>1.84172570705414</text:p>
              </table:table-cell>
              <table:table-cell office:value-type="float" office:value="7.26179395735178">
                <text:p>7.26179395735178</text:p>
              </table:table-cell>
              <table:table-cell office:value-type="float" office:value="0.869443611366101">
                <text:p>0.869443611366101</text:p>
              </table:table-cell>
              <table:table-cell office:value-type="float" office:value="6.57047389169698">
                <text:p>6.570473891696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31553220748901">
                <text:p>1.31553220748901</text:p>
              </table:table-cell>
              <table:table-cell office:value-type="float" office:value="7.25379211868517">
                <text:p>7.25379211868517</text:p>
              </table:table-cell>
              <table:table-cell office:value-type="float" office:value="0.714529251375242">
                <text:p>0.714529251375242</text:p>
              </table:table-cell>
              <table:table-cell office:value-type="float" office:value="6.55266388789876">
                <text:p>6.552663887898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40321338176727">
                <text:p>1.40321338176727</text:p>
              </table:table-cell>
              <table:table-cell office:value-type="float" office:value="7.23964573545212">
                <text:p>7.23964573545212</text:p>
              </table:table-cell>
              <table:table-cell office:value-type="float" office:value="0.289974202203914">
                <text:p>0.289974202203914</text:p>
              </table:table-cell>
              <table:table-cell office:value-type="float" office:value="6.51061902146477">
                <text:p>6.510619021464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03425073623657">
                <text:p>2.03425073623657</text:p>
              </table:table-cell>
              <table:table-cell office:value-type="float" office:value="7.22775257296207">
                <text:p>7.22775257296207</text:p>
              </table:table-cell>
              <table:table-cell office:value-type="float" office:value="173.138234439549">
                <text:p>173.138234439549</text:p>
              </table:table-cell>
              <table:table-cell office:value-type="float" office:value="6.66356707717991">
                <text:p>6.66356707717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317507982254">
                <text:p>1.0317507982254</text:p>
              </table:table-cell>
              <table:table-cell office:value-type="float" office:value="7.21345207686457">
                <text:p>7.21345207686457</text:p>
              </table:table-cell>
              <table:table-cell office:value-type="float" office:value="0.828471495629523">
                <text:p>0.828471495629523</text:p>
              </table:table-cell>
              <table:table-cell office:value-type="float" office:value="6.66690443007335">
                <text:p>6.666904430073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50377655029297">
                <text:p>1.50377655029297</text:p>
              </table:table-cell>
              <table:table-cell office:value-type="float" office:value="7.20218476157374">
                <text:p>7.20218476157374</text:p>
              </table:table-cell>
              <table:table-cell office:value-type="float" office:value="254.796369136702">
                <text:p>254.796369136702</text:p>
              </table:table-cell>
              <table:table-cell office:value-type="float" office:value="6.8835962635205">
                <text:p>6.88359626352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5356025695801">
                <text:p>1.05356025695801</text:p>
              </table:table-cell>
              <table:table-cell office:value-type="float" office:value="7.17284357314452">
                <text:p>7.17284357314452</text:p>
              </table:table-cell>
              <table:table-cell office:value-type="float" office:value="1.86681865487369">
                <text:p>1.86681865487369</text:p>
              </table:table-cell>
              <table:table-cell office:value-type="float" office:value="6.87446565506347">
                <text:p>6.874465655063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39795255661011">
                <text:p>1.39795255661011</text:p>
              </table:table-cell>
              <table:table-cell office:value-type="float" office:value="7.16650561689277">
                <text:p>7.16650561689277</text:p>
              </table:table-cell>
              <table:table-cell office:value-type="float" office:value="0.917717045342914">
                <text:p>0.917717045342914</text:p>
              </table:table-cell>
              <table:table-cell office:value-type="float" office:value="6.86239339371661">
                <text:p>6.862393393716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69355380535126">
                <text:p>0.869355380535126</text:p>
              </table:table-cell>
              <table:table-cell office:value-type="float" office:value="7.15794519668873">
                <text:p>7.15794519668873</text:p>
              </table:table-cell>
              <table:table-cell office:value-type="float" office:value="1.15672921760595">
                <text:p>1.15672921760595</text:p>
              </table:table-cell>
              <table:table-cell office:value-type="float" office:value="6.85961182517369">
                <text:p>6.859611825173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3011591434479">
                <text:p>1.33011591434479</text:p>
              </table:table-cell>
              <table:table-cell office:value-type="float" office:value="7.15502266505981">
                <text:p>7.15502266505981</text:p>
              </table:table-cell>
              <table:table-cell office:value-type="float" office:value="1.18949804453041">
                <text:p>1.18949804453041</text:p>
              </table:table-cell>
              <table:table-cell office:value-type="float" office:value="6.8607313286385">
                <text:p>6.8607313286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1800355911255">
                <text:p>4.41800355911255</text:p>
              </table:table-cell>
              <table:table-cell office:value-type="float" office:value="7.15335051570658">
                <text:p>7.15335051570658</text:p>
              </table:table-cell>
              <table:table-cell office:value-type="float" office:value="0.355893328985771">
                <text:p>0.355893328985771</text:p>
              </table:table-cell>
              <table:table-cell office:value-type="float" office:value="6.83162428004116">
                <text:p>6.83162428004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7045285701752">
                <text:p>1.27045285701752</text:p>
              </table:table-cell>
              <table:table-cell office:value-type="float" office:value="7.13754703734941">
                <text:p>7.13754703734941</text:p>
              </table:table-cell>
              <table:table-cell office:value-type="float" office:value="23.8490727106153">
                <text:p>23.8490727106153</text:p>
              </table:table-cell>
              <table:table-cell office:value-type="float" office:value="6.87978178222211">
                <text:p>6.879781782222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4947392940521">
                <text:p>0.974947392940521</text:p>
              </table:table-cell>
              <table:table-cell office:value-type="float" office:value="7.13200870211395">
                <text:p>7.13200870211395</text:p>
              </table:table-cell>
              <table:table-cell office:value-type="float" office:value="0.795817756116148">
                <text:p>0.795817756116148</text:p>
              </table:table-cell>
              <table:table-cell office:value-type="float" office:value="6.86971291403002">
                <text:p>6.869712914030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867867946625">
                <text:p>1.87867867946625</text:p>
              </table:table-cell>
              <table:table-cell office:value-type="float" office:value="7.13313809971888">
                <text:p>7.13313809971888</text:p>
              </table:table-cell>
              <table:table-cell office:value-type="float" office:value="0.969599857688152">
                <text:p>0.969599857688152</text:p>
              </table:table-cell>
              <table:table-cell office:value-type="float" office:value="6.8659708361621">
                <text:p>6.86597083616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8607392311096">
                <text:p>1.28607392311096</text:p>
              </table:table-cell>
              <table:table-cell office:value-type="float" office:value="7.12627684817782">
                <text:p>7.12627684817782</text:p>
              </table:table-cell>
              <table:table-cell office:value-type="float" office:value="1.00466744067262">
                <text:p>1.00466744067262</text:p>
              </table:table-cell>
              <table:table-cell office:value-type="float" office:value="6.86507527340794">
                <text:p>6.865075273407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67100143432617">
                <text:p>6.67100143432617</text:p>
              </table:table-cell>
              <table:table-cell office:value-type="float" office:value="7.1247288709326">
                <text:p>7.1247288709326</text:p>
              </table:table-cell>
              <table:table-cell office:value-type="float" office:value="1.87083236296708">
                <text:p>1.87083236296708</text:p>
              </table:table-cell>
              <table:table-cell office:value-type="float" office:value="6.86141942065466">
                <text:p>6.861419420654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7304162979126">
                <text:p>12.7304162979126</text:p>
              </table:table-cell>
              <table:table-cell office:value-type="float" office:value="7.1299207277886">
                <text:p>7.1299207277886</text:p>
              </table:table-cell>
              <table:table-cell office:value-type="float" office:value="0.989986343058735">
                <text:p>0.989986343058735</text:p>
              </table:table-cell>
              <table:table-cell office:value-type="float" office:value="6.84171628199558">
                <text:p>6.841716281995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89496231079102">
                <text:p>0.989496231079102</text:p>
              </table:table-cell>
              <table:table-cell office:value-type="float" office:value="7.11915291682088">
                <text:p>7.11915291682088</text:p>
              </table:table-cell>
              <table:table-cell office:value-type="float" office:value="1.04030142881655">
                <text:p>1.04030142881655</text:p>
              </table:table-cell>
              <table:table-cell office:value-type="float" office:value="6.83768674298405">
                <text:p>6.837686742984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51354372501373">
                <text:p>0.651354372501373</text:p>
              </table:table-cell>
              <table:table-cell office:value-type="float" office:value="7.10960820615639">
                <text:p>7.10960820615639</text:p>
              </table:table-cell>
              <table:table-cell office:value-type="float" office:value="14.0177109472588">
                <text:p>14.0177109472588</text:p>
              </table:table-cell>
              <table:table-cell office:value-type="float" office:value="6.85358183646496">
                <text:p>6.853581836464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.9866256713867">
                <text:p>36.9866256713867</text:p>
              </table:table-cell>
              <table:table-cell office:value-type="float" office:value="7.17083681940758">
                <text:p>7.17083681940758</text:p>
              </table:table-cell>
              <table:table-cell office:value-type="float" office:value="0.881427108825114">
                <text:p>0.881427108825114</text:p>
              </table:table-cell>
              <table:table-cell office:value-type="float" office:value="6.85838815093068">
                <text:p>6.858388150930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3539988994598">
                <text:p>1.93539988994598</text:p>
              </table:table-cell>
              <table:table-cell office:value-type="float" office:value="7.16733682306178">
                <text:p>7.16733682306178</text:p>
              </table:table-cell>
              <table:table-cell office:value-type="float" office:value="37.6674152477096">
                <text:p>37.6674152477096</text:p>
              </table:table-cell>
              <table:table-cell office:value-type="float" office:value="6.93720438922932">
                <text:p>6.93720438922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8057522773743">
                <text:p>1.58057522773743</text:p>
              </table:table-cell>
              <table:table-cell office:value-type="float" office:value="7.16086375044643">
                <text:p>7.16086375044643</text:p>
              </table:table-cell>
              <table:table-cell office:value-type="float" office:value="1.77931886537884">
                <text:p>1.77931886537884</text:p>
              </table:table-cell>
              <table:table-cell office:value-type="float" office:value="6.94183218510503">
                <text:p>6.941832185105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2037057876587">
                <text:p>1.42037057876587</text:p>
              </table:table-cell>
              <table:table-cell office:value-type="float" office:value="7.13539067439129">
                <text:p>7.13539067439129</text:p>
              </table:table-cell>
              <table:table-cell office:value-type="float" office:value="1.1444703304343">
                <text:p>1.1444703304343</text:p>
              </table:table-cell>
              <table:table-cell office:value-type="float" office:value="6.92321116967175">
                <text:p>6.923211169671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4810705184937">
                <text:p>11.4810705184937</text:p>
              </table:table-cell>
              <table:table-cell office:value-type="float" office:value="7.14286754260824">
                <text:p>7.14286754260824</text:p>
              </table:table-cell>
              <table:table-cell office:value-type="float" office:value="0.821409882801127">
                <text:p>0.821409882801127</text:p>
              </table:table-cell>
              <table:table-cell office:value-type="float" office:value="6.89787665017574">
                <text:p>6.897876650175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13427114486694">
                <text:p>5.13427114486694</text:p>
              </table:table-cell>
              <table:table-cell office:value-type="float" office:value="7.13042772736747">
                <text:p>7.13042772736747</text:p>
              </table:table-cell>
              <table:table-cell office:value-type="float" office:value="9.08333725464782">
                <text:p>9.08333725464782</text:p>
              </table:table-cell>
              <table:table-cell office:value-type="float" office:value="6.91677459964517">
                <text:p>6.916774599645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83764243125916">
                <text:p>0.783764243125916</text:p>
              </table:table-cell>
              <table:table-cell office:value-type="float" office:value="7.12107676779874">
                <text:p>7.12107676779874</text:p>
              </table:table-cell>
              <table:table-cell office:value-type="float" office:value="0.636477711671053">
                <text:p>0.636477711671053</text:p>
              </table:table-cell>
              <table:table-cell office:value-type="float" office:value="6.91296856638188">
                <text:p>6.912968566381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5550023317337">
                <text:p>1.5550023317337</text:p>
              </table:table-cell>
              <table:table-cell office:value-type="float" office:value="7.09628889015862">
                <text:p>7.09628889015862</text:p>
              </table:table-cell>
              <table:table-cell office:value-type="float" office:value="2.04811041780856">
                <text:p>2.04811041780856</text:p>
              </table:table-cell>
              <table:table-cell office:value-type="float" office:value="6.9142274425788">
                <text:p>6.914227442578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5204420089722">
                <text:p>1.25204420089722</text:p>
              </table:table-cell>
              <table:table-cell office:value-type="float" office:value="7.09283078886216">
                <text:p>7.09283078886216</text:p>
              </table:table-cell>
              <table:table-cell office:value-type="float" office:value="2.86530728128967">
                <text:p>2.86530728128967</text:p>
              </table:table-cell>
              <table:table-cell office:value-type="float" office:value="6.92419667804907">
                <text:p>6.924196678049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44321751594543">
                <text:p>0.944321751594543</text:p>
              </table:table-cell>
              <table:table-cell office:value-type="float" office:value="7.08776513340061">
                <text:p>7.08776513340061</text:p>
              </table:table-cell>
              <table:table-cell office:value-type="float" office:value="0.987273671273711">
                <text:p>0.987273671273711</text:p>
              </table:table-cell>
              <table:table-cell office:value-type="float" office:value="6.92349914567181">
                <text:p>6.923499145671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35019254684448">
                <text:p>1.35019254684448</text:p>
              </table:table-cell>
              <table:table-cell office:value-type="float" office:value="7.08294692544677">
                <text:p>7.08294692544677</text:p>
              </table:table-cell>
              <table:table-cell office:value-type="float" office:value="0.607717827545147">
                <text:p>0.607717827545147</text:p>
              </table:table-cell>
              <table:table-cell office:value-type="float" office:value="6.91914091777183">
                <text:p>6.919140917771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9902918338776">
                <text:p>1.09902918338776</text:p>
              </table:table-cell>
              <table:table-cell office:value-type="float" office:value="7.04997636962665">
                <text:p>7.04997636962665</text:p>
              </table:table-cell>
              <table:table-cell office:value-type="float" office:value="1.26743832014145">
                <text:p>1.26743832014145</text:p>
              </table:table-cell>
              <table:table-cell office:value-type="float" office:value="6.9137524471361">
                <text:p>6.91375244713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4.556228637695">
                <text:p>234.556228637695</text:p>
              </table:table-cell>
              <table:table-cell office:value-type="float" office:value="7.29081626818409">
                <text:p>7.29081626818409</text:p>
              </table:table-cell>
              <table:table-cell office:value-type="float" office:value="55.1469918698867">
                <text:p>55.1469918698867</text:p>
              </table:table-cell>
              <table:table-cell office:value-type="float" office:value="7.02385110275181">
                <text:p>7.023851102751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52156865596771">
                <text:p>1.52156865596771</text:p>
              </table:table-cell>
              <table:table-cell office:value-type="float" office:value="7.28770068827916">
                <text:p>7.28770068827916</text:p>
              </table:table-cell>
              <table:table-cell office:value-type="float" office:value="0.482785649803117">
                <text:p>0.482785649803117</text:p>
              </table:table-cell>
              <table:table-cell office:value-type="float" office:value="7.01085364479864">
                <text:p>7.010853644798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9.4035034179688">
                <text:p>89.4035034179688</text:p>
              </table:table-cell>
              <table:table-cell office:value-type="float" office:value="7.40071839420696">
                <text:p>7.40071839420696</text:p>
              </table:table-cell>
              <table:table-cell office:value-type="float" office:value="0.964664231277106">
                <text:p>0.964664231277106</text:p>
              </table:table-cell>
              <table:table-cell office:value-type="float" office:value="6.98281427300442">
                <text:p>6.982814273004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08962881565094">
                <text:p>1.08962881565094</text:p>
              </table:table-cell>
              <table:table-cell office:value-type="float" office:value="7.37991385649965">
                <text:p>7.37991385649965</text:p>
              </table:table-cell>
              <table:table-cell office:value-type="float" office:value="244.854058011294">
                <text:p>244.854058011294</text:p>
              </table:table-cell>
              <table:table-cell office:value-type="float" office:value="7.12357039225557">
                <text:p>7.123570392255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04156053066254">
                <text:p>1.04156053066254</text:p>
              </table:table-cell>
              <table:table-cell office:value-type="float" office:value="7.35958105126803">
                <text:p>7.35958105126803</text:p>
              </table:table-cell>
              <table:table-cell office:value-type="float" office:value="94.8067099486662">
                <text:p>94.8067099486662</text:p>
              </table:table-cell>
              <table:table-cell office:value-type="float" office:value="7.15880454841032">
                <text:p>7.158804548410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1122531890869">
                <text:p>19.1122531890869</text:p>
              </table:table-cell>
              <table:table-cell office:value-type="float" office:value="7.38293209762011">
                <text:p>7.38293209762011</text:p>
              </table:table-cell>
              <table:table-cell office:value-type="float" office:value="1.60135460808238">
                <text:p>1.60135460808238</text:p>
              </table:table-cell>
              <table:table-cell office:value-type="float" office:value="7.16589424646622">
                <text:p>7.165894246466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2091021537781">
                <text:p>1.32091021537781</text:p>
              </table:table-cell>
              <table:table-cell office:value-type="float" office:value="7.37177945853933">
                <text:p>7.37177945853933</text:p>
              </table:table-cell>
              <table:table-cell office:value-type="float" office:value="0.919438535804085">
                <text:p>0.919438535804085</text:p>
              </table:table-cell>
              <table:table-cell office:value-type="float" office:value="7.15246457304826">
                <text:p>7.152464573048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16333973407745">
                <text:p>0.916333973407745</text:p>
              </table:table-cell>
              <table:table-cell office:value-type="float" office:value="7.36468693182208">
                <text:p>7.36468693182208</text:p>
              </table:table-cell>
              <table:table-cell office:value-type="float" office:value="18.9087785270556">
                <text:p>18.9087785270556</text:p>
              </table:table-cell>
              <table:table-cell office:value-type="float" office:value="7.1843916467109">
                <text:p>7.18439164671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756875038147">
                <text:p>1.4756875038147</text:p>
              </table:table-cell>
              <table:table-cell office:value-type="float" office:value="7.36393022188767">
                <text:p>7.36393022188767</text:p>
              </table:table-cell>
              <table:table-cell office:value-type="float" office:value="1.03730982105298">
                <text:p>1.03730982105298</text:p>
              </table:table-cell>
              <table:table-cell office:value-type="float" office:value="7.18532341900524">
                <text:p>7.185323419005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429162979126">
                <text:p>1.0429162979126</text:p>
              </table:table-cell>
              <table:table-cell office:value-type="float" office:value="7.35500177889383">
                <text:p>7.35500177889383</text:p>
              </table:table-cell>
              <table:table-cell office:value-type="float" office:value="0.908555156525067">
                <text:p>0.908555156525067</text:p>
              </table:table-cell>
              <table:table-cell office:value-type="float" office:value="7.16748586015657">
                <text:p>7.167485860156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6.194961547852">
                <text:p>136.194961547852</text:p>
              </table:table-cell>
              <table:table-cell office:value-type="float" office:value="7.43252595702519">
                <text:p>7.43252595702519</text:p>
              </table:table-cell>
              <table:table-cell office:value-type="float" office:value="0.947027875125296">
                <text:p>0.947027875125296</text:p>
              </table:table-cell>
              <table:table-cell office:value-type="float" office:value="7.15920871290337">
                <text:p>7.159208712903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1032292842865">
                <text:p>1.1032292842865</text:p>
              </table:table-cell>
              <table:table-cell office:value-type="float" office:value="7.4179505073037">
                <text:p>7.4179505073037</text:p>
              </table:table-cell>
              <table:table-cell office:value-type="float" office:value="123.32209233808">
                <text:p>123.32209233808</text:p>
              </table:table-cell>
              <table:table-cell office:value-type="float" office:value="7.28801366886294">
                <text:p>7.288013668862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16304659843445">
                <text:p>1.16304659843445</text:p>
              </table:table-cell>
              <table:table-cell office:value-type="float" office:value="7.40374442910909">
                <text:p>7.40374442910909</text:p>
              </table:table-cell>
              <table:table-cell office:value-type="float" office:value="1.44763317869982">
                <text:p>1.44763317869982</text:p>
              </table:table-cell>
              <table:table-cell office:value-type="float" office:value="7.28351675968589">
                <text:p>7.283516759685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217414855957">
                <text:p>43.217414855957</text:p>
              </table:table-cell>
              <table:table-cell office:value-type="float" office:value="7.43109589985443">
                <text:p>7.43109589985443</text:p>
              </table:table-cell>
              <table:table-cell office:value-type="float" office:value="0.90265821499844">
                <text:p>0.90265821499844</text:p>
              </table:table-cell>
              <table:table-cell office:value-type="float" office:value="7.2735536502355">
                <text:p>7.27355365023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1744174957275">
                <text:p>11.1744174957275</text:p>
              </table:table-cell>
              <table:table-cell office:value-type="float" office:value="7.41656774398553">
                <text:p>7.41656774398553</text:p>
              </table:table-cell>
              <table:table-cell office:value-type="float" office:value="0.947316784976737">
                <text:p>0.947316784976737</text:p>
              </table:table-cell>
              <table:table-cell office:value-type="float" office:value="7.2723350023846">
                <text:p>7.27233500238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41822504997253">
                <text:p>1.41822504997253</text:p>
              </table:table-cell>
              <table:table-cell office:value-type="float" office:value="7.40752846069721">
                <text:p>7.40752846069721</text:p>
              </table:table-cell>
              <table:table-cell office:value-type="float" office:value="10.1297942253509">
                <text:p>10.1297942253509</text:p>
              </table:table-cell>
              <table:table-cell office:value-type="float" office:value="7.28956985952043">
                <text:p>7.289569859520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3391180038452">
                <text:p>12.3391180038452</text:p>
              </table:table-cell>
              <table:table-cell office:value-type="float" office:value="7.42920895846316">
                <text:p>7.42920895846316</text:p>
              </table:table-cell>
              <table:table-cell office:value-type="float" office:value="0.620071577330076">
                <text:p>0.620071577330076</text:p>
              </table:table-cell>
              <table:table-cell office:value-type="float" office:value="7.27748762671482">
                <text:p>7.277487626714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831487596035004">
                <text:p>0.831487596035004</text:p>
              </table:table-cell>
              <table:table-cell office:value-type="float" office:value="7.42325760126274">
                <text:p>7.42325760126274</text:p>
              </table:table-cell>
              <table:table-cell office:value-type="float" office:value="0.444045077305331">
                <text:p>0.444045077305331</text:p>
              </table:table-cell>
              <table:table-cell office:value-type="float" office:value="7.25953615966397">
                <text:p>7.259536159663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12048745155334">
                <text:p>1.12048745155334</text:p>
              </table:table-cell>
              <table:table-cell office:value-type="float" office:value="7.41172864026019">
                <text:p>7.41172864026019</text:p>
              </table:table-cell>
              <table:table-cell office:value-type="float" office:value="13.816686430911">
                <text:p>13.816686430911</text:p>
              </table:table-cell>
              <table:table-cell office:value-type="float" office:value="7.27731897631558">
                <text:p>7.277318976315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62819480896">
                <text:p>1.062819480896</text:p>
              </table:table-cell>
              <table:table-cell office:value-type="float" office:value="7.40383359367868">
                <text:p>7.40383359367868</text:p>
              </table:table-cell>
              <table:table-cell office:value-type="float" office:value="0.849951948625152">
                <text:p>0.849951948625152</text:p>
              </table:table-cell>
              <table:table-cell office:value-type="float" office:value="7.2669282879903">
                <text:p>7.2669282879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42662906646729">
                <text:p>0.742662906646729</text:p>
              </table:table-cell>
              <table:table-cell office:value-type="float" office:value="7.39985293906197">
                <text:p>7.39985293906197</text:p>
              </table:table-cell>
              <table:table-cell office:value-type="float" office:value="0.818408578216688">
                <text:p>0.818408578216688</text:p>
              </table:table-cell>
              <table:table-cell office:value-type="float" office:value="7.25795572283821">
                <text:p>7.257955722838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63743233680725">
                <text:p>1.63743233680725</text:p>
              </table:table-cell>
              <table:table-cell office:value-type="float" office:value="7.38488201497227">
                <text:p>7.38488201497227</text:p>
              </table:table-cell>
              <table:table-cell office:value-type="float" office:value="6.24978035703953">
                <text:p>6.24978035703953</text:p>
              </table:table-cell>
              <table:table-cell office:value-type="float" office:value="7.26258757679034">
                <text:p>7.262587576790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87253963947296">
                <text:p>0.987253963947296</text:p>
              </table:table-cell>
              <table:table-cell office:value-type="float" office:value="7.37956112407061">
                <text:p>7.37956112407061</text:p>
              </table:table-cell>
              <table:table-cell office:value-type="float" office:value="4.36656288199832">
                <text:p>4.36656288199832</text:p>
              </table:table-cell>
              <table:table-cell office:value-type="float" office:value="7.26821635779592">
                <text:p>7.268216357795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02362656593323">
                <text:p>0.702362656593323</text:p>
              </table:table-cell>
              <table:table-cell office:value-type="float" office:value="7.36988693049589">
                <text:p>7.36988693049589</text:p>
              </table:table-cell>
              <table:table-cell office:value-type="float" office:value="7.41869831224444">
                <text:p>7.41869831224444</text:p>
              </table:table-cell>
              <table:table-cell office:value-type="float" office:value="7.2760281944352">
                <text:p>7.27602819443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17895340919495">
                <text:p>1.17895340919495</text:p>
              </table:table-cell>
              <table:table-cell office:value-type="float" office:value="7.36548256603343">
                <text:p>7.36548256603343</text:p>
              </table:table-cell>
              <table:table-cell office:value-type="float" office:value="0.940932841400952">
                <text:p>0.940932841400952</text:p>
              </table:table-cell>
              <table:table-cell office:value-type="float" office:value="7.26741727461922">
                <text:p>7.267417274619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43581652641296">
                <text:p>1.43581652641296</text:p>
              </table:table-cell>
              <table:table-cell office:value-type="float" office:value="7.36010041239303">
                <text:p>7.36010041239303</text:p>
              </table:table-cell>
              <table:table-cell office:value-type="float" office:value="1.75783204018664">
                <text:p>1.75783204018664</text:p>
              </table:table-cell>
              <table:table-cell office:value-type="float" office:value="7.27420277397588">
                <text:p>7.274202773975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3635997772217">
                <text:p>24.3635997772217</text:p>
              </table:table-cell>
              <table:table-cell office:value-type="float" office:value="7.38263692650533">
                <text:p>7.38263692650533</text:p>
              </table:table-cell>
              <table:table-cell office:value-type="float" office:value="0.860352038352143">
                <text:p>0.860352038352143</text:p>
              </table:table-cell>
              <table:table-cell office:value-type="float" office:value="7.27402645655055">
                <text:p>7.274026456550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5192120075226">
                <text:p>1.35192120075226</text:p>
              </table:table-cell>
              <table:table-cell office:value-type="float" office:value="7.37387235296557">
                <text:p>7.37387235296557</text:p>
              </table:table-cell>
              <table:table-cell office:value-type="float" office:value="0.823796907636225">
                <text:p>0.823796907636225</text:p>
              </table:table-cell>
              <table:table-cell office:value-type="float" office:value="7.26517582032429">
                <text:p>7.265175820324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9444093704224">
                <text:p>1.09444093704224</text:p>
              </table:table-cell>
              <table:table-cell office:value-type="float" office:value="7.35510390623564">
                <text:p>7.35510390623564</text:p>
              </table:table-cell>
              <table:table-cell office:value-type="float" office:value="1.15515921919192">
                <text:p>1.15515921919192</text:p>
              </table:table-cell>
              <table:table-cell office:value-type="float" office:value="7.23806001632734">
                <text:p>7.238060016327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.7933006286621">
                <text:p>37.7933006286621</text:p>
              </table:table-cell>
              <table:table-cell office:value-type="float" office:value="7.39056868953075">
                <text:p>7.39056868953075</text:p>
              </table:table-cell>
              <table:table-cell office:value-type="float" office:value="0.972431218560591">
                <text:p>0.972431218560591</text:p>
              </table:table-cell>
              <table:table-cell office:value-type="float" office:value="7.23686264287467">
                <text:p>7.236862642874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0636518001556">
                <text:p>1.00636518001556</text:p>
              </table:table-cell>
              <table:table-cell office:value-type="float" office:value="7.3805855121282">
                <text:p>7.3805855121282</text:p>
              </table:table-cell>
              <table:table-cell office:value-type="float" office:value="1.05590932086374">
                <text:p>1.05590932086374</text:p>
              </table:table-cell>
              <table:table-cell office:value-type="float" office:value="7.23658769965437">
                <text:p>7.236587699654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99971330165863">
                <text:p>0.999971330165863</text:p>
              </table:table-cell>
              <table:table-cell office:value-type="float" office:value="7.37875688777416">
                <text:p>7.37875688777416</text:p>
              </table:table-cell>
              <table:table-cell office:value-type="float" office:value="0.966023670152295">
                <text:p>0.966023670152295</text:p>
              </table:table-cell>
              <table:table-cell office:value-type="float" office:value="7.23310471674125">
                <text:p>7.23310471674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28095936775208">
                <text:p>1.28095936775208</text:p>
              </table:table-cell>
              <table:table-cell office:value-type="float" office:value="7.36324538440266">
                <text:p>7.36324538440266</text:p>
              </table:table-cell>
              <table:table-cell office:value-type="float" office:value="2.86734970881635">
                <text:p>2.86734970881635</text:p>
              </table:table-cell>
              <table:table-cell office:value-type="float" office:value="7.2248099562755">
                <text:p>7.22480995627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28004109859467">
                <text:p>1.28004109859467</text:p>
              </table:table-cell>
              <table:table-cell office:value-type="float" office:value="7.35955933701903">
                <text:p>7.35955933701903</text:p>
              </table:table-cell>
              <table:table-cell office:value-type="float" office:value="0.51394641136536">
                <text:p>0.51394641136536</text:p>
              </table:table-cell>
              <table:table-cell office:value-type="float" office:value="7.20762952917892">
                <text:p>7.207629529178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3677833080292">
                <text:p>1.03677833080292</text:p>
              </table:table-cell>
              <table:table-cell office:value-type="float" office:value="7.35395275281935">
                <text:p>7.35395275281935</text:p>
              </table:table-cell>
              <table:table-cell office:value-type="float" office:value="0.881473099461227">
                <text:p>0.881473099461227</text:p>
              </table:table-cell>
              <table:table-cell office:value-type="float" office:value="7.20083689286005">
                <text:p>7.200836892860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3137474060059">
                <text:p>1.73137474060059</text:p>
              </table:table-cell>
              <table:table-cell office:value-type="float" office:value="7.35311195019211">
                <text:p>7.35311195019211</text:p>
              </table:table-cell>
              <table:table-cell office:value-type="float" office:value="1.18181395121274">
                <text:p>1.18181395121274</text:p>
              </table:table-cell>
              <table:table-cell office:value-type="float" office:value="7.20150794119302">
                <text:p>7.201507941193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837242603302">
                <text:p>2.0837242603302</text:p>
              </table:table-cell>
              <table:table-cell office:value-type="float" office:value="7.35142596998672">
                <text:p>7.35142596998672</text:p>
              </table:table-cell>
              <table:table-cell office:value-type="float" office:value="1.0611391765251">
                <text:p>1.0611391765251</text:p>
              </table:table-cell>
              <table:table-cell office:value-type="float" office:value="7.19766993443083">
                <text:p>7.197669934430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32873249053955">
                <text:p>1.32873249053955</text:p>
              </table:table-cell>
              <table:table-cell office:value-type="float" office:value="7.34694341885894">
                <text:p>7.34694341885894</text:p>
              </table:table-cell>
              <table:table-cell office:value-type="float" office:value="0.74726843373306">
                <text:p>0.74726843373306</text:p>
              </table:table-cell>
              <table:table-cell office:value-type="float" office:value="7.18464044226427">
                <text:p>7.184640442264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7149159908295">
                <text:p>1.07149159908295</text:p>
              </table:table-cell>
              <table:table-cell office:value-type="float" office:value="7.33748395863924">
                <text:p>7.33748395863924</text:p>
              </table:table-cell>
              <table:table-cell office:value-type="float" office:value="11.8781795672383">
                <text:p>11.8781795672383</text:p>
              </table:table-cell>
              <table:table-cell office:value-type="float" office:value="7.17986353762266">
                <text:p>7.179863537622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8376672267914">
                <text:p>1.18376672267914</text:p>
              </table:table-cell>
              <table:table-cell office:value-type="float" office:value="7.33277870962722">
                <text:p>7.33277870962722</text:p>
              </table:table-cell>
              <table:table-cell office:value-type="float" office:value="0.981392521712497">
                <text:p>0.981392521712497</text:p>
              </table:table-cell>
              <table:table-cell office:value-type="float" office:value="7.18155055606822">
                <text:p>7.181550556068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4213466644287">
                <text:p>1.14213466644287</text:p>
              </table:table-cell>
              <table:table-cell office:value-type="float" office:value="7.32972560412975">
                <text:p>7.32972560412975</text:p>
              </table:table-cell>
              <table:table-cell office:value-type="float" office:value="1.00234330664715">
                <text:p>1.00234330664715</text:p>
              </table:table-cell>
              <table:table-cell office:value-type="float" office:value="7.17736724247303">
                <text:p>7.177367242473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5641734600067">
                <text:p>1.05641734600067</text:p>
              </table:table-cell>
              <table:table-cell office:value-type="float" office:value="7.32003334884469">
                <text:p>7.32003334884469</text:p>
              </table:table-cell>
              <table:table-cell office:value-type="float" office:value="39.129420112322">
                <text:p>39.129420112322</text:p>
              </table:table-cell>
              <table:table-cell office:value-type="float" office:value="7.22468849363034">
                <text:p>7.224688493630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9.265838623047">
                <text:p>259.265838623047</text:p>
              </table:table-cell>
              <table:table-cell office:value-type="float" office:value="7.50360407333737">
                <text:p>7.50360407333737</text:p>
              </table:table-cell>
              <table:table-cell office:value-type="float" office:value="0.874490612691108">
                <text:p>0.874490612691108</text:p>
              </table:table-cell>
              <table:table-cell office:value-type="float" office:value="7.21845927925449">
                <text:p>7.2184592792544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5400791168213">
                <text:p>1.65400791168213</text:p>
              </table:table-cell>
              <table:table-cell office:value-type="float" office:value="7.49915133786199">
                <text:p>7.49915133786199</text:p>
              </table:table-cell>
              <table:table-cell office:value-type="float" office:value="0.882010192516465">
                <text:p>0.882010192516465</text:p>
              </table:table-cell>
              <table:table-cell office:value-type="float" office:value="7.2201000355728">
                <text:p>7.22010003557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13003730773926">
                <text:p>1.13003730773926</text:p>
              </table:table-cell>
              <table:table-cell office:value-type="float" office:value="7.49382622760861">
                <text:p>7.49382622760861</text:p>
              </table:table-cell>
              <table:table-cell office:value-type="float" office:value="1.25332939036914">
                <text:p>1.25332939036914</text:p>
              </table:table-cell>
              <table:table-cell office:value-type="float" office:value="7.20621983998497">
                <text:p>7.206219839984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15879189968109">
                <text:p>0.915879189968109</text:p>
              </table:table-cell>
              <table:table-cell office:value-type="float" office:value="7.4793716314599">
                <text:p>7.4793716314599</text:p>
              </table:table-cell>
              <table:table-cell office:value-type="float" office:value="2.73117287595499">
                <text:p>2.73117287595499</text:p>
              </table:table-cell>
              <table:table-cell office:value-type="float" office:value="7.20113424481817">
                <text:p>7.201134244818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11772704124451">
                <text:p>1.11772704124451</text:p>
              </table:table-cell>
              <table:table-cell office:value-type="float" office:value="7.47301834104408">
                <text:p>7.47301834104408</text:p>
              </table:table-cell>
              <table:table-cell office:value-type="float" office:value="0.736294236800319">
                <text:p>0.736294236800319</text:p>
              </table:table-cell>
              <table:table-cell office:value-type="float" office:value="7.19575611398192">
                <text:p>7.195756113981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1191258430481">
                <text:p>1.1191258430481</text:p>
              </table:table-cell>
              <table:table-cell office:value-type="float" office:value="7.46195634025373">
                <text:p>7.46195634025373</text:p>
              </table:table-cell>
              <table:table-cell office:value-type="float" office:value="0.84133158569494">
                <text:p>0.84133158569494</text:p>
              </table:table-cell>
              <table:table-cell office:value-type="float" office:value="7.19043896608144">
                <text:p>7.190438966081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8454523086548">
                <text:p>12.8454523086548</text:p>
              </table:table-cell>
              <table:table-cell office:value-type="float" office:value="7.46109145351104">
                <text:p>7.46109145351104</text:p>
              </table:table-cell>
              <table:table-cell office:value-type="float" office:value="33.7573130862239">
                <text:p>33.7573130862239</text:p>
              </table:table-cell>
              <table:table-cell office:value-type="float" office:value="7.247293873061">
                <text:p>7.2472938730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28634262084961">
                <text:p>5.28634262084961</text:p>
              </table:table-cell>
              <table:table-cell office:value-type="float" office:value="7.45991696553205">
                <text:p>7.45991696553205</text:p>
              </table:table-cell>
              <table:table-cell office:value-type="float" office:value="2.82167025753714">
                <text:p>2.82167025753714</text:p>
              </table:table-cell>
              <table:table-cell office:value-type="float" office:value="7.23712409262708">
                <text:p>7.237124092627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26510298252106">
                <text:p>1.26510298252106</text:p>
              </table:table-cell>
              <table:table-cell office:value-type="float" office:value="7.45031879434378">
                <text:p>7.45031879434378</text:p>
              </table:table-cell>
              <table:table-cell office:value-type="float" office:value="0.956121055040997">
                <text:p>0.956121055040997</text:p>
              </table:table-cell>
              <table:table-cell office:value-type="float" office:value="7.22895993775834">
                <text:p>7.228959937758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3637218475342">
                <text:p>1.03637218475342</text:p>
              </table:table-cell>
              <table:table-cell office:value-type="float" office:value="7.44007770062109">
                <text:p>7.44007770062109</text:p>
              </table:table-cell>
              <table:table-cell office:value-type="float" office:value="0.850874753509288">
                <text:p>0.850874753509288</text:p>
              </table:table-cell>
              <table:table-cell office:value-type="float" office:value="7.22217212659435">
                <text:p>7.222172126594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05495703220367">
                <text:p>0.905495703220367</text:p>
              </table:table-cell>
              <table:table-cell office:value-type="float" office:value="7.43689386903981">
                <text:p>7.43689386903981</text:p>
              </table:table-cell>
              <table:table-cell office:value-type="float" office:value="1.21726996113596">
                <text:p>1.21726996113596</text:p>
              </table:table-cell>
              <table:table-cell office:value-type="float" office:value="7.21916562314356">
                <text:p>7.219165623143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9693849086761">
                <text:p>1.09693849086761</text:p>
              </table:table-cell>
              <table:table-cell office:value-type="float" office:value="7.42164512689507">
                <text:p>7.42164512689507</text:p>
              </table:table-cell>
              <table:table-cell office:value-type="float" office:value="27.2032427224612">
                <text:p>27.2032427224612</text:p>
              </table:table-cell>
              <table:table-cell office:value-type="float" office:value="7.26272311589131">
                <text:p>7.262723115891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81793475151062">
                <text:p>0.81793475151062</text:p>
              </table:table-cell>
              <table:table-cell office:value-type="float" office:value="7.4138542933865">
                <text:p>7.4138542933865</text:p>
              </table:table-cell>
              <table:table-cell office:value-type="float" office:value="1.1986502919378">
                <text:p>1.1986502919378</text:p>
              </table:table-cell>
              <table:table-cell office:value-type="float" office:value="7.25827371760132">
                <text:p>7.258273717601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31561005115509">
                <text:p>1.31561005115509</text:p>
              </table:table-cell>
              <table:table-cell office:value-type="float" office:value="7.40330619431881">
                <text:p>7.40330619431881</text:p>
              </table:table-cell>
              <table:table-cell office:value-type="float" office:value="0.657471827542382">
                <text:p>0.657471827542382</text:p>
              </table:table-cell>
              <table:table-cell office:value-type="float" office:value="7.23204733135194">
                <text:p>7.232047331351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35864949226379">
                <text:p>1.35864949226379</text:p>
              </table:table-cell>
              <table:table-cell office:value-type="float" office:value="7.39537865970528">
                <text:p>7.39537865970528</text:p>
              </table:table-cell>
              <table:table-cell office:value-type="float" office:value="161.017381235898">
                <text:p>161.017381235898</text:p>
              </table:table-cell>
              <table:table-cell office:value-type="float" office:value="7.37363547002011">
                <text:p>7.373635470020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37965214252472">
                <text:p>0.937965214252472</text:p>
              </table:table-cell>
              <table:table-cell office:value-type="float" office:value="7.38940572526732">
                <text:p>7.38940572526732</text:p>
              </table:table-cell>
              <table:table-cell office:value-type="float" office:value="0.915159799743792">
                <text:p>0.915159799743792</text:p>
              </table:table-cell>
              <table:table-cell office:value-type="float" office:value="7.36283042784214">
                <text:p>7.362830427842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7.113510131836">
                <text:p>237.113510131836</text:p>
              </table:table-cell>
              <table:table-cell office:value-type="float" office:value="7.52205258140615">
                <text:p>7.52205258140615</text:p>
              </table:table-cell>
              <table:table-cell office:value-type="float" office:value="0.981208337526423">
                <text:p>0.981208337526423</text:p>
              </table:table-cell>
              <table:table-cell office:value-type="float" office:value="7.36284704180756">
                <text:p>7.362847041807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36038494110107">
                <text:p>5.36038494110107</text:p>
              </table:table-cell>
              <table:table-cell office:value-type="float" office:value="7.51564459599793">
                <text:p>7.51564459599793</text:p>
              </table:table-cell>
              <table:table-cell office:value-type="float" office:value="10.8325524227598">
                <text:p>10.8325524227598</text:p>
              </table:table-cell>
              <table:table-cell office:value-type="float" office:value="7.37074806968884">
                <text:p>7.370748069688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0898747444153">
                <text:p>2.70898747444153</text:p>
              </table:table-cell>
              <table:table-cell office:value-type="float" office:value="7.51018172817587">
                <text:p>7.51018172817587</text:p>
              </table:table-cell>
              <table:table-cell office:value-type="float" office:value="5.77295520449752">
                <text:p>5.77295520449752</text:p>
              </table:table-cell>
              <table:table-cell office:value-type="float" office:value="7.36522623805162">
                <text:p>7.365226238051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49388837814331">
                <text:p>1.49388837814331</text:p>
              </table:table-cell>
              <table:table-cell office:value-type="float" office:value="7.50733762644427">
                <text:p>7.50733762644427</text:p>
              </table:table-cell>
              <table:table-cell office:value-type="float" office:value="0.918968710980463">
                <text:p>0.918968710980463</text:p>
              </table:table-cell>
              <table:table-cell office:value-type="float" office:value="7.36681931177151">
                <text:p>7.366819311771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10179591178894">
                <text:p>1.10179591178894</text:p>
              </table:table-cell>
              <table:table-cell office:value-type="float" office:value="7.50084125068813">
                <text:p>7.50084125068813</text:p>
              </table:table-cell>
              <table:table-cell office:value-type="float" office:value="1.2586732806439">
                <text:p>1.2586732806439</text:p>
              </table:table-cell>
              <table:table-cell office:value-type="float" office:value="7.36412350616048">
                <text:p>7.364123506160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24968302249908">
                <text:p>0.924968302249908</text:p>
              </table:table-cell>
              <table:table-cell office:value-type="float" office:value="7.49669196237088">
                <text:p>7.49669196237088</text:p>
              </table:table-cell>
              <table:table-cell office:value-type="float" office:value="2.28997883021586">
                <text:p>2.28997883021586</text:p>
              </table:table-cell>
              <table:table-cell office:value-type="float" office:value="7.35299607383505">
                <text:p>7.352996073835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64344501495361">
                <text:p>0.964344501495361</text:p>
              </table:table-cell>
              <table:table-cell office:value-type="float" office:value="7.49359336685835">
                <text:p>7.49359336685835</text:p>
              </table:table-cell>
              <table:table-cell office:value-type="float" office:value="0.996434784345888">
                <text:p>0.996434784345888</text:p>
              </table:table-cell>
              <table:table-cell office:value-type="float" office:value="7.35046308983301">
                <text:p>7.35046308983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04809975624084">
                <text:p>1.04809975624084</text:p>
              </table:table-cell>
              <table:table-cell office:value-type="float" office:value="7.48922412665929">
                <text:p>7.48922412665929</text:p>
              </table:table-cell>
              <table:table-cell office:value-type="float" office:value="1.52374745982594">
                <text:p>1.52374745982594</text:p>
              </table:table-cell>
              <table:table-cell office:value-type="float" office:value="7.3488644203011">
                <text:p>7.34886442030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06291127204895">
                <text:p>0.906291127204895</text:p>
              </table:table-cell>
              <table:table-cell office:value-type="float" office:value="7.4851241680697">
                <text:p>7.4851241680697</text:p>
              </table:table-cell>
              <table:table-cell office:value-type="float" office:value="0.919577172637285">
                <text:p>0.919577172637285</text:p>
              </table:table-cell>
              <table:table-cell office:value-type="float" office:value="7.34443752627656">
                <text:p>7.344437526276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25759828090668">
                <text:p>1.25759828090668</text:p>
              </table:table-cell>
              <table:table-cell office:value-type="float" office:value="7.48423335452123">
                <text:p>7.48423335452123</text:p>
              </table:table-cell>
              <table:table-cell office:value-type="float" office:value="0.929567890292462">
                <text:p>0.929567890292462</text:p>
              </table:table-cell>
              <table:table-cell office:value-type="float" office:value="7.33980158710459">
                <text:p>7.339801587104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40201008319855">
                <text:p>1.40201008319855</text:p>
              </table:table-cell>
              <table:table-cell office:value-type="float" office:value="7.47564487174507">
                <text:p>7.47564487174507</text:p>
              </table:table-cell>
              <table:table-cell office:value-type="float" office:value="0.962438949414075">
                <text:p>0.962438949414075</text:p>
              </table:table-cell>
              <table:table-cell office:value-type="float" office:value="7.33555137156491">
                <text:p>7.335551371564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0167453289032">
                <text:p>1.00167453289032</text:p>
              </table:table-cell>
              <table:table-cell office:value-type="float" office:value="7.46988257470237">
                <text:p>7.46988257470237</text:p>
              </table:table-cell>
              <table:table-cell office:value-type="float" office:value="267.755985155084">
                <text:p>267.755985155084</text:p>
              </table:table-cell>
              <table:table-cell office:value-type="float" office:value="7.49326767222026">
                <text:p>7.493267672220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2038280963898">
                <text:p>1.72038280963898</text:p>
              </table:table-cell>
              <table:table-cell office:value-type="float" office:value="7.46174306349976">
                <text:p>7.46174306349976</text:p>
              </table:table-cell>
              <table:table-cell office:value-type="float" office:value="44.1925693591836">
                <text:p>44.1925693591836</text:p>
              </table:table-cell>
              <table:table-cell office:value-type="float" office:value="7.51761779155861">
                <text:p>7.5176177915586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87186133861541">
                <text:p>0.987186133861541</text:p>
              </table:table-cell>
              <table:table-cell office:value-type="float" office:value="7.45967815160713">
                <text:p>7.45967815160713</text:p>
              </table:table-cell>
              <table:table-cell office:value-type="float" office:value="1.18599909909907">
                <text:p>1.18599909909907</text:p>
              </table:table-cell>
              <table:table-cell office:value-type="float" office:value="7.51554117063871">
                <text:p>7.515541170638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0095500946045">
                <text:p>1.60095500946045</text:p>
              </table:table-cell>
              <table:table-cell office:value-type="float" office:value="7.4587911473378">
                <text:p>7.4587911473378</text:p>
              </table:table-cell>
              <table:table-cell office:value-type="float" office:value="135.346558034101">
                <text:p>135.346558034101</text:p>
              </table:table-cell>
              <table:table-cell office:value-type="float" office:value="7.58829996493336">
                <text:p>7.588299964933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17656970024109">
                <text:p>1.17656970024109</text:p>
              </table:table-cell>
              <table:table-cell office:value-type="float" office:value="7.45939693304014">
                <text:p>7.45939693304014</text:p>
              </table:table-cell>
              <table:table-cell office:value-type="float" office:value="0.688645721370599">
                <text:p>0.688645721370599</text:p>
              </table:table-cell>
              <table:table-cell office:value-type="float" office:value="7.58374157244297">
                <text:p>7.583741572442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.261474609375">
                <text:p>75.261474609375</text:p>
              </table:table-cell>
              <table:table-cell office:value-type="float" office:value="7.56378773353999">
                <text:p>7.56378773353999</text:p>
              </table:table-cell>
              <table:table-cell office:value-type="float" office:value="0.958944215173503">
                <text:p>0.958944215173503</text:p>
              </table:table-cell>
              <table:table-cell office:value-type="float" office:value="7.58148951137279">
                <text:p>7.581489511372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34927546977997">
                <text:p>1.34927546977997</text:p>
              </table:table-cell>
              <table:table-cell office:value-type="float" office:value="7.55419327418352">
                <text:p>7.55419327418352</text:p>
              </table:table-cell>
              <table:table-cell office:value-type="float" office:value="0.958944215173503">
                <text:p>0.958944215173503</text:p>
              </table:table-cell>
              <table:table-cell office:value-type="float" office:value="7.57892767895355">
                <text:p>7.578927678953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5833737850189">
                <text:p>1.75833737850189</text:p>
              </table:table-cell>
              <table:table-cell office:value-type="float" office:value="7.55384806043838">
                <text:p>7.55384806043838</text:p>
              </table:table-cell>
              <table:table-cell office:value-type="float" office:value="0.847466681142067">
                <text:p>0.847466681142067</text:p>
              </table:table-cell>
              <table:table-cell office:value-type="float" office:value="7.57306059896931">
                <text:p>7.573060598969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95076894760132">
                <text:p>0.995076894760132</text:p>
              </table:table-cell>
              <table:table-cell office:value-type="float" office:value="7.54839094121011">
                <text:p>7.54839094121011</text:p>
              </table:table-cell>
              <table:table-cell office:value-type="float" office:value="0.903949388254724">
                <text:p>0.903949388254724</text:p>
              </table:table-cell>
              <table:table-cell office:value-type="float" office:value="7.56789139590848">
                <text:p>7.567891395908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849438428878784">
                <text:p>0.849438428878784</text:p>
              </table:table-cell>
              <table:table-cell office:value-type="float" office:value="7.54458971011905">
                <text:p>7.54458971011905</text:p>
              </table:table-cell>
              <table:table-cell office:value-type="float" office:value="0.903880291479744">
                <text:p>0.903880291479744</text:p>
              </table:table-cell>
              <table:table-cell office:value-type="float" office:value="7.56637364153194">
                <text:p>7.566373641531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879448771476746">
                <text:p>0.879448771476746</text:p>
              </table:table-cell>
              <table:table-cell office:value-type="float" office:value="7.54210887485367">
                <text:p>7.54210887485367</text:p>
              </table:table-cell>
              <table:table-cell office:value-type="float" office:value="0.73051332466167">
                <text:p>0.73051332466167</text:p>
              </table:table-cell>
              <table:table-cell office:value-type="float" office:value="7.56205551635929">
                <text:p>7.562055516359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0834167003632">
                <text:p>1.00834167003632</text:p>
              </table:table-cell>
              <table:table-cell office:value-type="float" office:value="7.53622085084958">
                <text:p>7.53622085084958</text:p>
              </table:table-cell>
              <table:table-cell office:value-type="float" office:value="0.887327818259278">
                <text:p>0.887327818259278</text:p>
              </table:table-cell>
              <table:table-cell office:value-type="float" office:value="7.55960624252833">
                <text:p>7.559606242528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0567708015442">
                <text:p>1.40567708015442</text:p>
              </table:table-cell>
              <table:table-cell office:value-type="float" office:value="7.53052676184033">
                <text:p>7.53052676184033</text:p>
              </table:table-cell>
              <table:table-cell office:value-type="float" office:value="176.114260797247">
                <text:p>176.114260797247</text:p>
              </table:table-cell>
              <table:table-cell office:value-type="float" office:value="7.6656876307815">
                <text:p>7.66568763078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835231304168701">
                <text:p>0.835231304168701</text:p>
              </table:table-cell>
              <table:table-cell office:value-type="float" office:value="7.51955401551289">
                <text:p>7.51955401551289</text:p>
              </table:table-cell>
              <table:table-cell office:value-type="float" office:value="2.15697790012495">
                <text:p>2.15697790012495</text:p>
              </table:table-cell>
              <table:table-cell office:value-type="float" office:value="7.65769130649895">
                <text:p>7.657691306498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06996870040894">
                <text:p>1.06996870040894</text:p>
              </table:table-cell>
              <table:table-cell office:value-type="float" office:value="7.51625807537307">
                <text:p>7.51625807537307</text:p>
              </table:table-cell>
              <table:table-cell office:value-type="float" office:value="1.46769684305113">
                <text:p>1.46769684305113</text:p>
              </table:table-cell>
              <table:table-cell office:value-type="float" office:value="7.66023401880213">
                <text:p>7.660234018802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53755867481232">
                <text:p>1.53755867481232</text:p>
              </table:table-cell>
              <table:table-cell office:value-type="float" office:value="7.51436457165211">
                <text:p>7.51436457165211</text:p>
              </table:table-cell>
              <table:table-cell office:value-type="float" office:value="0.737463839628129">
                <text:p>0.737463839628129</text:p>
              </table:table-cell>
              <table:table-cell office:value-type="float" office:value="7.65054557738148">
                <text:p>7.650545577381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29333567619324">
                <text:p>1.29333567619324</text:p>
              </table:table-cell>
              <table:table-cell office:value-type="float" office:value="7.50649014304263">
                <text:p>7.50649014304263</text:p>
              </table:table-cell>
              <table:table-cell office:value-type="float" office:value="1.06804231559532">
                <text:p>1.06804231559532</text:p>
              </table:table-cell>
              <table:table-cell office:value-type="float" office:value="7.64951174458282">
                <text:p>7.649511744582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859968304634094">
                <text:p>0.859968304634094</text:p>
              </table:table-cell>
              <table:table-cell office:value-type="float" office:value="7.50212780591919">
                <text:p>7.50212780591919</text:p>
              </table:table-cell>
              <table:table-cell office:value-type="float" office:value="0.847621885686349">
                <text:p>0.847621885686349</text:p>
              </table:table-cell>
              <table:table-cell office:value-type="float" office:value="7.64356682325207">
                <text:p>7.643566823252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8307945728302">
                <text:p>0.8307945728302</text:p>
              </table:table-cell>
              <table:table-cell office:value-type="float" office:value="7.49958197118503">
                <text:p>7.49958197118503</text:p>
              </table:table-cell>
              <table:table-cell office:value-type="float" office:value="0.82742606751922">
                <text:p>0.82742606751922</text:p>
              </table:table-cell>
              <table:table-cell office:value-type="float" office:value="7.63696338257607">
                <text:p>7.636963382576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868969023227692">
                <text:p>0.868969023227692</text:p>
              </table:table-cell>
              <table:table-cell office:value-type="float" office:value="7.49693240869989">
                <text:p>7.49693240869989</text:p>
              </table:table-cell>
              <table:table-cell office:value-type="float" office:value="0.926754316160014">
                <text:p>0.926754316160014</text:p>
              </table:table-cell>
              <table:table-cell office:value-type="float" office:value="7.63331074486695">
                <text:p>7.633310744866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05183458328247">
                <text:p>1.05183458328247</text:p>
              </table:table-cell>
              <table:table-cell office:value-type="float" office:value="7.49723413793455">
                <text:p>7.49723413793455</text:p>
              </table:table-cell>
              <table:table-cell office:value-type="float" office:value="1.22162122941634">
                <text:p>1.22162122941634</text:p>
              </table:table-cell>
              <table:table-cell office:value-type="float" office:value="7.63026103292115">
                <text:p>7.630261032921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1349461078644">
                <text:p>1.01349461078644</text:p>
              </table:table-cell>
              <table:table-cell office:value-type="float" office:value="7.49396800139762">
                <text:p>7.49396800139762</text:p>
              </table:table-cell>
              <table:table-cell office:value-type="float" office:value="0.894613067482076">
                <text:p>0.894613067482076</text:p>
              </table:table-cell>
              <table:table-cell office:value-type="float" office:value="7.62710375176823">
                <text:p>7.6271037517682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6856834888458">
                <text:p>1.06856834888458</text:p>
              </table:table-cell>
              <table:table-cell office:value-type="float" office:value="7.48729634658319">
                <text:p>7.48729634658319</text:p>
              </table:table-cell>
              <table:table-cell office:value-type="float" office:value="0.317573072114778">
                <text:p>0.317573072114778</text:p>
              </table:table-cell>
              <table:table-cell office:value-type="float" office:value="7.61415649655078">
                <text:p>7.614156496550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833937585353851">
                <text:p>0.833937585353851</text:p>
              </table:table-cell>
              <table:table-cell office:value-type="float" office:value="7.4835640860727">
                <text:p>7.4835640860727</text:p>
              </table:table-cell>
              <table:table-cell office:value-type="float" office:value="0.87075822322368">
                <text:p>0.87075822322368</text:p>
              </table:table-cell>
              <table:table-cell office:value-type="float" office:value="7.6106644574433">
                <text:p>7.61066445744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06721353530884">
                <text:p>0.906721353530884</text:p>
              </table:table-cell>
              <table:table-cell office:value-type="float" office:value="7.48122326305438">
                <text:p>7.48122326305438</text:p>
              </table:table-cell>
              <table:table-cell office:value-type="float" office:value="1.00217574558256">
                <text:p>1.00217574558256</text:p>
              </table:table-cell>
              <table:table-cell office:value-type="float" office:value="7.6096838930591">
                <text:p>7.609683893059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6271958351135">
                <text:p>1.06271958351135</text:p>
              </table:table-cell>
              <table:table-cell office:value-type="float" office:value="7.47641497436202">
                <text:p>7.47641497436202</text:p>
              </table:table-cell>
              <table:table-cell office:value-type="float" office:value="1.17349784681614">
                <text:p>1.17349784681614</text:p>
              </table:table-cell>
              <table:table-cell office:value-type="float" office:value="7.60611686176145">
                <text:p>7.606116861761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03451919555664">
                <text:p>1.03451919555664</text:p>
              </table:table-cell>
              <table:table-cell office:value-type="float" office:value="7.47100567792452">
                <text:p>7.47100567792452</text:p>
              </table:table-cell>
              <table:table-cell office:value-type="float" office:value="1.14583076669678">
                <text:p>1.14583076669678</text:p>
              </table:table-cell>
              <table:table-cell office:value-type="float" office:value="7.60301607565037">
                <text:p>7.603016075650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03266024589539">
                <text:p>1.03266024589539</text:p>
              </table:table-cell>
              <table:table-cell office:value-type="float" office:value="7.46743773120058">
                <text:p>7.46743773120058</text:p>
              </table:table-cell>
              <table:table-cell office:value-type="float" office:value="4.86923676681066">
                <text:p>4.86923676681066</text:p>
              </table:table-cell>
              <table:table-cell office:value-type="float" office:value="7.60974359800919">
                <text:p>7.609743598009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9996621608734">
                <text:p>0.979996621608734</text:p>
              </table:table-cell>
              <table:table-cell office:value-type="float" office:value="7.46098245659243">
                <text:p>7.46098245659243</text:p>
              </table:table-cell>
              <table:table-cell office:value-type="float" office:value="1.05151250523048">
                <text:p>1.05151250523048</text:p>
              </table:table-cell>
              <table:table-cell office:value-type="float" office:value="7.60073223854842">
                <text:p>7.600732238548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8744401931763">
                <text:p>12.8744401931763</text:p>
              </table:table-cell>
              <table:table-cell office:value-type="float" office:value="7.47346015129418">
                <text:p>7.47346015129418</text:p>
              </table:table-cell>
              <table:table-cell office:value-type="float" office:value="0.892514620035989">
                <text:p>0.892514620035989</text:p>
              </table:table-cell>
              <table:table-cell office:value-type="float" office:value="7.59227433672923">
                <text:p>7.592274336729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45960938930512">
                <text:p>0.945960938930512</text:p>
              </table:table-cell>
              <table:table-cell office:value-type="float" office:value="7.46832027058261">
                <text:p>7.46832027058261</text:p>
              </table:table-cell>
              <table:table-cell office:value-type="float" office:value="0.688769896088106">
                <text:p>0.688769896088106</text:p>
              </table:table-cell>
              <table:table-cell office:value-type="float" office:value="7.58773085957663">
                <text:p>7.587730859576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0513619184494">
                <text:p>1.0513619184494</text:p>
              </table:table-cell>
              <table:table-cell office:value-type="float" office:value="7.4608452573998">
                <text:p>7.4608452573998</text:p>
              </table:table-cell>
              <table:table-cell office:value-type="float" office:value="15.3431712755626">
                <text:p>15.3431712755626</text:p>
              </table:table-cell>
              <table:table-cell office:value-type="float" office:value="7.59610993514022">
                <text:p>7.596109935140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93230044841766">
                <text:p>0.993230044841766</text:p>
              </table:table-cell>
              <table:table-cell office:value-type="float" office:value="7.45379047229267">
                <text:p>7.45379047229267</text:p>
              </table:table-cell>
              <table:table-cell office:value-type="float" office:value="11.9656056608945">
                <text:p>11.9656056608945</text:p>
              </table:table-cell>
              <table:table-cell office:value-type="float" office:value="7.6064168533872">
                <text:p>7.60641685338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82467699050903">
                <text:p>1.82467699050903</text:p>
              </table:table-cell>
              <table:table-cell office:value-type="float" office:value="7.45487350905658">
                <text:p>7.45487350905658</text:p>
              </table:table-cell>
              <table:table-cell office:value-type="float" office:value="0.877562288489841">
                <text:p>0.877562288489841</text:p>
              </table:table-cell>
              <table:table-cell office:value-type="float" office:value="7.59544755603961">
                <text:p>7.595447556039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73975563049316">
                <text:p>1.73975563049316</text:p>
              </table:table-cell>
              <table:table-cell office:value-type="float" office:value="7.45142003863508">
                <text:p>7.45142003863508</text:p>
              </table:table-cell>
              <table:table-cell office:value-type="float" office:value="168.348449100913">
                <text:p>168.348449100913</text:p>
              </table:table-cell>
              <table:table-cell office:value-type="float" office:value="7.64392417407268">
                <text:p>7.643924174072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2989964485168">
                <text:p>1.22989964485168</text:p>
              </table:table-cell>
              <table:table-cell office:value-type="float" office:value="7.4486235854385">
                <text:p>7.4486235854385</text:p>
              </table:table-cell>
              <table:table-cell office:value-type="float" office:value="14.4883687000876">
                <text:p>14.4883687000876</text:p>
              </table:table-cell>
              <table:table-cell office:value-type="float" office:value="7.65872477049996">
                <text:p>7.658724770499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85193967819214">
                <text:p>7.85193967819214</text:p>
              </table:table-cell>
              <table:table-cell office:value-type="float" office:value="7.45109544708062">
                <text:p>7.45109544708062</text:p>
              </table:table-cell>
              <table:table-cell office:value-type="float" office:value="0.396274686689911">
                <text:p>0.396274686689911</text:p>
              </table:table-cell>
              <table:table-cell office:value-type="float" office:value="7.63990540961619">
                <text:p>7.639905409616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7208623886108">
                <text:p>1.17208623886108</text:p>
              </table:table-cell>
              <table:table-cell office:value-type="float" office:value="7.44312726859298">
                <text:p>7.44312726859298</text:p>
              </table:table-cell>
              <table:table-cell office:value-type="float" office:value="34.0691007856624">
                <text:p>34.0691007856624</text:p>
              </table:table-cell>
              <table:table-cell office:value-type="float" office:value="7.66867690526321">
                <text:p>7.668676905263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09805560112">
                <text:p>1.009805560112</text:p>
              </table:table-cell>
              <table:table-cell office:value-type="float" office:value="7.43747936797295">
                <text:p>7.43747936797295</text:p>
              </table:table-cell>
              <table:table-cell office:value-type="float" office:value="25.2524241100905">
                <text:p>25.2524241100905</text:p>
              </table:table-cell>
              <table:table-cell office:value-type="float" office:value="7.68854369137012">
                <text:p>7.688543691370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71942591667175">
                <text:p>1.71942591667175</text:p>
              </table:table-cell>
              <table:table-cell office:value-type="float" office:value="7.43262219858473">
                <text:p>7.43262219858473</text:p>
              </table:table-cell>
              <table:table-cell office:value-type="float" office:value="1.07913392717616">
                <text:p>1.07913392717616</text:p>
              </table:table-cell>
              <table:table-cell office:value-type="float" office:value="7.68526135698976">
                <text:p>7.685261356989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4.3490524291992">
                <text:p>24.3490524291992</text:p>
              </table:table-cell>
              <table:table-cell office:value-type="float" office:value="7.45408408478407">
                <text:p>7.45408408478407</text:p>
              </table:table-cell>
              <table:table-cell office:value-type="float" office:value="0.91361484683281">
                <text:p>0.91361484683281</text:p>
              </table:table-cell>
              <table:table-cell office:value-type="float" office:value="7.68164695567776">
                <text:p>7.681646955677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983874797821">
                <text:p>1.0983874797821</text:p>
              </table:table-cell>
              <table:table-cell office:value-type="float" office:value="7.45417317093469">
                <text:p>7.45417317093469</text:p>
              </table:table-cell>
              <table:table-cell office:value-type="float" office:value="0.777151486767423">
                <text:p>0.777151486767423</text:p>
              </table:table-cell>
              <table:table-cell office:value-type="float" office:value="7.67980472311957">
                <text:p>7.679804723119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45358037948608">
                <text:p>2.45358037948608</text:p>
              </table:table-cell>
              <table:table-cell office:value-type="float" office:value="7.44700178208588">
                <text:p>7.44700178208588</text:p>
              </table:table-cell>
              <table:table-cell office:value-type="float" office:value="1.0903540908965">
                <text:p>1.0903540908965</text:p>
              </table:table-cell>
              <table:table-cell office:value-type="float" office:value="7.67673537913621">
                <text:p>7.6767353791362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69605803489685">
                <text:p>0.969605803489685</text:p>
              </table:table-cell>
              <table:table-cell office:value-type="float" office:value="7.44429631109399">
                <text:p>7.44429631109399</text:p>
              </table:table-cell>
              <table:table-cell office:value-type="float" office:value="0.747017424598609">
                <text:p>0.747017424598609</text:p>
              </table:table-cell>
              <table:table-cell office:value-type="float" office:value="7.67511354076876">
                <text:p>7.675113540768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01649940013886">
                <text:p>1.01649940013886</text:p>
              </table:table-cell>
              <table:table-cell office:value-type="float" office:value="7.44103617705115">
                <text:p>7.44103617705115</text:p>
              </table:table-cell>
              <table:table-cell office:value-type="float" office:value="1.92798021658082">
                <text:p>1.92798021658082</text:p>
              </table:table-cell>
              <table:table-cell office:value-type="float" office:value="7.68145800123385">
                <text:p>7.681458001233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30155456066132">
                <text:p>1.30155456066132</text:p>
              </table:table-cell>
              <table:table-cell office:value-type="float" office:value="7.43555051815188">
                <text:p>7.43555051815188</text:p>
              </table:table-cell>
              <table:table-cell office:value-type="float" office:value="0.983257081839264">
                <text:p>0.983257081839264</text:p>
              </table:table-cell>
              <table:table-cell office:value-type="float" office:value="7.68119959228106">
                <text:p>7.681199592281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0583591461182">
                <text:p>15.0583591461182</text:p>
              </table:table-cell>
              <table:table-cell office:value-type="float" office:value="7.44961129838859">
                <text:p>7.44961129838859</text:p>
              </table:table-cell>
              <table:table-cell office:value-type="float" office:value="1.04917440778296">
                <text:p>1.04917440778296</text:p>
              </table:table-cell>
              <table:table-cell office:value-type="float" office:value="7.67451376266577">
                <text:p>7.674513762665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48496162891388">
                <text:p>0.948496162891388</text:p>
              </table:table-cell>
              <table:table-cell office:value-type="float" office:value="7.44467147991161">
                <text:p>7.44467147991161</text:p>
              </table:table-cell>
              <table:table-cell office:value-type="float" office:value="0.804126047645648">
                <text:p>0.804126047645648</text:p>
              </table:table-cell>
              <table:table-cell office:value-type="float" office:value="7.67049374744952">
                <text:p>7.670493747449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50317227840424">
                <text:p>1.50317227840424</text:p>
              </table:table-cell>
              <table:table-cell office:value-type="float" office:value="7.43998528799061">
                <text:p>7.43998528799061</text:p>
              </table:table-cell>
              <table:table-cell office:value-type="float" office:value="1.41624950107844">
                <text:p>1.41624950107844</text:p>
              </table:table-cell>
              <table:table-cell office:value-type="float" office:value="7.66659848918606">
                <text:p>7.666598489186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58041191101074">
                <text:p>0.958041191101074</text:p>
              </table:table-cell>
              <table:table-cell office:value-type="float" office:value="7.43685007265737">
                <text:p>7.43685007265737</text:p>
              </table:table-cell>
              <table:table-cell office:value-type="float" office:value="1.07853804368127">
                <text:p>1.07853804368127</text:p>
              </table:table-cell>
              <table:table-cell office:value-type="float" office:value="7.66356666146758">
                <text:p>7.663566661467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8648452758789">
                <text:p>1.98648452758789</text:p>
              </table:table-cell>
              <table:table-cell office:value-type="float" office:value="7.44224063916365">
                <text:p>7.44224063916365</text:p>
              </table:table-cell>
              <table:table-cell office:value-type="float" office:value="1.07106229348623">
                <text:p>1.07106229348623</text:p>
              </table:table-cell>
              <table:table-cell office:value-type="float" office:value="7.65908525551064">
                <text:p>7.659085255510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9413433074951">
                <text:p>18.9413433074951</text:p>
              </table:table-cell>
              <table:table-cell office:value-type="float" office:value="7.45251268690691">
                <text:p>7.45251268690691</text:p>
              </table:table-cell>
              <table:table-cell office:value-type="float" office:value="1.520161409238">
                <text:p>1.520161409238</text:p>
              </table:table-cell>
              <table:table-cell office:value-type="float" office:value="7.65452934544132">
                <text:p>7.654529345441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3476428985596">
                <text:p>1.03476428985596</text:p>
              </table:table-cell>
              <table:table-cell office:value-type="float" office:value="7.45082920193927">
                <text:p>7.45082920193927</text:p>
              </table:table-cell>
              <table:table-cell office:value-type="float" office:value="11.6112104630275">
                <text:p>11.6112104630275</text:p>
              </table:table-cell>
              <table:table-cell office:value-type="float" office:value="7.66607002487347">
                <text:p>7.666070024873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.2913789749146">
                <text:p>12.2913789749146</text:p>
              </table:table-cell>
              <table:table-cell office:value-type="float" office:value="7.45098375730593">
                <text:p>7.45098375730593</text:p>
              </table:table-cell>
              <table:table-cell office:value-type="float" office:value="0.981894983264637">
                <text:p>0.981894983264637</text:p>
              </table:table-cell>
              <table:table-cell office:value-type="float" office:value="7.66081321942559">
                <text:p>7.660813219425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55828273296356">
                <text:p>1.55828273296356</text:p>
              </table:table-cell>
              <table:table-cell office:value-type="float" office:value="7.44890252257235">
                <text:p>7.44890252257235</text:p>
              </table:table-cell>
              <table:table-cell office:value-type="float" office:value="0.950592980580162">
                <text:p>0.950592980580162</text:p>
              </table:table-cell>
              <table:table-cell office:value-type="float" office:value="7.65994775689194">
                <text:p>7.659947756891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33414459228516">
                <text:p>5.33414459228516</text:p>
              </table:table-cell>
              <table:table-cell office:value-type="float" office:value="7.44425154443387">
                <text:p>7.44425154443387</text:p>
              </table:table-cell>
              <table:table-cell office:value-type="float" office:value="0.858226051934794">
                <text:p>0.858226051934794</text:p>
              </table:table-cell>
              <table:table-cell office:value-type="float" office:value="7.65686141993132">
                <text:p>7.656861419931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31922137737274">
                <text:p>0.931922137737274</text:p>
              </table:table-cell>
              <table:table-cell office:value-type="float" office:value="7.44241102081676">
                <text:p>7.44241102081676</text:p>
              </table:table-cell>
              <table:table-cell office:value-type="float" office:value="1.12690345893031">
                <text:p>1.12690345893031</text:p>
              </table:table-cell>
              <table:table-cell office:value-type="float" office:value="7.6565118499631">
                <text:p>7.65651184996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3322149515152">
                <text:p>0.83322149515152</text:p>
              </table:table-cell>
              <table:table-cell office:value-type="float" office:value="7.43959955907381">
                <text:p>7.43959955907381</text:p>
              </table:table-cell>
              <table:table-cell office:value-type="float" office:value="0.949133470513623">
                <text:p>0.949133470513623</text:p>
              </table:table-cell>
              <table:table-cell office:value-type="float" office:value="7.65610976289059">
                <text:p>7.656109762890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43432748317718">
                <text:p>0.943432748317718</text:p>
              </table:table-cell>
              <table:table-cell office:value-type="float" office:value="7.43470004651971">
                <text:p>7.43470004651971</text:p>
              </table:table-cell>
              <table:table-cell office:value-type="float" office:value="0.658511160508141">
                <text:p>0.658511160508141</text:p>
              </table:table-cell>
              <table:table-cell office:value-type="float" office:value="7.65232703257203">
                <text:p>7.652327032572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58620500564575">
                <text:p>3.58620500564575</text:p>
              </table:table-cell>
              <table:table-cell office:value-type="float" office:value="7.43651049277693">
                <text:p>7.43651049277693</text:p>
              </table:table-cell>
              <table:table-cell office:value-type="float" office:value="0.646703480264053">
                <text:p>0.646703480264053</text:p>
              </table:table-cell>
              <table:table-cell office:value-type="float" office:value="7.64410920755359">
                <text:p>7.644109207553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4410429000855">
                <text:p>0.834410429000855</text:p>
              </table:table-cell>
              <table:table-cell office:value-type="float" office:value="7.4334934960719">
                <text:p>7.4334934960719</text:p>
              </table:table-cell>
              <table:table-cell office:value-type="float" office:value="0.857312500588285">
                <text:p>0.857312500588285</text:p>
              </table:table-cell>
              <table:table-cell office:value-type="float" office:value="7.63962578922521">
                <text:p>7.639625789225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92650210857391">
                <text:p>0.992650210857391</text:p>
              </table:table-cell>
              <table:table-cell office:value-type="float" office:value="7.43142725130224">
                <text:p>7.43142725130224</text:p>
              </table:table-cell>
              <table:table-cell office:value-type="float" office:value="0.413180650588793">
                <text:p>0.413180650588793</text:p>
              </table:table-cell>
              <table:table-cell office:value-type="float" office:value="7.63400458149457">
                <text:p>7.634004581494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37105798721313">
                <text:p>1.37105798721313</text:p>
              </table:table-cell>
              <table:table-cell office:value-type="float" office:value="7.42831054688096">
                <text:p>7.42831054688096</text:p>
              </table:table-cell>
              <table:table-cell office:value-type="float" office:value="0.959215282874548">
                <text:p>0.959215282874548</text:p>
              </table:table-cell>
              <table:table-cell office:value-type="float" office:value="7.6288726584425">
                <text:p>7.62887265844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40467131137848">
                <text:p>1.40467131137848</text:p>
              </table:table-cell>
              <table:table-cell office:value-type="float" office:value="7.42645240074236">
                <text:p>7.42645240074236</text:p>
              </table:table-cell>
              <table:table-cell office:value-type="float" office:value="1.81385506257978">
                <text:p>1.81385506257978</text:p>
              </table:table-cell>
              <table:table-cell office:value-type="float" office:value="7.62968710513283">
                <text:p>7.629687105132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47246432304382">
                <text:p>1.47246432304382</text:p>
              </table:table-cell>
              <table:table-cell office:value-type="float" office:value="7.4241345528299">
                <text:p>7.4241345528299</text:p>
              </table:table-cell>
              <table:table-cell office:value-type="float" office:value="1.14917888500584">
                <text:p>1.14917888500584</text:p>
              </table:table-cell>
              <table:table-cell office:value-type="float" office:value="7.62784269037313">
                <text:p>7.627842690373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49723839759827">
                <text:p>0.949723839759827</text:p>
              </table:table-cell>
              <table:table-cell office:value-type="float" office:value="7.42054210491953">
                <text:p>7.42054210491953</text:p>
              </table:table-cell>
              <table:table-cell office:value-type="float" office:value="169.293571523033">
                <text:p>169.293571523033</text:p>
              </table:table-cell>
              <table:table-cell office:value-type="float" office:value="7.64469214781102">
                <text:p>7.644692147811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5934743881226">
                <text:p>0.975934743881226</text:p>
              </table:table-cell>
              <table:table-cell office:value-type="float" office:value="7.41781001402337">
                <text:p>7.41781001402337</text:p>
              </table:table-cell>
              <table:table-cell office:value-type="float" office:value="0.900873556675619">
                <text:p>0.900873556675619</text:p>
              </table:table-cell>
              <table:table-cell office:value-type="float" office:value="7.64074486787302">
                <text:p>7.640744867873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9775817394257">
                <text:p>1.09775817394257</text:p>
              </table:table-cell>
              <table:table-cell office:value-type="float" office:value="7.41481754704986">
                <text:p>7.41481754704986</text:p>
              </table:table-cell>
              <table:table-cell office:value-type="float" office:value="1.01487459136956">
                <text:p>1.01487459136956</text:p>
              </table:table-cell>
              <table:table-cell office:value-type="float" office:value="7.64084221194077">
                <text:p>7.640842211940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9876321554184">
                <text:p>0.79876321554184</text:p>
              </table:table-cell>
              <table:table-cell office:value-type="float" office:value="7.4114126909797">
                <text:p>7.4114126909797</text:p>
              </table:table-cell>
              <table:table-cell office:value-type="float" office:value="0.993858865440296">
                <text:p>0.993858865440296</text:p>
              </table:table-cell>
              <table:table-cell office:value-type="float" office:value="7.63650161016441">
                <text:p>7.636501610164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18754768371582">
                <text:p>6.18754768371582</text:p>
              </table:table-cell>
              <table:table-cell office:value-type="float" office:value="7.41181312843476">
                <text:p>7.41181312843476</text:p>
              </table:table-cell>
              <table:table-cell office:value-type="float" office:value="0.725723261384443">
                <text:p>0.725723261384443</text:p>
              </table:table-cell>
              <table:table-cell office:value-type="float" office:value="7.63285015749633">
                <text:p>7.632850157496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822059392929077">
                <text:p>0.822059392929077</text:p>
              </table:table-cell>
              <table:table-cell office:value-type="float" office:value="7.41040887655386">
                <text:p>7.41040887655386</text:p>
              </table:table-cell>
              <table:table-cell office:value-type="float" office:value="0.725723483026063">
                <text:p>0.725723483026063</text:p>
              </table:table-cell>
              <table:table-cell office:value-type="float" office:value="7.63126708629302">
                <text:p>7.631267086293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02374649047852">
                <text:p>1.02374649047852</text:p>
              </table:table-cell>
              <table:table-cell office:value-type="float" office:value="7.4048031787593">
                <text:p>7.4048031787593</text:p>
              </table:table-cell>
              <table:table-cell office:value-type="float" office:value="1.3035051743689">
                <text:p>1.3035051743689</text:p>
              </table:table-cell>
              <table:table-cell office:value-type="float" office:value="7.63255156274605">
                <text:p>7.632551562746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97763156890869">
                <text:p>1.97763156890869</text:p>
              </table:table-cell>
              <table:table-cell office:value-type="float" office:value="7.40235997228248">
                <text:p>7.40235997228248</text:p>
              </table:table-cell>
              <table:table-cell office:value-type="float" office:value="0.963545938484285">
                <text:p>0.963545938484285</text:p>
              </table:table-cell>
              <table:table-cell office:value-type="float" office:value="7.62915312880085">
                <text:p>7.629153128800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38888728618622">
                <text:p>0.938888728618622</text:p>
              </table:table-cell>
              <table:table-cell office:value-type="float" office:value="7.39754077480397">
                <text:p>7.39754077480397</text:p>
              </table:table-cell>
              <table:table-cell office:value-type="float" office:value="0.812952038588651">
                <text:p>0.812952038588651</text:p>
              </table:table-cell>
              <table:table-cell office:value-type="float" office:value="7.62648438279922">
                <text:p>7.626484382799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.447280883789">
                <text:p>174.447280883789</text:p>
              </table:table-cell>
              <table:table-cell office:value-type="float" office:value="7.49469583769437">
                <text:p>7.49469583769437</text:p>
              </table:table-cell>
              <table:table-cell office:value-type="float" office:value="0.710810769919458">
                <text:p>0.710810769919458</text:p>
              </table:table-cell>
              <table:table-cell office:value-type="float" office:value="7.62152670081715">
                <text:p>7.621526700817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68259453773498">
                <text:p>0.968259453773498</text:p>
              </table:table-cell>
              <table:table-cell office:value-type="float" office:value="7.49019102111325">
                <text:p>7.49019102111325</text:p>
              </table:table-cell>
              <table:table-cell office:value-type="float" office:value="1.06084472563316">
                <text:p>1.06084472563316</text:p>
              </table:table-cell>
              <table:table-cell office:value-type="float" office:value="7.62056403259609">
                <text:p>7.6205640325960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8063321113586">
                <text:p>1.28063321113586</text:p>
              </table:table-cell>
              <table:table-cell office:value-type="float" office:value="7.48552603993623">
                <text:p>7.48552603993623</text:p>
              </table:table-cell>
              <table:table-cell office:value-type="float" office:value="0.979588691389561">
                <text:p>0.979588691389561</text:p>
              </table:table-cell>
              <table:table-cell office:value-type="float" office:value="7.61333976840803">
                <text:p>7.613339768408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66507136821747">
                <text:p>0.966507136821747</text:p>
              </table:table-cell>
              <table:table-cell office:value-type="float" office:value="7.48159453705706">
                <text:p>7.48159453705706</text:p>
              </table:table-cell>
              <table:table-cell office:value-type="float" office:value="0.749477369526628">
                <text:p>0.749477369526628</text:p>
              </table:table-cell>
              <table:table-cell office:value-type="float" office:value="7.60959930024405">
                <text:p>7.609599300244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1087701320648">
                <text:p>1.01087701320648</text:p>
              </table:table-cell>
              <table:table-cell office:value-type="float" office:value="7.48074534207704">
                <text:p>7.48074534207704</text:p>
              </table:table-cell>
              <table:table-cell office:value-type="float" office:value="0.829951230493872">
                <text:p>0.829951230493872</text:p>
              </table:table-cell>
              <table:table-cell office:value-type="float" office:value="7.60953340072656">
                <text:p>7.6095334007265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76688599586487">
                <text:p>0.876688599586487</text:p>
              </table:table-cell>
              <table:table-cell office:value-type="float" office:value="7.47897101248293">
                <text:p>7.47897101248293</text:p>
              </table:table-cell>
              <table:table-cell office:value-type="float" office:value="0.626906007498152">
                <text:p>0.626906007498152</text:p>
              </table:table-cell>
              <table:table-cell office:value-type="float" office:value="7.60839730607734">
                <text:p>7.608397306077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2785811424255">
                <text:p>1.42785811424255</text:p>
              </table:table-cell>
              <table:table-cell office:value-type="float" office:value="7.4747710016303">
                <text:p>7.4747710016303</text:p>
              </table:table-cell>
              <table:table-cell office:value-type="float" office:value="1.3222863094871">
                <text:p>1.3222863094871</text:p>
              </table:table-cell>
              <table:table-cell office:value-type="float" office:value="7.60667530593458">
                <text:p>7.606675305934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28719806671143">
                <text:p>1.28719806671143</text:p>
              </table:table-cell>
              <table:table-cell office:value-type="float" office:value="7.46884693515838">
                <text:p>7.46884693515838</text:p>
              </table:table-cell>
              <table:table-cell office:value-type="float" office:value="0.999707987787446">
                <text:p>0.999707987787446</text:p>
              </table:table-cell>
              <table:table-cell office:value-type="float" office:value="7.60352504875972">
                <text:p>7.6035250487597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323086977005">
                <text:p>1.323086977005</text:p>
              </table:table-cell>
              <table:table-cell office:value-type="float" office:value="7.46679451458685">
                <text:p>7.46679451458685</text:p>
              </table:table-cell>
              <table:table-cell office:value-type="float" office:value="0.792100549099678">
                <text:p>0.792100549099678</text:p>
              </table:table-cell>
              <table:table-cell office:value-type="float" office:value="7.60361576270855">
                <text:p>7.603615762708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57370889186859">
                <text:p>0.757370889186859</text:p>
              </table:table-cell>
              <table:table-cell office:value-type="float" office:value="7.46079178881186">
                <text:p>7.46079178881186</text:p>
              </table:table-cell>
              <table:table-cell office:value-type="float" office:value="13.283651633732">
                <text:p>13.283651633732</text:p>
              </table:table-cell>
              <table:table-cell office:value-type="float" office:value="7.60455743577475">
                <text:p>7.604557435774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.1147270202637">
                <text:p>36.1147270202637</text:p>
              </table:table-cell>
              <table:table-cell office:value-type="float" office:value="7.49359582847869">
                <text:p>7.49359582847869</text:p>
              </table:table-cell>
              <table:table-cell office:value-type="float" office:value="0.908447438697833">
                <text:p>0.908447438697833</text:p>
              </table:table-cell>
              <table:table-cell office:value-type="float" office:value="7.59667808650474">
                <text:p>7.596678086504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68998050689697">
                <text:p>7.68998050689697</text:p>
              </table:table-cell>
              <table:table-cell office:value-type="float" office:value="7.49938516892332">
                <text:p>7.49938516892332</text:p>
              </table:table-cell>
              <table:table-cell office:value-type="float" office:value="1.14595211548363">
                <text:p>1.14595211548363</text:p>
              </table:table-cell>
              <table:table-cell office:value-type="float" office:value="7.59298471677686">
                <text:p>7.592984716776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08286714553833">
                <text:p>1.08286714553833</text:p>
              </table:table-cell>
              <table:table-cell office:value-type="float" office:value="7.49369590212278">
                <text:p>7.49369590212278</text:p>
              </table:table-cell>
              <table:table-cell office:value-type="float" office:value="32.7438044721573">
                <text:p>32.7438044721573</text:p>
              </table:table-cell>
              <table:table-cell office:value-type="float" office:value="7.64004521324312">
                <text:p>7.640045213243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56556034088135">
                <text:p>2.56556034088135</text:p>
              </table:table-cell>
              <table:table-cell office:value-type="float" office:value="7.48754008371206">
                <text:p>7.48754008371206</text:p>
              </table:table-cell>
              <table:table-cell office:value-type="float" office:value="1.07882795092">
                <text:p>1.07882795092</text:p>
              </table:table-cell>
              <table:table-cell office:value-type="float" office:value="7.63795456681347">
                <text:p>7.6379545668134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07709836959839">
                <text:p>0.907709836959839</text:p>
              </table:table-cell>
              <table:table-cell office:value-type="float" office:value="7.48383225465413">
                <text:p>7.48383225465413</text:p>
              </table:table-cell>
              <table:table-cell office:value-type="float" office:value="1.10180276712688">
                <text:p>1.10180276712688</text:p>
              </table:table-cell>
              <table:table-cell office:value-type="float" office:value="7.6347187909022">
                <text:p>7.63471879090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1345965862274">
                <text:p>1.41345965862274</text:p>
              </table:table-cell>
              <table:table-cell office:value-type="float" office:value="7.4812473485595">
                <text:p>7.4812473485595</text:p>
              </table:table-cell>
              <table:table-cell office:value-type="float" office:value="0.611352306827017">
                <text:p>0.611352306827017</text:p>
              </table:table-cell>
              <table:table-cell office:value-type="float" office:value="7.62545473927493">
                <text:p>7.625454739274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45159912109375">
                <text:p>0.945159912109375</text:p>
              </table:table-cell>
              <table:table-cell office:value-type="float" office:value="7.4796722794835">
                <text:p>7.4796722794835</text:p>
              </table:table-cell>
              <table:table-cell office:value-type="float" office:value="0.644198819139235">
                <text:p>0.644198819139235</text:p>
              </table:table-cell>
              <table:table-cell office:value-type="float" office:value="7.62152622313795">
                <text:p>7.621526223137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.9986085891724">
                <text:p>10.9986085891724</text:p>
              </table:table-cell>
              <table:table-cell office:value-type="float" office:value="7.47885556601706">
                <text:p>7.47885556601706</text:p>
              </table:table-cell>
              <table:table-cell office:value-type="float" office:value="1.54298351436882">
                <text:p>1.54298351436882</text:p>
              </table:table-cell>
              <table:table-cell office:value-type="float" office:value="7.62179347756042">
                <text:p>7.6217934775604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94439971446991">
                <text:p>0.794439971446991</text:p>
              </table:table-cell>
              <table:table-cell office:value-type="float" office:value="7.47837206430182">
                <text:p>7.47837206430182</text:p>
              </table:table-cell>
              <table:table-cell office:value-type="float" office:value="3.76891334667529">
                <text:p>3.76891334667529</text:p>
              </table:table-cell>
              <table:table-cell office:value-type="float" office:value="7.62703139650319">
                <text:p>7.627031396503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80427753925324">
                <text:p>0.780427753925324</text:p>
              </table:table-cell>
              <table:table-cell office:value-type="float" office:value="7.4762099819739">
                <text:p>7.4762099819739</text:p>
              </table:table-cell>
              <table:table-cell office:value-type="float" office:value="1.74676347933426">
                <text:p>1.74676347933426</text:p>
              </table:table-cell>
              <table:table-cell office:value-type="float" office:value="7.6263011746207">
                <text:p>7.62630117462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.2751903533936">
                <text:p>22.2751903533936</text:p>
              </table:table-cell>
              <table:table-cell office:value-type="float" office:value="7.49462383123085">
                <text:p>7.49462383123085</text:p>
              </table:table-cell>
              <table:table-cell office:value-type="float" office:value="0.987513265864741">
                <text:p>0.987513265864741</text:p>
              </table:table-cell>
              <table:table-cell office:value-type="float" office:value="7.61591682786032">
                <text:p>7.615916827860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.1934947967529">
                <text:p>24.1934947967529</text:p>
              </table:table-cell>
              <table:table-cell office:value-type="float" office:value="7.49668164390263">
                <text:p>7.49668164390263</text:p>
              </table:table-cell>
              <table:table-cell office:value-type="float" office:value="0.458246403927908">
                <text:p>0.458246403927908</text:p>
              </table:table-cell>
              <table:table-cell office:value-type="float" office:value="7.6051325889597">
                <text:p>7.60513258895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4115223884583">
                <text:p>1.04115223884583</text:p>
              </table:table-cell>
              <table:table-cell office:value-type="float" office:value="7.49193988505116">
                <text:p>7.49193988505116</text:p>
              </table:table-cell>
              <table:table-cell office:value-type="float" office:value="0.977269765942154">
                <text:p>0.977269765942154</text:p>
              </table:table-cell>
              <table:table-cell office:value-type="float" office:value="7.60127670287469">
                <text:p>7.60127670287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23508203029633">
                <text:p>0.823508203029633</text:p>
              </table:table-cell>
              <table:table-cell office:value-type="float" office:value="7.49066356588272">
                <text:p>7.49066356588272</text:p>
              </table:table-cell>
              <table:table-cell office:value-type="float" office:value="0.908892605891249">
                <text:p>0.908892605891249</text:p>
              </table:table-cell>
              <table:table-cell office:value-type="float" office:value="7.60010857692031">
                <text:p>7.600108576920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21191358566284">
                <text:p>2.21191358566284</text:p>
              </table:table-cell>
              <table:table-cell office:value-type="float" office:value="7.48944385599263">
                <text:p>7.48944385599263</text:p>
              </table:table-cell>
              <table:table-cell office:value-type="float" office:value="0.412915899673913">
                <text:p>0.412915899673913</text:p>
              </table:table-cell>
              <table:table-cell office:value-type="float" office:value="7.59544208630002">
                <text:p>7.595442086300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7.73046875">
                <text:p>197.73046875</text:p>
              </table:table-cell>
              <table:table-cell office:value-type="float" office:value="7.55991726225518">
                <text:p>7.55991726225518</text:p>
              </table:table-cell>
              <table:table-cell office:value-type="float" office:value="0.329160966987608">
                <text:p>0.329160966987608</text:p>
              </table:table-cell>
              <table:table-cell office:value-type="float" office:value="7.58607579055434">
                <text:p>7.586075790554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2624659538269">
                <text:p>7.2624659538269</text:p>
              </table:table-cell>
              <table:table-cell office:value-type="float" office:value="7.55876022555353">
                <text:p>7.55876022555353</text:p>
              </table:table-cell>
              <table:table-cell office:value-type="float" office:value="0.881279163043882">
                <text:p>0.881279163043882</text:p>
              </table:table-cell>
              <table:table-cell office:value-type="float" office:value="7.57836417804922">
                <text:p>7.578364178049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0464278459549">
                <text:p>1.0464278459549</text:p>
              </table:table-cell>
              <table:table-cell office:value-type="float" office:value="7.55330605478647">
                <text:p>7.55330605478647</text:p>
              </table:table-cell>
              <table:table-cell office:value-type="float" office:value="0.881241262326892">
                <text:p>0.881241262326892</text:p>
              </table:table-cell>
              <table:table-cell office:value-type="float" office:value="7.57376962931293">
                <text:p>7.573769629312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4482138156891">
                <text:p>1.04482138156891</text:p>
              </table:table-cell>
              <table:table-cell office:value-type="float" office:value="7.54996297076398">
                <text:p>7.54996297076398</text:p>
              </table:table-cell>
              <table:table-cell office:value-type="float" office:value="8.48677021699601">
                <text:p>8.48677021699601</text:p>
              </table:table-cell>
              <table:table-cell office:value-type="float" office:value="7.57481243796835">
                <text:p>7.574812437968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05308949947357">
                <text:p>1.05308949947357</text:p>
              </table:table-cell>
              <table:table-cell office:value-type="float" office:value="7.54922724009898">
                <text:p>7.54922724009898</text:p>
              </table:table-cell>
              <table:table-cell office:value-type="float" office:value="0.563290706828351">
                <text:p>0.563290706828351</text:p>
              </table:table-cell>
              <table:table-cell office:value-type="float" office:value="7.57089609842286">
                <text:p>7.570896098422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11195635795593">
                <text:p>2.11195635795593</text:p>
              </table:table-cell>
              <table:table-cell office:value-type="float" office:value="7.54486537598878">
                <text:p>7.54486537598878</text:p>
              </table:table-cell>
              <table:table-cell office:value-type="float" office:value="1.93219517526501">
                <text:p>1.93219517526501</text:p>
              </table:table-cell>
              <table:table-cell office:value-type="float" office:value="7.57012085336729">
                <text:p>7.570120853367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11090290546417">
                <text:p>1.11090290546417</text:p>
              </table:table-cell>
              <table:table-cell office:value-type="float" office:value="7.54286962508179">
                <text:p>7.54286962508179</text:p>
              </table:table-cell>
              <table:table-cell office:value-type="float" office:value="1.56038116249608">
                <text:p>1.56038116249608</text:p>
              </table:table-cell>
              <table:table-cell office:value-type="float" office:value="7.56415249017235">
                <text:p>7.5641524901723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2089946269989">
                <text:p>0.972089946269989</text:p>
              </table:table-cell>
              <table:table-cell office:value-type="float" office:value="7.53931036137927">
                <text:p>7.53931036137927</text:p>
              </table:table-cell>
              <table:table-cell office:value-type="float" office:value="0.973064116205998">
                <text:p>0.973064116205998</text:p>
              </table:table-cell>
              <table:table-cell office:value-type="float" office:value="7.56089325907376">
                <text:p>7.560893259073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19400358200073">
                <text:p>2.19400358200073</text:p>
              </table:table-cell>
              <table:table-cell office:value-type="float" office:value="7.53837843987495">
                <text:p>7.53837843987495</text:p>
              </table:table-cell>
              <table:table-cell office:value-type="float" office:value="0.71334285919473">
                <text:p>0.71334285919473</text:p>
              </table:table-cell>
              <table:table-cell office:value-type="float" office:value="7.55826905360081">
                <text:p>7.558269053600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66516542434692">
                <text:p>4.66516542434692</text:p>
              </table:table-cell>
              <table:table-cell office:value-type="float" office:value="7.53731679019164">
                <text:p>7.53731679019164</text:p>
              </table:table-cell>
              <table:table-cell office:value-type="float" office:value="0.891178896814121">
                <text:p>0.891178896814121</text:p>
              </table:table-cell>
              <table:table-cell office:value-type="float" office:value="7.55583311858752">
                <text:p>7.555833118587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86405909061432">
                <text:p>0.986405909061432</text:p>
              </table:table-cell>
              <table:table-cell office:value-type="float" office:value="7.53756129039275">
                <text:p>7.53756129039275</text:p>
              </table:table-cell>
              <table:table-cell office:value-type="float" office:value="0.860672642955219">
                <text:p>0.860672642955219</text:p>
              </table:table-cell>
              <table:table-cell office:value-type="float" office:value="7.55514797930283">
                <text:p>7.555147979302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00068986415863">
                <text:p>1.00068986415863</text:p>
              </table:table-cell>
              <table:table-cell office:value-type="float" office:value="7.52849195579999">
                <text:p>7.52849195579999</text:p>
              </table:table-cell>
              <table:table-cell office:value-type="float" office:value="1.02089980798366">
                <text:p>1.02089980798366</text:p>
              </table:table-cell>
              <table:table-cell office:value-type="float" office:value="7.5567953576897">
                <text:p>7.55679535768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01747417449951">
                <text:p>1.01747417449951</text:p>
              </table:table-cell>
              <table:table-cell office:value-type="float" office:value="7.5241914751138">
                <text:p>7.5241914751138</text:p>
              </table:table-cell>
              <table:table-cell office:value-type="float" office:value="0.716611463572677">
                <text:p>0.716611463572677</text:p>
              </table:table-cell>
              <table:table-cell office:value-type="float" office:value="7.554422463276">
                <text:p>7.5544224632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35922741889954">
                <text:p>0.935922741889954</text:p>
              </table:table-cell>
              <table:table-cell office:value-type="float" office:value="7.52141056365452">
                <text:p>7.52141056365452</text:p>
              </table:table-cell>
              <table:table-cell office:value-type="float" office:value="0.957886430542894">
                <text:p>0.957886430542894</text:p>
              </table:table-cell>
              <table:table-cell office:value-type="float" office:value="7.55331064901142">
                <text:p>7.553310649011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06755530834198">
                <text:p>1.06755530834198</text:p>
              </table:table-cell>
              <table:table-cell office:value-type="float" office:value="7.51668763138249">
                <text:p>7.51668763138249</text:p>
              </table:table-cell>
              <table:table-cell office:value-type="float" office:value="234.210877075078">
                <text:p>234.210877075078</text:p>
              </table:table-cell>
              <table:table-cell office:value-type="float" office:value="7.69397579658078">
                <text:p>7.693975796580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08759927749634">
                <text:p>1.08759927749634</text:p>
              </table:table-cell>
              <table:table-cell office:value-type="float" office:value="7.51105330590592">
                <text:p>7.51105330590592</text:p>
              </table:table-cell>
              <table:table-cell office:value-type="float" office:value="4.56761177892429">
                <text:p>4.56761177892429</text:p>
              </table:table-cell>
              <table:table-cell office:value-type="float" office:value="7.69017965689482">
                <text:p>7.690179656894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0.916610717773">
                <text:p>220.916610717773</text:p>
              </table:table-cell>
              <table:table-cell office:value-type="float" office:value="7.65570302159147">
                <text:p>7.65570302159147</text:p>
              </table:table-cell>
              <table:table-cell office:value-type="float" office:value="0.910393784582316">
                <text:p>0.910393784582316</text:p>
              </table:table-cell>
              <table:table-cell office:value-type="float" office:value="7.68899738948008">
                <text:p>7.688997389480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413233757019">
                <text:p>12.413233757019</text:p>
              </table:table-cell>
              <table:table-cell office:value-type="float" office:value="7.65425446504558">
                <text:p>7.65425446504558</text:p>
              </table:table-cell>
              <table:table-cell office:value-type="float" office:value="3.05052165761219">
                <text:p>3.05052165761219</text:p>
              </table:table-cell>
              <table:table-cell office:value-type="float" office:value="7.68564406120894">
                <text:p>7.685644061208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12541389465332">
                <text:p>1.12541389465332</text:p>
              </table:table-cell>
              <table:table-cell office:value-type="float" office:value="7.65284828052482">
                <text:p>7.65284828052482</text:p>
              </table:table-cell>
              <table:table-cell office:value-type="float" office:value="0.789211007302035">
                <text:p>0.789211007302035</text:p>
              </table:table-cell>
              <table:table-cell office:value-type="float" office:value="7.68039179889519">
                <text:p>7.680391798895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09190082550049">
                <text:p>1.09190082550049</text:p>
              </table:table-cell>
              <table:table-cell office:value-type="float" office:value="7.65183609625151">
                <text:p>7.65183609625151</text:p>
              </table:table-cell>
              <table:table-cell office:value-type="float" office:value="0.647425200788605">
                <text:p>0.647425200788605</text:p>
              </table:table-cell>
              <table:table-cell office:value-type="float" office:value="7.67976015316836">
                <text:p>7.6797601531683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08317053318024">
                <text:p>1.08317053318024</text:p>
              </table:table-cell>
              <table:table-cell office:value-type="float" office:value="7.64695507700039">
                <text:p>7.64695507700039</text:p>
              </table:table-cell>
              <table:table-cell office:value-type="float" office:value="0.671159970699461">
                <text:p>0.671159970699461</text:p>
              </table:table-cell>
              <table:table-cell office:value-type="float" office:value="7.6755129551387">
                <text:p>7.67551295513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27321529388428">
                <text:p>0.827321529388428</text:p>
              </table:table-cell>
              <table:table-cell office:value-type="float" office:value="7.64295203053451">
                <text:p>7.64295203053451</text:p>
              </table:table-cell>
              <table:table-cell office:value-type="float" office:value="1.16691099033741">
                <text:p>1.16691099033741</text:p>
              </table:table-cell>
              <table:table-cell office:value-type="float" office:value="7.67250879885531">
                <text:p>7.672508798855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815826833248138">
                <text:p>0.815826833248138</text:p>
              </table:table-cell>
              <table:table-cell office:value-type="float" office:value="7.64114887395112">
                <text:p>7.64114887395112</text:p>
              </table:table-cell>
              <table:table-cell office:value-type="float" office:value="0.583334257202662">
                <text:p>0.583334257202662</text:p>
              </table:table-cell>
              <table:table-cell office:value-type="float" office:value="7.66917925543366">
                <text:p>7.669179255433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4.417652130127">
                <text:p>44.417652130127</text:p>
              </table:table-cell>
              <table:table-cell office:value-type="float" office:value="7.6520291378615">
                <text:p>7.6520291378615</text:p>
              </table:table-cell>
              <table:table-cell office:value-type="float" office:value="0.665608235995709">
                <text:p>0.665608235995709</text:p>
              </table:table-cell>
              <table:table-cell office:value-type="float" office:value="7.66237515202649">
                <text:p>7.6623751520264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54400205612183">
                <text:p>1.54400205612183</text:p>
              </table:table-cell>
              <table:table-cell office:value-type="float" office:value="7.64891104041885">
                <text:p>7.64891104041885</text:p>
              </table:table-cell>
              <table:table-cell office:value-type="float" office:value="0.732966897393119">
                <text:p>0.732966897393119</text:p>
              </table:table-cell>
              <table:table-cell office:value-type="float" office:value="7.65995470555276">
                <text:p>7.659954705552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51920926570892">
                <text:p>0.951920926570892</text:p>
              </table:table-cell>
              <table:table-cell office:value-type="float" office:value="7.64701125968413">
                <text:p>7.64701125968413</text:p>
              </table:table-cell>
              <table:table-cell office:value-type="float" office:value="38.0238965365023">
                <text:p>38.0238965365023</text:p>
              </table:table-cell>
              <table:table-cell office:value-type="float" office:value="7.7055612321254">
                <text:p>7.70556123212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31414937973022">
                <text:p>0.831414937973022</text:p>
              </table:table-cell>
              <table:table-cell office:value-type="float" office:value="7.64469482748681">
                <text:p>7.64469482748681</text:p>
              </table:table-cell>
              <table:table-cell office:value-type="float" office:value="0.493924083176147">
                <text:p>0.493924083176147</text:p>
              </table:table-cell>
              <table:table-cell office:value-type="float" office:value="7.70146404659578">
                <text:p>7.701464046595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854521930217743">
                <text:p>0.854521930217743</text:p>
              </table:table-cell>
              <table:table-cell office:value-type="float" office:value="7.64333669233731">
                <text:p>7.64333669233731</text:p>
              </table:table-cell>
              <table:table-cell office:value-type="float" office:value="1.24616837127425">
                <text:p>1.24616837127425</text:p>
              </table:table-cell>
              <table:table-cell office:value-type="float" office:value="7.69991909093534">
                <text:p>7.699919090935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899540424346924">
                <text:p>0.899540424346924</text:p>
              </table:table-cell>
              <table:table-cell office:value-type="float" office:value="7.64205302250867">
                <text:p>7.64205302250867</text:p>
              </table:table-cell>
              <table:table-cell office:value-type="float" office:value="0.707262398406889">
                <text:p>0.707262398406889</text:p>
              </table:table-cell>
              <table:table-cell office:value-type="float" office:value="7.69719050628325">
                <text:p>7.697190506283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19685637950897">
                <text:p>0.819685637950897</text:p>
              </table:table-cell>
              <table:table-cell office:value-type="float" office:value="7.63872862838206">
                <text:p>7.63872862838206</text:p>
              </table:table-cell>
              <table:table-cell office:value-type="float" office:value="35.9907513608643">
                <text:p>35.9907513608643</text:p>
              </table:table-cell>
              <table:table-cell office:value-type="float" office:value="7.7195156826862">
                <text:p>7.71951568268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87689101696014">
                <text:p>1.87689101696014</text:p>
              </table:table-cell>
              <table:table-cell office:value-type="float" office:value="7.63741696671465">
                <text:p>7.63741696671465</text:p>
              </table:table-cell>
              <table:table-cell office:value-type="float" office:value="1.06453949143563">
                <text:p>1.06453949143563</text:p>
              </table:table-cell>
              <table:table-cell office:value-type="float" office:value="7.71636007708695">
                <text:p>7.716360077086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17115116119385">
                <text:p>2.17115116119385</text:p>
              </table:table-cell>
              <table:table-cell office:value-type="float" office:value="7.63758176516175">
                <text:p>7.63758176516175</text:p>
              </table:table-cell>
              <table:table-cell office:value-type="float" office:value="0.958345561158359">
                <text:p>0.958345561158359</text:p>
              </table:table-cell>
              <table:table-cell office:value-type="float" office:value="7.71428738126419">
                <text:p>7.714287381264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03646039962769">
                <text:p>2.03646039962769</text:p>
              </table:table-cell>
              <table:table-cell office:value-type="float" office:value="7.63679188034836">
                <text:p>7.63679188034836</text:p>
              </table:table-cell>
              <table:table-cell office:value-type="float" office:value="3.70113689082451">
                <text:p>3.70113689082451</text:p>
              </table:table-cell>
              <table:table-cell office:value-type="float" office:value="7.71113428993768">
                <text:p>7.7111342899376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34745645523071">
                <text:p>6.34745645523071</text:p>
              </table:table-cell>
              <table:table-cell office:value-type="float" office:value="7.6372928835413">
                <text:p>7.6372928835413</text:p>
              </table:table-cell>
              <table:table-cell office:value-type="float" office:value="1.86465853564688">
                <text:p>1.86465853564688</text:p>
              </table:table-cell>
              <table:table-cell office:value-type="float" office:value="7.71579584930004">
                <text:p>7.715795849300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7158328294754">
                <text:p>1.7158328294754</text:p>
              </table:table-cell>
              <table:table-cell office:value-type="float" office:value="7.6375235873288">
                <text:p>7.6375235873288</text:p>
              </table:table-cell>
              <table:table-cell office:value-type="float" office:value="1.64954625630148">
                <text:p>1.64954625630148</text:p>
              </table:table-cell>
              <table:table-cell office:value-type="float" office:value="7.70996766369821">
                <text:p>7.709967663698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4264007806778">
                <text:p>1.4264007806778</text:p>
              </table:table-cell>
              <table:table-cell office:value-type="float" office:value="7.63574018597797">
                <text:p>7.63574018597797</text:p>
              </table:table-cell>
              <table:table-cell office:value-type="float" office:value="0.782719068846992">
                <text:p>0.782719068846992</text:p>
              </table:table-cell>
              <table:table-cell office:value-type="float" office:value="7.70426585183546">
                <text:p>7.704265851835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4749114513397">
                <text:p>1.34749114513397</text:p>
              </table:table-cell>
              <table:table-cell office:value-type="float" office:value="7.63435794762071">
                <text:p>7.63435794762071</text:p>
              </table:table-cell>
              <table:table-cell office:value-type="float" office:value="0.699774014639522">
                <text:p>0.699774014639522</text:p>
              </table:table-cell>
              <table:table-cell office:value-type="float" office:value="7.70104657171877">
                <text:p>7.7010465717187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40546226501465">
                <text:p>1.40546226501465</text:p>
              </table:table-cell>
              <table:table-cell office:value-type="float" office:value="7.63410137895984">
                <text:p>7.63410137895984</text:p>
              </table:table-cell>
              <table:table-cell office:value-type="float" office:value="0.862578262192059">
                <text:p>0.862578262192059</text:p>
              </table:table-cell>
              <table:table-cell office:value-type="float" office:value="7.70040541013022">
                <text:p>7.700405410130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78649091720581">
                <text:p>0.78649091720581</text:p>
              </table:table-cell>
              <table:table-cell office:value-type="float" office:value="7.62708457292411">
                <text:p>7.62708457292411</text:p>
              </table:table-cell>
              <table:table-cell office:value-type="float" office:value="142.02026167858">
                <text:p>142.02026167858</text:p>
              </table:table-cell>
              <table:table-cell office:value-type="float" office:value="7.77990756121673">
                <text:p>7.779907561216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55228519439697">
                <text:p>1.55228519439697</text:p>
              </table:table-cell>
              <table:table-cell office:value-type="float" office:value="7.63043488841257">
                <text:p>7.63043488841257</text:p>
              </table:table-cell>
              <table:table-cell office:value-type="float" office:value="0.967586576034483">
                <text:p>0.967586576034483</text:p>
              </table:table-cell>
              <table:table-cell office:value-type="float" office:value="7.77389411588116">
                <text:p>7.77389411588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11902105808258">
                <text:p>1.11902105808258</text:p>
              </table:table-cell>
              <table:table-cell office:value-type="float" office:value="7.62842185782596">
                <text:p>7.62842185782596</text:p>
              </table:table-cell>
              <table:table-cell office:value-type="float" office:value="0.791713562831466">
                <text:p>0.791713562831466</text:p>
              </table:table-cell>
              <table:table-cell office:value-type="float" office:value="7.7738626001572">
                <text:p>7.77386260015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68736052513123">
                <text:p>1.68736052513123</text:p>
              </table:table-cell>
              <table:table-cell office:value-type="float" office:value="7.62744608507393">
                <text:p>7.62744608507393</text:p>
              </table:table-cell>
              <table:table-cell office:value-type="float" office:value="0.481526559171303">
                <text:p>0.481526559171303</text:p>
              </table:table-cell>
              <table:table-cell office:value-type="float" office:value="7.76653128403488">
                <text:p>7.766531284034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885752618312836">
                <text:p>0.885752618312836</text:p>
              </table:table-cell>
              <table:table-cell office:value-type="float" office:value="7.62522681511787">
                <text:p>7.62522681511787</text:p>
              </table:table-cell>
              <table:table-cell office:value-type="float" office:value="0.821934785567275">
                <text:p>0.821934785567275</text:p>
              </table:table-cell>
              <table:table-cell office:value-type="float" office:value="7.76479009393265">
                <text:p>7.7647900939326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52830851078033">
                <text:p>0.952830851078033</text:p>
              </table:table-cell>
              <table:table-cell office:value-type="float" office:value="7.62221642382042">
                <text:p>7.62221642382042</text:p>
              </table:table-cell>
              <table:table-cell office:value-type="float" office:value="2.33120239837012">
                <text:p>2.33120239837012</text:p>
              </table:table-cell>
              <table:table-cell office:value-type="float" office:value="7.76119137899007">
                <text:p>7.761191378990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95318353176117">
                <text:p>0.995318353176117</text:p>
              </table:table-cell>
              <table:table-cell office:value-type="float" office:value="7.61993632399405">
                <text:p>7.61993632399405</text:p>
              </table:table-cell>
              <table:table-cell office:value-type="float" office:value="0.524413880144778">
                <text:p>0.524413880144778</text:p>
              </table:table-cell>
              <table:table-cell office:value-type="float" office:value="7.751676218746">
                <text:p>7.7516762187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1022958755493">
                <text:p>1.01022958755493</text:p>
              </table:table-cell>
              <table:table-cell office:value-type="float" office:value="7.61731520119207">
                <text:p>7.61731520119207</text:p>
              </table:table-cell>
              <table:table-cell office:value-type="float" office:value="0.730642375494812">
                <text:p>0.730642375494812</text:p>
              </table:table-cell>
              <table:table-cell office:value-type="float" office:value="7.7504327438452">
                <text:p>7.75043274384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45738506317139">
                <text:p>1.45738506317139</text:p>
              </table:table-cell>
              <table:table-cell office:value-type="float" office:value="7.60922400876563">
                <text:p>7.60922400876563</text:p>
              </table:table-cell>
              <table:table-cell office:value-type="float" office:value="1.41793696955097">
                <text:p>1.41793696955097</text:p>
              </table:table-cell>
              <table:table-cell office:value-type="float" office:value="7.74874142855643">
                <text:p>7.748741428556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59422767162323">
                <text:p>1.59422767162323</text:p>
              </table:table-cell>
              <table:table-cell office:value-type="float" office:value="7.6064466514261">
                <text:p>7.6064466514261</text:p>
              </table:table-cell>
              <table:table-cell office:value-type="float" office:value="0.813703957783904">
                <text:p>0.813703957783904</text:p>
              </table:table-cell>
              <table:table-cell office:value-type="float" office:value="7.74346495564913">
                <text:p>7.743464955649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70464169979095">
                <text:p>0.970464169979095</text:p>
              </table:table-cell>
              <table:table-cell office:value-type="float" office:value="7.60444321527793">
                <text:p>7.60444321527793</text:p>
              </table:table-cell>
              <table:table-cell office:value-type="float" office:value="0.966499645530866">
                <text:p>0.966499645530866</text:p>
              </table:table-cell>
              <table:table-cell office:value-type="float" office:value="7.7416789164084">
                <text:p>7.74167891640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.3357973098755">
                <text:p>11.3357973098755</text:p>
              </table:table-cell>
              <table:table-cell office:value-type="float" office:value="7.61266473671885">
                <text:p>7.61266473671885</text:p>
              </table:table-cell>
              <table:table-cell office:value-type="float" office:value="0.576300127935124">
                <text:p>0.576300127935124</text:p>
              </table:table-cell>
              <table:table-cell office:value-type="float" office:value="7.73846897633478">
                <text:p>7.7384689763347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01485574245453">
                <text:p>1.01485574245453</text:p>
              </table:table-cell>
              <table:table-cell office:value-type="float" office:value="7.60947414644344">
                <text:p>7.60947414644344</text:p>
              </table:table-cell>
              <table:table-cell office:value-type="float" office:value="0.910034392695771">
                <text:p>0.910034392695771</text:p>
              </table:table-cell>
              <table:table-cell office:value-type="float" office:value="7.7368778127089">
                <text:p>7.736877812708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4124431610107">
                <text:p>14.4124431610107</text:p>
              </table:table-cell>
              <table:table-cell office:value-type="float" office:value="7.62048784742448">
                <text:p>7.62048784742448</text:p>
              </table:table-cell>
              <table:table-cell office:value-type="float" office:value="0.76807271355701">
                <text:p>0.76807271355701</text:p>
              </table:table-cell>
              <table:table-cell office:value-type="float" office:value="7.73384287320723">
                <text:p>7.733842873207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2984352111816">
                <text:p>1.32984352111816</text:p>
              </table:table-cell>
              <table:table-cell office:value-type="float" office:value="7.61729010787781">
                <text:p>7.61729010787781</text:p>
              </table:table-cell>
              <table:table-cell office:value-type="float" office:value="1.06710144691917">
                <text:p>1.06710144691917</text:p>
              </table:table-cell>
              <table:table-cell office:value-type="float" office:value="7.7333167033642">
                <text:p>7.73331670336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60315799713135">
                <text:p>0.860315799713135</text:p>
              </table:table-cell>
              <table:table-cell office:value-type="float" office:value="7.61361291655183">
                <text:p>7.61361291655183</text:p>
              </table:table-cell>
              <table:table-cell office:value-type="float" office:value="1.10990487653954">
                <text:p>1.10990487653954</text:p>
              </table:table-cell>
              <table:table-cell office:value-type="float" office:value="7.72977089485393">
                <text:p>7.729770894853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3619943857193">
                <text:p>0.73619943857193</text:p>
              </table:table-cell>
              <table:table-cell office:value-type="float" office:value="7.60750522179713">
                <text:p>7.60750522179713</text:p>
              </table:table-cell>
              <table:table-cell office:value-type="float" office:value="1.00202214794003">
                <text:p>1.00202214794003</text:p>
              </table:table-cell>
              <table:table-cell office:value-type="float" office:value="7.72808016830675">
                <text:p>7.728080168306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.4751930236816">
                <text:p>28.4751930236816</text:p>
              </table:table-cell>
              <table:table-cell office:value-type="float" office:value="7.63327782095845">
                <text:p>7.63327782095845</text:p>
              </table:table-cell>
              <table:table-cell office:value-type="float" office:value="0.869967849207389">
                <text:p>0.869967849207389</text:p>
              </table:table-cell>
              <table:table-cell office:value-type="float" office:value="7.72779836846124">
                <text:p>7.727798368461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867921233177185">
                <text:p>0.867921233177185</text:p>
              </table:table-cell>
              <table:table-cell office:value-type="float" office:value="7.63088661118142">
                <text:p>7.63088661118142</text:p>
              </table:table-cell>
              <table:table-cell office:value-type="float" office:value="0.854601324884195">
                <text:p>0.854601324884195</text:p>
              </table:table-cell>
              <table:table-cell office:value-type="float" office:value="7.72691791030972">
                <text:p>7.7269179103097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.2862274646759">
                <text:p>2.2862274646759</text:p>
              </table:table-cell>
              <table:table-cell office:value-type="float" office:value="7.6300435460267">
                <text:p>7.6300435460267</text:p>
              </table:table-cell>
              <table:table-cell office:value-type="float" office:value="1.07944566611445">
                <text:p>1.07944566611445</text:p>
              </table:table-cell>
              <table:table-cell office:value-type="float" office:value="7.72278473944517">
                <text:p>7.722784739445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802978277206421">
                <text:p>0.802978277206421</text:p>
              </table:table-cell>
              <table:table-cell office:value-type="float" office:value="7.62851644647945">
                <text:p>7.62851644647945</text:p>
              </table:table-cell>
              <table:table-cell office:value-type="float" office:value="0.854040072892397">
                <text:p>0.854040072892397</text:p>
              </table:table-cell>
              <table:table-cell office:value-type="float" office:value="7.72306917959311">
                <text:p>7.7230691795931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48282396793365">
                <text:p>1.48282396793365</text:p>
              </table:table-cell>
              <table:table-cell office:value-type="float" office:value="7.62741833535345">
                <text:p>7.62741833535345</text:p>
              </table:table-cell>
              <table:table-cell office:value-type="float" office:value="0.845679418530213">
                <text:p>0.845679418530213</text:p>
              </table:table-cell>
              <table:table-cell office:value-type="float" office:value="7.72289279869146">
                <text:p>7.722892798691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48185527324677">
                <text:p>1.48185527324677</text:p>
              </table:table-cell>
              <table:table-cell office:value-type="float" office:value="7.62609772639312">
                <text:p>7.62609772639312</text:p>
              </table:table-cell>
              <table:table-cell office:value-type="float" office:value="35.9164322660379">
                <text:p>35.9164322660379</text:p>
              </table:table-cell>
              <table:table-cell office:value-type="float" office:value="7.75527851185702">
                <text:p>7.755278511857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1014232635498">
                <text:p>1.1014232635498</text:p>
              </table:table-cell>
              <table:table-cell office:value-type="float" office:value="7.6234234972836">
                <text:p>7.6234234972836</text:p>
              </table:table-cell>
              <table:table-cell office:value-type="float" office:value="0.726014498472891">
                <text:p>0.726014498472891</text:p>
              </table:table-cell>
              <table:table-cell office:value-type="float" office:value="7.75116078343384">
                <text:p>7.7511607834338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999404788017273">
                <text:p>0.999404788017273</text:p>
              </table:table-cell>
              <table:table-cell office:value-type="float" office:value="7.61989799731997">
                <text:p>7.61989799731997</text:p>
              </table:table-cell>
              <table:table-cell office:value-type="float" office:value="0.800104914557995">
                <text:p>0.800104914557995</text:p>
              </table:table-cell>
              <table:table-cell office:value-type="float" office:value="7.74579984814644">
                <text:p>7.745799848146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69212830066681">
                <text:p>1.69212830066681</text:p>
              </table:table-cell>
              <table:table-cell office:value-type="float" office:value="7.61742014242637">
                <text:p>7.61742014242637</text:p>
              </table:table-cell>
              <table:table-cell office:value-type="float" office:value="0.24972103647164">
                <text:p>0.24972103647164</text:p>
              </table:table-cell>
              <table:table-cell office:value-type="float" office:value="7.73812739337512">
                <text:p>7.738127393375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65050840377808">
                <text:p>6.65050840377808</text:p>
              </table:table-cell>
              <table:table-cell office:value-type="float" office:value="7.61991232737614">
                <text:p>7.61991232737614</text:p>
              </table:table-cell>
              <table:table-cell office:value-type="float" office:value="1.36861583563725">
                <text:p>1.36861583563725</text:p>
              </table:table-cell>
              <table:table-cell office:value-type="float" office:value="7.73579438737637">
                <text:p>7.735794387376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04661273956299">
                <text:p>1.04661273956299</text:p>
              </table:table-cell>
              <table:table-cell office:value-type="float" office:value="7.61901496350133">
                <text:p>7.61901496350133</text:p>
              </table:table-cell>
              <table:table-cell office:value-type="float" office:value="17.3156167906292">
                <text:p>17.3156167906292</text:p>
              </table:table-cell>
              <table:table-cell office:value-type="float" office:value="7.74228542047107">
                <text:p>7.742285420471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86145955324173">
                <text:p>0.86145955324173</text:p>
              </table:table-cell>
              <table:table-cell office:value-type="float" office:value="7.61660855292169">
                <text:p>7.61660855292169</text:p>
              </table:table-cell>
              <table:table-cell office:value-type="float" office:value="0.595693104744846">
                <text:p>0.595693104744846</text:p>
              </table:table-cell>
              <table:table-cell office:value-type="float" office:value="7.73198798003307">
                <text:p>7.731987980033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9206485748291">
                <text:p>10.9206485748291</text:p>
              </table:table-cell>
              <table:table-cell office:value-type="float" office:value="7.61687772541406">
                <text:p>7.61687772541406</text:p>
              </table:table-cell>
              <table:table-cell office:value-type="float" office:value="1.12768618631071">
                <text:p>1.12768618631071</text:p>
              </table:table-cell>
              <table:table-cell office:value-type="float" office:value="7.73156792573758">
                <text:p>7.7315679257375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0576069355011">
                <text:p>1.0576069355011</text:p>
              </table:table-cell>
              <table:table-cell office:value-type="float" office:value="7.61346668551289">
                <text:p>7.61346668551289</text:p>
              </table:table-cell>
              <table:table-cell office:value-type="float" office:value="1.33921873185435">
                <text:p>1.33921873185435</text:p>
              </table:table-cell>
              <table:table-cell office:value-type="float" office:value="7.72737013206939">
                <text:p>7.727370132069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525032043457">
                <text:p>1.4525032043457</text:p>
              </table:table-cell>
              <table:table-cell office:value-type="float" office:value="7.6102161756152">
                <text:p>7.6102161756152</text:p>
              </table:table-cell>
              <table:table-cell office:value-type="float" office:value="1.41996986648799">
                <text:p>1.41996986648799</text:p>
              </table:table-cell>
              <table:table-cell office:value-type="float" office:value="7.72813049081055">
                <text:p>7.728130490810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.04482865333557">
                <text:p>2.04482865333557</text:p>
              </table:table-cell>
              <table:table-cell office:value-type="float" office:value="7.60948481205024">
                <text:p>7.60948481205024</text:p>
              </table:table-cell>
              <table:table-cell office:value-type="float" office:value="0.150601504973714">
                <text:p>0.150601504973714</text:p>
              </table:table-cell>
              <table:table-cell office:value-type="float" office:value="7.72304619418741">
                <text:p>7.723046194187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05867922306061">
                <text:p>1.05867922306061</text:p>
              </table:table-cell>
              <table:table-cell office:value-type="float" office:value="7.60402478855157">
                <text:p>7.60402478855157</text:p>
              </table:table-cell>
              <table:table-cell office:value-type="float" office:value="0.811137901930394">
                <text:p>0.811137901930394</text:p>
              </table:table-cell>
              <table:table-cell office:value-type="float" office:value="7.71557885100862">
                <text:p>7.715578851008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9.6313724517822">
                <text:p>29.6313724517822</text:p>
              </table:table-cell>
              <table:table-cell office:value-type="float" office:value="7.62327005207461">
                <text:p>7.62327005207461</text:p>
              </table:table-cell>
              <table:table-cell office:value-type="float" office:value="119.211984325131">
                <text:p>119.211984325131</text:p>
              </table:table-cell>
              <table:table-cell office:value-type="float" office:value="7.78822082308659">
                <text:p>7.788220823086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6221564412117">
                <text:p>0.6221564412117</text:p>
              </table:table-cell>
              <table:table-cell office:value-type="float" office:value="7.61892811634137">
                <text:p>7.61892811634137</text:p>
              </table:table-cell>
              <table:table-cell office:value-type="float" office:value="1.75963986005873">
                <text:p>1.75963986005873</text:p>
              </table:table-cell>
              <table:table-cell office:value-type="float" office:value="7.79003287283066">
                <text:p>7.790032872830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55634295940399">
                <text:p>0.955634295940399</text:p>
              </table:table-cell>
              <table:table-cell office:value-type="float" office:value="7.61634829284381">
                <text:p>7.61634829284381</text:p>
              </table:table-cell>
              <table:table-cell office:value-type="float" office:value="0.966259386014978">
                <text:p>0.966259386014978</text:p>
              </table:table-cell>
              <table:table-cell office:value-type="float" office:value="7.79045185170594">
                <text:p>7.790451851705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06322145462036">
                <text:p>7.06322145462036</text:p>
              </table:table-cell>
              <table:table-cell office:value-type="float" office:value="7.61893677820904">
                <text:p>7.61893677820904</text:p>
              </table:table-cell>
              <table:table-cell office:value-type="float" office:value="0.951466581024698">
                <text:p>0.951466581024698</text:p>
              </table:table-cell>
              <table:table-cell office:value-type="float" office:value="7.79033530464446">
                <text:p>7.790335304644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02782464027405">
                <text:p>1.02782464027405</text:p>
              </table:table-cell>
              <table:table-cell office:value-type="float" office:value="7.61727017382983">
                <text:p>7.61727017382983</text:p>
              </table:table-cell>
              <table:table-cell office:value-type="float" office:value="0.958934352121421">
                <text:p>0.958934352121421</text:p>
              </table:table-cell>
              <table:table-cell office:value-type="float" office:value="7.78872392528754">
                <text:p>7.788723925287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4.003730773926">
                <text:p>124.003730773926</text:p>
              </table:table-cell>
              <table:table-cell office:value-type="float" office:value="7.67750709833758">
                <text:p>7.67750709833758</text:p>
              </table:table-cell>
              <table:table-cell office:value-type="float" office:value="1.06189464198627">
                <text:p>1.06189464198627</text:p>
              </table:table-cell>
              <table:table-cell office:value-type="float" office:value="7.78669395262181">
                <text:p>7.786693952621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5.7471084594727">
                <text:p>75.7471084594727</text:p>
              </table:table-cell>
              <table:table-cell office:value-type="float" office:value="7.70743400144515">
                <text:p>7.70743400144515</text:p>
              </table:table-cell>
              <table:table-cell office:value-type="float" office:value="1.43229203234209">
                <text:p>1.43229203234209</text:p>
              </table:table-cell>
              <table:table-cell office:value-type="float" office:value="7.78686506900472">
                <text:p>7.7868650690047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5687079429626">
                <text:p>1.95687079429626</text:p>
              </table:table-cell>
              <table:table-cell office:value-type="float" office:value="7.70160773109756">
                <text:p>7.70160773109756</text:p>
              </table:table-cell>
              <table:table-cell office:value-type="float" office:value="0.788461470754196">
                <text:p>0.788461470754196</text:p>
              </table:table-cell>
              <table:table-cell office:value-type="float" office:value="7.77978356409655">
                <text:p>7.7797835640965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923860967159271">
                <text:p>0.923860967159271</text:p>
              </table:table-cell>
              <table:table-cell office:value-type="float" office:value="7.69903630879801">
                <text:p>7.69903630879801</text:p>
              </table:table-cell>
              <table:table-cell office:value-type="float" office:value="1.97977786313364">
                <text:p>1.97977786313364</text:p>
              </table:table-cell>
              <table:table-cell office:value-type="float" office:value="7.78002167286039">
                <text:p>7.780021672860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728186368942261">
                <text:p>0.728186368942261</text:p>
              </table:table-cell>
              <table:table-cell office:value-type="float" office:value="7.69833025009814">
                <text:p>7.69833025009814</text:p>
              </table:table-cell>
              <table:table-cell office:value-type="float" office:value="0.873710323368519">
                <text:p>0.873710323368519</text:p>
              </table:table-cell>
              <table:table-cell office:value-type="float" office:value="7.77953089065247">
                <text:p>7.779530890652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727603316307068">
                <text:p>0.727603316307068</text:p>
              </table:table-cell>
              <table:table-cell office:value-type="float" office:value="7.69590827203168">
                <text:p>7.69590827203168</text:p>
              </table:table-cell>
              <table:table-cell office:value-type="float" office:value="0.978841205026705">
                <text:p>0.978841205026705</text:p>
              </table:table-cell>
              <table:table-cell office:value-type="float" office:value="7.77710143704331">
                <text:p>7.777101437043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50596868991852">
                <text:p>0.950596868991852</text:p>
              </table:table-cell>
              <table:table-cell office:value-type="float" office:value="7.69099078239997">
                <text:p>7.69099078239997</text:p>
              </table:table-cell>
              <table:table-cell office:value-type="float" office:value="18.2471126859621">
                <text:p>18.2471126859621</text:p>
              </table:table-cell>
              <table:table-cell office:value-type="float" office:value="7.78124050319304">
                <text:p>7.781240503193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00824546813965">
                <text:p>1.00824546813965</text:p>
              </table:table-cell>
              <table:table-cell office:value-type="float" office:value="7.68762681148961">
                <text:p>7.68762681148961</text:p>
              </table:table-cell>
              <table:table-cell office:value-type="float" office:value="1.47398858371306">
                <text:p>1.47398858371306</text:p>
              </table:table-cell>
              <table:table-cell office:value-type="float" office:value="7.78019640003843">
                <text:p>7.780196400038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969600915908814">
                <text:p>0.969600915908814</text:p>
              </table:table-cell>
              <table:table-cell office:value-type="float" office:value="7.68555676255013">
                <text:p>7.68555676255013</text:p>
              </table:table-cell>
              <table:table-cell office:value-type="float" office:value="0.752284017358457">
                <text:p>0.752284017358457</text:p>
              </table:table-cell>
              <table:table-cell office:value-type="float" office:value="7.77733668719555">
                <text:p>7.7773366871955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907007694244385">
                <text:p>0.907007694244385</text:p>
              </table:table-cell>
              <table:table-cell office:value-type="float" office:value="7.68264961354981">
                <text:p>7.68264961354981</text:p>
              </table:table-cell>
              <table:table-cell office:value-type="float" office:value="0.979533059342985">
                <text:p>0.979533059342985</text:p>
              </table:table-cell>
              <table:table-cell office:value-type="float" office:value="7.77515029948677">
                <text:p>7.775150299486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33383536338806">
                <text:p>1.33383536338806</text:p>
              </table:table-cell>
              <table:table-cell office:value-type="float" office:value="7.68111470514877">
                <text:p>7.68111470514877</text:p>
              </table:table-cell>
              <table:table-cell office:value-type="float" office:value="7.94001314385044">
                <text:p>7.94001314385044</text:p>
              </table:table-cell>
              <table:table-cell office:value-type="float" office:value="7.77467221445612">
                <text:p>7.774672214456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12007248401642">
                <text:p>1.12007248401642</text:p>
              </table:table-cell>
              <table:table-cell office:value-type="float" office:value="7.67559158571584">
                <text:p>7.67559158571584</text:p>
              </table:table-cell>
              <table:table-cell office:value-type="float" office:value="1.0347485304943">
                <text:p>1.0347485304943</text:p>
              </table:table-cell>
              <table:table-cell office:value-type="float" office:value="7.7752027410824">
                <text:p>7.7752027410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10717749595642">
                <text:p>1.10717749595642</text:p>
              </table:table-cell>
              <table:table-cell office:value-type="float" office:value="7.67417149657107">
                <text:p>7.67417149657107</text:p>
              </table:table-cell>
              <table:table-cell office:value-type="float" office:value="0.910402705657513">
                <text:p>0.910402705657513</text:p>
              </table:table-cell>
              <table:table-cell office:value-type="float" office:value="7.77512311929846">
                <text:p>7.775123119298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12414157390594">
                <text:p>1.12414157390594</text:p>
              </table:table-cell>
              <table:table-cell office:value-type="float" office:value="7.67099643767203">
                <text:p>7.67099643767203</text:p>
              </table:table-cell>
              <table:table-cell office:value-type="float" office:value="1.64969686178215">
                <text:p>1.64969686178215</text:p>
              </table:table-cell>
              <table:table-cell office:value-type="float" office:value="7.7748583317">
                <text:p>7.77485833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8074089884758">
                <text:p>0.8074089884758</text:p>
              </table:table-cell>
              <table:table-cell office:value-type="float" office:value="7.66940242969259">
                <text:p>7.66940242969259</text:p>
              </table:table-cell>
              <table:table-cell office:value-type="float" office:value="1.00647204674123">
                <text:p>1.00647204674123</text:p>
              </table:table-cell>
              <table:table-cell office:value-type="float" office:value="7.77222323183946">
                <text:p>7.772223231839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999962210655212">
                <text:p>0.999962210655212</text:p>
              </table:table-cell>
              <table:table-cell office:value-type="float" office:value="7.66762822939969">
                <text:p>7.66762822939969</text:p>
              </table:table-cell>
              <table:table-cell office:value-type="float" office:value="0.963960519134165">
                <text:p>0.963960519134165</text:p>
              </table:table-cell>
              <table:table-cell office:value-type="float" office:value="7.7713342123745">
                <text:p>7.77133421237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00321185588837">
                <text:p>1.00321185588837</text:p>
              </table:table-cell>
              <table:table-cell office:value-type="float" office:value="7.66489189181566">
                <text:p>7.66489189181566</text:p>
              </table:table-cell>
              <table:table-cell office:value-type="float" office:value="0.517126580736996">
                <text:p>0.517126580736996</text:p>
              </table:table-cell>
              <table:table-cell office:value-type="float" office:value="7.76490403185783">
                <text:p>7.7649040318578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825822591781616">
                <text:p>0.825822591781616</text:p>
              </table:table-cell>
              <table:table-cell office:value-type="float" office:value="7.6636740526549">
                <text:p>7.6636740526549</text:p>
              </table:table-cell>
              <table:table-cell office:value-type="float" office:value="0.987973172225875">
                <text:p>0.987973172225875</text:p>
              </table:table-cell>
              <table:table-cell office:value-type="float" office:value="7.76425391086112">
                <text:p>7.764253910861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0426464080811">
                <text:p>1.20426464080811</text:p>
              </table:table-cell>
              <table:table-cell office:value-type="float" office:value="7.66367483551754">
                <text:p>7.66367483551754</text:p>
              </table:table-cell>
              <table:table-cell office:value-type="float" office:value="0.454323873655874">
                <text:p>0.454323873655874</text:p>
              </table:table-cell>
              <table:table-cell office:value-type="float" office:value="7.76035745999966">
                <text:p>7.760357459999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2005271911621">
                <text:p>47.2005271911621</text:p>
              </table:table-cell>
              <table:table-cell office:value-type="float" office:value="7.68733461599016">
                <text:p>7.68733461599016</text:p>
              </table:table-cell>
              <table:table-cell office:value-type="float" office:value="1.4057650767151">
                <text:p>1.4057650767151</text:p>
              </table:table-cell>
              <table:table-cell office:value-type="float" office:value="7.75360928523255">
                <text:p>7.753609285232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30659580230713">
                <text:p>1.30659580230713</text:p>
              </table:table-cell>
              <table:table-cell office:value-type="float" office:value="7.68279893537989">
                <text:p>7.68279893537989</text:p>
              </table:table-cell>
              <table:table-cell office:value-type="float" office:value="0.846317469343281">
                <text:p>0.846317469343281</text:p>
              </table:table-cell>
              <table:table-cell office:value-type="float" office:value="7.75350527545079">
                <text:p>7.753505275450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142366886139">
                <text:p>1.55142366886139</text:p>
              </table:table-cell>
              <table:table-cell office:value-type="float" office:value="7.68043073507154">
                <text:p>7.68043073507154</text:p>
              </table:table-cell>
              <table:table-cell office:value-type="float" office:value="0.933180814926805">
                <text:p>0.933180814926805</text:p>
              </table:table-cell>
              <table:table-cell office:value-type="float" office:value="7.75293223176924">
                <text:p>7.752932231769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94505703449249">
                <text:p>1.94505703449249</text:p>
              </table:table-cell>
              <table:table-cell office:value-type="float" office:value="7.68019257724613">
                <text:p>7.68019257724613</text:p>
              </table:table-cell>
              <table:table-cell office:value-type="float" office:value="72.9183056040066">
                <text:p>72.9183056040066</text:p>
              </table:table-cell>
              <table:table-cell office:value-type="float" office:value="7.78138645829274">
                <text:p>7.781386458292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.8560523986816">
                <text:p>18.8560523986816</text:p>
              </table:table-cell>
              <table:table-cell office:value-type="float" office:value="7.68495674787885">
                <text:p>7.68495674787885</text:p>
              </table:table-cell>
              <table:table-cell office:value-type="float" office:value="0.631735522983708">
                <text:p>0.631735522983708</text:p>
              </table:table-cell>
              <table:table-cell office:value-type="float" office:value="7.77672670588747">
                <text:p>7.776726705887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0.6563491821289">
                <text:p>70.6563491821289</text:p>
              </table:table-cell>
              <table:table-cell office:value-type="float" office:value="7.71791903876986">
                <text:p>7.71791903876986</text:p>
              </table:table-cell>
              <table:table-cell office:value-type="float" office:value="0.933093709770214">
                <text:p>0.933093709770214</text:p>
              </table:table-cell>
              <table:table-cell office:value-type="float" office:value="7.77283379579681">
                <text:p>7.772833795796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39320981502533">
                <text:p>1.39320981502533</text:p>
              </table:table-cell>
              <table:table-cell office:value-type="float" office:value="7.71589295486168">
                <text:p>7.71589295486168</text:p>
              </table:table-cell>
              <table:table-cell office:value-type="float" office:value="1.21353696215407">
                <text:p>1.21353696215407</text:p>
              </table:table-cell>
              <table:table-cell office:value-type="float" office:value="7.77050905197828">
                <text:p>7.770509051978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964405536651611">
                <text:p>0.964405536651611</text:p>
              </table:table-cell>
              <table:table-cell office:value-type="float" office:value="7.71428674569783">
                <text:p>7.71428674569783</text:p>
              </table:table-cell>
              <table:table-cell office:value-type="float" office:value="1.42237988664114">
                <text:p>1.42237988664114</text:p>
              </table:table-cell>
              <table:table-cell office:value-type="float" office:value="7.77159456926733">
                <text:p>7.7715945692673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54534351825714">
                <text:p>1.54534351825714</text:p>
              </table:table-cell>
              <table:table-cell office:value-type="float" office:value="7.71345490920454">
                <text:p>7.71345490920454</text:p>
              </table:table-cell>
              <table:table-cell office:value-type="float" office:value="0.793232583672928">
                <text:p>0.793232583672928</text:p>
              </table:table-cell>
              <table:table-cell office:value-type="float" office:value="7.76931290691756">
                <text:p>7.769312906917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30583381652832">
                <text:p>1.30583381652832</text:p>
              </table:table-cell>
              <table:table-cell office:value-type="float" office:value="7.71311423699807">
                <text:p>7.71311423699807</text:p>
              </table:table-cell>
              <table:table-cell office:value-type="float" office:value="0.930656981801871">
                <text:p>0.930656981801871</text:p>
              </table:table-cell>
              <table:table-cell office:value-type="float" office:value="7.76482493060775">
                <text:p>7.764824930607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1974550485611">
                <text:p>1.1974550485611</text:p>
              </table:table-cell>
              <table:table-cell office:value-type="float" office:value="7.71304849489758">
                <text:p>7.71304849489758</text:p>
              </table:table-cell>
              <table:table-cell office:value-type="float" office:value="0.719253874964216">
                <text:p>0.719253874964216</text:p>
              </table:table-cell>
              <table:table-cell office:value-type="float" office:value="7.76115850794034">
                <text:p>7.761158507940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673049628734589">
                <text:p>0.673049628734589</text:p>
              </table:table-cell>
              <table:table-cell office:value-type="float" office:value="7.71163808059106">
                <text:p>7.71163808059106</text:p>
              </table:table-cell>
              <table:table-cell office:value-type="float" office:value="1.25489340445942">
                <text:p>1.25489340445942</text:p>
              </table:table-cell>
              <table:table-cell office:value-type="float" office:value="7.76011718887231">
                <text:p>7.760117188872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686863958835602">
                <text:p>0.686863958835602</text:p>
              </table:table-cell>
              <table:table-cell office:value-type="float" office:value="7.71058299244895">
                <text:p>7.71058299244895</text:p>
              </table:table-cell>
              <table:table-cell office:value-type="float" office:value="0.78614210202355">
                <text:p>0.78614210202355</text:p>
              </table:table-cell>
              <table:table-cell office:value-type="float" office:value="7.75845523524412">
                <text:p>7.758455235244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4753880500793">
                <text:p>1.24753880500793</text:p>
              </table:table-cell>
              <table:table-cell office:value-type="float" office:value="7.70875803314396">
                <text:p>7.70875803314396</text:p>
              </table:table-cell>
              <table:table-cell office:value-type="float" office:value="0.78614210202355">
                <text:p>0.78614210202355</text:p>
              </table:table-cell>
              <table:table-cell office:value-type="float" office:value="7.75556381896806">
                <text:p>7.7555638189680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4379694461823">
                <text:p>1.24379694461823</text:p>
              </table:table-cell>
              <table:table-cell office:value-type="float" office:value="7.70833066486885">
                <text:p>7.70833066486885</text:p>
              </table:table-cell>
              <table:table-cell office:value-type="float" office:value="3.61076850466509">
                <text:p>3.61076850466509</text:p>
              </table:table-cell>
              <table:table-cell office:value-type="float" office:value="7.75832812353809">
                <text:p>7.758328123538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900604128837585">
                <text:p>0.900604128837585</text:p>
              </table:table-cell>
              <table:table-cell office:value-type="float" office:value="7.70743972294483">
                <text:p>7.70743972294483</text:p>
              </table:table-cell>
              <table:table-cell office:value-type="float" office:value="0.86819338639908">
                <text:p>0.86819338639908</text:p>
              </table:table-cell>
              <table:table-cell office:value-type="float" office:value="7.75604872611854">
                <text:p>7.756048726118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876200437545776">
                <text:p>0.876200437545776</text:p>
              </table:table-cell>
              <table:table-cell office:value-type="float" office:value="7.70136948116145">
                <text:p>7.70136948116145</text:p>
              </table:table-cell>
              <table:table-cell office:value-type="float" office:value="0.739199625973779">
                <text:p>0.739199625973779</text:p>
              </table:table-cell>
              <table:table-cell office:value-type="float" office:value="7.75199617344554">
                <text:p>7.7519961734455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38729012012482">
                <text:p>1.38729012012482</text:p>
              </table:table-cell>
              <table:table-cell office:value-type="float" office:value="7.70073343875554">
                <text:p>7.70073343875554</text:p>
              </table:table-cell>
              <table:table-cell office:value-type="float" office:value="0.92692309625351">
                <text:p>0.92692309625351</text:p>
              </table:table-cell>
              <table:table-cell office:value-type="float" office:value="7.74925661368287">
                <text:p>7.749256613682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13654804229736">
                <text:p>1.13654804229736</text:p>
              </table:table-cell>
              <table:table-cell office:value-type="float" office:value="7.69644876823105">
                <text:p>7.69644876823105</text:p>
              </table:table-cell>
              <table:table-cell office:value-type="float" office:value="0.186726872588794">
                <text:p>0.186726872588794</text:p>
              </table:table-cell>
              <table:table-cell office:value-type="float" office:value="7.74212047177822">
                <text:p>7.742120471778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3520441055298">
                <text:p>1.53520441055298</text:p>
              </table:table-cell>
              <table:table-cell office:value-type="float" office:value="7.69556456855731">
                <text:p>7.69556456855731</text:p>
              </table:table-cell>
              <table:table-cell office:value-type="float" office:value="25.4328723050203">
                <text:p>25.4328723050203</text:p>
              </table:table-cell>
              <table:table-cell office:value-type="float" office:value="7.75355300331174">
                <text:p>7.753553003311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13089466094971">
                <text:p>1.13089466094971</text:p>
              </table:table-cell>
              <table:table-cell office:value-type="float" office:value="7.69378551419226">
                <text:p>7.69378551419226</text:p>
              </table:table-cell>
              <table:table-cell office:value-type="float" office:value="1.01122049680433">
                <text:p>1.01122049680433</text:p>
              </table:table-cell>
              <table:table-cell office:value-type="float" office:value="7.75227288843756">
                <text:p>7.7522728884375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08677661418915">
                <text:p>1.08677661418915</text:p>
              </table:table-cell>
              <table:table-cell office:value-type="float" office:value="7.69225555550071">
                <text:p>7.69225555550071</text:p>
              </table:table-cell>
              <table:table-cell office:value-type="float" office:value="0.20599365220123">
                <text:p>0.20599365220123</text:p>
              </table:table-cell>
              <table:table-cell office:value-type="float" office:value="7.74749819495109">
                <text:p>7.747498194951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14884662628174">
                <text:p>6.14884662628174</text:p>
              </table:table-cell>
              <table:table-cell office:value-type="float" office:value="7.6966430565826">
                <text:p>7.6966430565826</text:p>
              </table:table-cell>
              <table:table-cell office:value-type="float" office:value="1.93557587489219">
                <text:p>1.93557587489219</text:p>
              </table:table-cell>
              <table:table-cell office:value-type="float" office:value="7.74989830761958">
                <text:p>7.749898307619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93191123008728">
                <text:p>0.993191123008728</text:p>
              </table:table-cell>
              <table:table-cell office:value-type="float" office:value="7.69421496550283">
                <text:p>7.69421496550283</text:p>
              </table:table-cell>
              <table:table-cell office:value-type="float" office:value="1.50817015432229">
                <text:p>1.50817015432229</text:p>
              </table:table-cell>
              <table:table-cell office:value-type="float" office:value="7.74953124497232">
                <text:p>7.749531244972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3.3380889892578">
                <text:p>43.3380889892578</text:p>
              </table:table-cell>
              <table:table-cell office:value-type="float" office:value="7.71870136670892">
                <text:p>7.71870136670892</text:p>
              </table:table-cell>
              <table:table-cell office:value-type="float" office:value="6.60923385995412">
                <text:p>6.60923385995412</text:p>
              </table:table-cell>
              <table:table-cell office:value-type="float" office:value="7.75218867942364">
                <text:p>7.752188679423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868934392929077">
                <text:p>0.868934392929077</text:p>
              </table:table-cell>
              <table:table-cell office:value-type="float" office:value="7.71599463476629">
                <text:p>7.71599463476629</text:p>
              </table:table-cell>
              <table:table-cell office:value-type="float" office:value="0.969614153572631">
                <text:p>0.969614153572631</text:p>
              </table:table-cell>
              <table:table-cell office:value-type="float" office:value="7.75060869356459">
                <text:p>7.750608693564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7086375951767">
                <text:p>0.97086375951767</text:p>
              </table:table-cell>
              <table:table-cell office:value-type="float" office:value="7.71357949586453">
                <text:p>7.71357949586453</text:p>
              </table:table-cell>
              <table:table-cell office:value-type="float" office:value="0.512835100283563">
                <text:p>0.512835100283563</text:p>
              </table:table-cell>
              <table:table-cell office:value-type="float" office:value="7.74643512417232">
                <text:p>7.746435124172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31391823291779">
                <text:p>1.31391823291779</text:p>
              </table:table-cell>
              <table:table-cell office:value-type="float" office:value="7.71447736175884">
                <text:p>7.71447736175884</text:p>
              </table:table-cell>
              <table:table-cell office:value-type="float" office:value="1.78395549724474">
                <text:p>1.78395549724474</text:p>
              </table:table-cell>
              <table:table-cell office:value-type="float" office:value="7.74710735531667">
                <text:p>7.747107355316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746235013008118">
                <text:p>0.746235013008118</text:p>
              </table:table-cell>
              <table:table-cell office:value-type="float" office:value="7.71217564118863">
                <text:p>7.71217564118863</text:p>
              </table:table-cell>
              <table:table-cell office:value-type="float" office:value="232.320575490584">
                <text:p>232.320575490584</text:p>
              </table:table-cell>
              <table:table-cell office:value-type="float" office:value="7.84142473004843">
                <text:p>7.841424730048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7916872501373">
                <text:p>1.27916872501373</text:p>
              </table:table-cell>
              <table:table-cell office:value-type="float" office:value="7.711551217362">
                <text:p>7.711551217362</text:p>
              </table:table-cell>
              <table:table-cell office:value-type="float" office:value="0.910716550191184">
                <text:p>0.910716550191184</text:p>
              </table:table-cell>
              <table:table-cell office:value-type="float" office:value="7.84114024450782">
                <text:p>7.841140244507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31302285194397">
                <text:p>1.31302285194397</text:p>
              </table:table-cell>
              <table:table-cell office:value-type="float" office:value="7.70863431389967">
                <text:p>7.70863431389967</text:p>
              </table:table-cell>
              <table:table-cell office:value-type="float" office:value="10.7132835208667">
                <text:p>10.7132835208667</text:p>
              </table:table-cell>
              <table:table-cell office:value-type="float" office:value="7.84477196250656">
                <text:p>7.8447719625065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41583776473999">
                <text:p>2.41583776473999</text:p>
              </table:table-cell>
              <table:table-cell office:value-type="float" office:value="7.7108404676968">
                <text:p>7.7108404676968</text:p>
              </table:table-cell>
              <table:table-cell office:value-type="float" office:value="1.15768792843249">
                <text:p>1.15768792843249</text:p>
              </table:table-cell>
              <table:table-cell office:value-type="float" office:value="7.84459482152659">
                <text:p>7.8445948215265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659293174743652">
                <text:p>0.659293174743652</text:p>
              </table:table-cell>
              <table:table-cell office:value-type="float" office:value="7.70772687344789">
                <text:p>7.70772687344789</text:p>
              </table:table-cell>
              <table:table-cell office:value-type="float" office:value="0.824426148194904">
                <text:p>0.824426148194904</text:p>
              </table:table-cell>
              <table:table-cell office:value-type="float" office:value="7.84209064273267">
                <text:p>7.842090642732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917111098766327">
                <text:p>0.917111098766327</text:p>
              </table:table-cell>
              <table:table-cell office:value-type="float" office:value="7.70549043228301">
                <text:p>7.70549043228301</text:p>
              </table:table-cell>
              <table:table-cell office:value-type="float" office:value="0.874133270989547">
                <text:p>0.874133270989547</text:p>
              </table:table-cell>
              <table:table-cell office:value-type="float" office:value="7.84067814390831">
                <text:p>7.840678143908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972970366477966">
                <text:p>0.972970366477966</text:p>
              </table:table-cell>
              <table:table-cell office:value-type="float" office:value="7.70227606731821">
                <text:p>7.70227606731821</text:p>
              </table:table-cell>
              <table:table-cell office:value-type="float" office:value="0.96714894465614">
                <text:p>0.96714894465614</text:p>
              </table:table-cell>
              <table:table-cell office:value-type="float" office:value="7.83483606718071">
                <text:p>7.834836067180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92707049846649">
                <text:p>1.92707049846649</text:p>
              </table:table-cell>
              <table:table-cell office:value-type="float" office:value="7.70254934879097">
                <text:p>7.70254934879097</text:p>
              </table:table-cell>
              <table:table-cell office:value-type="float" office:value="52.5761299394924">
                <text:p>52.5761299394924</text:p>
              </table:table-cell>
              <table:table-cell office:value-type="float" office:value="7.86465308284082">
                <text:p>7.86465308284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89991140365601">
                <text:p>3.89991140365601</text:p>
              </table:table-cell>
              <table:table-cell office:value-type="float" office:value="7.70100598317257">
                <text:p>7.70100598317257</text:p>
              </table:table-cell>
              <table:table-cell office:value-type="float" office:value="1.47626406740299">
                <text:p>1.47626406740299</text:p>
              </table:table-cell>
              <table:table-cell office:value-type="float" office:value="7.86031994236461">
                <text:p>7.860319942364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57355034351349">
                <text:p>1.57355034351349</text:p>
              </table:table-cell>
              <table:table-cell office:value-type="float" office:value="7.70001754193139">
                <text:p>7.70001754193139</text:p>
              </table:table-cell>
              <table:table-cell office:value-type="float" office:value="0.793298355823611">
                <text:p>0.793298355823611</text:p>
              </table:table-cell>
              <table:table-cell office:value-type="float" office:value="7.85848229446331">
                <text:p>7.858482294463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82556939125061">
                <text:p>0.82556939125061</text:p>
              </table:table-cell>
              <table:table-cell office:value-type="float" office:value="7.69597627331469">
                <text:p>7.69597627331469</text:p>
              </table:table-cell>
              <table:table-cell office:value-type="float" office:value="0.622048897630928">
                <text:p>0.622048897630928</text:p>
              </table:table-cell>
              <table:table-cell office:value-type="float" office:value="7.8557246443298">
                <text:p>7.85572464432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40190660953522">
                <text:p>1.40190660953522</text:p>
              </table:table-cell>
              <table:table-cell office:value-type="float" office:value="7.69536964970802">
                <text:p>7.69536964970802</text:p>
              </table:table-cell>
              <table:table-cell office:value-type="float" office:value="0.998056092794899">
                <text:p>0.998056092794899</text:p>
              </table:table-cell>
              <table:table-cell office:value-type="float" office:value="7.85376804522651">
                <text:p>7.853768045226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784406125545502">
                <text:p>0.784406125545502</text:p>
              </table:table-cell>
              <table:table-cell office:value-type="float" office:value="7.69252791324107">
                <text:p>7.69252791324107</text:p>
              </table:table-cell>
              <table:table-cell office:value-type="float" office:value="0.257568036379882">
                <text:p>0.257568036379882</text:p>
              </table:table-cell>
              <table:table-cell office:value-type="float" office:value="7.84850571750645">
                <text:p>7.8485057175064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10652983188629">
                <text:p>1.10652983188629</text:p>
              </table:table-cell>
              <table:table-cell office:value-type="float" office:value="7.68870236393403">
                <text:p>7.68870236393403</text:p>
              </table:table-cell>
              <table:table-cell office:value-type="float" office:value="1.17307129751879">
                <text:p>1.17307129751879</text:p>
              </table:table-cell>
              <table:table-cell office:value-type="float" office:value="7.84778867043907">
                <text:p>7.847788670439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849016427993774">
                <text:p>0.849016427993774</text:p>
              </table:table-cell>
              <table:table-cell office:value-type="float" office:value="7.68651769521785">
                <text:p>7.68651769521785</text:p>
              </table:table-cell>
              <table:table-cell office:value-type="float" office:value="0.933885302815415">
                <text:p>0.933885302815415</text:p>
              </table:table-cell>
              <table:table-cell office:value-type="float" office:value="7.84406059394188">
                <text:p>7.844060593941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09731245040894">
                <text:p>1.09731245040894</text:p>
              </table:table-cell>
              <table:table-cell office:value-type="float" office:value="7.68410311020432">
                <text:p>7.68410311020432</text:p>
              </table:table-cell>
              <table:table-cell office:value-type="float" office:value="0.914191004223542">
                <text:p>0.914191004223542</text:p>
              </table:table-cell>
              <table:table-cell office:value-type="float" office:value="7.84102993197714">
                <text:p>7.841029931977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37566614151001">
                <text:p>1.37566614151001</text:p>
              </table:table-cell>
              <table:table-cell office:value-type="float" office:value="7.68353263954039">
                <text:p>7.68353263954039</text:p>
              </table:table-cell>
              <table:table-cell office:value-type="float" office:value="0.951269430803865">
                <text:p>0.951269430803865</text:p>
              </table:table-cell>
              <table:table-cell office:value-type="float" office:value="7.83942971952891">
                <text:p>7.8394297195289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891259670257568">
                <text:p>0.891259670257568</text:p>
              </table:table-cell>
              <table:table-cell office:value-type="float" office:value="7.68112537295859">
                <text:p>7.68112537295859</text:p>
              </table:table-cell>
              <table:table-cell office:value-type="float" office:value="1.2145826673164">
                <text:p>1.2145826673164</text:p>
              </table:table-cell>
              <table:table-cell office:value-type="float" office:value="7.83732404767236">
                <text:p>7.8373240476723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08018338680267">
                <text:p>1.08018338680267</text:p>
              </table:table-cell>
              <table:table-cell office:value-type="float" office:value="7.67881279444712">
                <text:p>7.67881279444712</text:p>
              </table:table-cell>
              <table:table-cell office:value-type="float" office:value="0.990517507200643">
                <text:p>0.990517507200643</text:p>
              </table:table-cell>
              <table:table-cell office:value-type="float" office:value="7.83572141031193">
                <text:p>7.835721410311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87088990211487">
                <text:p>1.87088990211487</text:p>
              </table:table-cell>
              <table:table-cell office:value-type="float" office:value="7.68054752702484">
                <text:p>7.68054752702484</text:p>
              </table:table-cell>
              <table:table-cell office:value-type="float" office:value="0.790843674884062">
                <text:p>0.790843674884062</text:p>
              </table:table-cell>
              <table:table-cell office:value-type="float" office:value="7.82596137635823">
                <text:p>7.825961376358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956281065940857">
                <text:p>0.956281065940857</text:p>
              </table:table-cell>
              <table:table-cell office:value-type="float" office:value="7.67545861382186">
                <text:p>7.67545861382186</text:p>
              </table:table-cell>
              <table:table-cell office:value-type="float" office:value="1.84978826691048">
                <text:p>1.84978826691048</text:p>
              </table:table-cell>
              <table:table-cell office:value-type="float" office:value="7.82417060152032">
                <text:p>7.824170601520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5971293449402">
                <text:p>1.25971293449402</text:p>
              </table:table-cell>
              <table:table-cell office:value-type="float" office:value="7.67432352625186">
                <text:p>7.67432352625186</text:p>
              </table:table-cell>
              <table:table-cell office:value-type="float" office:value="0.898330385319356">
                <text:p>0.898330385319356</text:p>
              </table:table-cell>
              <table:table-cell office:value-type="float" office:value="7.82234405639177">
                <text:p>7.822344056391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916363775730133">
                <text:p>0.916363775730133</text:p>
              </table:table-cell>
              <table:table-cell office:value-type="float" office:value="7.67290347153917">
                <text:p>7.67290347153917</text:p>
              </table:table-cell>
              <table:table-cell office:value-type="float" office:value="1.06268180219907">
                <text:p>1.06268180219907</text:p>
              </table:table-cell>
              <table:table-cell office:value-type="float" office:value="7.82065857910756">
                <text:p>7.820658579107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95809131860733">
                <text:p>0.95809131860733</text:p>
              </table:table-cell>
              <table:table-cell office:value-type="float" office:value="7.66881866661864">
                <text:p>7.66881866661864</text:p>
              </table:table-cell>
              <table:table-cell office:value-type="float" office:value="0.952019466045348">
                <text:p>0.952019466045348</text:p>
              </table:table-cell>
              <table:table-cell office:value-type="float" office:value="7.81806283641721">
                <text:p>7.8180628364172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06977164745331">
                <text:p>1.06977164745331</text:p>
              </table:table-cell>
              <table:table-cell office:value-type="float" office:value="7.66347526935247">
                <text:p>7.66347526935247</text:p>
              </table:table-cell>
              <table:table-cell office:value-type="float" office:value="0.900892784086139">
                <text:p>0.900892784086139</text:p>
              </table:table-cell>
              <table:table-cell office:value-type="float" office:value="7.8154557381793">
                <text:p>7.815455738179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9633409976959">
                <text:p>1.09633409976959</text:p>
              </table:table-cell>
              <table:table-cell office:value-type="float" office:value="7.65783751192725">
                <text:p>7.65783751192725</text:p>
              </table:table-cell>
              <table:table-cell office:value-type="float" office:value="0.896080279594905">
                <text:p>0.896080279594905</text:p>
              </table:table-cell>
              <table:table-cell office:value-type="float" office:value="7.81323253905648">
                <text:p>7.813232539056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1.5987491607666">
                <text:p>31.5987491607666</text:p>
              </table:table-cell>
              <table:table-cell office:value-type="float" office:value="7.67496934074437">
                <text:p>7.67496934074437</text:p>
              </table:table-cell>
              <table:table-cell office:value-type="float" office:value="0.622772058826009">
                <text:p>0.622772058826009</text:p>
              </table:table-cell>
              <table:table-cell office:value-type="float" office:value="7.80978576599427">
                <text:p>7.8097857659942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838720738887787">
                <text:p>0.838720738887787</text:p>
              </table:table-cell>
              <table:table-cell office:value-type="float" office:value="7.67272374414018">
                <text:p>7.67272374414018</text:p>
              </table:table-cell>
              <table:table-cell office:value-type="float" office:value="0.917900232141698">
                <text:p>0.917900232141698</text:p>
              </table:table-cell>
              <table:table-cell office:value-type="float" office:value="7.80710206146607">
                <text:p>7.807102061466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44920241832733">
                <text:p>1.44920241832733</text:p>
              </table:table-cell>
              <table:table-cell office:value-type="float" office:value="7.67057224002265">
                <text:p>7.67057224002265</text:p>
              </table:table-cell>
              <table:table-cell office:value-type="float" office:value="0.96494859747534">
                <text:p>0.96494859747534</text:p>
              </table:table-cell>
              <table:table-cell office:value-type="float" office:value="7.8031580508815">
                <text:p>7.80315805088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4.2883911132813">
                <text:p>64.2883911132813</text:p>
              </table:table-cell>
              <table:table-cell office:value-type="float" office:value="7.70849528594782">
                <text:p>7.70849528594782</text:p>
              </table:table-cell>
              <table:table-cell office:value-type="float" office:value="0.799190753697032">
                <text:p>0.799190753697032</text:p>
              </table:table-cell>
              <table:table-cell office:value-type="float" office:value="7.80059199214001">
                <text:p>7.800591992140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814532220363617">
                <text:p>0.814532220363617</text:p>
              </table:table-cell>
              <table:table-cell office:value-type="float" office:value="7.70649485585468">
                <text:p>7.70649485585468</text:p>
              </table:table-cell>
              <table:table-cell office:value-type="float" office:value="0.970744969116971">
                <text:p>0.970744969116971</text:p>
              </table:table-cell>
              <table:table-cell office:value-type="float" office:value="7.80026130514912">
                <text:p>7.800261305149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53113126754761">
                <text:p>3.53113126754761</text:p>
              </table:table-cell>
              <table:table-cell office:value-type="float" office:value="7.70946166166151">
                <text:p>7.70946166166151</text:p>
              </table:table-cell>
              <table:table-cell office:value-type="float" office:value="6.51963301872416">
                <text:p>6.51963301872416</text:p>
              </table:table-cell>
              <table:table-cell office:value-type="float" office:value="7.81620277619971">
                <text:p>7.816202776199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38325786590576">
                <text:p>2.38325786590576</text:p>
              </table:table-cell>
              <table:table-cell office:value-type="float" office:value="7.70722255126438">
                <text:p>7.70722255126438</text:p>
              </table:table-cell>
              <table:table-cell office:value-type="float" office:value="1.39763504045835">
                <text:p>1.39763504045835</text:p>
              </table:table-cell>
              <table:table-cell office:value-type="float" office:value="7.81718872874886">
                <text:p>7.817188728748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0726912021637">
                <text:p>1.0726912021637</text:p>
              </table:table-cell>
              <table:table-cell office:value-type="float" office:value="7.70707733987886">
                <text:p>7.70707733987886</text:p>
              </table:table-cell>
              <table:table-cell office:value-type="float" office:value="0.624236001724945">
                <text:p>0.624236001724945</text:p>
              </table:table-cell>
              <table:table-cell office:value-type="float" office:value="7.81645064027673">
                <text:p>7.816450640276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7.1927924156189">
                <text:p>7.1927924156189</text:p>
              </table:table-cell>
              <table:table-cell office:value-type="float" office:value="7.71606343951433">
                <text:p>7.71606343951433</text:p>
              </table:table-cell>
              <table:table-cell office:value-type="float" office:value="0.927843352259018">
                <text:p>0.927843352259018</text:p>
              </table:table-cell>
              <table:table-cell office:value-type="float" office:value="7.8155764469104">
                <text:p>7.815576446910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04357552528381">
                <text:p>0.904357552528381</text:p>
              </table:table-cell>
              <table:table-cell office:value-type="float" office:value="7.71230041560724">
                <text:p>7.71230041560724</text:p>
              </table:table-cell>
              <table:table-cell office:value-type="float" office:value="7.13879375981757">
                <text:p>7.13879375981757</text:p>
              </table:table-cell>
              <table:table-cell office:value-type="float" office:value="7.82407211006838">
                <text:p>7.824072110068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9450809955597">
                <text:p>1.79450809955597</text:p>
              </table:table-cell>
              <table:table-cell office:value-type="float" office:value="7.71553475740512">
                <text:p>7.71553475740512</text:p>
              </table:table-cell>
              <table:table-cell office:value-type="float" office:value="0.72485830496308">
                <text:p>0.72485830496308</text:p>
              </table:table-cell>
              <table:table-cell office:value-type="float" office:value="7.81688030452168">
                <text:p>7.816880304521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837041616439819">
                <text:p>0.837041616439819</text:p>
              </table:table-cell>
              <table:table-cell office:value-type="float" office:value="7.71092619042956">
                <text:p>7.71092619042956</text:p>
              </table:table-cell>
              <table:table-cell office:value-type="float" office:value="0.56180110891192">
                <text:p>0.56180110891192</text:p>
              </table:table-cell>
              <table:table-cell office:value-type="float" office:value="7.81269038115899">
                <text:p>7.812690381158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902854025363922">
                <text:p>0.902854025363922</text:p>
              </table:table-cell>
              <table:table-cell office:value-type="float" office:value="7.70909174297353">
                <text:p>7.70909174297353</text:p>
              </table:table-cell>
              <table:table-cell office:value-type="float" office:value="0.696185193531335">
                <text:p>0.696185193531335</text:p>
              </table:table-cell>
              <table:table-cell office:value-type="float" office:value="7.81155660718192">
                <text:p>7.811556607181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900114238262177">
                <text:p>0.900114238262177</text:p>
              </table:table-cell>
              <table:table-cell office:value-type="float" office:value="7.70733342998353">
                <text:p>7.70733342998353</text:p>
              </table:table-cell>
              <table:table-cell office:value-type="float" office:value="0.75600338538072">
                <text:p>0.75600338538072</text:p>
              </table:table-cell>
              <table:table-cell office:value-type="float" office:value="7.81055021572065">
                <text:p>7.8105502157206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.326623916626">
                <text:p>20.326623916626</text:p>
              </table:table-cell>
              <table:table-cell office:value-type="float" office:value="7.72503593335987">
                <text:p>7.72503593335987</text:p>
              </table:table-cell>
              <table:table-cell office:value-type="float" office:value="0.901290741614532">
                <text:p>0.901290741614532</text:p>
              </table:table-cell>
              <table:table-cell office:value-type="float" office:value="7.80920558102973">
                <text:p>7.809205581029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9817521572113">
                <text:p>0.79817521572113</text:p>
              </table:table-cell>
              <table:table-cell office:value-type="float" office:value="7.72145680200947">
                <text:p>7.72145680200947</text:p>
              </table:table-cell>
              <table:table-cell office:value-type="float" office:value="0.968402106374624">
                <text:p>0.968402106374624</text:p>
              </table:table-cell>
              <table:table-cell office:value-type="float" office:value="7.80753162268705">
                <text:p>7.8075316226870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35656905174255">
                <text:p>1.35656905174255</text:p>
              </table:table-cell>
              <table:table-cell office:value-type="float" office:value="7.71834053883655">
                <text:p>7.71834053883655</text:p>
              </table:table-cell>
              <table:table-cell office:value-type="float" office:value="0.747311764669735">
                <text:p>0.747311764669735</text:p>
              </table:table-cell>
              <table:table-cell office:value-type="float" office:value="7.80193290858634">
                <text:p>7.801932908586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01850771903992">
                <text:p>1.01850771903992</text:p>
              </table:table-cell>
              <table:table-cell office:value-type="float" office:value="7.7151896233044">
                <text:p>7.7151896233044</text:p>
              </table:table-cell>
              <table:table-cell office:value-type="float" office:value="1.04405891919743">
                <text:p>1.04405891919743</text:p>
              </table:table-cell>
              <table:table-cell office:value-type="float" office:value="7.79663032568803">
                <text:p>7.796630325688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.21649074554443">
                <text:p>2.21649074554443</text:p>
              </table:table-cell>
              <table:table-cell office:value-type="float" office:value="7.71299510179895">
                <text:p>7.71299510179895</text:p>
              </table:table-cell>
              <table:table-cell office:value-type="float" office:value="0.893969531038918">
                <text:p>0.893969531038918</text:p>
              </table:table-cell>
              <table:table-cell office:value-type="float" office:value="7.79644570675208">
                <text:p>7.796445706752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877557456493378">
                <text:p>0.877557456493378</text:p>
              </table:table-cell>
              <table:table-cell office:value-type="float" office:value="7.7116161489643">
                <text:p>7.7116161489643</text:p>
              </table:table-cell>
              <table:table-cell office:value-type="float" office:value="0.614253041526461">
                <text:p>0.614253041526461</text:p>
              </table:table-cell>
              <table:table-cell office:value-type="float" office:value="7.79460061896512">
                <text:p>7.794600618965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824877023696899">
                <text:p>0.824877023696899</text:p>
              </table:table-cell>
              <table:table-cell office:value-type="float" office:value="7.71035219688642">
                <text:p>7.71035219688642</text:p>
              </table:table-cell>
              <table:table-cell office:value-type="float" office:value="0.790728310420944">
                <text:p>0.790728310420944</text:p>
              </table:table-cell>
              <table:table-cell office:value-type="float" office:value="7.79323090307654">
                <text:p>7.793230903076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824876964092254">
                <text:p>0.824876964092254</text:p>
              </table:table-cell>
              <table:table-cell office:value-type="float" office:value="7.70862344023008">
                <text:p>7.70862344023008</text:p>
              </table:table-cell>
              <table:table-cell office:value-type="float" office:value="5.14714432824292">
                <text:p>5.14714432824292</text:p>
              </table:table-cell>
              <table:table-cell office:value-type="float" office:value="7.795147345898">
                <text:p>7.7951473458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985970675945282">
                <text:p>0.985970675945282</text:p>
              </table:table-cell>
              <table:table-cell office:value-type="float" office:value="7.70149274699966">
                <text:p>7.70149274699966</text:p>
              </table:table-cell>
              <table:table-cell office:value-type="float" office:value="1.15000095377376">
                <text:p>1.15000095377376</text:p>
              </table:table-cell>
              <table:table-cell office:value-type="float" office:value="7.79460052122784">
                <text:p>7.794600521227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80914437770844">
                <text:p>1.80914437770844</text:p>
              </table:table-cell>
              <table:table-cell office:value-type="float" office:value="7.69995795121775">
                <text:p>7.69995795121775</text:p>
              </table:table-cell>
              <table:table-cell office:value-type="float" office:value="0.853682343318001">
                <text:p>0.853682343318001</text:p>
              </table:table-cell>
              <table:table-cell office:value-type="float" office:value="7.79301725153132">
                <text:p>7.7930172515313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11669397354126">
                <text:p>1.11669397354126</text:p>
              </table:table-cell>
              <table:table-cell office:value-type="float" office:value="7.69704574405243">
                <text:p>7.69704574405243</text:p>
              </table:table-cell>
              <table:table-cell office:value-type="float" office:value="0.732223123527395">
                <text:p>0.732223123527395</text:p>
              </table:table-cell>
              <table:table-cell office:value-type="float" office:value="7.78638833096767">
                <text:p>7.786388330967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13653707504272">
                <text:p>1.13653707504272</text:p>
              </table:table-cell>
              <table:table-cell office:value-type="float" office:value="7.69593838533763">
                <text:p>7.69593838533763</text:p>
              </table:table-cell>
              <table:table-cell office:value-type="float" office:value="0.827166358951191">
                <text:p>0.827166358951191</text:p>
              </table:table-cell>
              <table:table-cell office:value-type="float" office:value="7.78567821973697">
                <text:p>7.785678219736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678500175476074">
                <text:p>0.678500175476074</text:p>
              </table:table-cell>
              <table:table-cell office:value-type="float" office:value="7.69463700498785">
                <text:p>7.69463700498785</text:p>
              </table:table-cell>
              <table:table-cell office:value-type="float" office:value="0.604379350646551">
                <text:p>0.604379350646551</text:p>
              </table:table-cell>
              <table:table-cell office:value-type="float" office:value="7.78328027806606">
                <text:p>7.7832802780660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96886444091797">
                <text:p>4.96886444091797</text:p>
              </table:table-cell>
              <table:table-cell office:value-type="float" office:value="7.69197648237222">
                <text:p>7.69197648237222</text:p>
              </table:table-cell>
              <table:table-cell office:value-type="float" office:value="0.811094681814528">
                <text:p>0.811094681814528</text:p>
              </table:table-cell>
              <table:table-cell office:value-type="float" office:value="7.77511107948623">
                <text:p>7.7751110794862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48361730575562">
                <text:p>1.48361730575562</text:p>
              </table:table-cell>
              <table:table-cell office:value-type="float" office:value="7.69084392277408">
                <text:p>7.69084392277408</text:p>
              </table:table-cell>
              <table:table-cell office:value-type="float" office:value="0.864141112663841">
                <text:p>0.864141112663841</text:p>
              </table:table-cell>
              <table:table-cell office:value-type="float" office:value="7.77070861396808">
                <text:p>7.7707086139680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898950338363647">
                <text:p>0.898950338363647</text:p>
              </table:table-cell>
              <table:table-cell office:value-type="float" office:value="7.68901609617475">
                <text:p>7.68901609617475</text:p>
              </table:table-cell>
              <table:table-cell office:value-type="float" office:value="0.92413722732354">
                <text:p>0.92413722732354</text:p>
              </table:table-cell>
              <table:table-cell office:value-type="float" office:value="7.76940129282547">
                <text:p>7.769401292825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2102677822113">
                <text:p>1.2102677822113</text:p>
              </table:table-cell>
              <table:table-cell office:value-type="float" office:value="7.6850426305838">
                <text:p>7.6850426305838</text:p>
              </table:table-cell>
              <table:table-cell office:value-type="float" office:value="1.28389210743069">
                <text:p>1.28389210743069</text:p>
              </table:table-cell>
              <table:table-cell office:value-type="float" office:value="7.76860295541268">
                <text:p>7.768602955412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13779067993164">
                <text:p>1.13779067993164</text:p>
              </table:table-cell>
              <table:table-cell office:value-type="float" office:value="7.68320904699663">
                <text:p>7.68320904699663</text:p>
              </table:table-cell>
              <table:table-cell office:value-type="float" office:value="0.983147812520691">
                <text:p>0.983147812520691</text:p>
              </table:table-cell>
              <table:table-cell office:value-type="float" office:value="7.76673758996145">
                <text:p>7.7667375899614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83169150352478">
                <text:p>0.83169150352478</text:p>
              </table:table-cell>
              <table:table-cell office:value-type="float" office:value="7.68129642727106">
                <text:p>7.68129642727106</text:p>
              </table:table-cell>
              <table:table-cell office:value-type="float" office:value="0.859798876279468">
                <text:p>0.859798876279468</text:p>
              </table:table-cell>
              <table:table-cell office:value-type="float" office:value="7.76641790926245">
                <text:p>7.766417909262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88680624961853">
                <text:p>1.88680624961853</text:p>
              </table:table-cell>
              <table:table-cell office:value-type="float" office:value="7.6801876029389">
                <text:p>7.6801876029389</text:p>
              </table:table-cell>
              <table:table-cell office:value-type="float" office:value="0.830711904533107">
                <text:p>0.830711904533107</text:p>
              </table:table-cell>
              <table:table-cell office:value-type="float" office:value="7.76342415224175">
                <text:p>7.763424152241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01666188240051">
                <text:p>1.01666188240051</text:p>
              </table:table-cell>
              <table:table-cell office:value-type="float" office:value="7.67782656581697">
                <text:p>7.67782656581697</text:p>
              </table:table-cell>
              <table:table-cell office:value-type="float" office:value="0.899158549231827">
                <text:p>0.899158549231827</text:p>
              </table:table-cell>
              <table:table-cell office:value-type="float" office:value="7.76202227866338">
                <text:p>7.7620222786633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63588440418243">
                <text:p>1.63588440418243</text:p>
              </table:table-cell>
              <table:table-cell office:value-type="float" office:value="7.67773888982555">
                <text:p>7.67773888982555</text:p>
              </table:table-cell>
              <table:table-cell office:value-type="float" office:value="0.716480861248196">
                <text:p>0.716480861248196</text:p>
              </table:table-cell>
              <table:table-cell office:value-type="float" office:value="7.76142474986882">
                <text:p>7.761424749868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85300213098526">
                <text:p>0.85300213098526</text:p>
              </table:table-cell>
              <table:table-cell office:value-type="float" office:value="7.67599840015833">
                <text:p>7.67599840015833</text:p>
              </table:table-cell>
              <table:table-cell office:value-type="float" office:value="0.898182328717314">
                <text:p>0.898182328717314</text:p>
              </table:table-cell>
              <table:table-cell office:value-type="float" office:value="7.75960470747771">
                <text:p>7.7596047074777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04523050785065">
                <text:p>1.04523050785065</text:p>
              </table:table-cell>
              <table:table-cell office:value-type="float" office:value="7.67438874645101">
                <text:p>7.67438874645101</text:p>
              </table:table-cell>
              <table:table-cell office:value-type="float" office:value="1.06623826363076">
                <text:p>1.06623826363076</text:p>
              </table:table-cell>
              <table:table-cell office:value-type="float" office:value="7.75797368019624">
                <text:p>7.7579736801962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.8229675292969">
                <text:p>17.8229675292969</text:p>
              </table:table-cell>
              <table:table-cell office:value-type="float" office:value="7.69000008280633">
                <text:p>7.69000008280633</text:p>
              </table:table-cell>
              <table:table-cell office:value-type="float" office:value="4.29213917232741">
                <text:p>4.29213917232741</text:p>
              </table:table-cell>
              <table:table-cell office:value-type="float" office:value="7.76217675057529">
                <text:p>7.762176750575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55643963813782">
                <text:p>0.755643963813782</text:p>
              </table:table-cell>
              <table:table-cell office:value-type="float" office:value="7.68776898663086">
                <text:p>7.68776898663086</text:p>
              </table:table-cell>
              <table:table-cell office:value-type="float" office:value="1.26428225429597">
                <text:p>1.26428225429597</text:p>
              </table:table-cell>
              <table:table-cell office:value-type="float" office:value="7.75946678720785">
                <text:p>7.7594667872078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05154740810394">
                <text:p>1.05154740810394</text:p>
              </table:table-cell>
              <table:table-cell office:value-type="float" office:value="7.68727878572038">
                <text:p>7.68727878572038</text:p>
              </table:table-cell>
              <table:table-cell office:value-type="float" office:value="1.10985057434268">
                <text:p>1.10985057434268</text:p>
              </table:table-cell>
              <table:table-cell office:value-type="float" office:value="7.75854311116368">
                <text:p>7.7585431111636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67378008365631">
                <text:p>1.67378008365631</text:p>
              </table:table-cell>
              <table:table-cell office:value-type="float" office:value="7.68813383104364">
                <text:p>7.68813383104364</text:p>
              </table:table-cell>
              <table:table-cell office:value-type="float" office:value="2.05162077778333">
                <text:p>2.05162077778333</text:p>
              </table:table-cell>
              <table:table-cell office:value-type="float" office:value="7.75974940995271">
                <text:p>7.759749409952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07850432395935">
                <text:p>3.07850432395935</text:p>
              </table:table-cell>
              <table:table-cell office:value-type="float" office:value="7.6899920879726">
                <text:p>7.6899920879726</text:p>
              </table:table-cell>
              <table:table-cell office:value-type="float" office:value="0.788785122929544">
                <text:p>0.788785122929544</text:p>
              </table:table-cell>
              <table:table-cell office:value-type="float" office:value="7.75962871231739">
                <text:p>7.7596287123173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15713059902191">
                <text:p>1.15713059902191</text:p>
              </table:table-cell>
              <table:table-cell office:value-type="float" office:value="7.6854553749072">
                <text:p>7.6854553749072</text:p>
              </table:table-cell>
              <table:table-cell office:value-type="float" office:value="0.865027125039087">
                <text:p>0.865027125039087</text:p>
              </table:table-cell>
              <table:table-cell office:value-type="float" office:value="7.75075556084253">
                <text:p>7.7507555608425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44178521633148">
                <text:p>1.44178521633148</text:p>
              </table:table-cell>
              <table:table-cell office:value-type="float" office:value="7.68571415842526">
                <text:p>7.68571415842526</text:p>
              </table:table-cell>
              <table:table-cell office:value-type="float" office:value="0.966685159566659">
                <text:p>0.966685159566659</text:p>
              </table:table-cell>
              <table:table-cell office:value-type="float" office:value="7.74926567561173">
                <text:p>7.749265675611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4323208332062">
                <text:p>0.854323208332062</text:p>
              </table:table-cell>
              <table:table-cell office:value-type="float" office:value="7.68396727170185">
                <text:p>7.68396727170185</text:p>
              </table:table-cell>
              <table:table-cell office:value-type="float" office:value="1.32651090958175">
                <text:p>1.32651090958175</text:p>
              </table:table-cell>
              <table:table-cell office:value-type="float" office:value="7.75046196056623">
                <text:p>7.750461960566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37356960773468">
                <text:p>0.737356960773468</text:p>
              </table:table-cell>
              <table:table-cell office:value-type="float" office:value="7.68243190971041">
                <text:p>7.68243190971041</text:p>
              </table:table-cell>
              <table:table-cell office:value-type="float" office:value="0.998820091458432">
                <text:p>0.998820091458432</text:p>
              </table:table-cell>
              <table:table-cell office:value-type="float" office:value="7.74933728582497">
                <text:p>7.749337285824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21487426757813">
                <text:p>1.21487426757813</text:p>
              </table:table-cell>
              <table:table-cell office:value-type="float" office:value="7.67986129087567">
                <text:p>7.67986129087567</text:p>
              </table:table-cell>
              <table:table-cell office:value-type="float" office:value="1.12042842064877">
                <text:p>1.12042842064877</text:p>
              </table:table-cell>
              <table:table-cell office:value-type="float" office:value="7.74615804792047">
                <text:p>7.746158047920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805352509021759">
                <text:p>0.805352509021759</text:p>
              </table:table-cell>
              <table:table-cell office:value-type="float" office:value="7.67693502433294">
                <text:p>7.67693502433294</text:p>
              </table:table-cell>
              <table:table-cell office:value-type="float" office:value="0.699975874744777">
                <text:p>0.699975874744777</text:p>
              </table:table-cell>
              <table:table-cell office:value-type="float" office:value="7.74284149340434">
                <text:p>7.742841493404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12906193733215">
                <text:p>1.12906193733215</text:p>
              </table:table-cell>
              <table:table-cell office:value-type="float" office:value="7.67471646362973">
                <text:p>7.67471646362973</text:p>
              </table:table-cell>
              <table:table-cell office:value-type="float" office:value="0.649394652811954">
                <text:p>0.649394652811954</text:p>
              </table:table-cell>
              <table:table-cell office:value-type="float" office:value="7.73944027767473">
                <text:p>7.7394402776747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72907197475433">
                <text:p>1.72907197475433</text:p>
              </table:table-cell>
              <table:table-cell office:value-type="float" office:value="7.67422161760151">
                <text:p>7.67422161760151</text:p>
              </table:table-cell>
              <table:table-cell office:value-type="float" office:value="0.850977318168861">
                <text:p>0.850977318168861</text:p>
              </table:table-cell>
              <table:table-cell office:value-type="float" office:value="7.73709680408851">
                <text:p>7.7370968040885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03103029727936">
                <text:p>1.03103029727936</text:p>
              </table:table-cell>
              <table:table-cell office:value-type="float" office:value="7.67094717022902">
                <text:p>7.67094717022902</text:p>
              </table:table-cell>
              <table:table-cell office:value-type="float" office:value="1.31158279238257">
                <text:p>1.31158279238257</text:p>
              </table:table-cell>
              <table:table-cell office:value-type="float" office:value="7.73891869920783">
                <text:p>7.7389186992078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00367772579193">
                <text:p>1.00367772579193</text:p>
              </table:table-cell>
              <table:table-cell office:value-type="float" office:value="7.66864411017918">
                <text:p>7.66864411017918</text:p>
              </table:table-cell>
              <table:table-cell office:value-type="float" office:value="0.796828885185784">
                <text:p>0.796828885185784</text:p>
              </table:table-cell>
              <table:table-cell office:value-type="float" office:value="7.73681912093352">
                <text:p>7.7368191209335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6.3822708129883">
                <text:p>96.3822708129883</text:p>
              </table:table-cell>
              <table:table-cell office:value-type="float" office:value="7.7226449130696">
                <text:p>7.7226449130696</text:p>
              </table:table-cell>
              <table:table-cell office:value-type="float" office:value="0.754115552883871">
                <text:p>0.754115552883871</text:p>
              </table:table-cell>
              <table:table-cell office:value-type="float" office:value="7.73641733923346">
                <text:p>7.736417339233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55496644973755">
                <text:p>1.55496644973755</text:p>
              </table:table-cell>
              <table:table-cell office:value-type="float" office:value="7.72335864622457">
                <text:p>7.72335864622457</text:p>
              </table:table-cell>
              <table:table-cell office:value-type="float" office:value="0.656202873858486">
                <text:p>0.656202873858486</text:p>
              </table:table-cell>
              <table:table-cell office:value-type="float" office:value="7.73354044141903">
                <text:p>7.7335404414190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808146238327026">
                <text:p>0.808146238327026</text:p>
              </table:table-cell>
              <table:table-cell office:value-type="float" office:value="7.72170378567601">
                <text:p>7.72170378567601</text:p>
              </table:table-cell>
              <table:table-cell office:value-type="float" office:value="1.35790855062518">
                <text:p>1.35790855062518</text:p>
              </table:table-cell>
              <table:table-cell office:value-type="float" office:value="7.73423594408193">
                <text:p>7.734235944081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19464087486267">
                <text:p>1.19464087486267</text:p>
              </table:table-cell>
              <table:table-cell office:value-type="float" office:value="7.71957667624428">
                <text:p>7.71957667624428</text:p>
              </table:table-cell>
              <table:table-cell office:value-type="float" office:value="1.7224729984721">
                <text:p>1.7224729984721</text:p>
              </table:table-cell>
              <table:table-cell office:value-type="float" office:value="7.73602371921479">
                <text:p>7.736023719214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03554475307465">
                <text:p>1.03554475307465</text:p>
              </table:table-cell>
              <table:table-cell office:value-type="float" office:value="7.71684037062884">
                <text:p>7.71684037062884</text:p>
              </table:table-cell>
              <table:table-cell office:value-type="float" office:value="10.5683414268661">
                <text:p>10.5683414268661</text:p>
              </table:table-cell>
              <table:table-cell office:value-type="float" office:value="7.74246453652482">
                <text:p>7.7424645365248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4873058795929">
                <text:p>1.4873058795929</text:p>
              </table:table-cell>
              <table:table-cell office:value-type="float" office:value="7.71743497284625">
                <text:p>7.71743497284625</text:p>
              </table:table-cell>
              <table:table-cell office:value-type="float" office:value="0.453495543512188">
                <text:p>0.453495543512188</text:p>
              </table:table-cell>
              <table:table-cell office:value-type="float" office:value="7.73956442844875">
                <text:p>7.739564428448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20595049858093">
                <text:p>1.20595049858093</text:p>
              </table:table-cell>
              <table:table-cell office:value-type="float" office:value="7.71364678674967">
                <text:p>7.71364678674967</text:p>
              </table:table-cell>
              <table:table-cell office:value-type="float" office:value="0.968367862744361">
                <text:p>0.968367862744361</text:p>
              </table:table-cell>
              <table:table-cell office:value-type="float" office:value="7.73653995584151">
                <text:p>7.736539955841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0090583562851">
                <text:p>1.0090583562851</text:p>
              </table:table-cell>
              <table:table-cell office:value-type="float" office:value="7.71222445923692">
                <text:p>7.71222445923692</text:p>
              </table:table-cell>
              <table:table-cell office:value-type="float" office:value="1.04268828742044">
                <text:p>1.04268828742044</text:p>
              </table:table-cell>
              <table:table-cell office:value-type="float" office:value="7.73506279658165">
                <text:p>7.7350627965816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880916357040405">
                <text:p>0.880916357040405</text:p>
              </table:table-cell>
              <table:table-cell office:value-type="float" office:value="7.71072918803036">
                <text:p>7.71072918803036</text:p>
              </table:table-cell>
              <table:table-cell office:value-type="float" office:value="3.09217676200025">
                <text:p>3.09217676200025</text:p>
              </table:table-cell>
              <table:table-cell office:value-type="float" office:value="7.73459260217531">
                <text:p>7.734592602175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59.898330688477">
                <text:p>159.898330688477</text:p>
              </table:table-cell>
              <table:table-cell office:value-type="float" office:value="7.75129659352267">
                <text:p>7.75129659352267</text:p>
              </table:table-cell>
              <table:table-cell office:value-type="float" office:value="0.940997117470701">
                <text:p>0.940997117470701</text:p>
              </table:table-cell>
              <table:table-cell office:value-type="float" office:value="7.73439022581839">
                <text:p>7.734390225818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837167203426361">
                <text:p>0.837167203426361</text:p>
              </table:table-cell>
              <table:table-cell office:value-type="float" office:value="7.74906299135863">
                <text:p>7.74906299135863</text:p>
              </table:table-cell>
              <table:table-cell office:value-type="float" office:value="0.915937207725324">
                <text:p>0.915937207725324</text:p>
              </table:table-cell>
              <table:table-cell office:value-type="float" office:value="7.73272894069289">
                <text:p>7.732728940692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891659557819366">
                <text:p>0.891659557819366</text:p>
              </table:table-cell>
              <table:table-cell office:value-type="float" office:value="7.74714184130038">
                <text:p>7.74714184130038</text:p>
              </table:table-cell>
              <table:table-cell office:value-type="float" office:value="0.875921586399096">
                <text:p>0.875921586399096</text:p>
              </table:table-cell>
              <table:table-cell office:value-type="float" office:value="7.7329624817696">
                <text:p>7.73296248176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05411648750305">
                <text:p>1.05411648750305</text:p>
              </table:table-cell>
              <table:table-cell office:value-type="float" office:value="7.74555939960882">
                <text:p>7.74555939960882</text:p>
              </table:table-cell>
              <table:table-cell office:value-type="float" office:value="1.01733359432069">
                <text:p>1.01733359432069</text:p>
              </table:table-cell>
              <table:table-cell office:value-type="float" office:value="7.7328582915411">
                <text:p>7.73285829154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908211410045624">
                <text:p>0.908211410045624</text:p>
              </table:table-cell>
              <table:table-cell office:value-type="float" office:value="7.74223973650705">
                <text:p>7.74223973650705</text:p>
              </table:table-cell>
              <table:table-cell office:value-type="float" office:value="0.698063329207317">
                <text:p>0.698063329207317</text:p>
              </table:table-cell>
              <table:table-cell office:value-type="float" office:value="7.73103883562623">
                <text:p>7.7310388356262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07540309429169">
                <text:p>1.07540309429169</text:p>
              </table:table-cell>
              <table:table-cell office:value-type="float" office:value="7.74056688524727">
                <text:p>7.74056688524727</text:p>
              </table:table-cell>
              <table:table-cell office:value-type="float" office:value="0.91780309770181">
                <text:p>0.91780309770181</text:p>
              </table:table-cell>
              <table:table-cell office:value-type="float" office:value="7.72924597767259">
                <text:p>7.729245977672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40889608860016">
                <text:p>1.40889608860016</text:p>
              </table:table-cell>
              <table:table-cell office:value-type="float" office:value="7.74035957887199">
                <text:p>7.74035957887199</text:p>
              </table:table-cell>
              <table:table-cell office:value-type="float" office:value="1.05649777936437">
                <text:p>1.05649777936437</text:p>
              </table:table-cell>
              <table:table-cell office:value-type="float" office:value="7.72895998955905">
                <text:p>7.728959989559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46971845626831">
                <text:p>1.46971845626831</text:p>
              </table:table-cell>
              <table:table-cell office:value-type="float" office:value="7.73701839463336">
                <text:p>7.73701839463336</text:p>
              </table:table-cell>
              <table:table-cell office:value-type="float" office:value="0.847493721419686">
                <text:p>0.847493721419686</text:p>
              </table:table-cell>
              <table:table-cell office:value-type="float" office:value="7.72778179137511">
                <text:p>7.727781791375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0260454416275">
                <text:p>1.0260454416275</text:p>
              </table:table-cell>
              <table:table-cell office:value-type="float" office:value="7.73476825066706">
                <text:p>7.73476825066706</text:p>
              </table:table-cell>
              <table:table-cell office:value-type="float" office:value="0.785670781118995">
                <text:p>0.785670781118995</text:p>
              </table:table-cell>
              <table:table-cell office:value-type="float" office:value="7.72443836041719">
                <text:p>7.7244383604171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.3516826629639">
                <text:p>16.3516826629639</text:p>
              </table:table-cell>
              <table:table-cell office:value-type="float" office:value="7.74191551709023">
                <text:p>7.74191551709023</text:p>
              </table:table-cell>
              <table:table-cell office:value-type="float" office:value="0.933625871299411">
                <text:p>0.933625871299411</text:p>
              </table:table-cell>
              <table:table-cell office:value-type="float" office:value="7.72261531200081">
                <text:p>7.722615312000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42945265769959">
                <text:p>1.42945265769959</text:p>
              </table:table-cell>
              <table:table-cell office:value-type="float" office:value="7.7406827534487">
                <text:p>7.7406827534487</text:p>
              </table:table-cell>
              <table:table-cell office:value-type="float" office:value="1.06986576120161">
                <text:p>1.06986576120161</text:p>
              </table:table-cell>
              <table:table-cell office:value-type="float" office:value="7.72214367962526">
                <text:p>7.722143679625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9537115097046">
                <text:p>1.19537115097046</text:p>
              </table:table-cell>
              <table:table-cell office:value-type="float" office:value="7.73843846056373">
                <text:p>7.73843846056373</text:p>
              </table:table-cell>
              <table:table-cell office:value-type="float" office:value="1.23036321818543">
                <text:p>1.23036321818543</text:p>
              </table:table-cell>
              <table:table-cell office:value-type="float" office:value="7.72220515730808">
                <text:p>7.7222051573080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42939889431">
                <text:p>1.42939889431</text:p>
              </table:table-cell>
              <table:table-cell office:value-type="float" office:value="7.73881835861284">
                <text:p>7.73881835861284</text:p>
              </table:table-cell>
              <table:table-cell office:value-type="float" office:value="0.729845629281951">
                <text:p>0.729845629281951</text:p>
              </table:table-cell>
              <table:table-cell office:value-type="float" office:value="7.7203953506808">
                <text:p>7.72039535068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950856447219849">
                <text:p>0.950856447219849</text:p>
              </table:table-cell>
              <table:table-cell office:value-type="float" office:value="7.73672321519813">
                <text:p>7.73672321519813</text:p>
              </table:table-cell>
              <table:table-cell office:value-type="float" office:value="0.920345992006049">
                <text:p>0.920345992006049</text:p>
              </table:table-cell>
              <table:table-cell office:value-type="float" office:value="7.71866273314323">
                <text:p>7.7186627331432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763318479061127">
                <text:p>0.763318479061127</text:p>
              </table:table-cell>
              <table:table-cell office:value-type="float" office:value="7.73545442757109">
                <text:p>7.73545442757109</text:p>
              </table:table-cell>
              <table:table-cell office:value-type="float" office:value="0.541441552998146">
                <text:p>0.541441552998146</text:p>
              </table:table-cell>
              <table:table-cell office:value-type="float" office:value="7.71575163328592">
                <text:p>7.715751633285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948244512081146">
                <text:p>0.948244512081146</text:p>
              </table:table-cell>
              <table:table-cell office:value-type="float" office:value="7.73274569195084">
                <text:p>7.73274569195084</text:p>
              </table:table-cell>
              <table:table-cell office:value-type="float" office:value="0.541441497587741">
                <text:p>0.541441497587741</text:p>
              </table:table-cell>
              <table:table-cell office:value-type="float" office:value="7.71255495119816">
                <text:p>7.712554951198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74956798553467">
                <text:p>1.74956798553467</text:p>
              </table:table-cell>
              <table:table-cell office:value-type="float" office:value="7.73460118604549">
                <text:p>7.73460118604549</text:p>
              </table:table-cell>
              <table:table-cell office:value-type="float" office:value="0.541441497587741">
                <text:p>0.541441497587741</text:p>
              </table:table-cell>
              <table:table-cell office:value-type="float" office:value="7.70839360696316">
                <text:p>7.708393606963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89349317550659">
                <text:p>3.89349317550659</text:p>
              </table:table-cell>
              <table:table-cell office:value-type="float" office:value="7.7342562683964">
                <text:p>7.7342562683964</text:p>
              </table:table-cell>
              <table:table-cell office:value-type="float" office:value="4.40976260683494">
                <text:p>4.40976260683494</text:p>
              </table:table-cell>
              <table:table-cell office:value-type="float" office:value="7.71078492289515">
                <text:p>7.710784922895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01128029823303">
                <text:p>2.01128029823303</text:p>
              </table:table-cell>
              <table:table-cell office:value-type="float" office:value="7.73437809967304">
                <text:p>7.73437809967304</text:p>
              </table:table-cell>
              <table:table-cell office:value-type="float" office:value="0.35925989895968">
                <text:p>0.35925989895968</text:p>
              </table:table-cell>
              <table:table-cell office:value-type="float" office:value="7.71003613865507">
                <text:p>7.710036138655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6169023513794">
                <text:p>10.6169023513794</text:p>
              </table:table-cell>
              <table:table-cell office:value-type="float" office:value="7.73699377314444">
                <text:p>7.73699377314444</text:p>
              </table:table-cell>
              <table:table-cell office:value-type="float" office:value="0.556590425250673">
                <text:p>0.556590425250673</text:p>
              </table:table-cell>
              <table:table-cell office:value-type="float" office:value="7.70421662074424">
                <text:p>7.704216620744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03121972084045">
                <text:p>1.03121972084045</text:p>
              </table:table-cell>
              <table:table-cell office:value-type="float" office:value="7.73394756899585">
                <text:p>7.73394756899585</text:p>
              </table:table-cell>
              <table:table-cell office:value-type="float" office:value="0.699222514878996">
                <text:p>0.699222514878996</text:p>
              </table:table-cell>
              <table:table-cell office:value-type="float" office:value="7.70113315895474">
                <text:p>7.701133158954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03709554672241">
                <text:p>1.03709554672241</text:p>
              </table:table-cell>
              <table:table-cell office:value-type="float" office:value="7.73156702481445">
                <text:p>7.73156702481445</text:p>
              </table:table-cell>
              <table:table-cell office:value-type="float" office:value="0.93727564385305">
                <text:p>0.93727564385305</text:p>
              </table:table-cell>
              <table:table-cell office:value-type="float" office:value="7.6983324676764">
                <text:p>7.69833246767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19061958789825">
                <text:p>1.19061958789825</text:p>
              </table:table-cell>
              <table:table-cell office:value-type="float" office:value="7.73324244997397">
                <text:p>7.73324244997397</text:p>
              </table:table-cell>
              <table:table-cell office:value-type="float" office:value="0.654855514451577">
                <text:p>0.654855514451577</text:p>
              </table:table-cell>
              <table:table-cell office:value-type="float" office:value="7.69395277378817">
                <text:p>7.693952773788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892749905586243">
                <text:p>0.892749905586243</text:p>
              </table:table-cell>
              <table:table-cell office:value-type="float" office:value="7.73113529100707">
                <text:p>7.73113529100707</text:p>
              </table:table-cell>
              <table:table-cell office:value-type="float" office:value="0.899165087659612">
                <text:p>0.899165087659612</text:p>
              </table:table-cell>
              <table:table-cell office:value-type="float" office:value="7.69214796836447">
                <text:p>7.692147968364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74054932594299">
                <text:p>0.974054932594299</text:p>
              </table:table-cell>
              <table:table-cell office:value-type="float" office:value="7.72841803523536">
                <text:p>7.72841803523536</text:p>
              </table:table-cell>
              <table:table-cell office:value-type="float" office:value="33.8902023089384">
                <text:p>33.8902023089384</text:p>
              </table:table-cell>
              <table:table-cell office:value-type="float" office:value="7.70576248552783">
                <text:p>7.705762485527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.4344072341919">
                <text:p>14.4344072341919</text:p>
              </table:table-cell>
              <table:table-cell office:value-type="float" office:value="7.74322046041087">
                <text:p>7.74322046041087</text:p>
              </table:table-cell>
              <table:table-cell office:value-type="float" office:value="1.06270252569053">
                <text:p>1.06270252569053</text:p>
              </table:table-cell>
              <table:table-cell office:value-type="float" office:value="7.70430649955917">
                <text:p>7.704306499559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02530956268311">
                <text:p>4.02530956268311</text:p>
              </table:table-cell>
              <table:table-cell office:value-type="float" office:value="7.74462622320592">
                <text:p>7.74462622320592</text:p>
              </table:table-cell>
              <table:table-cell office:value-type="float" office:value="0.676544864673889">
                <text:p>0.676544864673889</text:p>
              </table:table-cell>
              <table:table-cell office:value-type="float" office:value="7.70323607516092">
                <text:p>7.703236075160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52990555763245">
                <text:p>3.52990555763245</text:p>
              </table:table-cell>
              <table:table-cell office:value-type="float" office:value="7.74628658273517">
                <text:p>7.74628658273517</text:p>
              </table:table-cell>
              <table:table-cell office:value-type="float" office:value="0.74810374558777">
                <text:p>0.74810374558777</text:p>
              </table:table-cell>
              <table:table-cell office:value-type="float" office:value="7.70286269823633">
                <text:p>7.702862698236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60385620594025">
                <text:p>0.960385620594025</text:p>
              </table:table-cell>
              <table:table-cell office:value-type="float" office:value="7.74453431511505">
                <text:p>7.74453431511505</text:p>
              </table:table-cell>
              <table:table-cell office:value-type="float" office:value="0.872563106344311">
                <text:p>0.872563106344311</text:p>
              </table:table-cell>
              <table:table-cell office:value-type="float" office:value="7.70220143430338">
                <text:p>7.7022014343033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971144318580627">
                <text:p>0.971144318580627</text:p>
              </table:table-cell>
              <table:table-cell office:value-type="float" office:value="7.74328745055044">
                <text:p>7.74328745055044</text:p>
              </table:table-cell>
              <table:table-cell office:value-type="float" office:value="1.81507497805529">
                <text:p>1.81507497805529</text:p>
              </table:table-cell>
              <table:table-cell office:value-type="float" office:value="7.70255005771558">
                <text:p>7.702550057715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853190422058106">
                <text:p>0.853190422058106</text:p>
              </table:table-cell>
              <table:table-cell office:value-type="float" office:value="7.74125303187341">
                <text:p>7.74125303187341</text:p>
              </table:table-cell>
              <table:table-cell office:value-type="float" office:value="0.884522056993928">
                <text:p>0.884522056993928</text:p>
              </table:table-cell>
              <table:table-cell office:value-type="float" office:value="7.70184452121195">
                <text:p>7.701844521211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13178360462189">
                <text:p>1.13178360462189</text:p>
              </table:table-cell>
              <table:table-cell office:value-type="float" office:value="7.73954734430399">
                <text:p>7.73954734430399</text:p>
              </table:table-cell>
              <table:table-cell office:value-type="float" office:value="0.430276976933901">
                <text:p>0.430276976933901</text:p>
              </table:table-cell>
              <table:table-cell office:value-type="float" office:value="7.69730355424629">
                <text:p>7.697303554246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5786327123642">
                <text:p>0.95786327123642</text:p>
              </table:table-cell>
              <table:table-cell office:value-type="float" office:value="7.73774219202848">
                <text:p>7.73774219202848</text:p>
              </table:table-cell>
              <table:table-cell office:value-type="float" office:value="0.932962941214518">
                <text:p>0.932962941214518</text:p>
              </table:table-cell>
              <table:table-cell office:value-type="float" office:value="7.69534028818259">
                <text:p>7.6953402881825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971275091171265">
                <text:p>0.971275091171265</text:p>
              </table:table-cell>
              <table:table-cell office:value-type="float" office:value="7.73463222789098">
                <text:p>7.73463222789098</text:p>
              </table:table-cell>
              <table:table-cell office:value-type="float" office:value="0.968277987067523">
                <text:p>0.968277987067523</text:p>
              </table:table-cell>
              <table:table-cell office:value-type="float" office:value="7.69377080408781">
                <text:p>7.6937708040878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07026648521423">
                <text:p>1.07026648521423</text:p>
              </table:table-cell>
              <table:table-cell office:value-type="float" office:value="7.72821034702686">
                <text:p>7.72821034702686</text:p>
              </table:table-cell>
              <table:table-cell office:value-type="float" office:value="0.886975352673353">
                <text:p>0.886975352673353</text:p>
              </table:table-cell>
              <table:table-cell office:value-type="float" office:value="7.6924489905823">
                <text:p>7.692448990582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06816959381104">
                <text:p>1.06816959381104</text:p>
              </table:table-cell>
              <table:table-cell office:value-type="float" office:value="7.72519994553338">
                <text:p>7.72519994553338</text:p>
              </table:table-cell>
              <table:table-cell office:value-type="float" office:value="0.828638779642085">
                <text:p>0.828638779642085</text:p>
              </table:table-cell>
              <table:table-cell office:value-type="float" office:value="7.68978418164668">
                <text:p>7.6897841816466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19857859611511">
                <text:p>0.919857859611511</text:p>
              </table:table-cell>
              <table:table-cell office:value-type="float" office:value="7.72362916420658">
                <text:p>7.72362916420658</text:p>
              </table:table-cell>
              <table:table-cell office:value-type="float" office:value="0.903906611422098">
                <text:p>0.903906611422098</text:p>
              </table:table-cell>
              <table:table-cell office:value-type="float" office:value="7.68816655729668">
                <text:p>7.688166557296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15842485427856">
                <text:p>1.15842485427856</text:p>
              </table:table-cell>
              <table:table-cell office:value-type="float" office:value="7.72153193349107">
                <text:p>7.72153193349107</text:p>
              </table:table-cell>
              <table:table-cell office:value-type="float" office:value="1.08528514705113">
                <text:p>1.08528514705113</text:p>
              </table:table-cell>
              <table:table-cell office:value-type="float" office:value="7.68718022986878">
                <text:p>7.687180229868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652640163898468">
                <text:p>0.652640163898468</text:p>
              </table:table-cell>
              <table:table-cell office:value-type="float" office:value="7.7188495453616">
                <text:p>7.7188495453616</text:p>
              </table:table-cell>
              <table:table-cell office:value-type="float" office:value="0.42823224987542">
                <text:p>0.42823224987542</text:p>
              </table:table-cell>
              <table:table-cell office:value-type="float" office:value="7.68413632188473">
                <text:p>7.6841363218847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78645849227905">
                <text:p>4.78645849227905</text:p>
              </table:table-cell>
              <table:table-cell office:value-type="float" office:value="7.72024736908728">
                <text:p>7.72024736908728</text:p>
              </table:table-cell>
              <table:table-cell office:value-type="float" office:value="0.854439748143344">
                <text:p>0.854439748143344</text:p>
              </table:table-cell>
              <table:table-cell office:value-type="float" office:value="7.68388444660746">
                <text:p>7.6838844466074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719372689723969">
                <text:p>0.719372689723969</text:p>
              </table:table-cell>
              <table:table-cell office:value-type="float" office:value="7.71783376268577">
                <text:p>7.71783376268577</text:p>
              </table:table-cell>
              <table:table-cell office:value-type="float" office:value="0.872778154125945">
                <text:p>0.872778154125945</text:p>
              </table:table-cell>
              <table:table-cell office:value-type="float" office:value="7.68318409805916">
                <text:p>7.6831840980591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32929933071136">
                <text:p>0.932929933071136</text:p>
              </table:table-cell>
              <table:table-cell office:value-type="float" office:value="7.71562750610476">
                <text:p>7.71562750610476</text:p>
              </table:table-cell>
              <table:table-cell office:value-type="float" office:value="0.849050698388543">
                <text:p>0.849050698388543</text:p>
              </table:table-cell>
              <table:table-cell office:value-type="float" office:value="7.68195216641138">
                <text:p>7.681952166411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.08627700805664">
                <text:p>1.08627700805664</text:p>
              </table:table-cell>
              <table:table-cell office:value-type="float" office:value="7.71190508305351">
                <text:p>7.71190508305351</text:p>
              </table:table-cell>
              <table:table-cell office:value-type="float" office:value="0.845701693513005">
                <text:p>0.845701693513005</text:p>
              </table:table-cell>
              <table:table-cell office:value-type="float" office:value="7.68135167892378">
                <text:p>7.681351678923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.05925595760345">
                <text:p>1.05925595760345</text:p>
              </table:table-cell>
              <table:table-cell office:value-type="float" office:value="7.70741248250485">
                <text:p>7.70741248250485</text:p>
              </table:table-cell>
              <table:table-cell office:value-type="float" office:value="0.773013825598147">
                <text:p>0.773013825598147</text:p>
              </table:table-cell>
              <table:table-cell office:value-type="float" office:value="7.6799112380665">
                <text:p>7.679911238066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.48547196388245">
                <text:p>1.48547196388245</text:p>
              </table:table-cell>
              <table:table-cell office:value-type="float" office:value="7.70615176455051">
                <text:p>7.70615176455051</text:p>
              </table:table-cell>
              <table:table-cell office:value-type="float" office:value="1.14485111073716">
                <text:p>1.14485111073716</text:p>
              </table:table-cell>
              <table:table-cell office:value-type="float" office:value="7.68017006188455">
                <text:p>7.680170061884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.02192687988281">
                <text:p>1.02192687988281</text:p>
              </table:table-cell>
              <table:table-cell office:value-type="float" office:value="7.70226589260367">
                <text:p>7.70226589260367</text:p>
              </table:table-cell>
              <table:table-cell office:value-type="float" office:value="0.8031740414781">
                <text:p>0.8031740414781</text:p>
              </table:table-cell>
              <table:table-cell office:value-type="float" office:value="7.67998967068427">
                <text:p>7.6799896706842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.60712456703186">
                <text:p>1.60712456703186</text:p>
              </table:table-cell>
              <table:table-cell office:value-type="float" office:value="7.70048495560342">
                <text:p>7.70048495560342</text:p>
              </table:table-cell>
              <table:table-cell office:value-type="float" office:value="2.67313734765385">
                <text:p>2.67313734765385</text:p>
              </table:table-cell>
              <table:table-cell office:value-type="float" office:value="7.68001053996686">
                <text:p>7.680010539966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45077896118164">
                <text:p>0.945077896118164</text:p>
              </table:table-cell>
              <table:table-cell office:value-type="float" office:value="7.6987471610816">
                <text:p>7.6987471610816</text:p>
              </table:table-cell>
              <table:table-cell office:value-type="float" office:value="0.743561311410292">
                <text:p>0.743561311410292</text:p>
              </table:table-cell>
              <table:table-cell office:value-type="float" office:value="7.67930958365189">
                <text:p>7.6793095836518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.1417019367218">
                <text:p>1.1417019367218</text:p>
              </table:table-cell>
              <table:table-cell office:value-type="float" office:value="7.69727435392782">
                <text:p>7.69727435392782</text:p>
              </table:table-cell>
              <table:table-cell office:value-type="float" office:value="0.645184791885021">
                <text:p>0.645184791885021</text:p>
              </table:table-cell>
              <table:table-cell office:value-type="float" office:value="7.67805601604927">
                <text:p>7.6780560160492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.02078664302826">
                <text:p>1.02078664302826</text:p>
              </table:table-cell>
              <table:table-cell office:value-type="float" office:value="7.69531673994427">
                <text:p>7.69531673994427</text:p>
              </table:table-cell>
              <table:table-cell office:value-type="float" office:value="0.627777834809729">
                <text:p>0.627777834809729</text:p>
              </table:table-cell>
              <table:table-cell office:value-type="float" office:value="7.67501367243845">
                <text:p>7.675013672438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76288765668869">
                <text:p>0.76288765668869</text:p>
              </table:table-cell>
              <table:table-cell office:value-type="float" office:value="7.69309155191728">
                <text:p>7.69309155191728</text:p>
              </table:table-cell>
              <table:table-cell office:value-type="float" office:value="0.904093621538824">
                <text:p>0.904093621538824</text:p>
              </table:table-cell>
              <table:table-cell office:value-type="float" office:value="7.67417060910743">
                <text:p>7.6741706091074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.17978250980377">
                <text:p>1.17978250980377</text:p>
              </table:table-cell>
              <table:table-cell office:value-type="float" office:value="7.69221662072066">
                <text:p>7.69221662072066</text:p>
              </table:table-cell>
              <table:table-cell office:value-type="float" office:value="0.817275878718579">
                <text:p>0.817275878718579</text:p>
              </table:table-cell>
              <table:table-cell office:value-type="float" office:value="7.67356939241839">
                <text:p>7.673569392418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.11089599132538">
                <text:p>1.11089599132538</text:p>
              </table:table-cell>
              <table:table-cell office:value-type="float" office:value="7.68922830867534">
                <text:p>7.68922830867534</text:p>
              </table:table-cell>
              <table:table-cell office:value-type="float" office:value="0.87906740131966">
                <text:p>0.87906740131966</text:p>
              </table:table-cell>
              <table:table-cell office:value-type="float" office:value="7.67290782110585">
                <text:p>7.6729078211058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.10052788257599">
                <text:p>1.10052788257599</text:p>
              </table:table-cell>
              <table:table-cell office:value-type="float" office:value="7.68563114533953">
                <text:p>7.68563114533953</text:p>
              </table:table-cell>
              <table:table-cell office:value-type="float" office:value="0.727936851652028">
                <text:p>0.727936851652028</text:p>
              </table:table-cell>
              <table:table-cell office:value-type="float" office:value="7.66814883626035">
                <text:p>7.6681488362603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11804223060608">
                <text:p>1.11804223060608</text:p>
              </table:table-cell>
              <table:table-cell office:value-type="float" office:value="7.68460021179294">
                <text:p>7.68460021179294</text:p>
              </table:table-cell>
              <table:table-cell office:value-type="float" office:value="51.908935469834">
                <text:p>51.908935469834</text:p>
              </table:table-cell>
              <table:table-cell office:value-type="float" office:value="7.69409609824142">
                <text:p>7.694096098241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969187319278717">
                <text:p>0.969187319278717</text:p>
              </table:table-cell>
              <table:table-cell office:value-type="float" office:value="7.68314792482173">
                <text:p>7.68314792482173</text:p>
              </table:table-cell>
              <table:table-cell office:value-type="float" office:value="0.731326804816828">
                <text:p>0.731326804816828</text:p>
              </table:table-cell>
              <table:table-cell office:value-type="float" office:value="7.69334966422666">
                <text:p>7.693349664226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794057309627533">
                <text:p>0.794057309627533</text:p>
              </table:table-cell>
              <table:table-cell office:value-type="float" office:value="7.68220766694592">
                <text:p>7.68220766694592</text:p>
              </table:table-cell>
              <table:table-cell office:value-type="float" office:value="0.2415229839428">
                <text:p>0.2415229839428</text:p>
              </table:table-cell>
              <table:table-cell office:value-type="float" office:value="7.68988497454207">
                <text:p>7.689884974542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826623976230621">
                <text:p>0.826623976230621</text:p>
              </table:table-cell>
              <table:table-cell office:value-type="float" office:value="7.67949993639372">
                <text:p>7.67949993639372</text:p>
              </table:table-cell>
              <table:table-cell office:value-type="float" office:value="0.637586086001387">
                <text:p>0.637586086001387</text:p>
              </table:table-cell>
              <table:table-cell office:value-type="float" office:value="7.68449680294452">
                <text:p>7.6844968029445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.03826296329498">
                <text:p>1.03826296329498</text:p>
              </table:table-cell>
              <table:table-cell office:value-type="float" office:value="7.67745112564894">
                <text:p>7.67745112564894</text:p>
              </table:table-cell>
              <table:table-cell office:value-type="float" office:value="0.881942203949584">
                <text:p>0.881942203949584</text:p>
              </table:table-cell>
              <table:table-cell office:value-type="float" office:value="7.68398904051466">
                <text:p>7.6839890405146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9616551399231">
                <text:p>0.99616551399231</text:p>
              </table:table-cell>
              <table:table-cell office:value-type="float" office:value="7.6751708260747">
                <text:p>7.6751708260747</text:p>
              </table:table-cell>
              <table:table-cell office:value-type="float" office:value="1.06930256984564">
                <text:p>1.06930256984564</text:p>
              </table:table-cell>
              <table:table-cell office:value-type="float" office:value="7.68179021910158">
                <text:p>7.681790219101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.32654345035553">
                <text:p>1.32654345035553</text:p>
              </table:table-cell>
              <table:table-cell office:value-type="float" office:value="7.67105644724195">
                <text:p>7.67105644724195</text:p>
              </table:table-cell>
              <table:table-cell office:value-type="float" office:value="0.439173172859984">
                <text:p>0.439173172859984</text:p>
              </table:table-cell>
              <table:table-cell office:value-type="float" office:value="7.67311025241555">
                <text:p>7.6731102524155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.13038063049316">
                <text:p>1.13038063049316</text:p>
              </table:table-cell>
              <table:table-cell office:value-type="float" office:value="7.66939444006322">
                <text:p>7.66939444006322</text:p>
              </table:table-cell>
              <table:table-cell office:value-type="float" office:value="0.699901181518896">
                <text:p>0.699901181518896</text:p>
              </table:table-cell>
              <table:table-cell office:value-type="float" office:value="7.66974100506526">
                <text:p>7.669741005065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00531148910522">
                <text:p>1.00531148910522</text:p>
              </table:table-cell>
              <table:table-cell office:value-type="float" office:value="7.66852705442357">
                <text:p>7.66852705442357</text:p>
              </table:table-cell>
              <table:table-cell office:value-type="float" office:value="1.01857234933389">
                <text:p>1.01857234933389</text:p>
              </table:table-cell>
              <table:table-cell office:value-type="float" office:value="7.66892418487818">
                <text:p>7.668924184878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8.3755912780762">
                <text:p>18.3755912780762</text:p>
              </table:table-cell>
              <table:table-cell office:value-type="float" office:value="7.67599146860459">
                <text:p>7.67599146860459</text:p>
              </table:table-cell>
              <table:table-cell office:value-type="float" office:value="0.879174121759605">
                <text:p>0.879174121759605</text:p>
              </table:table-cell>
              <table:table-cell office:value-type="float" office:value="7.6665079332578">
                <text:p>7.666507933257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70414733886719">
                <text:p>2.70414733886719</text:p>
              </table:table-cell>
              <table:table-cell office:value-type="float" office:value="7.67555825844034">
                <text:p>7.67555825844034</text:p>
              </table:table-cell>
              <table:table-cell office:value-type="float" office:value="1.05690316188703">
                <text:p>1.05690316188703</text:p>
              </table:table-cell>
              <table:table-cell office:value-type="float" office:value="7.66433648970501">
                <text:p>7.6643364897050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81717187166214">
                <text:p>0.81717187166214</text:p>
              </table:table-cell>
              <table:table-cell office:value-type="float" office:value="7.67438757676708">
                <text:p>7.67438757676708</text:p>
              </table:table-cell>
              <table:table-cell office:value-type="float" office:value="0.687092789361304">
                <text:p>0.687092789361304</text:p>
              </table:table-cell>
              <table:table-cell office:value-type="float" office:value="7.66137498802879">
                <text:p>7.661374988028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.20384240150452">
                <text:p>1.20384240150452</text:p>
              </table:table-cell>
              <table:table-cell office:value-type="float" office:value="7.67360133101602">
                <text:p>7.67360133101602</text:p>
              </table:table-cell>
              <table:table-cell office:value-type="float" office:value="0.660715718879719">
                <text:p>0.660715718879719</text:p>
              </table:table-cell>
              <table:table-cell office:value-type="float" office:value="7.65864124137102">
                <text:p>7.658641241371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940349340438843">
                <text:p>0.940349340438843</text:p>
              </table:table-cell>
              <table:table-cell office:value-type="float" office:value="7.67191363223249">
                <text:p>7.67191363223249</text:p>
              </table:table-cell>
              <table:table-cell office:value-type="float" office:value="13.0488764180839">
                <text:p>13.0488764180839</text:p>
              </table:table-cell>
              <table:table-cell office:value-type="float" office:value="7.66847884662529">
                <text:p>7.668478846625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81929397583008">
                <text:p>6.81929397583008</text:p>
              </table:table-cell>
              <table:table-cell office:value-type="float" office:value="7.67248797224107">
                <text:p>7.67248797224107</text:p>
              </table:table-cell>
              <table:table-cell office:value-type="float" office:value="16.6847821854197">
                <text:p>16.6847821854197</text:p>
              </table:table-cell>
              <table:table-cell office:value-type="float" office:value="7.6830886275801">
                <text:p>7.683088627580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84441065788269">
                <text:p>0.84441065788269</text:p>
              </table:table-cell>
              <table:table-cell office:value-type="float" office:value="7.66531744419219">
                <text:p>7.66531744419219</text:p>
              </table:table-cell>
              <table:table-cell office:value-type="float" office:value="2.08228024141194">
                <text:p>2.08228024141194</text:p>
              </table:table-cell>
              <table:table-cell office:value-type="float" office:value="7.67867837004964">
                <text:p>7.6786783700496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46302330493927">
                <text:p>0.846302330493927</text:p>
              </table:table-cell>
              <table:table-cell office:value-type="float" office:value="7.66418715508074">
                <text:p>7.66418715508074</text:p>
              </table:table-cell>
              <table:table-cell office:value-type="float" office:value="1.18520717359144">
                <text:p>1.18520717359144</text:p>
              </table:table-cell>
              <table:table-cell office:value-type="float" office:value="7.6774175209595">
                <text:p>7.67741752095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01672315597534">
                <text:p>1.01672315597534</text:p>
              </table:table-cell>
              <table:table-cell office:value-type="float" office:value="7.66342323068719">
                <text:p>7.66342323068719</text:p>
              </table:table-cell>
              <table:table-cell office:value-type="float" office:value="0.92004201052446">
                <text:p>0.92004201052446</text:p>
              </table:table-cell>
              <table:table-cell office:value-type="float" office:value="7.67730041004824">
                <text:p>7.6773004100482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910789370536804">
                <text:p>0.910789370536804</text:p>
              </table:table-cell>
              <table:table-cell office:value-type="float" office:value="7.661468177595">
                <text:p>7.661468177595</text:p>
              </table:table-cell>
              <table:table-cell office:value-type="float" office:value="0.736925084260742">
                <text:p>0.736925084260742</text:p>
              </table:table-cell>
              <table:table-cell office:value-type="float" office:value="7.67603477208326">
                <text:p>7.6760347720832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990438103675842">
                <text:p>0.990438103675842</text:p>
              </table:table-cell>
              <table:table-cell office:value-type="float" office:value="7.66048981306803">
                <text:p>7.66048981306803</text:p>
              </table:table-cell>
              <table:table-cell office:value-type="float" office:value="0.678121623157316">
                <text:p>0.678121623157316</text:p>
              </table:table-cell>
              <table:table-cell office:value-type="float" office:value="7.67390335128817">
                <text:p>7.673903351288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.41756498813629">
                <text:p>1.41756498813629</text:p>
              </table:table-cell>
              <table:table-cell office:value-type="float" office:value="7.65945429851844">
                <text:p>7.65945429851844</text:p>
              </table:table-cell>
              <table:table-cell office:value-type="float" office:value="0.840442969030661">
                <text:p>0.840442969030661</text:p>
              </table:table-cell>
              <table:table-cell office:value-type="float" office:value="7.67064577808112">
                <text:p>7.670645778081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867031395435333">
                <text:p>0.867031395435333</text:p>
              </table:table-cell>
              <table:table-cell office:value-type="float" office:value="7.65807175166988">
                <text:p>7.65807175166988</text:p>
              </table:table-cell>
              <table:table-cell office:value-type="float" office:value="0.70917965382877">
                <text:p>0.70917965382877</text:p>
              </table:table-cell>
              <table:table-cell office:value-type="float" office:value="7.66643156431212">
                <text:p>7.666431564312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.7324812412262">
                <text:p>1.7324812412262</text:p>
              </table:table-cell>
              <table:table-cell office:value-type="float" office:value="7.65735247465658">
                <text:p>7.65735247465658</text:p>
              </table:table-cell>
              <table:table-cell office:value-type="float" office:value="1.27039801151177">
                <text:p>1.27039801151177</text:p>
              </table:table-cell>
              <table:table-cell office:value-type="float" office:value="7.66792623305293">
                <text:p>7.667926233052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.07836306095123">
                <text:p>1.07836306095123</text:p>
              </table:table-cell>
              <table:table-cell office:value-type="float" office:value="7.65123327448517">
                <text:p>7.65123327448517</text:p>
              </table:table-cell>
              <table:table-cell office:value-type="float" office:value="0.755723396604478">
                <text:p>0.755723396604478</text:p>
              </table:table-cell>
              <table:table-cell office:value-type="float" office:value="7.66184324136232">
                <text:p>7.6618432413623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.10342597961426">
                <text:p>1.10342597961426</text:p>
              </table:table-cell>
              <table:table-cell office:value-type="float" office:value="7.64708759909266">
                <text:p>7.64708759909266</text:p>
              </table:table-cell>
              <table:table-cell office:value-type="float" office:value="0.852154678453366">
                <text:p>0.852154678453366</text:p>
              </table:table-cell>
              <table:table-cell office:value-type="float" office:value="7.65989230586131">
                <text:p>7.6598923058613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.83758687973022">
                <text:p>7.83758687973022</text:p>
              </table:table-cell>
              <table:table-cell office:value-type="float" office:value="7.64584163071048">
                <text:p>7.64584163071048</text:p>
              </table:table-cell>
              <table:table-cell office:value-type="float" office:value="0.963874743827293">
                <text:p>0.963874743827293</text:p>
              </table:table-cell>
              <table:table-cell office:value-type="float" office:value="7.65840988088011">
                <text:p>7.658409880880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.01470494270325">
                <text:p>1.01470494270325</text:p>
              </table:table-cell>
              <table:table-cell office:value-type="float" office:value="7.64425795383074">
                <text:p>7.64425795383074</text:p>
              </table:table-cell>
              <table:table-cell office:value-type="float" office:value="0.97711140300479">
                <text:p>0.97711140300479</text:p>
              </table:table-cell>
              <table:table-cell office:value-type="float" office:value="7.6573310792993">
                <text:p>7.65733107929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942728400230408">
                <text:p>0.942728400230408</text:p>
              </table:table-cell>
              <table:table-cell office:value-type="float" office:value="7.64409792325523">
                <text:p>7.64409792325523</text:p>
              </table:table-cell>
              <table:table-cell office:value-type="float" office:value="0.958763023149297">
                <text:p>0.958763023149297</text:p>
              </table:table-cell>
              <table:table-cell office:value-type="float" office:value="7.6567822425136">
                <text:p>7.65678224251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973811388015747">
                <text:p>0.973811388015747</text:p>
              </table:table-cell>
              <table:table-cell office:value-type="float" office:value="7.64189724845421">
                <text:p>7.64189724845421</text:p>
              </table:table-cell>
              <table:table-cell office:value-type="float" office:value="1.24796355757401">
                <text:p>1.24796355757401</text:p>
              </table:table-cell>
              <table:table-cell office:value-type="float" office:value="7.65761798984965">
                <text:p>7.657617989849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.13936591148376">
                <text:p>2.13936591148376</text:p>
              </table:table-cell>
              <table:table-cell office:value-type="float" office:value="7.63942092281495">
                <text:p>7.63942092281495</text:p>
              </table:table-cell>
              <table:table-cell office:value-type="float" office:value="0.718748199608588">
                <text:p>0.718748199608588</text:p>
              </table:table-cell>
              <table:table-cell office:value-type="float" office:value="7.6561149452121">
                <text:p>7.656114945212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97258859872818">
                <text:p>0.97258859872818</text:p>
              </table:table-cell>
              <table:table-cell office:value-type="float" office:value="7.63693128530759">
                <text:p>7.63693128530759</text:p>
              </table:table-cell>
              <table:table-cell office:value-type="float" office:value="1.135424138542">
                <text:p>1.135424138542</text:p>
              </table:table-cell>
              <table:table-cell office:value-type="float" office:value="7.65587466025988">
                <text:p>7.655874660259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34.998687744141">
                <text:p>234.998687744141</text:p>
              </table:table-cell>
              <table:table-cell office:value-type="float" office:value="7.72542704914135">
                <text:p>7.72542704914135</text:p>
              </table:table-cell>
              <table:table-cell office:value-type="float" office:value="1.1000409378909">
                <text:p>1.1000409378909</text:p>
              </table:table-cell>
              <table:table-cell office:value-type="float" office:value="7.65538887310905">
                <text:p>7.6553888731090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.57959365844727">
                <text:p>1.57959365844727</text:p>
              </table:table-cell>
              <table:table-cell office:value-type="float" office:value="7.72459502711165">
                <text:p>7.72459502711165</text:p>
              </table:table-cell>
              <table:table-cell office:value-type="float" office:value="0.700226108133558">
                <text:p>0.700226108133558</text:p>
              </table:table-cell>
              <table:table-cell office:value-type="float" office:value="7.65378163722717">
                <text:p>7.653781637227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710547089576721">
                <text:p>0.710547089576721</text:p>
              </table:table-cell>
              <table:table-cell office:value-type="float" office:value="7.72125341428498">
                <text:p>7.72125341428498</text:p>
              </table:table-cell>
              <table:table-cell office:value-type="float" office:value="1.15760536692911">
                <text:p>1.15760536692911</text:p>
              </table:table-cell>
              <table:table-cell office:value-type="float" office:value="7.65300910239807">
                <text:p>7.653009102398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.38582491874695">
                <text:p>1.38582491874695</text:p>
              </table:table-cell>
              <table:table-cell office:value-type="float" office:value="7.72147382332692">
                <text:p>7.72147382332692</text:p>
              </table:table-cell>
              <table:table-cell office:value-type="float" office:value="14.9635062733362">
                <text:p>14.9635062733362</text:p>
              </table:table-cell>
              <table:table-cell office:value-type="float" office:value="7.65735703929058">
                <text:p>7.6573570392905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964707493782043">
                <text:p>0.964707493782043</text:p>
              </table:table-cell>
              <table:table-cell office:value-type="float" office:value="7.72021201835648">
                <text:p>7.72021201835648</text:p>
              </table:table-cell>
              <table:table-cell office:value-type="float" office:value="0.734326724141143">
                <text:p>0.734326724141143</text:p>
              </table:table-cell>
              <table:table-cell office:value-type="float" office:value="7.6546940095086">
                <text:p>7.654694009508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4369583129883">
                <text:p>17.4369583129883</text:p>
              </table:table-cell>
              <table:table-cell office:value-type="float" office:value="7.727095430667">
                <text:p>7.727095430667</text:p>
              </table:table-cell>
              <table:table-cell office:value-type="float" office:value="0.978591747383593">
                <text:p>0.978591747383593</text:p>
              </table:table-cell>
              <table:table-cell office:value-type="float" office:value="7.65357684174665">
                <text:p>7.653576841746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.01395344734192">
                <text:p>1.01395344734192</text:p>
              </table:table-cell>
              <table:table-cell office:value-type="float" office:value="7.72334716091642">
                <text:p>7.72334716091642</text:p>
              </table:table-cell>
              <table:table-cell office:value-type="float" office:value="0.665099623888619">
                <text:p>0.665099623888619</text:p>
              </table:table-cell>
              <table:table-cell office:value-type="float" office:value="7.64931464089774">
                <text:p>7.649314640897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.77580225467682">
                <text:p>1.77580225467682</text:p>
              </table:table-cell>
              <table:table-cell office:value-type="float" office:value="7.72181751942946">
                <text:p>7.72181751942946</text:p>
              </table:table-cell>
              <table:table-cell office:value-type="float" office:value="0.925849630478298">
                <text:p>0.925849630478298</text:p>
              </table:table-cell>
              <table:table-cell office:value-type="float" office:value="7.6473313300605">
                <text:p>7.64733133006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943403303623199">
                <text:p>0.943403303623199</text:p>
              </table:table-cell>
              <table:table-cell office:value-type="float" office:value="7.72004799287632">
                <text:p>7.72004799287632</text:p>
              </table:table-cell>
              <table:table-cell office:value-type="float" office:value="5.08312536277302">
                <text:p>5.08312536277302</text:p>
              </table:table-cell>
              <table:table-cell office:value-type="float" office:value="7.64871923363145">
                <text:p>7.648719233631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865388095378876">
                <text:p>0.865388095378876</text:p>
              </table:table-cell>
              <table:table-cell office:value-type="float" office:value="7.71799803076477">
                <text:p>7.71799803076477</text:p>
              </table:table-cell>
              <table:table-cell office:value-type="float" office:value="0.764194650134953">
                <text:p>0.764194650134953</text:p>
              </table:table-cell>
              <table:table-cell office:value-type="float" office:value="7.64566369018379">
                <text:p>7.6456636901837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99107456207275">
                <text:p>3.99107456207275</text:p>
              </table:table-cell>
              <table:table-cell office:value-type="float" office:value="7.72088790316279">
                <text:p>7.72088790316279</text:p>
              </table:table-cell>
              <table:table-cell office:value-type="float" office:value="0.930912534589528">
                <text:p>0.930912534589528</text:p>
              </table:table-cell>
              <table:table-cell office:value-type="float" office:value="7.64489447519287">
                <text:p>7.644894475192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.3287353515625">
                <text:p>1.3287353515625</text:p>
              </table:table-cell>
              <table:table-cell office:value-type="float" office:value="7.71910520570809">
                <text:p>7.71910520570809</text:p>
              </table:table-cell>
              <table:table-cell office:value-type="float" office:value="0.840764016916976">
                <text:p>0.840764016916976</text:p>
              </table:table-cell>
              <table:table-cell office:value-type="float" office:value="7.64275072999997">
                <text:p>7.6427507299999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.2256166934967">
                <text:p>1.2256166934967</text:p>
              </table:table-cell>
              <table:table-cell office:value-type="float" office:value="7.71958086133908">
                <text:p>7.71958086133908</text:p>
              </table:table-cell>
              <table:table-cell office:value-type="float" office:value="0.755484743990333">
                <text:p>0.755484743990333</text:p>
              </table:table-cell>
              <table:table-cell office:value-type="float" office:value="7.63994448740977">
                <text:p>7.6399444874097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9329833984375">
                <text:p>0.9329833984375</text:p>
              </table:table-cell>
              <table:table-cell office:value-type="float" office:value="7.71843332731396">
                <text:p>7.71843332731396</text:p>
              </table:table-cell>
              <table:table-cell office:value-type="float" office:value="0.804261636906575">
                <text:p>0.804261636906575</text:p>
              </table:table-cell>
              <table:table-cell office:value-type="float" office:value="7.63828411601334">
                <text:p>7.638284116013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.20069086551666">
                <text:p>1.20069086551666</text:p>
              </table:table-cell>
              <table:table-cell office:value-type="float" office:value="7.71655810251875">
                <text:p>7.71655810251875</text:p>
              </table:table-cell>
              <table:table-cell office:value-type="float" office:value="0.616120205942262">
                <text:p>0.616120205942262</text:p>
              </table:table-cell>
              <table:table-cell office:value-type="float" office:value="7.63634892124032">
                <text:p>7.636348921240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935741424560547">
                <text:p>0.935741424560547</text:p>
              </table:table-cell>
              <table:table-cell office:value-type="float" office:value="7.71535697350295">
                <text:p>7.71535697350295</text:p>
              </table:table-cell>
              <table:table-cell office:value-type="float" office:value="0.674067576289119">
                <text:p>0.674067576289119</text:p>
              </table:table-cell>
              <table:table-cell office:value-type="float" office:value="7.6342665624273">
                <text:p>7.63426656242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.00088632106781">
                <text:p>1.00088632106781</text:p>
              </table:table-cell>
              <table:table-cell office:value-type="float" office:value="7.71321309561596">
                <text:p>7.71321309561596</text:p>
              </table:table-cell>
              <table:table-cell office:value-type="float" office:value="1.7452422420766">
                <text:p>1.7452422420766</text:p>
              </table:table-cell>
              <table:table-cell office:value-type="float" office:value="7.63479635815225">
                <text:p>7.634796358152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72393536567688">
                <text:p>0.72393536567688</text:p>
              </table:table-cell>
              <table:table-cell office:value-type="float" office:value="7.71182873570128">
                <text:p>7.71182873570128</text:p>
              </table:table-cell>
              <table:table-cell office:value-type="float" office:value="5.16653664012778">
                <text:p>5.16653664012778</text:p>
              </table:table-cell>
              <table:table-cell office:value-type="float" office:value="7.63366375977595">
                <text:p>7.6336637597759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967548489570618">
                <text:p>0.967548489570618</text:p>
              </table:table-cell>
              <table:table-cell office:value-type="float" office:value="7.70977275149488">
                <text:p>7.70977275149488</text:p>
              </table:table-cell>
              <table:table-cell office:value-type="float" office:value="0.591418524464925">
                <text:p>0.591418524464925</text:p>
              </table:table-cell>
              <table:table-cell office:value-type="float" office:value="7.62921179893938">
                <text:p>7.6292117989393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.03219854831696">
                <text:p>1.03219854831696</text:p>
              </table:table-cell>
              <table:table-cell office:value-type="float" office:value="7.70748871866359">
                <text:p>7.70748871866359</text:p>
              </table:table-cell>
              <table:table-cell office:value-type="float" office:value="0.835499973035756">
                <text:p>0.835499973035756</text:p>
              </table:table-cell>
              <table:table-cell office:value-type="float" office:value="7.62712860086584">
                <text:p>7.6271286008658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.01203763484955">
                <text:p>1.01203763484955</text:p>
              </table:table-cell>
              <table:table-cell office:value-type="float" office:value="7.70610754606329">
                <text:p>7.70610754606329</text:p>
              </table:table-cell>
              <table:table-cell office:value-type="float" office:value="1.10108376171217">
                <text:p>1.10108376171217</text:p>
              </table:table-cell>
              <table:table-cell office:value-type="float" office:value="7.6269535153809">
                <text:p>7.626953515380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.28620624542236">
                <text:p>1.28620624542236</text:p>
              </table:table-cell>
              <table:table-cell office:value-type="float" office:value="7.70530729695743">
                <text:p>7.70530729695743</text:p>
              </table:table-cell>
              <table:table-cell office:value-type="float" office:value="0.98663312699242">
                <text:p>0.98663312699242</text:p>
              </table:table-cell>
              <table:table-cell office:value-type="float" office:value="7.62647091573673">
                <text:p>7.6264709157367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.60639238357544">
                <text:p>1.60639238357544</text:p>
              </table:table-cell>
              <table:table-cell office:value-type="float" office:value="7.70435214637731">
                <text:p>7.70435214637731</text:p>
              </table:table-cell>
              <table:table-cell office:value-type="float" office:value="0.576373602132095">
                <text:p>0.576373602132095</text:p>
              </table:table-cell>
              <table:table-cell office:value-type="float" office:value="7.62176914600603">
                <text:p>7.621769146006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.05338740348816">
                <text:p>1.05338740348816</text:p>
              </table:table-cell>
              <table:table-cell office:value-type="float" office:value="7.70131636617905">
                <text:p>7.70131636617905</text:p>
              </table:table-cell>
              <table:table-cell office:value-type="float" office:value="1.00818810698271">
                <text:p>1.00818810698271</text:p>
              </table:table-cell>
              <table:table-cell office:value-type="float" office:value="7.62036882363766">
                <text:p>7.620368823637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.09525144100189">
                <text:p>1.09525144100189</text:p>
              </table:table-cell>
              <table:table-cell office:value-type="float" office:value="7.70022087610185">
                <text:p>7.70022087610185</text:p>
              </table:table-cell>
              <table:table-cell office:value-type="float" office:value="0.899480705326241">
                <text:p>0.899480705326241</text:p>
              </table:table-cell>
              <table:table-cell office:value-type="float" office:value="7.618830876489">
                <text:p>7.61883087648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.09917104244232">
                <text:p>1.09917104244232</text:p>
              </table:table-cell>
              <table:table-cell office:value-type="float" office:value="7.69965793657813">
                <text:p>7.69965793657813</text:p>
              </table:table-cell>
              <table:table-cell office:value-type="float" office:value="0.899480705326241">
                <text:p>0.899480705326241</text:p>
              </table:table-cell>
              <table:table-cell office:value-type="float" office:value="7.61836645192116">
                <text:p>7.618366451921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.00004720687866">
                <text:p>4.00004720687866</text:p>
              </table:table-cell>
              <table:table-cell office:value-type="float" office:value="7.70113813548387">
                <text:p>7.70113813548387</text:p>
              </table:table-cell>
              <table:table-cell office:value-type="float" office:value="0.809425166313205">
                <text:p>0.809425166313205</text:p>
              </table:table-cell>
              <table:table-cell office:value-type="float" office:value="7.61649767627475">
                <text:p>7.6164976762747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861419141292572">
                <text:p>0.861419141292572</text:p>
              </table:table-cell>
              <table:table-cell office:value-type="float" office:value="7.69943267684682">
                <text:p>7.69943267684682</text:p>
              </table:table-cell>
              <table:table-cell office:value-type="float" office:value="0.662571856624933">
                <text:p>0.662571856624933</text:p>
              </table:table-cell>
              <table:table-cell office:value-type="float" office:value="7.61513505742104">
                <text:p>7.615135057421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.42361164093018">
                <text:p>1.42361164093018</text:p>
              </table:table-cell>
              <table:table-cell office:value-type="float" office:value="7.69790267771061">
                <text:p>7.69790267771061</text:p>
              </table:table-cell>
              <table:table-cell office:value-type="float" office:value="1.05503727191054">
                <text:p>1.05503727191054</text:p>
              </table:table-cell>
              <table:table-cell office:value-type="float" office:value="7.61505578900257">
                <text:p>7.615055789002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02669763565063">
                <text:p>1.02669763565063</text:p>
              </table:table-cell>
              <table:table-cell office:value-type="float" office:value="7.6960946780398">
                <text:p>7.6960946780398</text:p>
              </table:table-cell>
              <table:table-cell office:value-type="float" office:value="0.832816945817384">
                <text:p>0.832816945817384</text:p>
              </table:table-cell>
              <table:table-cell office:value-type="float" office:value="7.61320135492989">
                <text:p>7.613201354929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97603189945221">
                <text:p>0.97603189945221</text:p>
              </table:table-cell>
              <table:table-cell office:value-type="float" office:value="7.69113027876519">
                <text:p>7.69113027876519</text:p>
              </table:table-cell>
              <table:table-cell office:value-type="float" office:value="0.720637029492726">
                <text:p>0.720637029492726</text:p>
              </table:table-cell>
              <table:table-cell office:value-type="float" office:value="7.61147634084672">
                <text:p>7.6114763408467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.71601319313049">
                <text:p>1.71601319313049</text:p>
              </table:table-cell>
              <table:table-cell office:value-type="float" office:value="7.69016216337953">
                <text:p>7.69016216337953</text:p>
              </table:table-cell>
              <table:table-cell office:value-type="float" office:value="0.758838458750292">
                <text:p>0.758838458750292</text:p>
              </table:table-cell>
              <table:table-cell office:value-type="float" office:value="7.60628920810041">
                <text:p>7.6062892081004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.67117214202881">
                <text:p>8.67117214202881</text:p>
              </table:table-cell>
              <table:table-cell office:value-type="float" office:value="7.68764152718245">
                <text:p>7.68764152718245</text:p>
              </table:table-cell>
              <table:table-cell office:value-type="float" office:value="1.16685037135439">
                <text:p>1.16685037135439</text:p>
              </table:table-cell>
              <table:table-cell office:value-type="float" office:value="7.601125170354">
                <text:p>7.60112517035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.06103539466858">
                <text:p>1.06103539466858</text:p>
              </table:table-cell>
              <table:table-cell office:value-type="float" office:value="7.68537332442679">
                <text:p>7.68537332442679</text:p>
              </table:table-cell>
              <table:table-cell office:value-type="float" office:value="0.834570906775859">
                <text:p>0.834570906775859</text:p>
              </table:table-cell>
              <table:table-cell office:value-type="float" office:value="7.59922266365455">
                <text:p>7.599222663654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789411902427673">
                <text:p>0.789411902427673</text:p>
              </table:table-cell>
              <table:table-cell office:value-type="float" office:value="7.6844288290384">
                <text:p>7.6844288290384</text:p>
              </table:table-cell>
              <table:table-cell office:value-type="float" office:value="0.381729316862962">
                <text:p>0.381729316862962</text:p>
              </table:table-cell>
              <table:table-cell office:value-type="float" office:value="7.59788574565037">
                <text:p>7.597885745650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952946662902832">
                <text:p>0.952946662902832</text:p>
              </table:table-cell>
              <table:table-cell office:value-type="float" office:value="7.68343078601741">
                <text:p>7.68343078601741</text:p>
              </table:table-cell>
              <table:table-cell office:value-type="float" office:value="61.0115688439037">
                <text:p>61.0115688439037</text:p>
              </table:table-cell>
              <table:table-cell office:value-type="float" office:value="7.62054032037035">
                <text:p>7.6205403203703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.9673080444336">
                <text:p>16.9673080444336</text:p>
              </table:table-cell>
              <table:table-cell office:value-type="float" office:value="7.68784210348575">
                <text:p>7.68784210348575</text:p>
              </table:table-cell>
              <table:table-cell office:value-type="float" office:value="4.38261771437188">
                <text:p>4.38261771437188</text:p>
              </table:table-cell>
              <table:table-cell office:value-type="float" office:value="7.62019929839163">
                <text:p>7.620199298391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.95260691642761">
                <text:p>2.95260691642761</text:p>
              </table:table-cell>
              <table:table-cell office:value-type="float" office:value="7.68567261438431">
                <text:p>7.68567261438431</text:p>
              </table:table-cell>
              <table:table-cell office:value-type="float" office:value="0.644596832078033">
                <text:p>0.644596832078033</text:p>
              </table:table-cell>
              <table:table-cell office:value-type="float" office:value="7.61441659253269">
                <text:p>7.614416592532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892125248908997">
                <text:p>0.892125248908997</text:p>
              </table:table-cell>
              <table:table-cell office:value-type="float" office:value="7.68256979535226">
                <text:p>7.68256979535226</text:p>
              </table:table-cell>
              <table:table-cell office:value-type="float" office:value="0.557357083613643">
                <text:p>0.557357083613643</text:p>
              </table:table-cell>
              <table:table-cell office:value-type="float" office:value="7.60891619877446">
                <text:p>7.608916198774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2668948173523">
                <text:p>0.82668948173523</text:p>
              </table:table-cell>
              <table:table-cell office:value-type="float" office:value="7.68043060374485">
                <text:p>7.68043060374485</text:p>
              </table:table-cell>
              <table:table-cell office:value-type="float" office:value="0.951197397277422">
                <text:p>0.951197397277422</text:p>
              </table:table-cell>
              <table:table-cell office:value-type="float" office:value="7.60622335738233">
                <text:p>7.606223357382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630545556545258">
                <text:p>0.630545556545258</text:p>
              </table:table-cell>
              <table:table-cell office:value-type="float" office:value="7.67870139127717">
                <text:p>7.67870139127717</text:p>
              </table:table-cell>
              <table:table-cell office:value-type="float" office:value="0.972468232711102">
                <text:p>0.972468232711102</text:p>
              </table:table-cell>
              <table:table-cell office:value-type="float" office:value="7.60580079063643">
                <text:p>7.605800790636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815167486667633">
                <text:p>0.815167486667633</text:p>
              </table:table-cell>
              <table:table-cell office:value-type="float" office:value="7.6782428512152">
                <text:p>7.6782428512152</text:p>
              </table:table-cell>
              <table:table-cell office:value-type="float" office:value="0.687014328227886">
                <text:p>0.687014328227886</text:p>
              </table:table-cell>
              <table:table-cell office:value-type="float" office:value="7.60511837695282">
                <text:p>7.605118376952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.06503224372864">
                <text:p>1.06503224372864</text:p>
              </table:table-cell>
              <table:table-cell office:value-type="float" office:value="7.67756324062031">
                <text:p>7.67756324062031</text:p>
              </table:table-cell>
              <table:table-cell office:value-type="float" office:value="0.639424159954585">
                <text:p>0.639424159954585</text:p>
              </table:table-cell>
              <table:table-cell office:value-type="float" office:value="7.60408700498765">
                <text:p>7.6040870049876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.41239619255066">
                <text:p>1.41239619255066</text:p>
              </table:table-cell>
              <table:table-cell office:value-type="float" office:value="7.67715725421192">
                <text:p>7.67715725421192</text:p>
              </table:table-cell>
              <table:table-cell office:value-type="float" office:value="0.824539628704254">
                <text:p>0.824539628704254</text:p>
              </table:table-cell>
              <table:table-cell office:value-type="float" office:value="7.60307457081306">
                <text:p>7.603074570813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98472082614899">
                <text:p>0.698472082614899</text:p>
              </table:table-cell>
              <table:table-cell office:value-type="float" office:value="7.67581201844898">
                <text:p>7.67581201844898</text:p>
              </table:table-cell>
              <table:table-cell office:value-type="float" office:value="1.22895601554116">
                <text:p>1.22895601554116</text:p>
              </table:table-cell>
              <table:table-cell office:value-type="float" office:value="7.60126538359646">
                <text:p>7.601265383596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.31318926811218">
                <text:p>1.31318926811218</text:p>
              </table:table-cell>
              <table:table-cell office:value-type="float" office:value="7.67398697295684">
                <text:p>7.67398697295684</text:p>
              </table:table-cell>
              <table:table-cell office:value-type="float" office:value="0.856732187417181">
                <text:p>0.856732187417181</text:p>
              </table:table-cell>
              <table:table-cell office:value-type="float" office:value="7.60116969418174">
                <text:p>7.601169694181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40489268302917">
                <text:p>1.40489268302917</text:p>
              </table:table-cell>
              <table:table-cell office:value-type="float" office:value="7.67364234566086">
                <text:p>7.67364234566086</text:p>
              </table:table-cell>
              <table:table-cell office:value-type="float" office:value="0.956857237681242">
                <text:p>0.956857237681242</text:p>
              </table:table-cell>
              <table:table-cell office:value-type="float" office:value="7.60038631211882">
                <text:p>7.600386312118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99398803710938">
                <text:p>0.899398803710938</text:p>
              </table:table-cell>
              <table:table-cell office:value-type="float" office:value="7.67044762835683">
                <text:p>7.67044762835683</text:p>
              </table:table-cell>
              <table:table-cell office:value-type="float" office:value="0.975748196222064">
                <text:p>0.975748196222064</text:p>
              </table:table-cell>
              <table:table-cell office:value-type="float" office:value="7.59887247443089">
                <text:p>7.598872474430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946632266044617">
                <text:p>0.946632266044617</text:p>
              </table:table-cell>
              <table:table-cell office:value-type="float" office:value="7.66857388050376">
                <text:p>7.66857388050376</text:p>
              </table:table-cell>
              <table:table-cell office:value-type="float" office:value="0.869207396809774">
                <text:p>0.869207396809774</text:p>
              </table:table-cell>
              <table:table-cell office:value-type="float" office:value="7.59687738520665">
                <text:p>7.5968773852066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778834044933319">
                <text:p>0.778834044933319</text:p>
              </table:table-cell>
              <table:table-cell office:value-type="float" office:value="7.66733903790202">
                <text:p>7.66733903790202</text:p>
              </table:table-cell>
              <table:table-cell office:value-type="float" office:value="0.949804601338449">
                <text:p>0.949804601338449</text:p>
              </table:table-cell>
              <table:table-cell office:value-type="float" office:value="7.59494707963229">
                <text:p>7.594947079632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774044334888458">
                <text:p>0.774044334888458</text:p>
              </table:table-cell>
              <table:table-cell office:value-type="float" office:value="7.66580078025366">
                <text:p>7.66580078025366</text:p>
              </table:table-cell>
              <table:table-cell office:value-type="float" office:value="1.06411815071634">
                <text:p>1.06411815071634</text:p>
              </table:table-cell>
              <table:table-cell office:value-type="float" office:value="7.59502162655022">
                <text:p>7.5950216265502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93011236190796">
                <text:p>0.993011236190796</text:p>
              </table:table-cell>
              <table:table-cell office:value-type="float" office:value="7.66321853586446">
                <text:p>7.66321853586446</text:p>
              </table:table-cell>
              <table:table-cell office:value-type="float" office:value="1.07582503943381">
                <text:p>1.07582503943381</text:p>
              </table:table-cell>
              <table:table-cell office:value-type="float" office:value="7.59354437375571">
                <text:p>7.593544373755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.28005385398865">
                <text:p>1.28005385398865</text:p>
              </table:table-cell>
              <table:table-cell office:value-type="float" office:value="7.66127053515979">
                <text:p>7.66127053515979</text:p>
              </table:table-cell>
              <table:table-cell office:value-type="float" office:value="0.906341621667887">
                <text:p>0.906341621667887</text:p>
              </table:table-cell>
              <table:table-cell office:value-type="float" office:value="7.59100465760738">
                <text:p>7.591004657607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6135026216507">
                <text:p>0.96135026216507</text:p>
              </table:table-cell>
              <table:table-cell office:value-type="float" office:value="7.65930391191058">
                <text:p>7.65930391191058</text:p>
              </table:table-cell>
              <table:table-cell office:value-type="float" office:value="0.948049532171874">
                <text:p>0.948049532171874</text:p>
              </table:table-cell>
              <table:table-cell office:value-type="float" office:value="7.58972199864328">
                <text:p>7.589721998643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50731694698334">
                <text:p>0.950731694698334</text:p>
              </table:table-cell>
              <table:table-cell office:value-type="float" office:value="7.65685081073224">
                <text:p>7.65685081073224</text:p>
              </table:table-cell>
              <table:table-cell office:value-type="float" office:value="0.974600868377046">
                <text:p>0.974600868377046</text:p>
              </table:table-cell>
              <table:table-cell office:value-type="float" office:value="7.58690323720416">
                <text:p>7.586903237204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.11510193347931">
                <text:p>1.11510193347931</text:p>
              </table:table-cell>
              <table:table-cell office:value-type="float" office:value="7.65595161460571">
                <text:p>7.65595161460571</text:p>
              </table:table-cell>
              <table:table-cell office:value-type="float" office:value="0.922565566597369">
                <text:p>0.922565566597369</text:p>
              </table:table-cell>
              <table:table-cell office:value-type="float" office:value="7.58520930747832">
                <text:p>7.5852093074783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77766633033752">
                <text:p>0.977766633033752</text:p>
              </table:table-cell>
              <table:table-cell office:value-type="float" office:value="7.65550717633572">
                <text:p>7.65550717633572</text:p>
              </table:table-cell>
              <table:table-cell office:value-type="float" office:value="0.935323756928071">
                <text:p>0.935323756928071</text:p>
              </table:table-cell>
              <table:table-cell office:value-type="float" office:value="7.58401270680944">
                <text:p>7.5840127068094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16873323917389">
                <text:p>1.16873323917389</text:p>
              </table:table-cell>
              <table:table-cell office:value-type="float" office:value="7.65376914619793">
                <text:p>7.65376914619793</text:p>
              </table:table-cell>
              <table:table-cell office:value-type="float" office:value="0.256418325887451">
                <text:p>0.256418325887451</text:p>
              </table:table-cell>
              <table:table-cell office:value-type="float" office:value="7.58103946342555">
                <text:p>7.5810394634255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.67107558250427">
                <text:p>2.67107558250427</text:p>
              </table:table-cell>
              <table:table-cell office:value-type="float" office:value="7.65529426590736">
                <text:p>7.65529426590736</text:p>
              </table:table-cell>
              <table:table-cell office:value-type="float" office:value="1.3601236369737">
                <text:p>1.3601236369737</text:p>
              </table:table-cell>
              <table:table-cell office:value-type="float" office:value="7.58119962172782">
                <text:p>7.5811996217278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22158133983612">
                <text:p>1.22158133983612</text:p>
              </table:table-cell>
              <table:table-cell office:value-type="float" office:value="7.65453529062415">
                <text:p>7.65453529062415</text:p>
              </table:table-cell>
              <table:table-cell office:value-type="float" office:value="6.74654660611708">
                <text:p>6.74654660611708</text:p>
              </table:table-cell>
              <table:table-cell office:value-type="float" office:value="7.58524381930981">
                <text:p>7.5852438193098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.06122553348541">
                <text:p>1.06122553348541</text:p>
              </table:table-cell>
              <table:table-cell office:value-type="float" office:value="7.65303221887657">
                <text:p>7.65303221887657</text:p>
              </table:table-cell>
              <table:table-cell office:value-type="float" office:value="0.808239771519983">
                <text:p>0.808239771519983</text:p>
              </table:table-cell>
              <table:table-cell office:value-type="float" office:value="7.58531720767698">
                <text:p>7.5853172076769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.52229571342468">
                <text:p>1.52229571342468</text:p>
              </table:table-cell>
              <table:table-cell office:value-type="float" office:value="7.65296040948009">
                <text:p>7.65296040948009</text:p>
              </table:table-cell>
              <table:table-cell office:value-type="float" office:value="0.956262240752825">
                <text:p>0.956262240752825</text:p>
              </table:table-cell>
              <table:table-cell office:value-type="float" office:value="7.58434779081673">
                <text:p>7.584347790816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.37670195102692">
                <text:p>1.37670195102692</text:p>
              </table:table-cell>
              <table:table-cell office:value-type="float" office:value="7.6504784019262">
                <text:p>7.6504784019262</text:p>
              </table:table-cell>
              <table:table-cell office:value-type="float" office:value="1.04722318578284">
                <text:p>1.04722318578284</text:p>
              </table:table-cell>
              <table:table-cell office:value-type="float" office:value="7.58165119424669">
                <text:p>7.581651194246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.60704684257507">
                <text:p>1.60704684257507</text:p>
              </table:table-cell>
              <table:table-cell office:value-type="float" office:value="7.6496484584912">
                <text:p>7.6496484584912</text:p>
              </table:table-cell>
              <table:table-cell office:value-type="float" office:value="1.09855604985889">
                <text:p>1.09855604985889</text:p>
              </table:table-cell>
              <table:table-cell office:value-type="float" office:value="7.58130092228501">
                <text:p>7.5813009222850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01956915855408">
                <text:p>1.01956915855408</text:p>
              </table:table-cell>
              <table:table-cell office:value-type="float" office:value="7.64898579920374">
                <text:p>7.64898579920374</text:p>
              </table:table-cell>
              <table:table-cell office:value-type="float" office:value="0.593753408108958">
                <text:p>0.593753408108958</text:p>
              </table:table-cell>
              <table:table-cell office:value-type="float" office:value="7.58073426803159">
                <text:p>7.5807342680315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.06301581859589">
                <text:p>1.06301581859589</text:p>
              </table:table-cell>
              <table:table-cell office:value-type="float" office:value="7.64802419683393">
                <text:p>7.64802419683393</text:p>
              </table:table-cell>
              <table:table-cell office:value-type="float" office:value="0.969167878171115">
                <text:p>0.969167878171115</text:p>
              </table:table-cell>
              <table:table-cell office:value-type="float" office:value="7.58034516956033">
                <text:p>7.5803451695603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.0630156993866">
                <text:p>1.0630156993866</text:p>
              </table:table-cell>
              <table:table-cell office:value-type="float" office:value="7.64620368765161">
                <text:p>7.64620368765161</text:p>
              </table:table-cell>
              <table:table-cell office:value-type="float" office:value="0.974172213484307">
                <text:p>0.974172213484307</text:p>
              </table:table-cell>
              <table:table-cell office:value-type="float" office:value="7.57973772124351">
                <text:p>7.5797377212435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0630156993866">
                <text:p>1.0630156993866</text:p>
              </table:table-cell>
              <table:table-cell office:value-type="float" office:value="7.6443239753208">
                <text:p>7.6443239753208</text:p>
              </table:table-cell>
              <table:table-cell office:value-type="float" office:value="0.931797771219105">
                <text:p>0.931797771219105</text:p>
              </table:table-cell>
              <table:table-cell office:value-type="float" office:value="7.58066373264755">
                <text:p>7.5806637326475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04932069778442">
                <text:p>1.04932069778442</text:p>
              </table:table-cell>
              <table:table-cell office:value-type="float" office:value="7.63997040389146">
                <text:p>7.63997040389146</text:p>
              </table:table-cell>
              <table:table-cell office:value-type="float" office:value="0.950865821414165">
                <text:p>0.950865821414165</text:p>
              </table:table-cell>
              <table:table-cell office:value-type="float" office:value="7.57989396100965">
                <text:p>7.579893961009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.04918920993805">
                <text:p>1.04918920993805</text:p>
              </table:table-cell>
              <table:table-cell office:value-type="float" office:value="7.63767878473734">
                <text:p>7.63767878473734</text:p>
              </table:table-cell>
              <table:table-cell office:value-type="float" office:value="0.950865821414165">
                <text:p>0.950865821414165</text:p>
              </table:table-cell>
              <table:table-cell office:value-type="float" office:value="7.57946534295671">
                <text:p>7.579465342956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91807359457016">
                <text:p>0.91807359457016</text:p>
              </table:table-cell>
              <table:table-cell office:value-type="float" office:value="7.63581401709547">
                <text:p>7.63581401709547</text:p>
              </table:table-cell>
              <table:table-cell office:value-type="float" office:value="0.950865821414165">
                <text:p>0.950865821414165</text:p>
              </table:table-cell>
              <table:table-cell office:value-type="float" office:value="7.57897620761911">
                <text:p>7.578976207619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.01734387874603">
                <text:p>1.01734387874603</text:p>
              </table:table-cell>
              <table:table-cell office:value-type="float" office:value="7.63403145581677">
                <text:p>7.63403145581677</text:p>
              </table:table-cell>
              <table:table-cell office:value-type="float" office:value="0.668791563760428">
                <text:p>0.668791563760428</text:p>
              </table:table-cell>
              <table:table-cell office:value-type="float" office:value="7.57730246851856">
                <text:p>7.577302468518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.02952253818512">
                <text:p>1.02952253818512</text:p>
              </table:table-cell>
              <table:table-cell office:value-type="float" office:value="7.63331170123873">
                <text:p>7.63331170123873</text:p>
              </table:table-cell>
              <table:table-cell office:value-type="float" office:value="0.947404444237377">
                <text:p>0.947404444237377</text:p>
              </table:table-cell>
              <table:table-cell office:value-type="float" office:value="7.5770079630784">
                <text:p>7.577007963078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.01866984367371">
                <text:p>1.01866984367371</text:p>
              </table:table-cell>
              <table:table-cell office:value-type="float" office:value="7.63217937561186">
                <text:p>7.63217937561186</text:p>
              </table:table-cell>
              <table:table-cell office:value-type="float" office:value="0.389414684619947">
                <text:p>0.389414684619947</text:p>
              </table:table-cell>
              <table:table-cell office:value-type="float" office:value="7.57487996375962">
                <text:p>7.5748799637596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827489614486694">
                <text:p>0.827489614486694</text:p>
              </table:table-cell>
              <table:table-cell office:value-type="float" office:value="7.63154143679394">
                <text:p>7.63154143679394</text:p>
              </table:table-cell>
              <table:table-cell office:value-type="float" office:value="266.628074002529">
                <text:p>266.628074002529</text:p>
              </table:table-cell>
              <table:table-cell office:value-type="float" office:value="7.60602519853285">
                <text:p>7.606025198532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71673679351806">
                <text:p>0.771673679351806</text:p>
              </table:table-cell>
              <table:table-cell office:value-type="float" office:value="7.62999079232541">
                <text:p>7.62999079232541</text:p>
              </table:table-cell>
              <table:table-cell office:value-type="float" office:value="12.1248064035815">
                <text:p>12.1248064035815</text:p>
              </table:table-cell>
              <table:table-cell office:value-type="float" office:value="7.61682533099043">
                <text:p>7.616825330990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25341212749481">
                <text:p>1.25341212749481</text:p>
              </table:table-cell>
              <table:table-cell office:value-type="float" office:value="7.62998669573423">
                <text:p>7.62998669573423</text:p>
              </table:table-cell>
              <table:table-cell office:value-type="float" office:value="1.52370778597599">
                <text:p>1.52370778597599</text:p>
              </table:table-cell>
              <table:table-cell office:value-type="float" office:value="7.61623050437838">
                <text:p>7.616230504378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915087223052978">
                <text:p>0.915087223052978</text:p>
              </table:table-cell>
              <table:table-cell office:value-type="float" office:value="7.62908334333593">
                <text:p>7.62908334333593</text:p>
              </table:table-cell>
              <table:table-cell office:value-type="float" office:value="0.551994852494841">
                <text:p>0.551994852494841</text:p>
              </table:table-cell>
              <table:table-cell office:value-type="float" office:value="7.61418659485229">
                <text:p>7.614186594852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.13320672512054">
                <text:p>1.13320672512054</text:p>
              </table:table-cell>
              <table:table-cell office:value-type="float" office:value="7.62711015685001">
                <text:p>7.62711015685001</text:p>
              </table:table-cell>
              <table:table-cell office:value-type="float" office:value="0.917351613722229">
                <text:p>0.917351613722229</text:p>
              </table:table-cell>
              <table:table-cell office:value-type="float" office:value="7.61350690201629">
                <text:p>7.6135069020162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.08689737319946">
                <text:p>5.08689737319946</text:p>
              </table:table-cell>
              <table:table-cell office:value-type="float" office:value="7.63171433996684">
                <text:p>7.63171433996684</text:p>
              </table:table-cell>
              <table:table-cell office:value-type="float" office:value="1.99076153524563">
                <text:p>1.99076153524563</text:p>
              </table:table-cell>
              <table:table-cell office:value-type="float" office:value="7.61312752026544">
                <text:p>7.6131275202654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880338191986084">
                <text:p>0.880338191986084</text:p>
              </table:table-cell>
              <table:table-cell office:value-type="float" office:value="7.63062799653816">
                <text:p>7.63062799653816</text:p>
              </table:table-cell>
              <table:table-cell office:value-type="float" office:value="1.0378813239697">
                <text:p>1.0378813239697</text:p>
              </table:table-cell>
              <table:table-cell office:value-type="float" office:value="7.61197434878782">
                <text:p>7.6119743487878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3600168228149">
                <text:p>1.03600168228149</text:p>
              </table:table-cell>
              <table:table-cell office:value-type="float" office:value="7.62824796213699">
                <text:p>7.62824796213699</text:p>
              </table:table-cell>
              <table:table-cell office:value-type="float" office:value="0.72142540873444">
                <text:p>0.72142540873444</text:p>
              </table:table-cell>
              <table:table-cell office:value-type="float" office:value="7.60753096870446">
                <text:p>7.6075309687044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01173949241638">
                <text:p>1.01173949241638</text:p>
              </table:table-cell>
              <table:table-cell office:value-type="float" office:value="7.62603685427489">
                <text:p>7.62603685427489</text:p>
              </table:table-cell>
              <table:table-cell office:value-type="float" office:value="3.41167980622485">
                <text:p>3.41167980622485</text:p>
              </table:table-cell>
              <table:table-cell office:value-type="float" office:value="7.60845078401096">
                <text:p>7.6084507840109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52048230171204">
                <text:p>1.52048230171204</text:p>
              </table:table-cell>
              <table:table-cell office:value-type="float" office:value="7.62517763281596">
                <text:p>7.62517763281596</text:p>
              </table:table-cell>
              <table:table-cell office:value-type="float" office:value="0.915918811470878">
                <text:p>0.915918811470878</text:p>
              </table:table-cell>
              <table:table-cell office:value-type="float" office:value="7.60636818082477">
                <text:p>7.6063681808247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4136244058609">
                <text:p>1.4136244058609</text:p>
              </table:table-cell>
              <table:table-cell office:value-type="float" office:value="7.62471578587841">
                <text:p>7.62471578587841</text:p>
              </table:table-cell>
              <table:table-cell office:value-type="float" office:value="0.743518867040095">
                <text:p>0.743518867040095</text:p>
              </table:table-cell>
              <table:table-cell office:value-type="float" office:value="7.60577467163087">
                <text:p>7.6057746716308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03783583641052">
                <text:p>1.03783583641052</text:p>
              </table:table-cell>
              <table:table-cell office:value-type="float" office:value="7.62337833367324">
                <text:p>7.62337833367324</text:p>
              </table:table-cell>
              <table:table-cell office:value-type="float" office:value="0.748434711936572">
                <text:p>0.748434711936572</text:p>
              </table:table-cell>
              <table:table-cell office:value-type="float" office:value="7.60559758210516">
                <text:p>7.605597582105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997666776180267">
                <text:p>0.997666776180267</text:p>
              </table:table-cell>
              <table:table-cell office:value-type="float" office:value="7.62184633215129">
                <text:p>7.62184633215129</text:p>
              </table:table-cell>
              <table:table-cell office:value-type="float" office:value="1.0951695875496">
                <text:p>1.0951695875496</text:p>
              </table:table-cell>
              <table:table-cell office:value-type="float" office:value="7.60387142944481">
                <text:p>7.6038714294448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19887542724609">
                <text:p>1.19887542724609</text:p>
              </table:table-cell>
              <table:table-cell office:value-type="float" office:value="7.62049887043166">
                <text:p>7.62049887043166</text:p>
              </table:table-cell>
              <table:table-cell office:value-type="float" office:value="272.714459270868">
                <text:p>272.714459270868</text:p>
              </table:table-cell>
              <table:table-cell office:value-type="float" office:value="7.67126469184358">
                <text:p>7.671264691843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80083167552948">
                <text:p>0.980083167552948</text:p>
              </table:table-cell>
              <table:table-cell office:value-type="float" office:value="7.61857499223776">
                <text:p>7.61857499223776</text:p>
              </table:table-cell>
              <table:table-cell office:value-type="float" office:value="0.972253240339873">
                <text:p>0.972253240339873</text:p>
              </table:table-cell>
              <table:table-cell office:value-type="float" office:value="7.67105678469409">
                <text:p>7.6710567846940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06729888916016">
                <text:p>1.06729888916016</text:p>
              </table:table-cell>
              <table:table-cell office:value-type="float" office:value="7.61664317127787">
                <text:p>7.61664317127787</text:p>
              </table:table-cell>
              <table:table-cell office:value-type="float" office:value="1.06325441332389">
                <text:p>1.06325441332389</text:p>
              </table:table-cell>
              <table:table-cell office:value-type="float" office:value="7.66901404673073">
                <text:p>7.6690140467307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.06709802150726">
                <text:p>1.06709802150726</text:p>
              </table:table-cell>
              <table:table-cell office:value-type="float" office:value="7.61319534884625">
                <text:p>7.61319534884625</text:p>
              </table:table-cell>
              <table:table-cell office:value-type="float" office:value="0.795722450219624">
                <text:p>0.795722450219624</text:p>
              </table:table-cell>
              <table:table-cell office:value-type="float" office:value="7.66804790746284">
                <text:p>7.6680479074628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947371780872345">
                <text:p>0.947371780872345</text:p>
              </table:table-cell>
              <table:table-cell office:value-type="float" office:value="7.61188723009091">
                <text:p>7.61188723009091</text:p>
              </table:table-cell>
              <table:table-cell office:value-type="float" office:value="0.791085098018455">
                <text:p>0.791085098018455</text:p>
              </table:table-cell>
              <table:table-cell office:value-type="float" office:value="7.66776933425458">
                <text:p>7.667769334254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942221343517303">
                <text:p>0.942221343517303</text:p>
              </table:table-cell>
              <table:table-cell office:value-type="float" office:value="7.61105540367">
                <text:p>7.61105540367</text:p>
              </table:table-cell>
              <table:table-cell office:value-type="float" office:value="0.900398911146766">
                <text:p>0.900398911146766</text:p>
              </table:table-cell>
              <table:table-cell office:value-type="float" office:value="7.66794973338367">
                <text:p>7.6679497333836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.05691051483154">
                <text:p>1.05691051483154</text:p>
              </table:table-cell>
              <table:table-cell office:value-type="float" office:value="7.60964975755807">
                <text:p>7.60964975755807</text:p>
              </table:table-cell>
              <table:table-cell office:value-type="float" office:value="0.556824423390802">
                <text:p>0.556824423390802</text:p>
              </table:table-cell>
              <table:table-cell office:value-type="float" office:value="7.66621736896548">
                <text:p>7.6662173689654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.94520425796509">
                <text:p>5.94520425796509</text:p>
              </table:table-cell>
              <table:table-cell office:value-type="float" office:value="7.61149014626051">
                <text:p>7.61149014626051</text:p>
              </table:table-cell>
              <table:table-cell office:value-type="float" office:value="0.567691955294002">
                <text:p>0.567691955294002</text:p>
              </table:table-cell>
              <table:table-cell office:value-type="float" office:value="7.66367192377686">
                <text:p>7.6636719237768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.30741131305695">
                <text:p>1.30741131305695</text:p>
              </table:table-cell>
              <table:table-cell office:value-type="float" office:value="7.60957975535955">
                <text:p>7.60957975535955</text:p>
              </table:table-cell>
              <table:table-cell office:value-type="float" office:value="1.11196359472527">
                <text:p>1.11196359472527</text:p>
              </table:table-cell>
              <table:table-cell office:value-type="float" office:value="7.66294199583286">
                <text:p>7.662941995832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69097316265106">
                <text:p>0.969097316265106</text:p>
              </table:table-cell>
              <table:table-cell office:value-type="float" office:value="7.60794745904782">
                <text:p>7.60794745904782</text:p>
              </table:table-cell>
              <table:table-cell office:value-type="float" office:value="0.843976767606727">
                <text:p>0.843976767606727</text:p>
              </table:table-cell>
              <table:table-cell office:value-type="float" office:value="7.66048047297409">
                <text:p>7.6604804729740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895250260829925">
                <text:p>0.895250260829925</text:p>
              </table:table-cell>
              <table:table-cell office:value-type="float" office:value="7.60629606535264">
                <text:p>7.60629606535264</text:p>
              </table:table-cell>
              <table:table-cell office:value-type="float" office:value="1.27133622048848">
                <text:p>1.27133622048848</text:p>
              </table:table-cell>
              <table:table-cell office:value-type="float" office:value="7.65877247243088">
                <text:p>7.658772472430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.22593021392822">
                <text:p>1.22593021392822</text:p>
              </table:table-cell>
              <table:table-cell office:value-type="float" office:value="7.60472808380501">
                <text:p>7.60472808380501</text:p>
              </table:table-cell>
              <table:table-cell office:value-type="float" office:value="1.0281296468015">
                <text:p>1.0281296468015</text:p>
              </table:table-cell>
              <table:table-cell office:value-type="float" office:value="7.65738552541438">
                <text:p>7.657385525414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.5050927400589">
                <text:p>1.5050927400589</text:p>
              </table:table-cell>
              <table:table-cell office:value-type="float" office:value="7.60387520605725">
                <text:p>7.60387520605725</text:p>
              </table:table-cell>
              <table:table-cell office:value-type="float" office:value="18.348427730083">
                <text:p>18.348427730083</text:p>
              </table:table-cell>
              <table:table-cell office:value-type="float" office:value="7.66484348915182">
                <text:p>7.664843489151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8.62943840026856">
                <text:p>8.62943840026856</text:p>
              </table:table-cell>
              <table:table-cell office:value-type="float" office:value="7.60507305068552">
                <text:p>7.60507305068552</text:p>
              </table:table-cell>
              <table:table-cell office:value-type="float" office:value="0.7534942360131">
                <text:p>0.7534942360131</text:p>
              </table:table-cell>
              <table:table-cell office:value-type="float" office:value="7.66128595953821">
                <text:p>7.661285959538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.09131574630737">
                <text:p>2.09131574630737</text:p>
              </table:table-cell>
              <table:table-cell office:value-type="float" office:value="7.60546448187295">
                <text:p>7.60546448187295</text:p>
              </table:table-cell>
              <table:table-cell office:value-type="float" office:value="1.00923879908149">
                <text:p>1.00923879908149</text:p>
              </table:table-cell>
              <table:table-cell office:value-type="float" office:value="7.66004814593715">
                <text:p>7.6600481459371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11141657829285">
                <text:p>1.11141657829285</text:p>
              </table:table-cell>
              <table:table-cell office:value-type="float" office:value="7.60477764231414">
                <text:p>7.60477764231414</text:p>
              </table:table-cell>
              <table:table-cell office:value-type="float" office:value="0.878084808608576">
                <text:p>0.878084808608576</text:p>
              </table:table-cell>
              <table:table-cell office:value-type="float" office:value="7.65905760463289">
                <text:p>7.659057604632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924220323562622">
                <text:p>0.924220323562622</text:p>
              </table:table-cell>
              <table:table-cell office:value-type="float" office:value="7.60339952605976">
                <text:p>7.60339952605976</text:p>
              </table:table-cell>
              <table:table-cell office:value-type="float" office:value="0.946630693342572">
                <text:p>0.946630693342572</text:p>
              </table:table-cell>
              <table:table-cell office:value-type="float" office:value="7.65693577769654">
                <text:p>7.656935777696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.12256991863251">
                <text:p>1.12256991863251</text:p>
              </table:table-cell>
              <table:table-cell office:value-type="float" office:value="7.60307272666143">
                <text:p>7.60307272666143</text:p>
              </table:table-cell>
              <table:table-cell office:value-type="float" office:value="0.83318686568087">
                <text:p>0.83318686568087</text:p>
              </table:table-cell>
              <table:table-cell office:value-type="float" office:value="7.65678897791809">
                <text:p>7.6567889779180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.06197202205658">
                <text:p>1.06197202205658</text:p>
              </table:table-cell>
              <table:table-cell office:value-type="float" office:value="7.60161301119333">
                <text:p>7.60161301119333</text:p>
              </table:table-cell>
              <table:table-cell office:value-type="float" office:value="1.05875852388657">
                <text:p>1.05875852388657</text:p>
              </table:table-cell>
              <table:table-cell office:value-type="float" office:value="7.65624109446922">
                <text:p>7.6562410944692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.18156325817108">
                <text:p>1.18156325817108</text:p>
              </table:table-cell>
              <table:table-cell office:value-type="float" office:value="7.59822633619777">
                <text:p>7.59822633619777</text:p>
              </table:table-cell>
              <table:table-cell office:value-type="float" office:value="1.98070565495423">
                <text:p>1.98070565495423</text:p>
              </table:table-cell>
              <table:table-cell office:value-type="float" office:value="7.65320103468456">
                <text:p>7.653201034684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.05558919906616">
                <text:p>1.05558919906616</text:p>
              </table:table-cell>
              <table:table-cell office:value-type="float" office:value="7.59573494882337">
                <text:p>7.59573494882337</text:p>
              </table:table-cell>
              <table:table-cell office:value-type="float" office:value="0.510363242118478">
                <text:p>0.510363242118478</text:p>
              </table:table-cell>
              <table:table-cell office:value-type="float" office:value="7.6499269013007">
                <text:p>7.649926901300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.8279767036438">
                <text:p>2.8279767036438</text:p>
              </table:table-cell>
              <table:table-cell office:value-type="float" office:value="7.59541397821171">
                <text:p>7.59541397821171</text:p>
              </table:table-cell>
              <table:table-cell office:value-type="float" office:value="0.936825822185617">
                <text:p>0.936825822185617</text:p>
              </table:table-cell>
              <table:table-cell office:value-type="float" office:value="7.64989991544136">
                <text:p>7.6498999154413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838076949119568">
                <text:p>0.838076949119568</text:p>
              </table:table-cell>
              <table:table-cell office:value-type="float" office:value="7.5942351479161">
                <text:p>7.5942351479161</text:p>
              </table:table-cell>
              <table:table-cell office:value-type="float" office:value="0.670621935667338">
                <text:p>0.670621935667338</text:p>
              </table:table-cell>
              <table:table-cell office:value-type="float" office:value="7.64865061534497">
                <text:p>7.648650615344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826902806758881">
                <text:p>0.826902806758881</text:p>
              </table:table-cell>
              <table:table-cell office:value-type="float" office:value="7.59312691044299">
                <text:p>7.59312691044299</text:p>
              </table:table-cell>
              <table:table-cell office:value-type="float" office:value="0.794019300602493">
                <text:p>0.794019300602493</text:p>
              </table:table-cell>
              <table:table-cell office:value-type="float" office:value="7.648456489527">
                <text:p>7.6484564895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.03338253498077">
                <text:p>1.03338253498077</text:p>
              </table:table-cell>
              <table:table-cell office:value-type="float" office:value="7.59185293502459">
                <text:p>7.59185293502459</text:p>
              </table:table-cell>
              <table:table-cell office:value-type="float" office:value="5.89831570466986">
                <text:p>5.89831570466986</text:p>
              </table:table-cell>
              <table:table-cell office:value-type="float" office:value="7.65069842965428">
                <text:p>7.650698429654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.09579288959503">
                <text:p>1.09579288959503</text:p>
              </table:table-cell>
              <table:table-cell office:value-type="float" office:value="7.59068408432991">
                <text:p>7.59068408432991</text:p>
              </table:table-cell>
              <table:table-cell office:value-type="float" office:value="1.3671551065418">
                <text:p>1.3671551065418</text:p>
              </table:table-cell>
              <table:table-cell office:value-type="float" office:value="7.65085877714048">
                <text:p>7.650858777140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990937769412994">
                <text:p>0.990937769412994</text:p>
              </table:table-cell>
              <table:table-cell office:value-type="float" office:value="7.58927267849944">
                <text:p>7.58927267849944</text:p>
              </table:table-cell>
              <table:table-cell office:value-type="float" office:value="1.05535011905692">
                <text:p>1.05535011905692</text:p>
              </table:table-cell>
              <table:table-cell office:value-type="float" office:value="7.65045509390585">
                <text:p>7.6504550939058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07661759853363">
                <text:p>1.07661759853363</text:p>
              </table:table-cell>
              <table:table-cell office:value-type="float" office:value="7.58676043445712">
                <text:p>7.58676043445712</text:p>
              </table:table-cell>
              <table:table-cell office:value-type="float" office:value="0.769660000017378">
                <text:p>0.769660000017378</text:p>
              </table:table-cell>
              <table:table-cell office:value-type="float" office:value="7.64860053231746">
                <text:p>7.648600532317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.21646881103516">
                <text:p>1.21646881103516</text:p>
              </table:table-cell>
              <table:table-cell office:value-type="float" office:value="7.58553531940239">
                <text:p>7.58553531940239</text:p>
              </table:table-cell>
              <table:table-cell office:value-type="float" office:value="1.72851916021927">
                <text:p>1.72851916021927</text:p>
              </table:table-cell>
              <table:table-cell office:value-type="float" office:value="7.64885185700992">
                <text:p>7.6488518570099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.16315531730652">
                <text:p>1.16315531730652</text:p>
              </table:table-cell>
              <table:table-cell office:value-type="float" office:value="7.5835726560443">
                <text:p>7.5835726560443</text:p>
              </table:table-cell>
              <table:table-cell office:value-type="float" office:value="0.700046578421501">
                <text:p>0.700046578421501</text:p>
              </table:table-cell>
              <table:table-cell office:value-type="float" office:value="7.64664490444591">
                <text:p>7.6466449044459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949062168598175">
                <text:p>0.949062168598175</text:p>
              </table:table-cell>
              <table:table-cell office:value-type="float" office:value="7.58223576077203">
                <text:p>7.58223576077203</text:p>
              </table:table-cell>
              <table:table-cell office:value-type="float" office:value="0.875716290848734">
                <text:p>0.875716290848734</text:p>
              </table:table-cell>
              <table:table-cell office:value-type="float" office:value="7.64460630136172">
                <text:p>7.6446063013617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52816212177277">
                <text:p>1.52816212177277</text:p>
              </table:table-cell>
              <table:table-cell office:value-type="float" office:value="7.58143790541035">
                <text:p>7.58143790541035</text:p>
              </table:table-cell>
              <table:table-cell office:value-type="float" office:value="0.856736952712008">
                <text:p>0.856736952712008</text:p>
              </table:table-cell>
              <table:table-cell office:value-type="float" office:value="7.64423468569665">
                <text:p>7.6442346856966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.08417224884033">
                <text:p>1.08417224884033</text:p>
              </table:table-cell>
              <table:table-cell office:value-type="float" office:value="7.5796408661949">
                <text:p>7.5796408661949</text:p>
              </table:table-cell>
              <table:table-cell office:value-type="float" office:value="1.35393274324878">
                <text:p>1.35393274324878</text:p>
              </table:table-cell>
              <table:table-cell office:value-type="float" office:value="7.6429858071364">
                <text:p>7.642985807136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967720210552216">
                <text:p>0.967720210552216</text:p>
              </table:table-cell>
              <table:table-cell office:value-type="float" office:value="7.57827443666656">
                <text:p>7.57827443666656</text:p>
              </table:table-cell>
              <table:table-cell office:value-type="float" office:value="0.371625284929649">
                <text:p>0.371625284929649</text:p>
              </table:table-cell>
              <table:table-cell office:value-type="float" office:value="7.63953256401413">
                <text:p>7.639532564014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955065667629242">
                <text:p>0.955065667629242</text:p>
              </table:table-cell>
              <table:table-cell office:value-type="float" office:value="7.57553045514329">
                <text:p>7.57553045514329</text:p>
              </table:table-cell>
              <table:table-cell office:value-type="float" office:value="0.575609437237348">
                <text:p>0.575609437237348</text:p>
              </table:table-cell>
              <table:table-cell office:value-type="float" office:value="7.63606435895208">
                <text:p>7.636064358952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885815620422363">
                <text:p>0.885815620422363</text:p>
              </table:table-cell>
              <table:table-cell office:value-type="float" office:value="7.57476818114208">
                <text:p>7.57476818114208</text:p>
              </table:table-cell>
              <table:table-cell office:value-type="float" office:value="0.778068916842278">
                <text:p>0.778068916842278</text:p>
              </table:table-cell>
              <table:table-cell office:value-type="float" office:value="7.63566653541906">
                <text:p>7.635666535419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.27681922912598">
                <text:p>8.27681922912598</text:p>
              </table:table-cell>
              <table:table-cell office:value-type="float" office:value="7.5747883191144">
                <text:p>7.5747883191144</text:p>
              </table:table-cell>
              <table:table-cell office:value-type="float" office:value="0.437576882208811">
                <text:p>0.437576882208811</text:p>
              </table:table-cell>
              <table:table-cell office:value-type="float" office:value="7.63176257741574">
                <text:p>7.6317625774157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.42153668403626">
                <text:p>1.42153668403626</text:p>
              </table:table-cell>
              <table:table-cell office:value-type="float" office:value="7.57201170586732">
                <text:p>7.57201170586732</text:p>
              </table:table-cell>
              <table:table-cell office:value-type="float" office:value="0.611690199476439">
                <text:p>0.611690199476439</text:p>
              </table:table-cell>
              <table:table-cell office:value-type="float" office:value="7.62713365662127">
                <text:p>7.6271336566212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.6790342330933">
                <text:p>10.6790342330933</text:p>
              </table:table-cell>
              <table:table-cell office:value-type="float" office:value="7.57907834774361">
                <text:p>7.57907834774361</text:p>
              </table:table-cell>
              <table:table-cell office:value-type="float" office:value="0.597213122973598">
                <text:p>0.597213122973598</text:p>
              </table:table-cell>
              <table:table-cell office:value-type="float" office:value="7.62295561398992">
                <text:p>7.6229556139899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.35305738449097">
                <text:p>1.35305738449097</text:p>
              </table:table-cell>
              <table:table-cell office:value-type="float" office:value="7.57979992144633">
                <text:p>7.57979992144633</text:p>
              </table:table-cell>
              <table:table-cell office:value-type="float" office:value="11.0075952218653">
                <text:p>11.0075952218653</text:p>
              </table:table-cell>
              <table:table-cell office:value-type="float" office:value="7.62727965312762">
                <text:p>7.627279653127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1094685792923">
                <text:p>1.1094685792923</text:p>
              </table:table-cell>
              <table:table-cell office:value-type="float" office:value="7.57932663923424">
                <text:p>7.57932663923424</text:p>
              </table:table-cell>
              <table:table-cell office:value-type="float" office:value="0.801769387712466">
                <text:p>0.801769387712466</text:p>
              </table:table-cell>
              <table:table-cell office:value-type="float" office:value="7.62635567006621">
                <text:p>7.6263556700662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.24162113666534">
                <text:p>1.24162113666534</text:p>
              </table:table-cell>
              <table:table-cell office:value-type="float" office:value="7.57931473984919">
                <text:p>7.57931473984919</text:p>
              </table:table-cell>
              <table:table-cell office:value-type="float" office:value="0.906070775608462">
                <text:p>0.906070775608462</text:p>
              </table:table-cell>
              <table:table-cell office:value-type="float" office:value="7.62572752867213">
                <text:p>7.625727528672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82193768024445">
                <text:p>0.982193768024445</text:p>
              </table:table-cell>
              <table:table-cell office:value-type="float" office:value="7.5777129162648">
                <text:p>7.5777129162648</text:p>
              </table:table-cell>
              <table:table-cell office:value-type="float" office:value="0.828606087503161">
                <text:p>0.828606087503161</text:p>
              </table:table-cell>
              <table:table-cell office:value-type="float" office:value="7.62518641972182">
                <text:p>7.6251864197218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903955042362213">
                <text:p>0.903955042362213</text:p>
              </table:table-cell>
              <table:table-cell office:value-type="float" office:value="7.57391108803362">
                <text:p>7.57391108803362</text:p>
              </table:table-cell>
              <table:table-cell office:value-type="float" office:value="1.11591468906106">
                <text:p>1.11591468906106</text:p>
              </table:table-cell>
              <table:table-cell office:value-type="float" office:value="7.62597346305677">
                <text:p>7.6259734630567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62230777740479">
                <text:p>8.62230777740479</text:p>
              </table:table-cell>
              <table:table-cell office:value-type="float" office:value="7.57469655770188">
                <text:p>7.57469655770188</text:p>
              </table:table-cell>
              <table:table-cell office:value-type="float" office:value="0.663333694282672">
                <text:p>0.663333694282672</text:p>
              </table:table-cell>
              <table:table-cell office:value-type="float" office:value="7.62568328056888">
                <text:p>7.6256832805688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.05214321613312">
                <text:p>1.05214321613312</text:p>
              </table:table-cell>
              <table:table-cell office:value-type="float" office:value="7.57383866844407">
                <text:p>7.57383866844407</text:p>
              </table:table-cell>
              <table:table-cell office:value-type="float" office:value="0.66333613234049">
                <text:p>0.66333613234049</text:p>
              </table:table-cell>
              <table:table-cell office:value-type="float" office:value="7.62532298375183">
                <text:p>7.625322983751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.07099032402039">
                <text:p>1.07099032402039</text:p>
              </table:table-cell>
              <table:table-cell office:value-type="float" office:value="7.57215524223896">
                <text:p>7.57215524223896</text:p>
              </table:table-cell>
              <table:table-cell office:value-type="float" office:value="0.919177719027957">
                <text:p>0.919177719027957</text:p>
              </table:table-cell>
              <table:table-cell office:value-type="float" office:value="7.62468056206637">
                <text:p>7.624680562066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82567477226257">
                <text:p>2.82567477226257</text:p>
              </table:table-cell>
              <table:table-cell office:value-type="float" office:value="7.57164606067425">
                <text:p>7.57164606067425</text:p>
              </table:table-cell>
              <table:table-cell office:value-type="float" office:value="0.594855077780293">
                <text:p>0.594855077780293</text:p>
              </table:table-cell>
              <table:table-cell office:value-type="float" office:value="7.62363382764244">
                <text:p>7.623633827642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799839198589325">
                <text:p>0.799839198589325</text:p>
              </table:table-cell>
              <table:table-cell office:value-type="float" office:value="7.57109342235515">
                <text:p>7.57109342235515</text:p>
              </table:table-cell>
              <table:table-cell office:value-type="float" office:value="0.755931961368732">
                <text:p>0.755931961368732</text:p>
              </table:table-cell>
              <table:table-cell office:value-type="float" office:value="7.62244312935295">
                <text:p>7.622443129352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.08739638328552">
                <text:p>1.08739638328552</text:p>
              </table:table-cell>
              <table:table-cell office:value-type="float" office:value="7.56931671203934">
                <text:p>7.56931671203934</text:p>
              </table:table-cell>
              <table:table-cell office:value-type="float" office:value="0.67651848932113">
                <text:p>0.67651848932113</text:p>
              </table:table-cell>
              <table:table-cell office:value-type="float" office:value="7.61824470017686">
                <text:p>7.6182447001768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.06207060813904">
                <text:p>1.06207060813904</text:p>
              </table:table-cell>
              <table:table-cell office:value-type="float" office:value="7.56873109750413">
                <text:p>7.56873109750413</text:p>
              </table:table-cell>
              <table:table-cell office:value-type="float" office:value="0.682827961312654">
                <text:p>0.682827961312654</text:p>
              </table:table-cell>
              <table:table-cell office:value-type="float" office:value="7.61486459951945">
                <text:p>7.614864599519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.14112544059753">
                <text:p>1.14112544059753</text:p>
              </table:table-cell>
              <table:table-cell office:value-type="float" office:value="7.56717621567274">
                <text:p>7.56717621567274</text:p>
              </table:table-cell>
              <table:table-cell office:value-type="float" office:value="0.887900872667332">
                <text:p>0.887900872667332</text:p>
              </table:table-cell>
              <table:table-cell office:value-type="float" office:value="7.61460062065117">
                <text:p>7.614600620651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.6703839302063">
                <text:p>1.6703839302063</text:p>
              </table:table-cell>
              <table:table-cell office:value-type="float" office:value="7.56676276708299">
                <text:p>7.56676276708299</text:p>
              </table:table-cell>
              <table:table-cell office:value-type="float" office:value="0.924821379593531">
                <text:p>0.924821379593531</text:p>
              </table:table-cell>
              <table:table-cell office:value-type="float" office:value="7.61407768947084">
                <text:p>7.614077689470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859826445579529">
                <text:p>0.859826445579529</text:p>
              </table:table-cell>
              <table:table-cell office:value-type="float" office:value="7.56365527750057">
                <text:p>7.56365527750057</text:p>
              </table:table-cell>
              <table:table-cell office:value-type="float" office:value="0.924821379593531">
                <text:p>0.924821379593531</text:p>
              </table:table-cell>
              <table:table-cell office:value-type="float" office:value="7.61351935144709">
                <text:p>7.6135193514470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.31960666179657">
                <text:p>1.31960666179657</text:p>
              </table:table-cell>
              <table:table-cell office:value-type="float" office:value="7.56132567117815">
                <text:p>7.56132567117815</text:p>
              </table:table-cell>
              <table:table-cell office:value-type="float" office:value="0.924821379593531">
                <text:p>0.924821379593531</text:p>
              </table:table-cell>
              <table:table-cell office:value-type="float" office:value="7.61278419049999">
                <text:p>7.6127841904999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887145936489105">
                <text:p>0.887145936489105</text:p>
              </table:table-cell>
              <table:table-cell office:value-type="float" office:value="7.55995124242231">
                <text:p>7.55995124242231</text:p>
              </table:table-cell>
              <table:table-cell office:value-type="float" office:value="0.675581721014945">
                <text:p>0.675581721014945</text:p>
              </table:table-cell>
              <table:table-cell office:value-type="float" office:value="7.60958388675284">
                <text:p>7.609583886752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887145936489105">
                <text:p>0.887145936489105</text:p>
              </table:table-cell>
              <table:table-cell office:value-type="float" office:value="7.55841287963892">
                <text:p>7.55841287963892</text:p>
              </table:table-cell>
              <table:table-cell office:value-type="float" office:value="0.637810553551863">
                <text:p>0.637810553551863</text:p>
              </table:table-cell>
              <table:table-cell office:value-type="float" office:value="7.60723908241988">
                <text:p>7.607239082419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.17823266983032">
                <text:p>1.17823266983032</text:p>
              </table:table-cell>
              <table:table-cell office:value-type="float" office:value="7.55867195677951">
                <text:p>7.55867195677951</text:p>
              </table:table-cell>
              <table:table-cell office:value-type="float" office:value="0.637321279676102">
                <text:p>0.637321279676102</text:p>
              </table:table-cell>
              <table:table-cell office:value-type="float" office:value="7.60494172559321">
                <text:p>7.604941725593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.99667072296143">
                <text:p>9.99667072296143</text:p>
              </table:table-cell>
              <table:table-cell office:value-type="float" office:value="7.5609451467936">
                <text:p>7.5609451467936</text:p>
              </table:table-cell>
              <table:table-cell office:value-type="float" office:value="1.61354378896459">
                <text:p>1.61354378896459</text:p>
              </table:table-cell>
              <table:table-cell office:value-type="float" office:value="7.60515751226567">
                <text:p>7.605157512265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03213655948639">
                <text:p>1.03213655948639</text:p>
              </table:table-cell>
              <table:table-cell office:value-type="float" office:value="7.56052132527126">
                <text:p>7.56052132527126</text:p>
              </table:table-cell>
              <table:table-cell office:value-type="float" office:value="1.03716187527175">
                <text:p>1.03716187527175</text:p>
              </table:table-cell>
              <table:table-cell office:value-type="float" office:value="7.60486959141252">
                <text:p>7.6048695914125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897513449192047">
                <text:p>0.897513449192047</text:p>
              </table:table-cell>
              <table:table-cell office:value-type="float" office:value="7.55944939874416">
                <text:p>7.55944939874416</text:p>
              </table:table-cell>
              <table:table-cell office:value-type="float" office:value="0.928578925384808">
                <text:p>0.928578925384808</text:p>
              </table:table-cell>
              <table:table-cell office:value-type="float" office:value="7.60385640326047">
                <text:p>7.6038564032604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3926602602005">
                <text:p>1.3926602602005</text:p>
              </table:table-cell>
              <table:table-cell office:value-type="float" office:value="7.55936469089227">
                <text:p>7.55936469089227</text:p>
              </table:table-cell>
              <table:table-cell office:value-type="float" office:value="8.52419750748594">
                <text:p>8.52419750748594</text:p>
              </table:table-cell>
              <table:table-cell office:value-type="float" office:value="7.60829660372168">
                <text:p>7.6082966037216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85067558288574">
                <text:p>1.85067558288574</text:p>
              </table:table-cell>
              <table:table-cell office:value-type="float" office:value="7.55837751468322">
                <text:p>7.55837751468322</text:p>
              </table:table-cell>
              <table:table-cell office:value-type="float" office:value="1.61098815026721">
                <text:p>1.61098815026721</text:p>
              </table:table-cell>
              <table:table-cell office:value-type="float" office:value="7.6090499302715">
                <text:p>7.609049930271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64485239982605">
                <text:p>3.64485239982605</text:p>
              </table:table-cell>
              <table:table-cell office:value-type="float" office:value="7.56276557741262">
                <text:p>7.56276557741262</text:p>
              </table:table-cell>
              <table:table-cell office:value-type="float" office:value="0.587858405946505">
                <text:p>0.587858405946505</text:p>
              </table:table-cell>
              <table:table-cell office:value-type="float" office:value="7.60648675231155">
                <text:p>7.606486752311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.48215508460999">
                <text:p>1.48215508460999</text:p>
              </table:table-cell>
              <table:table-cell office:value-type="float" office:value="7.56293521242869">
                <text:p>7.56293521242869</text:p>
              </table:table-cell>
              <table:table-cell office:value-type="float" office:value="0.910735555960084">
                <text:p>0.910735555960084</text:p>
              </table:table-cell>
              <table:table-cell office:value-type="float" office:value="7.60610524818146">
                <text:p>7.6061052481814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.01907753944397">
                <text:p>1.01907753944397</text:p>
              </table:table-cell>
              <table:table-cell office:value-type="float" office:value="7.56233323028944">
                <text:p>7.56233323028944</text:p>
              </table:table-cell>
              <table:table-cell office:value-type="float" office:value="0.910114183678908">
                <text:p>0.910114183678908</text:p>
              </table:table-cell>
              <table:table-cell office:value-type="float" office:value="7.6052683474395">
                <text:p>7.60526834743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820463001728058">
                <text:p>0.820463001728058</text:p>
              </table:table-cell>
              <table:table-cell office:value-type="float" office:value="7.56114407716162">
                <text:p>7.56114407716162</text:p>
              </table:table-cell>
              <table:table-cell office:value-type="float" office:value="0.857126487858848">
                <text:p>0.857126487858848</text:p>
              </table:table-cell>
              <table:table-cell office:value-type="float" office:value="7.60497021881544">
                <text:p>7.604970218815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62659156322479">
                <text:p>0.862659156322479</text:p>
              </table:table-cell>
              <table:table-cell office:value-type="float" office:value="7.55921583215094">
                <text:p>7.55921583215094</text:p>
              </table:table-cell>
              <table:table-cell office:value-type="float" office:value="0.964914021382647">
                <text:p>0.964914021382647</text:p>
              </table:table-cell>
              <table:table-cell office:value-type="float" office:value="7.60048104714648">
                <text:p>7.6004810471464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.00322926044464">
                <text:p>1.00322926044464</text:p>
              </table:table-cell>
              <table:table-cell office:value-type="float" office:value="7.55825345839203">
                <text:p>7.55825345839203</text:p>
              </table:table-cell>
              <table:table-cell office:value-type="float" office:value="0.790663480247146">
                <text:p>0.790663480247146</text:p>
              </table:table-cell>
              <table:table-cell office:value-type="float" office:value="7.60034933862794">
                <text:p>7.600349338627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845898985862732">
                <text:p>0.845898985862732</text:p>
              </table:table-cell>
              <table:table-cell office:value-type="float" office:value="7.55697259918291">
                <text:p>7.55697259918291</text:p>
              </table:table-cell>
              <table:table-cell office:value-type="float" office:value="0.896838958859562">
                <text:p>0.896838958859562</text:p>
              </table:table-cell>
              <table:table-cell office:value-type="float" office:value="7.59950020823065">
                <text:p>7.5995002082306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79121321439743">
                <text:p>0.79121321439743</text:p>
              </table:table-cell>
              <table:table-cell office:value-type="float" office:value="7.55618637682683">
                <text:p>7.55618637682683</text:p>
              </table:table-cell>
              <table:table-cell office:value-type="float" office:value="1.06235366178092">
                <text:p>1.06235366178092</text:p>
              </table:table-cell>
              <table:table-cell office:value-type="float" office:value="7.59903804745202">
                <text:p>7.599038047452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27103734016418">
                <text:p>0.827103734016418</text:p>
              </table:table-cell>
              <table:table-cell office:value-type="float" office:value="7.55545673908406">
                <text:p>7.55545673908406</text:p>
              </table:table-cell>
              <table:table-cell office:value-type="float" office:value="260.45090432671">
                <text:p>260.45090432671</text:p>
              </table:table-cell>
              <table:table-cell office:value-type="float" office:value="7.65871416443493">
                <text:p>7.6587141644349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.05319166183472">
                <text:p>1.05319166183472</text:p>
              </table:table-cell>
              <table:table-cell office:value-type="float" office:value="7.55469424194712">
                <text:p>7.55469424194712</text:p>
              </table:table-cell>
              <table:table-cell office:value-type="float" office:value="0.797579197479293">
                <text:p>0.797579197479293</text:p>
              </table:table-cell>
              <table:table-cell office:value-type="float" office:value="7.65853522952757">
                <text:p>7.658535229527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.04349970817566">
                <text:p>1.04349970817566</text:p>
              </table:table-cell>
              <table:table-cell office:value-type="float" office:value="7.55206098801481">
                <text:p>7.55206098801481</text:p>
              </table:table-cell>
              <table:table-cell office:value-type="float" office:value="0.8862178370272">
                <text:p>0.8862178370272</text:p>
              </table:table-cell>
              <table:table-cell office:value-type="float" office:value="7.65833052343092">
                <text:p>7.6583305234309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.19168698787689">
                <text:p>1.19168698787689</text:p>
              </table:table-cell>
              <table:table-cell office:value-type="float" office:value="7.54922320059638">
                <text:p>7.54922320059638</text:p>
              </table:table-cell>
              <table:table-cell office:value-type="float" office:value="0.905658355964375">
                <text:p>0.905658355964375</text:p>
              </table:table-cell>
              <table:table-cell office:value-type="float" office:value="7.65761082706296">
                <text:p>7.6576108270629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.04966485500336">
                <text:p>1.04966485500336</text:p>
              </table:table-cell>
              <table:table-cell office:value-type="float" office:value="7.5480382509249">
                <text:p>7.5480382509249</text:p>
              </table:table-cell>
              <table:table-cell office:value-type="float" office:value="0.704393081407055">
                <text:p>0.704393081407055</text:p>
              </table:table-cell>
              <table:table-cell office:value-type="float" office:value="7.65669817051267">
                <text:p>7.656698170512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.27086842060089">
                <text:p>1.27086842060089</text:p>
              </table:table-cell>
              <table:table-cell office:value-type="float" office:value="7.54793545278655">
                <text:p>7.54793545278655</text:p>
              </table:table-cell>
              <table:table-cell office:value-type="float" office:value="1.01998276578164">
                <text:p>1.01998276578164</text:p>
              </table:table-cell>
              <table:table-cell office:value-type="float" office:value="7.65595750371031">
                <text:p>7.655957503710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.3390349149704">
                <text:p>1.3390349149704</text:p>
              </table:table-cell>
              <table:table-cell office:value-type="float" office:value="7.54671068539337">
                <text:p>7.54671068539337</text:p>
              </table:table-cell>
              <table:table-cell office:value-type="float" office:value="0.93297369083308">
                <text:p>0.93297369083308</text:p>
              </table:table-cell>
              <table:table-cell office:value-type="float" office:value="7.6548838094683">
                <text:p>7.65488380946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692645192146301">
                <text:p>0.692645192146301</text:p>
              </table:table-cell>
              <table:table-cell office:value-type="float" office:value="7.54485968516012">
                <text:p>7.54485968516012</text:p>
              </table:table-cell>
              <table:table-cell office:value-type="float" office:value="0.920463018781316">
                <text:p>0.920463018781316</text:p>
              </table:table-cell>
              <table:table-cell office:value-type="float" office:value="7.65415424947477">
                <text:p>7.654154249474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.0143518447876">
                <text:p>5.0143518447876</text:p>
              </table:table-cell>
              <table:table-cell office:value-type="float" office:value="7.54683662315856">
                <text:p>7.54683662315856</text:p>
              </table:table-cell>
              <table:table-cell office:value-type="float" office:value="0.892366452613137">
                <text:p>0.892366452613137</text:p>
              </table:table-cell>
              <table:table-cell office:value-type="float" office:value="7.65421805227353">
                <text:p>7.654218052273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.68388271331787">
                <text:p>1.68388271331787</text:p>
              </table:table-cell>
              <table:table-cell office:value-type="float" office:value="7.54698381911018">
                <text:p>7.54698381911018</text:p>
              </table:table-cell>
              <table:table-cell office:value-type="float" office:value="1.08241211755417">
                <text:p>1.08241211755417</text:p>
              </table:table-cell>
              <table:table-cell office:value-type="float" office:value="7.65392320424176">
                <text:p>7.6539232042417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94315993785858">
                <text:p>0.794315993785858</text:p>
              </table:table-cell>
              <table:table-cell office:value-type="float" office:value="7.54614774297264">
                <text:p>7.54614774297264</text:p>
              </table:table-cell>
              <table:table-cell office:value-type="float" office:value="1.57563476041398">
                <text:p>1.57563476041398</text:p>
              </table:table-cell>
              <table:table-cell office:value-type="float" office:value="7.65342553510046">
                <text:p>7.653425535100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09619927406311">
                <text:p>3.09619927406311</text:p>
              </table:table-cell>
              <table:table-cell office:value-type="float" office:value="7.54814394775154">
                <text:p>7.54814394775154</text:p>
              </table:table-cell>
              <table:table-cell office:value-type="float" office:value="0.870059276375566">
                <text:p>0.870059276375566</text:p>
              </table:table-cell>
              <table:table-cell office:value-type="float" office:value="7.65348535434797">
                <text:p>7.653485354347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40326035022736">
                <text:p>0.940326035022736</text:p>
              </table:table-cell>
              <table:table-cell office:value-type="float" office:value="7.54664318967578">
                <text:p>7.54664318967578</text:p>
              </table:table-cell>
              <table:table-cell office:value-type="float" office:value="0.86077831059747">
                <text:p>0.86077831059747</text:p>
              </table:table-cell>
              <table:table-cell office:value-type="float" office:value="7.65288040080974">
                <text:p>7.6528804008097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.11369478702545">
                <text:p>1.11369478702545</text:p>
              </table:table-cell>
              <table:table-cell office:value-type="float" office:value="7.54607324176663">
                <text:p>7.54607324176663</text:p>
              </table:table-cell>
              <table:table-cell office:value-type="float" office:value="0.943296538455563">
                <text:p>0.943296538455563</text:p>
              </table:table-cell>
              <table:table-cell office:value-type="float" office:value="7.65261691261419">
                <text:p>7.652616912614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643852293491364">
                <text:p>0.643852293491364</text:p>
              </table:table-cell>
              <table:table-cell office:value-type="float" office:value="7.54352032962987">
                <text:p>7.54352032962987</text:p>
              </table:table-cell>
              <table:table-cell office:value-type="float" office:value="1.07555640979059">
                <text:p>1.07555640979059</text:p>
              </table:table-cell>
              <table:table-cell office:value-type="float" office:value="7.65259400797393">
                <text:p>7.6525940079739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.01805734634399">
                <text:p>1.01805734634399</text:p>
              </table:table-cell>
              <table:table-cell office:value-type="float" office:value="7.54137452197362">
                <text:p>7.54137452197362</text:p>
              </table:table-cell>
              <table:table-cell office:value-type="float" office:value="0.958152732949112">
                <text:p>0.958152732949112</text:p>
              </table:table-cell>
              <table:table-cell office:value-type="float" office:value="7.65138720034316">
                <text:p>7.651387200343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988457679748535">
                <text:p>0.988457679748535</text:p>
              </table:table-cell>
              <table:table-cell office:value-type="float" office:value="7.54087858656908">
                <text:p>7.54087858656908</text:p>
              </table:table-cell>
              <table:table-cell office:value-type="float" office:value="0.667643238528121">
                <text:p>0.667643238528121</text:p>
              </table:table-cell>
              <table:table-cell office:value-type="float" office:value="7.64958905014485">
                <text:p>7.6495890501448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36303532123566">
                <text:p>0.836303532123566</text:p>
              </table:table-cell>
              <table:table-cell office:value-type="float" office:value="7.53945792438605">
                <text:p>7.53945792438605</text:p>
              </table:table-cell>
              <table:table-cell office:value-type="float" office:value="0.575330722900419">
                <text:p>0.575330722900419</text:p>
              </table:table-cell>
              <table:table-cell office:value-type="float" office:value="7.64751235024383">
                <text:p>7.6475123502438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.03412771224976">
                <text:p>1.03412771224976</text:p>
              </table:table-cell>
              <table:table-cell office:value-type="float" office:value="7.53944642806659">
                <text:p>7.53944642806659</text:p>
              </table:table-cell>
              <table:table-cell office:value-type="float" office:value="0.603979342933174">
                <text:p>0.603979342933174</text:p>
              </table:table-cell>
              <table:table-cell office:value-type="float" office:value="7.64626553275462">
                <text:p>7.646265532754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911309480667114">
                <text:p>0.911309480667114</text:p>
              </table:table-cell>
              <table:table-cell office:value-type="float" office:value="7.53797754297094">
                <text:p>7.53797754297094</text:p>
              </table:table-cell>
              <table:table-cell office:value-type="float" office:value="0.437742393088414">
                <text:p>0.437742393088414</text:p>
              </table:table-cell>
              <table:table-cell office:value-type="float" office:value="7.64209687438765">
                <text:p>7.642096874387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994627177715302">
                <text:p>0.994627177715302</text:p>
              </table:table-cell>
              <table:table-cell office:value-type="float" office:value="7.53775374118959">
                <text:p>7.53775374118959</text:p>
              </table:table-cell>
              <table:table-cell office:value-type="float" office:value="0.511047782261304">
                <text:p>0.511047782261304</text:p>
              </table:table-cell>
              <table:table-cell office:value-type="float" office:value="7.64160236549445">
                <text:p>7.6416023654944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.36087274551392">
                <text:p>1.36087274551392</text:p>
              </table:table-cell>
              <table:table-cell office:value-type="float" office:value="7.53760543088404">
                <text:p>7.53760543088404</text:p>
              </table:table-cell>
              <table:table-cell office:value-type="float" office:value="0.660798889897557">
                <text:p>0.660798889897557</text:p>
              </table:table-cell>
              <table:table-cell office:value-type="float" office:value="7.63964737563307">
                <text:p>7.6396473756330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869392871856689">
                <text:p>0.869392871856689</text:p>
              </table:table-cell>
              <table:table-cell office:value-type="float" office:value="7.53736827109088">
                <text:p>7.53736827109088</text:p>
              </table:table-cell>
              <table:table-cell office:value-type="float" office:value="0.861846567794615">
                <text:p>0.861846567794615</text:p>
              </table:table-cell>
              <table:table-cell office:value-type="float" office:value="7.63888629439586">
                <text:p>7.6388862943958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09151983261108">
                <text:p>1.09151983261108</text:p>
              </table:table-cell>
              <table:table-cell office:value-type="float" office:value="7.53646115675764">
                <text:p>7.53646115675764</text:p>
              </table:table-cell>
              <table:table-cell office:value-type="float" office:value="1.03649429071284">
                <text:p>1.03649429071284</text:p>
              </table:table-cell>
              <table:table-cell office:value-type="float" office:value="7.63938348374002">
                <text:p>7.6393834837400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.09151983261108">
                <text:p>1.09151983261108</text:p>
              </table:table-cell>
              <table:table-cell office:value-type="float" office:value="7.53415289494556">
                <text:p>7.53415289494556</text:p>
              </table:table-cell>
              <table:table-cell office:value-type="float" office:value="0.80714214680821">
                <text:p>0.80714214680821</text:p>
              </table:table-cell>
              <table:table-cell office:value-type="float" office:value="7.63922741642979">
                <text:p>7.639227416429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16154360771179">
                <text:p>1.16154360771179</text:p>
              </table:table-cell>
              <table:table-cell office:value-type="float" office:value="7.53277449703857">
                <text:p>7.53277449703857</text:p>
              </table:table-cell>
              <table:table-cell office:value-type="float" office:value="0.852636693566077">
                <text:p>0.852636693566077</text:p>
              </table:table-cell>
              <table:table-cell office:value-type="float" office:value="7.63899797255779">
                <text:p>7.6389979725577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06788969039917">
                <text:p>1.06788969039917</text:p>
              </table:table-cell>
              <table:table-cell office:value-type="float" office:value="7.53128298453055">
                <text:p>7.53128298453055</text:p>
              </table:table-cell>
              <table:table-cell office:value-type="float" office:value="0.632442338109326">
                <text:p>0.632442338109326</text:p>
              </table:table-cell>
              <table:table-cell office:value-type="float" office:value="7.63580299876471">
                <text:p>7.6358029987647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866186678409576">
                <text:p>0.866186678409576</text:p>
              </table:table-cell>
              <table:table-cell office:value-type="float" office:value="7.52886632802656">
                <text:p>7.52886632802656</text:p>
              </table:table-cell>
              <table:table-cell office:value-type="float" office:value="1.11547661439948">
                <text:p>1.11547661439948</text:p>
              </table:table-cell>
              <table:table-cell office:value-type="float" office:value="7.63394946981363">
                <text:p>7.6339494698136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881208539009094">
                <text:p>0.881208539009094</text:p>
              </table:table-cell>
              <table:table-cell office:value-type="float" office:value="7.52812239349823">
                <text:p>7.52812239349823</text:p>
              </table:table-cell>
              <table:table-cell office:value-type="float" office:value="0.767652370225014">
                <text:p>0.767652370225014</text:p>
              </table:table-cell>
              <table:table-cell office:value-type="float" office:value="7.63254504569063">
                <text:p>7.6325450456906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.64579129219055">
                <text:p>1.64579129219055</text:p>
              </table:table-cell>
              <table:table-cell office:value-type="float" office:value="7.52748672706965">
                <text:p>7.52748672706965</text:p>
              </table:table-cell>
              <table:table-cell office:value-type="float" office:value="0.808234285889892">
                <text:p>0.808234285889892</text:p>
              </table:table-cell>
              <table:table-cell office:value-type="float" office:value="7.63251011776794">
                <text:p>7.6325101177679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.27224254608154">
                <text:p>1.27224254608154</text:p>
              </table:table-cell>
              <table:table-cell office:value-type="float" office:value="7.52766330691446">
                <text:p>7.52766330691446</text:p>
              </table:table-cell>
              <table:table-cell office:value-type="float" office:value="0.925379085319412">
                <text:p>0.925379085319412</text:p>
              </table:table-cell>
              <table:table-cell office:value-type="float" office:value="7.62947851387317">
                <text:p>7.629478513873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.68903541564941">
                <text:p>1.68903541564941</text:p>
              </table:table-cell>
              <table:table-cell office:value-type="float" office:value="7.52807934151927">
                <text:p>7.52807934151927</text:p>
              </table:table-cell>
              <table:table-cell office:value-type="float" office:value="1.07207630389692">
                <text:p>1.07207630389692</text:p>
              </table:table-cell>
              <table:table-cell office:value-type="float" office:value="7.62981940017071">
                <text:p>7.6298194001707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84221196174622">
                <text:p>0.884221196174622</text:p>
              </table:table-cell>
              <table:table-cell office:value-type="float" office:value="7.52721502309325">
                <text:p>7.52721502309325</text:p>
              </table:table-cell>
              <table:table-cell office:value-type="float" office:value="1.30921034048397">
                <text:p>1.30921034048397</text:p>
              </table:table-cell>
              <table:table-cell office:value-type="float" office:value="7.62834047989458">
                <text:p>7.6283404798945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.0141487121582">
                <text:p>1.0141487121582</text:p>
              </table:table-cell>
              <table:table-cell office:value-type="float" office:value="7.52594393070078">
                <text:p>7.52594393070078</text:p>
              </table:table-cell>
              <table:table-cell office:value-type="float" office:value="0.931961564376154">
                <text:p>0.931961564376154</text:p>
              </table:table-cell>
              <table:table-cell office:value-type="float" office:value="7.62784606300041">
                <text:p>7.6278460630004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987623274326324">
                <text:p>0.987623274326324</text:p>
              </table:table-cell>
              <table:table-cell office:value-type="float" office:value="7.52381754316185">
                <text:p>7.52381754316185</text:p>
              </table:table-cell>
              <table:table-cell office:value-type="float" office:value="0.510982397983456">
                <text:p>0.510982397983456</text:p>
              </table:table-cell>
              <table:table-cell office:value-type="float" office:value="7.62241334632946">
                <text:p>7.622413346329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.0322550535202">
                <text:p>1.0322550535202</text:p>
              </table:table-cell>
              <table:table-cell office:value-type="float" office:value="7.52267956727984">
                <text:p>7.52267956727984</text:p>
              </table:table-cell>
              <table:table-cell office:value-type="float" office:value="0.256013635994855">
                <text:p>0.256013635994855</text:p>
              </table:table-cell>
              <table:table-cell office:value-type="float" office:value="7.6182817839908">
                <text:p>7.618281783990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12689185142517">
                <text:p>1.12689185142517</text:p>
              </table:table-cell>
              <table:table-cell office:value-type="float" office:value="7.52199886044127">
                <text:p>7.52199886044127</text:p>
              </table:table-cell>
              <table:table-cell office:value-type="float" office:value="0.424478804454109">
                <text:p>0.424478804454109</text:p>
              </table:table-cell>
              <table:table-cell office:value-type="float" office:value="7.61540534991789">
                <text:p>7.6154053499178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.04337966442108">
                <text:p>1.04337966442108</text:p>
              </table:table-cell>
              <table:table-cell office:value-type="float" office:value="7.52066415724469">
                <text:p>7.52066415724469</text:p>
              </table:table-cell>
              <table:table-cell office:value-type="float" office:value="1.0155671106107">
                <text:p>1.0155671106107</text:p>
              </table:table-cell>
              <table:table-cell office:value-type="float" office:value="7.61328393847417">
                <text:p>7.613283938474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04318141937256">
                <text:p>1.04318141937256</text:p>
              </table:table-cell>
              <table:table-cell office:value-type="float" office:value="7.51985895782227">
                <text:p>7.51985895782227</text:p>
              </table:table-cell>
              <table:table-cell office:value-type="float" office:value="1.30990795748237">
                <text:p>1.30990795748237</text:p>
              </table:table-cell>
              <table:table-cell office:value-type="float" office:value="7.61323061993684">
                <text:p>7.613230619936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93645042181015">
                <text:p>0.93645042181015</text:p>
              </table:table-cell>
              <table:table-cell office:value-type="float" office:value="7.51849527770996">
                <text:p>7.51849527770996</text:p>
              </table:table-cell>
              <table:table-cell office:value-type="float" office:value="0.689800363389071">
                <text:p>0.689800363389071</text:p>
              </table:table-cell>
              <table:table-cell office:value-type="float" office:value="7.61237026986031">
                <text:p>7.612370269860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01299595832825">
                <text:p>1.01299595832825</text:p>
              </table:table-cell>
              <table:table-cell office:value-type="float" office:value="7.51753728535099">
                <text:p>7.51753728535099</text:p>
              </table:table-cell>
              <table:table-cell office:value-type="float" office:value="0.49396469900298">
                <text:p>0.49396469900298</text:p>
              </table:table-cell>
              <table:table-cell office:value-type="float" office:value="7.61045361323503">
                <text:p>7.610453613235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.02997541427612">
                <text:p>1.02997541427612</text:p>
              </table:table-cell>
              <table:table-cell office:value-type="float" office:value="7.51749304849821">
                <text:p>7.51749304849821</text:p>
              </table:table-cell>
              <table:table-cell office:value-type="float" office:value="13.7551143889239">
                <text:p>13.7551143889239</text:p>
              </table:table-cell>
              <table:table-cell office:value-type="float" office:value="7.61603850484655">
                <text:p>7.616038504846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966176867485046">
                <text:p>0.966176867485046</text:p>
              </table:table-cell>
              <table:table-cell office:value-type="float" office:value="7.5164373287695">
                <text:p>7.5164373287695</text:p>
              </table:table-cell>
              <table:table-cell office:value-type="float" office:value="2.53885776705818">
                <text:p>2.53885776705818</text:p>
              </table:table-cell>
              <table:table-cell office:value-type="float" office:value="7.61921626932411">
                <text:p>7.619216269324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816687405109406">
                <text:p>0.816687405109406</text:p>
              </table:table-cell>
              <table:table-cell office:value-type="float" office:value="7.51587595112293">
                <text:p>7.51587595112293</text:p>
              </table:table-cell>
              <table:table-cell office:value-type="float" office:value="0.733282681290963">
                <text:p>0.733282681290963</text:p>
              </table:table-cell>
              <table:table-cell office:value-type="float" office:value="7.61907114820135">
                <text:p>7.6190711482013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850600183010101">
                <text:p>0.850600183010101</text:p>
              </table:table-cell>
              <table:table-cell office:value-type="float" office:value="7.51435363819949">
                <text:p>7.51435363819949</text:p>
              </table:table-cell>
              <table:table-cell office:value-type="float" office:value="0.838744196835522">
                <text:p>0.838744196835522</text:p>
              </table:table-cell>
              <table:table-cell office:value-type="float" office:value="7.61901227289191">
                <text:p>7.619012272891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16174936294556">
                <text:p>3.16174936294556</text:p>
              </table:table-cell>
              <table:table-cell office:value-type="float" office:value="7.514991667629">
                <text:p>7.514991667629</text:p>
              </table:table-cell>
              <table:table-cell office:value-type="float" office:value="0.577864086615005">
                <text:p>0.577864086615005</text:p>
              </table:table-cell>
              <table:table-cell office:value-type="float" office:value="7.6174280873522">
                <text:p>7.61742808735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897278726100922">
                <text:p>0.897278726100922</text:p>
              </table:table-cell>
              <table:table-cell office:value-type="float" office:value="7.51370822221965">
                <text:p>7.51370822221965</text:p>
              </table:table-cell>
              <table:table-cell office:value-type="float" office:value="1.09238831768325">
                <text:p>1.09238831768325</text:p>
              </table:table-cell>
              <table:table-cell office:value-type="float" office:value="7.61506702840334">
                <text:p>7.6150670284033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920665323734283">
                <text:p>0.920665323734283</text:p>
              </table:table-cell>
              <table:table-cell office:value-type="float" office:value="7.51250623327037">
                <text:p>7.51250623327037</text:p>
              </table:table-cell>
              <table:table-cell office:value-type="float" office:value="0.795895275272681">
                <text:p>0.795895275272681</text:p>
              </table:table-cell>
              <table:table-cell office:value-type="float" office:value="7.61352052273405">
                <text:p>7.613520522734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.07182765007019">
                <text:p>1.07182765007019</text:p>
              </table:table-cell>
              <table:table-cell office:value-type="float" office:value="7.51083456073483">
                <text:p>7.51083456073483</text:p>
              </table:table-cell>
              <table:table-cell office:value-type="float" office:value="0.31446701415977">
                <text:p>0.31446701415977</text:p>
              </table:table-cell>
              <table:table-cell office:value-type="float" office:value="7.61055892278605">
                <text:p>7.6105589227860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.02594947814941">
                <text:p>1.02594947814941</text:p>
              </table:table-cell>
              <table:table-cell office:value-type="float" office:value="7.50918149617899">
                <text:p>7.50918149617899</text:p>
              </table:table-cell>
              <table:table-cell office:value-type="float" office:value="0.314467429737807">
                <text:p>0.314467429737807</text:p>
              </table:table-cell>
              <table:table-cell office:value-type="float" office:value="7.60807567155849">
                <text:p>7.608075671558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.1506267786026">
                <text:p>1.1506267786026</text:p>
              </table:table-cell>
              <table:table-cell office:value-type="float" office:value="7.50719638227614">
                <text:p>7.50719638227614</text:p>
              </table:table-cell>
              <table:table-cell office:value-type="float" office:value="0.149105313219093">
                <text:p>0.149105313219093</text:p>
              </table:table-cell>
              <table:table-cell office:value-type="float" office:value="7.60381712692302">
                <text:p>7.603817126923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.26773166656494">
                <text:p>1.26773166656494</text:p>
              </table:table-cell>
              <table:table-cell office:value-type="float" office:value="7.50727519639378">
                <text:p>7.50727519639378</text:p>
              </table:table-cell>
              <table:table-cell office:value-type="float" office:value="5.525909908776">
                <text:p>5.525909908776</text:p>
              </table:table-cell>
              <table:table-cell office:value-type="float" office:value="7.60158348536482">
                <text:p>7.6015834853648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09293472766876">
                <text:p>1.09293472766876</text:p>
              </table:table-cell>
              <table:table-cell office:value-type="float" office:value="7.50612355634611">
                <text:p>7.50612355634611</text:p>
              </table:table-cell>
              <table:table-cell office:value-type="float" office:value="0.673745531015515">
                <text:p>0.673745531015515</text:p>
              </table:table-cell>
              <table:table-cell office:value-type="float" office:value="7.59832497917155">
                <text:p>7.598324979171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.18697655200958">
                <text:p>1.18697655200958</text:p>
              </table:table-cell>
              <table:table-cell office:value-type="float" office:value="7.50346027969622">
                <text:p>7.50346027969622</text:p>
              </table:table-cell>
              <table:table-cell office:value-type="float" office:value="0.990363798737295">
                <text:p>0.990363798737295</text:p>
              </table:table-cell>
              <table:table-cell office:value-type="float" office:value="7.59618148154285">
                <text:p>7.5961814815428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800288438797">
                <text:p>0.8800288438797</text:p>
              </table:table-cell>
              <table:table-cell office:value-type="float" office:value="7.50279052331151">
                <text:p>7.50279052331151</text:p>
              </table:table-cell>
              <table:table-cell office:value-type="float" office:value="0.999526352480001">
                <text:p>0.999526352480001</text:p>
              </table:table-cell>
              <table:table-cell office:value-type="float" office:value="7.59571821538634">
                <text:p>7.595718215386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87971818447113">
                <text:p>0.87971818447113</text:p>
              </table:table-cell>
              <table:table-cell office:value-type="float" office:value="7.50119310249787">
                <text:p>7.50119310249787</text:p>
              </table:table-cell>
              <table:table-cell office:value-type="float" office:value="0.481590170316193">
                <text:p>0.481590170316193</text:p>
              </table:table-cell>
              <table:table-cell office:value-type="float" office:value="7.59109427665321">
                <text:p>7.5910942766532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985055565834045">
                <text:p>0.985055565834045</text:p>
              </table:table-cell>
              <table:table-cell office:value-type="float" office:value="7.49945864662625">
                <text:p>7.49945864662625</text:p>
              </table:table-cell>
              <table:table-cell office:value-type="float" office:value="0.825140111262762">
                <text:p>0.825140111262762</text:p>
              </table:table-cell>
              <table:table-cell office:value-type="float" office:value="7.58987385151714">
                <text:p>7.5898738515171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.17811405658722">
                <text:p>1.17811405658722</text:p>
              </table:table-cell>
              <table:table-cell office:value-type="float" office:value="7.49892142798688">
                <text:p>7.49892142798688</text:p>
              </table:table-cell>
              <table:table-cell office:value-type="float" office:value="1.28105742193395">
                <text:p>1.28105742193395</text:p>
              </table:table-cell>
              <table:table-cell office:value-type="float" office:value="7.5895780310426">
                <text:p>7.589578031042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948445677757263">
                <text:p>0.948445677757263</text:p>
              </table:table-cell>
              <table:table-cell office:value-type="float" office:value="7.49718858364572">
                <text:p>7.49718858364572</text:p>
              </table:table-cell>
              <table:table-cell office:value-type="float" office:value="0.959391709603927">
                <text:p>0.959391709603927</text:p>
              </table:table-cell>
              <table:table-cell office:value-type="float" office:value="7.58810581617012">
                <text:p>7.5881058161701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.6208370923996">
                <text:p>1.6208370923996</text:p>
              </table:table-cell>
              <table:table-cell office:value-type="float" office:value="7.49803665481447">
                <text:p>7.49803665481447</text:p>
              </table:table-cell>
              <table:table-cell office:value-type="float" office:value="0.92922417955052">
                <text:p>0.92922417955052</text:p>
              </table:table-cell>
              <table:table-cell office:value-type="float" office:value="7.58799504586186">
                <text:p>7.587995045861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.1004034280777">
                <text:p>1.1004034280777</text:p>
              </table:table-cell>
              <table:table-cell office:value-type="float" office:value="7.49689734770025">
                <text:p>7.49689734770025</text:p>
              </table:table-cell>
              <table:table-cell office:value-type="float" office:value="0.784642973517467">
                <text:p>0.784642973517467</text:p>
              </table:table-cell>
              <table:table-cell office:value-type="float" office:value="7.58706162149531">
                <text:p>7.5870616214953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921813189983368">
                <text:p>0.921813189983368</text:p>
              </table:table-cell>
              <table:table-cell office:value-type="float" office:value="7.49528455051381">
                <text:p>7.49528455051381</text:p>
              </table:table-cell>
              <table:table-cell office:value-type="float" office:value="1.02453783353145">
                <text:p>1.02453783353145</text:p>
              </table:table-cell>
              <table:table-cell office:value-type="float" office:value="7.58619997390258">
                <text:p>7.5861999739025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98523330688477">
                <text:p>0.898523330688477</text:p>
              </table:table-cell>
              <table:table-cell office:value-type="float" office:value="7.49377065618162">
                <text:p>7.49377065618162</text:p>
              </table:table-cell>
              <table:table-cell office:value-type="float" office:value="0.883285629217741">
                <text:p>0.883285629217741</text:p>
              </table:table-cell>
              <table:table-cell office:value-type="float" office:value="7.58421048579659">
                <text:p>7.5842104857965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921452760696411">
                <text:p>0.921452760696411</text:p>
              </table:table-cell>
              <table:table-cell office:value-type="float" office:value="7.4930261542244">
                <text:p>7.4930261542244</text:p>
              </table:table-cell>
              <table:table-cell office:value-type="float" office:value="0.899083080260278">
                <text:p>0.899083080260278</text:p>
              </table:table-cell>
              <table:table-cell office:value-type="float" office:value="7.58272489551609">
                <text:p>7.5827248955160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.38959920406342">
                <text:p>1.38959920406342</text:p>
              </table:table-cell>
              <table:table-cell office:value-type="float" office:value="7.49306066532539">
                <text:p>7.49306066532539</text:p>
              </table:table-cell>
              <table:table-cell office:value-type="float" office:value="1.06461030593316">
                <text:p>1.06461030593316</text:p>
              </table:table-cell>
              <table:table-cell office:value-type="float" office:value="7.58297519810968">
                <text:p>7.5829751981096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948069453239441">
                <text:p>0.948069453239441</text:p>
              </table:table-cell>
              <table:table-cell office:value-type="float" office:value="7.49239661350456">
                <text:p>7.49239661350456</text:p>
              </table:table-cell>
              <table:table-cell office:value-type="float" office:value="0.319499497958679">
                <text:p>0.319499497958679</text:p>
              </table:table-cell>
              <table:table-cell office:value-type="float" office:value="7.58040791071822">
                <text:p>7.580407910718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6.3413009643555">
                <text:p>46.3413009643555</text:p>
              </table:table-cell>
              <table:table-cell office:value-type="float" office:value="7.50616180458489">
                <text:p>7.50616180458489</text:p>
              </table:table-cell>
              <table:table-cell office:value-type="float" office:value="0.342581754940774">
                <text:p>0.342581754940774</text:p>
              </table:table-cell>
              <table:table-cell office:value-type="float" office:value="7.57772520081898">
                <text:p>7.5777252008189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61709845066071">
                <text:p>0.661709845066071</text:p>
              </table:table-cell>
              <table:table-cell office:value-type="float" office:value="7.50289052539919">
                <text:p>7.50289052539919</text:p>
              </table:table-cell>
              <table:table-cell office:value-type="float" office:value="0.539756633404246">
                <text:p>0.539756633404246</text:p>
              </table:table-cell>
              <table:table-cell office:value-type="float" office:value="7.57464826885022">
                <text:p>7.574648268850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.05289006233215">
                <text:p>1.05289006233215</text:p>
              </table:table-cell>
              <table:table-cell office:value-type="float" office:value="7.50064690254311">
                <text:p>7.50064690254311</text:p>
              </table:table-cell>
              <table:table-cell office:value-type="float" office:value="0.790175148348269">
                <text:p>0.790175148348269</text:p>
              </table:table-cell>
              <table:table-cell office:value-type="float" office:value="7.57195893547507">
                <text:p>7.571958935475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.394585609436">
                <text:p>12.394585609436</text:p>
              </table:table-cell>
              <table:table-cell office:value-type="float" office:value="7.50377360926684">
                <text:p>7.50377360926684</text:p>
              </table:table-cell>
              <table:table-cell office:value-type="float" office:value="3.74984374498889">
                <text:p>3.74984374498889</text:p>
              </table:table-cell>
              <table:table-cell office:value-type="float" office:value="7.57106689452354">
                <text:p>7.5710668945235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.01240611076355">
                <text:p>1.01240611076355</text:p>
              </table:table-cell>
              <table:table-cell office:value-type="float" office:value="7.50298148382951">
                <text:p>7.50298148382951</text:p>
              </table:table-cell>
              <table:table-cell office:value-type="float" office:value="0.843400499395185">
                <text:p>0.843400499395185</text:p>
              </table:table-cell>
              <table:table-cell office:value-type="float" office:value="7.57111701314174">
                <text:p>7.571117013141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909394204616547">
                <text:p>0.909394204616547</text:p>
              </table:table-cell>
              <table:table-cell office:value-type="float" office:value="7.50225332794716">
                <text:p>7.50225332794716</text:p>
              </table:table-cell>
              <table:table-cell office:value-type="float" office:value="1.1757345432226">
                <text:p>1.1757345432226</text:p>
              </table:table-cell>
              <table:table-cell office:value-type="float" office:value="7.57099437549463">
                <text:p>7.5709943754946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779357194900513">
                <text:p>0.779357194900513</text:p>
              </table:table-cell>
              <table:table-cell office:value-type="float" office:value="7.50032186625579">
                <text:p>7.50032186625579</text:p>
              </table:table-cell>
              <table:table-cell office:value-type="float" office:value="1.43113849853172">
                <text:p>1.43113849853172</text:p>
              </table:table-cell>
              <table:table-cell office:value-type="float" office:value="7.572043401619">
                <text:p>7.57204340161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.40093517303467">
                <text:p>8.40093517303467</text:p>
              </table:table-cell>
              <table:table-cell office:value-type="float" office:value="7.50784853312464">
                <text:p>7.50784853312464</text:p>
              </table:table-cell>
              <table:table-cell office:value-type="float" office:value="86.5500666792673">
                <text:p>86.5500666792673</text:p>
              </table:table-cell>
              <table:table-cell office:value-type="float" office:value="7.60443509186074">
                <text:p>7.6044350918607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14179420471191">
                <text:p>0.314179420471191</text:p>
              </table:table-cell>
              <table:table-cell office:value-type="float" office:value="7.50613534990699">
                <text:p>7.50613534990699</text:p>
              </table:table-cell>
              <table:table-cell office:value-type="float" office:value="0.787713485697696">
                <text:p>0.787713485697696</text:p>
              </table:table-cell>
              <table:table-cell office:value-type="float" office:value="7.60357567364105">
                <text:p>7.6035756736410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.32591724395752">
                <text:p>2.32591724395752</text:p>
              </table:table-cell>
              <table:table-cell office:value-type="float" office:value="7.50513808573962">
                <text:p>7.50513808573962</text:p>
              </table:table-cell>
              <table:table-cell office:value-type="float" office:value="0.627452354091018">
                <text:p>0.627452354091018</text:p>
              </table:table-cell>
              <table:table-cell office:value-type="float" office:value="7.60152304257877">
                <text:p>7.6015230425787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1862895488739">
                <text:p>1.1862895488739</text:p>
              </table:table-cell>
              <table:table-cell office:value-type="float" office:value="7.50534748380872">
                <text:p>7.50534748380872</text:p>
              </table:table-cell>
              <table:table-cell office:value-type="float" office:value="0.545539152444639">
                <text:p>0.545539152444639</text:p>
              </table:table-cell>
              <table:table-cell office:value-type="float" office:value="7.60073193237191">
                <text:p>7.600731932371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.14580929279327">
                <text:p>1.14580929279327</text:p>
              </table:table-cell>
              <table:table-cell office:value-type="float" office:value="7.50307331851891">
                <text:p>7.50307331851891</text:p>
              </table:table-cell>
              <table:table-cell office:value-type="float" office:value="1.86978067348101">
                <text:p>1.86978067348101</text:p>
              </table:table-cell>
              <table:table-cell office:value-type="float" office:value="7.60023688697687">
                <text:p>7.6002368869768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.57143878936768">
                <text:p>8.57143878936768</text:p>
              </table:table-cell>
              <table:table-cell office:value-type="float" office:value="7.50497952675082">
                <text:p>7.50497952675082</text:p>
              </table:table-cell>
              <table:table-cell office:value-type="float" office:value="6.31955757179246">
                <text:p>6.31955757179246</text:p>
              </table:table-cell>
              <table:table-cell office:value-type="float" office:value="7.60053292159771">
                <text:p>7.600532921597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.37205100059509">
                <text:p>1.37205100059509</text:p>
              </table:table-cell>
              <table:table-cell office:value-type="float" office:value="7.50488120984137">
                <text:p>7.50488120984137</text:p>
              </table:table-cell>
              <table:table-cell office:value-type="float" office:value="0.930389792829174">
                <text:p>0.930389792829174</text:p>
              </table:table-cell>
              <table:table-cell office:value-type="float" office:value="7.60055081242196">
                <text:p>7.6005508124219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.27822828292847">
                <text:p>1.27822828292847</text:p>
              </table:table-cell>
              <table:table-cell office:value-type="float" office:value="7.5042204120717">
                <text:p>7.5042204120717</text:p>
              </table:table-cell>
              <table:table-cell office:value-type="float" office:value="0.956150422555624">
                <text:p>0.956150422555624</text:p>
              </table:table-cell>
              <table:table-cell office:value-type="float" office:value="7.60050110093367">
                <text:p>7.6005011009336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954659879207611">
                <text:p>0.954659879207611</text:p>
              </table:table-cell>
              <table:table-cell office:value-type="float" office:value="7.50388929729969">
                <text:p>7.50388929729969</text:p>
              </table:table-cell>
              <table:table-cell office:value-type="float" office:value="0.958735096305199">
                <text:p>0.958735096305199</text:p>
              </table:table-cell>
              <table:table-cell office:value-type="float" office:value="7.60027786133362">
                <text:p>7.6002778613336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.80719149112701">
                <text:p>1.80719149112701</text:p>
              </table:table-cell>
              <table:table-cell office:value-type="float" office:value="7.50458868802822">
                <text:p>7.50458868802822</text:p>
              </table:table-cell>
              <table:table-cell office:value-type="float" office:value="27.863610630229">
                <text:p>27.863610630229</text:p>
              </table:table-cell>
              <table:table-cell office:value-type="float" office:value="7.61626083987946">
                <text:p>7.616260839879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918113768100738">
                <text:p>0.918113768100738</text:p>
              </table:table-cell>
              <table:table-cell office:value-type="float" office:value="7.50339520810799">
                <text:p>7.50339520810799</text:p>
              </table:table-cell>
              <table:table-cell office:value-type="float" office:value="0.76315470765474">
                <text:p>0.76315470765474</text:p>
              </table:table-cell>
              <table:table-cell office:value-type="float" office:value="7.61347047782968">
                <text:p>7.6134704778296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.04774641990662">
                <text:p>1.04774641990662</text:p>
              </table:table-cell>
              <table:table-cell office:value-type="float" office:value="7.50306498229301">
                <text:p>7.50306498229301</text:p>
              </table:table-cell>
              <table:table-cell office:value-type="float" office:value="0.801903093019625">
                <text:p>0.801903093019625</text:p>
              </table:table-cell>
              <table:table-cell office:value-type="float" office:value="7.61301690092858">
                <text:p>7.613016900928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.35808050632477">
                <text:p>1.35808050632477</text:p>
              </table:table-cell>
              <table:table-cell office:value-type="float" office:value="7.50076834962194">
                <text:p>7.50076834962194</text:p>
              </table:table-cell>
              <table:table-cell office:value-type="float" office:value="0.794761522976878">
                <text:p>0.794761522976878</text:p>
              </table:table-cell>
              <table:table-cell office:value-type="float" office:value="7.61276368226571">
                <text:p>7.6127636822657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851473152637482">
                <text:p>0.851473152637482</text:p>
              </table:table-cell>
              <table:table-cell office:value-type="float" office:value="7.49962092870037">
                <text:p>7.49962092870037</text:p>
              </table:table-cell>
              <table:table-cell office:value-type="float" office:value="12.0264542646345">
                <text:p>12.0264542646345</text:p>
              </table:table-cell>
              <table:table-cell office:value-type="float" office:value="7.61497247704523">
                <text:p>7.6149724770452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32081913948059">
                <text:p>1.32081913948059</text:p>
              </table:table-cell>
              <table:table-cell office:value-type="float" office:value="7.49890920265716">
                <text:p>7.49890920265716</text:p>
              </table:table-cell>
              <table:table-cell office:value-type="float" office:value="16.7577200096713">
                <text:p>16.7577200096713</text:p>
              </table:table-cell>
              <table:table-cell office:value-type="float" office:value="7.62412355565178">
                <text:p>7.6241235556517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.22523295879364">
                <text:p>1.22523295879364</text:p>
              </table:table-cell>
              <table:table-cell office:value-type="float" office:value="7.4984209183893">
                <text:p>7.4984209183893</text:p>
              </table:table-cell>
              <table:table-cell office:value-type="float" office:value="0.927584031563824">
                <text:p>0.927584031563824</text:p>
              </table:table-cell>
              <table:table-cell office:value-type="float" office:value="7.62415340440139">
                <text:p>7.6241534044013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908804535865784">
                <text:p>0.908804535865784</text:p>
              </table:table-cell>
              <table:table-cell office:value-type="float" office:value="7.49721471157524">
                <text:p>7.49721471157524</text:p>
              </table:table-cell>
              <table:table-cell office:value-type="float" office:value="0.837967675420469">
                <text:p>0.837967675420469</text:p>
              </table:table-cell>
              <table:table-cell office:value-type="float" office:value="7.62274220403579">
                <text:p>7.6227422040357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925156056880951">
                <text:p>0.925156056880951</text:p>
              </table:table-cell>
              <table:table-cell office:value-type="float" office:value="7.49578573541697">
                <text:p>7.49578573541697</text:p>
              </table:table-cell>
              <table:table-cell office:value-type="float" office:value="7.31403337668153">
                <text:p>7.31403337668153</text:p>
              </table:table-cell>
              <table:table-cell office:value-type="float" office:value="7.63388606155775">
                <text:p>7.633886061557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74464344978333">
                <text:p>1.74464344978333</text:p>
              </table:table-cell>
              <table:table-cell office:value-type="float" office:value="7.49601398659463">
                <text:p>7.49601398659463</text:p>
              </table:table-cell>
              <table:table-cell office:value-type="float" office:value="1.39086444307678">
                <text:p>1.39086444307678</text:p>
              </table:table-cell>
              <table:table-cell office:value-type="float" office:value="7.63365760927119">
                <text:p>7.633657609271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830029726028442">
                <text:p>0.830029726028442</text:p>
              </table:table-cell>
              <table:table-cell office:value-type="float" office:value="7.49531812750821">
                <text:p>7.49531812750821</text:p>
              </table:table-cell>
              <table:table-cell office:value-type="float" office:value="1.07444044423477">
                <text:p>1.07444044423477</text:p>
              </table:table-cell>
              <table:table-cell office:value-type="float" office:value="7.63226945350986">
                <text:p>7.6322694535098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8015998005867">
                <text:p>0.8015998005867</text:p>
              </table:table-cell>
              <table:table-cell office:value-type="float" office:value="7.49390309024285">
                <text:p>7.49390309024285</text:p>
              </table:table-cell>
              <table:table-cell office:value-type="float" office:value="0.719228718640366">
                <text:p>0.719228718640366</text:p>
              </table:table-cell>
              <table:table-cell office:value-type="float" office:value="7.63173072144578">
                <text:p>7.631730721445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958366394042969">
                <text:p>0.958366394042969</text:p>
              </table:table-cell>
              <table:table-cell office:value-type="float" office:value="7.49149457949848">
                <text:p>7.49149457949848</text:p>
              </table:table-cell>
              <table:table-cell office:value-type="float" office:value="1.27679325881016">
                <text:p>1.27679325881016</text:p>
              </table:table-cell>
              <table:table-cell office:value-type="float" office:value="7.62829239341463">
                <text:p>7.6282923934146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.31588470935822">
                <text:p>1.31588470935822</text:p>
              </table:table-cell>
              <table:table-cell office:value-type="float" office:value="7.49121946135213">
                <text:p>7.49121946135213</text:p>
              </table:table-cell>
              <table:table-cell office:value-type="float" office:value="0.819988495093197">
                <text:p>0.819988495093197</text:p>
              </table:table-cell>
              <table:table-cell office:value-type="float" office:value="7.62694974441816">
                <text:p>7.626949744418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885083377361298">
                <text:p>0.885083377361298</text:p>
              </table:table-cell>
              <table:table-cell office:value-type="float" office:value="7.49021341456345">
                <text:p>7.49021341456345</text:p>
              </table:table-cell>
              <table:table-cell office:value-type="float" office:value="0.824076730181252">
                <text:p>0.824076730181252</text:p>
              </table:table-cell>
              <table:table-cell office:value-type="float" office:value="7.625682680549">
                <text:p>7.62568268054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924506604671478">
                <text:p>0.924506604671478</text:p>
              </table:table-cell>
              <table:table-cell office:value-type="float" office:value="7.48975983487346">
                <text:p>7.48975983487346</text:p>
              </table:table-cell>
              <table:table-cell office:value-type="float" office:value="1.35090146163526">
                <text:p>1.35090146163526</text:p>
              </table:table-cell>
              <table:table-cell office:value-type="float" office:value="7.62534157052017">
                <text:p>7.625341570520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.19452619552612">
                <text:p>1.19452619552612</text:p>
              </table:table-cell>
              <table:table-cell office:value-type="float" office:value="7.48923602709042">
                <text:p>7.48923602709042</text:p>
              </table:table-cell>
              <table:table-cell office:value-type="float" office:value="1.03125146901672">
                <text:p>1.03125146901672</text:p>
              </table:table-cell>
              <table:table-cell office:value-type="float" office:value="7.62331436391141">
                <text:p>7.6233143639114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12656080722809">
                <text:p>1.12656080722809</text:p>
              </table:table-cell>
              <table:table-cell office:value-type="float" office:value="7.4887942710694">
                <text:p>7.4887942710694</text:p>
              </table:table-cell>
              <table:table-cell office:value-type="float" office:value="1.04413073108225">
                <text:p>1.04413073108225</text:p>
              </table:table-cell>
              <table:table-cell office:value-type="float" office:value="7.62352839821824">
                <text:p>7.623528398218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834931790828705">
                <text:p>0.834931790828705</text:p>
              </table:table-cell>
              <table:table-cell office:value-type="float" office:value="7.48834978182663">
                <text:p>7.48834978182663</text:p>
              </table:table-cell>
              <table:table-cell office:value-type="float" office:value="0.961657662704196">
                <text:p>0.961657662704196</text:p>
              </table:table-cell>
              <table:table-cell office:value-type="float" office:value="7.622631205996">
                <text:p>7.62263120599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737797319889069">
                <text:p>0.737797319889069</text:p>
              </table:table-cell>
              <table:table-cell office:value-type="float" office:value="7.48802796541532">
                <text:p>7.48802796541532</text:p>
              </table:table-cell>
              <table:table-cell office:value-type="float" office:value="0.825896352469601">
                <text:p>0.825896352469601</text:p>
              </table:table-cell>
              <table:table-cell office:value-type="float" office:value="7.62228128905994">
                <text:p>7.6222812890599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997494459152222">
                <text:p>0.997494459152222</text:p>
              </table:table-cell>
              <table:table-cell office:value-type="float" office:value="7.48718570160798">
                <text:p>7.48718570160798</text:p>
              </table:table-cell>
              <table:table-cell office:value-type="float" office:value="1.04342591073121">
                <text:p>1.04342591073121</text:p>
              </table:table-cell>
              <table:table-cell office:value-type="float" office:value="7.62088355987919">
                <text:p>7.6208835598791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.12271404266357">
                <text:p>1.12271404266357</text:p>
              </table:table-cell>
              <table:table-cell office:value-type="float" office:value="7.48640638955325">
                <text:p>7.48640638955325</text:p>
              </table:table-cell>
              <table:table-cell office:value-type="float" office:value="0.768765897723009">
                <text:p>0.768765897723009</text:p>
              </table:table-cell>
              <table:table-cell office:value-type="float" office:value="7.62003619376043">
                <text:p>7.620036193760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829088628292084">
                <text:p>0.829088628292084</text:p>
              </table:table-cell>
              <table:table-cell office:value-type="float" office:value="7.4856035790276">
                <text:p>7.4856035790276</text:p>
              </table:table-cell>
              <table:table-cell office:value-type="float" office:value="0.422176917706226">
                <text:p>0.422176917706226</text:p>
              </table:table-cell>
              <table:table-cell office:value-type="float" office:value="7.61682540305166">
                <text:p>7.6168254030516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772861123085022">
                <text:p>0.772861123085022</text:p>
              </table:table-cell>
              <table:table-cell office:value-type="float" office:value="7.48505363016994">
                <text:p>7.48505363016994</text:p>
              </table:table-cell>
              <table:table-cell office:value-type="float" office:value="0.937483876154874">
                <text:p>0.937483876154874</text:p>
              </table:table-cell>
              <table:table-cell office:value-type="float" office:value="7.61542483838622">
                <text:p>7.6154248383862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772861123085022">
                <text:p>0.772861123085022</text:p>
              </table:table-cell>
              <table:table-cell office:value-type="float" office:value="7.48428393514589">
                <text:p>7.48428393514589</text:p>
              </table:table-cell>
              <table:table-cell office:value-type="float" office:value="0.721175341576873">
                <text:p>0.721175341576873</text:p>
              </table:table-cell>
              <table:table-cell office:value-type="float" office:value="7.61415323711102">
                <text:p>7.6141532371110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3522937297821">
                <text:p>1.3522937297821</text:p>
              </table:table-cell>
              <table:table-cell office:value-type="float" office:value="7.48370107728294">
                <text:p>7.48370107728294</text:p>
              </table:table-cell>
              <table:table-cell office:value-type="float" office:value="0.948135972403606">
                <text:p>0.948135972403606</text:p>
              </table:table-cell>
              <table:table-cell office:value-type="float" office:value="7.61414094154101">
                <text:p>7.6141409415410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.32698488235474">
                <text:p>1.32698488235474</text:p>
              </table:table-cell>
              <table:table-cell office:value-type="float" office:value="7.48289072420727">
                <text:p>7.48289072420727</text:p>
              </table:table-cell>
              <table:table-cell office:value-type="float" office:value="0.903386363129966">
                <text:p>0.903386363129966</text:p>
              </table:table-cell>
              <table:table-cell office:value-type="float" office:value="7.61449918349807">
                <text:p>7.6144991834980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7.40054225921631">
                <text:p>7.40054225921631</text:p>
              </table:table-cell>
              <table:table-cell office:value-type="float" office:value="7.48192275304989">
                <text:p>7.48192275304989</text:p>
              </table:table-cell>
              <table:table-cell office:value-type="float" office:value="1.04271377620672">
                <text:p>1.04271377620672</text:p>
              </table:table-cell>
              <table:table-cell office:value-type="float" office:value="7.61366411040211">
                <text:p>7.613664110402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15928506851196">
                <text:p>1.15928506851196</text:p>
              </table:table-cell>
              <table:table-cell office:value-type="float" office:value="7.48107416692183">
                <text:p>7.48107416692183</text:p>
              </table:table-cell>
              <table:table-cell office:value-type="float" office:value="0.844719765726781">
                <text:p>0.844719765726781</text:p>
              </table:table-cell>
              <table:table-cell office:value-type="float" office:value="7.61361928296932">
                <text:p>7.613619282969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.31504595279694">
                <text:p>1.31504595279694</text:p>
              </table:table-cell>
              <table:table-cell office:value-type="float" office:value="7.48071901008255">
                <text:p>7.48071901008255</text:p>
              </table:table-cell>
              <table:table-cell office:value-type="float" office:value="0.85199105152753">
                <text:p>0.85199105152753</text:p>
              </table:table-cell>
              <table:table-cell office:value-type="float" office:value="7.61084196304495">
                <text:p>7.6108419630449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4.239891052246">
                <text:p>104.239891052246</text:p>
              </table:table-cell>
              <table:table-cell office:value-type="float" office:value="7.51517939898254">
                <text:p>7.51517939898254</text:p>
              </table:table-cell>
              <table:table-cell office:value-type="float" office:value="0.382182269218274">
                <text:p>0.382182269218274</text:p>
              </table:table-cell>
              <table:table-cell office:value-type="float" office:value="7.60811140547688">
                <text:p>7.6081114054768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.12415993213654">
                <text:p>1.12415993213654</text:p>
              </table:table-cell>
              <table:table-cell office:value-type="float" office:value="7.51385730370905">
                <text:p>7.51385730370905</text:p>
              </table:table-cell>
              <table:table-cell office:value-type="float" office:value="0.946283713386738">
                <text:p>0.946283713386738</text:p>
              </table:table-cell>
              <table:table-cell office:value-type="float" office:value="7.6066542949196">
                <text:p>7.606654294919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944777488708496">
                <text:p>0.944777488708496</text:p>
              </table:table-cell>
              <table:table-cell office:value-type="float" office:value="7.51325874675912">
                <text:p>7.51325874675912</text:p>
              </table:table-cell>
              <table:table-cell office:value-type="float" office:value="1.50339809942667">
                <text:p>1.50339809942667</text:p>
              </table:table-cell>
              <table:table-cell office:value-type="float" office:value="7.60797345500966">
                <text:p>7.6079734550096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.0145263671875">
                <text:p>1.0145263671875</text:p>
              </table:table-cell>
              <table:table-cell office:value-type="float" office:value="7.51293006923545">
                <text:p>7.51293006923545</text:p>
              </table:table-cell>
              <table:table-cell office:value-type="float" office:value="1.07646115088271">
                <text:p>1.07646115088271</text:p>
              </table:table-cell>
              <table:table-cell office:value-type="float" office:value="7.60851663213258">
                <text:p>7.6085166321325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951846837997436">
                <text:p>0.951846837997436</text:p>
              </table:table-cell>
              <table:table-cell office:value-type="float" office:value="7.51193958225166">
                <text:p>7.51193958225166</text:p>
              </table:table-cell>
              <table:table-cell office:value-type="float" office:value="2.52470727948215">
                <text:p>2.52470727948215</text:p>
              </table:table-cell>
              <table:table-cell office:value-type="float" office:value="7.61195808900619">
                <text:p>7.611958089006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987013339996338">
                <text:p>0.987013339996338</text:p>
              </table:table-cell>
              <table:table-cell office:value-type="float" office:value="7.51101762310866">
                <text:p>7.51101762310866</text:p>
              </table:table-cell>
              <table:table-cell office:value-type="float" office:value="1.7683469402727">
                <text:p>1.7683469402727</text:p>
              </table:table-cell>
              <table:table-cell office:value-type="float" office:value="7.61375117784841">
                <text:p>7.613751177848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.01700103282928">
                <text:p>1.01700103282928</text:p>
              </table:table-cell>
              <table:table-cell office:value-type="float" office:value="7.50989998673129">
                <text:p>7.50989998673129</text:p>
              </table:table-cell>
              <table:table-cell office:value-type="float" office:value="0.923094403502269">
                <text:p>0.923094403502269</text:p>
              </table:table-cell>
              <table:table-cell office:value-type="float" office:value="7.61273120033096">
                <text:p>7.612731200330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12161803245544">
                <text:p>1.12161803245544</text:p>
              </table:table-cell>
              <table:table-cell office:value-type="float" office:value="7.50918006774356">
                <text:p>7.50918006774356</text:p>
              </table:table-cell>
              <table:table-cell office:value-type="float" office:value="0.688018586407308">
                <text:p>0.688018586407308</text:p>
              </table:table-cell>
              <table:table-cell office:value-type="float" office:value="7.61213058017085">
                <text:p>7.612130580170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96307504177094">
                <text:p>1.96307504177094</text:p>
              </table:table-cell>
              <table:table-cell office:value-type="float" office:value="7.50897397624058">
                <text:p>7.50897397624058</text:p>
              </table:table-cell>
              <table:table-cell office:value-type="float" office:value="19.5428490999146">
                <text:p>19.5428490999146</text:p>
              </table:table-cell>
              <table:table-cell office:value-type="float" office:value="7.61855154881715">
                <text:p>7.6185515488171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.69208550453186">
                <text:p>2.69208550453186</text:p>
              </table:table-cell>
              <table:table-cell office:value-type="float" office:value="7.50838014624021">
                <text:p>7.50838014624021</text:p>
              </table:table-cell>
              <table:table-cell office:value-type="float" office:value="0.851616421779623">
                <text:p>0.851616421779623</text:p>
              </table:table-cell>
              <table:table-cell office:value-type="float" office:value="7.61652536495581">
                <text:p>7.616525364955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63147413730621">
                <text:p>1.63147413730621</text:p>
              </table:table-cell>
              <table:table-cell office:value-type="float" office:value="7.50937440740437">
                <text:p>7.50937440740437</text:p>
              </table:table-cell>
              <table:table-cell office:value-type="float" office:value="1.28266365875282">
                <text:p>1.28266365875282</text:p>
              </table:table-cell>
              <table:table-cell office:value-type="float" office:value="7.61624121171384">
                <text:p>7.6162412117138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950889229774475">
                <text:p>0.950889229774475</text:p>
              </table:table-cell>
              <table:table-cell office:value-type="float" office:value="7.50910832677738">
                <text:p>7.50910832677738</text:p>
              </table:table-cell>
              <table:table-cell office:value-type="float" office:value="1.28231302171026">
                <text:p>1.28231302171026</text:p>
              </table:table-cell>
              <table:table-cell office:value-type="float" office:value="7.61619569206132">
                <text:p>7.6161956920613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990915954113007">
                <text:p>0.990915954113007</text:p>
              </table:table-cell>
              <table:table-cell office:value-type="float" office:value="7.5079581085347">
                <text:p>7.5079581085347</text:p>
              </table:table-cell>
              <table:table-cell office:value-type="float" office:value="0.980886735536059">
                <text:p>0.980886735536059</text:p>
              </table:table-cell>
              <table:table-cell office:value-type="float" office:value="7.61639382596468">
                <text:p>7.6163938259646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53663492202759">
                <text:p>1.53663492202759</text:p>
              </table:table-cell>
              <table:table-cell office:value-type="float" office:value="7.50886905551232">
                <text:p>7.50886905551232</text:p>
              </table:table-cell>
              <table:table-cell office:value-type="float" office:value="10.5726403877242">
                <text:p>10.5726403877242</text:p>
              </table:table-cell>
              <table:table-cell office:value-type="float" office:value="7.62202879180628">
                <text:p>7.6220287918062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.53241205215454">
                <text:p>1.53241205215454</text:p>
              </table:table-cell>
              <table:table-cell office:value-type="float" office:value="7.5096703797622">
                <text:p>7.5096703797622</text:p>
              </table:table-cell>
              <table:table-cell office:value-type="float" office:value="1.45590694954703">
                <text:p>1.45590694954703</text:p>
              </table:table-cell>
              <table:table-cell office:value-type="float" office:value="7.62190677982224">
                <text:p>7.621906779822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.22920334339142">
                <text:p>1.22920334339142</text:p>
              </table:table-cell>
              <table:table-cell office:value-type="float" office:value="7.50903549007719">
                <text:p>7.50903549007719</text:p>
              </table:table-cell>
              <table:table-cell office:value-type="float" office:value="0.891101931761638">
                <text:p>0.891101931761638</text:p>
              </table:table-cell>
              <table:table-cell office:value-type="float" office:value="7.62197730898694">
                <text:p>7.621977308986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.06357562541962">
                <text:p>1.06357562541962</text:p>
              </table:table-cell>
              <table:table-cell office:value-type="float" office:value="7.50616251853545">
                <text:p>7.50616251853545</text:p>
              </table:table-cell>
              <table:table-cell office:value-type="float" office:value="0.868213223324054">
                <text:p>0.868213223324054</text:p>
              </table:table-cell>
              <table:table-cell office:value-type="float" office:value="7.62162357101841">
                <text:p>7.6216235710184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746989846229553">
                <text:p>0.746989846229553</text:p>
              </table:table-cell>
              <table:table-cell office:value-type="float" office:value="7.50550848405097">
                <text:p>7.50550848405097</text:p>
              </table:table-cell>
              <table:table-cell office:value-type="float" office:value="0.984814335860146">
                <text:p>0.984814335860146</text:p>
              </table:table-cell>
              <table:table-cell office:value-type="float" office:value="7.62022747761428">
                <text:p>7.620227477614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.42464351654053">
                <text:p>1.42464351654053</text:p>
              </table:table-cell>
              <table:table-cell office:value-type="float" office:value="7.50633881481065">
                <text:p>7.50633881481065</text:p>
              </table:table-cell>
              <table:table-cell office:value-type="float" office:value="0.792048186266995">
                <text:p>0.792048186266995</text:p>
              </table:table-cell>
              <table:table-cell office:value-type="float" office:value="7.61974776922108">
                <text:p>7.619747769221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04128968715668">
                <text:p>1.04128968715668</text:p>
              </table:table-cell>
              <table:table-cell office:value-type="float" office:value="7.50426096034918">
                <text:p>7.50426096034918</text:p>
              </table:table-cell>
              <table:table-cell office:value-type="float" office:value="0.686283464986517">
                <text:p>0.686283464986517</text:p>
              </table:table-cell>
              <table:table-cell office:value-type="float" office:value="7.61712729595848">
                <text:p>7.617127295958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.82184028625488">
                <text:p>1.82184028625488</text:p>
              </table:table-cell>
              <table:table-cell office:value-type="float" office:value="7.50358777555077">
                <text:p>7.50358777555077</text:p>
              </table:table-cell>
              <table:table-cell office:value-type="float" office:value="0.888461127271842">
                <text:p>0.888461127271842</text:p>
              </table:table-cell>
              <table:table-cell office:value-type="float" office:value="7.61685197027522">
                <text:p>7.616851970275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879798352718353">
                <text:p>0.879798352718353</text:p>
              </table:table-cell>
              <table:table-cell office:value-type="float" office:value="7.50123930359158">
                <text:p>7.50123930359158</text:p>
              </table:table-cell>
              <table:table-cell office:value-type="float" office:value="0.91474654894363">
                <text:p>0.91474654894363</text:p>
              </table:table-cell>
              <table:table-cell office:value-type="float" office:value="7.6154052674334">
                <text:p>7.615405267433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27263903617859">
                <text:p>2.27263903617859</text:p>
              </table:table-cell>
              <table:table-cell office:value-type="float" office:value="7.50202177754788">
                <text:p>7.50202177754788</text:p>
              </table:table-cell>
              <table:table-cell office:value-type="float" office:value="1.17283890628041">
                <text:p>1.17283890628041</text:p>
              </table:table-cell>
              <table:table-cell office:value-type="float" office:value="7.6141872833918">
                <text:p>7.61418728339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.08821833133698">
                <text:p>1.08821833133698</text:p>
              </table:table-cell>
              <table:table-cell office:value-type="float" office:value="7.50215086402931">
                <text:p>7.50215086402931</text:p>
              </table:table-cell>
              <table:table-cell office:value-type="float" office:value="17.6944501934979">
                <text:p>17.6944501934979</text:p>
              </table:table-cell>
              <table:table-cell office:value-type="float" office:value="7.61742570086308">
                <text:p>7.617425700863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13722097873688">
                <text:p>0.913722097873688</text:p>
              </table:table-cell>
              <table:table-cell office:value-type="float" office:value="7.50143120878279">
                <text:p>7.50143120878279</text:p>
              </table:table-cell>
              <table:table-cell office:value-type="float" office:value="0.970003245436231">
                <text:p>0.970003245436231</text:p>
              </table:table-cell>
              <table:table-cell office:value-type="float" office:value="7.61556147229635">
                <text:p>7.6155614722963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.41548800468445">
                <text:p>1.41548800468445</text:p>
              </table:table-cell>
              <table:table-cell office:value-type="float" office:value="7.50162688381699">
                <text:p>7.50162688381699</text:p>
              </table:table-cell>
              <table:table-cell office:value-type="float" office:value="7.63275313942167">
                <text:p>7.63275313942167</text:p>
              </table:table-cell>
              <table:table-cell office:value-type="float" office:value="7.61713989641805">
                <text:p>7.6171398964180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.31838059425354">
                <text:p>1.31838059425354</text:p>
              </table:table-cell>
              <table:table-cell office:value-type="float" office:value="7.50177264494048">
                <text:p>7.50177264494048</text:p>
              </table:table-cell>
              <table:table-cell office:value-type="float" office:value="0.791290005695983">
                <text:p>0.791290005695983</text:p>
              </table:table-cell>
              <table:table-cell office:value-type="float" office:value="7.61585820472165">
                <text:p>7.6158582047216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.85134136676788">
                <text:p>1.85134136676788</text:p>
              </table:table-cell>
              <table:table-cell office:value-type="float" office:value="7.50234123055666">
                <text:p>7.50234123055666</text:p>
              </table:table-cell>
              <table:table-cell office:value-type="float" office:value="0.90295460525455">
                <text:p>0.90295460525455</text:p>
              </table:table-cell>
              <table:table-cell office:value-type="float" office:value="7.61416721922011">
                <text:p>7.614167219220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.61492455005646">
                <text:p>1.61492455005646</text:p>
              </table:table-cell>
              <table:table-cell office:value-type="float" office:value="7.5027258185164">
                <text:p>7.5027258185164</text:p>
              </table:table-cell>
              <table:table-cell office:value-type="float" office:value="1.11181952767239">
                <text:p>1.11181952767239</text:p>
              </table:table-cell>
              <table:table-cell office:value-type="float" office:value="7.61388171261486">
                <text:p>7.6138817126148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21169948577881">
                <text:p>0.721169948577881</text:p>
              </table:table-cell>
              <table:table-cell office:value-type="float" office:value="7.5000084662956">
                <text:p>7.5000084662956</text:p>
              </table:table-cell>
              <table:table-cell office:value-type="float" office:value="1.14426863656026">
                <text:p>1.14426863656026</text:p>
              </table:table-cell>
              <table:table-cell office:value-type="float" office:value="7.6131693152163">
                <text:p>7.613169315216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849968433380127">
                <text:p>0.849968433380127</text:p>
              </table:table-cell>
              <table:table-cell office:value-type="float" office:value="7.49917419557438">
                <text:p>7.49917419557438</text:p>
              </table:table-cell>
              <table:table-cell office:value-type="float" office:value="0.804801666713276">
                <text:p>0.804801666713276</text:p>
              </table:table-cell>
              <table:table-cell office:value-type="float" office:value="7.61207078778476">
                <text:p>7.612070787784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664868295192719">
                <text:p>0.664868295192719</text:p>
              </table:table-cell>
              <table:table-cell office:value-type="float" office:value="7.4984687946864">
                <text:p>7.4984687946864</text:p>
              </table:table-cell>
              <table:table-cell office:value-type="float" office:value="0.716877322695655">
                <text:p>0.716877322695655</text:p>
              </table:table-cell>
              <table:table-cell office:value-type="float" office:value="7.61185729911645">
                <text:p>7.6118572991164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91912168264389">
                <text:p>0.91912168264389</text:p>
              </table:table-cell>
              <table:table-cell office:value-type="float" office:value="7.49586946197748">
                <text:p>7.49586946197748</text:p>
              </table:table-cell>
              <table:table-cell office:value-type="float" office:value="0.80903624068082">
                <text:p>0.80903624068082</text:p>
              </table:table-cell>
              <table:table-cell office:value-type="float" office:value="7.61172852092414">
                <text:p>7.611728520924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.13001120090485">
                <text:p>1.13001120090485</text:p>
              </table:table-cell>
              <table:table-cell office:value-type="float" office:value="7.49456734853133">
                <text:p>7.49456734853133</text:p>
              </table:table-cell>
              <table:table-cell office:value-type="float" office:value="0.945382407739725">
                <text:p>0.945382407739725</text:p>
              </table:table-cell>
              <table:table-cell office:value-type="float" office:value="7.6102209887993">
                <text:p>7.610220988799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971519827842712">
                <text:p>0.971519827842712</text:p>
              </table:table-cell>
              <table:table-cell office:value-type="float" office:value="7.49390705353614">
                <text:p>7.49390705353614</text:p>
              </table:table-cell>
              <table:table-cell office:value-type="float" office:value="1.0469868049953">
                <text:p>1.0469868049953</text:p>
              </table:table-cell>
              <table:table-cell office:value-type="float" office:value="7.60911856823784">
                <text:p>7.6091185682378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853876292705536">
                <text:p>0.853876292705536</text:p>
              </table:table-cell>
              <table:table-cell office:value-type="float" office:value="7.49178083438265">
                <text:p>7.49178083438265</text:p>
              </table:table-cell>
              <table:table-cell office:value-type="float" office:value="0.899124638063995">
                <text:p>0.899124638063995</text:p>
              </table:table-cell>
              <table:table-cell office:value-type="float" office:value="7.60593998204496">
                <text:p>7.6059399820449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839066743850708">
                <text:p>0.839066743850708</text:p>
              </table:table-cell>
              <table:table-cell office:value-type="float" office:value="7.49081305856859">
                <text:p>7.49081305856859</text:p>
              </table:table-cell>
              <table:table-cell office:value-type="float" office:value="0.777422942341302">
                <text:p>0.777422942341302</text:p>
              </table:table-cell>
              <table:table-cell office:value-type="float" office:value="7.60523626559761">
                <text:p>7.6052362655976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993542969226837">
                <text:p>0.993542969226837</text:p>
              </table:table-cell>
              <table:table-cell office:value-type="float" office:value="7.49017851463312">
                <text:p>7.49017851463312</text:p>
              </table:table-cell>
              <table:table-cell office:value-type="float" office:value="0.992496656044859">
                <text:p>0.992496656044859</text:p>
              </table:table-cell>
              <table:table-cell office:value-type="float" office:value="7.60503488708638">
                <text:p>7.6050348870863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990717172622681">
                <text:p>0.990717172622681</text:p>
              </table:table-cell>
              <table:table-cell office:value-type="float" office:value="7.4883883441895">
                <text:p>7.4883883441895</text:p>
              </table:table-cell>
              <table:table-cell office:value-type="float" office:value="0.959885083849655">
                <text:p>0.959885083849655</text:p>
              </table:table-cell>
              <table:table-cell office:value-type="float" office:value="7.60432026553228">
                <text:p>7.604320265532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955712854862213">
                <text:p>0.955712854862213</text:p>
              </table:table-cell>
              <table:table-cell office:value-type="float" office:value="7.48766534922242">
                <text:p>7.48766534922242</text:p>
              </table:table-cell>
              <table:table-cell office:value-type="float" office:value="0.947231231311485">
                <text:p>0.947231231311485</text:p>
              </table:table-cell>
              <table:table-cell office:value-type="float" office:value="7.60375307311909">
                <text:p>7.6037530731190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.95023250579834">
                <text:p>2.95023250579834</text:p>
              </table:table-cell>
              <table:table-cell office:value-type="float" office:value="7.48849283130071">
                <text:p>7.48849283130071</text:p>
              </table:table-cell>
              <table:table-cell office:value-type="float" office:value="0.972719906770411">
                <text:p>0.972719906770411</text:p>
              </table:table-cell>
              <table:table-cell office:value-type="float" office:value="7.60386095230291">
                <text:p>7.603860952302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53490889072418">
                <text:p>1.53490889072418</text:p>
              </table:table-cell>
              <table:table-cell office:value-type="float" office:value="7.4882690756565">
                <text:p>7.4882690756565</text:p>
              </table:table-cell>
              <table:table-cell office:value-type="float" office:value="1.04901194447563">
                <text:p>1.04901194447563</text:p>
              </table:table-cell>
              <table:table-cell office:value-type="float" office:value="7.60291287157455">
                <text:p>7.6029128715745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.03763222694397">
                <text:p>1.03763222694397</text:p>
              </table:table-cell>
              <table:table-cell office:value-type="float" office:value="7.48771049584617">
                <text:p>7.48771049584617</text:p>
              </table:table-cell>
              <table:table-cell office:value-type="float" office:value="0.900557551136155">
                <text:p>0.900557551136155</text:p>
              </table:table-cell>
              <table:table-cell office:value-type="float" office:value="7.60252346825121">
                <text:p>7.6025234682512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.45737791061401">
                <text:p>1.45737791061401</text:p>
              </table:table-cell>
              <table:table-cell office:value-type="float" office:value="7.4875761458926">
                <text:p>7.4875761458926</text:p>
              </table:table-cell>
              <table:table-cell office:value-type="float" office:value="0.875321103840588">
                <text:p>0.875321103840588</text:p>
              </table:table-cell>
              <table:table-cell office:value-type="float" office:value="7.60114439789436">
                <text:p>7.6011443978943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10995125770569">
                <text:p>1.10995125770569</text:p>
              </table:table-cell>
              <table:table-cell office:value-type="float" office:value="7.48371951025456">
                <text:p>7.48371951025456</text:p>
              </table:table-cell>
              <table:table-cell office:value-type="float" office:value="3.49988873808232">
                <text:p>3.49988873808232</text:p>
              </table:table-cell>
              <table:table-cell office:value-type="float" office:value="7.60167231905244">
                <text:p>7.601672319052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793948292732239">
                <text:p>0.793948292732239</text:p>
              </table:table-cell>
              <table:table-cell office:value-type="float" office:value="7.48267120166676">
                <text:p>7.48267120166676</text:p>
              </table:table-cell>
              <table:table-cell office:value-type="float" office:value="0.922091419762161">
                <text:p>0.922091419762161</text:p>
              </table:table-cell>
              <table:table-cell office:value-type="float" office:value="7.60032524272165">
                <text:p>7.6003252427216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931392431259155">
                <text:p>0.931392431259155</text:p>
              </table:table-cell>
              <table:table-cell office:value-type="float" office:value="7.48209565062922">
                <text:p>7.48209565062922</text:p>
              </table:table-cell>
              <table:table-cell office:value-type="float" office:value="1.20649086423906">
                <text:p>1.20649086423906</text:p>
              </table:table-cell>
              <table:table-cell office:value-type="float" office:value="7.6001905382258">
                <text:p>7.600190538225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.53449249267578">
                <text:p>1.53449249267578</text:p>
              </table:table-cell>
              <table:table-cell office:value-type="float" office:value="7.48138790046594">
                <text:p>7.48138790046594</text:p>
              </table:table-cell>
              <table:table-cell office:value-type="float" office:value="1.28318606805074">
                <text:p>1.28318606805074</text:p>
              </table:table-cell>
              <table:table-cell office:value-type="float" office:value="7.59936347121747">
                <text:p>7.5993634712174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.71853482723236">
                <text:p>1.71853482723236</text:p>
              </table:table-cell>
              <table:table-cell office:value-type="float" office:value="7.48088050708234">
                <text:p>7.48088050708234</text:p>
              </table:table-cell>
              <table:table-cell office:value-type="float" office:value="0.77891564324041">
                <text:p>0.77891564324041</text:p>
              </table:table-cell>
              <table:table-cell office:value-type="float" office:value="7.59869360208281">
                <text:p>7.5986936020828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.13232350349426">
                <text:p>1.13232350349426</text:p>
              </table:table-cell>
              <table:table-cell office:value-type="float" office:value="7.47908171811739">
                <text:p>7.47908171811739</text:p>
              </table:table-cell>
              <table:table-cell office:value-type="float" office:value="0.974217539195561">
                <text:p>0.974217539195561</text:p>
              </table:table-cell>
              <table:table-cell office:value-type="float" office:value="7.59670697756011">
                <text:p>7.596706977560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833132803440094">
                <text:p>0.833132803440094</text:p>
              </table:table-cell>
              <table:table-cell office:value-type="float" office:value="7.47851405557648">
                <text:p>7.47851405557648</text:p>
              </table:table-cell>
              <table:table-cell office:value-type="float" office:value="0.524884425303664">
                <text:p>0.524884425303664</text:p>
              </table:table-cell>
              <table:table-cell office:value-type="float" office:value="7.59539047549031">
                <text:p>7.5953904754903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.16247320175171">
                <text:p>1.16247320175171</text:p>
              </table:table-cell>
              <table:table-cell office:value-type="float" office:value="7.47858239464942">
                <text:p>7.47858239464942</text:p>
              </table:table-cell>
              <table:table-cell office:value-type="float" office:value="0.815200260359334">
                <text:p>0.815200260359334</text:p>
              </table:table-cell>
              <table:table-cell office:value-type="float" office:value="7.59302878579372">
                <text:p>7.593028785793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0935024023056">
                <text:p>1.0935024023056</text:p>
              </table:table-cell>
              <table:table-cell office:value-type="float" office:value="7.47860123497507">
                <text:p>7.47860123497507</text:p>
              </table:table-cell>
              <table:table-cell office:value-type="float" office:value="0.981953053369031">
                <text:p>0.981953053369031</text:p>
              </table:table-cell>
              <table:table-cell office:value-type="float" office:value="7.59237766495378">
                <text:p>7.5923776649537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870692193508148">
                <text:p>0.870692193508148</text:p>
              </table:table-cell>
              <table:table-cell office:value-type="float" office:value="7.4776492573429">
                <text:p>7.4776492573429</text:p>
              </table:table-cell>
              <table:table-cell office:value-type="float" office:value="0.813652204465675">
                <text:p>0.813652204465675</text:p>
              </table:table-cell>
              <table:table-cell office:value-type="float" office:value="7.59087187783824">
                <text:p>7.590871877838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971206426620483">
                <text:p>0.971206426620483</text:p>
              </table:table-cell>
              <table:table-cell office:value-type="float" office:value="7.47733747569614">
                <text:p>7.47733747569614</text:p>
              </table:table-cell>
              <table:table-cell office:value-type="float" office:value="0.87672149100504">
                <text:p>0.87672149100504</text:p>
              </table:table-cell>
              <table:table-cell office:value-type="float" office:value="7.59071978947082">
                <text:p>7.5907197894708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.06164753437042">
                <text:p>1.06164753437042</text:p>
              </table:table-cell>
              <table:table-cell office:value-type="float" office:value="7.47670193477107">
                <text:p>7.47670193477107</text:p>
              </table:table-cell>
              <table:table-cell office:value-type="float" office:value="0.863112861779074">
                <text:p>0.863112861779074</text:p>
              </table:table-cell>
              <table:table-cell office:value-type="float" office:value="7.59057087268486">
                <text:p>7.5905708726848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.04021108150482">
                <text:p>1.04021108150482</text:p>
              </table:table-cell>
              <table:table-cell office:value-type="float" office:value="7.47612256749916">
                <text:p>7.47612256749916</text:p>
              </table:table-cell>
              <table:table-cell office:value-type="float" office:value="0.787089287485867">
                <text:p>0.787089287485867</text:p>
              </table:table-cell>
              <table:table-cell office:value-type="float" office:value="7.59024564649255">
                <text:p>7.590245646492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.14545512199402">
                <text:p>1.14545512199402</text:p>
              </table:table-cell>
              <table:table-cell office:value-type="float" office:value="7.47500576088324">
                <text:p>7.47500576088324</text:p>
              </table:table-cell>
              <table:table-cell office:value-type="float" office:value="0.870591216263144">
                <text:p>0.870591216263144</text:p>
              </table:table-cell>
              <table:table-cell office:value-type="float" office:value="7.59010004553793">
                <text:p>7.5901000455379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.14405739307404">
                <text:p>1.14405739307404</text:p>
              </table:table-cell>
              <table:table-cell office:value-type="float" office:value="7.47443164455189">
                <text:p>7.47443164455189</text:p>
              </table:table-cell>
              <table:table-cell office:value-type="float" office:value="1.03432419761315">
                <text:p>1.03432419761315</text:p>
              </table:table-cell>
              <table:table-cell office:value-type="float" office:value="7.58987201451698">
                <text:p>7.5898720145169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12942457199097">
                <text:p>1.12942457199097</text:p>
              </table:table-cell>
              <table:table-cell office:value-type="float" office:value="7.47361310884392">
                <text:p>7.47361310884392</text:p>
              </table:table-cell>
              <table:table-cell office:value-type="float" office:value="0.956093571480139">
                <text:p>0.956093571480139</text:p>
              </table:table-cell>
              <table:table-cell office:value-type="float" office:value="7.58964054858904">
                <text:p>7.58964054858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